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228in"/>
    </style:style>
    <style:style style:name="co2" style:family="table-column">
      <style:table-column-properties fo:break-before="auto" style:column-width="0.1945in"/>
    </style:style>
    <style:style style:name="co3" style:family="table-column">
      <style:table-column-properties fo:break-before="auto" style:column-width="0.2752in"/>
    </style:style>
    <style:style style:name="co4" style:family="table-column">
      <style:table-column-properties fo:break-before="auto" style:column-width="0.7929in"/>
    </style:style>
    <style:style style:name="co5" style:family="table-column">
      <style:table-column-properties fo:break-before="auto" style:column-width="0.8736in"/>
    </style:style>
    <style:style style:name="co6" style:family="table-column">
      <style:table-column-properties fo:break-before="auto" style:column-width="0.5516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2764in"/>
    </style:style>
    <style:style style:name="co9" style:family="table-column">
      <style:table-column-properties fo:break-before="auto" style:column-width="0.4902in"/>
    </style:style>
    <style:style style:name="co10" style:family="table-column">
      <style:table-column-properties fo:break-before="auto" style:column-width="0.4083in"/>
    </style:style>
    <style:style style:name="co11" style:family="table-column">
      <style:table-column-properties fo:break-before="auto" style:column-width="0.6063in"/>
    </style:style>
    <style:style style:name="co12" style:family="table-column">
      <style:table-column-properties fo:break-before="auto" style:column-width="0.2429in"/>
    </style:style>
    <style:style style:name="co13" style:family="table-column">
      <style:table-column-properties fo:break-before="auto" style:column-width="0.1602in"/>
    </style:style>
    <style:style style:name="co14" style:family="table-column">
      <style:table-column-properties fo:break-before="auto" style:column-width="0.1937in"/>
    </style:style>
    <style:style style:name="co15" style:family="table-column">
      <style:table-column-properties fo:break-before="auto" style:column-width="0.4409in"/>
    </style:style>
    <style:style style:name="co16" style:family="table-column">
      <style:table-column-properties fo:break-before="auto" style:column-width="0.57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1" style:family="table-cell" style:parent-style-name="Default">
      <style:table-cell-properties fo:background-color="transparent"/>
    </style:style>
    <style:style style:name="ce25" style:family="table-cell" style:parent-style-name="Default" style:data-style-name="N100">
      <style:table-cell-properties fo:background-color="transparent"/>
    </style:style>
    <style:style style:name="ce8" style:family="table-cell" style:parent-style-name="Default" style:data-style-name="N0">
      <style:table-cell-properties fo:background-color="transparent"/>
    </style:style>
    <style:style style:name="ce9" style:family="table-cell" style:parent-style-name="Default" style:data-style-name="N124">
      <style:table-cell-properties fo:background-color="transparent"/>
    </style:style>
    <style:style style:name="ce10" style:family="table-cell" style:parent-style-name="Default" style:data-style-name="N135">
      <style:table-cell-properties fo:background-color="transparent"/>
    </style:style>
    <style:style style:name="ce15" style:family="table-cell" style:parent-style-name="Default" style:data-style-name="N137">
      <style:table-cell-properties fo:background-color="transparent"/>
    </style:style>
    <style:style style:name="ce29" style:family="table-cell" style:parent-style-name="Default" style:data-style-name="N136">
      <style:table-cell-properties fo:background-color="transparent"/>
    </style:style>
    <style:style style:name="ce30" style:family="table-cell" style:parent-style-name="Default" style:data-style-name="N4">
      <style:table-cell-properties fo:background-color="transparent"/>
    </style:style>
    <style:style style:name="ce35" style:family="table-cell" style:parent-style-name="Default" style:data-style-name="N131">
      <style:table-cell-properties fo:background-color="transparent"/>
    </style:style>
    <style:style style:name="ce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39" style:family="table-cell" style:parent-style-name="Default">
      <style:table-cell-properties fo:background-color="#f6f9d4"/>
    </style:style>
    <style:style style:name="ce40" style:family="table-cell" style:parent-style-name="Default">
      <style:table-cell-properties fo:background-color="#f7d1d5"/>
    </style:style>
    <style:style style:name="ce41" style:family="table-cell" style:parent-style-name="Default">
      <style:table-cell-properties fo:background-color="#b3cac7"/>
    </style:style>
    <style:style style:name="ce46" style:family="table-cell" style:parent-style-name="Default">
      <style:table-cell-properties fo:background-color="#e0c2cd"/>
    </style:style>
    <style:style style:name="ce43" style:family="table-cell" style:parent-style-name="Default">
      <style:table-cell-properties fo:background-color="#ffffa6"/>
    </style:style>
    <style:style style:name="ce44" style:family="table-cell" style:parent-style-name="Default" style:data-style-name="N123">
      <style:table-cell-properties fo:background-color="transparent"/>
    </style:style>
    <style:style style:name="ce49" style:family="table-cell" style:parent-style-name="Default" style:data-style-name="N1">
      <style:table-cell-properties fo:background-color="transparent"/>
    </style:style>
    <style:style style:name="ce50" style:family="table-cell" style:parent-style-name="Default">
      <style:table-cell-properties fo:background-color="#81d41a"/>
    </style:style>
    <style:style style:name="ce26" style:family="table-cell" style:parent-style-name="Default" style:data-style-name="N100"/>
    <style:style style:name="ce27" style:family="table-cell" style:parent-style-name="Default">
      <style:table-cell-properties fo:background-color="#ffff00"/>
    </style:style>
    <style:style style:name="ce28" style:family="table-cell" style:parent-style-name="Default">
      <style:table-cell-properties fo:background-color="#ffd8ce"/>
    </style:style>
    <style:style style:name="ce31" style:family="table-cell" style:parent-style-name="Default">
      <style:table-cell-properties fo:background-color="#bf819e"/>
    </style:style>
    <style:style style:name="ce32" style:family="table-cell" style:parent-style-name="Default">
      <style:table-cell-properties fo:background-color="#b4c7dc"/>
    </style:style>
    <style:style style:name="ce33" style:family="table-cell" style:parent-style-name="Default" style:data-style-name="N2"/>
    <style:style style:name="ce34" style:family="table-cell" style:parent-style-name="Default" style:data-style-name="N122"/>
  </office:automatic-styles>
  <office:body>
    <office:spreadsheet>
      <table:calculation-settings table:automatic-find-labels="false" table:use-regular-expressions="false" table:use-wildcards="true"/>
      <table:table table:name="5-6-4" table:style-name="ta1">
        <table:table-column table:style-name="co1" table:default-cell-style-name="ce11"/>
        <table:table-column table:style-name="co2" table:number-columns-repeated="2" table:default-cell-style-name="ce11"/>
        <table:table-column table:style-name="co3" table:default-cell-style-name="ce11"/>
        <table:table-column table:style-name="co2" table:number-columns-repeated="2" table:default-cell-style-name="ce11"/>
        <table:table-column table:style-name="co3" table:number-columns-repeated="2" table:default-cell-style-name="ce11"/>
        <table:table-column table:style-name="co4" table:default-cell-style-name="ce11"/>
        <table:table-column table:style-name="co5" table:number-columns-repeated="10" table:default-cell-style-name="ce11"/>
        <table:table-column table:style-name="co4" table:number-columns-repeated="2" table:default-cell-style-name="ce11"/>
        <table:table-column table:style-name="co5" table:default-cell-style-name="ce11"/>
        <table:table-column table:style-name="co4" table:default-cell-style-name="ce11"/>
        <table:table-column table:style-name="co5" table:default-cell-style-name="ce11"/>
        <table:table-column table:style-name="co4" table:number-columns-repeated="2" table:default-cell-style-name="ce11"/>
        <table:table-column table:style-name="co5" table:number-columns-repeated="4" table:default-cell-style-name="ce11"/>
        <table:table-column table:style-name="co4" table:number-columns-repeated="2" table:default-cell-style-name="ce11"/>
        <table:table-column table:style-name="co6" table:number-columns-repeated="2" table:default-cell-style-name="ce11"/>
        <table:table-column table:style-name="co7" table:number-columns-repeated="990" table:default-cell-style-name="ce11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table:style-name="ce39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5" calcext:value-type="float">
            <text:p>15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1" calcext:value-type="float">
            <text:p>21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990"/>
        </table:table-row>
        <table:table-row table:style-name="ro1">
          <table:table-cell table:number-columns-repeated="7"/>
          <table:table-cell table:style-name="ce3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.26736" calcext:value-type="float">
            <text:p>1.26736</text:p>
          </table:table-cell>
          <table:table-cell office:value-type="float" office:value="3.61062" calcext:value-type="float">
            <text:p>3.61062</text:p>
          </table:table-cell>
          <table:table-cell office:value-type="float" office:value="3.4749" calcext:value-type="float">
            <text:p>3.4749</text:p>
          </table:table-cell>
          <table:table-cell office:value-type="float" office:value="3.76119" calcext:value-type="float">
            <text:p>3.76119</text:p>
          </table:table-cell>
          <table:table-cell office:value-type="float" office:value="3.14066" calcext:value-type="float">
            <text:p>3.14066</text:p>
          </table:table-cell>
          <table:table-cell office:value-type="float" office:value="2.61635" calcext:value-type="float">
            <text:p>2.61635</text:p>
          </table:table-cell>
          <table:table-cell office:value-type="float" office:value="3.54321" calcext:value-type="float">
            <text:p>3.54321</text:p>
          </table:table-cell>
          <table:table-cell office:value-type="float" office:value="3.47823" calcext:value-type="float">
            <text:p>3.47823</text:p>
          </table:table-cell>
          <table:table-cell office:value-type="float" office:value="2.19998" calcext:value-type="float">
            <text:p>2.19998</text:p>
          </table:table-cell>
          <table:table-cell office:value-type="float" office:value="1.59977" calcext:value-type="float">
            <text:p>1.59977</text:p>
          </table:table-cell>
          <table:table-cell office:value-type="float" office:value="6.60548" calcext:value-type="float">
            <text:p>6.60548</text:p>
          </table:table-cell>
          <table:table-cell office:value-type="float" office:value="0.78818" calcext:value-type="float">
            <text:p>0.78818</text:p>
          </table:table-cell>
          <table:table-cell office:value-type="float" office:value="1.63141" calcext:value-type="float">
            <text:p>1.63141</text:p>
          </table:table-cell>
          <table:table-cell office:value-type="float" office:value="4.54043" calcext:value-type="float">
            <text:p>4.54043</text:p>
          </table:table-cell>
          <table:table-cell office:value-type="float" office:value="2.10526" calcext:value-type="float">
            <text:p>2.10526</text:p>
          </table:table-cell>
          <table:table-cell office:value-type="float" office:value="5.95972" calcext:value-type="float">
            <text:p>5.95972</text:p>
          </table:table-cell>
          <table:table-cell office:value-type="float" office:value="5.60268" calcext:value-type="float">
            <text:p>5.60268</text:p>
          </table:table-cell>
          <table:table-cell office:value-type="float" office:value="2.00402" calcext:value-type="float">
            <text:p>2.00402</text:p>
          </table:table-cell>
          <table:table-cell office:value-type="float" office:value="1.34783" calcext:value-type="float">
            <text:p>1.34783</text:p>
          </table:table-cell>
          <table:table-cell office:value-type="float" office:value="3.44702" calcext:value-type="float">
            <text:p>3.44702</text:p>
          </table:table-cell>
          <table:table-cell office:value-type="float" office:value="3.81226" calcext:value-type="float">
            <text:p>3.81226</text:p>
          </table:table-cell>
          <table:table-cell table:number-columns-repeated="2" office:value-type="float" office:value="2.71682" calcext:value-type="float">
            <text:p>2.7168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style-name="ce25"/>
          <table:table-cell table:number-columns-repeated="6"/>
          <table:table-cell table:style-name="ce39" office:value-type="float" office:value="1" calcext:value-type="float">
            <text:p>1</text:p>
          </table:table-cell>
          <table:table-cell office:value-type="float" office:value="1.26736" calcext:value-type="float">
            <text:p>1.26736</text:p>
          </table:table-cell>
          <table:table-cell office:value-type="float" office:value="0" calcext:value-type="float">
            <text:p>0</text:p>
          </table:table-cell>
          <table:table-cell office:value-type="float" office:value="2.6515" calcext:value-type="float">
            <text:p>2.6515</text:p>
          </table:table-cell>
          <table:table-cell office:value-type="float" office:value="3.04191" calcext:value-type="float">
            <text:p>3.04191</text:p>
          </table:table-cell>
          <table:table-cell office:value-type="float" office:value="2.65532" calcext:value-type="float">
            <text:p>2.65532</text:p>
          </table:table-cell>
          <table:table-cell office:value-type="float" office:value="3.27185" calcext:value-type="float">
            <text:p>3.27185</text:p>
          </table:table-cell>
          <table:table-cell office:value-type="float" office:value="1.3575" calcext:value-type="float">
            <text:p>1.3575</text:p>
          </table:table-cell>
          <table:table-cell office:value-type="float" office:value="2.64032" calcext:value-type="float">
            <text:p>2.64032</text:p>
          </table:table-cell>
          <table:table-cell office:value-type="float" office:value="3.04119" calcext:value-type="float">
            <text:p>3.04119</text:p>
          </table:table-cell>
          <table:table-cell office:value-type="float" office:value="1.13935" calcext:value-type="float">
            <text:p>1.13935</text:p>
          </table:table-cell>
          <table:table-cell office:value-type="float" office:value="0.747902" calcext:value-type="float">
            <text:p>0.747902</text:p>
          </table:table-cell>
          <table:table-cell office:value-type="float" office:value="6.58419" calcext:value-type="float">
            <text:p>6.58419</text:p>
          </table:table-cell>
          <table:table-cell office:value-type="float" office:value="1.41651" calcext:value-type="float">
            <text:p>1.41651</text:p>
          </table:table-cell>
          <table:table-cell office:value-type="float" office:value="0.414281" calcext:value-type="float">
            <text:p>0.414281</text:p>
          </table:table-cell>
          <table:table-cell office:value-type="float" office:value="4.42799" calcext:value-type="float">
            <text:p>4.42799</text:p>
          </table:table-cell>
          <table:table-cell office:value-type="float" office:value="0.84203" calcext:value-type="float">
            <text:p>0.84203</text:p>
          </table:table-cell>
          <table:table-cell office:value-type="float" office:value="5.68524" calcext:value-type="float">
            <text:p>5.68524</text:p>
          </table:table-cell>
          <table:table-cell office:value-type="float" office:value="5.76702" calcext:value-type="float">
            <text:p>5.76702</text:p>
          </table:table-cell>
          <table:table-cell office:value-type="float" office:value="0.746077" calcext:value-type="float">
            <text:p>0.746077</text:p>
          </table:table-cell>
          <table:table-cell office:value-type="float" office:value="0.281752" calcext:value-type="float">
            <text:p>0.281752</text:p>
          </table:table-cell>
          <table:table-cell office:value-type="float" office:value="3.47446" calcext:value-type="float">
            <text:p>3.47446</text:p>
          </table:table-cell>
          <table:table-cell office:value-type="float" office:value="2.59651" calcext:value-type="float">
            <text:p>2.59651</text:p>
          </table:table-cell>
          <table:table-cell table:number-columns-repeated="2" office:value-type="float" office:value="3.96612" calcext:value-type="float">
            <text:p>3.966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style-name="ce25"/>
          <table:table-cell table:number-columns-repeated="6"/>
          <table:table-cell table:style-name="ce39" office:value-type="float" office:value="2" calcext:value-type="float">
            <text:p>2</text:p>
          </table:table-cell>
          <table:table-cell office:value-type="float" office:value="3.61062" calcext:value-type="float">
            <text:p>3.61062</text:p>
          </table:table-cell>
          <table:table-cell office:value-type="float" office:value="2.6515" calcext:value-type="float">
            <text:p>2.6515</text:p>
          </table:table-cell>
          <table:table-cell office:value-type="float" office:value="0" calcext:value-type="float">
            <text:p>0</text:p>
          </table:table-cell>
          <table:table-cell office:value-type="float" office:value="1.60544" calcext:value-type="float">
            <text:p>1.60544</text:p>
          </table:table-cell>
          <table:table-cell office:value-type="float" office:value="0.635474" calcext:value-type="float">
            <text:p>0.635474</text:p>
          </table:table-cell>
          <table:table-cell office:value-type="float" office:value="2.92508" calcext:value-type="float">
            <text:p>2.92508</text:p>
          </table:table-cell>
          <table:table-cell office:value-type="float" office:value="1.82971" calcext:value-type="float">
            <text:p>1.82971</text:p>
          </table:table-cell>
          <table:table-cell office:value-type="float" office:value="0.205143" calcext:value-type="float">
            <text:p>0.205143</text:p>
          </table:table-cell>
          <table:table-cell office:value-type="float" office:value="1.59541" calcext:value-type="float">
            <text:p>1.59541</text:p>
          </table:table-cell>
          <table:table-cell office:value-type="float" office:value="1.51258" calcext:value-type="float">
            <text:p>1.51258</text:p>
          </table:table-cell>
          <table:table-cell office:value-type="float" office:value="2.02925" calcext:value-type="float">
            <text:p>2.02925</text:p>
          </table:table-cell>
          <table:table-cell office:value-type="float" office:value="5.08794" calcext:value-type="float">
            <text:p>5.08794</text:p>
          </table:table-cell>
          <table:table-cell office:value-type="float" office:value="3.16134" calcext:value-type="float">
            <text:p>3.16134</text:p>
          </table:table-cell>
          <table:table-cell office:value-type="float" office:value="2.62467" calcext:value-type="float">
            <text:p>2.62467</text:p>
          </table:table-cell>
          <table:table-cell office:value-type="float" office:value="3.11951" calcext:value-type="float">
            <text:p>3.11951</text:p>
          </table:table-cell>
          <table:table-cell office:value-type="float" office:value="2.09986" calcext:value-type="float">
            <text:p>2.09986</text:p>
          </table:table-cell>
          <table:table-cell office:value-type="float" office:value="3.81099" calcext:value-type="float">
            <text:p>3.81099</text:p>
          </table:table-cell>
          <table:table-cell office:value-type="float" office:value="4.75318" calcext:value-type="float">
            <text:p>4.75318</text:p>
          </table:table-cell>
          <table:table-cell office:value-type="float" office:value="2.37577" calcext:value-type="float">
            <text:p>2.37577</text:p>
          </table:table-cell>
          <table:table-cell office:value-type="float" office:value="2.41248" calcext:value-type="float">
            <text:p>2.41248</text:p>
          </table:table-cell>
          <table:table-cell office:value-type="float" office:value="2.81555" calcext:value-type="float">
            <text:p>2.81555</text:p>
          </table:table-cell>
          <table:table-cell office:value-type="float" office:value="1.32052" calcext:value-type="float">
            <text:p>1.32052</text:p>
          </table:table-cell>
          <table:table-cell table:number-columns-repeated="2" office:value-type="float" office:value="5.84665" calcext:value-type="float">
            <text:p>5.846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style-name="ce25"/>
          <table:table-cell table:number-columns-repeated="6"/>
          <table:table-cell table:style-name="ce39" office:value-type="float" office:value="3" calcext:value-type="float">
            <text:p>3</text:p>
          </table:table-cell>
          <table:table-cell office:value-type="float" office:value="3.4749" calcext:value-type="float">
            <text:p>3.4749</text:p>
          </table:table-cell>
          <table:table-cell office:value-type="float" office:value="3.04191" calcext:value-type="float">
            <text:p>3.04191</text:p>
          </table:table-cell>
          <table:table-cell office:value-type="float" office:value="1.60544" calcext:value-type="float">
            <text:p>1.60544</text:p>
          </table:table-cell>
          <table:table-cell office:value-type="float" office:value="0" calcext:value-type="float">
            <text:p>0</text:p>
          </table:table-cell>
          <table:table-cell office:value-type="float" office:value="2.23539" calcext:value-type="float">
            <text:p>2.23539</text:p>
          </table:table-cell>
          <table:table-cell office:value-type="float" office:value="1.45027" calcext:value-type="float">
            <text:p>1.45027</text:p>
          </table:table-cell>
          <table:table-cell office:value-type="float" office:value="2.91574" calcext:value-type="float">
            <text:p>2.91574</text:p>
          </table:table-cell>
          <table:table-cell office:value-type="float" office:value="1.40061" calcext:value-type="float">
            <text:p>1.40061</text:p>
          </table:table-cell>
          <table:table-cell office:value-type="float" office:value="0.0111325" calcext:value-type="float">
            <text:p>0.0111325</text:p>
          </table:table-cell>
          <table:table-cell office:value-type="float" office:value="2.17692" calcext:value-type="float">
            <text:p>2.17692</text:p>
          </table:table-cell>
          <table:table-cell office:value-type="float" office:value="2.29529" calcext:value-type="float">
            <text:p>2.29529</text:p>
          </table:table-cell>
          <table:table-cell office:value-type="float" office:value="3.69798" calcext:value-type="float">
            <text:p>3.69798</text:p>
          </table:table-cell>
          <table:table-cell office:value-type="float" office:value="2.77227" calcext:value-type="float">
            <text:p>2.77227</text:p>
          </table:table-cell>
          <table:table-cell office:value-type="float" office:value="3.23033" calcext:value-type="float">
            <text:p>3.23033</text:p>
          </table:table-cell>
          <table:table-cell office:value-type="float" office:value="1.58809" calcext:value-type="float">
            <text:p>1.58809</text:p>
          </table:table-cell>
          <table:table-cell office:value-type="float" office:value="2.91818" calcext:value-type="float">
            <text:p>2.91818</text:p>
          </table:table-cell>
          <table:table-cell office:value-type="float" office:value="2.65077" calcext:value-type="float">
            <text:p>2.65077</text:p>
          </table:table-cell>
          <table:table-cell office:value-type="float" office:value="3.18946" calcext:value-type="float">
            <text:p>3.18946</text:p>
          </table:table-cell>
          <table:table-cell office:value-type="float" office:value="3.16245" calcext:value-type="float">
            <text:p>3.16245</text:p>
          </table:table-cell>
          <table:table-cell office:value-type="float" office:value="2.76026" calcext:value-type="float">
            <text:p>2.76026</text:p>
          </table:table-cell>
          <table:table-cell office:value-type="float" office:value="1.2529" calcext:value-type="float">
            <text:p>1.2529</text:p>
          </table:table-cell>
          <table:table-cell office:value-type="float" office:value="2.88513" calcext:value-type="float">
            <text:p>2.88513</text:p>
          </table:table-cell>
          <table:table-cell table:number-columns-repeated="2" office:value-type="float" office:value="5.04326" calcext:value-type="float">
            <text:p>5.043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style-name="ce25"/>
          <table:table-cell table:number-columns-repeated="4"/>
          <table:table-cell table:style-name="Default"/>
          <table:table-cell/>
          <table:table-cell table:style-name="ce39" office:value-type="float" office:value="4" calcext:value-type="float">
            <text:p>4</text:p>
          </table:table-cell>
          <table:table-cell office:value-type="float" office:value="3.76119" calcext:value-type="float">
            <text:p>3.76119</text:p>
          </table:table-cell>
          <table:table-cell office:value-type="float" office:value="2.65532" calcext:value-type="float">
            <text:p>2.65532</text:p>
          </table:table-cell>
          <table:table-cell office:value-type="float" office:value="0.635474" calcext:value-type="float">
            <text:p>0.635474</text:p>
          </table:table-cell>
          <table:table-cell office:value-type="float" office:value="2.23539" calcext:value-type="float">
            <text:p>2.23539</text:p>
          </table:table-cell>
          <table:table-cell office:value-type="float" office:value="0" calcext:value-type="float">
            <text:p>0</text:p>
          </table:table-cell>
          <table:table-cell office:value-type="float" office:value="3.51178" calcext:value-type="float">
            <text:p>3.51178</text:p>
          </table:table-cell>
          <table:table-cell office:value-type="float" office:value="1.55567" calcext:value-type="float">
            <text:p>1.55567</text:p>
          </table:table-cell>
          <table:table-cell office:value-type="float" office:value="0.837291" calcext:value-type="float">
            <text:p>0.837291</text:p>
          </table:table-cell>
          <table:table-cell office:value-type="float" office:value="2.22559" calcext:value-type="float">
            <text:p>2.22559</text:p>
          </table:table-cell>
          <table:table-cell office:value-type="float" office:value="1.56303" calcext:value-type="float">
            <text:p>1.56303</text:p>
          </table:table-cell>
          <table:table-cell office:value-type="float" office:value="2.1655" calcext:value-type="float">
            <text:p>2.1655</text:p>
          </table:table-cell>
          <table:table-cell office:value-type="float" office:value="5.7009" calcext:value-type="float">
            <text:p>5.7009</text:p>
          </table:table-cell>
          <table:table-cell office:value-type="float" office:value="3.42962" calcext:value-type="float">
            <text:p>3.42962</text:p>
          </table:table-cell>
          <table:table-cell office:value-type="float" office:value="2.52982" calcext:value-type="float">
            <text:p>2.52982</text:p>
          </table:table-cell>
          <table:table-cell office:value-type="float" office:value="3.75407" calcext:value-type="float">
            <text:p>3.75407</text:p>
          </table:table-cell>
          <table:table-cell office:value-type="float" office:value="1.95248" calcext:value-type="float">
            <text:p>1.95248</text:p>
          </table:table-cell>
          <table:table-cell office:value-type="float" office:value="4.39242" calcext:value-type="float">
            <text:p>4.39242</text:p>
          </table:table-cell>
          <table:table-cell office:value-type="float" office:value="5.38839" calcext:value-type="float">
            <text:p>5.38839</text:p>
          </table:table-cell>
          <table:table-cell office:value-type="float" office:value="2.2129" calcext:value-type="float">
            <text:p>2.2129</text:p>
          </table:table-cell>
          <table:table-cell office:value-type="float" office:value="2.46072" calcext:value-type="float">
            <text:p>2.46072</text:p>
          </table:table-cell>
          <table:table-cell office:value-type="float" office:value="3.42645" calcext:value-type="float">
            <text:p>3.42645</text:p>
          </table:table-cell>
          <table:table-cell office:value-type="float" office:value="0.704648" calcext:value-type="float">
            <text:p>0.704648</text:p>
          </table:table-cell>
          <table:table-cell table:number-columns-repeated="2" office:value-type="float" office:value="6.17228" calcext:value-type="float">
            <text:p>6.172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style-name="ce25"/>
          <table:table-cell table:number-columns-repeated="4"/>
          <table:table-cell table:style-name="Default"/>
          <table:table-cell/>
          <table:table-cell table:style-name="ce40" office:value-type="float" office:value="5" calcext:value-type="float">
            <text:p>5</text:p>
          </table:table-cell>
          <table:table-cell office:value-type="float" office:value="3.14066" calcext:value-type="float">
            <text:p>3.14066</text:p>
          </table:table-cell>
          <table:table-cell office:value-type="float" office:value="3.27185" calcext:value-type="float">
            <text:p>3.27185</text:p>
          </table:table-cell>
          <table:table-cell office:value-type="float" office:value="2.92508" calcext:value-type="float">
            <text:p>2.92508</text:p>
          </table:table-cell>
          <table:table-cell office:value-type="float" office:value="1.45027" calcext:value-type="float">
            <text:p>1.45027</text:p>
          </table:table-cell>
          <table:table-cell office:value-type="float" office:value="3.51178" calcext:value-type="float">
            <text:p>3.51178</text:p>
          </table:table-cell>
          <table:table-cell office:value-type="float" office:value="0" calcext:value-type="float">
            <text:p>0</text:p>
          </table:table-cell>
          <table:table-cell office:value-type="float" office:value="3.71114" calcext:value-type="float">
            <text:p>3.71114</text:p>
          </table:table-cell>
          <table:table-cell office:value-type="float" office:value="2.72559" calcext:value-type="float">
            <text:p>2.72559</text:p>
          </table:table-cell>
          <table:table-cell office:value-type="float" office:value="1.46129" calcext:value-type="float">
            <text:p>1.46129</text:p>
          </table:table-cell>
          <table:table-cell office:value-type="float" office:value="2.862" calcext:value-type="float">
            <text:p>2.862</text:p>
          </table:table-cell>
          <table:table-cell office:value-type="float" office:value="2.6439" calcext:value-type="float">
            <text:p>2.6439</text:p>
          </table:table-cell>
          <table:table-cell office:value-type="float" office:value="3.46565" calcext:value-type="float">
            <text:p>3.46565</text:p>
          </table:table-cell>
          <table:table-cell office:value-type="float" office:value="2.3526" calcext:value-type="float">
            <text:p>2.3526</text:p>
          </table:table-cell>
          <table:table-cell office:value-type="float" office:value="3.5985" calcext:value-type="float">
            <text:p>3.5985</text:p>
          </table:table-cell>
          <table:table-cell office:value-type="float" office:value="1.48695" calcext:value-type="float">
            <text:p>1.48695</text:p>
          </table:table-cell>
          <table:table-cell office:value-type="float" office:value="3.51498" calcext:value-type="float">
            <text:p>3.51498</text:p>
          </table:table-cell>
          <table:table-cell office:value-type="float" office:value="2.98494" calcext:value-type="float">
            <text:p>2.98494</text:p>
          </table:table-cell>
          <table:table-cell office:value-type="float" office:value="2.50855" calcext:value-type="float">
            <text:p>2.50855</text:p>
          </table:table-cell>
          <table:table-cell office:value-type="float" office:value="3.68814" calcext:value-type="float">
            <text:p>3.68814</text:p>
          </table:table-cell>
          <table:table-cell office:value-type="float" office:value="3.02532" calcext:value-type="float">
            <text:p>3.02532</text:p>
          </table:table-cell>
          <table:table-cell office:value-type="float" office:value="0.376589" calcext:value-type="float">
            <text:p>0.376589</text:p>
          </table:table-cell>
          <table:table-cell office:value-type="float" office:value="4.07572" calcext:value-type="float">
            <text:p>4.07572</text:p>
          </table:table-cell>
          <table:table-cell table:number-columns-repeated="2" office:value-type="float" office:value="3.92427" calcext:value-type="float">
            <text:p>3.924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style-name="ce25"/>
          <table:table-cell table:number-columns-repeated="6"/>
          <table:table-cell table:style-name="ce40" office:value-type="float" office:value="6" calcext:value-type="float">
            <text:p>6</text:p>
          </table:table-cell>
          <table:table-cell office:value-type="float" office:value="2.61635" calcext:value-type="float">
            <text:p>2.61635</text:p>
          </table:table-cell>
          <table:table-cell office:value-type="float" office:value="1.3575" calcext:value-type="float">
            <text:p>1.3575</text:p>
          </table:table-cell>
          <table:table-cell office:value-type="float" office:value="1.82971" calcext:value-type="float">
            <text:p>1.82971</text:p>
          </table:table-cell>
          <table:table-cell office:value-type="float" office:value="2.91574" calcext:value-type="float">
            <text:p>2.91574</text:p>
          </table:table-cell>
          <table:table-cell office:value-type="float" office:value="1.55567" calcext:value-type="float">
            <text:p>1.55567</text:p>
          </table:table-cell>
          <table:table-cell office:value-type="float" office:value="3.71114" calcext:value-type="float">
            <text:p>3.71114</text:p>
          </table:table-cell>
          <table:table-cell office:value-type="float" office:value="0" calcext:value-type="float">
            <text:p>0</text:p>
          </table:table-cell>
          <table:table-cell office:value-type="float" office:value="1.91936" calcext:value-type="float">
            <text:p>1.91936</text:p>
          </table:table-cell>
          <table:table-cell office:value-type="float" office:value="2.91018" calcext:value-type="float">
            <text:p>2.91018</text:p>
          </table:table-cell>
          <table:table-cell office:value-type="float" office:value="0.852038" calcext:value-type="float">
            <text:p>0.852038</text:p>
          </table:table-cell>
          <table:table-cell office:value-type="float" office:value="1.29113" calcext:value-type="float">
            <text:p>1.29113</text:p>
          </table:table-cell>
          <table:table-cell office:value-type="float" office:value="6.61321" calcext:value-type="float">
            <text:p>6.61321</text:p>
          </table:table-cell>
          <table:table-cell office:value-type="float" office:value="2.58273" calcext:value-type="float">
            <text:p>2.58273</text:p>
          </table:table-cell>
          <table:table-cell office:value-type="float" office:value="1.08525" calcext:value-type="float">
            <text:p>1.08525</text:p>
          </table:table-cell>
          <table:table-cell office:value-type="float" office:value="4.48936" calcext:value-type="float">
            <text:p>4.48936</text:p>
          </table:table-cell>
          <table:table-cell office:value-type="float" office:value="0.516698" calcext:value-type="float">
            <text:p>0.516698</text:p>
          </table:table-cell>
          <table:table-cell office:value-type="float" office:value="5.47909" calcext:value-type="float">
            <text:p>5.47909</text:p>
          </table:table-cell>
          <table:table-cell office:value-type="float" office:value="6.02767" calcext:value-type="float">
            <text:p>6.02767</text:p>
          </table:table-cell>
          <table:table-cell office:value-type="float" office:value="0.710571" calcext:value-type="float">
            <text:p>0.710571</text:p>
          </table:table-cell>
          <table:table-cell office:value-type="float" office:value="1.28954" calcext:value-type="float">
            <text:p>1.28954</text:p>
          </table:table-cell>
          <table:table-cell office:value-type="float" office:value="3.78561" calcext:value-type="float">
            <text:p>3.78561</text:p>
          </table:table-cell>
          <table:table-cell office:value-type="float" office:value="1.28791" calcext:value-type="float">
            <text:p>1.28791</text:p>
          </table:table-cell>
          <table:table-cell table:number-columns-repeated="2" office:value-type="float" office:value="5.27799" calcext:value-type="float">
            <text:p>5.277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style-name="ce25"/>
          <table:table-cell table:number-columns-repeated="6"/>
          <table:table-cell table:style-name="ce40" office:value-type="float" office:value="7" calcext:value-type="float">
            <text:p>7</text:p>
          </table:table-cell>
          <table:table-cell office:value-type="float" office:value="3.54321" calcext:value-type="float">
            <text:p>3.54321</text:p>
          </table:table-cell>
          <table:table-cell office:value-type="float" office:value="2.64032" calcext:value-type="float">
            <text:p>2.64032</text:p>
          </table:table-cell>
          <table:table-cell office:value-type="float" office:value="0.205143" calcext:value-type="float">
            <text:p>0.205143</text:p>
          </table:table-cell>
          <table:table-cell office:value-type="float" office:value="1.40061" calcext:value-type="float">
            <text:p>1.40061</text:p>
          </table:table-cell>
          <table:table-cell office:value-type="float" office:value="0.837291" calcext:value-type="float">
            <text:p>0.837291</text:p>
          </table:table-cell>
          <table:table-cell office:value-type="float" office:value="2.72559" calcext:value-type="float">
            <text:p>2.72559</text:p>
          </table:table-cell>
          <table:table-cell office:value-type="float" office:value="1.91936" calcext:value-type="float">
            <text:p>1.91936</text:p>
          </table:table-cell>
          <table:table-cell office:value-type="float" office:value="0" calcext:value-type="float">
            <text:p>0</text:p>
          </table:table-cell>
          <table:table-cell office:value-type="float" office:value="1.39062" calcext:value-type="float">
            <text:p>1.39062</text:p>
          </table:table-cell>
          <table:table-cell office:value-type="float" office:value="1.5106" calcext:value-type="float">
            <text:p>1.5106</text:p>
          </table:table-cell>
          <table:table-cell office:value-type="float" office:value="1.98394" calcext:value-type="float">
            <text:p>1.98394</text:p>
          </table:table-cell>
          <table:table-cell office:value-type="float" office:value="4.90791" calcext:value-type="float">
            <text:p>4.90791</text:p>
          </table:table-cell>
          <table:table-cell office:value-type="float" office:value="3.05845" calcext:value-type="float">
            <text:p>3.05845</text:p>
          </table:table-cell>
          <table:table-cell office:value-type="float" office:value="2.64566" calcext:value-type="float">
            <text:p>2.64566</text:p>
          </table:table-cell>
          <table:table-cell office:value-type="float" office:value="2.92208" calcext:value-type="float">
            <text:p>2.92208</text:p>
          </table:table-cell>
          <table:table-cell office:value-type="float" office:value="2.14555" calcext:value-type="float">
            <text:p>2.14555</text:p>
          </table:table-cell>
          <table:table-cell office:value-type="float" office:value="3.65046" calcext:value-type="float">
            <text:p>3.65046</text:p>
          </table:table-cell>
          <table:table-cell office:value-type="float" office:value="4.55407" calcext:value-type="float">
            <text:p>4.55407</text:p>
          </table:table-cell>
          <table:table-cell office:value-type="float" office:value="2.4217" calcext:value-type="float">
            <text:p>2.4217</text:p>
          </table:table-cell>
          <table:table-cell office:value-type="float" office:value="2.39" calcext:value-type="float">
            <text:p>2.39</text:p>
          </table:table-cell>
          <table:table-cell office:value-type="float" office:value="2.61154" calcext:value-type="float">
            <text:p>2.61154</text:p>
          </table:table-cell>
          <table:table-cell office:value-type="float" office:value="1.51243" calcext:value-type="float">
            <text:p>1.51243</text:p>
          </table:table-cell>
          <table:table-cell table:number-columns-repeated="2" office:value-type="float" office:value="5.71678" calcext:value-type="float">
            <text:p>5.716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style-name="ce25"/>
          <table:table-cell table:number-columns-repeated="6"/>
          <table:table-cell table:style-name="ce40" office:value-type="float" office:value="8" calcext:value-type="float">
            <text:p>8</text:p>
          </table:table-cell>
          <table:table-cell office:value-type="float" office:value="3.47823" calcext:value-type="float">
            <text:p>3.47823</text:p>
          </table:table-cell>
          <table:table-cell office:value-type="float" office:value="3.04119" calcext:value-type="float">
            <text:p>3.04119</text:p>
          </table:table-cell>
          <table:table-cell office:value-type="float" office:value="1.59541" calcext:value-type="float">
            <text:p>1.59541</text:p>
          </table:table-cell>
          <table:table-cell office:value-type="float" office:value="0.0111325" calcext:value-type="float">
            <text:p>0.0111325</text:p>
          </table:table-cell>
          <table:table-cell office:value-type="float" office:value="2.22559" calcext:value-type="float">
            <text:p>2.22559</text:p>
          </table:table-cell>
          <table:table-cell office:value-type="float" office:value="1.46129" calcext:value-type="float">
            <text:p>1.46129</text:p>
          </table:table-cell>
          <table:table-cell office:value-type="float" office:value="2.91018" calcext:value-type="float">
            <text:p>2.91018</text:p>
          </table:table-cell>
          <table:table-cell office:value-type="float" office:value="1.39062" calcext:value-type="float">
            <text:p>1.39062</text:p>
          </table:table-cell>
          <table:table-cell office:value-type="float" office:value="0" calcext:value-type="float">
            <text:p>0</text:p>
          </table:table-cell>
          <table:table-cell office:value-type="float" office:value="2.17307" calcext:value-type="float">
            <text:p>2.17307</text:p>
          </table:table-cell>
          <table:table-cell office:value-type="float" office:value="2.2944" calcext:value-type="float">
            <text:p>2.2944</text:p>
          </table:table-cell>
          <table:table-cell office:value-type="float" office:value="3.70332" calcext:value-type="float">
            <text:p>3.70332</text:p>
          </table:table-cell>
          <table:table-cell office:value-type="float" office:value="2.7768" calcext:value-type="float">
            <text:p>2.7768</text:p>
          </table:table-cell>
          <table:table-cell office:value-type="float" office:value="3.22832" calcext:value-type="float">
            <text:p>3.22832</text:p>
          </table:table-cell>
          <table:table-cell office:value-type="float" office:value="1.59521" calcext:value-type="float">
            <text:p>1.59521</text:p>
          </table:table-cell>
          <table:table-cell office:value-type="float" office:value="2.91442" calcext:value-type="float">
            <text:p>2.91442</text:p>
          </table:table-cell>
          <table:table-cell office:value-type="float" office:value="2.65266" calcext:value-type="float">
            <text:p>2.65266</text:p>
          </table:table-cell>
          <table:table-cell office:value-type="float" office:value="3.19778" calcext:value-type="float">
            <text:p>3.19778</text:p>
          </table:table-cell>
          <table:table-cell office:value-type="float" office:value="3.15914" calcext:value-type="float">
            <text:p>3.15914</text:p>
          </table:table-cell>
          <table:table-cell office:value-type="float" office:value="2.75952" calcext:value-type="float">
            <text:p>2.75952</text:p>
          </table:table-cell>
          <table:table-cell office:value-type="float" office:value="1.26398" calcext:value-type="float">
            <text:p>1.26398</text:p>
          </table:table-cell>
          <table:table-cell office:value-type="float" office:value="2.87594" calcext:value-type="float">
            <text:p>2.87594</text:p>
          </table:table-cell>
          <table:table-cell table:number-columns-repeated="2" office:value-type="float" office:value="5.05154" calcext:value-type="float">
            <text:p>5.051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style-name="ce25"/>
          <table:table-cell table:number-columns-repeated="6"/>
          <table:table-cell table:style-name="ce40" office:value-type="float" office:value="9" calcext:value-type="float">
            <text:p>9</text:p>
          </table:table-cell>
          <table:table-cell office:value-type="float" office:value="2.19998" calcext:value-type="float">
            <text:p>2.19998</text:p>
          </table:table-cell>
          <table:table-cell office:value-type="float" office:value="1.13935" calcext:value-type="float">
            <text:p>1.13935</text:p>
          </table:table-cell>
          <table:table-cell office:value-type="float" office:value="1.51258" calcext:value-type="float">
            <text:p>1.51258</text:p>
          </table:table-cell>
          <table:table-cell office:value-type="float" office:value="2.17692" calcext:value-type="float">
            <text:p>2.17692</text:p>
          </table:table-cell>
          <table:table-cell office:value-type="float" office:value="1.56303" calcext:value-type="float">
            <text:p>1.56303</text:p>
          </table:table-cell>
          <table:table-cell office:value-type="float" office:value="2.862" calcext:value-type="float">
            <text:p>2.862</text:p>
          </table:table-cell>
          <table:table-cell office:value-type="float" office:value="0.852038" calcext:value-type="float">
            <text:p>0.852038</text:p>
          </table:table-cell>
          <table:table-cell office:value-type="float" office:value="1.5106" calcext:value-type="float">
            <text:p>1.5106</text:p>
          </table:table-cell>
          <table:table-cell office:value-type="float" office:value="2.17307" calcext:value-type="float">
            <text:p>2.17307</text:p>
          </table:table-cell>
          <table:table-cell office:value-type="float" office:value="0" calcext:value-type="float">
            <text:p>0</text:p>
          </table:table-cell>
          <table:table-cell office:value-type="float" office:value="0.618887" calcext:value-type="float">
            <text:p>0.618887</text:p>
          </table:table-cell>
          <table:table-cell office:value-type="float" office:value="5.86077" calcext:value-type="float">
            <text:p>5.86077</text:p>
          </table:table-cell>
          <table:table-cell office:value-type="float" office:value="1.94482" calcext:value-type="float">
            <text:p>1.94482</text:p>
          </table:table-cell>
          <table:table-cell office:value-type="float" office:value="1.14708" calcext:value-type="float">
            <text:p>1.14708</text:p>
          </table:table-cell>
          <table:table-cell office:value-type="float" office:value="3.71318" calcext:value-type="float">
            <text:p>3.71318</text:p>
          </table:table-cell>
          <table:table-cell office:value-type="float" office:value="0.741585" calcext:value-type="float">
            <text:p>0.741585</text:p>
          </table:table-cell>
          <table:table-cell office:value-type="float" office:value="4.80689" calcext:value-type="float">
            <text:p>4.80689</text:p>
          </table:table-cell>
          <table:table-cell office:value-type="float" office:value="5.21314" calcext:value-type="float">
            <text:p>5.21314</text:p>
          </table:table-cell>
          <table:table-cell office:value-type="float" office:value="0.994656" calcext:value-type="float">
            <text:p>0.994656</text:p>
          </table:table-cell>
          <table:table-cell office:value-type="float" office:value="0.911124" calcext:value-type="float">
            <text:p>0.911124</text:p>
          </table:table-cell>
          <table:table-cell office:value-type="float" office:value="2.94956" calcext:value-type="float">
            <text:p>2.94956</text:p>
          </table:table-cell>
          <table:table-cell office:value-type="float" office:value="1.67709" calcext:value-type="float">
            <text:p>1.67709</text:p>
          </table:table-cell>
          <table:table-cell table:number-columns-repeated="2" office:value-type="float" office:value="4.70034" calcext:value-type="float">
            <text:p>4.700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style-name="ce25"/>
          <table:table-cell table:number-columns-repeated="6"/>
          <table:table-cell table:style-name="ce41" office:value-type="float" office:value="10" calcext:value-type="float">
            <text:p>10</text:p>
          </table:table-cell>
          <table:table-cell office:value-type="float" office:value="1.59977" calcext:value-type="float">
            <text:p>1.59977</text:p>
          </table:table-cell>
          <table:table-cell office:value-type="float" office:value="0.747902" calcext:value-type="float">
            <text:p>0.747902</text:p>
          </table:table-cell>
          <table:table-cell office:value-type="float" office:value="2.02925" calcext:value-type="float">
            <text:p>2.02925</text:p>
          </table:table-cell>
          <table:table-cell office:value-type="float" office:value="2.29529" calcext:value-type="float">
            <text:p>2.29529</text:p>
          </table:table-cell>
          <table:table-cell office:value-type="float" office:value="2.1655" calcext:value-type="float">
            <text:p>2.1655</text:p>
          </table:table-cell>
          <table:table-cell office:value-type="float" office:value="2.6439" calcext:value-type="float">
            <text:p>2.6439</text:p>
          </table:table-cell>
          <table:table-cell office:value-type="float" office:value="1.29113" calcext:value-type="float">
            <text:p>1.29113</text:p>
          </table:table-cell>
          <table:table-cell office:value-type="float" office:value="1.98394" calcext:value-type="float">
            <text:p>1.98394</text:p>
          </table:table-cell>
          <table:table-cell office:value-type="float" office:value="2.2944" calcext:value-type="float">
            <text:p>2.2944</text:p>
          </table:table-cell>
          <table:table-cell office:value-type="float" office:value="0.618887" calcext:value-type="float">
            <text:p>0.618887</text:p>
          </table:table-cell>
          <table:table-cell office:value-type="float" office:value="0" calcext:value-type="float">
            <text:p>0</text:p>
          </table:table-cell>
          <table:table-cell office:value-type="float" office:value="5.8711" calcext:value-type="float">
            <text:p>5.8711</text:p>
          </table:table-cell>
          <table:table-cell office:value-type="float" office:value="1.33652" calcext:value-type="float">
            <text:p>1.33652</text:p>
          </table:table-cell>
          <table:table-cell office:value-type="float" office:value="0.974762" calcext:value-type="float">
            <text:p>0.974762</text:p>
          </table:table-cell>
          <table:table-cell office:value-type="float" office:value="3.71078" calcext:value-type="float">
            <text:p>3.71078</text:p>
          </table:table-cell>
          <table:table-cell office:value-type="float" office:value="0.922892" calcext:value-type="float">
            <text:p>0.922892</text:p>
          </table:table-cell>
          <table:table-cell office:value-type="float" office:value="4.94152" calcext:value-type="float">
            <text:p>4.94152</text:p>
          </table:table-cell>
          <table:table-cell office:value-type="float" office:value="5.10365" calcext:value-type="float">
            <text:p>5.10365</text:p>
          </table:table-cell>
          <table:table-cell office:value-type="float" office:value="1.05177" calcext:value-type="float">
            <text:p>1.05177</text:p>
          </table:table-cell>
          <table:table-cell office:value-type="float" office:value="0.466288" calcext:value-type="float">
            <text:p>0.466288</text:p>
          </table:table-cell>
          <table:table-cell office:value-type="float" office:value="2.80614" calcext:value-type="float">
            <text:p>2.80614</text:p>
          </table:table-cell>
          <table:table-cell office:value-type="float" office:value="2.29017" calcext:value-type="float">
            <text:p>2.29017</text:p>
          </table:table-cell>
          <table:table-cell table:number-columns-repeated="2" office:value-type="float" office:value="4.08681" calcext:value-type="float">
            <text:p>4.0868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style-name="ce25"/>
          <table:table-cell table:number-columns-repeated="6"/>
          <table:table-cell table:style-name="ce41" office:value-type="float" office:value="11" calcext:value-type="float">
            <text:p>11</text:p>
          </table:table-cell>
          <table:table-cell office:value-type="float" office:value="6.60548" calcext:value-type="float">
            <text:p>6.60548</text:p>
          </table:table-cell>
          <table:table-cell office:value-type="float" office:value="6.58419" calcext:value-type="float">
            <text:p>6.58419</text:p>
          </table:table-cell>
          <table:table-cell office:value-type="float" office:value="5.08794" calcext:value-type="float">
            <text:p>5.08794</text:p>
          </table:table-cell>
          <table:table-cell office:value-type="float" office:value="3.69798" calcext:value-type="float">
            <text:p>3.69798</text:p>
          </table:table-cell>
          <table:table-cell office:value-type="float" office:value="5.7009" calcext:value-type="float">
            <text:p>5.7009</text:p>
          </table:table-cell>
          <table:table-cell office:value-type="float" office:value="3.46565" calcext:value-type="float">
            <text:p>3.46565</text:p>
          </table:table-cell>
          <table:table-cell office:value-type="float" office:value="6.61321" calcext:value-type="float">
            <text:p>6.61321</text:p>
          </table:table-cell>
          <table:table-cell office:value-type="float" office:value="4.90791" calcext:value-type="float">
            <text:p>4.90791</text:p>
          </table:table-cell>
          <table:table-cell office:value-type="float" office:value="3.70332" calcext:value-type="float">
            <text:p>3.70332</text:p>
          </table:table-cell>
          <table:table-cell office:value-type="float" office:value="5.86077" calcext:value-type="float">
            <text:p>5.86077</text:p>
          </table:table-cell>
          <table:table-cell office:value-type="float" office:value="5.8711" calcext:value-type="float">
            <text:p>5.8711</text:p>
          </table:table-cell>
          <table:table-cell office:value-type="float" office:value="0" calcext:value-type="float">
            <text:p>0</text:p>
          </table:table-cell>
          <table:table-cell office:value-type="float" office:value="5.8173" calcext:value-type="float">
            <text:p>5.8173</text:p>
          </table:table-cell>
          <table:table-cell office:value-type="float" office:value="6.84293" calcext:value-type="float">
            <text:p>6.84293</text:p>
          </table:table-cell>
          <table:table-cell office:value-type="float" office:value="2.16084" calcext:value-type="float">
            <text:p>2.16084</text:p>
          </table:table-cell>
          <table:table-cell office:value-type="float" office:value="6.59724" calcext:value-type="float">
            <text:p>6.59724</text:p>
          </table:table-cell>
          <table:table-cell office:value-type="float" office:value="1.46845" calcext:value-type="float">
            <text:p>1.46845</text:p>
          </table:table-cell>
          <table:table-cell office:value-type="float" office:value="1.28209" calcext:value-type="float">
            <text:p>1.28209</text:p>
          </table:table-cell>
          <table:table-cell office:value-type="float" office:value="6.82809" calcext:value-type="float">
            <text:p>6.82809</text:p>
          </table:table-cell>
          <table:table-cell office:value-type="float" office:value="6.31263" calcext:value-type="float">
            <text:p>6.31263</text:p>
          </table:table-cell>
          <table:table-cell office:value-type="float" office:value="3.16741" calcext:value-type="float">
            <text:p>3.16741</text:p>
          </table:table-cell>
          <table:table-cell office:value-type="float" office:value="6.40295" calcext:value-type="float">
            <text:p>6.40295</text:p>
          </table:table-cell>
          <table:table-cell table:number-columns-repeated="2" office:value-type="float" office:value="6.90866" calcext:value-type="float">
            <text:p>6.908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style-name="ce25"/>
          <table:table-cell table:number-columns-repeated="6"/>
          <table:table-cell table:style-name="ce41" office:value-type="float" office:value="12" calcext:value-type="float">
            <text:p>12</text:p>
          </table:table-cell>
          <table:table-cell office:value-type="float" office:value="0.78818" calcext:value-type="float">
            <text:p>0.78818</text:p>
          </table:table-cell>
          <table:table-cell office:value-type="float" office:value="1.41651" calcext:value-type="float">
            <text:p>1.41651</text:p>
          </table:table-cell>
          <table:table-cell office:value-type="float" office:value="3.16134" calcext:value-type="float">
            <text:p>3.16134</text:p>
          </table:table-cell>
          <table:table-cell office:value-type="float" office:value="2.77227" calcext:value-type="float">
            <text:p>2.77227</text:p>
          </table:table-cell>
          <table:table-cell office:value-type="float" office:value="3.42962" calcext:value-type="float">
            <text:p>3.42962</text:p>
          </table:table-cell>
          <table:table-cell office:value-type="float" office:value="2.3526" calcext:value-type="float">
            <text:p>2.3526</text:p>
          </table:table-cell>
          <table:table-cell office:value-type="float" office:value="2.58273" calcext:value-type="float">
            <text:p>2.58273</text:p>
          </table:table-cell>
          <table:table-cell office:value-type="float" office:value="3.05845" calcext:value-type="float">
            <text:p>3.05845</text:p>
          </table:table-cell>
          <table:table-cell office:value-type="float" office:value="2.7768" calcext:value-type="float">
            <text:p>2.7768</text:p>
          </table:table-cell>
          <table:table-cell office:value-type="float" office:value="1.94482" calcext:value-type="float">
            <text:p>1.94482</text:p>
          </table:table-cell>
          <table:table-cell office:value-type="float" office:value="1.33652" calcext:value-type="float">
            <text:p>1.33652</text:p>
          </table:table-cell>
          <table:table-cell office:value-type="float" office:value="5.8173" calcext:value-type="float">
            <text:p>5.8173</text:p>
          </table:table-cell>
          <table:table-cell office:value-type="float" office:value="0" calcext:value-type="float">
            <text:p>0</text:p>
          </table:table-cell>
          <table:table-cell office:value-type="float" office:value="1.83075" calcext:value-type="float">
            <text:p>1.83075</text:p>
          </table:table-cell>
          <table:table-cell office:value-type="float" office:value="3.75892" calcext:value-type="float">
            <text:p>3.75892</text:p>
          </table:table-cell>
          <table:table-cell office:value-type="float" office:value="2.12567" calcext:value-type="float">
            <text:p>2.12567</text:p>
          </table:table-cell>
          <table:table-cell office:value-type="float" office:value="5.19197" calcext:value-type="float">
            <text:p>5.19197</text:p>
          </table:table-cell>
          <table:table-cell office:value-type="float" office:value="4.82215" calcext:value-type="float">
            <text:p>4.82215</text:p>
          </table:table-cell>
          <table:table-cell office:value-type="float" office:value="2.12642" calcext:value-type="float">
            <text:p>2.12642</text:p>
          </table:table-cell>
          <table:table-cell office:value-type="float" office:value="1.33191" calcext:value-type="float">
            <text:p>1.33191</text:p>
          </table:table-cell>
          <table:table-cell office:value-type="float" office:value="2.66022" calcext:value-type="float">
            <text:p>2.66022</text:p>
          </table:table-cell>
          <table:table-cell office:value-type="float" office:value="3.62188" calcext:value-type="float">
            <text:p>3.62188</text:p>
          </table:table-cell>
          <table:table-cell table:number-columns-repeated="2" office:value-type="float" office:value="2.75707" calcext:value-type="float">
            <text:p>2.757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style-name="ce25"/>
          <table:table-cell table:number-columns-repeated="6"/>
          <table:table-cell table:style-name="ce41" office:value-type="float" office:value="13" calcext:value-type="float">
            <text:p>13</text:p>
          </table:table-cell>
          <table:table-cell office:value-type="float" office:value="1.63141" calcext:value-type="float">
            <text:p>1.63141</text:p>
          </table:table-cell>
          <table:table-cell office:value-type="float" office:value="0.414281" calcext:value-type="float">
            <text:p>0.414281</text:p>
          </table:table-cell>
          <table:table-cell office:value-type="float" office:value="2.62467" calcext:value-type="float">
            <text:p>2.62467</text:p>
          </table:table-cell>
          <table:table-cell office:value-type="float" office:value="3.23033" calcext:value-type="float">
            <text:p>3.23033</text:p>
          </table:table-cell>
          <table:table-cell office:value-type="float" office:value="2.52982" calcext:value-type="float">
            <text:p>2.52982</text:p>
          </table:table-cell>
          <table:table-cell office:value-type="float" office:value="3.5985" calcext:value-type="float">
            <text:p>3.5985</text:p>
          </table:table-cell>
          <table:table-cell office:value-type="float" office:value="1.08525" calcext:value-type="float">
            <text:p>1.08525</text:p>
          </table:table-cell>
          <table:table-cell office:value-type="float" office:value="2.64566" calcext:value-type="float">
            <text:p>2.64566</text:p>
          </table:table-cell>
          <table:table-cell office:value-type="float" office:value="3.22832" calcext:value-type="float">
            <text:p>3.22832</text:p>
          </table:table-cell>
          <table:table-cell office:value-type="float" office:value="1.14708" calcext:value-type="float">
            <text:p>1.14708</text:p>
          </table:table-cell>
          <table:table-cell office:value-type="float" office:value="0.974762" calcext:value-type="float">
            <text:p>0.974762</text:p>
          </table:table-cell>
          <table:table-cell office:value-type="float" office:value="6.84293" calcext:value-type="float">
            <text:p>6.84293</text:p>
          </table:table-cell>
          <table:table-cell office:value-type="float" office:value="1.83075" calcext:value-type="float">
            <text:p>1.83075</text:p>
          </table:table-cell>
          <table:table-cell office:value-type="float" office:value="0" calcext:value-type="float">
            <text:p>0</text:p>
          </table:table-cell>
          <table:table-cell office:value-type="float" office:value="4.68213" calcext:value-type="float">
            <text:p>4.68213</text:p>
          </table:table-cell>
          <table:table-cell office:value-type="float" office:value="0.588583" calcext:value-type="float">
            <text:p>0.588583</text:p>
          </table:table-cell>
          <table:table-cell office:value-type="float" office:value="5.88094" calcext:value-type="float">
            <text:p>5.88094</text:p>
          </table:table-cell>
          <table:table-cell office:value-type="float" office:value="6.07399" calcext:value-type="float">
            <text:p>6.07399</text:p>
          </table:table-cell>
          <table:table-cell office:value-type="float" office:value="0.389845" calcext:value-type="float">
            <text:p>0.389845</text:p>
          </table:table-cell>
          <table:table-cell office:value-type="float" office:value="0.582186" calcext:value-type="float">
            <text:p>0.582186</text:p>
          </table:table-cell>
          <table:table-cell office:value-type="float" office:value="3.77626" calcext:value-type="float">
            <text:p>3.77626</text:p>
          </table:table-cell>
          <table:table-cell office:value-type="float" office:value="2.36839" calcext:value-type="float">
            <text:p>2.36839</text:p>
          </table:table-cell>
          <table:table-cell table:number-columns-repeated="2" office:value-type="float" office:value="4.34594" calcext:value-type="float">
            <text:p>4.3459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style-name="ce25"/>
          <table:table-cell table:number-columns-repeated="6"/>
          <table:table-cell table:style-name="ce41" office:value-type="float" office:value="14" calcext:value-type="float">
            <text:p>14</text:p>
          </table:table-cell>
          <table:table-cell office:value-type="float" office:value="4.54043" calcext:value-type="float">
            <text:p>4.54043</text:p>
          </table:table-cell>
          <table:table-cell office:value-type="float" office:value="4.42799" calcext:value-type="float">
            <text:p>4.42799</text:p>
          </table:table-cell>
          <table:table-cell office:value-type="float" office:value="3.11951" calcext:value-type="float">
            <text:p>3.11951</text:p>
          </table:table-cell>
          <table:table-cell office:value-type="float" office:value="1.58809" calcext:value-type="float">
            <text:p>1.58809</text:p>
          </table:table-cell>
          <table:table-cell office:value-type="float" office:value="3.75407" calcext:value-type="float">
            <text:p>3.75407</text:p>
          </table:table-cell>
          <table:table-cell office:value-type="float" office:value="1.48695" calcext:value-type="float">
            <text:p>1.48695</text:p>
          </table:table-cell>
          <table:table-cell office:value-type="float" office:value="4.48936" calcext:value-type="float">
            <text:p>4.48936</text:p>
          </table:table-cell>
          <table:table-cell office:value-type="float" office:value="2.92208" calcext:value-type="float">
            <text:p>2.92208</text:p>
          </table:table-cell>
          <table:table-cell office:value-type="float" office:value="1.59521" calcext:value-type="float">
            <text:p>1.59521</text:p>
          </table:table-cell>
          <table:table-cell office:value-type="float" office:value="3.71318" calcext:value-type="float">
            <text:p>3.71318</text:p>
          </table:table-cell>
          <table:table-cell office:value-type="float" office:value="3.71078" calcext:value-type="float">
            <text:p>3.71078</text:p>
          </table:table-cell>
          <table:table-cell office:value-type="float" office:value="2.16084" calcext:value-type="float">
            <text:p>2.16084</text:p>
          </table:table-cell>
          <table:table-cell office:value-type="float" office:value="3.75892" calcext:value-type="float">
            <text:p>3.75892</text:p>
          </table:table-cell>
          <table:table-cell office:value-type="float" office:value="4.68213" calcext:value-type="float">
            <text:p>4.68213</text:p>
          </table:table-cell>
          <table:table-cell office:value-type="float" office:value="0" calcext:value-type="float">
            <text:p>0</text:p>
          </table:table-cell>
          <table:table-cell office:value-type="float" office:value="4.44521" calcext:value-type="float">
            <text:p>4.44521</text:p>
          </table:table-cell>
          <table:table-cell office:value-type="float" office:value="1.50168" calcext:value-type="float">
            <text:p>1.50168</text:p>
          </table:table-cell>
          <table:table-cell office:value-type="float" office:value="1.63726" calcext:value-type="float">
            <text:p>1.63726</text:p>
          </table:table-cell>
          <table:table-cell office:value-type="float" office:value="4.67144" calcext:value-type="float">
            <text:p>4.67144</text:p>
          </table:table-cell>
          <table:table-cell office:value-type="float" office:value="4.1547" calcext:value-type="float">
            <text:p>4.1547</text:p>
          </table:table-cell>
          <table:table-cell office:value-type="float" office:value="1.12448" calcext:value-type="float">
            <text:p>1.12448</text:p>
          </table:table-cell>
          <table:table-cell office:value-type="float" office:value="4.43317" calcext:value-type="float">
            <text:p>4.43317</text:p>
          </table:table-cell>
          <table:table-cell table:number-columns-repeated="2" office:value-type="float" office:value="5.34826" calcext:value-type="float">
            <text:p>5.348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style-name="ce25"/>
          <table:table-cell table:number-columns-repeated="6"/>
          <table:table-cell table:style-name="ce41" office:value-type="float" office:value="15" calcext:value-type="float">
            <text:p>15</text:p>
          </table:table-cell>
          <table:table-cell office:value-type="float" office:value="2.10526" calcext:value-type="float">
            <text:p>2.10526</text:p>
          </table:table-cell>
          <table:table-cell office:value-type="float" office:value="0.84203" calcext:value-type="float">
            <text:p>0.84203</text:p>
          </table:table-cell>
          <table:table-cell office:value-type="float" office:value="2.09986" calcext:value-type="float">
            <text:p>2.09986</text:p>
          </table:table-cell>
          <table:table-cell office:value-type="float" office:value="2.91818" calcext:value-type="float">
            <text:p>2.91818</text:p>
          </table:table-cell>
          <table:table-cell office:value-type="float" office:value="1.95248" calcext:value-type="float">
            <text:p>1.95248</text:p>
          </table:table-cell>
          <table:table-cell office:value-type="float" office:value="3.51498" calcext:value-type="float">
            <text:p>3.51498</text:p>
          </table:table-cell>
          <table:table-cell office:value-type="float" office:value="0.516698" calcext:value-type="float">
            <text:p>0.516698</text:p>
          </table:table-cell>
          <table:table-cell office:value-type="float" office:value="2.14555" calcext:value-type="float">
            <text:p>2.14555</text:p>
          </table:table-cell>
          <table:table-cell office:value-type="float" office:value="2.91442" calcext:value-type="float">
            <text:p>2.91442</text:p>
          </table:table-cell>
          <table:table-cell office:value-type="float" office:value="0.741585" calcext:value-type="float">
            <text:p>0.741585</text:p>
          </table:table-cell>
          <table:table-cell office:value-type="float" office:value="0.922892" calcext:value-type="float">
            <text:p>0.922892</text:p>
          </table:table-cell>
          <table:table-cell office:value-type="float" office:value="6.59724" calcext:value-type="float">
            <text:p>6.59724</text:p>
          </table:table-cell>
          <table:table-cell office:value-type="float" office:value="2.12567" calcext:value-type="float">
            <text:p>2.12567</text:p>
          </table:table-cell>
          <table:table-cell office:value-type="float" office:value="0.588583" calcext:value-type="float">
            <text:p>0.588583</text:p>
          </table:table-cell>
          <table:table-cell office:value-type="float" office:value="4.44521" calcext:value-type="float">
            <text:p>4.44521</text:p>
          </table:table-cell>
          <table:table-cell office:value-type="float" office:value="0" calcext:value-type="float">
            <text:p>0</text:p>
          </table:table-cell>
          <table:table-cell office:value-type="float" office:value="5.54698" calcext:value-type="float">
            <text:p>5.54698</text:p>
          </table:table-cell>
          <table:table-cell office:value-type="float" office:value="5.92059" calcext:value-type="float">
            <text:p>5.92059</text:p>
          </table:table-cell>
          <table:table-cell office:value-type="float" office:value="0.27632" calcext:value-type="float">
            <text:p>0.27632</text:p>
          </table:table-cell>
          <table:table-cell office:value-type="float" office:value="0.80158" calcext:value-type="float">
            <text:p>0.80158</text:p>
          </table:table-cell>
          <table:table-cell office:value-type="float" office:value="3.6378" calcext:value-type="float">
            <text:p>3.6378</text:p>
          </table:table-cell>
          <table:table-cell office:value-type="float" office:value="1.78448" calcext:value-type="float">
            <text:p>1.78448</text:p>
          </table:table-cell>
          <table:table-cell table:number-columns-repeated="2" office:value-type="float" office:value="4.78337" calcext:value-type="float">
            <text:p>4.783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style-name="ce25"/>
          <table:table-cell table:number-columns-repeated="6"/>
          <table:table-cell table:style-name="ce46" office:value-type="float" office:value="16" calcext:value-type="float">
            <text:p>16</text:p>
          </table:table-cell>
          <table:table-cell office:value-type="float" office:value="5.95972" calcext:value-type="float">
            <text:p>5.95972</text:p>
          </table:table-cell>
          <table:table-cell office:value-type="float" office:value="5.68524" calcext:value-type="float">
            <text:p>5.68524</text:p>
          </table:table-cell>
          <table:table-cell office:value-type="float" office:value="3.81099" calcext:value-type="float">
            <text:p>3.81099</text:p>
          </table:table-cell>
          <table:table-cell office:value-type="float" office:value="2.65077" calcext:value-type="float">
            <text:p>2.65077</text:p>
          </table:table-cell>
          <table:table-cell office:value-type="float" office:value="4.39242" calcext:value-type="float">
            <text:p>4.39242</text:p>
          </table:table-cell>
          <table:table-cell office:value-type="float" office:value="2.98494" calcext:value-type="float">
            <text:p>2.98494</text:p>
          </table:table-cell>
          <table:table-cell office:value-type="float" office:value="5.47909" calcext:value-type="float">
            <text:p>5.47909</text:p>
          </table:table-cell>
          <table:table-cell office:value-type="float" office:value="3.65046" calcext:value-type="float">
            <text:p>3.65046</text:p>
          </table:table-cell>
          <table:table-cell office:value-type="float" office:value="2.65266" calcext:value-type="float">
            <text:p>2.65266</text:p>
          </table:table-cell>
          <table:table-cell office:value-type="float" office:value="4.80689" calcext:value-type="float">
            <text:p>4.80689</text:p>
          </table:table-cell>
          <table:table-cell office:value-type="float" office:value="4.94152" calcext:value-type="float">
            <text:p>4.94152</text:p>
          </table:table-cell>
          <table:table-cell office:value-type="float" office:value="1.46845" calcext:value-type="float">
            <text:p>1.46845</text:p>
          </table:table-cell>
          <table:table-cell office:value-type="float" office:value="5.19197" calcext:value-type="float">
            <text:p>5.19197</text:p>
          </table:table-cell>
          <table:table-cell office:value-type="float" office:value="5.88094" calcext:value-type="float">
            <text:p>5.88094</text:p>
          </table:table-cell>
          <table:table-cell office:value-type="float" office:value="1.50168" calcext:value-type="float">
            <text:p>1.50168</text:p>
          </table:table-cell>
          <table:table-cell office:value-type="float" office:value="5.54698" calcext:value-type="float">
            <text:p>5.54698</text:p>
          </table:table-cell>
          <table:table-cell office:value-type="float" office:value="0" calcext:value-type="float">
            <text:p>0</text:p>
          </table:table-cell>
          <table:table-cell office:value-type="float" office:value="1.99873" calcext:value-type="float">
            <text:p>1.99873</text:p>
          </table:table-cell>
          <table:table-cell office:value-type="float" office:value="5.80001" calcext:value-type="float">
            <text:p>5.80001</text:p>
          </table:table-cell>
          <table:table-cell office:value-type="float" office:value="5.4043" calcext:value-type="float">
            <text:p>5.4043</text:p>
          </table:table-cell>
          <table:table-cell office:value-type="float" office:value="2.61594" calcext:value-type="float">
            <text:p>2.61594</text:p>
          </table:table-cell>
          <table:table-cell office:value-type="float" office:value="5.09653" calcext:value-type="float">
            <text:p>5.09653</text:p>
          </table:table-cell>
          <table:table-cell table:number-columns-repeated="2" office:value-type="float" office:value="6.83686" calcext:value-type="float">
            <text:p>6.836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style-name="ce25"/>
          <table:table-cell table:number-columns-repeated="6"/>
          <table:table-cell table:style-name="ce46" office:value-type="float" office:value="17" calcext:value-type="float">
            <text:p>17</text:p>
          </table:table-cell>
          <table:table-cell office:value-type="float" office:value="5.60268" calcext:value-type="float">
            <text:p>5.60268</text:p>
          </table:table-cell>
          <table:table-cell office:value-type="float" office:value="5.76702" calcext:value-type="float">
            <text:p>5.76702</text:p>
          </table:table-cell>
          <table:table-cell office:value-type="float" office:value="4.75318" calcext:value-type="float">
            <text:p>4.75318</text:p>
          </table:table-cell>
          <table:table-cell office:value-type="float" office:value="3.18946" calcext:value-type="float">
            <text:p>3.18946</text:p>
          </table:table-cell>
          <table:table-cell office:value-type="float" office:value="5.38839" calcext:value-type="float">
            <text:p>5.38839</text:p>
          </table:table-cell>
          <table:table-cell office:value-type="float" office:value="2.50855" calcext:value-type="float">
            <text:p>2.50855</text:p>
          </table:table-cell>
          <table:table-cell office:value-type="float" office:value="6.02767" calcext:value-type="float">
            <text:p>6.02767</text:p>
          </table:table-cell>
          <table:table-cell office:value-type="float" office:value="4.55407" calcext:value-type="float">
            <text:p>4.55407</text:p>
          </table:table-cell>
          <table:table-cell office:value-type="float" office:value="3.19778" calcext:value-type="float">
            <text:p>3.19778</text:p>
          </table:table-cell>
          <table:table-cell office:value-type="float" office:value="5.21314" calcext:value-type="float">
            <text:p>5.21314</text:p>
          </table:table-cell>
          <table:table-cell office:value-type="float" office:value="5.10365" calcext:value-type="float">
            <text:p>5.10365</text:p>
          </table:table-cell>
          <table:table-cell office:value-type="float" office:value="1.28209" calcext:value-type="float">
            <text:p>1.28209</text:p>
          </table:table-cell>
          <table:table-cell office:value-type="float" office:value="4.82215" calcext:value-type="float">
            <text:p>4.82215</text:p>
          </table:table-cell>
          <table:table-cell office:value-type="float" office:value="6.07399" calcext:value-type="float">
            <text:p>6.07399</text:p>
          </table:table-cell>
          <table:table-cell office:value-type="float" office:value="1.63726" calcext:value-type="float">
            <text:p>1.63726</text:p>
          </table:table-cell>
          <table:table-cell office:value-type="float" office:value="5.92059" calcext:value-type="float">
            <text:p>5.92059</text:p>
          </table:table-cell>
          <table:table-cell office:value-type="float" office:value="1.99873" calcext:value-type="float">
            <text:p>1.99873</text:p>
          </table:table-cell>
          <table:table-cell office:value-type="float" office:value="0" calcext:value-type="float">
            <text:p>0</text:p>
          </table:table-cell>
          <table:table-cell office:value-type="float" office:value="6.12241" calcext:value-type="float">
            <text:p>6.12241</text:p>
          </table:table-cell>
          <table:table-cell office:value-type="float" office:value="5.5115" calcext:value-type="float">
            <text:p>5.5115</text:p>
          </table:table-cell>
          <table:table-cell office:value-type="float" office:value="2.29778" calcext:value-type="float">
            <text:p>2.29778</text:p>
          </table:table-cell>
          <table:table-cell office:value-type="float" office:value="6.06213" calcext:value-type="float">
            <text:p>6.06213</text:p>
          </table:table-cell>
          <table:table-cell table:number-columns-repeated="2" office:value-type="float" office:value="5.66017" calcext:value-type="float">
            <text:p>5.660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style-name="ce25"/>
          <table:table-cell table:number-columns-repeated="6"/>
          <table:table-cell table:style-name="ce46" office:value-type="float" office:value="18" calcext:value-type="float">
            <text:p>18</text:p>
          </table:table-cell>
          <table:table-cell office:value-type="float" office:value="2.00402" calcext:value-type="float">
            <text:p>2.00402</text:p>
          </table:table-cell>
          <table:table-cell office:value-type="float" office:value="0.746077" calcext:value-type="float">
            <text:p>0.746077</text:p>
          </table:table-cell>
          <table:table-cell office:value-type="float" office:value="2.37577" calcext:value-type="float">
            <text:p>2.37577</text:p>
          </table:table-cell>
          <table:table-cell office:value-type="float" office:value="3.16245" calcext:value-type="float">
            <text:p>3.16245</text:p>
          </table:table-cell>
          <table:table-cell office:value-type="float" office:value="2.2129" calcext:value-type="float">
            <text:p>2.2129</text:p>
          </table:table-cell>
          <table:table-cell office:value-type="float" office:value="3.68814" calcext:value-type="float">
            <text:p>3.68814</text:p>
          </table:table-cell>
          <table:table-cell office:value-type="float" office:value="0.710571" calcext:value-type="float">
            <text:p>0.710571</text:p>
          </table:table-cell>
          <table:table-cell office:value-type="float" office:value="2.4217" calcext:value-type="float">
            <text:p>2.4217</text:p>
          </table:table-cell>
          <table:table-cell office:value-type="float" office:value="3.15914" calcext:value-type="float">
            <text:p>3.15914</text:p>
          </table:table-cell>
          <table:table-cell office:value-type="float" office:value="0.994656" calcext:value-type="float">
            <text:p>0.994656</text:p>
          </table:table-cell>
          <table:table-cell office:value-type="float" office:value="1.05177" calcext:value-type="float">
            <text:p>1.05177</text:p>
          </table:table-cell>
          <table:table-cell office:value-type="float" office:value="6.82809" calcext:value-type="float">
            <text:p>6.82809</text:p>
          </table:table-cell>
          <table:table-cell office:value-type="float" office:value="2.12642" calcext:value-type="float">
            <text:p>2.12642</text:p>
          </table:table-cell>
          <table:table-cell office:value-type="float" office:value="0.389845" calcext:value-type="float">
            <text:p>0.389845</text:p>
          </table:table-cell>
          <table:table-cell office:value-type="float" office:value="4.67144" calcext:value-type="float">
            <text:p>4.67144</text:p>
          </table:table-cell>
          <table:table-cell office:value-type="float" office:value="0.27632" calcext:value-type="float">
            <text:p>0.27632</text:p>
          </table:table-cell>
          <table:table-cell office:value-type="float" office:value="5.80001" calcext:value-type="float">
            <text:p>5.80001</text:p>
          </table:table-cell>
          <table:table-cell office:value-type="float" office:value="6.12241" calcext:value-type="float">
            <text:p>6.12241</text:p>
          </table:table-cell>
          <table:table-cell office:value-type="float" office:value="0" calcext:value-type="float">
            <text:p>0</text:p>
          </table:table-cell>
          <table:table-cell office:value-type="float" office:value="0.801691" calcext:value-type="float">
            <text:p>0.801691</text:p>
          </table:table-cell>
          <table:table-cell office:value-type="float" office:value="3.83084" calcext:value-type="float">
            <text:p>3.83084</text:p>
          </table:table-cell>
          <table:table-cell office:value-type="float" office:value="1.99848" calcext:value-type="float">
            <text:p>1.99848</text:p>
          </table:table-cell>
          <table:table-cell table:number-columns-repeated="2" office:value-type="float" office:value="4.71103" calcext:value-type="float">
            <text:p>4.711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style-name="ce25"/>
          <table:table-cell table:number-columns-repeated="6"/>
          <table:table-cell table:style-name="ce46" office:value-type="float" office:value="19" calcext:value-type="float">
            <text:p>19</text:p>
          </table:table-cell>
          <table:table-cell office:value-type="float" office:value="1.34783" calcext:value-type="float">
            <text:p>1.34783</text:p>
          </table:table-cell>
          <table:table-cell office:value-type="float" office:value="0.281752" calcext:value-type="float">
            <text:p>0.281752</text:p>
          </table:table-cell>
          <table:table-cell office:value-type="float" office:value="2.41248" calcext:value-type="float">
            <text:p>2.41248</text:p>
          </table:table-cell>
          <table:table-cell office:value-type="float" office:value="2.76026" calcext:value-type="float">
            <text:p>2.76026</text:p>
          </table:table-cell>
          <table:table-cell office:value-type="float" office:value="2.46072" calcext:value-type="float">
            <text:p>2.46072</text:p>
          </table:table-cell>
          <table:table-cell office:value-type="float" office:value="3.02532" calcext:value-type="float">
            <text:p>3.02532</text:p>
          </table:table-cell>
          <table:table-cell office:value-type="float" office:value="1.28954" calcext:value-type="float">
            <text:p>1.28954</text:p>
          </table:table-cell>
          <table:table-cell office:value-type="float" office:value="2.39" calcext:value-type="float">
            <text:p>2.39</text:p>
          </table:table-cell>
          <table:table-cell office:value-type="float" office:value="2.75952" calcext:value-type="float">
            <text:p>2.75952</text:p>
          </table:table-cell>
          <table:table-cell office:value-type="float" office:value="0.911124" calcext:value-type="float">
            <text:p>0.911124</text:p>
          </table:table-cell>
          <table:table-cell office:value-type="float" office:value="0.466288" calcext:value-type="float">
            <text:p>0.466288</text:p>
          </table:table-cell>
          <table:table-cell office:value-type="float" office:value="6.31263" calcext:value-type="float">
            <text:p>6.31263</text:p>
          </table:table-cell>
          <table:table-cell office:value-type="float" office:value="1.33191" calcext:value-type="float">
            <text:p>1.33191</text:p>
          </table:table-cell>
          <table:table-cell office:value-type="float" office:value="0.582186" calcext:value-type="float">
            <text:p>0.582186</text:p>
          </table:table-cell>
          <table:table-cell office:value-type="float" office:value="4.1547" calcext:value-type="float">
            <text:p>4.1547</text:p>
          </table:table-cell>
          <table:table-cell office:value-type="float" office:value="0.80158" calcext:value-type="float">
            <text:p>0.80158</text:p>
          </table:table-cell>
          <table:table-cell office:value-type="float" office:value="5.4043" calcext:value-type="float">
            <text:p>5.4043</text:p>
          </table:table-cell>
          <table:table-cell office:value-type="float" office:value="5.5115" calcext:value-type="float">
            <text:p>5.5115</text:p>
          </table:table-cell>
          <table:table-cell office:value-type="float" office:value="0.801691" calcext:value-type="float">
            <text:p>0.801691</text:p>
          </table:table-cell>
          <table:table-cell office:value-type="float" office:value="0" calcext:value-type="float">
            <text:p>0</text:p>
          </table:table-cell>
          <table:table-cell office:value-type="float" office:value="3.21564" calcext:value-type="float">
            <text:p>3.21564</text:p>
          </table:table-cell>
          <table:table-cell office:value-type="float" office:value="2.46524" calcext:value-type="float">
            <text:p>2.46524</text:p>
          </table:table-cell>
          <table:table-cell table:number-columns-repeated="2" office:value-type="float" office:value="3.98872" calcext:value-type="float">
            <text:p>3.988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style-name="ce25"/>
          <table:table-cell table:number-columns-repeated="6"/>
          <table:table-cell table:style-name="ce46" office:value-type="float" office:value="20" calcext:value-type="float">
            <text:p>20</text:p>
          </table:table-cell>
          <table:table-cell office:value-type="float" office:value="3.44702" calcext:value-type="float">
            <text:p>3.44702</text:p>
          </table:table-cell>
          <table:table-cell office:value-type="float" office:value="3.47446" calcext:value-type="float">
            <text:p>3.47446</text:p>
          </table:table-cell>
          <table:table-cell office:value-type="float" office:value="2.81555" calcext:value-type="float">
            <text:p>2.81555</text:p>
          </table:table-cell>
          <table:table-cell office:value-type="float" office:value="1.2529" calcext:value-type="float">
            <text:p>1.2529</text:p>
          </table:table-cell>
          <table:table-cell office:value-type="float" office:value="3.42645" calcext:value-type="float">
            <text:p>3.42645</text:p>
          </table:table-cell>
          <table:table-cell office:value-type="float" office:value="0.376589" calcext:value-type="float">
            <text:p>0.376589</text:p>
          </table:table-cell>
          <table:table-cell office:value-type="float" office:value="3.78561" calcext:value-type="float">
            <text:p>3.78561</text:p>
          </table:table-cell>
          <table:table-cell office:value-type="float" office:value="2.61154" calcext:value-type="float">
            <text:p>2.61154</text:p>
          </table:table-cell>
          <table:table-cell office:value-type="float" office:value="1.26398" calcext:value-type="float">
            <text:p>1.26398</text:p>
          </table:table-cell>
          <table:table-cell office:value-type="float" office:value="2.94956" calcext:value-type="float">
            <text:p>2.94956</text:p>
          </table:table-cell>
          <table:table-cell office:value-type="float" office:value="2.80614" calcext:value-type="float">
            <text:p>2.80614</text:p>
          </table:table-cell>
          <table:table-cell office:value-type="float" office:value="3.16741" calcext:value-type="float">
            <text:p>3.16741</text:p>
          </table:table-cell>
          <table:table-cell office:value-type="float" office:value="2.66022" calcext:value-type="float">
            <text:p>2.66022</text:p>
          </table:table-cell>
          <table:table-cell office:value-type="float" office:value="3.77626" calcext:value-type="float">
            <text:p>3.77626</text:p>
          </table:table-cell>
          <table:table-cell office:value-type="float" office:value="1.12448" calcext:value-type="float">
            <text:p>1.12448</text:p>
          </table:table-cell>
          <table:table-cell office:value-type="float" office:value="3.6378" calcext:value-type="float">
            <text:p>3.6378</text:p>
          </table:table-cell>
          <table:table-cell office:value-type="float" office:value="2.61594" calcext:value-type="float">
            <text:p>2.61594</text:p>
          </table:table-cell>
          <table:table-cell office:value-type="float" office:value="2.29778" calcext:value-type="float">
            <text:p>2.29778</text:p>
          </table:table-cell>
          <table:table-cell office:value-type="float" office:value="3.83084" calcext:value-type="float">
            <text:p>3.83084</text:p>
          </table:table-cell>
          <table:table-cell office:value-type="float" office:value="3.21564" calcext:value-type="float">
            <text:p>3.21564</text:p>
          </table:table-cell>
          <table:table-cell office:value-type="float" office:value="0" calcext:value-type="float">
            <text:p>0</text:p>
          </table:table-cell>
          <table:table-cell office:value-type="float" office:value="4.02936" calcext:value-type="float">
            <text:p>4.02936</text:p>
          </table:table-cell>
          <table:table-cell table:number-columns-repeated="2" office:value-type="float" office:value="4.29899" calcext:value-type="float">
            <text:p>4.298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style-name="ce25"/>
          <table:table-cell table:number-columns-repeated="6"/>
          <table:table-cell table:style-name="ce46" office:value-type="float" office:value="21" calcext:value-type="float">
            <text:p>21</text:p>
          </table:table-cell>
          <table:table-cell office:value-type="float" office:value="3.81226" calcext:value-type="float">
            <text:p>3.81226</text:p>
          </table:table-cell>
          <table:table-cell office:value-type="float" office:value="2.59651" calcext:value-type="float">
            <text:p>2.59651</text:p>
          </table:table-cell>
          <table:table-cell office:value-type="float" office:value="1.32052" calcext:value-type="float">
            <text:p>1.32052</text:p>
          </table:table-cell>
          <table:table-cell office:value-type="float" office:value="2.88513" calcext:value-type="float">
            <text:p>2.88513</text:p>
          </table:table-cell>
          <table:table-cell office:value-type="float" office:value="0.704648" calcext:value-type="float">
            <text:p>0.704648</text:p>
          </table:table-cell>
          <table:table-cell office:value-type="float" office:value="4.07572" calcext:value-type="float">
            <text:p>4.07572</text:p>
          </table:table-cell>
          <table:table-cell office:value-type="float" office:value="1.28791" calcext:value-type="float">
            <text:p>1.28791</text:p>
          </table:table-cell>
          <table:table-cell office:value-type="float" office:value="1.51243" calcext:value-type="float">
            <text:p>1.51243</text:p>
          </table:table-cell>
          <table:table-cell office:value-type="float" office:value="2.87594" calcext:value-type="float">
            <text:p>2.87594</text:p>
          </table:table-cell>
          <table:table-cell office:value-type="float" office:value="1.67709" calcext:value-type="float">
            <text:p>1.67709</text:p>
          </table:table-cell>
          <table:table-cell office:value-type="float" office:value="2.29017" calcext:value-type="float">
            <text:p>2.29017</text:p>
          </table:table-cell>
          <table:table-cell office:value-type="float" office:value="6.40295" calcext:value-type="float">
            <text:p>6.40295</text:p>
          </table:table-cell>
          <table:table-cell office:value-type="float" office:value="3.62188" calcext:value-type="float">
            <text:p>3.62188</text:p>
          </table:table-cell>
          <table:table-cell office:value-type="float" office:value="2.36839" calcext:value-type="float">
            <text:p>2.36839</text:p>
          </table:table-cell>
          <table:table-cell office:value-type="float" office:value="4.43317" calcext:value-type="float">
            <text:p>4.43317</text:p>
          </table:table-cell>
          <table:table-cell office:value-type="float" office:value="1.78448" calcext:value-type="float">
            <text:p>1.78448</text:p>
          </table:table-cell>
          <table:table-cell office:value-type="float" office:value="5.09653" calcext:value-type="float">
            <text:p>5.09653</text:p>
          </table:table-cell>
          <table:table-cell office:value-type="float" office:value="6.06213" calcext:value-type="float">
            <text:p>6.06213</text:p>
          </table:table-cell>
          <table:table-cell office:value-type="float" office:value="1.99848" calcext:value-type="float">
            <text:p>1.99848</text:p>
          </table:table-cell>
          <table:table-cell office:value-type="float" office:value="2.46524" calcext:value-type="float">
            <text:p>2.46524</text:p>
          </table:table-cell>
          <table:table-cell office:value-type="float" office:value="4.02936" calcext:value-type="float">
            <text:p>4.029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.37655" calcext:value-type="float">
            <text:p>6.376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style-name="ce25"/>
          <table:table-cell table:number-columns-repeated="6"/>
          <table:table-cell table:style-name="ce43" office:value-type="float" office:value="22" calcext:value-type="float">
            <text:p>22</text:p>
          </table:table-cell>
          <table:table-cell office:value-type="float" office:value="2.71682" calcext:value-type="float">
            <text:p>2.71682</text:p>
          </table:table-cell>
          <table:table-cell office:value-type="float" office:value="3.96612" calcext:value-type="float">
            <text:p>3.96612</text:p>
          </table:table-cell>
          <table:table-cell office:value-type="float" office:value="5.84665" calcext:value-type="float">
            <text:p>5.84665</text:p>
          </table:table-cell>
          <table:table-cell office:value-type="float" office:value="5.04326" calcext:value-type="float">
            <text:p>5.04326</text:p>
          </table:table-cell>
          <table:table-cell office:value-type="float" office:value="6.17228" calcext:value-type="float">
            <text:p>6.17228</text:p>
          </table:table-cell>
          <table:table-cell office:value-type="float" office:value="3.92427" calcext:value-type="float">
            <text:p>3.92427</text:p>
          </table:table-cell>
          <table:table-cell office:value-type="float" office:value="5.27799" calcext:value-type="float">
            <text:p>5.27799</text:p>
          </table:table-cell>
          <table:table-cell office:value-type="float" office:value="5.71678" calcext:value-type="float">
            <text:p>5.71678</text:p>
          </table:table-cell>
          <table:table-cell office:value-type="float" office:value="5.05154" calcext:value-type="float">
            <text:p>5.05154</text:p>
          </table:table-cell>
          <table:table-cell office:value-type="float" office:value="4.70034" calcext:value-type="float">
            <text:p>4.70034</text:p>
          </table:table-cell>
          <table:table-cell office:value-type="float" office:value="4.08681" calcext:value-type="float">
            <text:p>4.08681</text:p>
          </table:table-cell>
          <table:table-cell office:value-type="float" office:value="6.90866" calcext:value-type="float">
            <text:p>6.90866</text:p>
          </table:table-cell>
          <table:table-cell office:value-type="float" office:value="2.75707" calcext:value-type="float">
            <text:p>2.75707</text:p>
          </table:table-cell>
          <table:table-cell office:value-type="float" office:value="4.34594" calcext:value-type="float">
            <text:p>4.34594</text:p>
          </table:table-cell>
          <table:table-cell office:value-type="float" office:value="5.34826" calcext:value-type="float">
            <text:p>5.34826</text:p>
          </table:table-cell>
          <table:table-cell office:value-type="float" office:value="4.78337" calcext:value-type="float">
            <text:p>4.78337</text:p>
          </table:table-cell>
          <table:table-cell office:value-type="float" office:value="6.83686" calcext:value-type="float">
            <text:p>6.83686</text:p>
          </table:table-cell>
          <table:table-cell office:value-type="float" office:value="5.66017" calcext:value-type="float">
            <text:p>5.66017</text:p>
          </table:table-cell>
          <table:table-cell office:value-type="float" office:value="4.71103" calcext:value-type="float">
            <text:p>4.71103</text:p>
          </table:table-cell>
          <table:table-cell office:value-type="float" office:value="3.98872" calcext:value-type="float">
            <text:p>3.98872</text:p>
          </table:table-cell>
          <table:table-cell office:value-type="float" office:value="4.29899" calcext:value-type="float">
            <text:p>4.29899</text:p>
          </table:table-cell>
          <table:table-cell office:value-type="float" office:value="6.37655" calcext:value-type="float">
            <text:p>6.3765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style-name="ce25"/>
          <table:table-cell table:number-columns-repeated="6"/>
          <table:table-cell table:style-name="ce43" office:value-type="float" office:value="23" calcext:value-type="float">
            <text:p>23</text:p>
          </table:table-cell>
          <table:table-cell office:value-type="float" office:value="2.71682" calcext:value-type="float">
            <text:p>2.71682</text:p>
          </table:table-cell>
          <table:table-cell office:value-type="float" office:value="3.96612" calcext:value-type="float">
            <text:p>3.96612</text:p>
          </table:table-cell>
          <table:table-cell office:value-type="float" office:value="5.84665" calcext:value-type="float">
            <text:p>5.84665</text:p>
          </table:table-cell>
          <table:table-cell office:value-type="float" office:value="5.04326" calcext:value-type="float">
            <text:p>5.04326</text:p>
          </table:table-cell>
          <table:table-cell office:value-type="float" office:value="6.17228" calcext:value-type="float">
            <text:p>6.17228</text:p>
          </table:table-cell>
          <table:table-cell office:value-type="float" office:value="3.92427" calcext:value-type="float">
            <text:p>3.92427</text:p>
          </table:table-cell>
          <table:table-cell office:value-type="float" office:value="5.27799" calcext:value-type="float">
            <text:p>5.27799</text:p>
          </table:table-cell>
          <table:table-cell office:value-type="float" office:value="5.71678" calcext:value-type="float">
            <text:p>5.71678</text:p>
          </table:table-cell>
          <table:table-cell office:value-type="float" office:value="5.05154" calcext:value-type="float">
            <text:p>5.05154</text:p>
          </table:table-cell>
          <table:table-cell office:value-type="float" office:value="4.70034" calcext:value-type="float">
            <text:p>4.70034</text:p>
          </table:table-cell>
          <table:table-cell office:value-type="float" office:value="4.08681" calcext:value-type="float">
            <text:p>4.08681</text:p>
          </table:table-cell>
          <table:table-cell office:value-type="float" office:value="6.90866" calcext:value-type="float">
            <text:p>6.90866</text:p>
          </table:table-cell>
          <table:table-cell office:value-type="float" office:value="2.75707" calcext:value-type="float">
            <text:p>2.75707</text:p>
          </table:table-cell>
          <table:table-cell office:value-type="float" office:value="4.34594" calcext:value-type="float">
            <text:p>4.34594</text:p>
          </table:table-cell>
          <table:table-cell office:value-type="float" office:value="5.34826" calcext:value-type="float">
            <text:p>5.34826</text:p>
          </table:table-cell>
          <table:table-cell office:value-type="float" office:value="4.78337" calcext:value-type="float">
            <text:p>4.78337</text:p>
          </table:table-cell>
          <table:table-cell office:value-type="float" office:value="6.83686" calcext:value-type="float">
            <text:p>6.83686</text:p>
          </table:table-cell>
          <table:table-cell office:value-type="float" office:value="5.66017" calcext:value-type="float">
            <text:p>5.66017</text:p>
          </table:table-cell>
          <table:table-cell office:value-type="float" office:value="4.71103" calcext:value-type="float">
            <text:p>4.71103</text:p>
          </table:table-cell>
          <table:table-cell office:value-type="float" office:value="3.98872" calcext:value-type="float">
            <text:p>3.98872</text:p>
          </table:table-cell>
          <table:table-cell office:value-type="float" office:value="4.29899" calcext:value-type="float">
            <text:p>4.29899</text:p>
          </table:table-cell>
          <table:table-cell office:value-type="float" office:value="6.37655" calcext:value-type="float">
            <text:p>6.3765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style-name="ce25"/>
          <table:table-cell table:number-columns-repeated="6"/>
          <table:table-cell office:value-type="float" office:value="24" calcext:value-type="float">
            <text:p>24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style-name="ce25"/>
          <table:table-cell table:number-columns-repeated="6"/>
          <table:table-cell office:value-type="float" office:value="25" calcext:value-type="float">
            <text:p>25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style-name="ce25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formula="of:=[.O36]+0.08333" office:value-type="float" office:value="0.116439756097561" calcext:value-type="float">
            <text:p>0.116439756097561</text:p>
          </table:table-cell>
          <table:table-cell table:formula="of:=[.M32]+0.159934908380094" office:value-type="float" office:value="0.276374664477655" calcext:value-type="float">
            <text:p>0.276374664477655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formula="of:=[.L40]+0.08333" office:value-type="float" office:value="0.11870243902439" calcext:value-type="float">
            <text:p>0.11870243902439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ce39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5" calcext:value-type="float">
            <text:p>15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1" calcext:value-type="float">
            <text:p>21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990"/>
        </table:table-row>
        <table:table-row table:style-name="ro1">
          <table:table-cell table:style-name="ce25"/>
          <table:table-cell table:number-columns-repeated="6"/>
          <table:table-cell table:style-name="ce39" office:value-type="float" office:value="0" calcext:value-type="float">
            <text:p>0</text:p>
          </table:table-cell>
          <table:table-cell table:style-name="ce44" table:formula="of:=[.I4]/41" office:value-type="float" office:value="0" calcext:value-type="float">
            <text:p>0.0000</text:p>
          </table:table-cell>
          <table:table-cell table:style-name="ce44" table:formula="of:=[.J4]/41" office:value-type="float" office:value="0.0309112195121951" calcext:value-type="float">
            <text:p>0.0309</text:p>
          </table:table-cell>
          <table:table-cell table:style-name="ce44" table:formula="of:=[.K4]/41" office:value-type="float" office:value="0.0880639024390244" calcext:value-type="float">
            <text:p>0.0881</text:p>
          </table:table-cell>
          <table:table-cell table:style-name="ce44" table:formula="of:=[.L4]/41" office:value-type="float" office:value="0.0847536585365854" calcext:value-type="float">
            <text:p>0.0848</text:p>
          </table:table-cell>
          <table:table-cell table:style-name="ce44" table:formula="of:=[.M4]/41" office:value-type="float" office:value="0.0917363414634146" calcext:value-type="float">
            <text:p>0.0917</text:p>
          </table:table-cell>
          <table:table-cell table:style-name="ce44" table:formula="of:=[.N4]/41" office:value-type="float" office:value="0.0766014634146341" calcext:value-type="float">
            <text:p>0.0766</text:p>
          </table:table-cell>
          <table:table-cell table:style-name="ce44" table:formula="of:=[.O4]/41" office:value-type="float" office:value="0.0638134146341463" calcext:value-type="float">
            <text:p>0.0638</text:p>
          </table:table-cell>
          <table:table-cell table:style-name="ce44" table:formula="of:=[.P4]/41" office:value-type="float" office:value="0.086419756097561" calcext:value-type="float">
            <text:p>0.0864</text:p>
          </table:table-cell>
          <table:table-cell table:style-name="ce44" table:formula="of:=[.Q4]/41" office:value-type="float" office:value="0.0848348780487805" calcext:value-type="float">
            <text:p>0.0848</text:p>
          </table:table-cell>
          <table:table-cell table:style-name="ce44" table:formula="of:=[.R4]/41" office:value-type="float" office:value="0.0536580487804878" calcext:value-type="float">
            <text:p>0.0537</text:p>
          </table:table-cell>
          <table:table-cell table:style-name="ce44" table:formula="of:=[.S4]/41" office:value-type="float" office:value="0.0390187804878049" calcext:value-type="float">
            <text:p>0.0390</text:p>
          </table:table-cell>
          <table:table-cell table:style-name="ce44" table:formula="of:=[.T4]/41" office:value-type="float" office:value="0.161109268292683" calcext:value-type="float">
            <text:p>0.1611</text:p>
          </table:table-cell>
          <table:table-cell table:style-name="ce44" table:formula="of:=[.U4]/41" office:value-type="float" office:value="0.0192239024390244" calcext:value-type="float">
            <text:p>0.0192</text:p>
          </table:table-cell>
          <table:table-cell table:style-name="ce44" table:formula="of:=[.V4]/41" office:value-type="float" office:value="0.0397904878048781" calcext:value-type="float">
            <text:p>0.0398</text:p>
          </table:table-cell>
          <table:table-cell table:style-name="ce44" table:formula="of:=[.W4]/41" office:value-type="float" office:value="0.110742195121951" calcext:value-type="float">
            <text:p>0.1107</text:p>
          </table:table-cell>
          <table:table-cell table:style-name="ce44" table:formula="of:=[.X4]/41" office:value-type="float" office:value="0.0513478048780488" calcext:value-type="float">
            <text:p>0.0513</text:p>
          </table:table-cell>
          <table:table-cell table:style-name="ce44" table:formula="of:=[.Y4]/41" office:value-type="float" office:value="0.145359024390244" calcext:value-type="float">
            <text:p>0.1454</text:p>
          </table:table-cell>
          <table:table-cell table:style-name="ce44" table:formula="of:=[.Z4]/41" office:value-type="float" office:value="0.136650731707317" calcext:value-type="float">
            <text:p>0.1367</text:p>
          </table:table-cell>
          <table:table-cell table:style-name="ce44" table:formula="of:=[.AA4]/41" office:value-type="float" office:value="0.0488785365853659" calcext:value-type="float">
            <text:p>0.0489</text:p>
          </table:table-cell>
          <table:table-cell table:style-name="ce44" table:formula="of:=[.AB4]/41" office:value-type="float" office:value="0.0328739024390244" calcext:value-type="float">
            <text:p>0.0329</text:p>
          </table:table-cell>
          <table:table-cell table:style-name="ce44" table:formula="of:=[.AC4]/41" office:value-type="float" office:value="0.0840736585365854" calcext:value-type="float">
            <text:p>0.0841</text:p>
          </table:table-cell>
          <table:table-cell table:style-name="ce44" table:formula="of:=[.AD4]/41" office:value-type="float" office:value="0.0929819512195122" calcext:value-type="float">
            <text:p>0.0930</text:p>
          </table:table-cell>
          <table:table-cell table:style-name="ce44" table:formula="of:=[.AE4]/41" office:value-type="float" office:value="0.0662639024390244" calcext:value-type="float">
            <text:p>0.0663</text:p>
          </table:table-cell>
          <table:table-cell table:style-name="ce44" table:formula="of:=[.AF4]/41" office:value-type="float" office:value="0.0662639024390244" calcext:value-type="float">
            <text:p>0.0663</text:p>
          </table:table-cell>
          <table:table-cell table:style-name="ce44" table:formula="of:=[.AG4]/41" office:value-type="float" office:value="0" calcext:value-type="float">
            <text:p>0.0000</text:p>
          </table:table-cell>
          <table:table-cell table:style-name="ce44" table:formula="of:=[.AH4]/41" office:value-type="float" office:value="0" calcext:value-type="float">
            <text:p>0.0000</text:p>
          </table:table-cell>
          <table:table-cell table:number-columns-repeated="990"/>
        </table:table-row>
        <table:table-row table:style-name="ro1">
          <table:table-cell table:style-name="ce25"/>
          <table:table-cell table:number-columns-repeated="6"/>
          <table:table-cell table:style-name="ce39" office:value-type="float" office:value="1" calcext:value-type="float">
            <text:p>1</text:p>
          </table:table-cell>
          <table:table-cell table:style-name="ce44" table:formula="of:=[.I5]/41" office:value-type="float" office:value="0.0309112195121951" calcext:value-type="float">
            <text:p>0.0309</text:p>
          </table:table-cell>
          <table:table-cell table:style-name="ce44" table:formula="of:=[.J5]/41" office:value-type="float" office:value="0" calcext:value-type="float">
            <text:p>0.0000</text:p>
          </table:table-cell>
          <table:table-cell table:style-name="ce44" table:formula="of:=[.K5]/41" office:value-type="float" office:value="0.0646707317073171" calcext:value-type="float">
            <text:p>0.0647</text:p>
          </table:table-cell>
          <table:table-cell table:style-name="ce44" table:formula="of:=[.L5]/41" office:value-type="float" office:value="0.0741929268292683" calcext:value-type="float">
            <text:p>0.0742</text:p>
          </table:table-cell>
          <table:table-cell table:style-name="ce44" table:formula="of:=[.M5]/41" office:value-type="float" office:value="0.0647639024390244" calcext:value-type="float">
            <text:p>0.0648</text:p>
          </table:table-cell>
          <table:table-cell table:style-name="ce44" table:formula="of:=[.N5]/41" office:value-type="float" office:value="0.0798012195121951" calcext:value-type="float">
            <text:p>0.0798</text:p>
          </table:table-cell>
          <table:table-cell table:style-name="ce44" table:formula="of:=[.O5]/41" office:value-type="float" office:value="0.033109756097561" calcext:value-type="float">
            <text:p>0.0331</text:p>
          </table:table-cell>
          <table:table-cell table:style-name="ce44" table:formula="of:=[.P5]/41" office:value-type="float" office:value="0.0643980487804878" calcext:value-type="float">
            <text:p>0.0644</text:p>
          </table:table-cell>
          <table:table-cell table:style-name="ce44" table:formula="of:=[.Q5]/41" office:value-type="float" office:value="0.0741753658536585" calcext:value-type="float">
            <text:p>0.0742</text:p>
          </table:table-cell>
          <table:table-cell table:style-name="ce44" table:formula="of:=[.R5]/41" office:value-type="float" office:value="0.0277890243902439" calcext:value-type="float">
            <text:p>0.0278</text:p>
          </table:table-cell>
          <table:table-cell table:style-name="ce44" table:formula="of:=[.S5]/41" office:value-type="float" office:value="0.018241512195122" calcext:value-type="float">
            <text:p>0.0182</text:p>
          </table:table-cell>
          <table:table-cell table:style-name="ce44" table:formula="of:=[.T5]/41" office:value-type="float" office:value="0.16059" calcext:value-type="float">
            <text:p>0.1606</text:p>
          </table:table-cell>
          <table:table-cell table:style-name="ce44" table:formula="of:=[.U5]/41" office:value-type="float" office:value="0.0345490243902439" calcext:value-type="float">
            <text:p>0.0345</text:p>
          </table:table-cell>
          <table:table-cell table:style-name="ce44" table:formula="of:=[.V5]/41" office:value-type="float" office:value="0.0101044146341463" calcext:value-type="float">
            <text:p>0.0101</text:p>
          </table:table-cell>
          <table:table-cell table:style-name="ce44" table:formula="of:=[.W5]/41" office:value-type="float" office:value="0.107999756097561" calcext:value-type="float">
            <text:p>0.1080</text:p>
          </table:table-cell>
          <table:table-cell table:style-name="ce44" table:formula="of:=[.X5]/41" office:value-type="float" office:value="0.0205373170731707" calcext:value-type="float">
            <text:p>0.0205</text:p>
          </table:table-cell>
          <table:table-cell table:style-name="ce44" table:formula="of:=[.Y5]/41" office:value-type="float" office:value="0.138664390243902" calcext:value-type="float">
            <text:p>0.1387</text:p>
          </table:table-cell>
          <table:table-cell table:style-name="ce44" table:formula="of:=[.Z5]/41" office:value-type="float" office:value="0.140659024390244" calcext:value-type="float">
            <text:p>0.1407</text:p>
          </table:table-cell>
          <table:table-cell table:style-name="ce44" table:formula="of:=[.AA5]/41" office:value-type="float" office:value="0.018197" calcext:value-type="float">
            <text:p>0.0182</text:p>
          </table:table-cell>
          <table:table-cell table:style-name="ce44" table:formula="of:=[.AB5]/41" office:value-type="float" office:value="0.006872" calcext:value-type="float">
            <text:p>0.0069</text:p>
          </table:table-cell>
          <table:table-cell table:style-name="ce44" table:formula="of:=[.AC5]/41" office:value-type="float" office:value="0.0847429268292683" calcext:value-type="float">
            <text:p>0.0847</text:p>
          </table:table-cell>
          <table:table-cell table:style-name="ce44" table:formula="of:=[.AD5]/41" office:value-type="float" office:value="0.063329512195122" calcext:value-type="float">
            <text:p>0.0633</text:p>
          </table:table-cell>
          <table:table-cell table:style-name="ce44" table:formula="of:=[.AE5]/41" office:value-type="float" office:value="0.0967346341463415" calcext:value-type="float">
            <text:p>0.0967</text:p>
          </table:table-cell>
          <table:table-cell table:style-name="ce44" table:formula="of:=[.AF5]/41" office:value-type="float" office:value="0.0967346341463415" calcext:value-type="float">
            <text:p>0.0967</text:p>
          </table:table-cell>
          <table:table-cell table:style-name="ce44" table:formula="of:=[.AG5]/41" office:value-type="float" office:value="0" calcext:value-type="float">
            <text:p>0.0000</text:p>
          </table:table-cell>
          <table:table-cell table:style-name="ce44" table:formula="of:=[.AH5]/41" office:value-type="float" office:value="0" calcext:value-type="float">
            <text:p>0.0000</text:p>
          </table:table-cell>
          <table:table-cell table:number-columns-repeated="990"/>
        </table:table-row>
        <table:table-row table:style-name="ro1">
          <table:table-cell table:style-name="ce25"/>
          <table:table-cell table:number-columns-repeated="4"/>
          <table:table-cell table:style-name="ce35" table:number-columns-repeated="2"/>
          <table:table-cell table:style-name="ce39" office:value-type="float" office:value="2" calcext:value-type="float">
            <text:p>2</text:p>
          </table:table-cell>
          <table:table-cell table:style-name="ce44" table:formula="of:=[.I6]/41" office:value-type="float" office:value="0.0880639024390244" calcext:value-type="float">
            <text:p>0.0881</text:p>
          </table:table-cell>
          <table:table-cell table:style-name="ce44" table:formula="of:=[.J6]/41" office:value-type="float" office:value="0.0646707317073171" calcext:value-type="float">
            <text:p>0.0647</text:p>
          </table:table-cell>
          <table:table-cell table:style-name="ce44" table:formula="of:=[.K6]/41" office:value-type="float" office:value="0" calcext:value-type="float">
            <text:p>0.0000</text:p>
          </table:table-cell>
          <table:table-cell table:style-name="ce44" table:formula="of:=[.L6]/41" office:value-type="float" office:value="0.0391570731707317" calcext:value-type="float">
            <text:p>0.0392</text:p>
          </table:table-cell>
          <table:table-cell table:style-name="ce44" table:formula="of:=[.M6]/41" office:value-type="float" office:value="0.0154993658536585" calcext:value-type="float">
            <text:p>0.0155</text:p>
          </table:table-cell>
          <table:table-cell table:style-name="ce44" table:formula="of:=[.N6]/41" office:value-type="float" office:value="0.0713434146341464" calcext:value-type="float">
            <text:p>0.0713</text:p>
          </table:table-cell>
          <table:table-cell table:style-name="ce44" table:formula="of:=[.O6]/41" office:value-type="float" office:value="0.0446270731707317" calcext:value-type="float">
            <text:p>0.0446</text:p>
          </table:table-cell>
          <table:table-cell table:style-name="ce44" table:formula="of:=[.P6]/41" office:value-type="float" office:value="0.00500348780487805" calcext:value-type="float">
            <text:p>0.0050</text:p>
          </table:table-cell>
          <table:table-cell table:style-name="ce44" table:formula="of:=[.Q6]/41" office:value-type="float" office:value="0.0389124390243902" calcext:value-type="float">
            <text:p>0.0389</text:p>
          </table:table-cell>
          <table:table-cell table:style-name="ce44" table:formula="of:=[.R6]/41" office:value-type="float" office:value="0.0368921951219512" calcext:value-type="float">
            <text:p>0.0369</text:p>
          </table:table-cell>
          <table:table-cell table:style-name="ce44" table:formula="of:=[.S6]/41" office:value-type="float" office:value="0.0494939024390244" calcext:value-type="float">
            <text:p>0.0495</text:p>
          </table:table-cell>
          <table:table-cell table:style-name="ce44" table:formula="of:=[.T6]/41" office:value-type="float" office:value="0.124096097560976" calcext:value-type="float">
            <text:p>0.1241</text:p>
          </table:table-cell>
          <table:table-cell table:style-name="ce44" table:formula="of:=[.U6]/41" office:value-type="float" office:value="0.0771058536585366" calcext:value-type="float">
            <text:p>0.0771</text:p>
          </table:table-cell>
          <table:table-cell table:style-name="ce44" table:formula="of:=[.V6]/41" office:value-type="float" office:value="0.0640163414634146" calcext:value-type="float">
            <text:p>0.0640</text:p>
          </table:table-cell>
          <table:table-cell table:style-name="ce44" table:formula="of:=[.W6]/41" office:value-type="float" office:value="0.0760856097560976" calcext:value-type="float">
            <text:p>0.0761</text:p>
          </table:table-cell>
          <table:table-cell table:style-name="ce44" table:formula="of:=[.X6]/41" office:value-type="float" office:value="0.0512160975609756" calcext:value-type="float">
            <text:p>0.0512</text:p>
          </table:table-cell>
          <table:table-cell table:style-name="ce44" table:formula="of:=[.Y6]/41" office:value-type="float" office:value="0.0929509756097561" calcext:value-type="float">
            <text:p>0.0930</text:p>
          </table:table-cell>
          <table:table-cell table:style-name="ce44" table:formula="of:=[.Z6]/41" office:value-type="float" office:value="0.115931219512195" calcext:value-type="float">
            <text:p>0.1159</text:p>
          </table:table-cell>
          <table:table-cell table:style-name="ce44" table:formula="of:=[.AA6]/41" office:value-type="float" office:value="0.0579456097560976" calcext:value-type="float">
            <text:p>0.0579</text:p>
          </table:table-cell>
          <table:table-cell table:style-name="ce44" table:formula="of:=[.AB6]/41" office:value-type="float" office:value="0.0588409756097561" calcext:value-type="float">
            <text:p>0.0588</text:p>
          </table:table-cell>
          <table:table-cell table:style-name="ce44" table:formula="of:=[.AC6]/41" office:value-type="float" office:value="0.0686719512195122" calcext:value-type="float">
            <text:p>0.0687</text:p>
          </table:table-cell>
          <table:table-cell table:style-name="ce44" table:formula="of:=[.AD6]/41" office:value-type="float" office:value="0.0322078048780488" calcext:value-type="float">
            <text:p>0.0322</text:p>
          </table:table-cell>
          <table:table-cell table:style-name="ce44" table:formula="of:=[.AE6]/41" office:value-type="float" office:value="0.142601219512195" calcext:value-type="float">
            <text:p>0.1426</text:p>
          </table:table-cell>
          <table:table-cell table:style-name="ce44" table:formula="of:=[.AF6]/41" office:value-type="float" office:value="0.142601219512195" calcext:value-type="float">
            <text:p>0.1426</text:p>
          </table:table-cell>
          <table:table-cell table:style-name="ce44" table:formula="of:=[.AG6]/41" office:value-type="float" office:value="0" calcext:value-type="float">
            <text:p>0.0000</text:p>
          </table:table-cell>
          <table:table-cell table:style-name="ce44" table:formula="of:=[.AH6]/41" office:value-type="float" office:value="0" calcext:value-type="float">
            <text:p>0.0000</text:p>
          </table:table-cell>
          <table:table-cell table:number-columns-repeated="990"/>
        </table:table-row>
        <table:table-row table:style-name="ro1">
          <table:table-cell table:style-name="ce25"/>
          <table:table-cell table:number-columns-repeated="4"/>
          <table:table-cell table:style-name="ce35" table:number-columns-repeated="2"/>
          <table:table-cell table:style-name="ce39" office:value-type="float" office:value="3" calcext:value-type="float">
            <text:p>3</text:p>
          </table:table-cell>
          <table:table-cell table:style-name="ce44" table:formula="of:=[.I7]/41" office:value-type="float" office:value="0.0847536585365854" calcext:value-type="float">
            <text:p>0.0848</text:p>
          </table:table-cell>
          <table:table-cell table:style-name="ce44" table:formula="of:=[.J7]/41" office:value-type="float" office:value="0.0741929268292683" calcext:value-type="float">
            <text:p>0.0742</text:p>
          </table:table-cell>
          <table:table-cell table:style-name="ce44" table:formula="of:=[.K7]/41" office:value-type="float" office:value="0.0391570731707317" calcext:value-type="float">
            <text:p>0.0392</text:p>
          </table:table-cell>
          <table:table-cell table:style-name="ce44" table:formula="of:=[.L7]/41" office:value-type="float" office:value="0" calcext:value-type="float">
            <text:p>0.0000</text:p>
          </table:table-cell>
          <table:table-cell table:style-name="ce44" table:formula="of:=[.M7]/41" office:value-type="float" office:value="0.0545217073170732" calcext:value-type="float">
            <text:p>0.0545</text:p>
          </table:table-cell>
          <table:table-cell table:style-name="ce44" table:formula="of:=[.N7]/41" office:value-type="float" office:value="0.0353724390243902" calcext:value-type="float">
            <text:p>0.0354</text:p>
          </table:table-cell>
          <table:table-cell table:style-name="ce44" table:formula="of:=[.O7]/41" office:value-type="float" office:value="0.0711156097560976" calcext:value-type="float">
            <text:p>0.0711</text:p>
          </table:table-cell>
          <table:table-cell table:style-name="ce44" table:formula="of:=[.P7]/41" office:value-type="float" office:value="0.0341612195121951" calcext:value-type="float">
            <text:p>0.0342</text:p>
          </table:table-cell>
          <table:table-cell table:style-name="ce44" table:formula="of:=[.Q7]/41" office:value-type="float" office:value="0.000271524390243902" calcext:value-type="float">
            <text:p>0.0003</text:p>
          </table:table-cell>
          <table:table-cell table:style-name="ce44" table:formula="of:=[.R7]/41" office:value-type="float" office:value="0.0530956097560976" calcext:value-type="float">
            <text:p>0.0531</text:p>
          </table:table-cell>
          <table:table-cell table:style-name="ce44" table:formula="of:=[.S7]/41" office:value-type="float" office:value="0.0559826829268293" calcext:value-type="float">
            <text:p>0.0560</text:p>
          </table:table-cell>
          <table:table-cell table:style-name="ce44" table:formula="of:=[.T7]/41" office:value-type="float" office:value="0.0901946341463415" calcext:value-type="float">
            <text:p>0.0902</text:p>
          </table:table-cell>
          <table:table-cell table:style-name="ce44" table:formula="of:=[.U7]/41" office:value-type="float" office:value="0.0676163414634146" calcext:value-type="float">
            <text:p>0.0676</text:p>
          </table:table-cell>
          <table:table-cell table:style-name="ce44" table:formula="of:=[.V7]/41" office:value-type="float" office:value="0.0787885365853659" calcext:value-type="float">
            <text:p>0.0788</text:p>
          </table:table-cell>
          <table:table-cell table:style-name="ce44" table:formula="of:=[.W7]/41" office:value-type="float" office:value="0.0387339024390244" calcext:value-type="float">
            <text:p>0.0387</text:p>
          </table:table-cell>
          <table:table-cell table:style-name="ce44" table:formula="of:=[.X7]/41" office:value-type="float" office:value="0.0711751219512195" calcext:value-type="float">
            <text:p>0.0712</text:p>
          </table:table-cell>
          <table:table-cell table:style-name="ce44" table:formula="of:=[.Y7]/41" office:value-type="float" office:value="0.0646529268292683" calcext:value-type="float">
            <text:p>0.0647</text:p>
          </table:table-cell>
          <table:table-cell table:style-name="ce44" table:formula="of:=[.Z7]/41" office:value-type="float" office:value="0.0777917073170732" calcext:value-type="float">
            <text:p>0.0778</text:p>
          </table:table-cell>
          <table:table-cell table:style-name="ce44" table:formula="of:=[.AA7]/41" office:value-type="float" office:value="0.0771329268292683" calcext:value-type="float">
            <text:p>0.0771</text:p>
          </table:table-cell>
          <table:table-cell table:style-name="ce44" table:formula="of:=[.AB7]/41" office:value-type="float" office:value="0.0673234146341463" calcext:value-type="float">
            <text:p>0.0673</text:p>
          </table:table-cell>
          <table:table-cell table:style-name="ce44" table:formula="of:=[.AC7]/41" office:value-type="float" office:value="0.0305585365853658" calcext:value-type="float">
            <text:p>0.0306</text:p>
          </table:table-cell>
          <table:table-cell table:style-name="ce44" table:formula="of:=[.AD7]/41" office:value-type="float" office:value="0.0703690243902439" calcext:value-type="float">
            <text:p>0.0704</text:p>
          </table:table-cell>
          <table:table-cell table:style-name="ce44" table:formula="of:=[.AE7]/41" office:value-type="float" office:value="0.123006341463415" calcext:value-type="float">
            <text:p>0.1230</text:p>
          </table:table-cell>
          <table:table-cell table:style-name="ce44" table:formula="of:=[.AF7]/41" office:value-type="float" office:value="0.123006341463415" calcext:value-type="float">
            <text:p>0.1230</text:p>
          </table:table-cell>
          <table:table-cell table:style-name="ce44" table:formula="of:=[.AG7]/41" office:value-type="float" office:value="0" calcext:value-type="float">
            <text:p>0.0000</text:p>
          </table:table-cell>
          <table:table-cell table:style-name="ce44" table:formula="of:=[.AH7]/41" office:value-type="float" office:value="0" calcext:value-type="float">
            <text:p>0.0000</text:p>
          </table:table-cell>
          <table:table-cell table:number-columns-repeated="990"/>
        </table:table-row>
        <table:table-row table:style-name="ro1">
          <table:table-cell table:style-name="ce25"/>
          <table:table-cell table:number-columns-repeated="4"/>
          <table:table-cell table:style-name="ce35" table:number-columns-repeated="2"/>
          <table:table-cell table:style-name="ce39" office:value-type="float" office:value="4" calcext:value-type="float">
            <text:p>4</text:p>
          </table:table-cell>
          <table:table-cell table:style-name="ce44" table:formula="of:=[.I8]/41" office:value-type="float" office:value="0.0917363414634146" calcext:value-type="float">
            <text:p>0.0917</text:p>
          </table:table-cell>
          <table:table-cell table:style-name="ce44" table:formula="of:=[.J8]/41" office:value-type="float" office:value="0.0647639024390244" calcext:value-type="float">
            <text:p>0.0648</text:p>
          </table:table-cell>
          <table:table-cell table:style-name="ce44" table:formula="of:=[.K8]/41" office:value-type="float" office:value="0.0154993658536585" calcext:value-type="float">
            <text:p>0.0155</text:p>
          </table:table-cell>
          <table:table-cell table:style-name="ce44" table:formula="of:=[.L8]/41" office:value-type="float" office:value="0.0545217073170732" calcext:value-type="float">
            <text:p>0.0545</text:p>
          </table:table-cell>
          <table:table-cell table:style-name="ce44" table:formula="of:=[.M8]/41" office:value-type="float" office:value="0" calcext:value-type="float">
            <text:p>0.0000</text:p>
          </table:table-cell>
          <table:table-cell table:style-name="ce44" table:formula="of:=[.N8]/41" office:value-type="float" office:value="0.0856531707317073" calcext:value-type="float">
            <text:p>0.0857</text:p>
          </table:table-cell>
          <table:table-cell table:style-name="ce44" table:formula="of:=[.O8]/41" office:value-type="float" office:value="0.0379431707317073" calcext:value-type="float">
            <text:p>0.0379</text:p>
          </table:table-cell>
          <table:table-cell table:style-name="ce44" table:formula="of:=[.P8]/41" office:value-type="float" office:value="0.0204217317073171" calcext:value-type="float">
            <text:p>0.0204</text:p>
          </table:table-cell>
          <table:table-cell table:style-name="ce44" table:formula="of:=[.Q8]/41" office:value-type="float" office:value="0.0542826829268293" calcext:value-type="float">
            <text:p>0.0543</text:p>
          </table:table-cell>
          <table:table-cell table:style-name="ce44" table:formula="of:=[.R8]/41" office:value-type="float" office:value="0.0381226829268293" calcext:value-type="float">
            <text:p>0.0381</text:p>
          </table:table-cell>
          <table:table-cell table:style-name="ce44" table:formula="of:=[.S8]/41" office:value-type="float" office:value="0.0528170731707317" calcext:value-type="float">
            <text:p>0.0528</text:p>
          </table:table-cell>
          <table:table-cell table:style-name="ce44" table:formula="of:=[.T8]/41" office:value-type="float" office:value="0.139046341463415" calcext:value-type="float">
            <text:p>0.1390</text:p>
          </table:table-cell>
          <table:table-cell table:style-name="ce44" table:formula="of:=[.U8]/41" office:value-type="float" office:value="0.0836492682926829" calcext:value-type="float">
            <text:p>0.0836</text:p>
          </table:table-cell>
          <table:table-cell table:style-name="ce44" table:formula="of:=[.V8]/41" office:value-type="float" office:value="0.0617029268292683" calcext:value-type="float">
            <text:p>0.0617</text:p>
          </table:table-cell>
          <table:table-cell table:style-name="ce44" table:formula="of:=[.W8]/41" office:value-type="float" office:value="0.0915626829268293" calcext:value-type="float">
            <text:p>0.0916</text:p>
          </table:table-cell>
          <table:table-cell table:style-name="ce44" table:formula="of:=[.X8]/41" office:value-type="float" office:value="0.0476214634146341" calcext:value-type="float">
            <text:p>0.0476</text:p>
          </table:table-cell>
          <table:table-cell table:style-name="ce44" table:formula="of:=[.Y8]/41" office:value-type="float" office:value="0.107132195121951" calcext:value-type="float">
            <text:p>0.1071</text:p>
          </table:table-cell>
          <table:table-cell table:style-name="ce44" table:formula="of:=[.Z8]/41" office:value-type="float" office:value="0.131424146341463" calcext:value-type="float">
            <text:p>0.1314</text:p>
          </table:table-cell>
          <table:table-cell table:style-name="ce44" table:formula="of:=[.AA8]/41" office:value-type="float" office:value="0.0539731707317073" calcext:value-type="float">
            <text:p>0.0540</text:p>
          </table:table-cell>
          <table:table-cell table:style-name="ce44" table:formula="of:=[.AB8]/41" office:value-type="float" office:value="0.0600175609756098" calcext:value-type="float">
            <text:p>0.0600</text:p>
          </table:table-cell>
          <table:table-cell table:style-name="ce44" table:formula="of:=[.AC8]/41" office:value-type="float" office:value="0.0835719512195122" calcext:value-type="float">
            <text:p>0.0836</text:p>
          </table:table-cell>
          <table:table-cell table:style-name="ce44" table:formula="of:=[.AD8]/41" office:value-type="float" office:value="0.0171865365853659" calcext:value-type="float">
            <text:p>0.0172</text:p>
          </table:table-cell>
          <table:table-cell table:style-name="ce44" table:formula="of:=[.AE8]/41" office:value-type="float" office:value="0.150543414634146" calcext:value-type="float">
            <text:p>0.1505</text:p>
          </table:table-cell>
          <table:table-cell table:style-name="ce44" table:formula="of:=[.AF8]/41" office:value-type="float" office:value="0.150543414634146" calcext:value-type="float">
            <text:p>0.1505</text:p>
          </table:table-cell>
          <table:table-cell table:style-name="ce44" table:formula="of:=[.AG8]/41" office:value-type="float" office:value="0" calcext:value-type="float">
            <text:p>0.0000</text:p>
          </table:table-cell>
          <table:table-cell table:style-name="ce44" table:formula="of:=[.AH8]/41" office:value-type="float" office:value="0" calcext:value-type="float">
            <text:p>0.0000</text:p>
          </table:table-cell>
          <table:table-cell table:number-columns-repeated="990"/>
        </table:table-row>
        <table:table-row table:style-name="ro1">
          <table:table-cell table:style-name="ce25"/>
          <table:table-cell table:number-columns-repeated="4"/>
          <table:table-cell table:style-name="ce35" table:number-columns-repeated="2"/>
          <table:table-cell table:style-name="ce40" office:value-type="float" office:value="5" calcext:value-type="float">
            <text:p>5</text:p>
          </table:table-cell>
          <table:table-cell table:style-name="ce44" table:formula="of:=[.I9]/41" office:value-type="float" office:value="0.0766014634146341" calcext:value-type="float">
            <text:p>0.0766</text:p>
          </table:table-cell>
          <table:table-cell table:style-name="ce44" table:formula="of:=[.J9]/41" office:value-type="float" office:value="0.0798012195121951" calcext:value-type="float">
            <text:p>0.0798</text:p>
          </table:table-cell>
          <table:table-cell table:style-name="ce44" table:formula="of:=[.K9]/41" office:value-type="float" office:value="0.0713434146341464" calcext:value-type="float">
            <text:p>0.0713</text:p>
          </table:table-cell>
          <table:table-cell table:style-name="ce44" table:formula="of:=[.L9]/41" office:value-type="float" office:value="0.0353724390243902" calcext:value-type="float">
            <text:p>0.0354</text:p>
          </table:table-cell>
          <table:table-cell table:style-name="ce44" table:formula="of:=[.M9]/41" office:value-type="float" office:value="0.0856531707317073" calcext:value-type="float">
            <text:p>0.0857</text:p>
          </table:table-cell>
          <table:table-cell table:style-name="ce44" table:formula="of:=[.N9]/41" office:value-type="float" office:value="0" calcext:value-type="float">
            <text:p>0.0000</text:p>
          </table:table-cell>
          <table:table-cell table:style-name="ce44" table:formula="of:=[.O9]/41" office:value-type="float" office:value="0.0905156097560976" calcext:value-type="float">
            <text:p>0.0905</text:p>
          </table:table-cell>
          <table:table-cell table:style-name="ce44" table:formula="of:=[.P9]/41" office:value-type="float" office:value="0.0664778048780488" calcext:value-type="float">
            <text:p>0.0665</text:p>
          </table:table-cell>
          <table:table-cell table:style-name="ce44" table:formula="of:=[.Q9]/41" office:value-type="float" office:value="0.0356412195121951" calcext:value-type="float">
            <text:p>0.0356</text:p>
          </table:table-cell>
          <table:table-cell table:style-name="ce44" table:formula="of:=[.R9]/41" office:value-type="float" office:value="0.0698048780487805" calcext:value-type="float">
            <text:p>0.0698</text:p>
          </table:table-cell>
          <table:table-cell table:style-name="ce44" table:formula="of:=[.S9]/41" office:value-type="float" office:value="0.0644853658536585" calcext:value-type="float">
            <text:p>0.0645</text:p>
          </table:table-cell>
          <table:table-cell table:style-name="ce44" table:formula="of:=[.T9]/41" office:value-type="float" office:value="0.0845280487804878" calcext:value-type="float">
            <text:p>0.0845</text:p>
          </table:table-cell>
          <table:table-cell table:style-name="ce44" table:formula="of:=[.U9]/41" office:value-type="float" office:value="0.057380487804878" calcext:value-type="float">
            <text:p>0.0574</text:p>
          </table:table-cell>
          <table:table-cell table:style-name="ce44" table:formula="of:=[.V9]/41" office:value-type="float" office:value="0.0877682926829268" calcext:value-type="float">
            <text:p>0.0878</text:p>
          </table:table-cell>
          <table:table-cell table:style-name="ce44" table:formula="of:=[.W9]/41" office:value-type="float" office:value="0.0362670731707317" calcext:value-type="float">
            <text:p>0.0363</text:p>
          </table:table-cell>
          <table:table-cell table:style-name="ce44" table:formula="of:=[.X9]/41" office:value-type="float" office:value="0.0857312195121951" calcext:value-type="float">
            <text:p>0.0857</text:p>
          </table:table-cell>
          <table:table-cell table:style-name="ce44" table:formula="of:=[.Y9]/41" office:value-type="float" office:value="0.0728034146341463" calcext:value-type="float">
            <text:p>0.0728</text:p>
          </table:table-cell>
          <table:table-cell table:style-name="ce44" table:formula="of:=[.Z9]/41" office:value-type="float" office:value="0.0611841463414634" calcext:value-type="float">
            <text:p>0.0612</text:p>
          </table:table-cell>
          <table:table-cell table:style-name="ce44" table:formula="of:=[.AA9]/41" office:value-type="float" office:value="0.0899546341463415" calcext:value-type="float">
            <text:p>0.0900</text:p>
          </table:table-cell>
          <table:table-cell table:style-name="ce44" table:formula="of:=[.AB9]/41" office:value-type="float" office:value="0.0737882926829268" calcext:value-type="float">
            <text:p>0.0738</text:p>
          </table:table-cell>
          <table:table-cell table:style-name="ce44" table:formula="of:=[.AC9]/41" office:value-type="float" office:value="0.00918509756097561" calcext:value-type="float">
            <text:p>0.0092</text:p>
          </table:table-cell>
          <table:table-cell table:style-name="ce44" table:formula="of:=[.AD9]/41" office:value-type="float" office:value="0.0994078048780488" calcext:value-type="float">
            <text:p>0.0994</text:p>
          </table:table-cell>
          <table:table-cell table:style-name="ce44" table:formula="of:=[.AE9]/41" office:value-type="float" office:value="0.0957139024390244" calcext:value-type="float">
            <text:p>0.0957</text:p>
          </table:table-cell>
          <table:table-cell table:style-name="ce44" table:formula="of:=[.AF9]/41" office:value-type="float" office:value="0.0957139024390244" calcext:value-type="float">
            <text:p>0.0957</text:p>
          </table:table-cell>
          <table:table-cell table:style-name="ce44" table:formula="of:=[.AG9]/41" office:value-type="float" office:value="0" calcext:value-type="float">
            <text:p>0.0000</text:p>
          </table:table-cell>
          <table:table-cell table:style-name="ce44" table:formula="of:=[.AH9]/41" office:value-type="float" office:value="0" calcext:value-type="float">
            <text:p>0.0000</text:p>
          </table:table-cell>
          <table:table-cell table:number-columns-repeated="990"/>
        </table:table-row>
        <table:table-row table:style-name="ro1">
          <table:table-cell table:style-name="ce25"/>
          <table:table-cell table:number-columns-repeated="4"/>
          <table:table-cell table:style-name="ce35" table:number-columns-repeated="2"/>
          <table:table-cell table:style-name="ce40" office:value-type="float" office:value="6" calcext:value-type="float">
            <text:p>6</text:p>
          </table:table-cell>
          <table:table-cell table:style-name="ce44" table:formula="of:=[.I10]/41" office:value-type="float" office:value="0.0638134146341463" calcext:value-type="float">
            <text:p>0.0638</text:p>
          </table:table-cell>
          <table:table-cell table:style-name="ce44" table:formula="of:=[.J10]/41" office:value-type="float" office:value="0.033109756097561" calcext:value-type="float">
            <text:p>0.0331</text:p>
          </table:table-cell>
          <table:table-cell table:style-name="ce44" table:formula="of:=[.K10]/41" office:value-type="float" office:value="0.0446270731707317" calcext:value-type="float">
            <text:p>0.0446</text:p>
          </table:table-cell>
          <table:table-cell table:style-name="ce44" table:formula="of:=[.L10]/41" office:value-type="float" office:value="0.0711156097560976" calcext:value-type="float">
            <text:p>0.0711</text:p>
          </table:table-cell>
          <table:table-cell table:style-name="ce44" table:formula="of:=[.M10]/41" office:value-type="float" office:value="0.0379431707317073" calcext:value-type="float">
            <text:p>0.0379</text:p>
          </table:table-cell>
          <table:table-cell table:style-name="ce44" table:formula="of:=[.N10]/41" office:value-type="float" office:value="0.0905156097560976" calcext:value-type="float">
            <text:p>0.0905</text:p>
          </table:table-cell>
          <table:table-cell table:style-name="ce44" table:formula="of:=[.O10]/41" office:value-type="float" office:value="0" calcext:value-type="float">
            <text:p>0.0000</text:p>
          </table:table-cell>
          <table:table-cell table:style-name="ce44" table:formula="of:=[.P10]/41" office:value-type="float" office:value="0.0468136585365854" calcext:value-type="float">
            <text:p>0.0468</text:p>
          </table:table-cell>
          <table:table-cell table:style-name="ce44" table:formula="of:=[.Q10]/41" office:value-type="float" office:value="0.07098" calcext:value-type="float">
            <text:p>0.0710</text:p>
          </table:table-cell>
          <table:table-cell table:style-name="ce44" table:formula="of:=[.R10]/41" office:value-type="float" office:value="0.0207814146341463" calcext:value-type="float">
            <text:p>0.0208</text:p>
          </table:table-cell>
          <table:table-cell table:style-name="ce44" table:formula="of:=[.S10]/41" office:value-type="float" office:value="0.0314909756097561" calcext:value-type="float">
            <text:p>0.0315</text:p>
          </table:table-cell>
          <table:table-cell table:style-name="ce44" table:formula="of:=[.T10]/41" office:value-type="float" office:value="0.161297804878049" calcext:value-type="float">
            <text:p>0.1613</text:p>
          </table:table-cell>
          <table:table-cell table:style-name="ce44" table:formula="of:=[.U10]/41" office:value-type="float" office:value="0.0629934146341463" calcext:value-type="float">
            <text:p>0.0630</text:p>
          </table:table-cell>
          <table:table-cell table:style-name="ce44" table:formula="of:=[.V10]/41" office:value-type="float" office:value="0.026469512195122" calcext:value-type="float">
            <text:p>0.0265</text:p>
          </table:table-cell>
          <table:table-cell table:style-name="ce44" table:formula="of:=[.W10]/41" office:value-type="float" office:value="0.109496585365854" calcext:value-type="float">
            <text:p>0.1095</text:p>
          </table:table-cell>
          <table:table-cell table:style-name="ce44" table:formula="of:=[.X10]/41" office:value-type="float" office:value="0.0126023902439024" calcext:value-type="float">
            <text:p>0.0126</text:p>
          </table:table-cell>
          <table:table-cell table:style-name="ce44" table:formula="of:=[.Y10]/41" office:value-type="float" office:value="0.133636341463415" calcext:value-type="float">
            <text:p>0.1336</text:p>
          </table:table-cell>
          <table:table-cell table:style-name="ce44" table:formula="of:=[.Z10]/41" office:value-type="float" office:value="0.147016341463415" calcext:value-type="float">
            <text:p>0.1470</text:p>
          </table:table-cell>
          <table:table-cell table:style-name="ce44" table:formula="of:=[.AA10]/41" office:value-type="float" office:value="0.017331" calcext:value-type="float">
            <text:p>0.0173</text:p>
          </table:table-cell>
          <table:table-cell table:style-name="ce44" table:formula="of:=[.AB10]/41" office:value-type="float" office:value="0.0314521951219512" calcext:value-type="float">
            <text:p>0.0315</text:p>
          </table:table-cell>
          <table:table-cell table:style-name="ce44" table:formula="of:=[.AC10]/41" office:value-type="float" office:value="0.0923319512195122" calcext:value-type="float">
            <text:p>0.0923</text:p>
          </table:table-cell>
          <table:table-cell table:style-name="ce44" table:formula="of:=[.AD10]/41" office:value-type="float" office:value="0.0314124390243902" calcext:value-type="float">
            <text:p>0.0314</text:p>
          </table:table-cell>
          <table:table-cell table:style-name="ce44" table:formula="of:=[.AE10]/41" office:value-type="float" office:value="0.128731463414634" calcext:value-type="float">
            <text:p>0.1287</text:p>
          </table:table-cell>
          <table:table-cell table:style-name="ce44" table:formula="of:=[.AF10]/41" office:value-type="float" office:value="0.128731463414634" calcext:value-type="float">
            <text:p>0.1287</text:p>
          </table:table-cell>
          <table:table-cell table:style-name="ce44" table:formula="of:=[.AG10]/41" office:value-type="float" office:value="0" calcext:value-type="float">
            <text:p>0.0000</text:p>
          </table:table-cell>
          <table:table-cell table:style-name="ce44" table:formula="of:=[.AH10]/41" office:value-type="float" office:value="0" calcext:value-type="float">
            <text:p>0.0000</text:p>
          </table:table-cell>
          <table:table-cell table:number-columns-repeated="990"/>
        </table:table-row>
        <table:table-row table:style-name="ro1">
          <table:table-cell table:style-name="ce25"/>
          <table:table-cell table:number-columns-repeated="4"/>
          <table:table-cell table:style-name="ce35" table:number-columns-repeated="2"/>
          <table:table-cell table:style-name="ce40" office:value-type="float" office:value="7" calcext:value-type="float">
            <text:p>7</text:p>
          </table:table-cell>
          <table:table-cell table:style-name="ce44" table:formula="of:=[.I11]/41" office:value-type="float" office:value="0.086419756097561" calcext:value-type="float">
            <text:p>0.0864</text:p>
          </table:table-cell>
          <table:table-cell table:style-name="ce44" table:formula="of:=[.J11]/41" office:value-type="float" office:value="0.0643980487804878" calcext:value-type="float">
            <text:p>0.0644</text:p>
          </table:table-cell>
          <table:table-cell table:style-name="ce44" table:formula="of:=[.K11]/41" office:value-type="float" office:value="0.00500348780487805" calcext:value-type="float">
            <text:p>0.0050</text:p>
          </table:table-cell>
          <table:table-cell table:style-name="ce44" table:formula="of:=[.L11]/41" office:value-type="float" office:value="0.0341612195121951" calcext:value-type="float">
            <text:p>0.0342</text:p>
          </table:table-cell>
          <table:table-cell table:style-name="ce44" table:formula="of:=[.M11]/41" office:value-type="float" office:value="0.0204217317073171" calcext:value-type="float">
            <text:p>0.0204</text:p>
          </table:table-cell>
          <table:table-cell table:style-name="ce44" table:formula="of:=[.N11]/41" office:value-type="float" office:value="0.0664778048780488" calcext:value-type="float">
            <text:p>0.0665</text:p>
          </table:table-cell>
          <table:table-cell table:style-name="ce44" table:formula="of:=[.O11]/41" office:value-type="float" office:value="0.0468136585365854" calcext:value-type="float">
            <text:p>0.0468</text:p>
          </table:table-cell>
          <table:table-cell table:style-name="ce44" table:formula="of:=[.P11]/41" office:value-type="float" office:value="0" calcext:value-type="float">
            <text:p>0.0000</text:p>
          </table:table-cell>
          <table:table-cell table:style-name="ce44" table:formula="of:=[.Q11]/41" office:value-type="float" office:value="0.0339175609756098" calcext:value-type="float">
            <text:p>0.0339</text:p>
          </table:table-cell>
          <table:table-cell table:style-name="ce44" table:formula="of:=[.R11]/41" office:value-type="float" office:value="0.0368439024390244" calcext:value-type="float">
            <text:p>0.0368</text:p>
          </table:table-cell>
          <table:table-cell table:style-name="ce44" table:formula="of:=[.S11]/41" office:value-type="float" office:value="0.0483887804878049" calcext:value-type="float">
            <text:p>0.0484</text:p>
          </table:table-cell>
          <table:table-cell table:style-name="ce44" table:formula="of:=[.T11]/41" office:value-type="float" office:value="0.11970512195122" calcext:value-type="float">
            <text:p>0.1197</text:p>
          </table:table-cell>
          <table:table-cell table:style-name="ce44" table:formula="of:=[.U11]/41" office:value-type="float" office:value="0.0745963414634146" calcext:value-type="float">
            <text:p>0.0746</text:p>
          </table:table-cell>
          <table:table-cell table:style-name="ce44" table:formula="of:=[.V11]/41" office:value-type="float" office:value="0.0645282926829268" calcext:value-type="float">
            <text:p>0.0645</text:p>
          </table:table-cell>
          <table:table-cell table:style-name="ce44" table:formula="of:=[.W11]/41" office:value-type="float" office:value="0.071270243902439" calcext:value-type="float">
            <text:p>0.0713</text:p>
          </table:table-cell>
          <table:table-cell table:style-name="ce44" table:formula="of:=[.X11]/41" office:value-type="float" office:value="0.052330487804878" calcext:value-type="float">
            <text:p>0.0523</text:p>
          </table:table-cell>
          <table:table-cell table:style-name="ce44" table:formula="of:=[.Y11]/41" office:value-type="float" office:value="0.0890356097560976" calcext:value-type="float">
            <text:p>0.0890</text:p>
          </table:table-cell>
          <table:table-cell table:style-name="ce44" table:formula="of:=[.Z11]/41" office:value-type="float" office:value="0.111074878048781" calcext:value-type="float">
            <text:p>0.1111</text:p>
          </table:table-cell>
          <table:table-cell table:style-name="ce44" table:formula="of:=[.AA11]/41" office:value-type="float" office:value="0.0590658536585366" calcext:value-type="float">
            <text:p>0.0591</text:p>
          </table:table-cell>
          <table:table-cell table:style-name="ce44" table:formula="of:=[.AB11]/41" office:value-type="float" office:value="0.0582926829268293" calcext:value-type="float">
            <text:p>0.0583</text:p>
          </table:table-cell>
          <table:table-cell table:style-name="ce44" table:formula="of:=[.AC11]/41" office:value-type="float" office:value="0.0636960975609756" calcext:value-type="float">
            <text:p>0.0637</text:p>
          </table:table-cell>
          <table:table-cell table:style-name="ce44" table:formula="of:=[.AD11]/41" office:value-type="float" office:value="0.0368885365853659" calcext:value-type="float">
            <text:p>0.0369</text:p>
          </table:table-cell>
          <table:table-cell table:style-name="ce44" table:formula="of:=[.AE11]/41" office:value-type="float" office:value="0.139433658536585" calcext:value-type="float">
            <text:p>0.1394</text:p>
          </table:table-cell>
          <table:table-cell table:style-name="ce44" table:formula="of:=[.AF11]/41" office:value-type="float" office:value="0.139433658536585" calcext:value-type="float">
            <text:p>0.1394</text:p>
          </table:table-cell>
          <table:table-cell table:style-name="ce44" table:formula="of:=[.AG11]/41" office:value-type="float" office:value="0" calcext:value-type="float">
            <text:p>0.0000</text:p>
          </table:table-cell>
          <table:table-cell table:style-name="ce44" table:formula="of:=[.AH11]/41" office:value-type="float" office:value="0" calcext:value-type="float">
            <text:p>0.0000</text:p>
          </table:table-cell>
          <table:table-cell table:number-columns-repeated="990"/>
        </table:table-row>
        <table:table-row table:style-name="ro1">
          <table:table-cell table:style-name="ce25"/>
          <table:table-cell table:number-columns-repeated="4"/>
          <table:table-cell table:style-name="ce35" table:number-columns-repeated="2"/>
          <table:table-cell table:style-name="ce40" office:value-type="float" office:value="8" calcext:value-type="float">
            <text:p>8</text:p>
          </table:table-cell>
          <table:table-cell table:style-name="ce44" table:formula="of:=[.I12]/41" office:value-type="float" office:value="0.0848348780487805" calcext:value-type="float">
            <text:p>0.0848</text:p>
          </table:table-cell>
          <table:table-cell table:style-name="ce44" table:formula="of:=[.J12]/41" office:value-type="float" office:value="0.0741753658536585" calcext:value-type="float">
            <text:p>0.0742</text:p>
          </table:table-cell>
          <table:table-cell table:style-name="ce44" table:formula="of:=[.K12]/41" office:value-type="float" office:value="0.0389124390243902" calcext:value-type="float">
            <text:p>0.0389</text:p>
          </table:table-cell>
          <table:table-cell table:style-name="ce44" table:formula="of:=[.L12]/41" office:value-type="float" office:value="0.000271524390243902" calcext:value-type="float">
            <text:p>0.0003</text:p>
          </table:table-cell>
          <table:table-cell table:style-name="ce44" table:formula="of:=[.M12]/41" office:value-type="float" office:value="0.0542826829268293" calcext:value-type="float">
            <text:p>0.0543</text:p>
          </table:table-cell>
          <table:table-cell table:style-name="ce44" table:formula="of:=[.N12]/41" office:value-type="float" office:value="0.0356412195121951" calcext:value-type="float">
            <text:p>0.0356</text:p>
          </table:table-cell>
          <table:table-cell table:style-name="ce44" table:formula="of:=[.O12]/41" office:value-type="float" office:value="0.07098" calcext:value-type="float">
            <text:p>0.0710</text:p>
          </table:table-cell>
          <table:table-cell table:style-name="ce44" table:formula="of:=[.P12]/41" office:value-type="float" office:value="0.0339175609756098" calcext:value-type="float">
            <text:p>0.0339</text:p>
          </table:table-cell>
          <table:table-cell table:style-name="ce44" table:formula="of:=[.Q12]/41" office:value-type="float" office:value="0" calcext:value-type="float">
            <text:p>0.0000</text:p>
          </table:table-cell>
          <table:table-cell table:style-name="ce44" table:formula="of:=[.R12]/41" office:value-type="float" office:value="0.0530017073170732" calcext:value-type="float">
            <text:p>0.0530</text:p>
          </table:table-cell>
          <table:table-cell table:style-name="ce44" table:formula="of:=[.S12]/41" office:value-type="float" office:value="0.0559609756097561" calcext:value-type="float">
            <text:p>0.0560</text:p>
          </table:table-cell>
          <table:table-cell table:style-name="ce44" table:formula="of:=[.T12]/41" office:value-type="float" office:value="0.0903248780487805" calcext:value-type="float">
            <text:p>0.0903</text:p>
          </table:table-cell>
          <table:table-cell table:style-name="ce44" table:formula="of:=[.U12]/41" office:value-type="float" office:value="0.0677268292682927" calcext:value-type="float">
            <text:p>0.0677</text:p>
          </table:table-cell>
          <table:table-cell table:style-name="ce44" table:formula="of:=[.V12]/41" office:value-type="float" office:value="0.078739512195122" calcext:value-type="float">
            <text:p>0.0787</text:p>
          </table:table-cell>
          <table:table-cell table:style-name="ce44" table:formula="of:=[.W12]/41" office:value-type="float" office:value="0.0389075609756098" calcext:value-type="float">
            <text:p>0.0389</text:p>
          </table:table-cell>
          <table:table-cell table:style-name="ce44" table:formula="of:=[.X12]/41" office:value-type="float" office:value="0.0710834146341463" calcext:value-type="float">
            <text:p>0.0711</text:p>
          </table:table-cell>
          <table:table-cell table:style-name="ce44" table:formula="of:=[.Y12]/41" office:value-type="float" office:value="0.0646990243902439" calcext:value-type="float">
            <text:p>0.0647</text:p>
          </table:table-cell>
          <table:table-cell table:style-name="ce44" table:formula="of:=[.Z12]/41" office:value-type="float" office:value="0.0779946341463415" calcext:value-type="float">
            <text:p>0.0780</text:p>
          </table:table-cell>
          <table:table-cell table:style-name="ce44" table:formula="of:=[.AA12]/41" office:value-type="float" office:value="0.0770521951219512" calcext:value-type="float">
            <text:p>0.0771</text:p>
          </table:table-cell>
          <table:table-cell table:style-name="ce44" table:formula="of:=[.AB12]/41" office:value-type="float" office:value="0.0673053658536585" calcext:value-type="float">
            <text:p>0.0673</text:p>
          </table:table-cell>
          <table:table-cell table:style-name="ce44" table:formula="of:=[.AC12]/41" office:value-type="float" office:value="0.0308287804878049" calcext:value-type="float">
            <text:p>0.0308</text:p>
          </table:table-cell>
          <table:table-cell table:style-name="ce44" table:formula="of:=[.AD12]/41" office:value-type="float" office:value="0.0701448780487805" calcext:value-type="float">
            <text:p>0.0701</text:p>
          </table:table-cell>
          <table:table-cell table:style-name="ce44" table:formula="of:=[.AE12]/41" office:value-type="float" office:value="0.123208292682927" calcext:value-type="float">
            <text:p>0.1232</text:p>
          </table:table-cell>
          <table:table-cell table:style-name="ce44" table:formula="of:=[.AF12]/41" office:value-type="float" office:value="0.123208292682927" calcext:value-type="float">
            <text:p>0.1232</text:p>
          </table:table-cell>
          <table:table-cell table:style-name="ce44" table:formula="of:=[.AG12]/41" office:value-type="float" office:value="0" calcext:value-type="float">
            <text:p>0.0000</text:p>
          </table:table-cell>
          <table:table-cell table:style-name="ce44" table:formula="of:=[.AH12]/41" office:value-type="float" office:value="0" calcext:value-type="float">
            <text:p>0.0000</text:p>
          </table:table-cell>
          <table:table-cell table:number-columns-repeated="990"/>
        </table:table-row>
        <table:table-row table:style-name="ro1">
          <table:table-cell table:style-name="ce25"/>
          <table:table-cell table:number-columns-repeated="4"/>
          <table:table-cell table:style-name="ce35" table:number-columns-repeated="2"/>
          <table:table-cell table:style-name="ce40" office:value-type="float" office:value="9" calcext:value-type="float">
            <text:p>9</text:p>
          </table:table-cell>
          <table:table-cell table:style-name="ce44" table:formula="of:=[.I13]/41" office:value-type="float" office:value="0.0536580487804878" calcext:value-type="float">
            <text:p>0.0537</text:p>
          </table:table-cell>
          <table:table-cell table:style-name="ce44" table:formula="of:=[.J13]/41" office:value-type="float" office:value="0.0277890243902439" calcext:value-type="float">
            <text:p>0.0278</text:p>
          </table:table-cell>
          <table:table-cell table:style-name="ce44" table:formula="of:=[.K13]/41" office:value-type="float" office:value="0.0368921951219512" calcext:value-type="float">
            <text:p>0.0369</text:p>
          </table:table-cell>
          <table:table-cell table:style-name="ce44" table:formula="of:=[.L13]/41" office:value-type="float" office:value="0.0530956097560976" calcext:value-type="float">
            <text:p>0.0531</text:p>
          </table:table-cell>
          <table:table-cell table:style-name="ce44" table:formula="of:=[.M13]/41" office:value-type="float" office:value="0.0381226829268293" calcext:value-type="float">
            <text:p>0.0381</text:p>
          </table:table-cell>
          <table:table-cell table:style-name="ce44" table:formula="of:=[.N13]/41" office:value-type="float" office:value="0.0698048780487805" calcext:value-type="float">
            <text:p>0.0698</text:p>
          </table:table-cell>
          <table:table-cell table:style-name="ce44" table:formula="of:=[.O13]/41" office:value-type="float" office:value="0.0207814146341463" calcext:value-type="float">
            <text:p>0.0208</text:p>
          </table:table-cell>
          <table:table-cell table:style-name="ce44" table:formula="of:=[.P13]/41" office:value-type="float" office:value="0.0368439024390244" calcext:value-type="float">
            <text:p>0.0368</text:p>
          </table:table-cell>
          <table:table-cell table:style-name="ce44" table:formula="of:=[.Q13]/41" office:value-type="float" office:value="0.0530017073170732" calcext:value-type="float">
            <text:p>0.0530</text:p>
          </table:table-cell>
          <table:table-cell table:style-name="ce44" table:formula="of:=[.R13]/41" office:value-type="float" office:value="0" calcext:value-type="float">
            <text:p>0.0000</text:p>
          </table:table-cell>
          <table:table-cell table:style-name="ce44" table:formula="of:=[.S13]/41" office:value-type="float" office:value="0.0150948048780488" calcext:value-type="float">
            <text:p>0.0151</text:p>
          </table:table-cell>
          <table:table-cell table:style-name="ce44" table:formula="of:=[.T13]/41" office:value-type="float" office:value="0.142945609756098" calcext:value-type="float">
            <text:p>0.1429</text:p>
          </table:table-cell>
          <table:table-cell table:style-name="ce44" table:formula="of:=[.U13]/41" office:value-type="float" office:value="0.0474346341463415" calcext:value-type="float">
            <text:p>0.0474</text:p>
          </table:table-cell>
          <table:table-cell table:style-name="ce44" table:formula="of:=[.V13]/41" office:value-type="float" office:value="0.0279775609756098" calcext:value-type="float">
            <text:p>0.0280</text:p>
          </table:table-cell>
          <table:table-cell table:style-name="ce44" table:formula="of:=[.W13]/41" office:value-type="float" office:value="0.0905653658536586" calcext:value-type="float">
            <text:p>0.0906</text:p>
          </table:table-cell>
          <table:table-cell table:style-name="ce44" table:formula="of:=[.X13]/41" office:value-type="float" office:value="0.0180874390243902" calcext:value-type="float">
            <text:p>0.0181</text:p>
          </table:table-cell>
          <table:table-cell table:style-name="ce44" table:formula="of:=[.Y13]/41" office:value-type="float" office:value="0.117241219512195" calcext:value-type="float">
            <text:p>0.1172</text:p>
          </table:table-cell>
          <table:table-cell table:style-name="ce44" table:formula="of:=[.Z13]/41" office:value-type="float" office:value="0.127149756097561" calcext:value-type="float">
            <text:p>0.1271</text:p>
          </table:table-cell>
          <table:table-cell table:style-name="ce44" table:formula="of:=[.AA13]/41" office:value-type="float" office:value="0.0242599024390244" calcext:value-type="float">
            <text:p>0.0243</text:p>
          </table:table-cell>
          <table:table-cell table:style-name="ce44" table:formula="of:=[.AB13]/41" office:value-type="float" office:value="0.0222225365853658" calcext:value-type="float">
            <text:p>0.0222</text:p>
          </table:table-cell>
          <table:table-cell table:style-name="ce44" table:formula="of:=[.AC13]/41" office:value-type="float" office:value="0.071940487804878" calcext:value-type="float">
            <text:p>0.0719</text:p>
          </table:table-cell>
          <table:table-cell table:style-name="ce44" table:formula="of:=[.AD13]/41" office:value-type="float" office:value="0.0409046341463415" calcext:value-type="float">
            <text:p>0.0409</text:p>
          </table:table-cell>
          <table:table-cell table:style-name="ce44" table:formula="of:=[.AE13]/41" office:value-type="float" office:value="0.11464243902439" calcext:value-type="float">
            <text:p>0.1146</text:p>
          </table:table-cell>
          <table:table-cell table:style-name="ce44" table:formula="of:=[.AF13]/41" office:value-type="float" office:value="0.11464243902439" calcext:value-type="float">
            <text:p>0.1146</text:p>
          </table:table-cell>
          <table:table-cell table:style-name="ce44" table:formula="of:=[.AG13]/41" office:value-type="float" office:value="0" calcext:value-type="float">
            <text:p>0.0000</text:p>
          </table:table-cell>
          <table:table-cell table:style-name="ce44" table:formula="of:=[.AH13]/41" office:value-type="float" office:value="0" calcext:value-type="float">
            <text:p>0.0000</text:p>
          </table:table-cell>
          <table:table-cell table:number-columns-repeated="990"/>
        </table:table-row>
        <table:table-row table:style-name="ro1">
          <table:table-cell table:number-columns-repeated="5"/>
          <table:table-cell table:style-name="ce35" table:number-columns-repeated="2"/>
          <table:table-cell table:style-name="ce41" office:value-type="float" office:value="10" calcext:value-type="float">
            <text:p>10</text:p>
          </table:table-cell>
          <table:table-cell table:style-name="ce44" table:formula="of:=[.I14]/41" office:value-type="float" office:value="0.0390187804878049" calcext:value-type="float">
            <text:p>0.0390</text:p>
          </table:table-cell>
          <table:table-cell table:style-name="ce44" table:formula="of:=[.J14]/41" office:value-type="float" office:value="0.018241512195122" calcext:value-type="float">
            <text:p>0.0182</text:p>
          </table:table-cell>
          <table:table-cell table:style-name="ce44" table:formula="of:=[.K14]/41" office:value-type="float" office:value="0.0494939024390244" calcext:value-type="float">
            <text:p>0.0495</text:p>
          </table:table-cell>
          <table:table-cell table:style-name="ce44" table:formula="of:=[.L14]/41" office:value-type="float" office:value="0.0559826829268293" calcext:value-type="float">
            <text:p>0.0560</text:p>
          </table:table-cell>
          <table:table-cell table:style-name="ce44" table:formula="of:=[.M14]/41" office:value-type="float" office:value="0.0528170731707317" calcext:value-type="float">
            <text:p>0.0528</text:p>
          </table:table-cell>
          <table:table-cell table:style-name="ce44" table:formula="of:=[.N14]/41" office:value-type="float" office:value="0.0644853658536585" calcext:value-type="float">
            <text:p>0.0645</text:p>
          </table:table-cell>
          <table:table-cell table:style-name="ce44" table:formula="of:=[.O14]/41" office:value-type="float" office:value="0.0314909756097561" calcext:value-type="float">
            <text:p>0.0315</text:p>
          </table:table-cell>
          <table:table-cell table:style-name="ce44" table:formula="of:=[.P14]/41" office:value-type="float" office:value="0.0483887804878049" calcext:value-type="float">
            <text:p>0.0484</text:p>
          </table:table-cell>
          <table:table-cell table:style-name="ce44" table:formula="of:=[.Q14]/41" office:value-type="float" office:value="0.0559609756097561" calcext:value-type="float">
            <text:p>0.0560</text:p>
          </table:table-cell>
          <table:table-cell table:style-name="ce44" table:formula="of:=[.R14]/41" office:value-type="float" office:value="0.0150948048780488" calcext:value-type="float">
            <text:p>0.0151</text:p>
          </table:table-cell>
          <table:table-cell table:style-name="ce44" table:formula="of:=[.S14]/41" office:value-type="float" office:value="0" calcext:value-type="float">
            <text:p>0.0000</text:p>
          </table:table-cell>
          <table:table-cell table:style-name="ce44" table:formula="of:=[.T14]/41" office:value-type="float" office:value="0.14319756097561" calcext:value-type="float">
            <text:p>0.1432</text:p>
          </table:table-cell>
          <table:table-cell table:style-name="ce44" table:formula="of:=[.U14]/41" office:value-type="float" office:value="0.0325980487804878" calcext:value-type="float">
            <text:p>0.0326</text:p>
          </table:table-cell>
          <table:table-cell table:style-name="ce44" table:formula="of:=[.V14]/41" office:value-type="float" office:value="0.0237746829268293" calcext:value-type="float">
            <text:p>0.0238</text:p>
          </table:table-cell>
          <table:table-cell table:style-name="ce44" table:formula="of:=[.W14]/41" office:value-type="float" office:value="0.0905068292682927" calcext:value-type="float">
            <text:p>0.0905</text:p>
          </table:table-cell>
          <table:table-cell table:style-name="ce44" table:formula="of:=[.X14]/41" office:value-type="float" office:value="0.0225095609756098" calcext:value-type="float">
            <text:p>0.0225</text:p>
          </table:table-cell>
          <table:table-cell table:style-name="ce44" table:formula="of:=[.Y14]/41" office:value-type="float" office:value="0.12052487804878" calcext:value-type="float">
            <text:p>0.1205</text:p>
          </table:table-cell>
          <table:table-cell table:style-name="ce44" table:formula="of:=[.Z14]/41" office:value-type="float" office:value="0.124479268292683" calcext:value-type="float">
            <text:p>0.1245</text:p>
          </table:table-cell>
          <table:table-cell table:style-name="ce44" table:formula="of:=[.AA14]/41" office:value-type="float" office:value="0.0256529268292683" calcext:value-type="float">
            <text:p>0.0257</text:p>
          </table:table-cell>
          <table:table-cell table:style-name="ce44" table:formula="of:=[.AB14]/41" office:value-type="float" office:value="0.0113728780487805" calcext:value-type="float">
            <text:p>0.0114</text:p>
          </table:table-cell>
          <table:table-cell table:style-name="ce44" table:formula="of:=[.AC14]/41" office:value-type="float" office:value="0.0684424390243902" calcext:value-type="float">
            <text:p>0.0684</text:p>
          </table:table-cell>
          <table:table-cell table:style-name="ce44" table:formula="of:=[.AD14]/41" office:value-type="float" office:value="0.0558578048780488" calcext:value-type="float">
            <text:p>0.0559</text:p>
          </table:table-cell>
          <table:table-cell table:style-name="ce44" table:formula="of:=[.AE14]/41" office:value-type="float" office:value="0.0996782926829268" calcext:value-type="float">
            <text:p>0.0997</text:p>
          </table:table-cell>
          <table:table-cell table:style-name="ce44" table:formula="of:=[.AF14]/41" office:value-type="float" office:value="0.0996782926829268" calcext:value-type="float">
            <text:p>0.0997</text:p>
          </table:table-cell>
          <table:table-cell table:style-name="ce44" table:formula="of:=[.AG14]/41" office:value-type="float" office:value="0" calcext:value-type="float">
            <text:p>0.0000</text:p>
          </table:table-cell>
          <table:table-cell table:style-name="ce44" table:formula="of:=[.AH14]/41" office:value-type="float" office:value="0" calcext:value-type="float">
            <text:p>0.0000</text:p>
          </table:table-cell>
          <table:table-cell table:number-columns-repeated="990"/>
        </table:table-row>
        <table:table-row table:style-name="ro1">
          <table:table-cell table:number-columns-repeated="5"/>
          <table:table-cell table:style-name="ce35" table:number-columns-repeated="2"/>
          <table:table-cell table:style-name="ce41" office:value-type="float" office:value="11" calcext:value-type="float">
            <text:p>11</text:p>
          </table:table-cell>
          <table:table-cell table:style-name="ce44" table:formula="of:=[.I15]/41" office:value-type="float" office:value="0.161109268292683" calcext:value-type="float">
            <text:p>0.1611</text:p>
          </table:table-cell>
          <table:table-cell table:style-name="ce44" table:formula="of:=[.J15]/41" office:value-type="float" office:value="0.16059" calcext:value-type="float">
            <text:p>0.1606</text:p>
          </table:table-cell>
          <table:table-cell table:style-name="ce44" table:formula="of:=[.K15]/41" office:value-type="float" office:value="0.124096097560976" calcext:value-type="float">
            <text:p>0.1241</text:p>
          </table:table-cell>
          <table:table-cell table:style-name="ce44" table:formula="of:=[.L15]/41" office:value-type="float" office:value="0.0901946341463415" calcext:value-type="float">
            <text:p>0.0902</text:p>
          </table:table-cell>
          <table:table-cell table:style-name="ce44" table:formula="of:=[.M15]/41" office:value-type="float" office:value="0.139046341463415" calcext:value-type="float">
            <text:p>0.1390</text:p>
          </table:table-cell>
          <table:table-cell table:style-name="ce44" table:formula="of:=[.N15]/41" office:value-type="float" office:value="0.0845280487804878" calcext:value-type="float">
            <text:p>0.0845</text:p>
          </table:table-cell>
          <table:table-cell table:style-name="ce44" table:formula="of:=[.O15]/41" office:value-type="float" office:value="0.161297804878049" calcext:value-type="float">
            <text:p>0.1613</text:p>
          </table:table-cell>
          <table:table-cell table:style-name="ce44" table:formula="of:=[.P15]/41" office:value-type="float" office:value="0.11970512195122" calcext:value-type="float">
            <text:p>0.1197</text:p>
          </table:table-cell>
          <table:table-cell table:style-name="ce44" table:formula="of:=[.Q15]/41" office:value-type="float" office:value="0.0903248780487805" calcext:value-type="float">
            <text:p>0.0903</text:p>
          </table:table-cell>
          <table:table-cell table:style-name="ce44" table:formula="of:=[.R15]/41" office:value-type="float" office:value="0.142945609756098" calcext:value-type="float">
            <text:p>0.1429</text:p>
          </table:table-cell>
          <table:table-cell table:style-name="ce44" table:formula="of:=[.S15]/41" office:value-type="float" office:value="0.14319756097561" calcext:value-type="float">
            <text:p>0.1432</text:p>
          </table:table-cell>
          <table:table-cell table:style-name="ce44" table:formula="of:=[.T15]/41" office:value-type="float" office:value="0" calcext:value-type="float">
            <text:p>0.0000</text:p>
          </table:table-cell>
          <table:table-cell table:style-name="ce44" table:formula="of:=[.U15]/41" office:value-type="float" office:value="0.141885365853659" calcext:value-type="float">
            <text:p>0.1419</text:p>
          </table:table-cell>
          <table:table-cell table:style-name="ce44" table:formula="of:=[.V15]/41" office:value-type="float" office:value="0.166900731707317" calcext:value-type="float">
            <text:p>0.1669</text:p>
          </table:table-cell>
          <table:table-cell table:style-name="ce44" table:formula="of:=[.W15]/41" office:value-type="float" office:value="0.0527034146341463" calcext:value-type="float">
            <text:p>0.0527</text:p>
          </table:table-cell>
          <table:table-cell table:style-name="ce44" table:formula="of:=[.X15]/41" office:value-type="float" office:value="0.160908292682927" calcext:value-type="float">
            <text:p>0.1609</text:p>
          </table:table-cell>
          <table:table-cell table:style-name="ce44" table:formula="of:=[.Y15]/41" office:value-type="float" office:value="0.0358158536585366" calcext:value-type="float">
            <text:p>0.0358</text:p>
          </table:table-cell>
          <table:table-cell table:style-name="ce44" table:formula="of:=[.Z15]/41" office:value-type="float" office:value="0.031270487804878" calcext:value-type="float">
            <text:p>0.0313</text:p>
          </table:table-cell>
          <table:table-cell table:style-name="ce44" table:formula="of:=[.AA15]/41" office:value-type="float" office:value="0.166538780487805" calcext:value-type="float">
            <text:p>0.1665</text:p>
          </table:table-cell>
          <table:table-cell table:style-name="ce44" table:formula="of:=[.AB15]/41" office:value-type="float" office:value="0.153966585365854" calcext:value-type="float">
            <text:p>0.1540</text:p>
          </table:table-cell>
          <table:table-cell table:style-name="ce44" table:formula="of:=[.AC15]/41" office:value-type="float" office:value="0.0772539024390244" calcext:value-type="float">
            <text:p>0.0773</text:p>
          </table:table-cell>
          <table:table-cell table:style-name="ce44" table:formula="of:=[.AD15]/41" office:value-type="float" office:value="0.156169512195122" calcext:value-type="float">
            <text:p>0.1562</text:p>
          </table:table-cell>
          <table:table-cell table:style-name="ce44" table:formula="of:=[.AE15]/41" office:value-type="float" office:value="0.168503902439024" calcext:value-type="float">
            <text:p>0.1685</text:p>
          </table:table-cell>
          <table:table-cell table:style-name="ce44" table:formula="of:=[.AF15]/41" office:value-type="float" office:value="0.168503902439024" calcext:value-type="float">
            <text:p>0.1685</text:p>
          </table:table-cell>
          <table:table-cell table:style-name="ce44" table:formula="of:=[.AG15]/41" office:value-type="float" office:value="0" calcext:value-type="float">
            <text:p>0.0000</text:p>
          </table:table-cell>
          <table:table-cell table:style-name="ce44" table:formula="of:=[.AH15]/41" office:value-type="float" office:value="0" calcext:value-type="float">
            <text:p>0.0000</text:p>
          </table:table-cell>
          <table:table-cell table:number-columns-repeated="990"/>
        </table:table-row>
        <table:table-row table:style-name="ro1">
          <table:table-cell table:number-columns-repeated="5"/>
          <table:table-cell table:style-name="ce35" table:number-columns-repeated="2"/>
          <table:table-cell table:style-name="ce41" office:value-type="float" office:value="12" calcext:value-type="float">
            <text:p>12</text:p>
          </table:table-cell>
          <table:table-cell table:style-name="ce44" table:formula="of:=[.I16]/41" office:value-type="float" office:value="0.0192239024390244" calcext:value-type="float">
            <text:p>0.0192</text:p>
          </table:table-cell>
          <table:table-cell table:style-name="ce44" table:formula="of:=[.J16]/41" office:value-type="float" office:value="0.0345490243902439" calcext:value-type="float">
            <text:p>0.0345</text:p>
          </table:table-cell>
          <table:table-cell table:style-name="ce44" table:formula="of:=[.K16]/41" office:value-type="float" office:value="0.0771058536585366" calcext:value-type="float">
            <text:p>0.0771</text:p>
          </table:table-cell>
          <table:table-cell table:style-name="ce44" table:formula="of:=[.L16]/41" office:value-type="float" office:value="0.0676163414634146" calcext:value-type="float">
            <text:p>0.0676</text:p>
          </table:table-cell>
          <table:table-cell table:style-name="ce44" table:formula="of:=[.M16]/41" office:value-type="float" office:value="0.0836492682926829" calcext:value-type="float">
            <text:p>0.0836</text:p>
          </table:table-cell>
          <table:table-cell table:style-name="ce44" table:formula="of:=[.N16]/41" office:value-type="float" office:value="0.057380487804878" calcext:value-type="float">
            <text:p>0.0574</text:p>
          </table:table-cell>
          <table:table-cell table:style-name="ce44" table:formula="of:=[.O16]/41" office:value-type="float" office:value="0.0629934146341463" calcext:value-type="float">
            <text:p>0.0630</text:p>
          </table:table-cell>
          <table:table-cell table:style-name="ce44" table:formula="of:=[.P16]/41" office:value-type="float" office:value="0.0745963414634146" calcext:value-type="float">
            <text:p>0.0746</text:p>
          </table:table-cell>
          <table:table-cell table:style-name="ce44" table:formula="of:=[.Q16]/41" office:value-type="float" office:value="0.0677268292682927" calcext:value-type="float">
            <text:p>0.0677</text:p>
          </table:table-cell>
          <table:table-cell table:style-name="ce44" table:formula="of:=[.R16]/41" office:value-type="float" office:value="0.0474346341463415" calcext:value-type="float">
            <text:p>0.0474</text:p>
          </table:table-cell>
          <table:table-cell table:style-name="ce44" table:formula="of:=[.S16]/41" office:value-type="float" office:value="0.0325980487804878" calcext:value-type="float">
            <text:p>0.0326</text:p>
          </table:table-cell>
          <table:table-cell table:style-name="ce44" table:formula="of:=[.T16]/41" office:value-type="float" office:value="0.141885365853659" calcext:value-type="float">
            <text:p>0.1419</text:p>
          </table:table-cell>
          <table:table-cell table:style-name="ce44" table:formula="of:=[.U16]/41" office:value-type="float" office:value="0" calcext:value-type="float">
            <text:p>0.0000</text:p>
          </table:table-cell>
          <table:table-cell table:style-name="ce44" table:formula="of:=[.V16]/41" office:value-type="float" office:value="0.0446524390243903" calcext:value-type="float">
            <text:p>0.0447</text:p>
          </table:table-cell>
          <table:table-cell table:style-name="ce44" table:formula="of:=[.W16]/41" office:value-type="float" office:value="0.0916809756097561" calcext:value-type="float">
            <text:p>0.0917</text:p>
          </table:table-cell>
          <table:table-cell table:style-name="ce44" table:formula="of:=[.X16]/41" office:value-type="float" office:value="0.0518456097560976" calcext:value-type="float">
            <text:p>0.0518</text:p>
          </table:table-cell>
          <table:table-cell table:style-name="ce44" table:formula="of:=[.Y16]/41" office:value-type="float" office:value="0.126633414634146" calcext:value-type="float">
            <text:p>0.1266</text:p>
          </table:table-cell>
          <table:table-cell table:style-name="ce44" table:formula="of:=[.Z16]/41" office:value-type="float" office:value="0.117613414634146" calcext:value-type="float">
            <text:p>0.1176</text:p>
          </table:table-cell>
          <table:table-cell table:style-name="ce44" table:formula="of:=[.AA16]/41" office:value-type="float" office:value="0.0518639024390244" calcext:value-type="float">
            <text:p>0.0519</text:p>
          </table:table-cell>
          <table:table-cell table:style-name="ce44" table:formula="of:=[.AB16]/41" office:value-type="float" office:value="0.0324856097560976" calcext:value-type="float">
            <text:p>0.0325</text:p>
          </table:table-cell>
          <table:table-cell table:style-name="ce44" table:formula="of:=[.AC16]/41" office:value-type="float" office:value="0.0648834146341463" calcext:value-type="float">
            <text:p>0.0649</text:p>
          </table:table-cell>
          <table:table-cell table:style-name="ce44" table:formula="of:=[.AD16]/41" office:value-type="float" office:value="0.0883385365853659" calcext:value-type="float">
            <text:p>0.0883</text:p>
          </table:table-cell>
          <table:table-cell table:style-name="ce44" table:formula="of:=[.AE16]/41" office:value-type="float" office:value="0.0672456097560976" calcext:value-type="float">
            <text:p>0.0672</text:p>
          </table:table-cell>
          <table:table-cell table:style-name="ce44" table:formula="of:=[.AF16]/41" office:value-type="float" office:value="0.0672456097560976" calcext:value-type="float">
            <text:p>0.0672</text:p>
          </table:table-cell>
          <table:table-cell table:style-name="ce44" table:formula="of:=[.AG16]/41" office:value-type="float" office:value="0" calcext:value-type="float">
            <text:p>0.0000</text:p>
          </table:table-cell>
          <table:table-cell table:style-name="ce44" table:formula="of:=[.AH16]/41" office:value-type="float" office:value="0" calcext:value-type="float">
            <text:p>0.0000</text:p>
          </table:table-cell>
          <table:table-cell table:number-columns-repeated="990"/>
        </table:table-row>
        <table:table-row table:style-name="ro1">
          <table:table-cell table:number-columns-repeated="5"/>
          <table:table-cell table:style-name="ce35" table:number-columns-repeated="2"/>
          <table:table-cell table:style-name="ce41" office:value-type="float" office:value="13" calcext:value-type="float">
            <text:p>13</text:p>
          </table:table-cell>
          <table:table-cell table:style-name="ce44" table:formula="of:=[.I17]/41" office:value-type="float" office:value="0.0397904878048781" calcext:value-type="float">
            <text:p>0.0398</text:p>
          </table:table-cell>
          <table:table-cell table:style-name="ce44" table:formula="of:=[.J17]/41" office:value-type="float" office:value="0.0101044146341463" calcext:value-type="float">
            <text:p>0.0101</text:p>
          </table:table-cell>
          <table:table-cell table:style-name="ce44" table:formula="of:=[.K17]/41" office:value-type="float" office:value="0.0640163414634146" calcext:value-type="float">
            <text:p>0.0640</text:p>
          </table:table-cell>
          <table:table-cell table:style-name="ce44" table:formula="of:=[.L17]/41" office:value-type="float" office:value="0.0787885365853659" calcext:value-type="float">
            <text:p>0.0788</text:p>
          </table:table-cell>
          <table:table-cell table:style-name="ce44" table:formula="of:=[.M17]/41" office:value-type="float" office:value="0.0617029268292683" calcext:value-type="float">
            <text:p>0.0617</text:p>
          </table:table-cell>
          <table:table-cell table:style-name="ce44" table:formula="of:=[.N17]/41" office:value-type="float" office:value="0.0877682926829268" calcext:value-type="float">
            <text:p>0.0878</text:p>
          </table:table-cell>
          <table:table-cell table:style-name="ce44" table:formula="of:=[.O17]/41" office:value-type="float" office:value="0.026469512195122" calcext:value-type="float">
            <text:p>0.0265</text:p>
          </table:table-cell>
          <table:table-cell table:style-name="ce44" table:formula="of:=[.P17]/41" office:value-type="float" office:value="0.0645282926829268" calcext:value-type="float">
            <text:p>0.0645</text:p>
          </table:table-cell>
          <table:table-cell table:style-name="ce44" table:formula="of:=[.Q17]/41" office:value-type="float" office:value="0.078739512195122" calcext:value-type="float">
            <text:p>0.0787</text:p>
          </table:table-cell>
          <table:table-cell table:style-name="ce44" table:formula="of:=[.R17]/41" office:value-type="float" office:value="0.0279775609756098" calcext:value-type="float">
            <text:p>0.0280</text:p>
          </table:table-cell>
          <table:table-cell table:style-name="ce44" table:formula="of:=[.S17]/41" office:value-type="float" office:value="0.0237746829268293" calcext:value-type="float">
            <text:p>0.0238</text:p>
          </table:table-cell>
          <table:table-cell table:style-name="ce44" table:formula="of:=[.T17]/41" office:value-type="float" office:value="0.166900731707317" calcext:value-type="float">
            <text:p>0.1669</text:p>
          </table:table-cell>
          <table:table-cell table:style-name="ce44" table:formula="of:=[.U17]/41" office:value-type="float" office:value="0.0446524390243903" calcext:value-type="float">
            <text:p>0.0447</text:p>
          </table:table-cell>
          <table:table-cell table:style-name="ce44" table:formula="of:=[.V17]/41" office:value-type="float" office:value="0" calcext:value-type="float">
            <text:p>0.0000</text:p>
          </table:table-cell>
          <table:table-cell table:style-name="ce44" table:formula="of:=[.W17]/41" office:value-type="float" office:value="0.114198292682927" calcext:value-type="float">
            <text:p>0.1142</text:p>
          </table:table-cell>
          <table:table-cell table:style-name="ce44" table:formula="of:=[.X17]/41" office:value-type="float" office:value="0.0143556829268293" calcext:value-type="float">
            <text:p>0.0144</text:p>
          </table:table-cell>
          <table:table-cell table:style-name="ce44" table:formula="of:=[.Y17]/41" office:value-type="float" office:value="0.14343756097561" calcext:value-type="float">
            <text:p>0.1434</text:p>
          </table:table-cell>
          <table:table-cell table:style-name="ce44" table:formula="of:=[.Z17]/41" office:value-type="float" office:value="0.148146097560976" calcext:value-type="float">
            <text:p>0.1481</text:p>
          </table:table-cell>
          <table:table-cell table:style-name="ce44" table:formula="of:=[.AA17]/41" office:value-type="float" office:value="0.00950841463414634" calcext:value-type="float">
            <text:p>0.0095</text:p>
          </table:table-cell>
          <table:table-cell table:style-name="ce44" table:formula="of:=[.AB17]/41" office:value-type="float" office:value="0.0141996585365854" calcext:value-type="float">
            <text:p>0.0142</text:p>
          </table:table-cell>
          <table:table-cell table:style-name="ce44" table:formula="of:=[.AC17]/41" office:value-type="float" office:value="0.0921039024390244" calcext:value-type="float">
            <text:p>0.0921</text:p>
          </table:table-cell>
          <table:table-cell table:style-name="ce44" table:formula="of:=[.AD17]/41" office:value-type="float" office:value="0.0577656097560976" calcext:value-type="float">
            <text:p>0.0578</text:p>
          </table:table-cell>
          <table:table-cell table:style-name="ce44" table:formula="of:=[.AE17]/41" office:value-type="float" office:value="0.105998536585366" calcext:value-type="float">
            <text:p>0.1060</text:p>
          </table:table-cell>
          <table:table-cell table:style-name="ce44" table:formula="of:=[.AF17]/41" office:value-type="float" office:value="0.105998536585366" calcext:value-type="float">
            <text:p>0.1060</text:p>
          </table:table-cell>
          <table:table-cell table:style-name="ce44" table:formula="of:=[.AG17]/41" office:value-type="float" office:value="0" calcext:value-type="float">
            <text:p>0.0000</text:p>
          </table:table-cell>
          <table:table-cell table:style-name="ce44" table:formula="of:=[.AH17]/41" office:value-type="float" office:value="0" calcext:value-type="float">
            <text:p>0.0000</text:p>
          </table:table-cell>
          <table:table-cell table:number-columns-repeated="990"/>
        </table:table-row>
        <table:table-row table:style-name="ro1">
          <table:table-cell table:number-columns-repeated="5"/>
          <table:table-cell table:style-name="ce35" table:number-columns-repeated="2"/>
          <table:table-cell table:style-name="ce41" office:value-type="float" office:value="14" calcext:value-type="float">
            <text:p>14</text:p>
          </table:table-cell>
          <table:table-cell table:style-name="ce44" table:formula="of:=[.I18]/41" office:value-type="float" office:value="0.110742195121951" calcext:value-type="float">
            <text:p>0.1107</text:p>
          </table:table-cell>
          <table:table-cell table:style-name="ce44" table:formula="of:=[.J18]/41" office:value-type="float" office:value="0.107999756097561" calcext:value-type="float">
            <text:p>0.1080</text:p>
          </table:table-cell>
          <table:table-cell table:style-name="ce44" table:formula="of:=[.K18]/41" office:value-type="float" office:value="0.0760856097560976" calcext:value-type="float">
            <text:p>0.0761</text:p>
          </table:table-cell>
          <table:table-cell table:style-name="ce44" table:formula="of:=[.L18]/41" office:value-type="float" office:value="0.0387339024390244" calcext:value-type="float">
            <text:p>0.0387</text:p>
          </table:table-cell>
          <table:table-cell table:style-name="ce44" table:formula="of:=[.M18]/41" office:value-type="float" office:value="0.0915626829268293" calcext:value-type="float">
            <text:p>0.0916</text:p>
          </table:table-cell>
          <table:table-cell table:style-name="ce44" table:formula="of:=[.N18]/41" office:value-type="float" office:value="0.0362670731707317" calcext:value-type="float">
            <text:p>0.0363</text:p>
          </table:table-cell>
          <table:table-cell table:style-name="ce44" table:formula="of:=[.O18]/41" office:value-type="float" office:value="0.109496585365854" calcext:value-type="float">
            <text:p>0.1095</text:p>
          </table:table-cell>
          <table:table-cell table:style-name="ce44" table:formula="of:=[.P18]/41" office:value-type="float" office:value="0.071270243902439" calcext:value-type="float">
            <text:p>0.0713</text:p>
          </table:table-cell>
          <table:table-cell table:style-name="ce44" table:formula="of:=[.Q18]/41" office:value-type="float" office:value="0.0389075609756098" calcext:value-type="float">
            <text:p>0.0389</text:p>
          </table:table-cell>
          <table:table-cell table:style-name="ce44" table:formula="of:=[.R18]/41" office:value-type="float" office:value="0.0905653658536586" calcext:value-type="float">
            <text:p>0.0906</text:p>
          </table:table-cell>
          <table:table-cell table:style-name="ce44" table:formula="of:=[.S18]/41" office:value-type="float" office:value="0.0905068292682927" calcext:value-type="float">
            <text:p>0.0905</text:p>
          </table:table-cell>
          <table:table-cell table:style-name="ce44" table:formula="of:=[.T18]/41" office:value-type="float" office:value="0.0527034146341463" calcext:value-type="float">
            <text:p>0.0527</text:p>
          </table:table-cell>
          <table:table-cell table:style-name="ce44" table:formula="of:=[.U18]/41" office:value-type="float" office:value="0.0916809756097561" calcext:value-type="float">
            <text:p>0.0917</text:p>
          </table:table-cell>
          <table:table-cell table:style-name="ce44" table:formula="of:=[.V18]/41" office:value-type="float" office:value="0.114198292682927" calcext:value-type="float">
            <text:p>0.1142</text:p>
          </table:table-cell>
          <table:table-cell table:style-name="ce44" table:formula="of:=[.W18]/41" office:value-type="float" office:value="0" calcext:value-type="float">
            <text:p>0.0000</text:p>
          </table:table-cell>
          <table:table-cell table:style-name="ce44" table:formula="of:=[.X18]/41" office:value-type="float" office:value="0.108419756097561" calcext:value-type="float">
            <text:p>0.1084</text:p>
          </table:table-cell>
          <table:table-cell table:style-name="ce44" table:formula="of:=[.Y18]/41" office:value-type="float" office:value="0.0366263414634146" calcext:value-type="float">
            <text:p>0.0366</text:p>
          </table:table-cell>
          <table:table-cell table:style-name="ce44" table:formula="of:=[.Z18]/41" office:value-type="float" office:value="0.0399331707317073" calcext:value-type="float">
            <text:p>0.0399</text:p>
          </table:table-cell>
          <table:table-cell table:style-name="ce44" table:formula="of:=[.AA18]/41" office:value-type="float" office:value="0.11393756097561" calcext:value-type="float">
            <text:p>0.1139</text:p>
          </table:table-cell>
          <table:table-cell table:style-name="ce44" table:formula="of:=[.AB18]/41" office:value-type="float" office:value="0.101334146341463" calcext:value-type="float">
            <text:p>0.1013</text:p>
          </table:table-cell>
          <table:table-cell table:style-name="ce44" table:formula="of:=[.AC18]/41" office:value-type="float" office:value="0.0274263414634146" calcext:value-type="float">
            <text:p>0.0274</text:p>
          </table:table-cell>
          <table:table-cell table:style-name="ce44" table:formula="of:=[.AD18]/41" office:value-type="float" office:value="0.108126097560976" calcext:value-type="float">
            <text:p>0.1081</text:p>
          </table:table-cell>
          <table:table-cell table:style-name="ce44" table:formula="of:=[.AE18]/41" office:value-type="float" office:value="0.130445365853659" calcext:value-type="float">
            <text:p>0.1304</text:p>
          </table:table-cell>
          <table:table-cell table:style-name="ce44" table:formula="of:=[.AF18]/41" office:value-type="float" office:value="0.130445365853659" calcext:value-type="float">
            <text:p>0.1304</text:p>
          </table:table-cell>
          <table:table-cell table:style-name="ce44" table:formula="of:=[.AG18]/41" office:value-type="float" office:value="0" calcext:value-type="float">
            <text:p>0.0000</text:p>
          </table:table-cell>
          <table:table-cell table:style-name="ce44" table:formula="of:=[.AH18]/41" office:value-type="float" office:value="0" calcext:value-type="float">
            <text:p>0.0000</text:p>
          </table:table-cell>
          <table:table-cell table:number-columns-repeated="990"/>
        </table:table-row>
        <table:table-row table:style-name="ro1">
          <table:table-cell table:number-columns-repeated="5"/>
          <table:table-cell table:style-name="ce35" table:number-columns-repeated="2"/>
          <table:table-cell table:style-name="ce41" office:value-type="float" office:value="15" calcext:value-type="float">
            <text:p>15</text:p>
          </table:table-cell>
          <table:table-cell table:style-name="ce44" table:formula="of:=[.I19]/41" office:value-type="float" office:value="0.0513478048780488" calcext:value-type="float">
            <text:p>0.0513</text:p>
          </table:table-cell>
          <table:table-cell table:style-name="ce44" table:formula="of:=[.J19]/41" office:value-type="float" office:value="0.0205373170731707" calcext:value-type="float">
            <text:p>0.0205</text:p>
          </table:table-cell>
          <table:table-cell table:style-name="ce44" table:formula="of:=[.K19]/41" office:value-type="float" office:value="0.0512160975609756" calcext:value-type="float">
            <text:p>0.0512</text:p>
          </table:table-cell>
          <table:table-cell table:style-name="ce44" table:formula="of:=[.L19]/41" office:value-type="float" office:value="0.0711751219512195" calcext:value-type="float">
            <text:p>0.0712</text:p>
          </table:table-cell>
          <table:table-cell table:style-name="ce44" table:formula="of:=[.M19]/41" office:value-type="float" office:value="0.0476214634146341" calcext:value-type="float">
            <text:p>0.0476</text:p>
          </table:table-cell>
          <table:table-cell table:style-name="ce44" table:formula="of:=[.N19]/41" office:value-type="float" office:value="0.0857312195121951" calcext:value-type="float">
            <text:p>0.0857</text:p>
          </table:table-cell>
          <table:table-cell table:style-name="ce44" table:formula="of:=[.O19]/41" office:value-type="float" office:value="0.0126023902439024" calcext:value-type="float">
            <text:p>0.0126</text:p>
          </table:table-cell>
          <table:table-cell table:style-name="ce44" table:formula="of:=[.P19]/41" office:value-type="float" office:value="0.052330487804878" calcext:value-type="float">
            <text:p>0.0523</text:p>
          </table:table-cell>
          <table:table-cell table:style-name="ce44" table:formula="of:=[.Q19]/41" office:value-type="float" office:value="0.0710834146341463" calcext:value-type="float">
            <text:p>0.0711</text:p>
          </table:table-cell>
          <table:table-cell table:style-name="ce44" table:formula="of:=[.R19]/41" office:value-type="float" office:value="0.0180874390243902" calcext:value-type="float">
            <text:p>0.0181</text:p>
          </table:table-cell>
          <table:table-cell table:style-name="ce44" table:formula="of:=[.S19]/41" office:value-type="float" office:value="0.0225095609756098" calcext:value-type="float">
            <text:p>0.0225</text:p>
          </table:table-cell>
          <table:table-cell table:style-name="ce44" table:formula="of:=[.T19]/41" office:value-type="float" office:value="0.160908292682927" calcext:value-type="float">
            <text:p>0.1609</text:p>
          </table:table-cell>
          <table:table-cell table:style-name="ce44" table:formula="of:=[.U19]/41" office:value-type="float" office:value="0.0518456097560976" calcext:value-type="float">
            <text:p>0.0518</text:p>
          </table:table-cell>
          <table:table-cell table:style-name="ce44" table:formula="of:=[.V19]/41" office:value-type="float" office:value="0.0143556829268293" calcext:value-type="float">
            <text:p>0.0144</text:p>
          </table:table-cell>
          <table:table-cell table:style-name="ce44" table:formula="of:=[.W19]/41" office:value-type="float" office:value="0.108419756097561" calcext:value-type="float">
            <text:p>0.1084</text:p>
          </table:table-cell>
          <table:table-cell table:style-name="ce44" table:formula="of:=[.X19]/41" office:value-type="float" office:value="0" calcext:value-type="float">
            <text:p>0.0000</text:p>
          </table:table-cell>
          <table:table-cell table:style-name="ce44" table:formula="of:=[.Y19]/41" office:value-type="float" office:value="0.135292195121951" calcext:value-type="float">
            <text:p>0.1353</text:p>
          </table:table-cell>
          <table:table-cell table:style-name="ce44" table:formula="of:=[.Z19]/41" office:value-type="float" office:value="0.144404634146341" calcext:value-type="float">
            <text:p>0.1444</text:p>
          </table:table-cell>
          <table:table-cell table:style-name="ce44" table:formula="of:=[.AA19]/41" office:value-type="float" office:value="0.00673951219512195" calcext:value-type="float">
            <text:p>0.0067</text:p>
          </table:table-cell>
          <table:table-cell table:style-name="ce44" table:formula="of:=[.AB19]/41" office:value-type="float" office:value="0.0195507317073171" calcext:value-type="float">
            <text:p>0.0196</text:p>
          </table:table-cell>
          <table:table-cell table:style-name="ce44" table:formula="of:=[.AC19]/41" office:value-type="float" office:value="0.0887268292682927" calcext:value-type="float">
            <text:p>0.0887</text:p>
          </table:table-cell>
          <table:table-cell table:style-name="ce44" table:formula="of:=[.AD19]/41" office:value-type="float" office:value="0.0435239024390244" calcext:value-type="float">
            <text:p>0.0435</text:p>
          </table:table-cell>
          <table:table-cell table:style-name="ce44" table:formula="of:=[.AE19]/41" office:value-type="float" office:value="0.11666756097561" calcext:value-type="float">
            <text:p>0.1167</text:p>
          </table:table-cell>
          <table:table-cell table:style-name="ce44" table:formula="of:=[.AF19]/41" office:value-type="float" office:value="0.11666756097561" calcext:value-type="float">
            <text:p>0.1167</text:p>
          </table:table-cell>
          <table:table-cell table:style-name="ce44" table:formula="of:=[.AG19]/41" office:value-type="float" office:value="0" calcext:value-type="float">
            <text:p>0.0000</text:p>
          </table:table-cell>
          <table:table-cell table:style-name="ce44" table:formula="of:=[.AH19]/41" office:value-type="float" office:value="0" calcext:value-type="float">
            <text:p>0.0000</text:p>
          </table:table-cell>
          <table:table-cell table:number-columns-repeated="990"/>
        </table:table-row>
        <table:table-row table:style-name="ro1">
          <table:table-cell table:number-columns-repeated="5"/>
          <table:table-cell table:style-name="ce35" table:number-columns-repeated="2"/>
          <table:table-cell table:style-name="ce46" office:value-type="float" office:value="16" calcext:value-type="float">
            <text:p>16</text:p>
          </table:table-cell>
          <table:table-cell table:style-name="ce44" table:formula="of:=[.I20]/41" office:value-type="float" office:value="0.145359024390244" calcext:value-type="float">
            <text:p>0.1454</text:p>
          </table:table-cell>
          <table:table-cell table:style-name="ce44" table:formula="of:=[.J20]/41" office:value-type="float" office:value="0.138664390243902" calcext:value-type="float">
            <text:p>0.1387</text:p>
          </table:table-cell>
          <table:table-cell table:style-name="ce44" table:formula="of:=[.K20]/41" office:value-type="float" office:value="0.0929509756097561" calcext:value-type="float">
            <text:p>0.0930</text:p>
          </table:table-cell>
          <table:table-cell table:style-name="ce44" table:formula="of:=[.L20]/41" office:value-type="float" office:value="0.0646529268292683" calcext:value-type="float">
            <text:p>0.0647</text:p>
          </table:table-cell>
          <table:table-cell table:style-name="ce44" table:formula="of:=[.M20]/41" office:value-type="float" office:value="0.107132195121951" calcext:value-type="float">
            <text:p>0.1071</text:p>
          </table:table-cell>
          <table:table-cell table:style-name="ce44" table:formula="of:=[.N20]/41" office:value-type="float" office:value="0.0728034146341463" calcext:value-type="float">
            <text:p>0.0728</text:p>
          </table:table-cell>
          <table:table-cell table:style-name="ce44" table:formula="of:=[.O20]/41" office:value-type="float" office:value="0.133636341463415" calcext:value-type="float">
            <text:p>0.1336</text:p>
          </table:table-cell>
          <table:table-cell table:style-name="ce44" table:formula="of:=[.P20]/41" office:value-type="float" office:value="0.0890356097560976" calcext:value-type="float">
            <text:p>0.0890</text:p>
          </table:table-cell>
          <table:table-cell table:style-name="ce44" table:formula="of:=[.Q20]/41" office:value-type="float" office:value="0.0646990243902439" calcext:value-type="float">
            <text:p>0.0647</text:p>
          </table:table-cell>
          <table:table-cell table:style-name="ce44" table:formula="of:=[.R20]/41" office:value-type="float" office:value="0.117241219512195" calcext:value-type="float">
            <text:p>0.1172</text:p>
          </table:table-cell>
          <table:table-cell table:style-name="ce44" table:formula="of:=[.S20]/41" office:value-type="float" office:value="0.12052487804878" calcext:value-type="float">
            <text:p>0.1205</text:p>
          </table:table-cell>
          <table:table-cell table:style-name="ce44" table:formula="of:=[.T20]/41" office:value-type="float" office:value="0.0358158536585366" calcext:value-type="float">
            <text:p>0.0358</text:p>
          </table:table-cell>
          <table:table-cell table:style-name="ce44" table:formula="of:=[.U20]/41" office:value-type="float" office:value="0.126633414634146" calcext:value-type="float">
            <text:p>0.1266</text:p>
          </table:table-cell>
          <table:table-cell table:style-name="ce44" table:formula="of:=[.V20]/41" office:value-type="float" office:value="0.14343756097561" calcext:value-type="float">
            <text:p>0.1434</text:p>
          </table:table-cell>
          <table:table-cell table:style-name="ce44" table:formula="of:=[.W20]/41" office:value-type="float" office:value="0.0366263414634146" calcext:value-type="float">
            <text:p>0.0366</text:p>
          </table:table-cell>
          <table:table-cell table:style-name="ce44" table:formula="of:=[.X20]/41" office:value-type="float" office:value="0.135292195121951" calcext:value-type="float">
            <text:p>0.1353</text:p>
          </table:table-cell>
          <table:table-cell table:style-name="ce44" table:formula="of:=[.Y20]/41" office:value-type="float" office:value="0" calcext:value-type="float">
            <text:p>0.0000</text:p>
          </table:table-cell>
          <table:table-cell table:style-name="ce44" table:formula="of:=[.Z20]/41" office:value-type="float" office:value="0.048749512195122" calcext:value-type="float">
            <text:p>0.0487</text:p>
          </table:table-cell>
          <table:table-cell table:style-name="ce44" table:formula="of:=[.AA20]/41" office:value-type="float" office:value="0.141463658536585" calcext:value-type="float">
            <text:p>0.1415</text:p>
          </table:table-cell>
          <table:table-cell table:style-name="ce44" table:formula="of:=[.AB20]/41" office:value-type="float" office:value="0.131812195121951" calcext:value-type="float">
            <text:p>0.1318</text:p>
          </table:table-cell>
          <table:table-cell table:style-name="ce44" table:formula="of:=[.AC20]/41" office:value-type="float" office:value="0.0638034146341464" calcext:value-type="float">
            <text:p>0.0638</text:p>
          </table:table-cell>
          <table:table-cell table:style-name="ce44" table:formula="of:=[.AD20]/41" office:value-type="float" office:value="0.124305609756098" calcext:value-type="float">
            <text:p>0.1243</text:p>
          </table:table-cell>
          <table:table-cell table:style-name="ce44" table:formula="of:=[.AE20]/41" office:value-type="float" office:value="0.166752682926829" calcext:value-type="float">
            <text:p>0.1668</text:p>
          </table:table-cell>
          <table:table-cell table:style-name="ce44" table:formula="of:=[.AF20]/41" office:value-type="float" office:value="0.166752682926829" calcext:value-type="float">
            <text:p>0.1668</text:p>
          </table:table-cell>
          <table:table-cell table:style-name="ce44" table:formula="of:=[.AG20]/41" office:value-type="float" office:value="0" calcext:value-type="float">
            <text:p>0.0000</text:p>
          </table:table-cell>
          <table:table-cell table:style-name="ce44" table:formula="of:=[.AH20]/41" office:value-type="float" office:value="0" calcext:value-type="float">
            <text:p>0.0000</text:p>
          </table:table-cell>
          <table:table-cell table:number-columns-repeated="990"/>
        </table:table-row>
        <table:table-row table:style-name="ro1">
          <table:table-cell table:style-name="ce8"/>
          <table:table-cell table:number-columns-repeated="4"/>
          <table:table-cell table:style-name="ce35" table:number-columns-repeated="2"/>
          <table:table-cell table:style-name="ce46" office:value-type="float" office:value="17" calcext:value-type="float">
            <text:p>17</text:p>
          </table:table-cell>
          <table:table-cell table:style-name="ce44" table:formula="of:=[.I21]/41" office:value-type="float" office:value="0.136650731707317" calcext:value-type="float">
            <text:p>0.1367</text:p>
          </table:table-cell>
          <table:table-cell table:style-name="ce44" table:formula="of:=[.J21]/41" office:value-type="float" office:value="0.140659024390244" calcext:value-type="float">
            <text:p>0.1407</text:p>
          </table:table-cell>
          <table:table-cell table:style-name="ce44" table:formula="of:=[.K21]/41" office:value-type="float" office:value="0.115931219512195" calcext:value-type="float">
            <text:p>0.1159</text:p>
          </table:table-cell>
          <table:table-cell table:style-name="ce44" table:formula="of:=[.L21]/41" office:value-type="float" office:value="0.0777917073170732" calcext:value-type="float">
            <text:p>0.0778</text:p>
          </table:table-cell>
          <table:table-cell table:style-name="ce44" table:formula="of:=[.M21]/41" office:value-type="float" office:value="0.131424146341463" calcext:value-type="float">
            <text:p>0.1314</text:p>
          </table:table-cell>
          <table:table-cell table:style-name="ce44" table:formula="of:=[.N21]/41" office:value-type="float" office:value="0.0611841463414634" calcext:value-type="float">
            <text:p>0.0612</text:p>
          </table:table-cell>
          <table:table-cell table:style-name="ce44" table:formula="of:=[.O21]/41" office:value-type="float" office:value="0.147016341463415" calcext:value-type="float">
            <text:p>0.1470</text:p>
          </table:table-cell>
          <table:table-cell table:style-name="ce44" table:formula="of:=[.P21]/41" office:value-type="float" office:value="0.111074878048781" calcext:value-type="float">
            <text:p>0.1111</text:p>
          </table:table-cell>
          <table:table-cell table:style-name="ce44" table:formula="of:=[.Q21]/41" office:value-type="float" office:value="0.0779946341463415" calcext:value-type="float">
            <text:p>0.0780</text:p>
          </table:table-cell>
          <table:table-cell table:style-name="ce44" table:formula="of:=[.R21]/41" office:value-type="float" office:value="0.127149756097561" calcext:value-type="float">
            <text:p>0.1271</text:p>
          </table:table-cell>
          <table:table-cell table:style-name="ce44" table:formula="of:=[.S21]/41" office:value-type="float" office:value="0.124479268292683" calcext:value-type="float">
            <text:p>0.1245</text:p>
          </table:table-cell>
          <table:table-cell table:style-name="ce44" table:formula="of:=[.T21]/41" office:value-type="float" office:value="0.031270487804878" calcext:value-type="float">
            <text:p>0.0313</text:p>
          </table:table-cell>
          <table:table-cell table:style-name="ce44" table:formula="of:=[.U21]/41" office:value-type="float" office:value="0.117613414634146" calcext:value-type="float">
            <text:p>0.1176</text:p>
          </table:table-cell>
          <table:table-cell table:style-name="ce44" table:formula="of:=[.V21]/41" office:value-type="float" office:value="0.148146097560976" calcext:value-type="float">
            <text:p>0.1481</text:p>
          </table:table-cell>
          <table:table-cell table:style-name="ce44" table:formula="of:=[.W21]/41" office:value-type="float" office:value="0.0399331707317073" calcext:value-type="float">
            <text:p>0.0399</text:p>
          </table:table-cell>
          <table:table-cell table:style-name="ce44" table:formula="of:=[.X21]/41" office:value-type="float" office:value="0.144404634146341" calcext:value-type="float">
            <text:p>0.1444</text:p>
          </table:table-cell>
          <table:table-cell table:style-name="ce44" table:formula="of:=[.Y21]/41" office:value-type="float" office:value="0.048749512195122" calcext:value-type="float">
            <text:p>0.0487</text:p>
          </table:table-cell>
          <table:table-cell table:style-name="ce44" table:formula="of:=[.Z21]/41" office:value-type="float" office:value="0" calcext:value-type="float">
            <text:p>0.0000</text:p>
          </table:table-cell>
          <table:table-cell table:style-name="ce44" table:formula="of:=[.AA21]/41" office:value-type="float" office:value="0.149327073170732" calcext:value-type="float">
            <text:p>0.1493</text:p>
          </table:table-cell>
          <table:table-cell table:style-name="ce44" table:formula="of:=[.AB21]/41" office:value-type="float" office:value="0.134426829268293" calcext:value-type="float">
            <text:p>0.1344</text:p>
          </table:table-cell>
          <table:table-cell table:style-name="ce44" table:formula="of:=[.AC21]/41" office:value-type="float" office:value="0.0560434146341463" calcext:value-type="float">
            <text:p>0.0560</text:p>
          </table:table-cell>
          <table:table-cell table:style-name="ce44" table:formula="of:=[.AD21]/41" office:value-type="float" office:value="0.147856829268293" calcext:value-type="float">
            <text:p>0.1479</text:p>
          </table:table-cell>
          <table:table-cell table:style-name="ce44" table:formula="of:=[.AE21]/41" office:value-type="float" office:value="0.138052926829268" calcext:value-type="float">
            <text:p>0.1381</text:p>
          </table:table-cell>
          <table:table-cell table:style-name="ce44" table:formula="of:=[.AF21]/41" office:value-type="float" office:value="0.138052926829268" calcext:value-type="float">
            <text:p>0.1381</text:p>
          </table:table-cell>
          <table:table-cell table:style-name="ce44" table:formula="of:=[.AG21]/41" office:value-type="float" office:value="0" calcext:value-type="float">
            <text:p>0.0000</text:p>
          </table:table-cell>
          <table:table-cell table:style-name="ce44" table:formula="of:=[.AH21]/41" office:value-type="float" office:value="0" calcext:value-type="float">
            <text:p>0.0000</text:p>
          </table:table-cell>
          <table:table-cell table:number-columns-repeated="990"/>
        </table:table-row>
        <table:table-row table:style-name="ro1">
          <table:table-cell table:style-name="ce8"/>
          <table:table-cell table:number-columns-repeated="4"/>
          <table:table-cell table:style-name="ce35" table:number-columns-repeated="2"/>
          <table:table-cell table:style-name="ce46" office:value-type="float" office:value="18" calcext:value-type="float">
            <text:p>18</text:p>
          </table:table-cell>
          <table:table-cell table:style-name="ce44" table:formula="of:=[.I22]/41" office:value-type="float" office:value="0.0488785365853659" calcext:value-type="float">
            <text:p>0.0489</text:p>
          </table:table-cell>
          <table:table-cell table:style-name="ce44" table:formula="of:=[.J22]/41" office:value-type="float" office:value="0.018197" calcext:value-type="float">
            <text:p>0.0182</text:p>
          </table:table-cell>
          <table:table-cell table:style-name="ce44" table:formula="of:=[.K22]/41" office:value-type="float" office:value="0.0579456097560976" calcext:value-type="float">
            <text:p>0.0579</text:p>
          </table:table-cell>
          <table:table-cell table:style-name="ce44" table:formula="of:=[.L22]/41" office:value-type="float" office:value="0.0771329268292683" calcext:value-type="float">
            <text:p>0.0771</text:p>
          </table:table-cell>
          <table:table-cell table:style-name="ce44" table:formula="of:=[.M22]/41" office:value-type="float" office:value="0.0539731707317073" calcext:value-type="float">
            <text:p>0.0540</text:p>
          </table:table-cell>
          <table:table-cell table:style-name="ce44" table:formula="of:=[.N22]/41" office:value-type="float" office:value="0.0899546341463415" calcext:value-type="float">
            <text:p>0.0900</text:p>
          </table:table-cell>
          <table:table-cell table:style-name="ce44" table:formula="of:=[.O22]/41" office:value-type="float" office:value="0.017331" calcext:value-type="float">
            <text:p>0.0173</text:p>
          </table:table-cell>
          <table:table-cell table:style-name="ce44" table:formula="of:=[.P22]/41" office:value-type="float" office:value="0.0590658536585366" calcext:value-type="float">
            <text:p>0.0591</text:p>
          </table:table-cell>
          <table:table-cell table:style-name="ce44" table:formula="of:=[.Q22]/41" office:value-type="float" office:value="0.0770521951219512" calcext:value-type="float">
            <text:p>0.0771</text:p>
          </table:table-cell>
          <table:table-cell table:style-name="ce44" table:formula="of:=[.R22]/41" office:value-type="float" office:value="0.0242599024390244" calcext:value-type="float">
            <text:p>0.0243</text:p>
          </table:table-cell>
          <table:table-cell table:style-name="ce44" table:formula="of:=[.S22]/41" office:value-type="float" office:value="0.0256529268292683" calcext:value-type="float">
            <text:p>0.0257</text:p>
          </table:table-cell>
          <table:table-cell table:style-name="ce44" table:formula="of:=[.T22]/41" office:value-type="float" office:value="0.166538780487805" calcext:value-type="float">
            <text:p>0.1665</text:p>
          </table:table-cell>
          <table:table-cell table:style-name="ce44" table:formula="of:=[.U22]/41" office:value-type="float" office:value="0.0518639024390244" calcext:value-type="float">
            <text:p>0.0519</text:p>
          </table:table-cell>
          <table:table-cell table:style-name="ce44" table:formula="of:=[.V22]/41" office:value-type="float" office:value="0.00950841463414634" calcext:value-type="float">
            <text:p>0.0095</text:p>
          </table:table-cell>
          <table:table-cell table:style-name="ce44" table:formula="of:=[.W22]/41" office:value-type="float" office:value="0.11393756097561" calcext:value-type="float">
            <text:p>0.1139</text:p>
          </table:table-cell>
          <table:table-cell table:style-name="ce44" table:formula="of:=[.X22]/41" office:value-type="float" office:value="0.00673951219512195" calcext:value-type="float">
            <text:p>0.0067</text:p>
          </table:table-cell>
          <table:table-cell table:style-name="ce44" table:formula="of:=[.Y22]/41" office:value-type="float" office:value="0.141463658536585" calcext:value-type="float">
            <text:p>0.1415</text:p>
          </table:table-cell>
          <table:table-cell table:style-name="ce44" table:formula="of:=[.Z22]/41" office:value-type="float" office:value="0.149327073170732" calcext:value-type="float">
            <text:p>0.1493</text:p>
          </table:table-cell>
          <table:table-cell table:style-name="ce44" table:formula="of:=[.AA22]/41" office:value-type="float" office:value="0" calcext:value-type="float">
            <text:p>0.0000</text:p>
          </table:table-cell>
          <table:table-cell table:style-name="ce44" table:formula="of:=[.AB22]/41" office:value-type="float" office:value="0.0195534390243902" calcext:value-type="float">
            <text:p>0.0196</text:p>
          </table:table-cell>
          <table:table-cell table:style-name="ce44" table:formula="of:=[.AC22]/41" office:value-type="float" office:value="0.0934351219512195" calcext:value-type="float">
            <text:p>0.0934</text:p>
          </table:table-cell>
          <table:table-cell table:style-name="ce44" table:formula="of:=[.AD22]/41" office:value-type="float" office:value="0.0487434146341463" calcext:value-type="float">
            <text:p>0.0487</text:p>
          </table:table-cell>
          <table:table-cell table:style-name="ce44" table:formula="of:=[.AE22]/41" office:value-type="float" office:value="0.114903170731707" calcext:value-type="float">
            <text:p>0.1149</text:p>
          </table:table-cell>
          <table:table-cell table:style-name="ce44" table:formula="of:=[.AF22]/41" office:value-type="float" office:value="0.114903170731707" calcext:value-type="float">
            <text:p>0.1149</text:p>
          </table:table-cell>
          <table:table-cell table:style-name="ce44" table:formula="of:=[.AG22]/41" office:value-type="float" office:value="0" calcext:value-type="float">
            <text:p>0.0000</text:p>
          </table:table-cell>
          <table:table-cell table:style-name="ce44" table:formula="of:=[.AH22]/41" office:value-type="float" office:value="0" calcext:value-type="float">
            <text:p>0.0000</text:p>
          </table:table-cell>
          <table:table-cell table:number-columns-repeated="990"/>
        </table:table-row>
        <table:table-row table:style-name="ro1">
          <table:table-cell table:style-name="ce8"/>
          <table:table-cell table:number-columns-repeated="4"/>
          <table:table-cell table:style-name="ce35" table:number-columns-repeated="2"/>
          <table:table-cell table:style-name="ce46" office:value-type="float" office:value="19" calcext:value-type="float">
            <text:p>19</text:p>
          </table:table-cell>
          <table:table-cell table:style-name="ce44" table:formula="of:=[.I23]/41" office:value-type="float" office:value="0.0328739024390244" calcext:value-type="float">
            <text:p>0.0329</text:p>
          </table:table-cell>
          <table:table-cell table:style-name="ce44" table:formula="of:=[.J23]/41" office:value-type="float" office:value="0.006872" calcext:value-type="float">
            <text:p>0.0069</text:p>
          </table:table-cell>
          <table:table-cell table:style-name="ce44" table:formula="of:=[.K23]/41" office:value-type="float" office:value="0.0588409756097561" calcext:value-type="float">
            <text:p>0.0588</text:p>
          </table:table-cell>
          <table:table-cell table:style-name="ce44" table:formula="of:=[.L23]/41" office:value-type="float" office:value="0.0673234146341463" calcext:value-type="float">
            <text:p>0.0673</text:p>
          </table:table-cell>
          <table:table-cell table:style-name="ce44" table:formula="of:=[.M23]/41" office:value-type="float" office:value="0.0600175609756098" calcext:value-type="float">
            <text:p>0.0600</text:p>
          </table:table-cell>
          <table:table-cell table:style-name="ce44" table:formula="of:=[.N23]/41" office:value-type="float" office:value="0.0737882926829268" calcext:value-type="float">
            <text:p>0.0738</text:p>
          </table:table-cell>
          <table:table-cell table:style-name="ce44" table:formula="of:=[.O23]/41" office:value-type="float" office:value="0.0314521951219512" calcext:value-type="float">
            <text:p>0.0315</text:p>
          </table:table-cell>
          <table:table-cell table:style-name="ce44" table:formula="of:=[.P23]/41" office:value-type="float" office:value="0.0582926829268293" calcext:value-type="float">
            <text:p>0.0583</text:p>
          </table:table-cell>
          <table:table-cell table:style-name="ce44" table:formula="of:=[.Q23]/41" office:value-type="float" office:value="0.0673053658536585" calcext:value-type="float">
            <text:p>0.0673</text:p>
          </table:table-cell>
          <table:table-cell table:style-name="ce44" table:formula="of:=[.R23]/41" office:value-type="float" office:value="0.0222225365853658" calcext:value-type="float">
            <text:p>0.0222</text:p>
          </table:table-cell>
          <table:table-cell table:style-name="ce44" table:formula="of:=[.S23]/41" office:value-type="float" office:value="0.0113728780487805" calcext:value-type="float">
            <text:p>0.0114</text:p>
          </table:table-cell>
          <table:table-cell table:style-name="ce44" table:formula="of:=[.T23]/41" office:value-type="float" office:value="0.153966585365854" calcext:value-type="float">
            <text:p>0.1540</text:p>
          </table:table-cell>
          <table:table-cell table:style-name="ce44" table:formula="of:=[.U23]/41" office:value-type="float" office:value="0.0324856097560976" calcext:value-type="float">
            <text:p>0.0325</text:p>
          </table:table-cell>
          <table:table-cell table:style-name="ce44" table:formula="of:=[.V23]/41" office:value-type="float" office:value="0.0141996585365854" calcext:value-type="float">
            <text:p>0.0142</text:p>
          </table:table-cell>
          <table:table-cell table:style-name="ce44" table:formula="of:=[.W23]/41" office:value-type="float" office:value="0.101334146341463" calcext:value-type="float">
            <text:p>0.1013</text:p>
          </table:table-cell>
          <table:table-cell table:style-name="ce44" table:formula="of:=[.X23]/41" office:value-type="float" office:value="0.0195507317073171" calcext:value-type="float">
            <text:p>0.0196</text:p>
          </table:table-cell>
          <table:table-cell table:style-name="ce44" table:formula="of:=[.Y23]/41" office:value-type="float" office:value="0.131812195121951" calcext:value-type="float">
            <text:p>0.1318</text:p>
          </table:table-cell>
          <table:table-cell table:style-name="ce44" table:formula="of:=[.Z23]/41" office:value-type="float" office:value="0.134426829268293" calcext:value-type="float">
            <text:p>0.1344</text:p>
          </table:table-cell>
          <table:table-cell table:style-name="ce44" table:formula="of:=[.AA23]/41" office:value-type="float" office:value="0.0195534390243902" calcext:value-type="float">
            <text:p>0.0196</text:p>
          </table:table-cell>
          <table:table-cell table:style-name="ce44" table:formula="of:=[.AB23]/41" office:value-type="float" office:value="0" calcext:value-type="float">
            <text:p>0.0000</text:p>
          </table:table-cell>
          <table:table-cell table:style-name="ce44" table:formula="of:=[.AC23]/41" office:value-type="float" office:value="0.078430243902439" calcext:value-type="float">
            <text:p>0.0784</text:p>
          </table:table-cell>
          <table:table-cell table:style-name="ce44" table:formula="of:=[.AD23]/41" office:value-type="float" office:value="0.0601278048780488" calcext:value-type="float">
            <text:p>0.0601</text:p>
          </table:table-cell>
          <table:table-cell table:style-name="ce44" table:formula="of:=[.AE23]/41" office:value-type="float" office:value="0.0972858536585366" calcext:value-type="float">
            <text:p>0.0973</text:p>
          </table:table-cell>
          <table:table-cell table:style-name="ce44" table:formula="of:=[.AF23]/41" office:value-type="float" office:value="0.0972858536585366" calcext:value-type="float">
            <text:p>0.0973</text:p>
          </table:table-cell>
          <table:table-cell table:style-name="ce44" table:formula="of:=[.AG23]/41" office:value-type="float" office:value="0" calcext:value-type="float">
            <text:p>0.0000</text:p>
          </table:table-cell>
          <table:table-cell table:style-name="ce44" table:formula="of:=[.AH23]/41" office:value-type="float" office:value="0" calcext:value-type="float">
            <text:p>0.0000</text:p>
          </table:table-cell>
          <table:table-cell table:number-columns-repeated="990"/>
        </table:table-row>
        <table:table-row table:style-name="ro1">
          <table:table-cell table:style-name="ce8"/>
          <table:table-cell table:number-columns-repeated="4"/>
          <table:table-cell table:style-name="ce35" table:number-columns-repeated="2"/>
          <table:table-cell table:style-name="ce46" office:value-type="float" office:value="20" calcext:value-type="float">
            <text:p>20</text:p>
          </table:table-cell>
          <table:table-cell table:style-name="ce44" table:formula="of:=[.I24]/41" office:value-type="float" office:value="0.0840736585365854" calcext:value-type="float">
            <text:p>0.0841</text:p>
          </table:table-cell>
          <table:table-cell table:style-name="ce44" table:formula="of:=[.J24]/41" office:value-type="float" office:value="0.0847429268292683" calcext:value-type="float">
            <text:p>0.0847</text:p>
          </table:table-cell>
          <table:table-cell table:style-name="ce44" table:formula="of:=[.K24]/41" office:value-type="float" office:value="0.0686719512195122" calcext:value-type="float">
            <text:p>0.0687</text:p>
          </table:table-cell>
          <table:table-cell table:style-name="ce44" table:formula="of:=[.L24]/41" office:value-type="float" office:value="0.0305585365853658" calcext:value-type="float">
            <text:p>0.0306</text:p>
          </table:table-cell>
          <table:table-cell table:style-name="ce44" table:formula="of:=[.M24]/41" office:value-type="float" office:value="0.0835719512195122" calcext:value-type="float">
            <text:p>0.0836</text:p>
          </table:table-cell>
          <table:table-cell table:style-name="ce44" table:formula="of:=[.N24]/41" office:value-type="float" office:value="0.00918509756097561" calcext:value-type="float">
            <text:p>0.0092</text:p>
          </table:table-cell>
          <table:table-cell table:style-name="ce44" table:formula="of:=[.O24]/41" office:value-type="float" office:value="0.0923319512195122" calcext:value-type="float">
            <text:p>0.0923</text:p>
          </table:table-cell>
          <table:table-cell table:style-name="ce44" table:formula="of:=[.P24]/41" office:value-type="float" office:value="0.0636960975609756" calcext:value-type="float">
            <text:p>0.0637</text:p>
          </table:table-cell>
          <table:table-cell table:style-name="ce44" table:formula="of:=[.Q24]/41" office:value-type="float" office:value="0.0308287804878049" calcext:value-type="float">
            <text:p>0.0308</text:p>
          </table:table-cell>
          <table:table-cell table:style-name="ce44" table:formula="of:=[.R24]/41" office:value-type="float" office:value="0.071940487804878" calcext:value-type="float">
            <text:p>0.0719</text:p>
          </table:table-cell>
          <table:table-cell table:style-name="ce44" table:formula="of:=[.S24]/41" office:value-type="float" office:value="0.0684424390243902" calcext:value-type="float">
            <text:p>0.0684</text:p>
          </table:table-cell>
          <table:table-cell table:style-name="ce44" table:formula="of:=[.T24]/41" office:value-type="float" office:value="0.0772539024390244" calcext:value-type="float">
            <text:p>0.0773</text:p>
          </table:table-cell>
          <table:table-cell table:style-name="ce44" table:formula="of:=[.U24]/41" office:value-type="float" office:value="0.0648834146341463" calcext:value-type="float">
            <text:p>0.0649</text:p>
          </table:table-cell>
          <table:table-cell table:style-name="ce44" table:formula="of:=[.V24]/41" office:value-type="float" office:value="0.0921039024390244" calcext:value-type="float">
            <text:p>0.0921</text:p>
          </table:table-cell>
          <table:table-cell table:style-name="ce44" table:formula="of:=[.W24]/41" office:value-type="float" office:value="0.0274263414634146" calcext:value-type="float">
            <text:p>0.0274</text:p>
          </table:table-cell>
          <table:table-cell table:style-name="ce44" table:formula="of:=[.X24]/41" office:value-type="float" office:value="0.0887268292682927" calcext:value-type="float">
            <text:p>0.0887</text:p>
          </table:table-cell>
          <table:table-cell table:style-name="ce44" table:formula="of:=[.Y24]/41" office:value-type="float" office:value="0.0638034146341464" calcext:value-type="float">
            <text:p>0.0638</text:p>
          </table:table-cell>
          <table:table-cell table:style-name="ce44" table:formula="of:=[.Z24]/41" office:value-type="float" office:value="0.0560434146341463" calcext:value-type="float">
            <text:p>0.0560</text:p>
          </table:table-cell>
          <table:table-cell table:style-name="ce44" table:formula="of:=[.AA24]/41" office:value-type="float" office:value="0.0934351219512195" calcext:value-type="float">
            <text:p>0.0934</text:p>
          </table:table-cell>
          <table:table-cell table:style-name="ce44" table:formula="of:=[.AB24]/41" office:value-type="float" office:value="0.078430243902439" calcext:value-type="float">
            <text:p>0.0784</text:p>
          </table:table-cell>
          <table:table-cell table:style-name="ce44" table:formula="of:=[.AC24]/41" office:value-type="float" office:value="0" calcext:value-type="float">
            <text:p>0.0000</text:p>
          </table:table-cell>
          <table:table-cell table:style-name="ce44" table:formula="of:=[.AD24]/41" office:value-type="float" office:value="0.0982770731707317" calcext:value-type="float">
            <text:p>0.0983</text:p>
          </table:table-cell>
          <table:table-cell table:style-name="ce44" table:formula="of:=[.AE24]/41" office:value-type="float" office:value="0.104853414634146" calcext:value-type="float">
            <text:p>0.1049</text:p>
          </table:table-cell>
          <table:table-cell table:style-name="ce44" table:formula="of:=[.AF24]/41" office:value-type="float" office:value="0.104853414634146" calcext:value-type="float">
            <text:p>0.1049</text:p>
          </table:table-cell>
          <table:table-cell table:style-name="ce44" table:formula="of:=[.AG24]/41" office:value-type="float" office:value="0" calcext:value-type="float">
            <text:p>0.0000</text:p>
          </table:table-cell>
          <table:table-cell table:style-name="ce44" table:formula="of:=[.AH24]/41" office:value-type="float" office:value="0" calcext:value-type="float">
            <text:p>0.0000</text:p>
          </table:table-cell>
          <table:table-cell table:number-columns-repeated="990"/>
        </table:table-row>
        <table:table-row table:style-name="ro1">
          <table:table-cell table:number-columns-repeated="5"/>
          <table:table-cell table:style-name="ce35" table:number-columns-repeated="2"/>
          <table:table-cell table:style-name="ce46" office:value-type="float" office:value="21" calcext:value-type="float">
            <text:p>21</text:p>
          </table:table-cell>
          <table:table-cell table:style-name="ce44" table:formula="of:=[.I25]/41" office:value-type="float" office:value="0.0929819512195122" calcext:value-type="float">
            <text:p>0.0930</text:p>
          </table:table-cell>
          <table:table-cell table:style-name="ce44" table:formula="of:=[.J25]/41" office:value-type="float" office:value="0.063329512195122" calcext:value-type="float">
            <text:p>0.0633</text:p>
          </table:table-cell>
          <table:table-cell table:style-name="ce44" table:formula="of:=[.K25]/41" office:value-type="float" office:value="0.0322078048780488" calcext:value-type="float">
            <text:p>0.0322</text:p>
          </table:table-cell>
          <table:table-cell table:style-name="ce44" table:formula="of:=[.L25]/41" office:value-type="float" office:value="0.0703690243902439" calcext:value-type="float">
            <text:p>0.0704</text:p>
          </table:table-cell>
          <table:table-cell table:style-name="ce44" table:formula="of:=[.M25]/41" office:value-type="float" office:value="0.0171865365853659" calcext:value-type="float">
            <text:p>0.0172</text:p>
          </table:table-cell>
          <table:table-cell table:style-name="ce44" table:formula="of:=[.N25]/41" office:value-type="float" office:value="0.0994078048780488" calcext:value-type="float">
            <text:p>0.0994</text:p>
          </table:table-cell>
          <table:table-cell table:style-name="ce44" table:formula="of:=[.O25]/41" office:value-type="float" office:value="0.0314124390243902" calcext:value-type="float">
            <text:p>0.0314</text:p>
          </table:table-cell>
          <table:table-cell table:style-name="ce44" table:formula="of:=[.P25]/41" office:value-type="float" office:value="0.0368885365853659" calcext:value-type="float">
            <text:p>0.0369</text:p>
          </table:table-cell>
          <table:table-cell table:style-name="ce44" table:formula="of:=[.Q25]/41" office:value-type="float" office:value="0.0701448780487805" calcext:value-type="float">
            <text:p>0.0701</text:p>
          </table:table-cell>
          <table:table-cell table:style-name="ce44" table:formula="of:=[.R25]/41" office:value-type="float" office:value="0.0409046341463415" calcext:value-type="float">
            <text:p>0.0409</text:p>
          </table:table-cell>
          <table:table-cell table:style-name="ce44" table:formula="of:=[.S25]/41" office:value-type="float" office:value="0.0558578048780488" calcext:value-type="float">
            <text:p>0.0559</text:p>
          </table:table-cell>
          <table:table-cell table:style-name="ce44" table:formula="of:=[.T25]/41" office:value-type="float" office:value="0.156169512195122" calcext:value-type="float">
            <text:p>0.1562</text:p>
          </table:table-cell>
          <table:table-cell table:style-name="ce44" table:formula="of:=[.U25]/41" office:value-type="float" office:value="0.0883385365853659" calcext:value-type="float">
            <text:p>0.0883</text:p>
          </table:table-cell>
          <table:table-cell table:style-name="ce44" table:formula="of:=[.V25]/41" office:value-type="float" office:value="0.0577656097560976" calcext:value-type="float">
            <text:p>0.0578</text:p>
          </table:table-cell>
          <table:table-cell table:style-name="ce44" table:formula="of:=[.W25]/41" office:value-type="float" office:value="0.108126097560976" calcext:value-type="float">
            <text:p>0.1081</text:p>
          </table:table-cell>
          <table:table-cell table:style-name="ce44" table:formula="of:=[.X25]/41" office:value-type="float" office:value="0.0435239024390244" calcext:value-type="float">
            <text:p>0.0435</text:p>
          </table:table-cell>
          <table:table-cell table:style-name="ce44" table:formula="of:=[.Y25]/41" office:value-type="float" office:value="0.124305609756098" calcext:value-type="float">
            <text:p>0.1243</text:p>
          </table:table-cell>
          <table:table-cell table:style-name="ce44" table:formula="of:=[.Z25]/41" office:value-type="float" office:value="0.147856829268293" calcext:value-type="float">
            <text:p>0.1479</text:p>
          </table:table-cell>
          <table:table-cell table:style-name="ce44" table:formula="of:=[.AA25]/41" office:value-type="float" office:value="0.0487434146341463" calcext:value-type="float">
            <text:p>0.0487</text:p>
          </table:table-cell>
          <table:table-cell table:style-name="ce44" table:formula="of:=[.AB25]/41" office:value-type="float" office:value="0.0601278048780488" calcext:value-type="float">
            <text:p>0.0601</text:p>
          </table:table-cell>
          <table:table-cell table:style-name="ce44" table:formula="of:=[.AC25]/41" office:value-type="float" office:value="0.0982770731707317" calcext:value-type="float">
            <text:p>0.0983</text:p>
          </table:table-cell>
          <table:table-cell table:style-name="ce44" table:formula="of:=[.AD25]/41" office:value-type="float" office:value="0" calcext:value-type="float">
            <text:p>0.0000</text:p>
          </table:table-cell>
          <table:table-cell table:style-name="ce44" table:formula="of:=[.AE25]/41" office:value-type="float" office:value="0.155525609756098" calcext:value-type="float">
            <text:p>0.1555</text:p>
          </table:table-cell>
          <table:table-cell table:style-name="ce44" table:formula="of:=[.AF25]/41" office:value-type="float" office:value="0.155525609756098" calcext:value-type="float">
            <text:p>0.1555</text:p>
          </table:table-cell>
          <table:table-cell table:style-name="ce44" table:formula="of:=[.AG25]/41" office:value-type="float" office:value="0" calcext:value-type="float">
            <text:p>0.0000</text:p>
          </table:table-cell>
          <table:table-cell table:style-name="ce44" table:formula="of:=[.AH25]/41" office:value-type="float" office:value="0" calcext:value-type="float">
            <text:p>0.0000</text:p>
          </table:table-cell>
          <table:table-cell table:number-columns-repeated="990"/>
        </table:table-row>
        <table:table-row table:style-name="ro1">
          <table:table-cell table:number-columns-repeated="5"/>
          <table:table-cell table:style-name="ce35" table:number-columns-repeated="2"/>
          <table:table-cell table:style-name="ce43" office:value-type="float" office:value="22" calcext:value-type="float">
            <text:p>22</text:p>
          </table:table-cell>
          <table:table-cell table:style-name="ce44" table:formula="of:=[.I26]/41" office:value-type="float" office:value="0.0662639024390244" calcext:value-type="float">
            <text:p>0.0663</text:p>
          </table:table-cell>
          <table:table-cell table:style-name="ce44" table:formula="of:=[.J26]/41" office:value-type="float" office:value="0.0967346341463415" calcext:value-type="float">
            <text:p>0.0967</text:p>
          </table:table-cell>
          <table:table-cell table:style-name="ce44" table:formula="of:=[.K26]/41" office:value-type="float" office:value="0.142601219512195" calcext:value-type="float">
            <text:p>0.1426</text:p>
          </table:table-cell>
          <table:table-cell table:style-name="ce44" table:formula="of:=[.L26]/41" office:value-type="float" office:value="0.123006341463415" calcext:value-type="float">
            <text:p>0.1230</text:p>
          </table:table-cell>
          <table:table-cell table:style-name="ce44" table:formula="of:=[.M26]/41" office:value-type="float" office:value="0.150543414634146" calcext:value-type="float">
            <text:p>0.1505</text:p>
          </table:table-cell>
          <table:table-cell table:style-name="ce44" table:formula="of:=[.N26]/41" office:value-type="float" office:value="0.0957139024390244" calcext:value-type="float">
            <text:p>0.0957</text:p>
          </table:table-cell>
          <table:table-cell table:style-name="ce44" table:formula="of:=[.O26]/41" office:value-type="float" office:value="0.128731463414634" calcext:value-type="float">
            <text:p>0.1287</text:p>
          </table:table-cell>
          <table:table-cell table:style-name="ce44" table:formula="of:=[.P26]/41" office:value-type="float" office:value="0.139433658536585" calcext:value-type="float">
            <text:p>0.1394</text:p>
          </table:table-cell>
          <table:table-cell table:style-name="ce44" table:formula="of:=[.Q26]/41" office:value-type="float" office:value="0.123208292682927" calcext:value-type="float">
            <text:p>0.1232</text:p>
          </table:table-cell>
          <table:table-cell table:style-name="ce44" table:formula="of:=[.R26]/41" office:value-type="float" office:value="0.11464243902439" calcext:value-type="float">
            <text:p>0.1146</text:p>
          </table:table-cell>
          <table:table-cell table:style-name="ce44" table:formula="of:=[.S26]/41" office:value-type="float" office:value="0.0996782926829268" calcext:value-type="float">
            <text:p>0.0997</text:p>
          </table:table-cell>
          <table:table-cell table:style-name="ce44" table:formula="of:=[.T26]/41" office:value-type="float" office:value="0.168503902439024" calcext:value-type="float">
            <text:p>0.1685</text:p>
          </table:table-cell>
          <table:table-cell table:style-name="ce44" table:formula="of:=[.U26]/41" office:value-type="float" office:value="0.0672456097560976" calcext:value-type="float">
            <text:p>0.0672</text:p>
          </table:table-cell>
          <table:table-cell table:style-name="ce44" table:formula="of:=[.V26]/41" office:value-type="float" office:value="0.105998536585366" calcext:value-type="float">
            <text:p>0.1060</text:p>
          </table:table-cell>
          <table:table-cell table:style-name="ce44" table:formula="of:=[.W26]/41" office:value-type="float" office:value="0.130445365853659" calcext:value-type="float">
            <text:p>0.1304</text:p>
          </table:table-cell>
          <table:table-cell table:style-name="ce44" table:formula="of:=[.X26]/41" office:value-type="float" office:value="0.11666756097561" calcext:value-type="float">
            <text:p>0.1167</text:p>
          </table:table-cell>
          <table:table-cell table:style-name="ce44" table:formula="of:=[.Y26]/41" office:value-type="float" office:value="0.166752682926829" calcext:value-type="float">
            <text:p>0.1668</text:p>
          </table:table-cell>
          <table:table-cell table:style-name="ce44" table:formula="of:=[.Z26]/41" office:value-type="float" office:value="0.138052926829268" calcext:value-type="float">
            <text:p>0.1381</text:p>
          </table:table-cell>
          <table:table-cell table:style-name="ce44" table:formula="of:=[.AA26]/41" office:value-type="float" office:value="0.114903170731707" calcext:value-type="float">
            <text:p>0.1149</text:p>
          </table:table-cell>
          <table:table-cell table:style-name="ce44" table:formula="of:=[.AB26]/41" office:value-type="float" office:value="0.0972858536585366" calcext:value-type="float">
            <text:p>0.0973</text:p>
          </table:table-cell>
          <table:table-cell table:style-name="ce44" table:formula="of:=[.AC26]/41" office:value-type="float" office:value="0.104853414634146" calcext:value-type="float">
            <text:p>0.1049</text:p>
          </table:table-cell>
          <table:table-cell table:style-name="ce44" table:formula="of:=[.AD26]/41" office:value-type="float" office:value="0.155525609756098" calcext:value-type="float">
            <text:p>0.1555</text:p>
          </table:table-cell>
          <table:table-cell table:style-name="ce44" table:formula="of:=[.AE26]/41" office:value-type="float" office:value="0" calcext:value-type="float">
            <text:p>0.0000</text:p>
          </table:table-cell>
          <table:table-cell table:style-name="ce44" table:formula="of:=[.AF26]/41" office:value-type="float" office:value="0" calcext:value-type="float">
            <text:p>0.0000</text:p>
          </table:table-cell>
          <table:table-cell table:style-name="ce44" table:formula="of:=[.AG26]/41" office:value-type="float" office:value="0" calcext:value-type="float">
            <text:p>0.0000</text:p>
          </table:table-cell>
          <table:table-cell table:style-name="ce44" table:formula="of:=[.AH26]/41" office:value-type="float" office:value="0" calcext:value-type="float">
            <text:p>0.0000</text:p>
          </table:table-cell>
          <table:table-cell table:number-columns-repeated="990"/>
        </table:table-row>
        <table:table-row table:style-name="ro1">
          <table:table-cell table:number-columns-repeated="5"/>
          <table:table-cell table:style-name="ce35" table:number-columns-repeated="2"/>
          <table:table-cell table:style-name="ce43" office:value-type="float" office:value="23" calcext:value-type="float">
            <text:p>23</text:p>
          </table:table-cell>
          <table:table-cell table:style-name="ce44" table:formula="of:=[.I27]/41" office:value-type="float" office:value="0.0662639024390244" calcext:value-type="float">
            <text:p>0.0663</text:p>
          </table:table-cell>
          <table:table-cell table:style-name="ce44" table:formula="of:=[.J27]/41" office:value-type="float" office:value="0.0967346341463415" calcext:value-type="float">
            <text:p>0.0967</text:p>
          </table:table-cell>
          <table:table-cell table:style-name="ce44" table:formula="of:=[.K27]/41" office:value-type="float" office:value="0.142601219512195" calcext:value-type="float">
            <text:p>0.1426</text:p>
          </table:table-cell>
          <table:table-cell table:style-name="ce44" table:formula="of:=[.L27]/41" office:value-type="float" office:value="0.123006341463415" calcext:value-type="float">
            <text:p>0.1230</text:p>
          </table:table-cell>
          <table:table-cell table:style-name="ce44" table:formula="of:=[.M27]/41" office:value-type="float" office:value="0.150543414634146" calcext:value-type="float">
            <text:p>0.1505</text:p>
          </table:table-cell>
          <table:table-cell table:style-name="ce44" table:formula="of:=[.N27]/41" office:value-type="float" office:value="0.0957139024390244" calcext:value-type="float">
            <text:p>0.0957</text:p>
          </table:table-cell>
          <table:table-cell table:style-name="ce44" table:formula="of:=[.O27]/41" office:value-type="float" office:value="0.128731463414634" calcext:value-type="float">
            <text:p>0.1287</text:p>
          </table:table-cell>
          <table:table-cell table:style-name="ce44" table:formula="of:=[.P27]/41" office:value-type="float" office:value="0.139433658536585" calcext:value-type="float">
            <text:p>0.1394</text:p>
          </table:table-cell>
          <table:table-cell table:style-name="ce44" table:formula="of:=[.Q27]/41" office:value-type="float" office:value="0.123208292682927" calcext:value-type="float">
            <text:p>0.1232</text:p>
          </table:table-cell>
          <table:table-cell table:style-name="ce44" table:formula="of:=[.R27]/41" office:value-type="float" office:value="0.11464243902439" calcext:value-type="float">
            <text:p>0.1146</text:p>
          </table:table-cell>
          <table:table-cell table:style-name="ce44" table:formula="of:=[.S27]/41" office:value-type="float" office:value="0.0996782926829268" calcext:value-type="float">
            <text:p>0.0997</text:p>
          </table:table-cell>
          <table:table-cell table:style-name="ce44" table:formula="of:=[.T27]/41" office:value-type="float" office:value="0.168503902439024" calcext:value-type="float">
            <text:p>0.1685</text:p>
          </table:table-cell>
          <table:table-cell table:style-name="ce44" table:formula="of:=[.U27]/41" office:value-type="float" office:value="0.0672456097560976" calcext:value-type="float">
            <text:p>0.0672</text:p>
          </table:table-cell>
          <table:table-cell table:style-name="ce44" table:formula="of:=[.V27]/41" office:value-type="float" office:value="0.105998536585366" calcext:value-type="float">
            <text:p>0.1060</text:p>
          </table:table-cell>
          <table:table-cell table:style-name="ce44" table:formula="of:=[.W27]/41" office:value-type="float" office:value="0.130445365853659" calcext:value-type="float">
            <text:p>0.1304</text:p>
          </table:table-cell>
          <table:table-cell table:style-name="ce44" table:formula="of:=[.X27]/41" office:value-type="float" office:value="0.11666756097561" calcext:value-type="float">
            <text:p>0.1167</text:p>
          </table:table-cell>
          <table:table-cell table:style-name="ce44" table:formula="of:=[.Y27]/41" office:value-type="float" office:value="0.166752682926829" calcext:value-type="float">
            <text:p>0.1668</text:p>
          </table:table-cell>
          <table:table-cell table:style-name="ce44" table:formula="of:=[.Z27]/41" office:value-type="float" office:value="0.138052926829268" calcext:value-type="float">
            <text:p>0.1381</text:p>
          </table:table-cell>
          <table:table-cell table:style-name="ce44" table:formula="of:=[.AA27]/41" office:value-type="float" office:value="0.114903170731707" calcext:value-type="float">
            <text:p>0.1149</text:p>
          </table:table-cell>
          <table:table-cell table:style-name="ce44" table:formula="of:=[.AB27]/41" office:value-type="float" office:value="0.0972858536585366" calcext:value-type="float">
            <text:p>0.0973</text:p>
          </table:table-cell>
          <table:table-cell table:style-name="ce44" table:formula="of:=[.AC27]/41" office:value-type="float" office:value="0.104853414634146" calcext:value-type="float">
            <text:p>0.1049</text:p>
          </table:table-cell>
          <table:table-cell table:style-name="ce44" table:formula="of:=[.AD27]/41" office:value-type="float" office:value="0.155525609756098" calcext:value-type="float">
            <text:p>0.1555</text:p>
          </table:table-cell>
          <table:table-cell table:style-name="ce44" table:formula="of:=[.AE27]/41" office:value-type="float" office:value="0" calcext:value-type="float">
            <text:p>0.0000</text:p>
          </table:table-cell>
          <table:table-cell table:style-name="ce44" table:formula="of:=[.AF27]/41" office:value-type="float" office:value="0" calcext:value-type="float">
            <text:p>0.0000</text:p>
          </table:table-cell>
          <table:table-cell table:style-name="ce44" table:formula="of:=[.AG27]/41" office:value-type="float" office:value="0" calcext:value-type="float">
            <text:p>0.0000</text:p>
          </table:table-cell>
          <table:table-cell table:style-name="ce44" table:formula="of:=[.AH27]/41" office:value-type="float" office:value="0" calcext:value-type="float">
            <text:p>0.0000</text:p>
          </table:table-cell>
          <table:table-cell table:number-columns-repeated="990"/>
        </table:table-row>
        <table:table-row table:style-name="ro1">
          <table:table-cell table:number-columns-repeated="5"/>
          <table:table-cell table:style-name="ce35" table:number-columns-repeated="2"/>
          <table:table-cell office:value-type="float" office:value="24" calcext:value-type="float">
            <text:p>24</text:p>
          </table:table-cell>
          <table:table-cell table:style-name="ce44" table:formula="of:=[.I28]/41" office:value-type="float" office:value="0" calcext:value-type="float">
            <text:p>0.0000</text:p>
          </table:table-cell>
          <table:table-cell table:style-name="ce44" table:formula="of:=[.J28]/41" office:value-type="float" office:value="0" calcext:value-type="float">
            <text:p>0.0000</text:p>
          </table:table-cell>
          <table:table-cell table:style-name="ce44" table:formula="of:=[.K28]/41" office:value-type="float" office:value="0" calcext:value-type="float">
            <text:p>0.0000</text:p>
          </table:table-cell>
          <table:table-cell table:style-name="ce44" table:formula="of:=[.L28]/41" office:value-type="float" office:value="0" calcext:value-type="float">
            <text:p>0.0000</text:p>
          </table:table-cell>
          <table:table-cell table:style-name="ce44" table:formula="of:=[.M28]/41" office:value-type="float" office:value="0" calcext:value-type="float">
            <text:p>0.0000</text:p>
          </table:table-cell>
          <table:table-cell table:style-name="ce44" table:formula="of:=[.N28]/41" office:value-type="float" office:value="0" calcext:value-type="float">
            <text:p>0.0000</text:p>
          </table:table-cell>
          <table:table-cell table:style-name="ce44" table:formula="of:=[.O28]/41" office:value-type="float" office:value="0" calcext:value-type="float">
            <text:p>0.0000</text:p>
          </table:table-cell>
          <table:table-cell table:style-name="ce44" table:formula="of:=[.P28]/41" office:value-type="float" office:value="0" calcext:value-type="float">
            <text:p>0.0000</text:p>
          </table:table-cell>
          <table:table-cell table:style-name="ce44" table:formula="of:=[.Q28]/41" office:value-type="float" office:value="0" calcext:value-type="float">
            <text:p>0.0000</text:p>
          </table:table-cell>
          <table:table-cell table:style-name="ce44" table:formula="of:=[.R28]/41" office:value-type="float" office:value="0" calcext:value-type="float">
            <text:p>0.0000</text:p>
          </table:table-cell>
          <table:table-cell table:style-name="ce44" table:formula="of:=[.S28]/41" office:value-type="float" office:value="0" calcext:value-type="float">
            <text:p>0.0000</text:p>
          </table:table-cell>
          <table:table-cell table:style-name="ce44" table:formula="of:=[.T28]/41" office:value-type="float" office:value="0" calcext:value-type="float">
            <text:p>0.0000</text:p>
          </table:table-cell>
          <table:table-cell table:style-name="ce44" table:formula="of:=[.U28]/41" office:value-type="float" office:value="0" calcext:value-type="float">
            <text:p>0.0000</text:p>
          </table:table-cell>
          <table:table-cell table:style-name="ce44" table:formula="of:=[.V28]/41" office:value-type="float" office:value="0" calcext:value-type="float">
            <text:p>0.0000</text:p>
          </table:table-cell>
          <table:table-cell table:style-name="ce44" table:formula="of:=[.W28]/41" office:value-type="float" office:value="0" calcext:value-type="float">
            <text:p>0.0000</text:p>
          </table:table-cell>
          <table:table-cell table:style-name="ce44" table:formula="of:=[.X28]/41" office:value-type="float" office:value="0" calcext:value-type="float">
            <text:p>0.0000</text:p>
          </table:table-cell>
          <table:table-cell table:style-name="ce44" table:formula="of:=[.Y28]/41" office:value-type="float" office:value="0" calcext:value-type="float">
            <text:p>0.0000</text:p>
          </table:table-cell>
          <table:table-cell table:style-name="ce44" table:formula="of:=[.Z28]/41" office:value-type="float" office:value="0" calcext:value-type="float">
            <text:p>0.0000</text:p>
          </table:table-cell>
          <table:table-cell table:style-name="ce44" table:formula="of:=[.AA28]/41" office:value-type="float" office:value="0" calcext:value-type="float">
            <text:p>0.0000</text:p>
          </table:table-cell>
          <table:table-cell table:style-name="ce44" table:formula="of:=[.AB28]/41" office:value-type="float" office:value="0" calcext:value-type="float">
            <text:p>0.0000</text:p>
          </table:table-cell>
          <table:table-cell table:style-name="ce44" table:formula="of:=[.AC28]/41" office:value-type="float" office:value="0" calcext:value-type="float">
            <text:p>0.0000</text:p>
          </table:table-cell>
          <table:table-cell table:style-name="ce44" table:formula="of:=[.AD28]/41" office:value-type="float" office:value="0" calcext:value-type="float">
            <text:p>0.0000</text:p>
          </table:table-cell>
          <table:table-cell table:style-name="ce44" table:formula="of:=[.AE28]/41" office:value-type="float" office:value="0" calcext:value-type="float">
            <text:p>0.0000</text:p>
          </table:table-cell>
          <table:table-cell table:style-name="ce44" table:formula="of:=[.AF28]/41" office:value-type="float" office:value="0" calcext:value-type="float">
            <text:p>0.0000</text:p>
          </table:table-cell>
          <table:table-cell table:style-name="ce44" table:formula="of:=[.AG28]/41" office:value-type="float" office:value="0" calcext:value-type="float">
            <text:p>0.0000</text:p>
          </table:table-cell>
          <table:table-cell table:style-name="ce44" table:formula="of:=[.AH28]/41" office:value-type="float" office:value="0" calcext:value-type="float">
            <text:p>0.0000</text:p>
          </table:table-cell>
          <table:table-cell table:number-columns-repeated="990"/>
        </table:table-row>
        <table:table-row table:style-name="ro1">
          <table:table-cell table:number-columns-repeated="5"/>
          <table:table-cell table:style-name="ce35" table:number-columns-repeated="2"/>
          <table:table-cell office:value-type="float" office:value="25" calcext:value-type="float">
            <text:p>25</text:p>
          </table:table-cell>
          <table:table-cell table:style-name="ce44" table:formula="of:=[.I29]/41" office:value-type="float" office:value="0" calcext:value-type="float">
            <text:p>0.0000</text:p>
          </table:table-cell>
          <table:table-cell table:style-name="ce44" table:formula="of:=[.J29]/41" office:value-type="float" office:value="0" calcext:value-type="float">
            <text:p>0.0000</text:p>
          </table:table-cell>
          <table:table-cell table:style-name="ce44" table:formula="of:=[.K29]/41" office:value-type="float" office:value="0" calcext:value-type="float">
            <text:p>0.0000</text:p>
          </table:table-cell>
          <table:table-cell table:style-name="ce44" table:formula="of:=[.L29]/41" office:value-type="float" office:value="0" calcext:value-type="float">
            <text:p>0.0000</text:p>
          </table:table-cell>
          <table:table-cell table:style-name="ce44" table:formula="of:=[.M29]/41" office:value-type="float" office:value="0" calcext:value-type="float">
            <text:p>0.0000</text:p>
          </table:table-cell>
          <table:table-cell table:style-name="ce44" table:formula="of:=[.N29]/41" office:value-type="float" office:value="0" calcext:value-type="float">
            <text:p>0.0000</text:p>
          </table:table-cell>
          <table:table-cell table:style-name="ce44" table:formula="of:=[.O29]/41" office:value-type="float" office:value="0" calcext:value-type="float">
            <text:p>0.0000</text:p>
          </table:table-cell>
          <table:table-cell table:style-name="ce44" table:formula="of:=[.P29]/41" office:value-type="float" office:value="0" calcext:value-type="float">
            <text:p>0.0000</text:p>
          </table:table-cell>
          <table:table-cell table:style-name="ce44" table:formula="of:=[.Q29]/41" office:value-type="float" office:value="0" calcext:value-type="float">
            <text:p>0.0000</text:p>
          </table:table-cell>
          <table:table-cell table:style-name="ce44" table:formula="of:=[.R29]/41" office:value-type="float" office:value="0" calcext:value-type="float">
            <text:p>0.0000</text:p>
          </table:table-cell>
          <table:table-cell table:style-name="ce44" table:formula="of:=[.S29]/41" office:value-type="float" office:value="0" calcext:value-type="float">
            <text:p>0.0000</text:p>
          </table:table-cell>
          <table:table-cell table:style-name="ce44" table:formula="of:=[.T29]/41" office:value-type="float" office:value="0" calcext:value-type="float">
            <text:p>0.0000</text:p>
          </table:table-cell>
          <table:table-cell table:style-name="ce44" table:formula="of:=[.U29]/41" office:value-type="float" office:value="0" calcext:value-type="float">
            <text:p>0.0000</text:p>
          </table:table-cell>
          <table:table-cell table:style-name="ce44" table:formula="of:=[.V29]/41" office:value-type="float" office:value="0" calcext:value-type="float">
            <text:p>0.0000</text:p>
          </table:table-cell>
          <table:table-cell table:style-name="ce44" table:formula="of:=[.W29]/41" office:value-type="float" office:value="0" calcext:value-type="float">
            <text:p>0.0000</text:p>
          </table:table-cell>
          <table:table-cell table:style-name="ce44" table:formula="of:=[.X29]/41" office:value-type="float" office:value="0" calcext:value-type="float">
            <text:p>0.0000</text:p>
          </table:table-cell>
          <table:table-cell table:style-name="ce44" table:formula="of:=[.Y29]/41" office:value-type="float" office:value="0" calcext:value-type="float">
            <text:p>0.0000</text:p>
          </table:table-cell>
          <table:table-cell table:style-name="ce44" table:formula="of:=[.Z29]/41" office:value-type="float" office:value="0" calcext:value-type="float">
            <text:p>0.0000</text:p>
          </table:table-cell>
          <table:table-cell table:style-name="ce44" table:formula="of:=[.AA29]/41" office:value-type="float" office:value="0" calcext:value-type="float">
            <text:p>0.0000</text:p>
          </table:table-cell>
          <table:table-cell table:style-name="ce44" table:formula="of:=[.AB29]/41" office:value-type="float" office:value="0" calcext:value-type="float">
            <text:p>0.0000</text:p>
          </table:table-cell>
          <table:table-cell table:style-name="ce44" table:formula="of:=[.AC29]/41" office:value-type="float" office:value="0" calcext:value-type="float">
            <text:p>0.0000</text:p>
          </table:table-cell>
          <table:table-cell table:style-name="ce44" table:formula="of:=[.AD29]/41" office:value-type="float" office:value="0" calcext:value-type="float">
            <text:p>0.0000</text:p>
          </table:table-cell>
          <table:table-cell table:style-name="ce44" table:formula="of:=[.AE29]/41" office:value-type="float" office:value="0" calcext:value-type="float">
            <text:p>0.0000</text:p>
          </table:table-cell>
          <table:table-cell table:style-name="ce44" table:formula="of:=[.AF29]/41" office:value-type="float" office:value="0" calcext:value-type="float">
            <text:p>0.0000</text:p>
          </table:table-cell>
          <table:table-cell table:style-name="ce44" table:formula="of:=[.AG29]/41" office:value-type="float" office:value="0" calcext:value-type="float">
            <text:p>0.0000</text:p>
          </table:table-cell>
          <table:table-cell table:style-name="ce44" table:formula="of:=[.AH29]/41" office:value-type="float" office:value="0" calcext:value-type="float">
            <text:p>0.0000</text:p>
          </table:table-cell>
          <table:table-cell table:number-columns-repeated="990"/>
        </table:table-row>
        <table:table-row table:style-name="ro1" table:number-rows-repeated="2">
          <table:table-cell table:number-columns-repeated="5"/>
          <table:table-cell table:style-name="ce35" table:number-columns-repeated="26"/>
          <table:table-cell table:number-columns-repeated="993"/>
        </table:table-row>
        <table:table-row table:style-name="ro1">
          <table:table-cell table:number-columns-repeated="6"/>
          <table:table-cell table:style-name="ce25"/>
          <table:table-cell/>
          <table:table-cell table:style-name="ce39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5" calcext:value-type="float">
            <text:p>15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1" calcext:value-type="float">
            <text:p>21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990"/>
        </table:table-row>
        <table:table-row table:style-name="ro1">
          <table:table-cell table:number-columns-repeated="2"/>
          <table:table-cell table:style-name="ce25"/>
          <table:table-cell table:style-name="ce10"/>
          <table:table-cell table:number-columns-repeated="2"/>
          <table:table-cell table:style-name="ce25"/>
          <table:table-cell table:style-name="ce39" office:value-type="float" office:value="0" calcext:value-type="float">
            <text:p>0</text:p>
          </table:table-cell>
          <table:table-cell table:formula="of:=[.I4]*0.46" office:value-type="float" office:value="0" calcext:value-type="float">
            <text:p>0</text:p>
          </table:table-cell>
          <table:table-cell table:formula="of:=[.J4]*0.46" office:value-type="float" office:value="0.5829856" calcext:value-type="float">
            <text:p>0.5829856</text:p>
          </table:table-cell>
          <table:table-cell table:formula="of:=[.K4]*0.46" office:value-type="float" office:value="1.6608852" calcext:value-type="float">
            <text:p>1.6608852</text:p>
          </table:table-cell>
          <table:table-cell table:formula="of:=[.L4]*0.46" office:value-type="float" office:value="1.598454" calcext:value-type="float">
            <text:p>1.598454</text:p>
          </table:table-cell>
          <table:table-cell table:formula="of:=[.M4]*0.46" office:value-type="float" office:value="1.7301474" calcext:value-type="float">
            <text:p>1.7301474</text:p>
          </table:table-cell>
          <table:table-cell table:formula="of:=[.N4]*0.46" office:value-type="float" office:value="1.4447036" calcext:value-type="float">
            <text:p>1.4447036</text:p>
          </table:table-cell>
          <table:table-cell table:formula="of:=[.O4]*0.46" office:value-type="float" office:value="1.203521" calcext:value-type="float">
            <text:p>1.203521</text:p>
          </table:table-cell>
          <table:table-cell table:formula="of:=[.P4]*0.46" office:value-type="float" office:value="1.6298766" calcext:value-type="float">
            <text:p>1.6298766</text:p>
          </table:table-cell>
          <table:table-cell table:formula="of:=[.Q4]*0.46" office:value-type="float" office:value="1.5999858" calcext:value-type="float">
            <text:p>1.5999858</text:p>
          </table:table-cell>
          <table:table-cell table:formula="of:=[.R4]*0.46" office:value-type="float" office:value="1.0119908" calcext:value-type="float">
            <text:p>1.0119908</text:p>
          </table:table-cell>
          <table:table-cell table:formula="of:=[.S4]*0.46" office:value-type="float" office:value="0.7358942" calcext:value-type="float">
            <text:p>0.7358942</text:p>
          </table:table-cell>
          <table:table-cell table:formula="of:=[.T4]*0.46" office:value-type="float" office:value="3.0385208" calcext:value-type="float">
            <text:p>3.0385208</text:p>
          </table:table-cell>
          <table:table-cell table:formula="of:=[.U4]*0.46" office:value-type="float" office:value="0.3625628" calcext:value-type="float">
            <text:p>0.3625628</text:p>
          </table:table-cell>
          <table:table-cell table:formula="of:=[.V4]*0.46" office:value-type="float" office:value="0.7504486" calcext:value-type="float">
            <text:p>0.7504486</text:p>
          </table:table-cell>
          <table:table-cell table:formula="of:=[.W4]*0.46" office:value-type="float" office:value="2.0885978" calcext:value-type="float">
            <text:p>2.0885978</text:p>
          </table:table-cell>
          <table:table-cell table:formula="of:=[.X4]*0.46" office:value-type="float" office:value="0.9684196" calcext:value-type="float">
            <text:p>0.9684196</text:p>
          </table:table-cell>
          <table:table-cell table:formula="of:=[.Y4]*0.46" office:value-type="float" office:value="2.7414712" calcext:value-type="float">
            <text:p>2.7414712</text:p>
          </table:table-cell>
          <table:table-cell table:formula="of:=[.Z4]*0.46" office:value-type="float" office:value="2.5772328" calcext:value-type="float">
            <text:p>2.5772328</text:p>
          </table:table-cell>
          <table:table-cell table:formula="of:=[.AA4]*0.46" office:value-type="float" office:value="0.9218492" calcext:value-type="float">
            <text:p>0.9218492</text:p>
          </table:table-cell>
          <table:table-cell table:formula="of:=[.AB4]*0.46" office:value-type="float" office:value="0.6200018" calcext:value-type="float">
            <text:p>0.6200018</text:p>
          </table:table-cell>
          <table:table-cell table:formula="of:=[.AC4]*0.46" office:value-type="float" office:value="1.5856292" calcext:value-type="float">
            <text:p>1.5856292</text:p>
          </table:table-cell>
          <table:table-cell table:formula="of:=[.AD4]*0.46" office:value-type="float" office:value="1.7536396" calcext:value-type="float">
            <text:p>1.7536396</text:p>
          </table:table-cell>
          <table:table-cell table:formula="of:=[.AE4]*0.46" office:value-type="float" office:value="1.2497372" calcext:value-type="float">
            <text:p>1.2497372</text:p>
          </table:table-cell>
          <table:table-cell table:formula="of:=[.AF4]*0.46" office:value-type="float" office:value="1.2497372" calcext:value-type="float">
            <text:p>1.2497372</text:p>
          </table:table-cell>
          <table:table-cell table:formula="of:=[.AG4]*0.46" office:value-type="float" office:value="0" calcext:value-type="float">
            <text:p>0</text:p>
          </table:table-cell>
          <table:table-cell table:formula="of:=[.AH4]*0.46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number-columns-repeated="2"/>
          <table:table-cell table:style-name="ce25"/>
          <table:table-cell table:style-name="ce10"/>
          <table:table-cell table:number-columns-repeated="2"/>
          <table:table-cell table:style-name="ce25"/>
          <table:table-cell table:style-name="ce39" office:value-type="float" office:value="1" calcext:value-type="float">
            <text:p>1</text:p>
          </table:table-cell>
          <table:table-cell table:formula="of:=[.I5]*0.46" office:value-type="float" office:value="0.5829856" calcext:value-type="float">
            <text:p>0.5829856</text:p>
          </table:table-cell>
          <table:table-cell table:formula="of:=[.J5]*0.46" office:value-type="float" office:value="0" calcext:value-type="float">
            <text:p>0</text:p>
          </table:table-cell>
          <table:table-cell table:formula="of:=[.K5]*0.46" office:value-type="float" office:value="1.21969" calcext:value-type="float">
            <text:p>1.21969</text:p>
          </table:table-cell>
          <table:table-cell table:formula="of:=[.L5]*0.46" office:value-type="float" office:value="1.3992786" calcext:value-type="float">
            <text:p>1.3992786</text:p>
          </table:table-cell>
          <table:table-cell table:formula="of:=[.M5]*0.46" office:value-type="float" office:value="1.2214472" calcext:value-type="float">
            <text:p>1.2214472</text:p>
          </table:table-cell>
          <table:table-cell table:formula="of:=[.N5]*0.46" office:value-type="float" office:value="1.505051" calcext:value-type="float">
            <text:p>1.505051</text:p>
          </table:table-cell>
          <table:table-cell table:formula="of:=[.O5]*0.46" office:value-type="float" office:value="0.62445" calcext:value-type="float">
            <text:p>0.62445</text:p>
          </table:table-cell>
          <table:table-cell table:formula="of:=[.P5]*0.46" office:value-type="float" office:value="1.2145472" calcext:value-type="float">
            <text:p>1.2145472</text:p>
          </table:table-cell>
          <table:table-cell table:formula="of:=[.Q5]*0.46" office:value-type="float" office:value="1.3989474" calcext:value-type="float">
            <text:p>1.3989474</text:p>
          </table:table-cell>
          <table:table-cell table:formula="of:=[.R5]*0.46" office:value-type="float" office:value="0.524101" calcext:value-type="float">
            <text:p>0.524101</text:p>
          </table:table-cell>
          <table:table-cell table:formula="of:=[.S5]*0.46" office:value-type="float" office:value="0.34403492" calcext:value-type="float">
            <text:p>0.34403492</text:p>
          </table:table-cell>
          <table:table-cell table:formula="of:=[.T5]*0.46" office:value-type="float" office:value="3.0287274" calcext:value-type="float">
            <text:p>3.0287274</text:p>
          </table:table-cell>
          <table:table-cell table:formula="of:=[.U5]*0.46" office:value-type="float" office:value="0.6515946" calcext:value-type="float">
            <text:p>0.6515946</text:p>
          </table:table-cell>
          <table:table-cell table:formula="of:=[.V5]*0.46" office:value-type="float" office:value="0.19056926" calcext:value-type="float">
            <text:p>0.19056926</text:p>
          </table:table-cell>
          <table:table-cell table:formula="of:=[.W5]*0.46" office:value-type="float" office:value="2.0368754" calcext:value-type="float">
            <text:p>2.0368754</text:p>
          </table:table-cell>
          <table:table-cell table:formula="of:=[.X5]*0.46" office:value-type="float" office:value="0.3873338" calcext:value-type="float">
            <text:p>0.3873338</text:p>
          </table:table-cell>
          <table:table-cell table:formula="of:=[.Y5]*0.46" office:value-type="float" office:value="2.6152104" calcext:value-type="float">
            <text:p>2.6152104</text:p>
          </table:table-cell>
          <table:table-cell table:formula="of:=[.Z5]*0.46" office:value-type="float" office:value="2.6528292" calcext:value-type="float">
            <text:p>2.6528292</text:p>
          </table:table-cell>
          <table:table-cell table:formula="of:=[.AA5]*0.46" office:value-type="float" office:value="0.34319542" calcext:value-type="float">
            <text:p>0.34319542</text:p>
          </table:table-cell>
          <table:table-cell table:formula="of:=[.AB5]*0.46" office:value-type="float" office:value="0.12960592" calcext:value-type="float">
            <text:p>0.12960592</text:p>
          </table:table-cell>
          <table:table-cell table:formula="of:=[.AC5]*0.46" office:value-type="float" office:value="1.5982516" calcext:value-type="float">
            <text:p>1.5982516</text:p>
          </table:table-cell>
          <table:table-cell table:formula="of:=[.AD5]*0.46" office:value-type="float" office:value="1.1943946" calcext:value-type="float">
            <text:p>1.1943946</text:p>
          </table:table-cell>
          <table:table-cell table:formula="of:=[.AE5]*0.46" office:value-type="float" office:value="1.8244152" calcext:value-type="float">
            <text:p>1.8244152</text:p>
          </table:table-cell>
          <table:table-cell table:formula="of:=[.AF5]*0.46" office:value-type="float" office:value="1.8244152" calcext:value-type="float">
            <text:p>1.8244152</text:p>
          </table:table-cell>
          <table:table-cell table:formula="of:=[.AG5]*0.46" office:value-type="float" office:value="0" calcext:value-type="float">
            <text:p>0</text:p>
          </table:table-cell>
          <table:table-cell table:formula="of:=[.AH5]*0.46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number-columns-repeated="2"/>
          <table:table-cell table:style-name="ce25"/>
          <table:table-cell table:style-name="ce10"/>
          <table:table-cell table:number-columns-repeated="2"/>
          <table:table-cell table:style-name="ce25"/>
          <table:table-cell table:style-name="ce39" office:value-type="float" office:value="2" calcext:value-type="float">
            <text:p>2</text:p>
          </table:table-cell>
          <table:table-cell table:formula="of:=[.I6]*0.46" office:value-type="float" office:value="1.6608852" calcext:value-type="float">
            <text:p>1.6608852</text:p>
          </table:table-cell>
          <table:table-cell table:formula="of:=[.J6]*0.46" office:value-type="float" office:value="1.21969" calcext:value-type="float">
            <text:p>1.21969</text:p>
          </table:table-cell>
          <table:table-cell table:formula="of:=[.K6]*0.46" office:value-type="float" office:value="0" calcext:value-type="float">
            <text:p>0</text:p>
          </table:table-cell>
          <table:table-cell table:formula="of:=[.L6]*0.46" office:value-type="float" office:value="0.7385024" calcext:value-type="float">
            <text:p>0.7385024</text:p>
          </table:table-cell>
          <table:table-cell table:formula="of:=[.M6]*0.46" office:value-type="float" office:value="0.29231804" calcext:value-type="float">
            <text:p>0.29231804</text:p>
          </table:table-cell>
          <table:table-cell table:formula="of:=[.N6]*0.46" office:value-type="float" office:value="1.3455368" calcext:value-type="float">
            <text:p>1.3455368</text:p>
          </table:table-cell>
          <table:table-cell table:formula="of:=[.O6]*0.46" office:value-type="float" office:value="0.8416666" calcext:value-type="float">
            <text:p>0.8416666</text:p>
          </table:table-cell>
          <table:table-cell table:formula="of:=[.P6]*0.46" office:value-type="float" office:value="0.09436578" calcext:value-type="float">
            <text:p>0.09436578</text:p>
          </table:table-cell>
          <table:table-cell table:formula="of:=[.Q6]*0.46" office:value-type="float" office:value="0.7338886" calcext:value-type="float">
            <text:p>0.7338886</text:p>
          </table:table-cell>
          <table:table-cell table:formula="of:=[.R6]*0.46" office:value-type="float" office:value="0.6957868" calcext:value-type="float">
            <text:p>0.6957868</text:p>
          </table:table-cell>
          <table:table-cell table:formula="of:=[.S6]*0.46" office:value-type="float" office:value="0.933455" calcext:value-type="float">
            <text:p>0.933455</text:p>
          </table:table-cell>
          <table:table-cell table:formula="of:=[.T6]*0.46" office:value-type="float" office:value="2.3404524" calcext:value-type="float">
            <text:p>2.3404524</text:p>
          </table:table-cell>
          <table:table-cell table:formula="of:=[.U6]*0.46" office:value-type="float" office:value="1.4542164" calcext:value-type="float">
            <text:p>1.4542164</text:p>
          </table:table-cell>
          <table:table-cell table:formula="of:=[.V6]*0.46" office:value-type="float" office:value="1.2073482" calcext:value-type="float">
            <text:p>1.2073482</text:p>
          </table:table-cell>
          <table:table-cell table:formula="of:=[.W6]*0.46" office:value-type="float" office:value="1.4349746" calcext:value-type="float">
            <text:p>1.4349746</text:p>
          </table:table-cell>
          <table:table-cell table:formula="of:=[.X6]*0.46" office:value-type="float" office:value="0.9659356" calcext:value-type="float">
            <text:p>0.9659356</text:p>
          </table:table-cell>
          <table:table-cell table:formula="of:=[.Y6]*0.46" office:value-type="float" office:value="1.7530554" calcext:value-type="float">
            <text:p>1.7530554</text:p>
          </table:table-cell>
          <table:table-cell table:formula="of:=[.Z6]*0.46" office:value-type="float" office:value="2.1864628" calcext:value-type="float">
            <text:p>2.1864628</text:p>
          </table:table-cell>
          <table:table-cell table:formula="of:=[.AA6]*0.46" office:value-type="float" office:value="1.0928542" calcext:value-type="float">
            <text:p>1.0928542</text:p>
          </table:table-cell>
          <table:table-cell table:formula="of:=[.AB6]*0.46" office:value-type="float" office:value="1.1097408" calcext:value-type="float">
            <text:p>1.1097408</text:p>
          </table:table-cell>
          <table:table-cell table:formula="of:=[.AC6]*0.46" office:value-type="float" office:value="1.295153" calcext:value-type="float">
            <text:p>1.295153</text:p>
          </table:table-cell>
          <table:table-cell table:formula="of:=[.AD6]*0.46" office:value-type="float" office:value="0.6074392" calcext:value-type="float">
            <text:p>0.6074392</text:p>
          </table:table-cell>
          <table:table-cell table:formula="of:=[.AE6]*0.46" office:value-type="float" office:value="2.689459" calcext:value-type="float">
            <text:p>2.689459</text:p>
          </table:table-cell>
          <table:table-cell table:formula="of:=[.AF6]*0.46" office:value-type="float" office:value="2.689459" calcext:value-type="float">
            <text:p>2.689459</text:p>
          </table:table-cell>
          <table:table-cell table:formula="of:=[.AG6]*0.46" office:value-type="float" office:value="0" calcext:value-type="float">
            <text:p>0</text:p>
          </table:table-cell>
          <table:table-cell table:formula="of:=[.AH6]*0.46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number-columns-repeated="2"/>
          <table:table-cell table:style-name="ce25"/>
          <table:table-cell table:style-name="ce10"/>
          <table:table-cell table:number-columns-repeated="2"/>
          <table:table-cell table:style-name="ce25"/>
          <table:table-cell table:style-name="ce39" office:value-type="float" office:value="3" calcext:value-type="float">
            <text:p>3</text:p>
          </table:table-cell>
          <table:table-cell table:formula="of:=[.I7]*0.46" office:value-type="float" office:value="1.598454" calcext:value-type="float">
            <text:p>1.598454</text:p>
          </table:table-cell>
          <table:table-cell table:formula="of:=[.J7]*0.46" office:value-type="float" office:value="1.3992786" calcext:value-type="float">
            <text:p>1.3992786</text:p>
          </table:table-cell>
          <table:table-cell table:formula="of:=[.K7]*0.46" office:value-type="float" office:value="0.7385024" calcext:value-type="float">
            <text:p>0.7385024</text:p>
          </table:table-cell>
          <table:table-cell table:formula="of:=[.L7]*0.46" office:value-type="float" office:value="0" calcext:value-type="float">
            <text:p>0</text:p>
          </table:table-cell>
          <table:table-cell table:formula="of:=[.M7]*0.46" office:value-type="float" office:value="1.0282794" calcext:value-type="float">
            <text:p>1.0282794</text:p>
          </table:table-cell>
          <table:table-cell table:formula="of:=[.N7]*0.46" office:value-type="float" office:value="0.6671242" calcext:value-type="float">
            <text:p>0.6671242</text:p>
          </table:table-cell>
          <table:table-cell table:formula="of:=[.O7]*0.46" office:value-type="float" office:value="1.3412404" calcext:value-type="float">
            <text:p>1.3412404</text:p>
          </table:table-cell>
          <table:table-cell table:formula="of:=[.P7]*0.46" office:value-type="float" office:value="0.6442806" calcext:value-type="float">
            <text:p>0.6442806</text:p>
          </table:table-cell>
          <table:table-cell table:formula="of:=[.Q7]*0.46" office:value-type="float" office:value="0.00512095" calcext:value-type="float">
            <text:p>0.00512095</text:p>
          </table:table-cell>
          <table:table-cell table:formula="of:=[.R7]*0.46" office:value-type="float" office:value="1.0013832" calcext:value-type="float">
            <text:p>1.0013832</text:p>
          </table:table-cell>
          <table:table-cell table:formula="of:=[.S7]*0.46" office:value-type="float" office:value="1.0558334" calcext:value-type="float">
            <text:p>1.0558334</text:p>
          </table:table-cell>
          <table:table-cell table:formula="of:=[.T7]*0.46" office:value-type="float" office:value="1.7010708" calcext:value-type="float">
            <text:p>1.7010708</text:p>
          </table:table-cell>
          <table:table-cell table:formula="of:=[.U7]*0.46" office:value-type="float" office:value="1.2752442" calcext:value-type="float">
            <text:p>1.2752442</text:p>
          </table:table-cell>
          <table:table-cell table:formula="of:=[.V7]*0.46" office:value-type="float" office:value="1.4859518" calcext:value-type="float">
            <text:p>1.4859518</text:p>
          </table:table-cell>
          <table:table-cell table:formula="of:=[.W7]*0.46" office:value-type="float" office:value="0.7305214" calcext:value-type="float">
            <text:p>0.7305214</text:p>
          </table:table-cell>
          <table:table-cell table:formula="of:=[.X7]*0.46" office:value-type="float" office:value="1.3423628" calcext:value-type="float">
            <text:p>1.3423628</text:p>
          </table:table-cell>
          <table:table-cell table:formula="of:=[.Y7]*0.46" office:value-type="float" office:value="1.2193542" calcext:value-type="float">
            <text:p>1.2193542</text:p>
          </table:table-cell>
          <table:table-cell table:formula="of:=[.Z7]*0.46" office:value-type="float" office:value="1.4671516" calcext:value-type="float">
            <text:p>1.4671516</text:p>
          </table:table-cell>
          <table:table-cell table:formula="of:=[.AA7]*0.46" office:value-type="float" office:value="1.454727" calcext:value-type="float">
            <text:p>1.454727</text:p>
          </table:table-cell>
          <table:table-cell table:formula="of:=[.AB7]*0.46" office:value-type="float" office:value="1.2697196" calcext:value-type="float">
            <text:p>1.2697196</text:p>
          </table:table-cell>
          <table:table-cell table:formula="of:=[.AC7]*0.46" office:value-type="float" office:value="0.576334" calcext:value-type="float">
            <text:p>0.576334</text:p>
          </table:table-cell>
          <table:table-cell table:formula="of:=[.AD7]*0.46" office:value-type="float" office:value="1.3271598" calcext:value-type="float">
            <text:p>1.3271598</text:p>
          </table:table-cell>
          <table:table-cell table:formula="of:=[.AE7]*0.46" office:value-type="float" office:value="2.3198996" calcext:value-type="float">
            <text:p>2.3198996</text:p>
          </table:table-cell>
          <table:table-cell table:formula="of:=[.AF7]*0.46" office:value-type="float" office:value="2.3198996" calcext:value-type="float">
            <text:p>2.3198996</text:p>
          </table:table-cell>
          <table:table-cell table:formula="of:=[.AG7]*0.46" office:value-type="float" office:value="0" calcext:value-type="float">
            <text:p>0</text:p>
          </table:table-cell>
          <table:table-cell table:formula="of:=[.AH7]*0.46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number-columns-repeated="2"/>
          <table:table-cell table:style-name="ce25"/>
          <table:table-cell table:style-name="ce10"/>
          <table:table-cell table:number-columns-repeated="2"/>
          <table:table-cell table:style-name="ce25"/>
          <table:table-cell table:style-name="ce39" office:value-type="float" office:value="4" calcext:value-type="float">
            <text:p>4</text:p>
          </table:table-cell>
          <table:table-cell table:formula="of:=[.I8]*0.46" office:value-type="float" office:value="1.7301474" calcext:value-type="float">
            <text:p>1.7301474</text:p>
          </table:table-cell>
          <table:table-cell table:formula="of:=[.J8]*0.46" office:value-type="float" office:value="1.2214472" calcext:value-type="float">
            <text:p>1.2214472</text:p>
          </table:table-cell>
          <table:table-cell table:formula="of:=[.K8]*0.46" office:value-type="float" office:value="0.29231804" calcext:value-type="float">
            <text:p>0.29231804</text:p>
          </table:table-cell>
          <table:table-cell table:formula="of:=[.L8]*0.46" office:value-type="float" office:value="1.0282794" calcext:value-type="float">
            <text:p>1.0282794</text:p>
          </table:table-cell>
          <table:table-cell table:formula="of:=[.M8]*0.46" office:value-type="float" office:value="0" calcext:value-type="float">
            <text:p>0</text:p>
          </table:table-cell>
          <table:table-cell table:formula="of:=[.N8]*0.46" office:value-type="float" office:value="1.6154188" calcext:value-type="float">
            <text:p>1.6154188</text:p>
          </table:table-cell>
          <table:table-cell table:formula="of:=[.O8]*0.46" office:value-type="float" office:value="0.7156082" calcext:value-type="float">
            <text:p>0.7156082</text:p>
          </table:table-cell>
          <table:table-cell table:formula="of:=[.P8]*0.46" office:value-type="float" office:value="0.38515386" calcext:value-type="float">
            <text:p>0.38515386</text:p>
          </table:table-cell>
          <table:table-cell table:formula="of:=[.Q8]*0.46" office:value-type="float" office:value="1.0237714" calcext:value-type="float">
            <text:p>1.0237714</text:p>
          </table:table-cell>
          <table:table-cell table:formula="of:=[.R8]*0.46" office:value-type="float" office:value="0.7189938" calcext:value-type="float">
            <text:p>0.7189938</text:p>
          </table:table-cell>
          <table:table-cell table:formula="of:=[.S8]*0.46" office:value-type="float" office:value="0.99613" calcext:value-type="float">
            <text:p>0.99613</text:p>
          </table:table-cell>
          <table:table-cell table:formula="of:=[.T8]*0.46" office:value-type="float" office:value="2.622414" calcext:value-type="float">
            <text:p>2.622414</text:p>
          </table:table-cell>
          <table:table-cell table:formula="of:=[.U8]*0.46" office:value-type="float" office:value="1.5776252" calcext:value-type="float">
            <text:p>1.5776252</text:p>
          </table:table-cell>
          <table:table-cell table:formula="of:=[.V8]*0.46" office:value-type="float" office:value="1.1637172" calcext:value-type="float">
            <text:p>1.1637172</text:p>
          </table:table-cell>
          <table:table-cell table:formula="of:=[.W8]*0.46" office:value-type="float" office:value="1.7268722" calcext:value-type="float">
            <text:p>1.7268722</text:p>
          </table:table-cell>
          <table:table-cell table:formula="of:=[.X8]*0.46" office:value-type="float" office:value="0.8981408" calcext:value-type="float">
            <text:p>0.8981408</text:p>
          </table:table-cell>
          <table:table-cell table:formula="of:=[.Y8]*0.46" office:value-type="float" office:value="2.0205132" calcext:value-type="float">
            <text:p>2.0205132</text:p>
          </table:table-cell>
          <table:table-cell table:formula="of:=[.Z8]*0.46" office:value-type="float" office:value="2.4786594" calcext:value-type="float">
            <text:p>2.4786594</text:p>
          </table:table-cell>
          <table:table-cell table:formula="of:=[.AA8]*0.46" office:value-type="float" office:value="1.017934" calcext:value-type="float">
            <text:p>1.017934</text:p>
          </table:table-cell>
          <table:table-cell table:formula="of:=[.AB8]*0.46" office:value-type="float" office:value="1.1319312" calcext:value-type="float">
            <text:p>1.1319312</text:p>
          </table:table-cell>
          <table:table-cell table:formula="of:=[.AC8]*0.46" office:value-type="float" office:value="1.576167" calcext:value-type="float">
            <text:p>1.576167</text:p>
          </table:table-cell>
          <table:table-cell table:formula="of:=[.AD8]*0.46" office:value-type="float" office:value="0.32413808" calcext:value-type="float">
            <text:p>0.32413808</text:p>
          </table:table-cell>
          <table:table-cell table:formula="of:=[.AE8]*0.46" office:value-type="float" office:value="2.8392488" calcext:value-type="float">
            <text:p>2.8392488</text:p>
          </table:table-cell>
          <table:table-cell table:formula="of:=[.AF8]*0.46" office:value-type="float" office:value="2.8392488" calcext:value-type="float">
            <text:p>2.8392488</text:p>
          </table:table-cell>
          <table:table-cell table:formula="of:=[.AG8]*0.46" office:value-type="float" office:value="0" calcext:value-type="float">
            <text:p>0</text:p>
          </table:table-cell>
          <table:table-cell table:formula="of:=[.AH8]*0.46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number-columns-repeated="2"/>
          <table:table-cell table:style-name="ce25"/>
          <table:table-cell table:style-name="ce10"/>
          <table:table-cell table:number-columns-repeated="2"/>
          <table:table-cell table:style-name="ce30"/>
          <table:table-cell table:style-name="ce40" office:value-type="float" office:value="5" calcext:value-type="float">
            <text:p>5</text:p>
          </table:table-cell>
          <table:table-cell table:formula="of:=[.I9]*0.46" office:value-type="float" office:value="1.4447036" calcext:value-type="float">
            <text:p>1.4447036</text:p>
          </table:table-cell>
          <table:table-cell table:formula="of:=[.J9]*0.46" office:value-type="float" office:value="1.505051" calcext:value-type="float">
            <text:p>1.505051</text:p>
          </table:table-cell>
          <table:table-cell table:formula="of:=[.K9]*0.46" office:value-type="float" office:value="1.3455368" calcext:value-type="float">
            <text:p>1.3455368</text:p>
          </table:table-cell>
          <table:table-cell table:formula="of:=[.L9]*0.46" office:value-type="float" office:value="0.6671242" calcext:value-type="float">
            <text:p>0.6671242</text:p>
          </table:table-cell>
          <table:table-cell table:formula="of:=[.M9]*0.46" office:value-type="float" office:value="1.6154188" calcext:value-type="float">
            <text:p>1.6154188</text:p>
          </table:table-cell>
          <table:table-cell table:formula="of:=[.N9]*0.46" office:value-type="float" office:value="0" calcext:value-type="float">
            <text:p>0</text:p>
          </table:table-cell>
          <table:table-cell table:formula="of:=[.O9]*0.46" office:value-type="float" office:value="1.7071244" calcext:value-type="float">
            <text:p>1.7071244</text:p>
          </table:table-cell>
          <table:table-cell table:formula="of:=[.P9]*0.46" office:value-type="float" office:value="1.2537714" calcext:value-type="float">
            <text:p>1.2537714</text:p>
          </table:table-cell>
          <table:table-cell table:formula="of:=[.Q9]*0.46" office:value-type="float" office:value="0.6721934" calcext:value-type="float">
            <text:p>0.6721934</text:p>
          </table:table-cell>
          <table:table-cell table:formula="of:=[.R9]*0.46" office:value-type="float" office:value="1.31652" calcext:value-type="float">
            <text:p>1.31652</text:p>
          </table:table-cell>
          <table:table-cell table:formula="of:=[.S9]*0.46" office:value-type="float" office:value="1.216194" calcext:value-type="float">
            <text:p>1.216194</text:p>
          </table:table-cell>
          <table:table-cell table:formula="of:=[.T9]*0.46" office:value-type="float" office:value="1.594199" calcext:value-type="float">
            <text:p>1.594199</text:p>
          </table:table-cell>
          <table:table-cell table:formula="of:=[.U9]*0.46" office:value-type="float" office:value="1.082196" calcext:value-type="float">
            <text:p>1.082196</text:p>
          </table:table-cell>
          <table:table-cell table:formula="of:=[.V9]*0.46" office:value-type="float" office:value="1.65531" calcext:value-type="float">
            <text:p>1.65531</text:p>
          </table:table-cell>
          <table:table-cell table:formula="of:=[.W9]*0.46" office:value-type="float" office:value="0.683997" calcext:value-type="float">
            <text:p>0.683997</text:p>
          </table:table-cell>
          <table:table-cell table:formula="of:=[.X9]*0.46" office:value-type="float" office:value="1.6168908" calcext:value-type="float">
            <text:p>1.6168908</text:p>
          </table:table-cell>
          <table:table-cell table:formula="of:=[.Y9]*0.46" office:value-type="float" office:value="1.3730724" calcext:value-type="float">
            <text:p>1.3730724</text:p>
          </table:table-cell>
          <table:table-cell table:formula="of:=[.Z9]*0.46" office:value-type="float" office:value="1.153933" calcext:value-type="float">
            <text:p>1.153933</text:p>
          </table:table-cell>
          <table:table-cell table:formula="of:=[.AA9]*0.46" office:value-type="float" office:value="1.6965444" calcext:value-type="float">
            <text:p>1.6965444</text:p>
          </table:table-cell>
          <table:table-cell table:formula="of:=[.AB9]*0.46" office:value-type="float" office:value="1.3916472" calcext:value-type="float">
            <text:p>1.3916472</text:p>
          </table:table-cell>
          <table:table-cell table:formula="of:=[.AC9]*0.46" office:value-type="float" office:value="0.17323094" calcext:value-type="float">
            <text:p>0.17323094</text:p>
          </table:table-cell>
          <table:table-cell table:formula="of:=[.AD9]*0.46" office:value-type="float" office:value="1.8748312" calcext:value-type="float">
            <text:p>1.8748312</text:p>
          </table:table-cell>
          <table:table-cell table:formula="of:=[.AE9]*0.46" office:value-type="float" office:value="1.8051642" calcext:value-type="float">
            <text:p>1.8051642</text:p>
          </table:table-cell>
          <table:table-cell table:formula="of:=[.AF9]*0.46" office:value-type="float" office:value="1.8051642" calcext:value-type="float">
            <text:p>1.8051642</text:p>
          </table:table-cell>
          <table:table-cell table:formula="of:=[.AG9]*0.46" office:value-type="float" office:value="0" calcext:value-type="float">
            <text:p>0</text:p>
          </table:table-cell>
          <table:table-cell table:formula="of:=[.AH9]*0.46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number-columns-repeated="2"/>
          <table:table-cell table:style-name="ce25"/>
          <table:table-cell table:style-name="ce10"/>
          <table:table-cell table:number-columns-repeated="2"/>
          <table:table-cell table:style-name="ce30"/>
          <table:table-cell table:style-name="ce40" office:value-type="float" office:value="6" calcext:value-type="float">
            <text:p>6</text:p>
          </table:table-cell>
          <table:table-cell table:formula="of:=[.I10]*0.46" office:value-type="float" office:value="1.203521" calcext:value-type="float">
            <text:p>1.203521</text:p>
          </table:table-cell>
          <table:table-cell table:formula="of:=[.J10]*0.46" office:value-type="float" office:value="0.62445" calcext:value-type="float">
            <text:p>0.62445</text:p>
          </table:table-cell>
          <table:table-cell table:formula="of:=[.K10]*0.46" office:value-type="float" office:value="0.8416666" calcext:value-type="float">
            <text:p>0.8416666</text:p>
          </table:table-cell>
          <table:table-cell table:formula="of:=[.L10]*0.46" office:value-type="float" office:value="1.3412404" calcext:value-type="float">
            <text:p>1.3412404</text:p>
          </table:table-cell>
          <table:table-cell table:formula="of:=[.M10]*0.46" office:value-type="float" office:value="0.7156082" calcext:value-type="float">
            <text:p>0.7156082</text:p>
          </table:table-cell>
          <table:table-cell table:formula="of:=[.N10]*0.46" office:value-type="float" office:value="1.7071244" calcext:value-type="float">
            <text:p>1.7071244</text:p>
          </table:table-cell>
          <table:table-cell table:formula="of:=[.O10]*0.46" office:value-type="float" office:value="0" calcext:value-type="float">
            <text:p>0</text:p>
          </table:table-cell>
          <table:table-cell table:formula="of:=[.P10]*0.46" office:value-type="float" office:value="0.8829056" calcext:value-type="float">
            <text:p>0.8829056</text:p>
          </table:table-cell>
          <table:table-cell table:formula="of:=[.Q10]*0.46" office:value-type="float" office:value="1.3386828" calcext:value-type="float">
            <text:p>1.3386828</text:p>
          </table:table-cell>
          <table:table-cell table:formula="of:=[.R10]*0.46" office:value-type="float" office:value="0.39193748" calcext:value-type="float">
            <text:p>0.39193748</text:p>
          </table:table-cell>
          <table:table-cell table:formula="of:=[.S10]*0.46" office:value-type="float" office:value="0.5939198" calcext:value-type="float">
            <text:p>0.5939198</text:p>
          </table:table-cell>
          <table:table-cell table:formula="of:=[.T10]*0.46" office:value-type="float" office:value="3.0420766" calcext:value-type="float">
            <text:p>3.0420766</text:p>
          </table:table-cell>
          <table:table-cell table:formula="of:=[.U10]*0.46" office:value-type="float" office:value="1.1880558" calcext:value-type="float">
            <text:p>1.1880558</text:p>
          </table:table-cell>
          <table:table-cell table:formula="of:=[.V10]*0.46" office:value-type="float" office:value="0.499215" calcext:value-type="float">
            <text:p>0.499215</text:p>
          </table:table-cell>
          <table:table-cell table:formula="of:=[.W10]*0.46" office:value-type="float" office:value="2.0651056" calcext:value-type="float">
            <text:p>2.0651056</text:p>
          </table:table-cell>
          <table:table-cell table:formula="of:=[.X10]*0.46" office:value-type="float" office:value="0.23768108" calcext:value-type="float">
            <text:p>0.23768108</text:p>
          </table:table-cell>
          <table:table-cell table:formula="of:=[.Y10]*0.46" office:value-type="float" office:value="2.5203814" calcext:value-type="float">
            <text:p>2.5203814</text:p>
          </table:table-cell>
          <table:table-cell table:formula="of:=[.Z10]*0.46" office:value-type="float" office:value="2.7727282" calcext:value-type="float">
            <text:p>2.7727282</text:p>
          </table:table-cell>
          <table:table-cell table:formula="of:=[.AA10]*0.46" office:value-type="float" office:value="0.32686266" calcext:value-type="float">
            <text:p>0.32686266</text:p>
          </table:table-cell>
          <table:table-cell table:formula="of:=[.AB10]*0.46" office:value-type="float" office:value="0.5931884" calcext:value-type="float">
            <text:p>0.5931884</text:p>
          </table:table-cell>
          <table:table-cell table:formula="of:=[.AC10]*0.46" office:value-type="float" office:value="1.7413806" calcext:value-type="float">
            <text:p>1.7413806</text:p>
          </table:table-cell>
          <table:table-cell table:formula="of:=[.AD10]*0.46" office:value-type="float" office:value="0.5924386" calcext:value-type="float">
            <text:p>0.5924386</text:p>
          </table:table-cell>
          <table:table-cell table:formula="of:=[.AE10]*0.46" office:value-type="float" office:value="2.4278754" calcext:value-type="float">
            <text:p>2.4278754</text:p>
          </table:table-cell>
          <table:table-cell table:formula="of:=[.AF10]*0.46" office:value-type="float" office:value="2.4278754" calcext:value-type="float">
            <text:p>2.4278754</text:p>
          </table:table-cell>
          <table:table-cell table:formula="of:=[.AG10]*0.46" office:value-type="float" office:value="0" calcext:value-type="float">
            <text:p>0</text:p>
          </table:table-cell>
          <table:table-cell table:formula="of:=[.AH10]*0.46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number-columns-repeated="2"/>
          <table:table-cell table:style-name="ce25"/>
          <table:table-cell table:style-name="ce10"/>
          <table:table-cell table:number-columns-repeated="2"/>
          <table:table-cell table:style-name="ce10"/>
          <table:table-cell table:style-name="ce40" office:value-type="float" office:value="7" calcext:value-type="float">
            <text:p>7</text:p>
          </table:table-cell>
          <table:table-cell table:formula="of:=[.I11]*0.46" office:value-type="float" office:value="1.6298766" calcext:value-type="float">
            <text:p>1.6298766</text:p>
          </table:table-cell>
          <table:table-cell table:formula="of:=[.J11]*0.46" office:value-type="float" office:value="1.2145472" calcext:value-type="float">
            <text:p>1.2145472</text:p>
          </table:table-cell>
          <table:table-cell table:formula="of:=[.K11]*0.46" office:value-type="float" office:value="0.09436578" calcext:value-type="float">
            <text:p>0.09436578</text:p>
          </table:table-cell>
          <table:table-cell table:formula="of:=[.L11]*0.46" office:value-type="float" office:value="0.6442806" calcext:value-type="float">
            <text:p>0.6442806</text:p>
          </table:table-cell>
          <table:table-cell table:formula="of:=[.M11]*0.46" office:value-type="float" office:value="0.38515386" calcext:value-type="float">
            <text:p>0.38515386</text:p>
          </table:table-cell>
          <table:table-cell table:formula="of:=[.N11]*0.46" office:value-type="float" office:value="1.2537714" calcext:value-type="float">
            <text:p>1.2537714</text:p>
          </table:table-cell>
          <table:table-cell table:formula="of:=[.O11]*0.46" office:value-type="float" office:value="0.8829056" calcext:value-type="float">
            <text:p>0.8829056</text:p>
          </table:table-cell>
          <table:table-cell table:formula="of:=[.P11]*0.46" office:value-type="float" office:value="0" calcext:value-type="float">
            <text:p>0</text:p>
          </table:table-cell>
          <table:table-cell table:formula="of:=[.Q11]*0.46" office:value-type="float" office:value="0.6396852" calcext:value-type="float">
            <text:p>0.6396852</text:p>
          </table:table-cell>
          <table:table-cell table:formula="of:=[.R11]*0.46" office:value-type="float" office:value="0.694876" calcext:value-type="float">
            <text:p>0.694876</text:p>
          </table:table-cell>
          <table:table-cell table:formula="of:=[.S11]*0.46" office:value-type="float" office:value="0.9126124" calcext:value-type="float">
            <text:p>0.9126124</text:p>
          </table:table-cell>
          <table:table-cell table:formula="of:=[.T11]*0.46" office:value-type="float" office:value="2.2576386" calcext:value-type="float">
            <text:p>2.2576386</text:p>
          </table:table-cell>
          <table:table-cell table:formula="of:=[.U11]*0.46" office:value-type="float" office:value="1.406887" calcext:value-type="float">
            <text:p>1.406887</text:p>
          </table:table-cell>
          <table:table-cell table:formula="of:=[.V11]*0.46" office:value-type="float" office:value="1.2170036" calcext:value-type="float">
            <text:p>1.2170036</text:p>
          </table:table-cell>
          <table:table-cell table:formula="of:=[.W11]*0.46" office:value-type="float" office:value="1.3441568" calcext:value-type="float">
            <text:p>1.3441568</text:p>
          </table:table-cell>
          <table:table-cell table:formula="of:=[.X11]*0.46" office:value-type="float" office:value="0.986953" calcext:value-type="float">
            <text:p>0.986953</text:p>
          </table:table-cell>
          <table:table-cell table:formula="of:=[.Y11]*0.46" office:value-type="float" office:value="1.6792116" calcext:value-type="float">
            <text:p>1.6792116</text:p>
          </table:table-cell>
          <table:table-cell table:formula="of:=[.Z11]*0.46" office:value-type="float" office:value="2.0948722" calcext:value-type="float">
            <text:p>2.0948722</text:p>
          </table:table-cell>
          <table:table-cell table:formula="of:=[.AA11]*0.46" office:value-type="float" office:value="1.113982" calcext:value-type="float">
            <text:p>1.113982</text:p>
          </table:table-cell>
          <table:table-cell table:formula="of:=[.AB11]*0.46" office:value-type="float" office:value="1.0994" calcext:value-type="float">
            <text:p>1.0994</text:p>
          </table:table-cell>
          <table:table-cell table:formula="of:=[.AC11]*0.46" office:value-type="float" office:value="1.2013084" calcext:value-type="float">
            <text:p>1.2013084</text:p>
          </table:table-cell>
          <table:table-cell table:formula="of:=[.AD11]*0.46" office:value-type="float" office:value="0.6957178" calcext:value-type="float">
            <text:p>0.6957178</text:p>
          </table:table-cell>
          <table:table-cell table:formula="of:=[.AE11]*0.46" office:value-type="float" office:value="2.6297188" calcext:value-type="float">
            <text:p>2.6297188</text:p>
          </table:table-cell>
          <table:table-cell table:formula="of:=[.AF11]*0.46" office:value-type="float" office:value="2.6297188" calcext:value-type="float">
            <text:p>2.6297188</text:p>
          </table:table-cell>
          <table:table-cell table:formula="of:=[.AG11]*0.46" office:value-type="float" office:value="0" calcext:value-type="float">
            <text:p>0</text:p>
          </table:table-cell>
          <table:table-cell table:formula="of:=[.AH11]*0.46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number-columns-repeated="2"/>
          <table:table-cell table:style-name="ce25"/>
          <table:table-cell table:style-name="ce10"/>
          <table:table-cell table:number-columns-repeated="2"/>
          <table:table-cell table:style-name="ce30"/>
          <table:table-cell table:style-name="ce40" office:value-type="float" office:value="8" calcext:value-type="float">
            <text:p>8</text:p>
          </table:table-cell>
          <table:table-cell table:formula="of:=[.I12]*0.46" office:value-type="float" office:value="1.5999858" calcext:value-type="float">
            <text:p>1.5999858</text:p>
          </table:table-cell>
          <table:table-cell table:formula="of:=[.J12]*0.46" office:value-type="float" office:value="1.3989474" calcext:value-type="float">
            <text:p>1.3989474</text:p>
          </table:table-cell>
          <table:table-cell table:formula="of:=[.K12]*0.46" office:value-type="float" office:value="0.7338886" calcext:value-type="float">
            <text:p>0.7338886</text:p>
          </table:table-cell>
          <table:table-cell table:formula="of:=[.L12]*0.46" office:value-type="float" office:value="0.00512095" calcext:value-type="float">
            <text:p>0.00512095</text:p>
          </table:table-cell>
          <table:table-cell table:formula="of:=[.M12]*0.46" office:value-type="float" office:value="1.0237714" calcext:value-type="float">
            <text:p>1.0237714</text:p>
          </table:table-cell>
          <table:table-cell table:formula="of:=[.N12]*0.46" office:value-type="float" office:value="0.6721934" calcext:value-type="float">
            <text:p>0.6721934</text:p>
          </table:table-cell>
          <table:table-cell table:formula="of:=[.O12]*0.46" office:value-type="float" office:value="1.3386828" calcext:value-type="float">
            <text:p>1.3386828</text:p>
          </table:table-cell>
          <table:table-cell table:formula="of:=[.P12]*0.46" office:value-type="float" office:value="0.6396852" calcext:value-type="float">
            <text:p>0.6396852</text:p>
          </table:table-cell>
          <table:table-cell table:formula="of:=[.Q12]*0.46" office:value-type="float" office:value="0" calcext:value-type="float">
            <text:p>0</text:p>
          </table:table-cell>
          <table:table-cell table:formula="of:=[.R12]*0.46" office:value-type="float" office:value="0.9996122" calcext:value-type="float">
            <text:p>0.9996122</text:p>
          </table:table-cell>
          <table:table-cell table:formula="of:=[.S12]*0.46" office:value-type="float" office:value="1.055424" calcext:value-type="float">
            <text:p>1.055424</text:p>
          </table:table-cell>
          <table:table-cell table:formula="of:=[.T12]*0.46" office:value-type="float" office:value="1.7035272" calcext:value-type="float">
            <text:p>1.7035272</text:p>
          </table:table-cell>
          <table:table-cell table:formula="of:=[.U12]*0.46" office:value-type="float" office:value="1.277328" calcext:value-type="float">
            <text:p>1.277328</text:p>
          </table:table-cell>
          <table:table-cell table:formula="of:=[.V12]*0.46" office:value-type="float" office:value="1.4850272" calcext:value-type="float">
            <text:p>1.4850272</text:p>
          </table:table-cell>
          <table:table-cell table:formula="of:=[.W12]*0.46" office:value-type="float" office:value="0.7337966" calcext:value-type="float">
            <text:p>0.7337966</text:p>
          </table:table-cell>
          <table:table-cell table:formula="of:=[.X12]*0.46" office:value-type="float" office:value="1.3406332" calcext:value-type="float">
            <text:p>1.3406332</text:p>
          </table:table-cell>
          <table:table-cell table:formula="of:=[.Y12]*0.46" office:value-type="float" office:value="1.2202236" calcext:value-type="float">
            <text:p>1.2202236</text:p>
          </table:table-cell>
          <table:table-cell table:formula="of:=[.Z12]*0.46" office:value-type="float" office:value="1.4709788" calcext:value-type="float">
            <text:p>1.4709788</text:p>
          </table:table-cell>
          <table:table-cell table:formula="of:=[.AA12]*0.46" office:value-type="float" office:value="1.4532044" calcext:value-type="float">
            <text:p>1.4532044</text:p>
          </table:table-cell>
          <table:table-cell table:formula="of:=[.AB12]*0.46" office:value-type="float" office:value="1.2693792" calcext:value-type="float">
            <text:p>1.2693792</text:p>
          </table:table-cell>
          <table:table-cell table:formula="of:=[.AC12]*0.46" office:value-type="float" office:value="0.5814308" calcext:value-type="float">
            <text:p>0.5814308</text:p>
          </table:table-cell>
          <table:table-cell table:formula="of:=[.AD12]*0.46" office:value-type="float" office:value="1.3229324" calcext:value-type="float">
            <text:p>1.3229324</text:p>
          </table:table-cell>
          <table:table-cell table:formula="of:=[.AE12]*0.46" office:value-type="float" office:value="2.3237084" calcext:value-type="float">
            <text:p>2.3237084</text:p>
          </table:table-cell>
          <table:table-cell table:formula="of:=[.AF12]*0.46" office:value-type="float" office:value="2.3237084" calcext:value-type="float">
            <text:p>2.3237084</text:p>
          </table:table-cell>
          <table:table-cell table:formula="of:=[.AG12]*0.46" office:value-type="float" office:value="0" calcext:value-type="float">
            <text:p>0</text:p>
          </table:table-cell>
          <table:table-cell table:formula="of:=[.AH12]*0.46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number-columns-repeated="2"/>
          <table:table-cell table:style-name="ce25"/>
          <table:table-cell table:style-name="ce10"/>
          <table:table-cell table:number-columns-repeated="2"/>
          <table:table-cell table:style-name="ce30"/>
          <table:table-cell table:style-name="ce40" office:value-type="float" office:value="9" calcext:value-type="float">
            <text:p>9</text:p>
          </table:table-cell>
          <table:table-cell table:formula="of:=[.I13]*0.46" office:value-type="float" office:value="1.0119908" calcext:value-type="float">
            <text:p>1.0119908</text:p>
          </table:table-cell>
          <table:table-cell table:formula="of:=[.J13]*0.46" office:value-type="float" office:value="0.524101" calcext:value-type="float">
            <text:p>0.524101</text:p>
          </table:table-cell>
          <table:table-cell table:formula="of:=[.K13]*0.46" office:value-type="float" office:value="0.6957868" calcext:value-type="float">
            <text:p>0.6957868</text:p>
          </table:table-cell>
          <table:table-cell table:formula="of:=[.L13]*0.46" office:value-type="float" office:value="1.0013832" calcext:value-type="float">
            <text:p>1.0013832</text:p>
          </table:table-cell>
          <table:table-cell table:formula="of:=[.M13]*0.46" office:value-type="float" office:value="0.7189938" calcext:value-type="float">
            <text:p>0.7189938</text:p>
          </table:table-cell>
          <table:table-cell table:formula="of:=[.N13]*0.46" office:value-type="float" office:value="1.31652" calcext:value-type="float">
            <text:p>1.31652</text:p>
          </table:table-cell>
          <table:table-cell table:formula="of:=[.O13]*0.46" office:value-type="float" office:value="0.39193748" calcext:value-type="float">
            <text:p>0.39193748</text:p>
          </table:table-cell>
          <table:table-cell table:formula="of:=[.P13]*0.46" office:value-type="float" office:value="0.694876" calcext:value-type="float">
            <text:p>0.694876</text:p>
          </table:table-cell>
          <table:table-cell table:formula="of:=[.Q13]*0.46" office:value-type="float" office:value="0.9996122" calcext:value-type="float">
            <text:p>0.9996122</text:p>
          </table:table-cell>
          <table:table-cell table:formula="of:=[.R13]*0.46" office:value-type="float" office:value="0" calcext:value-type="float">
            <text:p>0</text:p>
          </table:table-cell>
          <table:table-cell table:formula="of:=[.S13]*0.46" office:value-type="float" office:value="0.28468802" calcext:value-type="float">
            <text:p>0.28468802</text:p>
          </table:table-cell>
          <table:table-cell table:formula="of:=[.T13]*0.46" office:value-type="float" office:value="2.6959542" calcext:value-type="float">
            <text:p>2.6959542</text:p>
          </table:table-cell>
          <table:table-cell table:formula="of:=[.U13]*0.46" office:value-type="float" office:value="0.8946172" calcext:value-type="float">
            <text:p>0.8946172</text:p>
          </table:table-cell>
          <table:table-cell table:formula="of:=[.V13]*0.46" office:value-type="float" office:value="0.5276568" calcext:value-type="float">
            <text:p>0.5276568</text:p>
          </table:table-cell>
          <table:table-cell table:formula="of:=[.W13]*0.46" office:value-type="float" office:value="1.7080628" calcext:value-type="float">
            <text:p>1.7080628</text:p>
          </table:table-cell>
          <table:table-cell table:formula="of:=[.X13]*0.46" office:value-type="float" office:value="0.3411291" calcext:value-type="float">
            <text:p>0.3411291</text:p>
          </table:table-cell>
          <table:table-cell table:formula="of:=[.Y13]*0.46" office:value-type="float" office:value="2.2111694" calcext:value-type="float">
            <text:p>2.2111694</text:p>
          </table:table-cell>
          <table:table-cell table:formula="of:=[.Z13]*0.46" office:value-type="float" office:value="2.3980444" calcext:value-type="float">
            <text:p>2.3980444</text:p>
          </table:table-cell>
          <table:table-cell table:formula="of:=[.AA13]*0.46" office:value-type="float" office:value="0.45754176" calcext:value-type="float">
            <text:p>0.45754176</text:p>
          </table:table-cell>
          <table:table-cell table:formula="of:=[.AB13]*0.46" office:value-type="float" office:value="0.41911704" calcext:value-type="float">
            <text:p>0.41911704</text:p>
          </table:table-cell>
          <table:table-cell table:formula="of:=[.AC13]*0.46" office:value-type="float" office:value="1.3567976" calcext:value-type="float">
            <text:p>1.3567976</text:p>
          </table:table-cell>
          <table:table-cell table:formula="of:=[.AD13]*0.46" office:value-type="float" office:value="0.7714614" calcext:value-type="float">
            <text:p>0.7714614</text:p>
          </table:table-cell>
          <table:table-cell table:formula="of:=[.AE13]*0.46" office:value-type="float" office:value="2.1621564" calcext:value-type="float">
            <text:p>2.1621564</text:p>
          </table:table-cell>
          <table:table-cell table:formula="of:=[.AF13]*0.46" office:value-type="float" office:value="2.1621564" calcext:value-type="float">
            <text:p>2.1621564</text:p>
          </table:table-cell>
          <table:table-cell table:formula="of:=[.AG13]*0.46" office:value-type="float" office:value="0" calcext:value-type="float">
            <text:p>0</text:p>
          </table:table-cell>
          <table:table-cell table:formula="of:=[.AH13]*0.46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number-columns-repeated="2"/>
          <table:table-cell table:style-name="ce25"/>
          <table:table-cell table:style-name="ce10"/>
          <table:table-cell table:number-columns-repeated="2"/>
          <table:table-cell table:style-name="ce30"/>
          <table:table-cell table:style-name="ce41" office:value-type="float" office:value="10" calcext:value-type="float">
            <text:p>10</text:p>
          </table:table-cell>
          <table:table-cell table:formula="of:=[.I14]*0.46" office:value-type="float" office:value="0.7358942" calcext:value-type="float">
            <text:p>0.7358942</text:p>
          </table:table-cell>
          <table:table-cell table:formula="of:=[.J14]*0.46" office:value-type="float" office:value="0.34403492" calcext:value-type="float">
            <text:p>0.34403492</text:p>
          </table:table-cell>
          <table:table-cell table:formula="of:=[.K14]*0.46" office:value-type="float" office:value="0.933455" calcext:value-type="float">
            <text:p>0.933455</text:p>
          </table:table-cell>
          <table:table-cell table:formula="of:=[.L14]*0.46" office:value-type="float" office:value="1.0558334" calcext:value-type="float">
            <text:p>1.0558334</text:p>
          </table:table-cell>
          <table:table-cell table:formula="of:=[.M14]*0.46" office:value-type="float" office:value="0.99613" calcext:value-type="float">
            <text:p>0.99613</text:p>
          </table:table-cell>
          <table:table-cell table:formula="of:=[.N14]*0.46" office:value-type="float" office:value="1.216194" calcext:value-type="float">
            <text:p>1.216194</text:p>
          </table:table-cell>
          <table:table-cell table:formula="of:=[.O14]*0.46" office:value-type="float" office:value="0.5939198" calcext:value-type="float">
            <text:p>0.5939198</text:p>
          </table:table-cell>
          <table:table-cell table:formula="of:=[.P14]*0.46" office:value-type="float" office:value="0.9126124" calcext:value-type="float">
            <text:p>0.9126124</text:p>
          </table:table-cell>
          <table:table-cell table:formula="of:=[.Q14]*0.46" office:value-type="float" office:value="1.055424" calcext:value-type="float">
            <text:p>1.055424</text:p>
          </table:table-cell>
          <table:table-cell table:formula="of:=[.R14]*0.46" office:value-type="float" office:value="0.28468802" calcext:value-type="float">
            <text:p>0.28468802</text:p>
          </table:table-cell>
          <table:table-cell table:formula="of:=[.S14]*0.46" office:value-type="float" office:value="0" calcext:value-type="float">
            <text:p>0</text:p>
          </table:table-cell>
          <table:table-cell table:formula="of:=[.T14]*0.46" office:value-type="float" office:value="2.700706" calcext:value-type="float">
            <text:p>2.700706</text:p>
          </table:table-cell>
          <table:table-cell table:formula="of:=[.U14]*0.46" office:value-type="float" office:value="0.6147992" calcext:value-type="float">
            <text:p>0.6147992</text:p>
          </table:table-cell>
          <table:table-cell table:formula="of:=[.V14]*0.46" office:value-type="float" office:value="0.44839052" calcext:value-type="float">
            <text:p>0.44839052</text:p>
          </table:table-cell>
          <table:table-cell table:formula="of:=[.W14]*0.46" office:value-type="float" office:value="1.7069588" calcext:value-type="float">
            <text:p>1.7069588</text:p>
          </table:table-cell>
          <table:table-cell table:formula="of:=[.X14]*0.46" office:value-type="float" office:value="0.42453032" calcext:value-type="float">
            <text:p>0.42453032</text:p>
          </table:table-cell>
          <table:table-cell table:formula="of:=[.Y14]*0.46" office:value-type="float" office:value="2.2730992" calcext:value-type="float">
            <text:p>2.2730992</text:p>
          </table:table-cell>
          <table:table-cell table:formula="of:=[.Z14]*0.46" office:value-type="float" office:value="2.347679" calcext:value-type="float">
            <text:p>2.347679</text:p>
          </table:table-cell>
          <table:table-cell table:formula="of:=[.AA14]*0.46" office:value-type="float" office:value="0.4838142" calcext:value-type="float">
            <text:p>0.4838142</text:p>
          </table:table-cell>
          <table:table-cell table:formula="of:=[.AB14]*0.46" office:value-type="float" office:value="0.21449248" calcext:value-type="float">
            <text:p>0.21449248</text:p>
          </table:table-cell>
          <table:table-cell table:formula="of:=[.AC14]*0.46" office:value-type="float" office:value="1.2908244" calcext:value-type="float">
            <text:p>1.2908244</text:p>
          </table:table-cell>
          <table:table-cell table:formula="of:=[.AD14]*0.46" office:value-type="float" office:value="1.0534782" calcext:value-type="float">
            <text:p>1.0534782</text:p>
          </table:table-cell>
          <table:table-cell table:formula="of:=[.AE14]*0.46" office:value-type="float" office:value="1.8799326" calcext:value-type="float">
            <text:p>1.8799326</text:p>
          </table:table-cell>
          <table:table-cell table:formula="of:=[.AF14]*0.46" office:value-type="float" office:value="1.8799326" calcext:value-type="float">
            <text:p>1.8799326</text:p>
          </table:table-cell>
          <table:table-cell table:formula="of:=[.AG14]*0.46" office:value-type="float" office:value="0" calcext:value-type="float">
            <text:p>0</text:p>
          </table:table-cell>
          <table:table-cell table:formula="of:=[.AH14]*0.46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number-columns-repeated="3"/>
          <table:table-cell table:style-name="ce10"/>
          <table:table-cell table:number-columns-repeated="3"/>
          <table:table-cell table:style-name="ce41" office:value-type="float" office:value="11" calcext:value-type="float">
            <text:p>11</text:p>
          </table:table-cell>
          <table:table-cell table:formula="of:=[.I15]*0.46" office:value-type="float" office:value="3.0385208" calcext:value-type="float">
            <text:p>3.0385208</text:p>
          </table:table-cell>
          <table:table-cell table:formula="of:=[.J15]*0.46" office:value-type="float" office:value="3.0287274" calcext:value-type="float">
            <text:p>3.0287274</text:p>
          </table:table-cell>
          <table:table-cell table:formula="of:=[.K15]*0.46" office:value-type="float" office:value="2.3404524" calcext:value-type="float">
            <text:p>2.3404524</text:p>
          </table:table-cell>
          <table:table-cell table:formula="of:=[.L15]*0.46" office:value-type="float" office:value="1.7010708" calcext:value-type="float">
            <text:p>1.7010708</text:p>
          </table:table-cell>
          <table:table-cell table:formula="of:=[.M15]*0.46" office:value-type="float" office:value="2.622414" calcext:value-type="float">
            <text:p>2.622414</text:p>
          </table:table-cell>
          <table:table-cell table:formula="of:=[.N15]*0.46" office:value-type="float" office:value="1.594199" calcext:value-type="float">
            <text:p>1.594199</text:p>
          </table:table-cell>
          <table:table-cell table:formula="of:=[.O15]*0.46" office:value-type="float" office:value="3.0420766" calcext:value-type="float">
            <text:p>3.0420766</text:p>
          </table:table-cell>
          <table:table-cell table:formula="of:=[.P15]*0.46" office:value-type="float" office:value="2.2576386" calcext:value-type="float">
            <text:p>2.2576386</text:p>
          </table:table-cell>
          <table:table-cell table:formula="of:=[.Q15]*0.46" office:value-type="float" office:value="1.7035272" calcext:value-type="float">
            <text:p>1.7035272</text:p>
          </table:table-cell>
          <table:table-cell table:formula="of:=[.R15]*0.46" office:value-type="float" office:value="2.6959542" calcext:value-type="float">
            <text:p>2.6959542</text:p>
          </table:table-cell>
          <table:table-cell table:formula="of:=[.S15]*0.46" office:value-type="float" office:value="2.700706" calcext:value-type="float">
            <text:p>2.700706</text:p>
          </table:table-cell>
          <table:table-cell table:formula="of:=[.T15]*0.46" office:value-type="float" office:value="0" calcext:value-type="float">
            <text:p>0</text:p>
          </table:table-cell>
          <table:table-cell table:formula="of:=[.U15]*0.46" office:value-type="float" office:value="2.675958" calcext:value-type="float">
            <text:p>2.675958</text:p>
          </table:table-cell>
          <table:table-cell table:formula="of:=[.V15]*0.46" office:value-type="float" office:value="3.1477478" calcext:value-type="float">
            <text:p>3.1477478</text:p>
          </table:table-cell>
          <table:table-cell table:formula="of:=[.W15]*0.46" office:value-type="float" office:value="0.9939864" calcext:value-type="float">
            <text:p>0.9939864</text:p>
          </table:table-cell>
          <table:table-cell table:formula="of:=[.X15]*0.46" office:value-type="float" office:value="3.0347304" calcext:value-type="float">
            <text:p>3.0347304</text:p>
          </table:table-cell>
          <table:table-cell table:formula="of:=[.Y15]*0.46" office:value-type="float" office:value="0.675487" calcext:value-type="float">
            <text:p>0.675487</text:p>
          </table:table-cell>
          <table:table-cell table:formula="of:=[.Z15]*0.46" office:value-type="float" office:value="0.5897614" calcext:value-type="float">
            <text:p>0.5897614</text:p>
          </table:table-cell>
          <table:table-cell table:formula="of:=[.AA15]*0.46" office:value-type="float" office:value="3.1409214" calcext:value-type="float">
            <text:p>3.1409214</text:p>
          </table:table-cell>
          <table:table-cell table:formula="of:=[.AB15]*0.46" office:value-type="float" office:value="2.9038098" calcext:value-type="float">
            <text:p>2.9038098</text:p>
          </table:table-cell>
          <table:table-cell table:formula="of:=[.AC15]*0.46" office:value-type="float" office:value="1.4570086" calcext:value-type="float">
            <text:p>1.4570086</text:p>
          </table:table-cell>
          <table:table-cell table:formula="of:=[.AD15]*0.46" office:value-type="float" office:value="2.945357" calcext:value-type="float">
            <text:p>2.945357</text:p>
          </table:table-cell>
          <table:table-cell table:formula="of:=[.AE15]*0.46" office:value-type="float" office:value="3.1779836" calcext:value-type="float">
            <text:p>3.1779836</text:p>
          </table:table-cell>
          <table:table-cell table:formula="of:=[.AF15]*0.46" office:value-type="float" office:value="3.1779836" calcext:value-type="float">
            <text:p>3.1779836</text:p>
          </table:table-cell>
          <table:table-cell table:formula="of:=[.AG15]*0.46" office:value-type="float" office:value="0" calcext:value-type="float">
            <text:p>0</text:p>
          </table:table-cell>
          <table:table-cell table:formula="of:=[.AH15]*0.46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number-columns-repeated="3"/>
          <table:table-cell table:style-name="ce10"/>
          <table:table-cell table:number-columns-repeated="3"/>
          <table:table-cell table:style-name="ce41" office:value-type="float" office:value="12" calcext:value-type="float">
            <text:p>12</text:p>
          </table:table-cell>
          <table:table-cell table:formula="of:=[.I16]*0.46" office:value-type="float" office:value="0.3625628" calcext:value-type="float">
            <text:p>0.3625628</text:p>
          </table:table-cell>
          <table:table-cell table:formula="of:=[.J16]*0.46" office:value-type="float" office:value="0.6515946" calcext:value-type="float">
            <text:p>0.6515946</text:p>
          </table:table-cell>
          <table:table-cell table:formula="of:=[.K16]*0.46" office:value-type="float" office:value="1.4542164" calcext:value-type="float">
            <text:p>1.4542164</text:p>
          </table:table-cell>
          <table:table-cell table:formula="of:=[.L16]*0.46" office:value-type="float" office:value="1.2752442" calcext:value-type="float">
            <text:p>1.2752442</text:p>
          </table:table-cell>
          <table:table-cell table:formula="of:=[.M16]*0.46" office:value-type="float" office:value="1.5776252" calcext:value-type="float">
            <text:p>1.5776252</text:p>
          </table:table-cell>
          <table:table-cell table:formula="of:=[.N16]*0.46" office:value-type="float" office:value="1.082196" calcext:value-type="float">
            <text:p>1.082196</text:p>
          </table:table-cell>
          <table:table-cell table:formula="of:=[.O16]*0.46" office:value-type="float" office:value="1.1880558" calcext:value-type="float">
            <text:p>1.1880558</text:p>
          </table:table-cell>
          <table:table-cell table:formula="of:=[.P16]*0.46" office:value-type="float" office:value="1.406887" calcext:value-type="float">
            <text:p>1.406887</text:p>
          </table:table-cell>
          <table:table-cell table:formula="of:=[.Q16]*0.46" office:value-type="float" office:value="1.277328" calcext:value-type="float">
            <text:p>1.277328</text:p>
          </table:table-cell>
          <table:table-cell table:formula="of:=[.R16]*0.46" office:value-type="float" office:value="0.8946172" calcext:value-type="float">
            <text:p>0.8946172</text:p>
          </table:table-cell>
          <table:table-cell table:formula="of:=[.S16]*0.46" office:value-type="float" office:value="0.6147992" calcext:value-type="float">
            <text:p>0.6147992</text:p>
          </table:table-cell>
          <table:table-cell table:formula="of:=[.T16]*0.46" office:value-type="float" office:value="2.675958" calcext:value-type="float">
            <text:p>2.675958</text:p>
          </table:table-cell>
          <table:table-cell table:formula="of:=[.U16]*0.46" office:value-type="float" office:value="0" calcext:value-type="float">
            <text:p>0</text:p>
          </table:table-cell>
          <table:table-cell table:formula="of:=[.V16]*0.46" office:value-type="float" office:value="0.842145" calcext:value-type="float">
            <text:p>0.842145</text:p>
          </table:table-cell>
          <table:table-cell table:formula="of:=[.W16]*0.46" office:value-type="float" office:value="1.7291032" calcext:value-type="float">
            <text:p>1.7291032</text:p>
          </table:table-cell>
          <table:table-cell table:formula="of:=[.X16]*0.46" office:value-type="float" office:value="0.9778082" calcext:value-type="float">
            <text:p>0.9778082</text:p>
          </table:table-cell>
          <table:table-cell table:formula="of:=[.Y16]*0.46" office:value-type="float" office:value="2.3883062" calcext:value-type="float">
            <text:p>2.3883062</text:p>
          </table:table-cell>
          <table:table-cell table:formula="of:=[.Z16]*0.46" office:value-type="float" office:value="2.218189" calcext:value-type="float">
            <text:p>2.218189</text:p>
          </table:table-cell>
          <table:table-cell table:formula="of:=[.AA16]*0.46" office:value-type="float" office:value="0.9781532" calcext:value-type="float">
            <text:p>0.9781532</text:p>
          </table:table-cell>
          <table:table-cell table:formula="of:=[.AB16]*0.46" office:value-type="float" office:value="0.6126786" calcext:value-type="float">
            <text:p>0.6126786</text:p>
          </table:table-cell>
          <table:table-cell table:formula="of:=[.AC16]*0.46" office:value-type="float" office:value="1.2237012" calcext:value-type="float">
            <text:p>1.2237012</text:p>
          </table:table-cell>
          <table:table-cell table:formula="of:=[.AD16]*0.46" office:value-type="float" office:value="1.6660648" calcext:value-type="float">
            <text:p>1.6660648</text:p>
          </table:table-cell>
          <table:table-cell table:formula="of:=[.AE16]*0.46" office:value-type="float" office:value="1.2682522" calcext:value-type="float">
            <text:p>1.2682522</text:p>
          </table:table-cell>
          <table:table-cell table:formula="of:=[.AF16]*0.46" office:value-type="float" office:value="1.2682522" calcext:value-type="float">
            <text:p>1.2682522</text:p>
          </table:table-cell>
          <table:table-cell table:formula="of:=[.AG16]*0.46" office:value-type="float" office:value="0" calcext:value-type="float">
            <text:p>0</text:p>
          </table:table-cell>
          <table:table-cell table:formula="of:=[.AH16]*0.46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number-columns-repeated="3"/>
          <table:table-cell table:style-name="ce10"/>
          <table:table-cell table:number-columns-repeated="3"/>
          <table:table-cell table:style-name="ce41" office:value-type="float" office:value="13" calcext:value-type="float">
            <text:p>13</text:p>
          </table:table-cell>
          <table:table-cell table:formula="of:=[.I17]*0.46" office:value-type="float" office:value="0.7504486" calcext:value-type="float">
            <text:p>0.7504486</text:p>
          </table:table-cell>
          <table:table-cell table:formula="of:=[.J17]*0.46" office:value-type="float" office:value="0.19056926" calcext:value-type="float">
            <text:p>0.19056926</text:p>
          </table:table-cell>
          <table:table-cell table:formula="of:=[.K17]*0.46" office:value-type="float" office:value="1.2073482" calcext:value-type="float">
            <text:p>1.2073482</text:p>
          </table:table-cell>
          <table:table-cell table:formula="of:=[.L17]*0.46" office:value-type="float" office:value="1.4859518" calcext:value-type="float">
            <text:p>1.4859518</text:p>
          </table:table-cell>
          <table:table-cell table:formula="of:=[.M17]*0.46" office:value-type="float" office:value="1.1637172" calcext:value-type="float">
            <text:p>1.1637172</text:p>
          </table:table-cell>
          <table:table-cell table:formula="of:=[.N17]*0.46" office:value-type="float" office:value="1.65531" calcext:value-type="float">
            <text:p>1.65531</text:p>
          </table:table-cell>
          <table:table-cell table:formula="of:=[.O17]*0.46" office:value-type="float" office:value="0.499215" calcext:value-type="float">
            <text:p>0.499215</text:p>
          </table:table-cell>
          <table:table-cell table:formula="of:=[.P17]*0.46" office:value-type="float" office:value="1.2170036" calcext:value-type="float">
            <text:p>1.2170036</text:p>
          </table:table-cell>
          <table:table-cell table:formula="of:=[.Q17]*0.46" office:value-type="float" office:value="1.4850272" calcext:value-type="float">
            <text:p>1.4850272</text:p>
          </table:table-cell>
          <table:table-cell table:formula="of:=[.R17]*0.46" office:value-type="float" office:value="0.5276568" calcext:value-type="float">
            <text:p>0.5276568</text:p>
          </table:table-cell>
          <table:table-cell table:formula="of:=[.S17]*0.46" office:value-type="float" office:value="0.44839052" calcext:value-type="float">
            <text:p>0.44839052</text:p>
          </table:table-cell>
          <table:table-cell table:formula="of:=[.T17]*0.46" office:value-type="float" office:value="3.1477478" calcext:value-type="float">
            <text:p>3.1477478</text:p>
          </table:table-cell>
          <table:table-cell table:formula="of:=[.U17]*0.46" office:value-type="float" office:value="0.842145" calcext:value-type="float">
            <text:p>0.842145</text:p>
          </table:table-cell>
          <table:table-cell table:formula="of:=[.V17]*0.46" office:value-type="float" office:value="0" calcext:value-type="float">
            <text:p>0</text:p>
          </table:table-cell>
          <table:table-cell table:formula="of:=[.W17]*0.46" office:value-type="float" office:value="2.1537798" calcext:value-type="float">
            <text:p>2.1537798</text:p>
          </table:table-cell>
          <table:table-cell table:formula="of:=[.X17]*0.46" office:value-type="float" office:value="0.27074818" calcext:value-type="float">
            <text:p>0.27074818</text:p>
          </table:table-cell>
          <table:table-cell table:formula="of:=[.Y17]*0.46" office:value-type="float" office:value="2.7052324" calcext:value-type="float">
            <text:p>2.7052324</text:p>
          </table:table-cell>
          <table:table-cell table:formula="of:=[.Z17]*0.46" office:value-type="float" office:value="2.7940354" calcext:value-type="float">
            <text:p>2.7940354</text:p>
          </table:table-cell>
          <table:table-cell table:formula="of:=[.AA17]*0.46" office:value-type="float" office:value="0.1793287" calcext:value-type="float">
            <text:p>0.1793287</text:p>
          </table:table-cell>
          <table:table-cell table:formula="of:=[.AB17]*0.46" office:value-type="float" office:value="0.26780556" calcext:value-type="float">
            <text:p>0.26780556</text:p>
          </table:table-cell>
          <table:table-cell table:formula="of:=[.AC17]*0.46" office:value-type="float" office:value="1.7370796" calcext:value-type="float">
            <text:p>1.7370796</text:p>
          </table:table-cell>
          <table:table-cell table:formula="of:=[.AD17]*0.46" office:value-type="float" office:value="1.0894594" calcext:value-type="float">
            <text:p>1.0894594</text:p>
          </table:table-cell>
          <table:table-cell table:formula="of:=[.AE17]*0.46" office:value-type="float" office:value="1.9991324" calcext:value-type="float">
            <text:p>1.9991324</text:p>
          </table:table-cell>
          <table:table-cell table:formula="of:=[.AF17]*0.46" office:value-type="float" office:value="1.9991324" calcext:value-type="float">
            <text:p>1.9991324</text:p>
          </table:table-cell>
          <table:table-cell table:formula="of:=[.AG17]*0.46" office:value-type="float" office:value="0" calcext:value-type="float">
            <text:p>0</text:p>
          </table:table-cell>
          <table:table-cell table:formula="of:=[.AH17]*0.46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number-columns-repeated="3"/>
          <table:table-cell table:style-name="ce10"/>
          <table:table-cell table:number-columns-repeated="3"/>
          <table:table-cell table:style-name="ce41" office:value-type="float" office:value="14" calcext:value-type="float">
            <text:p>14</text:p>
          </table:table-cell>
          <table:table-cell table:formula="of:=[.I18]*0.46" office:value-type="float" office:value="2.0885978" calcext:value-type="float">
            <text:p>2.0885978</text:p>
          </table:table-cell>
          <table:table-cell table:formula="of:=[.J18]*0.46" office:value-type="float" office:value="2.0368754" calcext:value-type="float">
            <text:p>2.0368754</text:p>
          </table:table-cell>
          <table:table-cell table:formula="of:=[.K18]*0.46" office:value-type="float" office:value="1.4349746" calcext:value-type="float">
            <text:p>1.4349746</text:p>
          </table:table-cell>
          <table:table-cell table:formula="of:=[.L18]*0.46" office:value-type="float" office:value="0.7305214" calcext:value-type="float">
            <text:p>0.7305214</text:p>
          </table:table-cell>
          <table:table-cell table:formula="of:=[.M18]*0.46" office:value-type="float" office:value="1.7268722" calcext:value-type="float">
            <text:p>1.7268722</text:p>
          </table:table-cell>
          <table:table-cell table:formula="of:=[.N18]*0.46" office:value-type="float" office:value="0.683997" calcext:value-type="float">
            <text:p>0.683997</text:p>
          </table:table-cell>
          <table:table-cell table:formula="of:=[.O18]*0.46" office:value-type="float" office:value="2.0651056" calcext:value-type="float">
            <text:p>2.0651056</text:p>
          </table:table-cell>
          <table:table-cell table:formula="of:=[.P18]*0.46" office:value-type="float" office:value="1.3441568" calcext:value-type="float">
            <text:p>1.3441568</text:p>
          </table:table-cell>
          <table:table-cell table:formula="of:=[.Q18]*0.46" office:value-type="float" office:value="0.7337966" calcext:value-type="float">
            <text:p>0.7337966</text:p>
          </table:table-cell>
          <table:table-cell table:formula="of:=[.R18]*0.46" office:value-type="float" office:value="1.7080628" calcext:value-type="float">
            <text:p>1.7080628</text:p>
          </table:table-cell>
          <table:table-cell table:formula="of:=[.S18]*0.46" office:value-type="float" office:value="1.7069588" calcext:value-type="float">
            <text:p>1.7069588</text:p>
          </table:table-cell>
          <table:table-cell table:formula="of:=[.T18]*0.46" office:value-type="float" office:value="0.9939864" calcext:value-type="float">
            <text:p>0.9939864</text:p>
          </table:table-cell>
          <table:table-cell table:formula="of:=[.U18]*0.46" office:value-type="float" office:value="1.7291032" calcext:value-type="float">
            <text:p>1.7291032</text:p>
          </table:table-cell>
          <table:table-cell table:formula="of:=[.V18]*0.46" office:value-type="float" office:value="2.1537798" calcext:value-type="float">
            <text:p>2.1537798</text:p>
          </table:table-cell>
          <table:table-cell table:formula="of:=[.W18]*0.46" office:value-type="float" office:value="0" calcext:value-type="float">
            <text:p>0</text:p>
          </table:table-cell>
          <table:table-cell table:formula="of:=[.X18]*0.46" office:value-type="float" office:value="2.0447966" calcext:value-type="float">
            <text:p>2.0447966</text:p>
          </table:table-cell>
          <table:table-cell table:formula="of:=[.Y18]*0.46" office:value-type="float" office:value="0.6907728" calcext:value-type="float">
            <text:p>0.6907728</text:p>
          </table:table-cell>
          <table:table-cell table:formula="of:=[.Z18]*0.46" office:value-type="float" office:value="0.7531396" calcext:value-type="float">
            <text:p>0.7531396</text:p>
          </table:table-cell>
          <table:table-cell table:formula="of:=[.AA18]*0.46" office:value-type="float" office:value="2.1488624" calcext:value-type="float">
            <text:p>2.1488624</text:p>
          </table:table-cell>
          <table:table-cell table:formula="of:=[.AB18]*0.46" office:value-type="float" office:value="1.911162" calcext:value-type="float">
            <text:p>1.911162</text:p>
          </table:table-cell>
          <table:table-cell table:formula="of:=[.AC18]*0.46" office:value-type="float" office:value="0.5172608" calcext:value-type="float">
            <text:p>0.5172608</text:p>
          </table:table-cell>
          <table:table-cell table:formula="of:=[.AD18]*0.46" office:value-type="float" office:value="2.0392582" calcext:value-type="float">
            <text:p>2.0392582</text:p>
          </table:table-cell>
          <table:table-cell table:formula="of:=[.AE18]*0.46" office:value-type="float" office:value="2.4601996" calcext:value-type="float">
            <text:p>2.4601996</text:p>
          </table:table-cell>
          <table:table-cell table:formula="of:=[.AF18]*0.46" office:value-type="float" office:value="2.4601996" calcext:value-type="float">
            <text:p>2.4601996</text:p>
          </table:table-cell>
          <table:table-cell table:formula="of:=[.AG18]*0.46" office:value-type="float" office:value="0" calcext:value-type="float">
            <text:p>0</text:p>
          </table:table-cell>
          <table:table-cell table:formula="of:=[.AH18]*0.46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number-columns-repeated="7"/>
          <table:table-cell table:style-name="ce41" office:value-type="float" office:value="15" calcext:value-type="float">
            <text:p>15</text:p>
          </table:table-cell>
          <table:table-cell table:formula="of:=[.I19]*0.46" office:value-type="float" office:value="0.9684196" calcext:value-type="float">
            <text:p>0.9684196</text:p>
          </table:table-cell>
          <table:table-cell table:formula="of:=[.J19]*0.46" office:value-type="float" office:value="0.3873338" calcext:value-type="float">
            <text:p>0.3873338</text:p>
          </table:table-cell>
          <table:table-cell table:formula="of:=[.K19]*0.46" office:value-type="float" office:value="0.9659356" calcext:value-type="float">
            <text:p>0.9659356</text:p>
          </table:table-cell>
          <table:table-cell table:formula="of:=[.L19]*0.46" office:value-type="float" office:value="1.3423628" calcext:value-type="float">
            <text:p>1.3423628</text:p>
          </table:table-cell>
          <table:table-cell table:formula="of:=[.M19]*0.46" office:value-type="float" office:value="0.8981408" calcext:value-type="float">
            <text:p>0.8981408</text:p>
          </table:table-cell>
          <table:table-cell table:formula="of:=[.N19]*0.46" office:value-type="float" office:value="1.6168908" calcext:value-type="float">
            <text:p>1.6168908</text:p>
          </table:table-cell>
          <table:table-cell table:formula="of:=[.O19]*0.46" office:value-type="float" office:value="0.23768108" calcext:value-type="float">
            <text:p>0.23768108</text:p>
          </table:table-cell>
          <table:table-cell table:formula="of:=[.P19]*0.46" office:value-type="float" office:value="0.986953" calcext:value-type="float">
            <text:p>0.986953</text:p>
          </table:table-cell>
          <table:table-cell table:formula="of:=[.Q19]*0.46" office:value-type="float" office:value="1.3406332" calcext:value-type="float">
            <text:p>1.3406332</text:p>
          </table:table-cell>
          <table:table-cell table:formula="of:=[.R19]*0.46" office:value-type="float" office:value="0.3411291" calcext:value-type="float">
            <text:p>0.3411291</text:p>
          </table:table-cell>
          <table:table-cell table:formula="of:=[.S19]*0.46" office:value-type="float" office:value="0.42453032" calcext:value-type="float">
            <text:p>0.42453032</text:p>
          </table:table-cell>
          <table:table-cell table:formula="of:=[.T19]*0.46" office:value-type="float" office:value="3.0347304" calcext:value-type="float">
            <text:p>3.0347304</text:p>
          </table:table-cell>
          <table:table-cell table:formula="of:=[.U19]*0.46" office:value-type="float" office:value="0.9778082" calcext:value-type="float">
            <text:p>0.9778082</text:p>
          </table:table-cell>
          <table:table-cell table:formula="of:=[.V19]*0.46" office:value-type="float" office:value="0.27074818" calcext:value-type="float">
            <text:p>0.27074818</text:p>
          </table:table-cell>
          <table:table-cell table:formula="of:=[.W19]*0.46" office:value-type="float" office:value="2.0447966" calcext:value-type="float">
            <text:p>2.0447966</text:p>
          </table:table-cell>
          <table:table-cell table:formula="of:=[.X19]*0.46" office:value-type="float" office:value="0" calcext:value-type="float">
            <text:p>0</text:p>
          </table:table-cell>
          <table:table-cell table:formula="of:=[.Y19]*0.46" office:value-type="float" office:value="2.5516108" calcext:value-type="float">
            <text:p>2.5516108</text:p>
          </table:table-cell>
          <table:table-cell table:formula="of:=[.Z19]*0.46" office:value-type="float" office:value="2.7234714" calcext:value-type="float">
            <text:p>2.7234714</text:p>
          </table:table-cell>
          <table:table-cell table:formula="of:=[.AA19]*0.46" office:value-type="float" office:value="0.1271072" calcext:value-type="float">
            <text:p>0.1271072</text:p>
          </table:table-cell>
          <table:table-cell table:formula="of:=[.AB19]*0.46" office:value-type="float" office:value="0.3687268" calcext:value-type="float">
            <text:p>0.3687268</text:p>
          </table:table-cell>
          <table:table-cell table:formula="of:=[.AC19]*0.46" office:value-type="float" office:value="1.673388" calcext:value-type="float">
            <text:p>1.673388</text:p>
          </table:table-cell>
          <table:table-cell table:formula="of:=[.AD19]*0.46" office:value-type="float" office:value="0.8208608" calcext:value-type="float">
            <text:p>0.8208608</text:p>
          </table:table-cell>
          <table:table-cell table:formula="of:=[.AE19]*0.46" office:value-type="float" office:value="2.2003502" calcext:value-type="float">
            <text:p>2.2003502</text:p>
          </table:table-cell>
          <table:table-cell table:formula="of:=[.AF19]*0.46" office:value-type="float" office:value="2.2003502" calcext:value-type="float">
            <text:p>2.2003502</text:p>
          </table:table-cell>
          <table:table-cell table:formula="of:=[.AG19]*0.46" office:value-type="float" office:value="0" calcext:value-type="float">
            <text:p>0</text:p>
          </table:table-cell>
          <table:table-cell table:formula="of:=[.AH19]*0.46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number-columns-repeated="2"/>
          <table:table-cell table:style-name="ce25"/>
          <table:table-cell table:number-columns-repeated="4"/>
          <table:table-cell table:style-name="ce46" office:value-type="float" office:value="16" calcext:value-type="float">
            <text:p>16</text:p>
          </table:table-cell>
          <table:table-cell table:formula="of:=[.I20]*0.46" office:value-type="float" office:value="2.7414712" calcext:value-type="float">
            <text:p>2.7414712</text:p>
          </table:table-cell>
          <table:table-cell table:formula="of:=[.J20]*0.46" office:value-type="float" office:value="2.6152104" calcext:value-type="float">
            <text:p>2.6152104</text:p>
          </table:table-cell>
          <table:table-cell table:formula="of:=[.K20]*0.46" office:value-type="float" office:value="1.7530554" calcext:value-type="float">
            <text:p>1.7530554</text:p>
          </table:table-cell>
          <table:table-cell table:formula="of:=[.L20]*0.46" office:value-type="float" office:value="1.2193542" calcext:value-type="float">
            <text:p>1.2193542</text:p>
          </table:table-cell>
          <table:table-cell table:formula="of:=[.M20]*0.46" office:value-type="float" office:value="2.0205132" calcext:value-type="float">
            <text:p>2.0205132</text:p>
          </table:table-cell>
          <table:table-cell table:formula="of:=[.N20]*0.46" office:value-type="float" office:value="1.3730724" calcext:value-type="float">
            <text:p>1.3730724</text:p>
          </table:table-cell>
          <table:table-cell table:formula="of:=[.O20]*0.46" office:value-type="float" office:value="2.5203814" calcext:value-type="float">
            <text:p>2.5203814</text:p>
          </table:table-cell>
          <table:table-cell table:formula="of:=[.P20]*0.46" office:value-type="float" office:value="1.6792116" calcext:value-type="float">
            <text:p>1.6792116</text:p>
          </table:table-cell>
          <table:table-cell table:formula="of:=[.Q20]*0.46" office:value-type="float" office:value="1.2202236" calcext:value-type="float">
            <text:p>1.2202236</text:p>
          </table:table-cell>
          <table:table-cell table:formula="of:=[.R20]*0.46" office:value-type="float" office:value="2.2111694" calcext:value-type="float">
            <text:p>2.2111694</text:p>
          </table:table-cell>
          <table:table-cell table:formula="of:=[.S20]*0.46" office:value-type="float" office:value="2.2730992" calcext:value-type="float">
            <text:p>2.2730992</text:p>
          </table:table-cell>
          <table:table-cell table:formula="of:=[.T20]*0.46" office:value-type="float" office:value="0.675487" calcext:value-type="float">
            <text:p>0.675487</text:p>
          </table:table-cell>
          <table:table-cell table:formula="of:=[.U20]*0.46" office:value-type="float" office:value="2.3883062" calcext:value-type="float">
            <text:p>2.3883062</text:p>
          </table:table-cell>
          <table:table-cell table:formula="of:=[.V20]*0.46" office:value-type="float" office:value="2.7052324" calcext:value-type="float">
            <text:p>2.7052324</text:p>
          </table:table-cell>
          <table:table-cell table:formula="of:=[.W20]*0.46" office:value-type="float" office:value="0.6907728" calcext:value-type="float">
            <text:p>0.6907728</text:p>
          </table:table-cell>
          <table:table-cell table:formula="of:=[.X20]*0.46" office:value-type="float" office:value="2.5516108" calcext:value-type="float">
            <text:p>2.5516108</text:p>
          </table:table-cell>
          <table:table-cell table:formula="of:=[.Y20]*0.46" office:value-type="float" office:value="0" calcext:value-type="float">
            <text:p>0</text:p>
          </table:table-cell>
          <table:table-cell table:formula="of:=[.Z20]*0.46" office:value-type="float" office:value="0.9194158" calcext:value-type="float">
            <text:p>0.9194158</text:p>
          </table:table-cell>
          <table:table-cell table:formula="of:=[.AA20]*0.46" office:value-type="float" office:value="2.6680046" calcext:value-type="float">
            <text:p>2.6680046</text:p>
          </table:table-cell>
          <table:table-cell table:formula="of:=[.AB20]*0.46" office:value-type="float" office:value="2.485978" calcext:value-type="float">
            <text:p>2.485978</text:p>
          </table:table-cell>
          <table:table-cell table:formula="of:=[.AC20]*0.46" office:value-type="float" office:value="1.2033324" calcext:value-type="float">
            <text:p>1.2033324</text:p>
          </table:table-cell>
          <table:table-cell table:formula="of:=[.AD20]*0.46" office:value-type="float" office:value="2.3444038" calcext:value-type="float">
            <text:p>2.3444038</text:p>
          </table:table-cell>
          <table:table-cell table:formula="of:=[.AE20]*0.46" office:value-type="float" office:value="3.1449556" calcext:value-type="float">
            <text:p>3.1449556</text:p>
          </table:table-cell>
          <table:table-cell table:formula="of:=[.AF20]*0.46" office:value-type="float" office:value="3.1449556" calcext:value-type="float">
            <text:p>3.1449556</text:p>
          </table:table-cell>
          <table:table-cell table:formula="of:=[.AG20]*0.46" office:value-type="float" office:value="0" calcext:value-type="float">
            <text:p>0</text:p>
          </table:table-cell>
          <table:table-cell table:formula="of:=[.AH20]*0.46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number-columns-repeated="2"/>
          <table:table-cell table:style-name="ce15"/>
          <table:table-cell table:number-columns-repeated="4"/>
          <table:table-cell table:style-name="ce46" office:value-type="float" office:value="17" calcext:value-type="float">
            <text:p>17</text:p>
          </table:table-cell>
          <table:table-cell table:formula="of:=[.I21]*0.46" office:value-type="float" office:value="2.5772328" calcext:value-type="float">
            <text:p>2.5772328</text:p>
          </table:table-cell>
          <table:table-cell table:formula="of:=[.J21]*0.46" office:value-type="float" office:value="2.6528292" calcext:value-type="float">
            <text:p>2.6528292</text:p>
          </table:table-cell>
          <table:table-cell table:formula="of:=[.K21]*0.46" office:value-type="float" office:value="2.1864628" calcext:value-type="float">
            <text:p>2.1864628</text:p>
          </table:table-cell>
          <table:table-cell table:formula="of:=[.L21]*0.46" office:value-type="float" office:value="1.4671516" calcext:value-type="float">
            <text:p>1.4671516</text:p>
          </table:table-cell>
          <table:table-cell table:formula="of:=[.M21]*0.46" office:value-type="float" office:value="2.4786594" calcext:value-type="float">
            <text:p>2.4786594</text:p>
          </table:table-cell>
          <table:table-cell table:formula="of:=[.N21]*0.46" office:value-type="float" office:value="1.153933" calcext:value-type="float">
            <text:p>1.153933</text:p>
          </table:table-cell>
          <table:table-cell table:formula="of:=[.O21]*0.46" office:value-type="float" office:value="2.7727282" calcext:value-type="float">
            <text:p>2.7727282</text:p>
          </table:table-cell>
          <table:table-cell table:formula="of:=[.P21]*0.46" office:value-type="float" office:value="2.0948722" calcext:value-type="float">
            <text:p>2.0948722</text:p>
          </table:table-cell>
          <table:table-cell table:formula="of:=[.Q21]*0.46" office:value-type="float" office:value="1.4709788" calcext:value-type="float">
            <text:p>1.4709788</text:p>
          </table:table-cell>
          <table:table-cell table:formula="of:=[.R21]*0.46" office:value-type="float" office:value="2.3980444" calcext:value-type="float">
            <text:p>2.3980444</text:p>
          </table:table-cell>
          <table:table-cell table:formula="of:=[.S21]*0.46" office:value-type="float" office:value="2.347679" calcext:value-type="float">
            <text:p>2.347679</text:p>
          </table:table-cell>
          <table:table-cell table:formula="of:=[.T21]*0.46" office:value-type="float" office:value="0.5897614" calcext:value-type="float">
            <text:p>0.5897614</text:p>
          </table:table-cell>
          <table:table-cell table:formula="of:=[.U21]*0.46" office:value-type="float" office:value="2.218189" calcext:value-type="float">
            <text:p>2.218189</text:p>
          </table:table-cell>
          <table:table-cell table:formula="of:=[.V21]*0.46" office:value-type="float" office:value="2.7940354" calcext:value-type="float">
            <text:p>2.7940354</text:p>
          </table:table-cell>
          <table:table-cell table:formula="of:=[.W21]*0.46" office:value-type="float" office:value="0.7531396" calcext:value-type="float">
            <text:p>0.7531396</text:p>
          </table:table-cell>
          <table:table-cell table:formula="of:=[.X21]*0.46" office:value-type="float" office:value="2.7234714" calcext:value-type="float">
            <text:p>2.7234714</text:p>
          </table:table-cell>
          <table:table-cell table:formula="of:=[.Y21]*0.46" office:value-type="float" office:value="0.9194158" calcext:value-type="float">
            <text:p>0.9194158</text:p>
          </table:table-cell>
          <table:table-cell table:formula="of:=[.Z21]*0.46" office:value-type="float" office:value="0" calcext:value-type="float">
            <text:p>0</text:p>
          </table:table-cell>
          <table:table-cell table:formula="of:=[.AA21]*0.46" office:value-type="float" office:value="2.8163086" calcext:value-type="float">
            <text:p>2.8163086</text:p>
          </table:table-cell>
          <table:table-cell table:formula="of:=[.AB21]*0.46" office:value-type="float" office:value="2.53529" calcext:value-type="float">
            <text:p>2.53529</text:p>
          </table:table-cell>
          <table:table-cell table:formula="of:=[.AC21]*0.46" office:value-type="float" office:value="1.0569788" calcext:value-type="float">
            <text:p>1.0569788</text:p>
          </table:table-cell>
          <table:table-cell table:formula="of:=[.AD21]*0.46" office:value-type="float" office:value="2.7885798" calcext:value-type="float">
            <text:p>2.7885798</text:p>
          </table:table-cell>
          <table:table-cell table:formula="of:=[.AE21]*0.46" office:value-type="float" office:value="2.6036782" calcext:value-type="float">
            <text:p>2.6036782</text:p>
          </table:table-cell>
          <table:table-cell table:formula="of:=[.AF21]*0.46" office:value-type="float" office:value="2.6036782" calcext:value-type="float">
            <text:p>2.6036782</text:p>
          </table:table-cell>
          <table:table-cell table:formula="of:=[.AG21]*0.46" office:value-type="float" office:value="0" calcext:value-type="float">
            <text:p>0</text:p>
          </table:table-cell>
          <table:table-cell table:formula="of:=[.AH21]*0.46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/>
          <table:table-cell table:style-name="ce9"/>
          <table:table-cell table:style-name="ce25"/>
          <table:table-cell table:number-columns-repeated="4"/>
          <table:table-cell table:style-name="ce46" office:value-type="float" office:value="18" calcext:value-type="float">
            <text:p>18</text:p>
          </table:table-cell>
          <table:table-cell table:formula="of:=[.I22]*0.46" office:value-type="float" office:value="0.9218492" calcext:value-type="float">
            <text:p>0.9218492</text:p>
          </table:table-cell>
          <table:table-cell table:formula="of:=[.J22]*0.46" office:value-type="float" office:value="0.34319542" calcext:value-type="float">
            <text:p>0.34319542</text:p>
          </table:table-cell>
          <table:table-cell table:formula="of:=[.K22]*0.46" office:value-type="float" office:value="1.0928542" calcext:value-type="float">
            <text:p>1.0928542</text:p>
          </table:table-cell>
          <table:table-cell table:formula="of:=[.L22]*0.46" office:value-type="float" office:value="1.454727" calcext:value-type="float">
            <text:p>1.454727</text:p>
          </table:table-cell>
          <table:table-cell table:formula="of:=[.M22]*0.46" office:value-type="float" office:value="1.017934" calcext:value-type="float">
            <text:p>1.017934</text:p>
          </table:table-cell>
          <table:table-cell table:formula="of:=[.N22]*0.46" office:value-type="float" office:value="1.6965444" calcext:value-type="float">
            <text:p>1.6965444</text:p>
          </table:table-cell>
          <table:table-cell table:formula="of:=[.O22]*0.46" office:value-type="float" office:value="0.32686266" calcext:value-type="float">
            <text:p>0.32686266</text:p>
          </table:table-cell>
          <table:table-cell table:formula="of:=[.P22]*0.46" office:value-type="float" office:value="1.113982" calcext:value-type="float">
            <text:p>1.113982</text:p>
          </table:table-cell>
          <table:table-cell table:formula="of:=[.Q22]*0.46" office:value-type="float" office:value="1.4532044" calcext:value-type="float">
            <text:p>1.4532044</text:p>
          </table:table-cell>
          <table:table-cell table:formula="of:=[.R22]*0.46" office:value-type="float" office:value="0.45754176" calcext:value-type="float">
            <text:p>0.45754176</text:p>
          </table:table-cell>
          <table:table-cell table:formula="of:=[.S22]*0.46" office:value-type="float" office:value="0.4838142" calcext:value-type="float">
            <text:p>0.4838142</text:p>
          </table:table-cell>
          <table:table-cell table:formula="of:=[.T22]*0.46" office:value-type="float" office:value="3.1409214" calcext:value-type="float">
            <text:p>3.1409214</text:p>
          </table:table-cell>
          <table:table-cell table:formula="of:=[.U22]*0.46" office:value-type="float" office:value="0.9781532" calcext:value-type="float">
            <text:p>0.9781532</text:p>
          </table:table-cell>
          <table:table-cell table:formula="of:=[.V22]*0.46" office:value-type="float" office:value="0.1793287" calcext:value-type="float">
            <text:p>0.1793287</text:p>
          </table:table-cell>
          <table:table-cell table:formula="of:=[.W22]*0.46" office:value-type="float" office:value="2.1488624" calcext:value-type="float">
            <text:p>2.1488624</text:p>
          </table:table-cell>
          <table:table-cell table:formula="of:=[.X22]*0.46" office:value-type="float" office:value="0.1271072" calcext:value-type="float">
            <text:p>0.1271072</text:p>
          </table:table-cell>
          <table:table-cell table:formula="of:=[.Y22]*0.46" office:value-type="float" office:value="2.6680046" calcext:value-type="float">
            <text:p>2.6680046</text:p>
          </table:table-cell>
          <table:table-cell table:formula="of:=[.Z22]*0.46" office:value-type="float" office:value="2.8163086" calcext:value-type="float">
            <text:p>2.8163086</text:p>
          </table:table-cell>
          <table:table-cell table:formula="of:=[.AA22]*0.46" office:value-type="float" office:value="0" calcext:value-type="float">
            <text:p>0</text:p>
          </table:table-cell>
          <table:table-cell table:formula="of:=[.AB22]*0.46" office:value-type="float" office:value="0.36877786" calcext:value-type="float">
            <text:p>0.36877786</text:p>
          </table:table-cell>
          <table:table-cell table:formula="of:=[.AC22]*0.46" office:value-type="float" office:value="1.7621864" calcext:value-type="float">
            <text:p>1.7621864</text:p>
          </table:table-cell>
          <table:table-cell table:formula="of:=[.AD22]*0.46" office:value-type="float" office:value="0.9193008" calcext:value-type="float">
            <text:p>0.9193008</text:p>
          </table:table-cell>
          <table:table-cell table:formula="of:=[.AE22]*0.46" office:value-type="float" office:value="2.1670738" calcext:value-type="float">
            <text:p>2.1670738</text:p>
          </table:table-cell>
          <table:table-cell table:formula="of:=[.AF22]*0.46" office:value-type="float" office:value="2.1670738" calcext:value-type="float">
            <text:p>2.1670738</text:p>
          </table:table-cell>
          <table:table-cell table:formula="of:=[.AG22]*0.46" office:value-type="float" office:value="0" calcext:value-type="float">
            <text:p>0</text:p>
          </table:table-cell>
          <table:table-cell table:formula="of:=[.AH22]*0.46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/>
          <table:table-cell table:style-name="ce9"/>
          <table:table-cell table:style-name="ce25"/>
          <table:table-cell table:number-columns-repeated="2"/>
          <table:table-cell table:style-name="ce36"/>
          <table:table-cell/>
          <table:table-cell table:style-name="ce46" office:value-type="float" office:value="19" calcext:value-type="float">
            <text:p>19</text:p>
          </table:table-cell>
          <table:table-cell table:formula="of:=[.I23]*0.46" office:value-type="float" office:value="0.6200018" calcext:value-type="float">
            <text:p>0.6200018</text:p>
          </table:table-cell>
          <table:table-cell table:formula="of:=[.J23]*0.46" office:value-type="float" office:value="0.12960592" calcext:value-type="float">
            <text:p>0.12960592</text:p>
          </table:table-cell>
          <table:table-cell table:formula="of:=[.K23]*0.46" office:value-type="float" office:value="1.1097408" calcext:value-type="float">
            <text:p>1.1097408</text:p>
          </table:table-cell>
          <table:table-cell table:formula="of:=[.L23]*0.46" office:value-type="float" office:value="1.2697196" calcext:value-type="float">
            <text:p>1.2697196</text:p>
          </table:table-cell>
          <table:table-cell table:formula="of:=[.M23]*0.46" office:value-type="float" office:value="1.1319312" calcext:value-type="float">
            <text:p>1.1319312</text:p>
          </table:table-cell>
          <table:table-cell table:formula="of:=[.N23]*0.46" office:value-type="float" office:value="1.3916472" calcext:value-type="float">
            <text:p>1.3916472</text:p>
          </table:table-cell>
          <table:table-cell table:formula="of:=[.O23]*0.46" office:value-type="float" office:value="0.5931884" calcext:value-type="float">
            <text:p>0.5931884</text:p>
          </table:table-cell>
          <table:table-cell table:formula="of:=[.P23]*0.46" office:value-type="float" office:value="1.0994" calcext:value-type="float">
            <text:p>1.0994</text:p>
          </table:table-cell>
          <table:table-cell table:formula="of:=[.Q23]*0.46" office:value-type="float" office:value="1.2693792" calcext:value-type="float">
            <text:p>1.2693792</text:p>
          </table:table-cell>
          <table:table-cell table:formula="of:=[.R23]*0.46" office:value-type="float" office:value="0.41911704" calcext:value-type="float">
            <text:p>0.41911704</text:p>
          </table:table-cell>
          <table:table-cell table:formula="of:=[.S23]*0.46" office:value-type="float" office:value="0.21449248" calcext:value-type="float">
            <text:p>0.21449248</text:p>
          </table:table-cell>
          <table:table-cell table:formula="of:=[.T23]*0.46" office:value-type="float" office:value="2.9038098" calcext:value-type="float">
            <text:p>2.9038098</text:p>
          </table:table-cell>
          <table:table-cell table:formula="of:=[.U23]*0.46" office:value-type="float" office:value="0.6126786" calcext:value-type="float">
            <text:p>0.6126786</text:p>
          </table:table-cell>
          <table:table-cell table:formula="of:=[.V23]*0.46" office:value-type="float" office:value="0.26780556" calcext:value-type="float">
            <text:p>0.26780556</text:p>
          </table:table-cell>
          <table:table-cell table:formula="of:=[.W23]*0.46" office:value-type="float" office:value="1.911162" calcext:value-type="float">
            <text:p>1.911162</text:p>
          </table:table-cell>
          <table:table-cell table:formula="of:=[.X23]*0.46" office:value-type="float" office:value="0.3687268" calcext:value-type="float">
            <text:p>0.3687268</text:p>
          </table:table-cell>
          <table:table-cell table:formula="of:=[.Y23]*0.46" office:value-type="float" office:value="2.485978" calcext:value-type="float">
            <text:p>2.485978</text:p>
          </table:table-cell>
          <table:table-cell table:formula="of:=[.Z23]*0.46" office:value-type="float" office:value="2.53529" calcext:value-type="float">
            <text:p>2.53529</text:p>
          </table:table-cell>
          <table:table-cell table:formula="of:=[.AA23]*0.46" office:value-type="float" office:value="0.36877786" calcext:value-type="float">
            <text:p>0.36877786</text:p>
          </table:table-cell>
          <table:table-cell table:formula="of:=[.AB23]*0.46" office:value-type="float" office:value="0" calcext:value-type="float">
            <text:p>0</text:p>
          </table:table-cell>
          <table:table-cell table:formula="of:=[.AC23]*0.46" office:value-type="float" office:value="1.4791944" calcext:value-type="float">
            <text:p>1.4791944</text:p>
          </table:table-cell>
          <table:table-cell table:formula="of:=[.AD23]*0.46" office:value-type="float" office:value="1.1340104" calcext:value-type="float">
            <text:p>1.1340104</text:p>
          </table:table-cell>
          <table:table-cell table:formula="of:=[.AE23]*0.46" office:value-type="float" office:value="1.8348112" calcext:value-type="float">
            <text:p>1.8348112</text:p>
          </table:table-cell>
          <table:table-cell table:formula="of:=[.AF23]*0.46" office:value-type="float" office:value="1.8348112" calcext:value-type="float">
            <text:p>1.8348112</text:p>
          </table:table-cell>
          <table:table-cell table:formula="of:=[.AG23]*0.46" office:value-type="float" office:value="0" calcext:value-type="float">
            <text:p>0</text:p>
          </table:table-cell>
          <table:table-cell table:formula="of:=[.AH23]*0.46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/>
          <table:table-cell table:style-name="ce10"/>
          <table:table-cell table:number-columns-repeated="5"/>
          <table:table-cell table:style-name="ce46" office:value-type="float" office:value="20" calcext:value-type="float">
            <text:p>20</text:p>
          </table:table-cell>
          <table:table-cell table:formula="of:=[.I24]*0.46" office:value-type="float" office:value="1.5856292" calcext:value-type="float">
            <text:p>1.5856292</text:p>
          </table:table-cell>
          <table:table-cell table:formula="of:=[.J24]*0.46" office:value-type="float" office:value="1.5982516" calcext:value-type="float">
            <text:p>1.5982516</text:p>
          </table:table-cell>
          <table:table-cell table:formula="of:=[.K24]*0.46" office:value-type="float" office:value="1.295153" calcext:value-type="float">
            <text:p>1.295153</text:p>
          </table:table-cell>
          <table:table-cell table:formula="of:=[.L24]*0.46" office:value-type="float" office:value="0.576334" calcext:value-type="float">
            <text:p>0.576334</text:p>
          </table:table-cell>
          <table:table-cell table:formula="of:=[.M24]*0.46" office:value-type="float" office:value="1.576167" calcext:value-type="float">
            <text:p>1.576167</text:p>
          </table:table-cell>
          <table:table-cell table:formula="of:=[.N24]*0.46" office:value-type="float" office:value="0.17323094" calcext:value-type="float">
            <text:p>0.17323094</text:p>
          </table:table-cell>
          <table:table-cell table:formula="of:=[.O24]*0.46" office:value-type="float" office:value="1.7413806" calcext:value-type="float">
            <text:p>1.7413806</text:p>
          </table:table-cell>
          <table:table-cell table:formula="of:=[.P24]*0.46" office:value-type="float" office:value="1.2013084" calcext:value-type="float">
            <text:p>1.2013084</text:p>
          </table:table-cell>
          <table:table-cell table:formula="of:=[.Q24]*0.46" office:value-type="float" office:value="0.5814308" calcext:value-type="float">
            <text:p>0.5814308</text:p>
          </table:table-cell>
          <table:table-cell table:formula="of:=[.R24]*0.46" office:value-type="float" office:value="1.3567976" calcext:value-type="float">
            <text:p>1.3567976</text:p>
          </table:table-cell>
          <table:table-cell table:formula="of:=[.S24]*0.46" office:value-type="float" office:value="1.2908244" calcext:value-type="float">
            <text:p>1.2908244</text:p>
          </table:table-cell>
          <table:table-cell table:formula="of:=[.T24]*0.46" office:value-type="float" office:value="1.4570086" calcext:value-type="float">
            <text:p>1.4570086</text:p>
          </table:table-cell>
          <table:table-cell table:formula="of:=[.U24]*0.46" office:value-type="float" office:value="1.2237012" calcext:value-type="float">
            <text:p>1.2237012</text:p>
          </table:table-cell>
          <table:table-cell table:formula="of:=[.V24]*0.46" office:value-type="float" office:value="1.7370796" calcext:value-type="float">
            <text:p>1.7370796</text:p>
          </table:table-cell>
          <table:table-cell table:formula="of:=[.W24]*0.46" office:value-type="float" office:value="0.5172608" calcext:value-type="float">
            <text:p>0.5172608</text:p>
          </table:table-cell>
          <table:table-cell table:formula="of:=[.X24]*0.46" office:value-type="float" office:value="1.673388" calcext:value-type="float">
            <text:p>1.673388</text:p>
          </table:table-cell>
          <table:table-cell table:formula="of:=[.Y24]*0.46" office:value-type="float" office:value="1.2033324" calcext:value-type="float">
            <text:p>1.2033324</text:p>
          </table:table-cell>
          <table:table-cell table:formula="of:=[.Z24]*0.46" office:value-type="float" office:value="1.0569788" calcext:value-type="float">
            <text:p>1.0569788</text:p>
          </table:table-cell>
          <table:table-cell table:formula="of:=[.AA24]*0.46" office:value-type="float" office:value="1.7621864" calcext:value-type="float">
            <text:p>1.7621864</text:p>
          </table:table-cell>
          <table:table-cell table:formula="of:=[.AB24]*0.46" office:value-type="float" office:value="1.4791944" calcext:value-type="float">
            <text:p>1.4791944</text:p>
          </table:table-cell>
          <table:table-cell table:formula="of:=[.AC24]*0.46" office:value-type="float" office:value="0" calcext:value-type="float">
            <text:p>0</text:p>
          </table:table-cell>
          <table:table-cell table:formula="of:=[.AD24]*0.46" office:value-type="float" office:value="1.8535056" calcext:value-type="float">
            <text:p>1.8535056</text:p>
          </table:table-cell>
          <table:table-cell table:formula="of:=[.AE24]*0.46" office:value-type="float" office:value="1.9775354" calcext:value-type="float">
            <text:p>1.9775354</text:p>
          </table:table-cell>
          <table:table-cell table:formula="of:=[.AF24]*0.46" office:value-type="float" office:value="1.9775354" calcext:value-type="float">
            <text:p>1.9775354</text:p>
          </table:table-cell>
          <table:table-cell table:formula="of:=[.AG24]*0.46" office:value-type="float" office:value="0" calcext:value-type="float">
            <text:p>0</text:p>
          </table:table-cell>
          <table:table-cell table:formula="of:=[.AH24]*0.46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/>
          <table:table-cell table:style-name="ce10"/>
          <table:table-cell table:number-columns-repeated="5"/>
          <table:table-cell table:style-name="ce46" office:value-type="float" office:value="21" calcext:value-type="float">
            <text:p>21</text:p>
          </table:table-cell>
          <table:table-cell table:formula="of:=[.I25]*0.46" office:value-type="float" office:value="1.7536396" calcext:value-type="float">
            <text:p>1.7536396</text:p>
          </table:table-cell>
          <table:table-cell table:formula="of:=[.J25]*0.46" office:value-type="float" office:value="1.1943946" calcext:value-type="float">
            <text:p>1.1943946</text:p>
          </table:table-cell>
          <table:table-cell table:formula="of:=[.K25]*0.46" office:value-type="float" office:value="0.6074392" calcext:value-type="float">
            <text:p>0.6074392</text:p>
          </table:table-cell>
          <table:table-cell table:formula="of:=[.L25]*0.46" office:value-type="float" office:value="1.3271598" calcext:value-type="float">
            <text:p>1.3271598</text:p>
          </table:table-cell>
          <table:table-cell table:formula="of:=[.M25]*0.46" office:value-type="float" office:value="0.32413808" calcext:value-type="float">
            <text:p>0.32413808</text:p>
          </table:table-cell>
          <table:table-cell table:formula="of:=[.N25]*0.46" office:value-type="float" office:value="1.8748312" calcext:value-type="float">
            <text:p>1.8748312</text:p>
          </table:table-cell>
          <table:table-cell table:formula="of:=[.O25]*0.46" office:value-type="float" office:value="0.5924386" calcext:value-type="float">
            <text:p>0.5924386</text:p>
          </table:table-cell>
          <table:table-cell table:formula="of:=[.P25]*0.46" office:value-type="float" office:value="0.6957178" calcext:value-type="float">
            <text:p>0.6957178</text:p>
          </table:table-cell>
          <table:table-cell table:formula="of:=[.Q25]*0.46" office:value-type="float" office:value="1.3229324" calcext:value-type="float">
            <text:p>1.3229324</text:p>
          </table:table-cell>
          <table:table-cell table:formula="of:=[.R25]*0.46" office:value-type="float" office:value="0.7714614" calcext:value-type="float">
            <text:p>0.7714614</text:p>
          </table:table-cell>
          <table:table-cell table:formula="of:=[.S25]*0.46" office:value-type="float" office:value="1.0534782" calcext:value-type="float">
            <text:p>1.0534782</text:p>
          </table:table-cell>
          <table:table-cell table:formula="of:=[.T25]*0.46" office:value-type="float" office:value="2.945357" calcext:value-type="float">
            <text:p>2.945357</text:p>
          </table:table-cell>
          <table:table-cell table:formula="of:=[.U25]*0.46" office:value-type="float" office:value="1.6660648" calcext:value-type="float">
            <text:p>1.6660648</text:p>
          </table:table-cell>
          <table:table-cell table:formula="of:=[.V25]*0.46" office:value-type="float" office:value="1.0894594" calcext:value-type="float">
            <text:p>1.0894594</text:p>
          </table:table-cell>
          <table:table-cell table:formula="of:=[.W25]*0.46" office:value-type="float" office:value="2.0392582" calcext:value-type="float">
            <text:p>2.0392582</text:p>
          </table:table-cell>
          <table:table-cell table:formula="of:=[.X25]*0.46" office:value-type="float" office:value="0.8208608" calcext:value-type="float">
            <text:p>0.8208608</text:p>
          </table:table-cell>
          <table:table-cell table:formula="of:=[.Y25]*0.46" office:value-type="float" office:value="2.3444038" calcext:value-type="float">
            <text:p>2.3444038</text:p>
          </table:table-cell>
          <table:table-cell table:formula="of:=[.Z25]*0.46" office:value-type="float" office:value="2.7885798" calcext:value-type="float">
            <text:p>2.7885798</text:p>
          </table:table-cell>
          <table:table-cell table:formula="of:=[.AA25]*0.46" office:value-type="float" office:value="0.9193008" calcext:value-type="float">
            <text:p>0.9193008</text:p>
          </table:table-cell>
          <table:table-cell table:formula="of:=[.AB25]*0.46" office:value-type="float" office:value="1.1340104" calcext:value-type="float">
            <text:p>1.1340104</text:p>
          </table:table-cell>
          <table:table-cell table:formula="of:=[.AC25]*0.46" office:value-type="float" office:value="1.8535056" calcext:value-type="float">
            <text:p>1.8535056</text:p>
          </table:table-cell>
          <table:table-cell table:formula="of:=[.AD25]*0.46" office:value-type="float" office:value="0" calcext:value-type="float">
            <text:p>0</text:p>
          </table:table-cell>
          <table:table-cell table:formula="of:=[.AE25]*0.46" office:value-type="float" office:value="2.933213" calcext:value-type="float">
            <text:p>2.933213</text:p>
          </table:table-cell>
          <table:table-cell table:formula="of:=[.AF25]*0.46" office:value-type="float" office:value="2.933213" calcext:value-type="float">
            <text:p>2.933213</text:p>
          </table:table-cell>
          <table:table-cell table:formula="of:=[.AG25]*0.46" office:value-type="float" office:value="0" calcext:value-type="float">
            <text:p>0</text:p>
          </table:table-cell>
          <table:table-cell table:formula="of:=[.AH25]*0.46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/>
          <table:table-cell table:style-name="ce9"/>
          <table:table-cell table:style-name="ce25"/>
          <table:table-cell table:number-columns-repeated="4"/>
          <table:table-cell table:style-name="ce43" office:value-type="float" office:value="22" calcext:value-type="float">
            <text:p>22</text:p>
          </table:table-cell>
          <table:table-cell table:formula="of:=[.I26]*0.46" office:value-type="float" office:value="1.2497372" calcext:value-type="float">
            <text:p>1.2497372</text:p>
          </table:table-cell>
          <table:table-cell table:formula="of:=[.J26]*0.46" office:value-type="float" office:value="1.8244152" calcext:value-type="float">
            <text:p>1.8244152</text:p>
          </table:table-cell>
          <table:table-cell table:formula="of:=[.K26]*0.46" office:value-type="float" office:value="2.689459" calcext:value-type="float">
            <text:p>2.689459</text:p>
          </table:table-cell>
          <table:table-cell table:formula="of:=[.L26]*0.46" office:value-type="float" office:value="2.3198996" calcext:value-type="float">
            <text:p>2.3198996</text:p>
          </table:table-cell>
          <table:table-cell table:formula="of:=[.M26]*0.46" office:value-type="float" office:value="2.8392488" calcext:value-type="float">
            <text:p>2.8392488</text:p>
          </table:table-cell>
          <table:table-cell table:formula="of:=[.N26]*0.46" office:value-type="float" office:value="1.8051642" calcext:value-type="float">
            <text:p>1.8051642</text:p>
          </table:table-cell>
          <table:table-cell table:formula="of:=[.O26]*0.46" office:value-type="float" office:value="2.4278754" calcext:value-type="float">
            <text:p>2.4278754</text:p>
          </table:table-cell>
          <table:table-cell table:formula="of:=[.P26]*0.46" office:value-type="float" office:value="2.6297188" calcext:value-type="float">
            <text:p>2.6297188</text:p>
          </table:table-cell>
          <table:table-cell table:formula="of:=[.Q26]*0.46" office:value-type="float" office:value="2.3237084" calcext:value-type="float">
            <text:p>2.3237084</text:p>
          </table:table-cell>
          <table:table-cell table:formula="of:=[.R26]*0.46" office:value-type="float" office:value="2.1621564" calcext:value-type="float">
            <text:p>2.1621564</text:p>
          </table:table-cell>
          <table:table-cell table:formula="of:=[.S26]*0.46" office:value-type="float" office:value="1.8799326" calcext:value-type="float">
            <text:p>1.8799326</text:p>
          </table:table-cell>
          <table:table-cell table:formula="of:=[.T26]*0.46" office:value-type="float" office:value="3.1779836" calcext:value-type="float">
            <text:p>3.1779836</text:p>
          </table:table-cell>
          <table:table-cell table:formula="of:=[.U26]*0.46" office:value-type="float" office:value="1.2682522" calcext:value-type="float">
            <text:p>1.2682522</text:p>
          </table:table-cell>
          <table:table-cell table:formula="of:=[.V26]*0.46" office:value-type="float" office:value="1.9991324" calcext:value-type="float">
            <text:p>1.9991324</text:p>
          </table:table-cell>
          <table:table-cell table:formula="of:=[.W26]*0.46" office:value-type="float" office:value="2.4601996" calcext:value-type="float">
            <text:p>2.4601996</text:p>
          </table:table-cell>
          <table:table-cell table:formula="of:=[.X26]*0.46" office:value-type="float" office:value="2.2003502" calcext:value-type="float">
            <text:p>2.2003502</text:p>
          </table:table-cell>
          <table:table-cell table:formula="of:=[.Y26]*0.46" office:value-type="float" office:value="3.1449556" calcext:value-type="float">
            <text:p>3.1449556</text:p>
          </table:table-cell>
          <table:table-cell table:formula="of:=[.Z26]*0.46" office:value-type="float" office:value="2.6036782" calcext:value-type="float">
            <text:p>2.6036782</text:p>
          </table:table-cell>
          <table:table-cell table:formula="of:=[.AA26]*0.46" office:value-type="float" office:value="2.1670738" calcext:value-type="float">
            <text:p>2.1670738</text:p>
          </table:table-cell>
          <table:table-cell table:formula="of:=[.AB26]*0.46" office:value-type="float" office:value="1.8348112" calcext:value-type="float">
            <text:p>1.8348112</text:p>
          </table:table-cell>
          <table:table-cell table:formula="of:=[.AC26]*0.46" office:value-type="float" office:value="1.9775354" calcext:value-type="float">
            <text:p>1.9775354</text:p>
          </table:table-cell>
          <table:table-cell table:formula="of:=[.AD26]*0.46" office:value-type="float" office:value="2.933213" calcext:value-type="float">
            <text:p>2.933213</text:p>
          </table:table-cell>
          <table:table-cell table:formula="of:=[.AE26]*0.46" office:value-type="float" office:value="0" calcext:value-type="float">
            <text:p>0</text:p>
          </table:table-cell>
          <table:table-cell table:formula="of:=[.AF26]*0.46" office:value-type="float" office:value="0" calcext:value-type="float">
            <text:p>0</text:p>
          </table:table-cell>
          <table:table-cell table:formula="of:=[.AG26]*0.46" office:value-type="float" office:value="0" calcext:value-type="float">
            <text:p>0</text:p>
          </table:table-cell>
          <table:table-cell table:formula="of:=[.AH26]*0.46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number-columns-repeated="2"/>
          <table:table-cell table:style-name="ce25"/>
          <table:table-cell table:number-columns-repeated="4"/>
          <table:table-cell table:style-name="ce43" office:value-type="float" office:value="23" calcext:value-type="float">
            <text:p>23</text:p>
          </table:table-cell>
          <table:table-cell table:formula="of:=[.I27]*0.46" office:value-type="float" office:value="1.2497372" calcext:value-type="float">
            <text:p>1.2497372</text:p>
          </table:table-cell>
          <table:table-cell table:formula="of:=[.J27]*0.46" office:value-type="float" office:value="1.8244152" calcext:value-type="float">
            <text:p>1.8244152</text:p>
          </table:table-cell>
          <table:table-cell table:formula="of:=[.K27]*0.46" office:value-type="float" office:value="2.689459" calcext:value-type="float">
            <text:p>2.689459</text:p>
          </table:table-cell>
          <table:table-cell table:formula="of:=[.L27]*0.46" office:value-type="float" office:value="2.3198996" calcext:value-type="float">
            <text:p>2.3198996</text:p>
          </table:table-cell>
          <table:table-cell table:formula="of:=[.M27]*0.46" office:value-type="float" office:value="2.8392488" calcext:value-type="float">
            <text:p>2.8392488</text:p>
          </table:table-cell>
          <table:table-cell table:formula="of:=[.N27]*0.46" office:value-type="float" office:value="1.8051642" calcext:value-type="float">
            <text:p>1.8051642</text:p>
          </table:table-cell>
          <table:table-cell table:formula="of:=[.O27]*0.46" office:value-type="float" office:value="2.4278754" calcext:value-type="float">
            <text:p>2.4278754</text:p>
          </table:table-cell>
          <table:table-cell table:formula="of:=[.P27]*0.46" office:value-type="float" office:value="2.6297188" calcext:value-type="float">
            <text:p>2.6297188</text:p>
          </table:table-cell>
          <table:table-cell table:formula="of:=[.Q27]*0.46" office:value-type="float" office:value="2.3237084" calcext:value-type="float">
            <text:p>2.3237084</text:p>
          </table:table-cell>
          <table:table-cell table:formula="of:=[.R27]*0.46" office:value-type="float" office:value="2.1621564" calcext:value-type="float">
            <text:p>2.1621564</text:p>
          </table:table-cell>
          <table:table-cell table:formula="of:=[.S27]*0.46" office:value-type="float" office:value="1.8799326" calcext:value-type="float">
            <text:p>1.8799326</text:p>
          </table:table-cell>
          <table:table-cell table:formula="of:=[.T27]*0.46" office:value-type="float" office:value="3.1779836" calcext:value-type="float">
            <text:p>3.1779836</text:p>
          </table:table-cell>
          <table:table-cell table:formula="of:=[.U27]*0.46" office:value-type="float" office:value="1.2682522" calcext:value-type="float">
            <text:p>1.2682522</text:p>
          </table:table-cell>
          <table:table-cell table:formula="of:=[.V27]*0.46" office:value-type="float" office:value="1.9991324" calcext:value-type="float">
            <text:p>1.9991324</text:p>
          </table:table-cell>
          <table:table-cell table:formula="of:=[.W27]*0.46" office:value-type="float" office:value="2.4601996" calcext:value-type="float">
            <text:p>2.4601996</text:p>
          </table:table-cell>
          <table:table-cell table:formula="of:=[.X27]*0.46" office:value-type="float" office:value="2.2003502" calcext:value-type="float">
            <text:p>2.2003502</text:p>
          </table:table-cell>
          <table:table-cell table:formula="of:=[.Y27]*0.46" office:value-type="float" office:value="3.1449556" calcext:value-type="float">
            <text:p>3.1449556</text:p>
          </table:table-cell>
          <table:table-cell table:formula="of:=[.Z27]*0.46" office:value-type="float" office:value="2.6036782" calcext:value-type="float">
            <text:p>2.6036782</text:p>
          </table:table-cell>
          <table:table-cell table:formula="of:=[.AA27]*0.46" office:value-type="float" office:value="2.1670738" calcext:value-type="float">
            <text:p>2.1670738</text:p>
          </table:table-cell>
          <table:table-cell table:formula="of:=[.AB27]*0.46" office:value-type="float" office:value="1.8348112" calcext:value-type="float">
            <text:p>1.8348112</text:p>
          </table:table-cell>
          <table:table-cell table:formula="of:=[.AC27]*0.46" office:value-type="float" office:value="1.9775354" calcext:value-type="float">
            <text:p>1.9775354</text:p>
          </table:table-cell>
          <table:table-cell table:formula="of:=[.AD27]*0.46" office:value-type="float" office:value="2.933213" calcext:value-type="float">
            <text:p>2.933213</text:p>
          </table:table-cell>
          <table:table-cell table:formula="of:=[.AE27]*0.46" office:value-type="float" office:value="0" calcext:value-type="float">
            <text:p>0</text:p>
          </table:table-cell>
          <table:table-cell table:formula="of:=[.AF27]*0.46" office:value-type="float" office:value="0" calcext:value-type="float">
            <text:p>0</text:p>
          </table:table-cell>
          <table:table-cell table:formula="of:=[.AG27]*0.46" office:value-type="float" office:value="0" calcext:value-type="float">
            <text:p>0</text:p>
          </table:table-cell>
          <table:table-cell table:formula="of:=[.AH27]*0.46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/>
          <table:table-cell table:style-name="ce10"/>
          <table:table-cell table:style-name="ce29" table:number-columns-repeated="2"/>
          <table:table-cell table:number-columns-repeated="3"/>
          <table:table-cell office:value-type="float" office:value="24" calcext:value-type="float">
            <text:p>24</text:p>
          </table:table-cell>
          <table:table-cell table:formula="of:=[.I28]*0.46" office:value-type="float" office:value="0" calcext:value-type="float">
            <text:p>0</text:p>
          </table:table-cell>
          <table:table-cell table:formula="of:=[.J28]*0.46" office:value-type="float" office:value="0" calcext:value-type="float">
            <text:p>0</text:p>
          </table:table-cell>
          <table:table-cell table:formula="of:=[.K28]*0.46" office:value-type="float" office:value="0" calcext:value-type="float">
            <text:p>0</text:p>
          </table:table-cell>
          <table:table-cell table:formula="of:=[.L28]*0.46" office:value-type="float" office:value="0" calcext:value-type="float">
            <text:p>0</text:p>
          </table:table-cell>
          <table:table-cell table:formula="of:=[.M28]*0.46" office:value-type="float" office:value="0" calcext:value-type="float">
            <text:p>0</text:p>
          </table:table-cell>
          <table:table-cell table:formula="of:=[.N28]*0.46" office:value-type="float" office:value="0" calcext:value-type="float">
            <text:p>0</text:p>
          </table:table-cell>
          <table:table-cell table:formula="of:=[.O28]*0.46" office:value-type="float" office:value="0" calcext:value-type="float">
            <text:p>0</text:p>
          </table:table-cell>
          <table:table-cell table:formula="of:=[.P28]*0.46" office:value-type="float" office:value="0" calcext:value-type="float">
            <text:p>0</text:p>
          </table:table-cell>
          <table:table-cell table:formula="of:=[.Q28]*0.46" office:value-type="float" office:value="0" calcext:value-type="float">
            <text:p>0</text:p>
          </table:table-cell>
          <table:table-cell table:formula="of:=[.R28]*0.46" office:value-type="float" office:value="0" calcext:value-type="float">
            <text:p>0</text:p>
          </table:table-cell>
          <table:table-cell table:formula="of:=[.S28]*0.46" office:value-type="float" office:value="0" calcext:value-type="float">
            <text:p>0</text:p>
          </table:table-cell>
          <table:table-cell table:formula="of:=[.T28]*0.46" office:value-type="float" office:value="0" calcext:value-type="float">
            <text:p>0</text:p>
          </table:table-cell>
          <table:table-cell table:formula="of:=[.U28]*0.46" office:value-type="float" office:value="0" calcext:value-type="float">
            <text:p>0</text:p>
          </table:table-cell>
          <table:table-cell table:formula="of:=[.V28]*0.46" office:value-type="float" office:value="0" calcext:value-type="float">
            <text:p>0</text:p>
          </table:table-cell>
          <table:table-cell table:formula="of:=[.W28]*0.46" office:value-type="float" office:value="0" calcext:value-type="float">
            <text:p>0</text:p>
          </table:table-cell>
          <table:table-cell table:formula="of:=[.X28]*0.46" office:value-type="float" office:value="0" calcext:value-type="float">
            <text:p>0</text:p>
          </table:table-cell>
          <table:table-cell table:formula="of:=[.Y28]*0.46" office:value-type="float" office:value="0" calcext:value-type="float">
            <text:p>0</text:p>
          </table:table-cell>
          <table:table-cell table:formula="of:=[.Z28]*0.46" office:value-type="float" office:value="0" calcext:value-type="float">
            <text:p>0</text:p>
          </table:table-cell>
          <table:table-cell table:formula="of:=[.AA28]*0.46" office:value-type="float" office:value="0" calcext:value-type="float">
            <text:p>0</text:p>
          </table:table-cell>
          <table:table-cell table:formula="of:=[.AB28]*0.46" office:value-type="float" office:value="0" calcext:value-type="float">
            <text:p>0</text:p>
          </table:table-cell>
          <table:table-cell table:formula="of:=[.AC28]*0.46" office:value-type="float" office:value="0" calcext:value-type="float">
            <text:p>0</text:p>
          </table:table-cell>
          <table:table-cell table:formula="of:=[.AD28]*0.46" office:value-type="float" office:value="0" calcext:value-type="float">
            <text:p>0</text:p>
          </table:table-cell>
          <table:table-cell table:formula="of:=[.AE28]*0.46" office:value-type="float" office:value="0" calcext:value-type="float">
            <text:p>0</text:p>
          </table:table-cell>
          <table:table-cell table:formula="of:=[.AF28]*0.46" office:value-type="float" office:value="0" calcext:value-type="float">
            <text:p>0</text:p>
          </table:table-cell>
          <table:table-cell table:formula="of:=[.AG28]*0.46" office:value-type="float" office:value="0" calcext:value-type="float">
            <text:p>0</text:p>
          </table:table-cell>
          <table:table-cell table:formula="of:=[.AH28]*0.46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number-columns-repeated="2"/>
          <table:table-cell table:style-name="ce29" table:number-columns-repeated="2"/>
          <table:table-cell table:number-columns-repeated="3"/>
          <table:table-cell office:value-type="float" office:value="25" calcext:value-type="float">
            <text:p>25</text:p>
          </table:table-cell>
          <table:table-cell table:formula="of:=[.I29]*0.46" office:value-type="float" office:value="0" calcext:value-type="float">
            <text:p>0</text:p>
          </table:table-cell>
          <table:table-cell table:formula="of:=[.J29]*0.46" office:value-type="float" office:value="0" calcext:value-type="float">
            <text:p>0</text:p>
          </table:table-cell>
          <table:table-cell table:formula="of:=[.K29]*0.46" office:value-type="float" office:value="0" calcext:value-type="float">
            <text:p>0</text:p>
          </table:table-cell>
          <table:table-cell table:formula="of:=[.L29]*0.46" office:value-type="float" office:value="0" calcext:value-type="float">
            <text:p>0</text:p>
          </table:table-cell>
          <table:table-cell table:formula="of:=[.M29]*0.46" office:value-type="float" office:value="0" calcext:value-type="float">
            <text:p>0</text:p>
          </table:table-cell>
          <table:table-cell table:formula="of:=[.N29]*0.46" office:value-type="float" office:value="0" calcext:value-type="float">
            <text:p>0</text:p>
          </table:table-cell>
          <table:table-cell table:formula="of:=[.O29]*0.46" office:value-type="float" office:value="0" calcext:value-type="float">
            <text:p>0</text:p>
          </table:table-cell>
          <table:table-cell table:formula="of:=[.P29]*0.46" office:value-type="float" office:value="0" calcext:value-type="float">
            <text:p>0</text:p>
          </table:table-cell>
          <table:table-cell table:formula="of:=[.Q29]*0.46" office:value-type="float" office:value="0" calcext:value-type="float">
            <text:p>0</text:p>
          </table:table-cell>
          <table:table-cell table:formula="of:=[.R29]*0.46" office:value-type="float" office:value="0" calcext:value-type="float">
            <text:p>0</text:p>
          </table:table-cell>
          <table:table-cell table:formula="of:=[.S29]*0.46" office:value-type="float" office:value="0" calcext:value-type="float">
            <text:p>0</text:p>
          </table:table-cell>
          <table:table-cell table:formula="of:=[.T29]*0.46" office:value-type="float" office:value="0" calcext:value-type="float">
            <text:p>0</text:p>
          </table:table-cell>
          <table:table-cell table:formula="of:=[.U29]*0.46" office:value-type="float" office:value="0" calcext:value-type="float">
            <text:p>0</text:p>
          </table:table-cell>
          <table:table-cell table:formula="of:=[.V29]*0.46" office:value-type="float" office:value="0" calcext:value-type="float">
            <text:p>0</text:p>
          </table:table-cell>
          <table:table-cell table:formula="of:=[.W29]*0.46" office:value-type="float" office:value="0" calcext:value-type="float">
            <text:p>0</text:p>
          </table:table-cell>
          <table:table-cell table:formula="of:=[.X29]*0.46" office:value-type="float" office:value="0" calcext:value-type="float">
            <text:p>0</text:p>
          </table:table-cell>
          <table:table-cell table:formula="of:=[.Y29]*0.46" office:value-type="float" office:value="0" calcext:value-type="float">
            <text:p>0</text:p>
          </table:table-cell>
          <table:table-cell table:formula="of:=[.Z29]*0.46" office:value-type="float" office:value="0" calcext:value-type="float">
            <text:p>0</text:p>
          </table:table-cell>
          <table:table-cell table:formula="of:=[.AA29]*0.46" office:value-type="float" office:value="0" calcext:value-type="float">
            <text:p>0</text:p>
          </table:table-cell>
          <table:table-cell table:formula="of:=[.AB29]*0.46" office:value-type="float" office:value="0" calcext:value-type="float">
            <text:p>0</text:p>
          </table:table-cell>
          <table:table-cell table:formula="of:=[.AC29]*0.46" office:value-type="float" office:value="0" calcext:value-type="float">
            <text:p>0</text:p>
          </table:table-cell>
          <table:table-cell table:formula="of:=[.AD29]*0.46" office:value-type="float" office:value="0" calcext:value-type="float">
            <text:p>0</text:p>
          </table:table-cell>
          <table:table-cell table:formula="of:=[.AE29]*0.46" office:value-type="float" office:value="0" calcext:value-type="float">
            <text:p>0</text:p>
          </table:table-cell>
          <table:table-cell table:formula="of:=[.AF29]*0.46" office:value-type="float" office:value="0" calcext:value-type="float">
            <text:p>0</text:p>
          </table:table-cell>
          <table:table-cell table:formula="of:=[.AG29]*0.46" office:value-type="float" office:value="0" calcext:value-type="float">
            <text:p>0</text:p>
          </table:table-cell>
          <table:table-cell table:formula="of:=[.AH29]*0.46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style-name="ce8"/>
          <table:table-cell table:style-name="ce10"/>
          <table:table-cell table:style-name="ce29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29" table:number-columns-repeated="2"/>
          <table:table-cell table:number-columns-repeated="1020"/>
        </table:table-row>
        <table:table-row table:style-name="ro1">
          <table:table-cell table:number-columns-repeated="3"/>
          <table:table-cell table:style-name="ce30"/>
          <table:table-cell table:number-columns-repeated="1020"/>
        </table:table-row>
        <table:table-row table:style-name="ro1">
          <table:table-cell table:number-columns-repeated="3"/>
          <table:table-cell table:style-name="ce30"/>
          <table:table-cell table:number-columns-repeated="6"/>
          <table:table-cell table:formula="of:=5/60" office:value-type="float" office:value="0.0833333333333333" calcext:value-type="float">
            <text:p>0.083333333333333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49" table:formula="of:=12*[.K93]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ehicle: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[.N35]+[.L40]+[.Q38]" office:value-type="float" office:value="0.112245426829268" calcext:value-type="float">
            <text:p>0.112245426829268</text:p>
          </table:table-cell>
          <table:table-cell/>
          <table:table-cell table:formula="of:=[.N35]+[.Q38]" office:value-type="float" office:value="0.076872987804878" calcext:value-type="float">
            <text:p>0.07687298780487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ehicle: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[.O36]+[.X41]+[.K50]+[.P37]+[.AD42]+[.M56]+[.R39]" office:value-type="float" office:value="0.194129487804878" calcext:value-type="float">
            <text:p>0.194129487804878</text:p>
          </table:table-cell>
          <table:table-cell/>
          <table:table-cell table:formula="of:=[.O36]+[.R39]" office:value-type="float" office:value="0.0712324390243902" calcext:value-type="float">
            <text:p>0.07123243902439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L96]+[.L97]" office:value-type="float" office:value="0.148105426829268" calcext:value-type="float">
            <text:p>0.14810542682926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formula="of:=[.L9]+[.I26]+[.J27]+[.X10]+[.M25]" office:value-type="float" office:value="9.354556" calcext:value-type="float">
            <text:p>9.354556</text:p>
          </table:table-cell>
          <table:table-cell office:value-type="string" calcext:value-type="string">
            <text:p>none</text:p>
          </table:table-cell>
          <table:table-cell/>
          <table:table-cell table:formula="of:=[.I57]+[.K93]" office:value-type="float" office:value="0.149597235772358" calcext:value-type="float">
            <text:p>0.149597235772358</text:p>
          </table:table-cell>
          <table:table-cell table:formula="of:=[.L100]+[.K93]+[.L40]" office:value-type="float" office:value="0.268303008130081" calcext:value-type="float">
            <text:p>0.268303008130081</text:p>
          </table:table-cell>
          <table:table-cell table:formula="of:=[.M100]+[.J58]+[.K93]" office:value-type="float" office:value="0.448370975609756" calcext:value-type="float">
            <text:p>0.448370975609756</text:p>
          </table:table-cell>
          <table:table-cell table:formula="of:=[.N100]+[.K93]+[.X41]" office:value-type="float" office:value="0.544306699186992" calcext:value-type="float">
            <text:p>0.544306699186992</text:p>
          </table:table-cell>
          <table:table-cell table:style-name="ce50" table:formula="of:=[.O100]+[.K93]+[.M56]" office:value-type="float" office:value="0.644826569105691" calcext:value-type="float">
            <text:p>0.644826569105691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formula="of:=[.N4]+[.Q7]+[.O5]+[.R8]" office:value-type="float" office:value="6.0723225" calcext:value-type="float">
            <text:p>6.0723225</text:p>
          </table:table-cell>
          <table:table-cell office:value-type="string" calcext:value-type="string">
            <text:p>pass</text:p>
          </table:table-cell>
          <table:table-cell table:style-name="ce50" table:formula="of:=[.N35]+[.K93]+[.Q38]+[.K93]+[.O36]+[.K93]+[.K93]+[.R39]" office:value-type="float" office:value="0.481438760162602" calcext:value-type="float">
            <text:p>0.481438760162602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[.K19]+[.AD11]" office:value-type="float" office:value="3.61229" calcext:value-type="float">
            <text:p>3.61229</text:p>
          </table:table-cell>
          <table:table-cell office:value-type="string" calcext:value-type="string">
            <text:p>parcel</text:p>
          </table:table-cell>
          <table:table-cell table:style-name="ce50" table:formula="of:=[.K50]+[.K93]+[.AD42]+[.K93]" office:value-type="float" office:value="0.254771300813008" calcext:value-type="float">
            <text:p>0.254771300813008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[.P6]" office:value-type="float" office:value="0.205143" calcext:value-type="float">
            <text:p>0.205143</text:p>
          </table:table-cell>
          <table:table-cell office:value-type="string" calcext:value-type="string">
            <text:p>both</text:p>
          </table:table-cell>
          <table:table-cell table:style-name="ce50" table:formula="of:=[.P37]+[.K93]" office:value-type="float" office:value="0.0883368211382114" calcext:value-type="float">
            <text:p>0.088336821138211</text:p>
          </table:table-cell>
          <table:table-cell table:number-columns-repeated="1013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7" table:number-columns-repeated="140" table:default-cell-style-name="Default"/>
        <table:table-row table:style-name="ro1">
          <table:table-cell table:style-name="ce26" office:value-type="string" calcext:value-type="string">
            <text:p>0:</text:p>
          </table:table-cell>
          <table:table-cell office:value-type="float" office:value="14.1833" calcext:value-type="float">
            <text:p>14.1833</text:p>
          </table:table-cell>
          <table:table-cell office:value-type="string" calcext:value-type="string">
            <text:p>-</text:p>
          </table:table-cell>
          <table:table-cell office:value-type="float" office:value="14.35" calcext:value-type="float">
            <text:p>14.35</text:p>
          </table:table-cell>
          <table:table-cell table:number-columns-repeated="136"/>
        </table:table-row>
        <table:table-row table:style-name="ro1">
          <table:table-cell table:style-name="ce26" office:value-type="string" calcext:value-type="string">
            <text:p>1:</text:p>
          </table:table-cell>
          <table:table-cell office:value-type="float" office:value="12.75" calcext:value-type="float">
            <text:p>12.75</text:p>
          </table:table-cell>
          <table:table-cell office:value-type="string" calcext:value-type="string">
            <text:p>-</text:p>
          </table:table-cell>
          <table:table-cell office:value-type="float" office:value="12.9167" calcext:value-type="float">
            <text:p>12.9167</text:p>
          </table:table-cell>
          <table:table-cell table:number-columns-repeated="136"/>
        </table:table-row>
        <table:table-row table:style-name="ro1">
          <table:table-cell table:style-name="ce26" office:value-type="string" calcext:value-type="string">
            <text:p>2:</text:p>
          </table:table-cell>
          <table:table-cell office:value-type="float" office:value="16.1" calcext:value-type="float">
            <text:p>16.1</text:p>
          </table:table-cell>
          <table:table-cell office:value-type="string" calcext:value-type="string">
            <text:p>-</text:p>
          </table:table-cell>
          <table:table-cell office:value-type="float" office:value="16.2667" calcext:value-type="float">
            <text:p>16.2667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style-name="ce26" office:value-type="string" calcext:value-type="string">
            <text:p>3:</text:p>
          </table:table-cell>
          <table:table-cell office:value-type="float" office:value="14.7667" calcext:value-type="float">
            <text:p>14.7667</text:p>
          </table:table-cell>
          <table:table-cell office:value-type="string" calcext:value-type="string">
            <text:p>-</text:p>
          </table:table-cell>
          <table:table-cell office:value-type="float" office:value="14.9333" calcext:value-type="float">
            <text:p>14.9333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4.28536" calcext:value-type="float">
            <text:p>4.28536</text:p>
          </table:table-cell>
          <table:table-cell office:value-type="float" office:value="4.13141" calcext:value-type="float">
            <text:p>4.13141</text:p>
          </table:table-cell>
          <table:table-cell office:value-type="float" office:value="3.80731" calcext:value-type="float">
            <text:p>3.80731</text:p>
          </table:table-cell>
          <table:table-cell office:value-type="float" office:value="3.56016" calcext:value-type="float">
            <text:p>3.56016</text:p>
          </table:table-cell>
          <table:table-cell office:value-type="float" office:value="4.59399" calcext:value-type="float">
            <text:p>4.59399</text:p>
          </table:table-cell>
          <table:table-cell office:value-type="float" office:value="5.5889" calcext:value-type="float">
            <text:p>5.5889</text:p>
          </table:table-cell>
          <table:table-cell office:value-type="float" office:value="3.9328" calcext:value-type="float">
            <text:p>3.9328</text:p>
          </table:table-cell>
          <table:table-cell office:value-type="float" office:value="2.87263" calcext:value-type="float">
            <text:p>2.87263</text:p>
          </table:table-cell>
          <table:table-cell office:value-type="float" office:value="5.5889" calcext:value-type="float">
            <text:p>5.5889</text:p>
          </table:table-cell>
          <table:table-cell office:value-type="float" office:value="3.70729" calcext:value-type="float">
            <text:p>3.70729</text:p>
          </table:table-cell>
          <table:table-cell office:value-type="float" office:value="5.31507" calcext:value-type="float">
            <text:p>5.31507</text:p>
          </table:table-cell>
          <table:table-cell office:value-type="float" office:value="0" calcext:value-type="float">
            <text:p>0</text:p>
          </table:table-cell>
          <table:table-cell office:value-type="float" office:value="6.04785" calcext:value-type="float">
            <text:p>6.04785</text:p>
          </table:table-cell>
          <table:table-cell office:value-type="float" office:value="1.77793" calcext:value-type="float">
            <text:p>1.77793</text:p>
          </table:table-cell>
          <table:table-cell office:value-type="float" office:value="3.83444" calcext:value-type="float">
            <text:p>3.83444</text:p>
          </table:table-cell>
          <table:table-cell office:value-type="float" office:value="2.55768" calcext:value-type="float">
            <text:p>2.55768</text:p>
          </table:table-cell>
          <table:table-cell office:value-type="float" office:value="5.03814" calcext:value-type="float">
            <text:p>5.03814</text:p>
          </table:table-cell>
          <table:table-cell office:value-type="float" office:value="3.9328" calcext:value-type="float">
            <text:p>3.9328</text:p>
          </table:table-cell>
          <table:table-cell office:value-type="float" office:value="3.57418" calcext:value-type="float">
            <text:p>3.57418</text:p>
          </table:table-cell>
          <table:table-cell office:value-type="float" office:value="4.24736" calcext:value-type="float">
            <text:p>4.24736</text:p>
          </table:table-cell>
          <table:table-cell office:value-type="float" office:value="4.6503" calcext:value-type="float">
            <text:p>4.6503</text:p>
          </table:table-cell>
          <table:table-cell office:value-type="float" office:value="3.98528" calcext:value-type="float">
            <text:p>3.98528</text:p>
          </table:table-cell>
          <table:table-cell office:value-type="float" office:value="4.43838" calcext:value-type="float">
            <text:p>4.43838</text:p>
          </table:table-cell>
          <table:table-cell office:value-type="float" office:value="3.32309" calcext:value-type="float">
            <text:p>3.32309</text:p>
          </table:table-cell>
          <table:table-cell office:value-type="float" office:value="19.195" calcext:value-type="float">
            <text:p>19.195</text:p>
          </table:table-cell>
          <table:table-cell office:value-type="float" office:value="2.1548" calcext:value-type="float">
            <text:p>2.1548</text:p>
          </table:table-cell>
          <table:table-cell office:value-type="float" office:value="4.24736" calcext:value-type="float">
            <text:p>4.24736</text:p>
          </table:table-cell>
          <table:table-cell office:value-type="float" office:value="3.95697" calcext:value-type="float">
            <text:p>3.95697</text:p>
          </table:table-cell>
          <table:table-cell office:value-type="float" office:value="4.83796" calcext:value-type="float">
            <text:p>4.83796</text:p>
          </table:table-cell>
          <table:table-cell office:value-type="float" office:value="0.547855" calcext:value-type="float">
            <text:p>0.547855</text:p>
          </table:table-cell>
          <table:table-cell office:value-type="float" office:value="5.04346" calcext:value-type="float">
            <text:p>5.04346</text:p>
          </table:table-cell>
          <table:table-cell office:value-type="float" office:value="4.52279" calcext:value-type="float">
            <text:p>4.52279</text:p>
          </table:table-cell>
          <table:table-cell office:value-type="float" office:value="4.83417" calcext:value-type="float">
            <text:p>4.83417</text:p>
          </table:table-cell>
          <table:table-cell office:value-type="float" office:value="4.56844" calcext:value-type="float">
            <text:p>4.56844</text:p>
          </table:table-cell>
          <table:table-cell office:value-type="float" office:value="4.19902" calcext:value-type="float">
            <text:p>4.19902</text:p>
          </table:table-cell>
          <table:table-cell office:value-type="float" office:value="5.16989" calcext:value-type="float">
            <text:p>5.16989</text:p>
          </table:table-cell>
          <table:table-cell office:value-type="float" office:value="4.53052" calcext:value-type="float">
            <text:p>4.53052</text:p>
          </table:table-cell>
          <table:table-cell office:value-type="float" office:value="15.7782" calcext:value-type="float">
            <text:p>15.7782</text:p>
          </table:table-cell>
          <table:table-cell office:value-type="float" office:value="5.16989" calcext:value-type="float">
            <text:p>5.16989</text:p>
          </table:table-cell>
          <table:table-cell office:value-type="float" office:value="4.65571" calcext:value-type="float">
            <text:p>4.65571</text:p>
          </table:table-cell>
          <table:table-cell office:value-type="float" office:value="4.2729" calcext:value-type="float">
            <text:p>4.2729</text:p>
          </table:table-cell>
          <table:table-cell office:value-type="float" office:value="0.547855" calcext:value-type="float">
            <text:p>0.547855</text:p>
          </table:table-cell>
          <table:table-cell office:value-type="float" office:value="6.04616" calcext:value-type="float">
            <text:p>6.04616</text:p>
          </table:table-cell>
          <table:table-cell office:value-type="float" office:value="1.50777" calcext:value-type="float">
            <text:p>1.50777</text:p>
          </table:table-cell>
          <table:table-cell office:value-type="float" office:value="3.80042" calcext:value-type="float">
            <text:p>3.80042</text:p>
          </table:table-cell>
          <table:table-cell office:value-type="float" office:value="2.55781" calcext:value-type="float">
            <text:p>2.55781</text:p>
          </table:table-cell>
          <table:table-cell office:value-type="float" office:value="5.40586" calcext:value-type="float">
            <text:p>5.40586</text:p>
          </table:table-cell>
          <table:table-cell office:value-type="float" office:value="4.53052" calcext:value-type="float">
            <text:p>4.53052</text:p>
          </table:table-cell>
          <table:table-cell office:value-type="float" office:value="4.05588" calcext:value-type="float">
            <text:p>4.05588</text:p>
          </table:table-cell>
          <table:table-cell office:value-type="float" office:value="4.66999" calcext:value-type="float">
            <text:p>4.66999</text:p>
          </table:table-cell>
          <table:table-cell office:value-type="float" office:value="4.49631" calcext:value-type="float">
            <text:p>4.49631</text:p>
          </table:table-cell>
          <table:table-cell office:value-type="float" office:value="4.23151" calcext:value-type="float">
            <text:p>4.23151</text:p>
          </table:table-cell>
          <table:table-cell office:value-type="float" office:value="4.08803" calcext:value-type="float">
            <text:p>4.08803</text:p>
          </table:table-cell>
          <table:table-cell office:value-type="float" office:value="4.05498" calcext:value-type="float">
            <text:p>4.05498</text:p>
          </table:table-cell>
          <table:table-cell office:value-type="float" office:value="3.6738" calcext:value-type="float">
            <text:p>3.6738</text:p>
          </table:table-cell>
          <table:table-cell office:value-type="float" office:value="6.04785" calcext:value-type="float">
            <text:p>6.04785</text:p>
          </table:table-cell>
          <table:table-cell office:value-type="float" office:value="4.66999" calcext:value-type="float">
            <text:p>4.66999</text:p>
          </table:table-cell>
          <table:table-cell office:value-type="float" office:value="4.3124" calcext:value-type="float">
            <text:p>4.3124</text:p>
          </table:table-cell>
          <table:table-cell office:value-type="float" office:value="3.52533" calcext:value-type="float">
            <text:p>3.52533</text:p>
          </table:table-cell>
          <table:table-cell office:value-type="float" office:value="5.27839" calcext:value-type="float">
            <text:p>5.27839</text:p>
          </table:table-cell>
          <table:table-cell office:value-type="float" office:value="2.24404" calcext:value-type="float">
            <text:p>2.24404</text:p>
          </table:table-cell>
          <table:table-cell office:value-type="float" office:value="4.57852" calcext:value-type="float">
            <text:p>4.57852</text:p>
          </table:table-cell>
          <table:table-cell office:value-type="float" office:value="9.37259" calcext:value-type="float">
            <text:p>9.37259</text:p>
          </table:table-cell>
          <table:table-cell office:value-type="float" office:value="3.49481" calcext:value-type="float">
            <text:p>3.49481</text:p>
          </table:table-cell>
          <table:table-cell office:value-type="float" office:value="3.67178" calcext:value-type="float">
            <text:p>3.67178</text:p>
          </table:table-cell>
          <table:table-cell office:value-type="float" office:value="2.24404" calcext:value-type="float">
            <text:p>2.24404</text:p>
          </table:table-cell>
          <table:table-cell office:value-type="float" office:value="4.95419" calcext:value-type="float">
            <text:p>4.95419</text:p>
          </table:table-cell>
          <table:table-cell office:value-type="float" office:value="3.93137" calcext:value-type="float">
            <text:p>3.93137</text:p>
          </table:table-cell>
          <table:table-cell office:value-type="float" office:value="4.643" calcext:value-type="float">
            <text:p>4.643</text:p>
          </table:table-cell>
          <table:table-cell office:value-type="float" office:value="5.35241" calcext:value-type="float">
            <text:p>5.35241</text:p>
          </table:table-cell>
          <table:table-cell office:value-type="float" office:value="4.65277" calcext:value-type="float">
            <text:p>4.65277</text:p>
          </table:table-cell>
          <table:table-cell office:value-type="float" office:value="5.7784" calcext:value-type="float">
            <text:p>5.7784</text:p>
          </table:table-cell>
          <table:table-cell office:value-type="float" office:value="4.57852" calcext:value-type="float">
            <text:p>4.57852</text:p>
          </table:table-cell>
          <table:table-cell office:value-type="float" office:value="5.79128" calcext:value-type="float">
            <text:p>5.79128</text:p>
          </table:table-cell>
          <table:table-cell office:value-type="float" office:value="9.37259" calcext:value-type="float">
            <text:p>9.37259</text:p>
          </table:table-cell>
          <table:table-cell office:value-type="float" office:value="3.96545" calcext:value-type="float">
            <text:p>3.96545</text:p>
          </table:table-cell>
          <table:table-cell office:value-type="float" office:value="5.96897" calcext:value-type="float">
            <text:p>5.96897</text:p>
          </table:table-cell>
          <table:table-cell office:value-type="float" office:value="3.25375" calcext:value-type="float">
            <text:p>3.25375</text:p>
          </table:table-cell>
          <table:table-cell office:value-type="float" office:value="4.81167" calcext:value-type="float">
            <text:p>4.81167</text:p>
          </table:table-cell>
          <table:table-cell office:value-type="float" office:value="19.4025" calcext:value-type="float">
            <text:p>19.4025</text:p>
          </table:table-cell>
          <table:table-cell office:value-type="float" office:value="4.50982" calcext:value-type="float">
            <text:p>4.50982</text:p>
          </table:table-cell>
          <table:table-cell office:value-type="float" office:value="4.91067" calcext:value-type="float">
            <text:p>4.91067</text:p>
          </table:table-cell>
          <table:table-cell office:value-type="float" office:value="5.93007" calcext:value-type="float">
            <text:p>5.93007</text:p>
          </table:table-cell>
          <table:table-cell office:value-type="float" office:value="4.643" calcext:value-type="float">
            <text:p>4.643</text:p>
          </table:table-cell>
          <table:table-cell office:value-type="float" office:value="3.81935" calcext:value-type="float">
            <text:p>3.81935</text:p>
          </table:table-cell>
          <table:table-cell office:value-type="float" office:value="4.44203" calcext:value-type="float">
            <text:p>4.44203</text:p>
          </table:table-cell>
          <table:table-cell office:value-type="float" office:value="15.7363" calcext:value-type="float">
            <text:p>15.7363</text:p>
          </table:table-cell>
          <table:table-cell office:value-type="float" office:value="5.94329" calcext:value-type="float">
            <text:p>5.94329</text:p>
          </table:table-cell>
          <table:table-cell office:value-type="float" office:value="5.70285" calcext:value-type="float">
            <text:p>5.70285</text:p>
          </table:table-cell>
          <table:table-cell office:value-type="float" office:value="5.44442" calcext:value-type="float">
            <text:p>5.44442</text:p>
          </table:table-cell>
          <table:table-cell office:value-type="float" office:value="2.24404" calcext:value-type="float">
            <text:p>2.24404</text:p>
          </table:table-cell>
          <table:table-cell office:value-type="float" office:value="4.02088" calcext:value-type="float">
            <text:p>4.02088</text:p>
          </table:table-cell>
          <table:table-cell office:value-type="float" office:value="9.29984" calcext:value-type="float">
            <text:p>9.29984</text:p>
          </table:table-cell>
          <table:table-cell office:value-type="float" office:value="3.42258" calcext:value-type="float">
            <text:p>3.42258</text:p>
          </table:table-cell>
          <table:table-cell office:value-type="float" office:value="4.83054" calcext:value-type="float">
            <text:p>4.83054</text:p>
          </table:table-cell>
          <table:table-cell office:value-type="float" office:value="2.24404" calcext:value-type="float">
            <text:p>2.24404</text:p>
          </table:table-cell>
          <table:table-cell office:value-type="float" office:value="4.58797" calcext:value-type="float">
            <text:p>4.58797</text:p>
          </table:table-cell>
          <table:table-cell office:value-type="float" office:value="2.60895" calcext:value-type="float">
            <text:p>2.60895</text:p>
          </table:table-cell>
          <table:table-cell office:value-type="float" office:value="4.55073" calcext:value-type="float">
            <text:p>4.55073</text:p>
          </table:table-cell>
          <table:table-cell office:value-type="float" office:value="4.06203" calcext:value-type="float">
            <text:p>4.06203</text:p>
          </table:table-cell>
          <table:table-cell office:value-type="float" office:value="4.643" calcext:value-type="float">
            <text:p>4.643</text:p>
          </table:table-cell>
          <table:table-cell office:value-type="float" office:value="5.85792" calcext:value-type="float">
            <text:p>5.85792</text:p>
          </table:table-cell>
          <table:table-cell office:value-type="float" office:value="4.02088" calcext:value-type="float">
            <text:p>4.02088</text:p>
          </table:table-cell>
          <table:table-cell office:value-type="float" office:value="5.79253" calcext:value-type="float">
            <text:p>5.79253</text:p>
          </table:table-cell>
          <table:table-cell office:value-type="float" office:value="9.29984" calcext:value-type="float">
            <text:p>9.29984</text:p>
          </table:table-cell>
          <table:table-cell office:value-type="float" office:value="3.57831" calcext:value-type="float">
            <text:p>3.57831</text:p>
          </table:table-cell>
          <table:table-cell office:value-type="float" office:value="3.99854" calcext:value-type="float">
            <text:p>3.99854</text:p>
          </table:table-cell>
          <table:table-cell office:value-type="float" office:value="4.44464" calcext:value-type="float">
            <text:p>4.44464</text:p>
          </table:table-cell>
          <table:table-cell office:value-type="float" office:value="3.73121" calcext:value-type="float">
            <text:p>3.73121</text:p>
          </table:table-cell>
          <table:table-cell office:value-type="float" office:value="4.6844" calcext:value-type="float">
            <text:p>4.6844</text:p>
          </table:table-cell>
          <table:table-cell office:value-type="float" office:value="5.03009" calcext:value-type="float">
            <text:p>5.03009</text:p>
          </table:table-cell>
          <table:table-cell office:value-type="float" office:value="4.96223" calcext:value-type="float">
            <text:p>4.96223</text:p>
          </table:table-cell>
          <table:table-cell office:value-type="float" office:value="5.93652" calcext:value-type="float">
            <text:p>5.93652</text:p>
          </table:table-cell>
          <table:table-cell office:value-type="float" office:value="4.55073" calcext:value-type="float">
            <text:p>4.55073</text:p>
          </table:table-cell>
          <table:table-cell office:value-type="float" office:value="4.49634" calcext:value-type="float">
            <text:p>4.49634</text:p>
          </table:table-cell>
          <table:table-cell office:value-type="float" office:value="4.44203" calcext:value-type="float">
            <text:p>4.44203</text:p>
          </table:table-cell>
          <table:table-cell office:value-type="float" office:value="16.3034" calcext:value-type="float">
            <text:p>16.3034</text:p>
          </table:table-cell>
          <table:table-cell office:value-type="float" office:value="4.93572" calcext:value-type="float">
            <text:p>4.93572</text:p>
          </table:table-cell>
          <table:table-cell office:value-type="float" office:value="4.68572" calcext:value-type="float">
            <text:p>4.68572</text:p>
          </table:table-cell>
          <table:table-cell table:number-columns-repeated="6" office:value-type="float" office:value="2.57687" calcext:value-type="float">
            <text:p>2.5768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4: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-</text:p>
          </table:table-cell>
          <table:table-cell office:value-type="float" office:value="9.86667" calcext:value-type="float">
            <text:p>9.8666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.28536" calcext:value-type="float">
            <text:p>4.28536</text:p>
          </table:table-cell>
          <table:table-cell office:value-type="float" office:value="0" calcext:value-type="float">
            <text:p>0</text:p>
          </table:table-cell>
          <table:table-cell office:value-type="float" office:value="1.75326" calcext:value-type="float">
            <text:p>1.75326</text:p>
          </table:table-cell>
          <table:table-cell office:value-type="float" office:value="0.523296" calcext:value-type="float">
            <text:p>0.523296</text:p>
          </table:table-cell>
          <table:table-cell office:value-type="float" office:value="0.981971" calcext:value-type="float">
            <text:p>0.981971</text:p>
          </table:table-cell>
          <table:table-cell office:value-type="float" office:value="0.441872" calcext:value-type="float">
            <text:p>0.441872</text:p>
          </table:table-cell>
          <table:table-cell office:value-type="float" office:value="2.29688" calcext:value-type="float">
            <text:p>2.29688</text:p>
          </table:table-cell>
          <table:table-cell office:value-type="float" office:value="0.598372" calcext:value-type="float">
            <text:p>0.598372</text:p>
          </table:table-cell>
          <table:table-cell office:value-type="float" office:value="4.60758" calcext:value-type="float">
            <text:p>4.60758</text:p>
          </table:table-cell>
          <table:table-cell office:value-type="float" office:value="2.29688" calcext:value-type="float">
            <text:p>2.29688</text:p>
          </table:table-cell>
          <table:table-cell office:value-type="float" office:value="0.604295" calcext:value-type="float">
            <text:p>0.604295</text:p>
          </table:table-cell>
          <table:table-cell office:value-type="float" office:value="1.88849" calcext:value-type="float">
            <text:p>1.88849</text:p>
          </table:table-cell>
          <table:table-cell office:value-type="float" office:value="4.28536" calcext:value-type="float">
            <text:p>4.28536</text:p>
          </table:table-cell>
          <table:table-cell office:value-type="float" office:value="1.98974" calcext:value-type="float">
            <text:p>1.98974</text:p>
          </table:table-cell>
          <table:table-cell office:value-type="float" office:value="2.81828" calcext:value-type="float">
            <text:p>2.81828</text:p>
          </table:table-cell>
          <table:table-cell office:value-type="float" office:value="0.545635" calcext:value-type="float">
            <text:p>0.545635</text:p>
          </table:table-cell>
          <table:table-cell office:value-type="float" office:value="1.73063" calcext:value-type="float">
            <text:p>1.73063</text:p>
          </table:table-cell>
          <table:table-cell office:value-type="float" office:value="1.1286" calcext:value-type="float">
            <text:p>1.1286</text:p>
          </table:table-cell>
          <table:table-cell office:value-type="float" office:value="0.598372" calcext:value-type="float">
            <text:p>0.598372</text:p>
          </table:table-cell>
          <table:table-cell office:value-type="float" office:value="1.91247" calcext:value-type="float">
            <text:p>1.91247</text:p>
          </table:table-cell>
          <table:table-cell office:value-type="float" office:value="0.404953" calcext:value-type="float">
            <text:p>0.404953</text:p>
          </table:table-cell>
          <table:table-cell office:value-type="float" office:value="0.372494" calcext:value-type="float">
            <text:p>0.372494</text:p>
          </table:table-cell>
          <table:table-cell office:value-type="float" office:value="0.301989" calcext:value-type="float">
            <text:p>0.301989</text:p>
          </table:table-cell>
          <table:table-cell office:value-type="float" office:value="0.161679" calcext:value-type="float">
            <text:p>0.161679</text:p>
          </table:table-cell>
          <table:table-cell office:value-type="float" office:value="1.53427" calcext:value-type="float">
            <text:p>1.53427</text:p>
          </table:table-cell>
          <table:table-cell office:value-type="float" office:value="19.14" calcext:value-type="float">
            <text:p>19.14</text:p>
          </table:table-cell>
          <table:table-cell office:value-type="float" office:value="3.51356" calcext:value-type="float">
            <text:p>3.51356</text:p>
          </table:table-cell>
          <table:table-cell office:value-type="float" office:value="0.404953" calcext:value-type="float">
            <text:p>0.404953</text:p>
          </table:table-cell>
          <table:table-cell office:value-type="float" office:value="0.644704" calcext:value-type="float">
            <text:p>0.644704</text:p>
          </table:table-cell>
          <table:table-cell office:value-type="float" office:value="0.614819" calcext:value-type="float">
            <text:p>0.614819</text:p>
          </table:table-cell>
          <table:table-cell office:value-type="float" office:value="4.78842" calcext:value-type="float">
            <text:p>4.78842</text:p>
          </table:table-cell>
          <table:table-cell office:value-type="float" office:value="1.95564" calcext:value-type="float">
            <text:p>1.95564</text:p>
          </table:table-cell>
          <table:table-cell office:value-type="float" office:value="0.563033" calcext:value-type="float">
            <text:p>0.563033</text:p>
          </table:table-cell>
          <table:table-cell office:value-type="float" office:value="0.579151" calcext:value-type="float">
            <text:p>0.579151</text:p>
          </table:table-cell>
          <table:table-cell office:value-type="float" office:value="0.324407" calcext:value-type="float">
            <text:p>0.324407</text:p>
          </table:table-cell>
          <table:table-cell office:value-type="float" office:value="0.164957" calcext:value-type="float">
            <text:p>0.164957</text:p>
          </table:table-cell>
          <table:table-cell office:value-type="float" office:value="0.887965" calcext:value-type="float">
            <text:p>0.887965</text:p>
          </table:table-cell>
          <table:table-cell office:value-type="float" office:value="0.276232" calcext:value-type="float">
            <text:p>0.276232</text:p>
          </table:table-cell>
          <table:table-cell office:value-type="float" office:value="19.5176" calcext:value-type="float">
            <text:p>19.5176</text:p>
          </table:table-cell>
          <table:table-cell office:value-type="float" office:value="0.887965" calcext:value-type="float">
            <text:p>0.887965</text:p>
          </table:table-cell>
          <table:table-cell office:value-type="float" office:value="0.683225" calcext:value-type="float">
            <text:p>0.683225</text:p>
          </table:table-cell>
          <table:table-cell office:value-type="float" office:value="0.37748" calcext:value-type="float">
            <text:p>0.37748</text:p>
          </table:table-cell>
          <table:table-cell office:value-type="float" office:value="4.78842" calcext:value-type="float">
            <text:p>4.78842</text:p>
          </table:table-cell>
          <table:table-cell office:value-type="float" office:value="1.99155" calcext:value-type="float">
            <text:p>1.99155</text:p>
          </table:table-cell>
          <table:table-cell office:value-type="float" office:value="3.2911" calcext:value-type="float">
            <text:p>3.2911</text:p>
          </table:table-cell>
          <table:table-cell office:value-type="float" office:value="0.498915" calcext:value-type="float">
            <text:p>0.498915</text:p>
          </table:table-cell>
          <table:table-cell office:value-type="float" office:value="1.78278" calcext:value-type="float">
            <text:p>1.78278</text:p>
          </table:table-cell>
          <table:table-cell office:value-type="float" office:value="1.12243" calcext:value-type="float">
            <text:p>1.12243</text:p>
          </table:table-cell>
          <table:table-cell office:value-type="float" office:value="0.276232" calcext:value-type="float">
            <text:p>0.276232</text:p>
          </table:table-cell>
          <table:table-cell office:value-type="float" office:value="2.38412" calcext:value-type="float">
            <text:p>2.38412</text:p>
          </table:table-cell>
          <table:table-cell office:value-type="float" office:value="0.767392" calcext:value-type="float">
            <text:p>0.767392</text:p>
          </table:table-cell>
          <table:table-cell office:value-type="float" office:value="0.224167" calcext:value-type="float">
            <text:p>0.224167</text:p>
          </table:table-cell>
          <table:table-cell office:value-type="float" office:value="0.374778" calcext:value-type="float">
            <text:p>0.374778</text:p>
          </table:table-cell>
          <table:table-cell office:value-type="float" office:value="0.7742" calcext:value-type="float">
            <text:p>0.7742</text:p>
          </table:table-cell>
          <table:table-cell office:value-type="float" office:value="0.241212" calcext:value-type="float">
            <text:p>0.241212</text:p>
          </table:table-cell>
          <table:table-cell office:value-type="float" office:value="0.679588" calcext:value-type="float">
            <text:p>0.679588</text:p>
          </table:table-cell>
          <table:table-cell office:value-type="float" office:value="1.98974" calcext:value-type="float">
            <text:p>1.98974</text:p>
          </table:table-cell>
          <table:table-cell office:value-type="float" office:value="0.767392" calcext:value-type="float">
            <text:p>0.767392</text:p>
          </table:table-cell>
          <table:table-cell office:value-type="float" office:value="0.181496" calcext:value-type="float">
            <text:p>0.181496</text:p>
          </table:table-cell>
          <table:table-cell office:value-type="float" office:value="0.764843" calcext:value-type="float">
            <text:p>0.764843</text:p>
          </table:table-cell>
          <table:table-cell office:value-type="float" office:value="1.02795" calcext:value-type="float">
            <text:p>1.02795</text:p>
          </table:table-cell>
          <table:table-cell office:value-type="float" office:value="3.04414" calcext:value-type="float">
            <text:p>3.04414</text:p>
          </table:table-cell>
          <table:table-cell office:value-type="float" office:value="0.776172" calcext:value-type="float">
            <text:p>0.776172</text:p>
          </table:table-cell>
          <table:table-cell office:value-type="float" office:value="12.9387" calcext:value-type="float">
            <text:p>12.9387</text:p>
          </table:table-cell>
          <table:table-cell office:value-type="float" office:value="0.791191" calcext:value-type="float">
            <text:p>0.791191</text:p>
          </table:table-cell>
          <table:table-cell office:value-type="float" office:value="1.08077" calcext:value-type="float">
            <text:p>1.08077</text:p>
          </table:table-cell>
          <table:table-cell office:value-type="float" office:value="3.04414" calcext:value-type="float">
            <text:p>3.04414</text:p>
          </table:table-cell>
          <table:table-cell office:value-type="float" office:value="1.80391" calcext:value-type="float">
            <text:p>1.80391</text:p>
          </table:table-cell>
          <table:table-cell office:value-type="float" office:value="2.24611" calcext:value-type="float">
            <text:p>2.24611</text:p>
          </table:table-cell>
          <table:table-cell office:value-type="float" office:value="0.657067" calcext:value-type="float">
            <text:p>0.657067</text:p>
          </table:table-cell>
          <table:table-cell office:value-type="float" office:value="1.85719" calcext:value-type="float">
            <text:p>1.85719</text:p>
          </table:table-cell>
          <table:table-cell office:value-type="float" office:value="0.658668" calcext:value-type="float">
            <text:p>0.658668</text:p>
          </table:table-cell>
          <table:table-cell office:value-type="float" office:value="2.15056" calcext:value-type="float">
            <text:p>2.15056</text:p>
          </table:table-cell>
          <table:table-cell office:value-type="float" office:value="0.776172" calcext:value-type="float">
            <text:p>0.776172</text:p>
          </table:table-cell>
          <table:table-cell office:value-type="float" office:value="1.90448" calcext:value-type="float">
            <text:p>1.90448</text:p>
          </table:table-cell>
          <table:table-cell office:value-type="float" office:value="12.9387" calcext:value-type="float">
            <text:p>12.9387</text:p>
          </table:table-cell>
          <table:table-cell office:value-type="float" office:value="0.324648" calcext:value-type="float">
            <text:p>0.324648</text:p>
          </table:table-cell>
          <table:table-cell office:value-type="float" office:value="1.94041" calcext:value-type="float">
            <text:p>1.94041</text:p>
          </table:table-cell>
          <table:table-cell office:value-type="float" office:value="2.4358" calcext:value-type="float">
            <text:p>2.4358</text:p>
          </table:table-cell>
          <table:table-cell office:value-type="float" office:value="0.559245" calcext:value-type="float">
            <text:p>0.559245</text:p>
          </table:table-cell>
          <table:table-cell office:value-type="float" office:value="19.333" calcext:value-type="float">
            <text:p>19.333</text:p>
          </table:table-cell>
          <table:table-cell office:value-type="float" office:value="5.14934" calcext:value-type="float">
            <text:p>5.14934</text:p>
          </table:table-cell>
          <table:table-cell office:value-type="float" office:value="0.657341" calcext:value-type="float">
            <text:p>0.657341</text:p>
          </table:table-cell>
          <table:table-cell office:value-type="float" office:value="1.71549" calcext:value-type="float">
            <text:p>1.71549</text:p>
          </table:table-cell>
          <table:table-cell office:value-type="float" office:value="0.657067" calcext:value-type="float">
            <text:p>0.657067</text:p>
          </table:table-cell>
          <table:table-cell office:value-type="float" office:value="0.470539" calcext:value-type="float">
            <text:p>0.470539</text:p>
          </table:table-cell>
          <table:table-cell office:value-type="float" office:value="0.431648" calcext:value-type="float">
            <text:p>0.431648</text:p>
          </table:table-cell>
          <table:table-cell office:value-type="float" office:value="19.4739" calcext:value-type="float">
            <text:p>19.4739</text:p>
          </table:table-cell>
          <table:table-cell office:value-type="float" office:value="2.15137" calcext:value-type="float">
            <text:p>2.15137</text:p>
          </table:table-cell>
          <table:table-cell office:value-type="float" office:value="1.42294" calcext:value-type="float">
            <text:p>1.42294</text:p>
          </table:table-cell>
          <table:table-cell office:value-type="float" office:value="1.16234" calcext:value-type="float">
            <text:p>1.16234</text:p>
          </table:table-cell>
          <table:table-cell office:value-type="float" office:value="3.04414" calcext:value-type="float">
            <text:p>3.04414</text:p>
          </table:table-cell>
          <table:table-cell office:value-type="float" office:value="0.576337" calcext:value-type="float">
            <text:p>0.576337</text:p>
          </table:table-cell>
          <table:table-cell office:value-type="float" office:value="12.8542" calcext:value-type="float">
            <text:p>12.8542</text:p>
          </table:table-cell>
          <table:table-cell office:value-type="float" office:value="1.81464" calcext:value-type="float">
            <text:p>1.81464</text:p>
          </table:table-cell>
          <table:table-cell office:value-type="float" office:value="1.25102" calcext:value-type="float">
            <text:p>1.25102</text:p>
          </table:table-cell>
          <table:table-cell office:value-type="float" office:value="3.04414" calcext:value-type="float">
            <text:p>3.04414</text:p>
          </table:table-cell>
          <table:table-cell office:value-type="float" office:value="1.57921" calcext:value-type="float">
            <text:p>1.57921</text:p>
          </table:table-cell>
          <table:table-cell office:value-type="float" office:value="2.46134" calcext:value-type="float">
            <text:p>2.46134</text:p>
          </table:table-cell>
          <table:table-cell office:value-type="float" office:value="0.581054" calcext:value-type="float">
            <text:p>0.581054</text:p>
          </table:table-cell>
          <table:table-cell office:value-type="float" office:value="0.24507" calcext:value-type="float">
            <text:p>0.24507</text:p>
          </table:table-cell>
          <table:table-cell office:value-type="float" office:value="0.657067" calcext:value-type="float">
            <text:p>0.657067</text:p>
          </table:table-cell>
          <table:table-cell office:value-type="float" office:value="2.00787" calcext:value-type="float">
            <text:p>2.00787</text:p>
          </table:table-cell>
          <table:table-cell office:value-type="float" office:value="0.576337" calcext:value-type="float">
            <text:p>0.576337</text:p>
          </table:table-cell>
          <table:table-cell office:value-type="float" office:value="1.901" calcext:value-type="float">
            <text:p>1.901</text:p>
          </table:table-cell>
          <table:table-cell office:value-type="float" office:value="12.8542" calcext:value-type="float">
            <text:p>12.8542</text:p>
          </table:table-cell>
          <table:table-cell office:value-type="float" office:value="0.80312" calcext:value-type="float">
            <text:p>0.80312</text:p>
          </table:table-cell>
          <table:table-cell office:value-type="float" office:value="1.13492" calcext:value-type="float">
            <text:p>1.13492</text:p>
          </table:table-cell>
          <table:table-cell office:value-type="float" office:value="1.48807" calcext:value-type="float">
            <text:p>1.48807</text:p>
          </table:table-cell>
          <table:table-cell office:value-type="float" office:value="0.581286" calcext:value-type="float">
            <text:p>0.581286</text:p>
          </table:table-cell>
          <table:table-cell office:value-type="float" office:value="0.564593" calcext:value-type="float">
            <text:p>0.564593</text:p>
          </table:table-cell>
          <table:table-cell office:value-type="float" office:value="5.83034" calcext:value-type="float">
            <text:p>5.83034</text:p>
          </table:table-cell>
          <table:table-cell office:value-type="float" office:value="0.736053" calcext:value-type="float">
            <text:p>0.736053</text:p>
          </table:table-cell>
          <table:table-cell office:value-type="float" office:value="1.96357" calcext:value-type="float">
            <text:p>1.96357</text:p>
          </table:table-cell>
          <table:table-cell office:value-type="float" office:value="0.581054" calcext:value-type="float">
            <text:p>0.581054</text:p>
          </table:table-cell>
          <table:table-cell office:value-type="float" office:value="5.13215" calcext:value-type="float">
            <text:p>5.13215</text:p>
          </table:table-cell>
          <table:table-cell office:value-type="float" office:value="0.431648" calcext:value-type="float">
            <text:p>0.431648</text:p>
          </table:table-cell>
          <table:table-cell office:value-type="float" office:value="20.1004" calcext:value-type="float">
            <text:p>20.1004</text:p>
          </table:table-cell>
          <table:table-cell office:value-type="float" office:value="1.51155" calcext:value-type="float">
            <text:p>1.51155</text:p>
          </table:table-cell>
          <table:table-cell office:value-type="float" office:value="0.50345" calcext:value-type="float">
            <text:p>0.50345</text:p>
          </table:table-cell>
          <table:table-cell table:number-columns-repeated="6" office:value-type="float" office:value="4.50257" calcext:value-type="float">
            <text:p>4.5025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5:</text:p>
          </table:table-cell>
          <table:table-cell office:value-type="float" office:value="11.6167" calcext:value-type="float">
            <text:p>11.6167</text:p>
          </table:table-cell>
          <table:table-cell office:value-type="string" calcext:value-type="string">
            <text:p>-</text:p>
          </table:table-cell>
          <table:table-cell office:value-type="float" office:value="11.7833" calcext:value-type="float">
            <text:p>11.783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.13141" calcext:value-type="float">
            <text:p>4.13141</text:p>
          </table:table-cell>
          <table:table-cell office:value-type="float" office:value="1.75326" calcext:value-type="float">
            <text:p>1.75326</text:p>
          </table:table-cell>
          <table:table-cell office:value-type="float" office:value="0" calcext:value-type="float">
            <text:p>0</text:p>
          </table:table-cell>
          <table:table-cell office:value-type="float" office:value="1.47719" calcext:value-type="float">
            <text:p>1.47719</text:p>
          </table:table-cell>
          <table:table-cell office:value-type="float" office:value="2.29432" calcext:value-type="float">
            <text:p>2.29432</text:p>
          </table:table-cell>
          <table:table-cell office:value-type="float" office:value="1.57296" calcext:value-type="float">
            <text:p>1.57296</text:p>
          </table:table-cell>
          <table:table-cell office:value-type="float" office:value="4.04507" calcext:value-type="float">
            <text:p>4.04507</text:p>
          </table:table-cell>
          <table:table-cell office:value-type="float" office:value="1.22208" calcext:value-type="float">
            <text:p>1.22208</text:p>
          </table:table-cell>
          <table:table-cell office:value-type="float" office:value="5.47532" calcext:value-type="float">
            <text:p>5.47532</text:p>
          </table:table-cell>
          <table:table-cell office:value-type="float" office:value="4.04507" calcext:value-type="float">
            <text:p>4.04507</text:p>
          </table:table-cell>
          <table:table-cell office:value-type="float" office:value="1.51547" calcext:value-type="float">
            <text:p>1.51547</text:p>
          </table:table-cell>
          <table:table-cell office:value-type="float" office:value="3.63665" calcext:value-type="float">
            <text:p>3.63665</text:p>
          </table:table-cell>
          <table:table-cell office:value-type="float" office:value="4.13141" calcext:value-type="float">
            <text:p>4.13141</text:p>
          </table:table-cell>
          <table:table-cell office:value-type="float" office:value="3.52052" calcext:value-type="float">
            <text:p>3.52052</text:p>
          </table:table-cell>
          <table:table-cell office:value-type="float" office:value="3.31162" calcext:value-type="float">
            <text:p>3.31162</text:p>
          </table:table-cell>
          <table:table-cell office:value-type="float" office:value="1.96847" calcext:value-type="float">
            <text:p>1.96847</text:p>
          </table:table-cell>
          <table:table-cell office:value-type="float" office:value="2.01114" calcext:value-type="float">
            <text:p>2.01114</text:p>
          </table:table-cell>
          <table:table-cell office:value-type="float" office:value="1.40883" calcext:value-type="float">
            <text:p>1.40883</text:p>
          </table:table-cell>
          <table:table-cell office:value-type="float" office:value="1.22208" calcext:value-type="float">
            <text:p>1.22208</text:p>
          </table:table-cell>
          <table:table-cell office:value-type="float" office:value="3.30592" calcext:value-type="float">
            <text:p>3.30592</text:p>
          </table:table-cell>
          <table:table-cell office:value-type="float" office:value="1.35452" calcext:value-type="float">
            <text:p>1.35452</text:p>
          </table:table-cell>
          <table:table-cell office:value-type="float" office:value="1.9609" calcext:value-type="float">
            <text:p>1.9609</text:p>
          </table:table-cell>
          <table:table-cell office:value-type="float" office:value="1.72298" calcext:value-type="float">
            <text:p>1.72298</text:p>
          </table:table-cell>
          <table:table-cell office:value-type="float" office:value="1.75427" calcext:value-type="float">
            <text:p>1.75427</text:p>
          </table:table-cell>
          <table:table-cell office:value-type="float" office:value="2.78618" calcext:value-type="float">
            <text:p>2.78618</text:p>
          </table:table-cell>
          <table:table-cell office:value-type="float" office:value="17.4236" calcext:value-type="float">
            <text:p>17.4236</text:p>
          </table:table-cell>
          <table:table-cell office:value-type="float" office:value="4.26857" calcext:value-type="float">
            <text:p>4.26857</text:p>
          </table:table-cell>
          <table:table-cell office:value-type="float" office:value="1.35452" calcext:value-type="float">
            <text:p>1.35452</text:p>
          </table:table-cell>
          <table:table-cell office:value-type="float" office:value="1.1548" calcext:value-type="float">
            <text:p>1.1548</text:p>
          </table:table-cell>
          <table:table-cell office:value-type="float" office:value="1.7454" calcext:value-type="float">
            <text:p>1.7454</text:p>
          </table:table-cell>
          <table:table-cell office:value-type="float" office:value="4.67922" calcext:value-type="float">
            <text:p>4.67922</text:p>
          </table:table-cell>
          <table:table-cell office:value-type="float" office:value="3.70427" calcext:value-type="float">
            <text:p>3.70427</text:p>
          </table:table-cell>
          <table:table-cell office:value-type="float" office:value="1.35845" calcext:value-type="float">
            <text:p>1.35845</text:p>
          </table:table-cell>
          <table:table-cell office:value-type="float" office:value="2.15035" calcext:value-type="float">
            <text:p>2.15035</text:p>
          </table:table-cell>
          <table:table-cell office:value-type="float" office:value="1.70764" calcext:value-type="float">
            <text:p>1.70764</text:p>
          </table:table-cell>
          <table:table-cell office:value-type="float" office:value="1.595" calcext:value-type="float">
            <text:p>1.595</text:p>
          </table:table-cell>
          <table:table-cell office:value-type="float" office:value="2.11567" calcext:value-type="float">
            <text:p>2.11567</text:p>
          </table:table-cell>
          <table:table-cell office:value-type="float" office:value="1.72025" calcext:value-type="float">
            <text:p>1.72025</text:p>
          </table:table-cell>
          <table:table-cell office:value-type="float" office:value="18.3689" calcext:value-type="float">
            <text:p>18.3689</text:p>
          </table:table-cell>
          <table:table-cell office:value-type="float" office:value="2.11567" calcext:value-type="float">
            <text:p>2.11567</text:p>
          </table:table-cell>
          <table:table-cell office:value-type="float" office:value="1.36951" calcext:value-type="float">
            <text:p>1.36951</text:p>
          </table:table-cell>
          <table:table-cell office:value-type="float" office:value="2.10938" calcext:value-type="float">
            <text:p>2.10938</text:p>
          </table:table-cell>
          <table:table-cell office:value-type="float" office:value="4.67922" calcext:value-type="float">
            <text:p>4.67922</text:p>
          </table:table-cell>
          <table:table-cell office:value-type="float" office:value="3.52497" calcext:value-type="float">
            <text:p>3.52497</text:p>
          </table:table-cell>
          <table:table-cell office:value-type="float" office:value="3.74122" calcext:value-type="float">
            <text:p>3.74122</text:p>
          </table:table-cell>
          <table:table-cell office:value-type="float" office:value="1.78803" calcext:value-type="float">
            <text:p>1.78803</text:p>
          </table:table-cell>
          <table:table-cell office:value-type="float" office:value="2.36778" calcext:value-type="float">
            <text:p>2.36778</text:p>
          </table:table-cell>
          <table:table-cell office:value-type="float" office:value="2.39242" calcext:value-type="float">
            <text:p>2.39242</text:p>
          </table:table-cell>
          <table:table-cell office:value-type="float" office:value="1.72025" calcext:value-type="float">
            <text:p>1.72025</text:p>
          </table:table-cell>
          <table:table-cell office:value-type="float" office:value="3.90885" calcext:value-type="float">
            <text:p>3.90885</text:p>
          </table:table-cell>
          <table:table-cell office:value-type="float" office:value="1.29742" calcext:value-type="float">
            <text:p>1.29742</text:p>
          </table:table-cell>
          <table:table-cell office:value-type="float" office:value="1.75441" calcext:value-type="float">
            <text:p>1.75441</text:p>
          </table:table-cell>
          <table:table-cell office:value-type="float" office:value="1.38123" calcext:value-type="float">
            <text:p>1.38123</text:p>
          </table:table-cell>
          <table:table-cell office:value-type="float" office:value="0.980878" calcext:value-type="float">
            <text:p>0.980878</text:p>
          </table:table-cell>
          <table:table-cell office:value-type="float" office:value="1.76912" calcext:value-type="float">
            <text:p>1.76912</text:p>
          </table:table-cell>
          <table:table-cell office:value-type="float" office:value="1.40775" calcext:value-type="float">
            <text:p>1.40775</text:p>
          </table:table-cell>
          <table:table-cell office:value-type="float" office:value="3.52052" calcext:value-type="float">
            <text:p>3.52052</text:p>
          </table:table-cell>
          <table:table-cell office:value-type="float" office:value="1.29742" calcext:value-type="float">
            <text:p>1.29742</text:p>
          </table:table-cell>
          <table:table-cell office:value-type="float" office:value="1.58957" calcext:value-type="float">
            <text:p>1.58957</text:p>
          </table:table-cell>
          <table:table-cell office:value-type="float" office:value="1.77298" calcext:value-type="float">
            <text:p>1.77298</text:p>
          </table:table-cell>
          <table:table-cell office:value-type="float" office:value="2.47459" calcext:value-type="float">
            <text:p>2.47459</text:p>
          </table:table-cell>
          <table:table-cell office:value-type="float" office:value="3.84171" calcext:value-type="float">
            <text:p>3.84171</text:p>
          </table:table-cell>
          <table:table-cell office:value-type="float" office:value="1.19574" calcext:value-type="float">
            <text:p>1.19574</text:p>
          </table:table-cell>
          <table:table-cell office:value-type="float" office:value="11.7671" calcext:value-type="float">
            <text:p>11.7671</text:p>
          </table:table-cell>
          <table:table-cell office:value-type="float" office:value="1.67249" calcext:value-type="float">
            <text:p>1.67249</text:p>
          </table:table-cell>
          <table:table-cell office:value-type="float" office:value="0.881235" calcext:value-type="float">
            <text:p>0.881235</text:p>
          </table:table-cell>
          <table:table-cell office:value-type="float" office:value="3.84171" calcext:value-type="float">
            <text:p>3.84171</text:p>
          </table:table-cell>
          <table:table-cell office:value-type="float" office:value="3.5523" calcext:value-type="float">
            <text:p>3.5523</text:p>
          </table:table-cell>
          <table:table-cell office:value-type="float" office:value="3.74635" calcext:value-type="float">
            <text:p>3.74635</text:p>
          </table:table-cell>
          <table:table-cell office:value-type="float" office:value="1.38309" calcext:value-type="float">
            <text:p>1.38309</text:p>
          </table:table-cell>
          <table:table-cell office:value-type="float" office:value="3.60048" calcext:value-type="float">
            <text:p>3.60048</text:p>
          </table:table-cell>
          <table:table-cell office:value-type="float" office:value="1.3926" calcext:value-type="float">
            <text:p>1.3926</text:p>
          </table:table-cell>
          <table:table-cell office:value-type="float" office:value="3.85914" calcext:value-type="float">
            <text:p>3.85914</text:p>
          </table:table-cell>
          <table:table-cell office:value-type="float" office:value="1.19574" calcext:value-type="float">
            <text:p>1.19574</text:p>
          </table:table-cell>
          <table:table-cell office:value-type="float" office:value="3.54834" calcext:value-type="float">
            <text:p>3.54834</text:p>
          </table:table-cell>
          <table:table-cell office:value-type="float" office:value="11.7671" calcext:value-type="float">
            <text:p>11.7671</text:p>
          </table:table-cell>
          <table:table-cell office:value-type="float" office:value="1.74098" calcext:value-type="float">
            <text:p>1.74098</text:p>
          </table:table-cell>
          <table:table-cell office:value-type="float" office:value="3.49966" calcext:value-type="float">
            <text:p>3.49966</text:p>
          </table:table-cell>
          <table:table-cell office:value-type="float" office:value="3.67948" calcext:value-type="float">
            <text:p>3.67948</text:p>
          </table:table-cell>
          <table:table-cell office:value-type="float" office:value="1.80193" calcext:value-type="float">
            <text:p>1.80193</text:p>
          </table:table-cell>
          <table:table-cell office:value-type="float" office:value="17.6183" calcext:value-type="float">
            <text:p>17.6183</text:p>
          </table:table-cell>
          <table:table-cell office:value-type="float" office:value="6.40535" calcext:value-type="float">
            <text:p>6.40535</text:p>
          </table:table-cell>
          <table:table-cell office:value-type="float" office:value="2.20603" calcext:value-type="float">
            <text:p>2.20603</text:p>
          </table:table-cell>
          <table:table-cell office:value-type="float" office:value="3.09647" calcext:value-type="float">
            <text:p>3.09647</text:p>
          </table:table-cell>
          <table:table-cell office:value-type="float" office:value="1.38309" calcext:value-type="float">
            <text:p>1.38309</text:p>
          </table:table-cell>
          <table:table-cell office:value-type="float" office:value="1.61664" calcext:value-type="float">
            <text:p>1.61664</text:p>
          </table:table-cell>
          <table:table-cell office:value-type="float" office:value="1.4242" calcext:value-type="float">
            <text:p>1.4242</text:p>
          </table:table-cell>
          <table:table-cell office:value-type="float" office:value="18.3244" calcext:value-type="float">
            <text:p>18.3244</text:p>
          </table:table-cell>
          <table:table-cell office:value-type="float" office:value="3.81261" calcext:value-type="float">
            <text:p>3.81261</text:p>
          </table:table-cell>
          <table:table-cell office:value-type="float" office:value="2.65022" calcext:value-type="float">
            <text:p>2.65022</text:p>
          </table:table-cell>
          <table:table-cell office:value-type="float" office:value="2.43643" calcext:value-type="float">
            <text:p>2.43643</text:p>
          </table:table-cell>
          <table:table-cell office:value-type="float" office:value="3.84171" calcext:value-type="float">
            <text:p>3.84171</text:p>
          </table:table-cell>
          <table:table-cell office:value-type="float" office:value="1.20177" calcext:value-type="float">
            <text:p>1.20177</text:p>
          </table:table-cell>
          <table:table-cell office:value-type="float" office:value="11.6783" calcext:value-type="float">
            <text:p>11.6783</text:p>
          </table:table-cell>
          <table:table-cell office:value-type="float" office:value="0.708868" calcext:value-type="float">
            <text:p>0.708868</text:p>
          </table:table-cell>
          <table:table-cell office:value-type="float" office:value="1.03156" calcext:value-type="float">
            <text:p>1.03156</text:p>
          </table:table-cell>
          <table:table-cell office:value-type="float" office:value="3.84171" calcext:value-type="float">
            <text:p>3.84171</text:p>
          </table:table-cell>
          <table:table-cell office:value-type="float" office:value="3.29974" calcext:value-type="float">
            <text:p>3.29974</text:p>
          </table:table-cell>
          <table:table-cell office:value-type="float" office:value="3.40286" calcext:value-type="float">
            <text:p>3.40286</text:p>
          </table:table-cell>
          <table:table-cell office:value-type="float" office:value="1.36612" calcext:value-type="float">
            <text:p>1.36612</text:p>
          </table:table-cell>
          <table:table-cell office:value-type="float" office:value="1.60484" calcext:value-type="float">
            <text:p>1.60484</text:p>
          </table:table-cell>
          <table:table-cell office:value-type="float" office:value="1.38309" calcext:value-type="float">
            <text:p>1.38309</text:p>
          </table:table-cell>
          <table:table-cell office:value-type="float" office:value="3.65821" calcext:value-type="float">
            <text:p>3.65821</text:p>
          </table:table-cell>
          <table:table-cell office:value-type="float" office:value="1.20177" calcext:value-type="float">
            <text:p>1.20177</text:p>
          </table:table-cell>
          <table:table-cell office:value-type="float" office:value="3.54307" calcext:value-type="float">
            <text:p>3.54307</text:p>
          </table:table-cell>
          <table:table-cell office:value-type="float" office:value="11.6783" calcext:value-type="float">
            <text:p>11.6783</text:p>
          </table:table-cell>
          <table:table-cell office:value-type="float" office:value="2.03643" calcext:value-type="float">
            <text:p>2.03643</text:p>
          </table:table-cell>
          <table:table-cell office:value-type="float" office:value="2.73006" calcext:value-type="float">
            <text:p>2.73006</text:p>
          </table:table-cell>
          <table:table-cell office:value-type="float" office:value="3.18941" calcext:value-type="float">
            <text:p>3.18941</text:p>
          </table:table-cell>
          <table:table-cell office:value-type="float" office:value="1.51452" calcext:value-type="float">
            <text:p>1.51452</text:p>
          </table:table-cell>
          <table:table-cell office:value-type="float" office:value="1.54303" calcext:value-type="float">
            <text:p>1.54303</text:p>
          </table:table-cell>
          <table:table-cell office:value-type="float" office:value="7.0918" calcext:value-type="float">
            <text:p>7.0918</text:p>
          </table:table-cell>
          <table:table-cell office:value-type="float" office:value="2.31072" calcext:value-type="float">
            <text:p>2.31072</text:p>
          </table:table-cell>
          <table:table-cell office:value-type="float" office:value="3.55693" calcext:value-type="float">
            <text:p>3.55693</text:p>
          </table:table-cell>
          <table:table-cell office:value-type="float" office:value="1.36612" calcext:value-type="float">
            <text:p>1.36612</text:p>
          </table:table-cell>
          <table:table-cell office:value-type="float" office:value="6.38776" calcext:value-type="float">
            <text:p>6.38776</text:p>
          </table:table-cell>
          <table:table-cell office:value-type="float" office:value="1.4242" calcext:value-type="float">
            <text:p>1.4242</text:p>
          </table:table-cell>
          <table:table-cell office:value-type="float" office:value="18.9831" calcext:value-type="float">
            <text:p>18.9831</text:p>
          </table:table-cell>
          <table:table-cell office:value-type="float" office:value="3.26481" calcext:value-type="float">
            <text:p>3.26481</text:p>
          </table:table-cell>
          <table:table-cell office:value-type="float" office:value="1.6292" calcext:value-type="float">
            <text:p>1.6292</text:p>
          </table:table-cell>
          <table:table-cell table:number-columns-repeated="6" office:value-type="float" office:value="3.33101" calcext:value-type="float">
            <text:p>3.3310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6: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-</text:p>
          </table:table-cell>
          <table:table-cell office:value-type="float" office:value="15.2667" calcext:value-type="float">
            <text:p>15.266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80731" calcext:value-type="float">
            <text:p>3.80731</text:p>
          </table:table-cell>
          <table:table-cell office:value-type="float" office:value="0.523296" calcext:value-type="float">
            <text:p>0.523296</text:p>
          </table:table-cell>
          <table:table-cell office:value-type="float" office:value="1.47719" calcext:value-type="float">
            <text:p>1.47719</text:p>
          </table:table-cell>
          <table:table-cell office:value-type="float" office:value="0" calcext:value-type="float">
            <text:p>0</text:p>
          </table:table-cell>
          <table:table-cell office:value-type="float" office:value="0.853691" calcext:value-type="float">
            <text:p>0.853691</text:p>
          </table:table-cell>
          <table:table-cell office:value-type="float" office:value="0.790517" calcext:value-type="float">
            <text:p>0.790517</text:p>
          </table:table-cell>
          <table:table-cell office:value-type="float" office:value="2.69372" calcext:value-type="float">
            <text:p>2.69372</text:p>
          </table:table-cell>
          <table:table-cell office:value-type="float" office:value="0.281535" calcext:value-type="float">
            <text:p>0.281535</text:p>
          </table:table-cell>
          <table:table-cell office:value-type="float" office:value="4.36954" calcext:value-type="float">
            <text:p>4.36954</text:p>
          </table:table-cell>
          <table:table-cell office:value-type="float" office:value="2.69372" calcext:value-type="float">
            <text:p>2.69372</text:p>
          </table:table-cell>
          <table:table-cell office:value-type="float" office:value="0.105007" calcext:value-type="float">
            <text:p>0.105007</text:p>
          </table:table-cell>
          <table:table-cell office:value-type="float" office:value="2.29136" calcext:value-type="float">
            <text:p>2.29136</text:p>
          </table:table-cell>
          <table:table-cell office:value-type="float" office:value="3.80731" calcext:value-type="float">
            <text:p>3.80731</text:p>
          </table:table-cell>
          <table:table-cell office:value-type="float" office:value="2.50573" calcext:value-type="float">
            <text:p>2.50573</text:p>
          </table:table-cell>
          <table:table-cell office:value-type="float" office:value="2.43499" calcext:value-type="float">
            <text:p>2.43499</text:p>
          </table:table-cell>
          <table:table-cell office:value-type="float" office:value="0.491402" calcext:value-type="float">
            <text:p>0.491402</text:p>
          </table:table-cell>
          <table:table-cell office:value-type="float" office:value="1.25155" calcext:value-type="float">
            <text:p>1.25155</text:p>
          </table:table-cell>
          <table:table-cell office:value-type="float" office:value="1.35327" calcext:value-type="float">
            <text:p>1.35327</text:p>
          </table:table-cell>
          <table:table-cell office:value-type="float" office:value="0.281535" calcext:value-type="float">
            <text:p>0.281535</text:p>
          </table:table-cell>
          <table:table-cell office:value-type="float" office:value="1.87663" calcext:value-type="float">
            <text:p>1.87663</text:p>
          </table:table-cell>
          <table:table-cell office:value-type="float" office:value="0.471118" calcext:value-type="float">
            <text:p>0.471118</text:p>
          </table:table-cell>
          <table:table-cell office:value-type="float" office:value="0.892154" calcext:value-type="float">
            <text:p>0.892154</text:p>
          </table:table-cell>
          <table:table-cell office:value-type="float" office:value="0.296527" calcext:value-type="float">
            <text:p>0.296527</text:p>
          </table:table-cell>
          <table:table-cell office:value-type="float" office:value="0.65289" calcext:value-type="float">
            <text:p>0.65289</text:p>
          </table:table-cell>
          <table:table-cell office:value-type="float" office:value="1.3976" calcext:value-type="float">
            <text:p>1.3976</text:p>
          </table:table-cell>
          <table:table-cell office:value-type="float" office:value="18.8982" calcext:value-type="float">
            <text:p>18.8982</text:p>
          </table:table-cell>
          <table:table-cell office:value-type="float" office:value="3.22252" calcext:value-type="float">
            <text:p>3.22252</text:p>
          </table:table-cell>
          <table:table-cell office:value-type="float" office:value="0.471118" calcext:value-type="float">
            <text:p>0.471118</text:p>
          </table:table-cell>
          <table:table-cell office:value-type="float" office:value="0.352094" calcext:value-type="float">
            <text:p>0.352094</text:p>
          </table:table-cell>
          <table:table-cell office:value-type="float" office:value="1.03103" calcext:value-type="float">
            <text:p>1.03103</text:p>
          </table:table-cell>
          <table:table-cell office:value-type="float" office:value="4.32102" calcext:value-type="float">
            <text:p>4.32102</text:p>
          </table:table-cell>
          <table:table-cell office:value-type="float" office:value="2.28783" calcext:value-type="float">
            <text:p>2.28783</text:p>
          </table:table-cell>
          <table:table-cell office:value-type="float" office:value="0.762206" calcext:value-type="float">
            <text:p>0.762206</text:p>
          </table:table-cell>
          <table:table-cell office:value-type="float" office:value="1.10214" calcext:value-type="float">
            <text:p>1.10214</text:p>
          </table:table-cell>
          <table:table-cell office:value-type="float" office:value="0.764384" calcext:value-type="float">
            <text:p>0.764384</text:p>
          </table:table-cell>
          <table:table-cell office:value-type="float" office:value="0.399442" calcext:value-type="float">
            <text:p>0.399442</text:p>
          </table:table-cell>
          <table:table-cell office:value-type="float" office:value="1.37198" calcext:value-type="float">
            <text:p>1.37198</text:p>
          </table:table-cell>
          <table:table-cell office:value-type="float" office:value="0.729946" calcext:value-type="float">
            <text:p>0.729946</text:p>
          </table:table-cell>
          <table:table-cell office:value-type="float" office:value="18.9953" calcext:value-type="float">
            <text:p>18.9953</text:p>
          </table:table-cell>
          <table:table-cell office:value-type="float" office:value="1.37198" calcext:value-type="float">
            <text:p>1.37198</text:p>
          </table:table-cell>
          <table:table-cell office:value-type="float" office:value="0.906609" calcext:value-type="float">
            <text:p>0.906609</text:p>
          </table:table-cell>
          <table:table-cell office:value-type="float" office:value="0.734288" calcext:value-type="float">
            <text:p>0.734288</text:p>
          </table:table-cell>
          <table:table-cell office:value-type="float" office:value="4.32102" calcext:value-type="float">
            <text:p>4.32102</text:p>
          </table:table-cell>
          <table:table-cell office:value-type="float" office:value="2.5072" calcext:value-type="float">
            <text:p>2.5072</text:p>
          </table:table-cell>
          <table:table-cell office:value-type="float" office:value="2.90903" calcext:value-type="float">
            <text:p>2.90903</text:p>
          </table:table-cell>
          <table:table-cell office:value-type="float" office:value="0.310942" calcext:value-type="float">
            <text:p>0.310942</text:p>
          </table:table-cell>
          <table:table-cell office:value-type="float" office:value="1.3771" calcext:value-type="float">
            <text:p>1.3771</text:p>
          </table:table-cell>
          <table:table-cell office:value-type="float" office:value="1.62665" calcext:value-type="float">
            <text:p>1.62665</text:p>
          </table:table-cell>
          <table:table-cell office:value-type="float" office:value="0.729946" calcext:value-type="float">
            <text:p>0.729946</text:p>
          </table:table-cell>
          <table:table-cell office:value-type="float" office:value="2.44715" calcext:value-type="float">
            <text:p>2.44715</text:p>
          </table:table-cell>
          <table:table-cell office:value-type="float" office:value="0.952652" calcext:value-type="float">
            <text:p>0.952652</text:p>
          </table:table-cell>
          <table:table-cell office:value-type="float" office:value="0.704415" calcext:value-type="float">
            <text:p>0.704415</text:p>
          </table:table-cell>
          <table:table-cell office:value-type="float" office:value="0.44614" calcext:value-type="float">
            <text:p>0.44614</text:p>
          </table:table-cell>
          <table:table-cell office:value-type="float" office:value="0.571975" calcext:value-type="float">
            <text:p>0.571975</text:p>
          </table:table-cell>
          <table:table-cell office:value-type="float" office:value="0.369614" calcext:value-type="float">
            <text:p>0.369614</text:p>
          </table:table-cell>
          <table:table-cell office:value-type="float" office:value="0.156844" calcext:value-type="float">
            <text:p>0.156844</text:p>
          </table:table-cell>
          <table:table-cell office:value-type="float" office:value="2.50573" calcext:value-type="float">
            <text:p>2.50573</text:p>
          </table:table-cell>
          <table:table-cell office:value-type="float" office:value="0.952652" calcext:value-type="float">
            <text:p>0.952652</text:p>
          </table:table-cell>
          <table:table-cell office:value-type="float" office:value="0.507038" calcext:value-type="float">
            <text:p>0.507038</text:p>
          </table:table-cell>
          <table:table-cell office:value-type="float" office:value="0.392949" calcext:value-type="float">
            <text:p>0.392949</text:p>
          </table:table-cell>
          <table:table-cell office:value-type="float" office:value="1.54943" calcext:value-type="float">
            <text:p>1.54943</text:p>
          </table:table-cell>
          <table:table-cell office:value-type="float" office:value="2.75727" calcext:value-type="float">
            <text:p>2.75727</text:p>
          </table:table-cell>
          <table:table-cell office:value-type="float" office:value="0.896911" calcext:value-type="float">
            <text:p>0.896911</text:p>
          </table:table-cell>
          <table:table-cell office:value-type="float" office:value="12.4179" calcext:value-type="float">
            <text:p>12.4179</text:p>
          </table:table-cell>
          <table:table-cell office:value-type="float" office:value="0.352078" calcext:value-type="float">
            <text:p>0.352078</text:p>
          </table:table-cell>
          <table:table-cell office:value-type="float" office:value="0.656696" calcext:value-type="float">
            <text:p>0.656696</text:p>
          </table:table-cell>
          <table:table-cell office:value-type="float" office:value="2.75727" calcext:value-type="float">
            <text:p>2.75727</text:p>
          </table:table-cell>
          <table:table-cell office:value-type="float" office:value="2.13737" calcext:value-type="float">
            <text:p>2.13737</text:p>
          </table:table-cell>
          <table:table-cell office:value-type="float" office:value="2.28958" calcext:value-type="float">
            <text:p>2.28958</text:p>
          </table:table-cell>
          <table:table-cell office:value-type="float" office:value="0.887324" calcext:value-type="float">
            <text:p>0.887324</text:p>
          </table:table-cell>
          <table:table-cell office:value-type="float" office:value="2.27302" calcext:value-type="float">
            <text:p>2.27302</text:p>
          </table:table-cell>
          <table:table-cell office:value-type="float" office:value="0.895041" calcext:value-type="float">
            <text:p>0.895041</text:p>
          </table:table-cell>
          <table:table-cell office:value-type="float" office:value="2.6046" calcext:value-type="float">
            <text:p>2.6046</text:p>
          </table:table-cell>
          <table:table-cell office:value-type="float" office:value="0.896911" calcext:value-type="float">
            <text:p>0.896911</text:p>
          </table:table-cell>
          <table:table-cell office:value-type="float" office:value="2.39649" calcext:value-type="float">
            <text:p>2.39649</text:p>
          </table:table-cell>
          <table:table-cell office:value-type="float" office:value="12.4179" calcext:value-type="float">
            <text:p>12.4179</text:p>
          </table:table-cell>
          <table:table-cell office:value-type="float" office:value="0.301567" calcext:value-type="float">
            <text:p>0.301567</text:p>
          </table:table-cell>
          <table:table-cell office:value-type="float" office:value="2.45279" calcext:value-type="float">
            <text:p>2.45279</text:p>
          </table:table-cell>
          <table:table-cell office:value-type="float" office:value="2.32321" calcext:value-type="float">
            <text:p>2.32321</text:p>
          </table:table-cell>
          <table:table-cell office:value-type="float" office:value="1.00547" calcext:value-type="float">
            <text:p>1.00547</text:p>
          </table:table-cell>
          <table:table-cell office:value-type="float" office:value="19.0933" calcext:value-type="float">
            <text:p>19.0933</text:p>
          </table:table-cell>
          <table:table-cell office:value-type="float" office:value="5.07327" calcext:value-type="float">
            <text:p>5.07327</text:p>
          </table:table-cell>
          <table:table-cell office:value-type="float" office:value="1.18016" calcext:value-type="float">
            <text:p>1.18016</text:p>
          </table:table-cell>
          <table:table-cell office:value-type="float" office:value="2.23823" calcext:value-type="float">
            <text:p>2.23823</text:p>
          </table:table-cell>
          <table:table-cell office:value-type="float" office:value="0.887324" calcext:value-type="float">
            <text:p>0.887324</text:p>
          </table:table-cell>
          <table:table-cell office:value-type="float" office:value="0.140116" calcext:value-type="float">
            <text:p>0.140116</text:p>
          </table:table-cell>
          <table:table-cell office:value-type="float" office:value="0.655199" calcext:value-type="float">
            <text:p>0.655199</text:p>
          </table:table-cell>
          <table:table-cell office:value-type="float" office:value="18.9516" calcext:value-type="float">
            <text:p>18.9516</text:p>
          </table:table-cell>
          <table:table-cell office:value-type="float" office:value="2.63335" calcext:value-type="float">
            <text:p>2.63335</text:p>
          </table:table-cell>
          <table:table-cell office:value-type="float" office:value="1.92994" calcext:value-type="float">
            <text:p>1.92994</text:p>
          </table:table-cell>
          <table:table-cell office:value-type="float" office:value="1.66852" calcext:value-type="float">
            <text:p>1.66852</text:p>
          </table:table-cell>
          <table:table-cell office:value-type="float" office:value="2.75727" calcext:value-type="float">
            <text:p>2.75727</text:p>
          </table:table-cell>
          <table:table-cell office:value-type="float" office:value="0.34956" calcext:value-type="float">
            <text:p>0.34956</text:p>
          </table:table-cell>
          <table:table-cell office:value-type="float" office:value="12.3336" calcext:value-type="float">
            <text:p>12.3336</text:p>
          </table:table-cell>
          <table:table-cell office:value-type="float" office:value="1.37318" calcext:value-type="float">
            <text:p>1.37318</text:p>
          </table:table-cell>
          <table:table-cell office:value-type="float" office:value="1.32178" calcext:value-type="float">
            <text:p>1.32178</text:p>
          </table:table-cell>
          <table:table-cell office:value-type="float" office:value="2.75727" calcext:value-type="float">
            <text:p>2.75727</text:p>
          </table:table-cell>
          <table:table-cell office:value-type="float" office:value="1.85004" calcext:value-type="float">
            <text:p>1.85004</text:p>
          </table:table-cell>
          <table:table-cell office:value-type="float" office:value="2.21094" calcext:value-type="float">
            <text:p>2.21094</text:p>
          </table:table-cell>
          <table:table-cell office:value-type="float" office:value="0.790295" calcext:value-type="float">
            <text:p>0.790295</text:p>
          </table:table-cell>
          <table:table-cell office:value-type="float" office:value="0.27831" calcext:value-type="float">
            <text:p>0.27831</text:p>
          </table:table-cell>
          <table:table-cell office:value-type="float" office:value="0.887324" calcext:value-type="float">
            <text:p>0.887324</text:p>
          </table:table-cell>
          <table:table-cell office:value-type="float" office:value="2.49612" calcext:value-type="float">
            <text:p>2.49612</text:p>
          </table:table-cell>
          <table:table-cell office:value-type="float" office:value="0.34956" calcext:value-type="float">
            <text:p>0.34956</text:p>
          </table:table-cell>
          <table:table-cell office:value-type="float" office:value="2.3937" calcext:value-type="float">
            <text:p>2.3937</text:p>
          </table:table-cell>
          <table:table-cell office:value-type="float" office:value="12.3336" calcext:value-type="float">
            <text:p>12.3336</text:p>
          </table:table-cell>
          <table:table-cell office:value-type="float" office:value="0.598676" calcext:value-type="float">
            <text:p>0.598676</text:p>
          </table:table-cell>
          <table:table-cell office:value-type="float" office:value="1.25311" calcext:value-type="float">
            <text:p>1.25311</text:p>
          </table:table-cell>
          <table:table-cell office:value-type="float" office:value="1.72941" calcext:value-type="float">
            <text:p>1.72941</text:p>
          </table:table-cell>
          <table:table-cell office:value-type="float" office:value="0.0830125" calcext:value-type="float">
            <text:p>0.0830125</text:p>
          </table:table-cell>
          <table:table-cell office:value-type="float" office:value="0.890519" calcext:value-type="float">
            <text:p>0.890519</text:p>
          </table:table-cell>
          <table:table-cell office:value-type="float" office:value="5.76031" calcext:value-type="float">
            <text:p>5.76031</text:p>
          </table:table-cell>
          <table:table-cell office:value-type="float" office:value="1.25907" calcext:value-type="float">
            <text:p>1.25907</text:p>
          </table:table-cell>
          <table:table-cell office:value-type="float" office:value="2.46923" calcext:value-type="float">
            <text:p>2.46923</text:p>
          </table:table-cell>
          <table:table-cell office:value-type="float" office:value="0.790295" calcext:value-type="float">
            <text:p>0.790295</text:p>
          </table:table-cell>
          <table:table-cell office:value-type="float" office:value="5.05578" calcext:value-type="float">
            <text:p>5.05578</text:p>
          </table:table-cell>
          <table:table-cell office:value-type="float" office:value="0.655199" calcext:value-type="float">
            <text:p>0.655199</text:p>
          </table:table-cell>
          <table:table-cell office:value-type="float" office:value="19.5775" calcext:value-type="float">
            <text:p>19.5775</text:p>
          </table:table-cell>
          <table:table-cell office:value-type="float" office:value="1.88631" calcext:value-type="float">
            <text:p>1.88631</text:p>
          </table:table-cell>
          <table:table-cell office:value-type="float" office:value="0.880829" calcext:value-type="float">
            <text:p>0.880829</text:p>
          </table:table-cell>
          <table:table-cell table:number-columns-repeated="6" office:value-type="float" office:value="3.99105" calcext:value-type="float">
            <text:p>3.9910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7:</text:p>
          </table:table-cell>
          <table:table-cell office:value-type="float" office:value="9.33333" calcext:value-type="float">
            <text:p>9.33333</text:p>
          </table:table-cell>
          <table:table-cell office:value-type="string" calcext:value-type="string">
            <text:p>-</text:p>
          </table:table-cell>
          <table:table-cell office:value-type="float" office:value="9.5" calcext:value-type="float">
            <text:p>9.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.56016" calcext:value-type="float">
            <text:p>3.56016</text:p>
          </table:table-cell>
          <table:table-cell office:value-type="float" office:value="0.981971" calcext:value-type="float">
            <text:p>0.981971</text:p>
          </table:table-cell>
          <table:table-cell office:value-type="float" office:value="2.29432" calcext:value-type="float">
            <text:p>2.29432</text:p>
          </table:table-cell>
          <table:table-cell office:value-type="float" office:value="0.853691" calcext:value-type="float">
            <text:p>0.853691</text:p>
          </table:table-cell>
          <table:table-cell office:value-type="float" office:value="0" calcext:value-type="float">
            <text:p>0</text:p>
          </table:table-cell>
          <table:table-cell office:value-type="float" office:value="1.41919" calcext:value-type="float">
            <text:p>1.41919</text:p>
          </table:table-cell>
          <table:table-cell office:value-type="float" office:value="2.25116" calcext:value-type="float">
            <text:p>2.25116</text:p>
          </table:table-cell>
          <table:table-cell office:value-type="float" office:value="1.13515" calcext:value-type="float">
            <text:p>1.13515</text:p>
          </table:table-cell>
          <table:table-cell office:value-type="float" office:value="3.62563" calcext:value-type="float">
            <text:p>3.62563</text:p>
          </table:table-cell>
          <table:table-cell office:value-type="float" office:value="2.25116" calcext:value-type="float">
            <text:p>2.25116</text:p>
          </table:table-cell>
          <table:table-cell office:value-type="float" office:value="0.789405" calcext:value-type="float">
            <text:p>0.789405</text:p>
          </table:table-cell>
          <table:table-cell office:value-type="float" office:value="1.89332" calcext:value-type="float">
            <text:p>1.89332</text:p>
          </table:table-cell>
          <table:table-cell office:value-type="float" office:value="3.56016" calcext:value-type="float">
            <text:p>3.56016</text:p>
          </table:table-cell>
          <table:table-cell office:value-type="float" office:value="2.48831" calcext:value-type="float">
            <text:p>2.48831</text:p>
          </table:table-cell>
          <table:table-cell office:value-type="float" office:value="1.9351" calcext:value-type="float">
            <text:p>1.9351</text:p>
          </table:table-cell>
          <table:table-cell office:value-type="float" office:value="0.442163" calcext:value-type="float">
            <text:p>0.442163</text:p>
          </table:table-cell>
          <table:table-cell office:value-type="float" office:value="1.16989" calcext:value-type="float">
            <text:p>1.16989</text:p>
          </table:table-cell>
          <table:table-cell office:value-type="float" office:value="2.09062" calcext:value-type="float">
            <text:p>2.09062</text:p>
          </table:table-cell>
          <table:table-cell office:value-type="float" office:value="1.13515" calcext:value-type="float">
            <text:p>1.13515</text:p>
          </table:table-cell>
          <table:table-cell office:value-type="float" office:value="1.02353" calcext:value-type="float">
            <text:p>1.02353</text:p>
          </table:table-cell>
          <table:table-cell office:value-type="float" office:value="1.23367" calcext:value-type="float">
            <text:p>1.23367</text:p>
          </table:table-cell>
          <table:table-cell office:value-type="float" office:value="1.25502" calcext:value-type="float">
            <text:p>1.25502</text:p>
          </table:table-cell>
          <table:table-cell office:value-type="float" office:value="0.741635" calcext:value-type="float">
            <text:p>0.741635</text:p>
          </table:table-cell>
          <table:table-cell office:value-type="float" office:value="1.1364" calcext:value-type="float">
            <text:p>1.1364</text:p>
          </table:table-cell>
          <table:table-cell office:value-type="float" office:value="0.562058" calcext:value-type="float">
            <text:p>0.562058</text:p>
          </table:table-cell>
          <table:table-cell office:value-type="float" office:value="19.679" calcext:value-type="float">
            <text:p>19.679</text:p>
          </table:table-cell>
          <table:table-cell office:value-type="float" office:value="2.54388" calcext:value-type="float">
            <text:p>2.54388</text:p>
          </table:table-cell>
          <table:table-cell office:value-type="float" office:value="1.23367" calcext:value-type="float">
            <text:p>1.23367</text:p>
          </table:table-cell>
          <table:table-cell office:value-type="float" office:value="1.20578" calcext:value-type="float">
            <text:p>1.20578</text:p>
          </table:table-cell>
          <table:table-cell office:value-type="float" office:value="1.59102" calcext:value-type="float">
            <text:p>1.59102</text:p>
          </table:table-cell>
          <table:table-cell office:value-type="float" office:value="4.02381" calcext:value-type="float">
            <text:p>4.02381</text:p>
          </table:table-cell>
          <table:table-cell office:value-type="float" office:value="1.75211" calcext:value-type="float">
            <text:p>1.75211</text:p>
          </table:table-cell>
          <table:table-cell office:value-type="float" office:value="1.49411" calcext:value-type="float">
            <text:p>1.49411</text:p>
          </table:table-cell>
          <table:table-cell office:value-type="float" office:value="1.38179" calcext:value-type="float">
            <text:p>1.38179</text:p>
          </table:table-cell>
          <table:table-cell office:value-type="float" office:value="1.3043" calcext:value-type="float">
            <text:p>1.3043</text:p>
          </table:table-cell>
          <table:table-cell office:value-type="float" office:value="1.0105" calcext:value-type="float">
            <text:p>1.0105</text:p>
          </table:table-cell>
          <table:table-cell office:value-type="float" office:value="1.7967" calcext:value-type="float">
            <text:p>1.7967</text:p>
          </table:table-cell>
          <table:table-cell office:value-type="float" office:value="1.25525" calcext:value-type="float">
            <text:p>1.25525</text:p>
          </table:table-cell>
          <table:table-cell office:value-type="float" office:value="19.1038" calcext:value-type="float">
            <text:p>19.1038</text:p>
          </table:table-cell>
          <table:table-cell office:value-type="float" office:value="1.7967" calcext:value-type="float">
            <text:p>1.7967</text:p>
          </table:table-cell>
          <table:table-cell office:value-type="float" office:value="1.63235" calcext:value-type="float">
            <text:p>1.63235</text:p>
          </table:table-cell>
          <table:table-cell office:value-type="float" office:value="0.780395" calcext:value-type="float">
            <text:p>0.780395</text:p>
          </table:table-cell>
          <table:table-cell office:value-type="float" office:value="4.02381" calcext:value-type="float">
            <text:p>4.02381</text:p>
          </table:table-cell>
          <table:table-cell office:value-type="float" office:value="2.48677" calcext:value-type="float">
            <text:p>2.48677</text:p>
          </table:table-cell>
          <table:table-cell office:value-type="float" office:value="2.39529" calcext:value-type="float">
            <text:p>2.39529</text:p>
          </table:table-cell>
          <table:table-cell office:value-type="float" office:value="0.570064" calcext:value-type="float">
            <text:p>0.570064</text:p>
          </table:table-cell>
          <table:table-cell office:value-type="float" office:value="1.00842" calcext:value-type="float">
            <text:p>1.00842</text:p>
          </table:table-cell>
          <table:table-cell office:value-type="float" office:value="1.96831" calcext:value-type="float">
            <text:p>1.96831</text:p>
          </table:table-cell>
          <table:table-cell office:value-type="float" office:value="1.25525" calcext:value-type="float">
            <text:p>1.25525</text:p>
          </table:table-cell>
          <table:table-cell office:value-type="float" office:value="1.61563" calcext:value-type="float">
            <text:p>1.61563</text:p>
          </table:table-cell>
          <table:table-cell office:value-type="float" office:value="1.70347" calcext:value-type="float">
            <text:p>1.70347</text:p>
          </table:table-cell>
          <table:table-cell office:value-type="float" office:value="1.19768" calcext:value-type="float">
            <text:p>1.19768</text:p>
          </table:table-cell>
          <table:table-cell office:value-type="float" office:value="1.19957" calcext:value-type="float">
            <text:p>1.19957</text:p>
          </table:table-cell>
          <table:table-cell office:value-type="float" office:value="1.42531" calcext:value-type="float">
            <text:p>1.42531</text:p>
          </table:table-cell>
          <table:table-cell office:value-type="float" office:value="0.761721" calcext:value-type="float">
            <text:p>0.761721</text:p>
          </table:table-cell>
          <table:table-cell office:value-type="float" office:value="0.88903" calcext:value-type="float">
            <text:p>0.88903</text:p>
          </table:table-cell>
          <table:table-cell office:value-type="float" office:value="2.48831" calcext:value-type="float">
            <text:p>2.48831</text:p>
          </table:table-cell>
          <table:table-cell office:value-type="float" office:value="1.70347" calcext:value-type="float">
            <text:p>1.70347</text:p>
          </table:table-cell>
          <table:table-cell office:value-type="float" office:value="1.11795" calcext:value-type="float">
            <text:p>1.11795</text:p>
          </table:table-cell>
          <table:table-cell office:value-type="float" office:value="0.523898" calcext:value-type="float">
            <text:p>0.523898</text:p>
          </table:table-cell>
          <table:table-cell office:value-type="float" office:value="1.78762" calcext:value-type="float">
            <text:p>1.78762</text:p>
          </table:table-cell>
          <table:table-cell office:value-type="float" office:value="2.0754" calcext:value-type="float">
            <text:p>2.0754</text:p>
          </table:table-cell>
          <table:table-cell office:value-type="float" office:value="1.6789" calcext:value-type="float">
            <text:p>1.6789</text:p>
          </table:table-cell>
          <table:table-cell office:value-type="float" office:value="12.5672" calcext:value-type="float">
            <text:p>12.5672</text:p>
          </table:table-cell>
          <table:table-cell office:value-type="float" office:value="0.630208" calcext:value-type="float">
            <text:p>0.630208</text:p>
          </table:table-cell>
          <table:table-cell office:value-type="float" office:value="1.4214" calcext:value-type="float">
            <text:p>1.4214</text:p>
          </table:table-cell>
          <table:table-cell office:value-type="float" office:value="2.0754" calcext:value-type="float">
            <text:p>2.0754</text:p>
          </table:table-cell>
          <table:table-cell office:value-type="float" office:value="1.61809" calcext:value-type="float">
            <text:p>1.61809</text:p>
          </table:table-cell>
          <table:table-cell office:value-type="float" office:value="1.45209" calcext:value-type="float">
            <text:p>1.45209</text:p>
          </table:table-cell>
          <table:table-cell office:value-type="float" office:value="1.60777" calcext:value-type="float">
            <text:p>1.60777</text:p>
          </table:table-cell>
          <table:table-cell office:value-type="float" office:value="1.90646" calcext:value-type="float">
            <text:p>1.90646</text:p>
          </table:table-cell>
          <table:table-cell office:value-type="float" office:value="1.61189" calcext:value-type="float">
            <text:p>1.61189</text:p>
          </table:table-cell>
          <table:table-cell office:value-type="float" office:value="2.31046" calcext:value-type="float">
            <text:p>2.31046</text:p>
          </table:table-cell>
          <table:table-cell office:value-type="float" office:value="1.6789" calcext:value-type="float">
            <text:p>1.6789</text:p>
          </table:table-cell>
          <table:table-cell office:value-type="float" office:value="2.25046" calcext:value-type="float">
            <text:p>2.25046</text:p>
          </table:table-cell>
          <table:table-cell office:value-type="float" office:value="12.5672" calcext:value-type="float">
            <text:p>12.5672</text:p>
          </table:table-cell>
          <table:table-cell office:value-type="float" office:value="0.713082" calcext:value-type="float">
            <text:p>0.713082</text:p>
          </table:table-cell>
          <table:table-cell office:value-type="float" office:value="2.41081" calcext:value-type="float">
            <text:p>2.41081</text:p>
          </table:table-cell>
          <table:table-cell office:value-type="float" office:value="1.48477" calcext:value-type="float">
            <text:p>1.48477</text:p>
          </table:table-cell>
          <table:table-cell office:value-type="float" office:value="1.52599" calcext:value-type="float">
            <text:p>1.52599</text:p>
          </table:table-cell>
          <table:table-cell office:value-type="float" office:value="19.8755" calcext:value-type="float">
            <text:p>19.8755</text:p>
          </table:table-cell>
          <table:table-cell office:value-type="float" office:value="4.22932" calcext:value-type="float">
            <text:p>4.22932</text:p>
          </table:table-cell>
          <table:table-cell office:value-type="float" office:value="1.44878" calcext:value-type="float">
            <text:p>1.44878</text:p>
          </table:table-cell>
          <table:table-cell office:value-type="float" office:value="2.39347" calcext:value-type="float">
            <text:p>2.39347</text:p>
          </table:table-cell>
          <table:table-cell office:value-type="float" office:value="1.60777" calcext:value-type="float">
            <text:p>1.60777</text:p>
          </table:table-cell>
          <table:table-cell office:value-type="float" office:value="0.731583" calcext:value-type="float">
            <text:p>0.731583</text:p>
          </table:table-cell>
          <table:table-cell office:value-type="float" office:value="1.36252" calcext:value-type="float">
            <text:p>1.36252</text:p>
          </table:table-cell>
          <table:table-cell office:value-type="float" office:value="19.0607" calcext:value-type="float">
            <text:p>19.0607</text:p>
          </table:table-cell>
          <table:table-cell office:value-type="float" office:value="2.42955" calcext:value-type="float">
            <text:p>2.42955</text:p>
          </table:table-cell>
          <table:table-cell office:value-type="float" office:value="2.23932" calcext:value-type="float">
            <text:p>2.23932</text:p>
          </table:table-cell>
          <table:table-cell office:value-type="float" office:value="1.9988" calcext:value-type="float">
            <text:p>1.9988</text:p>
          </table:table-cell>
          <table:table-cell office:value-type="float" office:value="2.0754" calcext:value-type="float">
            <text:p>2.0754</text:p>
          </table:table-cell>
          <table:table-cell office:value-type="float" office:value="1.19734" calcext:value-type="float">
            <text:p>1.19734</text:p>
          </table:table-cell>
          <table:table-cell office:value-type="float" office:value="12.4861" calcext:value-type="float">
            <text:p>12.4861</text:p>
          </table:table-cell>
          <table:table-cell office:value-type="float" office:value="2.0332" calcext:value-type="float">
            <text:p>2.0332</text:p>
          </table:table-cell>
          <table:table-cell office:value-type="float" office:value="2.13839" calcext:value-type="float">
            <text:p>2.13839</text:p>
          </table:table-cell>
          <table:table-cell office:value-type="float" office:value="2.0754" calcext:value-type="float">
            <text:p>2.0754</text:p>
          </table:table-cell>
          <table:table-cell office:value-type="float" office:value="1.26248" calcext:value-type="float">
            <text:p>1.26248</text:p>
          </table:table-cell>
          <table:table-cell office:value-type="float" office:value="1.48413" calcext:value-type="float">
            <text:p>1.48413</text:p>
          </table:table-cell>
          <table:table-cell office:value-type="float" office:value="1.51823" calcext:value-type="float">
            <text:p>1.51823</text:p>
          </table:table-cell>
          <table:table-cell office:value-type="float" office:value="0.890969" calcext:value-type="float">
            <text:p>0.890969</text:p>
          </table:table-cell>
          <table:table-cell office:value-type="float" office:value="1.60777" calcext:value-type="float">
            <text:p>1.60777</text:p>
          </table:table-cell>
          <table:table-cell office:value-type="float" office:value="2.32669" calcext:value-type="float">
            <text:p>2.32669</text:p>
          </table:table-cell>
          <table:table-cell office:value-type="float" office:value="1.19734" calcext:value-type="float">
            <text:p>1.19734</text:p>
          </table:table-cell>
          <table:table-cell office:value-type="float" office:value="2.25082" calcext:value-type="float">
            <text:p>2.25082</text:p>
          </table:table-cell>
          <table:table-cell office:value-type="float" office:value="12.4861" calcext:value-type="float">
            <text:p>12.4861</text:p>
          </table:table-cell>
          <table:table-cell office:value-type="float" office:value="0.258997" calcext:value-type="float">
            <text:p>0.258997</text:p>
          </table:table-cell>
          <table:table-cell office:value-type="float" office:value="0.5694" calcext:value-type="float">
            <text:p>0.5694</text:p>
          </table:table-cell>
          <table:table-cell office:value-type="float" office:value="1.11516" calcext:value-type="float">
            <text:p>1.11516</text:p>
          </table:table-cell>
          <table:table-cell office:value-type="float" office:value="0.795643" calcext:value-type="float">
            <text:p>0.795643</text:p>
          </table:table-cell>
          <table:table-cell office:value-type="float" office:value="1.54124" calcext:value-type="float">
            <text:p>1.54124</text:p>
          </table:table-cell>
          <table:table-cell office:value-type="float" office:value="4.91537" calcext:value-type="float">
            <text:p>4.91537</text:p>
          </table:table-cell>
          <table:table-cell office:value-type="float" office:value="1.47235" calcext:value-type="float">
            <text:p>1.47235</text:p>
          </table:table-cell>
          <table:table-cell office:value-type="float" office:value="2.38396" calcext:value-type="float">
            <text:p>2.38396</text:p>
          </table:table-cell>
          <table:table-cell office:value-type="float" office:value="1.51823" calcext:value-type="float">
            <text:p>1.51823</text:p>
          </table:table-cell>
          <table:table-cell office:value-type="float" office:value="4.2119" calcext:value-type="float">
            <text:p>4.2119</text:p>
          </table:table-cell>
          <table:table-cell office:value-type="float" office:value="1.36252" calcext:value-type="float">
            <text:p>1.36252</text:p>
          </table:table-cell>
          <table:table-cell office:value-type="float" office:value="19.6647" calcext:value-type="float">
            <text:p>19.6647</text:p>
          </table:table-cell>
          <table:table-cell office:value-type="float" office:value="1.47649" calcext:value-type="float">
            <text:p>1.47649</text:p>
          </table:table-cell>
          <table:table-cell office:value-type="float" office:value="1.4853" calcext:value-type="float">
            <text:p>1.4853</text:p>
          </table:table-cell>
          <table:table-cell table:number-columns-repeated="6" office:value-type="float" office:value="4.2974" calcext:value-type="float">
            <text:p>4.297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8:</text:p>
          </table:table-cell>
          <table:table-cell office:value-type="float" office:value="14.1833" calcext:value-type="float">
            <text:p>14.1833</text:p>
          </table:table-cell>
          <table:table-cell office:value-type="string" calcext:value-type="string">
            <text:p>-</text:p>
          </table:table-cell>
          <table:table-cell office:value-type="float" office:value="14.35" calcext:value-type="float">
            <text:p>14.3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4.59399" calcext:value-type="float">
            <text:p>4.59399</text:p>
          </table:table-cell>
          <table:table-cell office:value-type="float" office:value="0.441872" calcext:value-type="float">
            <text:p>0.441872</text:p>
          </table:table-cell>
          <table:table-cell office:value-type="float" office:value="1.57296" calcext:value-type="float">
            <text:p>1.57296</text:p>
          </table:table-cell>
          <table:table-cell office:value-type="float" office:value="0.790517" calcext:value-type="float">
            <text:p>0.790517</text:p>
          </table:table-cell>
          <table:table-cell office:value-type="float" office:value="1.41919" calcext:value-type="float">
            <text:p>1.41919</text:p>
          </table:table-cell>
          <table:table-cell office:value-type="float" office:value="0" calcext:value-type="float">
            <text:p>0</text:p>
          </table:table-cell>
          <table:table-cell office:value-type="float" office:value="2.51621" calcext:value-type="float">
            <text:p>2.51621</text:p>
          </table:table-cell>
          <table:table-cell office:value-type="float" office:value="0.690155" calcext:value-type="float">
            <text:p>0.690155</text:p>
          </table:table-cell>
          <table:table-cell office:value-type="float" office:value="5.04295" calcext:value-type="float">
            <text:p>5.04295</text:p>
          </table:table-cell>
          <table:table-cell office:value-type="float" office:value="2.51621" calcext:value-type="float">
            <text:p>2.51621</text:p>
          </table:table-cell>
          <table:table-cell office:value-type="float" office:value="0.893726" calcext:value-type="float">
            <text:p>0.893726</text:p>
          </table:table-cell>
          <table:table-cell office:value-type="float" office:value="2.11223" calcext:value-type="float">
            <text:p>2.11223</text:p>
          </table:table-cell>
          <table:table-cell office:value-type="float" office:value="4.59399" calcext:value-type="float">
            <text:p>4.59399</text:p>
          </table:table-cell>
          <table:table-cell office:value-type="float" office:value="1.97018" calcext:value-type="float">
            <text:p>1.97018</text:p>
          </table:table-cell>
          <table:table-cell office:value-type="float" office:value="3.20458" calcext:value-type="float">
            <text:p>3.20458</text:p>
          </table:table-cell>
          <table:table-cell office:value-type="float" office:value="0.978449" calcext:value-type="float">
            <text:p>0.978449</text:p>
          </table:table-cell>
          <table:table-cell office:value-type="float" office:value="2.04111" calcext:value-type="float">
            <text:p>2.04111</text:p>
          </table:table-cell>
          <table:table-cell office:value-type="float" office:value="0.690428" calcext:value-type="float">
            <text:p>0.690428</text:p>
          </table:table-cell>
          <table:table-cell office:value-type="float" office:value="0.690155" calcext:value-type="float">
            <text:p>0.690155</text:p>
          </table:table-cell>
          <table:table-cell office:value-type="float" office:value="2.35095" calcext:value-type="float">
            <text:p>2.35095</text:p>
          </table:table-cell>
          <table:table-cell office:value-type="float" office:value="0.36152" calcext:value-type="float">
            <text:p>0.36152</text:p>
          </table:table-cell>
          <table:table-cell office:value-type="float" office:value="0.410562" calcext:value-type="float">
            <text:p>0.410562</text:p>
          </table:table-cell>
          <table:table-cell office:value-type="float" office:value="0.697235" calcext:value-type="float">
            <text:p>0.697235</text:p>
          </table:table-cell>
          <table:table-cell office:value-type="float" office:value="0.30971" calcext:value-type="float">
            <text:p>0.30971</text:p>
          </table:table-cell>
          <table:table-cell office:value-type="float" office:value="1.97476" calcext:value-type="float">
            <text:p>1.97476</text:p>
          </table:table-cell>
          <table:table-cell office:value-type="float" office:value="18.8467" calcext:value-type="float">
            <text:p>18.8467</text:p>
          </table:table-cell>
          <table:table-cell office:value-type="float" office:value="3.93676" calcext:value-type="float">
            <text:p>3.93676</text:p>
          </table:table-cell>
          <table:table-cell office:value-type="float" office:value="0.36152" calcext:value-type="float">
            <text:p>0.36152</text:p>
          </table:table-cell>
          <table:table-cell office:value-type="float" office:value="0.692223" calcext:value-type="float">
            <text:p>0.692223</text:p>
          </table:table-cell>
          <table:table-cell office:value-type="float" office:value="0.250536" calcext:value-type="float">
            <text:p>0.250536</text:p>
          </table:table-cell>
          <table:table-cell office:value-type="float" office:value="5.11028" calcext:value-type="float">
            <text:p>5.11028</text:p>
          </table:table-cell>
          <table:table-cell office:value-type="float" office:value="2.24728" calcext:value-type="float">
            <text:p>2.24728</text:p>
          </table:table-cell>
          <table:table-cell office:value-type="float" office:value="0.216002" calcext:value-type="float">
            <text:p>0.216002</text:p>
          </table:table-cell>
          <table:table-cell office:value-type="float" office:value="0.579365" calcext:value-type="float">
            <text:p>0.579365</text:p>
          </table:table-cell>
          <table:table-cell office:value-type="float" office:value="0.164492" calcext:value-type="float">
            <text:p>0.164492</text:p>
          </table:table-cell>
          <table:table-cell office:value-type="float" office:value="0.429045" calcext:value-type="float">
            <text:p>0.429045</text:p>
          </table:table-cell>
          <table:table-cell office:value-type="float" office:value="0.634607" calcext:value-type="float">
            <text:p>0.634607</text:p>
          </table:table-cell>
          <table:table-cell office:value-type="float" office:value="0.203557" calcext:value-type="float">
            <text:p>0.203557</text:p>
          </table:table-cell>
          <table:table-cell office:value-type="float" office:value="19.6456" calcext:value-type="float">
            <text:p>19.6456</text:p>
          </table:table-cell>
          <table:table-cell office:value-type="float" office:value="0.634607" calcext:value-type="float">
            <text:p>0.634607</text:p>
          </table:table-cell>
          <table:table-cell office:value-type="float" office:value="0.272239" calcext:value-type="float">
            <text:p>0.272239</text:p>
          </table:table-cell>
          <table:table-cell office:value-type="float" office:value="0.775438" calcext:value-type="float">
            <text:p>0.775438</text:p>
          </table:table-cell>
          <table:table-cell office:value-type="float" office:value="5.11028" calcext:value-type="float">
            <text:p>5.11028</text:p>
          </table:table-cell>
          <table:table-cell office:value-type="float" office:value="1.97385" calcext:value-type="float">
            <text:p>1.97385</text:p>
          </table:table-cell>
          <table:table-cell office:value-type="float" office:value="3.67897" calcext:value-type="float">
            <text:p>3.67897</text:p>
          </table:table-cell>
          <table:table-cell office:value-type="float" office:value="0.897426" calcext:value-type="float">
            <text:p>0.897426</text:p>
          </table:table-cell>
          <table:table-cell office:value-type="float" office:value="2.15294" calcext:value-type="float">
            <text:p>2.15294</text:p>
          </table:table-cell>
          <table:table-cell office:value-type="float" office:value="0.915564" calcext:value-type="float">
            <text:p>0.915564</text:p>
          </table:table-cell>
          <table:table-cell office:value-type="float" office:value="0.203557" calcext:value-type="float">
            <text:p>0.203557</text:p>
          </table:table-cell>
          <table:table-cell office:value-type="float" office:value="2.80253" calcext:value-type="float">
            <text:p>2.80253</text:p>
          </table:table-cell>
          <table:table-cell office:value-type="float" office:value="0.365877" calcext:value-type="float">
            <text:p>0.365877</text:p>
          </table:table-cell>
          <table:table-cell office:value-type="float" office:value="0.264151" calcext:value-type="float">
            <text:p>0.264151</text:p>
          </table:table-cell>
          <table:table-cell office:value-type="float" office:value="0.369146" calcext:value-type="float">
            <text:p>0.369146</text:p>
          </table:table-cell>
          <table:table-cell office:value-type="float" office:value="0.688541" calcext:value-type="float">
            <text:p>0.688541</text:p>
          </table:table-cell>
          <table:table-cell office:value-type="float" office:value="0.660382" calcext:value-type="float">
            <text:p>0.660382</text:p>
          </table:table-cell>
          <table:table-cell office:value-type="float" office:value="0.920299" calcext:value-type="float">
            <text:p>0.920299</text:p>
          </table:table-cell>
          <table:table-cell office:value-type="float" office:value="1.97018" calcext:value-type="float">
            <text:p>1.97018</text:p>
          </table:table-cell>
          <table:table-cell office:value-type="float" office:value="0.365877" calcext:value-type="float">
            <text:p>0.365877</text:p>
          </table:table-cell>
          <table:table-cell office:value-type="float" office:value="0.310762" calcext:value-type="float">
            <text:p>0.310762</text:p>
          </table:table-cell>
          <table:table-cell office:value-type="float" office:value="1.13267" calcext:value-type="float">
            <text:p>1.13267</text:p>
          </table:table-cell>
          <table:table-cell office:value-type="float" office:value="0.927323" calcext:value-type="float">
            <text:p>0.927323</text:p>
          </table:table-cell>
          <table:table-cell office:value-type="float" office:value="3.46754" calcext:value-type="float">
            <text:p>3.46754</text:p>
          </table:table-cell>
          <table:table-cell office:value-type="float" office:value="0.418135" calcext:value-type="float">
            <text:p>0.418135</text:p>
          </table:table-cell>
          <table:table-cell office:value-type="float" office:value="13.0545" calcext:value-type="float">
            <text:p>13.0545</text:p>
          </table:table-cell>
          <table:table-cell office:value-type="float" office:value="1.12783" calcext:value-type="float">
            <text:p>1.12783</text:p>
          </table:table-cell>
          <table:table-cell office:value-type="float" office:value="1.11671" calcext:value-type="float">
            <text:p>1.11671</text:p>
          </table:table-cell>
          <table:table-cell office:value-type="float" office:value="3.46754" calcext:value-type="float">
            <text:p>3.46754</text:p>
          </table:table-cell>
          <table:table-cell office:value-type="float" office:value="2.099" calcext:value-type="float">
            <text:p>2.099</text:p>
          </table:table-cell>
          <table:table-cell office:value-type="float" office:value="2.67021" calcext:value-type="float">
            <text:p>2.67021</text:p>
          </table:table-cell>
          <table:table-cell office:value-type="float" office:value="0.246739" calcext:value-type="float">
            <text:p>0.246739</text:p>
          </table:table-cell>
          <table:table-cell office:value-type="float" office:value="2.06601" calcext:value-type="float">
            <text:p>2.06601</text:p>
          </table:table-cell>
          <table:table-cell office:value-type="float" office:value="0.243961" calcext:value-type="float">
            <text:p>0.243961</text:p>
          </table:table-cell>
          <table:table-cell office:value-type="float" office:value="2.29376" calcext:value-type="float">
            <text:p>2.29376</text:p>
          </table:table-cell>
          <table:table-cell office:value-type="float" office:value="0.418135" calcext:value-type="float">
            <text:p>0.418135</text:p>
          </table:table-cell>
          <table:table-cell office:value-type="float" office:value="1.97559" calcext:value-type="float">
            <text:p>1.97559</text:p>
          </table:table-cell>
          <table:table-cell office:value-type="float" office:value="13.0545" calcext:value-type="float">
            <text:p>13.0545</text:p>
          </table:table-cell>
          <table:table-cell office:value-type="float" office:value="0.725004" calcext:value-type="float">
            <text:p>0.725004</text:p>
          </table:table-cell>
          <table:table-cell office:value-type="float" office:value="1.9408" calcext:value-type="float">
            <text:p>1.9408</text:p>
          </table:table-cell>
          <table:table-cell office:value-type="float" office:value="2.87759" calcext:value-type="float">
            <text:p>2.87759</text:p>
          </table:table-cell>
          <table:table-cell office:value-type="float" office:value="0.258452" calcext:value-type="float">
            <text:p>0.258452</text:p>
          </table:table-cell>
          <table:table-cell office:value-type="float" office:value="19.0382" calcext:value-type="float">
            <text:p>19.0382</text:p>
          </table:table-cell>
          <table:table-cell office:value-type="float" office:value="5.5868" calcext:value-type="float">
            <text:p>5.5868</text:p>
          </table:table-cell>
          <table:table-cell office:value-type="float" office:value="0.633071" calcext:value-type="float">
            <text:p>0.633071</text:p>
          </table:table-cell>
          <table:table-cell office:value-type="float" office:value="1.59776" calcext:value-type="float">
            <text:p>1.59776</text:p>
          </table:table-cell>
          <table:table-cell office:value-type="float" office:value="0.246739" calcext:value-type="float">
            <text:p>0.246739</text:p>
          </table:table-cell>
          <table:table-cell office:value-type="float" office:value="0.808404" calcext:value-type="float">
            <text:p>0.808404</text:p>
          </table:table-cell>
          <table:table-cell office:value-type="float" office:value="0.178985" calcext:value-type="float">
            <text:p>0.178985</text:p>
          </table:table-cell>
          <table:table-cell office:value-type="float" office:value="19.6017" calcext:value-type="float">
            <text:p>19.6017</text:p>
          </table:table-cell>
          <table:table-cell office:value-type="float" office:value="2.23966" calcext:value-type="float">
            <text:p>2.23966</text:p>
          </table:table-cell>
          <table:table-cell office:value-type="float" office:value="1.21372" calcext:value-type="float">
            <text:p>1.21372</text:p>
          </table:table-cell>
          <table:table-cell office:value-type="float" office:value="0.960653" calcext:value-type="float">
            <text:p>0.960653</text:p>
          </table:table-cell>
          <table:table-cell office:value-type="float" office:value="3.46754" calcext:value-type="float">
            <text:p>3.46754</text:p>
          </table:table-cell>
          <table:table-cell office:value-type="float" office:value="0.61537" calcext:value-type="float">
            <text:p>0.61537</text:p>
          </table:table-cell>
          <table:table-cell office:value-type="float" office:value="12.9685" calcext:value-type="float">
            <text:p>12.9685</text:p>
          </table:table-cell>
          <table:table-cell office:value-type="float" office:value="1.80667" calcext:value-type="float">
            <text:p>1.80667</text:p>
          </table:table-cell>
          <table:table-cell office:value-type="float" office:value="0.864897" calcext:value-type="float">
            <text:p>0.864897</text:p>
          </table:table-cell>
          <table:table-cell office:value-type="float" office:value="3.46754" calcext:value-type="float">
            <text:p>3.46754</text:p>
          </table:table-cell>
          <table:table-cell office:value-type="float" office:value="1.92594" calcext:value-type="float">
            <text:p>1.92594</text:p>
          </table:table-cell>
          <table:table-cell office:value-type="float" office:value="2.89142" calcext:value-type="float">
            <text:p>2.89142</text:p>
          </table:table-cell>
          <table:table-cell office:value-type="float" office:value="0.213973" calcext:value-type="float">
            <text:p>0.213973</text:p>
          </table:table-cell>
          <table:table-cell office:value-type="float" office:value="0.569545" calcext:value-type="float">
            <text:p>0.569545</text:p>
          </table:table-cell>
          <table:table-cell office:value-type="float" office:value="0.246739" calcext:value-type="float">
            <text:p>0.246739</text:p>
          </table:table-cell>
          <table:table-cell office:value-type="float" office:value="2.08534" calcext:value-type="float">
            <text:p>2.08534</text:p>
          </table:table-cell>
          <table:table-cell office:value-type="float" office:value="0.61537" calcext:value-type="float">
            <text:p>0.61537</text:p>
          </table:table-cell>
          <table:table-cell office:value-type="float" office:value="1.97039" calcext:value-type="float">
            <text:p>1.97039</text:p>
          </table:table-cell>
          <table:table-cell office:value-type="float" office:value="12.9685" calcext:value-type="float">
            <text:p>12.9685</text:p>
          </table:table-cell>
          <table:table-cell office:value-type="float" office:value="1.22382" calcext:value-type="float">
            <text:p>1.22382</text:p>
          </table:table-cell>
          <table:table-cell office:value-type="float" office:value="1.55731" calcext:value-type="float">
            <text:p>1.55731</text:p>
          </table:table-cell>
          <table:table-cell office:value-type="float" office:value="1.85431" calcext:value-type="float">
            <text:p>1.85431</text:p>
          </table:table-cell>
          <table:table-cell office:value-type="float" office:value="0.870201" calcext:value-type="float">
            <text:p>0.870201</text:p>
          </table:table-cell>
          <table:table-cell office:value-type="float" office:value="0.122727" calcext:value-type="float">
            <text:p>0.122727</text:p>
          </table:table-cell>
          <table:table-cell office:value-type="float" office:value="6.26665" calcext:value-type="float">
            <text:p>6.26665</text:p>
          </table:table-cell>
          <table:table-cell office:value-type="float" office:value="0.737806" calcext:value-type="float">
            <text:p>0.737806</text:p>
          </table:table-cell>
          <table:table-cell office:value-type="float" office:value="1.99058" calcext:value-type="float">
            <text:p>1.99058</text:p>
          </table:table-cell>
          <table:table-cell office:value-type="float" office:value="0.213973" calcext:value-type="float">
            <text:p>0.213973</text:p>
          </table:table-cell>
          <table:table-cell office:value-type="float" office:value="5.56965" calcext:value-type="float">
            <text:p>5.56965</text:p>
          </table:table-cell>
          <table:table-cell office:value-type="float" office:value="0.178985" calcext:value-type="float">
            <text:p>0.178985</text:p>
          </table:table-cell>
          <table:table-cell office:value-type="float" office:value="20.2383" calcext:value-type="float">
            <text:p>20.2383</text:p>
          </table:table-cell>
          <table:table-cell office:value-type="float" office:value="1.7806" calcext:value-type="float">
            <text:p>1.7806</text:p>
          </table:table-cell>
          <table:table-cell office:value-type="float" office:value="0.0928872" calcext:value-type="float">
            <text:p>0.0928872</text:p>
          </table:table-cell>
          <table:table-cell table:number-columns-repeated="6" office:value-type="float" office:value="4.58677" calcext:value-type="float">
            <text:p>4.5867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9: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-</text:p>
          </table:table-cell>
          <table:table-cell office:value-type="float" office:value="15.2667" calcext:value-type="float">
            <text:p>15.266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.5889" calcext:value-type="float">
            <text:p>5.5889</text:p>
          </table:table-cell>
          <table:table-cell office:value-type="float" office:value="2.29688" calcext:value-type="float">
            <text:p>2.29688</text:p>
          </table:table-cell>
          <table:table-cell office:value-type="float" office:value="4.04507" calcext:value-type="float">
            <text:p>4.04507</text:p>
          </table:table-cell>
          <table:table-cell office:value-type="float" office:value="2.69372" calcext:value-type="float">
            <text:p>2.69372</text:p>
          </table:table-cell>
          <table:table-cell office:value-type="float" office:value="2.25116" calcext:value-type="float">
            <text:p>2.25116</text:p>
          </table:table-cell>
          <table:table-cell office:value-type="float" office:value="2.51621" calcext:value-type="float">
            <text:p>2.51621</text:p>
          </table:table-cell>
          <table:table-cell office:value-type="float" office:value="0" calcext:value-type="float">
            <text:p>0</text:p>
          </table:table-cell>
          <table:table-cell office:value-type="float" office:value="2.87515" calcext:value-type="float">
            <text:p>2.87515</text:p>
          </table:table-cell>
          <table:table-cell office:value-type="float" office:value="4.59433" calcext:value-type="float">
            <text:p>4.59433</text:p>
          </table:table-cell>
          <table:table-cell office:value-type="float" office:value="0" calcext:value-type="float">
            <text:p>0</text:p>
          </table:table-cell>
          <table:table-cell office:value-type="float" office:value="2.714" calcext:value-type="float">
            <text:p>2.714</text:p>
          </table:table-cell>
          <table:table-cell office:value-type="float" office:value="0.408524" calcext:value-type="float">
            <text:p>0.408524</text:p>
          </table:table-cell>
          <table:table-cell office:value-type="float" office:value="5.5889" calcext:value-type="float">
            <text:p>5.5889</text:p>
          </table:table-cell>
          <table:table-cell office:value-type="float" office:value="1.28729" calcext:value-type="float">
            <text:p>1.28729</text:p>
          </table:table-cell>
          <table:table-cell office:value-type="float" office:value="3.81963" calcext:value-type="float">
            <text:p>3.81963</text:p>
          </table:table-cell>
          <table:table-cell office:value-type="float" office:value="2.27189" calcext:value-type="float">
            <text:p>2.27189</text:p>
          </table:table-cell>
          <table:table-cell office:value-type="float" office:value="3.41547" calcext:value-type="float">
            <text:p>3.41547</text:p>
          </table:table-cell>
          <table:table-cell office:value-type="float" office:value="3.03472" calcext:value-type="float">
            <text:p>3.03472</text:p>
          </table:table-cell>
          <table:table-cell office:value-type="float" office:value="2.87515" calcext:value-type="float">
            <text:p>2.87515</text:p>
          </table:table-cell>
          <table:table-cell office:value-type="float" office:value="2.03799" calcext:value-type="float">
            <text:p>2.03799</text:p>
          </table:table-cell>
          <table:table-cell office:value-type="float" office:value="2.69068" calcext:value-type="float">
            <text:p>2.69068</text:p>
          </table:table-cell>
          <table:table-cell office:value-type="float" office:value="2.10691" calcext:value-type="float">
            <text:p>2.10691</text:p>
          </table:table-cell>
          <table:table-cell office:value-type="float" office:value="2.40011" calcext:value-type="float">
            <text:p>2.40011</text:p>
          </table:table-cell>
          <table:table-cell office:value-type="float" office:value="2.29269" calcext:value-type="float">
            <text:p>2.29269</text:p>
          </table:table-cell>
          <table:table-cell office:value-type="float" office:value="2.28629" calcext:value-type="float">
            <text:p>2.28629</text:p>
          </table:table-cell>
          <table:table-cell office:value-type="float" office:value="21.347" calcext:value-type="float">
            <text:p>21.347</text:p>
          </table:table-cell>
          <table:table-cell office:value-type="float" office:value="3.944" calcext:value-type="float">
            <text:p>3.944</text:p>
          </table:table-cell>
          <table:table-cell office:value-type="float" office:value="2.69068" calcext:value-type="float">
            <text:p>2.69068</text:p>
          </table:table-cell>
          <table:table-cell office:value-type="float" office:value="2.93109" calcext:value-type="float">
            <text:p>2.93109</text:p>
          </table:table-cell>
          <table:table-cell office:value-type="float" office:value="2.42947" calcext:value-type="float">
            <text:p>2.42947</text:p>
          </table:table-cell>
          <table:table-cell office:value-type="float" office:value="5.97583" calcext:value-type="float">
            <text:p>5.97583</text:p>
          </table:table-cell>
          <table:table-cell office:value-type="float" office:value="0.545487" calcext:value-type="float">
            <text:p>0.545487</text:p>
          </table:table-cell>
          <table:table-cell office:value-type="float" office:value="2.72851" calcext:value-type="float">
            <text:p>2.72851</text:p>
          </table:table-cell>
          <table:table-cell office:value-type="float" office:value="1.95264" calcext:value-type="float">
            <text:p>1.95264</text:p>
          </table:table-cell>
          <table:table-cell office:value-type="float" office:value="2.3617" calcext:value-type="float">
            <text:p>2.3617</text:p>
          </table:table-cell>
          <table:table-cell office:value-type="float" office:value="2.45959" calcext:value-type="float">
            <text:p>2.45959</text:p>
          </table:table-cell>
          <table:table-cell office:value-type="float" office:value="2.20473" calcext:value-type="float">
            <text:p>2.20473</text:p>
          </table:table-cell>
          <table:table-cell office:value-type="float" office:value="2.33995" calcext:value-type="float">
            <text:p>2.33995</text:p>
          </table:table-cell>
          <table:table-cell office:value-type="float" office:value="21.2971" calcext:value-type="float">
            <text:p>21.2971</text:p>
          </table:table-cell>
          <table:table-cell office:value-type="float" office:value="2.20473" calcext:value-type="float">
            <text:p>2.20473</text:p>
          </table:table-cell>
          <table:table-cell office:value-type="float" office:value="2.77221" calcext:value-type="float">
            <text:p>2.77221</text:p>
          </table:table-cell>
          <table:table-cell office:value-type="float" office:value="1.96842" calcext:value-type="float">
            <text:p>1.96842</text:p>
          </table:table-cell>
          <table:table-cell office:value-type="float" office:value="5.97583" calcext:value-type="float">
            <text:p>5.97583</text:p>
          </table:table-cell>
          <table:table-cell office:value-type="float" office:value="1.27881" calcext:value-type="float">
            <text:p>1.27881</text:p>
          </table:table-cell>
          <table:table-cell office:value-type="float" office:value="4.18487" calcext:value-type="float">
            <text:p>4.18487</text:p>
          </table:table-cell>
          <table:table-cell office:value-type="float" office:value="2.43294" calcext:value-type="float">
            <text:p>2.43294</text:p>
          </table:table-cell>
          <table:table-cell office:value-type="float" office:value="3.18083" calcext:value-type="float">
            <text:p>3.18083</text:p>
          </table:table-cell>
          <table:table-cell office:value-type="float" office:value="2.05845" calcext:value-type="float">
            <text:p>2.05845</text:p>
          </table:table-cell>
          <table:table-cell office:value-type="float" office:value="2.33995" calcext:value-type="float">
            <text:p>2.33995</text:p>
          </table:table-cell>
          <table:table-cell office:value-type="float" office:value="1.77528" calcext:value-type="float">
            <text:p>1.77528</text:p>
          </table:table-cell>
          <table:table-cell office:value-type="float" office:value="2.86421" calcext:value-type="float">
            <text:p>2.86421</text:p>
          </table:table-cell>
          <table:table-cell office:value-type="float" office:value="2.29836" calcext:value-type="float">
            <text:p>2.29836</text:p>
          </table:table-cell>
          <table:table-cell office:value-type="float" office:value="2.66468" calcext:value-type="float">
            <text:p>2.66468</text:p>
          </table:table-cell>
          <table:table-cell office:value-type="float" office:value="3.07036" calcext:value-type="float">
            <text:p>3.07036</text:p>
          </table:table-cell>
          <table:table-cell office:value-type="float" office:value="2.33424" calcext:value-type="float">
            <text:p>2.33424</text:p>
          </table:table-cell>
          <table:table-cell office:value-type="float" office:value="2.82874" calcext:value-type="float">
            <text:p>2.82874</text:p>
          </table:table-cell>
          <table:table-cell office:value-type="float" office:value="1.28729" calcext:value-type="float">
            <text:p>1.28729</text:p>
          </table:table-cell>
          <table:table-cell office:value-type="float" office:value="2.86421" calcext:value-type="float">
            <text:p>2.86421</text:p>
          </table:table-cell>
          <table:table-cell office:value-type="float" office:value="2.45565" calcext:value-type="float">
            <text:p>2.45565</text:p>
          </table:table-cell>
          <table:table-cell office:value-type="float" office:value="2.62305" calcext:value-type="float">
            <text:p>2.62305</text:p>
          </table:table-cell>
          <table:table-cell office:value-type="float" office:value="1.82695" calcext:value-type="float">
            <text:p>1.82695</text:p>
          </table:table-cell>
          <table:table-cell office:value-type="float" office:value="3.57283" calcext:value-type="float">
            <text:p>3.57283</text:p>
          </table:table-cell>
          <table:table-cell office:value-type="float" office:value="2.93312" calcext:value-type="float">
            <text:p>2.93312</text:p>
          </table:table-cell>
          <table:table-cell office:value-type="float" office:value="14.7874" calcext:value-type="float">
            <text:p>14.7874</text:p>
          </table:table-cell>
          <table:table-cell office:value-type="float" office:value="2.72488" calcext:value-type="float">
            <text:p>2.72488</text:p>
          </table:table-cell>
          <table:table-cell office:value-type="float" office:value="3.34115" calcext:value-type="float">
            <text:p>3.34115</text:p>
          </table:table-cell>
          <table:table-cell office:value-type="float" office:value="3.57283" calcext:value-type="float">
            <text:p>3.57283</text:p>
          </table:table-cell>
          <table:table-cell office:value-type="float" office:value="0.646385" calcext:value-type="float">
            <text:p>0.646385</text:p>
          </table:table-cell>
          <table:table-cell office:value-type="float" office:value="1.81574" calcext:value-type="float">
            <text:p>1.81574</text:p>
          </table:table-cell>
          <table:table-cell office:value-type="float" office:value="2.75014" calcext:value-type="float">
            <text:p>2.75014</text:p>
          </table:table-cell>
          <table:table-cell office:value-type="float" office:value="0.450591" calcext:value-type="float">
            <text:p>0.450591</text:p>
          </table:table-cell>
          <table:table-cell office:value-type="float" office:value="2.74403" calcext:value-type="float">
            <text:p>2.74403</text:p>
          </table:table-cell>
          <table:table-cell office:value-type="float" office:value="0.474481" calcext:value-type="float">
            <text:p>0.474481</text:p>
          </table:table-cell>
          <table:table-cell office:value-type="float" office:value="2.93312" calcext:value-type="float">
            <text:p>2.93312</text:p>
          </table:table-cell>
          <table:table-cell office:value-type="float" office:value="0.900067" calcext:value-type="float">
            <text:p>0.900067</text:p>
          </table:table-cell>
          <table:table-cell office:value-type="float" office:value="14.7874" calcext:value-type="float">
            <text:p>14.7874</text:p>
          </table:table-cell>
          <table:table-cell office:value-type="float" office:value="2.3924" calcext:value-type="float">
            <text:p>2.3924</text:p>
          </table:table-cell>
          <table:table-cell office:value-type="float" office:value="1.20246" calcext:value-type="float">
            <text:p>1.20246</text:p>
          </table:table-cell>
          <table:table-cell office:value-type="float" office:value="2.5019" calcext:value-type="float">
            <text:p>2.5019</text:p>
          </table:table-cell>
          <table:table-cell office:value-type="float" office:value="2.34777" calcext:value-type="float">
            <text:p>2.34777</text:p>
          </table:table-cell>
          <table:table-cell office:value-type="float" office:value="21.5372" calcext:value-type="float">
            <text:p>21.5372</text:p>
          </table:table-cell>
          <table:table-cell office:value-type="float" office:value="4.32769" calcext:value-type="float">
            <text:p>4.32769</text:p>
          </table:table-cell>
          <table:table-cell office:value-type="float" office:value="1.92056" calcext:value-type="float">
            <text:p>1.92056</text:p>
          </table:table-cell>
          <table:table-cell office:value-type="float" office:value="1.70998" calcext:value-type="float">
            <text:p>1.70998</text:p>
          </table:table-cell>
          <table:table-cell office:value-type="float" office:value="2.75014" calcext:value-type="float">
            <text:p>2.75014</text:p>
          </table:table-cell>
          <table:table-cell office:value-type="float" office:value="2.566" calcext:value-type="float">
            <text:p>2.566</text:p>
          </table:table-cell>
          <table:table-cell office:value-type="float" office:value="2.63655" calcext:value-type="float">
            <text:p>2.63655</text:p>
          </table:table-cell>
          <table:table-cell office:value-type="float" office:value="21.2544" calcext:value-type="float">
            <text:p>21.2544</text:p>
          </table:table-cell>
          <table:table-cell office:value-type="float" office:value="0.758214" calcext:value-type="float">
            <text:p>0.758214</text:p>
          </table:table-cell>
          <table:table-cell office:value-type="float" office:value="2.04524" calcext:value-type="float">
            <text:p>2.04524</text:p>
          </table:table-cell>
          <table:table-cell office:value-type="float" office:value="2.0388" calcext:value-type="float">
            <text:p>2.0388</text:p>
          </table:table-cell>
          <table:table-cell office:value-type="float" office:value="3.57283" calcext:value-type="float">
            <text:p>3.57283</text:p>
          </table:table-cell>
          <table:table-cell office:value-type="float" office:value="2.86862" calcext:value-type="float">
            <text:p>2.86862</text:p>
          </table:table-cell>
          <table:table-cell office:value-type="float" office:value="14.7078" calcext:value-type="float">
            <text:p>14.7078</text:p>
          </table:table-cell>
          <table:table-cell office:value-type="float" office:value="4.06676" calcext:value-type="float">
            <text:p>4.06676</text:p>
          </table:table-cell>
          <table:table-cell office:value-type="float" office:value="3.34127" calcext:value-type="float">
            <text:p>3.34127</text:p>
          </table:table-cell>
          <table:table-cell office:value-type="float" office:value="3.57283" calcext:value-type="float">
            <text:p>3.57283</text:p>
          </table:table-cell>
          <table:table-cell office:value-type="float" office:value="1.0188" calcext:value-type="float">
            <text:p>1.0188</text:p>
          </table:table-cell>
          <table:table-cell office:value-type="float" office:value="3.03942" calcext:value-type="float">
            <text:p>3.03942</text:p>
          </table:table-cell>
          <table:table-cell office:value-type="float" office:value="2.72981" calcext:value-type="float">
            <text:p>2.72981</text:p>
          </table:table-cell>
          <table:table-cell office:value-type="float" office:value="2.47992" calcext:value-type="float">
            <text:p>2.47992</text:p>
          </table:table-cell>
          <table:table-cell office:value-type="float" office:value="2.75014" calcext:value-type="float">
            <text:p>2.75014</text:p>
          </table:table-cell>
          <table:table-cell office:value-type="float" office:value="0.839263" calcext:value-type="float">
            <text:p>0.839263</text:p>
          </table:table-cell>
          <table:table-cell office:value-type="float" office:value="2.86862" calcext:value-type="float">
            <text:p>2.86862</text:p>
          </table:table-cell>
          <table:table-cell office:value-type="float" office:value="0.908749" calcext:value-type="float">
            <text:p>0.908749</text:p>
          </table:table-cell>
          <table:table-cell office:value-type="float" office:value="14.7078" calcext:value-type="float">
            <text:p>14.7078</text:p>
          </table:table-cell>
          <table:table-cell office:value-type="float" office:value="2.39387" calcext:value-type="float">
            <text:p>2.39387</text:p>
          </table:table-cell>
          <table:table-cell office:value-type="float" office:value="1.69291" calcext:value-type="float">
            <text:p>1.69291</text:p>
          </table:table-cell>
          <table:table-cell office:value-type="float" office:value="1.16922" calcext:value-type="float">
            <text:p>1.16922</text:p>
          </table:table-cell>
          <table:table-cell office:value-type="float" office:value="2.70113" calcext:value-type="float">
            <text:p>2.70113</text:p>
          </table:table-cell>
          <table:table-cell office:value-type="float" office:value="2.58616" calcext:value-type="float">
            <text:p>2.58616</text:p>
          </table:table-cell>
          <table:table-cell office:value-type="float" office:value="4.90813" calcext:value-type="float">
            <text:p>4.90813</text:p>
          </table:table-cell>
          <table:table-cell office:value-type="float" office:value="1.82123" calcext:value-type="float">
            <text:p>1.82123</text:p>
          </table:table-cell>
          <table:table-cell office:value-type="float" office:value="1.08023" calcext:value-type="float">
            <text:p>1.08023</text:p>
          </table:table-cell>
          <table:table-cell office:value-type="float" office:value="2.72981" calcext:value-type="float">
            <text:p>2.72981</text:p>
          </table:table-cell>
          <table:table-cell office:value-type="float" office:value="4.31393" calcext:value-type="float">
            <text:p>4.31393</text:p>
          </table:table-cell>
          <table:table-cell office:value-type="float" office:value="2.63655" calcext:value-type="float">
            <text:p>2.63655</text:p>
          </table:table-cell>
          <table:table-cell office:value-type="float" office:value="21.8449" calcext:value-type="float">
            <text:p>21.8449</text:p>
          </table:table-cell>
          <table:table-cell office:value-type="float" office:value="0.809541" calcext:value-type="float">
            <text:p>0.809541</text:p>
          </table:table-cell>
          <table:table-cell office:value-type="float" office:value="2.48812" calcext:value-type="float">
            <text:p>2.48812</text:p>
          </table:table-cell>
          <table:table-cell table:number-columns-repeated="6" office:value-type="float" office:value="6.54473" calcext:value-type="float">
            <text:p>6.5447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10:</text:p>
          </table:table-cell>
          <table:table-cell office:value-type="float" office:value="10.1667" calcext:value-type="float">
            <text:p>10.1667</text:p>
          </table:table-cell>
          <table:table-cell office:value-type="string" calcext:value-type="string">
            <text:p>-</text:p>
          </table:table-cell>
          <table:table-cell office:value-type="float" office:value="10.3333" calcext:value-type="float">
            <text:p>10.333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.9328" calcext:value-type="float">
            <text:p>3.9328</text:p>
          </table:table-cell>
          <table:table-cell office:value-type="float" office:value="0.598372" calcext:value-type="float">
            <text:p>0.598372</text:p>
          </table:table-cell>
          <table:table-cell office:value-type="float" office:value="1.22208" calcext:value-type="float">
            <text:p>1.22208</text:p>
          </table:table-cell>
          <table:table-cell office:value-type="float" office:value="0.281535" calcext:value-type="float">
            <text:p>0.281535</text:p>
          </table:table-cell>
          <table:table-cell office:value-type="float" office:value="1.13515" calcext:value-type="float">
            <text:p>1.13515</text:p>
          </table:table-cell>
          <table:table-cell office:value-type="float" office:value="0.690155" calcext:value-type="float">
            <text:p>0.690155</text:p>
          </table:table-cell>
          <table:table-cell office:value-type="float" office:value="2.87515" calcext:value-type="float">
            <text:p>2.87515</text:p>
          </table:table-cell>
          <table:table-cell office:value-type="float" office:value="0" calcext:value-type="float">
            <text:p>0</text:p>
          </table:table-cell>
          <table:table-cell office:value-type="float" office:value="4.62621" calcext:value-type="float">
            <text:p>4.62621</text:p>
          </table:table-cell>
          <table:table-cell office:value-type="float" office:value="2.87515" calcext:value-type="float">
            <text:p>2.87515</text:p>
          </table:table-cell>
          <table:table-cell office:value-type="float" office:value="0.360444" calcext:value-type="float">
            <text:p>0.360444</text:p>
          </table:table-cell>
          <table:table-cell office:value-type="float" office:value="2.46825" calcext:value-type="float">
            <text:p>2.46825</text:p>
          </table:table-cell>
          <table:table-cell office:value-type="float" office:value="3.9328" calcext:value-type="float">
            <text:p>3.9328</text:p>
          </table:table-cell>
          <table:table-cell office:value-type="float" office:value="2.56724" calcext:value-type="float">
            <text:p>2.56724</text:p>
          </table:table-cell>
          <table:table-cell office:value-type="float" office:value="2.64471" calcext:value-type="float">
            <text:p>2.64471</text:p>
          </table:table-cell>
          <table:table-cell office:value-type="float" office:value="0.757216" calcext:value-type="float">
            <text:p>0.757216</text:p>
          </table:table-cell>
          <table:table-cell office:value-type="float" office:value="1.40274" calcext:value-type="float">
            <text:p>1.40274</text:p>
          </table:table-cell>
          <table:table-cell office:value-type="float" office:value="1.14076" calcext:value-type="float">
            <text:p>1.14076</text:p>
          </table:table-cell>
          <table:table-cell office:value-type="float" office:value="0" calcext:value-type="float">
            <text:p>0</text:p>
          </table:table-cell>
          <table:table-cell office:value-type="float" office:value="2.15781" calcext:value-type="float">
            <text:p>2.15781</text:p>
          </table:table-cell>
          <table:table-cell office:value-type="float" office:value="0.328661" calcext:value-type="float">
            <text:p>0.328661</text:p>
          </table:table-cell>
          <table:table-cell office:value-type="float" office:value="0.919495" calcext:value-type="float">
            <text:p>0.919495</text:p>
          </table:table-cell>
          <table:table-cell office:value-type="float" office:value="0.501398" calcext:value-type="float">
            <text:p>0.501398</text:p>
          </table:table-cell>
          <table:table-cell office:value-type="float" office:value="0.67159" calcext:value-type="float">
            <text:p>0.67159</text:p>
          </table:table-cell>
          <table:table-cell office:value-type="float" office:value="1.67788" calcext:value-type="float">
            <text:p>1.67788</text:p>
          </table:table-cell>
          <table:table-cell office:value-type="float" office:value="18.6453" calcext:value-type="float">
            <text:p>18.6453</text:p>
          </table:table-cell>
          <table:table-cell office:value-type="float" office:value="3.46695" calcext:value-type="float">
            <text:p>3.46695</text:p>
          </table:table-cell>
          <table:table-cell office:value-type="float" office:value="0.328661" calcext:value-type="float">
            <text:p>0.328661</text:p>
          </table:table-cell>
          <table:table-cell office:value-type="float" office:value="0.0712587" calcext:value-type="float">
            <text:p>0.0712587</text:p>
          </table:table-cell>
          <table:table-cell office:value-type="float" office:value="0.940591" calcext:value-type="float">
            <text:p>0.940591</text:p>
          </table:table-cell>
          <table:table-cell office:value-type="float" office:value="4.45709" calcext:value-type="float">
            <text:p>4.45709</text:p>
          </table:table-cell>
          <table:table-cell office:value-type="float" office:value="2.49891" calcext:value-type="float">
            <text:p>2.49891</text:p>
          </table:table-cell>
          <table:table-cell office:value-type="float" office:value="0.590035" calcext:value-type="float">
            <text:p>0.590035</text:p>
          </table:table-cell>
          <table:table-cell office:value-type="float" office:value="1.13535" calcext:value-type="float">
            <text:p>1.13535</text:p>
          </table:table-cell>
          <table:table-cell office:value-type="float" office:value="0.72446" calcext:value-type="float">
            <text:p>0.72446</text:p>
          </table:table-cell>
          <table:table-cell office:value-type="float" office:value="0.435059" calcext:value-type="float">
            <text:p>0.435059</text:p>
          </table:table-cell>
          <table:table-cell office:value-type="float" office:value="1.31859" calcext:value-type="float">
            <text:p>1.31859</text:p>
          </table:table-cell>
          <table:table-cell office:value-type="float" office:value="0.705796" calcext:value-type="float">
            <text:p>0.705796</text:p>
          </table:table-cell>
          <table:table-cell office:value-type="float" office:value="18.9752" calcext:value-type="float">
            <text:p>18.9752</text:p>
          </table:table-cell>
          <table:table-cell office:value-type="float" office:value="1.31859" calcext:value-type="float">
            <text:p>1.31859</text:p>
          </table:table-cell>
          <table:table-cell office:value-type="float" office:value="0.724383" calcext:value-type="float">
            <text:p>0.724383</text:p>
          </table:table-cell>
          <table:table-cell office:value-type="float" office:value="0.90911" calcext:value-type="float">
            <text:p>0.90911</text:p>
          </table:table-cell>
          <table:table-cell office:value-type="float" office:value="4.45709" calcext:value-type="float">
            <text:p>4.45709</text:p>
          </table:table-cell>
          <table:table-cell office:value-type="float" office:value="2.56963" calcext:value-type="float">
            <text:p>2.56963</text:p>
          </table:table-cell>
          <table:table-cell office:value-type="float" office:value="3.11627" calcext:value-type="float">
            <text:p>3.11627</text:p>
          </table:table-cell>
          <table:table-cell office:value-type="float" office:value="0.582598" calcext:value-type="float">
            <text:p>0.582598</text:p>
          </table:table-cell>
          <table:table-cell office:value-type="float" office:value="1.58766" calcext:value-type="float">
            <text:p>1.58766</text:p>
          </table:table-cell>
          <table:table-cell office:value-type="float" office:value="1.59281" calcext:value-type="float">
            <text:p>1.59281</text:p>
          </table:table-cell>
          <table:table-cell office:value-type="float" office:value="0.705796" calcext:value-type="float">
            <text:p>0.705796</text:p>
          </table:table-cell>
          <table:table-cell office:value-type="float" office:value="2.72308" calcext:value-type="float">
            <text:p>2.72308</text:p>
          </table:table-cell>
          <table:table-cell office:value-type="float" office:value="0.748866" calcext:value-type="float">
            <text:p>0.748866</text:p>
          </table:table-cell>
          <table:table-cell office:value-type="float" office:value="0.704415" calcext:value-type="float">
            <text:p>0.704415</text:p>
          </table:table-cell>
          <table:table-cell office:value-type="float" office:value="0.323916" calcext:value-type="float">
            <text:p>0.323916</text:p>
          </table:table-cell>
          <table:table-cell office:value-type="float" office:value="0.290546" calcext:value-type="float">
            <text:p>0.290546</text:p>
          </table:table-cell>
          <table:table-cell office:value-type="float" office:value="0.552303" calcext:value-type="float">
            <text:p>0.552303</text:p>
          </table:table-cell>
          <table:table-cell office:value-type="float" office:value="0.306521" calcext:value-type="float">
            <text:p>0.306521</text:p>
          </table:table-cell>
          <table:table-cell office:value-type="float" office:value="2.56724" calcext:value-type="float">
            <text:p>2.56724</text:p>
          </table:table-cell>
          <table:table-cell office:value-type="float" office:value="0.748866" calcext:value-type="float">
            <text:p>0.748866</text:p>
          </table:table-cell>
          <table:table-cell office:value-type="float" office:value="0.492166" calcext:value-type="float">
            <text:p>0.492166</text:p>
          </table:table-cell>
          <table:table-cell office:value-type="float" office:value="0.660896" calcext:value-type="float">
            <text:p>0.660896</text:p>
          </table:table-cell>
          <table:table-cell office:value-type="float" office:value="1.56057" calcext:value-type="float">
            <text:p>1.56057</text:p>
          </table:table-cell>
          <table:table-cell office:value-type="float" office:value="3.00491" calcext:value-type="float">
            <text:p>3.00491</text:p>
          </table:table-cell>
          <table:table-cell office:value-type="float" office:value="0.672864" calcext:value-type="float">
            <text:p>0.672864</text:p>
          </table:table-cell>
          <table:table-cell office:value-type="float" office:value="12.3885" calcext:value-type="float">
            <text:p>12.3885</text:p>
          </table:table-cell>
          <table:table-cell office:value-type="float" office:value="0.597325" calcext:value-type="float">
            <text:p>0.597325</text:p>
          </table:table-cell>
          <table:table-cell office:value-type="float" office:value="0.482788" calcext:value-type="float">
            <text:p>0.482788</text:p>
          </table:table-cell>
          <table:table-cell office:value-type="float" office:value="3.00491" calcext:value-type="float">
            <text:p>3.00491</text:p>
          </table:table-cell>
          <table:table-cell office:value-type="float" office:value="2.34721" calcext:value-type="float">
            <text:p>2.34721</text:p>
          </table:table-cell>
          <table:table-cell office:value-type="float" office:value="2.56701" calcext:value-type="float">
            <text:p>2.56701</text:p>
          </table:table-cell>
          <table:table-cell office:value-type="float" office:value="0.71063" calcext:value-type="float">
            <text:p>0.71063</text:p>
          </table:table-cell>
          <table:table-cell office:value-type="float" office:value="2.44213" calcext:value-type="float">
            <text:p>2.44213</text:p>
          </table:table-cell>
          <table:table-cell office:value-type="float" office:value="0.720244" calcext:value-type="float">
            <text:p>0.720244</text:p>
          </table:table-cell>
          <table:table-cell office:value-type="float" office:value="2.74711" calcext:value-type="float">
            <text:p>2.74711</text:p>
          </table:table-cell>
          <table:table-cell office:value-type="float" office:value="0.672864" calcext:value-type="float">
            <text:p>0.672864</text:p>
          </table:table-cell>
          <table:table-cell office:value-type="float" office:value="2.50066" calcext:value-type="float">
            <text:p>2.50066</text:p>
          </table:table-cell>
          <table:table-cell office:value-type="float" office:value="12.3885" calcext:value-type="float">
            <text:p>12.3885</text:p>
          </table:table-cell>
          <table:table-cell office:value-type="float" office:value="0.518918" calcext:value-type="float">
            <text:p>0.518918</text:p>
          </table:table-cell>
          <table:table-cell office:value-type="float" office:value="2.52345" calcext:value-type="float">
            <text:p>2.52345</text:p>
          </table:table-cell>
          <table:table-cell office:value-type="float" office:value="2.60279" calcext:value-type="float">
            <text:p>2.60279</text:p>
          </table:table-cell>
          <table:table-cell office:value-type="float" office:value="0.939249" calcext:value-type="float">
            <text:p>0.939249</text:p>
          </table:table-cell>
          <table:table-cell office:value-type="float" office:value="18.8398" calcext:value-type="float">
            <text:p>18.8398</text:p>
          </table:table-cell>
          <table:table-cell office:value-type="float" office:value="5.35314" calcext:value-type="float">
            <text:p>5.35314</text:p>
          </table:table-cell>
          <table:table-cell office:value-type="float" office:value="1.20919" calcext:value-type="float">
            <text:p>1.20919</text:p>
          </table:table-cell>
          <table:table-cell office:value-type="float" office:value="2.24927" calcext:value-type="float">
            <text:p>2.24927</text:p>
          </table:table-cell>
          <table:table-cell office:value-type="float" office:value="0.71063" calcext:value-type="float">
            <text:p>0.71063</text:p>
          </table:table-cell>
          <table:table-cell office:value-type="float" office:value="0.410179" calcext:value-type="float">
            <text:p>0.410179</text:p>
          </table:table-cell>
          <table:table-cell office:value-type="float" office:value="0.520358" calcext:value-type="float">
            <text:p>0.520358</text:p>
          </table:table-cell>
          <table:table-cell office:value-type="float" office:value="18.9313" calcext:value-type="float">
            <text:p>18.9313</text:p>
          </table:table-cell>
          <table:table-cell office:value-type="float" office:value="2.74928" calcext:value-type="float">
            <text:p>2.74928</text:p>
          </table:table-cell>
          <table:table-cell office:value-type="float" office:value="1.89498" calcext:value-type="float">
            <text:p>1.89498</text:p>
          </table:table-cell>
          <table:table-cell office:value-type="float" office:value="1.63705" calcext:value-type="float">
            <text:p>1.63705</text:p>
          </table:table-cell>
          <table:table-cell office:value-type="float" office:value="3.00491" calcext:value-type="float">
            <text:p>3.00491</text:p>
          </table:table-cell>
          <table:table-cell office:value-type="float" office:value="0.0908529" calcext:value-type="float">
            <text:p>0.0908529</text:p>
          </table:table-cell>
          <table:table-cell office:value-type="float" office:value="12.3032" calcext:value-type="float">
            <text:p>12.3032</text:p>
          </table:table-cell>
          <table:table-cell office:value-type="float" office:value="1.21629" calcext:value-type="float">
            <text:p>1.21629</text:p>
          </table:table-cell>
          <table:table-cell office:value-type="float" office:value="1.06203" calcext:value-type="float">
            <text:p>1.06203</text:p>
          </table:table-cell>
          <table:table-cell office:value-type="float" office:value="3.00491" calcext:value-type="float">
            <text:p>3.00491</text:p>
          </table:table-cell>
          <table:table-cell office:value-type="float" office:value="2.08064" calcext:value-type="float">
            <text:p>2.08064</text:p>
          </table:table-cell>
          <table:table-cell office:value-type="float" office:value="2.47124" calcext:value-type="float">
            <text:p>2.47124</text:p>
          </table:table-cell>
          <table:table-cell office:value-type="float" office:value="0.617935" calcext:value-type="float">
            <text:p>0.617935</text:p>
          </table:table-cell>
          <table:table-cell office:value-type="float" office:value="0.395873" calcext:value-type="float">
            <text:p>0.395873</text:p>
          </table:table-cell>
          <table:table-cell office:value-type="float" office:value="0.71063" calcext:value-type="float">
            <text:p>0.71063</text:p>
          </table:table-cell>
          <table:table-cell office:value-type="float" office:value="2.60486" calcext:value-type="float">
            <text:p>2.60486</text:p>
          </table:table-cell>
          <table:table-cell office:value-type="float" office:value="0.0908529" calcext:value-type="float">
            <text:p>0.0908529</text:p>
          </table:table-cell>
          <table:table-cell office:value-type="float" office:value="2.49699" calcext:value-type="float">
            <text:p>2.49699</text:p>
          </table:table-cell>
          <table:table-cell office:value-type="float" office:value="12.3032" calcext:value-type="float">
            <text:p>12.3032</text:p>
          </table:table-cell>
          <table:table-cell office:value-type="float" office:value="0.880078" calcext:value-type="float">
            <text:p>0.880078</text:p>
          </table:table-cell>
          <table:table-cell office:value-type="float" office:value="1.51443" calcext:value-type="float">
            <text:p>1.51443</text:p>
          </table:table-cell>
          <table:table-cell office:value-type="float" office:value="1.96788" calcext:value-type="float">
            <text:p>1.96788</text:p>
          </table:table-cell>
          <table:table-cell office:value-type="float" office:value="0.347607" calcext:value-type="float">
            <text:p>0.347607</text:p>
          </table:table-cell>
          <table:table-cell office:value-type="float" office:value="0.761595" calcext:value-type="float">
            <text:p>0.761595</text:p>
          </table:table-cell>
          <table:table-cell office:value-type="float" office:value="6.04034" calcext:value-type="float">
            <text:p>6.04034</text:p>
          </table:table-cell>
          <table:table-cell office:value-type="float" office:value="1.30162" calcext:value-type="float">
            <text:p>1.30162</text:p>
          </table:table-cell>
          <table:table-cell office:value-type="float" office:value="2.55304" calcext:value-type="float">
            <text:p>2.55304</text:p>
          </table:table-cell>
          <table:table-cell office:value-type="float" office:value="0.617935" calcext:value-type="float">
            <text:p>0.617935</text:p>
          </table:table-cell>
          <table:table-cell office:value-type="float" office:value="5.33564" calcext:value-type="float">
            <text:p>5.33564</text:p>
          </table:table-cell>
          <table:table-cell office:value-type="float" office:value="0.520358" calcext:value-type="float">
            <text:p>0.520358</text:p>
          </table:table-cell>
          <table:table-cell office:value-type="float" office:value="19.5642" calcext:value-type="float">
            <text:p>19.5642</text:p>
          </table:table-cell>
          <table:table-cell office:value-type="float" office:value="2.0763" calcext:value-type="float">
            <text:p>2.0763</text:p>
          </table:table-cell>
          <table:table-cell office:value-type="float" office:value="0.782559" calcext:value-type="float">
            <text:p>0.782559</text:p>
          </table:table-cell>
          <table:table-cell table:number-columns-repeated="6" office:value-type="float" office:value="3.93288" calcext:value-type="float">
            <text:p>3.9328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11:</text:p>
          </table:table-cell>
          <table:table-cell office:value-type="float" office:value="15.1667" calcext:value-type="float">
            <text:p>15.1667</text:p>
          </table:table-cell>
          <table:table-cell office:value-type="string" calcext:value-type="string">
            <text:p>-</text:p>
          </table:table-cell>
          <table:table-cell office:value-type="float" office:value="15.3333" calcext:value-type="float">
            <text:p>15.3333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.87263" calcext:value-type="float">
            <text:p>2.87263</text:p>
          </table:table-cell>
          <table:table-cell office:value-type="float" office:value="4.60758" calcext:value-type="float">
            <text:p>4.60758</text:p>
          </table:table-cell>
          <table:table-cell office:value-type="float" office:value="5.47532" calcext:value-type="float">
            <text:p>5.47532</text:p>
          </table:table-cell>
          <table:table-cell office:value-type="float" office:value="4.36954" calcext:value-type="float">
            <text:p>4.36954</text:p>
          </table:table-cell>
          <table:table-cell office:value-type="float" office:value="3.62563" calcext:value-type="float">
            <text:p>3.62563</text:p>
          </table:table-cell>
          <table:table-cell office:value-type="float" office:value="5.04295" calcext:value-type="float">
            <text:p>5.04295</text:p>
          </table:table-cell>
          <table:table-cell office:value-type="float" office:value="4.59433" calcext:value-type="float">
            <text:p>4.59433</text:p>
          </table:table-cell>
          <table:table-cell office:value-type="float" office:value="4.62621" calcext:value-type="float">
            <text:p>4.62621</text:p>
          </table:table-cell>
          <table:table-cell office:value-type="float" office:value="0" calcext:value-type="float">
            <text:p>0</text:p>
          </table:table-cell>
          <table:table-cell office:value-type="float" office:value="4.59433" calcext:value-type="float">
            <text:p>4.59433</text:p>
          </table:table-cell>
          <table:table-cell office:value-type="float" office:value="4.273" calcext:value-type="float">
            <text:p>4.273</text:p>
          </table:table-cell>
          <table:table-cell office:value-type="float" office:value="4.52127" calcext:value-type="float">
            <text:p>4.52127</text:p>
          </table:table-cell>
          <table:table-cell office:value-type="float" office:value="2.87263" calcext:value-type="float">
            <text:p>2.87263</text:p>
          </table:table-cell>
          <table:table-cell office:value-type="float" office:value="5.58812" calcext:value-type="float">
            <text:p>5.58812</text:p>
          </table:table-cell>
          <table:table-cell office:value-type="float" office:value="2.21425" calcext:value-type="float">
            <text:p>2.21425</text:p>
          </table:table-cell>
          <table:table-cell office:value-type="float" office:value="4.06461" calcext:value-type="float">
            <text:p>4.06461</text:p>
          </table:table-cell>
          <table:table-cell office:value-type="float" office:value="3.46658" calcext:value-type="float">
            <text:p>3.46658</text:p>
          </table:table-cell>
          <table:table-cell office:value-type="float" office:value="5.70054" calcext:value-type="float">
            <text:p>5.70054</text:p>
          </table:table-cell>
          <table:table-cell office:value-type="float" office:value="4.62621" calcext:value-type="float">
            <text:p>4.62621</text:p>
          </table:table-cell>
          <table:table-cell office:value-type="float" office:value="2.85377" calcext:value-type="float">
            <text:p>2.85377</text:p>
          </table:table-cell>
          <table:table-cell office:value-type="float" office:value="4.81921" calcext:value-type="float">
            <text:p>4.81921</text:p>
          </table:table-cell>
          <table:table-cell office:value-type="float" office:value="4.85764" calcext:value-type="float">
            <text:p>4.85764</text:p>
          </table:table-cell>
          <table:table-cell office:value-type="float" office:value="4.35225" calcext:value-type="float">
            <text:p>4.35225</text:p>
          </table:table-cell>
          <table:table-cell office:value-type="float" office:value="4.76137" calcext:value-type="float">
            <text:p>4.76137</text:p>
          </table:table-cell>
          <table:table-cell office:value-type="float" office:value="3.0826" calcext:value-type="float">
            <text:p>3.0826</text:p>
          </table:table-cell>
          <table:table-cell office:value-type="float" office:value="21.9197" calcext:value-type="float">
            <text:p>21.9197</text:p>
          </table:table-cell>
          <table:table-cell office:value-type="float" office:value="1.21165" calcext:value-type="float">
            <text:p>1.21165</text:p>
          </table:table-cell>
          <table:table-cell office:value-type="float" office:value="4.81921" calcext:value-type="float">
            <text:p>4.81921</text:p>
          </table:table-cell>
          <table:table-cell office:value-type="float" office:value="4.68646" calcext:value-type="float">
            <text:p>4.68646</text:p>
          </table:table-cell>
          <table:table-cell office:value-type="float" office:value="5.2146" calcext:value-type="float">
            <text:p>5.2146</text:p>
          </table:table-cell>
          <table:table-cell office:value-type="float" office:value="2.80929" calcext:value-type="float">
            <text:p>2.80929</text:p>
          </table:table-cell>
          <table:table-cell office:value-type="float" office:value="4.13158" calcext:value-type="float">
            <text:p>4.13158</text:p>
          </table:table-cell>
          <table:table-cell office:value-type="float" office:value="5.09865" calcext:value-type="float">
            <text:p>5.09865</text:p>
          </table:table-cell>
          <table:table-cell office:value-type="float" office:value="4.94454" calcext:value-type="float">
            <text:p>4.94454</text:p>
          </table:table-cell>
          <table:table-cell office:value-type="float" office:value="4.92961" calcext:value-type="float">
            <text:p>4.92961</text:p>
          </table:table-cell>
          <table:table-cell office:value-type="float" office:value="4.62477" calcext:value-type="float">
            <text:p>4.62477</text:p>
          </table:table-cell>
          <table:table-cell office:value-type="float" office:value="5.38171" calcext:value-type="float">
            <text:p>5.38171</text:p>
          </table:table-cell>
          <table:table-cell office:value-type="float" office:value="4.88047" calcext:value-type="float">
            <text:p>4.88047</text:p>
          </table:table-cell>
          <table:table-cell office:value-type="float" office:value="17.9398" calcext:value-type="float">
            <text:p>17.9398</text:p>
          </table:table-cell>
          <table:table-cell office:value-type="float" office:value="5.38171" calcext:value-type="float">
            <text:p>5.38171</text:p>
          </table:table-cell>
          <table:table-cell office:value-type="float" office:value="5.24136" calcext:value-type="float">
            <text:p>5.24136</text:p>
          </table:table-cell>
          <table:table-cell office:value-type="float" office:value="4.36461" calcext:value-type="float">
            <text:p>4.36461</text:p>
          </table:table-cell>
          <table:table-cell office:value-type="float" office:value="2.80929" calcext:value-type="float">
            <text:p>2.80929</text:p>
          </table:table-cell>
          <table:table-cell office:value-type="float" office:value="5.58254" calcext:value-type="float">
            <text:p>5.58254</text:p>
          </table:table-cell>
          <table:table-cell office:value-type="float" office:value="1.89269" calcext:value-type="float">
            <text:p>1.89269</text:p>
          </table:table-cell>
          <table:table-cell office:value-type="float" office:value="4.15949" calcext:value-type="float">
            <text:p>4.15949</text:p>
          </table:table-cell>
          <table:table-cell office:value-type="float" office:value="3.11528" calcext:value-type="float">
            <text:p>3.11528</text:p>
          </table:table-cell>
          <table:table-cell office:value-type="float" office:value="5.50153" calcext:value-type="float">
            <text:p>5.50153</text:p>
          </table:table-cell>
          <table:table-cell office:value-type="float" office:value="4.88047" calcext:value-type="float">
            <text:p>4.88047</text:p>
          </table:table-cell>
          <table:table-cell office:value-type="float" office:value="2.83245" calcext:value-type="float">
            <text:p>2.83245</text:p>
          </table:table-cell>
          <table:table-cell office:value-type="float" office:value="5.30386" calcext:value-type="float">
            <text:p>5.30386</text:p>
          </table:table-cell>
          <table:table-cell office:value-type="float" office:value="4.82219" calcext:value-type="float">
            <text:p>4.82219</text:p>
          </table:table-cell>
          <table:table-cell office:value-type="float" office:value="4.78781" calcext:value-type="float">
            <text:p>4.78781</text:p>
          </table:table-cell>
          <table:table-cell office:value-type="float" office:value="4.89799" calcext:value-type="float">
            <text:p>4.89799</text:p>
          </table:table-cell>
          <table:table-cell office:value-type="float" office:value="4.38281" calcext:value-type="float">
            <text:p>4.38281</text:p>
          </table:table-cell>
          <table:table-cell office:value-type="float" office:value="4.32216" calcext:value-type="float">
            <text:p>4.32216</text:p>
          </table:table-cell>
          <table:table-cell office:value-type="float" office:value="5.58812" calcext:value-type="float">
            <text:p>5.58812</text:p>
          </table:table-cell>
          <table:table-cell office:value-type="float" office:value="5.30386" calcext:value-type="float">
            <text:p>5.30386</text:p>
          </table:table-cell>
          <table:table-cell office:value-type="float" office:value="4.73731" calcext:value-type="float">
            <text:p>4.73731</text:p>
          </table:table-cell>
          <table:table-cell office:value-type="float" office:value="3.97676" calcext:value-type="float">
            <text:p>3.97676</text:p>
          </table:table-cell>
          <table:table-cell office:value-type="float" office:value="5.27605" calcext:value-type="float">
            <text:p>5.27605</text:p>
          </table:table-cell>
          <table:table-cell office:value-type="float" office:value="1.63786" calcext:value-type="float">
            <text:p>1.63786</text:p>
          </table:table-cell>
          <table:table-cell office:value-type="float" office:value="5.26178" calcext:value-type="float">
            <text:p>5.26178</text:p>
          </table:table-cell>
          <table:table-cell office:value-type="float" office:value="11.7944" calcext:value-type="float">
            <text:p>11.7944</text:p>
          </table:table-cell>
          <table:table-cell office:value-type="float" office:value="4.02917" calcext:value-type="float">
            <text:p>4.02917</text:p>
          </table:table-cell>
          <table:table-cell office:value-type="float" office:value="4.67146" calcext:value-type="float">
            <text:p>4.67146</text:p>
          </table:table-cell>
          <table:table-cell office:value-type="float" office:value="1.63786" calcext:value-type="float">
            <text:p>1.63786</text:p>
          </table:table-cell>
          <table:table-cell office:value-type="float" office:value="4.1292" calcext:value-type="float">
            <text:p>4.1292</text:p>
          </table:table-cell>
          <table:table-cell office:value-type="float" office:value="2.83209" calcext:value-type="float">
            <text:p>2.83209</text:p>
          </table:table-cell>
          <table:table-cell office:value-type="float" office:value="5.21807" calcext:value-type="float">
            <text:p>5.21807</text:p>
          </table:table-cell>
          <table:table-cell office:value-type="float" office:value="4.5944" calcext:value-type="float">
            <text:p>4.5944</text:p>
          </table:table-cell>
          <table:table-cell office:value-type="float" office:value="5.22333" calcext:value-type="float">
            <text:p>5.22333</text:p>
          </table:table-cell>
          <table:table-cell office:value-type="float" office:value="4.97761" calcext:value-type="float">
            <text:p>4.97761</text:p>
          </table:table-cell>
          <table:table-cell office:value-type="float" office:value="5.26178" calcext:value-type="float">
            <text:p>5.26178</text:p>
          </table:table-cell>
          <table:table-cell office:value-type="float" office:value="5.212" calcext:value-type="float">
            <text:p>5.212</text:p>
          </table:table-cell>
          <table:table-cell office:value-type="float" office:value="11.7944" calcext:value-type="float">
            <text:p>11.7944</text:p>
          </table:table-cell>
          <table:table-cell office:value-type="float" office:value="4.32377" calcext:value-type="float">
            <text:p>4.32377</text:p>
          </table:table-cell>
          <table:table-cell office:value-type="float" office:value="5.49186" calcext:value-type="float">
            <text:p>5.49186</text:p>
          </table:table-cell>
          <table:table-cell office:value-type="float" office:value="2.27277" calcext:value-type="float">
            <text:p>2.27277</text:p>
          </table:table-cell>
          <table:table-cell office:value-type="float" office:value="5.1463" calcext:value-type="float">
            <text:p>5.1463</text:p>
          </table:table-cell>
          <table:table-cell office:value-type="float" office:value="22.125" calcext:value-type="float">
            <text:p>22.125</text:p>
          </table:table-cell>
          <table:table-cell office:value-type="float" office:value="1.67641" calcext:value-type="float">
            <text:p>1.67641</text:p>
          </table:table-cell>
          <table:table-cell office:value-type="float" office:value="4.99841" calcext:value-type="float">
            <text:p>4.99841</text:p>
          </table:table-cell>
          <table:table-cell office:value-type="float" office:value="5.72593" calcext:value-type="float">
            <text:p>5.72593</text:p>
          </table:table-cell>
          <table:table-cell office:value-type="float" office:value="5.21807" calcext:value-type="float">
            <text:p>5.21807</text:p>
          </table:table-cell>
          <table:table-cell office:value-type="float" office:value="4.28762" calcext:value-type="float">
            <text:p>4.28762</text:p>
          </table:table-cell>
          <table:table-cell office:value-type="float" office:value="4.97163" calcext:value-type="float">
            <text:p>4.97163</text:p>
          </table:table-cell>
          <table:table-cell office:value-type="float" office:value="17.9001" calcext:value-type="float">
            <text:p>17.9001</text:p>
          </table:table-cell>
          <table:table-cell office:value-type="float" office:value="5.23568" calcext:value-type="float">
            <text:p>5.23568</text:p>
          </table:table-cell>
          <table:table-cell office:value-type="float" office:value="5.72748" calcext:value-type="float">
            <text:p>5.72748</text:p>
          </table:table-cell>
          <table:table-cell office:value-type="float" office:value="5.52264" calcext:value-type="float">
            <text:p>5.52264</text:p>
          </table:table-cell>
          <table:table-cell office:value-type="float" office:value="1.63786" calcext:value-type="float">
            <text:p>1.63786</text:p>
          </table:table-cell>
          <table:table-cell office:value-type="float" office:value="4.70949" calcext:value-type="float">
            <text:p>4.70949</text:p>
          </table:table-cell>
          <table:table-cell office:value-type="float" office:value="11.7315" calcext:value-type="float">
            <text:p>11.7315</text:p>
          </table:table-cell>
          <table:table-cell office:value-type="float" office:value="4.88469" calcext:value-type="float">
            <text:p>4.88469</text:p>
          </table:table-cell>
          <table:table-cell office:value-type="float" office:value="5.68776" calcext:value-type="float">
            <text:p>5.68776</text:p>
          </table:table-cell>
          <table:table-cell office:value-type="float" office:value="1.63786" calcext:value-type="float">
            <text:p>1.63786</text:p>
          </table:table-cell>
          <table:table-cell office:value-type="float" office:value="3.87745" calcext:value-type="float">
            <text:p>3.87745</text:p>
          </table:table-cell>
          <table:table-cell office:value-type="float" office:value="2.15967" calcext:value-type="float">
            <text:p>2.15967</text:p>
          </table:table-cell>
          <table:table-cell office:value-type="float" office:value="5.12459" calcext:value-type="float">
            <text:p>5.12459</text:p>
          </table:table-cell>
          <table:table-cell office:value-type="float" office:value="4.49426" calcext:value-type="float">
            <text:p>4.49426</text:p>
          </table:table-cell>
          <table:table-cell office:value-type="float" office:value="5.21807" calcext:value-type="float">
            <text:p>5.21807</text:p>
          </table:table-cell>
          <table:table-cell office:value-type="float" office:value="5.22622" calcext:value-type="float">
            <text:p>5.22622</text:p>
          </table:table-cell>
          <table:table-cell office:value-type="float" office:value="4.70949" calcext:value-type="float">
            <text:p>4.70949</text:p>
          </table:table-cell>
          <table:table-cell office:value-type="float" office:value="5.21739" calcext:value-type="float">
            <text:p>5.21739</text:p>
          </table:table-cell>
          <table:table-cell office:value-type="float" office:value="11.7315" calcext:value-type="float">
            <text:p>11.7315</text:p>
          </table:table-cell>
          <table:table-cell office:value-type="float" office:value="3.82503" calcext:value-type="float">
            <text:p>3.82503</text:p>
          </table:table-cell>
          <table:table-cell office:value-type="float" office:value="3.67388" calcext:value-type="float">
            <text:p>3.67388</text:p>
          </table:table-cell>
          <table:table-cell office:value-type="float" office:value="3.79689" calcext:value-type="float">
            <text:p>3.79689</text:p>
          </table:table-cell>
          <table:table-cell office:value-type="float" office:value="4.29026" calcext:value-type="float">
            <text:p>4.29026</text:p>
          </table:table-cell>
          <table:table-cell office:value-type="float" office:value="5.16427" calcext:value-type="float">
            <text:p>5.16427</text:p>
          </table:table-cell>
          <table:table-cell office:value-type="float" office:value="2.15756" calcext:value-type="float">
            <text:p>2.15756</text:p>
          </table:table-cell>
          <table:table-cell office:value-type="float" office:value="4.9907" calcext:value-type="float">
            <text:p>4.9907</text:p>
          </table:table-cell>
          <table:table-cell office:value-type="float" office:value="5.40602" calcext:value-type="float">
            <text:p>5.40602</text:p>
          </table:table-cell>
          <table:table-cell office:value-type="float" office:value="5.12459" calcext:value-type="float">
            <text:p>5.12459</text:p>
          </table:table-cell>
          <table:table-cell office:value-type="float" office:value="1.66511" calcext:value-type="float">
            <text:p>1.66511</text:p>
          </table:table-cell>
          <table:table-cell office:value-type="float" office:value="4.97163" calcext:value-type="float">
            <text:p>4.97163</text:p>
          </table:table-cell>
          <table:table-cell office:value-type="float" office:value="18.4014" calcext:value-type="float">
            <text:p>18.4014</text:p>
          </table:table-cell>
          <table:table-cell office:value-type="float" office:value="4.30858" calcext:value-type="float">
            <text:p>4.30858</text:p>
          </table:table-cell>
          <table:table-cell office:value-type="float" office:value="5.1108" calcext:value-type="float">
            <text:p>5.1108</text:p>
          </table:table-cell>
          <table:table-cell table:number-columns-repeated="6" office:value-type="float" office:value="5.32063" calcext:value-type="float">
            <text:p>5.3206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12:</text:p>
          </table:table-cell>
          <table:table-cell office:value-type="float" office:value="14.1833" calcext:value-type="float">
            <text:p>14.1833</text:p>
          </table:table-cell>
          <table:table-cell office:value-type="string" calcext:value-type="string">
            <text:p>-</text:p>
          </table:table-cell>
          <table:table-cell office:value-type="float" office:value="14.35" calcext:value-type="float">
            <text:p>14.3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.5889" calcext:value-type="float">
            <text:p>5.5889</text:p>
          </table:table-cell>
          <table:table-cell office:value-type="float" office:value="2.29688" calcext:value-type="float">
            <text:p>2.29688</text:p>
          </table:table-cell>
          <table:table-cell office:value-type="float" office:value="4.04507" calcext:value-type="float">
            <text:p>4.04507</text:p>
          </table:table-cell>
          <table:table-cell office:value-type="float" office:value="2.69372" calcext:value-type="float">
            <text:p>2.69372</text:p>
          </table:table-cell>
          <table:table-cell office:value-type="float" office:value="2.25116" calcext:value-type="float">
            <text:p>2.25116</text:p>
          </table:table-cell>
          <table:table-cell office:value-type="float" office:value="2.51621" calcext:value-type="float">
            <text:p>2.51621</text:p>
          </table:table-cell>
          <table:table-cell office:value-type="float" office:value="0" calcext:value-type="float">
            <text:p>0</text:p>
          </table:table-cell>
          <table:table-cell office:value-type="float" office:value="2.87515" calcext:value-type="float">
            <text:p>2.87515</text:p>
          </table:table-cell>
          <table:table-cell office:value-type="float" office:value="4.59433" calcext:value-type="float">
            <text:p>4.59433</text:p>
          </table:table-cell>
          <table:table-cell office:value-type="float" office:value="0" calcext:value-type="float">
            <text:p>0</text:p>
          </table:table-cell>
          <table:table-cell office:value-type="float" office:value="2.714" calcext:value-type="float">
            <text:p>2.714</text:p>
          </table:table-cell>
          <table:table-cell office:value-type="float" office:value="0.408524" calcext:value-type="float">
            <text:p>0.408524</text:p>
          </table:table-cell>
          <table:table-cell office:value-type="float" office:value="5.5889" calcext:value-type="float">
            <text:p>5.5889</text:p>
          </table:table-cell>
          <table:table-cell office:value-type="float" office:value="1.28729" calcext:value-type="float">
            <text:p>1.28729</text:p>
          </table:table-cell>
          <table:table-cell office:value-type="float" office:value="3.81963" calcext:value-type="float">
            <text:p>3.81963</text:p>
          </table:table-cell>
          <table:table-cell office:value-type="float" office:value="2.27189" calcext:value-type="float">
            <text:p>2.27189</text:p>
          </table:table-cell>
          <table:table-cell office:value-type="float" office:value="3.41547" calcext:value-type="float">
            <text:p>3.41547</text:p>
          </table:table-cell>
          <table:table-cell office:value-type="float" office:value="3.03472" calcext:value-type="float">
            <text:p>3.03472</text:p>
          </table:table-cell>
          <table:table-cell office:value-type="float" office:value="2.87515" calcext:value-type="float">
            <text:p>2.87515</text:p>
          </table:table-cell>
          <table:table-cell office:value-type="float" office:value="2.03799" calcext:value-type="float">
            <text:p>2.03799</text:p>
          </table:table-cell>
          <table:table-cell office:value-type="float" office:value="2.69068" calcext:value-type="float">
            <text:p>2.69068</text:p>
          </table:table-cell>
          <table:table-cell office:value-type="float" office:value="2.10691" calcext:value-type="float">
            <text:p>2.10691</text:p>
          </table:table-cell>
          <table:table-cell office:value-type="float" office:value="2.40011" calcext:value-type="float">
            <text:p>2.40011</text:p>
          </table:table-cell>
          <table:table-cell office:value-type="float" office:value="2.29269" calcext:value-type="float">
            <text:p>2.29269</text:p>
          </table:table-cell>
          <table:table-cell office:value-type="float" office:value="2.28629" calcext:value-type="float">
            <text:p>2.28629</text:p>
          </table:table-cell>
          <table:table-cell office:value-type="float" office:value="21.347" calcext:value-type="float">
            <text:p>21.347</text:p>
          </table:table-cell>
          <table:table-cell office:value-type="float" office:value="3.944" calcext:value-type="float">
            <text:p>3.944</text:p>
          </table:table-cell>
          <table:table-cell office:value-type="float" office:value="2.69068" calcext:value-type="float">
            <text:p>2.69068</text:p>
          </table:table-cell>
          <table:table-cell office:value-type="float" office:value="2.93109" calcext:value-type="float">
            <text:p>2.93109</text:p>
          </table:table-cell>
          <table:table-cell office:value-type="float" office:value="2.42947" calcext:value-type="float">
            <text:p>2.42947</text:p>
          </table:table-cell>
          <table:table-cell office:value-type="float" office:value="5.97583" calcext:value-type="float">
            <text:p>5.97583</text:p>
          </table:table-cell>
          <table:table-cell office:value-type="float" office:value="0.545487" calcext:value-type="float">
            <text:p>0.545487</text:p>
          </table:table-cell>
          <table:table-cell office:value-type="float" office:value="2.72851" calcext:value-type="float">
            <text:p>2.72851</text:p>
          </table:table-cell>
          <table:table-cell office:value-type="float" office:value="1.95264" calcext:value-type="float">
            <text:p>1.95264</text:p>
          </table:table-cell>
          <table:table-cell office:value-type="float" office:value="2.3617" calcext:value-type="float">
            <text:p>2.3617</text:p>
          </table:table-cell>
          <table:table-cell office:value-type="float" office:value="2.45959" calcext:value-type="float">
            <text:p>2.45959</text:p>
          </table:table-cell>
          <table:table-cell office:value-type="float" office:value="2.20473" calcext:value-type="float">
            <text:p>2.20473</text:p>
          </table:table-cell>
          <table:table-cell office:value-type="float" office:value="2.33995" calcext:value-type="float">
            <text:p>2.33995</text:p>
          </table:table-cell>
          <table:table-cell office:value-type="float" office:value="21.2971" calcext:value-type="float">
            <text:p>21.2971</text:p>
          </table:table-cell>
          <table:table-cell office:value-type="float" office:value="2.20473" calcext:value-type="float">
            <text:p>2.20473</text:p>
          </table:table-cell>
          <table:table-cell office:value-type="float" office:value="2.77221" calcext:value-type="float">
            <text:p>2.77221</text:p>
          </table:table-cell>
          <table:table-cell office:value-type="float" office:value="1.96842" calcext:value-type="float">
            <text:p>1.96842</text:p>
          </table:table-cell>
          <table:table-cell office:value-type="float" office:value="5.97583" calcext:value-type="float">
            <text:p>5.97583</text:p>
          </table:table-cell>
          <table:table-cell office:value-type="float" office:value="1.27881" calcext:value-type="float">
            <text:p>1.27881</text:p>
          </table:table-cell>
          <table:table-cell office:value-type="float" office:value="4.18487" calcext:value-type="float">
            <text:p>4.18487</text:p>
          </table:table-cell>
          <table:table-cell office:value-type="float" office:value="2.43294" calcext:value-type="float">
            <text:p>2.43294</text:p>
          </table:table-cell>
          <table:table-cell office:value-type="float" office:value="3.18083" calcext:value-type="float">
            <text:p>3.18083</text:p>
          </table:table-cell>
          <table:table-cell office:value-type="float" office:value="2.05845" calcext:value-type="float">
            <text:p>2.05845</text:p>
          </table:table-cell>
          <table:table-cell office:value-type="float" office:value="2.33995" calcext:value-type="float">
            <text:p>2.33995</text:p>
          </table:table-cell>
          <table:table-cell office:value-type="float" office:value="1.77528" calcext:value-type="float">
            <text:p>1.77528</text:p>
          </table:table-cell>
          <table:table-cell office:value-type="float" office:value="2.86421" calcext:value-type="float">
            <text:p>2.86421</text:p>
          </table:table-cell>
          <table:table-cell office:value-type="float" office:value="2.29836" calcext:value-type="float">
            <text:p>2.29836</text:p>
          </table:table-cell>
          <table:table-cell office:value-type="float" office:value="2.66468" calcext:value-type="float">
            <text:p>2.66468</text:p>
          </table:table-cell>
          <table:table-cell office:value-type="float" office:value="3.07036" calcext:value-type="float">
            <text:p>3.07036</text:p>
          </table:table-cell>
          <table:table-cell office:value-type="float" office:value="2.33424" calcext:value-type="float">
            <text:p>2.33424</text:p>
          </table:table-cell>
          <table:table-cell office:value-type="float" office:value="2.82874" calcext:value-type="float">
            <text:p>2.82874</text:p>
          </table:table-cell>
          <table:table-cell office:value-type="float" office:value="1.28729" calcext:value-type="float">
            <text:p>1.28729</text:p>
          </table:table-cell>
          <table:table-cell office:value-type="float" office:value="2.86421" calcext:value-type="float">
            <text:p>2.86421</text:p>
          </table:table-cell>
          <table:table-cell office:value-type="float" office:value="2.45565" calcext:value-type="float">
            <text:p>2.45565</text:p>
          </table:table-cell>
          <table:table-cell office:value-type="float" office:value="2.62305" calcext:value-type="float">
            <text:p>2.62305</text:p>
          </table:table-cell>
          <table:table-cell office:value-type="float" office:value="1.82695" calcext:value-type="float">
            <text:p>1.82695</text:p>
          </table:table-cell>
          <table:table-cell office:value-type="float" office:value="3.57283" calcext:value-type="float">
            <text:p>3.57283</text:p>
          </table:table-cell>
          <table:table-cell office:value-type="float" office:value="2.93312" calcext:value-type="float">
            <text:p>2.93312</text:p>
          </table:table-cell>
          <table:table-cell office:value-type="float" office:value="14.7874" calcext:value-type="float">
            <text:p>14.7874</text:p>
          </table:table-cell>
          <table:table-cell office:value-type="float" office:value="2.72488" calcext:value-type="float">
            <text:p>2.72488</text:p>
          </table:table-cell>
          <table:table-cell office:value-type="float" office:value="3.34115" calcext:value-type="float">
            <text:p>3.34115</text:p>
          </table:table-cell>
          <table:table-cell office:value-type="float" office:value="3.57283" calcext:value-type="float">
            <text:p>3.57283</text:p>
          </table:table-cell>
          <table:table-cell office:value-type="float" office:value="0.646385" calcext:value-type="float">
            <text:p>0.646385</text:p>
          </table:table-cell>
          <table:table-cell office:value-type="float" office:value="1.81574" calcext:value-type="float">
            <text:p>1.81574</text:p>
          </table:table-cell>
          <table:table-cell office:value-type="float" office:value="2.75014" calcext:value-type="float">
            <text:p>2.75014</text:p>
          </table:table-cell>
          <table:table-cell office:value-type="float" office:value="0.450591" calcext:value-type="float">
            <text:p>0.450591</text:p>
          </table:table-cell>
          <table:table-cell office:value-type="float" office:value="2.74403" calcext:value-type="float">
            <text:p>2.74403</text:p>
          </table:table-cell>
          <table:table-cell office:value-type="float" office:value="0.474481" calcext:value-type="float">
            <text:p>0.474481</text:p>
          </table:table-cell>
          <table:table-cell office:value-type="float" office:value="2.93312" calcext:value-type="float">
            <text:p>2.93312</text:p>
          </table:table-cell>
          <table:table-cell office:value-type="float" office:value="0.900067" calcext:value-type="float">
            <text:p>0.900067</text:p>
          </table:table-cell>
          <table:table-cell office:value-type="float" office:value="14.7874" calcext:value-type="float">
            <text:p>14.7874</text:p>
          </table:table-cell>
          <table:table-cell office:value-type="float" office:value="2.3924" calcext:value-type="float">
            <text:p>2.3924</text:p>
          </table:table-cell>
          <table:table-cell office:value-type="float" office:value="1.20246" calcext:value-type="float">
            <text:p>1.20246</text:p>
          </table:table-cell>
          <table:table-cell office:value-type="float" office:value="2.5019" calcext:value-type="float">
            <text:p>2.5019</text:p>
          </table:table-cell>
          <table:table-cell office:value-type="float" office:value="2.34777" calcext:value-type="float">
            <text:p>2.34777</text:p>
          </table:table-cell>
          <table:table-cell office:value-type="float" office:value="21.5372" calcext:value-type="float">
            <text:p>21.5372</text:p>
          </table:table-cell>
          <table:table-cell office:value-type="float" office:value="4.32769" calcext:value-type="float">
            <text:p>4.32769</text:p>
          </table:table-cell>
          <table:table-cell office:value-type="float" office:value="1.92056" calcext:value-type="float">
            <text:p>1.92056</text:p>
          </table:table-cell>
          <table:table-cell office:value-type="float" office:value="1.70998" calcext:value-type="float">
            <text:p>1.70998</text:p>
          </table:table-cell>
          <table:table-cell office:value-type="float" office:value="2.75014" calcext:value-type="float">
            <text:p>2.75014</text:p>
          </table:table-cell>
          <table:table-cell office:value-type="float" office:value="2.566" calcext:value-type="float">
            <text:p>2.566</text:p>
          </table:table-cell>
          <table:table-cell office:value-type="float" office:value="2.63655" calcext:value-type="float">
            <text:p>2.63655</text:p>
          </table:table-cell>
          <table:table-cell office:value-type="float" office:value="21.2544" calcext:value-type="float">
            <text:p>21.2544</text:p>
          </table:table-cell>
          <table:table-cell office:value-type="float" office:value="0.758214" calcext:value-type="float">
            <text:p>0.758214</text:p>
          </table:table-cell>
          <table:table-cell office:value-type="float" office:value="2.04524" calcext:value-type="float">
            <text:p>2.04524</text:p>
          </table:table-cell>
          <table:table-cell office:value-type="float" office:value="2.0388" calcext:value-type="float">
            <text:p>2.0388</text:p>
          </table:table-cell>
          <table:table-cell office:value-type="float" office:value="3.57283" calcext:value-type="float">
            <text:p>3.57283</text:p>
          </table:table-cell>
          <table:table-cell office:value-type="float" office:value="2.86862" calcext:value-type="float">
            <text:p>2.86862</text:p>
          </table:table-cell>
          <table:table-cell office:value-type="float" office:value="14.7078" calcext:value-type="float">
            <text:p>14.7078</text:p>
          </table:table-cell>
          <table:table-cell office:value-type="float" office:value="4.06676" calcext:value-type="float">
            <text:p>4.06676</text:p>
          </table:table-cell>
          <table:table-cell office:value-type="float" office:value="3.34127" calcext:value-type="float">
            <text:p>3.34127</text:p>
          </table:table-cell>
          <table:table-cell office:value-type="float" office:value="3.57283" calcext:value-type="float">
            <text:p>3.57283</text:p>
          </table:table-cell>
          <table:table-cell office:value-type="float" office:value="1.0188" calcext:value-type="float">
            <text:p>1.0188</text:p>
          </table:table-cell>
          <table:table-cell office:value-type="float" office:value="3.03942" calcext:value-type="float">
            <text:p>3.03942</text:p>
          </table:table-cell>
          <table:table-cell office:value-type="float" office:value="2.72981" calcext:value-type="float">
            <text:p>2.72981</text:p>
          </table:table-cell>
          <table:table-cell office:value-type="float" office:value="2.47992" calcext:value-type="float">
            <text:p>2.47992</text:p>
          </table:table-cell>
          <table:table-cell office:value-type="float" office:value="2.75014" calcext:value-type="float">
            <text:p>2.75014</text:p>
          </table:table-cell>
          <table:table-cell office:value-type="float" office:value="0.839263" calcext:value-type="float">
            <text:p>0.839263</text:p>
          </table:table-cell>
          <table:table-cell office:value-type="float" office:value="2.86862" calcext:value-type="float">
            <text:p>2.86862</text:p>
          </table:table-cell>
          <table:table-cell office:value-type="float" office:value="0.908749" calcext:value-type="float">
            <text:p>0.908749</text:p>
          </table:table-cell>
          <table:table-cell office:value-type="float" office:value="14.7078" calcext:value-type="float">
            <text:p>14.7078</text:p>
          </table:table-cell>
          <table:table-cell office:value-type="float" office:value="2.39387" calcext:value-type="float">
            <text:p>2.39387</text:p>
          </table:table-cell>
          <table:table-cell office:value-type="float" office:value="1.69291" calcext:value-type="float">
            <text:p>1.69291</text:p>
          </table:table-cell>
          <table:table-cell office:value-type="float" office:value="1.16922" calcext:value-type="float">
            <text:p>1.16922</text:p>
          </table:table-cell>
          <table:table-cell office:value-type="float" office:value="2.70113" calcext:value-type="float">
            <text:p>2.70113</text:p>
          </table:table-cell>
          <table:table-cell office:value-type="float" office:value="2.58616" calcext:value-type="float">
            <text:p>2.58616</text:p>
          </table:table-cell>
          <table:table-cell office:value-type="float" office:value="4.90813" calcext:value-type="float">
            <text:p>4.90813</text:p>
          </table:table-cell>
          <table:table-cell office:value-type="float" office:value="1.82123" calcext:value-type="float">
            <text:p>1.82123</text:p>
          </table:table-cell>
          <table:table-cell office:value-type="float" office:value="1.08023" calcext:value-type="float">
            <text:p>1.08023</text:p>
          </table:table-cell>
          <table:table-cell office:value-type="float" office:value="2.72981" calcext:value-type="float">
            <text:p>2.72981</text:p>
          </table:table-cell>
          <table:table-cell office:value-type="float" office:value="4.31393" calcext:value-type="float">
            <text:p>4.31393</text:p>
          </table:table-cell>
          <table:table-cell office:value-type="float" office:value="2.63655" calcext:value-type="float">
            <text:p>2.63655</text:p>
          </table:table-cell>
          <table:table-cell office:value-type="float" office:value="21.8449" calcext:value-type="float">
            <text:p>21.8449</text:p>
          </table:table-cell>
          <table:table-cell office:value-type="float" office:value="0.809541" calcext:value-type="float">
            <text:p>0.809541</text:p>
          </table:table-cell>
          <table:table-cell office:value-type="float" office:value="2.48812" calcext:value-type="float">
            <text:p>2.48812</text:p>
          </table:table-cell>
          <table:table-cell table:number-columns-repeated="6" office:value-type="float" office:value="6.54473" calcext:value-type="float">
            <text:p>6.5447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13:</text:p>
          </table:table-cell>
          <table:table-cell office:value-type="float" office:value="14.7833" calcext:value-type="float">
            <text:p>14.7833</text:p>
          </table:table-cell>
          <table:table-cell office:value-type="string" calcext:value-type="string">
            <text:p>-</text:p>
          </table:table-cell>
          <table:table-cell office:value-type="float" office:value="14.95" calcext:value-type="float">
            <text:p>14.9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.70729" calcext:value-type="float">
            <text:p>3.70729</text:p>
          </table:table-cell>
          <table:table-cell office:value-type="float" office:value="0.604295" calcext:value-type="float">
            <text:p>0.604295</text:p>
          </table:table-cell>
          <table:table-cell office:value-type="float" office:value="1.51547" calcext:value-type="float">
            <text:p>1.51547</text:p>
          </table:table-cell>
          <table:table-cell office:value-type="float" office:value="0.105007" calcext:value-type="float">
            <text:p>0.105007</text:p>
          </table:table-cell>
          <table:table-cell office:value-type="float" office:value="0.789405" calcext:value-type="float">
            <text:p>0.789405</text:p>
          </table:table-cell>
          <table:table-cell office:value-type="float" office:value="0.893726" calcext:value-type="float">
            <text:p>0.893726</text:p>
          </table:table-cell>
          <table:table-cell office:value-type="float" office:value="2.714" calcext:value-type="float">
            <text:p>2.714</text:p>
          </table:table-cell>
          <table:table-cell office:value-type="float" office:value="0.360444" calcext:value-type="float">
            <text:p>0.360444</text:p>
          </table:table-cell>
          <table:table-cell office:value-type="float" office:value="4.273" calcext:value-type="float">
            <text:p>4.273</text:p>
          </table:table-cell>
          <table:table-cell office:value-type="float" office:value="2.714" calcext:value-type="float">
            <text:p>2.714</text:p>
          </table:table-cell>
          <table:table-cell office:value-type="float" office:value="0" calcext:value-type="float">
            <text:p>0</text:p>
          </table:table-cell>
          <table:table-cell office:value-type="float" office:value="2.31488" calcext:value-type="float">
            <text:p>2.31488</text:p>
          </table:table-cell>
          <table:table-cell office:value-type="float" office:value="3.70729" calcext:value-type="float">
            <text:p>3.70729</text:p>
          </table:table-cell>
          <table:table-cell office:value-type="float" office:value="2.5723" calcext:value-type="float">
            <text:p>2.5723</text:p>
          </table:table-cell>
          <table:table-cell office:value-type="float" office:value="2.33024" calcext:value-type="float">
            <text:p>2.33024</text:p>
          </table:table-cell>
          <table:table-cell office:value-type="float" office:value="0.469653" calcext:value-type="float">
            <text:p>0.469653</text:p>
          </table:table-cell>
          <table:table-cell office:value-type="float" office:value="1.15039" calcext:value-type="float">
            <text:p>1.15039</text:p>
          </table:table-cell>
          <table:table-cell office:value-type="float" office:value="1.45649" calcext:value-type="float">
            <text:p>1.45649</text:p>
          </table:table-cell>
          <table:table-cell office:value-type="float" office:value="0.360444" calcext:value-type="float">
            <text:p>0.360444</text:p>
          </table:table-cell>
          <table:table-cell office:value-type="float" office:value="1.81235" calcext:value-type="float">
            <text:p>1.81235</text:p>
          </table:table-cell>
          <table:table-cell office:value-type="float" office:value="0.575842" calcext:value-type="float">
            <text:p>0.575842</text:p>
          </table:table-cell>
          <table:table-cell office:value-type="float" office:value="0.976317" calcext:value-type="float">
            <text:p>0.976317</text:p>
          </table:table-cell>
          <table:table-cell office:value-type="float" office:value="0.34323" calcext:value-type="float">
            <text:p>0.34323</text:p>
          </table:table-cell>
          <table:table-cell office:value-type="float" office:value="0.742661" calcext:value-type="float">
            <text:p>0.742661</text:p>
          </table:table-cell>
          <table:table-cell office:value-type="float" office:value="1.3214" calcext:value-type="float">
            <text:p>1.3214</text:p>
          </table:table-cell>
          <table:table-cell office:value-type="float" office:value="18.9278" calcext:value-type="float">
            <text:p>18.9278</text:p>
          </table:table-cell>
          <table:table-cell office:value-type="float" office:value="3.12222" calcext:value-type="float">
            <text:p>3.12222</text:p>
          </table:table-cell>
          <table:table-cell office:value-type="float" office:value="0.575842" calcext:value-type="float">
            <text:p>0.575842</text:p>
          </table:table-cell>
          <table:table-cell office:value-type="float" office:value="0.427554" calcext:value-type="float">
            <text:p>0.427554</text:p>
          </table:table-cell>
          <table:table-cell office:value-type="float" office:value="1.13246" calcext:value-type="float">
            <text:p>1.13246</text:p>
          </table:table-cell>
          <table:table-cell office:value-type="float" office:value="4.21958" calcext:value-type="float">
            <text:p>4.21958</text:p>
          </table:table-cell>
          <table:table-cell office:value-type="float" office:value="2.29321" calcext:value-type="float">
            <text:p>2.29321</text:p>
          </table:table-cell>
          <table:table-cell office:value-type="float" office:value="0.866921" calcext:value-type="float">
            <text:p>0.866921</text:p>
          </table:table-cell>
          <table:table-cell office:value-type="float" office:value="1.18269" calcext:value-type="float">
            <text:p>1.18269</text:p>
          </table:table-cell>
          <table:table-cell office:value-type="float" office:value="0.861836" calcext:value-type="float">
            <text:p>0.861836</text:p>
          </table:table-cell>
          <table:table-cell office:value-type="float" office:value="0.49365" calcext:value-type="float">
            <text:p>0.49365</text:p>
          </table:table-cell>
          <table:table-cell office:value-type="float" office:value="1.46758" calcext:value-type="float">
            <text:p>1.46758</text:p>
          </table:table-cell>
          <table:table-cell office:value-type="float" office:value="0.825613" calcext:value-type="float">
            <text:p>0.825613</text:p>
          </table:table-cell>
          <table:table-cell office:value-type="float" office:value="18.9233" calcext:value-type="float">
            <text:p>18.9233</text:p>
          </table:table-cell>
          <table:table-cell office:value-type="float" office:value="1.46758" calcext:value-type="float">
            <text:p>1.46758</text:p>
          </table:table-cell>
          <table:table-cell office:value-type="float" office:value="1.01119" calcext:value-type="float">
            <text:p>1.01119</text:p>
          </table:table-cell>
          <table:table-cell office:value-type="float" office:value="0.772716" calcext:value-type="float">
            <text:p>0.772716</text:p>
          </table:table-cell>
          <table:table-cell office:value-type="float" office:value="4.21958" calcext:value-type="float">
            <text:p>4.21958</text:p>
          </table:table-cell>
          <table:table-cell office:value-type="float" office:value="2.57348" calcext:value-type="float">
            <text:p>2.57348</text:p>
          </table:table-cell>
          <table:table-cell office:value-type="float" office:value="2.80422" calcext:value-type="float">
            <text:p>2.80422</text:p>
          </table:table-cell>
          <table:table-cell office:value-type="float" office:value="0.29016" calcext:value-type="float">
            <text:p>0.29016</text:p>
          </table:table-cell>
          <table:table-cell office:value-type="float" office:value="1.27221" calcext:value-type="float">
            <text:p>1.27221</text:p>
          </table:table-cell>
          <table:table-cell office:value-type="float" office:value="1.71819" calcext:value-type="float">
            <text:p>1.71819</text:p>
          </table:table-cell>
          <table:table-cell office:value-type="float" office:value="0.825613" calcext:value-type="float">
            <text:p>0.825613</text:p>
          </table:table-cell>
          <table:table-cell office:value-type="float" office:value="2.39637" calcext:value-type="float">
            <text:p>2.39637</text:p>
          </table:table-cell>
          <table:table-cell office:value-type="float" office:value="1.05608" calcext:value-type="float">
            <text:p>1.05608</text:p>
          </table:table-cell>
          <table:table-cell office:value-type="float" office:value="0.796625" calcext:value-type="float">
            <text:p>0.796625</text:p>
          </table:table-cell>
          <table:table-cell office:value-type="float" office:value="0.551116" calcext:value-type="float">
            <text:p>0.551116</text:p>
          </table:table-cell>
          <table:table-cell office:value-type="float" office:value="0.648399" calcext:value-type="float">
            <text:p>0.648399</text:p>
          </table:table-cell>
          <table:table-cell office:value-type="float" office:value="0.421189" calcext:value-type="float">
            <text:p>0.421189</text:p>
          </table:table-cell>
          <table:table-cell office:value-type="float" office:value="0.117529" calcext:value-type="float">
            <text:p>0.117529</text:p>
          </table:table-cell>
          <table:table-cell office:value-type="float" office:value="2.5723" calcext:value-type="float">
            <text:p>2.5723</text:p>
          </table:table-cell>
          <table:table-cell office:value-type="float" office:value="1.05608" calcext:value-type="float">
            <text:p>1.05608</text:p>
          </table:table-cell>
          <table:table-cell office:value-type="float" office:value="0.605186" calcext:value-type="float">
            <text:p>0.605186</text:p>
          </table:table-cell>
          <table:table-cell office:value-type="float" office:value="0.300613" calcext:value-type="float">
            <text:p>0.300613</text:p>
          </table:table-cell>
          <table:table-cell office:value-type="float" office:value="1.63219" calcext:value-type="float">
            <text:p>1.63219</text:p>
          </table:table-cell>
          <table:table-cell office:value-type="float" office:value="2.65769" calcext:value-type="float">
            <text:p>2.65769</text:p>
          </table:table-cell>
          <table:table-cell office:value-type="float" office:value="0.998045" calcext:value-type="float">
            <text:p>0.998045</text:p>
          </table:table-cell>
          <table:table-cell office:value-type="float" office:value="12.3489" calcext:value-type="float">
            <text:p>12.3489</text:p>
          </table:table-cell>
          <table:table-cell office:value-type="float" office:value="0.248782" calcext:value-type="float">
            <text:p>0.248782</text:p>
          </table:table-cell>
          <table:table-cell office:value-type="float" office:value="0.666311" calcext:value-type="float">
            <text:p>0.666311</text:p>
          </table:table-cell>
          <table:table-cell office:value-type="float" office:value="2.65769" calcext:value-type="float">
            <text:p>2.65769</text:p>
          </table:table-cell>
          <table:table-cell office:value-type="float" office:value="2.14393" calcext:value-type="float">
            <text:p>2.14393</text:p>
          </table:table-cell>
          <table:table-cell office:value-type="float" office:value="2.23616" calcext:value-type="float">
            <text:p>2.23616</text:p>
          </table:table-cell>
          <table:table-cell office:value-type="float" office:value="0.992069" calcext:value-type="float">
            <text:p>0.992069</text:p>
          </table:table-cell>
          <table:table-cell office:value-type="float" office:value="2.30029" calcext:value-type="float">
            <text:p>2.30029</text:p>
          </table:table-cell>
          <table:table-cell office:value-type="float" office:value="0.999846" calcext:value-type="float">
            <text:p>0.999846</text:p>
          </table:table-cell>
          <table:table-cell office:value-type="float" office:value="2.64259" calcext:value-type="float">
            <text:p>2.64259</text:p>
          </table:table-cell>
          <table:table-cell office:value-type="float" office:value="0.998045" calcext:value-type="float">
            <text:p>0.998045</text:p>
          </table:table-cell>
          <table:table-cell office:value-type="float" office:value="2.44958" calcext:value-type="float">
            <text:p>2.44958</text:p>
          </table:table-cell>
          <table:table-cell office:value-type="float" office:value="12.3489" calcext:value-type="float">
            <text:p>12.3489</text:p>
          </table:table-cell>
          <table:table-cell office:value-type="float" office:value="0.339663" calcext:value-type="float">
            <text:p>0.339663</text:p>
          </table:table-cell>
          <table:table-cell office:value-type="float" office:value="2.51671" calcext:value-type="float">
            <text:p>2.51671</text:p>
          </table:table-cell>
          <table:table-cell office:value-type="float" office:value="2.24472" calcext:value-type="float">
            <text:p>2.24472</text:p>
          </table:table-cell>
          <table:table-cell office:value-type="float" office:value="1.10442" calcext:value-type="float">
            <text:p>1.10442</text:p>
          </table:table-cell>
          <table:table-cell office:value-type="float" office:value="19.1233" calcext:value-type="float">
            <text:p>19.1233</text:p>
          </table:table-cell>
          <table:table-cell office:value-type="float" office:value="4.99511" calcext:value-type="float">
            <text:p>4.99511</text:p>
          </table:table-cell>
          <table:table-cell office:value-type="float" office:value="1.26103" calcext:value-type="float">
            <text:p>1.26103</text:p>
          </table:table-cell>
          <table:table-cell office:value-type="float" office:value="2.31881" calcext:value-type="float">
            <text:p>2.31881</text:p>
          </table:table-cell>
          <table:table-cell office:value-type="float" office:value="0.992069" calcext:value-type="float">
            <text:p>0.992069</text:p>
          </table:table-cell>
          <table:table-cell office:value-type="float" office:value="0.154048" calcext:value-type="float">
            <text:p>0.154048</text:p>
          </table:table-cell>
          <table:table-cell office:value-type="float" office:value="0.760153" calcext:value-type="float">
            <text:p>0.760153</text:p>
          </table:table-cell>
          <table:table-cell office:value-type="float" office:value="18.8797" calcext:value-type="float">
            <text:p>18.8797</text:p>
          </table:table-cell>
          <table:table-cell office:value-type="float" office:value="2.68162" calcext:value-type="float">
            <text:p>2.68162</text:p>
          </table:table-cell>
          <table:table-cell office:value-type="float" office:value="2.02086" calcext:value-type="float">
            <text:p>2.02086</text:p>
          </table:table-cell>
          <table:table-cell office:value-type="float" office:value="1.7595" calcext:value-type="float">
            <text:p>1.7595</text:p>
          </table:table-cell>
          <table:table-cell office:value-type="float" office:value="2.65769" calcext:value-type="float">
            <text:p>2.65769</text:p>
          </table:table-cell>
          <table:table-cell office:value-type="float" office:value="0.438098" calcext:value-type="float">
            <text:p>0.438098</text:p>
          </table:table-cell>
          <table:table-cell office:value-type="float" office:value="12.2649" calcext:value-type="float">
            <text:p>12.2649</text:p>
          </table:table-cell>
          <table:table-cell office:value-type="float" office:value="1.36069" calcext:value-type="float">
            <text:p>1.36069</text:p>
          </table:table-cell>
          <table:table-cell office:value-type="float" office:value="1.41559" calcext:value-type="float">
            <text:p>1.41559</text:p>
          </table:table-cell>
          <table:table-cell office:value-type="float" office:value="2.65769" calcext:value-type="float">
            <text:p>2.65769</text:p>
          </table:table-cell>
          <table:table-cell office:value-type="float" office:value="1.84448" calcext:value-type="float">
            <text:p>1.84448</text:p>
          </table:table-cell>
          <table:table-cell office:value-type="float" office:value="2.11557" calcext:value-type="float">
            <text:p>2.11557</text:p>
          </table:table-cell>
          <table:table-cell office:value-type="float" office:value="0.895046" calcext:value-type="float">
            <text:p>0.895046</text:p>
          </table:table-cell>
          <table:table-cell office:value-type="float" office:value="0.363123" calcext:value-type="float">
            <text:p>0.363123</text:p>
          </table:table-cell>
          <table:table-cell office:value-type="float" office:value="0.992069" calcext:value-type="float">
            <text:p>0.992069</text:p>
          </table:table-cell>
          <table:table-cell office:value-type="float" office:value="2.54733" calcext:value-type="float">
            <text:p>2.54733</text:p>
          </table:table-cell>
          <table:table-cell office:value-type="float" office:value="0.438098" calcext:value-type="float">
            <text:p>0.438098</text:p>
          </table:table-cell>
          <table:table-cell office:value-type="float" office:value="2.4471" calcext:value-type="float">
            <text:p>2.4471</text:p>
          </table:table-cell>
          <table:table-cell office:value-type="float" office:value="12.2649" calcext:value-type="float">
            <text:p>12.2649</text:p>
          </table:table-cell>
          <table:table-cell office:value-type="float" office:value="0.530807" calcext:value-type="float">
            <text:p>0.530807</text:p>
          </table:table-cell>
          <table:table-cell office:value-type="float" office:value="1.2248" calcext:value-type="float">
            <text:p>1.2248</text:p>
          </table:table-cell>
          <table:table-cell office:value-type="float" office:value="1.71871" calcext:value-type="float">
            <text:p>1.71871</text:p>
          </table:table-cell>
          <table:table-cell office:value-type="float" office:value="0.0239401" calcext:value-type="float">
            <text:p>0.0239401</text:p>
          </table:table-cell>
          <table:table-cell office:value-type="float" office:value="0.994933" calcext:value-type="float">
            <text:p>0.994933</text:p>
          </table:table-cell>
          <table:table-cell office:value-type="float" office:value="5.6825" calcext:value-type="float">
            <text:p>5.6825</text:p>
          </table:table-cell>
          <table:table-cell office:value-type="float" office:value="1.336" calcext:value-type="float">
            <text:p>1.336</text:p>
          </table:table-cell>
          <table:table-cell office:value-type="float" office:value="2.52897" calcext:value-type="float">
            <text:p>2.52897</text:p>
          </table:table-cell>
          <table:table-cell office:value-type="float" office:value="0.895046" calcext:value-type="float">
            <text:p>0.895046</text:p>
          </table:table-cell>
          <table:table-cell office:value-type="float" office:value="4.9776" calcext:value-type="float">
            <text:p>4.9776</text:p>
          </table:table-cell>
          <table:table-cell office:value-type="float" office:value="0.760153" calcext:value-type="float">
            <text:p>0.760153</text:p>
          </table:table-cell>
          <table:table-cell office:value-type="float" office:value="19.5037" calcext:value-type="float">
            <text:p>19.5037</text:p>
          </table:table-cell>
          <table:table-cell office:value-type="float" office:value="1.90476" calcext:value-type="float">
            <text:p>1.90476</text:p>
          </table:table-cell>
          <table:table-cell office:value-type="float" office:value="0.983506" calcext:value-type="float">
            <text:p>0.983506</text:p>
          </table:table-cell>
          <table:table-cell table:number-columns-repeated="6" office:value-type="float" office:value="3.93329" calcext:value-type="float">
            <text:p>3.9332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14:</text:p>
          </table:table-cell>
          <table:table-cell office:value-type="float" office:value="12.45" calcext:value-type="float">
            <text:p>12.45</text:p>
          </table:table-cell>
          <table:table-cell office:value-type="string" calcext:value-type="string">
            <text:p>-</text:p>
          </table:table-cell>
          <table:table-cell office:value-type="float" office:value="12.6167" calcext:value-type="float">
            <text:p>12.616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5.31507" calcext:value-type="float">
            <text:p>5.31507</text:p>
          </table:table-cell>
          <table:table-cell office:value-type="float" office:value="1.88849" calcext:value-type="float">
            <text:p>1.88849</text:p>
          </table:table-cell>
          <table:table-cell office:value-type="float" office:value="3.63665" calcext:value-type="float">
            <text:p>3.63665</text:p>
          </table:table-cell>
          <table:table-cell office:value-type="float" office:value="2.29136" calcext:value-type="float">
            <text:p>2.29136</text:p>
          </table:table-cell>
          <table:table-cell office:value-type="float" office:value="1.89332" calcext:value-type="float">
            <text:p>1.89332</text:p>
          </table:table-cell>
          <table:table-cell office:value-type="float" office:value="2.11223" calcext:value-type="float">
            <text:p>2.11223</text:p>
          </table:table-cell>
          <table:table-cell office:value-type="float" office:value="0.408524" calcext:value-type="float">
            <text:p>0.408524</text:p>
          </table:table-cell>
          <table:table-cell office:value-type="float" office:value="2.46825" calcext:value-type="float">
            <text:p>2.46825</text:p>
          </table:table-cell>
          <table:table-cell office:value-type="float" office:value="4.52127" calcext:value-type="float">
            <text:p>4.52127</text:p>
          </table:table-cell>
          <table:table-cell office:value-type="float" office:value="0.408524" calcext:value-type="float">
            <text:p>0.408524</text:p>
          </table:table-cell>
          <table:table-cell office:value-type="float" office:value="2.31488" calcext:value-type="float">
            <text:p>2.31488</text:p>
          </table:table-cell>
          <table:table-cell office:value-type="float" office:value="0" calcext:value-type="float">
            <text:p>0</text:p>
          </table:table-cell>
          <table:table-cell office:value-type="float" office:value="5.31507" calcext:value-type="float">
            <text:p>5.31507</text:p>
          </table:table-cell>
          <table:table-cell office:value-type="float" office:value="1.12888" calcext:value-type="float">
            <text:p>1.12888</text:p>
          </table:table-cell>
          <table:table-cell office:value-type="float" office:value="3.56217" calcext:value-type="float">
            <text:p>3.56217</text:p>
          </table:table-cell>
          <table:table-cell office:value-type="float" office:value="1.8803" calcext:value-type="float">
            <text:p>1.8803</text:p>
          </table:table-cell>
          <table:table-cell office:value-type="float" office:value="3.06298" calcext:value-type="float">
            <text:p>3.06298</text:p>
          </table:table-cell>
          <table:table-cell office:value-type="float" office:value="2.64747" calcext:value-type="float">
            <text:p>2.64747</text:p>
          </table:table-cell>
          <table:table-cell office:value-type="float" office:value="2.46825" calcext:value-type="float">
            <text:p>2.46825</text:p>
          </table:table-cell>
          <table:table-cell office:value-type="float" office:value="1.82322" calcext:value-type="float">
            <text:p>1.82322</text:p>
          </table:table-cell>
          <table:table-cell office:value-type="float" office:value="2.28221" calcext:value-type="float">
            <text:p>2.28221</text:p>
          </table:table-cell>
          <table:table-cell office:value-type="float" office:value="1.7022" calcext:value-type="float">
            <text:p>1.7022</text:p>
          </table:table-cell>
          <table:table-cell office:value-type="float" office:value="1.99666" calcext:value-type="float">
            <text:p>1.99666</text:p>
          </table:table-cell>
          <table:table-cell office:value-type="float" office:value="1.88473" calcext:value-type="float">
            <text:p>1.88473</text:p>
          </table:table-cell>
          <table:table-cell office:value-type="float" office:value="1.99301" calcext:value-type="float">
            <text:p>1.99301</text:p>
          </table:table-cell>
          <table:table-cell office:value-type="float" office:value="20.9507" calcext:value-type="float">
            <text:p>20.9507</text:p>
          </table:table-cell>
          <table:table-cell office:value-type="float" office:value="3.77868" calcext:value-type="float">
            <text:p>3.77868</text:p>
          </table:table-cell>
          <table:table-cell office:value-type="float" office:value="2.28221" calcext:value-type="float">
            <text:p>2.28221</text:p>
          </table:table-cell>
          <table:table-cell office:value-type="float" office:value="2.52365" calcext:value-type="float">
            <text:p>2.52365</text:p>
          </table:table-cell>
          <table:table-cell office:value-type="float" office:value="2.03405" calcext:value-type="float">
            <text:p>2.03405</text:p>
          </table:table-cell>
          <table:table-cell office:value-type="float" office:value="5.72285" calcext:value-type="float">
            <text:p>5.72285</text:p>
          </table:table-cell>
          <table:table-cell office:value-type="float" office:value="0.40103" calcext:value-type="float">
            <text:p>0.40103</text:p>
          </table:table-cell>
          <table:table-cell office:value-type="float" office:value="2.32353" calcext:value-type="float">
            <text:p>2.32353</text:p>
          </table:table-cell>
          <table:table-cell office:value-type="float" office:value="1.55412" calcext:value-type="float">
            <text:p>1.55412</text:p>
          </table:table-cell>
          <table:table-cell office:value-type="float" office:value="1.95636" calcext:value-type="float">
            <text:p>1.95636</text:p>
          </table:table-cell>
          <table:table-cell office:value-type="float" office:value="2.05135" calcext:value-type="float">
            <text:p>2.05135</text:p>
          </table:table-cell>
          <table:table-cell office:value-type="float" office:value="1.8302" calcext:value-type="float">
            <text:p>1.8302</text:p>
          </table:table-cell>
          <table:table-cell office:value-type="float" office:value="1.93365" calcext:value-type="float">
            <text:p>1.93365</text:p>
          </table:table-cell>
          <table:table-cell office:value-type="float" office:value="20.9791" calcext:value-type="float">
            <text:p>20.9791</text:p>
          </table:table-cell>
          <table:table-cell office:value-type="float" office:value="1.8302" calcext:value-type="float">
            <text:p>1.8302</text:p>
          </table:table-cell>
          <table:table-cell office:value-type="float" office:value="2.37074" calcext:value-type="float">
            <text:p>2.37074</text:p>
          </table:table-cell>
          <table:table-cell office:value-type="float" office:value="1.56303" calcext:value-type="float">
            <text:p>1.56303</text:p>
          </table:table-cell>
          <table:table-cell office:value-type="float" office:value="5.72285" calcext:value-type="float">
            <text:p>5.72285</text:p>
          </table:table-cell>
          <table:table-cell office:value-type="float" office:value="1.12156" calcext:value-type="float">
            <text:p>1.12156</text:p>
          </table:table-cell>
          <table:table-cell office:value-type="float" office:value="3.95162" calcext:value-type="float">
            <text:p>3.95162</text:p>
          </table:table-cell>
          <table:table-cell office:value-type="float" office:value="2.0369" calcext:value-type="float">
            <text:p>2.0369</text:p>
          </table:table-cell>
          <table:table-cell office:value-type="float" office:value="2.854" calcext:value-type="float">
            <text:p>2.854</text:p>
          </table:table-cell>
          <table:table-cell office:value-type="float" office:value="1.70815" calcext:value-type="float">
            <text:p>1.70815</text:p>
          </table:table-cell>
          <table:table-cell office:value-type="float" office:value="1.93365" calcext:value-type="float">
            <text:p>1.93365</text:p>
          </table:table-cell>
          <table:table-cell office:value-type="float" office:value="1.69176" calcext:value-type="float">
            <text:p>1.69176</text:p>
          </table:table-cell>
          <table:table-cell office:value-type="float" office:value="2.46328" calcext:value-type="float">
            <text:p>2.46328</text:p>
          </table:table-cell>
          <table:table-cell office:value-type="float" office:value="1.89122" calcext:value-type="float">
            <text:p>1.89122</text:p>
          </table:table-cell>
          <table:table-cell office:value-type="float" office:value="2.25616" calcext:value-type="float">
            <text:p>2.25616</text:p>
          </table:table-cell>
          <table:table-cell office:value-type="float" office:value="2.66187" calcext:value-type="float">
            <text:p>2.66187</text:p>
          </table:table-cell>
          <table:table-cell office:value-type="float" office:value="1.92964" calcext:value-type="float">
            <text:p>1.92964</text:p>
          </table:table-cell>
          <table:table-cell office:value-type="float" office:value="2.42871" calcext:value-type="float">
            <text:p>2.42871</text:p>
          </table:table-cell>
          <table:table-cell office:value-type="float" office:value="1.12888" calcext:value-type="float">
            <text:p>1.12888</text:p>
          </table:table-cell>
          <table:table-cell office:value-type="float" office:value="2.46328" calcext:value-type="float">
            <text:p>2.46328</text:p>
          </table:table-cell>
          <table:table-cell office:value-type="float" office:value="2.04717" calcext:value-type="float">
            <text:p>2.04717</text:p>
          </table:table-cell>
          <table:table-cell office:value-type="float" office:value="2.23685" calcext:value-type="float">
            <text:p>2.23685</text:p>
          </table:table-cell>
          <table:table-cell office:value-type="float" office:value="1.46494" calcext:value-type="float">
            <text:p>1.46494</text:p>
          </table:table-cell>
          <table:table-cell office:value-type="float" office:value="3.3806" calcext:value-type="float">
            <text:p>3.3806</text:p>
          </table:table-cell>
          <table:table-cell office:value-type="float" office:value="2.52982" calcext:value-type="float">
            <text:p>2.52982</text:p>
          </table:table-cell>
          <table:table-cell office:value-type="float" office:value="14.4546" calcext:value-type="float">
            <text:p>14.4546</text:p>
          </table:table-cell>
          <table:table-cell office:value-type="float" office:value="2.3363" calcext:value-type="float">
            <text:p>2.3363</text:p>
          </table:table-cell>
          <table:table-cell office:value-type="float" office:value="2.93617" calcext:value-type="float">
            <text:p>2.93617</text:p>
          </table:table-cell>
          <table:table-cell office:value-type="float" office:value="3.3806" calcext:value-type="float">
            <text:p>3.3806</text:p>
          </table:table-cell>
          <table:table-cell office:value-type="float" office:value="0.397308" calcext:value-type="float">
            <text:p>0.397308</text:p>
          </table:table-cell>
          <table:table-cell office:value-type="float" office:value="1.69334" calcext:value-type="float">
            <text:p>1.69334</text:p>
          </table:table-cell>
          <table:table-cell office:value-type="float" office:value="2.34825" calcext:value-type="float">
            <text:p>2.34825</text:p>
          </table:table-cell>
          <table:table-cell office:value-type="float" office:value="0.08592" calcext:value-type="float">
            <text:p>0.08592</text:p>
          </table:table-cell>
          <table:table-cell office:value-type="float" office:value="2.34241" calcext:value-type="float">
            <text:p>2.34241</text:p>
          </table:table-cell>
          <table:table-cell office:value-type="float" office:value="0.477631" calcext:value-type="float">
            <text:p>0.477631</text:p>
          </table:table-cell>
          <table:table-cell office:value-type="float" office:value="2.52982" calcext:value-type="float">
            <text:p>2.52982</text:p>
          </table:table-cell>
          <table:table-cell office:value-type="float" office:value="0.725429" calcext:value-type="float">
            <text:p>0.725429</text:p>
          </table:table-cell>
          <table:table-cell office:value-type="float" office:value="14.4546" calcext:value-type="float">
            <text:p>14.4546</text:p>
          </table:table-cell>
          <table:table-cell office:value-type="float" office:value="1.98981" calcext:value-type="float">
            <text:p>1.98981</text:p>
          </table:table-cell>
          <table:table-cell office:value-type="float" office:value="1.03347" calcext:value-type="float">
            <text:p>1.03347</text:p>
          </table:table-cell>
          <table:table-cell office:value-type="float" office:value="2.33906" calcext:value-type="float">
            <text:p>2.33906</text:p>
          </table:table-cell>
          <table:table-cell office:value-type="float" office:value="1.95086" calcext:value-type="float">
            <text:p>1.95086</text:p>
          </table:table-cell>
          <table:table-cell office:value-type="float" office:value="21.1413" calcext:value-type="float">
            <text:p>21.1413</text:p>
          </table:table-cell>
          <table:table-cell office:value-type="float" office:value="4.40712" calcext:value-type="float">
            <text:p>4.40712</text:p>
          </table:table-cell>
          <table:table-cell office:value-type="float" office:value="1.52616" calcext:value-type="float">
            <text:p>1.52616</text:p>
          </table:table-cell>
          <table:table-cell office:value-type="float" office:value="1.46026" calcext:value-type="float">
            <text:p>1.46026</text:p>
          </table:table-cell>
          <table:table-cell office:value-type="float" office:value="2.34825" calcext:value-type="float">
            <text:p>2.34825</text:p>
          </table:table-cell>
          <table:table-cell office:value-type="float" office:value="2.1655" calcext:value-type="float">
            <text:p>2.1655</text:p>
          </table:table-cell>
          <table:table-cell office:value-type="float" office:value="2.22979" calcext:value-type="float">
            <text:p>2.22979</text:p>
          </table:table-cell>
          <table:table-cell office:value-type="float" office:value="20.9362" calcext:value-type="float">
            <text:p>20.9362</text:p>
          </table:table-cell>
          <table:table-cell office:value-type="float" office:value="0.714952" calcext:value-type="float">
            <text:p>0.714952</text:p>
          </table:table-cell>
          <table:table-cell office:value-type="float" office:value="1.73337" calcext:value-type="float">
            <text:p>1.73337</text:p>
          </table:table-cell>
          <table:table-cell office:value-type="float" office:value="1.69332" calcext:value-type="float">
            <text:p>1.69332</text:p>
          </table:table-cell>
          <table:table-cell office:value-type="float" office:value="3.3806" calcext:value-type="float">
            <text:p>3.3806</text:p>
          </table:table-cell>
          <table:table-cell office:value-type="float" office:value="2.46072" calcext:value-type="float">
            <text:p>2.46072</text:p>
          </table:table-cell>
          <table:table-cell office:value-type="float" office:value="14.3741" calcext:value-type="float">
            <text:p>14.3741</text:p>
          </table:table-cell>
          <table:table-cell office:value-type="float" office:value="3.66361" calcext:value-type="float">
            <text:p>3.66361</text:p>
          </table:table-cell>
          <table:table-cell office:value-type="float" office:value="2.94459" calcext:value-type="float">
            <text:p>2.94459</text:p>
          </table:table-cell>
          <table:table-cell office:value-type="float" office:value="3.3806" calcext:value-type="float">
            <text:p>3.3806</text:p>
          </table:table-cell>
          <table:table-cell office:value-type="float" office:value="0.732585" calcext:value-type="float">
            <text:p>0.732585</text:p>
          </table:table-cell>
          <table:table-cell office:value-type="float" office:value="2.819" calcext:value-type="float">
            <text:p>2.819</text:p>
          </table:table-cell>
          <table:table-cell office:value-type="float" office:value="2.32546" calcext:value-type="float">
            <text:p>2.32546</text:p>
          </table:table-cell>
          <table:table-cell office:value-type="float" office:value="2.07342" calcext:value-type="float">
            <text:p>2.07342</text:p>
          </table:table-cell>
          <table:table-cell office:value-type="float" office:value="2.34825" calcext:value-type="float">
            <text:p>2.34825</text:p>
          </table:table-cell>
          <table:table-cell office:value-type="float" office:value="0.714991" calcext:value-type="float">
            <text:p>0.714991</text:p>
          </table:table-cell>
          <table:table-cell office:value-type="float" office:value="2.46072" calcext:value-type="float">
            <text:p>2.46072</text:p>
          </table:table-cell>
          <table:table-cell office:value-type="float" office:value="0.732592" calcext:value-type="float">
            <text:p>0.732592</text:p>
          </table:table-cell>
          <table:table-cell office:value-type="float" office:value="14.3741" calcext:value-type="float">
            <text:p>14.3741</text:p>
          </table:table-cell>
          <table:table-cell office:value-type="float" office:value="2.01746" calcext:value-type="float">
            <text:p>2.01746</text:p>
          </table:table-cell>
          <table:table-cell office:value-type="float" office:value="1.35247" calcext:value-type="float">
            <text:p>1.35247</text:p>
          </table:table-cell>
          <table:table-cell office:value-type="float" office:value="0.871173" calcext:value-type="float">
            <text:p>0.871173</text:p>
          </table:table-cell>
          <table:table-cell office:value-type="float" office:value="2.30132" calcext:value-type="float">
            <text:p>2.30132</text:p>
          </table:table-cell>
          <table:table-cell office:value-type="float" office:value="2.18514" calcext:value-type="float">
            <text:p>2.18514</text:p>
          </table:table-cell>
          <table:table-cell office:value-type="float" office:value="5.01692" calcext:value-type="float">
            <text:p>5.01692</text:p>
          </table:table-cell>
          <table:table-cell office:value-type="float" office:value="1.42931" calcext:value-type="float">
            <text:p>1.42931</text:p>
          </table:table-cell>
          <table:table-cell office:value-type="float" office:value="0.925479" calcext:value-type="float">
            <text:p>0.925479</text:p>
          </table:table-cell>
          <table:table-cell office:value-type="float" office:value="2.32546" calcext:value-type="float">
            <text:p>2.32546</text:p>
          </table:table-cell>
          <table:table-cell office:value-type="float" office:value="4.39242" calcext:value-type="float">
            <text:p>4.39242</text:p>
          </table:table-cell>
          <table:table-cell office:value-type="float" office:value="2.22979" calcext:value-type="float">
            <text:p>2.22979</text:p>
          </table:table-cell>
          <table:table-cell office:value-type="float" office:value="21.5331" calcext:value-type="float">
            <text:p>21.5331</text:p>
          </table:table-cell>
          <table:table-cell office:value-type="float" office:value="0.420575" calcext:value-type="float">
            <text:p>0.420575</text:p>
          </table:table-cell>
          <table:table-cell office:value-type="float" office:value="2.08681" calcext:value-type="float">
            <text:p>2.08681</text:p>
          </table:table-cell>
          <table:table-cell table:number-columns-repeated="6" office:value-type="float" office:value="6.17228" calcext:value-type="float">
            <text:p>6.1722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15:</text:p>
          </table:table-cell>
          <table:table-cell office:value-type="float" office:value="14.8667" calcext:value-type="float">
            <text:p>14.8667</text:p>
          </table:table-cell>
          <table:table-cell office:value-type="string" calcext:value-type="string">
            <text:p>-</text:p>
          </table:table-cell>
          <table:table-cell office:value-type="float" office:value="15.0333" calcext:value-type="float">
            <text:p>15.033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.28536" calcext:value-type="float">
            <text:p>4.28536</text:p>
          </table:table-cell>
          <table:table-cell office:value-type="float" office:value="4.13141" calcext:value-type="float">
            <text:p>4.13141</text:p>
          </table:table-cell>
          <table:table-cell office:value-type="float" office:value="3.80731" calcext:value-type="float">
            <text:p>3.80731</text:p>
          </table:table-cell>
          <table:table-cell office:value-type="float" office:value="3.56016" calcext:value-type="float">
            <text:p>3.56016</text:p>
          </table:table-cell>
          <table:table-cell office:value-type="float" office:value="4.59399" calcext:value-type="float">
            <text:p>4.59399</text:p>
          </table:table-cell>
          <table:table-cell office:value-type="float" office:value="5.5889" calcext:value-type="float">
            <text:p>5.5889</text:p>
          </table:table-cell>
          <table:table-cell office:value-type="float" office:value="3.9328" calcext:value-type="float">
            <text:p>3.9328</text:p>
          </table:table-cell>
          <table:table-cell office:value-type="float" office:value="2.87263" calcext:value-type="float">
            <text:p>2.87263</text:p>
          </table:table-cell>
          <table:table-cell office:value-type="float" office:value="5.5889" calcext:value-type="float">
            <text:p>5.5889</text:p>
          </table:table-cell>
          <table:table-cell office:value-type="float" office:value="3.70729" calcext:value-type="float">
            <text:p>3.70729</text:p>
          </table:table-cell>
          <table:table-cell office:value-type="float" office:value="5.31507" calcext:value-type="float">
            <text:p>5.31507</text:p>
          </table:table-cell>
          <table:table-cell office:value-type="float" office:value="0" calcext:value-type="float">
            <text:p>0</text:p>
          </table:table-cell>
          <table:table-cell office:value-type="float" office:value="6.04785" calcext:value-type="float">
            <text:p>6.04785</text:p>
          </table:table-cell>
          <table:table-cell office:value-type="float" office:value="1.77793" calcext:value-type="float">
            <text:p>1.77793</text:p>
          </table:table-cell>
          <table:table-cell office:value-type="float" office:value="3.83444" calcext:value-type="float">
            <text:p>3.83444</text:p>
          </table:table-cell>
          <table:table-cell office:value-type="float" office:value="2.55768" calcext:value-type="float">
            <text:p>2.55768</text:p>
          </table:table-cell>
          <table:table-cell office:value-type="float" office:value="5.03814" calcext:value-type="float">
            <text:p>5.03814</text:p>
          </table:table-cell>
          <table:table-cell office:value-type="float" office:value="3.9328" calcext:value-type="float">
            <text:p>3.9328</text:p>
          </table:table-cell>
          <table:table-cell office:value-type="float" office:value="3.57418" calcext:value-type="float">
            <text:p>3.57418</text:p>
          </table:table-cell>
          <table:table-cell office:value-type="float" office:value="4.24736" calcext:value-type="float">
            <text:p>4.24736</text:p>
          </table:table-cell>
          <table:table-cell office:value-type="float" office:value="4.6503" calcext:value-type="float">
            <text:p>4.6503</text:p>
          </table:table-cell>
          <table:table-cell office:value-type="float" office:value="3.98528" calcext:value-type="float">
            <text:p>3.98528</text:p>
          </table:table-cell>
          <table:table-cell office:value-type="float" office:value="4.43838" calcext:value-type="float">
            <text:p>4.43838</text:p>
          </table:table-cell>
          <table:table-cell office:value-type="float" office:value="3.32309" calcext:value-type="float">
            <text:p>3.32309</text:p>
          </table:table-cell>
          <table:table-cell office:value-type="float" office:value="19.195" calcext:value-type="float">
            <text:p>19.195</text:p>
          </table:table-cell>
          <table:table-cell office:value-type="float" office:value="2.1548" calcext:value-type="float">
            <text:p>2.1548</text:p>
          </table:table-cell>
          <table:table-cell office:value-type="float" office:value="4.24736" calcext:value-type="float">
            <text:p>4.24736</text:p>
          </table:table-cell>
          <table:table-cell office:value-type="float" office:value="3.95697" calcext:value-type="float">
            <text:p>3.95697</text:p>
          </table:table-cell>
          <table:table-cell office:value-type="float" office:value="4.83796" calcext:value-type="float">
            <text:p>4.83796</text:p>
          </table:table-cell>
          <table:table-cell office:value-type="float" office:value="0.547855" calcext:value-type="float">
            <text:p>0.547855</text:p>
          </table:table-cell>
          <table:table-cell office:value-type="float" office:value="5.04346" calcext:value-type="float">
            <text:p>5.04346</text:p>
          </table:table-cell>
          <table:table-cell office:value-type="float" office:value="4.52279" calcext:value-type="float">
            <text:p>4.52279</text:p>
          </table:table-cell>
          <table:table-cell office:value-type="float" office:value="4.83417" calcext:value-type="float">
            <text:p>4.83417</text:p>
          </table:table-cell>
          <table:table-cell office:value-type="float" office:value="4.56844" calcext:value-type="float">
            <text:p>4.56844</text:p>
          </table:table-cell>
          <table:table-cell office:value-type="float" office:value="4.19902" calcext:value-type="float">
            <text:p>4.19902</text:p>
          </table:table-cell>
          <table:table-cell office:value-type="float" office:value="5.16989" calcext:value-type="float">
            <text:p>5.16989</text:p>
          </table:table-cell>
          <table:table-cell office:value-type="float" office:value="4.53052" calcext:value-type="float">
            <text:p>4.53052</text:p>
          </table:table-cell>
          <table:table-cell office:value-type="float" office:value="15.7782" calcext:value-type="float">
            <text:p>15.7782</text:p>
          </table:table-cell>
          <table:table-cell office:value-type="float" office:value="5.16989" calcext:value-type="float">
            <text:p>5.16989</text:p>
          </table:table-cell>
          <table:table-cell office:value-type="float" office:value="4.65571" calcext:value-type="float">
            <text:p>4.65571</text:p>
          </table:table-cell>
          <table:table-cell office:value-type="float" office:value="4.2729" calcext:value-type="float">
            <text:p>4.2729</text:p>
          </table:table-cell>
          <table:table-cell office:value-type="float" office:value="0.547855" calcext:value-type="float">
            <text:p>0.547855</text:p>
          </table:table-cell>
          <table:table-cell office:value-type="float" office:value="6.04616" calcext:value-type="float">
            <text:p>6.04616</text:p>
          </table:table-cell>
          <table:table-cell office:value-type="float" office:value="1.50777" calcext:value-type="float">
            <text:p>1.50777</text:p>
          </table:table-cell>
          <table:table-cell office:value-type="float" office:value="3.80042" calcext:value-type="float">
            <text:p>3.80042</text:p>
          </table:table-cell>
          <table:table-cell office:value-type="float" office:value="2.55781" calcext:value-type="float">
            <text:p>2.55781</text:p>
          </table:table-cell>
          <table:table-cell office:value-type="float" office:value="5.40586" calcext:value-type="float">
            <text:p>5.40586</text:p>
          </table:table-cell>
          <table:table-cell office:value-type="float" office:value="4.53052" calcext:value-type="float">
            <text:p>4.53052</text:p>
          </table:table-cell>
          <table:table-cell office:value-type="float" office:value="4.05588" calcext:value-type="float">
            <text:p>4.05588</text:p>
          </table:table-cell>
          <table:table-cell office:value-type="float" office:value="4.66999" calcext:value-type="float">
            <text:p>4.66999</text:p>
          </table:table-cell>
          <table:table-cell office:value-type="float" office:value="4.49631" calcext:value-type="float">
            <text:p>4.49631</text:p>
          </table:table-cell>
          <table:table-cell office:value-type="float" office:value="4.23151" calcext:value-type="float">
            <text:p>4.23151</text:p>
          </table:table-cell>
          <table:table-cell office:value-type="float" office:value="4.08803" calcext:value-type="float">
            <text:p>4.08803</text:p>
          </table:table-cell>
          <table:table-cell office:value-type="float" office:value="4.05498" calcext:value-type="float">
            <text:p>4.05498</text:p>
          </table:table-cell>
          <table:table-cell office:value-type="float" office:value="3.6738" calcext:value-type="float">
            <text:p>3.6738</text:p>
          </table:table-cell>
          <table:table-cell office:value-type="float" office:value="6.04785" calcext:value-type="float">
            <text:p>6.04785</text:p>
          </table:table-cell>
          <table:table-cell office:value-type="float" office:value="4.66999" calcext:value-type="float">
            <text:p>4.66999</text:p>
          </table:table-cell>
          <table:table-cell office:value-type="float" office:value="4.3124" calcext:value-type="float">
            <text:p>4.3124</text:p>
          </table:table-cell>
          <table:table-cell office:value-type="float" office:value="3.52533" calcext:value-type="float">
            <text:p>3.52533</text:p>
          </table:table-cell>
          <table:table-cell office:value-type="float" office:value="5.27839" calcext:value-type="float">
            <text:p>5.27839</text:p>
          </table:table-cell>
          <table:table-cell office:value-type="float" office:value="2.24404" calcext:value-type="float">
            <text:p>2.24404</text:p>
          </table:table-cell>
          <table:table-cell office:value-type="float" office:value="4.57852" calcext:value-type="float">
            <text:p>4.57852</text:p>
          </table:table-cell>
          <table:table-cell office:value-type="float" office:value="9.37259" calcext:value-type="float">
            <text:p>9.37259</text:p>
          </table:table-cell>
          <table:table-cell office:value-type="float" office:value="3.49481" calcext:value-type="float">
            <text:p>3.49481</text:p>
          </table:table-cell>
          <table:table-cell office:value-type="float" office:value="3.67178" calcext:value-type="float">
            <text:p>3.67178</text:p>
          </table:table-cell>
          <table:table-cell office:value-type="float" office:value="2.24404" calcext:value-type="float">
            <text:p>2.24404</text:p>
          </table:table-cell>
          <table:table-cell office:value-type="float" office:value="4.95419" calcext:value-type="float">
            <text:p>4.95419</text:p>
          </table:table-cell>
          <table:table-cell office:value-type="float" office:value="3.93137" calcext:value-type="float">
            <text:p>3.93137</text:p>
          </table:table-cell>
          <table:table-cell office:value-type="float" office:value="4.643" calcext:value-type="float">
            <text:p>4.643</text:p>
          </table:table-cell>
          <table:table-cell office:value-type="float" office:value="5.35241" calcext:value-type="float">
            <text:p>5.35241</text:p>
          </table:table-cell>
          <table:table-cell office:value-type="float" office:value="4.65277" calcext:value-type="float">
            <text:p>4.65277</text:p>
          </table:table-cell>
          <table:table-cell office:value-type="float" office:value="5.7784" calcext:value-type="float">
            <text:p>5.7784</text:p>
          </table:table-cell>
          <table:table-cell office:value-type="float" office:value="4.57852" calcext:value-type="float">
            <text:p>4.57852</text:p>
          </table:table-cell>
          <table:table-cell office:value-type="float" office:value="5.79128" calcext:value-type="float">
            <text:p>5.79128</text:p>
          </table:table-cell>
          <table:table-cell office:value-type="float" office:value="9.37259" calcext:value-type="float">
            <text:p>9.37259</text:p>
          </table:table-cell>
          <table:table-cell office:value-type="float" office:value="3.96545" calcext:value-type="float">
            <text:p>3.96545</text:p>
          </table:table-cell>
          <table:table-cell office:value-type="float" office:value="5.96897" calcext:value-type="float">
            <text:p>5.96897</text:p>
          </table:table-cell>
          <table:table-cell office:value-type="float" office:value="3.25375" calcext:value-type="float">
            <text:p>3.25375</text:p>
          </table:table-cell>
          <table:table-cell office:value-type="float" office:value="4.81167" calcext:value-type="float">
            <text:p>4.81167</text:p>
          </table:table-cell>
          <table:table-cell office:value-type="float" office:value="19.4025" calcext:value-type="float">
            <text:p>19.4025</text:p>
          </table:table-cell>
          <table:table-cell office:value-type="float" office:value="4.50982" calcext:value-type="float">
            <text:p>4.50982</text:p>
          </table:table-cell>
          <table:table-cell office:value-type="float" office:value="4.91067" calcext:value-type="float">
            <text:p>4.91067</text:p>
          </table:table-cell>
          <table:table-cell office:value-type="float" office:value="5.93007" calcext:value-type="float">
            <text:p>5.93007</text:p>
          </table:table-cell>
          <table:table-cell office:value-type="float" office:value="4.643" calcext:value-type="float">
            <text:p>4.643</text:p>
          </table:table-cell>
          <table:table-cell office:value-type="float" office:value="3.81935" calcext:value-type="float">
            <text:p>3.81935</text:p>
          </table:table-cell>
          <table:table-cell office:value-type="float" office:value="4.44203" calcext:value-type="float">
            <text:p>4.44203</text:p>
          </table:table-cell>
          <table:table-cell office:value-type="float" office:value="15.7363" calcext:value-type="float">
            <text:p>15.7363</text:p>
          </table:table-cell>
          <table:table-cell office:value-type="float" office:value="5.94329" calcext:value-type="float">
            <text:p>5.94329</text:p>
          </table:table-cell>
          <table:table-cell office:value-type="float" office:value="5.70285" calcext:value-type="float">
            <text:p>5.70285</text:p>
          </table:table-cell>
          <table:table-cell office:value-type="float" office:value="5.44442" calcext:value-type="float">
            <text:p>5.44442</text:p>
          </table:table-cell>
          <table:table-cell office:value-type="float" office:value="2.24404" calcext:value-type="float">
            <text:p>2.24404</text:p>
          </table:table-cell>
          <table:table-cell office:value-type="float" office:value="4.02088" calcext:value-type="float">
            <text:p>4.02088</text:p>
          </table:table-cell>
          <table:table-cell office:value-type="float" office:value="9.29984" calcext:value-type="float">
            <text:p>9.29984</text:p>
          </table:table-cell>
          <table:table-cell office:value-type="float" office:value="3.42258" calcext:value-type="float">
            <text:p>3.42258</text:p>
          </table:table-cell>
          <table:table-cell office:value-type="float" office:value="4.83054" calcext:value-type="float">
            <text:p>4.83054</text:p>
          </table:table-cell>
          <table:table-cell office:value-type="float" office:value="2.24404" calcext:value-type="float">
            <text:p>2.24404</text:p>
          </table:table-cell>
          <table:table-cell office:value-type="float" office:value="4.58797" calcext:value-type="float">
            <text:p>4.58797</text:p>
          </table:table-cell>
          <table:table-cell office:value-type="float" office:value="2.60895" calcext:value-type="float">
            <text:p>2.60895</text:p>
          </table:table-cell>
          <table:table-cell office:value-type="float" office:value="4.55073" calcext:value-type="float">
            <text:p>4.55073</text:p>
          </table:table-cell>
          <table:table-cell office:value-type="float" office:value="4.06203" calcext:value-type="float">
            <text:p>4.06203</text:p>
          </table:table-cell>
          <table:table-cell office:value-type="float" office:value="4.643" calcext:value-type="float">
            <text:p>4.643</text:p>
          </table:table-cell>
          <table:table-cell office:value-type="float" office:value="5.85792" calcext:value-type="float">
            <text:p>5.85792</text:p>
          </table:table-cell>
          <table:table-cell office:value-type="float" office:value="4.02088" calcext:value-type="float">
            <text:p>4.02088</text:p>
          </table:table-cell>
          <table:table-cell office:value-type="float" office:value="5.79253" calcext:value-type="float">
            <text:p>5.79253</text:p>
          </table:table-cell>
          <table:table-cell office:value-type="float" office:value="9.29984" calcext:value-type="float">
            <text:p>9.29984</text:p>
          </table:table-cell>
          <table:table-cell office:value-type="float" office:value="3.57831" calcext:value-type="float">
            <text:p>3.57831</text:p>
          </table:table-cell>
          <table:table-cell office:value-type="float" office:value="3.99854" calcext:value-type="float">
            <text:p>3.99854</text:p>
          </table:table-cell>
          <table:table-cell office:value-type="float" office:value="4.44464" calcext:value-type="float">
            <text:p>4.44464</text:p>
          </table:table-cell>
          <table:table-cell office:value-type="float" office:value="3.73121" calcext:value-type="float">
            <text:p>3.73121</text:p>
          </table:table-cell>
          <table:table-cell office:value-type="float" office:value="4.6844" calcext:value-type="float">
            <text:p>4.6844</text:p>
          </table:table-cell>
          <table:table-cell office:value-type="float" office:value="5.03009" calcext:value-type="float">
            <text:p>5.03009</text:p>
          </table:table-cell>
          <table:table-cell office:value-type="float" office:value="4.96223" calcext:value-type="float">
            <text:p>4.96223</text:p>
          </table:table-cell>
          <table:table-cell office:value-type="float" office:value="5.93652" calcext:value-type="float">
            <text:p>5.93652</text:p>
          </table:table-cell>
          <table:table-cell office:value-type="float" office:value="4.55073" calcext:value-type="float">
            <text:p>4.55073</text:p>
          </table:table-cell>
          <table:table-cell office:value-type="float" office:value="4.49634" calcext:value-type="float">
            <text:p>4.49634</text:p>
          </table:table-cell>
          <table:table-cell office:value-type="float" office:value="4.44203" calcext:value-type="float">
            <text:p>4.44203</text:p>
          </table:table-cell>
          <table:table-cell office:value-type="float" office:value="16.3034" calcext:value-type="float">
            <text:p>16.3034</text:p>
          </table:table-cell>
          <table:table-cell office:value-type="float" office:value="4.93572" calcext:value-type="float">
            <text:p>4.93572</text:p>
          </table:table-cell>
          <table:table-cell office:value-type="float" office:value="4.68572" calcext:value-type="float">
            <text:p>4.68572</text:p>
          </table:table-cell>
          <table:table-cell table:number-columns-repeated="6" office:value-type="float" office:value="2.57687" calcext:value-type="float">
            <text:p>2.5768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16:</text:p>
          </table:table-cell>
          <table:table-cell office:value-type="float" office:value="15.95" calcext:value-type="float">
            <text:p>15.95</text:p>
          </table:table-cell>
          <table:table-cell office:value-type="string" calcext:value-type="string">
            <text:p>-</text:p>
          </table:table-cell>
          <table:table-cell office:value-type="float" office:value="16.1167" calcext:value-type="float">
            <text:p>16.116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.04785" calcext:value-type="float">
            <text:p>6.04785</text:p>
          </table:table-cell>
          <table:table-cell office:value-type="float" office:value="1.98974" calcext:value-type="float">
            <text:p>1.98974</text:p>
          </table:table-cell>
          <table:table-cell office:value-type="float" office:value="3.52052" calcext:value-type="float">
            <text:p>3.52052</text:p>
          </table:table-cell>
          <table:table-cell office:value-type="float" office:value="2.50573" calcext:value-type="float">
            <text:p>2.50573</text:p>
          </table:table-cell>
          <table:table-cell office:value-type="float" office:value="2.48831" calcext:value-type="float">
            <text:p>2.48831</text:p>
          </table:table-cell>
          <table:table-cell office:value-type="float" office:value="1.97018" calcext:value-type="float">
            <text:p>1.97018</text:p>
          </table:table-cell>
          <table:table-cell office:value-type="float" office:value="1.28729" calcext:value-type="float">
            <text:p>1.28729</text:p>
          </table:table-cell>
          <table:table-cell office:value-type="float" office:value="2.56724" calcext:value-type="float">
            <text:p>2.56724</text:p>
          </table:table-cell>
          <table:table-cell office:value-type="float" office:value="5.58812" calcext:value-type="float">
            <text:p>5.58812</text:p>
          </table:table-cell>
          <table:table-cell office:value-type="float" office:value="1.28729" calcext:value-type="float">
            <text:p>1.28729</text:p>
          </table:table-cell>
          <table:table-cell office:value-type="float" office:value="2.5723" calcext:value-type="float">
            <text:p>2.5723</text:p>
          </table:table-cell>
          <table:table-cell office:value-type="float" office:value="1.12888" calcext:value-type="float">
            <text:p>1.12888</text:p>
          </table:table-cell>
          <table:table-cell office:value-type="float" office:value="6.04785" calcext:value-type="float">
            <text:p>6.04785</text:p>
          </table:table-cell>
          <table:table-cell office:value-type="float" office:value="0" calcext:value-type="float">
            <text:p>0</text:p>
          </table:table-cell>
          <table:table-cell office:value-type="float" office:value="4.37299" calcext:value-type="float">
            <text:p>4.37299</text:p>
          </table:table-cell>
          <table:table-cell office:value-type="float" office:value="2.27128" calcext:value-type="float">
            <text:p>2.27128</text:p>
          </table:table-cell>
          <table:table-cell office:value-type="float" office:value="3.58812" calcext:value-type="float">
            <text:p>3.58812</text:p>
          </table:table-cell>
          <table:table-cell office:value-type="float" office:value="2.23326" calcext:value-type="float">
            <text:p>2.23326</text:p>
          </table:table-cell>
          <table:table-cell office:value-type="float" office:value="2.56724" calcext:value-type="float">
            <text:p>2.56724</text:p>
          </table:table-cell>
          <table:table-cell office:value-type="float" office:value="2.78475" calcext:value-type="float">
            <text:p>2.78475</text:p>
          </table:table-cell>
          <table:table-cell office:value-type="float" office:value="2.27784" calcext:value-type="float">
            <text:p>2.27784</text:p>
          </table:table-cell>
          <table:table-cell office:value-type="float" office:value="1.64811" calcext:value-type="float">
            <text:p>1.64811</text:p>
          </table:table-cell>
          <table:table-cell office:value-type="float" office:value="2.23101" calcext:value-type="float">
            <text:p>2.23101</text:p>
          </table:table-cell>
          <table:table-cell office:value-type="float" office:value="1.89566" calcext:value-type="float">
            <text:p>1.89566</text:p>
          </table:table-cell>
          <table:table-cell office:value-type="float" office:value="2.79239" calcext:value-type="float">
            <text:p>2.79239</text:p>
          </table:table-cell>
          <table:table-cell office:value-type="float" office:value="20.4505" calcext:value-type="float">
            <text:p>20.4505</text:p>
          </table:table-cell>
          <table:table-cell office:value-type="float" office:value="4.75135" calcext:value-type="float">
            <text:p>4.75135</text:p>
          </table:table-cell>
          <table:table-cell office:value-type="float" office:value="2.27784" calcext:value-type="float">
            <text:p>2.27784</text:p>
          </table:table-cell>
          <table:table-cell office:value-type="float" office:value="2.59781" calcext:value-type="float">
            <text:p>2.59781</text:p>
          </table:table-cell>
          <table:table-cell office:value-type="float" office:value="1.77561" calcext:value-type="float">
            <text:p>1.77561</text:p>
          </table:table-cell>
          <table:table-cell office:value-type="float" office:value="6.50346" calcext:value-type="float">
            <text:p>6.50346</text:p>
          </table:table-cell>
          <table:table-cell office:value-type="float" office:value="1.52685" calcext:value-type="float">
            <text:p>1.52685</text:p>
          </table:table-cell>
          <table:table-cell office:value-type="float" office:value="2.17522" calcext:value-type="float">
            <text:p>2.17522</text:p>
          </table:table-cell>
          <table:table-cell office:value-type="float" office:value="1.4329" calcext:value-type="float">
            <text:p>1.4329</text:p>
          </table:table-cell>
          <table:table-cell office:value-type="float" office:value="1.86815" calcext:value-type="float">
            <text:p>1.86815</text:p>
          </table:table-cell>
          <table:table-cell office:value-type="float" office:value="2.14129" calcext:value-type="float">
            <text:p>2.14129</text:p>
          </table:table-cell>
          <table:table-cell office:value-type="float" office:value="1.41254" calcext:value-type="float">
            <text:p>1.41254</text:p>
          </table:table-cell>
          <table:table-cell office:value-type="float" office:value="1.87409" calcext:value-type="float">
            <text:p>1.87409</text:p>
          </table:table-cell>
          <table:table-cell office:value-type="float" office:value="21.4927" calcext:value-type="float">
            <text:p>21.4927</text:p>
          </table:table-cell>
          <table:table-cell office:value-type="float" office:value="1.41254" calcext:value-type="float">
            <text:p>1.41254</text:p>
          </table:table-cell>
          <table:table-cell office:value-type="float" office:value="2.15102" calcext:value-type="float">
            <text:p>2.15102</text:p>
          </table:table-cell>
          <table:table-cell office:value-type="float" office:value="1.83737" calcext:value-type="float">
            <text:p>1.83737</text:p>
          </table:table-cell>
          <table:table-cell office:value-type="float" office:value="6.50346" calcext:value-type="float">
            <text:p>6.50346</text:p>
          </table:table-cell>
          <table:table-cell office:value-type="float" office:value="0.00879568" calcext:value-type="float">
            <text:p>0.00879568</text:p>
          </table:table-cell>
          <table:table-cell office:value-type="float" office:value="4.80546" calcext:value-type="float">
            <text:p>4.80546</text:p>
          </table:table-cell>
          <table:table-cell office:value-type="float" office:value="2.36328" calcext:value-type="float">
            <text:p>2.36328</text:p>
          </table:table-cell>
          <table:table-cell office:value-type="float" office:value="3.49526" calcext:value-type="float">
            <text:p>3.49526</text:p>
          </table:table-cell>
          <table:table-cell office:value-type="float" office:value="1.1543" calcext:value-type="float">
            <text:p>1.1543</text:p>
          </table:table-cell>
          <table:table-cell office:value-type="float" office:value="1.87409" calcext:value-type="float">
            <text:p>1.87409</text:p>
          </table:table-cell>
          <table:table-cell office:value-type="float" office:value="2.78496" calcext:value-type="float">
            <text:p>2.78496</text:p>
          </table:table-cell>
          <table:table-cell office:value-type="float" office:value="2.22492" calcext:value-type="float">
            <text:p>2.22492</text:p>
          </table:table-cell>
          <table:table-cell office:value-type="float" office:value="1.8654" calcext:value-type="float">
            <text:p>1.8654</text:p>
          </table:table-cell>
          <table:table-cell office:value-type="float" office:value="2.2664" calcext:value-type="float">
            <text:p>2.2664</text:p>
          </table:table-cell>
          <table:table-cell office:value-type="float" office:value="2.65019" calcext:value-type="float">
            <text:p>2.65019</text:p>
          </table:table-cell>
          <table:table-cell office:value-type="float" office:value="2.15259" calcext:value-type="float">
            <text:p>2.15259</text:p>
          </table:table-cell>
          <table:table-cell office:value-type="float" office:value="2.66237" calcext:value-type="float">
            <text:p>2.66237</text:p>
          </table:table-cell>
          <table:table-cell office:value-type="float" office:value="0" calcext:value-type="float">
            <text:p>0</text:p>
          </table:table-cell>
          <table:table-cell office:value-type="float" office:value="2.22492" calcext:value-type="float">
            <text:p>2.22492</text:p>
          </table:table-cell>
          <table:table-cell office:value-type="float" office:value="2.07555" calcext:value-type="float">
            <text:p>2.07555</text:p>
          </table:table-cell>
          <table:table-cell office:value-type="float" office:value="2.62777" calcext:value-type="float">
            <text:p>2.62777</text:p>
          </table:table-cell>
          <table:table-cell office:value-type="float" office:value="1.04708" calcext:value-type="float">
            <text:p>1.04708</text:p>
          </table:table-cell>
          <table:table-cell office:value-type="float" office:value="4.32074" calcext:value-type="float">
            <text:p>4.32074</text:p>
          </table:table-cell>
          <table:table-cell office:value-type="float" office:value="2.3248" calcext:value-type="float">
            <text:p>2.3248</text:p>
          </table:table-cell>
          <table:table-cell office:value-type="float" office:value="14.921" calcext:value-type="float">
            <text:p>14.921</text:p>
          </table:table-cell>
          <table:table-cell office:value-type="float" office:value="2.69771" calcext:value-type="float">
            <text:p>2.69771</text:p>
          </table:table-cell>
          <table:table-cell office:value-type="float" office:value="3.04355" calcext:value-type="float">
            <text:p>3.04355</text:p>
          </table:table-cell>
          <table:table-cell office:value-type="float" office:value="4.32074" calcext:value-type="float">
            <text:p>4.32074</text:p>
          </table:table-cell>
          <table:table-cell office:value-type="float" office:value="1.48579" calcext:value-type="float">
            <text:p>1.48579</text:p>
          </table:table-cell>
          <table:table-cell office:value-type="float" office:value="2.76069" calcext:value-type="float">
            <text:p>2.76069</text:p>
          </table:table-cell>
          <table:table-cell office:value-type="float" office:value="2.13787" calcext:value-type="float">
            <text:p>2.13787</text:p>
          </table:table-cell>
          <table:table-cell office:value-type="float" office:value="1.04456" calcext:value-type="float">
            <text:p>1.04456</text:p>
          </table:table-cell>
          <table:table-cell office:value-type="float" office:value="2.12819" calcext:value-type="float">
            <text:p>2.12819</text:p>
          </table:table-cell>
          <table:table-cell office:value-type="float" office:value="0.817615" calcext:value-type="float">
            <text:p>0.817615</text:p>
          </table:table-cell>
          <table:table-cell office:value-type="float" office:value="2.3248" calcext:value-type="float">
            <text:p>2.3248</text:p>
          </table:table-cell>
          <table:table-cell office:value-type="float" office:value="0.404881" calcext:value-type="float">
            <text:p>0.404881</text:p>
          </table:table-cell>
          <table:table-cell office:value-type="float" office:value="14.921" calcext:value-type="float">
            <text:p>14.921</text:p>
          </table:table-cell>
          <table:table-cell office:value-type="float" office:value="2.23911" calcext:value-type="float">
            <text:p>2.23911</text:p>
          </table:table-cell>
          <table:table-cell office:value-type="float" office:value="0.0970176" calcext:value-type="float">
            <text:p>0.0970176</text:p>
          </table:table-cell>
          <table:table-cell office:value-type="float" office:value="3.34653" calcext:value-type="float">
            <text:p>3.34653</text:p>
          </table:table-cell>
          <table:table-cell office:value-type="float" office:value="1.72423" calcext:value-type="float">
            <text:p>1.72423</text:p>
          </table:table-cell>
          <table:table-cell office:value-type="float" office:value="20.6364" calcext:value-type="float">
            <text:p>20.6364</text:p>
          </table:table-cell>
          <table:table-cell office:value-type="float" office:value="5.536" calcext:value-type="float">
            <text:p>5.536</text:p>
          </table:table-cell>
          <table:table-cell office:value-type="float" office:value="1.36138" calcext:value-type="float">
            <text:p>1.36138</text:p>
          </table:table-cell>
          <table:table-cell office:value-type="float" office:value="0.521494" calcext:value-type="float">
            <text:p>0.521494</text:p>
          </table:table-cell>
          <table:table-cell office:value-type="float" office:value="2.13787" calcext:value-type="float">
            <text:p>2.13787</text:p>
          </table:table-cell>
          <table:table-cell office:value-type="float" office:value="2.42205" calcext:value-type="float">
            <text:p>2.42205</text:p>
          </table:table-cell>
          <table:table-cell office:value-type="float" office:value="2.14031" calcext:value-type="float">
            <text:p>2.14031</text:p>
          </table:table-cell>
          <table:table-cell office:value-type="float" office:value="21.4491" calcext:value-type="float">
            <text:p>21.4491</text:p>
          </table:table-cell>
          <table:table-cell office:value-type="float" office:value="0.554552" calcext:value-type="float">
            <text:p>0.554552</text:p>
          </table:table-cell>
          <table:table-cell office:value-type="float" office:value="0.980687" calcext:value-type="float">
            <text:p>0.980687</text:p>
          </table:table-cell>
          <table:table-cell office:value-type="float" office:value="1.1149" calcext:value-type="float">
            <text:p>1.1149</text:p>
          </table:table-cell>
          <table:table-cell office:value-type="float" office:value="4.32074" calcext:value-type="float">
            <text:p>4.32074</text:p>
          </table:table-cell>
          <table:table-cell office:value-type="float" office:value="2.52079" calcext:value-type="float">
            <text:p>2.52079</text:p>
          </table:table-cell>
          <table:table-cell office:value-type="float" office:value="14.8371" calcext:value-type="float">
            <text:p>14.8371</text:p>
          </table:table-cell>
          <table:table-cell office:value-type="float" office:value="3.7629" calcext:value-type="float">
            <text:p>3.7629</text:p>
          </table:table-cell>
          <table:table-cell office:value-type="float" office:value="2.6067" calcext:value-type="float">
            <text:p>2.6067</text:p>
          </table:table-cell>
          <table:table-cell office:value-type="float" office:value="4.32074" calcext:value-type="float">
            <text:p>4.32074</text:p>
          </table:table-cell>
          <table:table-cell office:value-type="float" office:value="1.71131" calcext:value-type="float">
            <text:p>1.71131</text:p>
          </table:table-cell>
          <table:table-cell office:value-type="float" office:value="3.72755" calcext:value-type="float">
            <text:p>3.72755</text:p>
          </table:table-cell>
          <table:table-cell office:value-type="float" office:value="2.16326" calcext:value-type="float">
            <text:p>2.16326</text:p>
          </table:table-cell>
          <table:table-cell office:value-type="float" office:value="2.23171" calcext:value-type="float">
            <text:p>2.23171</text:p>
          </table:table-cell>
          <table:table-cell office:value-type="float" office:value="2.13787" calcext:value-type="float">
            <text:p>2.13787</text:p>
          </table:table-cell>
          <table:table-cell office:value-type="float" office:value="0.448033" calcext:value-type="float">
            <text:p>0.448033</text:p>
          </table:table-cell>
          <table:table-cell office:value-type="float" office:value="2.52079" calcext:value-type="float">
            <text:p>2.52079</text:p>
          </table:table-cell>
          <table:table-cell office:value-type="float" office:value="0.397262" calcext:value-type="float">
            <text:p>0.397262</text:p>
          </table:table-cell>
          <table:table-cell office:value-type="float" office:value="14.8371" calcext:value-type="float">
            <text:p>14.8371</text:p>
          </table:table-cell>
          <table:table-cell office:value-type="float" office:value="2.50049" calcext:value-type="float">
            <text:p>2.50049</text:p>
          </table:table-cell>
          <table:table-cell office:value-type="float" office:value="2.09091" calcext:value-type="float">
            <text:p>2.09091</text:p>
          </table:table-cell>
          <table:table-cell office:value-type="float" office:value="1.80237" calcext:value-type="float">
            <text:p>1.80237</text:p>
          </table:table-cell>
          <table:table-cell office:value-type="float" office:value="2.55143" calcext:value-type="float">
            <text:p>2.55143</text:p>
          </table:table-cell>
          <table:table-cell office:value-type="float" office:value="1.98094" calcext:value-type="float">
            <text:p>1.98094</text:p>
          </table:table-cell>
          <table:table-cell office:value-type="float" office:value="6.14336" calcext:value-type="float">
            <text:p>6.14336</text:p>
          </table:table-cell>
          <table:table-cell office:value-type="float" office:value="1.26589" calcext:value-type="float">
            <text:p>1.26589</text:p>
          </table:table-cell>
          <table:table-cell office:value-type="float" office:value="0.2086" calcext:value-type="float">
            <text:p>0.2086</text:p>
          </table:table-cell>
          <table:table-cell office:value-type="float" office:value="2.16326" calcext:value-type="float">
            <text:p>2.16326</text:p>
          </table:table-cell>
          <table:table-cell office:value-type="float" office:value="5.5213" calcext:value-type="float">
            <text:p>5.5213</text:p>
          </table:table-cell>
          <table:table-cell office:value-type="float" office:value="2.14031" calcext:value-type="float">
            <text:p>2.14031</text:p>
          </table:table-cell>
          <table:table-cell office:value-type="float" office:value="22.0695" calcext:value-type="float">
            <text:p>22.0695</text:p>
          </table:table-cell>
          <table:table-cell office:value-type="float" office:value="1.28027" calcext:value-type="float">
            <text:p>1.28027</text:p>
          </table:table-cell>
          <table:table-cell office:value-type="float" office:value="1.90109" calcext:value-type="float">
            <text:p>1.90109</text:p>
          </table:table-cell>
          <table:table-cell table:number-columns-repeated="6" office:value-type="float" office:value="6.49222" calcext:value-type="float">
            <text:p>6.4922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17:</text:p>
          </table:table-cell>
          <table:table-cell office:value-type="float" office:value="12.4333" calcext:value-type="float">
            <text:p>12.4333</text:p>
          </table:table-cell>
          <table:table-cell office:value-type="string" calcext:value-type="string">
            <text:p>-</text:p>
          </table:table-cell>
          <table:table-cell office:value-type="float" office:value="12.6" calcext:value-type="float">
            <text:p>12.6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.77793" calcext:value-type="float">
            <text:p>1.77793</text:p>
          </table:table-cell>
          <table:table-cell office:value-type="float" office:value="2.81828" calcext:value-type="float">
            <text:p>2.81828</text:p>
          </table:table-cell>
          <table:table-cell office:value-type="float" office:value="3.31162" calcext:value-type="float">
            <text:p>3.31162</text:p>
          </table:table-cell>
          <table:table-cell office:value-type="float" office:value="2.43499" calcext:value-type="float">
            <text:p>2.43499</text:p>
          </table:table-cell>
          <table:table-cell office:value-type="float" office:value="1.9351" calcext:value-type="float">
            <text:p>1.9351</text:p>
          </table:table-cell>
          <table:table-cell office:value-type="float" office:value="3.20458" calcext:value-type="float">
            <text:p>3.20458</text:p>
          </table:table-cell>
          <table:table-cell office:value-type="float" office:value="3.81963" calcext:value-type="float">
            <text:p>3.81963</text:p>
          </table:table-cell>
          <table:table-cell office:value-type="float" office:value="2.64471" calcext:value-type="float">
            <text:p>2.64471</text:p>
          </table:table-cell>
          <table:table-cell office:value-type="float" office:value="2.21425" calcext:value-type="float">
            <text:p>2.21425</text:p>
          </table:table-cell>
          <table:table-cell office:value-type="float" office:value="3.81963" calcext:value-type="float">
            <text:p>3.81963</text:p>
          </table:table-cell>
          <table:table-cell office:value-type="float" office:value="2.33024" calcext:value-type="float">
            <text:p>2.33024</text:p>
          </table:table-cell>
          <table:table-cell office:value-type="float" office:value="3.56217" calcext:value-type="float">
            <text:p>3.56217</text:p>
          </table:table-cell>
          <table:table-cell office:value-type="float" office:value="1.77793" calcext:value-type="float">
            <text:p>1.77793</text:p>
          </table:table-cell>
          <table:table-cell office:value-type="float" office:value="4.37299" calcext:value-type="float">
            <text:p>4.37299</text:p>
          </table:table-cell>
          <table:table-cell office:value-type="float" office:value="0" calcext:value-type="float">
            <text:p>0</text:p>
          </table:table-cell>
          <table:table-cell office:value-type="float" office:value="2.29725" calcext:value-type="float">
            <text:p>2.29725</text:p>
          </table:table-cell>
          <table:table-cell office:value-type="float" office:value="1.31356" calcext:value-type="float">
            <text:p>1.31356</text:p>
          </table:table-cell>
          <table:table-cell office:value-type="float" office:value="3.78158" calcext:value-type="float">
            <text:p>3.78158</text:p>
          </table:table-cell>
          <table:table-cell office:value-type="float" office:value="2.64471" calcext:value-type="float">
            <text:p>2.64471</text:p>
          </table:table-cell>
          <table:table-cell office:value-type="float" office:value="1.79654" calcext:value-type="float">
            <text:p>1.79654</text:p>
          </table:table-cell>
          <table:table-cell office:value-type="float" office:value="2.90607" calcext:value-type="float">
            <text:p>2.90607</text:p>
          </table:table-cell>
          <table:table-cell office:value-type="float" office:value="3.15018" calcext:value-type="float">
            <text:p>3.15018</text:p>
          </table:table-cell>
          <table:table-cell office:value-type="float" office:value="2.52185" calcext:value-type="float">
            <text:p>2.52185</text:p>
          </table:table-cell>
          <table:table-cell office:value-type="float" office:value="2.97981" calcext:value-type="float">
            <text:p>2.97981</text:p>
          </table:table-cell>
          <table:table-cell office:value-type="float" office:value="1.5889" calcext:value-type="float">
            <text:p>1.5889</text:p>
          </table:table-cell>
          <table:table-cell office:value-type="float" office:value="19.868" calcext:value-type="float">
            <text:p>19.868</text:p>
          </table:table-cell>
          <table:table-cell office:value-type="float" office:value="1.01252" calcext:value-type="float">
            <text:p>1.01252</text:p>
          </table:table-cell>
          <table:table-cell office:value-type="float" office:value="2.90607" calcext:value-type="float">
            <text:p>2.90607</text:p>
          </table:table-cell>
          <table:table-cell office:value-type="float" office:value="2.69222" calcext:value-type="float">
            <text:p>2.69222</text:p>
          </table:table-cell>
          <table:table-cell office:value-type="float" office:value="3.4236" calcext:value-type="float">
            <text:p>3.4236</text:p>
          </table:table-cell>
          <table:table-cell office:value-type="float" office:value="2.1607" calcext:value-type="float">
            <text:p>2.1607</text:p>
          </table:table-cell>
          <table:table-cell office:value-type="float" office:value="3.27435" calcext:value-type="float">
            <text:p>3.27435</text:p>
          </table:table-cell>
          <table:table-cell office:value-type="float" office:value="3.19716" calcext:value-type="float">
            <text:p>3.19716</text:p>
          </table:table-cell>
          <table:table-cell office:value-type="float" office:value="3.30213" calcext:value-type="float">
            <text:p>3.30213</text:p>
          </table:table-cell>
          <table:table-cell office:value-type="float" office:value="3.13445" calcext:value-type="float">
            <text:p>3.13445</text:p>
          </table:table-cell>
          <table:table-cell office:value-type="float" office:value="2.77765" calcext:value-type="float">
            <text:p>2.77765</text:p>
          </table:table-cell>
          <table:table-cell office:value-type="float" office:value="3.69365" calcext:value-type="float">
            <text:p>3.69365</text:p>
          </table:table-cell>
          <table:table-cell office:value-type="float" office:value="3.08932" calcext:value-type="float">
            <text:p>3.08932</text:p>
          </table:table-cell>
          <table:table-cell office:value-type="float" office:value="17.5478" calcext:value-type="float">
            <text:p>17.5478</text:p>
          </table:table-cell>
          <table:table-cell office:value-type="float" office:value="3.69365" calcext:value-type="float">
            <text:p>3.69365</text:p>
          </table:table-cell>
          <table:table-cell office:value-type="float" office:value="3.34137" calcext:value-type="float">
            <text:p>3.34137</text:p>
          </table:table-cell>
          <table:table-cell office:value-type="float" office:value="2.70584" calcext:value-type="float">
            <text:p>2.70584</text:p>
          </table:table-cell>
          <table:table-cell office:value-type="float" office:value="2.1607" calcext:value-type="float">
            <text:p>2.1607</text:p>
          </table:table-cell>
          <table:table-cell office:value-type="float" office:value="4.3703" calcext:value-type="float">
            <text:p>4.3703</text:p>
          </table:table-cell>
          <table:table-cell office:value-type="float" office:value="0.474458" calcext:value-type="float">
            <text:p>0.474458</text:p>
          </table:table-cell>
          <table:table-cell office:value-type="float" office:value="2.32073" calcext:value-type="float">
            <text:p>2.32073</text:p>
          </table:table-cell>
          <table:table-cell office:value-type="float" office:value="1.05874" calcext:value-type="float">
            <text:p>1.05874</text:p>
          </table:table-cell>
          <table:table-cell office:value-type="float" office:value="3.89009" calcext:value-type="float">
            <text:p>3.89009</text:p>
          </table:table-cell>
          <table:table-cell office:value-type="float" office:value="3.08932" calcext:value-type="float">
            <text:p>3.08932</text:p>
          </table:table-cell>
          <table:table-cell office:value-type="float" office:value="2.29589" calcext:value-type="float">
            <text:p>2.29589</text:p>
          </table:table-cell>
          <table:table-cell office:value-type="float" office:value="3.38311" calcext:value-type="float">
            <text:p>3.38311</text:p>
          </table:table-cell>
          <table:table-cell office:value-type="float" office:value="3.04203" calcext:value-type="float">
            <text:p>3.04203</text:p>
          </table:table-cell>
          <table:table-cell office:value-type="float" office:value="2.88082" calcext:value-type="float">
            <text:p>2.88082</text:p>
          </table:table-cell>
          <table:table-cell office:value-type="float" office:value="2.88044" calcext:value-type="float">
            <text:p>2.88044</text:p>
          </table:table-cell>
          <table:table-cell office:value-type="float" office:value="2.57707" calcext:value-type="float">
            <text:p>2.57707</text:p>
          </table:table-cell>
          <table:table-cell office:value-type="float" office:value="2.34265" calcext:value-type="float">
            <text:p>2.34265</text:p>
          </table:table-cell>
          <table:table-cell office:value-type="float" office:value="4.37299" calcext:value-type="float">
            <text:p>4.37299</text:p>
          </table:table-cell>
          <table:table-cell office:value-type="float" office:value="3.38311" calcext:value-type="float">
            <text:p>3.38311</text:p>
          </table:table-cell>
          <table:table-cell office:value-type="float" office:value="2.89681" calcext:value-type="float">
            <text:p>2.89681</text:p>
          </table:table-cell>
          <table:table-cell office:value-type="float" office:value="2.07192" calcext:value-type="float">
            <text:p>2.07192</text:p>
          </table:table-cell>
          <table:table-cell office:value-type="float" office:value="3.72067" calcext:value-type="float">
            <text:p>3.72067</text:p>
          </table:table-cell>
          <table:table-cell office:value-type="float" office:value="0.718933" calcext:value-type="float">
            <text:p>0.718933</text:p>
          </table:table-cell>
          <table:table-cell office:value-type="float" office:value="3.3161" calcext:value-type="float">
            <text:p>3.3161</text:p>
          </table:table-cell>
          <table:table-cell office:value-type="float" office:value="11.1097" calcext:value-type="float">
            <text:p>11.1097</text:p>
          </table:table-cell>
          <table:table-cell office:value-type="float" office:value="2.08435" calcext:value-type="float">
            <text:p>2.08435</text:p>
          </table:table-cell>
          <table:table-cell office:value-type="float" office:value="2.57234" calcext:value-type="float">
            <text:p>2.57234</text:p>
          </table:table-cell>
          <table:table-cell office:value-type="float" office:value="0.718933" calcext:value-type="float">
            <text:p>0.718933</text:p>
          </table:table-cell>
          <table:table-cell office:value-type="float" office:value="3.19145" calcext:value-type="float">
            <text:p>3.19145</text:p>
          </table:table-cell>
          <table:table-cell office:value-type="float" office:value="2.16297" calcext:value-type="float">
            <text:p>2.16297</text:p>
          </table:table-cell>
          <table:table-cell office:value-type="float" office:value="3.3223" calcext:value-type="float">
            <text:p>3.3223</text:p>
          </table:table-cell>
          <table:table-cell office:value-type="float" office:value="3.60494" calcext:value-type="float">
            <text:p>3.60494</text:p>
          </table:table-cell>
          <table:table-cell office:value-type="float" office:value="3.33003" calcext:value-type="float">
            <text:p>3.33003</text:p>
          </table:table-cell>
          <table:table-cell office:value-type="float" office:value="4.0324" calcext:value-type="float">
            <text:p>4.0324</text:p>
          </table:table-cell>
          <table:table-cell office:value-type="float" office:value="3.3161" calcext:value-type="float">
            <text:p>3.3161</text:p>
          </table:table-cell>
          <table:table-cell office:value-type="float" office:value="4.08378" calcext:value-type="float">
            <text:p>4.08378</text:p>
          </table:table-cell>
          <table:table-cell office:value-type="float" office:value="11.1097" calcext:value-type="float">
            <text:p>11.1097</text:p>
          </table:table-cell>
          <table:table-cell office:value-type="float" office:value="2.49653" calcext:value-type="float">
            <text:p>2.49653</text:p>
          </table:table-cell>
          <table:table-cell office:value-type="float" office:value="4.28812" calcext:value-type="float">
            <text:p>4.28812</text:p>
          </table:table-cell>
          <table:table-cell office:value-type="float" office:value="1.50825" calcext:value-type="float">
            <text:p>1.50825</text:p>
          </table:table-cell>
          <table:table-cell office:value-type="float" office:value="3.37617" calcext:value-type="float">
            <text:p>3.37617</text:p>
          </table:table-cell>
          <table:table-cell office:value-type="float" office:value="20.0712" calcext:value-type="float">
            <text:p>20.0712</text:p>
          </table:table-cell>
          <table:table-cell office:value-type="float" office:value="3.47766" calcext:value-type="float">
            <text:p>3.47766</text:p>
          </table:table-cell>
          <table:table-cell office:value-type="float" office:value="3.37293" calcext:value-type="float">
            <text:p>3.37293</text:p>
          </table:table-cell>
          <table:table-cell office:value-type="float" office:value="4.32383" calcext:value-type="float">
            <text:p>4.32383</text:p>
          </table:table-cell>
          <table:table-cell office:value-type="float" office:value="3.3223" calcext:value-type="float">
            <text:p>3.3223</text:p>
          </table:table-cell>
          <table:table-cell office:value-type="float" office:value="2.39655" calcext:value-type="float">
            <text:p>2.39655</text:p>
          </table:table-cell>
          <table:table-cell office:value-type="float" office:value="3.08749" calcext:value-type="float">
            <text:p>3.08749</text:p>
          </table:table-cell>
          <table:table-cell office:value-type="float" office:value="17.5056" calcext:value-type="float">
            <text:p>17.5056</text:p>
          </table:table-cell>
          <table:table-cell office:value-type="float" office:value="4.21462" calcext:value-type="float">
            <text:p>4.21462</text:p>
          </table:table-cell>
          <table:table-cell office:value-type="float" office:value="4.16924" calcext:value-type="float">
            <text:p>4.16924</text:p>
          </table:table-cell>
          <table:table-cell office:value-type="float" office:value="3.92308" calcext:value-type="float">
            <text:p>3.92308</text:p>
          </table:table-cell>
          <table:table-cell office:value-type="float" office:value="0.718933" calcext:value-type="float">
            <text:p>0.718933</text:p>
          </table:table-cell>
          <table:table-cell office:value-type="float" office:value="2.7348" calcext:value-type="float">
            <text:p>2.7348</text:p>
          </table:table-cell>
          <table:table-cell office:value-type="float" office:value="11.0346" calcext:value-type="float">
            <text:p>11.0346</text:p>
          </table:table-cell>
          <table:table-cell office:value-type="float" office:value="2.68676" calcext:value-type="float">
            <text:p>2.68676</text:p>
          </table:table-cell>
          <table:table-cell office:value-type="float" office:value="3.68314" calcext:value-type="float">
            <text:p>3.68314</text:p>
          </table:table-cell>
          <table:table-cell office:value-type="float" office:value="0.718933" calcext:value-type="float">
            <text:p>0.718933</text:p>
          </table:table-cell>
          <table:table-cell office:value-type="float" office:value="2.83053" calcext:value-type="float">
            <text:p>2.83053</text:p>
          </table:table-cell>
          <table:table-cell office:value-type="float" office:value="0.846677" calcext:value-type="float">
            <text:p>0.846677</text:p>
          </table:table-cell>
          <table:table-cell office:value-type="float" office:value="3.22527" calcext:value-type="float">
            <text:p>3.22527</text:p>
          </table:table-cell>
          <table:table-cell office:value-type="float" office:value="2.63598" calcext:value-type="float">
            <text:p>2.63598</text:p>
          </table:table-cell>
          <table:table-cell office:value-type="float" office:value="3.3223" calcext:value-type="float">
            <text:p>3.3223</text:p>
          </table:table-cell>
          <table:table-cell office:value-type="float" office:value="4.14141" calcext:value-type="float">
            <text:p>4.14141</text:p>
          </table:table-cell>
          <table:table-cell office:value-type="float" office:value="2.7348" calcext:value-type="float">
            <text:p>2.7348</text:p>
          </table:table-cell>
          <table:table-cell office:value-type="float" office:value="4.08591" calcext:value-type="float">
            <text:p>4.08591</text:p>
          </table:table-cell>
          <table:table-cell office:value-type="float" office:value="11.0346" calcext:value-type="float">
            <text:p>11.0346</text:p>
          </table:table-cell>
          <table:table-cell office:value-type="float" office:value="2.02905" calcext:value-type="float">
            <text:p>2.02905</text:p>
          </table:table-cell>
          <table:table-cell office:value-type="float" office:value="2.28629" calcext:value-type="float">
            <text:p>2.28629</text:p>
          </table:table-cell>
          <table:table-cell office:value-type="float" office:value="2.69153" calcext:value-type="float">
            <text:p>2.69153</text:p>
          </table:table-cell>
          <table:table-cell office:value-type="float" office:value="2.35203" calcext:value-type="float">
            <text:p>2.35203</text:p>
          </table:table-cell>
          <table:table-cell office:value-type="float" office:value="3.31492" calcext:value-type="float">
            <text:p>3.31492</text:p>
          </table:table-cell>
          <table:table-cell office:value-type="float" office:value="4.12122" calcext:value-type="float">
            <text:p>4.12122</text:p>
          </table:table-cell>
          <table:table-cell office:value-type="float" office:value="3.40387" calcext:value-type="float">
            <text:p>3.40387</text:p>
          </table:table-cell>
          <table:table-cell office:value-type="float" office:value="4.24264" calcext:value-type="float">
            <text:p>4.24264</text:p>
          </table:table-cell>
          <table:table-cell office:value-type="float" office:value="3.22527" calcext:value-type="float">
            <text:p>3.22527</text:p>
          </table:table-cell>
          <table:table-cell office:value-type="float" office:value="3.46102" calcext:value-type="float">
            <text:p>3.46102</text:p>
          </table:table-cell>
          <table:table-cell office:value-type="float" office:value="3.08749" calcext:value-type="float">
            <text:p>3.08749</text:p>
          </table:table-cell>
          <table:table-cell office:value-type="float" office:value="18.0775" calcext:value-type="float">
            <text:p>18.0775</text:p>
          </table:table-cell>
          <table:table-cell office:value-type="float" office:value="3.19885" calcext:value-type="float">
            <text:p>3.19885</text:p>
          </table:table-cell>
          <table:table-cell office:value-type="float" office:value="3.28847" calcext:value-type="float">
            <text:p>3.28847</text:p>
          </table:table-cell>
          <table:table-cell table:number-columns-repeated="6" office:value-type="float" office:value="3.47976" calcext:value-type="float">
            <text:p>3.4797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18:</text:p>
          </table:table-cell>
          <table:table-cell office:value-type="float" office:value="9.33333" calcext:value-type="float">
            <text:p>9.33333</text:p>
          </table:table-cell>
          <table:table-cell office:value-type="string" calcext:value-type="string">
            <text:p>-</text:p>
          </table:table-cell>
          <table:table-cell office:value-type="float" office:value="9.5" calcext:value-type="float">
            <text:p>9.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3.83444" calcext:value-type="float">
            <text:p>3.83444</text:p>
          </table:table-cell>
          <table:table-cell office:value-type="float" office:value="0.545635" calcext:value-type="float">
            <text:p>0.545635</text:p>
          </table:table-cell>
          <table:table-cell office:value-type="float" office:value="1.96847" calcext:value-type="float">
            <text:p>1.96847</text:p>
          </table:table-cell>
          <table:table-cell office:value-type="float" office:value="0.491402" calcext:value-type="float">
            <text:p>0.491402</text:p>
          </table:table-cell>
          <table:table-cell office:value-type="float" office:value="0.442163" calcext:value-type="float">
            <text:p>0.442163</text:p>
          </table:table-cell>
          <table:table-cell office:value-type="float" office:value="0.978449" calcext:value-type="float">
            <text:p>0.978449</text:p>
          </table:table-cell>
          <table:table-cell office:value-type="float" office:value="2.27189" calcext:value-type="float">
            <text:p>2.27189</text:p>
          </table:table-cell>
          <table:table-cell office:value-type="float" office:value="0.757216" calcext:value-type="float">
            <text:p>0.757216</text:p>
          </table:table-cell>
          <table:table-cell office:value-type="float" office:value="4.06461" calcext:value-type="float">
            <text:p>4.06461</text:p>
          </table:table-cell>
          <table:table-cell office:value-type="float" office:value="2.27189" calcext:value-type="float">
            <text:p>2.27189</text:p>
          </table:table-cell>
          <table:table-cell office:value-type="float" office:value="0.469653" calcext:value-type="float">
            <text:p>0.469653</text:p>
          </table:table-cell>
          <table:table-cell office:value-type="float" office:value="1.8803" calcext:value-type="float">
            <text:p>1.8803</text:p>
          </table:table-cell>
          <table:table-cell office:value-type="float" office:value="3.83444" calcext:value-type="float">
            <text:p>3.83444</text:p>
          </table:table-cell>
          <table:table-cell office:value-type="float" office:value="2.27128" calcext:value-type="float">
            <text:p>2.27128</text:p>
          </table:table-cell>
          <table:table-cell office:value-type="float" office:value="2.29725" calcext:value-type="float">
            <text:p>2.29725</text:p>
          </table:table-cell>
          <table:table-cell office:value-type="float" office:value="0" calcext:value-type="float">
            <text:p>0</text:p>
          </table:table-cell>
          <table:table-cell office:value-type="float" office:value="1.31938" calcext:value-type="float">
            <text:p>1.31938</text:p>
          </table:table-cell>
          <table:table-cell office:value-type="float" office:value="1.64866" calcext:value-type="float">
            <text:p>1.64866</text:p>
          </table:table-cell>
          <table:table-cell office:value-type="float" office:value="0.757216" calcext:value-type="float">
            <text:p>0.757216</text:p>
          </table:table-cell>
          <table:table-cell office:value-type="float" office:value="1.42876" calcext:value-type="float">
            <text:p>1.42876</text:p>
          </table:table-cell>
          <table:table-cell office:value-type="float" office:value="0.801204" calcext:value-type="float">
            <text:p>0.801204</text:p>
          </table:table-cell>
          <table:table-cell office:value-type="float" office:value="0.853135" calcext:value-type="float">
            <text:p>0.853135</text:p>
          </table:table-cell>
          <table:table-cell office:value-type="float" office:value="0.304257" calcext:value-type="float">
            <text:p>0.304257</text:p>
          </table:table-cell>
          <table:table-cell office:value-type="float" office:value="0.704129" calcext:value-type="float">
            <text:p>0.704129</text:p>
          </table:table-cell>
          <table:table-cell office:value-type="float" office:value="1.00264" calcext:value-type="float">
            <text:p>1.00264</text:p>
          </table:table-cell>
          <table:table-cell office:value-type="float" office:value="19.3894" calcext:value-type="float">
            <text:p>19.3894</text:p>
          </table:table-cell>
          <table:table-cell office:value-type="float" office:value="2.96836" calcext:value-type="float">
            <text:p>2.96836</text:p>
          </table:table-cell>
          <table:table-cell office:value-type="float" office:value="0.801204" calcext:value-type="float">
            <text:p>0.801204</text:p>
          </table:table-cell>
          <table:table-cell office:value-type="float" office:value="0.828074" calcext:value-type="float">
            <text:p>0.828074</text:p>
          </table:table-cell>
          <table:table-cell office:value-type="float" office:value="1.1596" calcext:value-type="float">
            <text:p>1.1596</text:p>
          </table:table-cell>
          <table:table-cell office:value-type="float" office:value="4.32142" calcext:value-type="float">
            <text:p>4.32142</text:p>
          </table:table-cell>
          <table:table-cell office:value-type="float" office:value="1.83249" calcext:value-type="float">
            <text:p>1.83249</text:p>
          </table:table-cell>
          <table:table-cell office:value-type="float" office:value="1.0536" calcext:value-type="float">
            <text:p>1.0536</text:p>
          </table:table-cell>
          <table:table-cell office:value-type="float" office:value="1.01112" calcext:value-type="float">
            <text:p>1.01112</text:p>
          </table:table-cell>
          <table:table-cell office:value-type="float" office:value="0.869934" calcext:value-type="float">
            <text:p>0.869934</text:p>
          </table:table-cell>
          <table:table-cell office:value-type="float" office:value="0.569048" calcext:value-type="float">
            <text:p>0.569048</text:p>
          </table:table-cell>
          <table:table-cell office:value-type="float" office:value="1.39733" calcext:value-type="float">
            <text:p>1.39733</text:p>
          </table:table-cell>
          <table:table-cell office:value-type="float" office:value="0.821448" calcext:value-type="float">
            <text:p>0.821448</text:p>
          </table:table-cell>
          <table:table-cell office:value-type="float" office:value="19.2353" calcext:value-type="float">
            <text:p>19.2353</text:p>
          </table:table-cell>
          <table:table-cell office:value-type="float" office:value="1.39733" calcext:value-type="float">
            <text:p>1.39733</text:p>
          </table:table-cell>
          <table:table-cell office:value-type="float" office:value="1.19079" calcext:value-type="float">
            <text:p>1.19079</text:p>
          </table:table-cell>
          <table:table-cell office:value-type="float" office:value="0.441324" calcext:value-type="float">
            <text:p>0.441324</text:p>
          </table:table-cell>
          <table:table-cell office:value-type="float" office:value="4.32142" calcext:value-type="float">
            <text:p>4.32142</text:p>
          </table:table-cell>
          <table:table-cell office:value-type="float" office:value="2.27116" calcext:value-type="float">
            <text:p>2.27116</text:p>
          </table:table-cell>
          <table:table-cell office:value-type="float" office:value="2.76706" calcext:value-type="float">
            <text:p>2.76706</text:p>
          </table:table-cell>
          <table:table-cell office:value-type="float" office:value="0.181685" calcext:value-type="float">
            <text:p>0.181685</text:p>
          </table:table-cell>
          <table:table-cell office:value-type="float" office:value="1.28916" calcext:value-type="float">
            <text:p>1.28916</text:p>
          </table:table-cell>
          <table:table-cell office:value-type="float" office:value="1.59668" calcext:value-type="float">
            <text:p>1.59668</text:p>
          </table:table-cell>
          <table:table-cell office:value-type="float" office:value="0.821448" calcext:value-type="float">
            <text:p>0.821448</text:p>
          </table:table-cell>
          <table:table-cell office:value-type="float" office:value="1.96909" calcext:value-type="float">
            <text:p>1.96909</text:p>
          </table:table-cell>
          <table:table-cell office:value-type="float" office:value="1.2633" calcext:value-type="float">
            <text:p>1.2633</text:p>
          </table:table-cell>
          <table:table-cell office:value-type="float" office:value="0.766392" calcext:value-type="float">
            <text:p>0.766392</text:p>
          </table:table-cell>
          <table:table-cell office:value-type="float" office:value="0.766446" calcext:value-type="float">
            <text:p>0.766446</text:p>
          </table:table-cell>
          <table:table-cell office:value-type="float" office:value="1.03795" calcext:value-type="float">
            <text:p>1.03795</text:p>
          </table:table-cell>
          <table:table-cell office:value-type="float" office:value="0.319583" calcext:value-type="float">
            <text:p>0.319583</text:p>
          </table:table-cell>
          <table:table-cell office:value-type="float" office:value="0.586797" calcext:value-type="float">
            <text:p>0.586797</text:p>
          </table:table-cell>
          <table:table-cell office:value-type="float" office:value="2.27128" calcext:value-type="float">
            <text:p>2.27128</text:p>
          </table:table-cell>
          <table:table-cell office:value-type="float" office:value="1.2633" calcext:value-type="float">
            <text:p>1.2633</text:p>
          </table:table-cell>
          <table:table-cell office:value-type="float" office:value="0.675799" calcext:value-type="float">
            <text:p>0.675799</text:p>
          </table:table-cell>
          <table:table-cell office:value-type="float" office:value="0.36694" calcext:value-type="float">
            <text:p>0.36694</text:p>
          </table:table-cell>
          <table:table-cell office:value-type="float" office:value="1.44674" calcext:value-type="float">
            <text:p>1.44674</text:p>
          </table:table-cell>
          <table:table-cell office:value-type="float" office:value="2.49898" calcext:value-type="float">
            <text:p>2.49898</text:p>
          </table:table-cell>
          <table:table-cell office:value-type="float" office:value="1.24312" calcext:value-type="float">
            <text:p>1.24312</text:p>
          </table:table-cell>
          <table:table-cell office:value-type="float" office:value="12.6759" calcext:value-type="float">
            <text:p>12.6759</text:p>
          </table:table-cell>
          <table:table-cell office:value-type="float" office:value="0.458167" calcext:value-type="float">
            <text:p>0.458167</text:p>
          </table:table-cell>
          <table:table-cell office:value-type="float" office:value="1.13528" calcext:value-type="float">
            <text:p>1.13528</text:p>
          </table:table-cell>
          <table:table-cell office:value-type="float" office:value="2.49898" calcext:value-type="float">
            <text:p>2.49898</text:p>
          </table:table-cell>
          <table:table-cell office:value-type="float" office:value="1.68476" calcext:value-type="float">
            <text:p>1.68476</text:p>
          </table:table-cell>
          <table:table-cell office:value-type="float" office:value="1.81587" calcext:value-type="float">
            <text:p>1.81587</text:p>
          </table:table-cell>
          <table:table-cell office:value-type="float" office:value="1.16606" calcext:value-type="float">
            <text:p>1.16606</text:p>
          </table:table-cell>
          <table:table-cell office:value-type="float" office:value="1.87336" calcext:value-type="float">
            <text:p>1.87336</text:p>
          </table:table-cell>
          <table:table-cell office:value-type="float" office:value="1.17004" calcext:value-type="float">
            <text:p>1.17004</text:p>
          </table:table-cell>
          <table:table-cell office:value-type="float" office:value="2.23888" calcext:value-type="float">
            <text:p>2.23888</text:p>
          </table:table-cell>
          <table:table-cell office:value-type="float" office:value="1.24312" calcext:value-type="float">
            <text:p>1.24312</text:p>
          </table:table-cell>
          <table:table-cell office:value-type="float" office:value="2.0947" calcext:value-type="float">
            <text:p>2.0947</text:p>
          </table:table-cell>
          <table:table-cell office:value-type="float" office:value="12.6759" calcext:value-type="float">
            <text:p>12.6759</text:p>
          </table:table-cell>
          <table:table-cell office:value-type="float" office:value="0.276341" calcext:value-type="float">
            <text:p>0.276341</text:p>
          </table:table-cell>
          <table:table-cell office:value-type="float" office:value="2.20449" calcext:value-type="float">
            <text:p>2.20449</text:p>
          </table:table-cell>
          <table:table-cell office:value-type="float" office:value="1.91991" calcext:value-type="float">
            <text:p>1.91991</text:p>
          </table:table-cell>
          <table:table-cell office:value-type="float" office:value="1.09964" calcext:value-type="float">
            <text:p>1.09964</text:p>
          </table:table-cell>
          <table:table-cell office:value-type="float" office:value="19.5845" calcext:value-type="float">
            <text:p>19.5845</text:p>
          </table:table-cell>
          <table:table-cell office:value-type="float" office:value="4.65643" calcext:value-type="float">
            <text:p>4.65643</text:p>
          </table:table-cell>
          <table:table-cell office:value-type="float" office:value="1.08494" calcext:value-type="float">
            <text:p>1.08494</text:p>
          </table:table-cell>
          <table:table-cell office:value-type="float" office:value="2.09802" calcext:value-type="float">
            <text:p>2.09802</text:p>
          </table:table-cell>
          <table:table-cell office:value-type="float" office:value="1.16606" calcext:value-type="float">
            <text:p>1.16606</text:p>
          </table:table-cell>
          <table:table-cell office:value-type="float" office:value="0.351864" calcext:value-type="float">
            <text:p>0.351864</text:p>
          </table:table-cell>
          <table:table-cell office:value-type="float" office:value="0.921367" calcext:value-type="float">
            <text:p>0.921367</text:p>
          </table:table-cell>
          <table:table-cell office:value-type="float" office:value="19.1919" calcext:value-type="float">
            <text:p>19.1919</text:p>
          </table:table-cell>
          <table:table-cell office:value-type="float" office:value="2.30786" calcext:value-type="float">
            <text:p>2.30786</text:p>
          </table:table-cell>
          <table:table-cell office:value-type="float" office:value="1.88336" calcext:value-type="float">
            <text:p>1.88336</text:p>
          </table:table-cell>
          <table:table-cell office:value-type="float" office:value="1.63144" calcext:value-type="float">
            <text:p>1.63144</text:p>
          </table:table-cell>
          <table:table-cell office:value-type="float" office:value="2.49898" calcext:value-type="float">
            <text:p>2.49898</text:p>
          </table:table-cell>
          <table:table-cell office:value-type="float" office:value="0.802993" calcext:value-type="float">
            <text:p>0.802993</text:p>
          </table:table-cell>
          <table:table-cell office:value-type="float" office:value="12.5931" calcext:value-type="float">
            <text:p>12.5931</text:p>
          </table:table-cell>
          <table:table-cell office:value-type="float" office:value="1.82462" calcext:value-type="float">
            <text:p>1.82462</text:p>
          </table:table-cell>
          <table:table-cell office:value-type="float" office:value="1.70844" calcext:value-type="float">
            <text:p>1.70844</text:p>
          </table:table-cell>
          <table:table-cell office:value-type="float" office:value="2.49898" calcext:value-type="float">
            <text:p>2.49898</text:p>
          </table:table-cell>
          <table:table-cell office:value-type="float" office:value="1.37664" calcext:value-type="float">
            <text:p>1.37664</text:p>
          </table:table-cell>
          <table:table-cell office:value-type="float" office:value="1.91586" calcext:value-type="float">
            <text:p>1.91586</text:p>
          </table:table-cell>
          <table:table-cell office:value-type="float" office:value="1.07729" calcext:value-type="float">
            <text:p>1.07729</text:p>
          </table:table-cell>
          <table:table-cell office:value-type="float" office:value="0.455399" calcext:value-type="float">
            <text:p>0.455399</text:p>
          </table:table-cell>
          <table:table-cell office:value-type="float" office:value="1.16606" calcext:value-type="float">
            <text:p>1.16606</text:p>
          </table:table-cell>
          <table:table-cell office:value-type="float" office:value="2.18471" calcext:value-type="float">
            <text:p>2.18471</text:p>
          </table:table-cell>
          <table:table-cell office:value-type="float" office:value="0.802993" calcext:value-type="float">
            <text:p>0.802993</text:p>
          </table:table-cell>
          <table:table-cell office:value-type="float" office:value="2.09339" calcext:value-type="float">
            <text:p>2.09339</text:p>
          </table:table-cell>
          <table:table-cell office:value-type="float" office:value="12.5931" calcext:value-type="float">
            <text:p>12.5931</text:p>
          </table:table-cell>
          <table:table-cell office:value-type="float" office:value="0.268219" calcext:value-type="float">
            <text:p>0.268219</text:p>
          </table:table-cell>
          <table:table-cell office:value-type="float" office:value="0.761707" calcext:value-type="float">
            <text:p>0.761707</text:p>
          </table:table-cell>
          <table:table-cell office:value-type="float" office:value="1.24933" calcext:value-type="float">
            <text:p>1.24933</text:p>
          </table:table-cell>
          <table:table-cell office:value-type="float" office:value="0.464123" calcext:value-type="float">
            <text:p>0.464123</text:p>
          </table:table-cell>
          <table:table-cell office:value-type="float" office:value="1.10011" calcext:value-type="float">
            <text:p>1.10011</text:p>
          </table:table-cell>
          <table:table-cell office:value-type="float" office:value="5.34109" calcext:value-type="float">
            <text:p>5.34109</text:p>
          </table:table-cell>
          <table:table-cell office:value-type="float" office:value="1.12924" calcext:value-type="float">
            <text:p>1.12924</text:p>
          </table:table-cell>
          <table:table-cell office:value-type="float" office:value="2.19879" calcext:value-type="float">
            <text:p>2.19879</text:p>
          </table:table-cell>
          <table:table-cell office:value-type="float" office:value="1.07729" calcext:value-type="float">
            <text:p>1.07729</text:p>
          </table:table-cell>
          <table:table-cell office:value-type="float" office:value="4.63907" calcext:value-type="float">
            <text:p>4.63907</text:p>
          </table:table-cell>
          <table:table-cell office:value-type="float" office:value="0.921367" calcext:value-type="float">
            <text:p>0.921367</text:p>
          </table:table-cell>
          <table:table-cell office:value-type="float" office:value="19.8069" calcext:value-type="float">
            <text:p>19.8069</text:p>
          </table:table-cell>
          <table:table-cell office:value-type="float" office:value="1.46342" calcext:value-type="float">
            <text:p>1.46342</text:p>
          </table:table-cell>
          <table:table-cell office:value-type="float" office:value="1.04704" calcext:value-type="float">
            <text:p>1.04704</text:p>
          </table:table-cell>
          <table:table-cell table:number-columns-repeated="6" office:value-type="float" office:value="4.31087" calcext:value-type="float">
            <text:p>4.3108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19:</text:p>
          </table:table-cell>
          <table:table-cell office:value-type="float" office:value="11.85" calcext:value-type="float">
            <text:p>11.85</text:p>
          </table:table-cell>
          <table:table-cell office:value-type="string" calcext:value-type="string">
            <text:p>-</text:p>
          </table:table-cell>
          <table:table-cell office:value-type="float" office:value="12.0167" calcext:value-type="float">
            <text:p>12.016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2.55768" calcext:value-type="float">
            <text:p>2.55768</text:p>
          </table:table-cell>
          <table:table-cell office:value-type="float" office:value="1.73063" calcext:value-type="float">
            <text:p>1.73063</text:p>
          </table:table-cell>
          <table:table-cell office:value-type="float" office:value="2.01114" calcext:value-type="float">
            <text:p>2.01114</text:p>
          </table:table-cell>
          <table:table-cell office:value-type="float" office:value="1.25155" calcext:value-type="float">
            <text:p>1.25155</text:p>
          </table:table-cell>
          <table:table-cell office:value-type="float" office:value="1.16989" calcext:value-type="float">
            <text:p>1.16989</text:p>
          </table:table-cell>
          <table:table-cell office:value-type="float" office:value="2.04111" calcext:value-type="float">
            <text:p>2.04111</text:p>
          </table:table-cell>
          <table:table-cell office:value-type="float" office:value="3.41547" calcext:value-type="float">
            <text:p>3.41547</text:p>
          </table:table-cell>
          <table:table-cell office:value-type="float" office:value="1.40274" calcext:value-type="float">
            <text:p>1.40274</text:p>
          </table:table-cell>
          <table:table-cell office:value-type="float" office:value="3.46658" calcext:value-type="float">
            <text:p>3.46658</text:p>
          </table:table-cell>
          <table:table-cell office:value-type="float" office:value="3.41547" calcext:value-type="float">
            <text:p>3.41547</text:p>
          </table:table-cell>
          <table:table-cell office:value-type="float" office:value="1.15039" calcext:value-type="float">
            <text:p>1.15039</text:p>
          </table:table-cell>
          <table:table-cell office:value-type="float" office:value="3.06298" calcext:value-type="float">
            <text:p>3.06298</text:p>
          </table:table-cell>
          <table:table-cell office:value-type="float" office:value="2.55768" calcext:value-type="float">
            <text:p>2.55768</text:p>
          </table:table-cell>
          <table:table-cell office:value-type="float" office:value="3.58812" calcext:value-type="float">
            <text:p>3.58812</text:p>
          </table:table-cell>
          <table:table-cell office:value-type="float" office:value="1.31356" calcext:value-type="float">
            <text:p>1.31356</text:p>
          </table:table-cell>
          <table:table-cell office:value-type="float" office:value="1.31938" calcext:value-type="float">
            <text:p>1.31938</text:p>
          </table:table-cell>
          <table:table-cell office:value-type="float" office:value="0" calcext:value-type="float">
            <text:p>0</text:p>
          </table:table-cell>
          <table:table-cell office:value-type="float" office:value="2.53869" calcext:value-type="float">
            <text:p>2.53869</text:p>
          </table:table-cell>
          <table:table-cell office:value-type="float" office:value="1.40274" calcext:value-type="float">
            <text:p>1.40274</text:p>
          </table:table-cell>
          <table:table-cell office:value-type="float" office:value="1.77991" calcext:value-type="float">
            <text:p>1.77991</text:p>
          </table:table-cell>
          <table:table-cell office:value-type="float" office:value="1.70282" calcext:value-type="float">
            <text:p>1.70282</text:p>
          </table:table-cell>
          <table:table-cell office:value-type="float" office:value="2.09894" calcext:value-type="float">
            <text:p>2.09894</text:p>
          </table:table-cell>
          <table:table-cell office:value-type="float" office:value="1.43293" calcext:value-type="float">
            <text:p>1.43293</text:p>
          </table:table-cell>
          <table:table-cell office:value-type="float" office:value="1.88173" calcext:value-type="float">
            <text:p>1.88173</text:p>
          </table:table-cell>
          <table:table-cell office:value-type="float" office:value="1.26791" calcext:value-type="float">
            <text:p>1.26791</text:p>
          </table:table-cell>
          <table:table-cell office:value-type="float" office:value="18.9686" calcext:value-type="float">
            <text:p>18.9686</text:p>
          </table:table-cell>
          <table:table-cell office:value-type="float" office:value="2.25794" calcext:value-type="float">
            <text:p>2.25794</text:p>
          </table:table-cell>
          <table:table-cell office:value-type="float" office:value="1.70282" calcext:value-type="float">
            <text:p>1.70282</text:p>
          </table:table-cell>
          <table:table-cell office:value-type="float" office:value="1.4381" calcext:value-type="float">
            <text:p>1.4381</text:p>
          </table:table-cell>
          <table:table-cell office:value-type="float" office:value="2.28252" calcext:value-type="float">
            <text:p>2.28252</text:p>
          </table:table-cell>
          <table:table-cell office:value-type="float" office:value="3.06947" calcext:value-type="float">
            <text:p>3.06947</text:p>
          </table:table-cell>
          <table:table-cell office:value-type="float" office:value="2.90324" calcext:value-type="float">
            <text:p>2.90324</text:p>
          </table:table-cell>
          <table:table-cell office:value-type="float" office:value="1.98652" calcext:value-type="float">
            <text:p>1.98652</text:p>
          </table:table-cell>
          <table:table-cell office:value-type="float" office:value="2.29018" calcext:value-type="float">
            <text:p>2.29018</text:p>
          </table:table-cell>
          <table:table-cell office:value-type="float" office:value="2.01084" calcext:value-type="float">
            <text:p>2.01084</text:p>
          </table:table-cell>
          <table:table-cell office:value-type="float" office:value="1.64136" calcext:value-type="float">
            <text:p>1.64136</text:p>
          </table:table-cell>
          <table:table-cell office:value-type="float" office:value="2.6127" calcext:value-type="float">
            <text:p>2.6127</text:p>
          </table:table-cell>
          <table:table-cell office:value-type="float" office:value="1.97285" calcext:value-type="float">
            <text:p>1.97285</text:p>
          </table:table-cell>
          <table:table-cell office:value-type="float" office:value="17.9428" calcext:value-type="float">
            <text:p>17.9428</text:p>
          </table:table-cell>
          <table:table-cell office:value-type="float" office:value="2.6127" calcext:value-type="float">
            <text:p>2.6127</text:p>
          </table:table-cell>
          <table:table-cell office:value-type="float" office:value="2.12518" calcext:value-type="float">
            <text:p>2.12518</text:p>
          </table:table-cell>
          <table:table-cell office:value-type="float" office:value="1.75946" calcext:value-type="float">
            <text:p>1.75946</text:p>
          </table:table-cell>
          <table:table-cell office:value-type="float" office:value="3.06947" calcext:value-type="float">
            <text:p>3.06947</text:p>
          </table:table-cell>
          <table:table-cell office:value-type="float" office:value="3.58775" calcext:value-type="float">
            <text:p>3.58775</text:p>
          </table:table-cell>
          <table:table-cell office:value-type="float" office:value="1.76578" calcext:value-type="float">
            <text:p>1.76578</text:p>
          </table:table-cell>
          <table:table-cell office:value-type="float" office:value="1.25651" calcext:value-type="float">
            <text:p>1.25651</text:p>
          </table:table-cell>
          <table:table-cell office:value-type="float" office:value="0.417886" calcext:value-type="float">
            <text:p>0.417886</text:p>
          </table:table-cell>
          <table:table-cell office:value-type="float" office:value="2.85291" calcext:value-type="float">
            <text:p>2.85291</text:p>
          </table:table-cell>
          <table:table-cell office:value-type="float" office:value="1.97285" calcext:value-type="float">
            <text:p>1.97285</text:p>
          </table:table-cell>
          <table:table-cell office:value-type="float" office:value="2.44103" calcext:value-type="float">
            <text:p>2.44103</text:p>
          </table:table-cell>
          <table:table-cell office:value-type="float" office:value="2.15134" calcext:value-type="float">
            <text:p>2.15134</text:p>
          </table:table-cell>
          <table:table-cell office:value-type="float" office:value="1.93915" calcext:value-type="float">
            <text:p>1.93915</text:p>
          </table:table-cell>
          <table:table-cell office:value-type="float" office:value="1.68417" calcext:value-type="float">
            <text:p>1.68417</text:p>
          </table:table-cell>
          <table:table-cell office:value-type="float" office:value="1.60391" calcext:value-type="float">
            <text:p>1.60391</text:p>
          </table:table-cell>
          <table:table-cell office:value-type="float" office:value="1.50513" calcext:value-type="float">
            <text:p>1.50513</text:p>
          </table:table-cell>
          <table:table-cell office:value-type="float" office:value="1.12432" calcext:value-type="float">
            <text:p>1.12432</text:p>
          </table:table-cell>
          <table:table-cell office:value-type="float" office:value="3.58812" calcext:value-type="float">
            <text:p>3.58812</text:p>
          </table:table-cell>
          <table:table-cell office:value-type="float" office:value="2.15134" calcext:value-type="float">
            <text:p>2.15134</text:p>
          </table:table-cell>
          <table:table-cell office:value-type="float" office:value="1.75512" calcext:value-type="float">
            <text:p>1.75512</text:p>
          </table:table-cell>
          <table:table-cell office:value-type="float" office:value="0.980397" calcext:value-type="float">
            <text:p>0.980397</text:p>
          </table:table-cell>
          <table:table-cell office:value-type="float" office:value="2.73913" calcext:value-type="float">
            <text:p>2.73913</text:p>
          </table:table-cell>
          <table:table-cell office:value-type="float" office:value="1.83936" calcext:value-type="float">
            <text:p>1.83936</text:p>
          </table:table-cell>
          <table:table-cell office:value-type="float" office:value="2.07061" calcext:value-type="float">
            <text:p>2.07061</text:p>
          </table:table-cell>
          <table:table-cell office:value-type="float" office:value="11.3996" calcext:value-type="float">
            <text:p>11.3996</text:p>
          </table:table-cell>
          <table:table-cell office:value-type="float" office:value="0.939492" calcext:value-type="float">
            <text:p>0.939492</text:p>
          </table:table-cell>
          <table:table-cell office:value-type="float" office:value="1.26279" calcext:value-type="float">
            <text:p>1.26279</text:p>
          </table:table-cell>
          <table:table-cell office:value-type="float" office:value="1.83936" calcext:value-type="float">
            <text:p>1.83936</text:p>
          </table:table-cell>
          <table:table-cell office:value-type="float" office:value="2.77588" calcext:value-type="float">
            <text:p>2.77588</text:p>
          </table:table-cell>
          <table:table-cell office:value-type="float" office:value="2.26937" calcext:value-type="float">
            <text:p>2.26937</text:p>
          </table:table-cell>
          <table:table-cell office:value-type="float" office:value="2.10988" calcext:value-type="float">
            <text:p>2.10988</text:p>
          </table:table-cell>
          <table:table-cell office:value-type="float" office:value="3.07621" calcext:value-type="float">
            <text:p>3.07621</text:p>
          </table:table-cell>
          <table:table-cell office:value-type="float" office:value="2.11899" calcext:value-type="float">
            <text:p>2.11899</text:p>
          </table:table-cell>
          <table:table-cell office:value-type="float" office:value="3.47746" calcext:value-type="float">
            <text:p>3.47746</text:p>
          </table:table-cell>
          <table:table-cell office:value-type="float" office:value="2.07061" calcext:value-type="float">
            <text:p>2.07061</text:p>
          </table:table-cell>
          <table:table-cell office:value-type="float" office:value="3.38977" calcext:value-type="float">
            <text:p>3.38977</text:p>
          </table:table-cell>
          <table:table-cell office:value-type="float" office:value="11.3996" calcext:value-type="float">
            <text:p>11.3996</text:p>
          </table:table-cell>
          <table:table-cell office:value-type="float" office:value="1.41468" calcext:value-type="float">
            <text:p>1.41468</text:p>
          </table:table-cell>
          <table:table-cell office:value-type="float" office:value="3.51893" calcext:value-type="float">
            <text:p>3.51893</text:p>
          </table:table-cell>
          <table:table-cell office:value-type="float" office:value="1.91915" calcext:value-type="float">
            <text:p>1.91915</text:p>
          </table:table-cell>
          <table:table-cell office:value-type="float" office:value="2.25433" calcext:value-type="float">
            <text:p>2.25433</text:p>
          </table:table-cell>
          <table:table-cell office:value-type="float" office:value="19.1687" calcext:value-type="float">
            <text:p>19.1687</text:p>
          </table:table-cell>
          <table:table-cell office:value-type="float" office:value="4.50298" calcext:value-type="float">
            <text:p>4.50298</text:p>
          </table:table-cell>
          <table:table-cell office:value-type="float" office:value="2.36782" calcext:value-type="float">
            <text:p>2.36782</text:p>
          </table:table-cell>
          <table:table-cell office:value-type="float" office:value="3.40857" calcext:value-type="float">
            <text:p>3.40857</text:p>
          </table:table-cell>
          <table:table-cell office:value-type="float" office:value="2.10988" calcext:value-type="float">
            <text:p>2.10988</text:p>
          </table:table-cell>
          <table:table-cell office:value-type="float" office:value="1.26247" calcext:value-type="float">
            <text:p>1.26247</text:p>
          </table:table-cell>
          <table:table-cell office:value-type="float" office:value="1.8958" calcext:value-type="float">
            <text:p>1.8958</text:p>
          </table:table-cell>
          <table:table-cell office:value-type="float" office:value="17.8995" calcext:value-type="float">
            <text:p>17.8995</text:p>
          </table:table-cell>
          <table:table-cell office:value-type="float" office:value="3.58429" calcext:value-type="float">
            <text:p>3.58429</text:p>
          </table:table-cell>
          <table:table-cell office:value-type="float" office:value="3.15234" calcext:value-type="float">
            <text:p>3.15234</text:p>
          </table:table-cell>
          <table:table-cell office:value-type="float" office:value="2.89242" calcext:value-type="float">
            <text:p>2.89242</text:p>
          </table:table-cell>
          <table:table-cell office:value-type="float" office:value="1.83936" calcext:value-type="float">
            <text:p>1.83936</text:p>
          </table:table-cell>
          <table:table-cell office:value-type="float" office:value="1.49325" calcext:value-type="float">
            <text:p>1.49325</text:p>
          </table:table-cell>
          <table:table-cell office:value-type="float" office:value="11.3183" calcext:value-type="float">
            <text:p>11.3183</text:p>
          </table:table-cell>
          <table:table-cell office:value-type="float" office:value="1.43495" calcext:value-type="float">
            <text:p>1.43495</text:p>
          </table:table-cell>
          <table:table-cell office:value-type="float" office:value="2.39767" calcext:value-type="float">
            <text:p>2.39767</text:p>
          </table:table-cell>
          <table:table-cell office:value-type="float" office:value="1.83936" calcext:value-type="float">
            <text:p>1.83936</text:p>
          </table:table-cell>
          <table:table-cell office:value-type="float" office:value="2.41085" calcext:value-type="float">
            <text:p>2.41085</text:p>
          </table:table-cell>
          <table:table-cell office:value-type="float" office:value="1.46881" calcext:value-type="float">
            <text:p>1.46881</text:p>
          </table:table-cell>
          <table:table-cell office:value-type="float" office:value="2.01484" calcext:value-type="float">
            <text:p>2.01484</text:p>
          </table:table-cell>
          <table:table-cell office:value-type="float" office:value="1.50448" calcext:value-type="float">
            <text:p>1.50448</text:p>
          </table:table-cell>
          <table:table-cell office:value-type="float" office:value="2.10988" calcext:value-type="float">
            <text:p>2.10988</text:p>
          </table:table-cell>
          <table:table-cell office:value-type="float" office:value="3.4729" calcext:value-type="float">
            <text:p>3.4729</text:p>
          </table:table-cell>
          <table:table-cell office:value-type="float" office:value="1.49325" calcext:value-type="float">
            <text:p>1.49325</text:p>
          </table:table-cell>
          <table:table-cell office:value-type="float" office:value="3.38928" calcext:value-type="float">
            <text:p>3.38928</text:p>
          </table:table-cell>
          <table:table-cell office:value-type="float" office:value="11.3183" calcext:value-type="float">
            <text:p>11.3183</text:p>
          </table:table-cell>
          <table:table-cell office:value-type="float" office:value="1.09129" calcext:value-type="float">
            <text:p>1.09129</text:p>
          </table:table-cell>
          <table:table-cell office:value-type="float" office:value="1.72301" calcext:value-type="float">
            <text:p>1.72301</text:p>
          </table:table-cell>
          <table:table-cell office:value-type="float" office:value="2.2602" calcext:value-type="float">
            <text:p>2.2602</text:p>
          </table:table-cell>
          <table:table-cell office:value-type="float" office:value="1.17426" calcext:value-type="float">
            <text:p>1.17426</text:p>
          </table:table-cell>
          <table:table-cell office:value-type="float" office:value="2.1364" calcext:value-type="float">
            <text:p>2.1364</text:p>
          </table:table-cell>
          <table:table-cell office:value-type="float" office:value="5.18042" calcext:value-type="float">
            <text:p>5.18042</text:p>
          </table:table-cell>
          <table:table-cell office:value-type="float" office:value="2.42735" calcext:value-type="float">
            <text:p>2.42735</text:p>
          </table:table-cell>
          <table:table-cell office:value-type="float" office:value="3.50688" calcext:value-type="float">
            <text:p>3.50688</text:p>
          </table:table-cell>
          <table:table-cell office:value-type="float" office:value="2.01484" calcext:value-type="float">
            <text:p>2.01484</text:p>
          </table:table-cell>
          <table:table-cell office:value-type="float" office:value="4.48551" calcext:value-type="float">
            <text:p>4.48551</text:p>
          </table:table-cell>
          <table:table-cell office:value-type="float" office:value="1.8958" calcext:value-type="float">
            <text:p>1.8958</text:p>
          </table:table-cell>
          <table:table-cell office:value-type="float" office:value="18.5079" calcext:value-type="float">
            <text:p>18.5079</text:p>
          </table:table-cell>
          <table:table-cell office:value-type="float" office:value="2.64636" calcext:value-type="float">
            <text:p>2.64636</text:p>
          </table:table-cell>
          <table:table-cell office:value-type="float" office:value="2.13203" calcext:value-type="float">
            <text:p>2.13203</text:p>
          </table:table-cell>
          <table:table-cell table:number-columns-repeated="6" office:value-type="float" office:value="3.15707" calcext:value-type="float">
            <text:p>3.1570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20:</text:p>
          </table:table-cell>
          <table:table-cell office:value-type="float" office:value="16.7833" calcext:value-type="float">
            <text:p>16.7833</text:p>
          </table:table-cell>
          <table:table-cell office:value-type="string" calcext:value-type="string">
            <text:p>-</text:p>
          </table:table-cell>
          <table:table-cell office:value-type="float" office:value="16.95" calcext:value-type="float">
            <text:p>16.9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5.03814" calcext:value-type="float">
            <text:p>5.03814</text:p>
          </table:table-cell>
          <table:table-cell office:value-type="float" office:value="1.1286" calcext:value-type="float">
            <text:p>1.1286</text:p>
          </table:table-cell>
          <table:table-cell office:value-type="float" office:value="1.40883" calcext:value-type="float">
            <text:p>1.40883</text:p>
          </table:table-cell>
          <table:table-cell office:value-type="float" office:value="1.35327" calcext:value-type="float">
            <text:p>1.35327</text:p>
          </table:table-cell>
          <table:table-cell office:value-type="float" office:value="2.09062" calcext:value-type="float">
            <text:p>2.09062</text:p>
          </table:table-cell>
          <table:table-cell office:value-type="float" office:value="0.690428" calcext:value-type="float">
            <text:p>0.690428</text:p>
          </table:table-cell>
          <table:table-cell office:value-type="float" office:value="3.03472" calcext:value-type="float">
            <text:p>3.03472</text:p>
          </table:table-cell>
          <table:table-cell office:value-type="float" office:value="1.14076" calcext:value-type="float">
            <text:p>1.14076</text:p>
          </table:table-cell>
          <table:table-cell office:value-type="float" office:value="5.70054" calcext:value-type="float">
            <text:p>5.70054</text:p>
          </table:table-cell>
          <table:table-cell office:value-type="float" office:value="3.03472" calcext:value-type="float">
            <text:p>3.03472</text:p>
          </table:table-cell>
          <table:table-cell office:value-type="float" office:value="1.45649" calcext:value-type="float">
            <text:p>1.45649</text:p>
          </table:table-cell>
          <table:table-cell office:value-type="float" office:value="2.64747" calcext:value-type="float">
            <text:p>2.64747</text:p>
          </table:table-cell>
          <table:table-cell office:value-type="float" office:value="5.03814" calcext:value-type="float">
            <text:p>5.03814</text:p>
          </table:table-cell>
          <table:table-cell office:value-type="float" office:value="2.23326" calcext:value-type="float">
            <text:p>2.23326</text:p>
          </table:table-cell>
          <table:table-cell office:value-type="float" office:value="3.78158" calcext:value-type="float">
            <text:p>3.78158</text:p>
          </table:table-cell>
          <table:table-cell office:value-type="float" office:value="1.64866" calcext:value-type="float">
            <text:p>1.64866</text:p>
          </table:table-cell>
          <table:table-cell office:value-type="float" office:value="2.53869" calcext:value-type="float">
            <text:p>2.53869</text:p>
          </table:table-cell>
          <table:table-cell office:value-type="float" office:value="0" calcext:value-type="float">
            <text:p>0</text:p>
          </table:table-cell>
          <table:table-cell office:value-type="float" office:value="1.14076" calcext:value-type="float">
            <text:p>1.14076</text:p>
          </table:table-cell>
          <table:table-cell office:value-type="float" office:value="3.0406" calcext:value-type="float">
            <text:p>3.0406</text:p>
          </table:table-cell>
          <table:table-cell office:value-type="float" office:value="0.886575" calcext:value-type="float">
            <text:p>0.886575</text:p>
          </table:table-cell>
          <table:table-cell office:value-type="float" office:value="1.0322" calcext:value-type="float">
            <text:p>1.0322</text:p>
          </table:table-cell>
          <table:table-cell office:value-type="float" office:value="1.35157" calcext:value-type="float">
            <text:p>1.35157</text:p>
          </table:table-cell>
          <table:table-cell office:value-type="float" office:value="0.999334" calcext:value-type="float">
            <text:p>0.999334</text:p>
          </table:table-cell>
          <table:table-cell office:value-type="float" office:value="2.65103" calcext:value-type="float">
            <text:p>2.65103</text:p>
          </table:table-cell>
          <table:table-cell office:value-type="float" office:value="18.3186" calcext:value-type="float">
            <text:p>18.3186</text:p>
          </table:table-cell>
          <table:table-cell office:value-type="float" office:value="4.57067" calcext:value-type="float">
            <text:p>4.57067</text:p>
          </table:table-cell>
          <table:table-cell office:value-type="float" office:value="0.886575" calcext:value-type="float">
            <text:p>0.886575</text:p>
          </table:table-cell>
          <table:table-cell office:value-type="float" office:value="1.10083" calcext:value-type="float">
            <text:p>1.10083</text:p>
          </table:table-cell>
          <table:table-cell office:value-type="float" office:value="0.634432" calcext:value-type="float">
            <text:p>0.634432</text:p>
          </table:table-cell>
          <table:table-cell office:value-type="float" office:value="5.57054" calcext:value-type="float">
            <text:p>5.57054</text:p>
          </table:table-cell>
          <table:table-cell office:value-type="float" office:value="2.84156" calcext:value-type="float">
            <text:p>2.84156</text:p>
          </table:table-cell>
          <table:table-cell office:value-type="float" office:value="0.601985" calcext:value-type="float">
            <text:p>0.601985</text:p>
          </table:table-cell>
          <table:table-cell office:value-type="float" office:value="1.11157" calcext:value-type="float">
            <text:p>1.11157</text:p>
          </table:table-cell>
          <table:table-cell office:value-type="float" office:value="0.840459" calcext:value-type="float">
            <text:p>0.840459</text:p>
          </table:table-cell>
          <table:table-cell office:value-type="float" office:value="1.08036" calcext:value-type="float">
            <text:p>1.08036</text:p>
          </table:table-cell>
          <table:table-cell office:value-type="float" office:value="0.849566" calcext:value-type="float">
            <text:p>0.849566</text:p>
          </table:table-cell>
          <table:table-cell office:value-type="float" office:value="0.88673" calcext:value-type="float">
            <text:p>0.88673</text:p>
          </table:table-cell>
          <table:table-cell office:value-type="float" office:value="19.7532" calcext:value-type="float">
            <text:p>19.7532</text:p>
          </table:table-cell>
          <table:table-cell office:value-type="float" office:value="0.849566" calcext:value-type="float">
            <text:p>0.849566</text:p>
          </table:table-cell>
          <table:table-cell office:value-type="float" office:value="0.459466" calcext:value-type="float">
            <text:p>0.459466</text:p>
          </table:table-cell>
          <table:table-cell office:value-type="float" office:value="1.46242" calcext:value-type="float">
            <text:p>1.46242</text:p>
          </table:table-cell>
          <table:table-cell office:value-type="float" office:value="5.57054" calcext:value-type="float">
            <text:p>5.57054</text:p>
          </table:table-cell>
          <table:table-cell office:value-type="float" office:value="2.23916" calcext:value-type="float">
            <text:p>2.23916</text:p>
          </table:table-cell>
          <table:table-cell office:value-type="float" office:value="4.25432" calcext:value-type="float">
            <text:p>4.25432</text:p>
          </table:table-cell>
          <table:table-cell office:value-type="float" office:value="1.54122" calcext:value-type="float">
            <text:p>1.54122</text:p>
          </table:table-cell>
          <table:table-cell office:value-type="float" office:value="2.72299" calcext:value-type="float">
            <text:p>2.72299</text:p>
          </table:table-cell>
          <table:table-cell office:value-type="float" office:value="1.07997" calcext:value-type="float">
            <text:p>1.07997</text:p>
          </table:table-cell>
          <table:table-cell office:value-type="float" office:value="0.88673" calcext:value-type="float">
            <text:p>0.88673</text:p>
          </table:table-cell>
          <table:table-cell office:value-type="float" office:value="3.48789" calcext:value-type="float">
            <text:p>3.48789</text:p>
          </table:table-cell>
          <table:table-cell office:value-type="float" office:value="0.400751" calcext:value-type="float">
            <text:p>0.400751</text:p>
          </table:table-cell>
          <table:table-cell office:value-type="float" office:value="0.949227" calcext:value-type="float">
            <text:p>0.949227</text:p>
          </table:table-cell>
          <table:table-cell office:value-type="float" office:value="0.916113" calcext:value-type="float">
            <text:p>0.916113</text:p>
          </table:table-cell>
          <table:table-cell office:value-type="float" office:value="0.950165" calcext:value-type="float">
            <text:p>0.950165</text:p>
          </table:table-cell>
          <table:table-cell office:value-type="float" office:value="1.32959" calcext:value-type="float">
            <text:p>1.32959</text:p>
          </table:table-cell>
          <table:table-cell office:value-type="float" office:value="1.43917" calcext:value-type="float">
            <text:p>1.43917</text:p>
          </table:table-cell>
          <table:table-cell office:value-type="float" office:value="2.23326" calcext:value-type="float">
            <text:p>2.23326</text:p>
          </table:table-cell>
          <table:table-cell office:value-type="float" office:value="0.400751" calcext:value-type="float">
            <text:p>0.400751</text:p>
          </table:table-cell>
          <table:table-cell office:value-type="float" office:value="0.973965" calcext:value-type="float">
            <text:p>0.973965</text:p>
          </table:table-cell>
          <table:table-cell office:value-type="float" office:value="1.73773" calcext:value-type="float">
            <text:p>1.73773</text:p>
          </table:table-cell>
          <table:table-cell office:value-type="float" office:value="1.24318" calcext:value-type="float">
            <text:p>1.24318</text:p>
          </table:table-cell>
          <table:table-cell office:value-type="float" office:value="4.10349" calcext:value-type="float">
            <text:p>4.10349</text:p>
          </table:table-cell>
          <table:table-cell office:value-type="float" office:value="0.468398" calcext:value-type="float">
            <text:p>0.468398</text:p>
          </table:table-cell>
          <table:table-cell office:value-type="float" office:value="13.1521" calcext:value-type="float">
            <text:p>13.1521</text:p>
          </table:table-cell>
          <table:table-cell office:value-type="float" office:value="1.70513" calcext:value-type="float">
            <text:p>1.70513</text:p>
          </table:table-cell>
          <table:table-cell office:value-type="float" office:value="1.37914" calcext:value-type="float">
            <text:p>1.37914</text:p>
          </table:table-cell>
          <table:table-cell office:value-type="float" office:value="4.10349" calcext:value-type="float">
            <text:p>4.10349</text:p>
          </table:table-cell>
          <table:table-cell office:value-type="float" office:value="2.69944" calcext:value-type="float">
            <text:p>2.69944</text:p>
          </table:table-cell>
          <table:table-cell office:value-type="float" office:value="3.35818" calcext:value-type="float">
            <text:p>3.35818</text:p>
          </table:table-cell>
          <table:table-cell office:value-type="float" office:value="0.483353" calcext:value-type="float">
            <text:p>0.483353</text:p>
          </table:table-cell>
          <table:table-cell office:value-type="float" office:value="2.58839" calcext:value-type="float">
            <text:p>2.58839</text:p>
          </table:table-cell>
          <table:table-cell office:value-type="float" office:value="0.478844" calcext:value-type="float">
            <text:p>0.478844</text:p>
          </table:table-cell>
          <table:table-cell office:value-type="float" office:value="2.73791" calcext:value-type="float">
            <text:p>2.73791</text:p>
          </table:table-cell>
          <table:table-cell office:value-type="float" office:value="0.468398" calcext:value-type="float">
            <text:p>0.468398</text:p>
          </table:table-cell>
          <table:table-cell office:value-type="float" office:value="2.35351" calcext:value-type="float">
            <text:p>2.35351</text:p>
          </table:table-cell>
          <table:table-cell office:value-type="float" office:value="13.1521" calcext:value-type="float">
            <text:p>13.1521</text:p>
          </table:table-cell>
          <table:table-cell office:value-type="float" office:value="1.38021" calcext:value-type="float">
            <text:p>1.38021</text:p>
          </table:table-cell>
          <table:table-cell office:value-type="float" office:value="2.23288" calcext:value-type="float">
            <text:p>2.23288</text:p>
          </table:table-cell>
          <table:table-cell office:value-type="float" office:value="3.5619" calcext:value-type="float">
            <text:p>3.5619</text:p>
          </table:table-cell>
          <table:table-cell office:value-type="float" office:value="0.723004" calcext:value-type="float">
            <text:p>0.723004</text:p>
          </table:table-cell>
          <table:table-cell office:value-type="float" office:value="18.5078" calcext:value-type="float">
            <text:p>18.5078</text:p>
          </table:table-cell>
          <table:table-cell office:value-type="float" office:value="6.27695" calcext:value-type="float">
            <text:p>6.27695</text:p>
          </table:table-cell>
          <table:table-cell office:value-type="float" office:value="1.12604" calcext:value-type="float">
            <text:p>1.12604</text:p>
          </table:table-cell>
          <table:table-cell office:value-type="float" office:value="1.75774" calcext:value-type="float">
            <text:p>1.75774</text:p>
          </table:table-cell>
          <table:table-cell office:value-type="float" office:value="0.483353" calcext:value-type="float">
            <text:p>0.483353</text:p>
          </table:table-cell>
          <table:table-cell office:value-type="float" office:value="1.41738" calcext:value-type="float">
            <text:p>1.41738</text:p>
          </table:table-cell>
          <table:table-cell office:value-type="float" office:value="0.729718" calcext:value-type="float">
            <text:p>0.729718</text:p>
          </table:table-cell>
          <table:table-cell office:value-type="float" office:value="19.7089" calcext:value-type="float">
            <text:p>19.7089</text:p>
          </table:table-cell>
          <table:table-cell office:value-type="float" office:value="2.62269" calcext:value-type="float">
            <text:p>2.62269</text:p>
          </table:table-cell>
          <table:table-cell office:value-type="float" office:value="1.28891" calcext:value-type="float">
            <text:p>1.28891</text:p>
          </table:table-cell>
          <table:table-cell office:value-type="float" office:value="1.11846" calcext:value-type="float">
            <text:p>1.11846</text:p>
          </table:table-cell>
          <table:table-cell office:value-type="float" office:value="4.10349" calcext:value-type="float">
            <text:p>4.10349</text:p>
          </table:table-cell>
          <table:table-cell office:value-type="float" office:value="1.04996" calcext:value-type="float">
            <text:p>1.04996</text:p>
          </table:table-cell>
          <table:table-cell office:value-type="float" office:value="13.064" calcext:value-type="float">
            <text:p>13.064</text:p>
          </table:table-cell>
          <table:table-cell office:value-type="float" office:value="1.89419" calcext:value-type="float">
            <text:p>1.89419</text:p>
          </table:table-cell>
          <table:table-cell office:value-type="float" office:value="0.389845" calcext:value-type="float">
            <text:p>0.389845</text:p>
          </table:table-cell>
          <table:table-cell office:value-type="float" office:value="4.10349" calcext:value-type="float">
            <text:p>4.10349</text:p>
          </table:table-cell>
          <table:table-cell office:value-type="float" office:value="2.57008" calcext:value-type="float">
            <text:p>2.57008</text:p>
          </table:table-cell>
          <table:table-cell office:value-type="float" office:value="3.54209" calcext:value-type="float">
            <text:p>3.54209</text:p>
          </table:table-cell>
          <table:table-cell office:value-type="float" office:value="0.575958" calcext:value-type="float">
            <text:p>0.575958</text:p>
          </table:table-cell>
          <table:table-cell office:value-type="float" office:value="1.20682" calcext:value-type="float">
            <text:p>1.20682</text:p>
          </table:table-cell>
          <table:table-cell office:value-type="float" office:value="0.483353" calcext:value-type="float">
            <text:p>0.483353</text:p>
          </table:table-cell>
          <table:table-cell office:value-type="float" office:value="2.46395" calcext:value-type="float">
            <text:p>2.46395</text:p>
          </table:table-cell>
          <table:table-cell office:value-type="float" office:value="1.04996" calcext:value-type="float">
            <text:p>1.04996</text:p>
          </table:table-cell>
          <table:table-cell office:value-type="float" office:value="2.34661" calcext:value-type="float">
            <text:p>2.34661</text:p>
          </table:table-cell>
          <table:table-cell office:value-type="float" office:value="13.064" calcext:value-type="float">
            <text:p>13.064</text:p>
          </table:table-cell>
          <table:table-cell office:value-type="float" office:value="1.87633" calcext:value-type="float">
            <text:p>1.87633</text:p>
          </table:table-cell>
          <table:table-cell office:value-type="float" office:value="2.24591" calcext:value-type="float">
            <text:p>2.24591</text:p>
          </table:table-cell>
          <table:table-cell office:value-type="float" office:value="2.5127" calcext:value-type="float">
            <text:p>2.5127</text:p>
          </table:table-cell>
          <table:table-cell office:value-type="float" office:value="1.43597" calcext:value-type="float">
            <text:p>1.43597</text:p>
          </table:table-cell>
          <table:table-cell office:value-type="float" office:value="0.570017" calcext:value-type="float">
            <text:p>0.570017</text:p>
          </table:table-cell>
          <table:table-cell office:value-type="float" office:value="6.95703" calcext:value-type="float">
            <text:p>6.95703</text:p>
          </table:table-cell>
          <table:table-cell office:value-type="float" office:value="1.21903" calcext:value-type="float">
            <text:p>1.21903</text:p>
          </table:table-cell>
          <table:table-cell office:value-type="float" office:value="2.31327" calcext:value-type="float">
            <text:p>2.31327</text:p>
          </table:table-cell>
          <table:table-cell office:value-type="float" office:value="0.575958" calcext:value-type="float">
            <text:p>0.575958</text:p>
          </table:table-cell>
          <table:table-cell office:value-type="float" office:value="6.25979" calcext:value-type="float">
            <text:p>6.25979</text:p>
          </table:table-cell>
          <table:table-cell office:value-type="float" office:value="0.729718" calcext:value-type="float">
            <text:p>0.729718</text:p>
          </table:table-cell>
          <table:table-cell office:value-type="float" office:value="20.3611" calcext:value-type="float">
            <text:p>20.3611</text:p>
          </table:table-cell>
          <table:table-cell office:value-type="float" office:value="2.36808" calcext:value-type="float">
            <text:p>2.36808</text:p>
          </table:table-cell>
          <table:table-cell office:value-type="float" office:value="0.652507" calcext:value-type="float">
            <text:p>0.652507</text:p>
          </table:table-cell>
          <table:table-cell table:number-columns-repeated="6" office:value-type="float" office:value="4.68835" calcext:value-type="float">
            <text:p>4.6883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21:</text:p>
          </table:table-cell>
          <table:table-cell office:value-type="float" office:value="15.6667" calcext:value-type="float">
            <text:p>15.6667</text:p>
          </table:table-cell>
          <table:table-cell office:value-type="string" calcext:value-type="string">
            <text:p>-</text:p>
          </table:table-cell>
          <table:table-cell office:value-type="float" office:value="15.8333" calcext:value-type="float">
            <text:p>15.8333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3.9328" calcext:value-type="float">
            <text:p>3.9328</text:p>
          </table:table-cell>
          <table:table-cell office:value-type="float" office:value="0.598372" calcext:value-type="float">
            <text:p>0.598372</text:p>
          </table:table-cell>
          <table:table-cell office:value-type="float" office:value="1.22208" calcext:value-type="float">
            <text:p>1.22208</text:p>
          </table:table-cell>
          <table:table-cell office:value-type="float" office:value="0.281535" calcext:value-type="float">
            <text:p>0.281535</text:p>
          </table:table-cell>
          <table:table-cell office:value-type="float" office:value="1.13515" calcext:value-type="float">
            <text:p>1.13515</text:p>
          </table:table-cell>
          <table:table-cell office:value-type="float" office:value="0.690155" calcext:value-type="float">
            <text:p>0.690155</text:p>
          </table:table-cell>
          <table:table-cell office:value-type="float" office:value="2.87515" calcext:value-type="float">
            <text:p>2.87515</text:p>
          </table:table-cell>
          <table:table-cell office:value-type="float" office:value="0" calcext:value-type="float">
            <text:p>0</text:p>
          </table:table-cell>
          <table:table-cell office:value-type="float" office:value="4.62621" calcext:value-type="float">
            <text:p>4.62621</text:p>
          </table:table-cell>
          <table:table-cell office:value-type="float" office:value="2.87515" calcext:value-type="float">
            <text:p>2.87515</text:p>
          </table:table-cell>
          <table:table-cell office:value-type="float" office:value="0.360444" calcext:value-type="float">
            <text:p>0.360444</text:p>
          </table:table-cell>
          <table:table-cell office:value-type="float" office:value="2.46825" calcext:value-type="float">
            <text:p>2.46825</text:p>
          </table:table-cell>
          <table:table-cell office:value-type="float" office:value="3.9328" calcext:value-type="float">
            <text:p>3.9328</text:p>
          </table:table-cell>
          <table:table-cell office:value-type="float" office:value="2.56724" calcext:value-type="float">
            <text:p>2.56724</text:p>
          </table:table-cell>
          <table:table-cell office:value-type="float" office:value="2.64471" calcext:value-type="float">
            <text:p>2.64471</text:p>
          </table:table-cell>
          <table:table-cell office:value-type="float" office:value="0.757216" calcext:value-type="float">
            <text:p>0.757216</text:p>
          </table:table-cell>
          <table:table-cell office:value-type="float" office:value="1.40274" calcext:value-type="float">
            <text:p>1.40274</text:p>
          </table:table-cell>
          <table:table-cell office:value-type="float" office:value="1.14076" calcext:value-type="float">
            <text:p>1.14076</text:p>
          </table:table-cell>
          <table:table-cell office:value-type="float" office:value="0" calcext:value-type="float">
            <text:p>0</text:p>
          </table:table-cell>
          <table:table-cell office:value-type="float" office:value="2.15781" calcext:value-type="float">
            <text:p>2.15781</text:p>
          </table:table-cell>
          <table:table-cell office:value-type="float" office:value="0.328661" calcext:value-type="float">
            <text:p>0.328661</text:p>
          </table:table-cell>
          <table:table-cell office:value-type="float" office:value="0.919495" calcext:value-type="float">
            <text:p>0.919495</text:p>
          </table:table-cell>
          <table:table-cell office:value-type="float" office:value="0.501398" calcext:value-type="float">
            <text:p>0.501398</text:p>
          </table:table-cell>
          <table:table-cell office:value-type="float" office:value="0.67159" calcext:value-type="float">
            <text:p>0.67159</text:p>
          </table:table-cell>
          <table:table-cell office:value-type="float" office:value="1.67788" calcext:value-type="float">
            <text:p>1.67788</text:p>
          </table:table-cell>
          <table:table-cell office:value-type="float" office:value="18.6453" calcext:value-type="float">
            <text:p>18.6453</text:p>
          </table:table-cell>
          <table:table-cell office:value-type="float" office:value="3.46695" calcext:value-type="float">
            <text:p>3.46695</text:p>
          </table:table-cell>
          <table:table-cell office:value-type="float" office:value="0.328661" calcext:value-type="float">
            <text:p>0.328661</text:p>
          </table:table-cell>
          <table:table-cell office:value-type="float" office:value="0.0712587" calcext:value-type="float">
            <text:p>0.0712587</text:p>
          </table:table-cell>
          <table:table-cell office:value-type="float" office:value="0.940591" calcext:value-type="float">
            <text:p>0.940591</text:p>
          </table:table-cell>
          <table:table-cell office:value-type="float" office:value="4.45709" calcext:value-type="float">
            <text:p>4.45709</text:p>
          </table:table-cell>
          <table:table-cell office:value-type="float" office:value="2.49891" calcext:value-type="float">
            <text:p>2.49891</text:p>
          </table:table-cell>
          <table:table-cell office:value-type="float" office:value="0.590035" calcext:value-type="float">
            <text:p>0.590035</text:p>
          </table:table-cell>
          <table:table-cell office:value-type="float" office:value="1.13535" calcext:value-type="float">
            <text:p>1.13535</text:p>
          </table:table-cell>
          <table:table-cell office:value-type="float" office:value="0.72446" calcext:value-type="float">
            <text:p>0.72446</text:p>
          </table:table-cell>
          <table:table-cell office:value-type="float" office:value="0.435059" calcext:value-type="float">
            <text:p>0.435059</text:p>
          </table:table-cell>
          <table:table-cell office:value-type="float" office:value="1.31859" calcext:value-type="float">
            <text:p>1.31859</text:p>
          </table:table-cell>
          <table:table-cell office:value-type="float" office:value="0.705796" calcext:value-type="float">
            <text:p>0.705796</text:p>
          </table:table-cell>
          <table:table-cell office:value-type="float" office:value="18.9752" calcext:value-type="float">
            <text:p>18.9752</text:p>
          </table:table-cell>
          <table:table-cell office:value-type="float" office:value="1.31859" calcext:value-type="float">
            <text:p>1.31859</text:p>
          </table:table-cell>
          <table:table-cell office:value-type="float" office:value="0.724383" calcext:value-type="float">
            <text:p>0.724383</text:p>
          </table:table-cell>
          <table:table-cell office:value-type="float" office:value="0.90911" calcext:value-type="float">
            <text:p>0.90911</text:p>
          </table:table-cell>
          <table:table-cell office:value-type="float" office:value="4.45709" calcext:value-type="float">
            <text:p>4.45709</text:p>
          </table:table-cell>
          <table:table-cell office:value-type="float" office:value="2.56963" calcext:value-type="float">
            <text:p>2.56963</text:p>
          </table:table-cell>
          <table:table-cell office:value-type="float" office:value="3.11627" calcext:value-type="float">
            <text:p>3.11627</text:p>
          </table:table-cell>
          <table:table-cell office:value-type="float" office:value="0.582598" calcext:value-type="float">
            <text:p>0.582598</text:p>
          </table:table-cell>
          <table:table-cell office:value-type="float" office:value="1.58766" calcext:value-type="float">
            <text:p>1.58766</text:p>
          </table:table-cell>
          <table:table-cell office:value-type="float" office:value="1.59281" calcext:value-type="float">
            <text:p>1.59281</text:p>
          </table:table-cell>
          <table:table-cell office:value-type="float" office:value="0.705796" calcext:value-type="float">
            <text:p>0.705796</text:p>
          </table:table-cell>
          <table:table-cell office:value-type="float" office:value="2.72308" calcext:value-type="float">
            <text:p>2.72308</text:p>
          </table:table-cell>
          <table:table-cell office:value-type="float" office:value="0.748866" calcext:value-type="float">
            <text:p>0.748866</text:p>
          </table:table-cell>
          <table:table-cell office:value-type="float" office:value="0.704415" calcext:value-type="float">
            <text:p>0.704415</text:p>
          </table:table-cell>
          <table:table-cell office:value-type="float" office:value="0.323916" calcext:value-type="float">
            <text:p>0.323916</text:p>
          </table:table-cell>
          <table:table-cell office:value-type="float" office:value="0.290546" calcext:value-type="float">
            <text:p>0.290546</text:p>
          </table:table-cell>
          <table:table-cell office:value-type="float" office:value="0.552303" calcext:value-type="float">
            <text:p>0.552303</text:p>
          </table:table-cell>
          <table:table-cell office:value-type="float" office:value="0.306521" calcext:value-type="float">
            <text:p>0.306521</text:p>
          </table:table-cell>
          <table:table-cell office:value-type="float" office:value="2.56724" calcext:value-type="float">
            <text:p>2.56724</text:p>
          </table:table-cell>
          <table:table-cell office:value-type="float" office:value="0.748866" calcext:value-type="float">
            <text:p>0.748866</text:p>
          </table:table-cell>
          <table:table-cell office:value-type="float" office:value="0.492166" calcext:value-type="float">
            <text:p>0.492166</text:p>
          </table:table-cell>
          <table:table-cell office:value-type="float" office:value="0.660896" calcext:value-type="float">
            <text:p>0.660896</text:p>
          </table:table-cell>
          <table:table-cell office:value-type="float" office:value="1.56057" calcext:value-type="float">
            <text:p>1.56057</text:p>
          </table:table-cell>
          <table:table-cell office:value-type="float" office:value="3.00491" calcext:value-type="float">
            <text:p>3.00491</text:p>
          </table:table-cell>
          <table:table-cell office:value-type="float" office:value="0.672864" calcext:value-type="float">
            <text:p>0.672864</text:p>
          </table:table-cell>
          <table:table-cell office:value-type="float" office:value="12.3885" calcext:value-type="float">
            <text:p>12.3885</text:p>
          </table:table-cell>
          <table:table-cell office:value-type="float" office:value="0.597325" calcext:value-type="float">
            <text:p>0.597325</text:p>
          </table:table-cell>
          <table:table-cell office:value-type="float" office:value="0.482788" calcext:value-type="float">
            <text:p>0.482788</text:p>
          </table:table-cell>
          <table:table-cell office:value-type="float" office:value="3.00491" calcext:value-type="float">
            <text:p>3.00491</text:p>
          </table:table-cell>
          <table:table-cell office:value-type="float" office:value="2.34721" calcext:value-type="float">
            <text:p>2.34721</text:p>
          </table:table-cell>
          <table:table-cell office:value-type="float" office:value="2.56701" calcext:value-type="float">
            <text:p>2.56701</text:p>
          </table:table-cell>
          <table:table-cell office:value-type="float" office:value="0.71063" calcext:value-type="float">
            <text:p>0.71063</text:p>
          </table:table-cell>
          <table:table-cell office:value-type="float" office:value="2.44213" calcext:value-type="float">
            <text:p>2.44213</text:p>
          </table:table-cell>
          <table:table-cell office:value-type="float" office:value="0.720244" calcext:value-type="float">
            <text:p>0.720244</text:p>
          </table:table-cell>
          <table:table-cell office:value-type="float" office:value="2.74711" calcext:value-type="float">
            <text:p>2.74711</text:p>
          </table:table-cell>
          <table:table-cell office:value-type="float" office:value="0.672864" calcext:value-type="float">
            <text:p>0.672864</text:p>
          </table:table-cell>
          <table:table-cell office:value-type="float" office:value="2.50066" calcext:value-type="float">
            <text:p>2.50066</text:p>
          </table:table-cell>
          <table:table-cell office:value-type="float" office:value="12.3885" calcext:value-type="float">
            <text:p>12.3885</text:p>
          </table:table-cell>
          <table:table-cell office:value-type="float" office:value="0.518918" calcext:value-type="float">
            <text:p>0.518918</text:p>
          </table:table-cell>
          <table:table-cell office:value-type="float" office:value="2.52345" calcext:value-type="float">
            <text:p>2.52345</text:p>
          </table:table-cell>
          <table:table-cell office:value-type="float" office:value="2.60279" calcext:value-type="float">
            <text:p>2.60279</text:p>
          </table:table-cell>
          <table:table-cell office:value-type="float" office:value="0.939249" calcext:value-type="float">
            <text:p>0.939249</text:p>
          </table:table-cell>
          <table:table-cell office:value-type="float" office:value="18.8398" calcext:value-type="float">
            <text:p>18.8398</text:p>
          </table:table-cell>
          <table:table-cell office:value-type="float" office:value="5.35314" calcext:value-type="float">
            <text:p>5.35314</text:p>
          </table:table-cell>
          <table:table-cell office:value-type="float" office:value="1.20919" calcext:value-type="float">
            <text:p>1.20919</text:p>
          </table:table-cell>
          <table:table-cell office:value-type="float" office:value="2.24927" calcext:value-type="float">
            <text:p>2.24927</text:p>
          </table:table-cell>
          <table:table-cell office:value-type="float" office:value="0.71063" calcext:value-type="float">
            <text:p>0.71063</text:p>
          </table:table-cell>
          <table:table-cell office:value-type="float" office:value="0.410179" calcext:value-type="float">
            <text:p>0.410179</text:p>
          </table:table-cell>
          <table:table-cell office:value-type="float" office:value="0.520358" calcext:value-type="float">
            <text:p>0.520358</text:p>
          </table:table-cell>
          <table:table-cell office:value-type="float" office:value="18.9313" calcext:value-type="float">
            <text:p>18.9313</text:p>
          </table:table-cell>
          <table:table-cell office:value-type="float" office:value="2.74928" calcext:value-type="float">
            <text:p>2.74928</text:p>
          </table:table-cell>
          <table:table-cell office:value-type="float" office:value="1.89498" calcext:value-type="float">
            <text:p>1.89498</text:p>
          </table:table-cell>
          <table:table-cell office:value-type="float" office:value="1.63705" calcext:value-type="float">
            <text:p>1.63705</text:p>
          </table:table-cell>
          <table:table-cell office:value-type="float" office:value="3.00491" calcext:value-type="float">
            <text:p>3.00491</text:p>
          </table:table-cell>
          <table:table-cell office:value-type="float" office:value="0.0908529" calcext:value-type="float">
            <text:p>0.0908529</text:p>
          </table:table-cell>
          <table:table-cell office:value-type="float" office:value="12.3032" calcext:value-type="float">
            <text:p>12.3032</text:p>
          </table:table-cell>
          <table:table-cell office:value-type="float" office:value="1.21629" calcext:value-type="float">
            <text:p>1.21629</text:p>
          </table:table-cell>
          <table:table-cell office:value-type="float" office:value="1.06203" calcext:value-type="float">
            <text:p>1.06203</text:p>
          </table:table-cell>
          <table:table-cell office:value-type="float" office:value="3.00491" calcext:value-type="float">
            <text:p>3.00491</text:p>
          </table:table-cell>
          <table:table-cell office:value-type="float" office:value="2.08064" calcext:value-type="float">
            <text:p>2.08064</text:p>
          </table:table-cell>
          <table:table-cell office:value-type="float" office:value="2.47124" calcext:value-type="float">
            <text:p>2.47124</text:p>
          </table:table-cell>
          <table:table-cell office:value-type="float" office:value="0.617935" calcext:value-type="float">
            <text:p>0.617935</text:p>
          </table:table-cell>
          <table:table-cell office:value-type="float" office:value="0.395873" calcext:value-type="float">
            <text:p>0.395873</text:p>
          </table:table-cell>
          <table:table-cell office:value-type="float" office:value="0.71063" calcext:value-type="float">
            <text:p>0.71063</text:p>
          </table:table-cell>
          <table:table-cell office:value-type="float" office:value="2.60486" calcext:value-type="float">
            <text:p>2.60486</text:p>
          </table:table-cell>
          <table:table-cell office:value-type="float" office:value="0.0908529" calcext:value-type="float">
            <text:p>0.0908529</text:p>
          </table:table-cell>
          <table:table-cell office:value-type="float" office:value="2.49699" calcext:value-type="float">
            <text:p>2.49699</text:p>
          </table:table-cell>
          <table:table-cell office:value-type="float" office:value="12.3032" calcext:value-type="float">
            <text:p>12.3032</text:p>
          </table:table-cell>
          <table:table-cell office:value-type="float" office:value="0.880078" calcext:value-type="float">
            <text:p>0.880078</text:p>
          </table:table-cell>
          <table:table-cell office:value-type="float" office:value="1.51443" calcext:value-type="float">
            <text:p>1.51443</text:p>
          </table:table-cell>
          <table:table-cell office:value-type="float" office:value="1.96788" calcext:value-type="float">
            <text:p>1.96788</text:p>
          </table:table-cell>
          <table:table-cell office:value-type="float" office:value="0.347607" calcext:value-type="float">
            <text:p>0.347607</text:p>
          </table:table-cell>
          <table:table-cell office:value-type="float" office:value="0.761595" calcext:value-type="float">
            <text:p>0.761595</text:p>
          </table:table-cell>
          <table:table-cell office:value-type="float" office:value="6.04034" calcext:value-type="float">
            <text:p>6.04034</text:p>
          </table:table-cell>
          <table:table-cell office:value-type="float" office:value="1.30162" calcext:value-type="float">
            <text:p>1.30162</text:p>
          </table:table-cell>
          <table:table-cell office:value-type="float" office:value="2.55304" calcext:value-type="float">
            <text:p>2.55304</text:p>
          </table:table-cell>
          <table:table-cell office:value-type="float" office:value="0.617935" calcext:value-type="float">
            <text:p>0.617935</text:p>
          </table:table-cell>
          <table:table-cell office:value-type="float" office:value="5.33564" calcext:value-type="float">
            <text:p>5.33564</text:p>
          </table:table-cell>
          <table:table-cell office:value-type="float" office:value="0.520358" calcext:value-type="float">
            <text:p>0.520358</text:p>
          </table:table-cell>
          <table:table-cell office:value-type="float" office:value="19.5642" calcext:value-type="float">
            <text:p>19.5642</text:p>
          </table:table-cell>
          <table:table-cell office:value-type="float" office:value="2.0763" calcext:value-type="float">
            <text:p>2.0763</text:p>
          </table:table-cell>
          <table:table-cell office:value-type="float" office:value="0.782559" calcext:value-type="float">
            <text:p>0.782559</text:p>
          </table:table-cell>
          <table:table-cell table:number-columns-repeated="6" office:value-type="float" office:value="3.93288" calcext:value-type="float">
            <text:p>3.9328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22:</text:p>
          </table:table-cell>
          <table:table-cell office:value-type="float" office:value="15.4333" calcext:value-type="float">
            <text:p>15.4333</text:p>
          </table:table-cell>
          <table:table-cell office:value-type="string" calcext:value-type="string">
            <text:p>-</text:p>
          </table:table-cell>
          <table:table-cell office:value-type="float" office:value="15.6" calcext:value-type="float">
            <text:p>15.6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3.57418" calcext:value-type="float">
            <text:p>3.57418</text:p>
          </table:table-cell>
          <table:table-cell office:value-type="float" office:value="1.91247" calcext:value-type="float">
            <text:p>1.91247</text:p>
          </table:table-cell>
          <table:table-cell office:value-type="float" office:value="3.30592" calcext:value-type="float">
            <text:p>3.30592</text:p>
          </table:table-cell>
          <table:table-cell office:value-type="float" office:value="1.87663" calcext:value-type="float">
            <text:p>1.87663</text:p>
          </table:table-cell>
          <table:table-cell office:value-type="float" office:value="1.02353" calcext:value-type="float">
            <text:p>1.02353</text:p>
          </table:table-cell>
          <table:table-cell office:value-type="float" office:value="2.35095" calcext:value-type="float">
            <text:p>2.35095</text:p>
          </table:table-cell>
          <table:table-cell office:value-type="float" office:value="2.03799" calcext:value-type="float">
            <text:p>2.03799</text:p>
          </table:table-cell>
          <table:table-cell office:value-type="float" office:value="2.15781" calcext:value-type="float">
            <text:p>2.15781</text:p>
          </table:table-cell>
          <table:table-cell office:value-type="float" office:value="2.85377" calcext:value-type="float">
            <text:p>2.85377</text:p>
          </table:table-cell>
          <table:table-cell office:value-type="float" office:value="2.03799" calcext:value-type="float">
            <text:p>2.03799</text:p>
          </table:table-cell>
          <table:table-cell office:value-type="float" office:value="1.81235" calcext:value-type="float">
            <text:p>1.81235</text:p>
          </table:table-cell>
          <table:table-cell office:value-type="float" office:value="1.82322" calcext:value-type="float">
            <text:p>1.82322</text:p>
          </table:table-cell>
          <table:table-cell office:value-type="float" office:value="3.57418" calcext:value-type="float">
            <text:p>3.57418</text:p>
          </table:table-cell>
          <table:table-cell office:value-type="float" office:value="2.78475" calcext:value-type="float">
            <text:p>2.78475</text:p>
          </table:table-cell>
          <table:table-cell office:value-type="float" office:value="1.79654" calcext:value-type="float">
            <text:p>1.79654</text:p>
          </table:table-cell>
          <table:table-cell office:value-type="float" office:value="1.42876" calcext:value-type="float">
            <text:p>1.42876</text:p>
          </table:table-cell>
          <table:table-cell office:value-type="float" office:value="1.77991" calcext:value-type="float">
            <text:p>1.77991</text:p>
          </table:table-cell>
          <table:table-cell office:value-type="float" office:value="3.0406" calcext:value-type="float">
            <text:p>3.0406</text:p>
          </table:table-cell>
          <table:table-cell office:value-type="float" office:value="2.15781" calcext:value-type="float">
            <text:p>2.15781</text:p>
          </table:table-cell>
          <table:table-cell office:value-type="float" office:value="0" calcext:value-type="float">
            <text:p>0</text:p>
          </table:table-cell>
          <table:table-cell office:value-type="float" office:value="2.22818" calcext:value-type="float">
            <text:p>2.22818</text:p>
          </table:table-cell>
          <table:table-cell office:value-type="float" office:value="2.08246" calcext:value-type="float">
            <text:p>2.08246</text:p>
          </table:table-cell>
          <table:table-cell office:value-type="float" office:value="1.73139" calcext:value-type="float">
            <text:p>1.73139</text:p>
          </table:table-cell>
          <table:table-cell office:value-type="float" office:value="2.04476" calcext:value-type="float">
            <text:p>2.04476</text:p>
          </table:table-cell>
          <table:table-cell office:value-type="float" office:value="0.542338" calcext:value-type="float">
            <text:p>0.542338</text:p>
          </table:table-cell>
          <table:table-cell office:value-type="float" office:value="20.6411" calcext:value-type="float">
            <text:p>20.6411</text:p>
          </table:table-cell>
          <table:table-cell office:value-type="float" office:value="1.97067" calcext:value-type="float">
            <text:p>1.97067</text:p>
          </table:table-cell>
          <table:table-cell office:value-type="float" office:value="2.22818" calcext:value-type="float">
            <text:p>2.22818</text:p>
          </table:table-cell>
          <table:table-cell office:value-type="float" office:value="2.22865" calcext:value-type="float">
            <text:p>2.22865</text:p>
          </table:table-cell>
          <table:table-cell office:value-type="float" office:value="2.47258" calcext:value-type="float">
            <text:p>2.47258</text:p>
          </table:table-cell>
          <table:table-cell office:value-type="float" office:value="3.94228" calcext:value-type="float">
            <text:p>3.94228</text:p>
          </table:table-cell>
          <table:table-cell office:value-type="float" office:value="1.49685" calcext:value-type="float">
            <text:p>1.49685</text:p>
          </table:table-cell>
          <table:table-cell office:value-type="float" office:value="2.46472" calcext:value-type="float">
            <text:p>2.46472</text:p>
          </table:table-cell>
          <table:table-cell office:value-type="float" office:value="2.13263" calcext:value-type="float">
            <text:p>2.13263</text:p>
          </table:table-cell>
          <table:table-cell office:value-type="float" office:value="2.20995" calcext:value-type="float">
            <text:p>2.20995</text:p>
          </table:table-cell>
          <table:table-cell office:value-type="float" office:value="1.98312" calcext:value-type="float">
            <text:p>1.98312</text:p>
          </table:table-cell>
          <table:table-cell office:value-type="float" office:value="2.57368" calcext:value-type="float">
            <text:p>2.57368</text:p>
          </table:table-cell>
          <table:table-cell office:value-type="float" office:value="2.16149" calcext:value-type="float">
            <text:p>2.16149</text:p>
          </table:table-cell>
          <table:table-cell office:value-type="float" office:value="19.333" calcext:value-type="float">
            <text:p>19.333</text:p>
          </table:table-cell>
          <table:table-cell office:value-type="float" office:value="2.57368" calcext:value-type="float">
            <text:p>2.57368</text:p>
          </table:table-cell>
          <table:table-cell office:value-type="float" office:value="2.59356" calcext:value-type="float">
            <text:p>2.59356</text:p>
          </table:table-cell>
          <table:table-cell office:value-type="float" office:value="1.59647" calcext:value-type="float">
            <text:p>1.59647</text:p>
          </table:table-cell>
          <table:table-cell office:value-type="float" office:value="3.94228" calcext:value-type="float">
            <text:p>3.94228</text:p>
          </table:table-cell>
          <table:table-cell office:value-type="float" office:value="2.78015" calcext:value-type="float">
            <text:p>2.78015</text:p>
          </table:table-cell>
          <table:table-cell office:value-type="float" office:value="2.14698" calcext:value-type="float">
            <text:p>2.14698</text:p>
          </table:table-cell>
          <table:table-cell office:value-type="float" office:value="1.58365" calcext:value-type="float">
            <text:p>1.58365</text:p>
          </table:table-cell>
          <table:table-cell office:value-type="float" office:value="1.40972" calcext:value-type="float">
            <text:p>1.40972</text:p>
          </table:table-cell>
          <table:table-cell office:value-type="float" office:value="2.66473" calcext:value-type="float">
            <text:p>2.66473</text:p>
          </table:table-cell>
          <table:table-cell office:value-type="float" office:value="2.16149" calcext:value-type="float">
            <text:p>2.16149</text:p>
          </table:table-cell>
          <table:table-cell office:value-type="float" office:value="0.662634" calcext:value-type="float">
            <text:p>0.662634</text:p>
          </table:table-cell>
          <table:table-cell office:value-type="float" office:value="2.67368" calcext:value-type="float">
            <text:p>2.67368</text:p>
          </table:table-cell>
          <table:table-cell office:value-type="float" office:value="2.09926" calcext:value-type="float">
            <text:p>2.09926</text:p>
          </table:table-cell>
          <table:table-cell office:value-type="float" office:value="2.19317" calcext:value-type="float">
            <text:p>2.19317</text:p>
          </table:table-cell>
          <table:table-cell office:value-type="float" office:value="2.44744" calcext:value-type="float">
            <text:p>2.44744</text:p>
          </table:table-cell>
          <table:table-cell office:value-type="float" office:value="1.73141" calcext:value-type="float">
            <text:p>1.73141</text:p>
          </table:table-cell>
          <table:table-cell office:value-type="float" office:value="1.90882" calcext:value-type="float">
            <text:p>1.90882</text:p>
          </table:table-cell>
          <table:table-cell office:value-type="float" office:value="2.78475" calcext:value-type="float">
            <text:p>2.78475</text:p>
          </table:table-cell>
          <table:table-cell office:value-type="float" office:value="2.67368" calcext:value-type="float">
            <text:p>2.67368</text:p>
          </table:table-cell>
          <table:table-cell office:value-type="float" office:value="2.07585" calcext:value-type="float">
            <text:p>2.07585</text:p>
          </table:table-cell>
          <table:table-cell office:value-type="float" office:value="1.53476" calcext:value-type="float">
            <text:p>1.53476</text:p>
          </table:table-cell>
          <table:table-cell office:value-type="float" office:value="2.43073" calcext:value-type="float">
            <text:p>2.43073</text:p>
          </table:table-cell>
          <table:table-cell office:value-type="float" office:value="1.55847" calcext:value-type="float">
            <text:p>1.55847</text:p>
          </table:table-cell>
          <table:table-cell office:value-type="float" office:value="2.66474" calcext:value-type="float">
            <text:p>2.66474</text:p>
          </table:table-cell>
          <table:table-cell office:value-type="float" office:value="12.868" calcext:value-type="float">
            <text:p>12.868</text:p>
          </table:table-cell>
          <table:table-cell office:value-type="float" office:value="1.63346" calcext:value-type="float">
            <text:p>1.63346</text:p>
          </table:table-cell>
          <table:table-cell office:value-type="float" office:value="2.42627" calcext:value-type="float">
            <text:p>2.42627</text:p>
          </table:table-cell>
          <table:table-cell office:value-type="float" office:value="1.55847" calcext:value-type="float">
            <text:p>1.55847</text:p>
          </table:table-cell>
          <table:table-cell office:value-type="float" office:value="1.43322" calcext:value-type="float">
            <text:p>1.43322</text:p>
          </table:table-cell>
          <table:table-cell office:value-type="float" office:value="0.490176" calcext:value-type="float">
            <text:p>0.490176</text:p>
          </table:table-cell>
          <table:table-cell office:value-type="float" office:value="2.56769" calcext:value-type="float">
            <text:p>2.56769</text:p>
          </table:table-cell>
          <table:table-cell office:value-type="float" office:value="1.87895" calcext:value-type="float">
            <text:p>1.87895</text:p>
          </table:table-cell>
          <table:table-cell office:value-type="float" office:value="2.56993" calcext:value-type="float">
            <text:p>2.56993</text:p>
          </table:table-cell>
          <table:table-cell office:value-type="float" office:value="2.30083" calcext:value-type="float">
            <text:p>2.30083</text:p>
          </table:table-cell>
          <table:table-cell office:value-type="float" office:value="2.66474" calcext:value-type="float">
            <text:p>2.66474</text:p>
          </table:table-cell>
          <table:table-cell office:value-type="float" office:value="2.43741" calcext:value-type="float">
            <text:p>2.43741</text:p>
          </table:table-cell>
          <table:table-cell office:value-type="float" office:value="12.868" calcext:value-type="float">
            <text:p>12.868</text:p>
          </table:table-cell>
          <table:table-cell office:value-type="float" office:value="1.70413" calcext:value-type="float">
            <text:p>1.70413</text:p>
          </table:table-cell>
          <table:table-cell office:value-type="float" office:value="2.6911" calcext:value-type="float">
            <text:p>2.6911</text:p>
          </table:table-cell>
          <table:table-cell office:value-type="float" office:value="0.58109" calcext:value-type="float">
            <text:p>0.58109</text:p>
          </table:table-cell>
          <table:table-cell office:value-type="float" office:value="2.39367" calcext:value-type="float">
            <text:p>2.39367</text:p>
          </table:table-cell>
          <table:table-cell office:value-type="float" office:value="20.8389" calcext:value-type="float">
            <text:p>20.8389</text:p>
          </table:table-cell>
          <table:table-cell office:value-type="float" office:value="3.23702" calcext:value-type="float">
            <text:p>3.23702</text:p>
          </table:table-cell>
          <table:table-cell office:value-type="float" office:value="2.17796" calcext:value-type="float">
            <text:p>2.17796</text:p>
          </table:table-cell>
          <table:table-cell office:value-type="float" office:value="2.87748" calcext:value-type="float">
            <text:p>2.87748</text:p>
          </table:table-cell>
          <table:table-cell office:value-type="float" office:value="2.56769" calcext:value-type="float">
            <text:p>2.56769</text:p>
          </table:table-cell>
          <table:table-cell office:value-type="float" office:value="1.75109" calcext:value-type="float">
            <text:p>1.75109</text:p>
          </table:table-cell>
          <table:table-cell office:value-type="float" office:value="2.33089" calcext:value-type="float">
            <text:p>2.33089</text:p>
          </table:table-cell>
          <table:table-cell office:value-type="float" office:value="19.2907" calcext:value-type="float">
            <text:p>19.2907</text:p>
          </table:table-cell>
          <table:table-cell office:value-type="float" office:value="2.51762" calcext:value-type="float">
            <text:p>2.51762</text:p>
          </table:table-cell>
          <table:table-cell office:value-type="float" office:value="2.87818" calcext:value-type="float">
            <text:p>2.87818</text:p>
          </table:table-cell>
          <table:table-cell office:value-type="float" office:value="2.68269" calcext:value-type="float">
            <text:p>2.68269</text:p>
          </table:table-cell>
          <table:table-cell office:value-type="float" office:value="1.55847" calcext:value-type="float">
            <text:p>1.55847</text:p>
          </table:table-cell>
          <table:table-cell office:value-type="float" office:value="2.21731" calcext:value-type="float">
            <text:p>2.21731</text:p>
          </table:table-cell>
          <table:table-cell office:value-type="float" office:value="12.7911" calcext:value-type="float">
            <text:p>12.7911</text:p>
          </table:table-cell>
          <table:table-cell office:value-type="float" office:value="2.97553" calcext:value-type="float">
            <text:p>2.97553</text:p>
          </table:table-cell>
          <table:table-cell office:value-type="float" office:value="3.13468" calcext:value-type="float">
            <text:p>3.13468</text:p>
          </table:table-cell>
          <table:table-cell office:value-type="float" office:value="1.55847" calcext:value-type="float">
            <text:p>1.55847</text:p>
          </table:table-cell>
          <table:table-cell office:value-type="float" office:value="1.10123" calcext:value-type="float">
            <text:p>1.10123</text:p>
          </table:table-cell>
          <table:table-cell office:value-type="float" office:value="1.00201" calcext:value-type="float">
            <text:p>1.00201</text:p>
          </table:table-cell>
          <table:table-cell office:value-type="float" office:value="2.48594" calcext:value-type="float">
            <text:p>2.48594</text:p>
          </table:table-cell>
          <table:table-cell office:value-type="float" office:value="1.88237" calcext:value-type="float">
            <text:p>1.88237</text:p>
          </table:table-cell>
          <table:table-cell office:value-type="float" office:value="2.56769" calcext:value-type="float">
            <text:p>2.56769</text:p>
          </table:table-cell>
          <table:table-cell office:value-type="float" office:value="2.47308" calcext:value-type="float">
            <text:p>2.47308</text:p>
          </table:table-cell>
          <table:table-cell office:value-type="float" office:value="2.21731" calcext:value-type="float">
            <text:p>2.21731</text:p>
          </table:table-cell>
          <table:table-cell office:value-type="float" office:value="2.44142" calcext:value-type="float">
            <text:p>2.44142</text:p>
          </table:table-cell>
          <table:table-cell office:value-type="float" office:value="12.7911" calcext:value-type="float">
            <text:p>12.7911</text:p>
          </table:table-cell>
          <table:table-cell office:value-type="float" office:value="1.28156" calcext:value-type="float">
            <text:p>1.28156</text:p>
          </table:table-cell>
          <table:table-cell office:value-type="float" office:value="0.838365" calcext:value-type="float">
            <text:p>0.838365</text:p>
          </table:table-cell>
          <table:table-cell office:value-type="float" office:value="0.987293" calcext:value-type="float">
            <text:p>0.987293</text:p>
          </table:table-cell>
          <table:table-cell office:value-type="float" office:value="1.81906" calcext:value-type="float">
            <text:p>1.81906</text:p>
          </table:table-cell>
          <table:table-cell office:value-type="float" office:value="2.4728" calcext:value-type="float">
            <text:p>2.4728</text:p>
          </table:table-cell>
          <table:table-cell office:value-type="float" office:value="3.91893" calcext:value-type="float">
            <text:p>3.91893</text:p>
          </table:table-cell>
          <table:table-cell office:value-type="float" office:value="2.15791" calcext:value-type="float">
            <text:p>2.15791</text:p>
          </table:table-cell>
          <table:table-cell office:value-type="float" office:value="2.61986" calcext:value-type="float">
            <text:p>2.61986</text:p>
          </table:table-cell>
          <table:table-cell office:value-type="float" office:value="2.48594" calcext:value-type="float">
            <text:p>2.48594</text:p>
          </table:table-cell>
          <table:table-cell office:value-type="float" office:value="3.2198" calcext:value-type="float">
            <text:p>3.2198</text:p>
          </table:table-cell>
          <table:table-cell office:value-type="float" office:value="2.33089" calcext:value-type="float">
            <text:p>2.33089</text:p>
          </table:table-cell>
          <table:table-cell office:value-type="float" office:value="19.8677" calcext:value-type="float">
            <text:p>19.8677</text:p>
          </table:table-cell>
          <table:table-cell office:value-type="float" office:value="1.5177" calcext:value-type="float">
            <text:p>1.5177</text:p>
          </table:table-cell>
          <table:table-cell office:value-type="float" office:value="2.39977" calcext:value-type="float">
            <text:p>2.39977</text:p>
          </table:table-cell>
          <table:table-cell table:number-columns-repeated="6" office:value-type="float" office:value="4.88098" calcext:value-type="float">
            <text:p>4.8809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23:</text:p>
          </table:table-cell>
          <table:table-cell office:value-type="float" office:value="10.45" calcext:value-type="float">
            <text:p>10.45</text:p>
          </table:table-cell>
          <table:table-cell office:value-type="string" calcext:value-type="string">
            <text:p>-</text:p>
          </table:table-cell>
          <table:table-cell office:value-type="float" office:value="10.6167" calcext:value-type="float">
            <text:p>10.6167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4.24736" calcext:value-type="float">
            <text:p>4.24736</text:p>
          </table:table-cell>
          <table:table-cell office:value-type="float" office:value="0.404953" calcext:value-type="float">
            <text:p>0.404953</text:p>
          </table:table-cell>
          <table:table-cell office:value-type="float" office:value="1.35452" calcext:value-type="float">
            <text:p>1.35452</text:p>
          </table:table-cell>
          <table:table-cell office:value-type="float" office:value="0.471118" calcext:value-type="float">
            <text:p>0.471118</text:p>
          </table:table-cell>
          <table:table-cell office:value-type="float" office:value="1.23367" calcext:value-type="float">
            <text:p>1.23367</text:p>
          </table:table-cell>
          <table:table-cell office:value-type="float" office:value="0.36152" calcext:value-type="float">
            <text:p>0.36152</text:p>
          </table:table-cell>
          <table:table-cell office:value-type="float" office:value="2.69068" calcext:value-type="float">
            <text:p>2.69068</text:p>
          </table:table-cell>
          <table:table-cell office:value-type="float" office:value="0.328661" calcext:value-type="float">
            <text:p>0.328661</text:p>
          </table:table-cell>
          <table:table-cell office:value-type="float" office:value="4.81921" calcext:value-type="float">
            <text:p>4.81921</text:p>
          </table:table-cell>
          <table:table-cell office:value-type="float" office:value="2.69068" calcext:value-type="float">
            <text:p>2.69068</text:p>
          </table:table-cell>
          <table:table-cell office:value-type="float" office:value="0.575842" calcext:value-type="float">
            <text:p>0.575842</text:p>
          </table:table-cell>
          <table:table-cell office:value-type="float" office:value="2.28221" calcext:value-type="float">
            <text:p>2.28221</text:p>
          </table:table-cell>
          <table:table-cell office:value-type="float" office:value="4.24736" calcext:value-type="float">
            <text:p>4.24736</text:p>
          </table:table-cell>
          <table:table-cell office:value-type="float" office:value="2.27784" calcext:value-type="float">
            <text:p>2.27784</text:p>
          </table:table-cell>
          <table:table-cell office:value-type="float" office:value="2.90607" calcext:value-type="float">
            <text:p>2.90607</text:p>
          </table:table-cell>
          <table:table-cell office:value-type="float" office:value="0.801204" calcext:value-type="float">
            <text:p>0.801204</text:p>
          </table:table-cell>
          <table:table-cell office:value-type="float" office:value="1.70282" calcext:value-type="float">
            <text:p>1.70282</text:p>
          </table:table-cell>
          <table:table-cell office:value-type="float" office:value="0.886575" calcext:value-type="float">
            <text:p>0.886575</text:p>
          </table:table-cell>
          <table:table-cell office:value-type="float" office:value="0.328661" calcext:value-type="float">
            <text:p>0.328661</text:p>
          </table:table-cell>
          <table:table-cell office:value-type="float" office:value="2.22818" calcext:value-type="float">
            <text:p>2.22818</text:p>
          </table:table-cell>
          <table:table-cell office:value-type="float" office:value="0" calcext:value-type="float">
            <text:p>0</text:p>
          </table:table-cell>
          <table:table-cell office:value-type="float" office:value="0.63767" calcext:value-type="float">
            <text:p>0.63767</text:p>
          </table:table-cell>
          <table:table-cell office:value-type="float" office:value="0.497175" calcext:value-type="float">
            <text:p>0.497175</text:p>
          </table:table-cell>
          <table:table-cell office:value-type="float" office:value="0.406082" calcext:value-type="float">
            <text:p>0.406082</text:p>
          </table:table-cell>
          <table:table-cell office:value-type="float" office:value="1.79514" calcext:value-type="float">
            <text:p>1.79514</text:p>
          </table:table-cell>
          <table:table-cell office:value-type="float" office:value="18.7354" calcext:value-type="float">
            <text:p>18.7354</text:p>
          </table:table-cell>
          <table:table-cell office:value-type="float" office:value="3.68421" calcext:value-type="float">
            <text:p>3.68421</text:p>
          </table:table-cell>
          <table:table-cell office:value-type="float" office:value="0" calcext:value-type="float">
            <text:p>0</text:p>
          </table:table-cell>
          <table:table-cell office:value-type="float" office:value="0.334087" calcext:value-type="float">
            <text:p>0.334087</text:p>
          </table:table-cell>
          <table:table-cell office:value-type="float" office:value="0.611931" calcext:value-type="float">
            <text:p>0.611931</text:p>
          </table:table-cell>
          <table:table-cell office:value-type="float" office:value="4.7678" calcext:value-type="float">
            <text:p>4.7678</text:p>
          </table:table-cell>
          <table:table-cell office:value-type="float" office:value="2.3601" calcext:value-type="float">
            <text:p>2.3601</text:p>
          </table:table-cell>
          <table:table-cell office:value-type="float" office:value="0.29109" calcext:value-type="float">
            <text:p>0.29109</text:p>
          </table:table-cell>
          <table:table-cell office:value-type="float" office:value="0.847944" calcext:value-type="float">
            <text:p>0.847944</text:p>
          </table:table-cell>
          <table:table-cell office:value-type="float" office:value="0.412284" calcext:value-type="float">
            <text:p>0.412284</text:p>
          </table:table-cell>
          <table:table-cell office:value-type="float" office:value="0.263728" calcext:value-type="float">
            <text:p>0.263728</text:p>
          </table:table-cell>
          <table:table-cell office:value-type="float" office:value="0.992187" calcext:value-type="float">
            <text:p>0.992187</text:p>
          </table:table-cell>
          <table:table-cell office:value-type="float" office:value="0.403827" calcext:value-type="float">
            <text:p>0.403827</text:p>
          </table:table-cell>
          <table:table-cell office:value-type="float" office:value="19.2936" calcext:value-type="float">
            <text:p>19.2936</text:p>
          </table:table-cell>
          <table:table-cell office:value-type="float" office:value="0.992187" calcext:value-type="float">
            <text:p>0.992187</text:p>
          </table:table-cell>
          <table:table-cell office:value-type="float" office:value="0.435581" calcext:value-type="float">
            <text:p>0.435581</text:p>
          </table:table-cell>
          <table:table-cell office:value-type="float" office:value="0.777785" calcext:value-type="float">
            <text:p>0.777785</text:p>
          </table:table-cell>
          <table:table-cell office:value-type="float" office:value="4.7678" calcext:value-type="float">
            <text:p>4.7678</text:p>
          </table:table-cell>
          <table:table-cell office:value-type="float" office:value="2.28078" calcext:value-type="float">
            <text:p>2.28078</text:p>
          </table:table-cell>
          <table:table-cell office:value-type="float" office:value="3.38006" calcext:value-type="float">
            <text:p>3.38006</text:p>
          </table:table-cell>
          <table:table-cell office:value-type="float" office:value="0.667817" calcext:value-type="float">
            <text:p>0.667817</text:p>
          </table:table-cell>
          <table:table-cell office:value-type="float" office:value="1.84799" calcext:value-type="float">
            <text:p>1.84799</text:p>
          </table:table-cell>
          <table:table-cell office:value-type="float" office:value="1.26912" calcext:value-type="float">
            <text:p>1.26912</text:p>
          </table:table-cell>
          <table:table-cell office:value-type="float" office:value="0.403827" calcext:value-type="float">
            <text:p>0.403827</text:p>
          </table:table-cell>
          <table:table-cell office:value-type="float" office:value="2.74256" calcext:value-type="float">
            <text:p>2.74256</text:p>
          </table:table-cell>
          <table:table-cell office:value-type="float" office:value="0.486339" calcext:value-type="float">
            <text:p>0.486339</text:p>
          </table:table-cell>
          <table:table-cell office:value-type="float" office:value="0.419406" calcext:value-type="float">
            <text:p>0.419406</text:p>
          </table:table-cell>
          <table:table-cell office:value-type="float" office:value="0.0351904" calcext:value-type="float">
            <text:p>0.0351904</text:p>
          </table:table-cell>
          <table:table-cell office:value-type="float" office:value="0.386632" calcext:value-type="float">
            <text:p>0.386632</text:p>
          </table:table-cell>
          <table:table-cell office:value-type="float" office:value="0.501587" calcext:value-type="float">
            <text:p>0.501587</text:p>
          </table:table-cell>
          <table:table-cell office:value-type="float" office:value="0.578887" calcext:value-type="float">
            <text:p>0.578887</text:p>
          </table:table-cell>
          <table:table-cell office:value-type="float" office:value="2.27784" calcext:value-type="float">
            <text:p>2.27784</text:p>
          </table:table-cell>
          <table:table-cell office:value-type="float" office:value="0.486339" calcext:value-type="float">
            <text:p>0.486339</text:p>
          </table:table-cell>
          <table:table-cell office:value-type="float" office:value="0.235051" calcext:value-type="float">
            <text:p>0.235051</text:p>
          </table:table-cell>
          <table:table-cell office:value-type="float" office:value="0.851189" calcext:value-type="float">
            <text:p>0.851189</text:p>
          </table:table-cell>
          <table:table-cell office:value-type="float" office:value="1.25268" calcext:value-type="float">
            <text:p>1.25268</text:p>
          </table:table-cell>
          <table:table-cell office:value-type="float" office:value="3.21727" calcext:value-type="float">
            <text:p>3.21727</text:p>
          </table:table-cell>
          <table:table-cell office:value-type="float" office:value="0.446392" calcext:value-type="float">
            <text:p>0.446392</text:p>
          </table:table-cell>
          <table:table-cell office:value-type="float" office:value="12.7045" calcext:value-type="float">
            <text:p>12.7045</text:p>
          </table:table-cell>
          <table:table-cell office:value-type="float" office:value="0.822697" calcext:value-type="float">
            <text:p>0.822697</text:p>
          </table:table-cell>
          <table:table-cell office:value-type="float" office:value="0.771636" calcext:value-type="float">
            <text:p>0.771636</text:p>
          </table:table-cell>
          <table:table-cell office:value-type="float" office:value="3.21727" calcext:value-type="float">
            <text:p>3.21727</text:p>
          </table:table-cell>
          <table:table-cell office:value-type="float" office:value="2.20846" calcext:value-type="float">
            <text:p>2.20846</text:p>
          </table:table-cell>
          <table:table-cell office:value-type="float" office:value="2.59681" calcext:value-type="float">
            <text:p>2.59681</text:p>
          </table:table-cell>
          <table:table-cell office:value-type="float" office:value="0.416228" calcext:value-type="float">
            <text:p>0.416228</text:p>
          </table:table-cell>
          <table:table-cell office:value-type="float" office:value="2.24698" calcext:value-type="float">
            <text:p>2.24698</text:p>
          </table:table-cell>
          <table:table-cell office:value-type="float" office:value="0.424044" calcext:value-type="float">
            <text:p>0.424044</text:p>
          </table:table-cell>
          <table:table-cell office:value-type="float" office:value="2.52008" calcext:value-type="float">
            <text:p>2.52008</text:p>
          </table:table-cell>
          <table:table-cell office:value-type="float" office:value="0.446392" calcext:value-type="float">
            <text:p>0.446392</text:p>
          </table:table-cell>
          <table:table-cell office:value-type="float" office:value="2.24139" calcext:value-type="float">
            <text:p>2.24139</text:p>
          </table:table-cell>
          <table:table-cell office:value-type="float" office:value="12.7045" calcext:value-type="float">
            <text:p>12.7045</text:p>
          </table:table-cell>
          <table:table-cell office:value-type="float" office:value="0.524878" calcext:value-type="float">
            <text:p>0.524878</text:p>
          </table:table-cell>
          <table:table-cell office:value-type="float" office:value="2.23996" calcext:value-type="float">
            <text:p>2.23996</text:p>
          </table:table-cell>
          <table:table-cell office:value-type="float" office:value="2.71804" calcext:value-type="float">
            <text:p>2.71804</text:p>
          </table:table-cell>
          <table:table-cell office:value-type="float" office:value="0.61285" calcext:value-type="float">
            <text:p>0.61285</text:p>
          </table:table-cell>
          <table:table-cell office:value-type="float" office:value="18.9285" calcext:value-type="float">
            <text:p>18.9285</text:p>
          </table:table-cell>
          <table:table-cell office:value-type="float" office:value="5.45758" calcext:value-type="float">
            <text:p>5.45758</text:p>
          </table:table-cell>
          <table:table-cell office:value-type="float" office:value="0.916912" calcext:value-type="float">
            <text:p>0.916912</text:p>
          </table:table-cell>
          <table:table-cell office:value-type="float" office:value="1.93665" calcext:value-type="float">
            <text:p>1.93665</text:p>
          </table:table-cell>
          <table:table-cell office:value-type="float" office:value="0.416228" calcext:value-type="float">
            <text:p>0.416228</text:p>
          </table:table-cell>
          <table:table-cell office:value-type="float" office:value="0.531955" calcext:value-type="float">
            <text:p>0.531955</text:p>
          </table:table-cell>
          <table:table-cell office:value-type="float" office:value="0.194923" calcext:value-type="float">
            <text:p>0.194923</text:p>
          </table:table-cell>
          <table:table-cell office:value-type="float" office:value="19.2496" calcext:value-type="float">
            <text:p>19.2496</text:p>
          </table:table-cell>
          <table:table-cell office:value-type="float" office:value="2.49779" calcext:value-type="float">
            <text:p>2.49779</text:p>
          </table:table-cell>
          <table:table-cell office:value-type="float" office:value="1.57006" calcext:value-type="float">
            <text:p>1.57006</text:p>
          </table:table-cell>
          <table:table-cell office:value-type="float" office:value="1.31374" calcext:value-type="float">
            <text:p>1.31374</text:p>
          </table:table-cell>
          <table:table-cell office:value-type="float" office:value="3.21727" calcext:value-type="float">
            <text:p>3.21727</text:p>
          </table:table-cell>
          <table:table-cell office:value-type="float" office:value="0.256045" calcext:value-type="float">
            <text:p>0.256045</text:p>
          </table:table-cell>
          <table:table-cell office:value-type="float" office:value="12.6189" calcext:value-type="float">
            <text:p>12.6189</text:p>
          </table:table-cell>
          <table:table-cell office:value-type="float" office:value="1.48522" calcext:value-type="float">
            <text:p>1.48522</text:p>
          </table:table-cell>
          <table:table-cell office:value-type="float" office:value="0.907238" calcext:value-type="float">
            <text:p>0.907238</text:p>
          </table:table-cell>
          <table:table-cell office:value-type="float" office:value="3.21727" calcext:value-type="float">
            <text:p>3.21727</text:p>
          </table:table-cell>
          <table:table-cell office:value-type="float" office:value="1.98156" calcext:value-type="float">
            <text:p>1.98156</text:p>
          </table:table-cell>
          <table:table-cell office:value-type="float" office:value="2.65967" calcext:value-type="float">
            <text:p>2.65967</text:p>
          </table:table-cell>
          <table:table-cell office:value-type="float" office:value="0.319205" calcext:value-type="float">
            <text:p>0.319205</text:p>
          </table:table-cell>
          <table:table-cell office:value-type="float" office:value="0.345985" calcext:value-type="float">
            <text:p>0.345985</text:p>
          </table:table-cell>
          <table:table-cell office:value-type="float" office:value="0.416228" calcext:value-type="float">
            <text:p>0.416228</text:p>
          </table:table-cell>
          <table:table-cell office:value-type="float" office:value="2.34846" calcext:value-type="float">
            <text:p>2.34846</text:p>
          </table:table-cell>
          <table:table-cell office:value-type="float" office:value="0.256045" calcext:value-type="float">
            <text:p>0.256045</text:p>
          </table:table-cell>
          <table:table-cell office:value-type="float" office:value="2.23705" calcext:value-type="float">
            <text:p>2.23705</text:p>
          </table:table-cell>
          <table:table-cell office:value-type="float" office:value="12.6189" calcext:value-type="float">
            <text:p>12.6189</text:p>
          </table:table-cell>
          <table:table-cell office:value-type="float" office:value="1.00263" calcext:value-type="float">
            <text:p>1.00263</text:p>
          </table:table-cell>
          <table:table-cell office:value-type="float" office:value="1.49878" calcext:value-type="float">
            <text:p>1.49878</text:p>
          </table:table-cell>
          <table:table-cell office:value-type="float" office:value="1.88629" calcext:value-type="float">
            <text:p>1.88629</text:p>
          </table:table-cell>
          <table:table-cell office:value-type="float" office:value="0.554116" calcext:value-type="float">
            <text:p>0.554116</text:p>
          </table:table-cell>
          <table:table-cell office:value-type="float" office:value="0.437688" calcext:value-type="float">
            <text:p>0.437688</text:p>
          </table:table-cell>
          <table:table-cell office:value-type="float" office:value="6.14229" calcext:value-type="float">
            <text:p>6.14229</text:p>
          </table:table-cell>
          <table:table-cell office:value-type="float" office:value="1.01546" calcext:value-type="float">
            <text:p>1.01546</text:p>
          </table:table-cell>
          <table:table-cell office:value-type="float" office:value="2.27816" calcext:value-type="float">
            <text:p>2.27816</text:p>
          </table:table-cell>
          <table:table-cell office:value-type="float" office:value="0.319205" calcext:value-type="float">
            <text:p>0.319205</text:p>
          </table:table-cell>
          <table:table-cell office:value-type="float" office:value="5.44022" calcext:value-type="float">
            <text:p>5.44022</text:p>
          </table:table-cell>
          <table:table-cell office:value-type="float" office:value="0.194923" calcext:value-type="float">
            <text:p>0.194923</text:p>
          </table:table-cell>
          <table:table-cell office:value-type="float" office:value="19.8844" calcext:value-type="float">
            <text:p>19.8844</text:p>
          </table:table-cell>
          <table:table-cell office:value-type="float" office:value="1.91294" calcext:value-type="float">
            <text:p>1.91294</text:p>
          </table:table-cell>
          <table:table-cell office:value-type="float" office:value="0.453902" calcext:value-type="float">
            <text:p>0.453902</text:p>
          </table:table-cell>
          <table:table-cell table:number-columns-repeated="6" office:value-type="float" office:value="4.24187" calcext:value-type="float">
            <text:p>4.2418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24:</text:p>
          </table:table-cell>
          <table:table-cell office:value-type="float" office:value="9.75" calcext:value-type="float">
            <text:p>9.75</text:p>
          </table:table-cell>
          <table:table-cell office:value-type="string" calcext:value-type="string">
            <text:p>-</text:p>
          </table:table-cell>
          <table:table-cell office:value-type="float" office:value="9.91667" calcext:value-type="float">
            <text:p>9.91667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4.6503" calcext:value-type="float">
            <text:p>4.6503</text:p>
          </table:table-cell>
          <table:table-cell office:value-type="float" office:value="0.372494" calcext:value-type="float">
            <text:p>0.372494</text:p>
          </table:table-cell>
          <table:table-cell office:value-type="float" office:value="1.9609" calcext:value-type="float">
            <text:p>1.9609</text:p>
          </table:table-cell>
          <table:table-cell office:value-type="float" office:value="0.892154" calcext:value-type="float">
            <text:p>0.892154</text:p>
          </table:table-cell>
          <table:table-cell office:value-type="float" office:value="1.25502" calcext:value-type="float">
            <text:p>1.25502</text:p>
          </table:table-cell>
          <table:table-cell office:value-type="float" office:value="0.410562" calcext:value-type="float">
            <text:p>0.410562</text:p>
          </table:table-cell>
          <table:table-cell office:value-type="float" office:value="2.10691" calcext:value-type="float">
            <text:p>2.10691</text:p>
          </table:table-cell>
          <table:table-cell office:value-type="float" office:value="0.919495" calcext:value-type="float">
            <text:p>0.919495</text:p>
          </table:table-cell>
          <table:table-cell office:value-type="float" office:value="4.85764" calcext:value-type="float">
            <text:p>4.85764</text:p>
          </table:table-cell>
          <table:table-cell office:value-type="float" office:value="2.10691" calcext:value-type="float">
            <text:p>2.10691</text:p>
          </table:table-cell>
          <table:table-cell office:value-type="float" office:value="0.976317" calcext:value-type="float">
            <text:p>0.976317</text:p>
          </table:table-cell>
          <table:table-cell office:value-type="float" office:value="1.7022" calcext:value-type="float">
            <text:p>1.7022</text:p>
          </table:table-cell>
          <table:table-cell office:value-type="float" office:value="4.6503" calcext:value-type="float">
            <text:p>4.6503</text:p>
          </table:table-cell>
          <table:table-cell office:value-type="float" office:value="1.64811" calcext:value-type="float">
            <text:p>1.64811</text:p>
          </table:table-cell>
          <table:table-cell office:value-type="float" office:value="3.15018" calcext:value-type="float">
            <text:p>3.15018</text:p>
          </table:table-cell>
          <table:table-cell office:value-type="float" office:value="0.853135" calcext:value-type="float">
            <text:p>0.853135</text:p>
          </table:table-cell>
          <table:table-cell office:value-type="float" office:value="2.09894" calcext:value-type="float">
            <text:p>2.09894</text:p>
          </table:table-cell>
          <table:table-cell office:value-type="float" office:value="1.0322" calcext:value-type="float">
            <text:p>1.0322</text:p>
          </table:table-cell>
          <table:table-cell office:value-type="float" office:value="0.919495" calcext:value-type="float">
            <text:p>0.919495</text:p>
          </table:table-cell>
          <table:table-cell office:value-type="float" office:value="2.08246" calcext:value-type="float">
            <text:p>2.08246</text:p>
          </table:table-cell>
          <table:table-cell office:value-type="float" office:value="0.63767" calcext:value-type="float">
            <text:p>0.63767</text:p>
          </table:table-cell>
          <table:table-cell office:value-type="float" office:value="0" calcext:value-type="float">
            <text:p>0</text:p>
          </table:table-cell>
          <table:table-cell office:value-type="float" office:value="0.666025" calcext:value-type="float">
            <text:p>0.666025</text:p>
          </table:table-cell>
          <table:table-cell office:value-type="float" office:value="0.248831" calcext:value-type="float">
            <text:p>0.248831</text:p>
          </table:table-cell>
          <table:table-cell office:value-type="float" office:value="1.77582" calcext:value-type="float">
            <text:p>1.77582</text:p>
          </table:table-cell>
          <table:table-cell office:value-type="float" office:value="19.2568" calcext:value-type="float">
            <text:p>19.2568</text:p>
          </table:table-cell>
          <table:table-cell office:value-type="float" office:value="3.79815" calcext:value-type="float">
            <text:p>3.79815</text:p>
          </table:table-cell>
          <table:table-cell office:value-type="float" office:value="0.63767" calcext:value-type="float">
            <text:p>0.63767</text:p>
          </table:table-cell>
          <table:table-cell office:value-type="float" office:value="0.950039" calcext:value-type="float">
            <text:p>0.950039</text:p>
          </table:table-cell>
          <table:table-cell office:value-type="float" office:value="0.406037" calcext:value-type="float">
            <text:p>0.406037</text:p>
          </table:table-cell>
          <table:table-cell office:value-type="float" office:value="5.14944" calcext:value-type="float">
            <text:p>5.14944</text:p>
          </table:table-cell>
          <table:table-cell office:value-type="float" office:value="1.84084" calcext:value-type="float">
            <text:p>1.84084</text:p>
          </table:table-cell>
          <table:table-cell office:value-type="float" office:value="0.621613" calcext:value-type="float">
            <text:p>0.621613</text:p>
          </table:table-cell>
          <table:table-cell office:value-type="float" office:value="0.21604" calcext:value-type="float">
            <text:p>0.21604</text:p>
          </table:table-cell>
          <table:table-cell office:value-type="float" office:value="0.255618" calcext:value-type="float">
            <text:p>0.255618</text:p>
          </table:table-cell>
          <table:table-cell office:value-type="float" office:value="0.502192" calcext:value-type="float">
            <text:p>0.502192</text:p>
          </table:table-cell>
          <table:table-cell office:value-type="float" office:value="0.54466" calcext:value-type="float">
            <text:p>0.54466</text:p>
          </table:table-cell>
          <table:table-cell office:value-type="float" office:value="0.241208" calcext:value-type="float">
            <text:p>0.241208</text:p>
          </table:table-cell>
          <table:table-cell office:value-type="float" office:value="19.8793" calcext:value-type="float">
            <text:p>19.8793</text:p>
          </table:table-cell>
          <table:table-cell office:value-type="float" office:value="0.54466" calcext:value-type="float">
            <text:p>0.54466</text:p>
          </table:table-cell>
          <table:table-cell office:value-type="float" office:value="0.675771" calcext:value-type="float">
            <text:p>0.675771</text:p>
          </table:table-cell>
          <table:table-cell office:value-type="float" office:value="0.493827" calcext:value-type="float">
            <text:p>0.493827</text:p>
          </table:table-cell>
          <table:table-cell office:value-type="float" office:value="5.14944" calcext:value-type="float">
            <text:p>5.14944</text:p>
          </table:table-cell>
          <table:table-cell office:value-type="float" office:value="1.65062" calcext:value-type="float">
            <text:p>1.65062</text:p>
          </table:table-cell>
          <table:table-cell office:value-type="float" office:value="3.6202" calcext:value-type="float">
            <text:p>3.6202</text:p>
          </table:table-cell>
          <table:table-cell office:value-type="float" office:value="0.851454" calcext:value-type="float">
            <text:p>0.851454</text:p>
          </table:table-cell>
          <table:table-cell office:value-type="float" office:value="2.13058" calcext:value-type="float">
            <text:p>2.13058</text:p>
          </table:table-cell>
          <table:table-cell office:value-type="float" office:value="0.755722" calcext:value-type="float">
            <text:p>0.755722</text:p>
          </table:table-cell>
          <table:table-cell office:value-type="float" office:value="0.241208" calcext:value-type="float">
            <text:p>0.241208</text:p>
          </table:table-cell>
          <table:table-cell office:value-type="float" office:value="2.47474" calcext:value-type="float">
            <text:p>2.47474</text:p>
          </table:table-cell>
          <table:table-cell office:value-type="float" office:value="0.769713" calcext:value-type="float">
            <text:p>0.769713</text:p>
          </table:table-cell>
          <table:table-cell office:value-type="float" office:value="0.218843" calcext:value-type="float">
            <text:p>0.218843</text:p>
          </table:table-cell>
          <table:table-cell office:value-type="float" office:value="0.622438" calcext:value-type="float">
            <text:p>0.622438</text:p>
          </table:table-cell>
          <table:table-cell office:value-type="float" office:value="1.02121" calcext:value-type="float">
            <text:p>1.02121</text:p>
          </table:table-cell>
          <table:table-cell office:value-type="float" office:value="0.595318" calcext:value-type="float">
            <text:p>0.595318</text:p>
          </table:table-cell>
          <table:table-cell office:value-type="float" office:value="1.04704" calcext:value-type="float">
            <text:p>1.04704</text:p>
          </table:table-cell>
          <table:table-cell office:value-type="float" office:value="1.64811" calcext:value-type="float">
            <text:p>1.64811</text:p>
          </table:table-cell>
          <table:table-cell office:value-type="float" office:value="0.769713" calcext:value-type="float">
            <text:p>0.769713</text:p>
          </table:table-cell>
          <table:table-cell office:value-type="float" office:value="0.42748" calcext:value-type="float">
            <text:p>0.42748</text:p>
          </table:table-cell>
          <table:table-cell office:value-type="float" office:value="1.12517" calcext:value-type="float">
            <text:p>1.12517</text:p>
          </table:table-cell>
          <table:table-cell office:value-type="float" office:value="0.657341" calcext:value-type="float">
            <text:p>0.657341</text:p>
          </table:table-cell>
          <table:table-cell office:value-type="float" office:value="3.33009" calcext:value-type="float">
            <text:p>3.33009</text:p>
          </table:table-cell>
          <table:table-cell office:value-type="float" office:value="0.828685" calcext:value-type="float">
            <text:p>0.828685</text:p>
          </table:table-cell>
          <table:table-cell office:value-type="float" office:value="13.2973" calcext:value-type="float">
            <text:p>13.2973</text:p>
          </table:table-cell>
          <table:table-cell office:value-type="float" office:value="1.15985" calcext:value-type="float">
            <text:p>1.15985</text:p>
          </table:table-cell>
          <table:table-cell office:value-type="float" office:value="1.39588" calcext:value-type="float">
            <text:p>1.39588</text:p>
          </table:table-cell>
          <table:table-cell office:value-type="float" office:value="3.33009" calcext:value-type="float">
            <text:p>3.33009</text:p>
          </table:table-cell>
          <table:table-cell office:value-type="float" office:value="1.69368" calcext:value-type="float">
            <text:p>1.69368</text:p>
          </table:table-cell>
          <table:table-cell office:value-type="float" office:value="2.35407" calcext:value-type="float">
            <text:p>2.35407</text:p>
          </table:table-cell>
          <table:table-cell office:value-type="float" office:value="0.651812" calcext:value-type="float">
            <text:p>0.651812</text:p>
          </table:table-cell>
          <table:table-cell office:value-type="float" office:value="1.65709" calcext:value-type="float">
            <text:p>1.65709</text:p>
          </table:table-cell>
          <table:table-cell office:value-type="float" office:value="0.647137" calcext:value-type="float">
            <text:p>0.647137</text:p>
          </table:table-cell>
          <table:table-cell office:value-type="float" office:value="1.89823" calcext:value-type="float">
            <text:p>1.89823</text:p>
          </table:table-cell>
          <table:table-cell office:value-type="float" office:value="0.828685" calcext:value-type="float">
            <text:p>0.828685</text:p>
          </table:table-cell>
          <table:table-cell office:value-type="float" office:value="1.60461" calcext:value-type="float">
            <text:p>1.60461</text:p>
          </table:table-cell>
          <table:table-cell office:value-type="float" office:value="13.2973" calcext:value-type="float">
            <text:p>13.2973</text:p>
          </table:table-cell>
          <table:table-cell office:value-type="float" office:value="0.684995" calcext:value-type="float">
            <text:p>0.684995</text:p>
          </table:table-cell>
          <table:table-cell office:value-type="float" office:value="1.60627" calcext:value-type="float">
            <text:p>1.60627</text:p>
          </table:table-cell>
          <table:table-cell office:value-type="float" office:value="2.63658" calcext:value-type="float">
            <text:p>2.63658</text:p>
          </table:table-cell>
          <table:table-cell office:value-type="float" office:value="0.319806" calcext:value-type="float">
            <text:p>0.319806</text:p>
          </table:table-cell>
          <table:table-cell office:value-type="float" office:value="19.4482" calcext:value-type="float">
            <text:p>19.4482</text:p>
          </table:table-cell>
          <table:table-cell office:value-type="float" office:value="5.29856" calcext:value-type="float">
            <text:p>5.29856</text:p>
          </table:table-cell>
          <table:table-cell office:value-type="float" office:value="0.291573" calcext:value-type="float">
            <text:p>0.291573</text:p>
          </table:table-cell>
          <table:table-cell office:value-type="float" office:value="1.34702" calcext:value-type="float">
            <text:p>1.34702</text:p>
          </table:table-cell>
          <table:table-cell office:value-type="float" office:value="0.651812" calcext:value-type="float">
            <text:p>0.651812</text:p>
          </table:table-cell>
          <table:table-cell office:value-type="float" office:value="0.842377" calcext:value-type="float">
            <text:p>0.842377</text:p>
          </table:table-cell>
          <table:table-cell office:value-type="float" office:value="0.536965" calcext:value-type="float">
            <text:p>0.536965</text:p>
          </table:table-cell>
          <table:table-cell office:value-type="float" office:value="19.8356" calcext:value-type="float">
            <text:p>19.8356</text:p>
          </table:table-cell>
          <table:table-cell office:value-type="float" office:value="1.86283" calcext:value-type="float">
            <text:p>1.86283</text:p>
          </table:table-cell>
          <table:table-cell office:value-type="float" office:value="1.05345" calcext:value-type="float">
            <text:p>1.05345</text:p>
          </table:table-cell>
          <table:table-cell office:value-type="float" office:value="0.794156" calcext:value-type="float">
            <text:p>0.794156</text:p>
          </table:table-cell>
          <table:table-cell office:value-type="float" office:value="3.33009" calcext:value-type="float">
            <text:p>3.33009</text:p>
          </table:table-cell>
          <table:table-cell office:value-type="float" office:value="0.873455" calcext:value-type="float">
            <text:p>0.873455</text:p>
          </table:table-cell>
          <table:table-cell office:value-type="float" office:value="13.2125" calcext:value-type="float">
            <text:p>13.2125</text:p>
          </table:table-cell>
          <table:table-cell office:value-type="float" office:value="2.11991" calcext:value-type="float">
            <text:p>2.11991</text:p>
          </table:table-cell>
          <table:table-cell office:value-type="float" office:value="1.2645" calcext:value-type="float">
            <text:p>1.2645</text:p>
          </table:table-cell>
          <table:table-cell office:value-type="float" office:value="3.33009" calcext:value-type="float">
            <text:p>3.33009</text:p>
          </table:table-cell>
          <table:table-cell office:value-type="float" office:value="1.53971" calcext:value-type="float">
            <text:p>1.53971</text:p>
          </table:table-cell>
          <table:table-cell office:value-type="float" office:value="2.73564" calcext:value-type="float">
            <text:p>2.73564</text:p>
          </table:table-cell>
          <table:table-cell office:value-type="float" office:value="0.623292" calcext:value-type="float">
            <text:p>0.623292</text:p>
          </table:table-cell>
          <table:table-cell office:value-type="float" office:value="0.614552" calcext:value-type="float">
            <text:p>0.614552</text:p>
          </table:table-cell>
          <table:table-cell office:value-type="float" office:value="0.651812" calcext:value-type="float">
            <text:p>0.651812</text:p>
          </table:table-cell>
          <table:table-cell office:value-type="float" office:value="1.71224" calcext:value-type="float">
            <text:p>1.71224</text:p>
          </table:table-cell>
          <table:table-cell office:value-type="float" office:value="0.873455" calcext:value-type="float">
            <text:p>0.873455</text:p>
          </table:table-cell>
          <table:table-cell office:value-type="float" office:value="1.60014" calcext:value-type="float">
            <text:p>1.60014</text:p>
          </table:table-cell>
          <table:table-cell office:value-type="float" office:value="13.2125" calcext:value-type="float">
            <text:p>13.2125</text:p>
          </table:table-cell>
          <table:table-cell office:value-type="float" office:value="1.12122" calcext:value-type="float">
            <text:p>1.12122</text:p>
          </table:table-cell>
          <table:table-cell office:value-type="float" office:value="1.25486" calcext:value-type="float">
            <text:p>1.25486</text:p>
          </table:table-cell>
          <table:table-cell office:value-type="float" office:value="1.48057" calcext:value-type="float">
            <text:p>1.48057</text:p>
          </table:table-cell>
          <table:table-cell office:value-type="float" office:value="0.953139" calcext:value-type="float">
            <text:p>0.953139</text:p>
          </table:table-cell>
          <table:table-cell office:value-type="float" office:value="0.495247" calcext:value-type="float">
            <text:p>0.495247</text:p>
          </table:table-cell>
          <table:table-cell office:value-type="float" office:value="5.97234" calcext:value-type="float">
            <text:p>5.97234</text:p>
          </table:table-cell>
          <table:table-cell office:value-type="float" office:value="0.382234" calcext:value-type="float">
            <text:p>0.382234</text:p>
          </table:table-cell>
          <table:table-cell office:value-type="float" office:value="1.64129" calcext:value-type="float">
            <text:p>1.64129</text:p>
          </table:table-cell>
          <table:table-cell office:value-type="float" office:value="0.623292" calcext:value-type="float">
            <text:p>0.623292</text:p>
          </table:table-cell>
          <table:table-cell office:value-type="float" office:value="5.28165" calcext:value-type="float">
            <text:p>5.28165</text:p>
          </table:table-cell>
          <table:table-cell office:value-type="float" office:value="0.536965" calcext:value-type="float">
            <text:p>0.536965</text:p>
          </table:table-cell>
          <table:table-cell office:value-type="float" office:value="20.4641" calcext:value-type="float">
            <text:p>20.4641</text:p>
          </table:table-cell>
          <table:table-cell office:value-type="float" office:value="1.3721" calcext:value-type="float">
            <text:p>1.3721</text:p>
          </table:table-cell>
          <table:table-cell office:value-type="float" office:value="0.397601" calcext:value-type="float">
            <text:p>0.397601</text:p>
          </table:table-cell>
          <table:table-cell table:number-columns-repeated="6" office:value-type="float" office:value="4.8501" calcext:value-type="float">
            <text:p>4.850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25:</text:p>
          </table:table-cell>
          <table:table-cell office:value-type="float" office:value="14.6" calcext:value-type="float">
            <text:p>14.6</text:p>
          </table:table-cell>
          <table:table-cell office:value-type="string" calcext:value-type="string">
            <text:p>-</text:p>
          </table:table-cell>
          <table:table-cell office:value-type="float" office:value="14.7667" calcext:value-type="float">
            <text:p>14.7667</text:p>
          </table:table-cell>
          <table:table-cell/>
          <table:table-cell table:formula="of:=[.B26]+0.08333+[.C143]" office:value-type="float" office:value="15.14223" calcext:value-type="float">
            <text:p>15.1422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.98528" calcext:value-type="float">
            <text:p>3.98528</text:p>
          </table:table-cell>
          <table:table-cell office:value-type="float" office:value="0.301989" calcext:value-type="float">
            <text:p>0.301989</text:p>
          </table:table-cell>
          <table:table-cell office:value-type="float" office:value="1.72298" calcext:value-type="float">
            <text:p>1.72298</text:p>
          </table:table-cell>
          <table:table-cell office:value-type="float" office:value="0.296527" calcext:value-type="float">
            <text:p>0.296527</text:p>
          </table:table-cell>
          <table:table-cell office:value-type="float" office:value="0.741635" calcext:value-type="float">
            <text:p>0.741635</text:p>
          </table:table-cell>
          <table:table-cell office:value-type="float" office:value="0.697235" calcext:value-type="float">
            <text:p>0.697235</text:p>
          </table:table-cell>
          <table:table-cell office:value-type="float" office:value="2.40011" calcext:value-type="float">
            <text:p>2.40011</text:p>
          </table:table-cell>
          <table:table-cell office:value-type="float" office:value="0.501398" calcext:value-type="float">
            <text:p>0.501398</text:p>
          </table:table-cell>
          <table:table-cell office:value-type="float" office:value="4.35225" calcext:value-type="float">
            <text:p>4.35225</text:p>
          </table:table-cell>
          <table:table-cell office:value-type="float" office:value="2.40011" calcext:value-type="float">
            <text:p>2.40011</text:p>
          </table:table-cell>
          <table:table-cell office:value-type="float" office:value="0.34323" calcext:value-type="float">
            <text:p>0.34323</text:p>
          </table:table-cell>
          <table:table-cell office:value-type="float" office:value="1.99666" calcext:value-type="float">
            <text:p>1.99666</text:p>
          </table:table-cell>
          <table:table-cell office:value-type="float" office:value="3.98528" calcext:value-type="float">
            <text:p>3.98528</text:p>
          </table:table-cell>
          <table:table-cell office:value-type="float" office:value="2.23101" calcext:value-type="float">
            <text:p>2.23101</text:p>
          </table:table-cell>
          <table:table-cell office:value-type="float" office:value="2.52185" calcext:value-type="float">
            <text:p>2.52185</text:p>
          </table:table-cell>
          <table:table-cell office:value-type="float" office:value="0.304257" calcext:value-type="float">
            <text:p>0.304257</text:p>
          </table:table-cell>
          <table:table-cell office:value-type="float" office:value="1.43293" calcext:value-type="float">
            <text:p>1.43293</text:p>
          </table:table-cell>
          <table:table-cell office:value-type="float" office:value="1.35157" calcext:value-type="float">
            <text:p>1.35157</text:p>
          </table:table-cell>
          <table:table-cell office:value-type="float" office:value="0.501398" calcext:value-type="float">
            <text:p>0.501398</text:p>
          </table:table-cell>
          <table:table-cell office:value-type="float" office:value="1.73139" calcext:value-type="float">
            <text:p>1.73139</text:p>
          </table:table-cell>
          <table:table-cell office:value-type="float" office:value="0.497175" calcext:value-type="float">
            <text:p>0.497175</text:p>
          </table:table-cell>
          <table:table-cell office:value-type="float" office:value="0.666025" calcext:value-type="float">
            <text:p>0.666025</text:p>
          </table:table-cell>
          <table:table-cell office:value-type="float" office:value="0" calcext:value-type="float">
            <text:p>0</text:p>
          </table:table-cell>
          <table:table-cell office:value-type="float" office:value="0.460969" calcext:value-type="float">
            <text:p>0.460969</text:p>
          </table:table-cell>
          <table:table-cell office:value-type="float" office:value="1.30363" calcext:value-type="float">
            <text:p>1.30363</text:p>
          </table:table-cell>
          <table:table-cell office:value-type="float" office:value="19.1452" calcext:value-type="float">
            <text:p>19.1452</text:p>
          </table:table-cell>
          <table:table-cell office:value-type="float" office:value="3.23964" calcext:value-type="float">
            <text:p>3.23964</text:p>
          </table:table-cell>
          <table:table-cell office:value-type="float" office:value="0.497175" calcext:value-type="float">
            <text:p>0.497175</text:p>
          </table:table-cell>
          <table:table-cell office:value-type="float" office:value="0.568209" calcext:value-type="float">
            <text:p>0.568209</text:p>
          </table:table-cell>
          <table:table-cell office:value-type="float" office:value="0.902561" calcext:value-type="float">
            <text:p>0.902561</text:p>
          </table:table-cell>
          <table:table-cell office:value-type="float" office:value="4.48702" calcext:value-type="float">
            <text:p>4.48702</text:p>
          </table:table-cell>
          <table:table-cell office:value-type="float" office:value="2.00445" calcext:value-type="float">
            <text:p>2.00445</text:p>
          </table:table-cell>
          <table:table-cell office:value-type="float" office:value="0.75281" calcext:value-type="float">
            <text:p>0.75281</text:p>
          </table:table-cell>
          <table:table-cell office:value-type="float" office:value="0.860752" calcext:value-type="float">
            <text:p>0.860752</text:p>
          </table:table-cell>
          <table:table-cell office:value-type="float" office:value="0.612647" calcext:value-type="float">
            <text:p>0.612647</text:p>
          </table:table-cell>
          <table:table-cell office:value-type="float" office:value="0.272523" calcext:value-type="float">
            <text:p>0.272523</text:p>
          </table:table-cell>
          <table:table-cell office:value-type="float" office:value="1.18994" calcext:value-type="float">
            <text:p>1.18994</text:p>
          </table:table-cell>
          <table:table-cell office:value-type="float" office:value="0.567556" calcext:value-type="float">
            <text:p>0.567556</text:p>
          </table:table-cell>
          <table:table-cell office:value-type="float" office:value="19.2628" calcext:value-type="float">
            <text:p>19.2628</text:p>
          </table:table-cell>
          <table:table-cell office:value-type="float" office:value="1.18994" calcext:value-type="float">
            <text:p>1.18994</text:p>
          </table:table-cell>
          <table:table-cell office:value-type="float" office:value="0.892357" calcext:value-type="float">
            <text:p>0.892357</text:p>
          </table:table-cell>
          <table:table-cell office:value-type="float" office:value="0.437762" calcext:value-type="float">
            <text:p>0.437762</text:p>
          </table:table-cell>
          <table:table-cell office:value-type="float" office:value="4.48702" calcext:value-type="float">
            <text:p>4.48702</text:p>
          </table:table-cell>
          <table:table-cell office:value-type="float" office:value="2.23206" calcext:value-type="float">
            <text:p>2.23206</text:p>
          </table:table-cell>
          <table:table-cell office:value-type="float" office:value="2.99537" calcext:value-type="float">
            <text:p>2.99537</text:p>
          </table:table-cell>
          <table:table-cell office:value-type="float" office:value="0.201888" calcext:value-type="float">
            <text:p>0.201888</text:p>
          </table:table-cell>
          <table:table-cell office:value-type="float" office:value="1.48205" calcext:value-type="float">
            <text:p>1.48205</text:p>
          </table:table-cell>
          <table:table-cell office:value-type="float" office:value="1.4208" calcext:value-type="float">
            <text:p>1.4208</text:p>
          </table:table-cell>
          <table:table-cell office:value-type="float" office:value="0.567556" calcext:value-type="float">
            <text:p>0.567556</text:p>
          </table:table-cell>
          <table:table-cell office:value-type="float" office:value="2.25794" calcext:value-type="float">
            <text:p>2.25794</text:p>
          </table:table-cell>
          <table:table-cell office:value-type="float" office:value="0.961936" calcext:value-type="float">
            <text:p>0.961936</text:p>
          </table:table-cell>
          <table:table-cell office:value-type="float" office:value="0.522284" calcext:value-type="float">
            <text:p>0.522284</text:p>
          </table:table-cell>
          <table:table-cell office:value-type="float" office:value="0.462328" calcext:value-type="float">
            <text:p>0.462328</text:p>
          </table:table-cell>
          <table:table-cell office:value-type="float" office:value="0.761859" calcext:value-type="float">
            <text:p>0.761859</text:p>
          </table:table-cell>
          <table:table-cell office:value-type="float" office:value="0.0784217" calcext:value-type="float">
            <text:p>0.0784217</text:p>
          </table:table-cell>
          <table:table-cell office:value-type="float" office:value="0.444525" calcext:value-type="float">
            <text:p>0.444525</text:p>
          </table:table-cell>
          <table:table-cell office:value-type="float" office:value="2.23101" calcext:value-type="float">
            <text:p>2.23101</text:p>
          </table:table-cell>
          <table:table-cell office:value-type="float" office:value="0.961936" calcext:value-type="float">
            <text:p>0.961936</text:p>
          </table:table-cell>
          <table:table-cell office:value-type="float" office:value="0.387142" calcext:value-type="float">
            <text:p>0.387142</text:p>
          </table:table-cell>
          <table:table-cell office:value-type="float" office:value="0.462865" calcext:value-type="float">
            <text:p>0.462865</text:p>
          </table:table-cell>
          <table:table-cell office:value-type="float" office:value="1.31146" calcext:value-type="float">
            <text:p>1.31146</text:p>
          </table:table-cell>
          <table:table-cell office:value-type="float" office:value="2.77048" calcext:value-type="float">
            <text:p>2.77048</text:p>
          </table:table-cell>
          <table:table-cell office:value-type="float" office:value="0.939078" calcext:value-type="float">
            <text:p>0.939078</text:p>
          </table:table-cell>
          <table:table-cell office:value-type="float" office:value="12.6901" calcext:value-type="float">
            <text:p>12.6901</text:p>
          </table:table-cell>
          <table:table-cell office:value-type="float" office:value="0.494285" calcext:value-type="float">
            <text:p>0.494285</text:p>
          </table:table-cell>
          <table:table-cell office:value-type="float" office:value="0.942805" calcext:value-type="float">
            <text:p>0.942805</text:p>
          </table:table-cell>
          <table:table-cell office:value-type="float" office:value="2.77048" calcext:value-type="float">
            <text:p>2.77048</text:p>
          </table:table-cell>
          <table:table-cell office:value-type="float" office:value="1.85323" calcext:value-type="float">
            <text:p>1.85323</text:p>
          </table:table-cell>
          <table:table-cell office:value-type="float" office:value="2.10839" calcext:value-type="float">
            <text:p>2.10839</text:p>
          </table:table-cell>
          <table:table-cell office:value-type="float" office:value="0.868223" calcext:value-type="float">
            <text:p>0.868223</text:p>
          </table:table-cell>
          <table:table-cell office:value-type="float" office:value="1.97726" calcext:value-type="float">
            <text:p>1.97726</text:p>
          </table:table-cell>
          <table:table-cell office:value-type="float" office:value="0.872849" calcext:value-type="float">
            <text:p>0.872849</text:p>
          </table:table-cell>
          <table:table-cell office:value-type="float" office:value="2.3084" calcext:value-type="float">
            <text:p>2.3084</text:p>
          </table:table-cell>
          <table:table-cell office:value-type="float" office:value="0.939078" calcext:value-type="float">
            <text:p>0.939078</text:p>
          </table:table-cell>
          <table:table-cell office:value-type="float" office:value="2.10695" calcext:value-type="float">
            <text:p>2.10695</text:p>
          </table:table-cell>
          <table:table-cell office:value-type="float" office:value="12.6901" calcext:value-type="float">
            <text:p>12.6901</text:p>
          </table:table-cell>
          <table:table-cell office:value-type="float" office:value="0.0286448" calcext:value-type="float">
            <text:p>0.0286448</text:p>
          </table:table-cell>
          <table:table-cell office:value-type="float" office:value="2.1744" calcext:value-type="float">
            <text:p>2.1744</text:p>
          </table:table-cell>
          <table:table-cell office:value-type="float" office:value="2.22345" calcext:value-type="float">
            <text:p>2.22345</text:p>
          </table:table-cell>
          <table:table-cell office:value-type="float" office:value="0.854721" calcext:value-type="float">
            <text:p>0.854721</text:p>
          </table:table-cell>
          <table:table-cell office:value-type="float" office:value="19.3395" calcext:value-type="float">
            <text:p>19.3395</text:p>
          </table:table-cell>
          <table:table-cell office:value-type="float" office:value="4.96064" calcext:value-type="float">
            <text:p>4.96064</text:p>
          </table:table-cell>
          <table:table-cell office:value-type="float" office:value="0.938984" calcext:value-type="float">
            <text:p>0.938984</text:p>
          </table:table-cell>
          <table:table-cell office:value-type="float" office:value="1.99187" calcext:value-type="float">
            <text:p>1.99187</text:p>
          </table:table-cell>
          <table:table-cell office:value-type="float" office:value="0.868223" calcext:value-type="float">
            <text:p>0.868223</text:p>
          </table:table-cell>
          <table:table-cell office:value-type="float" office:value="0.191082" calcext:value-type="float">
            <text:p>0.191082</text:p>
          </table:table-cell>
          <table:table-cell office:value-type="float" office:value="0.62208" calcext:value-type="float">
            <text:p>0.62208</text:p>
          </table:table-cell>
          <table:table-cell office:value-type="float" office:value="19.2192" calcext:value-type="float">
            <text:p>19.2192</text:p>
          </table:table-cell>
          <table:table-cell office:value-type="float" office:value="2.34069" calcext:value-type="float">
            <text:p>2.34069</text:p>
          </table:table-cell>
          <table:table-cell office:value-type="float" office:value="1.71947" calcext:value-type="float">
            <text:p>1.71947</text:p>
          </table:table-cell>
          <table:table-cell office:value-type="float" office:value="1.45986" calcext:value-type="float">
            <text:p>1.45986</text:p>
          </table:table-cell>
          <table:table-cell office:value-type="float" office:value="2.77048" calcext:value-type="float">
            <text:p>2.77048</text:p>
          </table:table-cell>
          <table:table-cell office:value-type="float" office:value="0.527774" calcext:value-type="float">
            <text:p>0.527774</text:p>
          </table:table-cell>
          <table:table-cell office:value-type="float" office:value="12.6062" calcext:value-type="float">
            <text:p>12.6062</text:p>
          </table:table-cell>
          <table:table-cell office:value-type="float" office:value="1.66696" calcext:value-type="float">
            <text:p>1.66696</text:p>
          </table:table-cell>
          <table:table-cell office:value-type="float" office:value="1.40439" calcext:value-type="float">
            <text:p>1.40439</text:p>
          </table:table-cell>
          <table:table-cell office:value-type="float" office:value="2.77048" calcext:value-type="float">
            <text:p>2.77048</text:p>
          </table:table-cell>
          <table:table-cell office:value-type="float" office:value="1.57965" calcext:value-type="float">
            <text:p>1.57965</text:p>
          </table:table-cell>
          <table:table-cell office:value-type="float" office:value="2.19699" calcext:value-type="float">
            <text:p>2.19699</text:p>
          </table:table-cell>
          <table:table-cell office:value-type="float" office:value="0.777297" calcext:value-type="float">
            <text:p>0.777297</text:p>
          </table:table-cell>
          <table:table-cell office:value-type="float" office:value="0.151209" calcext:value-type="float">
            <text:p>0.151209</text:p>
          </table:table-cell>
          <table:table-cell office:value-type="float" office:value="0.868223" calcext:value-type="float">
            <text:p>0.868223</text:p>
          </table:table-cell>
          <table:table-cell office:value-type="float" office:value="2.20525" calcext:value-type="float">
            <text:p>2.20525</text:p>
          </table:table-cell>
          <table:table-cell office:value-type="float" office:value="0.527774" calcext:value-type="float">
            <text:p>0.527774</text:p>
          </table:table-cell>
          <table:table-cell office:value-type="float" office:value="2.10439" calcext:value-type="float">
            <text:p>2.10439</text:p>
          </table:table-cell>
          <table:table-cell office:value-type="float" office:value="12.6062" calcext:value-type="float">
            <text:p>12.6062</text:p>
          </table:table-cell>
          <table:table-cell office:value-type="float" office:value="0.527995" calcext:value-type="float">
            <text:p>0.527995</text:p>
          </table:table-cell>
          <table:table-cell office:value-type="float" office:value="1.02657" calcext:value-type="float">
            <text:p>1.02657</text:p>
          </table:table-cell>
          <table:table-cell office:value-type="float" office:value="1.46655" calcext:value-type="float">
            <text:p>1.46655</text:p>
          </table:table-cell>
          <table:table-cell office:value-type="float" office:value="0.323885" calcext:value-type="float">
            <text:p>0.323885</text:p>
          </table:table-cell>
          <table:table-cell office:value-type="float" office:value="0.815871" calcext:value-type="float">
            <text:p>0.815871</text:p>
          </table:table-cell>
          <table:table-cell office:value-type="float" office:value="5.6452" calcext:value-type="float">
            <text:p>5.6452</text:p>
          </table:table-cell>
          <table:table-cell office:value-type="float" office:value="1.00658" calcext:value-type="float">
            <text:p>1.00658</text:p>
          </table:table-cell>
          <table:table-cell office:value-type="float" office:value="2.18582" calcext:value-type="float">
            <text:p>2.18582</text:p>
          </table:table-cell>
          <table:table-cell office:value-type="float" office:value="0.777297" calcext:value-type="float">
            <text:p>0.777297</text:p>
          </table:table-cell>
          <table:table-cell office:value-type="float" office:value="4.94328" calcext:value-type="float">
            <text:p>4.94328</text:p>
          </table:table-cell>
          <table:table-cell office:value-type="float" office:value="0.62208" calcext:value-type="float">
            <text:p>0.62208</text:p>
          </table:table-cell>
          <table:table-cell office:value-type="float" office:value="19.8418" calcext:value-type="float">
            <text:p>19.8418</text:p>
          </table:table-cell>
          <table:table-cell office:value-type="float" office:value="1.59418" calcext:value-type="float">
            <text:p>1.59418</text:p>
          </table:table-cell>
          <table:table-cell office:value-type="float" office:value="0.774187" calcext:value-type="float">
            <text:p>0.774187</text:p>
          </table:table-cell>
          <table:table-cell table:number-columns-repeated="6" office:value-type="float" office:value="4.27636" calcext:value-type="float">
            <text:p>4.2763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26:</text:p>
          </table:table-cell>
          <table:table-cell office:value-type="float" office:value="10.4167" calcext:value-type="float">
            <text:p>10.4167</text:p>
          </table:table-cell>
          <table:table-cell office:value-type="string" calcext:value-type="string">
            <text:p>-</text:p>
          </table:table-cell>
          <table:table-cell office:value-type="float" office:value="10.5833" calcext:value-type="float">
            <text:p>10.5833</text:p>
          </table:table-cell>
          <table:table-cell/>
          <table:table-cell table:formula="of:=[.B26]+0.083333+[.C144]" office:value-type="float" office:value="14.6884953414634" calcext:value-type="float">
            <text:p>14.6884953414634</text:p>
          </table:table-cell>
          <table:table-cell table:formula="of:=[.F27]+0.083333+([.BL84]/41)" office:value-type="float" office:value="15.2354990731707" calcext:value-type="float">
            <text:p>15.2354990731707</text:p>
          </table:table-cell>
          <table:table-cell office:value-type="float" office:value="23" calcext:value-type="float">
            <text:p>23</text:p>
          </table:table-cell>
          <table:table-cell office:value-type="float" office:value="4.43838" calcext:value-type="float">
            <text:p>4.43838</text:p>
          </table:table-cell>
          <table:table-cell office:value-type="float" office:value="0.161679" calcext:value-type="float">
            <text:p>0.161679</text:p>
          </table:table-cell>
          <table:table-cell office:value-type="float" office:value="1.75427" calcext:value-type="float">
            <text:p>1.75427</text:p>
          </table:table-cell>
          <table:table-cell office:value-type="float" office:value="0.65289" calcext:value-type="float">
            <text:p>0.65289</text:p>
          </table:table-cell>
          <table:table-cell office:value-type="float" office:value="1.1364" calcext:value-type="float">
            <text:p>1.1364</text:p>
          </table:table-cell>
          <table:table-cell office:value-type="float" office:value="0.30971" calcext:value-type="float">
            <text:p>0.30971</text:p>
          </table:table-cell>
          <table:table-cell office:value-type="float" office:value="2.29269" calcext:value-type="float">
            <text:p>2.29269</text:p>
          </table:table-cell>
          <table:table-cell office:value-type="float" office:value="0.67159" calcext:value-type="float">
            <text:p>0.67159</text:p>
          </table:table-cell>
          <table:table-cell office:value-type="float" office:value="4.76137" calcext:value-type="float">
            <text:p>4.76137</text:p>
          </table:table-cell>
          <table:table-cell office:value-type="float" office:value="2.29269" calcext:value-type="float">
            <text:p>2.29269</text:p>
          </table:table-cell>
          <table:table-cell office:value-type="float" office:value="0.742661" calcext:value-type="float">
            <text:p>0.742661</text:p>
          </table:table-cell>
          <table:table-cell office:value-type="float" office:value="1.88473" calcext:value-type="float">
            <text:p>1.88473</text:p>
          </table:table-cell>
          <table:table-cell office:value-type="float" office:value="4.43838" calcext:value-type="float">
            <text:p>4.43838</text:p>
          </table:table-cell>
          <table:table-cell office:value-type="float" office:value="1.89566" calcext:value-type="float">
            <text:p>1.89566</text:p>
          </table:table-cell>
          <table:table-cell office:value-type="float" office:value="2.97981" calcext:value-type="float">
            <text:p>2.97981</text:p>
          </table:table-cell>
          <table:table-cell office:value-type="float" office:value="0.704129" calcext:value-type="float">
            <text:p>0.704129</text:p>
          </table:table-cell>
          <table:table-cell office:value-type="float" office:value="1.88173" calcext:value-type="float">
            <text:p>1.88173</text:p>
          </table:table-cell>
          <table:table-cell office:value-type="float" office:value="0.999334" calcext:value-type="float">
            <text:p>0.999334</text:p>
          </table:table-cell>
          <table:table-cell office:value-type="float" office:value="0.67159" calcext:value-type="float">
            <text:p>0.67159</text:p>
          </table:table-cell>
          <table:table-cell office:value-type="float" office:value="2.04476" calcext:value-type="float">
            <text:p>2.04476</text:p>
          </table:table-cell>
          <table:table-cell office:value-type="float" office:value="0.406082" calcext:value-type="float">
            <text:p>0.406082</text:p>
          </table:table-cell>
          <table:table-cell office:value-type="float" office:value="0.248831" calcext:value-type="float">
            <text:p>0.248831</text:p>
          </table:table-cell>
          <table:table-cell office:value-type="float" office:value="0.460969" calcext:value-type="float">
            <text:p>0.460969</text:p>
          </table:table-cell>
          <table:table-cell office:value-type="float" office:value="0" calcext:value-type="float">
            <text:p>0</text:p>
          </table:table-cell>
          <table:table-cell office:value-type="float" office:value="1.68384" calcext:value-type="float">
            <text:p>1.68384</text:p>
          </table:table-cell>
          <table:table-cell office:value-type="float" office:value="19.1029" calcext:value-type="float">
            <text:p>19.1029</text:p>
          </table:table-cell>
          <table:table-cell office:value-type="float" office:value="3.67248" calcext:value-type="float">
            <text:p>3.67248</text:p>
          </table:table-cell>
          <table:table-cell office:value-type="float" office:value="0.406082" calcext:value-type="float">
            <text:p>0.406082</text:p>
          </table:table-cell>
          <table:table-cell office:value-type="float" office:value="0.704622" calcext:value-type="float">
            <text:p>0.704622</text:p>
          </table:table-cell>
          <table:table-cell office:value-type="float" office:value="0.455574" calcext:value-type="float">
            <text:p>0.455574</text:p>
          </table:table-cell>
          <table:table-cell office:value-type="float" office:value="4.94369" calcext:value-type="float">
            <text:p>4.94369</text:p>
          </table:table-cell>
          <table:table-cell office:value-type="float" office:value="1.98467" calcext:value-type="float">
            <text:p>1.98467</text:p>
          </table:table-cell>
          <table:table-cell office:value-type="float" office:value="0.473568" calcext:value-type="float">
            <text:p>0.473568</text:p>
          </table:table-cell>
          <table:table-cell office:value-type="float" office:value="0.464828" calcext:value-type="float">
            <text:p>0.464828</text:p>
          </table:table-cell>
          <table:table-cell office:value-type="float" office:value="0.168637" calcext:value-type="float">
            <text:p>0.168637</text:p>
          </table:table-cell>
          <table:table-cell office:value-type="float" office:value="0.256196" calcext:value-type="float">
            <text:p>0.256196</text:p>
          </table:table-cell>
          <table:table-cell office:value-type="float" office:value="0.731851" calcext:value-type="float">
            <text:p>0.731851</text:p>
          </table:table-cell>
          <table:table-cell office:value-type="float" office:value="0.119342" calcext:value-type="float">
            <text:p>0.119342</text:p>
          </table:table-cell>
          <table:table-cell office:value-type="float" office:value="19.6319" calcext:value-type="float">
            <text:p>19.6319</text:p>
          </table:table-cell>
          <table:table-cell office:value-type="float" office:value="0.731851" calcext:value-type="float">
            <text:p>0.731851</text:p>
          </table:table-cell>
          <table:table-cell office:value-type="float" office:value="0.572798" calcext:value-type="float">
            <text:p>0.572798</text:p>
          </table:table-cell>
          <table:table-cell office:value-type="float" office:value="0.466388" calcext:value-type="float">
            <text:p>0.466388</text:p>
          </table:table-cell>
          <table:table-cell office:value-type="float" office:value="4.94369" calcext:value-type="float">
            <text:p>4.94369</text:p>
          </table:table-cell>
          <table:table-cell office:value-type="float" office:value="1.89804" calcext:value-type="float">
            <text:p>1.89804</text:p>
          </table:table-cell>
          <table:table-cell office:value-type="float" office:value="3.4527" calcext:value-type="float">
            <text:p>3.4527</text:p>
          </table:table-cell>
          <table:table-cell office:value-type="float" office:value="0.65983" calcext:value-type="float">
            <text:p>0.65983</text:p>
          </table:table-cell>
          <table:table-cell office:value-type="float" office:value="1.94294" calcext:value-type="float">
            <text:p>1.94294</text:p>
          </table:table-cell>
          <table:table-cell office:value-type="float" office:value="0.975606" calcext:value-type="float">
            <text:p>0.975606</text:p>
          </table:table-cell>
          <table:table-cell office:value-type="float" office:value="0.119342" calcext:value-type="float">
            <text:p>0.119342</text:p>
          </table:table-cell>
          <table:table-cell office:value-type="float" office:value="2.49323" calcext:value-type="float">
            <text:p>2.49323</text:p>
          </table:table-cell>
          <table:table-cell office:value-type="float" office:value="0.66317" calcext:value-type="float">
            <text:p>0.66317</text:p>
          </table:table-cell>
          <table:table-cell office:value-type="float" office:value="0.0625913" calcext:value-type="float">
            <text:p>0.0625913</text:p>
          </table:table-cell>
          <table:table-cell office:value-type="float" office:value="0.385752" calcext:value-type="float">
            <text:p>0.385752</text:p>
          </table:table-cell>
          <table:table-cell office:value-type="float" office:value="0.792679" calcext:value-type="float">
            <text:p>0.792679</text:p>
          </table:table-cell>
          <table:table-cell office:value-type="float" office:value="0.402803" calcext:value-type="float">
            <text:p>0.402803</text:p>
          </table:table-cell>
          <table:table-cell office:value-type="float" office:value="0.805433" calcext:value-type="float">
            <text:p>0.805433</text:p>
          </table:table-cell>
          <table:table-cell office:value-type="float" office:value="1.89566" calcext:value-type="float">
            <text:p>1.89566</text:p>
          </table:table-cell>
          <table:table-cell office:value-type="float" office:value="0.66317" calcext:value-type="float">
            <text:p>0.66317</text:p>
          </table:table-cell>
          <table:table-cell office:value-type="float" office:value="0.181211" calcext:value-type="float">
            <text:p>0.181211</text:p>
          </table:table-cell>
          <table:table-cell office:value-type="float" office:value="0.922898" calcext:value-type="float">
            <text:p>0.922898</text:p>
          </table:table-cell>
          <table:table-cell office:value-type="float" office:value="0.901895" calcext:value-type="float">
            <text:p>0.901895</text:p>
          </table:table-cell>
          <table:table-cell office:value-type="float" office:value="3.2031" calcext:value-type="float">
            <text:p>3.2031</text:p>
          </table:table-cell>
          <table:table-cell office:value-type="float" office:value="0.691918" calcext:value-type="float">
            <text:p>0.691918</text:p>
          </table:table-cell>
          <table:table-cell office:value-type="float" office:value="13.0492" calcext:value-type="float">
            <text:p>13.0492</text:p>
          </table:table-cell>
          <table:table-cell office:value-type="float" office:value="0.943676" calcext:value-type="float">
            <text:p>0.943676</text:p>
          </table:table-cell>
          <table:table-cell office:value-type="float" office:value="1.15013" calcext:value-type="float">
            <text:p>1.15013</text:p>
          </table:table-cell>
          <table:table-cell office:value-type="float" office:value="3.2031" calcext:value-type="float">
            <text:p>3.2031</text:p>
          </table:table-cell>
          <table:table-cell office:value-type="float" office:value="1.8342" calcext:value-type="float">
            <text:p>1.8342</text:p>
          </table:table-cell>
          <table:table-cell office:value-type="float" office:value="2.36051" calcext:value-type="float">
            <text:p>2.36051</text:p>
          </table:table-cell>
          <table:table-cell office:value-type="float" office:value="0.546453" calcext:value-type="float">
            <text:p>0.546453</text:p>
          </table:table-cell>
          <table:table-cell office:value-type="float" office:value="1.84664" calcext:value-type="float">
            <text:p>1.84664</text:p>
          </table:table-cell>
          <table:table-cell office:value-type="float" office:value="0.545885" calcext:value-type="float">
            <text:p>0.545885</text:p>
          </table:table-cell>
          <table:table-cell office:value-type="float" office:value="2.11405" calcext:value-type="float">
            <text:p>2.11405</text:p>
          </table:table-cell>
          <table:table-cell office:value-type="float" office:value="0.691918" calcext:value-type="float">
            <text:p>0.691918</text:p>
          </table:table-cell>
          <table:table-cell office:value-type="float" office:value="1.83979" calcext:value-type="float">
            <text:p>1.83979</text:p>
          </table:table-cell>
          <table:table-cell office:value-type="float" office:value="13.0492" calcext:value-type="float">
            <text:p>13.0492</text:p>
          </table:table-cell>
          <table:table-cell office:value-type="float" office:value="0.484758" calcext:value-type="float">
            <text:p>0.484758</text:p>
          </table:table-cell>
          <table:table-cell office:value-type="float" office:value="1.85225" calcext:value-type="float">
            <text:p>1.85225</text:p>
          </table:table-cell>
          <table:table-cell office:value-type="float" office:value="2.57741" calcext:value-type="float">
            <text:p>2.57741</text:p>
          </table:table-cell>
          <table:table-cell office:value-type="float" office:value="0.397678" calcext:value-type="float">
            <text:p>0.397678</text:p>
          </table:table-cell>
          <table:table-cell office:value-type="float" office:value="19.2952" calcext:value-type="float">
            <text:p>19.2952</text:p>
          </table:table-cell>
          <table:table-cell office:value-type="float" office:value="5.27932" calcext:value-type="float">
            <text:p>5.27932</text:p>
          </table:table-cell>
          <table:table-cell office:value-type="float" office:value="0.540188" calcext:value-type="float">
            <text:p>0.540188</text:p>
          </table:table-cell>
          <table:table-cell office:value-type="float" office:value="1.59254" calcext:value-type="float">
            <text:p>1.59254</text:p>
          </table:table-cell>
          <table:table-cell office:value-type="float" office:value="0.546453" calcext:value-type="float">
            <text:p>0.546453</text:p>
          </table:table-cell>
          <table:table-cell office:value-type="float" office:value="0.619258" calcext:value-type="float">
            <text:p>0.619258</text:p>
          </table:table-cell>
          <table:table-cell office:value-type="float" office:value="0.356224" calcext:value-type="float">
            <text:p>0.356224</text:p>
          </table:table-cell>
          <table:table-cell office:value-type="float" office:value="19.5881" calcext:value-type="float">
            <text:p>19.5881</text:p>
          </table:table-cell>
          <table:table-cell office:value-type="float" office:value="2.0941" calcext:value-type="float">
            <text:p>2.0941</text:p>
          </table:table-cell>
          <table:table-cell office:value-type="float" office:value="1.27821" calcext:value-type="float">
            <text:p>1.27821</text:p>
          </table:table-cell>
          <table:table-cell office:value-type="float" office:value="1.01684" calcext:value-type="float">
            <text:p>1.01684</text:p>
          </table:table-cell>
          <table:table-cell office:value-type="float" office:value="3.2031" calcext:value-type="float">
            <text:p>3.2031</text:p>
          </table:table-cell>
          <table:table-cell office:value-type="float" office:value="0.629115" calcext:value-type="float">
            <text:p>0.629115</text:p>
          </table:table-cell>
          <table:table-cell office:value-type="float" office:value="12.9643" calcext:value-type="float">
            <text:p>12.9643</text:p>
          </table:table-cell>
          <table:table-cell office:value-type="float" office:value="1.8775" calcext:value-type="float">
            <text:p>1.8775</text:p>
          </table:table-cell>
          <table:table-cell office:value-type="float" office:value="1.15921" calcext:value-type="float">
            <text:p>1.15921</text:p>
          </table:table-cell>
          <table:table-cell office:value-type="float" office:value="3.2031" calcext:value-type="float">
            <text:p>3.2031</text:p>
          </table:table-cell>
          <table:table-cell office:value-type="float" office:value="1.6374" calcext:value-type="float">
            <text:p>1.6374</text:p>
          </table:table-cell>
          <table:table-cell office:value-type="float" office:value="2.61839" calcext:value-type="float">
            <text:p>2.61839</text:p>
          </table:table-cell>
          <table:table-cell office:value-type="float" office:value="0.485506" calcext:value-type="float">
            <text:p>0.485506</text:p>
          </table:table-cell>
          <table:table-cell office:value-type="float" office:value="0.379901" calcext:value-type="float">
            <text:p>0.379901</text:p>
          </table:table-cell>
          <table:table-cell office:value-type="float" office:value="0.546453" calcext:value-type="float">
            <text:p>0.546453</text:p>
          </table:table-cell>
          <table:table-cell office:value-type="float" office:value="1.94601" calcext:value-type="float">
            <text:p>1.94601</text:p>
          </table:table-cell>
          <table:table-cell office:value-type="float" office:value="0.629115" calcext:value-type="float">
            <text:p>0.629115</text:p>
          </table:table-cell>
          <table:table-cell office:value-type="float" office:value="1.83568" calcext:value-type="float">
            <text:p>1.83568</text:p>
          </table:table-cell>
          <table:table-cell office:value-type="float" office:value="12.9643" calcext:value-type="float">
            <text:p>12.9643</text:p>
          </table:table-cell>
          <table:table-cell office:value-type="float" office:value="0.963945" calcext:value-type="float">
            <text:p>0.963945</text:p>
          </table:table-cell>
          <table:table-cell office:value-type="float" office:value="1.2476" calcext:value-type="float">
            <text:p>1.2476</text:p>
          </table:table-cell>
          <table:table-cell office:value-type="float" office:value="1.55811" calcext:value-type="float">
            <text:p>1.55811</text:p>
          </table:table-cell>
          <table:table-cell office:value-type="float" office:value="0.718996" calcext:value-type="float">
            <text:p>0.718996</text:p>
          </table:table-cell>
          <table:table-cell office:value-type="float" office:value="0.429397" calcext:value-type="float">
            <text:p>0.429397</text:p>
          </table:table-cell>
          <table:table-cell office:value-type="float" office:value="5.95854" calcext:value-type="float">
            <text:p>5.95854</text:p>
          </table:table-cell>
          <table:table-cell office:value-type="float" office:value="0.63028" calcext:value-type="float">
            <text:p>0.63028</text:p>
          </table:table-cell>
          <table:table-cell office:value-type="float" office:value="1.88413" calcext:value-type="float">
            <text:p>1.88413</text:p>
          </table:table-cell>
          <table:table-cell office:value-type="float" office:value="0.485506" calcext:value-type="float">
            <text:p>0.485506</text:p>
          </table:table-cell>
          <table:table-cell office:value-type="float" office:value="5.2622" calcext:value-type="float">
            <text:p>5.2622</text:p>
          </table:table-cell>
          <table:table-cell office:value-type="float" office:value="0.356224" calcext:value-type="float">
            <text:p>0.356224</text:p>
          </table:table-cell>
          <table:table-cell office:value-type="float" office:value="20.2174" calcext:value-type="float">
            <text:p>20.2174</text:p>
          </table:table-cell>
          <table:table-cell office:value-type="float" office:value="1.52729" calcext:value-type="float">
            <text:p>1.52729</text:p>
          </table:table-cell>
          <table:table-cell office:value-type="float" office:value="0.356016" calcext:value-type="float">
            <text:p>0.356016</text:p>
          </table:table-cell>
          <table:table-cell table:number-columns-repeated="6" office:value-type="float" office:value="4.60128" calcext:value-type="float">
            <text:p>4.6012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27:</text:p>
          </table:table-cell>
          <table:table-cell office:value-type="float" office:value="16.7833" calcext:value-type="float">
            <text:p>16.7833</text:p>
          </table:table-cell>
          <table:table-cell office:value-type="string" calcext:value-type="string">
            <text:p>-</text:p>
          </table:table-cell>
          <table:table-cell office:value-type="float" office:value="16.95" calcext:value-type="float">
            <text:p>16.95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3.32309" calcext:value-type="float">
            <text:p>3.32309</text:p>
          </table:table-cell>
          <table:table-cell office:value-type="float" office:value="1.53427" calcext:value-type="float">
            <text:p>1.53427</text:p>
          </table:table-cell>
          <table:table-cell office:value-type="float" office:value="2.78618" calcext:value-type="float">
            <text:p>2.78618</text:p>
          </table:table-cell>
          <table:table-cell office:value-type="float" office:value="1.3976" calcext:value-type="float">
            <text:p>1.3976</text:p>
          </table:table-cell>
          <table:table-cell office:value-type="float" office:value="0.562058" calcext:value-type="float">
            <text:p>0.562058</text:p>
          </table:table-cell>
          <table:table-cell office:value-type="float" office:value="1.97476" calcext:value-type="float">
            <text:p>1.97476</text:p>
          </table:table-cell>
          <table:table-cell office:value-type="float" office:value="2.28629" calcext:value-type="float">
            <text:p>2.28629</text:p>
          </table:table-cell>
          <table:table-cell office:value-type="float" office:value="1.67788" calcext:value-type="float">
            <text:p>1.67788</text:p>
          </table:table-cell>
          <table:table-cell office:value-type="float" office:value="3.0826" calcext:value-type="float">
            <text:p>3.0826</text:p>
          </table:table-cell>
          <table:table-cell office:value-type="float" office:value="2.28629" calcext:value-type="float">
            <text:p>2.28629</text:p>
          </table:table-cell>
          <table:table-cell office:value-type="float" office:value="1.3214" calcext:value-type="float">
            <text:p>1.3214</text:p>
          </table:table-cell>
          <table:table-cell office:value-type="float" office:value="1.99301" calcext:value-type="float">
            <text:p>1.99301</text:p>
          </table:table-cell>
          <table:table-cell office:value-type="float" office:value="3.32309" calcext:value-type="float">
            <text:p>3.32309</text:p>
          </table:table-cell>
          <table:table-cell office:value-type="float" office:value="2.79239" calcext:value-type="float">
            <text:p>2.79239</text:p>
          </table:table-cell>
          <table:table-cell office:value-type="float" office:value="1.5889" calcext:value-type="float">
            <text:p>1.5889</text:p>
          </table:table-cell>
          <table:table-cell office:value-type="float" office:value="1.00264" calcext:value-type="float">
            <text:p>1.00264</text:p>
          </table:table-cell>
          <table:table-cell office:value-type="float" office:value="1.26791" calcext:value-type="float">
            <text:p>1.26791</text:p>
          </table:table-cell>
          <table:table-cell office:value-type="float" office:value="2.65103" calcext:value-type="float">
            <text:p>2.65103</text:p>
          </table:table-cell>
          <table:table-cell office:value-type="float" office:value="1.67788" calcext:value-type="float">
            <text:p>1.67788</text:p>
          </table:table-cell>
          <table:table-cell office:value-type="float" office:value="0.542338" calcext:value-type="float">
            <text:p>0.542338</text:p>
          </table:table-cell>
          <table:table-cell office:value-type="float" office:value="1.79514" calcext:value-type="float">
            <text:p>1.79514</text:p>
          </table:table-cell>
          <table:table-cell office:value-type="float" office:value="1.77582" calcext:value-type="float">
            <text:p>1.77582</text:p>
          </table:table-cell>
          <table:table-cell office:value-type="float" office:value="1.30363" calcext:value-type="float">
            <text:p>1.30363</text:p>
          </table:table-cell>
          <table:table-cell office:value-type="float" office:value="1.68384" calcext:value-type="float">
            <text:p>1.68384</text:p>
          </table:table-cell>
          <table:table-cell office:value-type="float" office:value="0" calcext:value-type="float">
            <text:p>0</text:p>
          </table:table-cell>
          <table:table-cell office:value-type="float" office:value="20.0995" calcext:value-type="float">
            <text:p>20.0995</text:p>
          </table:table-cell>
          <table:table-cell office:value-type="float" office:value="2.04361" calcext:value-type="float">
            <text:p>2.04361</text:p>
          </table:table-cell>
          <table:table-cell office:value-type="float" office:value="1.79514" calcext:value-type="float">
            <text:p>1.79514</text:p>
          </table:table-cell>
          <table:table-cell office:value-type="float" office:value="1.74713" calcext:value-type="float">
            <text:p>1.74713</text:p>
          </table:table-cell>
          <table:table-cell office:value-type="float" office:value="2.13432" calcext:value-type="float">
            <text:p>2.13432</text:p>
          </table:table-cell>
          <table:table-cell office:value-type="float" office:value="3.74269" calcext:value-type="float">
            <text:p>3.74269</text:p>
          </table:table-cell>
          <table:table-cell office:value-type="float" office:value="1.74559" calcext:value-type="float">
            <text:p>1.74559</text:p>
          </table:table-cell>
          <table:table-cell office:value-type="float" office:value="2.05584" calcext:value-type="float">
            <text:p>2.05584</text:p>
          </table:table-cell>
          <table:table-cell office:value-type="float" office:value="1.87382" calcext:value-type="float">
            <text:p>1.87382</text:p>
          </table:table-cell>
          <table:table-cell office:value-type="float" office:value="1.85248" calcext:value-type="float">
            <text:p>1.85248</text:p>
          </table:table-cell>
          <table:table-cell office:value-type="float" office:value="1.57166" calcext:value-type="float">
            <text:p>1.57166</text:p>
          </table:table-cell>
          <table:table-cell office:value-type="float" office:value="2.30566" calcext:value-type="float">
            <text:p>2.30566</text:p>
          </table:table-cell>
          <table:table-cell office:value-type="float" office:value="1.80319" calcext:value-type="float">
            <text:p>1.80319</text:p>
          </table:table-cell>
          <table:table-cell office:value-type="float" office:value="19.0123" calcext:value-type="float">
            <text:p>19.0123</text:p>
          </table:table-cell>
          <table:table-cell office:value-type="float" office:value="2.30566" calcext:value-type="float">
            <text:p>2.30566</text:p>
          </table:table-cell>
          <table:table-cell office:value-type="float" office:value="2.19343" calcext:value-type="float">
            <text:p>2.19343</text:p>
          </table:table-cell>
          <table:table-cell office:value-type="float" office:value="1.28403" calcext:value-type="float">
            <text:p>1.28403</text:p>
          </table:table-cell>
          <table:table-cell office:value-type="float" office:value="3.74269" calcext:value-type="float">
            <text:p>3.74269</text:p>
          </table:table-cell>
          <table:table-cell office:value-type="float" office:value="2.78933" calcext:value-type="float">
            <text:p>2.78933</text:p>
          </table:table-cell>
          <table:table-cell office:value-type="float" office:value="2.01311" calcext:value-type="float">
            <text:p>2.01311</text:p>
          </table:table-cell>
          <table:table-cell office:value-type="float" office:value="1.12916" calcext:value-type="float">
            <text:p>1.12916</text:p>
          </table:table-cell>
          <table:table-cell office:value-type="float" office:value="0.935665" calcext:value-type="float">
            <text:p>0.935665</text:p>
          </table:table-cell>
          <table:table-cell office:value-type="float" office:value="2.44724" calcext:value-type="float">
            <text:p>2.44724</text:p>
          </table:table-cell>
          <table:table-cell office:value-type="float" office:value="1.80319" calcext:value-type="float">
            <text:p>1.80319</text:p>
          </table:table-cell>
          <table:table-cell office:value-type="float" office:value="1.19887" calcext:value-type="float">
            <text:p>1.19887</text:p>
          </table:table-cell>
          <table:table-cell office:value-type="float" office:value="2.26532" calcext:value-type="float">
            <text:p>2.26532</text:p>
          </table:table-cell>
          <table:table-cell office:value-type="float" office:value="1.74368" calcext:value-type="float">
            <text:p>1.74368</text:p>
          </table:table-cell>
          <table:table-cell office:value-type="float" office:value="1.76118" calcext:value-type="float">
            <text:p>1.76118</text:p>
          </table:table-cell>
          <table:table-cell office:value-type="float" office:value="1.96814" calcext:value-type="float">
            <text:p>1.96814</text:p>
          </table:table-cell>
          <table:table-cell office:value-type="float" office:value="1.32145" calcext:value-type="float">
            <text:p>1.32145</text:p>
          </table:table-cell>
          <table:table-cell office:value-type="float" office:value="1.40774" calcext:value-type="float">
            <text:p>1.40774</text:p>
          </table:table-cell>
          <table:table-cell office:value-type="float" office:value="2.79239" calcext:value-type="float">
            <text:p>2.79239</text:p>
          </table:table-cell>
          <table:table-cell office:value-type="float" office:value="2.26532" calcext:value-type="float">
            <text:p>2.26532</text:p>
          </table:table-cell>
          <table:table-cell office:value-type="float" office:value="1.67736" calcext:value-type="float">
            <text:p>1.67736</text:p>
          </table:table-cell>
          <table:table-cell office:value-type="float" office:value="1.02944" calcext:value-type="float">
            <text:p>1.02944</text:p>
          </table:table-cell>
          <table:table-cell office:value-type="float" office:value="2.2409" calcext:value-type="float">
            <text:p>2.2409</text:p>
          </table:table-cell>
          <table:table-cell office:value-type="float" office:value="1.58293" calcext:value-type="float">
            <text:p>1.58293</text:p>
          </table:table-cell>
          <table:table-cell office:value-type="float" office:value="2.24073" calcext:value-type="float">
            <text:p>2.24073</text:p>
          </table:table-cell>
          <table:table-cell office:value-type="float" office:value="12.5133" calcext:value-type="float">
            <text:p>12.5133</text:p>
          </table:table-cell>
          <table:table-cell office:value-type="float" office:value="1.12008" calcext:value-type="float">
            <text:p>1.12008</text:p>
          </table:table-cell>
          <table:table-cell office:value-type="float" office:value="1.90495" calcext:value-type="float">
            <text:p>1.90495</text:p>
          </table:table-cell>
          <table:table-cell office:value-type="float" office:value="1.58293" calcext:value-type="float">
            <text:p>1.58293</text:p>
          </table:table-cell>
          <table:table-cell office:value-type="float" office:value="1.6425" calcext:value-type="float">
            <text:p>1.6425</text:p>
          </table:table-cell>
          <table:table-cell office:value-type="float" office:value="1.02625" calcext:value-type="float">
            <text:p>1.02625</text:p>
          </table:table-cell>
          <table:table-cell office:value-type="float" office:value="2.16868" calcext:value-type="float">
            <text:p>2.16868</text:p>
          </table:table-cell>
          <table:table-cell office:value-type="float" office:value="2.02932" calcext:value-type="float">
            <text:p>2.02932</text:p>
          </table:table-cell>
          <table:table-cell office:value-type="float" office:value="2.17259" calcext:value-type="float">
            <text:p>2.17259</text:p>
          </table:table-cell>
          <table:table-cell office:value-type="float" office:value="2.45544" calcext:value-type="float">
            <text:p>2.45544</text:p>
          </table:table-cell>
          <table:table-cell office:value-type="float" office:value="2.24073" calcext:value-type="float">
            <text:p>2.24073</text:p>
          </table:table-cell>
          <table:table-cell office:value-type="float" office:value="2.49516" calcext:value-type="float">
            <text:p>2.49516</text:p>
          </table:table-cell>
          <table:table-cell office:value-type="float" office:value="12.5133" calcext:value-type="float">
            <text:p>12.5133</text:p>
          </table:table-cell>
          <table:table-cell office:value-type="float" office:value="1.2751" calcext:value-type="float">
            <text:p>1.2751</text:p>
          </table:table-cell>
          <table:table-cell office:value-type="float" office:value="2.70554" calcext:value-type="float">
            <text:p>2.70554</text:p>
          </table:table-cell>
          <table:table-cell office:value-type="float" office:value="0.926385" calcext:value-type="float">
            <text:p>0.926385</text:p>
          </table:table-cell>
          <table:table-cell office:value-type="float" office:value="2.06444" calcext:value-type="float">
            <text:p>2.06444</text:p>
          </table:table-cell>
          <table:table-cell office:value-type="float" office:value="20.2974" calcext:value-type="float">
            <text:p>20.2974</text:p>
          </table:table-cell>
          <table:table-cell office:value-type="float" office:value="3.67573" calcext:value-type="float">
            <text:p>3.67573</text:p>
          </table:table-cell>
          <table:table-cell office:value-type="float" office:value="1.93294" calcext:value-type="float">
            <text:p>1.93294</text:p>
          </table:table-cell>
          <table:table-cell office:value-type="float" office:value="2.78511" calcext:value-type="float">
            <text:p>2.78511</text:p>
          </table:table-cell>
          <table:table-cell office:value-type="float" office:value="2.16868" calcext:value-type="float">
            <text:p>2.16868</text:p>
          </table:table-cell>
          <table:table-cell office:value-type="float" office:value="1.28445" calcext:value-type="float">
            <text:p>1.28445</text:p>
          </table:table-cell>
          <table:table-cell office:value-type="float" office:value="1.92392" calcext:value-type="float">
            <text:p>1.92392</text:p>
          </table:table-cell>
          <table:table-cell office:value-type="float" office:value="18.9696" calcext:value-type="float">
            <text:p>18.9696</text:p>
          </table:table-cell>
          <table:table-cell office:value-type="float" office:value="2.62799" calcext:value-type="float">
            <text:p>2.62799</text:p>
          </table:table-cell>
          <table:table-cell office:value-type="float" office:value="2.69756" calcext:value-type="float">
            <text:p>2.69756</text:p>
          </table:table-cell>
          <table:table-cell office:value-type="float" office:value="2.47293" calcext:value-type="float">
            <text:p>2.47293</text:p>
          </table:table-cell>
          <table:table-cell office:value-type="float" office:value="1.58293" calcext:value-type="float">
            <text:p>1.58293</text:p>
          </table:table-cell>
          <table:table-cell office:value-type="float" office:value="1.74606" calcext:value-type="float">
            <text:p>1.74606</text:p>
          </table:table-cell>
          <table:table-cell office:value-type="float" office:value="12.4346" calcext:value-type="float">
            <text:p>12.4346</text:p>
          </table:table-cell>
          <table:table-cell office:value-type="float" office:value="2.43459" calcext:value-type="float">
            <text:p>2.43459</text:p>
          </table:table-cell>
          <table:table-cell office:value-type="float" office:value="2.69835" calcext:value-type="float">
            <text:p>2.69835</text:p>
          </table:table-cell>
          <table:table-cell office:value-type="float" office:value="1.58293" calcext:value-type="float">
            <text:p>1.58293</text:p>
          </table:table-cell>
          <table:table-cell office:value-type="float" office:value="1.27156" calcext:value-type="float">
            <text:p>1.27156</text:p>
          </table:table-cell>
          <table:table-cell office:value-type="float" office:value="0.978588" calcext:value-type="float">
            <text:p>0.978588</text:p>
          </table:table-cell>
          <table:table-cell office:value-type="float" office:value="2.07976" calcext:value-type="float">
            <text:p>2.07976</text:p>
          </table:table-cell>
          <table:table-cell office:value-type="float" office:value="1.45301" calcext:value-type="float">
            <text:p>1.45301</text:p>
          </table:table-cell>
          <table:table-cell office:value-type="float" office:value="2.16868" calcext:value-type="float">
            <text:p>2.16868</text:p>
          </table:table-cell>
          <table:table-cell office:value-type="float" office:value="2.5526" calcext:value-type="float">
            <text:p>2.5526</text:p>
          </table:table-cell>
          <table:table-cell office:value-type="float" office:value="1.74606" calcext:value-type="float">
            <text:p>1.74606</text:p>
          </table:table-cell>
          <table:table-cell office:value-type="float" office:value="2.49738" calcext:value-type="float">
            <text:p>2.49738</text:p>
          </table:table-cell>
          <table:table-cell office:value-type="float" office:value="12.4346" calcext:value-type="float">
            <text:p>12.4346</text:p>
          </table:table-cell>
          <table:table-cell office:value-type="float" office:value="0.801237" calcext:value-type="float">
            <text:p>0.801237</text:p>
          </table:table-cell>
          <table:table-cell office:value-type="float" office:value="0.701486" calcext:value-type="float">
            <text:p>0.701486</text:p>
          </table:table-cell>
          <table:table-cell office:value-type="float" office:value="1.12492" calcext:value-type="float">
            <text:p>1.12492</text:p>
          </table:table-cell>
          <table:table-cell office:value-type="float" office:value="1.33149" calcext:value-type="float">
            <text:p>1.33149</text:p>
          </table:table-cell>
          <table:table-cell office:value-type="float" office:value="2.09729" calcext:value-type="float">
            <text:p>2.09729</text:p>
          </table:table-cell>
          <table:table-cell office:value-type="float" office:value="4.36272" calcext:value-type="float">
            <text:p>4.36272</text:p>
          </table:table-cell>
          <table:table-cell office:value-type="float" office:value="1.93794" calcext:value-type="float">
            <text:p>1.93794</text:p>
          </table:table-cell>
          <table:table-cell office:value-type="float" office:value="2.65619" calcext:value-type="float">
            <text:p>2.65619</text:p>
          </table:table-cell>
          <table:table-cell office:value-type="float" office:value="2.07976" calcext:value-type="float">
            <text:p>2.07976</text:p>
          </table:table-cell>
          <table:table-cell office:value-type="float" office:value="3.65825" calcext:value-type="float">
            <text:p>3.65825</text:p>
          </table:table-cell>
          <table:table-cell office:value-type="float" office:value="1.92392" calcext:value-type="float">
            <text:p>1.92392</text:p>
          </table:table-cell>
          <table:table-cell office:value-type="float" office:value="19.5588" calcext:value-type="float">
            <text:p>19.5588</text:p>
          </table:table-cell>
          <table:table-cell office:value-type="float" office:value="1.6147" calcext:value-type="float">
            <text:p>1.6147</text:p>
          </table:table-cell>
          <table:table-cell office:value-type="float" office:value="2.03709" calcext:value-type="float">
            <text:p>2.03709</text:p>
          </table:table-cell>
          <table:table-cell table:number-columns-repeated="6" office:value-type="float" office:value="4.40781" calcext:value-type="float">
            <text:p>4.4078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28:</text:p>
          </table:table-cell>
          <table:table-cell office:value-type="float" office:value="15.2333" calcext:value-type="float">
            <text:p>15.2333</text:p>
          </table:table-cell>
          <table:table-cell office:value-type="string" calcext:value-type="string">
            <text:p>-</text:p>
          </table:table-cell>
          <table:table-cell office:value-type="float" office:value="15.4" calcext:value-type="float">
            <text:p>15.4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19.195" calcext:value-type="float">
            <text:p>19.195</text:p>
          </table:table-cell>
          <table:table-cell office:value-type="float" office:value="19.14" calcext:value-type="float">
            <text:p>19.14</text:p>
          </table:table-cell>
          <table:table-cell office:value-type="float" office:value="17.4236" calcext:value-type="float">
            <text:p>17.4236</text:p>
          </table:table-cell>
          <table:table-cell office:value-type="float" office:value="18.8982" calcext:value-type="float">
            <text:p>18.8982</text:p>
          </table:table-cell>
          <table:table-cell office:value-type="float" office:value="19.679" calcext:value-type="float">
            <text:p>19.679</text:p>
          </table:table-cell>
          <table:table-cell office:value-type="float" office:value="18.8467" calcext:value-type="float">
            <text:p>18.8467</text:p>
          </table:table-cell>
          <table:table-cell office:value-type="float" office:value="21.347" calcext:value-type="float">
            <text:p>21.347</text:p>
          </table:table-cell>
          <table:table-cell office:value-type="float" office:value="18.6453" calcext:value-type="float">
            <text:p>18.6453</text:p>
          </table:table-cell>
          <table:table-cell office:value-type="float" office:value="21.9197" calcext:value-type="float">
            <text:p>21.9197</text:p>
          </table:table-cell>
          <table:table-cell office:value-type="float" office:value="21.347" calcext:value-type="float">
            <text:p>21.347</text:p>
          </table:table-cell>
          <table:table-cell office:value-type="float" office:value="18.9278" calcext:value-type="float">
            <text:p>18.9278</text:p>
          </table:table-cell>
          <table:table-cell office:value-type="float" office:value="20.9507" calcext:value-type="float">
            <text:p>20.9507</text:p>
          </table:table-cell>
          <table:table-cell office:value-type="float" office:value="19.195" calcext:value-type="float">
            <text:p>19.195</text:p>
          </table:table-cell>
          <table:table-cell office:value-type="float" office:value="20.4505" calcext:value-type="float">
            <text:p>20.4505</text:p>
          </table:table-cell>
          <table:table-cell office:value-type="float" office:value="19.868" calcext:value-type="float">
            <text:p>19.868</text:p>
          </table:table-cell>
          <table:table-cell office:value-type="float" office:value="19.3894" calcext:value-type="float">
            <text:p>19.3894</text:p>
          </table:table-cell>
          <table:table-cell office:value-type="float" office:value="18.9686" calcext:value-type="float">
            <text:p>18.9686</text:p>
          </table:table-cell>
          <table:table-cell office:value-type="float" office:value="18.3186" calcext:value-type="float">
            <text:p>18.3186</text:p>
          </table:table-cell>
          <table:table-cell office:value-type="float" office:value="18.6453" calcext:value-type="float">
            <text:p>18.6453</text:p>
          </table:table-cell>
          <table:table-cell office:value-type="float" office:value="20.6411" calcext:value-type="float">
            <text:p>20.6411</text:p>
          </table:table-cell>
          <table:table-cell office:value-type="float" office:value="18.7354" calcext:value-type="float">
            <text:p>18.7354</text:p>
          </table:table-cell>
          <table:table-cell office:value-type="float" office:value="19.2568" calcext:value-type="float">
            <text:p>19.2568</text:p>
          </table:table-cell>
          <table:table-cell office:value-type="float" office:value="19.1452" calcext:value-type="float">
            <text:p>19.1452</text:p>
          </table:table-cell>
          <table:table-cell office:value-type="float" office:value="19.1029" calcext:value-type="float">
            <text:p>19.1029</text:p>
          </table:table-cell>
          <table:table-cell office:value-type="float" office:value="20.0995" calcext:value-type="float">
            <text:p>20.0995</text:p>
          </table:table-cell>
          <table:table-cell office:value-type="float" office:value="0" calcext:value-type="float">
            <text:p>0</text:p>
          </table:table-cell>
          <table:table-cell office:value-type="float" office:value="20.8367" calcext:value-type="float">
            <text:p>20.8367</text:p>
          </table:table-cell>
          <table:table-cell office:value-type="float" office:value="18.7354" calcext:value-type="float">
            <text:p>18.7354</text:p>
          </table:table-cell>
          <table:table-cell office:value-type="float" office:value="18.5772" calcext:value-type="float">
            <text:p>18.5772</text:p>
          </table:table-cell>
          <table:table-cell office:value-type="float" office:value="18.9177" calcext:value-type="float">
            <text:p>18.9177</text:p>
          </table:table-cell>
          <table:table-cell office:value-type="float" office:value="19.49" calcext:value-type="float">
            <text:p>19.49</text:p>
          </table:table-cell>
          <table:table-cell office:value-type="float" office:value="21.0875" calcext:value-type="float">
            <text:p>21.0875</text:p>
          </table:table-cell>
          <table:table-cell office:value-type="float" office:value="18.6413" calcext:value-type="float">
            <text:p>18.6413</text:p>
          </table:table-cell>
          <table:table-cell office:value-type="float" office:value="19.3965" calcext:value-type="float">
            <text:p>19.3965</text:p>
          </table:table-cell>
          <table:table-cell office:value-type="float" office:value="19.0073" calcext:value-type="float">
            <text:p>19.0073</text:p>
          </table:table-cell>
          <table:table-cell office:value-type="float" office:value="18.993" calcext:value-type="float">
            <text:p>18.993</text:p>
          </table:table-cell>
          <table:table-cell office:value-type="float" office:value="19.1629" calcext:value-type="float">
            <text:p>19.1629</text:p>
          </table:table-cell>
          <table:table-cell office:value-type="float" office:value="19.0356" calcext:value-type="float">
            <text:p>19.0356</text:p>
          </table:table-cell>
          <table:table-cell office:value-type="float" office:value="18.8363" calcext:value-type="float">
            <text:p>18.8363</text:p>
          </table:table-cell>
          <table:table-cell office:value-type="float" office:value="19.1629" calcext:value-type="float">
            <text:p>19.1629</text:p>
          </table:table-cell>
          <table:table-cell office:value-type="float" office:value="18.5827" calcext:value-type="float">
            <text:p>18.5827</text:p>
          </table:table-cell>
          <table:table-cell office:value-type="float" office:value="19.5118" calcext:value-type="float">
            <text:p>19.5118</text:p>
          </table:table-cell>
          <table:table-cell office:value-type="float" office:value="19.49" calcext:value-type="float">
            <text:p>19.49</text:p>
          </table:table-cell>
          <table:table-cell office:value-type="float" office:value="20.458" calcext:value-type="float">
            <text:p>20.458</text:p>
          </table:table-cell>
          <table:table-cell office:value-type="float" office:value="20.0664" calcext:value-type="float">
            <text:p>20.0664</text:p>
          </table:table-cell>
          <table:table-cell office:value-type="float" office:value="19.208" calcext:value-type="float">
            <text:p>19.208</text:p>
          </table:table-cell>
          <table:table-cell office:value-type="float" office:value="19.3858" calcext:value-type="float">
            <text:p>19.3858</text:p>
          </table:table-cell>
          <table:table-cell office:value-type="float" office:value="19.3562" calcext:value-type="float">
            <text:p>19.3562</text:p>
          </table:table-cell>
          <table:table-cell office:value-type="float" office:value="19.0356" calcext:value-type="float">
            <text:p>19.0356</text:p>
          </table:table-cell>
          <table:table-cell office:value-type="float" office:value="21.283" calcext:value-type="float">
            <text:p>21.283</text:p>
          </table:table-cell>
          <table:table-cell office:value-type="float" office:value="18.4895" calcext:value-type="float">
            <text:p>18.4895</text:p>
          </table:table-cell>
          <table:table-cell office:value-type="float" office:value="19.0848" calcext:value-type="float">
            <text:p>19.0848</text:p>
          </table:table-cell>
          <table:table-cell office:value-type="float" office:value="18.7667" calcext:value-type="float">
            <text:p>18.7667</text:p>
          </table:table-cell>
          <table:table-cell office:value-type="float" office:value="18.3903" calcext:value-type="float">
            <text:p>18.3903</text:p>
          </table:table-cell>
          <table:table-cell office:value-type="float" office:value="19.1878" calcext:value-type="float">
            <text:p>19.1878</text:p>
          </table:table-cell>
          <table:table-cell office:value-type="float" office:value="18.8149" calcext:value-type="float">
            <text:p>18.8149</text:p>
          </table:table-cell>
          <table:table-cell office:value-type="float" office:value="20.4505" calcext:value-type="float">
            <text:p>20.4505</text:p>
          </table:table-cell>
          <table:table-cell office:value-type="float" office:value="18.4895" calcext:value-type="float">
            <text:p>18.4895</text:p>
          </table:table-cell>
          <table:table-cell office:value-type="float" office:value="18.9633" calcext:value-type="float">
            <text:p>18.9633</text:p>
          </table:table-cell>
          <table:table-cell office:value-type="float" office:value="19.1571" calcext:value-type="float">
            <text:p>19.1571</text:p>
          </table:table-cell>
          <table:table-cell office:value-type="float" office:value="19.554" calcext:value-type="float">
            <text:p>19.554</text:p>
          </table:table-cell>
          <table:table-cell office:value-type="float" office:value="20.5811" calcext:value-type="float">
            <text:p>20.5811</text:p>
          </table:table-cell>
          <table:table-cell office:value-type="float" office:value="18.4289" calcext:value-type="float">
            <text:p>18.4289</text:p>
          </table:table-cell>
          <table:table-cell office:value-type="float" office:value="16.0984" calcext:value-type="float">
            <text:p>16.0984</text:p>
          </table:table-cell>
          <table:table-cell office:value-type="float" office:value="19.0492" calcext:value-type="float">
            <text:p>19.0492</text:p>
          </table:table-cell>
          <table:table-cell office:value-type="float" office:value="18.2663" calcext:value-type="float">
            <text:p>18.2663</text:p>
          </table:table-cell>
          <table:table-cell office:value-type="float" office:value="20.5811" calcext:value-type="float">
            <text:p>20.5811</text:p>
          </table:table-cell>
          <table:table-cell office:value-type="float" office:value="20.9371" calcext:value-type="float">
            <text:p>20.9371</text:p>
          </table:table-cell>
          <table:table-cell office:value-type="float" office:value="21.1135" calcext:value-type="float">
            <text:p>21.1135</text:p>
          </table:table-cell>
          <table:table-cell office:value-type="float" office:value="18.6059" calcext:value-type="float">
            <text:p>18.6059</text:p>
          </table:table-cell>
          <table:table-cell office:value-type="float" office:value="20.8975" calcext:value-type="float">
            <text:p>20.8975</text:p>
          </table:table-cell>
          <table:table-cell office:value-type="float" office:value="18.6112" calcext:value-type="float">
            <text:p>18.6112</text:p>
          </table:table-cell>
          <table:table-cell office:value-type="float" office:value="21.0523" calcext:value-type="float">
            <text:p>21.0523</text:p>
          </table:table-cell>
          <table:table-cell office:value-type="float" office:value="18.4289" calcext:value-type="float">
            <text:p>18.4289</text:p>
          </table:table-cell>
          <table:table-cell office:value-type="float" office:value="20.6482" calcext:value-type="float">
            <text:p>20.6482</text:p>
          </table:table-cell>
          <table:table-cell office:value-type="float" office:value="16.0984" calcext:value-type="float">
            <text:p>16.0984</text:p>
          </table:table-cell>
          <table:table-cell office:value-type="float" office:value="19.1639" calcext:value-type="float">
            <text:p>19.1639</text:p>
          </table:table-cell>
          <table:table-cell office:value-type="float" office:value="20.4756" calcext:value-type="float">
            <text:p>20.4756</text:p>
          </table:table-cell>
          <table:table-cell office:value-type="float" office:value="20.8848" calcext:value-type="float">
            <text:p>20.8848</text:p>
          </table:table-cell>
          <table:table-cell office:value-type="float" office:value="19.0001" calcext:value-type="float">
            <text:p>19.0001</text:p>
          </table:table-cell>
          <table:table-cell office:value-type="float" office:value="0.211656" calcext:value-type="float">
            <text:p>0.211656</text:p>
          </table:table-cell>
          <table:table-cell office:value-type="float" office:value="23.3456" calcext:value-type="float">
            <text:p>23.3456</text:p>
          </table:table-cell>
          <table:table-cell office:value-type="float" office:value="19.4265" calcext:value-type="float">
            <text:p>19.4265</text:p>
          </table:table-cell>
          <table:table-cell office:value-type="float" office:value="19.931" calcext:value-type="float">
            <text:p>19.931</text:p>
          </table:table-cell>
          <table:table-cell office:value-type="float" office:value="18.6059" calcext:value-type="float">
            <text:p>18.6059</text:p>
          </table:table-cell>
          <table:table-cell office:value-type="float" office:value="19.0382" calcext:value-type="float">
            <text:p>19.0382</text:p>
          </table:table-cell>
          <table:table-cell office:value-type="float" office:value="18.7475" calcext:value-type="float">
            <text:p>18.7475</text:p>
          </table:table-cell>
          <table:table-cell office:value-type="float" office:value="18.8038" calcext:value-type="float">
            <text:p>18.8038</text:p>
          </table:table-cell>
          <table:table-cell office:value-type="float" office:value="20.9131" calcext:value-type="float">
            <text:p>20.9131</text:p>
          </table:table-cell>
          <table:table-cell office:value-type="float" office:value="19.4731" calcext:value-type="float">
            <text:p>19.4731</text:p>
          </table:table-cell>
          <table:table-cell office:value-type="float" office:value="19.3864" calcext:value-type="float">
            <text:p>19.3864</text:p>
          </table:table-cell>
          <table:table-cell office:value-type="float" office:value="20.5811" calcext:value-type="float">
            <text:p>20.5811</text:p>
          </table:table-cell>
          <table:table-cell office:value-type="float" office:value="18.6198" calcext:value-type="float">
            <text:p>18.6198</text:p>
          </table:table-cell>
          <table:table-cell office:value-type="float" office:value="16.0419" calcext:value-type="float">
            <text:p>16.0419</text:p>
          </table:table-cell>
          <table:table-cell office:value-type="float" office:value="17.6658" calcext:value-type="float">
            <text:p>17.6658</text:p>
          </table:table-cell>
          <table:table-cell office:value-type="float" office:value="18.0063" calcext:value-type="float">
            <text:p>18.0063</text:p>
          </table:table-cell>
          <table:table-cell office:value-type="float" office:value="20.5811" calcext:value-type="float">
            <text:p>20.5811</text:p>
          </table:table-cell>
          <table:table-cell office:value-type="float" office:value="20.7139" calcext:value-type="float">
            <text:p>20.7139</text:p>
          </table:table-cell>
          <table:table-cell office:value-type="float" office:value="20.4006" calcext:value-type="float">
            <text:p>20.4006</text:p>
          </table:table-cell>
          <table:table-cell office:value-type="float" office:value="18.6363" calcext:value-type="float">
            <text:p>18.6363</text:p>
          </table:table-cell>
          <table:table-cell office:value-type="float" office:value="19.0212" calcext:value-type="float">
            <text:p>19.0212</text:p>
          </table:table-cell>
          <table:table-cell office:value-type="float" office:value="18.6059" calcext:value-type="float">
            <text:p>18.6059</text:p>
          </table:table-cell>
          <table:table-cell office:value-type="float" office:value="20.7561" calcext:value-type="float">
            <text:p>20.7561</text:p>
          </table:table-cell>
          <table:table-cell office:value-type="float" office:value="18.6198" calcext:value-type="float">
            <text:p>18.6198</text:p>
          </table:table-cell>
          <table:table-cell office:value-type="float" office:value="20.6407" calcext:value-type="float">
            <text:p>20.6407</text:p>
          </table:table-cell>
          <table:table-cell office:value-type="float" office:value="16.0419" calcext:value-type="float">
            <text:p>16.0419</text:p>
          </table:table-cell>
          <table:table-cell office:value-type="float" office:value="19.4289" calcext:value-type="float">
            <text:p>19.4289</text:p>
          </table:table-cell>
          <table:table-cell office:value-type="float" office:value="20.1508" calcext:value-type="float">
            <text:p>20.1508</text:p>
          </table:table-cell>
          <table:table-cell office:value-type="float" office:value="20.6096" calcext:value-type="float">
            <text:p>20.6096</text:p>
          </table:table-cell>
          <table:table-cell office:value-type="float" office:value="18.9295" calcext:value-type="float">
            <text:p>18.9295</text:p>
          </table:table-cell>
          <table:table-cell office:value-type="float" office:value="18.7673" calcext:value-type="float">
            <text:p>18.7673</text:p>
          </table:table-cell>
          <table:table-cell office:value-type="float" office:value="23.9808" calcext:value-type="float">
            <text:p>23.9808</text:p>
          </table:table-cell>
          <table:table-cell office:value-type="float" office:value="19.5259" calcext:value-type="float">
            <text:p>19.5259</text:p>
          </table:table-cell>
          <table:table-cell office:value-type="float" office:value="20.5752" calcext:value-type="float">
            <text:p>20.5752</text:p>
          </table:table-cell>
          <table:table-cell office:value-type="float" office:value="18.6363" calcext:value-type="float">
            <text:p>18.6363</text:p>
          </table:table-cell>
          <table:table-cell office:value-type="float" office:value="23.329" calcext:value-type="float">
            <text:p>23.329</text:p>
          </table:table-cell>
          <table:table-cell office:value-type="float" office:value="18.7475" calcext:value-type="float">
            <text:p>18.7475</text:p>
          </table:table-cell>
          <table:table-cell office:value-type="float" office:value="19.5413" calcext:value-type="float">
            <text:p>19.5413</text:p>
          </table:table-cell>
          <table:table-cell office:value-type="float" office:value="20.626" calcext:value-type="float">
            <text:p>20.626</text:p>
          </table:table-cell>
          <table:table-cell office:value-type="float" office:value="18.8658" calcext:value-type="float">
            <text:p>18.8658</text:p>
          </table:table-cell>
          <table:table-cell table:number-columns-repeated="6" office:value-type="float" office:value="16.6305" calcext:value-type="float">
            <text:p>16.630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29:</text:p>
          </table:table-cell>
          <table:table-cell office:value-type="float" office:value="16.0833" calcext:value-type="float">
            <text:p>16.0833</text:p>
          </table:table-cell>
          <table:table-cell office:value-type="string" calcext:value-type="string">
            <text:p>-</text:p>
          </table:table-cell>
          <table:table-cell office:value-type="float" office:value="16.25" calcext:value-type="float">
            <text:p>16.25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2.1548" calcext:value-type="float">
            <text:p>2.1548</text:p>
          </table:table-cell>
          <table:table-cell office:value-type="float" office:value="3.51356" calcext:value-type="float">
            <text:p>3.51356</text:p>
          </table:table-cell>
          <table:table-cell office:value-type="float" office:value="4.26857" calcext:value-type="float">
            <text:p>4.26857</text:p>
          </table:table-cell>
          <table:table-cell office:value-type="float" office:value="3.22252" calcext:value-type="float">
            <text:p>3.22252</text:p>
          </table:table-cell>
          <table:table-cell office:value-type="float" office:value="2.54388" calcext:value-type="float">
            <text:p>2.54388</text:p>
          </table:table-cell>
          <table:table-cell office:value-type="float" office:value="3.93676" calcext:value-type="float">
            <text:p>3.93676</text:p>
          </table:table-cell>
          <table:table-cell office:value-type="float" office:value="3.944" calcext:value-type="float">
            <text:p>3.944</text:p>
          </table:table-cell>
          <table:table-cell office:value-type="float" office:value="3.46695" calcext:value-type="float">
            <text:p>3.46695</text:p>
          </table:table-cell>
          <table:table-cell office:value-type="float" office:value="1.21165" calcext:value-type="float">
            <text:p>1.21165</text:p>
          </table:table-cell>
          <table:table-cell office:value-type="float" office:value="3.944" calcext:value-type="float">
            <text:p>3.944</text:p>
          </table:table-cell>
          <table:table-cell office:value-type="float" office:value="3.12222" calcext:value-type="float">
            <text:p>3.12222</text:p>
          </table:table-cell>
          <table:table-cell office:value-type="float" office:value="3.77868" calcext:value-type="float">
            <text:p>3.77868</text:p>
          </table:table-cell>
          <table:table-cell office:value-type="float" office:value="2.1548" calcext:value-type="float">
            <text:p>2.1548</text:p>
          </table:table-cell>
          <table:table-cell office:value-type="float" office:value="4.75135" calcext:value-type="float">
            <text:p>4.75135</text:p>
          </table:table-cell>
          <table:table-cell office:value-type="float" office:value="1.01252" calcext:value-type="float">
            <text:p>1.01252</text:p>
          </table:table-cell>
          <table:table-cell office:value-type="float" office:value="2.96836" calcext:value-type="float">
            <text:p>2.96836</text:p>
          </table:table-cell>
          <table:table-cell office:value-type="float" office:value="2.25794" calcext:value-type="float">
            <text:p>2.25794</text:p>
          </table:table-cell>
          <table:table-cell office:value-type="float" office:value="4.57067" calcext:value-type="float">
            <text:p>4.57067</text:p>
          </table:table-cell>
          <table:table-cell office:value-type="float" office:value="3.46695" calcext:value-type="float">
            <text:p>3.46695</text:p>
          </table:table-cell>
          <table:table-cell office:value-type="float" office:value="1.97067" calcext:value-type="float">
            <text:p>1.97067</text:p>
          </table:table-cell>
          <table:table-cell office:value-type="float" office:value="3.68421" calcext:value-type="float">
            <text:p>3.68421</text:p>
          </table:table-cell>
          <table:table-cell office:value-type="float" office:value="3.79815" calcext:value-type="float">
            <text:p>3.79815</text:p>
          </table:table-cell>
          <table:table-cell office:value-type="float" office:value="3.23964" calcext:value-type="float">
            <text:p>3.23964</text:p>
          </table:table-cell>
          <table:table-cell office:value-type="float" office:value="3.67248" calcext:value-type="float">
            <text:p>3.67248</text:p>
          </table:table-cell>
          <table:table-cell office:value-type="float" office:value="2.04361" calcext:value-type="float">
            <text:p>2.04361</text:p>
          </table:table-cell>
          <table:table-cell office:value-type="float" office:value="20.8367" calcext:value-type="float">
            <text:p>20.8367</text:p>
          </table:table-cell>
          <table:table-cell office:value-type="float" office:value="0" calcext:value-type="float">
            <text:p>0</text:p>
          </table:table-cell>
          <table:table-cell office:value-type="float" office:value="3.68421" calcext:value-type="float">
            <text:p>3.68421</text:p>
          </table:table-cell>
          <table:table-cell office:value-type="float" office:value="3.5237" calcext:value-type="float">
            <text:p>3.5237</text:p>
          </table:table-cell>
          <table:table-cell office:value-type="float" office:value="4.12796" calcext:value-type="float">
            <text:p>4.12796</text:p>
          </table:table-cell>
          <table:table-cell office:value-type="float" office:value="2.31828" calcext:value-type="float">
            <text:p>2.31828</text:p>
          </table:table-cell>
          <table:table-cell office:value-type="float" office:value="3.42394" calcext:value-type="float">
            <text:p>3.42394</text:p>
          </table:table-cell>
          <table:table-cell office:value-type="float" office:value="3.97036" calcext:value-type="float">
            <text:p>3.97036</text:p>
          </table:table-cell>
          <table:table-cell office:value-type="float" office:value="3.91192" calcext:value-type="float">
            <text:p>3.91192</text:p>
          </table:table-cell>
          <table:table-cell office:value-type="float" office:value="3.83797" calcext:value-type="float">
            <text:p>3.83797</text:p>
          </table:table-cell>
          <table:table-cell office:value-type="float" office:value="3.51035" calcext:value-type="float">
            <text:p>3.51035</text:p>
          </table:table-cell>
          <table:table-cell office:value-type="float" office:value="4.33718" calcext:value-type="float">
            <text:p>4.33718</text:p>
          </table:table-cell>
          <table:table-cell office:value-type="float" office:value="3.78967" calcext:value-type="float">
            <text:p>3.78967</text:p>
          </table:table-cell>
          <table:table-cell office:value-type="float" office:value="17.7957" calcext:value-type="float">
            <text:p>17.7957</text:p>
          </table:table-cell>
          <table:table-cell office:value-type="float" office:value="4.33718" calcext:value-type="float">
            <text:p>4.33718</text:p>
          </table:table-cell>
          <table:table-cell office:value-type="float" office:value="4.11487" calcext:value-type="float">
            <text:p>4.11487</text:p>
          </table:table-cell>
          <table:table-cell office:value-type="float" office:value="3.31458" calcext:value-type="float">
            <text:p>3.31458</text:p>
          </table:table-cell>
          <table:table-cell office:value-type="float" office:value="2.31828" calcext:value-type="float">
            <text:p>2.31828</text:p>
          </table:table-cell>
          <table:table-cell office:value-type="float" office:value="4.74701" calcext:value-type="float">
            <text:p>4.74701</text:p>
          </table:table-cell>
          <table:table-cell office:value-type="float" office:value="0.783837" calcext:value-type="float">
            <text:p>0.783837</text:p>
          </table:table-cell>
          <table:table-cell office:value-type="float" office:value="3.04074" calcext:value-type="float">
            <text:p>3.04074</text:p>
          </table:table-cell>
          <table:table-cell office:value-type="float" office:value="1.91922" calcext:value-type="float">
            <text:p>1.91922</text:p>
          </table:table-cell>
          <table:table-cell office:value-type="float" office:value="4.48971" calcext:value-type="float">
            <text:p>4.48971</text:p>
          </table:table-cell>
          <table:table-cell office:value-type="float" office:value="3.78967" calcext:value-type="float">
            <text:p>3.78967</text:p>
          </table:table-cell>
          <table:table-cell office:value-type="float" office:value="2.20204" calcext:value-type="float">
            <text:p>2.20204</text:p>
          </table:table-cell>
          <table:table-cell office:value-type="float" office:value="4.17051" calcext:value-type="float">
            <text:p>4.17051</text:p>
          </table:table-cell>
          <table:table-cell office:value-type="float" office:value="3.73467" calcext:value-type="float">
            <text:p>3.73467</text:p>
          </table:table-cell>
          <table:table-cell office:value-type="float" office:value="3.65459" calcext:value-type="float">
            <text:p>3.65459</text:p>
          </table:table-cell>
          <table:table-cell office:value-type="float" office:value="3.72948" calcext:value-type="float">
            <text:p>3.72948</text:p>
          </table:table-cell>
          <table:table-cell office:value-type="float" office:value="3.27929" calcext:value-type="float">
            <text:p>3.27929</text:p>
          </table:table-cell>
          <table:table-cell office:value-type="float" office:value="3.16063" calcext:value-type="float">
            <text:p>3.16063</text:p>
          </table:table-cell>
          <table:table-cell office:value-type="float" office:value="4.75135" calcext:value-type="float">
            <text:p>4.75135</text:p>
          </table:table-cell>
          <table:table-cell office:value-type="float" office:value="4.17051" calcext:value-type="float">
            <text:p>4.17051</text:p>
          </table:table-cell>
          <table:table-cell office:value-type="float" office:value="3.62671" calcext:value-type="float">
            <text:p>3.62671</text:p>
          </table:table-cell>
          <table:table-cell office:value-type="float" office:value="2.8335" calcext:value-type="float">
            <text:p>2.8335</text:p>
          </table:table-cell>
          <table:table-cell office:value-type="float" office:value="4.28425" calcext:value-type="float">
            <text:p>4.28425</text:p>
          </table:table-cell>
          <table:table-cell office:value-type="float" office:value="0.469433" calcext:value-type="float">
            <text:p>0.469433</text:p>
          </table:table-cell>
          <table:table-cell office:value-type="float" office:value="4.11941" calcext:value-type="float">
            <text:p>4.11941</text:p>
          </table:table-cell>
          <table:table-cell office:value-type="float" office:value="11.4725" calcext:value-type="float">
            <text:p>11.4725</text:p>
          </table:table-cell>
          <table:table-cell office:value-type="float" office:value="2.87453" calcext:value-type="float">
            <text:p>2.87453</text:p>
          </table:table-cell>
          <table:table-cell office:value-type="float" office:value="3.47834" calcext:value-type="float">
            <text:p>3.47834</text:p>
          </table:table-cell>
          <table:table-cell office:value-type="float" office:value="0.469433" calcext:value-type="float">
            <text:p>0.469433</text:p>
          </table:table-cell>
          <table:table-cell office:value-type="float" office:value="3.38269" calcext:value-type="float">
            <text:p>3.38269</text:p>
          </table:table-cell>
          <table:table-cell office:value-type="float" office:value="2.13258" calcext:value-type="float">
            <text:p>2.13258</text:p>
          </table:table-cell>
          <table:table-cell office:value-type="float" office:value="4.09288" calcext:value-type="float">
            <text:p>4.09288</text:p>
          </table:table-cell>
          <table:table-cell office:value-type="float" office:value="3.83966" calcext:value-type="float">
            <text:p>3.83966</text:p>
          </table:table-cell>
          <table:table-cell office:value-type="float" office:value="4.09907" calcext:value-type="float">
            <text:p>4.09907</text:p>
          </table:table-cell>
          <table:table-cell office:value-type="float" office:value="4.25486" calcext:value-type="float">
            <text:p>4.25486</text:p>
          </table:table-cell>
          <table:table-cell office:value-type="float" office:value="4.11941" calcext:value-type="float">
            <text:p>4.11941</text:p>
          </table:table-cell>
          <table:table-cell office:value-type="float" office:value="4.40807" calcext:value-type="float">
            <text:p>4.40807</text:p>
          </table:table-cell>
          <table:table-cell office:value-type="float" office:value="11.4725" calcext:value-type="float">
            <text:p>11.4725</text:p>
          </table:table-cell>
          <table:table-cell office:value-type="float" office:value="3.21177" calcext:value-type="float">
            <text:p>3.21177</text:p>
          </table:table-cell>
          <table:table-cell office:value-type="float" office:value="4.65859" calcext:value-type="float">
            <text:p>4.65859</text:p>
          </table:table-cell>
          <table:table-cell office:value-type="float" office:value="1.44371" calcext:value-type="float">
            <text:p>1.44371</text:p>
          </table:table-cell>
          <table:table-cell office:value-type="float" office:value="4.06679" calcext:value-type="float">
            <text:p>4.06679</text:p>
          </table:table-cell>
          <table:table-cell office:value-type="float" office:value="21.0407" calcext:value-type="float">
            <text:p>21.0407</text:p>
          </table:table-cell>
          <table:table-cell office:value-type="float" office:value="2.52665" calcext:value-type="float">
            <text:p>2.52665</text:p>
          </table:table-cell>
          <table:table-cell office:value-type="float" office:value="3.97344" calcext:value-type="float">
            <text:p>3.97344</text:p>
          </table:table-cell>
          <table:table-cell office:value-type="float" office:value="4.80698" calcext:value-type="float">
            <text:p>4.80698</text:p>
          </table:table-cell>
          <table:table-cell office:value-type="float" office:value="4.09288" calcext:value-type="float">
            <text:p>4.09288</text:p>
          </table:table-cell>
          <table:table-cell office:value-type="float" office:value="3.15359" calcext:value-type="float">
            <text:p>3.15359</text:p>
          </table:table-cell>
          <table:table-cell office:value-type="float" office:value="3.84824" calcext:value-type="float">
            <text:p>3.84824</text:p>
          </table:table-cell>
          <table:table-cell office:value-type="float" office:value="17.7546" calcext:value-type="float">
            <text:p>17.7546</text:p>
          </table:table-cell>
          <table:table-cell office:value-type="float" office:value="4.48279" calcext:value-type="float">
            <text:p>4.48279</text:p>
          </table:table-cell>
          <table:table-cell office:value-type="float" office:value="4.74089" calcext:value-type="float">
            <text:p>4.74089</text:p>
          </table:table-cell>
          <table:table-cell office:value-type="float" office:value="4.51603" calcext:value-type="float">
            <text:p>4.51603</text:p>
          </table:table-cell>
          <table:table-cell office:value-type="float" office:value="0.469433" calcext:value-type="float">
            <text:p>0.469433</text:p>
          </table:table-cell>
          <table:table-cell office:value-type="float" office:value="3.5531" calcext:value-type="float">
            <text:p>3.5531</text:p>
          </table:table-cell>
          <table:table-cell office:value-type="float" office:value="11.4027" calcext:value-type="float">
            <text:p>11.4027</text:p>
          </table:table-cell>
          <table:table-cell office:value-type="float" office:value="3.67306" calcext:value-type="float">
            <text:p>3.67306</text:p>
          </table:table-cell>
          <table:table-cell office:value-type="float" office:value="4.52778" calcext:value-type="float">
            <text:p>4.52778</text:p>
          </table:table-cell>
          <table:table-cell office:value-type="float" office:value="0.469433" calcext:value-type="float">
            <text:p>0.469433</text:p>
          </table:table-cell>
          <table:table-cell office:value-type="float" office:value="3.06893" calcext:value-type="float">
            <text:p>3.06893</text:p>
          </table:table-cell>
          <table:table-cell office:value-type="float" office:value="1.066" calcext:value-type="float">
            <text:p>1.066</text:p>
          </table:table-cell>
          <table:table-cell office:value-type="float" office:value="3.9973" calcext:value-type="float">
            <text:p>3.9973</text:p>
          </table:table-cell>
          <table:table-cell office:value-type="float" office:value="3.37418" calcext:value-type="float">
            <text:p>3.37418</text:p>
          </table:table-cell>
          <table:table-cell office:value-type="float" office:value="4.09288" calcext:value-type="float">
            <text:p>4.09288</text:p>
          </table:table-cell>
          <table:table-cell office:value-type="float" office:value="4.44292" calcext:value-type="float">
            <text:p>4.44292</text:p>
          </table:table-cell>
          <table:table-cell office:value-type="float" office:value="3.5531" calcext:value-type="float">
            <text:p>3.5531</text:p>
          </table:table-cell>
          <table:table-cell office:value-type="float" office:value="4.41206" calcext:value-type="float">
            <text:p>4.41206</text:p>
          </table:table-cell>
          <table:table-cell office:value-type="float" office:value="11.4027" calcext:value-type="float">
            <text:p>11.4027</text:p>
          </table:table-cell>
          <table:table-cell office:value-type="float" office:value="2.71351" calcext:value-type="float">
            <text:p>2.71351</text:p>
          </table:table-cell>
          <table:table-cell office:value-type="float" office:value="2.70802" calcext:value-type="float">
            <text:p>2.70802</text:p>
          </table:table-cell>
          <table:table-cell office:value-type="float" office:value="2.95796" calcext:value-type="float">
            <text:p>2.95796</text:p>
          </table:table-cell>
          <table:table-cell office:value-type="float" office:value="3.14111" calcext:value-type="float">
            <text:p>3.14111</text:p>
          </table:table-cell>
          <table:table-cell office:value-type="float" office:value="4.05535" calcext:value-type="float">
            <text:p>4.05535</text:p>
          </table:table-cell>
          <table:table-cell office:value-type="float" office:value="3.14455" calcext:value-type="float">
            <text:p>3.14455</text:p>
          </table:table-cell>
          <table:table-cell office:value-type="float" office:value="3.98124" calcext:value-type="float">
            <text:p>3.98124</text:p>
          </table:table-cell>
          <table:table-cell office:value-type="float" office:value="4.58977" calcext:value-type="float">
            <text:p>4.58977</text:p>
          </table:table-cell>
          <table:table-cell office:value-type="float" office:value="3.9973" calcext:value-type="float">
            <text:p>3.9973</text:p>
          </table:table-cell>
          <table:table-cell office:value-type="float" office:value="2.51079" calcext:value-type="float">
            <text:p>2.51079</text:p>
          </table:table-cell>
          <table:table-cell office:value-type="float" office:value="3.84824" calcext:value-type="float">
            <text:p>3.84824</text:p>
          </table:table-cell>
          <table:table-cell office:value-type="float" office:value="18.2956" calcext:value-type="float">
            <text:p>18.2956</text:p>
          </table:table-cell>
          <table:table-cell office:value-type="float" office:value="3.48836" calcext:value-type="float">
            <text:p>3.48836</text:p>
          </table:table-cell>
          <table:table-cell office:value-type="float" office:value="4.01126" calcext:value-type="float">
            <text:p>4.01126</text:p>
          </table:table-cell>
          <table:table-cell table:number-columns-repeated="6" office:value-type="float" office:value="4.33208" calcext:value-type="float">
            <text:p>4.3320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30:</text:p>
          </table:table-cell>
          <table:table-cell office:value-type="float" office:value="14.28" calcext:value-type="float">
            <text:p>14.28</text:p>
          </table:table-cell>
          <table:table-cell office:value-type="string" calcext:value-type="string">
            <text:p>-</text:p>
          </table:table-cell>
          <table:table-cell office:value-type="float" office:value="14.4467" calcext:value-type="float">
            <text:p>14.4467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4.24736" calcext:value-type="float">
            <text:p>4.24736</text:p>
          </table:table-cell>
          <table:table-cell office:value-type="float" office:value="0.404953" calcext:value-type="float">
            <text:p>0.404953</text:p>
          </table:table-cell>
          <table:table-cell office:value-type="float" office:value="1.35452" calcext:value-type="float">
            <text:p>1.35452</text:p>
          </table:table-cell>
          <table:table-cell office:value-type="float" office:value="0.471118" calcext:value-type="float">
            <text:p>0.471118</text:p>
          </table:table-cell>
          <table:table-cell office:value-type="float" office:value="1.23367" calcext:value-type="float">
            <text:p>1.23367</text:p>
          </table:table-cell>
          <table:table-cell office:value-type="float" office:value="0.36152" calcext:value-type="float">
            <text:p>0.36152</text:p>
          </table:table-cell>
          <table:table-cell office:value-type="float" office:value="2.69068" calcext:value-type="float">
            <text:p>2.69068</text:p>
          </table:table-cell>
          <table:table-cell office:value-type="float" office:value="0.328661" calcext:value-type="float">
            <text:p>0.328661</text:p>
          </table:table-cell>
          <table:table-cell office:value-type="float" office:value="4.81921" calcext:value-type="float">
            <text:p>4.81921</text:p>
          </table:table-cell>
          <table:table-cell office:value-type="float" office:value="2.69068" calcext:value-type="float">
            <text:p>2.69068</text:p>
          </table:table-cell>
          <table:table-cell office:value-type="float" office:value="0.575842" calcext:value-type="float">
            <text:p>0.575842</text:p>
          </table:table-cell>
          <table:table-cell office:value-type="float" office:value="2.28221" calcext:value-type="float">
            <text:p>2.28221</text:p>
          </table:table-cell>
          <table:table-cell office:value-type="float" office:value="4.24736" calcext:value-type="float">
            <text:p>4.24736</text:p>
          </table:table-cell>
          <table:table-cell office:value-type="float" office:value="2.27784" calcext:value-type="float">
            <text:p>2.27784</text:p>
          </table:table-cell>
          <table:table-cell office:value-type="float" office:value="2.90607" calcext:value-type="float">
            <text:p>2.90607</text:p>
          </table:table-cell>
          <table:table-cell office:value-type="float" office:value="0.801204" calcext:value-type="float">
            <text:p>0.801204</text:p>
          </table:table-cell>
          <table:table-cell office:value-type="float" office:value="1.70282" calcext:value-type="float">
            <text:p>1.70282</text:p>
          </table:table-cell>
          <table:table-cell office:value-type="float" office:value="0.886575" calcext:value-type="float">
            <text:p>0.886575</text:p>
          </table:table-cell>
          <table:table-cell office:value-type="float" office:value="0.328661" calcext:value-type="float">
            <text:p>0.328661</text:p>
          </table:table-cell>
          <table:table-cell office:value-type="float" office:value="2.22818" calcext:value-type="float">
            <text:p>2.22818</text:p>
          </table:table-cell>
          <table:table-cell office:value-type="float" office:value="0" calcext:value-type="float">
            <text:p>0</text:p>
          </table:table-cell>
          <table:table-cell office:value-type="float" office:value="0.63767" calcext:value-type="float">
            <text:p>0.63767</text:p>
          </table:table-cell>
          <table:table-cell office:value-type="float" office:value="0.497175" calcext:value-type="float">
            <text:p>0.497175</text:p>
          </table:table-cell>
          <table:table-cell office:value-type="float" office:value="0.406082" calcext:value-type="float">
            <text:p>0.406082</text:p>
          </table:table-cell>
          <table:table-cell office:value-type="float" office:value="1.79514" calcext:value-type="float">
            <text:p>1.79514</text:p>
          </table:table-cell>
          <table:table-cell office:value-type="float" office:value="18.7354" calcext:value-type="float">
            <text:p>18.7354</text:p>
          </table:table-cell>
          <table:table-cell office:value-type="float" office:value="3.68421" calcext:value-type="float">
            <text:p>3.68421</text:p>
          </table:table-cell>
          <table:table-cell office:value-type="float" office:value="0" calcext:value-type="float">
            <text:p>0</text:p>
          </table:table-cell>
          <table:table-cell office:value-type="float" office:value="0.334087" calcext:value-type="float">
            <text:p>0.334087</text:p>
          </table:table-cell>
          <table:table-cell office:value-type="float" office:value="0.611931" calcext:value-type="float">
            <text:p>0.611931</text:p>
          </table:table-cell>
          <table:table-cell office:value-type="float" office:value="4.7678" calcext:value-type="float">
            <text:p>4.7678</text:p>
          </table:table-cell>
          <table:table-cell office:value-type="float" office:value="2.3601" calcext:value-type="float">
            <text:p>2.3601</text:p>
          </table:table-cell>
          <table:table-cell office:value-type="float" office:value="0.29109" calcext:value-type="float">
            <text:p>0.29109</text:p>
          </table:table-cell>
          <table:table-cell office:value-type="float" office:value="0.847944" calcext:value-type="float">
            <text:p>0.847944</text:p>
          </table:table-cell>
          <table:table-cell office:value-type="float" office:value="0.412284" calcext:value-type="float">
            <text:p>0.412284</text:p>
          </table:table-cell>
          <table:table-cell office:value-type="float" office:value="0.263728" calcext:value-type="float">
            <text:p>0.263728</text:p>
          </table:table-cell>
          <table:table-cell office:value-type="float" office:value="0.992187" calcext:value-type="float">
            <text:p>0.992187</text:p>
          </table:table-cell>
          <table:table-cell office:value-type="float" office:value="0.403827" calcext:value-type="float">
            <text:p>0.403827</text:p>
          </table:table-cell>
          <table:table-cell office:value-type="float" office:value="19.2936" calcext:value-type="float">
            <text:p>19.2936</text:p>
          </table:table-cell>
          <table:table-cell office:value-type="float" office:value="0.992187" calcext:value-type="float">
            <text:p>0.992187</text:p>
          </table:table-cell>
          <table:table-cell office:value-type="float" office:value="0.435581" calcext:value-type="float">
            <text:p>0.435581</text:p>
          </table:table-cell>
          <table:table-cell office:value-type="float" office:value="0.777785" calcext:value-type="float">
            <text:p>0.777785</text:p>
          </table:table-cell>
          <table:table-cell office:value-type="float" office:value="4.7678" calcext:value-type="float">
            <text:p>4.7678</text:p>
          </table:table-cell>
          <table:table-cell office:value-type="float" office:value="2.28078" calcext:value-type="float">
            <text:p>2.28078</text:p>
          </table:table-cell>
          <table:table-cell office:value-type="float" office:value="3.38006" calcext:value-type="float">
            <text:p>3.38006</text:p>
          </table:table-cell>
          <table:table-cell office:value-type="float" office:value="0.667817" calcext:value-type="float">
            <text:p>0.667817</text:p>
          </table:table-cell>
          <table:table-cell office:value-type="float" office:value="1.84799" calcext:value-type="float">
            <text:p>1.84799</text:p>
          </table:table-cell>
          <table:table-cell office:value-type="float" office:value="1.26912" calcext:value-type="float">
            <text:p>1.26912</text:p>
          </table:table-cell>
          <table:table-cell office:value-type="float" office:value="0.403827" calcext:value-type="float">
            <text:p>0.403827</text:p>
          </table:table-cell>
          <table:table-cell office:value-type="float" office:value="2.74256" calcext:value-type="float">
            <text:p>2.74256</text:p>
          </table:table-cell>
          <table:table-cell office:value-type="float" office:value="0.486339" calcext:value-type="float">
            <text:p>0.486339</text:p>
          </table:table-cell>
          <table:table-cell office:value-type="float" office:value="0.419406" calcext:value-type="float">
            <text:p>0.419406</text:p>
          </table:table-cell>
          <table:table-cell office:value-type="float" office:value="0.0351904" calcext:value-type="float">
            <text:p>0.0351904</text:p>
          </table:table-cell>
          <table:table-cell office:value-type="float" office:value="0.386632" calcext:value-type="float">
            <text:p>0.386632</text:p>
          </table:table-cell>
          <table:table-cell office:value-type="float" office:value="0.501587" calcext:value-type="float">
            <text:p>0.501587</text:p>
          </table:table-cell>
          <table:table-cell office:value-type="float" office:value="0.578887" calcext:value-type="float">
            <text:p>0.578887</text:p>
          </table:table-cell>
          <table:table-cell office:value-type="float" office:value="2.27784" calcext:value-type="float">
            <text:p>2.27784</text:p>
          </table:table-cell>
          <table:table-cell office:value-type="float" office:value="0.486339" calcext:value-type="float">
            <text:p>0.486339</text:p>
          </table:table-cell>
          <table:table-cell office:value-type="float" office:value="0.235051" calcext:value-type="float">
            <text:p>0.235051</text:p>
          </table:table-cell>
          <table:table-cell office:value-type="float" office:value="0.851189" calcext:value-type="float">
            <text:p>0.851189</text:p>
          </table:table-cell>
          <table:table-cell office:value-type="float" office:value="1.25268" calcext:value-type="float">
            <text:p>1.25268</text:p>
          </table:table-cell>
          <table:table-cell office:value-type="float" office:value="3.21727" calcext:value-type="float">
            <text:p>3.21727</text:p>
          </table:table-cell>
          <table:table-cell office:value-type="float" office:value="0.446392" calcext:value-type="float">
            <text:p>0.446392</text:p>
          </table:table-cell>
          <table:table-cell office:value-type="float" office:value="12.7045" calcext:value-type="float">
            <text:p>12.7045</text:p>
          </table:table-cell>
          <table:table-cell office:value-type="float" office:value="0.822697" calcext:value-type="float">
            <text:p>0.822697</text:p>
          </table:table-cell>
          <table:table-cell office:value-type="float" office:value="0.771636" calcext:value-type="float">
            <text:p>0.771636</text:p>
          </table:table-cell>
          <table:table-cell office:value-type="float" office:value="3.21727" calcext:value-type="float">
            <text:p>3.21727</text:p>
          </table:table-cell>
          <table:table-cell office:value-type="float" office:value="2.20846" calcext:value-type="float">
            <text:p>2.20846</text:p>
          </table:table-cell>
          <table:table-cell office:value-type="float" office:value="2.59681" calcext:value-type="float">
            <text:p>2.59681</text:p>
          </table:table-cell>
          <table:table-cell office:value-type="float" office:value="0.416228" calcext:value-type="float">
            <text:p>0.416228</text:p>
          </table:table-cell>
          <table:table-cell office:value-type="float" office:value="2.24698" calcext:value-type="float">
            <text:p>2.24698</text:p>
          </table:table-cell>
          <table:table-cell office:value-type="float" office:value="0.424044" calcext:value-type="float">
            <text:p>0.424044</text:p>
          </table:table-cell>
          <table:table-cell office:value-type="float" office:value="2.52008" calcext:value-type="float">
            <text:p>2.52008</text:p>
          </table:table-cell>
          <table:table-cell office:value-type="float" office:value="0.446392" calcext:value-type="float">
            <text:p>0.446392</text:p>
          </table:table-cell>
          <table:table-cell office:value-type="float" office:value="2.24139" calcext:value-type="float">
            <text:p>2.24139</text:p>
          </table:table-cell>
          <table:table-cell office:value-type="float" office:value="12.7045" calcext:value-type="float">
            <text:p>12.7045</text:p>
          </table:table-cell>
          <table:table-cell office:value-type="float" office:value="0.524878" calcext:value-type="float">
            <text:p>0.524878</text:p>
          </table:table-cell>
          <table:table-cell office:value-type="float" office:value="2.23996" calcext:value-type="float">
            <text:p>2.23996</text:p>
          </table:table-cell>
          <table:table-cell office:value-type="float" office:value="2.71804" calcext:value-type="float">
            <text:p>2.71804</text:p>
          </table:table-cell>
          <table:table-cell office:value-type="float" office:value="0.61285" calcext:value-type="float">
            <text:p>0.61285</text:p>
          </table:table-cell>
          <table:table-cell office:value-type="float" office:value="18.9285" calcext:value-type="float">
            <text:p>18.9285</text:p>
          </table:table-cell>
          <table:table-cell office:value-type="float" office:value="5.45758" calcext:value-type="float">
            <text:p>5.45758</text:p>
          </table:table-cell>
          <table:table-cell office:value-type="float" office:value="0.916912" calcext:value-type="float">
            <text:p>0.916912</text:p>
          </table:table-cell>
          <table:table-cell office:value-type="float" office:value="1.93665" calcext:value-type="float">
            <text:p>1.93665</text:p>
          </table:table-cell>
          <table:table-cell office:value-type="float" office:value="0.416228" calcext:value-type="float">
            <text:p>0.416228</text:p>
          </table:table-cell>
          <table:table-cell office:value-type="float" office:value="0.531955" calcext:value-type="float">
            <text:p>0.531955</text:p>
          </table:table-cell>
          <table:table-cell office:value-type="float" office:value="0.194923" calcext:value-type="float">
            <text:p>0.194923</text:p>
          </table:table-cell>
          <table:table-cell office:value-type="float" office:value="19.2496" calcext:value-type="float">
            <text:p>19.2496</text:p>
          </table:table-cell>
          <table:table-cell office:value-type="float" office:value="2.49779" calcext:value-type="float">
            <text:p>2.49779</text:p>
          </table:table-cell>
          <table:table-cell office:value-type="float" office:value="1.57006" calcext:value-type="float">
            <text:p>1.57006</text:p>
          </table:table-cell>
          <table:table-cell office:value-type="float" office:value="1.31374" calcext:value-type="float">
            <text:p>1.31374</text:p>
          </table:table-cell>
          <table:table-cell office:value-type="float" office:value="3.21727" calcext:value-type="float">
            <text:p>3.21727</text:p>
          </table:table-cell>
          <table:table-cell office:value-type="float" office:value="0.256045" calcext:value-type="float">
            <text:p>0.256045</text:p>
          </table:table-cell>
          <table:table-cell office:value-type="float" office:value="12.6189" calcext:value-type="float">
            <text:p>12.6189</text:p>
          </table:table-cell>
          <table:table-cell office:value-type="float" office:value="1.48522" calcext:value-type="float">
            <text:p>1.48522</text:p>
          </table:table-cell>
          <table:table-cell office:value-type="float" office:value="0.907238" calcext:value-type="float">
            <text:p>0.907238</text:p>
          </table:table-cell>
          <table:table-cell office:value-type="float" office:value="3.21727" calcext:value-type="float">
            <text:p>3.21727</text:p>
          </table:table-cell>
          <table:table-cell office:value-type="float" office:value="1.98156" calcext:value-type="float">
            <text:p>1.98156</text:p>
          </table:table-cell>
          <table:table-cell office:value-type="float" office:value="2.65967" calcext:value-type="float">
            <text:p>2.65967</text:p>
          </table:table-cell>
          <table:table-cell office:value-type="float" office:value="0.319205" calcext:value-type="float">
            <text:p>0.319205</text:p>
          </table:table-cell>
          <table:table-cell office:value-type="float" office:value="0.345985" calcext:value-type="float">
            <text:p>0.345985</text:p>
          </table:table-cell>
          <table:table-cell office:value-type="float" office:value="0.416228" calcext:value-type="float">
            <text:p>0.416228</text:p>
          </table:table-cell>
          <table:table-cell office:value-type="float" office:value="2.34846" calcext:value-type="float">
            <text:p>2.34846</text:p>
          </table:table-cell>
          <table:table-cell office:value-type="float" office:value="0.256045" calcext:value-type="float">
            <text:p>0.256045</text:p>
          </table:table-cell>
          <table:table-cell office:value-type="float" office:value="2.23705" calcext:value-type="float">
            <text:p>2.23705</text:p>
          </table:table-cell>
          <table:table-cell office:value-type="float" office:value="12.6189" calcext:value-type="float">
            <text:p>12.6189</text:p>
          </table:table-cell>
          <table:table-cell office:value-type="float" office:value="1.00263" calcext:value-type="float">
            <text:p>1.00263</text:p>
          </table:table-cell>
          <table:table-cell office:value-type="float" office:value="1.49878" calcext:value-type="float">
            <text:p>1.49878</text:p>
          </table:table-cell>
          <table:table-cell office:value-type="float" office:value="1.88629" calcext:value-type="float">
            <text:p>1.88629</text:p>
          </table:table-cell>
          <table:table-cell office:value-type="float" office:value="0.554116" calcext:value-type="float">
            <text:p>0.554116</text:p>
          </table:table-cell>
          <table:table-cell office:value-type="float" office:value="0.437688" calcext:value-type="float">
            <text:p>0.437688</text:p>
          </table:table-cell>
          <table:table-cell office:value-type="float" office:value="6.14229" calcext:value-type="float">
            <text:p>6.14229</text:p>
          </table:table-cell>
          <table:table-cell office:value-type="float" office:value="1.01546" calcext:value-type="float">
            <text:p>1.01546</text:p>
          </table:table-cell>
          <table:table-cell office:value-type="float" office:value="2.27816" calcext:value-type="float">
            <text:p>2.27816</text:p>
          </table:table-cell>
          <table:table-cell office:value-type="float" office:value="0.319205" calcext:value-type="float">
            <text:p>0.319205</text:p>
          </table:table-cell>
          <table:table-cell office:value-type="float" office:value="5.44022" calcext:value-type="float">
            <text:p>5.44022</text:p>
          </table:table-cell>
          <table:table-cell office:value-type="float" office:value="0.194923" calcext:value-type="float">
            <text:p>0.194923</text:p>
          </table:table-cell>
          <table:table-cell office:value-type="float" office:value="19.8844" calcext:value-type="float">
            <text:p>19.8844</text:p>
          </table:table-cell>
          <table:table-cell office:value-type="float" office:value="1.91294" calcext:value-type="float">
            <text:p>1.91294</text:p>
          </table:table-cell>
          <table:table-cell office:value-type="float" office:value="0.453902" calcext:value-type="float">
            <text:p>0.453902</text:p>
          </table:table-cell>
          <table:table-cell table:number-columns-repeated="6" office:value-type="float" office:value="4.24187" calcext:value-type="float">
            <text:p>4.2418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31:</text:p>
          </table:table-cell>
          <table:table-cell office:value-type="float" office:value="12.881" calcext:value-type="float">
            <text:p>12.881</text:p>
          </table:table-cell>
          <table:table-cell office:value-type="string" calcext:value-type="string">
            <text:p>-</text:p>
          </table:table-cell>
          <table:table-cell office:value-type="float" office:value="13.0477" calcext:value-type="float">
            <text:p>13.0477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3.95697" calcext:value-type="float">
            <text:p>3.95697</text:p>
          </table:table-cell>
          <table:table-cell office:value-type="float" office:value="0.644704" calcext:value-type="float">
            <text:p>0.644704</text:p>
          </table:table-cell>
          <table:table-cell office:value-type="float" office:value="1.1548" calcext:value-type="float">
            <text:p>1.1548</text:p>
          </table:table-cell>
          <table:table-cell office:value-type="float" office:value="0.352094" calcext:value-type="float">
            <text:p>0.352094</text:p>
          </table:table-cell>
          <table:table-cell office:value-type="float" office:value="1.20578" calcext:value-type="float">
            <text:p>1.20578</text:p>
          </table:table-cell>
          <table:table-cell office:value-type="float" office:value="0.692223" calcext:value-type="float">
            <text:p>0.692223</text:p>
          </table:table-cell>
          <table:table-cell office:value-type="float" office:value="2.93109" calcext:value-type="float">
            <text:p>2.93109</text:p>
          </table:table-cell>
          <table:table-cell office:value-type="float" office:value="0.0712587" calcext:value-type="float">
            <text:p>0.0712587</text:p>
          </table:table-cell>
          <table:table-cell office:value-type="float" office:value="4.68646" calcext:value-type="float">
            <text:p>4.68646</text:p>
          </table:table-cell>
          <table:table-cell office:value-type="float" office:value="2.93109" calcext:value-type="float">
            <text:p>2.93109</text:p>
          </table:table-cell>
          <table:table-cell office:value-type="float" office:value="0.427554" calcext:value-type="float">
            <text:p>0.427554</text:p>
          </table:table-cell>
          <table:table-cell office:value-type="float" office:value="2.52365" calcext:value-type="float">
            <text:p>2.52365</text:p>
          </table:table-cell>
          <table:table-cell office:value-type="float" office:value="3.95697" calcext:value-type="float">
            <text:p>3.95697</text:p>
          </table:table-cell>
          <table:table-cell office:value-type="float" office:value="2.59781" calcext:value-type="float">
            <text:p>2.59781</text:p>
          </table:table-cell>
          <table:table-cell office:value-type="float" office:value="2.69222" calcext:value-type="float">
            <text:p>2.69222</text:p>
          </table:table-cell>
          <table:table-cell office:value-type="float" office:value="0.828074" calcext:value-type="float">
            <text:p>0.828074</text:p>
          </table:table-cell>
          <table:table-cell office:value-type="float" office:value="1.4381" calcext:value-type="float">
            <text:p>1.4381</text:p>
          </table:table-cell>
          <table:table-cell office:value-type="float" office:value="1.10083" calcext:value-type="float">
            <text:p>1.10083</text:p>
          </table:table-cell>
          <table:table-cell office:value-type="float" office:value="0.0712587" calcext:value-type="float">
            <text:p>0.0712587</text:p>
          </table:table-cell>
          <table:table-cell office:value-type="float" office:value="2.22865" calcext:value-type="float">
            <text:p>2.22865</text:p>
          </table:table-cell>
          <table:table-cell office:value-type="float" office:value="0.334087" calcext:value-type="float">
            <text:p>0.334087</text:p>
          </table:table-cell>
          <table:table-cell office:value-type="float" office:value="0.950039" calcext:value-type="float">
            <text:p>0.950039</text:p>
          </table:table-cell>
          <table:table-cell office:value-type="float" office:value="0.568209" calcext:value-type="float">
            <text:p>0.568209</text:p>
          </table:table-cell>
          <table:table-cell office:value-type="float" office:value="0.704622" calcext:value-type="float">
            <text:p>0.704622</text:p>
          </table:table-cell>
          <table:table-cell office:value-type="float" office:value="1.74713" calcext:value-type="float">
            <text:p>1.74713</text:p>
          </table:table-cell>
          <table:table-cell office:value-type="float" office:value="18.5772" calcext:value-type="float">
            <text:p>18.5772</text:p>
          </table:table-cell>
          <table:table-cell office:value-type="float" office:value="3.5237" calcext:value-type="float">
            <text:p>3.5237</text:p>
          </table:table-cell>
          <table:table-cell office:value-type="float" office:value="0.334087" calcext:value-type="float">
            <text:p>0.334087</text:p>
          </table:table-cell>
          <table:table-cell office:value-type="float" office:value="0" calcext:value-type="float">
            <text:p>0</text:p>
          </table:table-cell>
          <table:table-cell office:value-type="float" office:value="0.941061" calcext:value-type="float">
            <text:p>0.941061</text:p>
          </table:table-cell>
          <table:table-cell office:value-type="float" office:value="4.48371" calcext:value-type="float">
            <text:p>4.48371</text:p>
          </table:table-cell>
          <table:table-cell office:value-type="float" office:value="2.56071" calcext:value-type="float">
            <text:p>2.56071</text:p>
          </table:table-cell>
          <table:table-cell office:value-type="float" office:value="0.571383" calcext:value-type="float">
            <text:p>0.571383</text:p>
          </table:table-cell>
          <table:table-cell office:value-type="float" office:value="1.16491" calcext:value-type="float">
            <text:p>1.16491</text:p>
          </table:table-cell>
          <table:table-cell office:value-type="float" office:value="0.742283" calcext:value-type="float">
            <text:p>0.742283</text:p>
          </table:table-cell>
          <table:table-cell office:value-type="float" office:value="0.479868" calcext:value-type="float">
            <text:p>0.479868</text:p>
          </table:table-cell>
          <table:table-cell office:value-type="float" office:value="1.32548" calcext:value-type="float">
            <text:p>1.32548</text:p>
          </table:table-cell>
          <table:table-cell office:value-type="float" office:value="0.728001" calcext:value-type="float">
            <text:p>0.728001</text:p>
          </table:table-cell>
          <table:table-cell office:value-type="float" office:value="18.9597" calcext:value-type="float">
            <text:p>18.9597</text:p>
          </table:table-cell>
          <table:table-cell office:value-type="float" office:value="1.32548" calcext:value-type="float">
            <text:p>1.32548</text:p>
          </table:table-cell>
          <table:table-cell office:value-type="float" office:value="0.699252" calcext:value-type="float">
            <text:p>0.699252</text:p>
          </table:table-cell>
          <table:table-cell office:value-type="float" office:value="0.968156" calcext:value-type="float">
            <text:p>0.968156</text:p>
          </table:table-cell>
          <table:table-cell office:value-type="float" office:value="4.48371" calcext:value-type="float">
            <text:p>4.48371</text:p>
          </table:table-cell>
          <table:table-cell office:value-type="float" office:value="2.60041" calcext:value-type="float">
            <text:p>2.60041</text:p>
          </table:table-cell>
          <table:table-cell office:value-type="float" office:value="3.16273" calcext:value-type="float">
            <text:p>3.16273</text:p>
          </table:table-cell>
          <table:table-cell office:value-type="float" office:value="0.653817" calcext:value-type="float">
            <text:p>0.653817</text:p>
          </table:table-cell>
          <table:table-cell office:value-type="float" office:value="1.63702" calcext:value-type="float">
            <text:p>1.63702</text:p>
          </table:table-cell>
          <table:table-cell office:value-type="float" office:value="1.60316" calcext:value-type="float">
            <text:p>1.60316</text:p>
          </table:table-cell>
          <table:table-cell office:value-type="float" office:value="0.728001" calcext:value-type="float">
            <text:p>0.728001</text:p>
          </table:table-cell>
          <table:table-cell office:value-type="float" office:value="2.7943" calcext:value-type="float">
            <text:p>2.7943</text:p>
          </table:table-cell>
          <table:table-cell office:value-type="float" office:value="0.715468" calcext:value-type="float">
            <text:p>0.715468</text:p>
          </table:table-cell>
          <table:table-cell office:value-type="float" office:value="0.732434" calcext:value-type="float">
            <text:p>0.732434</text:p>
          </table:table-cell>
          <table:table-cell office:value-type="float" office:value="0.336856" calcext:value-type="float">
            <text:p>0.336856</text:p>
          </table:table-cell>
          <table:table-cell office:value-type="float" office:value="0.221073" calcext:value-type="float">
            <text:p>0.221073</text:p>
          </table:table-cell>
          <table:table-cell office:value-type="float" office:value="0.616014" calcext:value-type="float">
            <text:p>0.616014</text:p>
          </table:table-cell>
          <table:table-cell office:value-type="float" office:value="0.364305" calcext:value-type="float">
            <text:p>0.364305</text:p>
          </table:table-cell>
          <table:table-cell office:value-type="float" office:value="2.59781" calcext:value-type="float">
            <text:p>2.59781</text:p>
          </table:table-cell>
          <table:table-cell office:value-type="float" office:value="0.715468" calcext:value-type="float">
            <text:p>0.715468</text:p>
          </table:table-cell>
          <table:table-cell office:value-type="float" office:value="0.523509" calcext:value-type="float">
            <text:p>0.523509</text:p>
          </table:table-cell>
          <table:table-cell office:value-type="float" office:value="0.727188" calcext:value-type="float">
            <text:p>0.727188</text:p>
          </table:table-cell>
          <table:table-cell office:value-type="float" office:value="1.58221" calcext:value-type="float">
            <text:p>1.58221</text:p>
          </table:table-cell>
          <table:table-cell office:value-type="float" office:value="3.06279" calcext:value-type="float">
            <text:p>3.06279</text:p>
          </table:table-cell>
          <table:table-cell office:value-type="float" office:value="0.632552" calcext:value-type="float">
            <text:p>0.632552</text:p>
          </table:table-cell>
          <table:table-cell office:value-type="float" office:value="12.371" calcext:value-type="float">
            <text:p>12.371</text:p>
          </table:table-cell>
          <table:table-cell office:value-type="float" office:value="0.659502" calcext:value-type="float">
            <text:p>0.659502</text:p>
          </table:table-cell>
          <table:table-cell office:value-type="float" office:value="0.445838" calcext:value-type="float">
            <text:p>0.445838</text:p>
          </table:table-cell>
          <table:table-cell office:value-type="float" office:value="3.06279" calcext:value-type="float">
            <text:p>3.06279</text:p>
          </table:table-cell>
          <table:table-cell office:value-type="float" office:value="2.4089" calcext:value-type="float">
            <text:p>2.4089</text:p>
          </table:table-cell>
          <table:table-cell office:value-type="float" office:value="2.63827" calcext:value-type="float">
            <text:p>2.63827</text:p>
          </table:table-cell>
          <table:table-cell office:value-type="float" office:value="0.6877" calcext:value-type="float">
            <text:p>0.6877</text:p>
          </table:table-cell>
          <table:table-cell office:value-type="float" office:value="2.49602" calcext:value-type="float">
            <text:p>2.49602</text:p>
          </table:table-cell>
          <table:table-cell office:value-type="float" office:value="0.697807" calcext:value-type="float">
            <text:p>0.697807</text:p>
          </table:table-cell>
          <table:table-cell office:value-type="float" office:value="2.79526" calcext:value-type="float">
            <text:p>2.79526</text:p>
          </table:table-cell>
          <table:table-cell office:value-type="float" office:value="0.632552" calcext:value-type="float">
            <text:p>0.632552</text:p>
          </table:table-cell>
          <table:table-cell office:value-type="float" office:value="2.54092" calcext:value-type="float">
            <text:p>2.54092</text:p>
          </table:table-cell>
          <table:table-cell office:value-type="float" office:value="12.371" calcext:value-type="float">
            <text:p>12.371</text:p>
          </table:table-cell>
          <table:table-cell office:value-type="float" office:value="0.58669" calcext:value-type="float">
            <text:p>0.58669</text:p>
          </table:table-cell>
          <table:table-cell office:value-type="float" office:value="2.55619" calcext:value-type="float">
            <text:p>2.55619</text:p>
          </table:table-cell>
          <table:table-cell office:value-type="float" office:value="2.67157" calcext:value-type="float">
            <text:p>2.67157</text:p>
          </table:table-cell>
          <table:table-cell office:value-type="float" office:value="0.946416" calcext:value-type="float">
            <text:p>0.946416</text:p>
          </table:table-cell>
          <table:table-cell office:value-type="float" office:value="18.7716" calcext:value-type="float">
            <text:p>18.7716</text:p>
          </table:table-cell>
          <table:table-cell office:value-type="float" office:value="5.42198" calcext:value-type="float">
            <text:p>5.42198</text:p>
          </table:table-cell>
          <table:table-cell office:value-type="float" office:value="1.23719" calcext:value-type="float">
            <text:p>1.23719</text:p>
          </table:table-cell>
          <table:table-cell office:value-type="float" office:value="2.26854" calcext:value-type="float">
            <text:p>2.26854</text:p>
          </table:table-cell>
          <table:table-cell office:value-type="float" office:value="0.6877" calcext:value-type="float">
            <text:p>0.6877</text:p>
          </table:table-cell>
          <table:table-cell office:value-type="float" office:value="0.481436" calcext:value-type="float">
            <text:p>0.481436</text:p>
          </table:table-cell>
          <table:table-cell office:value-type="float" office:value="0.516904" calcext:value-type="float">
            <text:p>0.516904</text:p>
          </table:table-cell>
          <table:table-cell office:value-type="float" office:value="18.9157" calcext:value-type="float">
            <text:p>18.9157</text:p>
          </table:table-cell>
          <table:table-cell office:value-type="float" office:value="2.79176" calcext:value-type="float">
            <text:p>2.79176</text:p>
          </table:table-cell>
          <table:table-cell office:value-type="float" office:value="1.90382" calcext:value-type="float">
            <text:p>1.90382</text:p>
          </table:table-cell>
          <table:table-cell office:value-type="float" office:value="1.6478" calcext:value-type="float">
            <text:p>1.6478</text:p>
          </table:table-cell>
          <table:table-cell office:value-type="float" office:value="3.06279" calcext:value-type="float">
            <text:p>3.06279</text:p>
          </table:table-cell>
          <table:table-cell office:value-type="float" office:value="0.0784218" calcext:value-type="float">
            <text:p>0.0784218</text:p>
          </table:table-cell>
          <table:table-cell office:value-type="float" office:value="12.2855" calcext:value-type="float">
            <text:p>12.2855</text:p>
          </table:table-cell>
          <table:table-cell office:value-type="float" office:value="1.17426" calcext:value-type="float">
            <text:p>1.17426</text:p>
          </table:table-cell>
          <table:table-cell office:value-type="float" office:value="1.00408" calcext:value-type="float">
            <text:p>1.00408</text:p>
          </table:table-cell>
          <table:table-cell office:value-type="float" office:value="3.06279" calcext:value-type="float">
            <text:p>3.06279</text:p>
          </table:table-cell>
          <table:table-cell office:value-type="float" office:value="2.14607" calcext:value-type="float">
            <text:p>2.14607</text:p>
          </table:table-cell>
          <table:table-cell office:value-type="float" office:value="2.53314" calcext:value-type="float">
            <text:p>2.53314</text:p>
          </table:table-cell>
          <table:table-cell office:value-type="float" office:value="0.598498" calcext:value-type="float">
            <text:p>0.598498</text:p>
          </table:table-cell>
          <table:table-cell office:value-type="float" office:value="0.455652" calcext:value-type="float">
            <text:p>0.455652</text:p>
          </table:table-cell>
          <table:table-cell office:value-type="float" office:value="0.6877" calcext:value-type="float">
            <text:p>0.6877</text:p>
          </table:table-cell>
          <table:table-cell office:value-type="float" office:value="2.64597" calcext:value-type="float">
            <text:p>2.64597</text:p>
          </table:table-cell>
          <table:table-cell office:value-type="float" office:value="0.0784218" calcext:value-type="float">
            <text:p>0.0784218</text:p>
          </table:table-cell>
          <table:table-cell office:value-type="float" office:value="2.53706" calcext:value-type="float">
            <text:p>2.53706</text:p>
          </table:table-cell>
          <table:table-cell office:value-type="float" office:value="12.2855" calcext:value-type="float">
            <text:p>12.2855</text:p>
          </table:table-cell>
          <table:table-cell office:value-type="float" office:value="0.950246" calcext:value-type="float">
            <text:p>0.950246</text:p>
          </table:table-cell>
          <table:table-cell office:value-type="float" office:value="1.58449" calcext:value-type="float">
            <text:p>1.58449</text:p>
          </table:table-cell>
          <table:table-cell office:value-type="float" office:value="2.03462" calcext:value-type="float">
            <text:p>2.03462</text:p>
          </table:table-cell>
          <table:table-cell office:value-type="float" office:value="0.415896" calcext:value-type="float">
            <text:p>0.415896</text:p>
          </table:table-cell>
          <table:table-cell office:value-type="float" office:value="0.753511" calcext:value-type="float">
            <text:p>0.753511</text:p>
          </table:table-cell>
          <table:table-cell office:value-type="float" office:value="6.10926" calcext:value-type="float">
            <text:p>6.10926</text:p>
          </table:table-cell>
          <table:table-cell office:value-type="float" office:value="1.33205" calcext:value-type="float">
            <text:p>1.33205</text:p>
          </table:table-cell>
          <table:table-cell office:value-type="float" office:value="2.58872" calcext:value-type="float">
            <text:p>2.58872</text:p>
          </table:table-cell>
          <table:table-cell office:value-type="float" office:value="0.598498" calcext:value-type="float">
            <text:p>0.598498</text:p>
          </table:table-cell>
          <table:table-cell office:value-type="float" office:value="5.40448" calcext:value-type="float">
            <text:p>5.40448</text:p>
          </table:table-cell>
          <table:table-cell office:value-type="float" office:value="0.516904" calcext:value-type="float">
            <text:p>0.516904</text:p>
          </table:table-cell>
          <table:table-cell office:value-type="float" office:value="19.5504" calcext:value-type="float">
            <text:p>19.5504</text:p>
          </table:table-cell>
          <table:table-cell office:value-type="float" office:value="2.13462" calcext:value-type="float">
            <text:p>2.13462</text:p>
          </table:table-cell>
          <table:table-cell office:value-type="float" office:value="0.783279" calcext:value-type="float">
            <text:p>0.783279</text:p>
          </table:table-cell>
          <table:table-cell table:number-columns-repeated="6" office:value-type="float" office:value="3.91037" calcext:value-type="float">
            <text:p>3.9103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32:</text:p>
          </table:table-cell>
          <table:table-cell office:value-type="float" office:value="16.2165" calcext:value-type="float">
            <text:p>16.2165</text:p>
          </table:table-cell>
          <table:table-cell office:value-type="string" calcext:value-type="string">
            <text:p>-</text:p>
          </table:table-cell>
          <table:table-cell office:value-type="float" office:value="16.3831" calcext:value-type="float">
            <text:p>16.3831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4.83796" calcext:value-type="float">
            <text:p>4.83796</text:p>
          </table:table-cell>
          <table:table-cell office:value-type="float" office:value="0.614819" calcext:value-type="float">
            <text:p>0.614819</text:p>
          </table:table-cell>
          <table:table-cell office:value-type="float" office:value="1.7454" calcext:value-type="float">
            <text:p>1.7454</text:p>
          </table:table-cell>
          <table:table-cell office:value-type="float" office:value="1.03103" calcext:value-type="float">
            <text:p>1.03103</text:p>
          </table:table-cell>
          <table:table-cell office:value-type="float" office:value="1.59102" calcext:value-type="float">
            <text:p>1.59102</text:p>
          </table:table-cell>
          <table:table-cell office:value-type="float" office:value="0.250536" calcext:value-type="float">
            <text:p>0.250536</text:p>
          </table:table-cell>
          <table:table-cell office:value-type="float" office:value="2.42947" calcext:value-type="float">
            <text:p>2.42947</text:p>
          </table:table-cell>
          <table:table-cell office:value-type="float" office:value="0.940591" calcext:value-type="float">
            <text:p>0.940591</text:p>
          </table:table-cell>
          <table:table-cell office:value-type="float" office:value="5.2146" calcext:value-type="float">
            <text:p>5.2146</text:p>
          </table:table-cell>
          <table:table-cell office:value-type="float" office:value="2.42947" calcext:value-type="float">
            <text:p>2.42947</text:p>
          </table:table-cell>
          <table:table-cell office:value-type="float" office:value="1.13246" calcext:value-type="float">
            <text:p>1.13246</text:p>
          </table:table-cell>
          <table:table-cell office:value-type="float" office:value="2.03405" calcext:value-type="float">
            <text:p>2.03405</text:p>
          </table:table-cell>
          <table:table-cell office:value-type="float" office:value="4.83796" calcext:value-type="float">
            <text:p>4.83796</text:p>
          </table:table-cell>
          <table:table-cell office:value-type="float" office:value="1.77561" calcext:value-type="float">
            <text:p>1.77561</text:p>
          </table:table-cell>
          <table:table-cell office:value-type="float" office:value="3.4236" calcext:value-type="float">
            <text:p>3.4236</text:p>
          </table:table-cell>
          <table:table-cell office:value-type="float" office:value="1.1596" calcext:value-type="float">
            <text:p>1.1596</text:p>
          </table:table-cell>
          <table:table-cell office:value-type="float" office:value="2.28252" calcext:value-type="float">
            <text:p>2.28252</text:p>
          </table:table-cell>
          <table:table-cell office:value-type="float" office:value="0.634432" calcext:value-type="float">
            <text:p>0.634432</text:p>
          </table:table-cell>
          <table:table-cell office:value-type="float" office:value="0.940591" calcext:value-type="float">
            <text:p>0.940591</text:p>
          </table:table-cell>
          <table:table-cell office:value-type="float" office:value="2.47258" calcext:value-type="float">
            <text:p>2.47258</text:p>
          </table:table-cell>
          <table:table-cell office:value-type="float" office:value="0.611931" calcext:value-type="float">
            <text:p>0.611931</text:p>
          </table:table-cell>
          <table:table-cell office:value-type="float" office:value="0.406037" calcext:value-type="float">
            <text:p>0.406037</text:p>
          </table:table-cell>
          <table:table-cell office:value-type="float" office:value="0.902561" calcext:value-type="float">
            <text:p>0.902561</text:p>
          </table:table-cell>
          <table:table-cell office:value-type="float" office:value="0.455574" calcext:value-type="float">
            <text:p>0.455574</text:p>
          </table:table-cell>
          <table:table-cell office:value-type="float" office:value="2.13432" calcext:value-type="float">
            <text:p>2.13432</text:p>
          </table:table-cell>
          <table:table-cell office:value-type="float" office:value="18.9177" calcext:value-type="float">
            <text:p>18.9177</text:p>
          </table:table-cell>
          <table:table-cell office:value-type="float" office:value="4.12796" calcext:value-type="float">
            <text:p>4.12796</text:p>
          </table:table-cell>
          <table:table-cell office:value-type="float" office:value="0.611931" calcext:value-type="float">
            <text:p>0.611931</text:p>
          </table:table-cell>
          <table:table-cell office:value-type="float" office:value="0.941061" calcext:value-type="float">
            <text:p>0.941061</text:p>
          </table:table-cell>
          <table:table-cell office:value-type="float" office:value="0" calcext:value-type="float">
            <text:p>0</text:p>
          </table:table-cell>
          <table:table-cell office:value-type="float" office:value="5.35194" calcext:value-type="float">
            <text:p>5.35194</text:p>
          </table:table-cell>
          <table:table-cell office:value-type="float" office:value="2.211" calcext:value-type="float">
            <text:p>2.211</text:p>
          </table:table-cell>
          <table:table-cell office:value-type="float" office:value="0.412283" calcext:value-type="float">
            <text:p>0.412283</text:p>
          </table:table-cell>
          <table:table-cell office:value-type="float" office:value="0.482705" calcext:value-type="float">
            <text:p>0.482705</text:p>
          </table:table-cell>
          <table:table-cell office:value-type="float" office:value="0.291083" calcext:value-type="float">
            <text:p>0.291083</text:p>
          </table:table-cell>
          <table:table-cell office:value-type="float" office:value="0.649656" calcext:value-type="float">
            <text:p>0.649656</text:p>
          </table:table-cell>
          <table:table-cell office:value-type="float" office:value="0.394469" calcext:value-type="float">
            <text:p>0.394469</text:p>
          </table:table-cell>
          <table:table-cell office:value-type="float" office:value="0.338609" calcext:value-type="float">
            <text:p>0.338609</text:p>
          </table:table-cell>
          <table:table-cell office:value-type="float" office:value="19.8873" calcext:value-type="float">
            <text:p>19.8873</text:p>
          </table:table-cell>
          <table:table-cell office:value-type="float" office:value="0.394469" calcext:value-type="float">
            <text:p>0.394469</text:p>
          </table:table-cell>
          <table:table-cell office:value-type="float" office:value="0.37648" calcext:value-type="float">
            <text:p>0.37648</text:p>
          </table:table-cell>
          <table:table-cell office:value-type="float" office:value="0.876121" calcext:value-type="float">
            <text:p>0.876121</text:p>
          </table:table-cell>
          <table:table-cell office:value-type="float" office:value="5.35194" calcext:value-type="float">
            <text:p>5.35194</text:p>
          </table:table-cell>
          <table:table-cell office:value-type="float" office:value="1.77994" calcext:value-type="float">
            <text:p>1.77994</text:p>
          </table:table-cell>
          <table:table-cell office:value-type="float" office:value="3.89742" calcext:value-type="float">
            <text:p>3.89742</text:p>
          </table:table-cell>
          <table:table-cell office:value-type="float" office:value="1.10435" calcext:value-type="float">
            <text:p>1.10435</text:p>
          </table:table-cell>
          <table:table-cell office:value-type="float" office:value="2.37808" calcext:value-type="float">
            <text:p>2.37808</text:p>
          </table:table-cell>
          <table:table-cell office:value-type="float" office:value="0.679201" calcext:value-type="float">
            <text:p>0.679201</text:p>
          </table:table-cell>
          <table:table-cell office:value-type="float" office:value="0.338609" calcext:value-type="float">
            <text:p>0.338609</text:p>
          </table:table-cell>
          <table:table-cell office:value-type="float" office:value="2.8799" calcext:value-type="float">
            <text:p>2.8799</text:p>
          </table:table-cell>
          <table:table-cell office:value-type="float" office:value="0.456683" calcext:value-type="float">
            <text:p>0.456683</text:p>
          </table:table-cell>
          <table:table-cell office:value-type="float" office:value="0.393636" calcext:value-type="float">
            <text:p>0.393636</text:p>
          </table:table-cell>
          <table:table-cell office:value-type="float" office:value="0.619473" calcext:value-type="float">
            <text:p>0.619473</text:p>
          </table:table-cell>
          <table:table-cell office:value-type="float" office:value="0.919992" calcext:value-type="float">
            <text:p>0.919992</text:p>
          </table:table-cell>
          <table:table-cell office:value-type="float" office:value="0.852843" calcext:value-type="float">
            <text:p>0.852843</text:p>
          </table:table-cell>
          <table:table-cell office:value-type="float" office:value="1.166" calcext:value-type="float">
            <text:p>1.166</text:p>
          </table:table-cell>
          <table:table-cell office:value-type="float" office:value="1.77561" calcext:value-type="float">
            <text:p>1.77561</text:p>
          </table:table-cell>
          <table:table-cell office:value-type="float" office:value="0.456683" calcext:value-type="float">
            <text:p>0.456683</text:p>
          </table:table-cell>
          <table:table-cell office:value-type="float" office:value="0.53157" calcext:value-type="float">
            <text:p>0.53157</text:p>
          </table:table-cell>
          <table:table-cell office:value-type="float" office:value="1.35479" calcext:value-type="float">
            <text:p>1.35479</text:p>
          </table:table-cell>
          <table:table-cell office:value-type="float" office:value="0.729192" calcext:value-type="float">
            <text:p>0.729192</text:p>
          </table:table-cell>
          <table:table-cell office:value-type="float" office:value="3.65856" calcext:value-type="float">
            <text:p>3.65856</text:p>
          </table:table-cell>
          <table:table-cell office:value-type="float" office:value="0.550573" calcext:value-type="float">
            <text:p>0.550573</text:p>
          </table:table-cell>
          <table:table-cell office:value-type="float" office:value="13.2946" calcext:value-type="float">
            <text:p>13.2946</text:p>
          </table:table-cell>
          <table:table-cell office:value-type="float" office:value="1.3594" calcext:value-type="float">
            <text:p>1.3594</text:p>
          </table:table-cell>
          <table:table-cell office:value-type="float" office:value="1.35861" calcext:value-type="float">
            <text:p>1.35861</text:p>
          </table:table-cell>
          <table:table-cell office:value-type="float" office:value="3.65856" calcext:value-type="float">
            <text:p>3.65856</text:p>
          </table:table-cell>
          <table:table-cell office:value-type="float" office:value="2.06753" calcext:value-type="float">
            <text:p>2.06753</text:p>
          </table:table-cell>
          <table:table-cell office:value-type="float" office:value="2.75752" calcext:value-type="float">
            <text:p>2.75752</text:p>
          </table:table-cell>
          <table:table-cell office:value-type="float" office:value="0.362339" calcext:value-type="float">
            <text:p>0.362339</text:p>
          </table:table-cell>
          <table:table-cell office:value-type="float" office:value="1.97978" calcext:value-type="float">
            <text:p>1.97978</text:p>
          </table:table-cell>
          <table:table-cell office:value-type="float" office:value="0.352808" calcext:value-type="float">
            <text:p>0.352808</text:p>
          </table:table-cell>
          <table:table-cell office:value-type="float" office:value="2.16766" calcext:value-type="float">
            <text:p>2.16766</text:p>
          </table:table-cell>
          <table:table-cell office:value-type="float" office:value="0.550573" calcext:value-type="float">
            <text:p>0.550573</text:p>
          </table:table-cell>
          <table:table-cell office:value-type="float" office:value="1.81918" calcext:value-type="float">
            <text:p>1.81918</text:p>
          </table:table-cell>
          <table:table-cell office:value-type="float" office:value="13.2946" calcext:value-type="float">
            <text:p>13.2946</text:p>
          </table:table-cell>
          <table:table-cell office:value-type="float" office:value="0.928627" calcext:value-type="float">
            <text:p>0.928627</text:p>
          </table:table-cell>
          <table:table-cell office:value-type="float" office:value="1.75443" calcext:value-type="float">
            <text:p>1.75443</text:p>
          </table:table-cell>
          <table:table-cell office:value-type="float" office:value="3.01721" calcext:value-type="float">
            <text:p>3.01721</text:p>
          </table:table-cell>
          <table:table-cell office:value-type="float" office:value="0.0886712" calcext:value-type="float">
            <text:p>0.0886712</text:p>
          </table:table-cell>
          <table:table-cell office:value-type="float" office:value="19.108" calcext:value-type="float">
            <text:p>19.108</text:p>
          </table:table-cell>
          <table:table-cell office:value-type="float" office:value="5.69736" calcext:value-type="float">
            <text:p>5.69736</text:p>
          </table:table-cell>
          <table:table-cell office:value-type="float" office:value="0.50894" calcext:value-type="float">
            <text:p>0.50894</text:p>
          </table:table-cell>
          <table:table-cell office:value-type="float" office:value="1.37453" calcext:value-type="float">
            <text:p>1.37453</text:p>
          </table:table-cell>
          <table:table-cell office:value-type="float" office:value="0.362339" calcext:value-type="float">
            <text:p>0.362339</text:p>
          </table:table-cell>
          <table:table-cell office:value-type="float" office:value="1.03533" calcext:value-type="float">
            <text:p>1.03533</text:p>
          </table:table-cell>
          <table:table-cell office:value-type="float" office:value="0.424492" calcext:value-type="float">
            <text:p>0.424492</text:p>
          </table:table-cell>
          <table:table-cell office:value-type="float" office:value="19.8433" calcext:value-type="float">
            <text:p>19.8433</text:p>
          </table:table-cell>
          <table:table-cell office:value-type="float" office:value="2.08725" calcext:value-type="float">
            <text:p>2.08725</text:p>
          </table:table-cell>
          <table:table-cell office:value-type="float" office:value="0.971748" calcext:value-type="float">
            <text:p>0.971748</text:p>
          </table:table-cell>
          <table:table-cell office:value-type="float" office:value="0.724588" calcext:value-type="float">
            <text:p>0.724588</text:p>
          </table:table-cell>
          <table:table-cell office:value-type="float" office:value="3.65856" calcext:value-type="float">
            <text:p>3.65856</text:p>
          </table:table-cell>
          <table:table-cell office:value-type="float" office:value="0.864789" calcext:value-type="float">
            <text:p>0.864789</text:p>
          </table:table-cell>
          <table:table-cell office:value-type="float" office:value="13.2085" calcext:value-type="float">
            <text:p>13.2085</text:p>
          </table:table-cell>
          <table:table-cell office:value-type="float" office:value="2.03338" calcext:value-type="float">
            <text:p>2.03338</text:p>
          </table:table-cell>
          <table:table-cell office:value-type="float" office:value="0.911936" calcext:value-type="float">
            <text:p>0.911936</text:p>
          </table:table-cell>
          <table:table-cell office:value-type="float" office:value="3.65856" calcext:value-type="float">
            <text:p>3.65856</text:p>
          </table:table-cell>
          <table:table-cell office:value-type="float" office:value="1.93691" calcext:value-type="float">
            <text:p>1.93691</text:p>
          </table:table-cell>
          <table:table-cell office:value-type="float" office:value="3.07378" calcext:value-type="float">
            <text:p>3.07378</text:p>
          </table:table-cell>
          <table:table-cell office:value-type="float" office:value="0.395401" calcext:value-type="float">
            <text:p>0.395401</text:p>
          </table:table-cell>
          <table:table-cell office:value-type="float" office:value="0.791309" calcext:value-type="float">
            <text:p>0.791309</text:p>
          </table:table-cell>
          <table:table-cell office:value-type="float" office:value="0.362339" calcext:value-type="float">
            <text:p>0.362339</text:p>
          </table:table-cell>
          <table:table-cell office:value-type="float" office:value="1.93009" calcext:value-type="float">
            <text:p>1.93009</text:p>
          </table:table-cell>
          <table:table-cell office:value-type="float" office:value="0.864789" calcext:value-type="float">
            <text:p>0.864789</text:p>
          </table:table-cell>
          <table:table-cell office:value-type="float" office:value="1.81328" calcext:value-type="float">
            <text:p>1.81328</text:p>
          </table:table-cell>
          <table:table-cell office:value-type="float" office:value="13.2085" calcext:value-type="float">
            <text:p>13.2085</text:p>
          </table:table-cell>
          <table:table-cell office:value-type="float" office:value="1.41771" calcext:value-type="float">
            <text:p>1.41771</text:p>
          </table:table-cell>
          <table:table-cell office:value-type="float" office:value="1.65322" calcext:value-type="float">
            <text:p>1.65322</text:p>
          </table:table-cell>
          <table:table-cell office:value-type="float" office:value="1.88337" calcext:value-type="float">
            <text:p>1.88337</text:p>
          </table:table-cell>
          <table:table-cell office:value-type="float" office:value="1.10866" calcext:value-type="float">
            <text:p>1.10866</text:p>
          </table:table-cell>
          <table:table-cell office:value-type="float" office:value="0.209631" calcext:value-type="float">
            <text:p>0.209631</text:p>
          </table:table-cell>
          <table:table-cell office:value-type="float" office:value="6.37279" calcext:value-type="float">
            <text:p>6.37279</text:p>
          </table:table-cell>
          <table:table-cell office:value-type="float" office:value="0.609799" calcext:value-type="float">
            <text:p>0.609799</text:p>
          </table:table-cell>
          <table:table-cell office:value-type="float" office:value="1.81443" calcext:value-type="float">
            <text:p>1.81443</text:p>
          </table:table-cell>
          <table:table-cell office:value-type="float" office:value="0.395401" calcext:value-type="float">
            <text:p>0.395401</text:p>
          </table:table-cell>
          <table:table-cell office:value-type="float" office:value="5.68038" calcext:value-type="float">
            <text:p>5.68038</text:p>
          </table:table-cell>
          <table:table-cell office:value-type="float" office:value="0.424492" calcext:value-type="float">
            <text:p>0.424492</text:p>
          </table:table-cell>
          <table:table-cell office:value-type="float" office:value="20.4815" calcext:value-type="float">
            <text:p>20.4815</text:p>
          </table:table-cell>
          <table:table-cell office:value-type="float" office:value="1.73796" calcext:value-type="float">
            <text:p>1.73796</text:p>
          </table:table-cell>
          <table:table-cell office:value-type="float" office:value="0.158072" calcext:value-type="float">
            <text:p>0.158072</text:p>
          </table:table-cell>
          <table:table-cell table:number-columns-repeated="6" office:value-type="float" office:value="4.8242" calcext:value-type="float">
            <text:p>4.824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33:</text:p>
          </table:table-cell>
          <table:table-cell office:value-type="float" office:value="14.8769" calcext:value-type="float">
            <text:p>14.8769</text:p>
          </table:table-cell>
          <table:table-cell office:value-type="string" calcext:value-type="string">
            <text:p>-</text:p>
          </table:table-cell>
          <table:table-cell office:value-type="float" office:value="15.0435" calcext:value-type="float">
            <text:p>15.0435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547855" calcext:value-type="float">
            <text:p>0.547855</text:p>
          </table:table-cell>
          <table:table-cell office:value-type="float" office:value="4.78842" calcext:value-type="float">
            <text:p>4.78842</text:p>
          </table:table-cell>
          <table:table-cell office:value-type="float" office:value="4.67922" calcext:value-type="float">
            <text:p>4.67922</text:p>
          </table:table-cell>
          <table:table-cell office:value-type="float" office:value="4.32102" calcext:value-type="float">
            <text:p>4.32102</text:p>
          </table:table-cell>
          <table:table-cell office:value-type="float" office:value="4.02381" calcext:value-type="float">
            <text:p>4.02381</text:p>
          </table:table-cell>
          <table:table-cell office:value-type="float" office:value="5.11028" calcext:value-type="float">
            <text:p>5.11028</text:p>
          </table:table-cell>
          <table:table-cell office:value-type="float" office:value="5.97583" calcext:value-type="float">
            <text:p>5.97583</text:p>
          </table:table-cell>
          <table:table-cell office:value-type="float" office:value="4.45709" calcext:value-type="float">
            <text:p>4.45709</text:p>
          </table:table-cell>
          <table:table-cell office:value-type="float" office:value="2.80929" calcext:value-type="float">
            <text:p>2.80929</text:p>
          </table:table-cell>
          <table:table-cell office:value-type="float" office:value="5.97583" calcext:value-type="float">
            <text:p>5.97583</text:p>
          </table:table-cell>
          <table:table-cell office:value-type="float" office:value="4.21958" calcext:value-type="float">
            <text:p>4.21958</text:p>
          </table:table-cell>
          <table:table-cell office:value-type="float" office:value="5.72285" calcext:value-type="float">
            <text:p>5.72285</text:p>
          </table:table-cell>
          <table:table-cell office:value-type="float" office:value="0.547855" calcext:value-type="float">
            <text:p>0.547855</text:p>
          </table:table-cell>
          <table:table-cell office:value-type="float" office:value="6.50346" calcext:value-type="float">
            <text:p>6.50346</text:p>
          </table:table-cell>
          <table:table-cell office:value-type="float" office:value="2.1607" calcext:value-type="float">
            <text:p>2.1607</text:p>
          </table:table-cell>
          <table:table-cell office:value-type="float" office:value="4.32142" calcext:value-type="float">
            <text:p>4.32142</text:p>
          </table:table-cell>
          <table:table-cell office:value-type="float" office:value="3.06947" calcext:value-type="float">
            <text:p>3.06947</text:p>
          </table:table-cell>
          <table:table-cell office:value-type="float" office:value="5.57054" calcext:value-type="float">
            <text:p>5.57054</text:p>
          </table:table-cell>
          <table:table-cell office:value-type="float" office:value="4.45709" calcext:value-type="float">
            <text:p>4.45709</text:p>
          </table:table-cell>
          <table:table-cell office:value-type="float" office:value="3.94228" calcext:value-type="float">
            <text:p>3.94228</text:p>
          </table:table-cell>
          <table:table-cell office:value-type="float" office:value="4.7678" calcext:value-type="float">
            <text:p>4.7678</text:p>
          </table:table-cell>
          <table:table-cell office:value-type="float" office:value="5.14944" calcext:value-type="float">
            <text:p>5.14944</text:p>
          </table:table-cell>
          <table:table-cell office:value-type="float" office:value="4.48702" calcext:value-type="float">
            <text:p>4.48702</text:p>
          </table:table-cell>
          <table:table-cell office:value-type="float" office:value="4.94369" calcext:value-type="float">
            <text:p>4.94369</text:p>
          </table:table-cell>
          <table:table-cell office:value-type="float" office:value="3.74269" calcext:value-type="float">
            <text:p>3.74269</text:p>
          </table:table-cell>
          <table:table-cell office:value-type="float" office:value="19.49" calcext:value-type="float">
            <text:p>19.49</text:p>
          </table:table-cell>
          <table:table-cell office:value-type="float" office:value="2.31828" calcext:value-type="float">
            <text:p>2.31828</text:p>
          </table:table-cell>
          <table:table-cell office:value-type="float" office:value="4.7678" calcext:value-type="float">
            <text:p>4.7678</text:p>
          </table:table-cell>
          <table:table-cell office:value-type="float" office:value="4.48371" calcext:value-type="float">
            <text:p>4.48371</text:p>
          </table:table-cell>
          <table:table-cell office:value-type="float" office:value="5.35194" calcext:value-type="float">
            <text:p>5.35194</text:p>
          </table:table-cell>
          <table:table-cell office:value-type="float" office:value="0" calcext:value-type="float">
            <text:p>0</text:p>
          </table:table-cell>
          <table:table-cell office:value-type="float" office:value="5.43124" calcext:value-type="float">
            <text:p>5.43124</text:p>
          </table:table-cell>
          <table:table-cell office:value-type="float" office:value="5.04642" calcext:value-type="float">
            <text:p>5.04642</text:p>
          </table:table-cell>
          <table:table-cell office:value-type="float" office:value="5.32784" calcext:value-type="float">
            <text:p>5.32784</text:p>
          </table:table-cell>
          <table:table-cell office:value-type="float" office:value="5.07829" calcext:value-type="float">
            <text:p>5.07829</text:p>
          </table:table-cell>
          <table:table-cell office:value-type="float" office:value="4.70871" calcext:value-type="float">
            <text:p>4.70871</text:p>
          </table:table-cell>
          <table:table-cell office:value-type="float" office:value="5.67549" calcext:value-type="float">
            <text:p>5.67549</text:p>
          </table:table-cell>
          <table:table-cell office:value-type="float" office:value="5.03908" calcext:value-type="float">
            <text:p>5.03908</text:p>
          </table:table-cell>
          <table:table-cell office:value-type="float" office:value="15.4914" calcext:value-type="float">
            <text:p>15.4914</text:p>
          </table:table-cell>
          <table:table-cell office:value-type="float" office:value="5.67549" calcext:value-type="float">
            <text:p>5.67549</text:p>
          </table:table-cell>
          <table:table-cell office:value-type="float" office:value="5.18116" calcext:value-type="float">
            <text:p>5.18116</text:p>
          </table:table-cell>
          <table:table-cell office:value-type="float" office:value="4.75613" calcext:value-type="float">
            <text:p>4.75613</text:p>
          </table:table-cell>
          <table:table-cell office:value-type="float" office:value="0" calcext:value-type="float">
            <text:p>0</text:p>
          </table:table-cell>
          <table:table-cell office:value-type="float" office:value="6.50135" calcext:value-type="float">
            <text:p>6.50135</text:p>
          </table:table-cell>
          <table:table-cell office:value-type="float" office:value="1.80604" calcext:value-type="float">
            <text:p>1.80604</text:p>
          </table:table-cell>
          <table:table-cell office:value-type="float" office:value="4.29802" calcext:value-type="float">
            <text:p>4.29802</text:p>
          </table:table-cell>
          <table:table-cell office:value-type="float" office:value="3.03475" calcext:value-type="float">
            <text:p>3.03475</text:p>
          </table:table-cell>
          <table:table-cell office:value-type="float" office:value="5.90496" calcext:value-type="float">
            <text:p>5.90496</text:p>
          </table:table-cell>
          <table:table-cell office:value-type="float" office:value="5.03908" calcext:value-type="float">
            <text:p>5.03908</text:p>
          </table:table-cell>
          <table:table-cell office:value-type="float" office:value="4.37237" calcext:value-type="float">
            <text:p>4.37237</text:p>
          </table:table-cell>
          <table:table-cell office:value-type="float" office:value="5.19827" calcext:value-type="float">
            <text:p>5.19827</text:p>
          </table:table-cell>
          <table:table-cell office:value-type="float" office:value="5.00263" calcext:value-type="float">
            <text:p>5.00263</text:p>
          </table:table-cell>
          <table:table-cell office:value-type="float" office:value="4.75074" calcext:value-type="float">
            <text:p>4.75074</text:p>
          </table:table-cell>
          <table:table-cell office:value-type="float" office:value="4.62051" calcext:value-type="float">
            <text:p>4.62051</text:p>
          </table:table-cell>
          <table:table-cell office:value-type="float" office:value="4.55475" calcext:value-type="float">
            <text:p>4.55475</text:p>
          </table:table-cell>
          <table:table-cell office:value-type="float" office:value="4.19147" calcext:value-type="float">
            <text:p>4.19147</text:p>
          </table:table-cell>
          <table:table-cell office:value-type="float" office:value="6.50346" calcext:value-type="float">
            <text:p>6.50346</text:p>
          </table:table-cell>
          <table:table-cell office:value-type="float" office:value="5.19827" calcext:value-type="float">
            <text:p>5.19827</text:p>
          </table:table-cell>
          <table:table-cell office:value-type="float" office:value="4.8236" calcext:value-type="float">
            <text:p>4.8236</text:p>
          </table:table-cell>
          <table:table-cell office:value-type="float" office:value="4.02489" calcext:value-type="float">
            <text:p>4.02489</text:p>
          </table:table-cell>
          <table:table-cell office:value-type="float" office:value="5.76809" calcext:value-type="float">
            <text:p>5.76809</text:p>
          </table:table-cell>
          <table:table-cell office:value-type="float" office:value="2.50577" calcext:value-type="float">
            <text:p>2.50577</text:p>
          </table:table-cell>
          <table:table-cell office:value-type="float" office:value="5.1087" calcext:value-type="float">
            <text:p>5.1087</text:p>
          </table:table-cell>
          <table:table-cell office:value-type="float" office:value="9.15553" calcext:value-type="float">
            <text:p>9.15553</text:p>
          </table:table-cell>
          <table:table-cell office:value-type="float" office:value="4.00059" calcext:value-type="float">
            <text:p>4.00059</text:p>
          </table:table-cell>
          <table:table-cell office:value-type="float" office:value="4.20944" calcext:value-type="float">
            <text:p>4.20944</text:p>
          </table:table-cell>
          <table:table-cell office:value-type="float" office:value="2.50577" calcext:value-type="float">
            <text:p>2.50577</text:p>
          </table:table-cell>
          <table:table-cell office:value-type="float" office:value="5.35126" calcext:value-type="float">
            <text:p>5.35126</text:p>
          </table:table-cell>
          <table:table-cell office:value-type="float" office:value="4.26131" calcext:value-type="float">
            <text:p>4.26131</text:p>
          </table:table-cell>
          <table:table-cell office:value-type="float" office:value="5.16772" calcext:value-type="float">
            <text:p>5.16772</text:p>
          </table:table-cell>
          <table:table-cell office:value-type="float" office:value="5.76518" calcext:value-type="float">
            <text:p>5.76518</text:p>
          </table:table-cell>
          <table:table-cell office:value-type="float" office:value="5.17731" calcext:value-type="float">
            <text:p>5.17731</text:p>
          </table:table-cell>
          <table:table-cell office:value-type="float" office:value="6.19257" calcext:value-type="float">
            <text:p>6.19257</text:p>
          </table:table-cell>
          <table:table-cell office:value-type="float" office:value="5.1087" calcext:value-type="float">
            <text:p>5.1087</text:p>
          </table:table-cell>
          <table:table-cell office:value-type="float" office:value="6.23113" calcext:value-type="float">
            <text:p>6.23113</text:p>
          </table:table-cell>
          <table:table-cell office:value-type="float" office:value="9.15553" calcext:value-type="float">
            <text:p>9.15553</text:p>
          </table:table-cell>
          <table:table-cell office:value-type="float" office:value="4.46613" calcext:value-type="float">
            <text:p>4.46613</text:p>
          </table:table-cell>
          <table:table-cell office:value-type="float" office:value="6.4219" calcext:value-type="float">
            <text:p>6.4219</text:p>
          </table:table-cell>
          <table:table-cell office:value-type="float" office:value="3.56613" calcext:value-type="float">
            <text:p>3.56613</text:p>
          </table:table-cell>
          <table:table-cell office:value-type="float" office:value="5.32242" calcext:value-type="float">
            <text:p>5.32242</text:p>
          </table:table-cell>
          <table:table-cell office:value-type="float" office:value="19.6984" calcext:value-type="float">
            <text:p>19.6984</text:p>
          </table:table-cell>
          <table:table-cell office:value-type="float" office:value="4.48229" calcext:value-type="float">
            <text:p>4.48229</text:p>
          </table:table-cell>
          <table:table-cell office:value-type="float" office:value="5.40345" calcext:value-type="float">
            <text:p>5.40345</text:p>
          </table:table-cell>
          <table:table-cell office:value-type="float" office:value="6.40911" calcext:value-type="float">
            <text:p>6.40911</text:p>
          </table:table-cell>
          <table:table-cell office:value-type="float" office:value="5.16772" calcext:value-type="float">
            <text:p>5.16772</text:p>
          </table:table-cell>
          <table:table-cell office:value-type="float" office:value="4.3262" calcext:value-type="float">
            <text:p>4.3262</text:p>
          </table:table-cell>
          <table:table-cell office:value-type="float" office:value="4.96195" calcext:value-type="float">
            <text:p>4.96195</text:p>
          </table:table-cell>
          <table:table-cell office:value-type="float" office:value="15.45" calcext:value-type="float">
            <text:p>15.45</text:p>
          </table:table-cell>
          <table:table-cell office:value-type="float" office:value="6.37067" calcext:value-type="float">
            <text:p>6.37067</text:p>
          </table:table-cell>
          <table:table-cell office:value-type="float" office:value="6.1992" calcext:value-type="float">
            <text:p>6.1992</text:p>
          </table:table-cell>
          <table:table-cell office:value-type="float" office:value="5.94254" calcext:value-type="float">
            <text:p>5.94254</text:p>
          </table:table-cell>
          <table:table-cell office:value-type="float" office:value="2.50577" calcext:value-type="float">
            <text:p>2.50577</text:p>
          </table:table-cell>
          <table:table-cell office:value-type="float" office:value="4.54593" calcext:value-type="float">
            <text:p>4.54593</text:p>
          </table:table-cell>
          <table:table-cell office:value-type="float" office:value="9.08629" calcext:value-type="float">
            <text:p>9.08629</text:p>
          </table:table-cell>
          <table:table-cell office:value-type="float" office:value="3.9704" calcext:value-type="float">
            <text:p>3.9704</text:p>
          </table:table-cell>
          <table:table-cell office:value-type="float" office:value="5.37011" calcext:value-type="float">
            <text:p>5.37011</text:p>
          </table:table-cell>
          <table:table-cell office:value-type="float" office:value="2.50577" calcext:value-type="float">
            <text:p>2.50577</text:p>
          </table:table-cell>
          <table:table-cell office:value-type="float" office:value="4.99121" calcext:value-type="float">
            <text:p>4.99121</text:p>
          </table:table-cell>
          <table:table-cell office:value-type="float" office:value="2.95041" calcext:value-type="float">
            <text:p>2.95041</text:p>
          </table:table-cell>
          <table:table-cell office:value-type="float" office:value="5.07451" calcext:value-type="float">
            <text:p>5.07451</text:p>
          </table:table-cell>
          <table:table-cell office:value-type="float" office:value="4.57015" calcext:value-type="float">
            <text:p>4.57015</text:p>
          </table:table-cell>
          <table:table-cell office:value-type="float" office:value="5.16772" calcext:value-type="float">
            <text:p>5.16772</text:p>
          </table:table-cell>
          <table:table-cell office:value-type="float" office:value="6.29282" calcext:value-type="float">
            <text:p>6.29282</text:p>
          </table:table-cell>
          <table:table-cell office:value-type="float" office:value="4.54593" calcext:value-type="float">
            <text:p>4.54593</text:p>
          </table:table-cell>
          <table:table-cell office:value-type="float" office:value="6.23285" calcext:value-type="float">
            <text:p>6.23285</text:p>
          </table:table-cell>
          <table:table-cell office:value-type="float" office:value="9.08629" calcext:value-type="float">
            <text:p>9.08629</text:p>
          </table:table-cell>
          <table:table-cell office:value-type="float" office:value="4.06067" calcext:value-type="float">
            <text:p>4.06067</text:p>
          </table:table-cell>
          <table:table-cell office:value-type="float" office:value="4.43231" calcext:value-type="float">
            <text:p>4.43231</text:p>
          </table:table-cell>
          <table:table-cell office:value-type="float" office:value="4.8521" calcext:value-type="float">
            <text:p>4.8521</text:p>
          </table:table-cell>
          <table:table-cell office:value-type="float" office:value="4.24342" calcext:value-type="float">
            <text:p>4.24342</text:p>
          </table:table-cell>
          <table:table-cell office:value-type="float" office:value="5.20366" calcext:value-type="float">
            <text:p>5.20366</text:p>
          </table:table-cell>
          <table:table-cell office:value-type="float" office:value="4.94743" calcext:value-type="float">
            <text:p>4.94743</text:p>
          </table:table-cell>
          <table:table-cell office:value-type="float" office:value="5.45065" calcext:value-type="float">
            <text:p>5.45065</text:p>
          </table:table-cell>
          <table:table-cell office:value-type="float" office:value="6.38345" calcext:value-type="float">
            <text:p>6.38345</text:p>
          </table:table-cell>
          <table:table-cell office:value-type="float" office:value="5.07451" calcext:value-type="float">
            <text:p>5.07451</text:p>
          </table:table-cell>
          <table:table-cell office:value-type="float" office:value="4.47029" calcext:value-type="float">
            <text:p>4.47029</text:p>
          </table:table-cell>
          <table:table-cell office:value-type="float" office:value="4.96195" calcext:value-type="float">
            <text:p>4.96195</text:p>
          </table:table-cell>
          <table:table-cell office:value-type="float" office:value="16.0009" calcext:value-type="float">
            <text:p>16.0009</text:p>
          </table:table-cell>
          <table:table-cell office:value-type="float" office:value="5.35657" calcext:value-type="float">
            <text:p>5.35657</text:p>
          </table:table-cell>
          <table:table-cell office:value-type="float" office:value="5.20139" calcext:value-type="float">
            <text:p>5.20139</text:p>
          </table:table-cell>
          <table:table-cell table:number-columns-repeated="6" office:value-type="float" office:value="2.94008" calcext:value-type="float">
            <text:p>2.9400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34:</text:p>
          </table:table-cell>
          <table:table-cell office:value-type="float" office:value="9.81515" calcext:value-type="float">
            <text:p>9.81515</text:p>
          </table:table-cell>
          <table:table-cell office:value-type="string" calcext:value-type="string">
            <text:p>-</text:p>
          </table:table-cell>
          <table:table-cell office:value-type="float" office:value="9.98181" calcext:value-type="float">
            <text:p>9.98181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5.04346" calcext:value-type="float">
            <text:p>5.04346</text:p>
          </table:table-cell>
          <table:table-cell office:value-type="float" office:value="1.95564" calcext:value-type="float">
            <text:p>1.95564</text:p>
          </table:table-cell>
          <table:table-cell office:value-type="float" office:value="3.70427" calcext:value-type="float">
            <text:p>3.70427</text:p>
          </table:table-cell>
          <table:table-cell office:value-type="float" office:value="2.28783" calcext:value-type="float">
            <text:p>2.28783</text:p>
          </table:table-cell>
          <table:table-cell office:value-type="float" office:value="1.75211" calcext:value-type="float">
            <text:p>1.75211</text:p>
          </table:table-cell>
          <table:table-cell office:value-type="float" office:value="2.24728" calcext:value-type="float">
            <text:p>2.24728</text:p>
          </table:table-cell>
          <table:table-cell office:value-type="float" office:value="0.545487" calcext:value-type="float">
            <text:p>0.545487</text:p>
          </table:table-cell>
          <table:table-cell office:value-type="float" office:value="2.49891" calcext:value-type="float">
            <text:p>2.49891</text:p>
          </table:table-cell>
          <table:table-cell office:value-type="float" office:value="4.13158" calcext:value-type="float">
            <text:p>4.13158</text:p>
          </table:table-cell>
          <table:table-cell office:value-type="float" office:value="0.545487" calcext:value-type="float">
            <text:p>0.545487</text:p>
          </table:table-cell>
          <table:table-cell office:value-type="float" office:value="2.29321" calcext:value-type="float">
            <text:p>2.29321</text:p>
          </table:table-cell>
          <table:table-cell office:value-type="float" office:value="0.40103" calcext:value-type="float">
            <text:p>0.40103</text:p>
          </table:table-cell>
          <table:table-cell office:value-type="float" office:value="5.04346" calcext:value-type="float">
            <text:p>5.04346</text:p>
          </table:table-cell>
          <table:table-cell office:value-type="float" office:value="1.52685" calcext:value-type="float">
            <text:p>1.52685</text:p>
          </table:table-cell>
          <table:table-cell office:value-type="float" office:value="3.27435" calcext:value-type="float">
            <text:p>3.27435</text:p>
          </table:table-cell>
          <table:table-cell office:value-type="float" office:value="1.83249" calcext:value-type="float">
            <text:p>1.83249</text:p>
          </table:table-cell>
          <table:table-cell office:value-type="float" office:value="2.90324" calcext:value-type="float">
            <text:p>2.90324</text:p>
          </table:table-cell>
          <table:table-cell office:value-type="float" office:value="2.84156" calcext:value-type="float">
            <text:p>2.84156</text:p>
          </table:table-cell>
          <table:table-cell office:value-type="float" office:value="2.49891" calcext:value-type="float">
            <text:p>2.49891</text:p>
          </table:table-cell>
          <table:table-cell office:value-type="float" office:value="1.49685" calcext:value-type="float">
            <text:p>1.49685</text:p>
          </table:table-cell>
          <table:table-cell office:value-type="float" office:value="2.3601" calcext:value-type="float">
            <text:p>2.3601</text:p>
          </table:table-cell>
          <table:table-cell office:value-type="float" office:value="1.84084" calcext:value-type="float">
            <text:p>1.84084</text:p>
          </table:table-cell>
          <table:table-cell office:value-type="float" office:value="2.00445" calcext:value-type="float">
            <text:p>2.00445</text:p>
          </table:table-cell>
          <table:table-cell office:value-type="float" office:value="1.98467" calcext:value-type="float">
            <text:p>1.98467</text:p>
          </table:table-cell>
          <table:table-cell office:value-type="float" office:value="1.74559" calcext:value-type="float">
            <text:p>1.74559</text:p>
          </table:table-cell>
          <table:table-cell office:value-type="float" office:value="21.0875" calcext:value-type="float">
            <text:p>21.0875</text:p>
          </table:table-cell>
          <table:table-cell office:value-type="float" office:value="3.42394" calcext:value-type="float">
            <text:p>3.42394</text:p>
          </table:table-cell>
          <table:table-cell office:value-type="float" office:value="2.3601" calcext:value-type="float">
            <text:p>2.3601</text:p>
          </table:table-cell>
          <table:table-cell office:value-type="float" office:value="2.56071" calcext:value-type="float">
            <text:p>2.56071</text:p>
          </table:table-cell>
          <table:table-cell office:value-type="float" office:value="2.211" calcext:value-type="float">
            <text:p>2.211</text:p>
          </table:table-cell>
          <table:table-cell office:value-type="float" office:value="5.43124" calcext:value-type="float">
            <text:p>5.43124</text:p>
          </table:table-cell>
          <table:table-cell office:value-type="float" office:value="0" calcext:value-type="float">
            <text:p>0</text:p>
          </table:table-cell>
          <table:table-cell office:value-type="float" office:value="2.44821" calcext:value-type="float">
            <text:p>2.44821</text:p>
          </table:table-cell>
          <table:table-cell office:value-type="float" office:value="1.73008" calcext:value-type="float">
            <text:p>1.73008</text:p>
          </table:table-cell>
          <table:table-cell office:value-type="float" office:value="2.0845" calcext:value-type="float">
            <text:p>2.0845</text:p>
          </table:table-cell>
          <table:table-cell office:value-type="float" office:value="2.11014" calcext:value-type="float">
            <text:p>2.11014</text:p>
          </table:table-cell>
          <table:table-cell office:value-type="float" office:value="2.0669" calcext:value-type="float">
            <text:p>2.0669</text:p>
          </table:table-cell>
          <table:table-cell office:value-type="float" office:value="2.05392" calcext:value-type="float">
            <text:p>2.05392</text:p>
          </table:table-cell>
          <table:table-cell office:value-type="float" office:value="20.7578" calcext:value-type="float">
            <text:p>20.7578</text:p>
          </table:table-cell>
          <table:table-cell office:value-type="float" office:value="2.0669" calcext:value-type="float">
            <text:p>2.0669</text:p>
          </table:table-cell>
          <table:table-cell office:value-type="float" office:value="2.51621" calcext:value-type="float">
            <text:p>2.51621</text:p>
          </table:table-cell>
          <table:table-cell office:value-type="float" office:value="1.59527" calcext:value-type="float">
            <text:p>1.59527</text:p>
          </table:table-cell>
          <table:table-cell office:value-type="float" office:value="5.43124" calcext:value-type="float">
            <text:p>5.43124</text:p>
          </table:table-cell>
          <table:table-cell office:value-type="float" office:value="1.51971" calcext:value-type="float">
            <text:p>1.51971</text:p>
          </table:table-cell>
          <table:table-cell office:value-type="float" office:value="3.64259" calcext:value-type="float">
            <text:p>3.64259</text:p>
          </table:table-cell>
          <table:table-cell office:value-type="float" office:value="2.00465" calcext:value-type="float">
            <text:p>2.00465</text:p>
          </table:table-cell>
          <table:table-cell office:value-type="float" office:value="2.65081" calcext:value-type="float">
            <text:p>2.65081</text:p>
          </table:table-cell>
          <table:table-cell office:value-type="float" office:value="1.98799" calcext:value-type="float">
            <text:p>1.98799</text:p>
          </table:table-cell>
          <table:table-cell office:value-type="float" office:value="2.05392" calcext:value-type="float">
            <text:p>2.05392</text:p>
          </table:table-cell>
          <table:table-cell office:value-type="float" office:value="1.29929" calcext:value-type="float">
            <text:p>1.29929</text:p>
          </table:table-cell>
          <table:table-cell office:value-type="float" office:value="2.61027" calcext:value-type="float">
            <text:p>2.61027</text:p>
          </table:table-cell>
          <table:table-cell office:value-type="float" office:value="2.00337" calcext:value-type="float">
            <text:p>2.00337</text:p>
          </table:table-cell>
          <table:table-cell office:value-type="float" office:value="2.33041" calcext:value-type="float">
            <text:p>2.33041</text:p>
          </table:table-cell>
          <table:table-cell office:value-type="float" office:value="2.7235" calcext:value-type="float">
            <text:p>2.7235</text:p>
          </table:table-cell>
          <table:table-cell office:value-type="float" office:value="1.94706" calcext:value-type="float">
            <text:p>1.94706</text:p>
          </table:table-cell>
          <table:table-cell office:value-type="float" office:value="2.41034" calcext:value-type="float">
            <text:p>2.41034</text:p>
          </table:table-cell>
          <table:table-cell office:value-type="float" office:value="1.52685" calcext:value-type="float">
            <text:p>1.52685</text:p>
          </table:table-cell>
          <table:table-cell office:value-type="float" office:value="2.61027" calcext:value-type="float">
            <text:p>2.61027</text:p>
          </table:table-cell>
          <table:table-cell office:value-type="float" office:value="2.1285" calcext:value-type="float">
            <text:p>2.1285</text:p>
          </table:table-cell>
          <table:table-cell office:value-type="float" office:value="2.16525" calcext:value-type="float">
            <text:p>2.16525</text:p>
          </table:table-cell>
          <table:table-cell office:value-type="float" office:value="1.73319" calcext:value-type="float">
            <text:p>1.73319</text:p>
          </table:table-cell>
          <table:table-cell office:value-type="float" office:value="3.04124" calcext:value-type="float">
            <text:p>3.04124</text:p>
          </table:table-cell>
          <table:table-cell office:value-type="float" office:value="2.66299" calcext:value-type="float">
            <text:p>2.66299</text:p>
          </table:table-cell>
          <table:table-cell office:value-type="float" office:value="14.2544" calcext:value-type="float">
            <text:p>14.2544</text:p>
          </table:table-cell>
          <table:table-cell office:value-type="float" office:value="2.27157" calcext:value-type="float">
            <text:p>2.27157</text:p>
          </table:table-cell>
          <table:table-cell office:value-type="float" office:value="2.9441" calcext:value-type="float">
            <text:p>2.9441</text:p>
          </table:table-cell>
          <table:table-cell office:value-type="float" office:value="3.04124" calcext:value-type="float">
            <text:p>3.04124</text:p>
          </table:table-cell>
          <table:table-cell office:value-type="float" office:value="0.151977" calcext:value-type="float">
            <text:p>0.151977</text:p>
          </table:table-cell>
          <table:table-cell office:value-type="float" office:value="1.31307" calcext:value-type="float">
            <text:p>1.31307</text:p>
          </table:table-cell>
          <table:table-cell office:value-type="float" office:value="2.49188" calcext:value-type="float">
            <text:p>2.49188</text:p>
          </table:table-cell>
          <table:table-cell office:value-type="float" office:value="0.48312" calcext:value-type="float">
            <text:p>0.48312</text:p>
          </table:table-cell>
          <table:table-cell office:value-type="float" office:value="2.48757" calcext:value-type="float">
            <text:p>2.48757</text:p>
          </table:table-cell>
          <table:table-cell office:value-type="float" office:value="0.846772" calcext:value-type="float">
            <text:p>0.846772</text:p>
          </table:table-cell>
          <table:table-cell office:value-type="float" office:value="2.66299" calcext:value-type="float">
            <text:p>2.66299</text:p>
          </table:table-cell>
          <table:table-cell office:value-type="float" office:value="1.125" calcext:value-type="float">
            <text:p>1.125</text:p>
          </table:table-cell>
          <table:table-cell office:value-type="float" office:value="14.2544" calcext:value-type="float">
            <text:p>14.2544</text:p>
          </table:table-cell>
          <table:table-cell office:value-type="float" office:value="1.99217" calcext:value-type="float">
            <text:p>1.99217</text:p>
          </table:table-cell>
          <table:table-cell office:value-type="float" office:value="1.4308" calcext:value-type="float">
            <text:p>1.4308</text:p>
          </table:table-cell>
          <table:table-cell office:value-type="float" office:value="1.9803" calcext:value-type="float">
            <text:p>1.9803</text:p>
          </table:table-cell>
          <table:table-cell office:value-type="float" office:value="2.12375" calcext:value-type="float">
            <text:p>2.12375</text:p>
          </table:table-cell>
          <table:table-cell office:value-type="float" office:value="21.2797" calcext:value-type="float">
            <text:p>21.2797</text:p>
          </table:table-cell>
          <table:table-cell office:value-type="float" office:value="4.01099" calcext:value-type="float">
            <text:p>4.01099</text:p>
          </table:table-cell>
          <table:table-cell office:value-type="float" office:value="1.71871" calcext:value-type="float">
            <text:p>1.71871</text:p>
          </table:table-cell>
          <table:table-cell office:value-type="float" office:value="1.82845" calcext:value-type="float">
            <text:p>1.82845</text:p>
          </table:table-cell>
          <table:table-cell office:value-type="float" office:value="2.49188" calcext:value-type="float">
            <text:p>2.49188</text:p>
          </table:table-cell>
          <table:table-cell office:value-type="float" office:value="2.15296" calcext:value-type="float">
            <text:p>2.15296</text:p>
          </table:table-cell>
          <table:table-cell office:value-type="float" office:value="2.3401" calcext:value-type="float">
            <text:p>2.3401</text:p>
          </table:table-cell>
          <table:table-cell office:value-type="float" office:value="20.7152" calcext:value-type="float">
            <text:p>20.7152</text:p>
          </table:table-cell>
          <table:table-cell office:value-type="float" office:value="1.10665" calcext:value-type="float">
            <text:p>1.10665</text:p>
          </table:table-cell>
          <table:table-cell office:value-type="float" office:value="2.05567" calcext:value-type="float">
            <text:p>2.05567</text:p>
          </table:table-cell>
          <table:table-cell office:value-type="float" office:value="1.97994" calcext:value-type="float">
            <text:p>1.97994</text:p>
          </table:table-cell>
          <table:table-cell office:value-type="float" office:value="3.04124" calcext:value-type="float">
            <text:p>3.04124</text:p>
          </table:table-cell>
          <table:table-cell office:value-type="float" office:value="2.50598" calcext:value-type="float">
            <text:p>2.50598</text:p>
          </table:table-cell>
          <table:table-cell office:value-type="float" office:value="14.1752" calcext:value-type="float">
            <text:p>14.1752</text:p>
          </table:table-cell>
          <table:table-cell office:value-type="float" office:value="3.65388" calcext:value-type="float">
            <text:p>3.65388</text:p>
          </table:table-cell>
          <table:table-cell office:value-type="float" office:value="3.1049" calcext:value-type="float">
            <text:p>3.1049</text:p>
          </table:table-cell>
          <table:table-cell office:value-type="float" office:value="3.04124" calcext:value-type="float">
            <text:p>3.04124</text:p>
          </table:table-cell>
          <table:table-cell office:value-type="float" office:value="0.492392" calcext:value-type="float">
            <text:p>0.492392</text:p>
          </table:table-cell>
          <table:table-cell office:value-type="float" office:value="2.49886" calcext:value-type="float">
            <text:p>2.49886</text:p>
          </table:table-cell>
          <table:table-cell office:value-type="float" office:value="2.45462" calcext:value-type="float">
            <text:p>2.45462</text:p>
          </table:table-cell>
          <table:table-cell office:value-type="float" office:value="2.10514" calcext:value-type="float">
            <text:p>2.10514</text:p>
          </table:table-cell>
          <table:table-cell office:value-type="float" office:value="2.49188" calcext:value-type="float">
            <text:p>2.49188</text:p>
          </table:table-cell>
          <table:table-cell office:value-type="float" office:value="1.11574" calcext:value-type="float">
            <text:p>1.11574</text:p>
          </table:table-cell>
          <table:table-cell office:value-type="float" office:value="2.50598" calcext:value-type="float">
            <text:p>2.50598</text:p>
          </table:table-cell>
          <table:table-cell office:value-type="float" office:value="1.13195" calcext:value-type="float">
            <text:p>1.13195</text:p>
          </table:table-cell>
          <table:table-cell office:value-type="float" office:value="14.1752" calcext:value-type="float">
            <text:p>14.1752</text:p>
          </table:table-cell>
          <table:table-cell office:value-type="float" office:value="1.91943" calcext:value-type="float">
            <text:p>1.91943</text:p>
          </table:table-cell>
          <table:table-cell office:value-type="float" office:value="1.18425" calcext:value-type="float">
            <text:p>1.18425</text:p>
          </table:table-cell>
          <table:table-cell office:value-type="float" office:value="0.643186" calcext:value-type="float">
            <text:p>0.643186</text:p>
          </table:table-cell>
          <table:table-cell office:value-type="float" office:value="2.28328" calcext:value-type="float">
            <text:p>2.28328</text:p>
          </table:table-cell>
          <table:table-cell office:value-type="float" office:value="2.33576" calcext:value-type="float">
            <text:p>2.33576</text:p>
          </table:table-cell>
          <table:table-cell office:value-type="float" office:value="4.62608" calcext:value-type="float">
            <text:p>4.62608</text:p>
          </table:table-cell>
          <table:table-cell office:value-type="float" office:value="1.63318" calcext:value-type="float">
            <text:p>1.63318</text:p>
          </table:table-cell>
          <table:table-cell office:value-type="float" office:value="1.32515" calcext:value-type="float">
            <text:p>1.32515</text:p>
          </table:table-cell>
          <table:table-cell office:value-type="float" office:value="2.45462" calcext:value-type="float">
            <text:p>2.45462</text:p>
          </table:table-cell>
          <table:table-cell office:value-type="float" office:value="3.99615" calcext:value-type="float">
            <text:p>3.99615</text:p>
          </table:table-cell>
          <table:table-cell office:value-type="float" office:value="2.3401" calcext:value-type="float">
            <text:p>2.3401</text:p>
          </table:table-cell>
          <table:table-cell office:value-type="float" office:value="21.3038" calcext:value-type="float">
            <text:p>21.3038</text:p>
          </table:table-cell>
          <table:table-cell office:value-type="float" office:value="0.473517" calcext:value-type="float">
            <text:p>0.473517</text:p>
          </table:table-cell>
          <table:table-cell office:value-type="float" office:value="2.23761" calcext:value-type="float">
            <text:p>2.23761</text:p>
          </table:table-cell>
          <table:table-cell table:number-columns-repeated="6" office:value-type="float" office:value="6.04857" calcext:value-type="float">
            <text:p>6.0485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35:</text:p>
          </table:table-cell>
          <table:table-cell office:value-type="float" office:value="11.7105" calcext:value-type="float">
            <text:p>11.7105</text:p>
          </table:table-cell>
          <table:table-cell office:value-type="string" calcext:value-type="string">
            <text:p>-</text:p>
          </table:table-cell>
          <table:table-cell office:value-type="float" office:value="11.8771" calcext:value-type="float">
            <text:p>11.8771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4.52279" calcext:value-type="float">
            <text:p>4.52279</text:p>
          </table:table-cell>
          <table:table-cell office:value-type="float" office:value="0.563033" calcext:value-type="float">
            <text:p>0.563033</text:p>
          </table:table-cell>
          <table:table-cell office:value-type="float" office:value="1.35845" calcext:value-type="float">
            <text:p>1.35845</text:p>
          </table:table-cell>
          <table:table-cell office:value-type="float" office:value="0.762206" calcext:value-type="float">
            <text:p>0.762206</text:p>
          </table:table-cell>
          <table:table-cell office:value-type="float" office:value="1.49411" calcext:value-type="float">
            <text:p>1.49411</text:p>
          </table:table-cell>
          <table:table-cell office:value-type="float" office:value="0.216002" calcext:value-type="float">
            <text:p>0.216002</text:p>
          </table:table-cell>
          <table:table-cell office:value-type="float" office:value="2.72851" calcext:value-type="float">
            <text:p>2.72851</text:p>
          </table:table-cell>
          <table:table-cell office:value-type="float" office:value="0.590035" calcext:value-type="float">
            <text:p>0.590035</text:p>
          </table:table-cell>
          <table:table-cell office:value-type="float" office:value="5.09865" calcext:value-type="float">
            <text:p>5.09865</text:p>
          </table:table-cell>
          <table:table-cell office:value-type="float" office:value="2.72851" calcext:value-type="float">
            <text:p>2.72851</text:p>
          </table:table-cell>
          <table:table-cell office:value-type="float" office:value="0.866921" calcext:value-type="float">
            <text:p>0.866921</text:p>
          </table:table-cell>
          <table:table-cell office:value-type="float" office:value="2.32353" calcext:value-type="float">
            <text:p>2.32353</text:p>
          </table:table-cell>
          <table:table-cell office:value-type="float" office:value="4.52279" calcext:value-type="float">
            <text:p>4.52279</text:p>
          </table:table-cell>
          <table:table-cell office:value-type="float" office:value="2.17522" calcext:value-type="float">
            <text:p>2.17522</text:p>
          </table:table-cell>
          <table:table-cell office:value-type="float" office:value="3.19716" calcext:value-type="float">
            <text:p>3.19716</text:p>
          </table:table-cell>
          <table:table-cell office:value-type="float" office:value="1.0536" calcext:value-type="float">
            <text:p>1.0536</text:p>
          </table:table-cell>
          <table:table-cell office:value-type="float" office:value="1.98652" calcext:value-type="float">
            <text:p>1.98652</text:p>
          </table:table-cell>
          <table:table-cell office:value-type="float" office:value="0.601985" calcext:value-type="float">
            <text:p>0.601985</text:p>
          </table:table-cell>
          <table:table-cell office:value-type="float" office:value="0.590035" calcext:value-type="float">
            <text:p>0.590035</text:p>
          </table:table-cell>
          <table:table-cell office:value-type="float" office:value="2.46472" calcext:value-type="float">
            <text:p>2.46472</text:p>
          </table:table-cell>
          <table:table-cell office:value-type="float" office:value="0.29109" calcext:value-type="float">
            <text:p>0.29109</text:p>
          </table:table-cell>
          <table:table-cell office:value-type="float" office:value="0.621613" calcext:value-type="float">
            <text:p>0.621613</text:p>
          </table:table-cell>
          <table:table-cell office:value-type="float" office:value="0.75281" calcext:value-type="float">
            <text:p>0.75281</text:p>
          </table:table-cell>
          <table:table-cell office:value-type="float" office:value="0.473568" calcext:value-type="float">
            <text:p>0.473568</text:p>
          </table:table-cell>
          <table:table-cell office:value-type="float" office:value="2.05584" calcext:value-type="float">
            <text:p>2.05584</text:p>
          </table:table-cell>
          <table:table-cell office:value-type="float" office:value="18.6413" calcext:value-type="float">
            <text:p>18.6413</text:p>
          </table:table-cell>
          <table:table-cell office:value-type="float" office:value="3.97036" calcext:value-type="float">
            <text:p>3.97036</text:p>
          </table:table-cell>
          <table:table-cell office:value-type="float" office:value="0.29109" calcext:value-type="float">
            <text:p>0.29109</text:p>
          </table:table-cell>
          <table:table-cell office:value-type="float" office:value="0.571383" calcext:value-type="float">
            <text:p>0.571383</text:p>
          </table:table-cell>
          <table:table-cell office:value-type="float" office:value="0.412283" calcext:value-type="float">
            <text:p>0.412283</text:p>
          </table:table-cell>
          <table:table-cell office:value-type="float" office:value="5.04642" calcext:value-type="float">
            <text:p>5.04642</text:p>
          </table:table-cell>
          <table:table-cell office:value-type="float" office:value="2.44821" calcext:value-type="float">
            <text:p>2.44821</text:p>
          </table:table-cell>
          <table:table-cell office:value-type="float" office:value="0" calcext:value-type="float">
            <text:p>0</text:p>
          </table:table-cell>
          <table:table-cell office:value-type="float" office:value="0.795355" calcext:value-type="float">
            <text:p>0.795355</text:p>
          </table:table-cell>
          <table:table-cell office:value-type="float" office:value="0.367367" calcext:value-type="float">
            <text:p>0.367367</text:p>
          </table:table-cell>
          <table:table-cell office:value-type="float" office:value="0.485025" calcext:value-type="float">
            <text:p>0.485025</text:p>
          </table:table-cell>
          <table:table-cell office:value-type="float" office:value="0.806104" calcext:value-type="float">
            <text:p>0.806104</text:p>
          </table:table-cell>
          <table:table-cell office:value-type="float" office:value="0.394403" calcext:value-type="float">
            <text:p>0.394403</text:p>
          </table:table-cell>
          <table:table-cell office:value-type="float" office:value="19.4822" calcext:value-type="float">
            <text:p>19.4822</text:p>
          </table:table-cell>
          <table:table-cell office:value-type="float" office:value="0.806104" calcext:value-type="float">
            <text:p>0.806104</text:p>
          </table:table-cell>
          <table:table-cell office:value-type="float" office:value="0.144952" calcext:value-type="float">
            <text:p>0.144952</text:p>
          </table:table-cell>
          <table:table-cell office:value-type="float" office:value="0.930404" calcext:value-type="float">
            <text:p>0.930404</text:p>
          </table:table-cell>
          <table:table-cell office:value-type="float" office:value="5.04642" calcext:value-type="float">
            <text:p>5.04642</text:p>
          </table:table-cell>
          <table:table-cell office:value-type="float" office:value="2.17915" calcext:value-type="float">
            <text:p>2.17915</text:p>
          </table:table-cell>
          <table:table-cell office:value-type="float" office:value="3.67113" calcext:value-type="float">
            <text:p>3.67113</text:p>
          </table:table-cell>
          <table:table-cell office:value-type="float" office:value="0.93966" calcext:value-type="float">
            <text:p>0.93966</text:p>
          </table:table-cell>
          <table:table-cell office:value-type="float" office:value="2.13901" calcext:value-type="float">
            <text:p>2.13901</text:p>
          </table:table-cell>
          <table:table-cell office:value-type="float" office:value="1.0911" calcext:value-type="float">
            <text:p>1.0911</text:p>
          </table:table-cell>
          <table:table-cell office:value-type="float" office:value="0.394403" calcext:value-type="float">
            <text:p>0.394403</text:p>
          </table:table-cell>
          <table:table-cell office:value-type="float" office:value="2.94715" calcext:value-type="float">
            <text:p>2.94715</text:p>
          </table:table-cell>
          <table:table-cell office:value-type="float" office:value="0.209856" calcext:value-type="float">
            <text:p>0.209856</text:p>
          </table:table-cell>
          <table:table-cell office:value-type="float" office:value="0.44592" calcext:value-type="float">
            <text:p>0.44592</text:p>
          </table:table-cell>
          <table:table-cell office:value-type="float" office:value="0.31754" calcext:value-type="float">
            <text:p>0.31754</text:p>
          </table:table-cell>
          <table:table-cell office:value-type="float" office:value="0.512392" calcext:value-type="float">
            <text:p>0.512392</text:p>
          </table:table-cell>
          <table:table-cell office:value-type="float" office:value="0.737299" calcext:value-type="float">
            <text:p>0.737299</text:p>
          </table:table-cell>
          <table:table-cell office:value-type="float" office:value="0.865535" calcext:value-type="float">
            <text:p>0.865535</text:p>
          </table:table-cell>
          <table:table-cell office:value-type="float" office:value="2.17522" calcext:value-type="float">
            <text:p>2.17522</text:p>
          </table:table-cell>
          <table:table-cell office:value-type="float" office:value="0.209856" calcext:value-type="float">
            <text:p>0.209856</text:p>
          </table:table-cell>
          <table:table-cell office:value-type="float" office:value="0.389639" calcext:value-type="float">
            <text:p>0.389639</text:p>
          </table:table-cell>
          <table:table-cell office:value-type="float" office:value="1.13943" calcext:value-type="float">
            <text:p>1.13943</text:p>
          </table:table-cell>
          <table:table-cell office:value-type="float" office:value="1.12898" calcext:value-type="float">
            <text:p>1.12898</text:p>
          </table:table-cell>
          <table:table-cell office:value-type="float" office:value="3.50273" calcext:value-type="float">
            <text:p>3.50273</text:p>
          </table:table-cell>
          <table:table-cell office:value-type="float" office:value="0.218352" calcext:value-type="float">
            <text:p>0.218352</text:p>
          </table:table-cell>
          <table:table-cell office:value-type="float" office:value="12.888" calcext:value-type="float">
            <text:p>12.888</text:p>
          </table:table-cell>
          <table:table-cell office:value-type="float" office:value="1.11366" calcext:value-type="float">
            <text:p>1.11366</text:p>
          </table:table-cell>
          <table:table-cell office:value-type="float" office:value="0.959364" calcext:value-type="float">
            <text:p>0.959364</text:p>
          </table:table-cell>
          <table:table-cell office:value-type="float" office:value="3.50273" calcext:value-type="float">
            <text:p>3.50273</text:p>
          </table:table-cell>
          <table:table-cell office:value-type="float" office:value="2.29884" calcext:value-type="float">
            <text:p>2.29884</text:p>
          </table:table-cell>
          <table:table-cell office:value-type="float" office:value="2.80859" calcext:value-type="float">
            <text:p>2.80859</text:p>
          </table:table-cell>
          <table:table-cell office:value-type="float" office:value="0.125183" calcext:value-type="float">
            <text:p>0.125183</text:p>
          </table:table-cell>
          <table:table-cell office:value-type="float" office:value="2.27868" calcext:value-type="float">
            <text:p>2.27868</text:p>
          </table:table-cell>
          <table:table-cell office:value-type="float" office:value="0.133333" calcext:value-type="float">
            <text:p>0.133333</text:p>
          </table:table-cell>
          <table:table-cell office:value-type="float" office:value="2.50973" calcext:value-type="float">
            <text:p>2.50973</text:p>
          </table:table-cell>
          <table:table-cell office:value-type="float" office:value="0.218352" calcext:value-type="float">
            <text:p>0.218352</text:p>
          </table:table-cell>
          <table:table-cell office:value-type="float" office:value="2.18992" calcext:value-type="float">
            <text:p>2.18992</text:p>
          </table:table-cell>
          <table:table-cell office:value-type="float" office:value="12.888" calcext:value-type="float">
            <text:p>12.888</text:p>
          </table:table-cell>
          <table:table-cell office:value-type="float" office:value="0.781436" calcext:value-type="float">
            <text:p>0.781436</text:p>
          </table:table-cell>
          <table:table-cell office:value-type="float" office:value="2.14871" calcext:value-type="float">
            <text:p>2.14871</text:p>
          </table:table-cell>
          <table:table-cell office:value-type="float" office:value="2.97254" calcext:value-type="float">
            <text:p>2.97254</text:p>
          </table:table-cell>
          <table:table-cell office:value-type="float" office:value="0.45143" calcext:value-type="float">
            <text:p>0.45143</text:p>
          </table:table-cell>
          <table:table-cell office:value-type="float" office:value="18.8331" calcext:value-type="float">
            <text:p>18.8331</text:p>
          </table:table-cell>
          <table:table-cell office:value-type="float" office:value="5.70088" calcext:value-type="float">
            <text:p>5.70088</text:p>
          </table:table-cell>
          <table:table-cell office:value-type="float" office:value="0.848151" calcext:value-type="float">
            <text:p>0.848151</text:p>
          </table:table-cell>
          <table:table-cell office:value-type="float" office:value="1.7862" calcext:value-type="float">
            <text:p>1.7862</text:p>
          </table:table-cell>
          <table:table-cell office:value-type="float" office:value="0.125183" calcext:value-type="float">
            <text:p>0.125183</text:p>
          </table:table-cell>
          <table:table-cell office:value-type="float" office:value="0.816836" calcext:value-type="float">
            <text:p>0.816836</text:p>
          </table:table-cell>
          <table:table-cell office:value-type="float" office:value="0.133826" calcext:value-type="float">
            <text:p>0.133826</text:p>
          </table:table-cell>
          <table:table-cell office:value-type="float" office:value="19.4382" calcext:value-type="float">
            <text:p>19.4382</text:p>
          </table:table-cell>
          <table:table-cell office:value-type="float" office:value="2.45456" calcext:value-type="float">
            <text:p>2.45456</text:p>
          </table:table-cell>
          <table:table-cell office:value-type="float" office:value="1.38054" calcext:value-type="float">
            <text:p>1.38054</text:p>
          </table:table-cell>
          <table:table-cell office:value-type="float" office:value="1.13649" calcext:value-type="float">
            <text:p>1.13649</text:p>
          </table:table-cell>
          <table:table-cell office:value-type="float" office:value="3.50273" calcext:value-type="float">
            <text:p>3.50273</text:p>
          </table:table-cell>
          <table:table-cell office:value-type="float" office:value="0.502899" calcext:value-type="float">
            <text:p>0.502899</text:p>
          </table:table-cell>
          <table:table-cell office:value-type="float" office:value="12.8016" calcext:value-type="float">
            <text:p>12.8016</text:p>
          </table:table-cell>
          <table:table-cell office:value-type="float" office:value="1.62144" calcext:value-type="float">
            <text:p>1.62144</text:p>
          </table:table-cell>
          <table:table-cell office:value-type="float" office:value="0.689443" calcext:value-type="float">
            <text:p>0.689443</text:p>
          </table:table-cell>
          <table:table-cell office:value-type="float" office:value="3.50273" calcext:value-type="float">
            <text:p>3.50273</text:p>
          </table:table-cell>
          <table:table-cell office:value-type="float" office:value="2.11074" calcext:value-type="float">
            <text:p>2.11074</text:p>
          </table:table-cell>
          <table:table-cell office:value-type="float" office:value="2.94011" calcext:value-type="float">
            <text:p>2.94011</text:p>
          </table:table-cell>
          <table:table-cell office:value-type="float" office:value="0.0283779" calcext:value-type="float">
            <text:p>0.0283779</text:p>
          </table:table-cell>
          <table:table-cell office:value-type="float" office:value="0.605944" calcext:value-type="float">
            <text:p>0.605944</text:p>
          </table:table-cell>
          <table:table-cell office:value-type="float" office:value="0.125183" calcext:value-type="float">
            <text:p>0.125183</text:p>
          </table:table-cell>
          <table:table-cell office:value-type="float" office:value="2.29987" calcext:value-type="float">
            <text:p>2.29987</text:p>
          </table:table-cell>
          <table:table-cell office:value-type="float" office:value="0.502899" calcext:value-type="float">
            <text:p>0.502899</text:p>
          </table:table-cell>
          <table:table-cell office:value-type="float" office:value="2.18463" calcext:value-type="float">
            <text:p>2.18463</text:p>
          </table:table-cell>
          <table:table-cell office:value-type="float" office:value="12.8016" calcext:value-type="float">
            <text:p>12.8016</text:p>
          </table:table-cell>
          <table:table-cell office:value-type="float" office:value="1.27507" calcext:value-type="float">
            <text:p>1.27507</text:p>
          </table:table-cell>
          <table:table-cell office:value-type="float" office:value="1.69793" calcext:value-type="float">
            <text:p>1.69793</text:p>
          </table:table-cell>
          <table:table-cell office:value-type="float" office:value="2.0313" calcext:value-type="float">
            <text:p>2.0313</text:p>
          </table:table-cell>
          <table:table-cell office:value-type="float" office:value="0.845201" calcext:value-type="float">
            <text:p>0.845201</text:p>
          </table:table-cell>
          <table:table-cell office:value-type="float" office:value="0.203449" calcext:value-type="float">
            <text:p>0.203449</text:p>
          </table:table-cell>
          <table:table-cell office:value-type="float" office:value="6.38358" calcext:value-type="float">
            <text:p>6.38358</text:p>
          </table:table-cell>
          <table:table-cell office:value-type="float" office:value="0.953037" calcext:value-type="float">
            <text:p>0.953037</text:p>
          </table:table-cell>
          <table:table-cell office:value-type="float" office:value="2.20137" calcext:value-type="float">
            <text:p>2.20137</text:p>
          </table:table-cell>
          <table:table-cell office:value-type="float" office:value="0.0283779" calcext:value-type="float">
            <text:p>0.0283779</text:p>
          </table:table-cell>
          <table:table-cell office:value-type="float" office:value="5.68361" calcext:value-type="float">
            <text:p>5.68361</text:p>
          </table:table-cell>
          <table:table-cell office:value-type="float" office:value="0.133826" calcext:value-type="float">
            <text:p>0.133826</text:p>
          </table:table-cell>
          <table:table-cell office:value-type="float" office:value="20.0782" calcext:value-type="float">
            <text:p>20.0782</text:p>
          </table:table-cell>
          <table:table-cell office:value-type="float" office:value="1.98469" calcext:value-type="float">
            <text:p>1.98469</text:p>
          </table:table-cell>
          <table:table-cell office:value-type="float" office:value="0.274137" calcext:value-type="float">
            <text:p>0.274137</text:p>
          </table:table-cell>
          <table:table-cell table:number-columns-repeated="6" office:value-type="float" office:value="4.41588" calcext:value-type="float">
            <text:p>4.4158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36:</text:p>
          </table:table-cell>
          <table:table-cell office:value-type="float" office:value="15.2371" calcext:value-type="float">
            <text:p>15.2371</text:p>
          </table:table-cell>
          <table:table-cell office:value-type="string" calcext:value-type="string">
            <text:p>-</text:p>
          </table:table-cell>
          <table:table-cell office:value-type="float" office:value="15.4038" calcext:value-type="float">
            <text:p>15.4038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4.83417" calcext:value-type="float">
            <text:p>4.83417</text:p>
          </table:table-cell>
          <table:table-cell office:value-type="float" office:value="0.579151" calcext:value-type="float">
            <text:p>0.579151</text:p>
          </table:table-cell>
          <table:table-cell office:value-type="float" office:value="2.15035" calcext:value-type="float">
            <text:p>2.15035</text:p>
          </table:table-cell>
          <table:table-cell office:value-type="float" office:value="1.10214" calcext:value-type="float">
            <text:p>1.10214</text:p>
          </table:table-cell>
          <table:table-cell office:value-type="float" office:value="1.38179" calcext:value-type="float">
            <text:p>1.38179</text:p>
          </table:table-cell>
          <table:table-cell office:value-type="float" office:value="0.579365" calcext:value-type="float">
            <text:p>0.579365</text:p>
          </table:table-cell>
          <table:table-cell office:value-type="float" office:value="1.95264" calcext:value-type="float">
            <text:p>1.95264</text:p>
          </table:table-cell>
          <table:table-cell office:value-type="float" office:value="1.13535" calcext:value-type="float">
            <text:p>1.13535</text:p>
          </table:table-cell>
          <table:table-cell office:value-type="float" office:value="4.94454" calcext:value-type="float">
            <text:p>4.94454</text:p>
          </table:table-cell>
          <table:table-cell office:value-type="float" office:value="1.95264" calcext:value-type="float">
            <text:p>1.95264</text:p>
          </table:table-cell>
          <table:table-cell office:value-type="float" office:value="1.18269" calcext:value-type="float">
            <text:p>1.18269</text:p>
          </table:table-cell>
          <table:table-cell office:value-type="float" office:value="1.55412" calcext:value-type="float">
            <text:p>1.55412</text:p>
          </table:table-cell>
          <table:table-cell office:value-type="float" office:value="4.83417" calcext:value-type="float">
            <text:p>4.83417</text:p>
          </table:table-cell>
          <table:table-cell office:value-type="float" office:value="1.4329" calcext:value-type="float">
            <text:p>1.4329</text:p>
          </table:table-cell>
          <table:table-cell office:value-type="float" office:value="3.30213" calcext:value-type="float">
            <text:p>3.30213</text:p>
          </table:table-cell>
          <table:table-cell office:value-type="float" office:value="1.01112" calcext:value-type="float">
            <text:p>1.01112</text:p>
          </table:table-cell>
          <table:table-cell office:value-type="float" office:value="2.29018" calcext:value-type="float">
            <text:p>2.29018</text:p>
          </table:table-cell>
          <table:table-cell office:value-type="float" office:value="1.11157" calcext:value-type="float">
            <text:p>1.11157</text:p>
          </table:table-cell>
          <table:table-cell office:value-type="float" office:value="1.13535" calcext:value-type="float">
            <text:p>1.13535</text:p>
          </table:table-cell>
          <table:table-cell office:value-type="float" office:value="2.13263" calcext:value-type="float">
            <text:p>2.13263</text:p>
          </table:table-cell>
          <table:table-cell office:value-type="float" office:value="0.847944" calcext:value-type="float">
            <text:p>0.847944</text:p>
          </table:table-cell>
          <table:table-cell office:value-type="float" office:value="0.21604" calcext:value-type="float">
            <text:p>0.21604</text:p>
          </table:table-cell>
          <table:table-cell office:value-type="float" office:value="0.860752" calcext:value-type="float">
            <text:p>0.860752</text:p>
          </table:table-cell>
          <table:table-cell office:value-type="float" office:value="0.464828" calcext:value-type="float">
            <text:p>0.464828</text:p>
          </table:table-cell>
          <table:table-cell office:value-type="float" office:value="1.87382" calcext:value-type="float">
            <text:p>1.87382</text:p>
          </table:table-cell>
          <table:table-cell office:value-type="float" office:value="19.3965" calcext:value-type="float">
            <text:p>19.3965</text:p>
          </table:table-cell>
          <table:table-cell office:value-type="float" office:value="3.91192" calcext:value-type="float">
            <text:p>3.91192</text:p>
          </table:table-cell>
          <table:table-cell office:value-type="float" office:value="0.847944" calcext:value-type="float">
            <text:p>0.847944</text:p>
          </table:table-cell>
          <table:table-cell office:value-type="float" office:value="1.16491" calcext:value-type="float">
            <text:p>1.16491</text:p>
          </table:table-cell>
          <table:table-cell office:value-type="float" office:value="0.482705" calcext:value-type="float">
            <text:p>0.482705</text:p>
          </table:table-cell>
          <table:table-cell office:value-type="float" office:value="5.32784" calcext:value-type="float">
            <text:p>5.32784</text:p>
          </table:table-cell>
          <table:table-cell office:value-type="float" office:value="1.73008" calcext:value-type="float">
            <text:p>1.73008</text:p>
          </table:table-cell>
          <table:table-cell office:value-type="float" office:value="0.795355" calcext:value-type="float">
            <text:p>0.795355</text:p>
          </table:table-cell>
          <table:table-cell office:value-type="float" office:value="0" calcext:value-type="float">
            <text:p>0</text:p>
          </table:table-cell>
          <table:table-cell office:value-type="float" office:value="0.446854" calcext:value-type="float">
            <text:p>0.446854</text:p>
          </table:table-cell>
          <table:table-cell office:value-type="float" office:value="0.716858" calcext:value-type="float">
            <text:p>0.716858</text:p>
          </table:table-cell>
          <table:table-cell office:value-type="float" office:value="0.441077" calcext:value-type="float">
            <text:p>0.441077</text:p>
          </table:table-cell>
          <table:table-cell office:value-type="float" office:value="0.445049" calcext:value-type="float">
            <text:p>0.445049</text:p>
          </table:table-cell>
          <table:table-cell office:value-type="float" office:value="20.0935" calcext:value-type="float">
            <text:p>20.0935</text:p>
          </table:table-cell>
          <table:table-cell office:value-type="float" office:value="0.441077" calcext:value-type="float">
            <text:p>0.441077</text:p>
          </table:table-cell>
          <table:table-cell office:value-type="float" office:value="0.821727" calcext:value-type="float">
            <text:p>0.821727</text:p>
          </table:table-cell>
          <table:table-cell office:value-type="float" office:value="0.601417" calcext:value-type="float">
            <text:p>0.601417</text:p>
          </table:table-cell>
          <table:table-cell office:value-type="float" office:value="5.32784" calcext:value-type="float">
            <text:p>5.32784</text:p>
          </table:table-cell>
          <table:table-cell office:value-type="float" office:value="1.43551" calcext:value-type="float">
            <text:p>1.43551</text:p>
          </table:table-cell>
          <table:table-cell office:value-type="float" office:value="3.76877" calcext:value-type="float">
            <text:p>3.76877</text:p>
          </table:table-cell>
          <table:table-cell office:value-type="float" office:value="1.03495" calcext:value-type="float">
            <text:p>1.03495</text:p>
          </table:table-cell>
          <table:table-cell office:value-type="float" office:value="2.29943" calcext:value-type="float">
            <text:p>2.29943</text:p>
          </table:table-cell>
          <table:table-cell office:value-type="float" office:value="0.588098" calcext:value-type="float">
            <text:p>0.588098</text:p>
          </table:table-cell>
          <table:table-cell office:value-type="float" office:value="0.445049" calcext:value-type="float">
            <text:p>0.445049</text:p>
          </table:table-cell>
          <table:table-cell office:value-type="float" office:value="2.47302" calcext:value-type="float">
            <text:p>2.47302</text:p>
          </table:table-cell>
          <table:table-cell office:value-type="float" office:value="0.912629" calcext:value-type="float">
            <text:p>0.912629</text:p>
          </table:table-cell>
          <table:table-cell office:value-type="float" office:value="0.432519" calcext:value-type="float">
            <text:p>0.432519</text:p>
          </table:table-cell>
          <table:table-cell office:value-type="float" office:value="0.834698" calcext:value-type="float">
            <text:p>0.834698</text:p>
          </table:table-cell>
          <table:table-cell office:value-type="float" office:value="1.22769" calcext:value-type="float">
            <text:p>1.22769</text:p>
          </table:table-cell>
          <table:table-cell office:value-type="float" office:value="0.78611" calcext:value-type="float">
            <text:p>0.78611</text:p>
          </table:table-cell>
          <table:table-cell office:value-type="float" office:value="1.25799" calcext:value-type="float">
            <text:p>1.25799</text:p>
          </table:table-cell>
          <table:table-cell office:value-type="float" office:value="1.4329" calcext:value-type="float">
            <text:p>1.4329</text:p>
          </table:table-cell>
          <table:table-cell office:value-type="float" office:value="0.912629" calcext:value-type="float">
            <text:p>0.912629</text:p>
          </table:table-cell>
          <table:table-cell office:value-type="float" office:value="0.64321" calcext:value-type="float">
            <text:p>0.64321</text:p>
          </table:table-cell>
          <table:table-cell office:value-type="float" office:value="1.3111" calcext:value-type="float">
            <text:p>1.3111</text:p>
          </table:table-cell>
          <table:table-cell office:value-type="float" office:value="0.450822" calcext:value-type="float">
            <text:p>0.450822</text:p>
          </table:table-cell>
          <table:table-cell office:value-type="float" office:value="3.44627" calcext:value-type="float">
            <text:p>3.44627</text:p>
          </table:table-cell>
          <table:table-cell office:value-type="float" office:value="0.987431" calcext:value-type="float">
            <text:p>0.987431</text:p>
          </table:table-cell>
          <table:table-cell office:value-type="float" office:value="13.5123" calcext:value-type="float">
            <text:p>13.5123</text:p>
          </table:table-cell>
          <table:table-cell office:value-type="float" office:value="1.35434" calcext:value-type="float">
            <text:p>1.35434</text:p>
          </table:table-cell>
          <table:table-cell office:value-type="float" office:value="1.61067" calcext:value-type="float">
            <text:p>1.61067</text:p>
          </table:table-cell>
          <table:table-cell office:value-type="float" office:value="3.44627" calcext:value-type="float">
            <text:p>3.44627</text:p>
          </table:table-cell>
          <table:table-cell office:value-type="float" office:value="1.58794" calcext:value-type="float">
            <text:p>1.58794</text:p>
          </table:table-cell>
          <table:table-cell office:value-type="float" office:value="2.36387" calcext:value-type="float">
            <text:p>2.36387</text:p>
          </table:table-cell>
          <table:table-cell office:value-type="float" office:value="0.800692" calcext:value-type="float">
            <text:p>0.800692</text:p>
          </table:table-cell>
          <table:table-cell office:value-type="float" office:value="1.5022" calcext:value-type="float">
            <text:p>1.5022</text:p>
          </table:table-cell>
          <table:table-cell office:value-type="float" office:value="0.79393" calcext:value-type="float">
            <text:p>0.79393</text:p>
          </table:table-cell>
          <table:table-cell office:value-type="float" office:value="1.71477" calcext:value-type="float">
            <text:p>1.71477</text:p>
          </table:table-cell>
          <table:table-cell office:value-type="float" office:value="0.987431" calcext:value-type="float">
            <text:p>0.987431</text:p>
          </table:table-cell>
          <table:table-cell office:value-type="float" office:value="1.40196" calcext:value-type="float">
            <text:p>1.40196</text:p>
          </table:table-cell>
          <table:table-cell office:value-type="float" office:value="13.5123" calcext:value-type="float">
            <text:p>13.5123</text:p>
          </table:table-cell>
          <table:table-cell office:value-type="float" office:value="0.876875" calcext:value-type="float">
            <text:p>0.876875</text:p>
          </table:table-cell>
          <table:table-cell office:value-type="float" office:value="1.39252" calcext:value-type="float">
            <text:p>1.39252</text:p>
          </table:table-cell>
          <table:table-cell office:value-type="float" office:value="2.69997" calcext:value-type="float">
            <text:p>2.69997</text:p>
          </table:table-cell>
          <table:table-cell office:value-type="float" office:value="0.397452" calcext:value-type="float">
            <text:p>0.397452</text:p>
          </table:table-cell>
          <table:table-cell office:value-type="float" office:value="19.5872" calcext:value-type="float">
            <text:p>19.5872</text:p>
          </table:table-cell>
          <table:table-cell office:value-type="float" office:value="5.31879" calcext:value-type="float">
            <text:p>5.31879</text:p>
          </table:table-cell>
          <table:table-cell office:value-type="float" office:value="0.0784217" calcext:value-type="float">
            <text:p>0.0784217</text:p>
          </table:table-cell>
          <table:table-cell office:value-type="float" office:value="1.13635" calcext:value-type="float">
            <text:p>1.13635</text:p>
          </table:table-cell>
          <table:table-cell office:value-type="float" office:value="0.800692" calcext:value-type="float">
            <text:p>0.800692</text:p>
          </table:table-cell>
          <table:table-cell office:value-type="float" office:value="1.04369" calcext:value-type="float">
            <text:p>1.04369</text:p>
          </table:table-cell>
          <table:table-cell office:value-type="float" office:value="0.729611" calcext:value-type="float">
            <text:p>0.729611</text:p>
          </table:table-cell>
          <table:table-cell office:value-type="float" office:value="20.0497" calcext:value-type="float">
            <text:p>20.0497</text:p>
          </table:table-cell>
          <table:table-cell office:value-type="float" office:value="1.66365" calcext:value-type="float">
            <text:p>1.66365</text:p>
          </table:table-cell>
          <table:table-cell office:value-type="float" office:value="0.87248" calcext:value-type="float">
            <text:p>0.87248</text:p>
          </table:table-cell>
          <table:table-cell office:value-type="float" office:value="0.621142" calcext:value-type="float">
            <text:p>0.621142</text:p>
          </table:table-cell>
          <table:table-cell office:value-type="float" office:value="3.44627" calcext:value-type="float">
            <text:p>3.44627</text:p>
          </table:table-cell>
          <table:table-cell office:value-type="float" office:value="1.08795" calcext:value-type="float">
            <text:p>1.08795</text:p>
          </table:table-cell>
          <table:table-cell office:value-type="float" office:value="13.4275" calcext:value-type="float">
            <text:p>13.4275</text:p>
          </table:table-cell>
          <table:table-cell office:value-type="float" office:value="2.33254" calcext:value-type="float">
            <text:p>2.33254</text:p>
          </table:table-cell>
          <table:table-cell office:value-type="float" office:value="1.39059" calcext:value-type="float">
            <text:p>1.39059</text:p>
          </table:table-cell>
          <table:table-cell office:value-type="float" office:value="3.44627" calcext:value-type="float">
            <text:p>3.44627</text:p>
          </table:table-cell>
          <table:table-cell office:value-type="float" office:value="1.47802" calcext:value-type="float">
            <text:p>1.47802</text:p>
          </table:table-cell>
          <table:table-cell office:value-type="float" office:value="2.84624" calcext:value-type="float">
            <text:p>2.84624</text:p>
          </table:table-cell>
          <table:table-cell office:value-type="float" office:value="0.791712" calcext:value-type="float">
            <text:p>0.791712</text:p>
          </table:table-cell>
          <table:table-cell office:value-type="float" office:value="0.823843" calcext:value-type="float">
            <text:p>0.823843</text:p>
          </table:table-cell>
          <table:table-cell office:value-type="float" office:value="0.800692" calcext:value-type="float">
            <text:p>0.800692</text:p>
          </table:table-cell>
          <table:table-cell office:value-type="float" office:value="1.51082" calcext:value-type="float">
            <text:p>1.51082</text:p>
          </table:table-cell>
          <table:table-cell office:value-type="float" office:value="1.08795" calcext:value-type="float">
            <text:p>1.08795</text:p>
          </table:table-cell>
          <table:table-cell office:value-type="float" office:value="1.39713" calcext:value-type="float">
            <text:p>1.39713</text:p>
          </table:table-cell>
          <table:table-cell office:value-type="float" office:value="13.4275" calcext:value-type="float">
            <text:p>13.4275</text:p>
          </table:table-cell>
          <table:table-cell office:value-type="float" office:value="1.27776" calcext:value-type="float">
            <text:p>1.27776</text:p>
          </table:table-cell>
          <table:table-cell office:value-type="float" office:value="1.29468" calcext:value-type="float">
            <text:p>1.29468</text:p>
          </table:table-cell>
          <table:table-cell office:value-type="float" office:value="1.4391" calcext:value-type="float">
            <text:p>1.4391</text:p>
          </table:table-cell>
          <table:table-cell office:value-type="float" office:value="1.15991" calcext:value-type="float">
            <text:p>1.15991</text:p>
          </table:table-cell>
          <table:table-cell office:value-type="float" office:value="0.635289" calcext:value-type="float">
            <text:p>0.635289</text:p>
          </table:table-cell>
          <table:table-cell office:value-type="float" office:value="5.98681" calcext:value-type="float">
            <text:p>5.98681</text:p>
          </table:table-cell>
          <table:table-cell office:value-type="float" office:value="0.167577" calcext:value-type="float">
            <text:p>0.167577</text:p>
          </table:table-cell>
          <table:table-cell office:value-type="float" office:value="1.43064" calcext:value-type="float">
            <text:p>1.43064</text:p>
          </table:table-cell>
          <table:table-cell office:value-type="float" office:value="0.791712" calcext:value-type="float">
            <text:p>0.791712</text:p>
          </table:table-cell>
          <table:table-cell office:value-type="float" office:value="5.30209" calcext:value-type="float">
            <text:p>5.30209</text:p>
          </table:table-cell>
          <table:table-cell office:value-type="float" office:value="0.729611" calcext:value-type="float">
            <text:p>0.729611</text:p>
          </table:table-cell>
          <table:table-cell office:value-type="float" office:value="20.6776" calcext:value-type="float">
            <text:p>20.6776</text:p>
          </table:table-cell>
          <table:table-cell office:value-type="float" office:value="1.25668" calcext:value-type="float">
            <text:p>1.25668</text:p>
          </table:table-cell>
          <table:table-cell office:value-type="float" office:value="0.538363" calcext:value-type="float">
            <text:p>0.538363</text:p>
          </table:table-cell>
          <table:table-cell table:number-columns-repeated="6" office:value-type="float" office:value="5.06611" calcext:value-type="float">
            <text:p>5.0661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37:</text:p>
          </table:table-cell>
          <table:table-cell office:value-type="float" office:value="9.43388" calcext:value-type="float">
            <text:p>9.43388</text:p>
          </table:table-cell>
          <table:table-cell office:value-type="string" calcext:value-type="string">
            <text:p>-</text:p>
          </table:table-cell>
          <table:table-cell office:value-type="float" office:value="9.60055" calcext:value-type="float">
            <text:p>9.60055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office:value-type="float" office:value="4.56844" calcext:value-type="float">
            <text:p>4.56844</text:p>
          </table:table-cell>
          <table:table-cell office:value-type="float" office:value="0.324407" calcext:value-type="float">
            <text:p>0.324407</text:p>
          </table:table-cell>
          <table:table-cell office:value-type="float" office:value="1.70764" calcext:value-type="float">
            <text:p>1.70764</text:p>
          </table:table-cell>
          <table:table-cell office:value-type="float" office:value="0.764384" calcext:value-type="float">
            <text:p>0.764384</text:p>
          </table:table-cell>
          <table:table-cell office:value-type="float" office:value="1.3043" calcext:value-type="float">
            <text:p>1.3043</text:p>
          </table:table-cell>
          <table:table-cell office:value-type="float" office:value="0.164492" calcext:value-type="float">
            <text:p>0.164492</text:p>
          </table:table-cell>
          <table:table-cell office:value-type="float" office:value="2.3617" calcext:value-type="float">
            <text:p>2.3617</text:p>
          </table:table-cell>
          <table:table-cell office:value-type="float" office:value="0.72446" calcext:value-type="float">
            <text:p>0.72446</text:p>
          </table:table-cell>
          <table:table-cell office:value-type="float" office:value="4.92961" calcext:value-type="float">
            <text:p>4.92961</text:p>
          </table:table-cell>
          <table:table-cell office:value-type="float" office:value="2.3617" calcext:value-type="float">
            <text:p>2.3617</text:p>
          </table:table-cell>
          <table:table-cell office:value-type="float" office:value="0.861836" calcext:value-type="float">
            <text:p>0.861836</text:p>
          </table:table-cell>
          <table:table-cell office:value-type="float" office:value="1.95636" calcext:value-type="float">
            <text:p>1.95636</text:p>
          </table:table-cell>
          <table:table-cell office:value-type="float" office:value="4.56844" calcext:value-type="float">
            <text:p>4.56844</text:p>
          </table:table-cell>
          <table:table-cell office:value-type="float" office:value="1.86815" calcext:value-type="float">
            <text:p>1.86815</text:p>
          </table:table-cell>
          <table:table-cell office:value-type="float" office:value="3.13445" calcext:value-type="float">
            <text:p>3.13445</text:p>
          </table:table-cell>
          <table:table-cell office:value-type="float" office:value="0.869934" calcext:value-type="float">
            <text:p>0.869934</text:p>
          </table:table-cell>
          <table:table-cell office:value-type="float" office:value="2.01084" calcext:value-type="float">
            <text:p>2.01084</text:p>
          </table:table-cell>
          <table:table-cell office:value-type="float" office:value="0.840459" calcext:value-type="float">
            <text:p>0.840459</text:p>
          </table:table-cell>
          <table:table-cell office:value-type="float" office:value="0.72446" calcext:value-type="float">
            <text:p>0.72446</text:p>
          </table:table-cell>
          <table:table-cell office:value-type="float" office:value="2.20995" calcext:value-type="float">
            <text:p>2.20995</text:p>
          </table:table-cell>
          <table:table-cell office:value-type="float" office:value="0.412284" calcext:value-type="float">
            <text:p>0.412284</text:p>
          </table:table-cell>
          <table:table-cell office:value-type="float" office:value="0.255618" calcext:value-type="float">
            <text:p>0.255618</text:p>
          </table:table-cell>
          <table:table-cell office:value-type="float" office:value="0.612647" calcext:value-type="float">
            <text:p>0.612647</text:p>
          </table:table-cell>
          <table:table-cell office:value-type="float" office:value="0.168637" calcext:value-type="float">
            <text:p>0.168637</text:p>
          </table:table-cell>
          <table:table-cell office:value-type="float" office:value="1.85248" calcext:value-type="float">
            <text:p>1.85248</text:p>
          </table:table-cell>
          <table:table-cell office:value-type="float" office:value="19.0073" calcext:value-type="float">
            <text:p>19.0073</text:p>
          </table:table-cell>
          <table:table-cell office:value-type="float" office:value="3.83797" calcext:value-type="float">
            <text:p>3.83797</text:p>
          </table:table-cell>
          <table:table-cell office:value-type="float" office:value="0.412284" calcext:value-type="float">
            <text:p>0.412284</text:p>
          </table:table-cell>
          <table:table-cell office:value-type="float" office:value="0.742283" calcext:value-type="float">
            <text:p>0.742283</text:p>
          </table:table-cell>
          <table:table-cell office:value-type="float" office:value="0.291083" calcext:value-type="float">
            <text:p>0.291083</text:p>
          </table:table-cell>
          <table:table-cell office:value-type="float" office:value="5.07829" calcext:value-type="float">
            <text:p>5.07829</text:p>
          </table:table-cell>
          <table:table-cell office:value-type="float" office:value="2.0845" calcext:value-type="float">
            <text:p>2.0845</text:p>
          </table:table-cell>
          <table:table-cell office:value-type="float" office:value="0.367367" calcext:value-type="float">
            <text:p>0.367367</text:p>
          </table:table-cell>
          <table:table-cell office:value-type="float" office:value="0.446854" calcext:value-type="float">
            <text:p>0.446854</text:p>
          </table:table-cell>
          <table:table-cell office:value-type="float" office:value="0" calcext:value-type="float">
            <text:p>0</text:p>
          </table:table-cell>
          <table:table-cell office:value-type="float" office:value="0.369611" calcext:value-type="float">
            <text:p>0.369611</text:p>
          </table:table-cell>
          <table:table-cell office:value-type="float" office:value="0.608674" calcext:value-type="float">
            <text:p>0.608674</text:p>
          </table:table-cell>
          <table:table-cell office:value-type="float" office:value="0.0492999" calcext:value-type="float">
            <text:p>0.0492999</text:p>
          </table:table-cell>
          <table:table-cell office:value-type="float" office:value="19.6995" calcext:value-type="float">
            <text:p>19.6995</text:p>
          </table:table-cell>
          <table:table-cell office:value-type="float" office:value="0.608674" calcext:value-type="float">
            <text:p>0.608674</text:p>
          </table:table-cell>
          <table:table-cell office:value-type="float" office:value="0.436695" calcext:value-type="float">
            <text:p>0.436695</text:p>
          </table:table-cell>
          <table:table-cell office:value-type="float" office:value="0.622213" calcext:value-type="float">
            <text:p>0.622213</text:p>
          </table:table-cell>
          <table:table-cell office:value-type="float" office:value="5.07829" calcext:value-type="float">
            <text:p>5.07829</text:p>
          </table:table-cell>
          <table:table-cell office:value-type="float" office:value="1.87127" calcext:value-type="float">
            <text:p>1.87127</text:p>
          </table:table-cell>
          <table:table-cell office:value-type="float" office:value="3.60802" calcext:value-type="float">
            <text:p>3.60802</text:p>
          </table:table-cell>
          <table:table-cell office:value-type="float" office:value="0.814174" calcext:value-type="float">
            <text:p>0.814174</text:p>
          </table:table-cell>
          <table:table-cell office:value-type="float" office:value="2.0917" calcext:value-type="float">
            <text:p>2.0917</text:p>
          </table:table-cell>
          <table:table-cell office:value-type="float" office:value="0.87277" calcext:value-type="float">
            <text:p>0.87277</text:p>
          </table:table-cell>
          <table:table-cell office:value-type="float" office:value="0.0492999" calcext:value-type="float">
            <text:p>0.0492999</text:p>
          </table:table-cell>
          <table:table-cell office:value-type="float" office:value="2.64765" calcext:value-type="float">
            <text:p>2.64765</text:p>
          </table:table-cell>
          <table:table-cell office:value-type="float" office:value="0.530368" calcext:value-type="float">
            <text:p>0.530368</text:p>
          </table:table-cell>
          <table:table-cell office:value-type="float" office:value="0.110723" calcext:value-type="float">
            <text:p>0.110723</text:p>
          </table:table-cell>
          <table:table-cell office:value-type="float" office:value="0.40547" calcext:value-type="float">
            <text:p>0.40547</text:p>
          </table:table-cell>
          <table:table-cell office:value-type="float" office:value="0.78331" calcext:value-type="float">
            <text:p>0.78331</text:p>
          </table:table-cell>
          <table:table-cell office:value-type="float" office:value="0.561765" calcext:value-type="float">
            <text:p>0.561765</text:p>
          </table:table-cell>
          <table:table-cell office:value-type="float" office:value="0.908718" calcext:value-type="float">
            <text:p>0.908718</text:p>
          </table:table-cell>
          <table:table-cell office:value-type="float" office:value="1.86815" calcext:value-type="float">
            <text:p>1.86815</text:p>
          </table:table-cell>
          <table:table-cell office:value-type="float" office:value="0.530368" calcext:value-type="float">
            <text:p>0.530368</text:p>
          </table:table-cell>
          <table:table-cell office:value-type="float" office:value="0.257393" calcext:value-type="float">
            <text:p>0.257393</text:p>
          </table:table-cell>
          <table:table-cell office:value-type="float" office:value="1.06862" calcext:value-type="float">
            <text:p>1.06862</text:p>
          </table:table-cell>
          <table:table-cell office:value-type="float" office:value="0.840581" calcext:value-type="float">
            <text:p>0.840581</text:p>
          </table:table-cell>
          <table:table-cell office:value-type="float" office:value="3.36854" calcext:value-type="float">
            <text:p>3.36854</text:p>
          </table:table-cell>
          <table:table-cell office:value-type="float" office:value="0.57876" calcext:value-type="float">
            <text:p>0.57876</text:p>
          </table:table-cell>
          <table:table-cell office:value-type="float" office:value="13.1123" calcext:value-type="float">
            <text:p>13.1123</text:p>
          </table:table-cell>
          <table:table-cell office:value-type="float" office:value="1.07927" calcext:value-type="float">
            <text:p>1.07927</text:p>
          </table:table-cell>
          <table:table-cell office:value-type="float" office:value="1.18368" calcext:value-type="float">
            <text:p>1.18368</text:p>
          </table:table-cell>
          <table:table-cell office:value-type="float" office:value="3.36854" calcext:value-type="float">
            <text:p>3.36854</text:p>
          </table:table-cell>
          <table:table-cell office:value-type="float" office:value="1.93586" calcext:value-type="float">
            <text:p>1.93586</text:p>
          </table:table-cell>
          <table:table-cell office:value-type="float" office:value="2.51782" calcext:value-type="float">
            <text:p>2.51782</text:p>
          </table:table-cell>
          <table:table-cell office:value-type="float" office:value="0.411231" calcext:value-type="float">
            <text:p>0.411231</text:p>
          </table:table-cell>
          <table:table-cell office:value-type="float" office:value="1.91215" calcext:value-type="float">
            <text:p>1.91215</text:p>
          </table:table-cell>
          <table:table-cell office:value-type="float" office:value="0.408357" calcext:value-type="float">
            <text:p>0.408357</text:p>
          </table:table-cell>
          <table:table-cell office:value-type="float" office:value="2.152" calcext:value-type="float">
            <text:p>2.152</text:p>
          </table:table-cell>
          <table:table-cell office:value-type="float" office:value="0.57876" calcext:value-type="float">
            <text:p>0.57876</text:p>
          </table:table-cell>
          <table:table-cell office:value-type="float" office:value="1.84871" calcext:value-type="float">
            <text:p>1.84871</text:p>
          </table:table-cell>
          <table:table-cell office:value-type="float" office:value="13.1123" calcext:value-type="float">
            <text:p>13.1123</text:p>
          </table:table-cell>
          <table:table-cell office:value-type="float" office:value="0.638329" calcext:value-type="float">
            <text:p>0.638329</text:p>
          </table:table-cell>
          <table:table-cell office:value-type="float" office:value="1.83269" calcext:value-type="float">
            <text:p>1.83269</text:p>
          </table:table-cell>
          <table:table-cell office:value-type="float" office:value="2.7451" calcext:value-type="float">
            <text:p>2.7451</text:p>
          </table:table-cell>
          <table:table-cell office:value-type="float" office:value="0.244759" calcext:value-type="float">
            <text:p>0.244759</text:p>
          </table:table-cell>
          <table:table-cell office:value-type="float" office:value="19.1989" calcext:value-type="float">
            <text:p>19.1989</text:p>
          </table:table-cell>
          <table:table-cell office:value-type="float" office:value="5.44293" calcext:value-type="float">
            <text:p>5.44293</text:p>
          </table:table-cell>
          <table:table-cell office:value-type="float" office:value="0.510528" calcext:value-type="float">
            <text:p>0.510528</text:p>
          </table:table-cell>
          <table:table-cell office:value-type="float" office:value="1.52632" calcext:value-type="float">
            <text:p>1.52632</text:p>
          </table:table-cell>
          <table:table-cell office:value-type="float" office:value="0.411231" calcext:value-type="float">
            <text:p>0.411231</text:p>
          </table:table-cell>
          <table:table-cell office:value-type="float" office:value="0.75361" calcext:value-type="float">
            <text:p>0.75361</text:p>
          </table:table-cell>
          <table:table-cell office:value-type="float" office:value="0.283776" calcext:value-type="float">
            <text:p>0.283776</text:p>
          </table:table-cell>
          <table:table-cell office:value-type="float" office:value="19.6557" calcext:value-type="float">
            <text:p>19.6557</text:p>
          </table:table-cell>
          <table:table-cell office:value-type="float" office:value="2.10972" calcext:value-type="float">
            <text:p>2.10972</text:p>
          </table:table-cell>
          <table:table-cell office:value-type="float" office:value="1.17632" calcext:value-type="float">
            <text:p>1.17632</text:p>
          </table:table-cell>
          <table:table-cell office:value-type="float" office:value="0.916282" calcext:value-type="float">
            <text:p>0.916282</text:p>
          </table:table-cell>
          <table:table-cell office:value-type="float" office:value="3.36854" calcext:value-type="float">
            <text:p>3.36854</text:p>
          </table:table-cell>
          <table:table-cell office:value-type="float" office:value="0.663902" calcext:value-type="float">
            <text:p>0.663902</text:p>
          </table:table-cell>
          <table:table-cell office:value-type="float" office:value="13.0268" calcext:value-type="float">
            <text:p>13.0268</text:p>
          </table:table-cell>
          <table:table-cell office:value-type="float" office:value="1.89517" calcext:value-type="float">
            <text:p>1.89517</text:p>
          </table:table-cell>
          <table:table-cell office:value-type="float" office:value="1.02938" calcext:value-type="float">
            <text:p>1.02938</text:p>
          </table:table-cell>
          <table:table-cell office:value-type="float" office:value="3.36854" calcext:value-type="float">
            <text:p>3.36854</text:p>
          </table:table-cell>
          <table:table-cell office:value-type="float" office:value="1.7616" calcext:value-type="float">
            <text:p>1.7616</text:p>
          </table:table-cell>
          <table:table-cell office:value-type="float" office:value="2.78533" calcext:value-type="float">
            <text:p>2.78533</text:p>
          </table:table-cell>
          <table:table-cell office:value-type="float" office:value="0.371047" calcext:value-type="float">
            <text:p>0.371047</text:p>
          </table:table-cell>
          <table:table-cell office:value-type="float" office:value="0.508886" calcext:value-type="float">
            <text:p>0.508886</text:p>
          </table:table-cell>
          <table:table-cell office:value-type="float" office:value="0.411231" calcext:value-type="float">
            <text:p>0.411231</text:p>
          </table:table-cell>
          <table:table-cell office:value-type="float" office:value="1.9574" calcext:value-type="float">
            <text:p>1.9574</text:p>
          </table:table-cell>
          <table:table-cell office:value-type="float" office:value="0.663902" calcext:value-type="float">
            <text:p>0.663902</text:p>
          </table:table-cell>
          <table:table-cell office:value-type="float" office:value="1.84392" calcext:value-type="float">
            <text:p>1.84392</text:p>
          </table:table-cell>
          <table:table-cell office:value-type="float" office:value="13.0268" calcext:value-type="float">
            <text:p>13.0268</text:p>
          </table:table-cell>
          <table:table-cell office:value-type="float" office:value="1.12677" calcext:value-type="float">
            <text:p>1.12677</text:p>
          </table:table-cell>
          <table:table-cell office:value-type="float" office:value="1.40597" calcext:value-type="float">
            <text:p>1.40597</text:p>
          </table:table-cell>
          <table:table-cell office:value-type="float" office:value="1.69094" calcext:value-type="float">
            <text:p>1.69094</text:p>
          </table:table-cell>
          <table:table-cell office:value-type="float" office:value="0.837896" calcext:value-type="float">
            <text:p>0.837896</text:p>
          </table:table-cell>
          <table:table-cell office:value-type="float" office:value="0.272713" calcext:value-type="float">
            <text:p>0.272713</text:p>
          </table:table-cell>
          <table:table-cell office:value-type="float" office:value="6.12132" calcext:value-type="float">
            <text:p>6.12132</text:p>
          </table:table-cell>
          <table:table-cell office:value-type="float" office:value="0.612366" calcext:value-type="float">
            <text:p>0.612366</text:p>
          </table:table-cell>
          <table:table-cell office:value-type="float" office:value="1.87522" calcext:value-type="float">
            <text:p>1.87522</text:p>
          </table:table-cell>
          <table:table-cell office:value-type="float" office:value="0.371047" calcext:value-type="float">
            <text:p>0.371047</text:p>
          </table:table-cell>
          <table:table-cell office:value-type="float" office:value="5.42584" calcext:value-type="float">
            <text:p>5.42584</text:p>
          </table:table-cell>
          <table:table-cell office:value-type="float" office:value="0.283776" calcext:value-type="float">
            <text:p>0.283776</text:p>
          </table:table-cell>
          <table:table-cell office:value-type="float" office:value="20.2886" calcext:value-type="float">
            <text:p>20.2886</text:p>
          </table:table-cell>
          <table:table-cell office:value-type="float" office:value="1.61899" calcext:value-type="float">
            <text:p>1.61899</text:p>
          </table:table-cell>
          <table:table-cell office:value-type="float" office:value="0.190031" calcext:value-type="float">
            <text:p>0.190031</text:p>
          </table:table-cell>
          <table:table-cell table:number-columns-repeated="6" office:value-type="float" office:value="4.6526" calcext:value-type="float">
            <text:p>4.652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38:</text:p>
          </table:table-cell>
          <table:table-cell office:value-type="float" office:value="14.8397" calcext:value-type="float">
            <text:p>14.8397</text:p>
          </table:table-cell>
          <table:table-cell office:value-type="string" calcext:value-type="string">
            <text:p>-</text:p>
          </table:table-cell>
          <table:table-cell office:value-type="float" office:value="15.0063" calcext:value-type="float">
            <text:p>15.0063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4.19902" calcext:value-type="float">
            <text:p>4.19902</text:p>
          </table:table-cell>
          <table:table-cell office:value-type="float" office:value="0.164957" calcext:value-type="float">
            <text:p>0.164957</text:p>
          </table:table-cell>
          <table:table-cell office:value-type="float" office:value="1.595" calcext:value-type="float">
            <text:p>1.595</text:p>
          </table:table-cell>
          <table:table-cell office:value-type="float" office:value="0.399442" calcext:value-type="float">
            <text:p>0.399442</text:p>
          </table:table-cell>
          <table:table-cell office:value-type="float" office:value="1.0105" calcext:value-type="float">
            <text:p>1.0105</text:p>
          </table:table-cell>
          <table:table-cell office:value-type="float" office:value="0.429045" calcext:value-type="float">
            <text:p>0.429045</text:p>
          </table:table-cell>
          <table:table-cell office:value-type="float" office:value="2.45959" calcext:value-type="float">
            <text:p>2.45959</text:p>
          </table:table-cell>
          <table:table-cell office:value-type="float" office:value="0.435059" calcext:value-type="float">
            <text:p>0.435059</text:p>
          </table:table-cell>
          <table:table-cell office:value-type="float" office:value="4.62477" calcext:value-type="float">
            <text:p>4.62477</text:p>
          </table:table-cell>
          <table:table-cell office:value-type="float" office:value="2.45959" calcext:value-type="float">
            <text:p>2.45959</text:p>
          </table:table-cell>
          <table:table-cell office:value-type="float" office:value="0.49365" calcext:value-type="float">
            <text:p>0.49365</text:p>
          </table:table-cell>
          <table:table-cell office:value-type="float" office:value="2.05135" calcext:value-type="float">
            <text:p>2.05135</text:p>
          </table:table-cell>
          <table:table-cell office:value-type="float" office:value="4.19902" calcext:value-type="float">
            <text:p>4.19902</text:p>
          </table:table-cell>
          <table:table-cell office:value-type="float" office:value="2.14129" calcext:value-type="float">
            <text:p>2.14129</text:p>
          </table:table-cell>
          <table:table-cell office:value-type="float" office:value="2.77765" calcext:value-type="float">
            <text:p>2.77765</text:p>
          </table:table-cell>
          <table:table-cell office:value-type="float" office:value="0.569048" calcext:value-type="float">
            <text:p>0.569048</text:p>
          </table:table-cell>
          <table:table-cell office:value-type="float" office:value="1.64136" calcext:value-type="float">
            <text:p>1.64136</text:p>
          </table:table-cell>
          <table:table-cell office:value-type="float" office:value="1.08036" calcext:value-type="float">
            <text:p>1.08036</text:p>
          </table:table-cell>
          <table:table-cell office:value-type="float" office:value="0.435059" calcext:value-type="float">
            <text:p>0.435059</text:p>
          </table:table-cell>
          <table:table-cell office:value-type="float" office:value="1.98312" calcext:value-type="float">
            <text:p>1.98312</text:p>
          </table:table-cell>
          <table:table-cell office:value-type="float" office:value="0.263728" calcext:value-type="float">
            <text:p>0.263728</text:p>
          </table:table-cell>
          <table:table-cell office:value-type="float" office:value="0.502192" calcext:value-type="float">
            <text:p>0.502192</text:p>
          </table:table-cell>
          <table:table-cell office:value-type="float" office:value="0.272523" calcext:value-type="float">
            <text:p>0.272523</text:p>
          </table:table-cell>
          <table:table-cell office:value-type="float" office:value="0.256196" calcext:value-type="float">
            <text:p>0.256196</text:p>
          </table:table-cell>
          <table:table-cell office:value-type="float" office:value="1.57166" calcext:value-type="float">
            <text:p>1.57166</text:p>
          </table:table-cell>
          <table:table-cell office:value-type="float" office:value="18.993" calcext:value-type="float">
            <text:p>18.993</text:p>
          </table:table-cell>
          <table:table-cell office:value-type="float" office:value="3.51035" calcext:value-type="float">
            <text:p>3.51035</text:p>
          </table:table-cell>
          <table:table-cell office:value-type="float" office:value="0.263728" calcext:value-type="float">
            <text:p>0.263728</text:p>
          </table:table-cell>
          <table:table-cell office:value-type="float" office:value="0.479868" calcext:value-type="float">
            <text:p>0.479868</text:p>
          </table:table-cell>
          <table:table-cell office:value-type="float" office:value="0.649656" calcext:value-type="float">
            <text:p>0.649656</text:p>
          </table:table-cell>
          <table:table-cell office:value-type="float" office:value="4.70871" calcext:value-type="float">
            <text:p>4.70871</text:p>
          </table:table-cell>
          <table:table-cell office:value-type="float" office:value="2.11014" calcext:value-type="float">
            <text:p>2.11014</text:p>
          </table:table-cell>
          <table:table-cell office:value-type="float" office:value="0.485025" calcext:value-type="float">
            <text:p>0.485025</text:p>
          </table:table-cell>
          <table:table-cell office:value-type="float" office:value="0.716858" calcext:value-type="float">
            <text:p>0.716858</text:p>
          </table:table-cell>
          <table:table-cell office:value-type="float" office:value="0.369611" calcext:value-type="float">
            <text:p>0.369611</text:p>
          </table:table-cell>
          <table:table-cell office:value-type="float" office:value="0" calcext:value-type="float">
            <text:p>0</text:p>
          </table:table-cell>
          <table:table-cell office:value-type="float" office:value="0.973937" calcext:value-type="float">
            <text:p>0.973937</text:p>
          </table:table-cell>
          <table:table-cell office:value-type="float" office:value="0.332025" calcext:value-type="float">
            <text:p>0.332025</text:p>
          </table:table-cell>
          <table:table-cell office:value-type="float" office:value="19.3771" calcext:value-type="float">
            <text:p>19.3771</text:p>
          </table:table-cell>
          <table:table-cell office:value-type="float" office:value="0.973937" calcext:value-type="float">
            <text:p>0.973937</text:p>
          </table:table-cell>
          <table:table-cell office:value-type="float" office:value="0.621854" calcext:value-type="float">
            <text:p>0.621854</text:p>
          </table:table-cell>
          <table:table-cell office:value-type="float" office:value="0.518899" calcext:value-type="float">
            <text:p>0.518899</text:p>
          </table:table-cell>
          <table:table-cell office:value-type="float" office:value="4.70871" calcext:value-type="float">
            <text:p>4.70871</text:p>
          </table:table-cell>
          <table:table-cell office:value-type="float" office:value="2.14336" calcext:value-type="float">
            <text:p>2.14336</text:p>
          </table:table-cell>
          <table:table-cell office:value-type="float" office:value="3.25189" calcext:value-type="float">
            <text:p>3.25189</text:p>
          </table:table-cell>
          <table:table-cell office:value-type="float" office:value="0.469646" calcext:value-type="float">
            <text:p>0.469646</text:p>
          </table:table-cell>
          <table:table-cell office:value-type="float" office:value="1.72906" calcext:value-type="float">
            <text:p>1.72906</text:p>
          </table:table-cell>
          <table:table-cell office:value-type="float" office:value="1.22727" calcext:value-type="float">
            <text:p>1.22727</text:p>
          </table:table-cell>
          <table:table-cell office:value-type="float" office:value="0.332025" calcext:value-type="float">
            <text:p>0.332025</text:p>
          </table:table-cell>
          <table:table-cell office:value-type="float" office:value="2.48391" calcext:value-type="float">
            <text:p>2.48391</text:p>
          </table:table-cell>
          <table:table-cell office:value-type="float" office:value="0.694873" calcext:value-type="float">
            <text:p>0.694873</text:p>
          </table:table-cell>
          <table:table-cell office:value-type="float" office:value="0.305174" calcext:value-type="float">
            <text:p>0.305174</text:p>
          </table:table-cell>
          <table:table-cell office:value-type="float" office:value="0.229858" calcext:value-type="float">
            <text:p>0.229858</text:p>
          </table:table-cell>
          <table:table-cell office:value-type="float" office:value="0.614328" calcext:value-type="float">
            <text:p>0.614328</text:p>
          </table:table-cell>
          <table:table-cell office:value-type="float" office:value="0.252542" calcext:value-type="float">
            <text:p>0.252542</text:p>
          </table:table-cell>
          <table:table-cell office:value-type="float" office:value="0.550009" calcext:value-type="float">
            <text:p>0.550009</text:p>
          </table:table-cell>
          <table:table-cell office:value-type="float" office:value="2.14129" calcext:value-type="float">
            <text:p>2.14129</text:p>
          </table:table-cell>
          <table:table-cell office:value-type="float" office:value="0.694873" calcext:value-type="float">
            <text:p>0.694873</text:p>
          </table:table-cell>
          <table:table-cell office:value-type="float" office:value="0.119166" calcext:value-type="float">
            <text:p>0.119166</text:p>
          </table:table-cell>
          <table:table-cell office:value-type="float" office:value="0.706313" calcext:value-type="float">
            <text:p>0.706313</text:p>
          </table:table-cell>
          <table:table-cell office:value-type="float" office:value="1.1578" calcext:value-type="float">
            <text:p>1.1578</text:p>
          </table:table-cell>
          <table:table-cell office:value-type="float" office:value="3.04138" calcext:value-type="float">
            <text:p>3.04138</text:p>
          </table:table-cell>
          <table:table-cell office:value-type="float" office:value="0.681875" calcext:value-type="float">
            <text:p>0.681875</text:p>
          </table:table-cell>
          <table:table-cell office:value-type="float" office:value="12.7954" calcext:value-type="float">
            <text:p>12.7954</text:p>
          </table:table-cell>
          <table:table-cell office:value-type="float" office:value="0.710635" calcext:value-type="float">
            <text:p>0.710635</text:p>
          </table:table-cell>
          <table:table-cell office:value-type="float" office:value="0.917839" calcext:value-type="float">
            <text:p>0.917839</text:p>
          </table:table-cell>
          <table:table-cell office:value-type="float" office:value="3.04138" calcext:value-type="float">
            <text:p>3.04138</text:p>
          </table:table-cell>
          <table:table-cell office:value-type="float" office:value="1.95822" calcext:value-type="float">
            <text:p>1.95822</text:p>
          </table:table-cell>
          <table:table-cell office:value-type="float" office:value="2.34025" calcext:value-type="float">
            <text:p>2.34025</text:p>
          </table:table-cell>
          <table:table-cell office:value-type="float" office:value="0.597286" calcext:value-type="float">
            <text:p>0.597286</text:p>
          </table:table-cell>
          <table:table-cell office:value-type="float" office:value="2.02099" calcext:value-type="float">
            <text:p>2.02099</text:p>
          </table:table-cell>
          <table:table-cell office:value-type="float" office:value="0.601525" calcext:value-type="float">
            <text:p>0.601525</text:p>
          </table:table-cell>
          <table:table-cell office:value-type="float" office:value="2.31544" calcext:value-type="float">
            <text:p>2.31544</text:p>
          </table:table-cell>
          <table:table-cell office:value-type="float" office:value="0.681875" calcext:value-type="float">
            <text:p>0.681875</text:p>
          </table:table-cell>
          <table:table-cell office:value-type="float" office:value="2.06582" calcext:value-type="float">
            <text:p>2.06582</text:p>
          </table:table-cell>
          <table:table-cell office:value-type="float" office:value="12.7954" calcext:value-type="float">
            <text:p>12.7954</text:p>
          </table:table-cell>
          <table:table-cell office:value-type="float" office:value="0.301002" calcext:value-type="float">
            <text:p>0.301002</text:p>
          </table:table-cell>
          <table:table-cell office:value-type="float" office:value="2.09451" calcext:value-type="float">
            <text:p>2.09451</text:p>
          </table:table-cell>
          <table:table-cell office:value-type="float" office:value="2.48751" calcext:value-type="float">
            <text:p>2.48751</text:p>
          </table:table-cell>
          <table:table-cell office:value-type="float" office:value="0.613844" calcext:value-type="float">
            <text:p>0.613844</text:p>
          </table:table-cell>
          <table:table-cell office:value-type="float" office:value="19.1863" calcext:value-type="float">
            <text:p>19.1863</text:p>
          </table:table-cell>
          <table:table-cell office:value-type="float" office:value="5.21785" calcext:value-type="float">
            <text:p>5.21785</text:p>
          </table:table-cell>
          <table:table-cell office:value-type="float" office:value="0.793526" calcext:value-type="float">
            <text:p>0.793526</text:p>
          </table:table-cell>
          <table:table-cell office:value-type="float" office:value="1.84831" calcext:value-type="float">
            <text:p>1.84831</text:p>
          </table:table-cell>
          <table:table-cell office:value-type="float" office:value="0.597286" calcext:value-type="float">
            <text:p>0.597286</text:p>
          </table:table-cell>
          <table:table-cell office:value-type="float" office:value="0.385756" calcext:value-type="float">
            <text:p>0.385756</text:p>
          </table:table-cell>
          <table:table-cell office:value-type="float" office:value="0.352352" calcext:value-type="float">
            <text:p>0.352352</text:p>
          </table:table-cell>
          <table:table-cell office:value-type="float" office:value="19.3334" calcext:value-type="float">
            <text:p>19.3334</text:p>
          </table:table-cell>
          <table:table-cell office:value-type="float" office:value="2.31425" calcext:value-type="float">
            <text:p>2.31425</text:p>
          </table:table-cell>
          <table:table-cell office:value-type="float" office:value="1.53065" calcext:value-type="float">
            <text:p>1.53065</text:p>
          </table:table-cell>
          <table:table-cell office:value-type="float" office:value="1.26925" calcext:value-type="float">
            <text:p>1.26925</text:p>
          </table:table-cell>
          <table:table-cell office:value-type="float" office:value="3.04138" calcext:value-type="float">
            <text:p>3.04138</text:p>
          </table:table-cell>
          <table:table-cell office:value-type="float" office:value="0.411483" calcext:value-type="float">
            <text:p>0.411483</text:p>
          </table:table-cell>
          <table:table-cell office:value-type="float" office:value="12.7106" calcext:value-type="float">
            <text:p>12.7106</text:p>
          </table:table-cell>
          <table:table-cell office:value-type="float" office:value="1.65113" calcext:value-type="float">
            <text:p>1.65113</text:p>
          </table:table-cell>
          <table:table-cell office:value-type="float" office:value="1.15441" calcext:value-type="float">
            <text:p>1.15441</text:p>
          </table:table-cell>
          <table:table-cell office:value-type="float" office:value="3.04138" calcext:value-type="float">
            <text:p>3.04138</text:p>
          </table:table-cell>
          <table:table-cell office:value-type="float" office:value="1.72174" calcext:value-type="float">
            <text:p>1.72174</text:p>
          </table:table-cell>
          <table:table-cell office:value-type="float" office:value="2.46936" calcext:value-type="float">
            <text:p>2.46936</text:p>
          </table:table-cell>
          <table:table-cell office:value-type="float" office:value="0.508341" calcext:value-type="float">
            <text:p>0.508341</text:p>
          </table:table-cell>
          <table:table-cell office:value-type="float" office:value="0.14189" calcext:value-type="float">
            <text:p>0.14189</text:p>
          </table:table-cell>
          <table:table-cell office:value-type="float" office:value="0.597286" calcext:value-type="float">
            <text:p>0.597286</text:p>
          </table:table-cell>
          <table:table-cell office:value-type="float" office:value="2.16986" calcext:value-type="float">
            <text:p>2.16986</text:p>
          </table:table-cell>
          <table:table-cell office:value-type="float" office:value="0.411483" calcext:value-type="float">
            <text:p>0.411483</text:p>
          </table:table-cell>
          <table:table-cell office:value-type="float" office:value="2.0622" calcext:value-type="float">
            <text:p>2.0622</text:p>
          </table:table-cell>
          <table:table-cell office:value-type="float" office:value="12.7106" calcext:value-type="float">
            <text:p>12.7106</text:p>
          </table:table-cell>
          <table:table-cell office:value-type="float" office:value="0.800353" calcext:value-type="float">
            <text:p>0.800353</text:p>
          </table:table-cell>
          <table:table-cell office:value-type="float" office:value="1.23772" calcext:value-type="float">
            <text:p>1.23772</text:p>
          </table:table-cell>
          <table:table-cell office:value-type="float" office:value="1.62409" calcext:value-type="float">
            <text:p>1.62409</text:p>
          </table:table-cell>
          <table:table-cell office:value-type="float" office:value="0.469741" calcext:value-type="float">
            <text:p>0.469741</text:p>
          </table:table-cell>
          <table:table-cell office:value-type="float" office:value="0.545306" calcext:value-type="float">
            <text:p>0.545306</text:p>
          </table:table-cell>
          <table:table-cell office:value-type="float" office:value="5.9012" calcext:value-type="float">
            <text:p>5.9012</text:p>
          </table:table-cell>
          <table:table-cell office:value-type="float" office:value="0.87966" calcext:value-type="float">
            <text:p>0.87966</text:p>
          </table:table-cell>
          <table:table-cell office:value-type="float" office:value="2.12091" calcext:value-type="float">
            <text:p>2.12091</text:p>
          </table:table-cell>
          <table:table-cell office:value-type="float" office:value="0.508341" calcext:value-type="float">
            <text:p>0.508341</text:p>
          </table:table-cell>
          <table:table-cell office:value-type="float" office:value="5.20055" calcext:value-type="float">
            <text:p>5.20055</text:p>
          </table:table-cell>
          <table:table-cell office:value-type="float" office:value="0.352352" calcext:value-type="float">
            <text:p>0.352352</text:p>
          </table:table-cell>
          <table:table-cell office:value-type="float" office:value="19.9621" calcext:value-type="float">
            <text:p>19.9621</text:p>
          </table:table-cell>
          <table:table-cell office:value-type="float" office:value="1.67084" calcext:value-type="float">
            <text:p>1.67084</text:p>
          </table:table-cell>
          <table:table-cell office:value-type="float" office:value="0.51086" calcext:value-type="float">
            <text:p>0.51086</text:p>
          </table:table-cell>
          <table:table-cell table:number-columns-repeated="6" office:value-type="float" office:value="4.3518" calcext:value-type="float">
            <text:p>4.351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39:</text:p>
          </table:table-cell>
          <table:table-cell office:value-type="float" office:value="15.2371" calcext:value-type="float">
            <text:p>15.2371</text:p>
          </table:table-cell>
          <table:table-cell office:value-type="string" calcext:value-type="string">
            <text:p>-</text:p>
          </table:table-cell>
          <table:table-cell office:value-type="float" office:value="15.4038" calcext:value-type="float">
            <text:p>15.4038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5.16989" calcext:value-type="float">
            <text:p>5.16989</text:p>
          </table:table-cell>
          <table:table-cell office:value-type="float" office:value="0.887965" calcext:value-type="float">
            <text:p>0.887965</text:p>
          </table:table-cell>
          <table:table-cell office:value-type="float" office:value="2.11567" calcext:value-type="float">
            <text:p>2.11567</text:p>
          </table:table-cell>
          <table:table-cell office:value-type="float" office:value="1.37198" calcext:value-type="float">
            <text:p>1.37198</text:p>
          </table:table-cell>
          <table:table-cell office:value-type="float" office:value="1.7967" calcext:value-type="float">
            <text:p>1.7967</text:p>
          </table:table-cell>
          <table:table-cell office:value-type="float" office:value="0.634607" calcext:value-type="float">
            <text:p>0.634607</text:p>
          </table:table-cell>
          <table:table-cell office:value-type="float" office:value="2.20473" calcext:value-type="float">
            <text:p>2.20473</text:p>
          </table:table-cell>
          <table:table-cell office:value-type="float" office:value="1.31859" calcext:value-type="float">
            <text:p>1.31859</text:p>
          </table:table-cell>
          <table:table-cell office:value-type="float" office:value="5.38171" calcext:value-type="float">
            <text:p>5.38171</text:p>
          </table:table-cell>
          <table:table-cell office:value-type="float" office:value="2.20473" calcext:value-type="float">
            <text:p>2.20473</text:p>
          </table:table-cell>
          <table:table-cell office:value-type="float" office:value="1.46758" calcext:value-type="float">
            <text:p>1.46758</text:p>
          </table:table-cell>
          <table:table-cell office:value-type="float" office:value="1.8302" calcext:value-type="float">
            <text:p>1.8302</text:p>
          </table:table-cell>
          <table:table-cell office:value-type="float" office:value="5.16989" calcext:value-type="float">
            <text:p>5.16989</text:p>
          </table:table-cell>
          <table:table-cell office:value-type="float" office:value="1.41254" calcext:value-type="float">
            <text:p>1.41254</text:p>
          </table:table-cell>
          <table:table-cell office:value-type="float" office:value="3.69365" calcext:value-type="float">
            <text:p>3.69365</text:p>
          </table:table-cell>
          <table:table-cell office:value-type="float" office:value="1.39733" calcext:value-type="float">
            <text:p>1.39733</text:p>
          </table:table-cell>
          <table:table-cell office:value-type="float" office:value="2.6127" calcext:value-type="float">
            <text:p>2.6127</text:p>
          </table:table-cell>
          <table:table-cell office:value-type="float" office:value="0.849566" calcext:value-type="float">
            <text:p>0.849566</text:p>
          </table:table-cell>
          <table:table-cell office:value-type="float" office:value="1.31859" calcext:value-type="float">
            <text:p>1.31859</text:p>
          </table:table-cell>
          <table:table-cell office:value-type="float" office:value="2.57368" calcext:value-type="float">
            <text:p>2.57368</text:p>
          </table:table-cell>
          <table:table-cell office:value-type="float" office:value="0.992187" calcext:value-type="float">
            <text:p>0.992187</text:p>
          </table:table-cell>
          <table:table-cell office:value-type="float" office:value="0.54466" calcext:value-type="float">
            <text:p>0.54466</text:p>
          </table:table-cell>
          <table:table-cell office:value-type="float" office:value="1.18994" calcext:value-type="float">
            <text:p>1.18994</text:p>
          </table:table-cell>
          <table:table-cell office:value-type="float" office:value="0.731851" calcext:value-type="float">
            <text:p>0.731851</text:p>
          </table:table-cell>
          <table:table-cell office:value-type="float" office:value="2.30566" calcext:value-type="float">
            <text:p>2.30566</text:p>
          </table:table-cell>
          <table:table-cell office:value-type="float" office:value="19.1629" calcext:value-type="float">
            <text:p>19.1629</text:p>
          </table:table-cell>
          <table:table-cell office:value-type="float" office:value="4.33718" calcext:value-type="float">
            <text:p>4.33718</text:p>
          </table:table-cell>
          <table:table-cell office:value-type="float" office:value="0.992187" calcext:value-type="float">
            <text:p>0.992187</text:p>
          </table:table-cell>
          <table:table-cell office:value-type="float" office:value="1.32548" calcext:value-type="float">
            <text:p>1.32548</text:p>
          </table:table-cell>
          <table:table-cell office:value-type="float" office:value="0.394469" calcext:value-type="float">
            <text:p>0.394469</text:p>
          </table:table-cell>
          <table:table-cell office:value-type="float" office:value="5.67549" calcext:value-type="float">
            <text:p>5.67549</text:p>
          </table:table-cell>
          <table:table-cell office:value-type="float" office:value="2.0669" calcext:value-type="float">
            <text:p>2.0669</text:p>
          </table:table-cell>
          <table:table-cell office:value-type="float" office:value="0.806104" calcext:value-type="float">
            <text:p>0.806104</text:p>
          </table:table-cell>
          <table:table-cell office:value-type="float" office:value="0.441077" calcext:value-type="float">
            <text:p>0.441077</text:p>
          </table:table-cell>
          <table:table-cell office:value-type="float" office:value="0.608674" calcext:value-type="float">
            <text:p>0.608674</text:p>
          </table:table-cell>
          <table:table-cell office:value-type="float" office:value="0.973937" calcext:value-type="float">
            <text:p>0.973937</text:p>
          </table:table-cell>
          <table:table-cell office:value-type="float" office:value="0" calcext:value-type="float">
            <text:p>0</text:p>
          </table:table-cell>
          <table:table-cell office:value-type="float" office:value="0.642139" calcext:value-type="float">
            <text:p>0.642139</text:p>
          </table:table-cell>
          <table:table-cell office:value-type="float" office:value="20.2797" calcext:value-type="float">
            <text:p>20.2797</text:p>
          </table:table-cell>
          <table:table-cell office:value-type="float" office:value="0" calcext:value-type="float">
            <text:p>0</text:p>
          </table:table-cell>
          <table:table-cell office:value-type="float" office:value="0.752493" calcext:value-type="float">
            <text:p>0.752493</text:p>
          </table:table-cell>
          <table:table-cell office:value-type="float" office:value="1.02317" calcext:value-type="float">
            <text:p>1.02317</text:p>
          </table:table-cell>
          <table:table-cell office:value-type="float" office:value="5.67549" calcext:value-type="float">
            <text:p>5.67549</text:p>
          </table:table-cell>
          <table:table-cell office:value-type="float" office:value="1.4176" calcext:value-type="float">
            <text:p>1.4176</text:p>
          </table:table-cell>
          <table:table-cell office:value-type="float" office:value="4.16421" calcext:value-type="float">
            <text:p>4.16421</text:p>
          </table:table-cell>
          <table:table-cell office:value-type="float" office:value="1.38433" calcext:value-type="float">
            <text:p>1.38433</text:p>
          </table:table-cell>
          <table:table-cell office:value-type="float" office:value="2.66808" calcext:value-type="float">
            <text:p>2.66808</text:p>
          </table:table-cell>
          <table:table-cell office:value-type="float" office:value="0.28504" calcext:value-type="float">
            <text:p>0.28504</text:p>
          </table:table-cell>
          <table:table-cell office:value-type="float" office:value="0.642139" calcext:value-type="float">
            <text:p>0.642139</text:p>
          </table:table-cell>
          <table:table-cell office:value-type="float" office:value="2.90155" calcext:value-type="float">
            <text:p>2.90155</text:p>
          </table:table-cell>
          <table:table-cell office:value-type="float" office:value="0.81849" calcext:value-type="float">
            <text:p>0.81849</text:p>
          </table:table-cell>
          <table:table-cell office:value-type="float" office:value="0.673591" calcext:value-type="float">
            <text:p>0.673591</text:p>
          </table:table-cell>
          <table:table-cell office:value-type="float" office:value="0.99468" calcext:value-type="float">
            <text:p>0.99468</text:p>
          </table:table-cell>
          <table:table-cell office:value-type="float" office:value="1.31432" calcext:value-type="float">
            <text:p>1.31432</text:p>
          </table:table-cell>
          <table:table-cell office:value-type="float" office:value="1.12555" calcext:value-type="float">
            <text:p>1.12555</text:p>
          </table:table-cell>
          <table:table-cell office:value-type="float" office:value="1.51738" calcext:value-type="float">
            <text:p>1.51738</text:p>
          </table:table-cell>
          <table:table-cell office:value-type="float" office:value="1.41254" calcext:value-type="float">
            <text:p>1.41254</text:p>
          </table:table-cell>
          <table:table-cell office:value-type="float" office:value="0.81849" calcext:value-type="float">
            <text:p>0.81849</text:p>
          </table:table-cell>
          <table:table-cell office:value-type="float" office:value="0.86569" calcext:value-type="float">
            <text:p>0.86569</text:p>
          </table:table-cell>
          <table:table-cell office:value-type="float" office:value="1.6528" calcext:value-type="float">
            <text:p>1.6528</text:p>
          </table:table-cell>
          <table:table-cell office:value-type="float" office:value="0.393616" calcext:value-type="float">
            <text:p>0.393616</text:p>
          </table:table-cell>
          <table:table-cell office:value-type="float" office:value="3.86992" calcext:value-type="float">
            <text:p>3.86992</text:p>
          </table:table-cell>
          <table:table-cell office:value-type="float" office:value="0.923218" calcext:value-type="float">
            <text:p>0.923218</text:p>
          </table:table-cell>
          <table:table-cell office:value-type="float" office:value="13.6878" calcext:value-type="float">
            <text:p>13.6878</text:p>
          </table:table-cell>
          <table:table-cell office:value-type="float" office:value="1.67545" calcext:value-type="float">
            <text:p>1.67545</text:p>
          </table:table-cell>
          <table:table-cell office:value-type="float" office:value="1.75046" calcext:value-type="float">
            <text:p>1.75046</text:p>
          </table:table-cell>
          <table:table-cell office:value-type="float" office:value="3.86992" calcext:value-type="float">
            <text:p>3.86992</text:p>
          </table:table-cell>
          <table:table-cell office:value-type="float" office:value="1.93464" calcext:value-type="float">
            <text:p>1.93464</text:p>
          </table:table-cell>
          <table:table-cell office:value-type="float" office:value="2.79723" calcext:value-type="float">
            <text:p>2.79723</text:p>
          </table:table-cell>
          <table:table-cell office:value-type="float" office:value="0.743336" calcext:value-type="float">
            <text:p>0.743336</text:p>
          </table:table-cell>
          <table:table-cell office:value-type="float" office:value="1.76509" calcext:value-type="float">
            <text:p>1.76509</text:p>
          </table:table-cell>
          <table:table-cell office:value-type="float" office:value="0.732842" calcext:value-type="float">
            <text:p>0.732842</text:p>
          </table:table-cell>
          <table:table-cell office:value-type="float" office:value="1.89016" calcext:value-type="float">
            <text:p>1.89016</text:p>
          </table:table-cell>
          <table:table-cell office:value-type="float" office:value="0.923218" calcext:value-type="float">
            <text:p>0.923218</text:p>
          </table:table-cell>
          <table:table-cell office:value-type="float" office:value="1.50489" calcext:value-type="float">
            <text:p>1.50489</text:p>
          </table:table-cell>
          <table:table-cell office:value-type="float" office:value="13.6878" calcext:value-type="float">
            <text:p>13.6878</text:p>
          </table:table-cell>
          <table:table-cell office:value-type="float" office:value="1.21207" calcext:value-type="float">
            <text:p>1.21207</text:p>
          </table:table-cell>
          <table:table-cell office:value-type="float" office:value="1.4014" calcext:value-type="float">
            <text:p>1.4014</text:p>
          </table:table-cell>
          <table:table-cell office:value-type="float" office:value="3.14072" calcext:value-type="float">
            <text:p>3.14072</text:p>
          </table:table-cell>
          <table:table-cell office:value-type="float" office:value="0.37942" calcext:value-type="float">
            <text:p>0.37942</text:p>
          </table:table-cell>
          <table:table-cell office:value-type="float" office:value="19.3517" calcext:value-type="float">
            <text:p>19.3517</text:p>
          </table:table-cell>
          <table:table-cell office:value-type="float" office:value="5.7532" calcext:value-type="float">
            <text:p>5.7532</text:p>
          </table:table-cell>
          <table:table-cell office:value-type="float" office:value="0.401151" calcext:value-type="float">
            <text:p>0.401151</text:p>
          </table:table-cell>
          <table:table-cell office:value-type="float" office:value="0.985614" calcext:value-type="float">
            <text:p>0.985614</text:p>
          </table:table-cell>
          <table:table-cell office:value-type="float" office:value="0.743336" calcext:value-type="float">
            <text:p>0.743336</text:p>
          </table:table-cell>
          <table:table-cell office:value-type="float" office:value="1.35055" calcext:value-type="float">
            <text:p>1.35055</text:p>
          </table:table-cell>
          <table:table-cell office:value-type="float" office:value="0.813093" calcext:value-type="float">
            <text:p>0.813093</text:p>
          </table:table-cell>
          <table:table-cell office:value-type="float" office:value="20.2357" calcext:value-type="float">
            <text:p>20.2357</text:p>
          </table:table-cell>
          <table:table-cell office:value-type="float" office:value="1.7743" calcext:value-type="float">
            <text:p>1.7743</text:p>
          </table:table-cell>
          <table:table-cell office:value-type="float" office:value="0.579151" calcext:value-type="float">
            <text:p>0.579151</text:p>
          </table:table-cell>
          <table:table-cell office:value-type="float" office:value="0.33042" calcext:value-type="float">
            <text:p>0.33042</text:p>
          </table:table-cell>
          <table:table-cell office:value-type="float" office:value="3.86992" calcext:value-type="float">
            <text:p>3.86992</text:p>
          </table:table-cell>
          <table:table-cell office:value-type="float" office:value="1.24794" calcext:value-type="float">
            <text:p>1.24794</text:p>
          </table:table-cell>
          <table:table-cell office:value-type="float" office:value="13.6017" calcext:value-type="float">
            <text:p>13.6017</text:p>
          </table:table-cell>
          <table:table-cell office:value-type="float" office:value="2.42753" calcext:value-type="float">
            <text:p>2.42753</text:p>
          </table:table-cell>
          <table:table-cell office:value-type="float" office:value="1.20332" calcext:value-type="float">
            <text:p>1.20332</text:p>
          </table:table-cell>
          <table:table-cell office:value-type="float" office:value="3.86992" calcext:value-type="float">
            <text:p>3.86992</text:p>
          </table:table-cell>
          <table:table-cell office:value-type="float" office:value="1.87447" calcext:value-type="float">
            <text:p>1.87447</text:p>
          </table:table-cell>
          <table:table-cell office:value-type="float" office:value="3.27291" calcext:value-type="float">
            <text:p>3.27291</text:p>
          </table:table-cell>
          <table:table-cell office:value-type="float" office:value="0.788026" calcext:value-type="float">
            <text:p>0.788026</text:p>
          </table:table-cell>
          <table:table-cell office:value-type="float" office:value="1.10841" calcext:value-type="float">
            <text:p>1.10841</text:p>
          </table:table-cell>
          <table:table-cell office:value-type="float" office:value="0.743336" calcext:value-type="float">
            <text:p>0.743336</text:p>
          </table:table-cell>
          <table:table-cell office:value-type="float" office:value="1.61557" calcext:value-type="float">
            <text:p>1.61557</text:p>
          </table:table-cell>
          <table:table-cell office:value-type="float" office:value="1.24794" calcext:value-type="float">
            <text:p>1.24794</text:p>
          </table:table-cell>
          <table:table-cell office:value-type="float" office:value="1.49811" calcext:value-type="float">
            <text:p>1.49811</text:p>
          </table:table-cell>
          <table:table-cell office:value-type="float" office:value="13.6017" calcext:value-type="float">
            <text:p>13.6017</text:p>
          </table:table-cell>
          <table:table-cell office:value-type="float" office:value="1.66518" calcext:value-type="float">
            <text:p>1.66518</text:p>
          </table:table-cell>
          <table:table-cell office:value-type="float" office:value="1.73563" calcext:value-type="float">
            <text:p>1.73563</text:p>
          </table:table-cell>
          <table:table-cell office:value-type="float" office:value="1.8513" calcext:value-type="float">
            <text:p>1.8513</text:p>
          </table:table-cell>
          <table:table-cell office:value-type="float" office:value="1.44368" calcext:value-type="float">
            <text:p>1.44368</text:p>
          </table:table-cell>
          <table:table-cell office:value-type="float" office:value="0.602733" calcext:value-type="float">
            <text:p>0.602733</text:p>
          </table:table-cell>
          <table:table-cell office:value-type="float" office:value="6.41885" calcext:value-type="float">
            <text:p>6.41885</text:p>
          </table:table-cell>
          <table:table-cell office:value-type="float" office:value="0.452065" calcext:value-type="float">
            <text:p>0.452065</text:p>
          </table:table-cell>
          <table:table-cell office:value-type="float" office:value="1.47362" calcext:value-type="float">
            <text:p>1.47362</text:p>
          </table:table-cell>
          <table:table-cell office:value-type="float" office:value="0.788026" calcext:value-type="float">
            <text:p>0.788026</text:p>
          </table:table-cell>
          <table:table-cell office:value-type="float" office:value="5.73658" calcext:value-type="float">
            <text:p>5.73658</text:p>
          </table:table-cell>
          <table:table-cell office:value-type="float" office:value="0.813093" calcext:value-type="float">
            <text:p>0.813093</text:p>
          </table:table-cell>
          <table:table-cell office:value-type="float" office:value="20.8728" calcext:value-type="float">
            <text:p>20.8728</text:p>
          </table:table-cell>
          <table:table-cell office:value-type="float" office:value="1.59873" calcext:value-type="float">
            <text:p>1.59873</text:p>
          </table:table-cell>
          <table:table-cell office:value-type="float" office:value="0.546621" calcext:value-type="float">
            <text:p>0.546621</text:p>
          </table:table-cell>
          <table:table-cell table:number-columns-repeated="6" office:value-type="float" office:value="5.21817" calcext:value-type="float">
            <text:p>5.2181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40:</text:p>
          </table:table-cell>
          <table:table-cell office:value-type="float" office:value="10.2747" calcext:value-type="float">
            <text:p>10.2747</text:p>
          </table:table-cell>
          <table:table-cell office:value-type="string" calcext:value-type="string">
            <text:p>-</text:p>
          </table:table-cell>
          <table:table-cell office:value-type="float" office:value="10.4413" calcext:value-type="float">
            <text:p>10.4413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office:value-type="float" office:value="4.53052" calcext:value-type="float">
            <text:p>4.53052</text:p>
          </table:table-cell>
          <table:table-cell office:value-type="float" office:value="0.276232" calcext:value-type="float">
            <text:p>0.276232</text:p>
          </table:table-cell>
          <table:table-cell office:value-type="float" office:value="1.72025" calcext:value-type="float">
            <text:p>1.72025</text:p>
          </table:table-cell>
          <table:table-cell office:value-type="float" office:value="0.729946" calcext:value-type="float">
            <text:p>0.729946</text:p>
          </table:table-cell>
          <table:table-cell office:value-type="float" office:value="1.25525" calcext:value-type="float">
            <text:p>1.25525</text:p>
          </table:table-cell>
          <table:table-cell office:value-type="float" office:value="0.203557" calcext:value-type="float">
            <text:p>0.203557</text:p>
          </table:table-cell>
          <table:table-cell office:value-type="float" office:value="2.33995" calcext:value-type="float">
            <text:p>2.33995</text:p>
          </table:table-cell>
          <table:table-cell office:value-type="float" office:value="0.705796" calcext:value-type="float">
            <text:p>0.705796</text:p>
          </table:table-cell>
          <table:table-cell office:value-type="float" office:value="4.88047" calcext:value-type="float">
            <text:p>4.88047</text:p>
          </table:table-cell>
          <table:table-cell office:value-type="float" office:value="2.33995" calcext:value-type="float">
            <text:p>2.33995</text:p>
          </table:table-cell>
          <table:table-cell office:value-type="float" office:value="0.825613" calcext:value-type="float">
            <text:p>0.825613</text:p>
          </table:table-cell>
          <table:table-cell office:value-type="float" office:value="1.93365" calcext:value-type="float">
            <text:p>1.93365</text:p>
          </table:table-cell>
          <table:table-cell office:value-type="float" office:value="4.53052" calcext:value-type="float">
            <text:p>4.53052</text:p>
          </table:table-cell>
          <table:table-cell office:value-type="float" office:value="1.87409" calcext:value-type="float">
            <text:p>1.87409</text:p>
          </table:table-cell>
          <table:table-cell office:value-type="float" office:value="3.08932" calcext:value-type="float">
            <text:p>3.08932</text:p>
          </table:table-cell>
          <table:table-cell office:value-type="float" office:value="0.821448" calcext:value-type="float">
            <text:p>0.821448</text:p>
          </table:table-cell>
          <table:table-cell office:value-type="float" office:value="1.97285" calcext:value-type="float">
            <text:p>1.97285</text:p>
          </table:table-cell>
          <table:table-cell office:value-type="float" office:value="0.88673" calcext:value-type="float">
            <text:p>0.88673</text:p>
          </table:table-cell>
          <table:table-cell office:value-type="float" office:value="0.705796" calcext:value-type="float">
            <text:p>0.705796</text:p>
          </table:table-cell>
          <table:table-cell office:value-type="float" office:value="2.16149" calcext:value-type="float">
            <text:p>2.16149</text:p>
          </table:table-cell>
          <table:table-cell office:value-type="float" office:value="0.403827" calcext:value-type="float">
            <text:p>0.403827</text:p>
          </table:table-cell>
          <table:table-cell office:value-type="float" office:value="0.241208" calcext:value-type="float">
            <text:p>0.241208</text:p>
          </table:table-cell>
          <table:table-cell office:value-type="float" office:value="0.567556" calcext:value-type="float">
            <text:p>0.567556</text:p>
          </table:table-cell>
          <table:table-cell office:value-type="float" office:value="0.119342" calcext:value-type="float">
            <text:p>0.119342</text:p>
          </table:table-cell>
          <table:table-cell office:value-type="float" office:value="1.80319" calcext:value-type="float">
            <text:p>1.80319</text:p>
          </table:table-cell>
          <table:table-cell office:value-type="float" office:value="19.0356" calcext:value-type="float">
            <text:p>19.0356</text:p>
          </table:table-cell>
          <table:table-cell office:value-type="float" office:value="3.78967" calcext:value-type="float">
            <text:p>3.78967</text:p>
          </table:table-cell>
          <table:table-cell office:value-type="float" office:value="0.403827" calcext:value-type="float">
            <text:p>0.403827</text:p>
          </table:table-cell>
          <table:table-cell office:value-type="float" office:value="0.728001" calcext:value-type="float">
            <text:p>0.728001</text:p>
          </table:table-cell>
          <table:table-cell office:value-type="float" office:value="0.338609" calcext:value-type="float">
            <text:p>0.338609</text:p>
          </table:table-cell>
          <table:table-cell office:value-type="float" office:value="5.03908" calcext:value-type="float">
            <text:p>5.03908</text:p>
          </table:table-cell>
          <table:table-cell office:value-type="float" office:value="2.05392" calcext:value-type="float">
            <text:p>2.05392</text:p>
          </table:table-cell>
          <table:table-cell office:value-type="float" office:value="0.394403" calcext:value-type="float">
            <text:p>0.394403</text:p>
          </table:table-cell>
          <table:table-cell office:value-type="float" office:value="0.445049" calcext:value-type="float">
            <text:p>0.445049</text:p>
          </table:table-cell>
          <table:table-cell office:value-type="float" office:value="0.0492999" calcext:value-type="float">
            <text:p>0.0492999</text:p>
          </table:table-cell>
          <table:table-cell office:value-type="float" office:value="0.332025" calcext:value-type="float">
            <text:p>0.332025</text:p>
          </table:table-cell>
          <table:table-cell office:value-type="float" office:value="0.642139" calcext:value-type="float">
            <text:p>0.642139</text:p>
          </table:table-cell>
          <table:table-cell office:value-type="float" office:value="0" calcext:value-type="float">
            <text:p>0</text:p>
          </table:table-cell>
          <table:table-cell office:value-type="float" office:value="19.6802" calcext:value-type="float">
            <text:p>19.6802</text:p>
          </table:table-cell>
          <table:table-cell office:value-type="float" office:value="0.642139" calcext:value-type="float">
            <text:p>0.642139</text:p>
          </table:table-cell>
          <table:table-cell office:value-type="float" office:value="0.474684" calcext:value-type="float">
            <text:p>0.474684</text:p>
          </table:table-cell>
          <table:table-cell office:value-type="float" office:value="0.575708" calcext:value-type="float">
            <text:p>0.575708</text:p>
          </table:table-cell>
          <table:table-cell office:value-type="float" office:value="5.03908" calcext:value-type="float">
            <text:p>5.03908</text:p>
          </table:table-cell>
          <table:table-cell office:value-type="float" office:value="1.877" calcext:value-type="float">
            <text:p>1.877</text:p>
          </table:table-cell>
          <table:table-cell office:value-type="float" office:value="3.56271" calcext:value-type="float">
            <text:p>3.56271</text:p>
          </table:table-cell>
          <table:table-cell office:value-type="float" office:value="0.768657" calcext:value-type="float">
            <text:p>0.768657</text:p>
          </table:table-cell>
          <table:table-cell office:value-type="float" office:value="2.04816" calcext:value-type="float">
            <text:p>2.04816</text:p>
          </table:table-cell>
          <table:table-cell office:value-type="float" office:value="0.900313" calcext:value-type="float">
            <text:p>0.900313</text:p>
          </table:table-cell>
          <table:table-cell office:value-type="float" office:value="0" calcext:value-type="float">
            <text:p>0</text:p>
          </table:table-cell>
          <table:table-cell office:value-type="float" office:value="2.6021" calcext:value-type="float">
            <text:p>2.6021</text:p>
          </table:table-cell>
          <table:table-cell office:value-type="float" office:value="0.567595" calcext:value-type="float">
            <text:p>0.567595</text:p>
          </table:table-cell>
          <table:table-cell office:value-type="float" office:value="0.0625786" calcext:value-type="float">
            <text:p>0.0625786</text:p>
          </table:table-cell>
          <table:table-cell office:value-type="float" office:value="0.392948" calcext:value-type="float">
            <text:p>0.392948</text:p>
          </table:table-cell>
          <table:table-cell office:value-type="float" office:value="0.782889" calcext:value-type="float">
            <text:p>0.782889</text:p>
          </table:table-cell>
          <table:table-cell office:value-type="float" office:value="0.514839" calcext:value-type="float">
            <text:p>0.514839</text:p>
          </table:table-cell>
          <table:table-cell office:value-type="float" office:value="0.876877" calcext:value-type="float">
            <text:p>0.876877</text:p>
          </table:table-cell>
          <table:table-cell office:value-type="float" office:value="1.87409" calcext:value-type="float">
            <text:p>1.87409</text:p>
          </table:table-cell>
          <table:table-cell office:value-type="float" office:value="0.567595" calcext:value-type="float">
            <text:p>0.567595</text:p>
          </table:table-cell>
          <table:table-cell office:value-type="float" office:value="0.225411" calcext:value-type="float">
            <text:p>0.225411</text:p>
          </table:table-cell>
          <table:table-cell office:value-type="float" office:value="1.02558" calcext:value-type="float">
            <text:p>1.02558</text:p>
          </table:table-cell>
          <table:table-cell office:value-type="float" office:value="0.854978" calcext:value-type="float">
            <text:p>0.854978</text:p>
          </table:table-cell>
          <table:table-cell office:value-type="float" office:value="3.32026" calcext:value-type="float">
            <text:p>3.32026</text:p>
          </table:table-cell>
          <table:table-cell office:value-type="float" office:value="0.609635" calcext:value-type="float">
            <text:p>0.609635</text:p>
          </table:table-cell>
          <table:table-cell office:value-type="float" office:value="13.0942" calcext:value-type="float">
            <text:p>13.0942</text:p>
          </table:table-cell>
          <table:table-cell office:value-type="float" office:value="1.03897" calcext:value-type="float">
            <text:p>1.03897</text:p>
          </table:table-cell>
          <table:table-cell office:value-type="float" office:value="1.17203" calcext:value-type="float">
            <text:p>1.17203</text:p>
          </table:table-cell>
          <table:table-cell office:value-type="float" office:value="3.32026" calcext:value-type="float">
            <text:p>3.32026</text:p>
          </table:table-cell>
          <table:table-cell office:value-type="float" office:value="1.90471" calcext:value-type="float">
            <text:p>1.90471</text:p>
          </table:table-cell>
          <table:table-cell office:value-type="float" office:value="2.47147" calcext:value-type="float">
            <text:p>2.47147</text:p>
          </table:table-cell>
          <table:table-cell office:value-type="float" office:value="0.448788" calcext:value-type="float">
            <text:p>0.448788</text:p>
          </table:table-cell>
          <table:table-cell office:value-type="float" office:value="1.89115" calcext:value-type="float">
            <text:p>1.89115</text:p>
          </table:table-cell>
          <table:table-cell office:value-type="float" office:value="0.446712" calcext:value-type="float">
            <text:p>0.446712</text:p>
          </table:table-cell>
          <table:table-cell office:value-type="float" office:value="2.13903" calcext:value-type="float">
            <text:p>2.13903</text:p>
          </table:table-cell>
          <table:table-cell office:value-type="float" office:value="0.609635" calcext:value-type="float">
            <text:p>0.609635</text:p>
          </table:table-cell>
          <table:table-cell office:value-type="float" office:value="1.84394" calcext:value-type="float">
            <text:p>1.84394</text:p>
          </table:table-cell>
          <table:table-cell office:value-type="float" office:value="13.0942" calcext:value-type="float">
            <text:p>13.0942</text:p>
          </table:table-cell>
          <table:table-cell office:value-type="float" office:value="0.592815" calcext:value-type="float">
            <text:p>0.592815</text:p>
          </table:table-cell>
          <table:table-cell office:value-type="float" office:value="1.83625" calcext:value-type="float">
            <text:p>1.83625</text:p>
          </table:table-cell>
          <table:table-cell office:value-type="float" office:value="2.69601" calcext:value-type="float">
            <text:p>2.69601</text:p>
          </table:table-cell>
          <table:table-cell office:value-type="float" office:value="0.287385" calcext:value-type="float">
            <text:p>0.287385</text:p>
          </table:table-cell>
          <table:table-cell office:value-type="float" office:value="19.2275" calcext:value-type="float">
            <text:p>19.2275</text:p>
          </table:table-cell>
          <table:table-cell office:value-type="float" office:value="5.39493" calcext:value-type="float">
            <text:p>5.39493</text:p>
          </table:table-cell>
          <table:table-cell office:value-type="float" office:value="0.513102" calcext:value-type="float">
            <text:p>0.513102</text:p>
          </table:table-cell>
          <table:table-cell office:value-type="float" office:value="1.54353" calcext:value-type="float">
            <text:p>1.54353</text:p>
          </table:table-cell>
          <table:table-cell office:value-type="float" office:value="0.448788" calcext:value-type="float">
            <text:p>0.448788</text:p>
          </table:table-cell>
          <table:table-cell office:value-type="float" office:value="0.713165" calcext:value-type="float">
            <text:p>0.713165</text:p>
          </table:table-cell>
          <table:table-cell office:value-type="float" office:value="0.297529" calcext:value-type="float">
            <text:p>0.297529</text:p>
          </table:table-cell>
          <table:table-cell office:value-type="float" office:value="19.6363" calcext:value-type="float">
            <text:p>19.6363</text:p>
          </table:table-cell>
          <table:table-cell office:value-type="float" office:value="2.10319" calcext:value-type="float">
            <text:p>2.10319</text:p>
          </table:table-cell>
          <table:table-cell office:value-type="float" office:value="1.20409" calcext:value-type="float">
            <text:p>1.20409</text:p>
          </table:table-cell>
          <table:table-cell office:value-type="float" office:value="0.943195" calcext:value-type="float">
            <text:p>0.943195</text:p>
          </table:table-cell>
          <table:table-cell office:value-type="float" office:value="3.32026" calcext:value-type="float">
            <text:p>3.32026</text:p>
          </table:table-cell>
          <table:table-cell office:value-type="float" office:value="0.649971" calcext:value-type="float">
            <text:p>0.649971</text:p>
          </table:table-cell>
          <table:table-cell office:value-type="float" office:value="13.0089" calcext:value-type="float">
            <text:p>13.0089</text:p>
          </table:table-cell>
          <table:table-cell office:value-type="float" office:value="1.88905" calcext:value-type="float">
            <text:p>1.88905</text:p>
          </table:table-cell>
          <table:table-cell office:value-type="float" office:value="1.06659" calcext:value-type="float">
            <text:p>1.06659</text:p>
          </table:table-cell>
          <table:table-cell office:value-type="float" office:value="3.32026" calcext:value-type="float">
            <text:p>3.32026</text:p>
          </table:table-cell>
          <table:table-cell office:value-type="float" office:value="1.72413" calcext:value-type="float">
            <text:p>1.72413</text:p>
          </table:table-cell>
          <table:table-cell office:value-type="float" office:value="2.73659" calcext:value-type="float">
            <text:p>2.73659</text:p>
          </table:table-cell>
          <table:table-cell office:value-type="float" office:value="0.401012" calcext:value-type="float">
            <text:p>0.401012</text:p>
          </table:table-cell>
          <table:table-cell office:value-type="float" office:value="0.468931" calcext:value-type="float">
            <text:p>0.468931</text:p>
          </table:table-cell>
          <table:table-cell office:value-type="float" office:value="0.448788" calcext:value-type="float">
            <text:p>0.448788</text:p>
          </table:table-cell>
          <table:table-cell office:value-type="float" office:value="1.95199" calcext:value-type="float">
            <text:p>1.95199</text:p>
          </table:table-cell>
          <table:table-cell office:value-type="float" office:value="0.649971" calcext:value-type="float">
            <text:p>0.649971</text:p>
          </table:table-cell>
          <table:table-cell office:value-type="float" office:value="1.83934" calcext:value-type="float">
            <text:p>1.83934</text:p>
          </table:table-cell>
          <table:table-cell office:value-type="float" office:value="13.0089" calcext:value-type="float">
            <text:p>13.0089</text:p>
          </table:table-cell>
          <table:table-cell office:value-type="float" office:value="1.07914" calcext:value-type="float">
            <text:p>1.07914</text:p>
          </table:table-cell>
          <table:table-cell office:value-type="float" office:value="1.35923" calcext:value-type="float">
            <text:p>1.35923</text:p>
          </table:table-cell>
          <table:table-cell office:value-type="float" office:value="1.65108" calcext:value-type="float">
            <text:p>1.65108</text:p>
          </table:table-cell>
          <table:table-cell office:value-type="float" office:value="0.801692" calcext:value-type="float">
            <text:p>0.801692</text:p>
          </table:table-cell>
          <table:table-cell office:value-type="float" office:value="0.317481" calcext:value-type="float">
            <text:p>0.317481</text:p>
          </table:table-cell>
          <table:table-cell office:value-type="float" office:value="6.07355" calcext:value-type="float">
            <text:p>6.07355</text:p>
          </table:table-cell>
          <table:table-cell office:value-type="float" office:value="0.612296" calcext:value-type="float">
            <text:p>0.612296</text:p>
          </table:table-cell>
          <table:table-cell office:value-type="float" office:value="1.87568" calcext:value-type="float">
            <text:p>1.87568</text:p>
          </table:table-cell>
          <table:table-cell office:value-type="float" office:value="0.401012" calcext:value-type="float">
            <text:p>0.401012</text:p>
          </table:table-cell>
          <table:table-cell office:value-type="float" office:value="5.37783" calcext:value-type="float">
            <text:p>5.37783</text:p>
          </table:table-cell>
          <table:table-cell office:value-type="float" office:value="0.297529" calcext:value-type="float">
            <text:p>0.297529</text:p>
          </table:table-cell>
          <table:table-cell office:value-type="float" office:value="20.2682" calcext:value-type="float">
            <text:p>20.2682</text:p>
          </table:table-cell>
          <table:table-cell office:value-type="float" office:value="1.59041" calcext:value-type="float">
            <text:p>1.59041</text:p>
          </table:table-cell>
          <table:table-cell office:value-type="float" office:value="0.23828" calcext:value-type="float">
            <text:p>0.23828</text:p>
          </table:table-cell>
          <table:table-cell table:number-columns-repeated="6" office:value-type="float" office:value="4.63757" calcext:value-type="float">
            <text:p>4.6375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41:</text:p>
          </table:table-cell>
          <table:table-cell office:value-type="float" office:value="15.2881" calcext:value-type="float">
            <text:p>15.2881</text:p>
          </table:table-cell>
          <table:table-cell office:value-type="string" calcext:value-type="string">
            <text:p>-</text:p>
          </table:table-cell>
          <table:table-cell office:value-type="float" office:value="15.4548" calcext:value-type="float">
            <text:p>15.454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15.7782" calcext:value-type="float">
            <text:p>15.7782</text:p>
          </table:table-cell>
          <table:table-cell office:value-type="float" office:value="19.5176" calcext:value-type="float">
            <text:p>19.5176</text:p>
          </table:table-cell>
          <table:table-cell office:value-type="float" office:value="18.3689" calcext:value-type="float">
            <text:p>18.3689</text:p>
          </table:table-cell>
          <table:table-cell office:value-type="float" office:value="18.9953" calcext:value-type="float">
            <text:p>18.9953</text:p>
          </table:table-cell>
          <table:table-cell office:value-type="float" office:value="19.1038" calcext:value-type="float">
            <text:p>19.1038</text:p>
          </table:table-cell>
          <table:table-cell office:value-type="float" office:value="19.6456" calcext:value-type="float">
            <text:p>19.6456</text:p>
          </table:table-cell>
          <table:table-cell office:value-type="float" office:value="21.2971" calcext:value-type="float">
            <text:p>21.2971</text:p>
          </table:table-cell>
          <table:table-cell office:value-type="float" office:value="18.9752" calcext:value-type="float">
            <text:p>18.9752</text:p>
          </table:table-cell>
          <table:table-cell office:value-type="float" office:value="17.9398" calcext:value-type="float">
            <text:p>17.9398</text:p>
          </table:table-cell>
          <table:table-cell office:value-type="float" office:value="21.2971" calcext:value-type="float">
            <text:p>21.2971</text:p>
          </table:table-cell>
          <table:table-cell office:value-type="float" office:value="18.9233" calcext:value-type="float">
            <text:p>18.9233</text:p>
          </table:table-cell>
          <table:table-cell office:value-type="float" office:value="20.9791" calcext:value-type="float">
            <text:p>20.9791</text:p>
          </table:table-cell>
          <table:table-cell office:value-type="float" office:value="15.7782" calcext:value-type="float">
            <text:p>15.7782</text:p>
          </table:table-cell>
          <table:table-cell office:value-type="float" office:value="21.4927" calcext:value-type="float">
            <text:p>21.4927</text:p>
          </table:table-cell>
          <table:table-cell office:value-type="float" office:value="17.5478" calcext:value-type="float">
            <text:p>17.5478</text:p>
          </table:table-cell>
          <table:table-cell office:value-type="float" office:value="19.2353" calcext:value-type="float">
            <text:p>19.2353</text:p>
          </table:table-cell>
          <table:table-cell office:value-type="float" office:value="17.9428" calcext:value-type="float">
            <text:p>17.9428</text:p>
          </table:table-cell>
          <table:table-cell office:value-type="float" office:value="19.7532" calcext:value-type="float">
            <text:p>19.7532</text:p>
          </table:table-cell>
          <table:table-cell office:value-type="float" office:value="18.9752" calcext:value-type="float">
            <text:p>18.9752</text:p>
          </table:table-cell>
          <table:table-cell office:value-type="float" office:value="19.333" calcext:value-type="float">
            <text:p>19.333</text:p>
          </table:table-cell>
          <table:table-cell office:value-type="float" office:value="19.2936" calcext:value-type="float">
            <text:p>19.2936</text:p>
          </table:table-cell>
          <table:table-cell office:value-type="float" office:value="19.8793" calcext:value-type="float">
            <text:p>19.8793</text:p>
          </table:table-cell>
          <table:table-cell office:value-type="float" office:value="19.2628" calcext:value-type="float">
            <text:p>19.2628</text:p>
          </table:table-cell>
          <table:table-cell office:value-type="float" office:value="19.6319" calcext:value-type="float">
            <text:p>19.6319</text:p>
          </table:table-cell>
          <table:table-cell office:value-type="float" office:value="19.0123" calcext:value-type="float">
            <text:p>19.0123</text:p>
          </table:table-cell>
          <table:table-cell office:value-type="float" office:value="18.8363" calcext:value-type="float">
            <text:p>18.8363</text:p>
          </table:table-cell>
          <table:table-cell office:value-type="float" office:value="17.7957" calcext:value-type="float">
            <text:p>17.7957</text:p>
          </table:table-cell>
          <table:table-cell office:value-type="float" office:value="19.2936" calcext:value-type="float">
            <text:p>19.2936</text:p>
          </table:table-cell>
          <table:table-cell office:value-type="float" office:value="18.9597" calcext:value-type="float">
            <text:p>18.9597</text:p>
          </table:table-cell>
          <table:table-cell office:value-type="float" office:value="19.8873" calcext:value-type="float">
            <text:p>19.8873</text:p>
          </table:table-cell>
          <table:table-cell office:value-type="float" office:value="15.4914" calcext:value-type="float">
            <text:p>15.4914</text:p>
          </table:table-cell>
          <table:table-cell office:value-type="float" office:value="20.7578" calcext:value-type="float">
            <text:p>20.7578</text:p>
          </table:table-cell>
          <table:table-cell office:value-type="float" office:value="19.4822" calcext:value-type="float">
            <text:p>19.4822</text:p>
          </table:table-cell>
          <table:table-cell office:value-type="float" office:value="20.0935" calcext:value-type="float">
            <text:p>20.0935</text:p>
          </table:table-cell>
          <table:table-cell office:value-type="float" office:value="19.6995" calcext:value-type="float">
            <text:p>19.6995</text:p>
          </table:table-cell>
          <table:table-cell office:value-type="float" office:value="19.3771" calcext:value-type="float">
            <text:p>19.3771</text:p>
          </table:table-cell>
          <table:table-cell office:value-type="float" office:value="20.2797" calcext:value-type="float">
            <text:p>20.2797</text:p>
          </table:table-cell>
          <table:table-cell office:value-type="float" office:value="19.6802" calcext:value-type="float">
            <text:p>19.6802</text:p>
          </table:table-cell>
          <table:table-cell office:value-type="float" office:value="0" calcext:value-type="float">
            <text:p>0</text:p>
          </table:table-cell>
          <table:table-cell office:value-type="float" office:value="20.2797" calcext:value-type="float">
            <text:p>20.2797</text:p>
          </table:table-cell>
          <table:table-cell office:value-type="float" office:value="19.566" calcext:value-type="float">
            <text:p>19.566</text:p>
          </table:table-cell>
          <table:table-cell office:value-type="float" office:value="19.6596" calcext:value-type="float">
            <text:p>19.6596</text:p>
          </table:table-cell>
          <table:table-cell office:value-type="float" office:value="15.4914" calcext:value-type="float">
            <text:p>15.4914</text:p>
          </table:table-cell>
          <table:table-cell office:value-type="float" office:value="21.4935" calcext:value-type="float">
            <text:p>21.4935</text:p>
          </table:table-cell>
          <table:table-cell office:value-type="float" office:value="17.2733" calcext:value-type="float">
            <text:p>17.2733</text:p>
          </table:table-cell>
          <table:table-cell office:value-type="float" office:value="19.1312" calcext:value-type="float">
            <text:p>19.1312</text:p>
          </table:table-cell>
          <table:table-cell office:value-type="float" office:value="18.1251" calcext:value-type="float">
            <text:p>18.1251</text:p>
          </table:table-cell>
          <table:table-cell office:value-type="float" office:value="20.561" calcext:value-type="float">
            <text:p>20.561</text:p>
          </table:table-cell>
          <table:table-cell office:value-type="float" office:value="19.6802" calcext:value-type="float">
            <text:p>19.6802</text:p>
          </table:table-cell>
          <table:table-cell office:value-type="float" office:value="19.8341" calcext:value-type="float">
            <text:p>19.8341</text:p>
          </table:table-cell>
          <table:table-cell office:value-type="float" office:value="19.5291" calcext:value-type="float">
            <text:p>19.5291</text:p>
          </table:table-cell>
          <table:table-cell office:value-type="float" office:value="19.6732" calcext:value-type="float">
            <text:p>19.6732</text:p>
          </table:table-cell>
          <table:table-cell office:value-type="float" office:value="19.2957" calcext:value-type="float">
            <text:p>19.2957</text:p>
          </table:table-cell>
          <table:table-cell office:value-type="float" office:value="18.9699" calcext:value-type="float">
            <text:p>18.9699</text:p>
          </table:table-cell>
          <table:table-cell office:value-type="float" office:value="19.3412" calcext:value-type="float">
            <text:p>19.3412</text:p>
          </table:table-cell>
          <table:table-cell office:value-type="float" office:value="18.8385" calcext:value-type="float">
            <text:p>18.8385</text:p>
          </table:table-cell>
          <table:table-cell office:value-type="float" office:value="21.4927" calcext:value-type="float">
            <text:p>21.4927</text:p>
          </table:table-cell>
          <table:table-cell office:value-type="float" office:value="19.5291" calcext:value-type="float">
            <text:p>19.5291</text:p>
          </table:table-cell>
          <table:table-cell office:value-type="float" office:value="19.4604" calcext:value-type="float">
            <text:p>19.4604</text:p>
          </table:table-cell>
          <table:table-cell office:value-type="float" office:value="18.8721" calcext:value-type="float">
            <text:p>18.8721</text:p>
          </table:table-cell>
          <table:table-cell office:value-type="float" office:value="20.5326" calcext:value-type="float">
            <text:p>20.5326</text:p>
          </table:table-cell>
          <table:table-cell office:value-type="float" office:value="17.9932" calcext:value-type="float">
            <text:p>17.9932</text:p>
          </table:table-cell>
          <table:table-cell office:value-type="float" office:value="19.4175" calcext:value-type="float">
            <text:p>19.4175</text:p>
          </table:table-cell>
          <table:table-cell office:value-type="float" office:value="6.60179" calcext:value-type="float">
            <text:p>6.60179</text:p>
          </table:table-cell>
          <table:table-cell office:value-type="float" office:value="18.7971" calcext:value-type="float">
            <text:p>18.7971</text:p>
          </table:table-cell>
          <table:table-cell office:value-type="float" office:value="18.5293" calcext:value-type="float">
            <text:p>18.5293</text:p>
          </table:table-cell>
          <table:table-cell office:value-type="float" office:value="17.9932" calcext:value-type="float">
            <text:p>17.9932</text:p>
          </table:table-cell>
          <table:table-cell office:value-type="float" office:value="20.6514" calcext:value-type="float">
            <text:p>20.6514</text:p>
          </table:table-cell>
          <table:table-cell office:value-type="float" office:value="19.7085" calcext:value-type="float">
            <text:p>19.7085</text:p>
          </table:table-cell>
          <table:table-cell office:value-type="float" office:value="19.5671" calcext:value-type="float">
            <text:p>19.5671</text:p>
          </table:table-cell>
          <table:table-cell office:value-type="float" office:value="21.0016" calcext:value-type="float">
            <text:p>21.0016</text:p>
          </table:table-cell>
          <table:table-cell office:value-type="float" office:value="19.5782" calcext:value-type="float">
            <text:p>19.5782</text:p>
          </table:table-cell>
          <table:table-cell office:value-type="float" office:value="21.4131" calcext:value-type="float">
            <text:p>21.4131</text:p>
          </table:table-cell>
          <table:table-cell office:value-type="float" office:value="19.4175" calcext:value-type="float">
            <text:p>19.4175</text:p>
          </table:table-cell>
          <table:table-cell office:value-type="float" office:value="21.3276" calcext:value-type="float">
            <text:p>21.3276</text:p>
          </table:table-cell>
          <table:table-cell office:value-type="float" office:value="6.60179" calcext:value-type="float">
            <text:p>6.60179</text:p>
          </table:table-cell>
          <table:table-cell office:value-type="float" office:value="19.254" calcext:value-type="float">
            <text:p>19.254</text:p>
          </table:table-cell>
          <table:table-cell office:value-type="float" office:value="21.4326" calcext:value-type="float">
            <text:p>21.4326</text:p>
          </table:table-cell>
          <table:table-cell office:value-type="float" office:value="19.031" calcext:value-type="float">
            <text:p>19.031</text:p>
          </table:table-cell>
          <table:table-cell office:value-type="float" office:value="19.9033" calcext:value-type="float">
            <text:p>19.9033</text:p>
          </table:table-cell>
          <table:table-cell office:value-type="float" office:value="19.0047" calcext:value-type="float">
            <text:p>19.0047</text:p>
          </table:table-cell>
          <table:table-cell office:value-type="float" office:value="19.4995" calcext:value-type="float">
            <text:p>19.4995</text:p>
          </table:table-cell>
          <table:table-cell office:value-type="float" office:value="20.1706" calcext:value-type="float">
            <text:p>20.1706</text:p>
          </table:table-cell>
          <table:table-cell office:value-type="float" office:value="21.223" calcext:value-type="float">
            <text:p>21.223</text:p>
          </table:table-cell>
          <table:table-cell office:value-type="float" office:value="19.5671" calcext:value-type="float">
            <text:p>19.5671</text:p>
          </table:table-cell>
          <table:table-cell office:value-type="float" office:value="19.072" calcext:value-type="float">
            <text:p>19.072</text:p>
          </table:table-cell>
          <table:table-cell office:value-type="float" office:value="19.4668" calcext:value-type="float">
            <text:p>19.4668</text:p>
          </table:table-cell>
          <table:table-cell office:value-type="float" office:value="0.0453943" calcext:value-type="float">
            <text:p>0.0453943</text:p>
          </table:table-cell>
          <table:table-cell office:value-type="float" office:value="21.527" calcext:value-type="float">
            <text:p>21.527</text:p>
          </table:table-cell>
          <table:table-cell office:value-type="float" office:value="20.8587" calcext:value-type="float">
            <text:p>20.8587</text:p>
          </table:table-cell>
          <table:table-cell office:value-type="float" office:value="20.606" calcext:value-type="float">
            <text:p>20.606</text:p>
          </table:table-cell>
          <table:table-cell office:value-type="float" office:value="17.9932" calcext:value-type="float">
            <text:p>17.9932</text:p>
          </table:table-cell>
          <table:table-cell office:value-type="float" office:value="19.038" calcext:value-type="float">
            <text:p>19.038</text:p>
          </table:table-cell>
          <table:table-cell office:value-type="float" office:value="6.69062" calcext:value-type="float">
            <text:p>6.69062</text:p>
          </table:table-cell>
          <table:table-cell office:value-type="float" office:value="17.8787" calcext:value-type="float">
            <text:p>17.8787</text:p>
          </table:table-cell>
          <table:table-cell office:value-type="float" office:value="19.3943" calcext:value-type="float">
            <text:p>19.3943</text:p>
          </table:table-cell>
          <table:table-cell office:value-type="float" office:value="17.9932" calcext:value-type="float">
            <text:p>17.9932</text:p>
          </table:table-cell>
          <table:table-cell office:value-type="float" office:value="20.2789" calcext:value-type="float">
            <text:p>20.2789</text:p>
          </table:table-cell>
          <table:table-cell office:value-type="float" office:value="18.3864" calcext:value-type="float">
            <text:p>18.3864</text:p>
          </table:table-cell>
          <table:table-cell office:value-type="float" office:value="19.5036" calcext:value-type="float">
            <text:p>19.5036</text:p>
          </table:table-cell>
          <table:table-cell office:value-type="float" office:value="19.2728" calcext:value-type="float">
            <text:p>19.2728</text:p>
          </table:table-cell>
          <table:table-cell office:value-type="float" office:value="19.5671" calcext:value-type="float">
            <text:p>19.5671</text:p>
          </table:table-cell>
          <table:table-cell office:value-type="float" office:value="21.4136" calcext:value-type="float">
            <text:p>21.4136</text:p>
          </table:table-cell>
          <table:table-cell office:value-type="float" office:value="19.038" calcext:value-type="float">
            <text:p>19.038</text:p>
          </table:table-cell>
          <table:table-cell office:value-type="float" office:value="21.3267" calcext:value-type="float">
            <text:p>21.3267</text:p>
          </table:table-cell>
          <table:table-cell office:value-type="float" office:value="6.69062" calcext:value-type="float">
            <text:p>6.69062</text:p>
          </table:table-cell>
          <table:table-cell office:value-type="float" office:value="19.0297" calcext:value-type="float">
            <text:p>19.0297</text:p>
          </table:table-cell>
          <table:table-cell office:value-type="float" office:value="19.627" calcext:value-type="float">
            <text:p>19.627</text:p>
          </table:table-cell>
          <table:table-cell office:value-type="float" office:value="20.1294" calcext:value-type="float">
            <text:p>20.1294</text:p>
          </table:table-cell>
          <table:table-cell office:value-type="float" office:value="18.9448" calcext:value-type="float">
            <text:p>18.9448</text:p>
          </table:table-cell>
          <table:table-cell office:value-type="float" office:value="19.6841" calcext:value-type="float">
            <text:p>19.6841</text:p>
          </table:table-cell>
          <table:table-cell office:value-type="float" office:value="19.6993" calcext:value-type="float">
            <text:p>19.6993</text:p>
          </table:table-cell>
          <table:table-cell office:value-type="float" office:value="20.2536" calcext:value-type="float">
            <text:p>20.2536</text:p>
          </table:table-cell>
          <table:table-cell office:value-type="float" office:value="21.4333" calcext:value-type="float">
            <text:p>21.4333</text:p>
          </table:table-cell>
          <table:table-cell office:value-type="float" office:value="19.5036" calcext:value-type="float">
            <text:p>19.5036</text:p>
          </table:table-cell>
          <table:table-cell office:value-type="float" office:value="19.4936" calcext:value-type="float">
            <text:p>19.4936</text:p>
          </table:table-cell>
          <table:table-cell office:value-type="float" office:value="19.4668" calcext:value-type="float">
            <text:p>19.4668</text:p>
          </table:table-cell>
          <table:table-cell office:value-type="float" office:value="0.749402" calcext:value-type="float">
            <text:p>0.749402</text:p>
          </table:table-cell>
          <table:table-cell office:value-type="float" office:value="20.5718" calcext:value-type="float">
            <text:p>20.5718</text:p>
          </table:table-cell>
          <table:table-cell office:value-type="float" office:value="19.7331" calcext:value-type="float">
            <text:p>19.7331</text:p>
          </table:table-cell>
          <table:table-cell table:number-columns-repeated="6" office:value-type="float" office:value="15.0717" calcext:value-type="float">
            <text:p>15.071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42:</text:p>
          </table:table-cell>
          <table:table-cell office:value-type="float" office:value="14.28" calcext:value-type="float">
            <text:p>14.28</text:p>
          </table:table-cell>
          <table:table-cell office:value-type="string" calcext:value-type="string">
            <text:p>-</text:p>
          </table:table-cell>
          <table:table-cell office:value-type="float" office:value="14.4467" calcext:value-type="float">
            <text:p>14.4467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5.16989" calcext:value-type="float">
            <text:p>5.16989</text:p>
          </table:table-cell>
          <table:table-cell office:value-type="float" office:value="0.887965" calcext:value-type="float">
            <text:p>0.887965</text:p>
          </table:table-cell>
          <table:table-cell office:value-type="float" office:value="2.11567" calcext:value-type="float">
            <text:p>2.11567</text:p>
          </table:table-cell>
          <table:table-cell office:value-type="float" office:value="1.37198" calcext:value-type="float">
            <text:p>1.37198</text:p>
          </table:table-cell>
          <table:table-cell office:value-type="float" office:value="1.7967" calcext:value-type="float">
            <text:p>1.7967</text:p>
          </table:table-cell>
          <table:table-cell office:value-type="float" office:value="0.634607" calcext:value-type="float">
            <text:p>0.634607</text:p>
          </table:table-cell>
          <table:table-cell office:value-type="float" office:value="2.20473" calcext:value-type="float">
            <text:p>2.20473</text:p>
          </table:table-cell>
          <table:table-cell office:value-type="float" office:value="1.31859" calcext:value-type="float">
            <text:p>1.31859</text:p>
          </table:table-cell>
          <table:table-cell office:value-type="float" office:value="5.38171" calcext:value-type="float">
            <text:p>5.38171</text:p>
          </table:table-cell>
          <table:table-cell office:value-type="float" office:value="2.20473" calcext:value-type="float">
            <text:p>2.20473</text:p>
          </table:table-cell>
          <table:table-cell office:value-type="float" office:value="1.46758" calcext:value-type="float">
            <text:p>1.46758</text:p>
          </table:table-cell>
          <table:table-cell office:value-type="float" office:value="1.8302" calcext:value-type="float">
            <text:p>1.8302</text:p>
          </table:table-cell>
          <table:table-cell office:value-type="float" office:value="5.16989" calcext:value-type="float">
            <text:p>5.16989</text:p>
          </table:table-cell>
          <table:table-cell office:value-type="float" office:value="1.41254" calcext:value-type="float">
            <text:p>1.41254</text:p>
          </table:table-cell>
          <table:table-cell office:value-type="float" office:value="3.69365" calcext:value-type="float">
            <text:p>3.69365</text:p>
          </table:table-cell>
          <table:table-cell office:value-type="float" office:value="1.39733" calcext:value-type="float">
            <text:p>1.39733</text:p>
          </table:table-cell>
          <table:table-cell office:value-type="float" office:value="2.6127" calcext:value-type="float">
            <text:p>2.6127</text:p>
          </table:table-cell>
          <table:table-cell office:value-type="float" office:value="0.849566" calcext:value-type="float">
            <text:p>0.849566</text:p>
          </table:table-cell>
          <table:table-cell office:value-type="float" office:value="1.31859" calcext:value-type="float">
            <text:p>1.31859</text:p>
          </table:table-cell>
          <table:table-cell office:value-type="float" office:value="2.57368" calcext:value-type="float">
            <text:p>2.57368</text:p>
          </table:table-cell>
          <table:table-cell office:value-type="float" office:value="0.992187" calcext:value-type="float">
            <text:p>0.992187</text:p>
          </table:table-cell>
          <table:table-cell office:value-type="float" office:value="0.54466" calcext:value-type="float">
            <text:p>0.54466</text:p>
          </table:table-cell>
          <table:table-cell office:value-type="float" office:value="1.18994" calcext:value-type="float">
            <text:p>1.18994</text:p>
          </table:table-cell>
          <table:table-cell office:value-type="float" office:value="0.731851" calcext:value-type="float">
            <text:p>0.731851</text:p>
          </table:table-cell>
          <table:table-cell office:value-type="float" office:value="2.30566" calcext:value-type="float">
            <text:p>2.30566</text:p>
          </table:table-cell>
          <table:table-cell office:value-type="float" office:value="19.1629" calcext:value-type="float">
            <text:p>19.1629</text:p>
          </table:table-cell>
          <table:table-cell office:value-type="float" office:value="4.33718" calcext:value-type="float">
            <text:p>4.33718</text:p>
          </table:table-cell>
          <table:table-cell office:value-type="float" office:value="0.992187" calcext:value-type="float">
            <text:p>0.992187</text:p>
          </table:table-cell>
          <table:table-cell office:value-type="float" office:value="1.32548" calcext:value-type="float">
            <text:p>1.32548</text:p>
          </table:table-cell>
          <table:table-cell office:value-type="float" office:value="0.394469" calcext:value-type="float">
            <text:p>0.394469</text:p>
          </table:table-cell>
          <table:table-cell office:value-type="float" office:value="5.67549" calcext:value-type="float">
            <text:p>5.67549</text:p>
          </table:table-cell>
          <table:table-cell office:value-type="float" office:value="2.0669" calcext:value-type="float">
            <text:p>2.0669</text:p>
          </table:table-cell>
          <table:table-cell office:value-type="float" office:value="0.806104" calcext:value-type="float">
            <text:p>0.806104</text:p>
          </table:table-cell>
          <table:table-cell office:value-type="float" office:value="0.441077" calcext:value-type="float">
            <text:p>0.441077</text:p>
          </table:table-cell>
          <table:table-cell office:value-type="float" office:value="0.608674" calcext:value-type="float">
            <text:p>0.608674</text:p>
          </table:table-cell>
          <table:table-cell office:value-type="float" office:value="0.973937" calcext:value-type="float">
            <text:p>0.973937</text:p>
          </table:table-cell>
          <table:table-cell office:value-type="float" office:value="0" calcext:value-type="float">
            <text:p>0</text:p>
          </table:table-cell>
          <table:table-cell office:value-type="float" office:value="0.642139" calcext:value-type="float">
            <text:p>0.642139</text:p>
          </table:table-cell>
          <table:table-cell office:value-type="float" office:value="20.2797" calcext:value-type="float">
            <text:p>20.2797</text:p>
          </table:table-cell>
          <table:table-cell office:value-type="float" office:value="0" calcext:value-type="float">
            <text:p>0</text:p>
          </table:table-cell>
          <table:table-cell office:value-type="float" office:value="0.752493" calcext:value-type="float">
            <text:p>0.752493</text:p>
          </table:table-cell>
          <table:table-cell office:value-type="float" office:value="1.02317" calcext:value-type="float">
            <text:p>1.02317</text:p>
          </table:table-cell>
          <table:table-cell office:value-type="float" office:value="5.67549" calcext:value-type="float">
            <text:p>5.67549</text:p>
          </table:table-cell>
          <table:table-cell office:value-type="float" office:value="1.4176" calcext:value-type="float">
            <text:p>1.4176</text:p>
          </table:table-cell>
          <table:table-cell office:value-type="float" office:value="4.16421" calcext:value-type="float">
            <text:p>4.16421</text:p>
          </table:table-cell>
          <table:table-cell office:value-type="float" office:value="1.38433" calcext:value-type="float">
            <text:p>1.38433</text:p>
          </table:table-cell>
          <table:table-cell office:value-type="float" office:value="2.66808" calcext:value-type="float">
            <text:p>2.66808</text:p>
          </table:table-cell>
          <table:table-cell office:value-type="float" office:value="0.28504" calcext:value-type="float">
            <text:p>0.28504</text:p>
          </table:table-cell>
          <table:table-cell office:value-type="float" office:value="0.642139" calcext:value-type="float">
            <text:p>0.642139</text:p>
          </table:table-cell>
          <table:table-cell office:value-type="float" office:value="2.90155" calcext:value-type="float">
            <text:p>2.90155</text:p>
          </table:table-cell>
          <table:table-cell office:value-type="float" office:value="0.81849" calcext:value-type="float">
            <text:p>0.81849</text:p>
          </table:table-cell>
          <table:table-cell office:value-type="float" office:value="0.673591" calcext:value-type="float">
            <text:p>0.673591</text:p>
          </table:table-cell>
          <table:table-cell office:value-type="float" office:value="0.99468" calcext:value-type="float">
            <text:p>0.99468</text:p>
          </table:table-cell>
          <table:table-cell office:value-type="float" office:value="1.31432" calcext:value-type="float">
            <text:p>1.31432</text:p>
          </table:table-cell>
          <table:table-cell office:value-type="float" office:value="1.12555" calcext:value-type="float">
            <text:p>1.12555</text:p>
          </table:table-cell>
          <table:table-cell office:value-type="float" office:value="1.51738" calcext:value-type="float">
            <text:p>1.51738</text:p>
          </table:table-cell>
          <table:table-cell office:value-type="float" office:value="1.41254" calcext:value-type="float">
            <text:p>1.41254</text:p>
          </table:table-cell>
          <table:table-cell office:value-type="float" office:value="0.81849" calcext:value-type="float">
            <text:p>0.81849</text:p>
          </table:table-cell>
          <table:table-cell office:value-type="float" office:value="0.86569" calcext:value-type="float">
            <text:p>0.86569</text:p>
          </table:table-cell>
          <table:table-cell office:value-type="float" office:value="1.6528" calcext:value-type="float">
            <text:p>1.6528</text:p>
          </table:table-cell>
          <table:table-cell office:value-type="float" office:value="0.393616" calcext:value-type="float">
            <text:p>0.393616</text:p>
          </table:table-cell>
          <table:table-cell office:value-type="float" office:value="3.86992" calcext:value-type="float">
            <text:p>3.86992</text:p>
          </table:table-cell>
          <table:table-cell office:value-type="float" office:value="0.923218" calcext:value-type="float">
            <text:p>0.923218</text:p>
          </table:table-cell>
          <table:table-cell office:value-type="float" office:value="13.6878" calcext:value-type="float">
            <text:p>13.6878</text:p>
          </table:table-cell>
          <table:table-cell office:value-type="float" office:value="1.67545" calcext:value-type="float">
            <text:p>1.67545</text:p>
          </table:table-cell>
          <table:table-cell office:value-type="float" office:value="1.75046" calcext:value-type="float">
            <text:p>1.75046</text:p>
          </table:table-cell>
          <table:table-cell office:value-type="float" office:value="3.86992" calcext:value-type="float">
            <text:p>3.86992</text:p>
          </table:table-cell>
          <table:table-cell office:value-type="float" office:value="1.93464" calcext:value-type="float">
            <text:p>1.93464</text:p>
          </table:table-cell>
          <table:table-cell office:value-type="float" office:value="2.79723" calcext:value-type="float">
            <text:p>2.79723</text:p>
          </table:table-cell>
          <table:table-cell office:value-type="float" office:value="0.743336" calcext:value-type="float">
            <text:p>0.743336</text:p>
          </table:table-cell>
          <table:table-cell office:value-type="float" office:value="1.76509" calcext:value-type="float">
            <text:p>1.76509</text:p>
          </table:table-cell>
          <table:table-cell office:value-type="float" office:value="0.732842" calcext:value-type="float">
            <text:p>0.732842</text:p>
          </table:table-cell>
          <table:table-cell office:value-type="float" office:value="1.89016" calcext:value-type="float">
            <text:p>1.89016</text:p>
          </table:table-cell>
          <table:table-cell office:value-type="float" office:value="0.923218" calcext:value-type="float">
            <text:p>0.923218</text:p>
          </table:table-cell>
          <table:table-cell office:value-type="float" office:value="1.50489" calcext:value-type="float">
            <text:p>1.50489</text:p>
          </table:table-cell>
          <table:table-cell office:value-type="float" office:value="13.6878" calcext:value-type="float">
            <text:p>13.6878</text:p>
          </table:table-cell>
          <table:table-cell office:value-type="float" office:value="1.21207" calcext:value-type="float">
            <text:p>1.21207</text:p>
          </table:table-cell>
          <table:table-cell office:value-type="float" office:value="1.4014" calcext:value-type="float">
            <text:p>1.4014</text:p>
          </table:table-cell>
          <table:table-cell office:value-type="float" office:value="3.14072" calcext:value-type="float">
            <text:p>3.14072</text:p>
          </table:table-cell>
          <table:table-cell office:value-type="float" office:value="0.37942" calcext:value-type="float">
            <text:p>0.37942</text:p>
          </table:table-cell>
          <table:table-cell office:value-type="float" office:value="19.3517" calcext:value-type="float">
            <text:p>19.3517</text:p>
          </table:table-cell>
          <table:table-cell office:value-type="float" office:value="5.7532" calcext:value-type="float">
            <text:p>5.7532</text:p>
          </table:table-cell>
          <table:table-cell office:value-type="float" office:value="0.401151" calcext:value-type="float">
            <text:p>0.401151</text:p>
          </table:table-cell>
          <table:table-cell office:value-type="float" office:value="0.985614" calcext:value-type="float">
            <text:p>0.985614</text:p>
          </table:table-cell>
          <table:table-cell office:value-type="float" office:value="0.743336" calcext:value-type="float">
            <text:p>0.743336</text:p>
          </table:table-cell>
          <table:table-cell office:value-type="float" office:value="1.35055" calcext:value-type="float">
            <text:p>1.35055</text:p>
          </table:table-cell>
          <table:table-cell office:value-type="float" office:value="0.813093" calcext:value-type="float">
            <text:p>0.813093</text:p>
          </table:table-cell>
          <table:table-cell office:value-type="float" office:value="20.2357" calcext:value-type="float">
            <text:p>20.2357</text:p>
          </table:table-cell>
          <table:table-cell office:value-type="float" office:value="1.7743" calcext:value-type="float">
            <text:p>1.7743</text:p>
          </table:table-cell>
          <table:table-cell office:value-type="float" office:value="0.579151" calcext:value-type="float">
            <text:p>0.579151</text:p>
          </table:table-cell>
          <table:table-cell office:value-type="float" office:value="0.33042" calcext:value-type="float">
            <text:p>0.33042</text:p>
          </table:table-cell>
          <table:table-cell office:value-type="float" office:value="3.86992" calcext:value-type="float">
            <text:p>3.86992</text:p>
          </table:table-cell>
          <table:table-cell office:value-type="float" office:value="1.24794" calcext:value-type="float">
            <text:p>1.24794</text:p>
          </table:table-cell>
          <table:table-cell office:value-type="float" office:value="13.6017" calcext:value-type="float">
            <text:p>13.6017</text:p>
          </table:table-cell>
          <table:table-cell office:value-type="float" office:value="2.42753" calcext:value-type="float">
            <text:p>2.42753</text:p>
          </table:table-cell>
          <table:table-cell office:value-type="float" office:value="1.20332" calcext:value-type="float">
            <text:p>1.20332</text:p>
          </table:table-cell>
          <table:table-cell office:value-type="float" office:value="3.86992" calcext:value-type="float">
            <text:p>3.86992</text:p>
          </table:table-cell>
          <table:table-cell office:value-type="float" office:value="1.87447" calcext:value-type="float">
            <text:p>1.87447</text:p>
          </table:table-cell>
          <table:table-cell office:value-type="float" office:value="3.27291" calcext:value-type="float">
            <text:p>3.27291</text:p>
          </table:table-cell>
          <table:table-cell office:value-type="float" office:value="0.788026" calcext:value-type="float">
            <text:p>0.788026</text:p>
          </table:table-cell>
          <table:table-cell office:value-type="float" office:value="1.10841" calcext:value-type="float">
            <text:p>1.10841</text:p>
          </table:table-cell>
          <table:table-cell office:value-type="float" office:value="0.743336" calcext:value-type="float">
            <text:p>0.743336</text:p>
          </table:table-cell>
          <table:table-cell office:value-type="float" office:value="1.61557" calcext:value-type="float">
            <text:p>1.61557</text:p>
          </table:table-cell>
          <table:table-cell office:value-type="float" office:value="1.24794" calcext:value-type="float">
            <text:p>1.24794</text:p>
          </table:table-cell>
          <table:table-cell office:value-type="float" office:value="1.49811" calcext:value-type="float">
            <text:p>1.49811</text:p>
          </table:table-cell>
          <table:table-cell office:value-type="float" office:value="13.6017" calcext:value-type="float">
            <text:p>13.6017</text:p>
          </table:table-cell>
          <table:table-cell office:value-type="float" office:value="1.66518" calcext:value-type="float">
            <text:p>1.66518</text:p>
          </table:table-cell>
          <table:table-cell office:value-type="float" office:value="1.73563" calcext:value-type="float">
            <text:p>1.73563</text:p>
          </table:table-cell>
          <table:table-cell office:value-type="float" office:value="1.8513" calcext:value-type="float">
            <text:p>1.8513</text:p>
          </table:table-cell>
          <table:table-cell office:value-type="float" office:value="1.44368" calcext:value-type="float">
            <text:p>1.44368</text:p>
          </table:table-cell>
          <table:table-cell office:value-type="float" office:value="0.602733" calcext:value-type="float">
            <text:p>0.602733</text:p>
          </table:table-cell>
          <table:table-cell office:value-type="float" office:value="6.41885" calcext:value-type="float">
            <text:p>6.41885</text:p>
          </table:table-cell>
          <table:table-cell office:value-type="float" office:value="0.452065" calcext:value-type="float">
            <text:p>0.452065</text:p>
          </table:table-cell>
          <table:table-cell office:value-type="float" office:value="1.47362" calcext:value-type="float">
            <text:p>1.47362</text:p>
          </table:table-cell>
          <table:table-cell office:value-type="float" office:value="0.788026" calcext:value-type="float">
            <text:p>0.788026</text:p>
          </table:table-cell>
          <table:table-cell office:value-type="float" office:value="5.73658" calcext:value-type="float">
            <text:p>5.73658</text:p>
          </table:table-cell>
          <table:table-cell office:value-type="float" office:value="0.813093" calcext:value-type="float">
            <text:p>0.813093</text:p>
          </table:table-cell>
          <table:table-cell office:value-type="float" office:value="20.8728" calcext:value-type="float">
            <text:p>20.8728</text:p>
          </table:table-cell>
          <table:table-cell office:value-type="float" office:value="1.59873" calcext:value-type="float">
            <text:p>1.59873</text:p>
          </table:table-cell>
          <table:table-cell office:value-type="float" office:value="0.546621" calcext:value-type="float">
            <text:p>0.546621</text:p>
          </table:table-cell>
          <table:table-cell table:number-columns-repeated="6" office:value-type="float" office:value="5.21817" calcext:value-type="float">
            <text:p>5.2181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43:</text:p>
          </table:table-cell>
          <table:table-cell office:value-type="float" office:value="14.8669" calcext:value-type="float">
            <text:p>14.8669</text:p>
          </table:table-cell>
          <table:table-cell office:value-type="string" calcext:value-type="string">
            <text:p>-</text:p>
          </table:table-cell>
          <table:table-cell office:value-type="float" office:value="15.0335" calcext:value-type="float">
            <text:p>15.0335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4.65571" calcext:value-type="float">
            <text:p>4.65571</text:p>
          </table:table-cell>
          <table:table-cell office:value-type="float" office:value="0.683225" calcext:value-type="float">
            <text:p>0.683225</text:p>
          </table:table-cell>
          <table:table-cell office:value-type="float" office:value="1.36951" calcext:value-type="float">
            <text:p>1.36951</text:p>
          </table:table-cell>
          <table:table-cell office:value-type="float" office:value="0.906609" calcext:value-type="float">
            <text:p>0.906609</text:p>
          </table:table-cell>
          <table:table-cell office:value-type="float" office:value="1.63235" calcext:value-type="float">
            <text:p>1.63235</text:p>
          </table:table-cell>
          <table:table-cell office:value-type="float" office:value="0.272239" calcext:value-type="float">
            <text:p>0.272239</text:p>
          </table:table-cell>
          <table:table-cell office:value-type="float" office:value="2.77221" calcext:value-type="float">
            <text:p>2.77221</text:p>
          </table:table-cell>
          <table:table-cell office:value-type="float" office:value="0.724383" calcext:value-type="float">
            <text:p>0.724383</text:p>
          </table:table-cell>
          <table:table-cell office:value-type="float" office:value="5.24136" calcext:value-type="float">
            <text:p>5.24136</text:p>
          </table:table-cell>
          <table:table-cell office:value-type="float" office:value="2.77221" calcext:value-type="float">
            <text:p>2.77221</text:p>
          </table:table-cell>
          <table:table-cell office:value-type="float" office:value="1.01119" calcext:value-type="float">
            <text:p>1.01119</text:p>
          </table:table-cell>
          <table:table-cell office:value-type="float" office:value="2.37074" calcext:value-type="float">
            <text:p>2.37074</text:p>
          </table:table-cell>
          <table:table-cell office:value-type="float" office:value="4.65571" calcext:value-type="float">
            <text:p>4.65571</text:p>
          </table:table-cell>
          <table:table-cell office:value-type="float" office:value="2.15102" calcext:value-type="float">
            <text:p>2.15102</text:p>
          </table:table-cell>
          <table:table-cell office:value-type="float" office:value="3.34137" calcext:value-type="float">
            <text:p>3.34137</text:p>
          </table:table-cell>
          <table:table-cell office:value-type="float" office:value="1.19079" calcext:value-type="float">
            <text:p>1.19079</text:p>
          </table:table-cell>
          <table:table-cell office:value-type="float" office:value="2.12518" calcext:value-type="float">
            <text:p>2.12518</text:p>
          </table:table-cell>
          <table:table-cell office:value-type="float" office:value="0.459466" calcext:value-type="float">
            <text:p>0.459466</text:p>
          </table:table-cell>
          <table:table-cell office:value-type="float" office:value="0.724383" calcext:value-type="float">
            <text:p>0.724383</text:p>
          </table:table-cell>
          <table:table-cell office:value-type="float" office:value="2.59356" calcext:value-type="float">
            <text:p>2.59356</text:p>
          </table:table-cell>
          <table:table-cell office:value-type="float" office:value="0.435581" calcext:value-type="float">
            <text:p>0.435581</text:p>
          </table:table-cell>
          <table:table-cell office:value-type="float" office:value="0.675771" calcext:value-type="float">
            <text:p>0.675771</text:p>
          </table:table-cell>
          <table:table-cell office:value-type="float" office:value="0.892357" calcext:value-type="float">
            <text:p>0.892357</text:p>
          </table:table-cell>
          <table:table-cell office:value-type="float" office:value="0.572798" calcext:value-type="float">
            <text:p>0.572798</text:p>
          </table:table-cell>
          <table:table-cell office:value-type="float" office:value="2.19343" calcext:value-type="float">
            <text:p>2.19343</text:p>
          </table:table-cell>
          <table:table-cell office:value-type="float" office:value="18.5827" calcext:value-type="float">
            <text:p>18.5827</text:p>
          </table:table-cell>
          <table:table-cell office:value-type="float" office:value="4.11487" calcext:value-type="float">
            <text:p>4.11487</text:p>
          </table:table-cell>
          <table:table-cell office:value-type="float" office:value="0.435581" calcext:value-type="float">
            <text:p>0.435581</text:p>
          </table:table-cell>
          <table:table-cell office:value-type="float" office:value="0.699252" calcext:value-type="float">
            <text:p>0.699252</text:p>
          </table:table-cell>
          <table:table-cell office:value-type="float" office:value="0.37648" calcext:value-type="float">
            <text:p>0.37648</text:p>
          </table:table-cell>
          <table:table-cell office:value-type="float" office:value="5.18116" calcext:value-type="float">
            <text:p>5.18116</text:p>
          </table:table-cell>
          <table:table-cell office:value-type="float" office:value="2.51621" calcext:value-type="float">
            <text:p>2.51621</text:p>
          </table:table-cell>
          <table:table-cell office:value-type="float" office:value="0.144952" calcext:value-type="float">
            <text:p>0.144952</text:p>
          </table:table-cell>
          <table:table-cell office:value-type="float" office:value="0.821727" calcext:value-type="float">
            <text:p>0.821727</text:p>
          </table:table-cell>
          <table:table-cell office:value-type="float" office:value="0.436695" calcext:value-type="float">
            <text:p>0.436695</text:p>
          </table:table-cell>
          <table:table-cell office:value-type="float" office:value="0.621854" calcext:value-type="float">
            <text:p>0.621854</text:p>
          </table:table-cell>
          <table:table-cell office:value-type="float" office:value="0.752493" calcext:value-type="float">
            <text:p>0.752493</text:p>
          </table:table-cell>
          <table:table-cell office:value-type="float" office:value="0.474684" calcext:value-type="float">
            <text:p>0.474684</text:p>
          </table:table-cell>
          <table:table-cell office:value-type="float" office:value="19.566" calcext:value-type="float">
            <text:p>19.566</text:p>
          </table:table-cell>
          <table:table-cell office:value-type="float" office:value="0.752493" calcext:value-type="float">
            <text:p>0.752493</text:p>
          </table:table-cell>
          <table:table-cell office:value-type="float" office:value="0" calcext:value-type="float">
            <text:p>0</text:p>
          </table:table-cell>
          <table:table-cell office:value-type="float" office:value="1.03832" calcext:value-type="float">
            <text:p>1.03832</text:p>
          </table:table-cell>
          <table:table-cell office:value-type="float" office:value="5.18116" calcext:value-type="float">
            <text:p>5.18116</text:p>
          </table:table-cell>
          <table:table-cell office:value-type="float" office:value="2.15546" calcext:value-type="float">
            <text:p>2.15546</text:p>
          </table:table-cell>
          <table:table-cell office:value-type="float" office:value="3.81523" calcext:value-type="float">
            <text:p>3.81523</text:p>
          </table:table-cell>
          <table:table-cell office:value-type="float" office:value="1.0819" calcext:value-type="float">
            <text:p>1.0819</text:p>
          </table:table-cell>
          <table:table-cell office:value-type="float" office:value="2.28303" calcext:value-type="float">
            <text:p>2.28303</text:p>
          </table:table-cell>
          <table:table-cell office:value-type="float" office:value="1.03511" calcext:value-type="float">
            <text:p>1.03511</text:p>
          </table:table-cell>
          <table:table-cell office:value-type="float" office:value="0.474684" calcext:value-type="float">
            <text:p>0.474684</text:p>
          </table:table-cell>
          <table:table-cell office:value-type="float" office:value="3.06312" calcext:value-type="float">
            <text:p>3.06312</text:p>
          </table:table-cell>
          <table:table-cell office:value-type="float" office:value="0.0940992" calcext:value-type="float">
            <text:p>0.0940992</text:p>
          </table:table-cell>
          <table:table-cell office:value-type="float" office:value="0.533557" calcext:value-type="float">
            <text:p>0.533557</text:p>
          </table:table-cell>
          <table:table-cell office:value-type="float" office:value="0.462469" calcext:value-type="float">
            <text:p>0.462469</text:p>
          </table:table-cell>
          <table:table-cell office:value-type="float" office:value="0.608888" calcext:value-type="float">
            <text:p>0.608888</text:p>
          </table:table-cell>
          <table:table-cell office:value-type="float" office:value="0.872536" calcext:value-type="float">
            <text:p>0.872536</text:p>
          </table:table-cell>
          <table:table-cell office:value-type="float" office:value="1.00691" calcext:value-type="float">
            <text:p>1.00691</text:p>
          </table:table-cell>
          <table:table-cell office:value-type="float" office:value="2.15102" calcext:value-type="float">
            <text:p>2.15102</text:p>
          </table:table-cell>
          <table:table-cell office:value-type="float" office:value="0.0940992" calcext:value-type="float">
            <text:p>0.0940992</text:p>
          </table:table-cell>
          <table:table-cell office:value-type="float" office:value="0.518939" calcext:value-type="float">
            <text:p>0.518939</text:p>
          </table:table-cell>
          <table:table-cell office:value-type="float" office:value="1.28435" calcext:value-type="float">
            <text:p>1.28435</text:p>
          </table:table-cell>
          <table:table-cell office:value-type="float" office:value="1.10536" calcext:value-type="float">
            <text:p>1.10536</text:p>
          </table:table-cell>
          <table:table-cell office:value-type="float" office:value="3.64711" calcext:value-type="float">
            <text:p>3.64711</text:p>
          </table:table-cell>
          <table:table-cell office:value-type="float" office:value="0.174094" calcext:value-type="float">
            <text:p>0.174094</text:p>
          </table:table-cell>
          <table:table-cell office:value-type="float" office:value="12.9696" calcext:value-type="float">
            <text:p>12.9696</text:p>
          </table:table-cell>
          <table:table-cell office:value-type="float" office:value="1.25828" calcext:value-type="float">
            <text:p>1.25828</text:p>
          </table:table-cell>
          <table:table-cell office:value-type="float" office:value="1.06113" calcext:value-type="float">
            <text:p>1.06113</text:p>
          </table:table-cell>
          <table:table-cell office:value-type="float" office:value="3.64711" calcext:value-type="float">
            <text:p>3.64711</text:p>
          </table:table-cell>
          <table:table-cell office:value-type="float" office:value="2.36854" calcext:value-type="float">
            <text:p>2.36854</text:p>
          </table:table-cell>
          <table:table-cell office:value-type="float" office:value="2.9276" calcext:value-type="float">
            <text:p>2.9276</text:p>
          </table:table-cell>
          <table:table-cell office:value-type="float" office:value="0.0263918" calcext:value-type="float">
            <text:p>0.0263918</text:p>
          </table:table-cell>
          <table:table-cell office:value-type="float" office:value="2.32162" calcext:value-type="float">
            <text:p>2.32162</text:p>
          </table:table-cell>
          <table:table-cell office:value-type="float" office:value="0.0286437" calcext:value-type="float">
            <text:p>0.0286437</text:p>
          </table:table-cell>
          <table:table-cell office:value-type="float" office:value="2.53117" calcext:value-type="float">
            <text:p>2.53117</text:p>
          </table:table-cell>
          <table:table-cell office:value-type="float" office:value="0.174094" calcext:value-type="float">
            <text:p>0.174094</text:p>
          </table:table-cell>
          <table:table-cell office:value-type="float" office:value="2.19253" calcext:value-type="float">
            <text:p>2.19253</text:p>
          </table:table-cell>
          <table:table-cell office:value-type="float" office:value="12.9696" calcext:value-type="float">
            <text:p>12.9696</text:p>
          </table:table-cell>
          <table:table-cell office:value-type="float" office:value="0.921" calcext:value-type="float">
            <text:p>0.921</text:p>
          </table:table-cell>
          <table:table-cell office:value-type="float" office:value="2.13078" calcext:value-type="float">
            <text:p>2.13078</text:p>
          </table:table-cell>
          <table:table-cell office:value-type="float" office:value="3.10736" calcext:value-type="float">
            <text:p>3.10736</text:p>
          </table:table-cell>
          <table:table-cell office:value-type="float" office:value="0.440099" calcext:value-type="float">
            <text:p>0.440099</text:p>
          </table:table-cell>
          <table:table-cell office:value-type="float" office:value="18.7739" calcext:value-type="float">
            <text:p>18.7739</text:p>
          </table:table-cell>
          <table:table-cell office:value-type="float" office:value="5.83052" calcext:value-type="float">
            <text:p>5.83052</text:p>
          </table:table-cell>
          <table:table-cell office:value-type="float" office:value="0.863779" calcext:value-type="float">
            <text:p>0.863779</text:p>
          </table:table-cell>
          <table:table-cell office:value-type="float" office:value="1.73806" calcext:value-type="float">
            <text:p>1.73806</text:p>
          </table:table-cell>
          <table:table-cell office:value-type="float" office:value="0.0263918" calcext:value-type="float">
            <text:p>0.0263918</text:p>
          </table:table-cell>
          <table:table-cell office:value-type="float" office:value="0.961497" calcext:value-type="float">
            <text:p>0.961497</text:p>
          </table:table-cell>
          <table:table-cell office:value-type="float" office:value="0.270314" calcext:value-type="float">
            <text:p>0.270314</text:p>
          </table:table-cell>
          <table:table-cell office:value-type="float" office:value="19.5219" calcext:value-type="float">
            <text:p>19.5219</text:p>
          </table:table-cell>
          <table:table-cell office:value-type="float" office:value="2.45985" calcext:value-type="float">
            <text:p>2.45985</text:p>
          </table:table-cell>
          <table:table-cell office:value-type="float" office:value="1.31272" calcext:value-type="float">
            <text:p>1.31272</text:p>
          </table:table-cell>
          <table:table-cell office:value-type="float" office:value="1.08011" calcext:value-type="float">
            <text:p>1.08011</text:p>
          </table:table-cell>
          <table:table-cell office:value-type="float" office:value="3.64711" calcext:value-type="float">
            <text:p>3.64711</text:p>
          </table:table-cell>
          <table:table-cell office:value-type="float" office:value="0.635227" calcext:value-type="float">
            <text:p>0.635227</text:p>
          </table:table-cell>
          <table:table-cell office:value-type="float" office:value="12.8828" calcext:value-type="float">
            <text:p>12.8828</text:p>
          </table:table-cell>
          <table:table-cell office:value-type="float" office:value="1.6921" calcext:value-type="float">
            <text:p>1.6921</text:p>
          </table:table-cell>
          <table:table-cell office:value-type="float" office:value="0.592688" calcext:value-type="float">
            <text:p>0.592688</text:p>
          </table:table-cell>
          <table:table-cell office:value-type="float" office:value="3.64711" calcext:value-type="float">
            <text:p>3.64711</text:p>
          </table:table-cell>
          <table:table-cell office:value-type="float" office:value="2.19816" calcext:value-type="float">
            <text:p>2.19816</text:p>
          </table:table-cell>
          <table:table-cell office:value-type="float" office:value="3.08329" calcext:value-type="float">
            <text:p>3.08329</text:p>
          </table:table-cell>
          <table:table-cell office:value-type="float" office:value="0.117584" calcext:value-type="float">
            <text:p>0.117584</text:p>
          </table:table-cell>
          <table:table-cell office:value-type="float" office:value="0.747378" calcext:value-type="float">
            <text:p>0.747378</text:p>
          </table:table-cell>
          <table:table-cell office:value-type="float" office:value="0.0263918" calcext:value-type="float">
            <text:p>0.0263918</text:p>
          </table:table-cell>
          <table:table-cell office:value-type="float" office:value="2.30327" calcext:value-type="float">
            <text:p>2.30327</text:p>
          </table:table-cell>
          <table:table-cell office:value-type="float" office:value="0.635227" calcext:value-type="float">
            <text:p>0.635227</text:p>
          </table:table-cell>
          <table:table-cell office:value-type="float" office:value="2.18679" calcext:value-type="float">
            <text:p>2.18679</text:p>
          </table:table-cell>
          <table:table-cell office:value-type="float" office:value="12.8828" calcext:value-type="float">
            <text:p>12.8828</text:p>
          </table:table-cell>
          <table:table-cell office:value-type="float" office:value="1.41689" calcext:value-type="float">
            <text:p>1.41689</text:p>
          </table:table-cell>
          <table:table-cell office:value-type="float" office:value="1.81502" calcext:value-type="float">
            <text:p>1.81502</text:p>
          </table:table-cell>
          <table:table-cell office:value-type="float" office:value="2.1257" calcext:value-type="float">
            <text:p>2.1257</text:p>
          </table:table-cell>
          <table:table-cell office:value-type="float" office:value="0.98962" calcext:value-type="float">
            <text:p>0.98962</text:p>
          </table:table-cell>
          <table:table-cell office:value-type="float" office:value="0.186438" calcext:value-type="float">
            <text:p>0.186438</text:p>
          </table:table-cell>
          <table:table-cell office:value-type="float" office:value="6.51228" calcext:value-type="float">
            <text:p>6.51228</text:p>
          </table:table-cell>
          <table:table-cell office:value-type="float" office:value="0.968115" calcext:value-type="float">
            <text:p>0.968115</text:p>
          </table:table-cell>
          <table:table-cell office:value-type="float" office:value="2.19076" calcext:value-type="float">
            <text:p>2.19076</text:p>
          </table:table-cell>
          <table:table-cell office:value-type="float" office:value="0.117584" calcext:value-type="float">
            <text:p>0.117584</text:p>
          </table:table-cell>
          <table:table-cell office:value-type="float" office:value="5.81329" calcext:value-type="float">
            <text:p>5.81329</text:p>
          </table:table-cell>
          <table:table-cell office:value-type="float" office:value="0.270314" calcext:value-type="float">
            <text:p>0.270314</text:p>
          </table:table-cell>
          <table:table-cell office:value-type="float" office:value="20.1646" calcext:value-type="float">
            <text:p>20.1646</text:p>
          </table:table-cell>
          <table:table-cell office:value-type="float" office:value="2.04787" calcext:value-type="float">
            <text:p>2.04787</text:p>
          </table:table-cell>
          <table:table-cell office:value-type="float" office:value="0.284092" calcext:value-type="float">
            <text:p>0.284092</text:p>
          </table:table-cell>
          <table:table-cell table:number-columns-repeated="6" office:value-type="float" office:value="4.49574" calcext:value-type="float">
            <text:p>4.4957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44:</text:p>
          </table:table-cell>
          <table:table-cell office:value-type="float" office:value="12.5449" calcext:value-type="float">
            <text:p>12.5449</text:p>
          </table:table-cell>
          <table:table-cell office:value-type="string" calcext:value-type="string">
            <text:p>-</text:p>
          </table:table-cell>
          <table:table-cell office:value-type="float" office:value="12.7116" calcext:value-type="float">
            <text:p>12.7116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4.2729" calcext:value-type="float">
            <text:p>4.2729</text:p>
          </table:table-cell>
          <table:table-cell office:value-type="float" office:value="0.37748" calcext:value-type="float">
            <text:p>0.37748</text:p>
          </table:table-cell>
          <table:table-cell office:value-type="float" office:value="2.10938" calcext:value-type="float">
            <text:p>2.10938</text:p>
          </table:table-cell>
          <table:table-cell office:value-type="float" office:value="0.734288" calcext:value-type="float">
            <text:p>0.734288</text:p>
          </table:table-cell>
          <table:table-cell office:value-type="float" office:value="0.780395" calcext:value-type="float">
            <text:p>0.780395</text:p>
          </table:table-cell>
          <table:table-cell office:value-type="float" office:value="0.775438" calcext:value-type="float">
            <text:p>0.775438</text:p>
          </table:table-cell>
          <table:table-cell office:value-type="float" office:value="1.96842" calcext:value-type="float">
            <text:p>1.96842</text:p>
          </table:table-cell>
          <table:table-cell office:value-type="float" office:value="0.90911" calcext:value-type="float">
            <text:p>0.90911</text:p>
          </table:table-cell>
          <table:table-cell office:value-type="float" office:value="4.36461" calcext:value-type="float">
            <text:p>4.36461</text:p>
          </table:table-cell>
          <table:table-cell office:value-type="float" office:value="1.96842" calcext:value-type="float">
            <text:p>1.96842</text:p>
          </table:table-cell>
          <table:table-cell office:value-type="float" office:value="0.772716" calcext:value-type="float">
            <text:p>0.772716</text:p>
          </table:table-cell>
          <table:table-cell office:value-type="float" office:value="1.56303" calcext:value-type="float">
            <text:p>1.56303</text:p>
          </table:table-cell>
          <table:table-cell office:value-type="float" office:value="4.2729" calcext:value-type="float">
            <text:p>4.2729</text:p>
          </table:table-cell>
          <table:table-cell office:value-type="float" office:value="1.83737" calcext:value-type="float">
            <text:p>1.83737</text:p>
          </table:table-cell>
          <table:table-cell office:value-type="float" office:value="2.70584" calcext:value-type="float">
            <text:p>2.70584</text:p>
          </table:table-cell>
          <table:table-cell office:value-type="float" office:value="0.441324" calcext:value-type="float">
            <text:p>0.441324</text:p>
          </table:table-cell>
          <table:table-cell office:value-type="float" office:value="1.75946" calcext:value-type="float">
            <text:p>1.75946</text:p>
          </table:table-cell>
          <table:table-cell office:value-type="float" office:value="1.46242" calcext:value-type="float">
            <text:p>1.46242</text:p>
          </table:table-cell>
          <table:table-cell office:value-type="float" office:value="0.90911" calcext:value-type="float">
            <text:p>0.90911</text:p>
          </table:table-cell>
          <table:table-cell office:value-type="float" office:value="1.59647" calcext:value-type="float">
            <text:p>1.59647</text:p>
          </table:table-cell>
          <table:table-cell office:value-type="float" office:value="0.777785" calcext:value-type="float">
            <text:p>0.777785</text:p>
          </table:table-cell>
          <table:table-cell office:value-type="float" office:value="0.493827" calcext:value-type="float">
            <text:p>0.493827</text:p>
          </table:table-cell>
          <table:table-cell office:value-type="float" office:value="0.437762" calcext:value-type="float">
            <text:p>0.437762</text:p>
          </table:table-cell>
          <table:table-cell office:value-type="float" office:value="0.466388" calcext:value-type="float">
            <text:p>0.466388</text:p>
          </table:table-cell>
          <table:table-cell office:value-type="float" office:value="1.28403" calcext:value-type="float">
            <text:p>1.28403</text:p>
          </table:table-cell>
          <table:table-cell office:value-type="float" office:value="19.5118" calcext:value-type="float">
            <text:p>19.5118</text:p>
          </table:table-cell>
          <table:table-cell office:value-type="float" office:value="3.31458" calcext:value-type="float">
            <text:p>3.31458</text:p>
          </table:table-cell>
          <table:table-cell office:value-type="float" office:value="0.777785" calcext:value-type="float">
            <text:p>0.777785</text:p>
          </table:table-cell>
          <table:table-cell office:value-type="float" office:value="0.968156" calcext:value-type="float">
            <text:p>0.968156</text:p>
          </table:table-cell>
          <table:table-cell office:value-type="float" office:value="0.876121" calcext:value-type="float">
            <text:p>0.876121</text:p>
          </table:table-cell>
          <table:table-cell office:value-type="float" office:value="4.75613" calcext:value-type="float">
            <text:p>4.75613</text:p>
          </table:table-cell>
          <table:table-cell office:value-type="float" office:value="1.59527" calcext:value-type="float">
            <text:p>1.59527</text:p>
          </table:table-cell>
          <table:table-cell office:value-type="float" office:value="0.930404" calcext:value-type="float">
            <text:p>0.930404</text:p>
          </table:table-cell>
          <table:table-cell office:value-type="float" office:value="0.601417" calcext:value-type="float">
            <text:p>0.601417</text:p>
          </table:table-cell>
          <table:table-cell office:value-type="float" office:value="0.622213" calcext:value-type="float">
            <text:p>0.622213</text:p>
          </table:table-cell>
          <table:table-cell office:value-type="float" office:value="0.518899" calcext:value-type="float">
            <text:p>0.518899</text:p>
          </table:table-cell>
          <table:table-cell office:value-type="float" office:value="1.02317" calcext:value-type="float">
            <text:p>1.02317</text:p>
          </table:table-cell>
          <table:table-cell office:value-type="float" office:value="0.575708" calcext:value-type="float">
            <text:p>0.575708</text:p>
          </table:table-cell>
          <table:table-cell office:value-type="float" office:value="19.6596" calcext:value-type="float">
            <text:p>19.6596</text:p>
          </table:table-cell>
          <table:table-cell office:value-type="float" office:value="1.02317" calcext:value-type="float">
            <text:p>1.02317</text:p>
          </table:table-cell>
          <table:table-cell office:value-type="float" office:value="1.03832" calcext:value-type="float">
            <text:p>1.03832</text:p>
          </table:table-cell>
          <table:table-cell office:value-type="float" office:value="0" calcext:value-type="float">
            <text:p>0</text:p>
          </table:table-cell>
          <table:table-cell office:value-type="float" office:value="4.75613" calcext:value-type="float">
            <text:p>4.75613</text:p>
          </table:table-cell>
          <table:table-cell office:value-type="float" office:value="1.8376" calcext:value-type="float">
            <text:p>1.8376</text:p>
          </table:table-cell>
          <table:table-cell office:value-type="float" office:value="3.1705" calcext:value-type="float">
            <text:p>3.1705</text:p>
          </table:table-cell>
          <table:table-cell office:value-type="float" office:value="0.529179" calcext:value-type="float">
            <text:p>0.529179</text:p>
          </table:table-cell>
          <table:table-cell office:value-type="float" office:value="1.7215" calcext:value-type="float">
            <text:p>1.7215</text:p>
          </table:table-cell>
          <table:table-cell office:value-type="float" office:value="1.18821" calcext:value-type="float">
            <text:p>1.18821</text:p>
          </table:table-cell>
          <table:table-cell office:value-type="float" office:value="0.575708" calcext:value-type="float">
            <text:p>0.575708</text:p>
          </table:table-cell>
          <table:table-cell office:value-type="float" office:value="2.02709" calcext:value-type="float">
            <text:p>2.02709</text:p>
          </table:table-cell>
          <table:table-cell office:value-type="float" office:value="1.12743" calcext:value-type="float">
            <text:p>1.12743</text:p>
          </table:table-cell>
          <table:table-cell office:value-type="float" office:value="0.513267" calcext:value-type="float">
            <text:p>0.513267</text:p>
          </table:table-cell>
          <table:table-cell office:value-type="float" office:value="0.745678" calcext:value-type="float">
            <text:p>0.745678</text:p>
          </table:table-cell>
          <table:table-cell office:value-type="float" office:value="1.12906" calcext:value-type="float">
            <text:p>1.12906</text:p>
          </table:table-cell>
          <table:table-cell office:value-type="float" office:value="0.367321" calcext:value-type="float">
            <text:p>0.367321</text:p>
          </table:table-cell>
          <table:table-cell office:value-type="float" office:value="0.8801" calcext:value-type="float">
            <text:p>0.8801</text:p>
          </table:table-cell>
          <table:table-cell office:value-type="float" office:value="1.83737" calcext:value-type="float">
            <text:p>1.83737</text:p>
          </table:table-cell>
          <table:table-cell office:value-type="float" office:value="1.12743" calcext:value-type="float">
            <text:p>1.12743</text:p>
          </table:table-cell>
          <table:table-cell office:value-type="float" office:value="0.558813" calcext:value-type="float">
            <text:p>0.558813</text:p>
          </table:table-cell>
          <table:table-cell office:value-type="float" office:value="0.790448" calcext:value-type="float">
            <text:p>0.790448</text:p>
          </table:table-cell>
          <table:table-cell office:value-type="float" office:value="1.01714" calcext:value-type="float">
            <text:p>1.01714</text:p>
          </table:table-cell>
          <table:table-cell office:value-type="float" office:value="2.84787" calcext:value-type="float">
            <text:p>2.84787</text:p>
          </table:table-cell>
          <table:table-cell office:value-type="float" office:value="1.14708" calcext:value-type="float">
            <text:p>1.14708</text:p>
          </table:table-cell>
          <table:table-cell office:value-type="float" office:value="13.0942" calcext:value-type="float">
            <text:p>13.0942</text:p>
          </table:table-cell>
          <table:table-cell office:value-type="float" office:value="0.862639" calcext:value-type="float">
            <text:p>0.862639</text:p>
          </table:table-cell>
          <table:table-cell office:value-type="float" office:value="1.37314" calcext:value-type="float">
            <text:p>1.37314</text:p>
          </table:table-cell>
          <table:table-cell office:value-type="float" office:value="2.84787" calcext:value-type="float">
            <text:p>2.84787</text:p>
          </table:table-cell>
          <table:table-cell office:value-type="float" office:value="1.4433" calcext:value-type="float">
            <text:p>1.4433</text:p>
          </table:table-cell>
          <table:table-cell office:value-type="float" office:value="1.89576" calcext:value-type="float">
            <text:p>1.89576</text:p>
          </table:table-cell>
          <table:table-cell office:value-type="float" office:value="1.01193" calcext:value-type="float">
            <text:p>1.01193</text:p>
          </table:table-cell>
          <table:table-cell office:value-type="float" office:value="1.54127" calcext:value-type="float">
            <text:p>1.54127</text:p>
          </table:table-cell>
          <table:table-cell office:value-type="float" office:value="1.01175" calcext:value-type="float">
            <text:p>1.01175</text:p>
          </table:table-cell>
          <table:table-cell office:value-type="float" office:value="1.87124" calcext:value-type="float">
            <text:p>1.87124</text:p>
          </table:table-cell>
          <table:table-cell office:value-type="float" office:value="1.14708" calcext:value-type="float">
            <text:p>1.14708</text:p>
          </table:table-cell>
          <table:table-cell office:value-type="float" office:value="1.68365" calcext:value-type="float">
            <text:p>1.68365</text:p>
          </table:table-cell>
          <table:table-cell office:value-type="float" office:value="13.0942" calcext:value-type="float">
            <text:p>13.0942</text:p>
          </table:table-cell>
          <table:table-cell office:value-type="float" office:value="0.435056" calcext:value-type="float">
            <text:p>0.435056</text:p>
          </table:table-cell>
          <table:table-cell office:value-type="float" office:value="1.77374" calcext:value-type="float">
            <text:p>1.77374</text:p>
          </table:table-cell>
          <table:table-cell office:value-type="float" office:value="2.14475" calcext:value-type="float">
            <text:p>2.14475</text:p>
          </table:table-cell>
          <table:table-cell office:value-type="float" office:value="0.797749" calcext:value-type="float">
            <text:p>0.797749</text:p>
          </table:table-cell>
          <table:table-cell office:value-type="float" office:value="19.7051" calcext:value-type="float">
            <text:p>19.7051</text:p>
          </table:table-cell>
          <table:table-cell office:value-type="float" office:value="4.82392" calcext:value-type="float">
            <text:p>4.82392</text:p>
          </table:table-cell>
          <table:table-cell office:value-type="float" office:value="0.668862" calcext:value-type="float">
            <text:p>0.668862</text:p>
          </table:table-cell>
          <table:table-cell office:value-type="float" office:value="1.65774" calcext:value-type="float">
            <text:p>1.65774</text:p>
          </table:table-cell>
          <table:table-cell office:value-type="float" office:value="1.01193" calcext:value-type="float">
            <text:p>1.01193</text:p>
          </table:table-cell>
          <table:table-cell office:value-type="float" office:value="0.618887" calcext:value-type="float">
            <text:p>0.618887</text:p>
          </table:table-cell>
          <table:table-cell office:value-type="float" office:value="0.802952" calcext:value-type="float">
            <text:p>0.802952</text:p>
          </table:table-cell>
          <table:table-cell office:value-type="float" office:value="19.6161" calcext:value-type="float">
            <text:p>19.6161</text:p>
          </table:table-cell>
          <table:table-cell office:value-type="float" office:value="1.91062" calcext:value-type="float">
            <text:p>1.91062</text:p>
          </table:table-cell>
          <table:table-cell office:value-type="float" office:value="1.4634" calcext:value-type="float">
            <text:p>1.4634</text:p>
          </table:table-cell>
          <table:table-cell office:value-type="float" office:value="1.21934" calcext:value-type="float">
            <text:p>1.21934</text:p>
          </table:table-cell>
          <table:table-cell office:value-type="float" office:value="2.84787" calcext:value-type="float">
            <text:p>2.84787</text:p>
          </table:table-cell>
          <table:table-cell office:value-type="float" office:value="0.911124" calcext:value-type="float">
            <text:p>0.911124</text:p>
          </table:table-cell>
          <table:table-cell office:value-type="float" office:value="13.0109" calcext:value-type="float">
            <text:p>13.0109</text:p>
          </table:table-cell>
          <table:table-cell office:value-type="float" office:value="2.10197" calcext:value-type="float">
            <text:p>2.10197</text:p>
          </table:table-cell>
          <table:table-cell office:value-type="float" office:value="1.61974" calcext:value-type="float">
            <text:p>1.61974</text:p>
          </table:table-cell>
          <table:table-cell office:value-type="float" office:value="2.84787" calcext:value-type="float">
            <text:p>2.84787</text:p>
          </table:table-cell>
          <table:table-cell office:value-type="float" office:value="1.20379" calcext:value-type="float">
            <text:p>1.20379</text:p>
          </table:table-cell>
          <table:table-cell office:value-type="float" office:value="2.24987" calcext:value-type="float">
            <text:p>2.24987</text:p>
          </table:table-cell>
          <table:table-cell office:value-type="float" office:value="0.945517" calcext:value-type="float">
            <text:p>0.945517</text:p>
          </table:table-cell>
          <table:table-cell office:value-type="float" office:value="0.513254" calcext:value-type="float">
            <text:p>0.513254</text:p>
          </table:table-cell>
          <table:table-cell office:value-type="float" office:value="1.01193" calcext:value-type="float">
            <text:p>1.01193</text:p>
          </table:table-cell>
          <table:table-cell office:value-type="float" office:value="1.77897" calcext:value-type="float">
            <text:p>1.77897</text:p>
          </table:table-cell>
          <table:table-cell office:value-type="float" office:value="0.911124" calcext:value-type="float">
            <text:p>0.911124</text:p>
          </table:table-cell>
          <table:table-cell office:value-type="float" office:value="1.68161" calcext:value-type="float">
            <text:p>1.68161</text:p>
          </table:table-cell>
          <table:table-cell office:value-type="float" office:value="13.0109" calcext:value-type="float">
            <text:p>13.0109</text:p>
          </table:table-cell>
          <table:table-cell office:value-type="float" office:value="0.695501" calcext:value-type="float">
            <text:p>0.695501</text:p>
          </table:table-cell>
          <table:table-cell office:value-type="float" office:value="0.783791" calcext:value-type="float">
            <text:p>0.783791</text:p>
          </table:table-cell>
          <table:table-cell office:value-type="float" office:value="1.11063" calcext:value-type="float">
            <text:p>1.11063</text:p>
          </table:table-cell>
          <table:table-cell office:value-type="float" office:value="0.755778" calcext:value-type="float">
            <text:p>0.755778</text:p>
          </table:table-cell>
          <table:table-cell office:value-type="float" office:value="0.892972" calcext:value-type="float">
            <text:p>0.892972</text:p>
          </table:table-cell>
          <table:table-cell office:value-type="float" office:value="5.50111" calcext:value-type="float">
            <text:p>5.50111</text:p>
          </table:table-cell>
          <table:table-cell office:value-type="float" office:value="0.69924" calcext:value-type="float">
            <text:p>0.69924</text:p>
          </table:table-cell>
          <table:table-cell office:value-type="float" office:value="1.77488" calcext:value-type="float">
            <text:p>1.77488</text:p>
          </table:table-cell>
          <table:table-cell office:value-type="float" office:value="0.945517" calcext:value-type="float">
            <text:p>0.945517</text:p>
          </table:table-cell>
          <table:table-cell office:value-type="float" office:value="4.80689" calcext:value-type="float">
            <text:p>4.80689</text:p>
          </table:table-cell>
          <table:table-cell office:value-type="float" office:value="0.802952" calcext:value-type="float">
            <text:p>0.802952</text:p>
          </table:table-cell>
          <table:table-cell office:value-type="float" office:value="20.234" calcext:value-type="float">
            <text:p>20.234</text:p>
          </table:table-cell>
          <table:table-cell office:value-type="float" office:value="1.16722" calcext:value-type="float">
            <text:p>1.16722</text:p>
          </table:table-cell>
          <table:table-cell office:value-type="float" office:value="0.811615" calcext:value-type="float">
            <text:p>0.811615</text:p>
          </table:table-cell>
          <table:table-cell table:number-columns-repeated="6" office:value-type="float" office:value="4.70034" calcext:value-type="float">
            <text:p>4.7003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45:</text:p>
          </table:table-cell>
          <table:table-cell office:value-type="float" office:value="14.9544" calcext:value-type="float">
            <text:p>14.9544</text:p>
          </table:table-cell>
          <table:table-cell office:value-type="string" calcext:value-type="string">
            <text:p>-</text:p>
          </table:table-cell>
          <table:table-cell office:value-type="float" office:value="15.1211" calcext:value-type="float">
            <text:p>15.1211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0.547855" calcext:value-type="float">
            <text:p>0.547855</text:p>
          </table:table-cell>
          <table:table-cell office:value-type="float" office:value="4.78842" calcext:value-type="float">
            <text:p>4.78842</text:p>
          </table:table-cell>
          <table:table-cell office:value-type="float" office:value="4.67922" calcext:value-type="float">
            <text:p>4.67922</text:p>
          </table:table-cell>
          <table:table-cell office:value-type="float" office:value="4.32102" calcext:value-type="float">
            <text:p>4.32102</text:p>
          </table:table-cell>
          <table:table-cell office:value-type="float" office:value="4.02381" calcext:value-type="float">
            <text:p>4.02381</text:p>
          </table:table-cell>
          <table:table-cell office:value-type="float" office:value="5.11028" calcext:value-type="float">
            <text:p>5.11028</text:p>
          </table:table-cell>
          <table:table-cell office:value-type="float" office:value="5.97583" calcext:value-type="float">
            <text:p>5.97583</text:p>
          </table:table-cell>
          <table:table-cell office:value-type="float" office:value="4.45709" calcext:value-type="float">
            <text:p>4.45709</text:p>
          </table:table-cell>
          <table:table-cell office:value-type="float" office:value="2.80929" calcext:value-type="float">
            <text:p>2.80929</text:p>
          </table:table-cell>
          <table:table-cell office:value-type="float" office:value="5.97583" calcext:value-type="float">
            <text:p>5.97583</text:p>
          </table:table-cell>
          <table:table-cell office:value-type="float" office:value="4.21958" calcext:value-type="float">
            <text:p>4.21958</text:p>
          </table:table-cell>
          <table:table-cell office:value-type="float" office:value="5.72285" calcext:value-type="float">
            <text:p>5.72285</text:p>
          </table:table-cell>
          <table:table-cell office:value-type="float" office:value="0.547855" calcext:value-type="float">
            <text:p>0.547855</text:p>
          </table:table-cell>
          <table:table-cell office:value-type="float" office:value="6.50346" calcext:value-type="float">
            <text:p>6.50346</text:p>
          </table:table-cell>
          <table:table-cell office:value-type="float" office:value="2.1607" calcext:value-type="float">
            <text:p>2.1607</text:p>
          </table:table-cell>
          <table:table-cell office:value-type="float" office:value="4.32142" calcext:value-type="float">
            <text:p>4.32142</text:p>
          </table:table-cell>
          <table:table-cell office:value-type="float" office:value="3.06947" calcext:value-type="float">
            <text:p>3.06947</text:p>
          </table:table-cell>
          <table:table-cell office:value-type="float" office:value="5.57054" calcext:value-type="float">
            <text:p>5.57054</text:p>
          </table:table-cell>
          <table:table-cell office:value-type="float" office:value="4.45709" calcext:value-type="float">
            <text:p>4.45709</text:p>
          </table:table-cell>
          <table:table-cell office:value-type="float" office:value="3.94228" calcext:value-type="float">
            <text:p>3.94228</text:p>
          </table:table-cell>
          <table:table-cell office:value-type="float" office:value="4.7678" calcext:value-type="float">
            <text:p>4.7678</text:p>
          </table:table-cell>
          <table:table-cell office:value-type="float" office:value="5.14944" calcext:value-type="float">
            <text:p>5.14944</text:p>
          </table:table-cell>
          <table:table-cell office:value-type="float" office:value="4.48702" calcext:value-type="float">
            <text:p>4.48702</text:p>
          </table:table-cell>
          <table:table-cell office:value-type="float" office:value="4.94369" calcext:value-type="float">
            <text:p>4.94369</text:p>
          </table:table-cell>
          <table:table-cell office:value-type="float" office:value="3.74269" calcext:value-type="float">
            <text:p>3.74269</text:p>
          </table:table-cell>
          <table:table-cell office:value-type="float" office:value="19.49" calcext:value-type="float">
            <text:p>19.49</text:p>
          </table:table-cell>
          <table:table-cell office:value-type="float" office:value="2.31828" calcext:value-type="float">
            <text:p>2.31828</text:p>
          </table:table-cell>
          <table:table-cell office:value-type="float" office:value="4.7678" calcext:value-type="float">
            <text:p>4.7678</text:p>
          </table:table-cell>
          <table:table-cell office:value-type="float" office:value="4.48371" calcext:value-type="float">
            <text:p>4.48371</text:p>
          </table:table-cell>
          <table:table-cell office:value-type="float" office:value="5.35194" calcext:value-type="float">
            <text:p>5.35194</text:p>
          </table:table-cell>
          <table:table-cell office:value-type="float" office:value="0" calcext:value-type="float">
            <text:p>0</text:p>
          </table:table-cell>
          <table:table-cell office:value-type="float" office:value="5.43124" calcext:value-type="float">
            <text:p>5.43124</text:p>
          </table:table-cell>
          <table:table-cell office:value-type="float" office:value="5.04642" calcext:value-type="float">
            <text:p>5.04642</text:p>
          </table:table-cell>
          <table:table-cell office:value-type="float" office:value="5.32784" calcext:value-type="float">
            <text:p>5.32784</text:p>
          </table:table-cell>
          <table:table-cell office:value-type="float" office:value="5.07829" calcext:value-type="float">
            <text:p>5.07829</text:p>
          </table:table-cell>
          <table:table-cell office:value-type="float" office:value="4.70871" calcext:value-type="float">
            <text:p>4.70871</text:p>
          </table:table-cell>
          <table:table-cell office:value-type="float" office:value="5.67549" calcext:value-type="float">
            <text:p>5.67549</text:p>
          </table:table-cell>
          <table:table-cell office:value-type="float" office:value="5.03908" calcext:value-type="float">
            <text:p>5.03908</text:p>
          </table:table-cell>
          <table:table-cell office:value-type="float" office:value="15.4914" calcext:value-type="float">
            <text:p>15.4914</text:p>
          </table:table-cell>
          <table:table-cell office:value-type="float" office:value="5.67549" calcext:value-type="float">
            <text:p>5.67549</text:p>
          </table:table-cell>
          <table:table-cell office:value-type="float" office:value="5.18116" calcext:value-type="float">
            <text:p>5.18116</text:p>
          </table:table-cell>
          <table:table-cell office:value-type="float" office:value="4.75613" calcext:value-type="float">
            <text:p>4.75613</text:p>
          </table:table-cell>
          <table:table-cell office:value-type="float" office:value="0" calcext:value-type="float">
            <text:p>0</text:p>
          </table:table-cell>
          <table:table-cell office:value-type="float" office:value="6.50135" calcext:value-type="float">
            <text:p>6.50135</text:p>
          </table:table-cell>
          <table:table-cell office:value-type="float" office:value="1.80604" calcext:value-type="float">
            <text:p>1.80604</text:p>
          </table:table-cell>
          <table:table-cell office:value-type="float" office:value="4.29802" calcext:value-type="float">
            <text:p>4.29802</text:p>
          </table:table-cell>
          <table:table-cell office:value-type="float" office:value="3.03475" calcext:value-type="float">
            <text:p>3.03475</text:p>
          </table:table-cell>
          <table:table-cell office:value-type="float" office:value="5.90496" calcext:value-type="float">
            <text:p>5.90496</text:p>
          </table:table-cell>
          <table:table-cell office:value-type="float" office:value="5.03908" calcext:value-type="float">
            <text:p>5.03908</text:p>
          </table:table-cell>
          <table:table-cell office:value-type="float" office:value="4.37237" calcext:value-type="float">
            <text:p>4.37237</text:p>
          </table:table-cell>
          <table:table-cell office:value-type="float" office:value="5.19827" calcext:value-type="float">
            <text:p>5.19827</text:p>
          </table:table-cell>
          <table:table-cell office:value-type="float" office:value="5.00263" calcext:value-type="float">
            <text:p>5.00263</text:p>
          </table:table-cell>
          <table:table-cell office:value-type="float" office:value="4.75074" calcext:value-type="float">
            <text:p>4.75074</text:p>
          </table:table-cell>
          <table:table-cell office:value-type="float" office:value="4.62051" calcext:value-type="float">
            <text:p>4.62051</text:p>
          </table:table-cell>
          <table:table-cell office:value-type="float" office:value="4.55475" calcext:value-type="float">
            <text:p>4.55475</text:p>
          </table:table-cell>
          <table:table-cell office:value-type="float" office:value="4.19147" calcext:value-type="float">
            <text:p>4.19147</text:p>
          </table:table-cell>
          <table:table-cell office:value-type="float" office:value="6.50346" calcext:value-type="float">
            <text:p>6.50346</text:p>
          </table:table-cell>
          <table:table-cell office:value-type="float" office:value="5.19827" calcext:value-type="float">
            <text:p>5.19827</text:p>
          </table:table-cell>
          <table:table-cell office:value-type="float" office:value="4.8236" calcext:value-type="float">
            <text:p>4.8236</text:p>
          </table:table-cell>
          <table:table-cell office:value-type="float" office:value="4.02489" calcext:value-type="float">
            <text:p>4.02489</text:p>
          </table:table-cell>
          <table:table-cell office:value-type="float" office:value="5.76809" calcext:value-type="float">
            <text:p>5.76809</text:p>
          </table:table-cell>
          <table:table-cell office:value-type="float" office:value="2.50577" calcext:value-type="float">
            <text:p>2.50577</text:p>
          </table:table-cell>
          <table:table-cell office:value-type="float" office:value="5.1087" calcext:value-type="float">
            <text:p>5.1087</text:p>
          </table:table-cell>
          <table:table-cell office:value-type="float" office:value="9.15553" calcext:value-type="float">
            <text:p>9.15553</text:p>
          </table:table-cell>
          <table:table-cell office:value-type="float" office:value="4.00059" calcext:value-type="float">
            <text:p>4.00059</text:p>
          </table:table-cell>
          <table:table-cell office:value-type="float" office:value="4.20944" calcext:value-type="float">
            <text:p>4.20944</text:p>
          </table:table-cell>
          <table:table-cell office:value-type="float" office:value="2.50577" calcext:value-type="float">
            <text:p>2.50577</text:p>
          </table:table-cell>
          <table:table-cell office:value-type="float" office:value="5.35126" calcext:value-type="float">
            <text:p>5.35126</text:p>
          </table:table-cell>
          <table:table-cell office:value-type="float" office:value="4.26131" calcext:value-type="float">
            <text:p>4.26131</text:p>
          </table:table-cell>
          <table:table-cell office:value-type="float" office:value="5.16772" calcext:value-type="float">
            <text:p>5.16772</text:p>
          </table:table-cell>
          <table:table-cell office:value-type="float" office:value="5.76518" calcext:value-type="float">
            <text:p>5.76518</text:p>
          </table:table-cell>
          <table:table-cell office:value-type="float" office:value="5.17731" calcext:value-type="float">
            <text:p>5.17731</text:p>
          </table:table-cell>
          <table:table-cell office:value-type="float" office:value="6.19257" calcext:value-type="float">
            <text:p>6.19257</text:p>
          </table:table-cell>
          <table:table-cell office:value-type="float" office:value="5.1087" calcext:value-type="float">
            <text:p>5.1087</text:p>
          </table:table-cell>
          <table:table-cell office:value-type="float" office:value="6.23113" calcext:value-type="float">
            <text:p>6.23113</text:p>
          </table:table-cell>
          <table:table-cell office:value-type="float" office:value="9.15553" calcext:value-type="float">
            <text:p>9.15553</text:p>
          </table:table-cell>
          <table:table-cell office:value-type="float" office:value="4.46613" calcext:value-type="float">
            <text:p>4.46613</text:p>
          </table:table-cell>
          <table:table-cell office:value-type="float" office:value="6.4219" calcext:value-type="float">
            <text:p>6.4219</text:p>
          </table:table-cell>
          <table:table-cell office:value-type="float" office:value="3.56613" calcext:value-type="float">
            <text:p>3.56613</text:p>
          </table:table-cell>
          <table:table-cell office:value-type="float" office:value="5.32242" calcext:value-type="float">
            <text:p>5.32242</text:p>
          </table:table-cell>
          <table:table-cell office:value-type="float" office:value="19.6984" calcext:value-type="float">
            <text:p>19.6984</text:p>
          </table:table-cell>
          <table:table-cell office:value-type="float" office:value="4.48229" calcext:value-type="float">
            <text:p>4.48229</text:p>
          </table:table-cell>
          <table:table-cell office:value-type="float" office:value="5.40345" calcext:value-type="float">
            <text:p>5.40345</text:p>
          </table:table-cell>
          <table:table-cell office:value-type="float" office:value="6.40911" calcext:value-type="float">
            <text:p>6.40911</text:p>
          </table:table-cell>
          <table:table-cell office:value-type="float" office:value="5.16772" calcext:value-type="float">
            <text:p>5.16772</text:p>
          </table:table-cell>
          <table:table-cell office:value-type="float" office:value="4.3262" calcext:value-type="float">
            <text:p>4.3262</text:p>
          </table:table-cell>
          <table:table-cell office:value-type="float" office:value="4.96195" calcext:value-type="float">
            <text:p>4.96195</text:p>
          </table:table-cell>
          <table:table-cell office:value-type="float" office:value="15.45" calcext:value-type="float">
            <text:p>15.45</text:p>
          </table:table-cell>
          <table:table-cell office:value-type="float" office:value="6.37067" calcext:value-type="float">
            <text:p>6.37067</text:p>
          </table:table-cell>
          <table:table-cell office:value-type="float" office:value="6.1992" calcext:value-type="float">
            <text:p>6.1992</text:p>
          </table:table-cell>
          <table:table-cell office:value-type="float" office:value="5.94254" calcext:value-type="float">
            <text:p>5.94254</text:p>
          </table:table-cell>
          <table:table-cell office:value-type="float" office:value="2.50577" calcext:value-type="float">
            <text:p>2.50577</text:p>
          </table:table-cell>
          <table:table-cell office:value-type="float" office:value="4.54593" calcext:value-type="float">
            <text:p>4.54593</text:p>
          </table:table-cell>
          <table:table-cell office:value-type="float" office:value="9.08629" calcext:value-type="float">
            <text:p>9.08629</text:p>
          </table:table-cell>
          <table:table-cell office:value-type="float" office:value="3.9704" calcext:value-type="float">
            <text:p>3.9704</text:p>
          </table:table-cell>
          <table:table-cell office:value-type="float" office:value="5.37011" calcext:value-type="float">
            <text:p>5.37011</text:p>
          </table:table-cell>
          <table:table-cell office:value-type="float" office:value="2.50577" calcext:value-type="float">
            <text:p>2.50577</text:p>
          </table:table-cell>
          <table:table-cell office:value-type="float" office:value="4.99121" calcext:value-type="float">
            <text:p>4.99121</text:p>
          </table:table-cell>
          <table:table-cell office:value-type="float" office:value="2.95041" calcext:value-type="float">
            <text:p>2.95041</text:p>
          </table:table-cell>
          <table:table-cell office:value-type="float" office:value="5.07451" calcext:value-type="float">
            <text:p>5.07451</text:p>
          </table:table-cell>
          <table:table-cell office:value-type="float" office:value="4.57015" calcext:value-type="float">
            <text:p>4.57015</text:p>
          </table:table-cell>
          <table:table-cell office:value-type="float" office:value="5.16772" calcext:value-type="float">
            <text:p>5.16772</text:p>
          </table:table-cell>
          <table:table-cell office:value-type="float" office:value="6.29282" calcext:value-type="float">
            <text:p>6.29282</text:p>
          </table:table-cell>
          <table:table-cell office:value-type="float" office:value="4.54593" calcext:value-type="float">
            <text:p>4.54593</text:p>
          </table:table-cell>
          <table:table-cell office:value-type="float" office:value="6.23285" calcext:value-type="float">
            <text:p>6.23285</text:p>
          </table:table-cell>
          <table:table-cell office:value-type="float" office:value="9.08629" calcext:value-type="float">
            <text:p>9.08629</text:p>
          </table:table-cell>
          <table:table-cell office:value-type="float" office:value="4.06067" calcext:value-type="float">
            <text:p>4.06067</text:p>
          </table:table-cell>
          <table:table-cell office:value-type="float" office:value="4.43231" calcext:value-type="float">
            <text:p>4.43231</text:p>
          </table:table-cell>
          <table:table-cell office:value-type="float" office:value="4.8521" calcext:value-type="float">
            <text:p>4.8521</text:p>
          </table:table-cell>
          <table:table-cell office:value-type="float" office:value="4.24342" calcext:value-type="float">
            <text:p>4.24342</text:p>
          </table:table-cell>
          <table:table-cell office:value-type="float" office:value="5.20366" calcext:value-type="float">
            <text:p>5.20366</text:p>
          </table:table-cell>
          <table:table-cell office:value-type="float" office:value="4.94743" calcext:value-type="float">
            <text:p>4.94743</text:p>
          </table:table-cell>
          <table:table-cell office:value-type="float" office:value="5.45065" calcext:value-type="float">
            <text:p>5.45065</text:p>
          </table:table-cell>
          <table:table-cell office:value-type="float" office:value="6.38345" calcext:value-type="float">
            <text:p>6.38345</text:p>
          </table:table-cell>
          <table:table-cell office:value-type="float" office:value="5.07451" calcext:value-type="float">
            <text:p>5.07451</text:p>
          </table:table-cell>
          <table:table-cell office:value-type="float" office:value="4.47029" calcext:value-type="float">
            <text:p>4.47029</text:p>
          </table:table-cell>
          <table:table-cell office:value-type="float" office:value="4.96195" calcext:value-type="float">
            <text:p>4.96195</text:p>
          </table:table-cell>
          <table:table-cell office:value-type="float" office:value="16.0009" calcext:value-type="float">
            <text:p>16.0009</text:p>
          </table:table-cell>
          <table:table-cell office:value-type="float" office:value="5.35657" calcext:value-type="float">
            <text:p>5.35657</text:p>
          </table:table-cell>
          <table:table-cell office:value-type="float" office:value="5.20139" calcext:value-type="float">
            <text:p>5.20139</text:p>
          </table:table-cell>
          <table:table-cell table:number-columns-repeated="6" office:value-type="float" office:value="2.94008" calcext:value-type="float">
            <text:p>2.9400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46:</text:p>
          </table:table-cell>
          <table:table-cell office:value-type="float" office:value="16.0435" calcext:value-type="float">
            <text:p>16.0435</text:p>
          </table:table-cell>
          <table:table-cell office:value-type="string" calcext:value-type="string">
            <text:p>-</text:p>
          </table:table-cell>
          <table:table-cell office:value-type="float" office:value="16.2102" calcext:value-type="float">
            <text:p>16.2102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6.04616" calcext:value-type="float">
            <text:p>6.04616</text:p>
          </table:table-cell>
          <table:table-cell office:value-type="float" office:value="1.99155" calcext:value-type="float">
            <text:p>1.99155</text:p>
          </table:table-cell>
          <table:table-cell office:value-type="float" office:value="3.52497" calcext:value-type="float">
            <text:p>3.52497</text:p>
          </table:table-cell>
          <table:table-cell office:value-type="float" office:value="2.5072" calcext:value-type="float">
            <text:p>2.5072</text:p>
          </table:table-cell>
          <table:table-cell office:value-type="float" office:value="2.48677" calcext:value-type="float">
            <text:p>2.48677</text:p>
          </table:table-cell>
          <table:table-cell office:value-type="float" office:value="1.97385" calcext:value-type="float">
            <text:p>1.97385</text:p>
          </table:table-cell>
          <table:table-cell office:value-type="float" office:value="1.27881" calcext:value-type="float">
            <text:p>1.27881</text:p>
          </table:table-cell>
          <table:table-cell office:value-type="float" office:value="2.56963" calcext:value-type="float">
            <text:p>2.56963</text:p>
          </table:table-cell>
          <table:table-cell office:value-type="float" office:value="5.58254" calcext:value-type="float">
            <text:p>5.58254</text:p>
          </table:table-cell>
          <table:table-cell office:value-type="float" office:value="1.27881" calcext:value-type="float">
            <text:p>1.27881</text:p>
          </table:table-cell>
          <table:table-cell office:value-type="float" office:value="2.57348" calcext:value-type="float">
            <text:p>2.57348</text:p>
          </table:table-cell>
          <table:table-cell office:value-type="float" office:value="1.12156" calcext:value-type="float">
            <text:p>1.12156</text:p>
          </table:table-cell>
          <table:table-cell office:value-type="float" office:value="6.04616" calcext:value-type="float">
            <text:p>6.04616</text:p>
          </table:table-cell>
          <table:table-cell office:value-type="float" office:value="0.00879568" calcext:value-type="float">
            <text:p>0.00879568</text:p>
          </table:table-cell>
          <table:table-cell office:value-type="float" office:value="4.3703" calcext:value-type="float">
            <text:p>4.3703</text:p>
          </table:table-cell>
          <table:table-cell office:value-type="float" office:value="2.27116" calcext:value-type="float">
            <text:p>2.27116</text:p>
          </table:table-cell>
          <table:table-cell office:value-type="float" office:value="3.58775" calcext:value-type="float">
            <text:p>3.58775</text:p>
          </table:table-cell>
          <table:table-cell office:value-type="float" office:value="2.23916" calcext:value-type="float">
            <text:p>2.23916</text:p>
          </table:table-cell>
          <table:table-cell office:value-type="float" office:value="2.56963" calcext:value-type="float">
            <text:p>2.56963</text:p>
          </table:table-cell>
          <table:table-cell office:value-type="float" office:value="2.78015" calcext:value-type="float">
            <text:p>2.78015</text:p>
          </table:table-cell>
          <table:table-cell office:value-type="float" office:value="2.28078" calcext:value-type="float">
            <text:p>2.28078</text:p>
          </table:table-cell>
          <table:table-cell office:value-type="float" office:value="1.65062" calcext:value-type="float">
            <text:p>1.65062</text:p>
          </table:table-cell>
          <table:table-cell office:value-type="float" office:value="2.23206" calcext:value-type="float">
            <text:p>2.23206</text:p>
          </table:table-cell>
          <table:table-cell office:value-type="float" office:value="1.89804" calcext:value-type="float">
            <text:p>1.89804</text:p>
          </table:table-cell>
          <table:table-cell office:value-type="float" office:value="2.78933" calcext:value-type="float">
            <text:p>2.78933</text:p>
          </table:table-cell>
          <table:table-cell office:value-type="float" office:value="20.458" calcext:value-type="float">
            <text:p>20.458</text:p>
          </table:table-cell>
          <table:table-cell office:value-type="float" office:value="4.74701" calcext:value-type="float">
            <text:p>4.74701</text:p>
          </table:table-cell>
          <table:table-cell office:value-type="float" office:value="2.28078" calcext:value-type="float">
            <text:p>2.28078</text:p>
          </table:table-cell>
          <table:table-cell office:value-type="float" office:value="2.60041" calcext:value-type="float">
            <text:p>2.60041</text:p>
          </table:table-cell>
          <table:table-cell office:value-type="float" office:value="1.77994" calcext:value-type="float">
            <text:p>1.77994</text:p>
          </table:table-cell>
          <table:table-cell office:value-type="float" office:value="6.50135" calcext:value-type="float">
            <text:p>6.50135</text:p>
          </table:table-cell>
          <table:table-cell office:value-type="float" office:value="1.51971" calcext:value-type="float">
            <text:p>1.51971</text:p>
          </table:table-cell>
          <table:table-cell office:value-type="float" office:value="2.17915" calcext:value-type="float">
            <text:p>2.17915</text:p>
          </table:table-cell>
          <table:table-cell office:value-type="float" office:value="1.43551" calcext:value-type="float">
            <text:p>1.43551</text:p>
          </table:table-cell>
          <table:table-cell office:value-type="float" office:value="1.87127" calcext:value-type="float">
            <text:p>1.87127</text:p>
          </table:table-cell>
          <table:table-cell office:value-type="float" office:value="2.14336" calcext:value-type="float">
            <text:p>2.14336</text:p>
          </table:table-cell>
          <table:table-cell office:value-type="float" office:value="1.4176" calcext:value-type="float">
            <text:p>1.4176</text:p>
          </table:table-cell>
          <table:table-cell office:value-type="float" office:value="1.877" calcext:value-type="float">
            <text:p>1.877</text:p>
          </table:table-cell>
          <table:table-cell office:value-type="float" office:value="21.4935" calcext:value-type="float">
            <text:p>21.4935</text:p>
          </table:table-cell>
          <table:table-cell office:value-type="float" office:value="1.4176" calcext:value-type="float">
            <text:p>1.4176</text:p>
          </table:table-cell>
          <table:table-cell office:value-type="float" office:value="2.15546" calcext:value-type="float">
            <text:p>2.15546</text:p>
          </table:table-cell>
          <table:table-cell office:value-type="float" office:value="1.8376" calcext:value-type="float">
            <text:p>1.8376</text:p>
          </table:table-cell>
          <table:table-cell office:value-type="float" office:value="6.50135" calcext:value-type="float">
            <text:p>6.50135</text:p>
          </table:table-cell>
          <table:table-cell office:value-type="float" office:value="0" calcext:value-type="float">
            <text:p>0</text:p>
          </table:table-cell>
          <table:table-cell office:value-type="float" office:value="4.80242" calcext:value-type="float">
            <text:p>4.80242</text:p>
          </table:table-cell>
          <table:table-cell office:value-type="float" office:value="2.36375" calcext:value-type="float">
            <text:p>2.36375</text:p>
          </table:table-cell>
          <table:table-cell office:value-type="float" office:value="3.49387" calcext:value-type="float">
            <text:p>3.49387</text:p>
          </table:table-cell>
          <table:table-cell office:value-type="float" office:value="1.16002" calcext:value-type="float">
            <text:p>1.16002</text:p>
          </table:table-cell>
          <table:table-cell office:value-type="float" office:value="1.877" calcext:value-type="float">
            <text:p>1.877</text:p>
          </table:table-cell>
          <table:table-cell office:value-type="float" office:value="2.77872" calcext:value-type="float">
            <text:p>2.77872</text:p>
          </table:table-cell>
          <table:table-cell office:value-type="float" office:value="2.22956" calcext:value-type="float">
            <text:p>2.22956</text:p>
          </table:table-cell>
          <table:table-cell office:value-type="float" office:value="1.86803" calcext:value-type="float">
            <text:p>1.86803</text:p>
          </table:table-cell>
          <table:table-cell office:value-type="float" office:value="2.26921" calcext:value-type="float">
            <text:p>2.26921</text:p>
          </table:table-cell>
          <table:table-cell office:value-type="float" office:value="2.65348" calcext:value-type="float">
            <text:p>2.65348</text:p>
          </table:table-cell>
          <table:table-cell office:value-type="float" office:value="2.15365" calcext:value-type="float">
            <text:p>2.15365</text:p>
          </table:table-cell>
          <table:table-cell office:value-type="float" office:value="2.66381" calcext:value-type="float">
            <text:p>2.66381</text:p>
          </table:table-cell>
          <table:table-cell office:value-type="float" office:value="0.00879568" calcext:value-type="float">
            <text:p>0.00879568</text:p>
          </table:table-cell>
          <table:table-cell office:value-type="float" office:value="2.22956" calcext:value-type="float">
            <text:p>2.22956</text:p>
          </table:table-cell>
          <table:table-cell office:value-type="float" office:value="2.07802" calcext:value-type="float">
            <text:p>2.07802</text:p>
          </table:table-cell>
          <table:table-cell office:value-type="float" office:value="2.62796" calcext:value-type="float">
            <text:p>2.62796</text:p>
          </table:table-cell>
          <table:table-cell office:value-type="float" office:value="1.05125" calcext:value-type="float">
            <text:p>1.05125</text:p>
          </table:table-cell>
          <table:table-cell office:value-type="float" office:value="4.31672" calcext:value-type="float">
            <text:p>4.31672</text:p>
          </table:table-cell>
          <table:table-cell office:value-type="float" office:value="2.32927" calcext:value-type="float">
            <text:p>2.32927</text:p>
          </table:table-cell>
          <table:table-cell office:value-type="float" office:value="14.9221" calcext:value-type="float">
            <text:p>14.9221</text:p>
          </table:table-cell>
          <table:table-cell office:value-type="float" office:value="2.69818" calcext:value-type="float">
            <text:p>2.69818</text:p>
          </table:table-cell>
          <table:table-cell office:value-type="float" office:value="3.04618" calcext:value-type="float">
            <text:p>3.04618</text:p>
          </table:table-cell>
          <table:table-cell office:value-type="float" office:value="4.31672" calcext:value-type="float">
            <text:p>4.31672</text:p>
          </table:table-cell>
          <table:table-cell office:value-type="float" office:value="1.47918" calcext:value-type="float">
            <text:p>1.47918</text:p>
          </table:table-cell>
          <table:table-cell office:value-type="float" office:value="2.75484" calcext:value-type="float">
            <text:p>2.75484</text:p>
          </table:table-cell>
          <table:table-cell office:value-type="float" office:value="2.14223" calcext:value-type="float">
            <text:p>2.14223</text:p>
          </table:table-cell>
          <table:table-cell office:value-type="float" office:value="1.03732" calcext:value-type="float">
            <text:p>1.03732</text:p>
          </table:table-cell>
          <table:table-cell office:value-type="float" office:value="2.13257" calcext:value-type="float">
            <text:p>2.13257</text:p>
          </table:table-cell>
          <table:table-cell office:value-type="float" office:value="0.809007" calcext:value-type="float">
            <text:p>0.809007</text:p>
          </table:table-cell>
          <table:table-cell office:value-type="float" office:value="2.32927" calcext:value-type="float">
            <text:p>2.32927</text:p>
          </table:table-cell>
          <table:table-cell office:value-type="float" office:value="0.397262" calcext:value-type="float">
            <text:p>0.397262</text:p>
          </table:table-cell>
          <table:table-cell office:value-type="float" office:value="14.9221" calcext:value-type="float">
            <text:p>14.9221</text:p>
          </table:table-cell>
          <table:table-cell office:value-type="float" office:value="2.24006" calcext:value-type="float">
            <text:p>2.24006</text:p>
          </table:table-cell>
          <table:table-cell office:value-type="float" office:value="0.0908407" calcext:value-type="float">
            <text:p>0.0908407</text:p>
          </table:table-cell>
          <table:table-cell office:value-type="float" office:value="3.34156" calcext:value-type="float">
            <text:p>3.34156</text:p>
          </table:table-cell>
          <table:table-cell office:value-type="float" office:value="1.72825" calcext:value-type="float">
            <text:p>1.72825</text:p>
          </table:table-cell>
          <table:table-cell office:value-type="float" office:value="20.6439" calcext:value-type="float">
            <text:p>20.6439</text:p>
          </table:table-cell>
          <table:table-cell office:value-type="float" office:value="5.52864" calcext:value-type="float">
            <text:p>5.52864</text:p>
          </table:table-cell>
          <table:table-cell office:value-type="float" office:value="1.36419" calcext:value-type="float">
            <text:p>1.36419</text:p>
          </table:table-cell>
          <table:table-cell office:value-type="float" office:value="0.529371" calcext:value-type="float">
            <text:p>0.529371</text:p>
          </table:table-cell>
          <table:table-cell office:value-type="float" office:value="2.14223" calcext:value-type="float">
            <text:p>2.14223</text:p>
          </table:table-cell>
          <table:table-cell office:value-type="float" office:value="2.42312" calcext:value-type="float">
            <text:p>2.42312</text:p>
          </table:table-cell>
          <table:table-cell office:value-type="float" office:value="2.14376" calcext:value-type="float">
            <text:p>2.14376</text:p>
          </table:table-cell>
          <table:table-cell office:value-type="float" office:value="21.4499" calcext:value-type="float">
            <text:p>21.4499</text:p>
          </table:table-cell>
          <table:table-cell office:value-type="float" office:value="0.545764" calcext:value-type="float">
            <text:p>0.545764</text:p>
          </table:table-cell>
          <table:table-cell office:value-type="float" office:value="0.9878" calcext:value-type="float">
            <text:p>0.9878</text:p>
          </table:table-cell>
          <table:table-cell office:value-type="float" office:value="1.12075" calcext:value-type="float">
            <text:p>1.12075</text:p>
          </table:table-cell>
          <table:table-cell office:value-type="float" office:value="4.31672" calcext:value-type="float">
            <text:p>4.31672</text:p>
          </table:table-cell>
          <table:table-cell office:value-type="float" office:value="2.52344" calcext:value-type="float">
            <text:p>2.52344</text:p>
          </table:table-cell>
          <table:table-cell office:value-type="float" office:value="14.8382" calcext:value-type="float">
            <text:p>14.8382</text:p>
          </table:table-cell>
          <table:table-cell office:value-type="float" office:value="3.76589" calcext:value-type="float">
            <text:p>3.76589</text:p>
          </table:table-cell>
          <table:table-cell office:value-type="float" office:value="2.61229" calcext:value-type="float">
            <text:p>2.61229</text:p>
          </table:table-cell>
          <table:table-cell office:value-type="float" office:value="4.31672" calcext:value-type="float">
            <text:p>4.31672</text:p>
          </table:table-cell>
          <table:table-cell office:value-type="float" office:value="1.7059" calcext:value-type="float">
            <text:p>1.7059</text:p>
          </table:table-cell>
          <table:table-cell office:value-type="float" office:value="3.72375" calcext:value-type="float">
            <text:p>3.72375</text:p>
          </table:table-cell>
          <table:table-cell office:value-type="float" office:value="2.16728" calcext:value-type="float">
            <text:p>2.16728</text:p>
          </table:table-cell>
          <table:table-cell office:value-type="float" office:value="2.23336" calcext:value-type="float">
            <text:p>2.23336</text:p>
          </table:table-cell>
          <table:table-cell office:value-type="float" office:value="2.14223" calcext:value-type="float">
            <text:p>2.14223</text:p>
          </table:table-cell>
          <table:table-cell office:value-type="float" office:value="0.439579" calcext:value-type="float">
            <text:p>0.439579</text:p>
          </table:table-cell>
          <table:table-cell office:value-type="float" office:value="2.52344" calcext:value-type="float">
            <text:p>2.52344</text:p>
          </table:table-cell>
          <table:table-cell office:value-type="float" office:value="0.389692" calcext:value-type="float">
            <text:p>0.389692</text:p>
          </table:table-cell>
          <table:table-cell office:value-type="float" office:value="14.8382" calcext:value-type="float">
            <text:p>14.8382</text:p>
          </table:table-cell>
          <table:table-cell office:value-type="float" office:value="2.49985" calcext:value-type="float">
            <text:p>2.49985</text:p>
          </table:table-cell>
          <table:table-cell office:value-type="float" office:value="2.08785" calcext:value-type="float">
            <text:p>2.08785</text:p>
          </table:table-cell>
          <table:table-cell office:value-type="float" office:value="1.79744" calcext:value-type="float">
            <text:p>1.79744</text:p>
          </table:table-cell>
          <table:table-cell office:value-type="float" office:value="2.55266" calcext:value-type="float">
            <text:p>2.55266</text:p>
          </table:table-cell>
          <table:table-cell office:value-type="float" office:value="1.9851" calcext:value-type="float">
            <text:p>1.9851</text:p>
          </table:table-cell>
          <table:table-cell office:value-type="float" office:value="6.13575" calcext:value-type="float">
            <text:p>6.13575</text:p>
          </table:table-cell>
          <table:table-cell office:value-type="float" office:value="1.26842" calcext:value-type="float">
            <text:p>1.26842</text:p>
          </table:table-cell>
          <table:table-cell office:value-type="float" office:value="0.200468" calcext:value-type="float">
            <text:p>0.200468</text:p>
          </table:table-cell>
          <table:table-cell office:value-type="float" office:value="2.16728" calcext:value-type="float">
            <text:p>2.16728</text:p>
          </table:table-cell>
          <table:table-cell office:value-type="float" office:value="5.51396" calcext:value-type="float">
            <text:p>5.51396</text:p>
          </table:table-cell>
          <table:table-cell office:value-type="float" office:value="2.14376" calcext:value-type="float">
            <text:p>2.14376</text:p>
          </table:table-cell>
          <table:table-cell office:value-type="float" office:value="22.0701" calcext:value-type="float">
            <text:p>22.0701</text:p>
          </table:table-cell>
          <table:table-cell office:value-type="float" office:value="1.27491" calcext:value-type="float">
            <text:p>1.27491</text:p>
          </table:table-cell>
          <table:table-cell office:value-type="float" office:value="1.90502" calcext:value-type="float">
            <text:p>1.90502</text:p>
          </table:table-cell>
          <table:table-cell table:number-columns-repeated="6" office:value-type="float" office:value="6.49408" calcext:value-type="float">
            <text:p>6.4940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47:</text:p>
          </table:table-cell>
          <table:table-cell office:value-type="float" office:value="12.543" calcext:value-type="float">
            <text:p>12.543</text:p>
          </table:table-cell>
          <table:table-cell office:value-type="string" calcext:value-type="string">
            <text:p>-</text:p>
          </table:table-cell>
          <table:table-cell office:value-type="float" office:value="12.7097" calcext:value-type="float">
            <text:p>12.7097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1.50777" calcext:value-type="float">
            <text:p>1.50777</text:p>
          </table:table-cell>
          <table:table-cell office:value-type="float" office:value="3.2911" calcext:value-type="float">
            <text:p>3.2911</text:p>
          </table:table-cell>
          <table:table-cell office:value-type="float" office:value="3.74122" calcext:value-type="float">
            <text:p>3.74122</text:p>
          </table:table-cell>
          <table:table-cell office:value-type="float" office:value="2.90903" calcext:value-type="float">
            <text:p>2.90903</text:p>
          </table:table-cell>
          <table:table-cell office:value-type="float" office:value="2.39529" calcext:value-type="float">
            <text:p>2.39529</text:p>
          </table:table-cell>
          <table:table-cell office:value-type="float" office:value="3.67897" calcext:value-type="float">
            <text:p>3.67897</text:p>
          </table:table-cell>
          <table:table-cell office:value-type="float" office:value="4.18487" calcext:value-type="float">
            <text:p>4.18487</text:p>
          </table:table-cell>
          <table:table-cell office:value-type="float" office:value="3.11627" calcext:value-type="float">
            <text:p>3.11627</text:p>
          </table:table-cell>
          <table:table-cell office:value-type="float" office:value="1.89269" calcext:value-type="float">
            <text:p>1.89269</text:p>
          </table:table-cell>
          <table:table-cell office:value-type="float" office:value="4.18487" calcext:value-type="float">
            <text:p>4.18487</text:p>
          </table:table-cell>
          <table:table-cell office:value-type="float" office:value="2.80422" calcext:value-type="float">
            <text:p>2.80422</text:p>
          </table:table-cell>
          <table:table-cell office:value-type="float" office:value="3.95162" calcext:value-type="float">
            <text:p>3.95162</text:p>
          </table:table-cell>
          <table:table-cell office:value-type="float" office:value="1.50777" calcext:value-type="float">
            <text:p>1.50777</text:p>
          </table:table-cell>
          <table:table-cell office:value-type="float" office:value="4.80546" calcext:value-type="float">
            <text:p>4.80546</text:p>
          </table:table-cell>
          <table:table-cell office:value-type="float" office:value="0.474458" calcext:value-type="float">
            <text:p>0.474458</text:p>
          </table:table-cell>
          <table:table-cell office:value-type="float" office:value="2.76706" calcext:value-type="float">
            <text:p>2.76706</text:p>
          </table:table-cell>
          <table:table-cell office:value-type="float" office:value="1.76578" calcext:value-type="float">
            <text:p>1.76578</text:p>
          </table:table-cell>
          <table:table-cell office:value-type="float" office:value="4.25432" calcext:value-type="float">
            <text:p>4.25432</text:p>
          </table:table-cell>
          <table:table-cell office:value-type="float" office:value="3.11627" calcext:value-type="float">
            <text:p>3.11627</text:p>
          </table:table-cell>
          <table:table-cell office:value-type="float" office:value="2.14698" calcext:value-type="float">
            <text:p>2.14698</text:p>
          </table:table-cell>
          <table:table-cell office:value-type="float" office:value="3.38006" calcext:value-type="float">
            <text:p>3.38006</text:p>
          </table:table-cell>
          <table:table-cell office:value-type="float" office:value="3.6202" calcext:value-type="float">
            <text:p>3.6202</text:p>
          </table:table-cell>
          <table:table-cell office:value-type="float" office:value="2.99537" calcext:value-type="float">
            <text:p>2.99537</text:p>
          </table:table-cell>
          <table:table-cell office:value-type="float" office:value="3.4527" calcext:value-type="float">
            <text:p>3.4527</text:p>
          </table:table-cell>
          <table:table-cell office:value-type="float" office:value="2.01311" calcext:value-type="float">
            <text:p>2.01311</text:p>
          </table:table-cell>
          <table:table-cell office:value-type="float" office:value="20.0664" calcext:value-type="float">
            <text:p>20.0664</text:p>
          </table:table-cell>
          <table:table-cell office:value-type="float" office:value="0.783837" calcext:value-type="float">
            <text:p>0.783837</text:p>
          </table:table-cell>
          <table:table-cell office:value-type="float" office:value="3.38006" calcext:value-type="float">
            <text:p>3.38006</text:p>
          </table:table-cell>
          <table:table-cell office:value-type="float" office:value="3.16273" calcext:value-type="float">
            <text:p>3.16273</text:p>
          </table:table-cell>
          <table:table-cell office:value-type="float" office:value="3.89742" calcext:value-type="float">
            <text:p>3.89742</text:p>
          </table:table-cell>
          <table:table-cell office:value-type="float" office:value="1.80604" calcext:value-type="float">
            <text:p>1.80604</text:p>
          </table:table-cell>
          <table:table-cell office:value-type="float" office:value="3.64259" calcext:value-type="float">
            <text:p>3.64259</text:p>
          </table:table-cell>
          <table:table-cell office:value-type="float" office:value="3.67113" calcext:value-type="float">
            <text:p>3.67113</text:p>
          </table:table-cell>
          <table:table-cell office:value-type="float" office:value="3.76877" calcext:value-type="float">
            <text:p>3.76877</text:p>
          </table:table-cell>
          <table:table-cell office:value-type="float" office:value="3.60802" calcext:value-type="float">
            <text:p>3.60802</text:p>
          </table:table-cell>
          <table:table-cell office:value-type="float" office:value="3.25189" calcext:value-type="float">
            <text:p>3.25189</text:p>
          </table:table-cell>
          <table:table-cell office:value-type="float" office:value="4.16421" calcext:value-type="float">
            <text:p>4.16421</text:p>
          </table:table-cell>
          <table:table-cell office:value-type="float" office:value="3.56271" calcext:value-type="float">
            <text:p>3.56271</text:p>
          </table:table-cell>
          <table:table-cell office:value-type="float" office:value="17.2733" calcext:value-type="float">
            <text:p>17.2733</text:p>
          </table:table-cell>
          <table:table-cell office:value-type="float" office:value="4.16421" calcext:value-type="float">
            <text:p>4.16421</text:p>
          </table:table-cell>
          <table:table-cell office:value-type="float" office:value="3.81523" calcext:value-type="float">
            <text:p>3.81523</text:p>
          </table:table-cell>
          <table:table-cell office:value-type="float" office:value="3.1705" calcext:value-type="float">
            <text:p>3.1705</text:p>
          </table:table-cell>
          <table:table-cell office:value-type="float" office:value="1.80604" calcext:value-type="float">
            <text:p>1.80604</text:p>
          </table:table-cell>
          <table:table-cell office:value-type="float" office:value="4.80242" calcext:value-type="float">
            <text:p>4.80242</text:p>
          </table:table-cell>
          <table:table-cell office:value-type="float" office:value="0" calcext:value-type="float">
            <text:p>0</text:p>
          </table:table-cell>
          <table:table-cell office:value-type="float" office:value="2.79406" calcext:value-type="float">
            <text:p>2.79406</text:p>
          </table:table-cell>
          <table:table-cell office:value-type="float" office:value="1.53225" calcext:value-type="float">
            <text:p>1.53225</text:p>
          </table:table-cell>
          <table:table-cell office:value-type="float" office:value="4.35687" calcext:value-type="float">
            <text:p>4.35687</text:p>
          </table:table-cell>
          <table:table-cell office:value-type="float" office:value="3.56271" calcext:value-type="float">
            <text:p>3.56271</text:p>
          </table:table-cell>
          <table:table-cell office:value-type="float" office:value="2.56892" calcext:value-type="float">
            <text:p>2.56892</text:p>
          </table:table-cell>
          <table:table-cell office:value-type="float" office:value="3.8563" calcext:value-type="float">
            <text:p>3.8563</text:p>
          </table:table-cell>
          <table:table-cell office:value-type="float" office:value="3.51499" calcext:value-type="float">
            <text:p>3.51499</text:p>
          </table:table-cell>
          <table:table-cell office:value-type="float" office:value="3.35495" calcext:value-type="float">
            <text:p>3.35495</text:p>
          </table:table-cell>
          <table:table-cell office:value-type="float" office:value="3.34819" calcext:value-type="float">
            <text:p>3.34819</text:p>
          </table:table-cell>
          <table:table-cell office:value-type="float" office:value="3.0499" calcext:value-type="float">
            <text:p>3.0499</text:p>
          </table:table-cell>
          <table:table-cell office:value-type="float" office:value="2.81517" calcext:value-type="float">
            <text:p>2.81517</text:p>
          </table:table-cell>
          <table:table-cell office:value-type="float" office:value="4.80546" calcext:value-type="float">
            <text:p>4.80546</text:p>
          </table:table-cell>
          <table:table-cell office:value-type="float" office:value="3.8563" calcext:value-type="float">
            <text:p>3.8563</text:p>
          </table:table-cell>
          <table:table-cell office:value-type="float" office:value="3.37105" calcext:value-type="float">
            <text:p>3.37105</text:p>
          </table:table-cell>
          <table:table-cell office:value-type="float" office:value="2.5463" calcext:value-type="float">
            <text:p>2.5463</text:p>
          </table:table-cell>
          <table:table-cell office:value-type="float" office:value="4.18282" calcext:value-type="float">
            <text:p>4.18282</text:p>
          </table:table-cell>
          <table:table-cell office:value-type="float" office:value="0.73926" calcext:value-type="float">
            <text:p>0.73926</text:p>
          </table:table-cell>
          <table:table-cell office:value-type="float" office:value="3.78827" calcext:value-type="float">
            <text:p>3.78827</text:p>
          </table:table-cell>
          <table:table-cell office:value-type="float" office:value="10.8803" calcext:value-type="float">
            <text:p>10.8803</text:p>
          </table:table-cell>
          <table:table-cell office:value-type="float" office:value="2.55861" calcext:value-type="float">
            <text:p>2.55861</text:p>
          </table:table-cell>
          <table:table-cell office:value-type="float" office:value="3.02846" calcext:value-type="float">
            <text:p>3.02846</text:p>
          </table:table-cell>
          <table:table-cell office:value-type="float" office:value="0.73926" calcext:value-type="float">
            <text:p>0.73926</text:p>
          </table:table-cell>
          <table:table-cell office:value-type="float" office:value="3.57088" calcext:value-type="float">
            <text:p>3.57088</text:p>
          </table:table-cell>
          <table:table-cell office:value-type="float" office:value="2.45544" calcext:value-type="float">
            <text:p>2.45544</text:p>
          </table:table-cell>
          <table:table-cell office:value-type="float" office:value="3.79629" calcext:value-type="float">
            <text:p>3.79629</text:p>
          </table:table-cell>
          <table:table-cell office:value-type="float" office:value="3.99955" calcext:value-type="float">
            <text:p>3.99955</text:p>
          </table:table-cell>
          <table:table-cell office:value-type="float" office:value="3.80406" calcext:value-type="float">
            <text:p>3.80406</text:p>
          </table:table-cell>
          <table:table-cell office:value-type="float" office:value="4.42641" calcext:value-type="float">
            <text:p>4.42641</text:p>
          </table:table-cell>
          <table:table-cell office:value-type="float" office:value="3.78827" calcext:value-type="float">
            <text:p>3.78827</text:p>
          </table:table-cell>
          <table:table-cell office:value-type="float" office:value="4.50325" calcext:value-type="float">
            <text:p>4.50325</text:p>
          </table:table-cell>
          <table:table-cell office:value-type="float" office:value="10.8803" calcext:value-type="float">
            <text:p>10.8803</text:p>
          </table:table-cell>
          <table:table-cell office:value-type="float" office:value="2.9699" calcext:value-type="float">
            <text:p>2.9699</text:p>
          </table:table-cell>
          <table:table-cell office:value-type="float" office:value="4.71863" calcext:value-type="float">
            <text:p>4.71863</text:p>
          </table:table-cell>
          <table:table-cell office:value-type="float" office:value="1.76269" calcext:value-type="float">
            <text:p>1.76269</text:p>
          </table:table-cell>
          <table:table-cell office:value-type="float" office:value="3.84938" calcext:value-type="float">
            <text:p>3.84938</text:p>
          </table:table-cell>
          <table:table-cell office:value-type="float" office:value="20.2708" calcext:value-type="float">
            <text:p>20.2708</text:p>
          </table:table-cell>
          <table:table-cell office:value-type="float" office:value="3.30951" calcext:value-type="float">
            <text:p>3.30951</text:p>
          </table:table-cell>
          <table:table-cell office:value-type="float" office:value="3.83871" calcext:value-type="float">
            <text:p>3.83871</text:p>
          </table:table-cell>
          <table:table-cell office:value-type="float" office:value="4.77569" calcext:value-type="float">
            <text:p>4.77569</text:p>
          </table:table-cell>
          <table:table-cell office:value-type="float" office:value="3.79629" calcext:value-type="float">
            <text:p>3.79629</text:p>
          </table:table-cell>
          <table:table-cell office:value-type="float" office:value="2.87099" calcext:value-type="float">
            <text:p>2.87099</text:p>
          </table:table-cell>
          <table:table-cell office:value-type="float" office:value="3.56183" calcext:value-type="float">
            <text:p>3.56183</text:p>
          </table:table-cell>
          <table:table-cell office:value-type="float" office:value="17.2315" calcext:value-type="float">
            <text:p>17.2315</text:p>
          </table:table-cell>
          <table:table-cell office:value-type="float" office:value="4.62127" calcext:value-type="float">
            <text:p>4.62127</text:p>
          </table:table-cell>
          <table:table-cell office:value-type="float" office:value="4.63337" calcext:value-type="float">
            <text:p>4.63337</text:p>
          </table:table-cell>
          <table:table-cell office:value-type="float" office:value="4.3892" calcext:value-type="float">
            <text:p>4.3892</text:p>
          </table:table-cell>
          <table:table-cell office:value-type="float" office:value="0.73926" calcext:value-type="float">
            <text:p>0.73926</text:p>
          </table:table-cell>
          <table:table-cell office:value-type="float" office:value="3.20655" calcext:value-type="float">
            <text:p>3.20655</text:p>
          </table:table-cell>
          <table:table-cell office:value-type="float" office:value="10.8076" calcext:value-type="float">
            <text:p>10.8076</text:p>
          </table:table-cell>
          <table:table-cell office:value-type="float" office:value="3.09454" calcext:value-type="float">
            <text:p>3.09454</text:p>
          </table:table-cell>
          <table:table-cell office:value-type="float" office:value="4.14991" calcext:value-type="float">
            <text:p>4.14991</text:p>
          </table:table-cell>
          <table:table-cell office:value-type="float" office:value="0.73926" calcext:value-type="float">
            <text:p>0.73926</text:p>
          </table:table-cell>
          <table:table-cell office:value-type="float" office:value="3.21936" calcext:value-type="float">
            <text:p>3.21936</text:p>
          </table:table-cell>
          <table:table-cell office:value-type="float" office:value="1.14785" calcext:value-type="float">
            <text:p>1.14785</text:p>
          </table:table-cell>
          <table:table-cell office:value-type="float" office:value="3.69926" calcext:value-type="float">
            <text:p>3.69926</text:p>
          </table:table-cell>
          <table:table-cell office:value-type="float" office:value="3.11026" calcext:value-type="float">
            <text:p>3.11026</text:p>
          </table:table-cell>
          <table:table-cell office:value-type="float" office:value="3.79629" calcext:value-type="float">
            <text:p>3.79629</text:p>
          </table:table-cell>
          <table:table-cell office:value-type="float" office:value="4.55582" calcext:value-type="float">
            <text:p>4.55582</text:p>
          </table:table-cell>
          <table:table-cell office:value-type="float" office:value="3.20655" calcext:value-type="float">
            <text:p>3.20655</text:p>
          </table:table-cell>
          <table:table-cell office:value-type="float" office:value="4.50582" calcext:value-type="float">
            <text:p>4.50582</text:p>
          </table:table-cell>
          <table:table-cell office:value-type="float" office:value="10.8076" calcext:value-type="float">
            <text:p>10.8076</text:p>
          </table:table-cell>
          <table:table-cell office:value-type="float" office:value="2.49905" calcext:value-type="float">
            <text:p>2.49905</text:p>
          </table:table-cell>
          <table:table-cell office:value-type="float" office:value="2.71457" calcext:value-type="float">
            <text:p>2.71457</text:p>
          </table:table-cell>
          <table:table-cell office:value-type="float" office:value="3.08633" calcext:value-type="float">
            <text:p>3.08633</text:p>
          </table:table-cell>
          <table:table-cell office:value-type="float" office:value="2.82609" calcext:value-type="float">
            <text:p>2.82609</text:p>
          </table:table-cell>
          <table:table-cell office:value-type="float" office:value="3.78937" calcext:value-type="float">
            <text:p>3.78937</text:p>
          </table:table-cell>
          <table:table-cell office:value-type="float" office:value="3.91991" calcext:value-type="float">
            <text:p>3.91991</text:p>
          </table:table-cell>
          <table:table-cell office:value-type="float" office:value="3.86695" calcext:value-type="float">
            <text:p>3.86695</text:p>
          </table:table-cell>
          <table:table-cell office:value-type="float" office:value="4.66794" calcext:value-type="float">
            <text:p>4.66794</text:p>
          </table:table-cell>
          <table:table-cell office:value-type="float" office:value="3.69926" calcext:value-type="float">
            <text:p>3.69926</text:p>
          </table:table-cell>
          <table:table-cell office:value-type="float" office:value="3.29375" calcext:value-type="float">
            <text:p>3.29375</text:p>
          </table:table-cell>
          <table:table-cell office:value-type="float" office:value="3.56183" calcext:value-type="float">
            <text:p>3.56183</text:p>
          </table:table-cell>
          <table:table-cell office:value-type="float" office:value="17.7914" calcext:value-type="float">
            <text:p>17.7914</text:p>
          </table:table-cell>
          <table:table-cell office:value-type="float" office:value="3.60459" calcext:value-type="float">
            <text:p>3.60459</text:p>
          </table:table-cell>
          <table:table-cell office:value-type="float" office:value="3.76273" calcext:value-type="float">
            <text:p>3.76273</text:p>
          </table:table-cell>
          <table:table-cell table:number-columns-repeated="6" office:value-type="float" office:value="3.54875" calcext:value-type="float">
            <text:p>3.5487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48:</text:p>
          </table:table-cell>
          <table:table-cell office:value-type="float" office:value="9.43388" calcext:value-type="float">
            <text:p>9.43388</text:p>
          </table:table-cell>
          <table:table-cell office:value-type="string" calcext:value-type="string">
            <text:p>-</text:p>
          </table:table-cell>
          <table:table-cell office:value-type="float" office:value="9.60055" calcext:value-type="float">
            <text:p>9.60055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3.80042" calcext:value-type="float">
            <text:p>3.80042</text:p>
          </table:table-cell>
          <table:table-cell office:value-type="float" office:value="0.498915" calcext:value-type="float">
            <text:p>0.498915</text:p>
          </table:table-cell>
          <table:table-cell office:value-type="float" office:value="1.78803" calcext:value-type="float">
            <text:p>1.78803</text:p>
          </table:table-cell>
          <table:table-cell office:value-type="float" office:value="0.310942" calcext:value-type="float">
            <text:p>0.310942</text:p>
          </table:table-cell>
          <table:table-cell office:value-type="float" office:value="0.570064" calcext:value-type="float">
            <text:p>0.570064</text:p>
          </table:table-cell>
          <table:table-cell office:value-type="float" office:value="0.897426" calcext:value-type="float">
            <text:p>0.897426</text:p>
          </table:table-cell>
          <table:table-cell office:value-type="float" office:value="2.43294" calcext:value-type="float">
            <text:p>2.43294</text:p>
          </table:table-cell>
          <table:table-cell office:value-type="float" office:value="0.582598" calcext:value-type="float">
            <text:p>0.582598</text:p>
          </table:table-cell>
          <table:table-cell office:value-type="float" office:value="4.15949" calcext:value-type="float">
            <text:p>4.15949</text:p>
          </table:table-cell>
          <table:table-cell office:value-type="float" office:value="2.43294" calcext:value-type="float">
            <text:p>2.43294</text:p>
          </table:table-cell>
          <table:table-cell office:value-type="float" office:value="0.29016" calcext:value-type="float">
            <text:p>0.29016</text:p>
          </table:table-cell>
          <table:table-cell office:value-type="float" office:value="2.0369" calcext:value-type="float">
            <text:p>2.0369</text:p>
          </table:table-cell>
          <table:table-cell office:value-type="float" office:value="3.80042" calcext:value-type="float">
            <text:p>3.80042</text:p>
          </table:table-cell>
          <table:table-cell office:value-type="float" office:value="2.36328" calcext:value-type="float">
            <text:p>2.36328</text:p>
          </table:table-cell>
          <table:table-cell office:value-type="float" office:value="2.32073" calcext:value-type="float">
            <text:p>2.32073</text:p>
          </table:table-cell>
          <table:table-cell office:value-type="float" office:value="0.181685" calcext:value-type="float">
            <text:p>0.181685</text:p>
          </table:table-cell>
          <table:table-cell office:value-type="float" office:value="1.25651" calcext:value-type="float">
            <text:p>1.25651</text:p>
          </table:table-cell>
          <table:table-cell office:value-type="float" office:value="1.54122" calcext:value-type="float">
            <text:p>1.54122</text:p>
          </table:table-cell>
          <table:table-cell office:value-type="float" office:value="0.582598" calcext:value-type="float">
            <text:p>0.582598</text:p>
          </table:table-cell>
          <table:table-cell office:value-type="float" office:value="1.58365" calcext:value-type="float">
            <text:p>1.58365</text:p>
          </table:table-cell>
          <table:table-cell office:value-type="float" office:value="0.667817" calcext:value-type="float">
            <text:p>0.667817</text:p>
          </table:table-cell>
          <table:table-cell office:value-type="float" office:value="0.851454" calcext:value-type="float">
            <text:p>0.851454</text:p>
          </table:table-cell>
          <table:table-cell office:value-type="float" office:value="0.201888" calcext:value-type="float">
            <text:p>0.201888</text:p>
          </table:table-cell>
          <table:table-cell office:value-type="float" office:value="0.65983" calcext:value-type="float">
            <text:p>0.65983</text:p>
          </table:table-cell>
          <table:table-cell office:value-type="float" office:value="1.12916" calcext:value-type="float">
            <text:p>1.12916</text:p>
          </table:table-cell>
          <table:table-cell office:value-type="float" office:value="19.208" calcext:value-type="float">
            <text:p>19.208</text:p>
          </table:table-cell>
          <table:table-cell office:value-type="float" office:value="3.04074" calcext:value-type="float">
            <text:p>3.04074</text:p>
          </table:table-cell>
          <table:table-cell office:value-type="float" office:value="0.667817" calcext:value-type="float">
            <text:p>0.667817</text:p>
          </table:table-cell>
          <table:table-cell office:value-type="float" office:value="0.653817" calcext:value-type="float">
            <text:p>0.653817</text:p>
          </table:table-cell>
          <table:table-cell office:value-type="float" office:value="1.10435" calcext:value-type="float">
            <text:p>1.10435</text:p>
          </table:table-cell>
          <table:table-cell office:value-type="float" office:value="4.29802" calcext:value-type="float">
            <text:p>4.29802</text:p>
          </table:table-cell>
          <table:table-cell office:value-type="float" office:value="2.00465" calcext:value-type="float">
            <text:p>2.00465</text:p>
          </table:table-cell>
          <table:table-cell office:value-type="float" office:value="0.93966" calcext:value-type="float">
            <text:p>0.93966</text:p>
          </table:table-cell>
          <table:table-cell office:value-type="float" office:value="1.03495" calcext:value-type="float">
            <text:p>1.03495</text:p>
          </table:table-cell>
          <table:table-cell office:value-type="float" office:value="0.814174" calcext:value-type="float">
            <text:p>0.814174</text:p>
          </table:table-cell>
          <table:table-cell office:value-type="float" office:value="0.469646" calcext:value-type="float">
            <text:p>0.469646</text:p>
          </table:table-cell>
          <table:table-cell office:value-type="float" office:value="1.38433" calcext:value-type="float">
            <text:p>1.38433</text:p>
          </table:table-cell>
          <table:table-cell office:value-type="float" office:value="0.768657" calcext:value-type="float">
            <text:p>0.768657</text:p>
          </table:table-cell>
          <table:table-cell office:value-type="float" office:value="19.1312" calcext:value-type="float">
            <text:p>19.1312</text:p>
          </table:table-cell>
          <table:table-cell office:value-type="float" office:value="1.38433" calcext:value-type="float">
            <text:p>1.38433</text:p>
          </table:table-cell>
          <table:table-cell office:value-type="float" office:value="1.0819" calcext:value-type="float">
            <text:p>1.0819</text:p>
          </table:table-cell>
          <table:table-cell office:value-type="float" office:value="0.529179" calcext:value-type="float">
            <text:p>0.529179</text:p>
          </table:table-cell>
          <table:table-cell office:value-type="float" office:value="4.29802" calcext:value-type="float">
            <text:p>4.29802</text:p>
          </table:table-cell>
          <table:table-cell office:value-type="float" office:value="2.36375" calcext:value-type="float">
            <text:p>2.36375</text:p>
          </table:table-cell>
          <table:table-cell office:value-type="float" office:value="2.79406" calcext:value-type="float">
            <text:p>2.79406</text:p>
          </table:table-cell>
          <table:table-cell office:value-type="float" office:value="0" calcext:value-type="float">
            <text:p>0</text:p>
          </table:table-cell>
          <table:table-cell office:value-type="float" office:value="1.28421" calcext:value-type="float">
            <text:p>1.28421</text:p>
          </table:table-cell>
          <table:table-cell office:value-type="float" office:value="1.60696" calcext:value-type="float">
            <text:p>1.60696</text:p>
          </table:table-cell>
          <table:table-cell office:value-type="float" office:value="0.768657" calcext:value-type="float">
            <text:p>0.768657</text:p>
          </table:table-cell>
          <table:table-cell office:value-type="float" office:value="2.14048" calcext:value-type="float">
            <text:p>2.14048</text:p>
          </table:table-cell>
          <table:table-cell office:value-type="float" office:value="1.14658" calcext:value-type="float">
            <text:p>1.14658</text:p>
          </table:table-cell>
          <table:table-cell office:value-type="float" office:value="0.721759" calcext:value-type="float">
            <text:p>0.721759</text:p>
          </table:table-cell>
          <table:table-cell office:value-type="float" office:value="0.634536" calcext:value-type="float">
            <text:p>0.634536</text:p>
          </table:table-cell>
          <table:table-cell office:value-type="float" office:value="0.867995" calcext:value-type="float">
            <text:p>0.867995</text:p>
          </table:table-cell>
          <table:table-cell office:value-type="float" office:value="0.258818" calcext:value-type="float">
            <text:p>0.258818</text:p>
          </table:table-cell>
          <table:table-cell office:value-type="float" office:value="0.407681" calcext:value-type="float">
            <text:p>0.407681</text:p>
          </table:table-cell>
          <table:table-cell office:value-type="float" office:value="2.36328" calcext:value-type="float">
            <text:p>2.36328</text:p>
          </table:table-cell>
          <table:table-cell office:value-type="float" office:value="1.14658" calcext:value-type="float">
            <text:p>1.14658</text:p>
          </table:table-cell>
          <table:table-cell office:value-type="float" office:value="0.586724" calcext:value-type="float">
            <text:p>0.586724</text:p>
          </table:table-cell>
          <table:table-cell office:value-type="float" office:value="0.276293" calcext:value-type="float">
            <text:p>0.276293</text:p>
          </table:table-cell>
          <table:table-cell office:value-type="float" office:value="1.48285" calcext:value-type="float">
            <text:p>1.48285</text:p>
          </table:table-cell>
          <table:table-cell office:value-type="float" office:value="2.57182" calcext:value-type="float">
            <text:p>2.57182</text:p>
          </table:table-cell>
          <table:table-cell office:value-type="float" office:value="1.1142" calcext:value-type="float">
            <text:p>1.1142</text:p>
          </table:table-cell>
          <table:table-cell office:value-type="float" office:value="12.5651" calcext:value-type="float">
            <text:p>12.5651</text:p>
          </table:table-cell>
          <table:table-cell office:value-type="float" office:value="0.334435" calcext:value-type="float">
            <text:p>0.334435</text:p>
          </table:table-cell>
          <table:table-cell office:value-type="float" office:value="0.954304" calcext:value-type="float">
            <text:p>0.954304</text:p>
          </table:table-cell>
          <table:table-cell office:value-type="float" office:value="2.57182" calcext:value-type="float">
            <text:p>2.57182</text:p>
          </table:table-cell>
          <table:table-cell office:value-type="float" office:value="1.85583" calcext:value-type="float">
            <text:p>1.85583</text:p>
          </table:table-cell>
          <table:table-cell office:value-type="float" office:value="1.98477" calcext:value-type="float">
            <text:p>1.98477</text:p>
          </table:table-cell>
          <table:table-cell office:value-type="float" office:value="1.05858" calcext:value-type="float">
            <text:p>1.05858</text:p>
          </table:table-cell>
          <table:table-cell office:value-type="float" office:value="2.02578" calcext:value-type="float">
            <text:p>2.02578</text:p>
          </table:table-cell>
          <table:table-cell office:value-type="float" office:value="1.06389" calcext:value-type="float">
            <text:p>1.06389</text:p>
          </table:table-cell>
          <table:table-cell office:value-type="float" office:value="2.37965" calcext:value-type="float">
            <text:p>2.37965</text:p>
          </table:table-cell>
          <table:table-cell office:value-type="float" office:value="1.1142" calcext:value-type="float">
            <text:p>1.1142</text:p>
          </table:table-cell>
          <table:table-cell office:value-type="float" office:value="2.21131" calcext:value-type="float">
            <text:p>2.21131</text:p>
          </table:table-cell>
          <table:table-cell office:value-type="float" office:value="12.5651" calcext:value-type="float">
            <text:p>12.5651</text:p>
          </table:table-cell>
          <table:table-cell office:value-type="float" office:value="0.17586" calcext:value-type="float">
            <text:p>0.17586</text:p>
          </table:table-cell>
          <table:table-cell office:value-type="float" office:value="2.30142" calcext:value-type="float">
            <text:p>2.30142</text:p>
          </table:table-cell>
          <table:table-cell office:value-type="float" office:value="2.05423" calcext:value-type="float">
            <text:p>2.05423</text:p>
          </table:table-cell>
          <table:table-cell office:value-type="float" office:value="1.05545" calcext:value-type="float">
            <text:p>1.05545</text:p>
          </table:table-cell>
          <table:table-cell office:value-type="float" office:value="19.4032" calcext:value-type="float">
            <text:p>19.4032</text:p>
          </table:table-cell>
          <table:table-cell office:value-type="float" office:value="4.79931" calcext:value-type="float">
            <text:p>4.79931</text:p>
          </table:table-cell>
          <table:table-cell office:value-type="float" office:value="1.11218" calcext:value-type="float">
            <text:p>1.11218</text:p>
          </table:table-cell>
          <table:table-cell office:value-type="float" office:value="2.15378" calcext:value-type="float">
            <text:p>2.15378</text:p>
          </table:table-cell>
          <table:table-cell office:value-type="float" office:value="1.05858" calcext:value-type="float">
            <text:p>1.05858</text:p>
          </table:table-cell>
          <table:table-cell office:value-type="float" office:value="0.172989" calcext:value-type="float">
            <text:p>0.172989</text:p>
          </table:table-cell>
          <table:table-cell office:value-type="float" office:value="0.812172" calcext:value-type="float">
            <text:p>0.812172</text:p>
          </table:table-cell>
          <table:table-cell office:value-type="float" office:value="19.0877" calcext:value-type="float">
            <text:p>19.0877</text:p>
          </table:table-cell>
          <table:table-cell office:value-type="float" office:value="2.43395" calcext:value-type="float">
            <text:p>2.43395</text:p>
          </table:table-cell>
          <table:table-cell office:value-type="float" office:value="1.90252" calcext:value-type="float">
            <text:p>1.90252</text:p>
          </table:table-cell>
          <table:table-cell office:value-type="float" office:value="1.64476" calcext:value-type="float">
            <text:p>1.64476</text:p>
          </table:table-cell>
          <table:table-cell office:value-type="float" office:value="2.57182" calcext:value-type="float">
            <text:p>2.57182</text:p>
          </table:table-cell>
          <table:table-cell office:value-type="float" office:value="0.635009" calcext:value-type="float">
            <text:p>0.635009</text:p>
          </table:table-cell>
          <table:table-cell office:value-type="float" office:value="12.4818" calcext:value-type="float">
            <text:p>12.4818</text:p>
          </table:table-cell>
          <table:table-cell office:value-type="float" office:value="1.64953" calcext:value-type="float">
            <text:p>1.64953</text:p>
          </table:table-cell>
          <table:table-cell office:value-type="float" office:value="1.56921" calcext:value-type="float">
            <text:p>1.56921</text:p>
          </table:table-cell>
          <table:table-cell office:value-type="float" office:value="2.57182" calcext:value-type="float">
            <text:p>2.57182</text:p>
          </table:table-cell>
          <table:table-cell office:value-type="float" office:value="1.55432" calcext:value-type="float">
            <text:p>1.55432</text:p>
          </table:table-cell>
          <table:table-cell office:value-type="float" office:value="2.00202" calcext:value-type="float">
            <text:p>2.00202</text:p>
          </table:table-cell>
          <table:table-cell office:value-type="float" office:value="0.965311" calcext:value-type="float">
            <text:p>0.965311</text:p>
          </table:table-cell>
          <table:table-cell office:value-type="float" office:value="0.334923" calcext:value-type="float">
            <text:p>0.334923</text:p>
          </table:table-cell>
          <table:table-cell office:value-type="float" office:value="1.05858" calcext:value-type="float">
            <text:p>1.05858</text:p>
          </table:table-cell>
          <table:table-cell office:value-type="float" office:value="2.30522" calcext:value-type="float">
            <text:p>2.30522</text:p>
          </table:table-cell>
          <table:table-cell office:value-type="float" office:value="0.635009" calcext:value-type="float">
            <text:p>0.635009</text:p>
          </table:table-cell>
          <table:table-cell office:value-type="float" office:value="2.20943" calcext:value-type="float">
            <text:p>2.20943</text:p>
          </table:table-cell>
          <table:table-cell office:value-type="float" office:value="12.4818" calcext:value-type="float">
            <text:p>12.4818</text:p>
          </table:table-cell>
          <table:table-cell office:value-type="float" office:value="0.335656" calcext:value-type="float">
            <text:p>0.335656</text:p>
          </table:table-cell>
          <table:table-cell office:value-type="float" office:value="0.94279" calcext:value-type="float">
            <text:p>0.94279</text:p>
          </table:table-cell>
          <table:table-cell office:value-type="float" office:value="1.42895" calcext:value-type="float">
            <text:p>1.42895</text:p>
          </table:table-cell>
          <table:table-cell office:value-type="float" office:value="0.283212" calcext:value-type="float">
            <text:p>0.283212</text:p>
          </table:table-cell>
          <table:table-cell office:value-type="float" office:value="1.01487" calcext:value-type="float">
            <text:p>1.01487</text:p>
          </table:table-cell>
          <table:table-cell office:value-type="float" office:value="5.48524" calcext:value-type="float">
            <text:p>5.48524</text:p>
          </table:table-cell>
          <table:table-cell office:value-type="float" office:value="1.17098" calcext:value-type="float">
            <text:p>1.17098</text:p>
          </table:table-cell>
          <table:table-cell office:value-type="float" office:value="2.30401" calcext:value-type="float">
            <text:p>2.30401</text:p>
          </table:table-cell>
          <table:table-cell office:value-type="float" office:value="0.965311" calcext:value-type="float">
            <text:p>0.965311</text:p>
          </table:table-cell>
          <table:table-cell office:value-type="float" office:value="4.78189" calcext:value-type="float">
            <text:p>4.78189</text:p>
          </table:table-cell>
          <table:table-cell office:value-type="float" office:value="0.812172" calcext:value-type="float">
            <text:p>0.812172</text:p>
          </table:table-cell>
          <table:table-cell office:value-type="float" office:value="19.7065" calcext:value-type="float">
            <text:p>19.7065</text:p>
          </table:table-cell>
          <table:table-cell office:value-type="float" office:value="1.62342" calcext:value-type="float">
            <text:p>1.62342</text:p>
          </table:table-cell>
          <table:table-cell office:value-type="float" office:value="0.975607" calcext:value-type="float">
            <text:p>0.975607</text:p>
          </table:table-cell>
          <table:table-cell table:number-columns-repeated="6" office:value-type="float" office:value="4.1767" calcext:value-type="float">
            <text:p>4.176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49:</text:p>
          </table:table-cell>
          <table:table-cell office:value-type="float" office:value="11.9495" calcext:value-type="float">
            <text:p>11.9495</text:p>
          </table:table-cell>
          <table:table-cell office:value-type="string" calcext:value-type="string">
            <text:p>-</text:p>
          </table:table-cell>
          <table:table-cell office:value-type="float" office:value="12.1162" calcext:value-type="float">
            <text:p>12.1162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2.55781" calcext:value-type="float">
            <text:p>2.55781</text:p>
          </table:table-cell>
          <table:table-cell office:value-type="float" office:value="1.78278" calcext:value-type="float">
            <text:p>1.78278</text:p>
          </table:table-cell>
          <table:table-cell office:value-type="float" office:value="2.36778" calcext:value-type="float">
            <text:p>2.36778</text:p>
          </table:table-cell>
          <table:table-cell office:value-type="float" office:value="1.3771" calcext:value-type="float">
            <text:p>1.3771</text:p>
          </table:table-cell>
          <table:table-cell office:value-type="float" office:value="1.00842" calcext:value-type="float">
            <text:p>1.00842</text:p>
          </table:table-cell>
          <table:table-cell office:value-type="float" office:value="2.15294" calcext:value-type="float">
            <text:p>2.15294</text:p>
          </table:table-cell>
          <table:table-cell office:value-type="float" office:value="3.18083" calcext:value-type="float">
            <text:p>3.18083</text:p>
          </table:table-cell>
          <table:table-cell office:value-type="float" office:value="1.58766" calcext:value-type="float">
            <text:p>1.58766</text:p>
          </table:table-cell>
          <table:table-cell office:value-type="float" office:value="3.11528" calcext:value-type="float">
            <text:p>3.11528</text:p>
          </table:table-cell>
          <table:table-cell office:value-type="float" office:value="3.18083" calcext:value-type="float">
            <text:p>3.18083</text:p>
          </table:table-cell>
          <table:table-cell office:value-type="float" office:value="1.27221" calcext:value-type="float">
            <text:p>1.27221</text:p>
          </table:table-cell>
          <table:table-cell office:value-type="float" office:value="2.854" calcext:value-type="float">
            <text:p>2.854</text:p>
          </table:table-cell>
          <table:table-cell office:value-type="float" office:value="2.55781" calcext:value-type="float">
            <text:p>2.55781</text:p>
          </table:table-cell>
          <table:table-cell office:value-type="float" office:value="3.49526" calcext:value-type="float">
            <text:p>3.49526</text:p>
          </table:table-cell>
          <table:table-cell office:value-type="float" office:value="1.05874" calcext:value-type="float">
            <text:p>1.05874</text:p>
          </table:table-cell>
          <table:table-cell office:value-type="float" office:value="1.28916" calcext:value-type="float">
            <text:p>1.28916</text:p>
          </table:table-cell>
          <table:table-cell office:value-type="float" office:value="0.417886" calcext:value-type="float">
            <text:p>0.417886</text:p>
          </table:table-cell>
          <table:table-cell office:value-type="float" office:value="2.72299" calcext:value-type="float">
            <text:p>2.72299</text:p>
          </table:table-cell>
          <table:table-cell office:value-type="float" office:value="1.58766" calcext:value-type="float">
            <text:p>1.58766</text:p>
          </table:table-cell>
          <table:table-cell office:value-type="float" office:value="1.40972" calcext:value-type="float">
            <text:p>1.40972</text:p>
          </table:table-cell>
          <table:table-cell office:value-type="float" office:value="1.84799" calcext:value-type="float">
            <text:p>1.84799</text:p>
          </table:table-cell>
          <table:table-cell office:value-type="float" office:value="2.13058" calcext:value-type="float">
            <text:p>2.13058</text:p>
          </table:table-cell>
          <table:table-cell office:value-type="float" office:value="1.48205" calcext:value-type="float">
            <text:p>1.48205</text:p>
          </table:table-cell>
          <table:table-cell office:value-type="float" office:value="1.94294" calcext:value-type="float">
            <text:p>1.94294</text:p>
          </table:table-cell>
          <table:table-cell office:value-type="float" office:value="0.935665" calcext:value-type="float">
            <text:p>0.935665</text:p>
          </table:table-cell>
          <table:table-cell office:value-type="float" office:value="19.3858" calcext:value-type="float">
            <text:p>19.3858</text:p>
          </table:table-cell>
          <table:table-cell office:value-type="float" office:value="1.91922" calcext:value-type="float">
            <text:p>1.91922</text:p>
          </table:table-cell>
          <table:table-cell office:value-type="float" office:value="1.84799" calcext:value-type="float">
            <text:p>1.84799</text:p>
          </table:table-cell>
          <table:table-cell office:value-type="float" office:value="1.63702" calcext:value-type="float">
            <text:p>1.63702</text:p>
          </table:table-cell>
          <table:table-cell office:value-type="float" office:value="2.37808" calcext:value-type="float">
            <text:p>2.37808</text:p>
          </table:table-cell>
          <table:table-cell office:value-type="float" office:value="3.03475" calcext:value-type="float">
            <text:p>3.03475</text:p>
          </table:table-cell>
          <table:table-cell office:value-type="float" office:value="2.65081" calcext:value-type="float">
            <text:p>2.65081</text:p>
          </table:table-cell>
          <table:table-cell office:value-type="float" office:value="2.13901" calcext:value-type="float">
            <text:p>2.13901</text:p>
          </table:table-cell>
          <table:table-cell office:value-type="float" office:value="2.29943" calcext:value-type="float">
            <text:p>2.29943</text:p>
          </table:table-cell>
          <table:table-cell office:value-type="float" office:value="2.0917" calcext:value-type="float">
            <text:p>2.0917</text:p>
          </table:table-cell>
          <table:table-cell office:value-type="float" office:value="1.72906" calcext:value-type="float">
            <text:p>1.72906</text:p>
          </table:table-cell>
          <table:table-cell office:value-type="float" office:value="2.66808" calcext:value-type="float">
            <text:p>2.66808</text:p>
          </table:table-cell>
          <table:table-cell office:value-type="float" office:value="2.04816" calcext:value-type="float">
            <text:p>2.04816</text:p>
          </table:table-cell>
          <table:table-cell office:value-type="float" office:value="18.1251" calcext:value-type="float">
            <text:p>18.1251</text:p>
          </table:table-cell>
          <table:table-cell office:value-type="float" office:value="2.66808" calcext:value-type="float">
            <text:p>2.66808</text:p>
          </table:table-cell>
          <table:table-cell office:value-type="float" office:value="2.28303" calcext:value-type="float">
            <text:p>2.28303</text:p>
          </table:table-cell>
          <table:table-cell office:value-type="float" office:value="1.7215" calcext:value-type="float">
            <text:p>1.7215</text:p>
          </table:table-cell>
          <table:table-cell office:value-type="float" office:value="3.03475" calcext:value-type="float">
            <text:p>3.03475</text:p>
          </table:table-cell>
          <table:table-cell office:value-type="float" office:value="3.49387" calcext:value-type="float">
            <text:p>3.49387</text:p>
          </table:table-cell>
          <table:table-cell office:value-type="float" office:value="1.53225" calcext:value-type="float">
            <text:p>1.53225</text:p>
          </table:table-cell>
          <table:table-cell office:value-type="float" office:value="1.28421" calcext:value-type="float">
            <text:p>1.28421</text:p>
          </table:table-cell>
          <table:table-cell office:value-type="float" office:value="0" calcext:value-type="float">
            <text:p>0</text:p>
          </table:table-cell>
          <table:table-cell office:value-type="float" office:value="2.88242" calcext:value-type="float">
            <text:p>2.88242</text:p>
          </table:table-cell>
          <table:table-cell office:value-type="float" office:value="2.04816" calcext:value-type="float">
            <text:p>2.04816</text:p>
          </table:table-cell>
          <table:table-cell office:value-type="float" office:value="2.0632" calcext:value-type="float">
            <text:p>2.0632</text:p>
          </table:table-cell>
          <table:table-cell office:value-type="float" office:value="2.32438" calcext:value-type="float">
            <text:p>2.32438</text:p>
          </table:table-cell>
          <table:table-cell office:value-type="float" office:value="2.00433" calcext:value-type="float">
            <text:p>2.00433</text:p>
          </table:table-cell>
          <table:table-cell office:value-type="float" office:value="1.82319" calcext:value-type="float">
            <text:p>1.82319</text:p>
          </table:table-cell>
          <table:table-cell office:value-type="float" office:value="1.83096" calcext:value-type="float">
            <text:p>1.83096</text:p>
          </table:table-cell>
          <table:table-cell office:value-type="float" office:value="1.54298" calcext:value-type="float">
            <text:p>1.54298</text:p>
          </table:table-cell>
          <table:table-cell office:value-type="float" office:value="1.28442" calcext:value-type="float">
            <text:p>1.28442</text:p>
          </table:table-cell>
          <table:table-cell office:value-type="float" office:value="3.49526" calcext:value-type="float">
            <text:p>3.49526</text:p>
          </table:table-cell>
          <table:table-cell office:value-type="float" office:value="2.32438" calcext:value-type="float">
            <text:p>2.32438</text:p>
          </table:table-cell>
          <table:table-cell office:value-type="float" office:value="1.84795" calcext:value-type="float">
            <text:p>1.84795</text:p>
          </table:table-cell>
          <table:table-cell office:value-type="float" office:value="1.02333" calcext:value-type="float">
            <text:p>1.02333</text:p>
          </table:table-cell>
          <table:table-cell office:value-type="float" office:value="2.73533" calcext:value-type="float">
            <text:p>2.73533</text:p>
          </table:table-cell>
          <table:table-cell office:value-type="float" office:value="1.47776" calcext:value-type="float">
            <text:p>1.47776</text:p>
          </table:table-cell>
          <table:table-cell office:value-type="float" office:value="2.258" calcext:value-type="float">
            <text:p>2.258</text:p>
          </table:table-cell>
          <table:table-cell office:value-type="float" office:value="11.6067" calcext:value-type="float">
            <text:p>11.6067</text:p>
          </table:table-cell>
          <table:table-cell office:value-type="float" office:value="1.02772" calcext:value-type="float">
            <text:p>1.02772</text:p>
          </table:table-cell>
          <table:table-cell office:value-type="float" office:value="1.55912" calcext:value-type="float">
            <text:p>1.55912</text:p>
          </table:table-cell>
          <table:table-cell office:value-type="float" office:value="1.47776" calcext:value-type="float">
            <text:p>1.47776</text:p>
          </table:table-cell>
          <table:table-cell office:value-type="float" office:value="2.53472" calcext:value-type="float">
            <text:p>2.53472</text:p>
          </table:table-cell>
          <table:table-cell office:value-type="float" office:value="1.8938" calcext:value-type="float">
            <text:p>1.8938</text:p>
          </table:table-cell>
          <table:table-cell office:value-type="float" office:value="2.26419" calcext:value-type="float">
            <text:p>2.26419</text:p>
          </table:table-cell>
          <table:table-cell office:value-type="float" office:value="2.87754" calcext:value-type="float">
            <text:p>2.87754</text:p>
          </table:table-cell>
          <table:table-cell office:value-type="float" office:value="2.27203" calcext:value-type="float">
            <text:p>2.27203</text:p>
          </table:table-cell>
          <table:table-cell office:value-type="float" office:value="3.29328" calcext:value-type="float">
            <text:p>3.29328</text:p>
          </table:table-cell>
          <table:table-cell office:value-type="float" office:value="2.258" calcext:value-type="float">
            <text:p>2.258</text:p>
          </table:table-cell>
          <table:table-cell office:value-type="float" office:value="3.25695" calcext:value-type="float">
            <text:p>3.25695</text:p>
          </table:table-cell>
          <table:table-cell office:value-type="float" office:value="11.6067" calcext:value-type="float">
            <text:p>11.6067</text:p>
          </table:table-cell>
          <table:table-cell office:value-type="float" office:value="1.45828" calcext:value-type="float">
            <text:p>1.45828</text:p>
          </table:table-cell>
          <table:table-cell office:value-type="float" office:value="3.41866" calcext:value-type="float">
            <text:p>3.41866</text:p>
          </table:table-cell>
          <table:table-cell office:value-type="float" office:value="1.50499" calcext:value-type="float">
            <text:p>1.50499</text:p>
          </table:table-cell>
          <table:table-cell office:value-type="float" office:value="2.33553" calcext:value-type="float">
            <text:p>2.33553</text:p>
          </table:table-cell>
          <table:table-cell office:value-type="float" office:value="19.5859" calcext:value-type="float">
            <text:p>19.5859</text:p>
          </table:table-cell>
          <table:table-cell office:value-type="float" office:value="4.09461" calcext:value-type="float">
            <text:p>4.09461</text:p>
          </table:table-cell>
          <table:table-cell office:value-type="float" office:value="2.37385" calcext:value-type="float">
            <text:p>2.37385</text:p>
          </table:table-cell>
          <table:table-cell office:value-type="float" office:value="3.37523" calcext:value-type="float">
            <text:p>3.37523</text:p>
          </table:table-cell>
          <table:table-cell office:value-type="float" office:value="2.26419" calcext:value-type="float">
            <text:p>2.26419</text:p>
          </table:table-cell>
          <table:table-cell office:value-type="float" office:value="1.3448" calcext:value-type="float">
            <text:p>1.3448</text:p>
          </table:table-cell>
          <table:table-cell office:value-type="float" office:value="2.03092" calcext:value-type="float">
            <text:p>2.03092</text:p>
          </table:table-cell>
          <table:table-cell office:value-type="float" office:value="18.0822" calcext:value-type="float">
            <text:p>18.0822</text:p>
          </table:table-cell>
          <table:table-cell office:value-type="float" office:value="3.42877" calcext:value-type="float">
            <text:p>3.42877</text:p>
          </table:table-cell>
          <table:table-cell office:value-type="float" office:value="3.17191" calcext:value-type="float">
            <text:p>3.17191</text:p>
          </table:table-cell>
          <table:table-cell office:value-type="float" office:value="2.91831" calcext:value-type="float">
            <text:p>2.91831</text:p>
          </table:table-cell>
          <table:table-cell office:value-type="float" office:value="1.47776" calcext:value-type="float">
            <text:p>1.47776</text:p>
          </table:table-cell>
          <table:table-cell office:value-type="float" office:value="1.6774" calcext:value-type="float">
            <text:p>1.6774</text:p>
          </table:table-cell>
          <table:table-cell office:value-type="float" office:value="11.527" calcext:value-type="float">
            <text:p>11.527</text:p>
          </table:table-cell>
          <table:table-cell office:value-type="float" office:value="1.83237" calcext:value-type="float">
            <text:p>1.83237</text:p>
          </table:table-cell>
          <table:table-cell office:value-type="float" office:value="2.63423" calcext:value-type="float">
            <text:p>2.63423</text:p>
          </table:table-cell>
          <table:table-cell office:value-type="float" office:value="1.47776" calcext:value-type="float">
            <text:p>1.47776</text:p>
          </table:table-cell>
          <table:table-cell office:value-type="float" office:value="2.16296" calcext:value-type="float">
            <text:p>2.16296</text:p>
          </table:table-cell>
          <table:table-cell office:value-type="float" office:value="1.05962" calcext:value-type="float">
            <text:p>1.05962</text:p>
          </table:table-cell>
          <table:table-cell office:value-type="float" office:value="2.16718" calcext:value-type="float">
            <text:p>2.16718</text:p>
          </table:table-cell>
          <table:table-cell office:value-type="float" office:value="1.58718" calcext:value-type="float">
            <text:p>1.58718</text:p>
          </table:table-cell>
          <table:table-cell office:value-type="float" office:value="2.26419" calcext:value-type="float">
            <text:p>2.26419</text:p>
          </table:table-cell>
          <table:table-cell office:value-type="float" office:value="3.33086" calcext:value-type="float">
            <text:p>3.33086</text:p>
          </table:table-cell>
          <table:table-cell office:value-type="float" office:value="1.6774" calcext:value-type="float">
            <text:p>1.6774</text:p>
          </table:table-cell>
          <table:table-cell office:value-type="float" office:value="3.25751" calcext:value-type="float">
            <text:p>3.25751</text:p>
          </table:table-cell>
          <table:table-cell office:value-type="float" office:value="11.527" calcext:value-type="float">
            <text:p>11.527</text:p>
          </table:table-cell>
          <table:table-cell office:value-type="float" office:value="1.02623" calcext:value-type="float">
            <text:p>1.02623</text:p>
          </table:table-cell>
          <table:table-cell office:value-type="float" office:value="1.50208" calcext:value-type="float">
            <text:p>1.50208</text:p>
          </table:table-cell>
          <table:table-cell office:value-type="float" office:value="2.012" calcext:value-type="float">
            <text:p>2.012</text:p>
          </table:table-cell>
          <table:table-cell office:value-type="float" office:value="1.29423" calcext:value-type="float">
            <text:p>1.29423</text:p>
          </table:table-cell>
          <table:table-cell office:value-type="float" office:value="2.26095" calcext:value-type="float">
            <text:p>2.26095</text:p>
          </table:table-cell>
          <table:table-cell office:value-type="float" office:value="4.77431" calcext:value-type="float">
            <text:p>4.77431</text:p>
          </table:table-cell>
          <table:table-cell office:value-type="float" office:value="2.41745" calcext:value-type="float">
            <text:p>2.41745</text:p>
          </table:table-cell>
          <table:table-cell office:value-type="float" office:value="3.39234" calcext:value-type="float">
            <text:p>3.39234</text:p>
          </table:table-cell>
          <table:table-cell office:value-type="float" office:value="2.16718" calcext:value-type="float">
            <text:p>2.16718</text:p>
          </table:table-cell>
          <table:table-cell office:value-type="float" office:value="4.0771" calcext:value-type="float">
            <text:p>4.0771</text:p>
          </table:table-cell>
          <table:table-cell office:value-type="float" office:value="2.03092" calcext:value-type="float">
            <text:p>2.03092</text:p>
          </table:table-cell>
          <table:table-cell office:value-type="float" office:value="18.68" calcext:value-type="float">
            <text:p>18.68</text:p>
          </table:table-cell>
          <table:table-cell office:value-type="float" office:value="2.4487" calcext:value-type="float">
            <text:p>2.4487</text:p>
          </table:table-cell>
          <table:table-cell office:value-type="float" office:value="2.23867" calcext:value-type="float">
            <text:p>2.23867</text:p>
          </table:table-cell>
          <table:table-cell table:number-columns-repeated="6" office:value-type="float" office:value="3.47739" calcext:value-type="float">
            <text:p>3.4773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50:</text:p>
          </table:table-cell>
          <table:table-cell office:value-type="float" office:value="16.8785" calcext:value-type="float">
            <text:p>16.8785</text:p>
          </table:table-cell>
          <table:table-cell office:value-type="string" calcext:value-type="string">
            <text:p>-</text:p>
          </table:table-cell>
          <table:table-cell office:value-type="float" office:value="17.0452" calcext:value-type="float">
            <text:p>17.0452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office:value-type="float" office:value="5.40586" calcext:value-type="float">
            <text:p>5.40586</text:p>
          </table:table-cell>
          <table:table-cell office:value-type="float" office:value="1.12243" calcext:value-type="float">
            <text:p>1.12243</text:p>
          </table:table-cell>
          <table:table-cell office:value-type="float" office:value="2.39242" calcext:value-type="float">
            <text:p>2.39242</text:p>
          </table:table-cell>
          <table:table-cell office:value-type="float" office:value="1.62665" calcext:value-type="float">
            <text:p>1.62665</text:p>
          </table:table-cell>
          <table:table-cell office:value-type="float" office:value="1.96831" calcext:value-type="float">
            <text:p>1.96831</text:p>
          </table:table-cell>
          <table:table-cell office:value-type="float" office:value="0.915564" calcext:value-type="float">
            <text:p>0.915564</text:p>
          </table:table-cell>
          <table:table-cell office:value-type="float" office:value="2.05845" calcext:value-type="float">
            <text:p>2.05845</text:p>
          </table:table-cell>
          <table:table-cell office:value-type="float" office:value="1.59281" calcext:value-type="float">
            <text:p>1.59281</text:p>
          </table:table-cell>
          <table:table-cell office:value-type="float" office:value="5.50153" calcext:value-type="float">
            <text:p>5.50153</text:p>
          </table:table-cell>
          <table:table-cell office:value-type="float" office:value="2.05845" calcext:value-type="float">
            <text:p>2.05845</text:p>
          </table:table-cell>
          <table:table-cell office:value-type="float" office:value="1.71819" calcext:value-type="float">
            <text:p>1.71819</text:p>
          </table:table-cell>
          <table:table-cell office:value-type="float" office:value="1.70815" calcext:value-type="float">
            <text:p>1.70815</text:p>
          </table:table-cell>
          <table:table-cell office:value-type="float" office:value="5.40586" calcext:value-type="float">
            <text:p>5.40586</text:p>
          </table:table-cell>
          <table:table-cell office:value-type="float" office:value="1.1543" calcext:value-type="float">
            <text:p>1.1543</text:p>
          </table:table-cell>
          <table:table-cell office:value-type="float" office:value="3.89009" calcext:value-type="float">
            <text:p>3.89009</text:p>
          </table:table-cell>
          <table:table-cell office:value-type="float" office:value="1.59668" calcext:value-type="float">
            <text:p>1.59668</text:p>
          </table:table-cell>
          <table:table-cell office:value-type="float" office:value="2.85291" calcext:value-type="float">
            <text:p>2.85291</text:p>
          </table:table-cell>
          <table:table-cell office:value-type="float" office:value="1.07997" calcext:value-type="float">
            <text:p>1.07997</text:p>
          </table:table-cell>
          <table:table-cell office:value-type="float" office:value="1.59281" calcext:value-type="float">
            <text:p>1.59281</text:p>
          </table:table-cell>
          <table:table-cell office:value-type="float" office:value="2.66473" calcext:value-type="float">
            <text:p>2.66473</text:p>
          </table:table-cell>
          <table:table-cell office:value-type="float" office:value="1.26912" calcext:value-type="float">
            <text:p>1.26912</text:p>
          </table:table-cell>
          <table:table-cell office:value-type="float" office:value="0.755722" calcext:value-type="float">
            <text:p>0.755722</text:p>
          </table:table-cell>
          <table:table-cell office:value-type="float" office:value="1.4208" calcext:value-type="float">
            <text:p>1.4208</text:p>
          </table:table-cell>
          <table:table-cell office:value-type="float" office:value="0.975606" calcext:value-type="float">
            <text:p>0.975606</text:p>
          </table:table-cell>
          <table:table-cell office:value-type="float" office:value="2.44724" calcext:value-type="float">
            <text:p>2.44724</text:p>
          </table:table-cell>
          <table:table-cell office:value-type="float" office:value="19.3562" calcext:value-type="float">
            <text:p>19.3562</text:p>
          </table:table-cell>
          <table:table-cell office:value-type="float" office:value="4.48971" calcext:value-type="float">
            <text:p>4.48971</text:p>
          </table:table-cell>
          <table:table-cell office:value-type="float" office:value="1.26912" calcext:value-type="float">
            <text:p>1.26912</text:p>
          </table:table-cell>
          <table:table-cell office:value-type="float" office:value="1.60316" calcext:value-type="float">
            <text:p>1.60316</text:p>
          </table:table-cell>
          <table:table-cell office:value-type="float" office:value="0.679201" calcext:value-type="float">
            <text:p>0.679201</text:p>
          </table:table-cell>
          <table:table-cell office:value-type="float" office:value="5.90496" calcext:value-type="float">
            <text:p>5.90496</text:p>
          </table:table-cell>
          <table:table-cell office:value-type="float" office:value="1.98799" calcext:value-type="float">
            <text:p>1.98799</text:p>
          </table:table-cell>
          <table:table-cell office:value-type="float" office:value="1.0911" calcext:value-type="float">
            <text:p>1.0911</text:p>
          </table:table-cell>
          <table:table-cell office:value-type="float" office:value="0.588098" calcext:value-type="float">
            <text:p>0.588098</text:p>
          </table:table-cell>
          <table:table-cell office:value-type="float" office:value="0.87277" calcext:value-type="float">
            <text:p>0.87277</text:p>
          </table:table-cell>
          <table:table-cell office:value-type="float" office:value="1.22727" calcext:value-type="float">
            <text:p>1.22727</text:p>
          </table:table-cell>
          <table:table-cell office:value-type="float" office:value="0.28504" calcext:value-type="float">
            <text:p>0.28504</text:p>
          </table:table-cell>
          <table:table-cell office:value-type="float" office:value="0.900313" calcext:value-type="float">
            <text:p>0.900313</text:p>
          </table:table-cell>
          <table:table-cell office:value-type="float" office:value="20.561" calcext:value-type="float">
            <text:p>20.561</text:p>
          </table:table-cell>
          <table:table-cell office:value-type="float" office:value="0.28504" calcext:value-type="float">
            <text:p>0.28504</text:p>
          </table:table-cell>
          <table:table-cell office:value-type="float" office:value="1.03511" calcext:value-type="float">
            <text:p>1.03511</text:p>
          </table:table-cell>
          <table:table-cell office:value-type="float" office:value="1.18821" calcext:value-type="float">
            <text:p>1.18821</text:p>
          </table:table-cell>
          <table:table-cell office:value-type="float" office:value="5.90496" calcext:value-type="float">
            <text:p>5.90496</text:p>
          </table:table-cell>
          <table:table-cell office:value-type="float" office:value="1.16002" calcext:value-type="float">
            <text:p>1.16002</text:p>
          </table:table-cell>
          <table:table-cell office:value-type="float" office:value="4.35687" calcext:value-type="float">
            <text:p>4.35687</text:p>
          </table:table-cell>
          <table:table-cell office:value-type="float" office:value="1.60696" calcext:value-type="float">
            <text:p>1.60696</text:p>
          </table:table-cell>
          <table:table-cell office:value-type="float" office:value="2.88242" calcext:value-type="float">
            <text:p>2.88242</text:p>
          </table:table-cell>
          <table:table-cell office:value-type="float" office:value="0" calcext:value-type="float">
            <text:p>0</text:p>
          </table:table-cell>
          <table:table-cell office:value-type="float" office:value="0.900313" calcext:value-type="float">
            <text:p>0.900313</text:p>
          </table:table-cell>
          <table:table-cell office:value-type="float" office:value="2.93303" calcext:value-type="float">
            <text:p>2.93303</text:p>
          </table:table-cell>
          <table:table-cell office:value-type="float" office:value="1.09752" calcext:value-type="float">
            <text:p>1.09752</text:p>
          </table:table-cell>
          <table:table-cell office:value-type="float" office:value="0.922257" calcext:value-type="float">
            <text:p>0.922257</text:p>
          </table:table-cell>
          <table:table-cell office:value-type="float" office:value="1.26937" calcext:value-type="float">
            <text:p>1.26937</text:p>
          </table:table-cell>
          <table:table-cell office:value-type="float" office:value="1.59854" calcext:value-type="float">
            <text:p>1.59854</text:p>
          </table:table-cell>
          <table:table-cell office:value-type="float" office:value="1.35098" calcext:value-type="float">
            <text:p>1.35098</text:p>
          </table:table-cell>
          <table:table-cell office:value-type="float" office:value="1.77625" calcext:value-type="float">
            <text:p>1.77625</text:p>
          </table:table-cell>
          <table:table-cell office:value-type="float" office:value="1.1543" calcext:value-type="float">
            <text:p>1.1543</text:p>
          </table:table-cell>
          <table:table-cell office:value-type="float" office:value="1.09752" calcext:value-type="float">
            <text:p>1.09752</text:p>
          </table:table-cell>
          <table:table-cell office:value-type="float" office:value="1.12572" calcext:value-type="float">
            <text:p>1.12572</text:p>
          </table:table-cell>
          <table:table-cell office:value-type="float" office:value="1.88089" calcext:value-type="float">
            <text:p>1.88089</text:p>
          </table:table-cell>
          <table:table-cell office:value-type="float" office:value="0.258949" calcext:value-type="float">
            <text:p>0.258949</text:p>
          </table:table-cell>
          <table:table-cell office:value-type="float" office:value="4.02581" calcext:value-type="float">
            <text:p>4.02581</text:p>
          </table:table-cell>
          <table:table-cell office:value-type="float" office:value="1.20416" calcext:value-type="float">
            <text:p>1.20416</text:p>
          </table:table-cell>
          <table:table-cell office:value-type="float" office:value="13.97" calcext:value-type="float">
            <text:p>13.97</text:p>
          </table:table-cell>
          <table:table-cell office:value-type="float" office:value="1.91341" calcext:value-type="float">
            <text:p>1.91341</text:p>
          </table:table-cell>
          <table:table-cell office:value-type="float" office:value="2.03227" calcext:value-type="float">
            <text:p>2.03227</text:p>
          </table:table-cell>
          <table:table-cell office:value-type="float" office:value="4.02581" calcext:value-type="float">
            <text:p>4.02581</text:p>
          </table:table-cell>
          <table:table-cell office:value-type="float" office:value="1.86751" calcext:value-type="float">
            <text:p>1.86751</text:p>
          </table:table-cell>
          <table:table-cell office:value-type="float" office:value="2.84277" calcext:value-type="float">
            <text:p>2.84277</text:p>
          </table:table-cell>
          <table:table-cell office:value-type="float" office:value="1.02689" calcext:value-type="float">
            <text:p>1.02689</text:p>
          </table:table-cell>
          <table:table-cell office:value-type="float" office:value="1.6355" calcext:value-type="float">
            <text:p>1.6355</text:p>
          </table:table-cell>
          <table:table-cell office:value-type="float" office:value="1.01628" calcext:value-type="float">
            <text:p>1.01628</text:p>
          </table:table-cell>
          <table:table-cell office:value-type="float" office:value="1.70416" calcext:value-type="float">
            <text:p>1.70416</text:p>
          </table:table-cell>
          <table:table-cell office:value-type="float" office:value="1.20416" calcext:value-type="float">
            <text:p>1.20416</text:p>
          </table:table-cell>
          <table:table-cell office:value-type="float" office:value="1.29229" calcext:value-type="float">
            <text:p>1.29229</text:p>
          </table:table-cell>
          <table:table-cell office:value-type="float" office:value="13.97" calcext:value-type="float">
            <text:p>13.97</text:p>
          </table:table-cell>
          <table:table-cell office:value-type="float" office:value="1.44041" calcext:value-type="float">
            <text:p>1.44041</text:p>
          </table:table-cell>
          <table:table-cell office:value-type="float" office:value="1.15307" calcext:value-type="float">
            <text:p>1.15307</text:p>
          </table:table-cell>
          <table:table-cell office:value-type="float" office:value="3.24111" calcext:value-type="float">
            <text:p>3.24111</text:p>
          </table:table-cell>
          <table:table-cell office:value-type="float" office:value="0.657753" calcext:value-type="float">
            <text:p>0.657753</text:p>
          </table:table-cell>
          <table:table-cell office:value-type="float" office:value="19.544" calcext:value-type="float">
            <text:p>19.544</text:p>
          </table:table-cell>
          <table:table-cell office:value-type="float" office:value="5.79285" calcext:value-type="float">
            <text:p>5.79285</text:p>
          </table:table-cell>
          <table:table-cell office:value-type="float" office:value="0.519559" calcext:value-type="float">
            <text:p>0.519559</text:p>
          </table:table-cell>
          <table:table-cell office:value-type="float" office:value="0.704362" calcext:value-type="float">
            <text:p>0.704362</text:p>
          </table:table-cell>
          <table:table-cell office:value-type="float" office:value="1.02689" calcext:value-type="float">
            <text:p>1.02689</text:p>
          </table:table-cell>
          <table:table-cell office:value-type="float" office:value="1.59226" calcext:value-type="float">
            <text:p>1.59226</text:p>
          </table:table-cell>
          <table:table-cell office:value-type="float" office:value="1.09451" calcext:value-type="float">
            <text:p>1.09451</text:p>
          </table:table-cell>
          <table:table-cell office:value-type="float" office:value="20.5171" calcext:value-type="float">
            <text:p>20.5171</text:p>
          </table:table-cell>
          <table:table-cell office:value-type="float" office:value="1.55865" calcext:value-type="float">
            <text:p>1.55865</text:p>
          </table:table-cell>
          <table:table-cell office:value-type="float" office:value="0.303775" calcext:value-type="float">
            <text:p>0.303775</text:p>
          </table:table-cell>
          <table:table-cell office:value-type="float" office:value="0.0453901" calcext:value-type="float">
            <text:p>0.0453901</text:p>
          </table:table-cell>
          <table:table-cell office:value-type="float" office:value="4.02581" calcext:value-type="float">
            <text:p>4.02581</text:p>
          </table:table-cell>
          <table:table-cell office:value-type="float" office:value="1.52516" calcext:value-type="float">
            <text:p>1.52516</text:p>
          </table:table-cell>
          <table:table-cell office:value-type="float" office:value="13.8841" calcext:value-type="float">
            <text:p>13.8841</text:p>
          </table:table-cell>
          <table:table-cell office:value-type="float" office:value="2.7125" calcext:value-type="float">
            <text:p>2.7125</text:p>
          </table:table-cell>
          <table:table-cell office:value-type="float" office:value="1.4527" calcext:value-type="float">
            <text:p>1.4527</text:p>
          </table:table-cell>
          <table:table-cell office:value-type="float" office:value="4.02581" calcext:value-type="float">
            <text:p>4.02581</text:p>
          </table:table-cell>
          <table:table-cell office:value-type="float" office:value="1.86291" calcext:value-type="float">
            <text:p>1.86291</text:p>
          </table:table-cell>
          <table:table-cell office:value-type="float" office:value="3.42373" calcext:value-type="float">
            <text:p>3.42373</text:p>
          </table:table-cell>
          <table:table-cell office:value-type="float" office:value="1.07306" calcext:value-type="float">
            <text:p>1.07306</text:p>
          </table:table-cell>
          <table:table-cell office:value-type="float" office:value="1.35549" calcext:value-type="float">
            <text:p>1.35549</text:p>
          </table:table-cell>
          <table:table-cell office:value-type="float" office:value="1.02689" calcext:value-type="float">
            <text:p>1.02689</text:p>
          </table:table-cell>
          <table:table-cell office:value-type="float" office:value="1.4008" calcext:value-type="float">
            <text:p>1.4008</text:p>
          </table:table-cell>
          <table:table-cell office:value-type="float" office:value="1.52516" calcext:value-type="float">
            <text:p>1.52516</text:p>
          </table:table-cell>
          <table:table-cell office:value-type="float" office:value="1.28481" calcext:value-type="float">
            <text:p>1.28481</text:p>
          </table:table-cell>
          <table:table-cell office:value-type="float" office:value="13.8841" calcext:value-type="float">
            <text:p>13.8841</text:p>
          </table:table-cell>
          <table:table-cell office:value-type="float" office:value="1.86418" calcext:value-type="float">
            <text:p>1.86418</text:p>
          </table:table-cell>
          <table:table-cell office:value-type="float" office:value="1.83034" calcext:value-type="float">
            <text:p>1.83034</text:p>
          </table:table-cell>
          <table:table-cell office:value-type="float" office:value="1.86282" calcext:value-type="float">
            <text:p>1.86282</text:p>
          </table:table-cell>
          <table:table-cell office:value-type="float" office:value="1.69448" calcext:value-type="float">
            <text:p>1.69448</text:p>
          </table:table-cell>
          <table:table-cell office:value-type="float" office:value="0.887759" calcext:value-type="float">
            <text:p>0.887759</text:p>
          </table:table-cell>
          <table:table-cell office:value-type="float" office:value="6.44977" calcext:value-type="float">
            <text:p>6.44977</text:p>
          </table:table-cell>
          <table:table-cell office:value-type="float" office:value="0.511213" calcext:value-type="float">
            <text:p>0.511213</text:p>
          </table:table-cell>
          <table:table-cell office:value-type="float" office:value="1.23621" calcext:value-type="float">
            <text:p>1.23621</text:p>
          </table:table-cell>
          <table:table-cell office:value-type="float" office:value="1.07306" calcext:value-type="float">
            <text:p>1.07306</text:p>
          </table:table-cell>
          <table:table-cell office:value-type="float" office:value="5.77653" calcext:value-type="float">
            <text:p>5.77653</text:p>
          </table:table-cell>
          <table:table-cell office:value-type="float" office:value="1.09451" calcext:value-type="float">
            <text:p>1.09451</text:p>
          </table:table-cell>
          <table:table-cell office:value-type="float" office:value="21.153" calcext:value-type="float">
            <text:p>21.153</text:p>
          </table:table-cell>
          <table:table-cell office:value-type="float" office:value="1.53638" calcext:value-type="float">
            <text:p>1.53638</text:p>
          </table:table-cell>
          <table:table-cell office:value-type="float" office:value="0.82946" calcext:value-type="float">
            <text:p>0.82946</text:p>
          </table:table-cell>
          <table:table-cell table:number-columns-repeated="6" office:value-type="float" office:value="5.50159" calcext:value-type="float">
            <text:p>5.5015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51:</text:p>
          </table:table-cell>
          <table:table-cell office:value-type="float" office:value="15.7553" calcext:value-type="float">
            <text:p>15.7553</text:p>
          </table:table-cell>
          <table:table-cell office:value-type="string" calcext:value-type="string">
            <text:p>-</text:p>
          </table:table-cell>
          <table:table-cell office:value-type="float" office:value="15.922" calcext:value-type="float">
            <text:p>15.922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4.53052" calcext:value-type="float">
            <text:p>4.53052</text:p>
          </table:table-cell>
          <table:table-cell office:value-type="float" office:value="0.276232" calcext:value-type="float">
            <text:p>0.276232</text:p>
          </table:table-cell>
          <table:table-cell office:value-type="float" office:value="1.72025" calcext:value-type="float">
            <text:p>1.72025</text:p>
          </table:table-cell>
          <table:table-cell office:value-type="float" office:value="0.729946" calcext:value-type="float">
            <text:p>0.729946</text:p>
          </table:table-cell>
          <table:table-cell office:value-type="float" office:value="1.25525" calcext:value-type="float">
            <text:p>1.25525</text:p>
          </table:table-cell>
          <table:table-cell office:value-type="float" office:value="0.203557" calcext:value-type="float">
            <text:p>0.203557</text:p>
          </table:table-cell>
          <table:table-cell office:value-type="float" office:value="2.33995" calcext:value-type="float">
            <text:p>2.33995</text:p>
          </table:table-cell>
          <table:table-cell office:value-type="float" office:value="0.705796" calcext:value-type="float">
            <text:p>0.705796</text:p>
          </table:table-cell>
          <table:table-cell office:value-type="float" office:value="4.88047" calcext:value-type="float">
            <text:p>4.88047</text:p>
          </table:table-cell>
          <table:table-cell office:value-type="float" office:value="2.33995" calcext:value-type="float">
            <text:p>2.33995</text:p>
          </table:table-cell>
          <table:table-cell office:value-type="float" office:value="0.825613" calcext:value-type="float">
            <text:p>0.825613</text:p>
          </table:table-cell>
          <table:table-cell office:value-type="float" office:value="1.93365" calcext:value-type="float">
            <text:p>1.93365</text:p>
          </table:table-cell>
          <table:table-cell office:value-type="float" office:value="4.53052" calcext:value-type="float">
            <text:p>4.53052</text:p>
          </table:table-cell>
          <table:table-cell office:value-type="float" office:value="1.87409" calcext:value-type="float">
            <text:p>1.87409</text:p>
          </table:table-cell>
          <table:table-cell office:value-type="float" office:value="3.08932" calcext:value-type="float">
            <text:p>3.08932</text:p>
          </table:table-cell>
          <table:table-cell office:value-type="float" office:value="0.821448" calcext:value-type="float">
            <text:p>0.821448</text:p>
          </table:table-cell>
          <table:table-cell office:value-type="float" office:value="1.97285" calcext:value-type="float">
            <text:p>1.97285</text:p>
          </table:table-cell>
          <table:table-cell office:value-type="float" office:value="0.88673" calcext:value-type="float">
            <text:p>0.88673</text:p>
          </table:table-cell>
          <table:table-cell office:value-type="float" office:value="0.705796" calcext:value-type="float">
            <text:p>0.705796</text:p>
          </table:table-cell>
          <table:table-cell office:value-type="float" office:value="2.16149" calcext:value-type="float">
            <text:p>2.16149</text:p>
          </table:table-cell>
          <table:table-cell office:value-type="float" office:value="0.403827" calcext:value-type="float">
            <text:p>0.403827</text:p>
          </table:table-cell>
          <table:table-cell office:value-type="float" office:value="0.241208" calcext:value-type="float">
            <text:p>0.241208</text:p>
          </table:table-cell>
          <table:table-cell office:value-type="float" office:value="0.567556" calcext:value-type="float">
            <text:p>0.567556</text:p>
          </table:table-cell>
          <table:table-cell office:value-type="float" office:value="0.119342" calcext:value-type="float">
            <text:p>0.119342</text:p>
          </table:table-cell>
          <table:table-cell office:value-type="float" office:value="1.80319" calcext:value-type="float">
            <text:p>1.80319</text:p>
          </table:table-cell>
          <table:table-cell office:value-type="float" office:value="19.0356" calcext:value-type="float">
            <text:p>19.0356</text:p>
          </table:table-cell>
          <table:table-cell office:value-type="float" office:value="3.78967" calcext:value-type="float">
            <text:p>3.78967</text:p>
          </table:table-cell>
          <table:table-cell office:value-type="float" office:value="0.403827" calcext:value-type="float">
            <text:p>0.403827</text:p>
          </table:table-cell>
          <table:table-cell office:value-type="float" office:value="0.728001" calcext:value-type="float">
            <text:p>0.728001</text:p>
          </table:table-cell>
          <table:table-cell office:value-type="float" office:value="0.338609" calcext:value-type="float">
            <text:p>0.338609</text:p>
          </table:table-cell>
          <table:table-cell office:value-type="float" office:value="5.03908" calcext:value-type="float">
            <text:p>5.03908</text:p>
          </table:table-cell>
          <table:table-cell office:value-type="float" office:value="2.05392" calcext:value-type="float">
            <text:p>2.05392</text:p>
          </table:table-cell>
          <table:table-cell office:value-type="float" office:value="0.394403" calcext:value-type="float">
            <text:p>0.394403</text:p>
          </table:table-cell>
          <table:table-cell office:value-type="float" office:value="0.445049" calcext:value-type="float">
            <text:p>0.445049</text:p>
          </table:table-cell>
          <table:table-cell office:value-type="float" office:value="0.0492999" calcext:value-type="float">
            <text:p>0.0492999</text:p>
          </table:table-cell>
          <table:table-cell office:value-type="float" office:value="0.332025" calcext:value-type="float">
            <text:p>0.332025</text:p>
          </table:table-cell>
          <table:table-cell office:value-type="float" office:value="0.642139" calcext:value-type="float">
            <text:p>0.642139</text:p>
          </table:table-cell>
          <table:table-cell office:value-type="float" office:value="0" calcext:value-type="float">
            <text:p>0</text:p>
          </table:table-cell>
          <table:table-cell office:value-type="float" office:value="19.6802" calcext:value-type="float">
            <text:p>19.6802</text:p>
          </table:table-cell>
          <table:table-cell office:value-type="float" office:value="0.642139" calcext:value-type="float">
            <text:p>0.642139</text:p>
          </table:table-cell>
          <table:table-cell office:value-type="float" office:value="0.474684" calcext:value-type="float">
            <text:p>0.474684</text:p>
          </table:table-cell>
          <table:table-cell office:value-type="float" office:value="0.575708" calcext:value-type="float">
            <text:p>0.575708</text:p>
          </table:table-cell>
          <table:table-cell office:value-type="float" office:value="5.03908" calcext:value-type="float">
            <text:p>5.03908</text:p>
          </table:table-cell>
          <table:table-cell office:value-type="float" office:value="1.877" calcext:value-type="float">
            <text:p>1.877</text:p>
          </table:table-cell>
          <table:table-cell office:value-type="float" office:value="3.56271" calcext:value-type="float">
            <text:p>3.56271</text:p>
          </table:table-cell>
          <table:table-cell office:value-type="float" office:value="0.768657" calcext:value-type="float">
            <text:p>0.768657</text:p>
          </table:table-cell>
          <table:table-cell office:value-type="float" office:value="2.04816" calcext:value-type="float">
            <text:p>2.04816</text:p>
          </table:table-cell>
          <table:table-cell office:value-type="float" office:value="0.900313" calcext:value-type="float">
            <text:p>0.900313</text:p>
          </table:table-cell>
          <table:table-cell office:value-type="float" office:value="0" calcext:value-type="float">
            <text:p>0</text:p>
          </table:table-cell>
          <table:table-cell office:value-type="float" office:value="2.6021" calcext:value-type="float">
            <text:p>2.6021</text:p>
          </table:table-cell>
          <table:table-cell office:value-type="float" office:value="0.567595" calcext:value-type="float">
            <text:p>0.567595</text:p>
          </table:table-cell>
          <table:table-cell office:value-type="float" office:value="0.0625786" calcext:value-type="float">
            <text:p>0.0625786</text:p>
          </table:table-cell>
          <table:table-cell office:value-type="float" office:value="0.392948" calcext:value-type="float">
            <text:p>0.392948</text:p>
          </table:table-cell>
          <table:table-cell office:value-type="float" office:value="0.782889" calcext:value-type="float">
            <text:p>0.782889</text:p>
          </table:table-cell>
          <table:table-cell office:value-type="float" office:value="0.514839" calcext:value-type="float">
            <text:p>0.514839</text:p>
          </table:table-cell>
          <table:table-cell office:value-type="float" office:value="0.876877" calcext:value-type="float">
            <text:p>0.876877</text:p>
          </table:table-cell>
          <table:table-cell office:value-type="float" office:value="1.87409" calcext:value-type="float">
            <text:p>1.87409</text:p>
          </table:table-cell>
          <table:table-cell office:value-type="float" office:value="0.567595" calcext:value-type="float">
            <text:p>0.567595</text:p>
          </table:table-cell>
          <table:table-cell office:value-type="float" office:value="0.225411" calcext:value-type="float">
            <text:p>0.225411</text:p>
          </table:table-cell>
          <table:table-cell office:value-type="float" office:value="1.02558" calcext:value-type="float">
            <text:p>1.02558</text:p>
          </table:table-cell>
          <table:table-cell office:value-type="float" office:value="0.854978" calcext:value-type="float">
            <text:p>0.854978</text:p>
          </table:table-cell>
          <table:table-cell office:value-type="float" office:value="3.32026" calcext:value-type="float">
            <text:p>3.32026</text:p>
          </table:table-cell>
          <table:table-cell office:value-type="float" office:value="0.609635" calcext:value-type="float">
            <text:p>0.609635</text:p>
          </table:table-cell>
          <table:table-cell office:value-type="float" office:value="13.0942" calcext:value-type="float">
            <text:p>13.0942</text:p>
          </table:table-cell>
          <table:table-cell office:value-type="float" office:value="1.03897" calcext:value-type="float">
            <text:p>1.03897</text:p>
          </table:table-cell>
          <table:table-cell office:value-type="float" office:value="1.17203" calcext:value-type="float">
            <text:p>1.17203</text:p>
          </table:table-cell>
          <table:table-cell office:value-type="float" office:value="3.32026" calcext:value-type="float">
            <text:p>3.32026</text:p>
          </table:table-cell>
          <table:table-cell office:value-type="float" office:value="1.90471" calcext:value-type="float">
            <text:p>1.90471</text:p>
          </table:table-cell>
          <table:table-cell office:value-type="float" office:value="2.47147" calcext:value-type="float">
            <text:p>2.47147</text:p>
          </table:table-cell>
          <table:table-cell office:value-type="float" office:value="0.448788" calcext:value-type="float">
            <text:p>0.448788</text:p>
          </table:table-cell>
          <table:table-cell office:value-type="float" office:value="1.89115" calcext:value-type="float">
            <text:p>1.89115</text:p>
          </table:table-cell>
          <table:table-cell office:value-type="float" office:value="0.446712" calcext:value-type="float">
            <text:p>0.446712</text:p>
          </table:table-cell>
          <table:table-cell office:value-type="float" office:value="2.13903" calcext:value-type="float">
            <text:p>2.13903</text:p>
          </table:table-cell>
          <table:table-cell office:value-type="float" office:value="0.609635" calcext:value-type="float">
            <text:p>0.609635</text:p>
          </table:table-cell>
          <table:table-cell office:value-type="float" office:value="1.84394" calcext:value-type="float">
            <text:p>1.84394</text:p>
          </table:table-cell>
          <table:table-cell office:value-type="float" office:value="13.0942" calcext:value-type="float">
            <text:p>13.0942</text:p>
          </table:table-cell>
          <table:table-cell office:value-type="float" office:value="0.592815" calcext:value-type="float">
            <text:p>0.592815</text:p>
          </table:table-cell>
          <table:table-cell office:value-type="float" office:value="1.83625" calcext:value-type="float">
            <text:p>1.83625</text:p>
          </table:table-cell>
          <table:table-cell office:value-type="float" office:value="2.69601" calcext:value-type="float">
            <text:p>2.69601</text:p>
          </table:table-cell>
          <table:table-cell office:value-type="float" office:value="0.287385" calcext:value-type="float">
            <text:p>0.287385</text:p>
          </table:table-cell>
          <table:table-cell office:value-type="float" office:value="19.2275" calcext:value-type="float">
            <text:p>19.2275</text:p>
          </table:table-cell>
          <table:table-cell office:value-type="float" office:value="5.39493" calcext:value-type="float">
            <text:p>5.39493</text:p>
          </table:table-cell>
          <table:table-cell office:value-type="float" office:value="0.513102" calcext:value-type="float">
            <text:p>0.513102</text:p>
          </table:table-cell>
          <table:table-cell office:value-type="float" office:value="1.54353" calcext:value-type="float">
            <text:p>1.54353</text:p>
          </table:table-cell>
          <table:table-cell office:value-type="float" office:value="0.448788" calcext:value-type="float">
            <text:p>0.448788</text:p>
          </table:table-cell>
          <table:table-cell office:value-type="float" office:value="0.713165" calcext:value-type="float">
            <text:p>0.713165</text:p>
          </table:table-cell>
          <table:table-cell office:value-type="float" office:value="0.297529" calcext:value-type="float">
            <text:p>0.297529</text:p>
          </table:table-cell>
          <table:table-cell office:value-type="float" office:value="19.6363" calcext:value-type="float">
            <text:p>19.6363</text:p>
          </table:table-cell>
          <table:table-cell office:value-type="float" office:value="2.10319" calcext:value-type="float">
            <text:p>2.10319</text:p>
          </table:table-cell>
          <table:table-cell office:value-type="float" office:value="1.20409" calcext:value-type="float">
            <text:p>1.20409</text:p>
          </table:table-cell>
          <table:table-cell office:value-type="float" office:value="0.943195" calcext:value-type="float">
            <text:p>0.943195</text:p>
          </table:table-cell>
          <table:table-cell office:value-type="float" office:value="3.32026" calcext:value-type="float">
            <text:p>3.32026</text:p>
          </table:table-cell>
          <table:table-cell office:value-type="float" office:value="0.649971" calcext:value-type="float">
            <text:p>0.649971</text:p>
          </table:table-cell>
          <table:table-cell office:value-type="float" office:value="13.0089" calcext:value-type="float">
            <text:p>13.0089</text:p>
          </table:table-cell>
          <table:table-cell office:value-type="float" office:value="1.88905" calcext:value-type="float">
            <text:p>1.88905</text:p>
          </table:table-cell>
          <table:table-cell office:value-type="float" office:value="1.06659" calcext:value-type="float">
            <text:p>1.06659</text:p>
          </table:table-cell>
          <table:table-cell office:value-type="float" office:value="3.32026" calcext:value-type="float">
            <text:p>3.32026</text:p>
          </table:table-cell>
          <table:table-cell office:value-type="float" office:value="1.72413" calcext:value-type="float">
            <text:p>1.72413</text:p>
          </table:table-cell>
          <table:table-cell office:value-type="float" office:value="2.73659" calcext:value-type="float">
            <text:p>2.73659</text:p>
          </table:table-cell>
          <table:table-cell office:value-type="float" office:value="0.401012" calcext:value-type="float">
            <text:p>0.401012</text:p>
          </table:table-cell>
          <table:table-cell office:value-type="float" office:value="0.468931" calcext:value-type="float">
            <text:p>0.468931</text:p>
          </table:table-cell>
          <table:table-cell office:value-type="float" office:value="0.448788" calcext:value-type="float">
            <text:p>0.448788</text:p>
          </table:table-cell>
          <table:table-cell office:value-type="float" office:value="1.95199" calcext:value-type="float">
            <text:p>1.95199</text:p>
          </table:table-cell>
          <table:table-cell office:value-type="float" office:value="0.649971" calcext:value-type="float">
            <text:p>0.649971</text:p>
          </table:table-cell>
          <table:table-cell office:value-type="float" office:value="1.83934" calcext:value-type="float">
            <text:p>1.83934</text:p>
          </table:table-cell>
          <table:table-cell office:value-type="float" office:value="13.0089" calcext:value-type="float">
            <text:p>13.0089</text:p>
          </table:table-cell>
          <table:table-cell office:value-type="float" office:value="1.07914" calcext:value-type="float">
            <text:p>1.07914</text:p>
          </table:table-cell>
          <table:table-cell office:value-type="float" office:value="1.35923" calcext:value-type="float">
            <text:p>1.35923</text:p>
          </table:table-cell>
          <table:table-cell office:value-type="float" office:value="1.65108" calcext:value-type="float">
            <text:p>1.65108</text:p>
          </table:table-cell>
          <table:table-cell office:value-type="float" office:value="0.801692" calcext:value-type="float">
            <text:p>0.801692</text:p>
          </table:table-cell>
          <table:table-cell office:value-type="float" office:value="0.317481" calcext:value-type="float">
            <text:p>0.317481</text:p>
          </table:table-cell>
          <table:table-cell office:value-type="float" office:value="6.07355" calcext:value-type="float">
            <text:p>6.07355</text:p>
          </table:table-cell>
          <table:table-cell office:value-type="float" office:value="0.612296" calcext:value-type="float">
            <text:p>0.612296</text:p>
          </table:table-cell>
          <table:table-cell office:value-type="float" office:value="1.87568" calcext:value-type="float">
            <text:p>1.87568</text:p>
          </table:table-cell>
          <table:table-cell office:value-type="float" office:value="0.401012" calcext:value-type="float">
            <text:p>0.401012</text:p>
          </table:table-cell>
          <table:table-cell office:value-type="float" office:value="5.37783" calcext:value-type="float">
            <text:p>5.37783</text:p>
          </table:table-cell>
          <table:table-cell office:value-type="float" office:value="0.297529" calcext:value-type="float">
            <text:p>0.297529</text:p>
          </table:table-cell>
          <table:table-cell office:value-type="float" office:value="20.2682" calcext:value-type="float">
            <text:p>20.2682</text:p>
          </table:table-cell>
          <table:table-cell office:value-type="float" office:value="1.59041" calcext:value-type="float">
            <text:p>1.59041</text:p>
          </table:table-cell>
          <table:table-cell office:value-type="float" office:value="0.23828" calcext:value-type="float">
            <text:p>0.23828</text:p>
          </table:table-cell>
          <table:table-cell table:number-columns-repeated="6" office:value-type="float" office:value="4.63757" calcext:value-type="float">
            <text:p>4.6375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52:</text:p>
          </table:table-cell>
          <table:table-cell office:value-type="float" office:value="15.5279" calcext:value-type="float">
            <text:p>15.5279</text:p>
          </table:table-cell>
          <table:table-cell office:value-type="string" calcext:value-type="string">
            <text:p>-</text:p>
          </table:table-cell>
          <table:table-cell office:value-type="float" office:value="15.6946" calcext:value-type="float">
            <text:p>15.6946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4.05588" calcext:value-type="float">
            <text:p>4.05588</text:p>
          </table:table-cell>
          <table:table-cell office:value-type="float" office:value="2.38412" calcext:value-type="float">
            <text:p>2.38412</text:p>
          </table:table-cell>
          <table:table-cell office:value-type="float" office:value="3.90885" calcext:value-type="float">
            <text:p>3.90885</text:p>
          </table:table-cell>
          <table:table-cell office:value-type="float" office:value="2.44715" calcext:value-type="float">
            <text:p>2.44715</text:p>
          </table:table-cell>
          <table:table-cell office:value-type="float" office:value="1.61563" calcext:value-type="float">
            <text:p>1.61563</text:p>
          </table:table-cell>
          <table:table-cell office:value-type="float" office:value="2.80253" calcext:value-type="float">
            <text:p>2.80253</text:p>
          </table:table-cell>
          <table:table-cell office:value-type="float" office:value="1.77528" calcext:value-type="float">
            <text:p>1.77528</text:p>
          </table:table-cell>
          <table:table-cell office:value-type="float" office:value="2.72308" calcext:value-type="float">
            <text:p>2.72308</text:p>
          </table:table-cell>
          <table:table-cell office:value-type="float" office:value="2.83245" calcext:value-type="float">
            <text:p>2.83245</text:p>
          </table:table-cell>
          <table:table-cell office:value-type="float" office:value="1.77528" calcext:value-type="float">
            <text:p>1.77528</text:p>
          </table:table-cell>
          <table:table-cell office:value-type="float" office:value="2.39637" calcext:value-type="float">
            <text:p>2.39637</text:p>
          </table:table-cell>
          <table:table-cell office:value-type="float" office:value="1.69176" calcext:value-type="float">
            <text:p>1.69176</text:p>
          </table:table-cell>
          <table:table-cell office:value-type="float" office:value="4.05588" calcext:value-type="float">
            <text:p>4.05588</text:p>
          </table:table-cell>
          <table:table-cell office:value-type="float" office:value="2.78496" calcext:value-type="float">
            <text:p>2.78496</text:p>
          </table:table-cell>
          <table:table-cell office:value-type="float" office:value="2.29589" calcext:value-type="float">
            <text:p>2.29589</text:p>
          </table:table-cell>
          <table:table-cell office:value-type="float" office:value="1.96909" calcext:value-type="float">
            <text:p>1.96909</text:p>
          </table:table-cell>
          <table:table-cell office:value-type="float" office:value="2.44103" calcext:value-type="float">
            <text:p>2.44103</text:p>
          </table:table-cell>
          <table:table-cell office:value-type="float" office:value="3.48789" calcext:value-type="float">
            <text:p>3.48789</text:p>
          </table:table-cell>
          <table:table-cell office:value-type="float" office:value="2.72308" calcext:value-type="float">
            <text:p>2.72308</text:p>
          </table:table-cell>
          <table:table-cell office:value-type="float" office:value="0.662634" calcext:value-type="float">
            <text:p>0.662634</text:p>
          </table:table-cell>
          <table:table-cell office:value-type="float" office:value="2.74256" calcext:value-type="float">
            <text:p>2.74256</text:p>
          </table:table-cell>
          <table:table-cell office:value-type="float" office:value="2.47474" calcext:value-type="float">
            <text:p>2.47474</text:p>
          </table:table-cell>
          <table:table-cell office:value-type="float" office:value="2.25794" calcext:value-type="float">
            <text:p>2.25794</text:p>
          </table:table-cell>
          <table:table-cell office:value-type="float" office:value="2.49323" calcext:value-type="float">
            <text:p>2.49323</text:p>
          </table:table-cell>
          <table:table-cell office:value-type="float" office:value="1.19887" calcext:value-type="float">
            <text:p>1.19887</text:p>
          </table:table-cell>
          <table:table-cell office:value-type="float" office:value="21.283" calcext:value-type="float">
            <text:p>21.283</text:p>
          </table:table-cell>
          <table:table-cell office:value-type="float" office:value="2.20204" calcext:value-type="float">
            <text:p>2.20204</text:p>
          </table:table-cell>
          <table:table-cell office:value-type="float" office:value="2.74256" calcext:value-type="float">
            <text:p>2.74256</text:p>
          </table:table-cell>
          <table:table-cell office:value-type="float" office:value="2.7943" calcext:value-type="float">
            <text:p>2.7943</text:p>
          </table:table-cell>
          <table:table-cell office:value-type="float" office:value="2.8799" calcext:value-type="float">
            <text:p>2.8799</text:p>
          </table:table-cell>
          <table:table-cell office:value-type="float" office:value="4.37237" calcext:value-type="float">
            <text:p>4.37237</text:p>
          </table:table-cell>
          <table:table-cell office:value-type="float" office:value="1.29929" calcext:value-type="float">
            <text:p>1.29929</text:p>
          </table:table-cell>
          <table:table-cell office:value-type="float" office:value="2.94715" calcext:value-type="float">
            <text:p>2.94715</text:p>
          </table:table-cell>
          <table:table-cell office:value-type="float" office:value="2.47302" calcext:value-type="float">
            <text:p>2.47302</text:p>
          </table:table-cell>
          <table:table-cell office:value-type="float" office:value="2.64765" calcext:value-type="float">
            <text:p>2.64765</text:p>
          </table:table-cell>
          <table:table-cell office:value-type="float" office:value="2.48391" calcext:value-type="float">
            <text:p>2.48391</text:p>
          </table:table-cell>
          <table:table-cell office:value-type="float" office:value="2.90155" calcext:value-type="float">
            <text:p>2.90155</text:p>
          </table:table-cell>
          <table:table-cell office:value-type="float" office:value="2.6021" calcext:value-type="float">
            <text:p>2.6021</text:p>
          </table:table-cell>
          <table:table-cell office:value-type="float" office:value="19.8341" calcext:value-type="float">
            <text:p>19.8341</text:p>
          </table:table-cell>
          <table:table-cell office:value-type="float" office:value="2.90155" calcext:value-type="float">
            <text:p>2.90155</text:p>
          </table:table-cell>
          <table:table-cell office:value-type="float" office:value="3.06312" calcext:value-type="float">
            <text:p>3.06312</text:p>
          </table:table-cell>
          <table:table-cell office:value-type="float" office:value="2.02709" calcext:value-type="float">
            <text:p>2.02709</text:p>
          </table:table-cell>
          <table:table-cell office:value-type="float" office:value="4.37237" calcext:value-type="float">
            <text:p>4.37237</text:p>
          </table:table-cell>
          <table:table-cell office:value-type="float" office:value="2.77872" calcext:value-type="float">
            <text:p>2.77872</text:p>
          </table:table-cell>
          <table:table-cell office:value-type="float" office:value="2.56892" calcext:value-type="float">
            <text:p>2.56892</text:p>
          </table:table-cell>
          <table:table-cell office:value-type="float" office:value="2.14048" calcext:value-type="float">
            <text:p>2.14048</text:p>
          </table:table-cell>
          <table:table-cell office:value-type="float" office:value="2.0632" calcext:value-type="float">
            <text:p>2.0632</text:p>
          </table:table-cell>
          <table:table-cell office:value-type="float" office:value="2.93303" calcext:value-type="float">
            <text:p>2.93303</text:p>
          </table:table-cell>
          <table:table-cell office:value-type="float" office:value="2.6021" calcext:value-type="float">
            <text:p>2.6021</text:p>
          </table:table-cell>
          <table:table-cell office:value-type="float" office:value="0" calcext:value-type="float">
            <text:p>0</text:p>
          </table:table-cell>
          <table:table-cell office:value-type="float" office:value="3.15017" calcext:value-type="float">
            <text:p>3.15017</text:p>
          </table:table-cell>
          <table:table-cell office:value-type="float" office:value="2.53988" calcext:value-type="float">
            <text:p>2.53988</text:p>
          </table:table-cell>
          <table:table-cell office:value-type="float" office:value="2.70746" calcext:value-type="float">
            <text:p>2.70746</text:p>
          </table:table-cell>
          <table:table-cell office:value-type="float" office:value="3.00684" calcext:value-type="float">
            <text:p>3.00684</text:p>
          </table:table-cell>
          <table:table-cell office:value-type="float" office:value="2.24165" calcext:value-type="float">
            <text:p>2.24165</text:p>
          </table:table-cell>
          <table:table-cell office:value-type="float" office:value="2.50142" calcext:value-type="float">
            <text:p>2.50142</text:p>
          </table:table-cell>
          <table:table-cell office:value-type="float" office:value="2.78496" calcext:value-type="float">
            <text:p>2.78496</text:p>
          </table:table-cell>
          <table:table-cell office:value-type="float" office:value="3.15017" calcext:value-type="float">
            <text:p>3.15017</text:p>
          </table:table-cell>
          <table:table-cell office:value-type="float" office:value="2.56027" calcext:value-type="float">
            <text:p>2.56027</text:p>
          </table:table-cell>
          <table:table-cell office:value-type="float" office:value="2.13923" calcext:value-type="float">
            <text:p>2.13923</text:p>
          </table:table-cell>
          <table:table-cell office:value-type="float" office:value="2.67997" calcext:value-type="float">
            <text:p>2.67997</text:p>
          </table:table-cell>
          <table:table-cell office:value-type="float" office:value="1.88137" calcext:value-type="float">
            <text:p>1.88137</text:p>
          </table:table-cell>
          <table:table-cell office:value-type="float" office:value="3.15859" calcext:value-type="float">
            <text:p>3.15859</text:p>
          </table:table-cell>
          <table:table-cell office:value-type="float" office:value="13.4055" calcext:value-type="float">
            <text:p>13.4055</text:p>
          </table:table-cell>
          <table:table-cell office:value-type="float" office:value="2.24397" calcext:value-type="float">
            <text:p>2.24397</text:p>
          </table:table-cell>
          <table:table-cell office:value-type="float" office:value="3.0369" calcext:value-type="float">
            <text:p>3.0369</text:p>
          </table:table-cell>
          <table:table-cell office:value-type="float" office:value="1.88137" calcext:value-type="float">
            <text:p>1.88137</text:p>
          </table:table-cell>
          <table:table-cell office:value-type="float" office:value="1.30496" calcext:value-type="float">
            <text:p>1.30496</text:p>
          </table:table-cell>
          <table:table-cell office:value-type="float" office:value="0.172776" calcext:value-type="float">
            <text:p>0.172776</text:p>
          </table:table-cell>
          <table:table-cell office:value-type="float" office:value="3.03674" calcext:value-type="float">
            <text:p>3.03674</text:p>
          </table:table-cell>
          <table:table-cell office:value-type="float" office:value="1.76721" calcext:value-type="float">
            <text:p>1.76721</text:p>
          </table:table-cell>
          <table:table-cell office:value-type="float" office:value="3.03713" calcext:value-type="float">
            <text:p>3.03713</text:p>
          </table:table-cell>
          <table:table-cell office:value-type="float" office:value="2.14518" calcext:value-type="float">
            <text:p>2.14518</text:p>
          </table:table-cell>
          <table:table-cell office:value-type="float" office:value="3.15859" calcext:value-type="float">
            <text:p>3.15859</text:p>
          </table:table-cell>
          <table:table-cell office:value-type="float" office:value="2.39626" calcext:value-type="float">
            <text:p>2.39626</text:p>
          </table:table-cell>
          <table:table-cell office:value-type="float" office:value="13.4055" calcext:value-type="float">
            <text:p>13.4055</text:p>
          </table:table-cell>
          <table:table-cell office:value-type="float" office:value="2.23302" calcext:value-type="float">
            <text:p>2.23302</text:p>
          </table:table-cell>
          <table:table-cell office:value-type="float" office:value="2.68797" calcext:value-type="float">
            <text:p>2.68797</text:p>
          </table:table-cell>
          <table:table-cell office:value-type="float" office:value="0.806346" calcext:value-type="float">
            <text:p>0.806346</text:p>
          </table:table-cell>
          <table:table-cell office:value-type="float" office:value="2.79452" calcext:value-type="float">
            <text:p>2.79452</text:p>
          </table:table-cell>
          <table:table-cell office:value-type="float" office:value="21.4802" calcext:value-type="float">
            <text:p>21.4802</text:p>
          </table:table-cell>
          <table:table-cell office:value-type="float" office:value="2.85989" calcext:value-type="float">
            <text:p>2.85989</text:p>
          </table:table-cell>
          <table:table-cell office:value-type="float" office:value="2.50123" calcext:value-type="float">
            <text:p>2.50123</text:p>
          </table:table-cell>
          <table:table-cell office:value-type="float" office:value="2.99291" calcext:value-type="float">
            <text:p>2.99291</text:p>
          </table:table-cell>
          <table:table-cell office:value-type="float" office:value="3.03674" calcext:value-type="float">
            <text:p>3.03674</text:p>
          </table:table-cell>
          <table:table-cell office:value-type="float" office:value="2.31306" calcext:value-type="float">
            <text:p>2.31306</text:p>
          </table:table-cell>
          <table:table-cell office:value-type="float" office:value="2.81519" calcext:value-type="float">
            <text:p>2.81519</text:p>
          </table:table-cell>
          <table:table-cell office:value-type="float" office:value="19.7922" calcext:value-type="float">
            <text:p>19.7922</text:p>
          </table:table-cell>
          <table:table-cell office:value-type="float" office:value="2.40474" calcext:value-type="float">
            <text:p>2.40474</text:p>
          </table:table-cell>
          <table:table-cell office:value-type="float" office:value="3.09576" calcext:value-type="float">
            <text:p>3.09576</text:p>
          </table:table-cell>
          <table:table-cell office:value-type="float" office:value="2.94158" calcext:value-type="float">
            <text:p>2.94158</text:p>
          </table:table-cell>
          <table:table-cell office:value-type="float" office:value="1.88137" calcext:value-type="float">
            <text:p>1.88137</text:p>
          </table:table-cell>
          <table:table-cell office:value-type="float" office:value="2.77207" calcext:value-type="float">
            <text:p>2.77207</text:p>
          </table:table-cell>
          <table:table-cell office:value-type="float" office:value="13.3303" calcext:value-type="float">
            <text:p>13.3303</text:p>
          </table:table-cell>
          <table:table-cell office:value-type="float" office:value="3.61887" calcext:value-type="float">
            <text:p>3.61887</text:p>
          </table:table-cell>
          <table:table-cell office:value-type="float" office:value="3.63377" calcext:value-type="float">
            <text:p>3.63377</text:p>
          </table:table-cell>
          <table:table-cell office:value-type="float" office:value="1.88137" calcext:value-type="float">
            <text:p>1.88137</text:p>
          </table:table-cell>
          <table:table-cell office:value-type="float" office:value="1.1082" calcext:value-type="float">
            <text:p>1.1082</text:p>
          </table:table-cell>
          <table:table-cell office:value-type="float" office:value="1.45054" calcext:value-type="float">
            <text:p>1.45054</text:p>
          </table:table-cell>
          <table:table-cell office:value-type="float" office:value="2.96491" calcext:value-type="float">
            <text:p>2.96491</text:p>
          </table:table-cell>
          <table:table-cell office:value-type="float" office:value="2.40432" calcext:value-type="float">
            <text:p>2.40432</text:p>
          </table:table-cell>
          <table:table-cell office:value-type="float" office:value="3.03674" calcext:value-type="float">
            <text:p>3.03674</text:p>
          </table:table-cell>
          <table:table-cell office:value-type="float" office:value="2.40225" calcext:value-type="float">
            <text:p>2.40225</text:p>
          </table:table-cell>
          <table:table-cell office:value-type="float" office:value="2.77207" calcext:value-type="float">
            <text:p>2.77207</text:p>
          </table:table-cell>
          <table:table-cell office:value-type="float" office:value="2.40224" calcext:value-type="float">
            <text:p>2.40224</text:p>
          </table:table-cell>
          <table:table-cell office:value-type="float" office:value="13.3303" calcext:value-type="float">
            <text:p>13.3303</text:p>
          </table:table-cell>
          <table:table-cell office:value-type="float" office:value="1.87259" calcext:value-type="float">
            <text:p>1.87259</text:p>
          </table:table-cell>
          <table:table-cell office:value-type="float" office:value="1.24923" calcext:value-type="float">
            <text:p>1.24923</text:p>
          </table:table-cell>
          <table:table-cell office:value-type="float" office:value="1.07472" calcext:value-type="float">
            <text:p>1.07472</text:p>
          </table:table-cell>
          <table:table-cell office:value-type="float" office:value="2.39953" calcext:value-type="float">
            <text:p>2.39953</text:p>
          </table:table-cell>
          <table:table-cell office:value-type="float" office:value="2.91958" calcext:value-type="float">
            <text:p>2.91958</text:p>
          </table:table-cell>
          <table:table-cell office:value-type="float" office:value="3.51891" calcext:value-type="float">
            <text:p>3.51891</text:p>
          </table:table-cell>
          <table:table-cell office:value-type="float" office:value="2.456" calcext:value-type="float">
            <text:p>2.456</text:p>
          </table:table-cell>
          <table:table-cell office:value-type="float" office:value="2.59387" calcext:value-type="float">
            <text:p>2.59387</text:p>
          </table:table-cell>
          <table:table-cell office:value-type="float" office:value="2.96491" calcext:value-type="float">
            <text:p>2.96491</text:p>
          </table:table-cell>
          <table:table-cell office:value-type="float" office:value="2.84361" calcext:value-type="float">
            <text:p>2.84361</text:p>
          </table:table-cell>
          <table:table-cell office:value-type="float" office:value="2.81519" calcext:value-type="float">
            <text:p>2.81519</text:p>
          </table:table-cell>
          <table:table-cell office:value-type="float" office:value="20.357" calcext:value-type="float">
            <text:p>20.357</text:p>
          </table:table-cell>
          <table:table-cell office:value-type="float" office:value="1.52536" calcext:value-type="float">
            <text:p>1.52536</text:p>
          </table:table-cell>
          <table:table-cell office:value-type="float" office:value="2.83551" calcext:value-type="float">
            <text:p>2.83551</text:p>
          </table:table-cell>
          <table:table-cell table:number-columns-repeated="6" office:value-type="float" office:value="5.52078" calcext:value-type="float">
            <text:p>5.5207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53:</text:p>
          </table:table-cell>
          <table:table-cell office:value-type="float" office:value="10.5527" calcext:value-type="float">
            <text:p>10.5527</text:p>
          </table:table-cell>
          <table:table-cell office:value-type="string" calcext:value-type="string">
            <text:p>-</text:p>
          </table:table-cell>
          <table:table-cell office:value-type="float" office:value="10.7193" calcext:value-type="float">
            <text:p>10.7193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4.66999" calcext:value-type="float">
            <text:p>4.66999</text:p>
          </table:table-cell>
          <table:table-cell office:value-type="float" office:value="0.767392" calcext:value-type="float">
            <text:p>0.767392</text:p>
          </table:table-cell>
          <table:table-cell office:value-type="float" office:value="1.29742" calcext:value-type="float">
            <text:p>1.29742</text:p>
          </table:table-cell>
          <table:table-cell office:value-type="float" office:value="0.952652" calcext:value-type="float">
            <text:p>0.952652</text:p>
          </table:table-cell>
          <table:table-cell office:value-type="float" office:value="1.70347" calcext:value-type="float">
            <text:p>1.70347</text:p>
          </table:table-cell>
          <table:table-cell office:value-type="float" office:value="0.365877" calcext:value-type="float">
            <text:p>0.365877</text:p>
          </table:table-cell>
          <table:table-cell office:value-type="float" office:value="2.86421" calcext:value-type="float">
            <text:p>2.86421</text:p>
          </table:table-cell>
          <table:table-cell office:value-type="float" office:value="0.748866" calcext:value-type="float">
            <text:p>0.748866</text:p>
          </table:table-cell>
          <table:table-cell office:value-type="float" office:value="5.30386" calcext:value-type="float">
            <text:p>5.30386</text:p>
          </table:table-cell>
          <table:table-cell office:value-type="float" office:value="2.86421" calcext:value-type="float">
            <text:p>2.86421</text:p>
          </table:table-cell>
          <table:table-cell office:value-type="float" office:value="1.05608" calcext:value-type="float">
            <text:p>1.05608</text:p>
          </table:table-cell>
          <table:table-cell office:value-type="float" office:value="2.46328" calcext:value-type="float">
            <text:p>2.46328</text:p>
          </table:table-cell>
          <table:table-cell office:value-type="float" office:value="4.66999" calcext:value-type="float">
            <text:p>4.66999</text:p>
          </table:table-cell>
          <table:table-cell office:value-type="float" office:value="2.22492" calcext:value-type="float">
            <text:p>2.22492</text:p>
          </table:table-cell>
          <table:table-cell office:value-type="float" office:value="3.38311" calcext:value-type="float">
            <text:p>3.38311</text:p>
          </table:table-cell>
          <table:table-cell office:value-type="float" office:value="1.2633" calcext:value-type="float">
            <text:p>1.2633</text:p>
          </table:table-cell>
          <table:table-cell office:value-type="float" office:value="2.15134" calcext:value-type="float">
            <text:p>2.15134</text:p>
          </table:table-cell>
          <table:table-cell office:value-type="float" office:value="0.400751" calcext:value-type="float">
            <text:p>0.400751</text:p>
          </table:table-cell>
          <table:table-cell office:value-type="float" office:value="0.748866" calcext:value-type="float">
            <text:p>0.748866</text:p>
          </table:table-cell>
          <table:table-cell office:value-type="float" office:value="2.67368" calcext:value-type="float">
            <text:p>2.67368</text:p>
          </table:table-cell>
          <table:table-cell office:value-type="float" office:value="0.486339" calcext:value-type="float">
            <text:p>0.486339</text:p>
          </table:table-cell>
          <table:table-cell office:value-type="float" office:value="0.769713" calcext:value-type="float">
            <text:p>0.769713</text:p>
          </table:table-cell>
          <table:table-cell office:value-type="float" office:value="0.961936" calcext:value-type="float">
            <text:p>0.961936</text:p>
          </table:table-cell>
          <table:table-cell office:value-type="float" office:value="0.66317" calcext:value-type="float">
            <text:p>0.66317</text:p>
          </table:table-cell>
          <table:table-cell office:value-type="float" office:value="2.26532" calcext:value-type="float">
            <text:p>2.26532</text:p>
          </table:table-cell>
          <table:table-cell office:value-type="float" office:value="18.4895" calcext:value-type="float">
            <text:p>18.4895</text:p>
          </table:table-cell>
          <table:table-cell office:value-type="float" office:value="4.17051" calcext:value-type="float">
            <text:p>4.17051</text:p>
          </table:table-cell>
          <table:table-cell office:value-type="float" office:value="0.486339" calcext:value-type="float">
            <text:p>0.486339</text:p>
          </table:table-cell>
          <table:table-cell office:value-type="float" office:value="0.715468" calcext:value-type="float">
            <text:p>0.715468</text:p>
          </table:table-cell>
          <table:table-cell office:value-type="float" office:value="0.456683" calcext:value-type="float">
            <text:p>0.456683</text:p>
          </table:table-cell>
          <table:table-cell office:value-type="float" office:value="5.19827" calcext:value-type="float">
            <text:p>5.19827</text:p>
          </table:table-cell>
          <table:table-cell office:value-type="float" office:value="2.61027" calcext:value-type="float">
            <text:p>2.61027</text:p>
          </table:table-cell>
          <table:table-cell office:value-type="float" office:value="0.209856" calcext:value-type="float">
            <text:p>0.209856</text:p>
          </table:table-cell>
          <table:table-cell office:value-type="float" office:value="0.912629" calcext:value-type="float">
            <text:p>0.912629</text:p>
          </table:table-cell>
          <table:table-cell office:value-type="float" office:value="0.530368" calcext:value-type="float">
            <text:p>0.530368</text:p>
          </table:table-cell>
          <table:table-cell office:value-type="float" office:value="0.694873" calcext:value-type="float">
            <text:p>0.694873</text:p>
          </table:table-cell>
          <table:table-cell office:value-type="float" office:value="0.81849" calcext:value-type="float">
            <text:p>0.81849</text:p>
          </table:table-cell>
          <table:table-cell office:value-type="float" office:value="0.567595" calcext:value-type="float">
            <text:p>0.567595</text:p>
          </table:table-cell>
          <table:table-cell office:value-type="float" office:value="19.5291" calcext:value-type="float">
            <text:p>19.5291</text:p>
          </table:table-cell>
          <table:table-cell office:value-type="float" office:value="0.81849" calcext:value-type="float">
            <text:p>0.81849</text:p>
          </table:table-cell>
          <table:table-cell office:value-type="float" office:value="0.0940992" calcext:value-type="float">
            <text:p>0.0940992</text:p>
          </table:table-cell>
          <table:table-cell office:value-type="float" office:value="1.12743" calcext:value-type="float">
            <text:p>1.12743</text:p>
          </table:table-cell>
          <table:table-cell office:value-type="float" office:value="5.19827" calcext:value-type="float">
            <text:p>5.19827</text:p>
          </table:table-cell>
          <table:table-cell office:value-type="float" office:value="2.22956" calcext:value-type="float">
            <text:p>2.22956</text:p>
          </table:table-cell>
          <table:table-cell office:value-type="float" office:value="3.8563" calcext:value-type="float">
            <text:p>3.8563</text:p>
          </table:table-cell>
          <table:table-cell office:value-type="float" office:value="1.14658" calcext:value-type="float">
            <text:p>1.14658</text:p>
          </table:table-cell>
          <table:table-cell office:value-type="float" office:value="2.32438" calcext:value-type="float">
            <text:p>2.32438</text:p>
          </table:table-cell>
          <table:table-cell office:value-type="float" office:value="1.09752" calcext:value-type="float">
            <text:p>1.09752</text:p>
          </table:table-cell>
          <table:table-cell office:value-type="float" office:value="0.567595" calcext:value-type="float">
            <text:p>0.567595</text:p>
          </table:table-cell>
          <table:table-cell office:value-type="float" office:value="3.15017" calcext:value-type="float">
            <text:p>3.15017</text:p>
          </table:table-cell>
          <table:table-cell office:value-type="float" office:value="0" calcext:value-type="float">
            <text:p>0</text:p>
          </table:table-cell>
          <table:table-cell office:value-type="float" office:value="0.625791" calcext:value-type="float">
            <text:p>0.625791</text:p>
          </table:table-cell>
          <table:table-cell office:value-type="float" office:value="0.516589" calcext:value-type="float">
            <text:p>0.516589</text:p>
          </table:table-cell>
          <table:table-cell office:value-type="float" office:value="0.597055" calcext:value-type="float">
            <text:p>0.597055</text:p>
          </table:table-cell>
          <table:table-cell office:value-type="float" office:value="0.947149" calcext:value-type="float">
            <text:p>0.947149</text:p>
          </table:table-cell>
          <table:table-cell office:value-type="float" office:value="1.0421" calcext:value-type="float">
            <text:p>1.0421</text:p>
          </table:table-cell>
          <table:table-cell office:value-type="float" office:value="2.22492" calcext:value-type="float">
            <text:p>2.22492</text:p>
          </table:table-cell>
          <table:table-cell office:value-type="float" office:value="0" calcext:value-type="float">
            <text:p>0</text:p>
          </table:table-cell>
          <table:table-cell office:value-type="float" office:value="0.59788" calcext:value-type="float">
            <text:p>0.59788</text:p>
          </table:table-cell>
          <table:table-cell office:value-type="float" office:value="1.33724" calcext:value-type="float">
            <text:p>1.33724</text:p>
          </table:table-cell>
          <table:table-cell office:value-type="float" office:value="1.18188" calcext:value-type="float">
            <text:p>1.18188</text:p>
          </table:table-cell>
          <table:table-cell office:value-type="float" office:value="3.70361" calcext:value-type="float">
            <text:p>3.70361</text:p>
          </table:table-cell>
          <table:table-cell office:value-type="float" office:value="0.111671" calcext:value-type="float">
            <text:p>0.111671</text:p>
          </table:table-cell>
          <table:table-cell office:value-type="float" office:value="12.9313" calcext:value-type="float">
            <text:p>12.9313</text:p>
          </table:table-cell>
          <table:table-cell office:value-type="float" office:value="1.3046" calcext:value-type="float">
            <text:p>1.3046</text:p>
          </table:table-cell>
          <table:table-cell office:value-type="float" office:value="1.04687" calcext:value-type="float">
            <text:p>1.04687</text:p>
          </table:table-cell>
          <table:table-cell office:value-type="float" office:value="3.70361" calcext:value-type="float">
            <text:p>3.70361</text:p>
          </table:table-cell>
          <table:table-cell office:value-type="float" office:value="2.46262" calcext:value-type="float">
            <text:p>2.46262</text:p>
          </table:table-cell>
          <table:table-cell office:value-type="float" office:value="3.01335" calcext:value-type="float">
            <text:p>3.01335</text:p>
          </table:table-cell>
          <table:table-cell office:value-type="float" office:value="0.119142" calcext:value-type="float">
            <text:p>0.119142</text:p>
          </table:table-cell>
          <table:table-cell office:value-type="float" office:value="2.41363" calcext:value-type="float">
            <text:p>2.41363</text:p>
          </table:table-cell>
          <table:table-cell office:value-type="float" office:value="0.122728" calcext:value-type="float">
            <text:p>0.122728</text:p>
          </table:table-cell>
          <table:table-cell office:value-type="float" office:value="2.61914" calcext:value-type="float">
            <text:p>2.61914</text:p>
          </table:table-cell>
          <table:table-cell office:value-type="float" office:value="0.111671" calcext:value-type="float">
            <text:p>0.111671</text:p>
          </table:table-cell>
          <table:table-cell office:value-type="float" office:value="2.27576" calcext:value-type="float">
            <text:p>2.27576</text:p>
          </table:table-cell>
          <table:table-cell office:value-type="float" office:value="12.9313" calcext:value-type="float">
            <text:p>12.9313</text:p>
          </table:table-cell>
          <table:table-cell office:value-type="float" office:value="0.990536" calcext:value-type="float">
            <text:p>0.990536</text:p>
          </table:table-cell>
          <table:table-cell office:value-type="float" office:value="2.20715" calcext:value-type="float">
            <text:p>2.20715</text:p>
          </table:table-cell>
          <table:table-cell office:value-type="float" office:value="3.18239" calcext:value-type="float">
            <text:p>3.18239</text:p>
          </table:table-cell>
          <table:table-cell office:value-type="float" office:value="0.526052" calcext:value-type="float">
            <text:p>0.526052</text:p>
          </table:table-cell>
          <table:table-cell office:value-type="float" office:value="18.6806" calcext:value-type="float">
            <text:p>18.6806</text:p>
          </table:table-cell>
          <table:table-cell office:value-type="float" office:value="5.91014" calcext:value-type="float">
            <text:p>5.91014</text:p>
          </table:table-cell>
          <table:table-cell office:value-type="float" office:value="0.952589" calcext:value-type="float">
            <text:p>0.952589</text:p>
          </table:table-cell>
          <table:table-cell office:value-type="float" office:value="1.80183" calcext:value-type="float">
            <text:p>1.80183</text:p>
          </table:table-cell>
          <table:table-cell office:value-type="float" office:value="0.119142" calcext:value-type="float">
            <text:p>0.119142</text:p>
          </table:table-cell>
          <table:table-cell office:value-type="float" office:value="1.01795" calcext:value-type="float">
            <text:p>1.01795</text:p>
          </table:table-cell>
          <table:table-cell office:value-type="float" office:value="0.343263" calcext:value-type="float">
            <text:p>0.343263</text:p>
          </table:table-cell>
          <table:table-cell office:value-type="float" office:value="19.4849" calcext:value-type="float">
            <text:p>19.4849</text:p>
          </table:table-cell>
          <table:table-cell office:value-type="float" office:value="2.54367" calcext:value-type="float">
            <text:p>2.54367</text:p>
          </table:table-cell>
          <table:table-cell office:value-type="float" office:value="1.367" calcext:value-type="float">
            <text:p>1.367</text:p>
          </table:table-cell>
          <table:table-cell office:value-type="float" office:value="1.14204" calcext:value-type="float">
            <text:p>1.14204</text:p>
          </table:table-cell>
          <table:table-cell office:value-type="float" office:value="3.70361" calcext:value-type="float">
            <text:p>3.70361</text:p>
          </table:table-cell>
          <table:table-cell office:value-type="float" office:value="0.658185" calcext:value-type="float">
            <text:p>0.658185</text:p>
          </table:table-cell>
          <table:table-cell office:value-type="float" office:value="12.8443" calcext:value-type="float">
            <text:p>12.8443</text:p>
          </table:table-cell>
          <table:table-cell office:value-type="float" office:value="1.65097" calcext:value-type="float">
            <text:p>1.65097</text:p>
          </table:table-cell>
          <table:table-cell office:value-type="float" office:value="0.499112" calcext:value-type="float">
            <text:p>0.499112</text:p>
          </table:table-cell>
          <table:table-cell office:value-type="float" office:value="3.70361" calcext:value-type="float">
            <text:p>3.70361</text:p>
          </table:table-cell>
          <table:table-cell office:value-type="float" office:value="2.29152" calcext:value-type="float">
            <text:p>2.29152</text:p>
          </table:table-cell>
          <table:table-cell office:value-type="float" office:value="3.14466" calcext:value-type="float">
            <text:p>3.14466</text:p>
          </table:table-cell>
          <table:table-cell office:value-type="float" office:value="0.187739" calcext:value-type="float">
            <text:p>0.187739</text:p>
          </table:table-cell>
          <table:table-cell office:value-type="float" office:value="0.814104" calcext:value-type="float">
            <text:p>0.814104</text:p>
          </table:table-cell>
          <table:table-cell office:value-type="float" office:value="0.119142" calcext:value-type="float">
            <text:p>0.119142</text:p>
          </table:table-cell>
          <table:table-cell office:value-type="float" office:value="2.38665" calcext:value-type="float">
            <text:p>2.38665</text:p>
          </table:table-cell>
          <table:table-cell office:value-type="float" office:value="0.658185" calcext:value-type="float">
            <text:p>0.658185</text:p>
          </table:table-cell>
          <table:table-cell office:value-type="float" office:value="2.26989" calcext:value-type="float">
            <text:p>2.26989</text:p>
          </table:table-cell>
          <table:table-cell office:value-type="float" office:value="12.8443" calcext:value-type="float">
            <text:p>12.8443</text:p>
          </table:table-cell>
          <table:table-cell office:value-type="float" office:value="1.48222" calcext:value-type="float">
            <text:p>1.48222</text:p>
          </table:table-cell>
          <table:table-cell office:value-type="float" office:value="1.90141" calcext:value-type="float">
            <text:p>1.90141</text:p>
          </table:table-cell>
          <table:table-cell office:value-type="float" office:value="2.21819" calcext:value-type="float">
            <text:p>2.21819</text:p>
          </table:table-cell>
          <table:table-cell office:value-type="float" office:value="1.03541" calcext:value-type="float">
            <text:p>1.03541</text:p>
          </table:table-cell>
          <table:table-cell office:value-type="float" office:value="0.278142" calcext:value-type="float">
            <text:p>0.278142</text:p>
          </table:table-cell>
          <table:table-cell office:value-type="float" office:value="6.59261" calcext:value-type="float">
            <text:p>6.59261</text:p>
          </table:table-cell>
          <table:table-cell office:value-type="float" office:value="1.05648" calcext:value-type="float">
            <text:p>1.05648</text:p>
          </table:table-cell>
          <table:table-cell office:value-type="float" office:value="2.26973" calcext:value-type="float">
            <text:p>2.26973</text:p>
          </table:table-cell>
          <table:table-cell office:value-type="float" office:value="0.187739" calcext:value-type="float">
            <text:p>0.187739</text:p>
          </table:table-cell>
          <table:table-cell office:value-type="float" office:value="5.89288" calcext:value-type="float">
            <text:p>5.89288</text:p>
          </table:table-cell>
          <table:table-cell office:value-type="float" office:value="0.343263" calcext:value-type="float">
            <text:p>0.343263</text:p>
          </table:table-cell>
          <table:table-cell office:value-type="float" office:value="20.1297" calcext:value-type="float">
            <text:p>20.1297</text:p>
          </table:table-cell>
          <table:table-cell office:value-type="float" office:value="2.14179" calcext:value-type="float">
            <text:p>2.14179</text:p>
          </table:table-cell>
          <table:table-cell office:value-type="float" office:value="0.376516" calcext:value-type="float">
            <text:p>0.376516</text:p>
          </table:table-cell>
          <table:table-cell table:number-columns-repeated="6" office:value-type="float" office:value="4.45755" calcext:value-type="float">
            <text:p>4.4575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54:</text:p>
          </table:table-cell>
          <table:table-cell office:value-type="float" office:value="9.86556" calcext:value-type="float">
            <text:p>9.86556</text:p>
          </table:table-cell>
          <table:table-cell office:value-type="string" calcext:value-type="string">
            <text:p>-</text:p>
          </table:table-cell>
          <table:table-cell office:value-type="float" office:value="10.0322" calcext:value-type="float">
            <text:p>10.0322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4.49631" calcext:value-type="float">
            <text:p>4.49631</text:p>
          </table:table-cell>
          <table:table-cell office:value-type="float" office:value="0.224167" calcext:value-type="float">
            <text:p>0.224167</text:p>
          </table:table-cell>
          <table:table-cell office:value-type="float" office:value="1.75441" calcext:value-type="float">
            <text:p>1.75441</text:p>
          </table:table-cell>
          <table:table-cell office:value-type="float" office:value="0.704415" calcext:value-type="float">
            <text:p>0.704415</text:p>
          </table:table-cell>
          <table:table-cell office:value-type="float" office:value="1.19768" calcext:value-type="float">
            <text:p>1.19768</text:p>
          </table:table-cell>
          <table:table-cell office:value-type="float" office:value="0.264151" calcext:value-type="float">
            <text:p>0.264151</text:p>
          </table:table-cell>
          <table:table-cell office:value-type="float" office:value="2.29836" calcext:value-type="float">
            <text:p>2.29836</text:p>
          </table:table-cell>
          <table:table-cell office:value-type="float" office:value="0.704415" calcext:value-type="float">
            <text:p>0.704415</text:p>
          </table:table-cell>
          <table:table-cell office:value-type="float" office:value="4.82219" calcext:value-type="float">
            <text:p>4.82219</text:p>
          </table:table-cell>
          <table:table-cell office:value-type="float" office:value="2.29836" calcext:value-type="float">
            <text:p>2.29836</text:p>
          </table:table-cell>
          <table:table-cell office:value-type="float" office:value="0.796625" calcext:value-type="float">
            <text:p>0.796625</text:p>
          </table:table-cell>
          <table:table-cell office:value-type="float" office:value="1.89122" calcext:value-type="float">
            <text:p>1.89122</text:p>
          </table:table-cell>
          <table:table-cell office:value-type="float" office:value="4.49631" calcext:value-type="float">
            <text:p>4.49631</text:p>
          </table:table-cell>
          <table:table-cell office:value-type="float" office:value="1.8654" calcext:value-type="float">
            <text:p>1.8654</text:p>
          </table:table-cell>
          <table:table-cell office:value-type="float" office:value="3.04203" calcext:value-type="float">
            <text:p>3.04203</text:p>
          </table:table-cell>
          <table:table-cell office:value-type="float" office:value="0.766392" calcext:value-type="float">
            <text:p>0.766392</text:p>
          </table:table-cell>
          <table:table-cell office:value-type="float" office:value="1.93915" calcext:value-type="float">
            <text:p>1.93915</text:p>
          </table:table-cell>
          <table:table-cell office:value-type="float" office:value="0.949227" calcext:value-type="float">
            <text:p>0.949227</text:p>
          </table:table-cell>
          <table:table-cell office:value-type="float" office:value="0.704415" calcext:value-type="float">
            <text:p>0.704415</text:p>
          </table:table-cell>
          <table:table-cell office:value-type="float" office:value="2.09926" calcext:value-type="float">
            <text:p>2.09926</text:p>
          </table:table-cell>
          <table:table-cell office:value-type="float" office:value="0.419406" calcext:value-type="float">
            <text:p>0.419406</text:p>
          </table:table-cell>
          <table:table-cell office:value-type="float" office:value="0.218843" calcext:value-type="float">
            <text:p>0.218843</text:p>
          </table:table-cell>
          <table:table-cell office:value-type="float" office:value="0.522284" calcext:value-type="float">
            <text:p>0.522284</text:p>
          </table:table-cell>
          <table:table-cell office:value-type="float" office:value="0.0625913" calcext:value-type="float">
            <text:p>0.0625913</text:p>
          </table:table-cell>
          <table:table-cell office:value-type="float" office:value="1.74368" calcext:value-type="float">
            <text:p>1.74368</text:p>
          </table:table-cell>
          <table:table-cell office:value-type="float" office:value="19.0848" calcext:value-type="float">
            <text:p>19.0848</text:p>
          </table:table-cell>
          <table:table-cell office:value-type="float" office:value="3.73467" calcext:value-type="float">
            <text:p>3.73467</text:p>
          </table:table-cell>
          <table:table-cell office:value-type="float" office:value="0.419406" calcext:value-type="float">
            <text:p>0.419406</text:p>
          </table:table-cell>
          <table:table-cell office:value-type="float" office:value="0.732434" calcext:value-type="float">
            <text:p>0.732434</text:p>
          </table:table-cell>
          <table:table-cell office:value-type="float" office:value="0.393636" calcext:value-type="float">
            <text:p>0.393636</text:p>
          </table:table-cell>
          <table:table-cell office:value-type="float" office:value="5.00263" calcext:value-type="float">
            <text:p>5.00263</text:p>
          </table:table-cell>
          <table:table-cell office:value-type="float" office:value="2.00337" calcext:value-type="float">
            <text:p>2.00337</text:p>
          </table:table-cell>
          <table:table-cell office:value-type="float" office:value="0.44592" calcext:value-type="float">
            <text:p>0.44592</text:p>
          </table:table-cell>
          <table:table-cell office:value-type="float" office:value="0.432519" calcext:value-type="float">
            <text:p>0.432519</text:p>
          </table:table-cell>
          <table:table-cell office:value-type="float" office:value="0.110723" calcext:value-type="float">
            <text:p>0.110723</text:p>
          </table:table-cell>
          <table:table-cell office:value-type="float" office:value="0.305174" calcext:value-type="float">
            <text:p>0.305174</text:p>
          </table:table-cell>
          <table:table-cell office:value-type="float" office:value="0.673591" calcext:value-type="float">
            <text:p>0.673591</text:p>
          </table:table-cell>
          <table:table-cell office:value-type="float" office:value="0.0625786" calcext:value-type="float">
            <text:p>0.0625786</text:p>
          </table:table-cell>
          <table:table-cell office:value-type="float" office:value="19.6732" calcext:value-type="float">
            <text:p>19.6732</text:p>
          </table:table-cell>
          <table:table-cell office:value-type="float" office:value="0.673591" calcext:value-type="float">
            <text:p>0.673591</text:p>
          </table:table-cell>
          <table:table-cell office:value-type="float" office:value="0.533557" calcext:value-type="float">
            <text:p>0.533557</text:p>
          </table:table-cell>
          <table:table-cell office:value-type="float" office:value="0.513267" calcext:value-type="float">
            <text:p>0.513267</text:p>
          </table:table-cell>
          <table:table-cell office:value-type="float" office:value="5.00263" calcext:value-type="float">
            <text:p>5.00263</text:p>
          </table:table-cell>
          <table:table-cell office:value-type="float" office:value="1.86803" calcext:value-type="float">
            <text:p>1.86803</text:p>
          </table:table-cell>
          <table:table-cell office:value-type="float" office:value="3.51499" calcext:value-type="float">
            <text:p>3.51499</text:p>
          </table:table-cell>
          <table:table-cell office:value-type="float" office:value="0.721759" calcext:value-type="float">
            <text:p>0.721759</text:p>
          </table:table-cell>
          <table:table-cell office:value-type="float" office:value="2.00433" calcext:value-type="float">
            <text:p>2.00433</text:p>
          </table:table-cell>
          <table:table-cell office:value-type="float" office:value="0.922257" calcext:value-type="float">
            <text:p>0.922257</text:p>
          </table:table-cell>
          <table:table-cell office:value-type="float" office:value="0.0625786" calcext:value-type="float">
            <text:p>0.0625786</text:p>
          </table:table-cell>
          <table:table-cell office:value-type="float" office:value="2.53988" calcext:value-type="float">
            <text:p>2.53988</text:p>
          </table:table-cell>
          <table:table-cell office:value-type="float" office:value="0.625791" calcext:value-type="float">
            <text:p>0.625791</text:p>
          </table:table-cell>
          <table:table-cell office:value-type="float" office:value="0" calcext:value-type="float">
            <text:p>0</text:p>
          </table:table-cell>
          <table:table-cell office:value-type="float" office:value="0.403608" calcext:value-type="float">
            <text:p>0.403608</text:p>
          </table:table-cell>
          <table:table-cell office:value-type="float" office:value="0.804347" calcext:value-type="float">
            <text:p>0.804347</text:p>
          </table:table-cell>
          <table:table-cell office:value-type="float" office:value="0.465158" calcext:value-type="float">
            <text:p>0.465158</text:p>
          </table:table-cell>
          <table:table-cell office:value-type="float" office:value="0.854979" calcext:value-type="float">
            <text:p>0.854979</text:p>
          </table:table-cell>
          <table:table-cell office:value-type="float" office:value="1.8654" calcext:value-type="float">
            <text:p>1.8654</text:p>
          </table:table-cell>
          <table:table-cell office:value-type="float" office:value="0.625791" calcext:value-type="float">
            <text:p>0.625791</text:p>
          </table:table-cell>
          <table:table-cell office:value-type="float" office:value="0.213155" calcext:value-type="float">
            <text:p>0.213155</text:p>
          </table:table-cell>
          <table:table-cell office:value-type="float" office:value="0.983508" calcext:value-type="float">
            <text:p>0.983508</text:p>
          </table:table-cell>
          <table:table-cell office:value-type="float" office:value="0.859403" calcext:value-type="float">
            <text:p>0.859403</text:p>
          </table:table-cell>
          <table:table-cell office:value-type="float" office:value="3.26531" calcext:value-type="float">
            <text:p>3.26531</text:p>
          </table:table-cell>
          <table:table-cell office:value-type="float" office:value="0.663107" calcext:value-type="float">
            <text:p>0.663107</text:p>
          </table:table-cell>
          <table:table-cell office:value-type="float" office:value="13.089" calcext:value-type="float">
            <text:p>13.089</text:p>
          </table:table-cell>
          <table:table-cell office:value-type="float" office:value="1.00214" calcext:value-type="float">
            <text:p>1.00214</text:p>
          </table:table-cell>
          <table:table-cell office:value-type="float" office:value="1.17816" calcext:value-type="float">
            <text:p>1.17816</text:p>
          </table:table-cell>
          <table:table-cell office:value-type="float" office:value="3.26531" calcext:value-type="float">
            <text:p>3.26531</text:p>
          </table:table-cell>
          <table:table-cell office:value-type="float" office:value="1.85364" calcext:value-type="float">
            <text:p>1.85364</text:p>
          </table:table-cell>
          <table:table-cell office:value-type="float" office:value="2.40901" calcext:value-type="float">
            <text:p>2.40901</text:p>
          </table:table-cell>
          <table:table-cell office:value-type="float" office:value="0.507463" calcext:value-type="float">
            <text:p>0.507463</text:p>
          </table:table-cell>
          <table:table-cell office:value-type="float" office:value="1.85058" calcext:value-type="float">
            <text:p>1.85058</text:p>
          </table:table-cell>
          <table:table-cell office:value-type="float" office:value="0.505872" calcext:value-type="float">
            <text:p>0.505872</text:p>
          </table:table-cell>
          <table:table-cell office:value-type="float" office:value="2.10729" calcext:value-type="float">
            <text:p>2.10729</text:p>
          </table:table-cell>
          <table:table-cell office:value-type="float" office:value="0.663107" calcext:value-type="float">
            <text:p>0.663107</text:p>
          </table:table-cell>
          <table:table-cell office:value-type="float" office:value="1.82203" calcext:value-type="float">
            <text:p>1.82203</text:p>
          </table:table-cell>
          <table:table-cell office:value-type="float" office:value="13.089" calcext:value-type="float">
            <text:p>13.089</text:p>
          </table:table-cell>
          <table:table-cell office:value-type="float" office:value="0.546436" calcext:value-type="float">
            <text:p>0.546436</text:p>
          </table:table-cell>
          <table:table-cell office:value-type="float" office:value="1.8246" calcext:value-type="float">
            <text:p>1.8246</text:p>
          </table:table-cell>
          <table:table-cell office:value-type="float" office:value="2.63467" calcext:value-type="float">
            <text:p>2.63467</text:p>
          </table:table-cell>
          <table:table-cell office:value-type="float" office:value="0.335107" calcext:value-type="float">
            <text:p>0.335107</text:p>
          </table:table-cell>
          <table:table-cell office:value-type="float" office:value="19.2768" calcext:value-type="float">
            <text:p>19.2768</text:p>
          </table:table-cell>
          <table:table-cell office:value-type="float" office:value="5.33246" calcext:value-type="float">
            <text:p>5.33246</text:p>
          </table:table-cell>
          <table:table-cell office:value-type="float" office:value="0.50507" calcext:value-type="float">
            <text:p>0.50507</text:p>
          </table:table-cell>
          <table:table-cell office:value-type="float" office:value="1.5499" calcext:value-type="float">
            <text:p>1.5499</text:p>
          </table:table-cell>
          <table:table-cell office:value-type="float" office:value="0.507463" calcext:value-type="float">
            <text:p>0.507463</text:p>
          </table:table-cell>
          <table:table-cell office:value-type="float" office:value="0.67698" calcext:value-type="float">
            <text:p>0.67698</text:p>
          </table:table-cell>
          <table:table-cell office:value-type="float" office:value="0.339214" calcext:value-type="float">
            <text:p>0.339214</text:p>
          </table:table-cell>
          <table:table-cell office:value-type="float" office:value="19.6294" calcext:value-type="float">
            <text:p>19.6294</text:p>
          </table:table-cell>
          <table:table-cell office:value-type="float" office:value="2.07899" calcext:value-type="float">
            <text:p>2.07899</text:p>
          </table:table-cell>
          <table:table-cell office:value-type="float" office:value="1.22553" calcext:value-type="float">
            <text:p>1.22553</text:p>
          </table:table-cell>
          <table:table-cell office:value-type="float" office:value="0.964116" calcext:value-type="float">
            <text:p>0.964116</text:p>
          </table:table-cell>
          <table:table-cell office:value-type="float" office:value="3.26531" calcext:value-type="float">
            <text:p>3.26531</text:p>
          </table:table-cell>
          <table:table-cell office:value-type="float" office:value="0.655429" calcext:value-type="float">
            <text:p>0.655429</text:p>
          </table:table-cell>
          <table:table-cell office:value-type="float" office:value="13.004" calcext:value-type="float">
            <text:p>13.004</text:p>
          </table:table-cell>
          <table:table-cell office:value-type="float" office:value="1.90113" calcext:value-type="float">
            <text:p>1.90113</text:p>
          </table:table-cell>
          <table:table-cell office:value-type="float" office:value="1.12424" calcext:value-type="float">
            <text:p>1.12424</text:p>
          </table:table-cell>
          <table:table-cell office:value-type="float" office:value="3.26531" calcext:value-type="float">
            <text:p>3.26531</text:p>
          </table:table-cell>
          <table:table-cell office:value-type="float" office:value="1.66737" calcext:value-type="float">
            <text:p>1.66737</text:p>
          </table:table-cell>
          <table:table-cell office:value-type="float" office:value="2.68015" calcext:value-type="float">
            <text:p>2.68015</text:p>
          </table:table-cell>
          <table:table-cell office:value-type="float" office:value="0.454712" calcext:value-type="float">
            <text:p>0.454712</text:p>
          </table:table-cell>
          <table:table-cell office:value-type="float" office:value="0.435285" calcext:value-type="float">
            <text:p>0.435285</text:p>
          </table:table-cell>
          <table:table-cell office:value-type="float" office:value="0.507463" calcext:value-type="float">
            <text:p>0.507463</text:p>
          </table:table-cell>
          <table:table-cell office:value-type="float" office:value="1.92924" calcext:value-type="float">
            <text:p>1.92924</text:p>
          </table:table-cell>
          <table:table-cell office:value-type="float" office:value="0.655429" calcext:value-type="float">
            <text:p>0.655429</text:p>
          </table:table-cell>
          <table:table-cell office:value-type="float" office:value="1.81768" calcext:value-type="float">
            <text:p>1.81768</text:p>
          </table:table-cell>
          <table:table-cell office:value-type="float" office:value="13.004" calcext:value-type="float">
            <text:p>13.004</text:p>
          </table:table-cell>
          <table:table-cell office:value-type="float" office:value="1.02652" calcext:value-type="float">
            <text:p>1.02652</text:p>
          </table:table-cell>
          <table:table-cell office:value-type="float" office:value="1.2967" calcext:value-type="float">
            <text:p>1.2967</text:p>
          </table:table-cell>
          <table:table-cell office:value-type="float" office:value="1.5924" calcext:value-type="float">
            <text:p>1.5924</text:p>
          </table:table-cell>
          <table:table-cell office:value-type="float" office:value="0.772829" calcext:value-type="float">
            <text:p>0.772829</text:p>
          </table:table-cell>
          <table:table-cell office:value-type="float" office:value="0.379751" calcext:value-type="float">
            <text:p>0.379751</text:p>
          </table:table-cell>
          <table:table-cell office:value-type="float" office:value="6.01102" calcext:value-type="float">
            <text:p>6.01102</text:p>
          </table:table-cell>
          <table:table-cell office:value-type="float" office:value="0.59983" calcext:value-type="float">
            <text:p>0.59983</text:p>
          </table:table-cell>
          <table:table-cell office:value-type="float" office:value="1.86014" calcext:value-type="float">
            <text:p>1.86014</text:p>
          </table:table-cell>
          <table:table-cell office:value-type="float" office:value="0.454712" calcext:value-type="float">
            <text:p>0.454712</text:p>
          </table:table-cell>
          <table:table-cell office:value-type="float" office:value="5.31536" calcext:value-type="float">
            <text:p>5.31536</text:p>
          </table:table-cell>
          <table:table-cell office:value-type="float" office:value="0.339214" calcext:value-type="float">
            <text:p>0.339214</text:p>
          </table:table-cell>
          <table:table-cell office:value-type="float" office:value="20.2598" calcext:value-type="float">
            <text:p>20.2598</text:p>
          </table:table-cell>
          <table:table-cell office:value-type="float" office:value="1.54205" calcext:value-type="float">
            <text:p>1.54205</text:p>
          </table:table-cell>
          <table:table-cell office:value-type="float" office:value="0.300584" calcext:value-type="float">
            <text:p>0.300584</text:p>
          </table:table-cell>
          <table:table-cell table:number-columns-repeated="6" office:value-type="float" office:value="4.63706" calcext:value-type="float">
            <text:p>4.6370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55:</text:p>
          </table:table-cell>
          <table:table-cell office:value-type="float" office:value="15.2883" calcext:value-type="float">
            <text:p>15.2883</text:p>
          </table:table-cell>
          <table:table-cell office:value-type="string" calcext:value-type="string">
            <text:p>-</text:p>
          </table:table-cell>
          <table:table-cell office:value-type="float" office:value="15.455" calcext:value-type="float">
            <text:p>15.455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office:value-type="float" office:value="4.23151" calcext:value-type="float">
            <text:p>4.23151</text:p>
          </table:table-cell>
          <table:table-cell office:value-type="float" office:value="0.374778" calcext:value-type="float">
            <text:p>0.374778</text:p>
          </table:table-cell>
          <table:table-cell office:value-type="float" office:value="1.38123" calcext:value-type="float">
            <text:p>1.38123</text:p>
          </table:table-cell>
          <table:table-cell office:value-type="float" office:value="0.44614" calcext:value-type="float">
            <text:p>0.44614</text:p>
          </table:table-cell>
          <table:table-cell office:value-type="float" office:value="1.19957" calcext:value-type="float">
            <text:p>1.19957</text:p>
          </table:table-cell>
          <table:table-cell office:value-type="float" office:value="0.369146" calcext:value-type="float">
            <text:p>0.369146</text:p>
          </table:table-cell>
          <table:table-cell office:value-type="float" office:value="2.66468" calcext:value-type="float">
            <text:p>2.66468</text:p>
          </table:table-cell>
          <table:table-cell office:value-type="float" office:value="0.323916" calcext:value-type="float">
            <text:p>0.323916</text:p>
          </table:table-cell>
          <table:table-cell office:value-type="float" office:value="4.78781" calcext:value-type="float">
            <text:p>4.78781</text:p>
          </table:table-cell>
          <table:table-cell office:value-type="float" office:value="2.66468" calcext:value-type="float">
            <text:p>2.66468</text:p>
          </table:table-cell>
          <table:table-cell office:value-type="float" office:value="0.551116" calcext:value-type="float">
            <text:p>0.551116</text:p>
          </table:table-cell>
          <table:table-cell office:value-type="float" office:value="2.25616" calcext:value-type="float">
            <text:p>2.25616</text:p>
          </table:table-cell>
          <table:table-cell office:value-type="float" office:value="4.23151" calcext:value-type="float">
            <text:p>4.23151</text:p>
          </table:table-cell>
          <table:table-cell office:value-type="float" office:value="2.2664" calcext:value-type="float">
            <text:p>2.2664</text:p>
          </table:table-cell>
          <table:table-cell office:value-type="float" office:value="2.88082" calcext:value-type="float">
            <text:p>2.88082</text:p>
          </table:table-cell>
          <table:table-cell office:value-type="float" office:value="0.766446" calcext:value-type="float">
            <text:p>0.766446</text:p>
          </table:table-cell>
          <table:table-cell office:value-type="float" office:value="1.68417" calcext:value-type="float">
            <text:p>1.68417</text:p>
          </table:table-cell>
          <table:table-cell office:value-type="float" office:value="0.916113" calcext:value-type="float">
            <text:p>0.916113</text:p>
          </table:table-cell>
          <table:table-cell office:value-type="float" office:value="0.323916" calcext:value-type="float">
            <text:p>0.323916</text:p>
          </table:table-cell>
          <table:table-cell office:value-type="float" office:value="2.19317" calcext:value-type="float">
            <text:p>2.19317</text:p>
          </table:table-cell>
          <table:table-cell office:value-type="float" office:value="0.0351904" calcext:value-type="float">
            <text:p>0.0351904</text:p>
          </table:table-cell>
          <table:table-cell office:value-type="float" office:value="0.622438" calcext:value-type="float">
            <text:p>0.622438</text:p>
          </table:table-cell>
          <table:table-cell office:value-type="float" office:value="0.462328" calcext:value-type="float">
            <text:p>0.462328</text:p>
          </table:table-cell>
          <table:table-cell office:value-type="float" office:value="0.385752" calcext:value-type="float">
            <text:p>0.385752</text:p>
          </table:table-cell>
          <table:table-cell office:value-type="float" office:value="1.76118" calcext:value-type="float">
            <text:p>1.76118</text:p>
          </table:table-cell>
          <table:table-cell office:value-type="float" office:value="18.7667" calcext:value-type="float">
            <text:p>18.7667</text:p>
          </table:table-cell>
          <table:table-cell office:value-type="float" office:value="3.65459" calcext:value-type="float">
            <text:p>3.65459</text:p>
          </table:table-cell>
          <table:table-cell office:value-type="float" office:value="0.0351904" calcext:value-type="float">
            <text:p>0.0351904</text:p>
          </table:table-cell>
          <table:table-cell office:value-type="float" office:value="0.336856" calcext:value-type="float">
            <text:p>0.336856</text:p>
          </table:table-cell>
          <table:table-cell office:value-type="float" office:value="0.619473" calcext:value-type="float">
            <text:p>0.619473</text:p>
          </table:table-cell>
          <table:table-cell office:value-type="float" office:value="4.75074" calcext:value-type="float">
            <text:p>4.75074</text:p>
          </table:table-cell>
          <table:table-cell office:value-type="float" office:value="2.33041" calcext:value-type="float">
            <text:p>2.33041</text:p>
          </table:table-cell>
          <table:table-cell office:value-type="float" office:value="0.31754" calcext:value-type="float">
            <text:p>0.31754</text:p>
          </table:table-cell>
          <table:table-cell office:value-type="float" office:value="0.834698" calcext:value-type="float">
            <text:p>0.834698</text:p>
          </table:table-cell>
          <table:table-cell office:value-type="float" office:value="0.40547" calcext:value-type="float">
            <text:p>0.40547</text:p>
          </table:table-cell>
          <table:table-cell office:value-type="float" office:value="0.229858" calcext:value-type="float">
            <text:p>0.229858</text:p>
          </table:table-cell>
          <table:table-cell office:value-type="float" office:value="0.99468" calcext:value-type="float">
            <text:p>0.99468</text:p>
          </table:table-cell>
          <table:table-cell office:value-type="float" office:value="0.392948" calcext:value-type="float">
            <text:p>0.392948</text:p>
          </table:table-cell>
          <table:table-cell office:value-type="float" office:value="19.2957" calcext:value-type="float">
            <text:p>19.2957</text:p>
          </table:table-cell>
          <table:table-cell office:value-type="float" office:value="0.99468" calcext:value-type="float">
            <text:p>0.99468</text:p>
          </table:table-cell>
          <table:table-cell office:value-type="float" office:value="0.462469" calcext:value-type="float">
            <text:p>0.462469</text:p>
          </table:table-cell>
          <table:table-cell office:value-type="float" office:value="0.745678" calcext:value-type="float">
            <text:p>0.745678</text:p>
          </table:table-cell>
          <table:table-cell office:value-type="float" office:value="4.75074" calcext:value-type="float">
            <text:p>4.75074</text:p>
          </table:table-cell>
          <table:table-cell office:value-type="float" office:value="2.26921" calcext:value-type="float">
            <text:p>2.26921</text:p>
          </table:table-cell>
          <table:table-cell office:value-type="float" office:value="3.35495" calcext:value-type="float">
            <text:p>3.35495</text:p>
          </table:table-cell>
          <table:table-cell office:value-type="float" office:value="0.634536" calcext:value-type="float">
            <text:p>0.634536</text:p>
          </table:table-cell>
          <table:table-cell office:value-type="float" office:value="1.82319" calcext:value-type="float">
            <text:p>1.82319</text:p>
          </table:table-cell>
          <table:table-cell office:value-type="float" office:value="1.26937" calcext:value-type="float">
            <text:p>1.26937</text:p>
          </table:table-cell>
          <table:table-cell office:value-type="float" office:value="0.392948" calcext:value-type="float">
            <text:p>0.392948</text:p>
          </table:table-cell>
          <table:table-cell office:value-type="float" office:value="2.70746" calcext:value-type="float">
            <text:p>2.70746</text:p>
          </table:table-cell>
          <table:table-cell office:value-type="float" office:value="0.516589" calcext:value-type="float">
            <text:p>0.516589</text:p>
          </table:table-cell>
          <table:table-cell office:value-type="float" office:value="0.403608" calcext:value-type="float">
            <text:p>0.403608</text:p>
          </table:table-cell>
          <table:table-cell office:value-type="float" office:value="0" calcext:value-type="float">
            <text:p>0</text:p>
          </table:table-cell>
          <table:table-cell office:value-type="float" office:value="0.408438" calcext:value-type="float">
            <text:p>0.408438</text:p>
          </table:table-cell>
          <table:table-cell office:value-type="float" office:value="0.466406" calcext:value-type="float">
            <text:p>0.466406</text:p>
          </table:table-cell>
          <table:table-cell office:value-type="float" office:value="0.559855" calcext:value-type="float">
            <text:p>0.559855</text:p>
          </table:table-cell>
          <table:table-cell office:value-type="float" office:value="2.2664" calcext:value-type="float">
            <text:p>2.2664</text:p>
          </table:table-cell>
          <table:table-cell office:value-type="float" office:value="0.516589" calcext:value-type="float">
            <text:p>0.516589</text:p>
          </table:table-cell>
          <table:table-cell office:value-type="float" office:value="0.210009" calcext:value-type="float">
            <text:p>0.210009</text:p>
          </table:table-cell>
          <table:table-cell office:value-type="float" office:value="0.822328" calcext:value-type="float">
            <text:p>0.822328</text:p>
          </table:table-cell>
          <table:table-cell office:value-type="float" office:value="1.24574" calcext:value-type="float">
            <text:p>1.24574</text:p>
          </table:table-cell>
          <table:table-cell office:value-type="float" office:value="3.18739" calcext:value-type="float">
            <text:p>3.18739</text:p>
          </table:table-cell>
          <table:table-cell office:value-type="float" office:value="0.479817" calcext:value-type="float">
            <text:p>0.479817</text:p>
          </table:table-cell>
          <table:table-cell office:value-type="float" office:value="12.7076" calcext:value-type="float">
            <text:p>12.7076</text:p>
          </table:table-cell>
          <table:table-cell office:value-type="float" office:value="0.796695" calcext:value-type="float">
            <text:p>0.796695</text:p>
          </table:table-cell>
          <table:table-cell office:value-type="float" office:value="0.779223" calcext:value-type="float">
            <text:p>0.779223</text:p>
          </table:table-cell>
          <table:table-cell office:value-type="float" office:value="3.18739" calcext:value-type="float">
            <text:p>3.18739</text:p>
          </table:table-cell>
          <table:table-cell office:value-type="float" office:value="2.17868" calcext:value-type="float">
            <text:p>2.17868</text:p>
          </table:table-cell>
          <table:table-cell office:value-type="float" office:value="2.56164" calcext:value-type="float">
            <text:p>2.56164</text:p>
          </table:table-cell>
          <table:table-cell office:value-type="float" office:value="0.442194" calcext:value-type="float">
            <text:p>0.442194</text:p>
          </table:table-cell>
          <table:table-cell office:value-type="float" office:value="2.22177" calcext:value-type="float">
            <text:p>2.22177</text:p>
          </table:table-cell>
          <table:table-cell office:value-type="float" office:value="0.449559" calcext:value-type="float">
            <text:p>0.449559</text:p>
          </table:table-cell>
          <table:table-cell office:value-type="float" office:value="2.4985" calcext:value-type="float">
            <text:p>2.4985</text:p>
          </table:table-cell>
          <table:table-cell office:value-type="float" office:value="0.479817" calcext:value-type="float">
            <text:p>0.479817</text:p>
          </table:table-cell>
          <table:table-cell office:value-type="float" office:value="2.2242" calcext:value-type="float">
            <text:p>2.2242</text:p>
          </table:table-cell>
          <table:table-cell office:value-type="float" office:value="12.7076" calcext:value-type="float">
            <text:p>12.7076</text:p>
          </table:table-cell>
          <table:table-cell office:value-type="float" office:value="0.490106" calcext:value-type="float">
            <text:p>0.490106</text:p>
          </table:table-cell>
          <table:table-cell office:value-type="float" office:value="2.22721" calcext:value-type="float">
            <text:p>2.22721</text:p>
          </table:table-cell>
          <table:table-cell office:value-type="float" office:value="2.68376" calcext:value-type="float">
            <text:p>2.68376</text:p>
          </table:table-cell>
          <table:table-cell office:value-type="float" office:value="0.61537" calcext:value-type="float">
            <text:p>0.61537</text:p>
          </table:table-cell>
          <table:table-cell office:value-type="float" office:value="18.9599" calcext:value-type="float">
            <text:p>18.9599</text:p>
          </table:table-cell>
          <table:table-cell office:value-type="float" office:value="5.42287" calcext:value-type="float">
            <text:p>5.42287</text:p>
          </table:table-cell>
          <table:table-cell office:value-type="float" office:value="0.905018" calcext:value-type="float">
            <text:p>0.905018</text:p>
          </table:table-cell>
          <table:table-cell office:value-type="float" office:value="1.93169" calcext:value-type="float">
            <text:p>1.93169</text:p>
          </table:table-cell>
          <table:table-cell office:value-type="float" office:value="0.442194" calcext:value-type="float">
            <text:p>0.442194</text:p>
          </table:table-cell>
          <table:table-cell office:value-type="float" office:value="0.501395" calcext:value-type="float">
            <text:p>0.501395</text:p>
          </table:table-cell>
          <table:table-cell office:value-type="float" office:value="0.211674" calcext:value-type="float">
            <text:p>0.211674</text:p>
          </table:table-cell>
          <table:table-cell office:value-type="float" office:value="19.2518" calcext:value-type="float">
            <text:p>19.2518</text:p>
          </table:table-cell>
          <table:table-cell office:value-type="float" office:value="2.47951" calcext:value-type="float">
            <text:p>2.47951</text:p>
          </table:table-cell>
          <table:table-cell office:value-type="float" office:value="1.57124" calcext:value-type="float">
            <text:p>1.57124</text:p>
          </table:table-cell>
          <table:table-cell office:value-type="float" office:value="1.31374" calcext:value-type="float">
            <text:p>1.31374</text:p>
          </table:table-cell>
          <table:table-cell office:value-type="float" office:value="3.18739" calcext:value-type="float">
            <text:p>3.18739</text:p>
          </table:table-cell>
          <table:table-cell office:value-type="float" office:value="0.258452" calcext:value-type="float">
            <text:p>0.258452</text:p>
          </table:table-cell>
          <table:table-cell office:value-type="float" office:value="12.6221" calcext:value-type="float">
            <text:p>12.6221</text:p>
          </table:table-cell>
          <table:table-cell office:value-type="float" office:value="1.49788" calcext:value-type="float">
            <text:p>1.49788</text:p>
          </table:table-cell>
          <table:table-cell office:value-type="float" office:value="0.942059" calcext:value-type="float">
            <text:p>0.942059</text:p>
          </table:table-cell>
          <table:table-cell office:value-type="float" office:value="3.18739" calcext:value-type="float">
            <text:p>3.18739</text:p>
          </table:table-cell>
          <table:table-cell office:value-type="float" office:value="1.94943" calcext:value-type="float">
            <text:p>1.94943</text:p>
          </table:table-cell>
          <table:table-cell office:value-type="float" office:value="2.6284" calcext:value-type="float">
            <text:p>2.6284</text:p>
          </table:table-cell>
          <table:table-cell office:value-type="float" office:value="0.345294" calcext:value-type="float">
            <text:p>0.345294</text:p>
          </table:table-cell>
          <table:table-cell office:value-type="float" office:value="0.31112" calcext:value-type="float">
            <text:p>0.31112</text:p>
          </table:table-cell>
          <table:table-cell office:value-type="float" office:value="0.442194" calcext:value-type="float">
            <text:p>0.442194</text:p>
          </table:table-cell>
          <table:table-cell office:value-type="float" office:value="2.33087" calcext:value-type="float">
            <text:p>2.33087</text:p>
          </table:table-cell>
          <table:table-cell office:value-type="float" office:value="0.258452" calcext:value-type="float">
            <text:p>0.258452</text:p>
          </table:table-cell>
          <table:table-cell office:value-type="float" office:value="2.21997" calcext:value-type="float">
            <text:p>2.21997</text:p>
          </table:table-cell>
          <table:table-cell office:value-type="float" office:value="12.6221" calcext:value-type="float">
            <text:p>12.6221</text:p>
          </table:table-cell>
          <table:table-cell office:value-type="float" office:value="0.969663" calcext:value-type="float">
            <text:p>0.969663</text:p>
          </table:table-cell>
          <table:table-cell office:value-type="float" office:value="1.46387" calcext:value-type="float">
            <text:p>1.46387</text:p>
          </table:table-cell>
          <table:table-cell office:value-type="float" office:value="1.85335" calcext:value-type="float">
            <text:p>1.85335</text:p>
          </table:table-cell>
          <table:table-cell office:value-type="float" office:value="0.528961" calcext:value-type="float">
            <text:p>0.528961</text:p>
          </table:table-cell>
          <table:table-cell office:value-type="float" office:value="0.452982" calcext:value-type="float">
            <text:p>0.452982</text:p>
          </table:table-cell>
          <table:table-cell office:value-type="float" office:value="6.10751" calcext:value-type="float">
            <text:p>6.10751</text:p>
          </table:table-cell>
          <table:table-cell office:value-type="float" office:value="1.00227" calcext:value-type="float">
            <text:p>1.00227</text:p>
          </table:table-cell>
          <table:table-cell office:value-type="float" office:value="2.26372" calcext:value-type="float">
            <text:p>2.26372</text:p>
          </table:table-cell>
          <table:table-cell office:value-type="float" office:value="0.345294" calcext:value-type="float">
            <text:p>0.345294</text:p>
          </table:table-cell>
          <table:table-cell office:value-type="float" office:value="5.40551" calcext:value-type="float">
            <text:p>5.40551</text:p>
          </table:table-cell>
          <table:table-cell office:value-type="float" office:value="0.211674" calcext:value-type="float">
            <text:p>0.211674</text:p>
          </table:table-cell>
          <table:table-cell office:value-type="float" office:value="19.8857" calcext:value-type="float">
            <text:p>19.8857</text:p>
          </table:table-cell>
          <table:table-cell office:value-type="float" office:value="1.88474" calcext:value-type="float">
            <text:p>1.88474</text:p>
          </table:table-cell>
          <table:table-cell office:value-type="float" office:value="0.462014" calcext:value-type="float">
            <text:p>0.462014</text:p>
          </table:table-cell>
          <table:table-cell table:number-columns-repeated="6" office:value-type="float" office:value="4.24713" calcext:value-type="float">
            <text:p>4.2471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56:</text:p>
          </table:table-cell>
          <table:table-cell office:value-type="float" office:value="10.6159" calcext:value-type="float">
            <text:p>10.6159</text:p>
          </table:table-cell>
          <table:table-cell office:value-type="string" calcext:value-type="string">
            <text:p>-</text:p>
          </table:table-cell>
          <table:table-cell office:value-type="float" office:value="10.7826" calcext:value-type="float">
            <text:p>10.7826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office:value-type="float" office:value="4.08803" calcext:value-type="float">
            <text:p>4.08803</text:p>
          </table:table-cell>
          <table:table-cell office:value-type="float" office:value="0.7742" calcext:value-type="float">
            <text:p>0.7742</text:p>
          </table:table-cell>
          <table:table-cell office:value-type="float" office:value="0.980878" calcext:value-type="float">
            <text:p>0.980878</text:p>
          </table:table-cell>
          <table:table-cell office:value-type="float" office:value="0.571975" calcext:value-type="float">
            <text:p>0.571975</text:p>
          </table:table-cell>
          <table:table-cell office:value-type="float" office:value="1.42531" calcext:value-type="float">
            <text:p>1.42531</text:p>
          </table:table-cell>
          <table:table-cell office:value-type="float" office:value="0.688541" calcext:value-type="float">
            <text:p>0.688541</text:p>
          </table:table-cell>
          <table:table-cell office:value-type="float" office:value="3.07036" calcext:value-type="float">
            <text:p>3.07036</text:p>
          </table:table-cell>
          <table:table-cell office:value-type="float" office:value="0.290546" calcext:value-type="float">
            <text:p>0.290546</text:p>
          </table:table-cell>
          <table:table-cell office:value-type="float" office:value="4.89799" calcext:value-type="float">
            <text:p>4.89799</text:p>
          </table:table-cell>
          <table:table-cell office:value-type="float" office:value="3.07036" calcext:value-type="float">
            <text:p>3.07036</text:p>
          </table:table-cell>
          <table:table-cell office:value-type="float" office:value="0.648399" calcext:value-type="float">
            <text:p>0.648399</text:p>
          </table:table-cell>
          <table:table-cell office:value-type="float" office:value="2.66187" calcext:value-type="float">
            <text:p>2.66187</text:p>
          </table:table-cell>
          <table:table-cell office:value-type="float" office:value="4.08803" calcext:value-type="float">
            <text:p>4.08803</text:p>
          </table:table-cell>
          <table:table-cell office:value-type="float" office:value="2.65019" calcext:value-type="float">
            <text:p>2.65019</text:p>
          </table:table-cell>
          <table:table-cell office:value-type="float" office:value="2.88044" calcext:value-type="float">
            <text:p>2.88044</text:p>
          </table:table-cell>
          <table:table-cell office:value-type="float" office:value="1.03795" calcext:value-type="float">
            <text:p>1.03795</text:p>
          </table:table-cell>
          <table:table-cell office:value-type="float" office:value="1.60391" calcext:value-type="float">
            <text:p>1.60391</text:p>
          </table:table-cell>
          <table:table-cell office:value-type="float" office:value="0.950165" calcext:value-type="float">
            <text:p>0.950165</text:p>
          </table:table-cell>
          <table:table-cell office:value-type="float" office:value="0.290546" calcext:value-type="float">
            <text:p>0.290546</text:p>
          </table:table-cell>
          <table:table-cell office:value-type="float" office:value="2.44744" calcext:value-type="float">
            <text:p>2.44744</text:p>
          </table:table-cell>
          <table:table-cell office:value-type="float" office:value="0.386632" calcext:value-type="float">
            <text:p>0.386632</text:p>
          </table:table-cell>
          <table:table-cell office:value-type="float" office:value="1.02121" calcext:value-type="float">
            <text:p>1.02121</text:p>
          </table:table-cell>
          <table:table-cell office:value-type="float" office:value="0.761859" calcext:value-type="float">
            <text:p>0.761859</text:p>
          </table:table-cell>
          <table:table-cell office:value-type="float" office:value="0.792679" calcext:value-type="float">
            <text:p>0.792679</text:p>
          </table:table-cell>
          <table:table-cell office:value-type="float" office:value="1.96814" calcext:value-type="float">
            <text:p>1.96814</text:p>
          </table:table-cell>
          <table:table-cell office:value-type="float" office:value="18.3903" calcext:value-type="float">
            <text:p>18.3903</text:p>
          </table:table-cell>
          <table:table-cell office:value-type="float" office:value="3.72948" calcext:value-type="float">
            <text:p>3.72948</text:p>
          </table:table-cell>
          <table:table-cell office:value-type="float" office:value="0.386632" calcext:value-type="float">
            <text:p>0.386632</text:p>
          </table:table-cell>
          <table:table-cell office:value-type="float" office:value="0.221073" calcext:value-type="float">
            <text:p>0.221073</text:p>
          </table:table-cell>
          <table:table-cell office:value-type="float" office:value="0.919992" calcext:value-type="float">
            <text:p>0.919992</text:p>
          </table:table-cell>
          <table:table-cell office:value-type="float" office:value="4.62051" calcext:value-type="float">
            <text:p>4.62051</text:p>
          </table:table-cell>
          <table:table-cell office:value-type="float" office:value="2.7235" calcext:value-type="float">
            <text:p>2.7235</text:p>
          </table:table-cell>
          <table:table-cell office:value-type="float" office:value="0.512392" calcext:value-type="float">
            <text:p>0.512392</text:p>
          </table:table-cell>
          <table:table-cell office:value-type="float" office:value="1.22769" calcext:value-type="float">
            <text:p>1.22769</text:p>
          </table:table-cell>
          <table:table-cell office:value-type="float" office:value="0.78331" calcext:value-type="float">
            <text:p>0.78331</text:p>
          </table:table-cell>
          <table:table-cell office:value-type="float" office:value="0.614328" calcext:value-type="float">
            <text:p>0.614328</text:p>
          </table:table-cell>
          <table:table-cell office:value-type="float" office:value="1.31432" calcext:value-type="float">
            <text:p>1.31432</text:p>
          </table:table-cell>
          <table:table-cell office:value-type="float" office:value="0.782889" calcext:value-type="float">
            <text:p>0.782889</text:p>
          </table:table-cell>
          <table:table-cell office:value-type="float" office:value="18.9699" calcext:value-type="float">
            <text:p>18.9699</text:p>
          </table:table-cell>
          <table:table-cell office:value-type="float" office:value="1.31432" calcext:value-type="float">
            <text:p>1.31432</text:p>
          </table:table-cell>
          <table:table-cell office:value-type="float" office:value="0.608888" calcext:value-type="float">
            <text:p>0.608888</text:p>
          </table:table-cell>
          <table:table-cell office:value-type="float" office:value="1.12906" calcext:value-type="float">
            <text:p>1.12906</text:p>
          </table:table-cell>
          <table:table-cell office:value-type="float" office:value="4.62051" calcext:value-type="float">
            <text:p>4.62051</text:p>
          </table:table-cell>
          <table:table-cell office:value-type="float" office:value="2.65348" calcext:value-type="float">
            <text:p>2.65348</text:p>
          </table:table-cell>
          <table:table-cell office:value-type="float" office:value="3.34819" calcext:value-type="float">
            <text:p>3.34819</text:p>
          </table:table-cell>
          <table:table-cell office:value-type="float" office:value="0.867995" calcext:value-type="float">
            <text:p>0.867995</text:p>
          </table:table-cell>
          <table:table-cell office:value-type="float" office:value="1.83096" calcext:value-type="float">
            <text:p>1.83096</text:p>
          </table:table-cell>
          <table:table-cell office:value-type="float" office:value="1.59854" calcext:value-type="float">
            <text:p>1.59854</text:p>
          </table:table-cell>
          <table:table-cell office:value-type="float" office:value="0.782889" calcext:value-type="float">
            <text:p>0.782889</text:p>
          </table:table-cell>
          <table:table-cell office:value-type="float" office:value="3.00684" calcext:value-type="float">
            <text:p>3.00684</text:p>
          </table:table-cell>
          <table:table-cell office:value-type="float" office:value="0.597055" calcext:value-type="float">
            <text:p>0.597055</text:p>
          </table:table-cell>
          <table:table-cell office:value-type="float" office:value="0.804347" calcext:value-type="float">
            <text:p>0.804347</text:p>
          </table:table-cell>
          <table:table-cell office:value-type="float" office:value="0.408438" calcext:value-type="float">
            <text:p>0.408438</text:p>
          </table:table-cell>
          <table:table-cell office:value-type="float" office:value="0" calcext:value-type="float">
            <text:p>0</text:p>
          </table:table-cell>
          <table:table-cell office:value-type="float" office:value="0.798398" calcext:value-type="float">
            <text:p>0.798398</text:p>
          </table:table-cell>
          <table:table-cell office:value-type="float" office:value="0.578883" calcext:value-type="float">
            <text:p>0.578883</text:p>
          </table:table-cell>
          <table:table-cell office:value-type="float" office:value="2.65019" calcext:value-type="float">
            <text:p>2.65019</text:p>
          </table:table-cell>
          <table:table-cell office:value-type="float" office:value="0.597055" calcext:value-type="float">
            <text:p>0.597055</text:p>
          </table:table-cell>
          <table:table-cell office:value-type="float" office:value="0.618377" calcext:value-type="float">
            <text:p>0.618377</text:p>
          </table:table-cell>
          <table:table-cell office:value-type="float" office:value="0.947423" calcext:value-type="float">
            <text:p>0.947423</text:p>
          </table:table-cell>
          <table:table-cell office:value-type="float" office:value="1.61332" calcext:value-type="float">
            <text:p>1.61332</text:p>
          </table:table-cell>
          <table:table-cell office:value-type="float" office:value="3.27073" calcext:value-type="float">
            <text:p>3.27073</text:p>
          </table:table-cell>
          <table:table-cell office:value-type="float" office:value="0.49577" calcext:value-type="float">
            <text:p>0.49577</text:p>
          </table:table-cell>
          <table:table-cell office:value-type="float" office:value="12.3759" calcext:value-type="float">
            <text:p>12.3759</text:p>
          </table:table-cell>
          <table:table-cell office:value-type="float" office:value="0.876371" calcext:value-type="float">
            <text:p>0.876371</text:p>
          </table:table-cell>
          <table:table-cell office:value-type="float" office:value="0.452281" calcext:value-type="float">
            <text:p>0.452281</text:p>
          </table:table-cell>
          <table:table-cell office:value-type="float" office:value="3.27073" calcext:value-type="float">
            <text:p>3.27073</text:p>
          </table:table-cell>
          <table:table-cell office:value-type="float" office:value="2.57153" calcext:value-type="float">
            <text:p>2.57153</text:p>
          </table:table-cell>
          <table:table-cell office:value-type="float" office:value="2.85237" calcext:value-type="float">
            <text:p>2.85237</text:p>
          </table:table-cell>
          <table:table-cell office:value-type="float" office:value="0.605255" calcext:value-type="float">
            <text:p>0.605255</text:p>
          </table:table-cell>
          <table:table-cell office:value-type="float" office:value="2.62879" calcext:value-type="float">
            <text:p>2.62879</text:p>
          </table:table-cell>
          <table:table-cell office:value-type="float" office:value="0.616313" calcext:value-type="float">
            <text:p>0.616313</text:p>
          </table:table-cell>
          <table:table-cell office:value-type="float" office:value="2.90653" calcext:value-type="float">
            <text:p>2.90653</text:p>
          </table:table-cell>
          <table:table-cell office:value-type="float" office:value="0.49577" calcext:value-type="float">
            <text:p>0.49577</text:p>
          </table:table-cell>
          <table:table-cell office:value-type="float" office:value="2.62581" calcext:value-type="float">
            <text:p>2.62581</text:p>
          </table:table-cell>
          <table:table-cell office:value-type="float" office:value="12.3759" calcext:value-type="float">
            <text:p>12.3759</text:p>
          </table:table-cell>
          <table:table-cell office:value-type="float" office:value="0.783505" calcext:value-type="float">
            <text:p>0.783505</text:p>
          </table:table-cell>
          <table:table-cell office:value-type="float" office:value="2.6159" calcext:value-type="float">
            <text:p>2.6159</text:p>
          </table:table-cell>
          <table:table-cell office:value-type="float" office:value="2.89264" calcext:value-type="float">
            <text:p>2.89264</text:p>
          </table:table-cell>
          <table:table-cell office:value-type="float" office:value="0.945884" calcext:value-type="float">
            <text:p>0.945884</text:p>
          </table:table-cell>
          <table:table-cell office:value-type="float" office:value="18.5842" calcext:value-type="float">
            <text:p>18.5842</text:p>
          </table:table-cell>
          <table:table-cell office:value-type="float" office:value="5.64305" calcext:value-type="float">
            <text:p>5.64305</text:p>
          </table:table-cell>
          <table:table-cell office:value-type="float" office:value="1.29364" calcext:value-type="float">
            <text:p>1.29364</text:p>
          </table:table-cell>
          <table:table-cell office:value-type="float" office:value="2.28617" calcext:value-type="float">
            <text:p>2.28617</text:p>
          </table:table-cell>
          <table:table-cell office:value-type="float" office:value="0.605255" calcext:value-type="float">
            <text:p>0.605255</text:p>
          </table:table-cell>
          <table:table-cell office:value-type="float" office:value="0.69726" calcext:value-type="float">
            <text:p>0.69726</text:p>
          </table:table-cell>
          <table:table-cell office:value-type="float" office:value="0.512149" calcext:value-type="float">
            <text:p>0.512149</text:p>
          </table:table-cell>
          <table:table-cell office:value-type="float" office:value="18.9258" calcext:value-type="float">
            <text:p>18.9258</text:p>
          </table:table-cell>
          <table:table-cell office:value-type="float" office:value="2.88333" calcext:value-type="float">
            <text:p>2.88333</text:p>
          </table:table-cell>
          <table:table-cell office:value-type="float" office:value="1.8913" calcext:value-type="float">
            <text:p>1.8913</text:p>
          </table:table-cell>
          <table:table-cell office:value-type="float" office:value="1.64389" calcext:value-type="float">
            <text:p>1.64389</text:p>
          </table:table-cell>
          <table:table-cell office:value-type="float" office:value="3.27073" calcext:value-type="float">
            <text:p>3.27073</text:p>
          </table:table-cell>
          <table:table-cell office:value-type="float" office:value="0.235421" calcext:value-type="float">
            <text:p>0.235421</text:p>
          </table:table-cell>
          <table:table-cell office:value-type="float" office:value="12.2896" calcext:value-type="float">
            <text:p>12.2896</text:p>
          </table:table-cell>
          <table:table-cell office:value-type="float" office:value="1.1182" calcext:value-type="float">
            <text:p>1.1182</text:p>
          </table:table-cell>
          <table:table-cell office:value-type="float" office:value="0.803336" calcext:value-type="float">
            <text:p>0.803336</text:p>
          </table:table-cell>
          <table:table-cell office:value-type="float" office:value="3.27073" calcext:value-type="float">
            <text:p>3.27073</text:p>
          </table:table-cell>
          <table:table-cell office:value-type="float" office:value="2.32485" calcext:value-type="float">
            <text:p>2.32485</text:p>
          </table:table-cell>
          <table:table-cell office:value-type="float" office:value="2.74771" calcext:value-type="float">
            <text:p>2.74771</text:p>
          </table:table-cell>
          <table:table-cell office:value-type="float" office:value="0.534354" calcext:value-type="float">
            <text:p>0.534354</text:p>
          </table:table-cell>
          <table:table-cell office:value-type="float" office:value="0.631193" calcext:value-type="float">
            <text:p>0.631193</text:p>
          </table:table-cell>
          <table:table-cell office:value-type="float" office:value="0.605255" calcext:value-type="float">
            <text:p>0.605255</text:p>
          </table:table-cell>
          <table:table-cell office:value-type="float" office:value="2.73334" calcext:value-type="float">
            <text:p>2.73334</text:p>
          </table:table-cell>
          <table:table-cell office:value-type="float" office:value="0.235421" calcext:value-type="float">
            <text:p>0.235421</text:p>
          </table:table-cell>
          <table:table-cell office:value-type="float" office:value="2.62134" calcext:value-type="float">
            <text:p>2.62134</text:p>
          </table:table-cell>
          <table:table-cell office:value-type="float" office:value="12.2896" calcext:value-type="float">
            <text:p>12.2896</text:p>
          </table:table-cell>
          <table:table-cell office:value-type="float" office:value="1.17061" calcext:value-type="float">
            <text:p>1.17061</text:p>
          </table:table-cell>
          <table:table-cell office:value-type="float" office:value="1.78719" calcext:value-type="float">
            <text:p>1.78719</text:p>
          </table:table-cell>
          <table:table-cell office:value-type="float" office:value="2.21948" calcext:value-type="float">
            <text:p>2.21948</text:p>
          </table:table-cell>
          <table:table-cell office:value-type="float" office:value="0.636966" calcext:value-type="float">
            <text:p>0.636966</text:p>
          </table:table-cell>
          <table:table-cell office:value-type="float" office:value="0.714425" calcext:value-type="float">
            <text:p>0.714425</text:p>
          </table:table-cell>
          <table:table-cell office:value-type="float" office:value="6.33034" calcext:value-type="float">
            <text:p>6.33034</text:p>
          </table:table-cell>
          <table:table-cell office:value-type="float" office:value="1.39453" calcext:value-type="float">
            <text:p>1.39453</text:p>
          </table:table-cell>
          <table:table-cell office:value-type="float" office:value="2.658" calcext:value-type="float">
            <text:p>2.658</text:p>
          </table:table-cell>
          <table:table-cell office:value-type="float" office:value="0.534354" calcext:value-type="float">
            <text:p>0.534354</text:p>
          </table:table-cell>
          <table:table-cell office:value-type="float" office:value="5.62555" calcext:value-type="float">
            <text:p>5.62555</text:p>
          </table:table-cell>
          <table:table-cell office:value-type="float" office:value="0.512149" calcext:value-type="float">
            <text:p>0.512149</text:p>
          </table:table-cell>
          <table:table-cell office:value-type="float" office:value="19.5658" calcext:value-type="float">
            <text:p>19.5658</text:p>
          </table:table-cell>
          <table:table-cell office:value-type="float" office:value="2.28496" calcext:value-type="float">
            <text:p>2.28496</text:p>
          </table:table-cell>
          <table:table-cell office:value-type="float" office:value="0.769978" calcext:value-type="float">
            <text:p>0.769978</text:p>
          </table:table-cell>
          <table:table-cell table:number-columns-repeated="6" office:value-type="float" office:value="3.90445" calcext:value-type="float">
            <text:p>3.9044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57:</text:p>
          </table:table-cell>
          <table:table-cell office:value-type="float" office:value="16.8785" calcext:value-type="float">
            <text:p>16.8785</text:p>
          </table:table-cell>
          <table:table-cell office:value-type="string" calcext:value-type="string">
            <text:p>-</text:p>
          </table:table-cell>
          <table:table-cell office:value-type="float" office:value="17.0452" calcext:value-type="float">
            <text:p>17.0452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4.05498" calcext:value-type="float">
            <text:p>4.05498</text:p>
          </table:table-cell>
          <table:table-cell office:value-type="float" office:value="0.241212" calcext:value-type="float">
            <text:p>0.241212</text:p>
          </table:table-cell>
          <table:table-cell office:value-type="float" office:value="1.76912" calcext:value-type="float">
            <text:p>1.76912</text:p>
          </table:table-cell>
          <table:table-cell office:value-type="float" office:value="0.369614" calcext:value-type="float">
            <text:p>0.369614</text:p>
          </table:table-cell>
          <table:table-cell office:value-type="float" office:value="0.761721" calcext:value-type="float">
            <text:p>0.761721</text:p>
          </table:table-cell>
          <table:table-cell office:value-type="float" office:value="0.660382" calcext:value-type="float">
            <text:p>0.660382</text:p>
          </table:table-cell>
          <table:table-cell office:value-type="float" office:value="2.33424" calcext:value-type="float">
            <text:p>2.33424</text:p>
          </table:table-cell>
          <table:table-cell office:value-type="float" office:value="0.552303" calcext:value-type="float">
            <text:p>0.552303</text:p>
          </table:table-cell>
          <table:table-cell office:value-type="float" office:value="4.38281" calcext:value-type="float">
            <text:p>4.38281</text:p>
          </table:table-cell>
          <table:table-cell office:value-type="float" office:value="2.33424" calcext:value-type="float">
            <text:p>2.33424</text:p>
          </table:table-cell>
          <table:table-cell office:value-type="float" office:value="0.421189" calcext:value-type="float">
            <text:p>0.421189</text:p>
          </table:table-cell>
          <table:table-cell office:value-type="float" office:value="1.92964" calcext:value-type="float">
            <text:p>1.92964</text:p>
          </table:table-cell>
          <table:table-cell office:value-type="float" office:value="4.05498" calcext:value-type="float">
            <text:p>4.05498</text:p>
          </table:table-cell>
          <table:table-cell office:value-type="float" office:value="2.15259" calcext:value-type="float">
            <text:p>2.15259</text:p>
          </table:table-cell>
          <table:table-cell office:value-type="float" office:value="2.57707" calcext:value-type="float">
            <text:p>2.57707</text:p>
          </table:table-cell>
          <table:table-cell office:value-type="float" office:value="0.319583" calcext:value-type="float">
            <text:p>0.319583</text:p>
          </table:table-cell>
          <table:table-cell office:value-type="float" office:value="1.50513" calcext:value-type="float">
            <text:p>1.50513</text:p>
          </table:table-cell>
          <table:table-cell office:value-type="float" office:value="1.32959" calcext:value-type="float">
            <text:p>1.32959</text:p>
          </table:table-cell>
          <table:table-cell office:value-type="float" office:value="0.552303" calcext:value-type="float">
            <text:p>0.552303</text:p>
          </table:table-cell>
          <table:table-cell office:value-type="float" office:value="1.73141" calcext:value-type="float">
            <text:p>1.73141</text:p>
          </table:table-cell>
          <table:table-cell office:value-type="float" office:value="0.501587" calcext:value-type="float">
            <text:p>0.501587</text:p>
          </table:table-cell>
          <table:table-cell office:value-type="float" office:value="0.595318" calcext:value-type="float">
            <text:p>0.595318</text:p>
          </table:table-cell>
          <table:table-cell office:value-type="float" office:value="0.0784217" calcext:value-type="float">
            <text:p>0.0784217</text:p>
          </table:table-cell>
          <table:table-cell office:value-type="float" office:value="0.402803" calcext:value-type="float">
            <text:p>0.402803</text:p>
          </table:table-cell>
          <table:table-cell office:value-type="float" office:value="1.32145" calcext:value-type="float">
            <text:p>1.32145</text:p>
          </table:table-cell>
          <table:table-cell office:value-type="float" office:value="19.1878" calcext:value-type="float">
            <text:p>19.1878</text:p>
          </table:table-cell>
          <table:table-cell office:value-type="float" office:value="3.27929" calcext:value-type="float">
            <text:p>3.27929</text:p>
          </table:table-cell>
          <table:table-cell office:value-type="float" office:value="0.501587" calcext:value-type="float">
            <text:p>0.501587</text:p>
          </table:table-cell>
          <table:table-cell office:value-type="float" office:value="0.616014" calcext:value-type="float">
            <text:p>0.616014</text:p>
          </table:table-cell>
          <table:table-cell office:value-type="float" office:value="0.852843" calcext:value-type="float">
            <text:p>0.852843</text:p>
          </table:table-cell>
          <table:table-cell office:value-type="float" office:value="4.55475" calcext:value-type="float">
            <text:p>4.55475</text:p>
          </table:table-cell>
          <table:table-cell office:value-type="float" office:value="1.94706" calcext:value-type="float">
            <text:p>1.94706</text:p>
          </table:table-cell>
          <table:table-cell office:value-type="float" office:value="0.737299" calcext:value-type="float">
            <text:p>0.737299</text:p>
          </table:table-cell>
          <table:table-cell office:value-type="float" office:value="0.78611" calcext:value-type="float">
            <text:p>0.78611</text:p>
          </table:table-cell>
          <table:table-cell office:value-type="float" office:value="0.561765" calcext:value-type="float">
            <text:p>0.561765</text:p>
          </table:table-cell>
          <table:table-cell office:value-type="float" office:value="0.252542" calcext:value-type="float">
            <text:p>0.252542</text:p>
          </table:table-cell>
          <table:table-cell office:value-type="float" office:value="1.12555" calcext:value-type="float">
            <text:p>1.12555</text:p>
          </table:table-cell>
          <table:table-cell office:value-type="float" office:value="0.514839" calcext:value-type="float">
            <text:p>0.514839</text:p>
          </table:table-cell>
          <table:table-cell office:value-type="float" office:value="19.3412" calcext:value-type="float">
            <text:p>19.3412</text:p>
          </table:table-cell>
          <table:table-cell office:value-type="float" office:value="1.12555" calcext:value-type="float">
            <text:p>1.12555</text:p>
          </table:table-cell>
          <table:table-cell office:value-type="float" office:value="0.872536" calcext:value-type="float">
            <text:p>0.872536</text:p>
          </table:table-cell>
          <table:table-cell office:value-type="float" office:value="0.367321" calcext:value-type="float">
            <text:p>0.367321</text:p>
          </table:table-cell>
          <table:table-cell office:value-type="float" office:value="4.55475" calcext:value-type="float">
            <text:p>4.55475</text:p>
          </table:table-cell>
          <table:table-cell office:value-type="float" office:value="2.15365" calcext:value-type="float">
            <text:p>2.15365</text:p>
          </table:table-cell>
          <table:table-cell office:value-type="float" office:value="3.0499" calcext:value-type="float">
            <text:p>3.0499</text:p>
          </table:table-cell>
          <table:table-cell office:value-type="float" office:value="0.258818" calcext:value-type="float">
            <text:p>0.258818</text:p>
          </table:table-cell>
          <table:table-cell office:value-type="float" office:value="1.54298" calcext:value-type="float">
            <text:p>1.54298</text:p>
          </table:table-cell>
          <table:table-cell office:value-type="float" office:value="1.35098" calcext:value-type="float">
            <text:p>1.35098</text:p>
          </table:table-cell>
          <table:table-cell office:value-type="float" office:value="0.514839" calcext:value-type="float">
            <text:p>0.514839</text:p>
          </table:table-cell>
          <table:table-cell office:value-type="float" office:value="2.24165" calcext:value-type="float">
            <text:p>2.24165</text:p>
          </table:table-cell>
          <table:table-cell office:value-type="float" office:value="0.947149" calcext:value-type="float">
            <text:p>0.947149</text:p>
          </table:table-cell>
          <table:table-cell office:value-type="float" office:value="0.465158" calcext:value-type="float">
            <text:p>0.465158</text:p>
          </table:table-cell>
          <table:table-cell office:value-type="float" office:value="0.466406" calcext:value-type="float">
            <text:p>0.466406</text:p>
          </table:table-cell>
          <table:table-cell office:value-type="float" office:value="0.798398" calcext:value-type="float">
            <text:p>0.798398</text:p>
          </table:table-cell>
          <table:table-cell office:value-type="float" office:value="0" calcext:value-type="float">
            <text:p>0</text:p>
          </table:table-cell>
          <table:table-cell office:value-type="float" office:value="0.52047" calcext:value-type="float">
            <text:p>0.52047</text:p>
          </table:table-cell>
          <table:table-cell office:value-type="float" office:value="2.15259" calcext:value-type="float">
            <text:p>2.15259</text:p>
          </table:table-cell>
          <table:table-cell office:value-type="float" office:value="0.947149" calcext:value-type="float">
            <text:p>0.947149</text:p>
          </table:table-cell>
          <table:table-cell office:value-type="float" office:value="0.35623" calcext:value-type="float">
            <text:p>0.35623</text:p>
          </table:table-cell>
          <table:table-cell office:value-type="float" office:value="0.529976" calcext:value-type="float">
            <text:p>0.529976</text:p>
          </table:table-cell>
          <table:table-cell office:value-type="float" office:value="1.23646" calcext:value-type="float">
            <text:p>1.23646</text:p>
          </table:table-cell>
          <table:table-cell office:value-type="float" office:value="2.80989" calcext:value-type="float">
            <text:p>2.80989</text:p>
          </table:table-cell>
          <table:table-cell office:value-type="float" office:value="0.93335" calcext:value-type="float">
            <text:p>0.93335</text:p>
          </table:table-cell>
          <table:table-cell office:value-type="float" office:value="12.7685" calcext:value-type="float">
            <text:p>12.7685</text:p>
          </table:table-cell>
          <table:table-cell office:value-type="float" office:value="0.568248" calcext:value-type="float">
            <text:p>0.568248</text:p>
          </table:table-cell>
          <table:table-cell office:value-type="float" office:value="1.00693" calcext:value-type="float">
            <text:p>1.00693</text:p>
          </table:table-cell>
          <table:table-cell office:value-type="float" office:value="2.80989" calcext:value-type="float">
            <text:p>2.80989</text:p>
          </table:table-cell>
          <table:table-cell office:value-type="float" office:value="1.79547" calcext:value-type="float">
            <text:p>1.79547</text:p>
          </table:table-cell>
          <table:table-cell office:value-type="float" office:value="2.09527" calcext:value-type="float">
            <text:p>2.09527</text:p>
          </table:table-cell>
          <table:table-cell office:value-type="float" office:value="0.847564" calcext:value-type="float">
            <text:p>0.847564</text:p>
          </table:table-cell>
          <table:table-cell office:value-type="float" office:value="1.90855" calcext:value-type="float">
            <text:p>1.90855</text:p>
          </table:table-cell>
          <table:table-cell office:value-type="float" office:value="0.851284" calcext:value-type="float">
            <text:p>0.851284</text:p>
          </table:table-cell>
          <table:table-cell office:value-type="float" office:value="2.23537" calcext:value-type="float">
            <text:p>2.23537</text:p>
          </table:table-cell>
          <table:table-cell office:value-type="float" office:value="0.93335" calcext:value-type="float">
            <text:p>0.93335</text:p>
          </table:table-cell>
          <table:table-cell office:value-type="float" office:value="2.0299" calcext:value-type="float">
            <text:p>2.0299</text:p>
          </table:table-cell>
          <table:table-cell office:value-type="float" office:value="12.7685" calcext:value-type="float">
            <text:p>12.7685</text:p>
          </table:table-cell>
          <table:table-cell office:value-type="float" office:value="0.0907806" calcext:value-type="float">
            <text:p>0.0907806</text:p>
          </table:table-cell>
          <table:table-cell office:value-type="float" office:value="2.09605" calcext:value-type="float">
            <text:p>2.09605</text:p>
          </table:table-cell>
          <table:table-cell office:value-type="float" office:value="2.23538" calcext:value-type="float">
            <text:p>2.23538</text:p>
          </table:table-cell>
          <table:table-cell office:value-type="float" office:value="0.799995" calcext:value-type="float">
            <text:p>0.799995</text:p>
          </table:table-cell>
          <table:table-cell office:value-type="float" office:value="19.3818" calcext:value-type="float">
            <text:p>19.3818</text:p>
          </table:table-cell>
          <table:table-cell office:value-type="float" office:value="4.9655" calcext:value-type="float">
            <text:p>4.9655</text:p>
          </table:table-cell>
          <table:table-cell office:value-type="float" office:value="0.864162" calcext:value-type="float">
            <text:p>0.864162</text:p>
          </table:table-cell>
          <table:table-cell office:value-type="float" office:value="1.91531" calcext:value-type="float">
            <text:p>1.91531</text:p>
          </table:table-cell>
          <table:table-cell office:value-type="float" office:value="0.847564" calcext:value-type="float">
            <text:p>0.847564</text:p>
          </table:table-cell>
          <table:table-cell office:value-type="float" office:value="0.269485" calcext:value-type="float">
            <text:p>0.269485</text:p>
          </table:table-cell>
          <table:table-cell office:value-type="float" office:value="0.60417" calcext:value-type="float">
            <text:p>0.60417</text:p>
          </table:table-cell>
          <table:table-cell office:value-type="float" office:value="19.2976" calcext:value-type="float">
            <text:p>19.2976</text:p>
          </table:table-cell>
          <table:table-cell office:value-type="float" office:value="2.26469" calcext:value-type="float">
            <text:p>2.26469</text:p>
          </table:table-cell>
          <table:table-cell office:value-type="float" office:value="1.64832" calcext:value-type="float">
            <text:p>1.64832</text:p>
          </table:table-cell>
          <table:table-cell office:value-type="float" office:value="1.38945" calcext:value-type="float">
            <text:p>1.38945</text:p>
          </table:table-cell>
          <table:table-cell office:value-type="float" office:value="2.80989" calcext:value-type="float">
            <text:p>2.80989</text:p>
          </table:table-cell>
          <table:table-cell office:value-type="float" office:value="0.568205" calcext:value-type="float">
            <text:p>0.568205</text:p>
          </table:table-cell>
          <table:table-cell office:value-type="float" office:value="12.6846" calcext:value-type="float">
            <text:p>12.6846</text:p>
          </table:table-cell>
          <table:table-cell office:value-type="float" office:value="1.73469" calcext:value-type="float">
            <text:p>1.73469</text:p>
          </table:table-cell>
          <table:table-cell office:value-type="float" office:value="1.40416" calcext:value-type="float">
            <text:p>1.40416</text:p>
          </table:table-cell>
          <table:table-cell office:value-type="float" office:value="2.80989" calcext:value-type="float">
            <text:p>2.80989</text:p>
          </table:table-cell>
          <table:table-cell office:value-type="float" office:value="1.53064" calcext:value-type="float">
            <text:p>1.53064</text:p>
          </table:table-cell>
          <table:table-cell office:value-type="float" office:value="2.23129" calcext:value-type="float">
            <text:p>2.23129</text:p>
          </table:table-cell>
          <table:table-cell office:value-type="float" office:value="0.760209" calcext:value-type="float">
            <text:p>0.760209</text:p>
          </table:table-cell>
          <table:table-cell office:value-type="float" office:value="0.167855" calcext:value-type="float">
            <text:p>0.167855</text:p>
          </table:table-cell>
          <table:table-cell office:value-type="float" office:value="0.847564" calcext:value-type="float">
            <text:p>0.847564</text:p>
          </table:table-cell>
          <table:table-cell office:value-type="float" office:value="2.12858" calcext:value-type="float">
            <text:p>2.12858</text:p>
          </table:table-cell>
          <table:table-cell office:value-type="float" office:value="0.568205" calcext:value-type="float">
            <text:p>0.568205</text:p>
          </table:table-cell>
          <table:table-cell office:value-type="float" office:value="2.02729" calcext:value-type="float">
            <text:p>2.02729</text:p>
          </table:table-cell>
          <table:table-cell office:value-type="float" office:value="12.6846" calcext:value-type="float">
            <text:p>12.6846</text:p>
          </table:table-cell>
          <table:table-cell office:value-type="float" office:value="0.566045" calcext:value-type="float">
            <text:p>0.566045</text:p>
          </table:table-cell>
          <table:table-cell office:value-type="float" office:value="1.00129" calcext:value-type="float">
            <text:p>1.00129</text:p>
          </table:table-cell>
          <table:table-cell office:value-type="float" office:value="1.42186" calcext:value-type="float">
            <text:p>1.42186</text:p>
          </table:table-cell>
          <table:table-cell office:value-type="float" office:value="0.401472" calcext:value-type="float">
            <text:p>0.401472</text:p>
          </table:table-cell>
          <table:table-cell office:value-type="float" office:value="0.781462" calcext:value-type="float">
            <text:p>0.781462</text:p>
          </table:table-cell>
          <table:table-cell office:value-type="float" office:value="5.64901" calcext:value-type="float">
            <text:p>5.64901</text:p>
          </table:table-cell>
          <table:table-cell office:value-type="float" office:value="0.929999" calcext:value-type="float">
            <text:p>0.929999</text:p>
          </table:table-cell>
          <table:table-cell office:value-type="float" office:value="2.10779" calcext:value-type="float">
            <text:p>2.10779</text:p>
          </table:table-cell>
          <table:table-cell office:value-type="float" office:value="0.760209" calcext:value-type="float">
            <text:p>0.760209</text:p>
          </table:table-cell>
          <table:table-cell office:value-type="float" office:value="4.94819" calcext:value-type="float">
            <text:p>4.94819</text:p>
          </table:table-cell>
          <table:table-cell office:value-type="float" office:value="0.60417" calcext:value-type="float">
            <text:p>0.60417</text:p>
          </table:table-cell>
          <table:table-cell office:value-type="float" office:value="19.9201" calcext:value-type="float">
            <text:p>19.9201</text:p>
          </table:table-cell>
          <table:table-cell office:value-type="float" office:value="1.53028" calcext:value-type="float">
            <text:p>1.53028</text:p>
          </table:table-cell>
          <table:table-cell office:value-type="float" office:value="0.732064" calcext:value-type="float">
            <text:p>0.732064</text:p>
          </table:table-cell>
          <table:table-cell table:number-columns-repeated="6" office:value-type="float" office:value="4.35392" calcext:value-type="float">
            <text:p>4.3539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58:</text:p>
          </table:table-cell>
          <table:table-cell office:value-type="float" office:value="15.3294" calcext:value-type="float">
            <text:p>15.3294</text:p>
          </table:table-cell>
          <table:table-cell office:value-type="string" calcext:value-type="string">
            <text:p>-</text:p>
          </table:table-cell>
          <table:table-cell office:value-type="float" office:value="15.4961" calcext:value-type="float">
            <text:p>15.4961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3.6738" calcext:value-type="float">
            <text:p>3.6738</text:p>
          </table:table-cell>
          <table:table-cell office:value-type="float" office:value="0.679588" calcext:value-type="float">
            <text:p>0.679588</text:p>
          </table:table-cell>
          <table:table-cell office:value-type="float" office:value="1.40775" calcext:value-type="float">
            <text:p>1.40775</text:p>
          </table:table-cell>
          <table:table-cell office:value-type="float" office:value="0.156844" calcext:value-type="float">
            <text:p>0.156844</text:p>
          </table:table-cell>
          <table:table-cell office:value-type="float" office:value="0.88903" calcext:value-type="float">
            <text:p>0.88903</text:p>
          </table:table-cell>
          <table:table-cell office:value-type="float" office:value="0.920299" calcext:value-type="float">
            <text:p>0.920299</text:p>
          </table:table-cell>
          <table:table-cell office:value-type="float" office:value="2.82874" calcext:value-type="float">
            <text:p>2.82874</text:p>
          </table:table-cell>
          <table:table-cell office:value-type="float" office:value="0.306521" calcext:value-type="float">
            <text:p>0.306521</text:p>
          </table:table-cell>
          <table:table-cell office:value-type="float" office:value="4.32216" calcext:value-type="float">
            <text:p>4.32216</text:p>
          </table:table-cell>
          <table:table-cell office:value-type="float" office:value="2.82874" calcext:value-type="float">
            <text:p>2.82874</text:p>
          </table:table-cell>
          <table:table-cell office:value-type="float" office:value="0.117529" calcext:value-type="float">
            <text:p>0.117529</text:p>
          </table:table-cell>
          <table:table-cell office:value-type="float" office:value="2.42871" calcext:value-type="float">
            <text:p>2.42871</text:p>
          </table:table-cell>
          <table:table-cell office:value-type="float" office:value="3.6738" calcext:value-type="float">
            <text:p>3.6738</text:p>
          </table:table-cell>
          <table:table-cell office:value-type="float" office:value="2.66237" calcext:value-type="float">
            <text:p>2.66237</text:p>
          </table:table-cell>
          <table:table-cell office:value-type="float" office:value="2.34265" calcext:value-type="float">
            <text:p>2.34265</text:p>
          </table:table-cell>
          <table:table-cell office:value-type="float" office:value="0.586797" calcext:value-type="float">
            <text:p>0.586797</text:p>
          </table:table-cell>
          <table:table-cell office:value-type="float" office:value="1.12432" calcext:value-type="float">
            <text:p>1.12432</text:p>
          </table:table-cell>
          <table:table-cell office:value-type="float" office:value="1.43917" calcext:value-type="float">
            <text:p>1.43917</text:p>
          </table:table-cell>
          <table:table-cell office:value-type="float" office:value="0.306521" calcext:value-type="float">
            <text:p>0.306521</text:p>
          </table:table-cell>
          <table:table-cell office:value-type="float" office:value="1.90882" calcext:value-type="float">
            <text:p>1.90882</text:p>
          </table:table-cell>
          <table:table-cell office:value-type="float" office:value="0.578887" calcext:value-type="float">
            <text:p>0.578887</text:p>
          </table:table-cell>
          <table:table-cell office:value-type="float" office:value="1.04704" calcext:value-type="float">
            <text:p>1.04704</text:p>
          </table:table-cell>
          <table:table-cell office:value-type="float" office:value="0.444525" calcext:value-type="float">
            <text:p>0.444525</text:p>
          </table:table-cell>
          <table:table-cell office:value-type="float" office:value="0.805433" calcext:value-type="float">
            <text:p>0.805433</text:p>
          </table:table-cell>
          <table:table-cell office:value-type="float" office:value="1.40774" calcext:value-type="float">
            <text:p>1.40774</text:p>
          </table:table-cell>
          <table:table-cell office:value-type="float" office:value="18.8149" calcext:value-type="float">
            <text:p>18.8149</text:p>
          </table:table-cell>
          <table:table-cell office:value-type="float" office:value="3.16063" calcext:value-type="float">
            <text:p>3.16063</text:p>
          </table:table-cell>
          <table:table-cell office:value-type="float" office:value="0.578887" calcext:value-type="float">
            <text:p>0.578887</text:p>
          </table:table-cell>
          <table:table-cell office:value-type="float" office:value="0.364305" calcext:value-type="float">
            <text:p>0.364305</text:p>
          </table:table-cell>
          <table:table-cell office:value-type="float" office:value="1.166" calcext:value-type="float">
            <text:p>1.166</text:p>
          </table:table-cell>
          <table:table-cell office:value-type="float" office:value="4.19147" calcext:value-type="float">
            <text:p>4.19147</text:p>
          </table:table-cell>
          <table:table-cell office:value-type="float" office:value="2.41034" calcext:value-type="float">
            <text:p>2.41034</text:p>
          </table:table-cell>
          <table:table-cell office:value-type="float" office:value="0.865535" calcext:value-type="float">
            <text:p>0.865535</text:p>
          </table:table-cell>
          <table:table-cell office:value-type="float" office:value="1.25799" calcext:value-type="float">
            <text:p>1.25799</text:p>
          </table:table-cell>
          <table:table-cell office:value-type="float" office:value="0.908718" calcext:value-type="float">
            <text:p>0.908718</text:p>
          </table:table-cell>
          <table:table-cell office:value-type="float" office:value="0.550009" calcext:value-type="float">
            <text:p>0.550009</text:p>
          </table:table-cell>
          <table:table-cell office:value-type="float" office:value="1.51738" calcext:value-type="float">
            <text:p>1.51738</text:p>
          </table:table-cell>
          <table:table-cell office:value-type="float" office:value="0.876877" calcext:value-type="float">
            <text:p>0.876877</text:p>
          </table:table-cell>
          <table:table-cell office:value-type="float" office:value="18.8385" calcext:value-type="float">
            <text:p>18.8385</text:p>
          </table:table-cell>
          <table:table-cell office:value-type="float" office:value="1.51738" calcext:value-type="float">
            <text:p>1.51738</text:p>
          </table:table-cell>
          <table:table-cell office:value-type="float" office:value="1.00691" calcext:value-type="float">
            <text:p>1.00691</text:p>
          </table:table-cell>
          <table:table-cell office:value-type="float" office:value="0.8801" calcext:value-type="float">
            <text:p>0.8801</text:p>
          </table:table-cell>
          <table:table-cell office:value-type="float" office:value="4.19147" calcext:value-type="float">
            <text:p>4.19147</text:p>
          </table:table-cell>
          <table:table-cell office:value-type="float" office:value="2.66381" calcext:value-type="float">
            <text:p>2.66381</text:p>
          </table:table-cell>
          <table:table-cell office:value-type="float" office:value="2.81517" calcext:value-type="float">
            <text:p>2.81517</text:p>
          </table:table-cell>
          <table:table-cell office:value-type="float" office:value="0.407681" calcext:value-type="float">
            <text:p>0.407681</text:p>
          </table:table-cell>
          <table:table-cell office:value-type="float" office:value="1.28442" calcext:value-type="float">
            <text:p>1.28442</text:p>
          </table:table-cell>
          <table:table-cell office:value-type="float" office:value="1.77625" calcext:value-type="float">
            <text:p>1.77625</text:p>
          </table:table-cell>
          <table:table-cell office:value-type="float" office:value="0.876877" calcext:value-type="float">
            <text:p>0.876877</text:p>
          </table:table-cell>
          <table:table-cell office:value-type="float" office:value="2.50142" calcext:value-type="float">
            <text:p>2.50142</text:p>
          </table:table-cell>
          <table:table-cell office:value-type="float" office:value="1.0421" calcext:value-type="float">
            <text:p>1.0421</text:p>
          </table:table-cell>
          <table:table-cell office:value-type="float" office:value="0.854979" calcext:value-type="float">
            <text:p>0.854979</text:p>
          </table:table-cell>
          <table:table-cell office:value-type="float" office:value="0.559855" calcext:value-type="float">
            <text:p>0.559855</text:p>
          </table:table-cell>
          <table:table-cell office:value-type="float" office:value="0.578883" calcext:value-type="float">
            <text:p>0.578883</text:p>
          </table:table-cell>
          <table:table-cell office:value-type="float" office:value="0.52047" calcext:value-type="float">
            <text:p>0.52047</text:p>
          </table:table-cell>
          <table:table-cell office:value-type="float" office:value="0" calcext:value-type="float">
            <text:p>0</text:p>
          </table:table-cell>
          <table:table-cell office:value-type="float" office:value="2.66237" calcext:value-type="float">
            <text:p>2.66237</text:p>
          </table:table-cell>
          <table:table-cell office:value-type="float" office:value="1.0421" calcext:value-type="float">
            <text:p>1.0421</text:p>
          </table:table-cell>
          <table:table-cell office:value-type="float" office:value="0.651934" calcext:value-type="float">
            <text:p>0.651934</text:p>
          </table:table-cell>
          <table:table-cell office:value-type="float" office:value="0.378319" calcext:value-type="float">
            <text:p>0.378319</text:p>
          </table:table-cell>
          <table:table-cell office:value-type="float" office:value="1.70437" calcext:value-type="float">
            <text:p>1.70437</text:p>
          </table:table-cell>
          <table:table-cell office:value-type="float" office:value="2.69901" calcext:value-type="float">
            <text:p>2.69901</text:p>
          </table:table-cell>
          <table:table-cell office:value-type="float" office:value="0.973585" calcext:value-type="float">
            <text:p>0.973585</text:p>
          </table:table-cell>
          <table:table-cell office:value-type="float" office:value="12.261" calcext:value-type="float">
            <text:p>12.261</text:p>
          </table:table-cell>
          <table:table-cell office:value-type="float" office:value="0.297923" calcext:value-type="float">
            <text:p>0.297923</text:p>
          </table:table-cell>
          <table:table-cell office:value-type="float" office:value="0.55062" calcext:value-type="float">
            <text:p>0.55062</text:p>
          </table:table-cell>
          <table:table-cell office:value-type="float" office:value="2.69901" calcext:value-type="float">
            <text:p>2.69901</text:p>
          </table:table-cell>
          <table:table-cell office:value-type="float" office:value="2.26094" calcext:value-type="float">
            <text:p>2.26094</text:p>
          </table:table-cell>
          <table:table-cell office:value-type="float" office:value="2.33977" calcext:value-type="float">
            <text:p>2.33977</text:p>
          </table:table-cell>
          <table:table-cell office:value-type="float" office:value="0.990052" calcext:value-type="float">
            <text:p>0.990052</text:p>
          </table:table-cell>
          <table:table-cell office:value-type="float" office:value="2.413" calcext:value-type="float">
            <text:p>2.413</text:p>
          </table:table-cell>
          <table:table-cell office:value-type="float" office:value="0.998713" calcext:value-type="float">
            <text:p>0.998713</text:p>
          </table:table-cell>
          <table:table-cell office:value-type="float" office:value="2.75129" calcext:value-type="float">
            <text:p>2.75129</text:p>
          </table:table-cell>
          <table:table-cell office:value-type="float" office:value="0.973585" calcext:value-type="float">
            <text:p>0.973585</text:p>
          </table:table-cell>
          <table:table-cell office:value-type="float" office:value="2.55002" calcext:value-type="float">
            <text:p>2.55002</text:p>
          </table:table-cell>
          <table:table-cell office:value-type="float" office:value="12.261" calcext:value-type="float">
            <text:p>12.261</text:p>
          </table:table-cell>
          <table:table-cell office:value-type="float" office:value="0.445058" calcext:value-type="float">
            <text:p>0.445058</text:p>
          </table:table-cell>
          <table:table-cell office:value-type="float" office:value="2.60908" calcext:value-type="float">
            <text:p>2.60908</text:p>
          </table:table-cell>
          <table:table-cell office:value-type="float" office:value="2.32656" calcext:value-type="float">
            <text:p>2.32656</text:p>
          </table:table-cell>
          <table:table-cell office:value-type="float" office:value="1.14632" calcext:value-type="float">
            <text:p>1.14632</text:p>
          </table:table-cell>
          <table:table-cell office:value-type="float" office:value="19.0105" calcext:value-type="float">
            <text:p>19.0105</text:p>
          </table:table-cell>
          <table:table-cell office:value-type="float" office:value="5.07579" calcext:value-type="float">
            <text:p>5.07579</text:p>
          </table:table-cell>
          <table:table-cell office:value-type="float" office:value="1.33589" calcext:value-type="float">
            <text:p>1.33589</text:p>
          </table:table-cell>
          <table:table-cell office:value-type="float" office:value="2.39372" calcext:value-type="float">
            <text:p>2.39372</text:p>
          </table:table-cell>
          <table:table-cell office:value-type="float" office:value="0.990052" calcext:value-type="float">
            <text:p>0.990052</text:p>
          </table:table-cell>
          <table:table-cell office:value-type="float" office:value="0.263415" calcext:value-type="float">
            <text:p>0.263415</text:p>
          </table:table-cell>
          <table:table-cell office:value-type="float" office:value="0.771479" calcext:value-type="float">
            <text:p>0.771479</text:p>
          </table:table-cell>
          <table:table-cell office:value-type="float" office:value="18.7948" calcext:value-type="float">
            <text:p>18.7948</text:p>
          </table:table-cell>
          <table:table-cell office:value-type="float" office:value="2.78507" calcext:value-type="float">
            <text:p>2.78507</text:p>
          </table:table-cell>
          <table:table-cell office:value-type="float" office:value="2.07987" calcext:value-type="float">
            <text:p>2.07987</text:p>
          </table:table-cell>
          <table:table-cell office:value-type="float" office:value="1.81857" calcext:value-type="float">
            <text:p>1.81857</text:p>
          </table:table-cell>
          <table:table-cell office:value-type="float" office:value="2.69901" calcext:value-type="float">
            <text:p>2.69901</text:p>
          </table:table-cell>
          <table:table-cell office:value-type="float" office:value="0.394385" calcext:value-type="float">
            <text:p>0.394385</text:p>
          </table:table-cell>
          <table:table-cell office:value-type="float" office:value="12.1767" calcext:value-type="float">
            <text:p>12.1767</text:p>
          </table:table-cell>
          <table:table-cell office:value-type="float" office:value="1.24369" calcext:value-type="float">
            <text:p>1.24369</text:p>
          </table:table-cell>
          <table:table-cell office:value-type="float" office:value="1.36761" calcext:value-type="float">
            <text:p>1.36761</text:p>
          </table:table-cell>
          <table:table-cell office:value-type="float" office:value="2.69901" calcext:value-type="float">
            <text:p>2.69901</text:p>
          </table:table-cell>
          <table:table-cell office:value-type="float" office:value="1.962" calcext:value-type="float">
            <text:p>1.962</text:p>
          </table:table-cell>
          <table:table-cell office:value-type="float" office:value="2.16946" calcext:value-type="float">
            <text:p>2.16946</text:p>
          </table:table-cell>
          <table:table-cell office:value-type="float" office:value="0.893913" calcext:value-type="float">
            <text:p>0.893913</text:p>
          </table:table-cell>
          <table:table-cell office:value-type="float" office:value="0.434519" calcext:value-type="float">
            <text:p>0.434519</text:p>
          </table:table-cell>
          <table:table-cell office:value-type="float" office:value="0.990052" calcext:value-type="float">
            <text:p>0.990052</text:p>
          </table:table-cell>
          <table:table-cell office:value-type="float" office:value="2.64899" calcext:value-type="float">
            <text:p>2.64899</text:p>
          </table:table-cell>
          <table:table-cell office:value-type="float" office:value="0.394385" calcext:value-type="float">
            <text:p>0.394385</text:p>
          </table:table-cell>
          <table:table-cell office:value-type="float" office:value="2.54733" calcext:value-type="float">
            <text:p>2.54733</text:p>
          </table:table-cell>
          <table:table-cell office:value-type="float" office:value="12.1767" calcext:value-type="float">
            <text:p>12.1767</text:p>
          </table:table-cell>
          <table:table-cell office:value-type="float" office:value="0.630185" calcext:value-type="float">
            <text:p>0.630185</text:p>
          </table:table-cell>
          <table:table-cell office:value-type="float" office:value="1.33969" calcext:value-type="float">
            <text:p>1.33969</text:p>
          </table:table-cell>
          <table:table-cell office:value-type="float" office:value="1.83603" calcext:value-type="float">
            <text:p>1.83603</text:p>
          </table:table-cell>
          <table:table-cell office:value-type="float" office:value="0.127704" calcext:value-type="float">
            <text:p>0.127704</text:p>
          </table:table-cell>
          <table:table-cell office:value-type="float" office:value="1.01238" calcext:value-type="float">
            <text:p>1.01238</text:p>
          </table:table-cell>
          <table:table-cell office:value-type="float" office:value="5.76343" calcext:value-type="float">
            <text:p>5.76343</text:p>
          </table:table-cell>
          <table:table-cell office:value-type="float" office:value="1.41556" calcext:value-type="float">
            <text:p>1.41556</text:p>
          </table:table-cell>
          <table:table-cell office:value-type="float" office:value="2.62471" calcext:value-type="float">
            <text:p>2.62471</text:p>
          </table:table-cell>
          <table:table-cell office:value-type="float" office:value="0.893913" calcext:value-type="float">
            <text:p>0.893913</text:p>
          </table:table-cell>
          <table:table-cell office:value-type="float" office:value="5.05825" calcext:value-type="float">
            <text:p>5.05825</text:p>
          </table:table-cell>
          <table:table-cell office:value-type="float" office:value="0.771479" calcext:value-type="float">
            <text:p>0.771479</text:p>
          </table:table-cell>
          <table:table-cell office:value-type="float" office:value="19.4209" calcext:value-type="float">
            <text:p>19.4209</text:p>
          </table:table-cell>
          <table:table-cell office:value-type="float" office:value="2.01977" calcext:value-type="float">
            <text:p>2.01977</text:p>
          </table:table-cell>
          <table:table-cell office:value-type="float" office:value="1.01229" calcext:value-type="float">
            <text:p>1.01229</text:p>
          </table:table-cell>
          <table:table-cell table:number-columns-repeated="6" office:value-type="float" office:value="3.83559" calcext:value-type="float">
            <text:p>3.8355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59:</text:p>
          </table:table-cell>
          <table:table-cell office:value-type="float" office:value="16.1997" calcext:value-type="float">
            <text:p>16.1997</text:p>
          </table:table-cell>
          <table:table-cell office:value-type="string" calcext:value-type="string">
            <text:p>-</text:p>
          </table:table-cell>
          <table:table-cell office:value-type="float" office:value="16.3664" calcext:value-type="float">
            <text:p>16.3664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6.04785" calcext:value-type="float">
            <text:p>6.04785</text:p>
          </table:table-cell>
          <table:table-cell office:value-type="float" office:value="1.98974" calcext:value-type="float">
            <text:p>1.98974</text:p>
          </table:table-cell>
          <table:table-cell office:value-type="float" office:value="3.52052" calcext:value-type="float">
            <text:p>3.52052</text:p>
          </table:table-cell>
          <table:table-cell office:value-type="float" office:value="2.50573" calcext:value-type="float">
            <text:p>2.50573</text:p>
          </table:table-cell>
          <table:table-cell office:value-type="float" office:value="2.48831" calcext:value-type="float">
            <text:p>2.48831</text:p>
          </table:table-cell>
          <table:table-cell office:value-type="float" office:value="1.97018" calcext:value-type="float">
            <text:p>1.97018</text:p>
          </table:table-cell>
          <table:table-cell office:value-type="float" office:value="1.28729" calcext:value-type="float">
            <text:p>1.28729</text:p>
          </table:table-cell>
          <table:table-cell office:value-type="float" office:value="2.56724" calcext:value-type="float">
            <text:p>2.56724</text:p>
          </table:table-cell>
          <table:table-cell office:value-type="float" office:value="5.58812" calcext:value-type="float">
            <text:p>5.58812</text:p>
          </table:table-cell>
          <table:table-cell office:value-type="float" office:value="1.28729" calcext:value-type="float">
            <text:p>1.28729</text:p>
          </table:table-cell>
          <table:table-cell office:value-type="float" office:value="2.5723" calcext:value-type="float">
            <text:p>2.5723</text:p>
          </table:table-cell>
          <table:table-cell office:value-type="float" office:value="1.12888" calcext:value-type="float">
            <text:p>1.12888</text:p>
          </table:table-cell>
          <table:table-cell office:value-type="float" office:value="6.04785" calcext:value-type="float">
            <text:p>6.04785</text:p>
          </table:table-cell>
          <table:table-cell office:value-type="float" office:value="0" calcext:value-type="float">
            <text:p>0</text:p>
          </table:table-cell>
          <table:table-cell office:value-type="float" office:value="4.37299" calcext:value-type="float">
            <text:p>4.37299</text:p>
          </table:table-cell>
          <table:table-cell office:value-type="float" office:value="2.27128" calcext:value-type="float">
            <text:p>2.27128</text:p>
          </table:table-cell>
          <table:table-cell office:value-type="float" office:value="3.58812" calcext:value-type="float">
            <text:p>3.58812</text:p>
          </table:table-cell>
          <table:table-cell office:value-type="float" office:value="2.23326" calcext:value-type="float">
            <text:p>2.23326</text:p>
          </table:table-cell>
          <table:table-cell office:value-type="float" office:value="2.56724" calcext:value-type="float">
            <text:p>2.56724</text:p>
          </table:table-cell>
          <table:table-cell office:value-type="float" office:value="2.78475" calcext:value-type="float">
            <text:p>2.78475</text:p>
          </table:table-cell>
          <table:table-cell office:value-type="float" office:value="2.27784" calcext:value-type="float">
            <text:p>2.27784</text:p>
          </table:table-cell>
          <table:table-cell office:value-type="float" office:value="1.64811" calcext:value-type="float">
            <text:p>1.64811</text:p>
          </table:table-cell>
          <table:table-cell office:value-type="float" office:value="2.23101" calcext:value-type="float">
            <text:p>2.23101</text:p>
          </table:table-cell>
          <table:table-cell office:value-type="float" office:value="1.89566" calcext:value-type="float">
            <text:p>1.89566</text:p>
          </table:table-cell>
          <table:table-cell office:value-type="float" office:value="2.79239" calcext:value-type="float">
            <text:p>2.79239</text:p>
          </table:table-cell>
          <table:table-cell office:value-type="float" office:value="20.4505" calcext:value-type="float">
            <text:p>20.4505</text:p>
          </table:table-cell>
          <table:table-cell office:value-type="float" office:value="4.75135" calcext:value-type="float">
            <text:p>4.75135</text:p>
          </table:table-cell>
          <table:table-cell office:value-type="float" office:value="2.27784" calcext:value-type="float">
            <text:p>2.27784</text:p>
          </table:table-cell>
          <table:table-cell office:value-type="float" office:value="2.59781" calcext:value-type="float">
            <text:p>2.59781</text:p>
          </table:table-cell>
          <table:table-cell office:value-type="float" office:value="1.77561" calcext:value-type="float">
            <text:p>1.77561</text:p>
          </table:table-cell>
          <table:table-cell office:value-type="float" office:value="6.50346" calcext:value-type="float">
            <text:p>6.50346</text:p>
          </table:table-cell>
          <table:table-cell office:value-type="float" office:value="1.52685" calcext:value-type="float">
            <text:p>1.52685</text:p>
          </table:table-cell>
          <table:table-cell office:value-type="float" office:value="2.17522" calcext:value-type="float">
            <text:p>2.17522</text:p>
          </table:table-cell>
          <table:table-cell office:value-type="float" office:value="1.4329" calcext:value-type="float">
            <text:p>1.4329</text:p>
          </table:table-cell>
          <table:table-cell office:value-type="float" office:value="1.86815" calcext:value-type="float">
            <text:p>1.86815</text:p>
          </table:table-cell>
          <table:table-cell office:value-type="float" office:value="2.14129" calcext:value-type="float">
            <text:p>2.14129</text:p>
          </table:table-cell>
          <table:table-cell office:value-type="float" office:value="1.41254" calcext:value-type="float">
            <text:p>1.41254</text:p>
          </table:table-cell>
          <table:table-cell office:value-type="float" office:value="1.87409" calcext:value-type="float">
            <text:p>1.87409</text:p>
          </table:table-cell>
          <table:table-cell office:value-type="float" office:value="21.4927" calcext:value-type="float">
            <text:p>21.4927</text:p>
          </table:table-cell>
          <table:table-cell office:value-type="float" office:value="1.41254" calcext:value-type="float">
            <text:p>1.41254</text:p>
          </table:table-cell>
          <table:table-cell office:value-type="float" office:value="2.15102" calcext:value-type="float">
            <text:p>2.15102</text:p>
          </table:table-cell>
          <table:table-cell office:value-type="float" office:value="1.83737" calcext:value-type="float">
            <text:p>1.83737</text:p>
          </table:table-cell>
          <table:table-cell office:value-type="float" office:value="6.50346" calcext:value-type="float">
            <text:p>6.50346</text:p>
          </table:table-cell>
          <table:table-cell office:value-type="float" office:value="0.00879568" calcext:value-type="float">
            <text:p>0.00879568</text:p>
          </table:table-cell>
          <table:table-cell office:value-type="float" office:value="4.80546" calcext:value-type="float">
            <text:p>4.80546</text:p>
          </table:table-cell>
          <table:table-cell office:value-type="float" office:value="2.36328" calcext:value-type="float">
            <text:p>2.36328</text:p>
          </table:table-cell>
          <table:table-cell office:value-type="float" office:value="3.49526" calcext:value-type="float">
            <text:p>3.49526</text:p>
          </table:table-cell>
          <table:table-cell office:value-type="float" office:value="1.1543" calcext:value-type="float">
            <text:p>1.1543</text:p>
          </table:table-cell>
          <table:table-cell office:value-type="float" office:value="1.87409" calcext:value-type="float">
            <text:p>1.87409</text:p>
          </table:table-cell>
          <table:table-cell office:value-type="float" office:value="2.78496" calcext:value-type="float">
            <text:p>2.78496</text:p>
          </table:table-cell>
          <table:table-cell office:value-type="float" office:value="2.22492" calcext:value-type="float">
            <text:p>2.22492</text:p>
          </table:table-cell>
          <table:table-cell office:value-type="float" office:value="1.8654" calcext:value-type="float">
            <text:p>1.8654</text:p>
          </table:table-cell>
          <table:table-cell office:value-type="float" office:value="2.2664" calcext:value-type="float">
            <text:p>2.2664</text:p>
          </table:table-cell>
          <table:table-cell office:value-type="float" office:value="2.65019" calcext:value-type="float">
            <text:p>2.65019</text:p>
          </table:table-cell>
          <table:table-cell office:value-type="float" office:value="2.15259" calcext:value-type="float">
            <text:p>2.15259</text:p>
          </table:table-cell>
          <table:table-cell office:value-type="float" office:value="2.66237" calcext:value-type="float">
            <text:p>2.66237</text:p>
          </table:table-cell>
          <table:table-cell office:value-type="float" office:value="0" calcext:value-type="float">
            <text:p>0</text:p>
          </table:table-cell>
          <table:table-cell office:value-type="float" office:value="2.22492" calcext:value-type="float">
            <text:p>2.22492</text:p>
          </table:table-cell>
          <table:table-cell office:value-type="float" office:value="2.07555" calcext:value-type="float">
            <text:p>2.07555</text:p>
          </table:table-cell>
          <table:table-cell office:value-type="float" office:value="2.62777" calcext:value-type="float">
            <text:p>2.62777</text:p>
          </table:table-cell>
          <table:table-cell office:value-type="float" office:value="1.04708" calcext:value-type="float">
            <text:p>1.04708</text:p>
          </table:table-cell>
          <table:table-cell office:value-type="float" office:value="4.32074" calcext:value-type="float">
            <text:p>4.32074</text:p>
          </table:table-cell>
          <table:table-cell office:value-type="float" office:value="2.3248" calcext:value-type="float">
            <text:p>2.3248</text:p>
          </table:table-cell>
          <table:table-cell office:value-type="float" office:value="14.921" calcext:value-type="float">
            <text:p>14.921</text:p>
          </table:table-cell>
          <table:table-cell office:value-type="float" office:value="2.69771" calcext:value-type="float">
            <text:p>2.69771</text:p>
          </table:table-cell>
          <table:table-cell office:value-type="float" office:value="3.04355" calcext:value-type="float">
            <text:p>3.04355</text:p>
          </table:table-cell>
          <table:table-cell office:value-type="float" office:value="4.32074" calcext:value-type="float">
            <text:p>4.32074</text:p>
          </table:table-cell>
          <table:table-cell office:value-type="float" office:value="1.48579" calcext:value-type="float">
            <text:p>1.48579</text:p>
          </table:table-cell>
          <table:table-cell office:value-type="float" office:value="2.76069" calcext:value-type="float">
            <text:p>2.76069</text:p>
          </table:table-cell>
          <table:table-cell office:value-type="float" office:value="2.13787" calcext:value-type="float">
            <text:p>2.13787</text:p>
          </table:table-cell>
          <table:table-cell office:value-type="float" office:value="1.04456" calcext:value-type="float">
            <text:p>1.04456</text:p>
          </table:table-cell>
          <table:table-cell office:value-type="float" office:value="2.12819" calcext:value-type="float">
            <text:p>2.12819</text:p>
          </table:table-cell>
          <table:table-cell office:value-type="float" office:value="0.817615" calcext:value-type="float">
            <text:p>0.817615</text:p>
          </table:table-cell>
          <table:table-cell office:value-type="float" office:value="2.3248" calcext:value-type="float">
            <text:p>2.3248</text:p>
          </table:table-cell>
          <table:table-cell office:value-type="float" office:value="0.404881" calcext:value-type="float">
            <text:p>0.404881</text:p>
          </table:table-cell>
          <table:table-cell office:value-type="float" office:value="14.921" calcext:value-type="float">
            <text:p>14.921</text:p>
          </table:table-cell>
          <table:table-cell office:value-type="float" office:value="2.23911" calcext:value-type="float">
            <text:p>2.23911</text:p>
          </table:table-cell>
          <table:table-cell office:value-type="float" office:value="0.0970176" calcext:value-type="float">
            <text:p>0.0970176</text:p>
          </table:table-cell>
          <table:table-cell office:value-type="float" office:value="3.34653" calcext:value-type="float">
            <text:p>3.34653</text:p>
          </table:table-cell>
          <table:table-cell office:value-type="float" office:value="1.72423" calcext:value-type="float">
            <text:p>1.72423</text:p>
          </table:table-cell>
          <table:table-cell office:value-type="float" office:value="20.6364" calcext:value-type="float">
            <text:p>20.6364</text:p>
          </table:table-cell>
          <table:table-cell office:value-type="float" office:value="5.536" calcext:value-type="float">
            <text:p>5.536</text:p>
          </table:table-cell>
          <table:table-cell office:value-type="float" office:value="1.36138" calcext:value-type="float">
            <text:p>1.36138</text:p>
          </table:table-cell>
          <table:table-cell office:value-type="float" office:value="0.521494" calcext:value-type="float">
            <text:p>0.521494</text:p>
          </table:table-cell>
          <table:table-cell office:value-type="float" office:value="2.13787" calcext:value-type="float">
            <text:p>2.13787</text:p>
          </table:table-cell>
          <table:table-cell office:value-type="float" office:value="2.42205" calcext:value-type="float">
            <text:p>2.42205</text:p>
          </table:table-cell>
          <table:table-cell office:value-type="float" office:value="2.14031" calcext:value-type="float">
            <text:p>2.14031</text:p>
          </table:table-cell>
          <table:table-cell office:value-type="float" office:value="21.4491" calcext:value-type="float">
            <text:p>21.4491</text:p>
          </table:table-cell>
          <table:table-cell office:value-type="float" office:value="0.554552" calcext:value-type="float">
            <text:p>0.554552</text:p>
          </table:table-cell>
          <table:table-cell office:value-type="float" office:value="0.980687" calcext:value-type="float">
            <text:p>0.980687</text:p>
          </table:table-cell>
          <table:table-cell office:value-type="float" office:value="1.1149" calcext:value-type="float">
            <text:p>1.1149</text:p>
          </table:table-cell>
          <table:table-cell office:value-type="float" office:value="4.32074" calcext:value-type="float">
            <text:p>4.32074</text:p>
          </table:table-cell>
          <table:table-cell office:value-type="float" office:value="2.52079" calcext:value-type="float">
            <text:p>2.52079</text:p>
          </table:table-cell>
          <table:table-cell office:value-type="float" office:value="14.8371" calcext:value-type="float">
            <text:p>14.8371</text:p>
          </table:table-cell>
          <table:table-cell office:value-type="float" office:value="3.7629" calcext:value-type="float">
            <text:p>3.7629</text:p>
          </table:table-cell>
          <table:table-cell office:value-type="float" office:value="2.6067" calcext:value-type="float">
            <text:p>2.6067</text:p>
          </table:table-cell>
          <table:table-cell office:value-type="float" office:value="4.32074" calcext:value-type="float">
            <text:p>4.32074</text:p>
          </table:table-cell>
          <table:table-cell office:value-type="float" office:value="1.71131" calcext:value-type="float">
            <text:p>1.71131</text:p>
          </table:table-cell>
          <table:table-cell office:value-type="float" office:value="3.72755" calcext:value-type="float">
            <text:p>3.72755</text:p>
          </table:table-cell>
          <table:table-cell office:value-type="float" office:value="2.16326" calcext:value-type="float">
            <text:p>2.16326</text:p>
          </table:table-cell>
          <table:table-cell office:value-type="float" office:value="2.23171" calcext:value-type="float">
            <text:p>2.23171</text:p>
          </table:table-cell>
          <table:table-cell office:value-type="float" office:value="2.13787" calcext:value-type="float">
            <text:p>2.13787</text:p>
          </table:table-cell>
          <table:table-cell office:value-type="float" office:value="0.448033" calcext:value-type="float">
            <text:p>0.448033</text:p>
          </table:table-cell>
          <table:table-cell office:value-type="float" office:value="2.52079" calcext:value-type="float">
            <text:p>2.52079</text:p>
          </table:table-cell>
          <table:table-cell office:value-type="float" office:value="0.397262" calcext:value-type="float">
            <text:p>0.397262</text:p>
          </table:table-cell>
          <table:table-cell office:value-type="float" office:value="14.8371" calcext:value-type="float">
            <text:p>14.8371</text:p>
          </table:table-cell>
          <table:table-cell office:value-type="float" office:value="2.50049" calcext:value-type="float">
            <text:p>2.50049</text:p>
          </table:table-cell>
          <table:table-cell office:value-type="float" office:value="2.09091" calcext:value-type="float">
            <text:p>2.09091</text:p>
          </table:table-cell>
          <table:table-cell office:value-type="float" office:value="1.80237" calcext:value-type="float">
            <text:p>1.80237</text:p>
          </table:table-cell>
          <table:table-cell office:value-type="float" office:value="2.55143" calcext:value-type="float">
            <text:p>2.55143</text:p>
          </table:table-cell>
          <table:table-cell office:value-type="float" office:value="1.98094" calcext:value-type="float">
            <text:p>1.98094</text:p>
          </table:table-cell>
          <table:table-cell office:value-type="float" office:value="6.14336" calcext:value-type="float">
            <text:p>6.14336</text:p>
          </table:table-cell>
          <table:table-cell office:value-type="float" office:value="1.26589" calcext:value-type="float">
            <text:p>1.26589</text:p>
          </table:table-cell>
          <table:table-cell office:value-type="float" office:value="0.2086" calcext:value-type="float">
            <text:p>0.2086</text:p>
          </table:table-cell>
          <table:table-cell office:value-type="float" office:value="2.16326" calcext:value-type="float">
            <text:p>2.16326</text:p>
          </table:table-cell>
          <table:table-cell office:value-type="float" office:value="5.5213" calcext:value-type="float">
            <text:p>5.5213</text:p>
          </table:table-cell>
          <table:table-cell office:value-type="float" office:value="2.14031" calcext:value-type="float">
            <text:p>2.14031</text:p>
          </table:table-cell>
          <table:table-cell office:value-type="float" office:value="22.0695" calcext:value-type="float">
            <text:p>22.0695</text:p>
          </table:table-cell>
          <table:table-cell office:value-type="float" office:value="1.28027" calcext:value-type="float">
            <text:p>1.28027</text:p>
          </table:table-cell>
          <table:table-cell office:value-type="float" office:value="1.90109" calcext:value-type="float">
            <text:p>1.90109</text:p>
          </table:table-cell>
          <table:table-cell table:number-columns-repeated="6" office:value-type="float" office:value="6.49222" calcext:value-type="float">
            <text:p>6.4922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57" calcext:value-type="float">
            <text:p>57</text:p>
          </table:table-cell>
          <table:table-cell office:value-type="float" office:value="4.66999" calcext:value-type="float">
            <text:p>4.66999</text:p>
          </table:table-cell>
          <table:table-cell office:value-type="float" office:value="0.767392" calcext:value-type="float">
            <text:p>0.767392</text:p>
          </table:table-cell>
          <table:table-cell office:value-type="float" office:value="1.29742" calcext:value-type="float">
            <text:p>1.29742</text:p>
          </table:table-cell>
          <table:table-cell office:value-type="float" office:value="0.952652" calcext:value-type="float">
            <text:p>0.952652</text:p>
          </table:table-cell>
          <table:table-cell office:value-type="float" office:value="1.70347" calcext:value-type="float">
            <text:p>1.70347</text:p>
          </table:table-cell>
          <table:table-cell office:value-type="float" office:value="0.365877" calcext:value-type="float">
            <text:p>0.365877</text:p>
          </table:table-cell>
          <table:table-cell office:value-type="float" office:value="2.86421" calcext:value-type="float">
            <text:p>2.86421</text:p>
          </table:table-cell>
          <table:table-cell office:value-type="float" office:value="0.748866" calcext:value-type="float">
            <text:p>0.748866</text:p>
          </table:table-cell>
          <table:table-cell office:value-type="float" office:value="5.30386" calcext:value-type="float">
            <text:p>5.30386</text:p>
          </table:table-cell>
          <table:table-cell office:value-type="float" office:value="2.86421" calcext:value-type="float">
            <text:p>2.86421</text:p>
          </table:table-cell>
          <table:table-cell office:value-type="float" office:value="1.05608" calcext:value-type="float">
            <text:p>1.05608</text:p>
          </table:table-cell>
          <table:table-cell office:value-type="float" office:value="2.46328" calcext:value-type="float">
            <text:p>2.46328</text:p>
          </table:table-cell>
          <table:table-cell office:value-type="float" office:value="4.66999" calcext:value-type="float">
            <text:p>4.66999</text:p>
          </table:table-cell>
          <table:table-cell office:value-type="float" office:value="2.22492" calcext:value-type="float">
            <text:p>2.22492</text:p>
          </table:table-cell>
          <table:table-cell office:value-type="float" office:value="3.38311" calcext:value-type="float">
            <text:p>3.38311</text:p>
          </table:table-cell>
          <table:table-cell office:value-type="float" office:value="1.2633" calcext:value-type="float">
            <text:p>1.2633</text:p>
          </table:table-cell>
          <table:table-cell office:value-type="float" office:value="2.15134" calcext:value-type="float">
            <text:p>2.15134</text:p>
          </table:table-cell>
          <table:table-cell office:value-type="float" office:value="0.400751" calcext:value-type="float">
            <text:p>0.400751</text:p>
          </table:table-cell>
          <table:table-cell office:value-type="float" office:value="0.748866" calcext:value-type="float">
            <text:p>0.748866</text:p>
          </table:table-cell>
          <table:table-cell office:value-type="float" office:value="2.67368" calcext:value-type="float">
            <text:p>2.67368</text:p>
          </table:table-cell>
          <table:table-cell office:value-type="float" office:value="0.486339" calcext:value-type="float">
            <text:p>0.486339</text:p>
          </table:table-cell>
          <table:table-cell office:value-type="float" office:value="0.769713" calcext:value-type="float">
            <text:p>0.769713</text:p>
          </table:table-cell>
          <table:table-cell office:value-type="float" office:value="0.961936" calcext:value-type="float">
            <text:p>0.961936</text:p>
          </table:table-cell>
          <table:table-cell office:value-type="float" office:value="0.66317" calcext:value-type="float">
            <text:p>0.66317</text:p>
          </table:table-cell>
          <table:table-cell office:value-type="float" office:value="2.26532" calcext:value-type="float">
            <text:p>2.26532</text:p>
          </table:table-cell>
          <table:table-cell office:value-type="float" office:value="18.4895" calcext:value-type="float">
            <text:p>18.4895</text:p>
          </table:table-cell>
          <table:table-cell office:value-type="float" office:value="4.17051" calcext:value-type="float">
            <text:p>4.17051</text:p>
          </table:table-cell>
          <table:table-cell office:value-type="float" office:value="0.486339" calcext:value-type="float">
            <text:p>0.486339</text:p>
          </table:table-cell>
          <table:table-cell office:value-type="float" office:value="0.715468" calcext:value-type="float">
            <text:p>0.715468</text:p>
          </table:table-cell>
          <table:table-cell office:value-type="float" office:value="0.456683" calcext:value-type="float">
            <text:p>0.456683</text:p>
          </table:table-cell>
          <table:table-cell office:value-type="float" office:value="5.19827" calcext:value-type="float">
            <text:p>5.19827</text:p>
          </table:table-cell>
          <table:table-cell office:value-type="float" office:value="2.61027" calcext:value-type="float">
            <text:p>2.61027</text:p>
          </table:table-cell>
          <table:table-cell office:value-type="float" office:value="0.209856" calcext:value-type="float">
            <text:p>0.209856</text:p>
          </table:table-cell>
          <table:table-cell office:value-type="float" office:value="0.912629" calcext:value-type="float">
            <text:p>0.912629</text:p>
          </table:table-cell>
          <table:table-cell office:value-type="float" office:value="0.530368" calcext:value-type="float">
            <text:p>0.530368</text:p>
          </table:table-cell>
          <table:table-cell office:value-type="float" office:value="0.694873" calcext:value-type="float">
            <text:p>0.694873</text:p>
          </table:table-cell>
          <table:table-cell office:value-type="float" office:value="0.81849" calcext:value-type="float">
            <text:p>0.81849</text:p>
          </table:table-cell>
          <table:table-cell office:value-type="float" office:value="0.567595" calcext:value-type="float">
            <text:p>0.567595</text:p>
          </table:table-cell>
          <table:table-cell office:value-type="float" office:value="19.5291" calcext:value-type="float">
            <text:p>19.5291</text:p>
          </table:table-cell>
          <table:table-cell office:value-type="float" office:value="0.81849" calcext:value-type="float">
            <text:p>0.81849</text:p>
          </table:table-cell>
          <table:table-cell office:value-type="float" office:value="0.0940992" calcext:value-type="float">
            <text:p>0.0940992</text:p>
          </table:table-cell>
          <table:table-cell office:value-type="float" office:value="1.12743" calcext:value-type="float">
            <text:p>1.12743</text:p>
          </table:table-cell>
          <table:table-cell office:value-type="float" office:value="5.19827" calcext:value-type="float">
            <text:p>5.19827</text:p>
          </table:table-cell>
          <table:table-cell office:value-type="float" office:value="2.22956" calcext:value-type="float">
            <text:p>2.22956</text:p>
          </table:table-cell>
          <table:table-cell office:value-type="float" office:value="3.8563" calcext:value-type="float">
            <text:p>3.8563</text:p>
          </table:table-cell>
          <table:table-cell office:value-type="float" office:value="1.14658" calcext:value-type="float">
            <text:p>1.14658</text:p>
          </table:table-cell>
          <table:table-cell office:value-type="float" office:value="2.32438" calcext:value-type="float">
            <text:p>2.32438</text:p>
          </table:table-cell>
          <table:table-cell office:value-type="float" office:value="1.09752" calcext:value-type="float">
            <text:p>1.09752</text:p>
          </table:table-cell>
          <table:table-cell office:value-type="float" office:value="0.567595" calcext:value-type="float">
            <text:p>0.567595</text:p>
          </table:table-cell>
          <table:table-cell office:value-type="float" office:value="3.15017" calcext:value-type="float">
            <text:p>3.15017</text:p>
          </table:table-cell>
          <table:table-cell office:value-type="float" office:value="0" calcext:value-type="float">
            <text:p>0</text:p>
          </table:table-cell>
          <table:table-cell office:value-type="float" office:value="0.625791" calcext:value-type="float">
            <text:p>0.625791</text:p>
          </table:table-cell>
          <table:table-cell office:value-type="float" office:value="0.516589" calcext:value-type="float">
            <text:p>0.516589</text:p>
          </table:table-cell>
          <table:table-cell office:value-type="float" office:value="0.597055" calcext:value-type="float">
            <text:p>0.597055</text:p>
          </table:table-cell>
          <table:table-cell office:value-type="float" office:value="0.947149" calcext:value-type="float">
            <text:p>0.947149</text:p>
          </table:table-cell>
          <table:table-cell office:value-type="float" office:value="1.0421" calcext:value-type="float">
            <text:p>1.0421</text:p>
          </table:table-cell>
          <table:table-cell office:value-type="float" office:value="2.22492" calcext:value-type="float">
            <text:p>2.22492</text:p>
          </table:table-cell>
          <table:table-cell office:value-type="float" office:value="0" calcext:value-type="float">
            <text:p>0</text:p>
          </table:table-cell>
          <table:table-cell office:value-type="float" office:value="0.59788" calcext:value-type="float">
            <text:p>0.59788</text:p>
          </table:table-cell>
          <table:table-cell office:value-type="float" office:value="1.33724" calcext:value-type="float">
            <text:p>1.33724</text:p>
          </table:table-cell>
          <table:table-cell office:value-type="float" office:value="1.18188" calcext:value-type="float">
            <text:p>1.18188</text:p>
          </table:table-cell>
          <table:table-cell office:value-type="float" office:value="3.70361" calcext:value-type="float">
            <text:p>3.70361</text:p>
          </table:table-cell>
          <table:table-cell office:value-type="float" office:value="0.111671" calcext:value-type="float">
            <text:p>0.111671</text:p>
          </table:table-cell>
          <table:table-cell office:value-type="float" office:value="12.9313" calcext:value-type="float">
            <text:p>12.9313</text:p>
          </table:table-cell>
          <table:table-cell office:value-type="float" office:value="1.3046" calcext:value-type="float">
            <text:p>1.3046</text:p>
          </table:table-cell>
          <table:table-cell office:value-type="float" office:value="1.04687" calcext:value-type="float">
            <text:p>1.04687</text:p>
          </table:table-cell>
          <table:table-cell office:value-type="float" office:value="3.70361" calcext:value-type="float">
            <text:p>3.70361</text:p>
          </table:table-cell>
          <table:table-cell office:value-type="float" office:value="2.46262" calcext:value-type="float">
            <text:p>2.46262</text:p>
          </table:table-cell>
          <table:table-cell office:value-type="float" office:value="3.01335" calcext:value-type="float">
            <text:p>3.01335</text:p>
          </table:table-cell>
          <table:table-cell office:value-type="float" office:value="0.119142" calcext:value-type="float">
            <text:p>0.119142</text:p>
          </table:table-cell>
          <table:table-cell office:value-type="float" office:value="2.41363" calcext:value-type="float">
            <text:p>2.41363</text:p>
          </table:table-cell>
          <table:table-cell office:value-type="float" office:value="0.122728" calcext:value-type="float">
            <text:p>0.122728</text:p>
          </table:table-cell>
          <table:table-cell office:value-type="float" office:value="2.61914" calcext:value-type="float">
            <text:p>2.61914</text:p>
          </table:table-cell>
          <table:table-cell office:value-type="float" office:value="0.111671" calcext:value-type="float">
            <text:p>0.111671</text:p>
          </table:table-cell>
          <table:table-cell office:value-type="float" office:value="2.27576" calcext:value-type="float">
            <text:p>2.27576</text:p>
          </table:table-cell>
          <table:table-cell office:value-type="float" office:value="12.9313" calcext:value-type="float">
            <text:p>12.9313</text:p>
          </table:table-cell>
          <table:table-cell office:value-type="float" office:value="0.990536" calcext:value-type="float">
            <text:p>0.990536</text:p>
          </table:table-cell>
          <table:table-cell office:value-type="float" office:value="2.20715" calcext:value-type="float">
            <text:p>2.20715</text:p>
          </table:table-cell>
          <table:table-cell office:value-type="float" office:value="3.18239" calcext:value-type="float">
            <text:p>3.18239</text:p>
          </table:table-cell>
          <table:table-cell office:value-type="float" office:value="0.526052" calcext:value-type="float">
            <text:p>0.526052</text:p>
          </table:table-cell>
          <table:table-cell office:value-type="float" office:value="18.6806" calcext:value-type="float">
            <text:p>18.6806</text:p>
          </table:table-cell>
          <table:table-cell office:value-type="float" office:value="5.91014" calcext:value-type="float">
            <text:p>5.91014</text:p>
          </table:table-cell>
          <table:table-cell office:value-type="float" office:value="0.952589" calcext:value-type="float">
            <text:p>0.952589</text:p>
          </table:table-cell>
          <table:table-cell office:value-type="float" office:value="1.80183" calcext:value-type="float">
            <text:p>1.80183</text:p>
          </table:table-cell>
          <table:table-cell office:value-type="float" office:value="0.119142" calcext:value-type="float">
            <text:p>0.119142</text:p>
          </table:table-cell>
          <table:table-cell office:value-type="float" office:value="1.01795" calcext:value-type="float">
            <text:p>1.01795</text:p>
          </table:table-cell>
          <table:table-cell office:value-type="float" office:value="0.343263" calcext:value-type="float">
            <text:p>0.343263</text:p>
          </table:table-cell>
          <table:table-cell office:value-type="float" office:value="19.4849" calcext:value-type="float">
            <text:p>19.4849</text:p>
          </table:table-cell>
          <table:table-cell office:value-type="float" office:value="2.54367" calcext:value-type="float">
            <text:p>2.54367</text:p>
          </table:table-cell>
          <table:table-cell office:value-type="float" office:value="1.367" calcext:value-type="float">
            <text:p>1.367</text:p>
          </table:table-cell>
          <table:table-cell office:value-type="float" office:value="1.14204" calcext:value-type="float">
            <text:p>1.14204</text:p>
          </table:table-cell>
          <table:table-cell office:value-type="float" office:value="3.70361" calcext:value-type="float">
            <text:p>3.70361</text:p>
          </table:table-cell>
          <table:table-cell office:value-type="float" office:value="0.658185" calcext:value-type="float">
            <text:p>0.658185</text:p>
          </table:table-cell>
          <table:table-cell office:value-type="float" office:value="12.8443" calcext:value-type="float">
            <text:p>12.8443</text:p>
          </table:table-cell>
          <table:table-cell office:value-type="float" office:value="1.65097" calcext:value-type="float">
            <text:p>1.65097</text:p>
          </table:table-cell>
          <table:table-cell office:value-type="float" office:value="0.499112" calcext:value-type="float">
            <text:p>0.499112</text:p>
          </table:table-cell>
          <table:table-cell office:value-type="float" office:value="3.70361" calcext:value-type="float">
            <text:p>3.70361</text:p>
          </table:table-cell>
          <table:table-cell office:value-type="float" office:value="2.29152" calcext:value-type="float">
            <text:p>2.29152</text:p>
          </table:table-cell>
          <table:table-cell office:value-type="float" office:value="3.14466" calcext:value-type="float">
            <text:p>3.14466</text:p>
          </table:table-cell>
          <table:table-cell office:value-type="float" office:value="0.187739" calcext:value-type="float">
            <text:p>0.187739</text:p>
          </table:table-cell>
          <table:table-cell office:value-type="float" office:value="0.814104" calcext:value-type="float">
            <text:p>0.814104</text:p>
          </table:table-cell>
          <table:table-cell office:value-type="float" office:value="0.119142" calcext:value-type="float">
            <text:p>0.119142</text:p>
          </table:table-cell>
          <table:table-cell office:value-type="float" office:value="2.38665" calcext:value-type="float">
            <text:p>2.38665</text:p>
          </table:table-cell>
          <table:table-cell office:value-type="float" office:value="0.658185" calcext:value-type="float">
            <text:p>0.658185</text:p>
          </table:table-cell>
          <table:table-cell office:value-type="float" office:value="2.26989" calcext:value-type="float">
            <text:p>2.26989</text:p>
          </table:table-cell>
          <table:table-cell office:value-type="float" office:value="12.8443" calcext:value-type="float">
            <text:p>12.8443</text:p>
          </table:table-cell>
          <table:table-cell office:value-type="float" office:value="1.48222" calcext:value-type="float">
            <text:p>1.48222</text:p>
          </table:table-cell>
          <table:table-cell office:value-type="float" office:value="1.90141" calcext:value-type="float">
            <text:p>1.90141</text:p>
          </table:table-cell>
          <table:table-cell office:value-type="float" office:value="2.21819" calcext:value-type="float">
            <text:p>2.21819</text:p>
          </table:table-cell>
          <table:table-cell office:value-type="float" office:value="1.03541" calcext:value-type="float">
            <text:p>1.03541</text:p>
          </table:table-cell>
          <table:table-cell office:value-type="float" office:value="0.278142" calcext:value-type="float">
            <text:p>0.278142</text:p>
          </table:table-cell>
          <table:table-cell office:value-type="float" office:value="6.59261" calcext:value-type="float">
            <text:p>6.59261</text:p>
          </table:table-cell>
          <table:table-cell office:value-type="float" office:value="1.05648" calcext:value-type="float">
            <text:p>1.05648</text:p>
          </table:table-cell>
          <table:table-cell office:value-type="float" office:value="2.26973" calcext:value-type="float">
            <text:p>2.26973</text:p>
          </table:table-cell>
          <table:table-cell office:value-type="float" office:value="0.187739" calcext:value-type="float">
            <text:p>0.187739</text:p>
          </table:table-cell>
          <table:table-cell office:value-type="float" office:value="5.89288" calcext:value-type="float">
            <text:p>5.89288</text:p>
          </table:table-cell>
          <table:table-cell office:value-type="float" office:value="0.343263" calcext:value-type="float">
            <text:p>0.343263</text:p>
          </table:table-cell>
          <table:table-cell office:value-type="float" office:value="20.1297" calcext:value-type="float">
            <text:p>20.1297</text:p>
          </table:table-cell>
          <table:table-cell office:value-type="float" office:value="2.14179" calcext:value-type="float">
            <text:p>2.14179</text:p>
          </table:table-cell>
          <table:table-cell office:value-type="float" office:value="0.376516" calcext:value-type="float">
            <text:p>0.376516</text:p>
          </table:table-cell>
          <table:table-cell table:number-columns-repeated="6" office:value-type="float" office:value="4.45755" calcext:value-type="float">
            <text:p>4.4575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58" calcext:value-type="float">
            <text:p>58</text:p>
          </table:table-cell>
          <table:table-cell office:value-type="float" office:value="4.3124" calcext:value-type="float">
            <text:p>4.3124</text:p>
          </table:table-cell>
          <table:table-cell office:value-type="float" office:value="0.181496" calcext:value-type="float">
            <text:p>0.181496</text:p>
          </table:table-cell>
          <table:table-cell office:value-type="float" office:value="1.58957" calcext:value-type="float">
            <text:p>1.58957</text:p>
          </table:table-cell>
          <table:table-cell office:value-type="float" office:value="0.507038" calcext:value-type="float">
            <text:p>0.507038</text:p>
          </table:table-cell>
          <table:table-cell office:value-type="float" office:value="1.11795" calcext:value-type="float">
            <text:p>1.11795</text:p>
          </table:table-cell>
          <table:table-cell office:value-type="float" office:value="0.310762" calcext:value-type="float">
            <text:p>0.310762</text:p>
          </table:table-cell>
          <table:table-cell office:value-type="float" office:value="2.45565" calcext:value-type="float">
            <text:p>2.45565</text:p>
          </table:table-cell>
          <table:table-cell office:value-type="float" office:value="0.492166" calcext:value-type="float">
            <text:p>0.492166</text:p>
          </table:table-cell>
          <table:table-cell office:value-type="float" office:value="4.73731" calcext:value-type="float">
            <text:p>4.73731</text:p>
          </table:table-cell>
          <table:table-cell office:value-type="float" office:value="2.45565" calcext:value-type="float">
            <text:p>2.45565</text:p>
          </table:table-cell>
          <table:table-cell office:value-type="float" office:value="0.605186" calcext:value-type="float">
            <text:p>0.605186</text:p>
          </table:table-cell>
          <table:table-cell office:value-type="float" office:value="2.04717" calcext:value-type="float">
            <text:p>2.04717</text:p>
          </table:table-cell>
          <table:table-cell office:value-type="float" office:value="4.3124" calcext:value-type="float">
            <text:p>4.3124</text:p>
          </table:table-cell>
          <table:table-cell office:value-type="float" office:value="2.07555" calcext:value-type="float">
            <text:p>2.07555</text:p>
          </table:table-cell>
          <table:table-cell office:value-type="float" office:value="2.89681" calcext:value-type="float">
            <text:p>2.89681</text:p>
          </table:table-cell>
          <table:table-cell office:value-type="float" office:value="0.675799" calcext:value-type="float">
            <text:p>0.675799</text:p>
          </table:table-cell>
          <table:table-cell office:value-type="float" office:value="1.75512" calcext:value-type="float">
            <text:p>1.75512</text:p>
          </table:table-cell>
          <table:table-cell office:value-type="float" office:value="0.973965" calcext:value-type="float">
            <text:p>0.973965</text:p>
          </table:table-cell>
          <table:table-cell office:value-type="float" office:value="0.492166" calcext:value-type="float">
            <text:p>0.492166</text:p>
          </table:table-cell>
          <table:table-cell office:value-type="float" office:value="2.07585" calcext:value-type="float">
            <text:p>2.07585</text:p>
          </table:table-cell>
          <table:table-cell office:value-type="float" office:value="0.235051" calcext:value-type="float">
            <text:p>0.235051</text:p>
          </table:table-cell>
          <table:table-cell office:value-type="float" office:value="0.42748" calcext:value-type="float">
            <text:p>0.42748</text:p>
          </table:table-cell>
          <table:table-cell office:value-type="float" office:value="0.387142" calcext:value-type="float">
            <text:p>0.387142</text:p>
          </table:table-cell>
          <table:table-cell office:value-type="float" office:value="0.181211" calcext:value-type="float">
            <text:p>0.181211</text:p>
          </table:table-cell>
          <table:table-cell office:value-type="float" office:value="1.67736" calcext:value-type="float">
            <text:p>1.67736</text:p>
          </table:table-cell>
          <table:table-cell office:value-type="float" office:value="18.9633" calcext:value-type="float">
            <text:p>18.9633</text:p>
          </table:table-cell>
          <table:table-cell office:value-type="float" office:value="3.62671" calcext:value-type="float">
            <text:p>3.62671</text:p>
          </table:table-cell>
          <table:table-cell office:value-type="float" office:value="0.235051" calcext:value-type="float">
            <text:p>0.235051</text:p>
          </table:table-cell>
          <table:table-cell office:value-type="float" office:value="0.523509" calcext:value-type="float">
            <text:p>0.523509</text:p>
          </table:table-cell>
          <table:table-cell office:value-type="float" office:value="0.53157" calcext:value-type="float">
            <text:p>0.53157</text:p>
          </table:table-cell>
          <table:table-cell office:value-type="float" office:value="4.8236" calcext:value-type="float">
            <text:p>4.8236</text:p>
          </table:table-cell>
          <table:table-cell office:value-type="float" office:value="2.1285" calcext:value-type="float">
            <text:p>2.1285</text:p>
          </table:table-cell>
          <table:table-cell office:value-type="float" office:value="0.389639" calcext:value-type="float">
            <text:p>0.389639</text:p>
          </table:table-cell>
          <table:table-cell office:value-type="float" office:value="0.64321" calcext:value-type="float">
            <text:p>0.64321</text:p>
          </table:table-cell>
          <table:table-cell office:value-type="float" office:value="0.257393" calcext:value-type="float">
            <text:p>0.257393</text:p>
          </table:table-cell>
          <table:table-cell office:value-type="float" office:value="0.119166" calcext:value-type="float">
            <text:p>0.119166</text:p>
          </table:table-cell>
          <table:table-cell office:value-type="float" office:value="0.86569" calcext:value-type="float">
            <text:p>0.86569</text:p>
          </table:table-cell>
          <table:table-cell office:value-type="float" office:value="0.225411" calcext:value-type="float">
            <text:p>0.225411</text:p>
          </table:table-cell>
          <table:table-cell office:value-type="float" office:value="19.4604" calcext:value-type="float">
            <text:p>19.4604</text:p>
          </table:table-cell>
          <table:table-cell office:value-type="float" office:value="0.86569" calcext:value-type="float">
            <text:p>0.86569</text:p>
          </table:table-cell>
          <table:table-cell office:value-type="float" office:value="0.518939" calcext:value-type="float">
            <text:p>0.518939</text:p>
          </table:table-cell>
          <table:table-cell office:value-type="float" office:value="0.558813" calcext:value-type="float">
            <text:p>0.558813</text:p>
          </table:table-cell>
          <table:table-cell office:value-type="float" office:value="4.8236" calcext:value-type="float">
            <text:p>4.8236</text:p>
          </table:table-cell>
          <table:table-cell office:value-type="float" office:value="2.07802" calcext:value-type="float">
            <text:p>2.07802</text:p>
          </table:table-cell>
          <table:table-cell office:value-type="float" office:value="3.37105" calcext:value-type="float">
            <text:p>3.37105</text:p>
          </table:table-cell>
          <table:table-cell office:value-type="float" office:value="0.586724" calcext:value-type="float">
            <text:p>0.586724</text:p>
          </table:table-cell>
          <table:table-cell office:value-type="float" office:value="1.84795" calcext:value-type="float">
            <text:p>1.84795</text:p>
          </table:table-cell>
          <table:table-cell office:value-type="float" office:value="1.12572" calcext:value-type="float">
            <text:p>1.12572</text:p>
          </table:table-cell>
          <table:table-cell office:value-type="float" office:value="0.225411" calcext:value-type="float">
            <text:p>0.225411</text:p>
          </table:table-cell>
          <table:table-cell office:value-type="float" office:value="2.56027" calcext:value-type="float">
            <text:p>2.56027</text:p>
          </table:table-cell>
          <table:table-cell office:value-type="float" office:value="0.59788" calcext:value-type="float">
            <text:p>0.59788</text:p>
          </table:table-cell>
          <table:table-cell office:value-type="float" office:value="0.213155" calcext:value-type="float">
            <text:p>0.213155</text:p>
          </table:table-cell>
          <table:table-cell office:value-type="float" office:value="0.210009" calcext:value-type="float">
            <text:p>0.210009</text:p>
          </table:table-cell>
          <table:table-cell office:value-type="float" office:value="0.618377" calcext:value-type="float">
            <text:p>0.618377</text:p>
          </table:table-cell>
          <table:table-cell office:value-type="float" office:value="0.35623" calcext:value-type="float">
            <text:p>0.35623</text:p>
          </table:table-cell>
          <table:table-cell office:value-type="float" office:value="0.651934" calcext:value-type="float">
            <text:p>0.651934</text:p>
          </table:table-cell>
          <table:table-cell office:value-type="float" office:value="2.07555" calcext:value-type="float">
            <text:p>2.07555</text:p>
          </table:table-cell>
          <table:table-cell office:value-type="float" office:value="0.59788" calcext:value-type="float">
            <text:p>0.59788</text:p>
          </table:table-cell>
          <table:table-cell office:value-type="float" office:value="0" calcext:value-type="float">
            <text:p>0</text:p>
          </table:table-cell>
          <table:table-cell office:value-type="float" office:value="0.825404" calcext:value-type="float">
            <text:p>0.825404</text:p>
          </table:table-cell>
          <table:table-cell office:value-type="float" office:value="1.07232" calcext:value-type="float">
            <text:p>1.07232</text:p>
          </table:table-cell>
          <table:table-cell office:value-type="float" office:value="3.15759" calcext:value-type="float">
            <text:p>3.15759</text:p>
          </table:table-cell>
          <table:table-cell office:value-type="float" office:value="0.59833" calcext:value-type="float">
            <text:p>0.59833</text:p>
          </table:table-cell>
          <table:table-cell office:value-type="float" office:value="12.8759" calcext:value-type="float">
            <text:p>12.8759</text:p>
          </table:table-cell>
          <table:table-cell office:value-type="float" office:value="0.827878" calcext:value-type="float">
            <text:p>0.827878</text:p>
          </table:table-cell>
          <table:table-cell office:value-type="float" office:value="0.96916" calcext:value-type="float">
            <text:p>0.96916</text:p>
          </table:table-cell>
          <table:table-cell office:value-type="float" office:value="3.15759" calcext:value-type="float">
            <text:p>3.15759</text:p>
          </table:table-cell>
          <table:table-cell office:value-type="float" office:value="1.97707" calcext:value-type="float">
            <text:p>1.97707</text:p>
          </table:table-cell>
          <table:table-cell office:value-type="float" office:value="2.42023" calcext:value-type="float">
            <text:p>2.42023</text:p>
          </table:table-cell>
          <table:table-cell office:value-type="float" office:value="0.493484" calcext:value-type="float">
            <text:p>0.493484</text:p>
          </table:table-cell>
          <table:table-cell office:value-type="float" office:value="2.01216" calcext:value-type="float">
            <text:p>2.01216</text:p>
          </table:table-cell>
          <table:table-cell office:value-type="float" office:value="0.496612" calcext:value-type="float">
            <text:p>0.496612</text:p>
          </table:table-cell>
          <table:table-cell office:value-type="float" office:value="2.28922" calcext:value-type="float">
            <text:p>2.28922</text:p>
          </table:table-cell>
          <table:table-cell office:value-type="float" office:value="0.59833" calcext:value-type="float">
            <text:p>0.59833</text:p>
          </table:table-cell>
          <table:table-cell office:value-type="float" office:value="2.02035" calcext:value-type="float">
            <text:p>2.02035</text:p>
          </table:table-cell>
          <table:table-cell office:value-type="float" office:value="12.8759" calcext:value-type="float">
            <text:p>12.8759</text:p>
          </table:table-cell>
          <table:table-cell office:value-type="float" office:value="0.41518" calcext:value-type="float">
            <text:p>0.41518</text:p>
          </table:table-cell>
          <table:table-cell office:value-type="float" office:value="2.03293" calcext:value-type="float">
            <text:p>2.03293</text:p>
          </table:table-cell>
          <table:table-cell office:value-type="float" office:value="2.58878" calcext:value-type="float">
            <text:p>2.58878</text:p>
          </table:table-cell>
          <table:table-cell office:value-type="float" office:value="0.499265" calcext:value-type="float">
            <text:p>0.499265</text:p>
          </table:table-cell>
          <table:table-cell office:value-type="float" office:value="19.1561" calcext:value-type="float">
            <text:p>19.1561</text:p>
          </table:table-cell>
          <table:table-cell office:value-type="float" office:value="5.3125" calcext:value-type="float">
            <text:p>5.3125</text:p>
          </table:table-cell>
          <table:table-cell office:value-type="float" office:value="0.717108" calcext:value-type="float">
            <text:p>0.717108</text:p>
          </table:table-cell>
          <table:table-cell office:value-type="float" office:value="1.76263" calcext:value-type="float">
            <text:p>1.76263</text:p>
          </table:table-cell>
          <table:table-cell office:value-type="float" office:value="0.493484" calcext:value-type="float">
            <text:p>0.493484</text:p>
          </table:table-cell>
          <table:table-cell office:value-type="float" office:value="0.503932" calcext:value-type="float">
            <text:p>0.503932</text:p>
          </table:table-cell>
          <table:table-cell office:value-type="float" office:value="0.256095" calcext:value-type="float">
            <text:p>0.256095</text:p>
          </table:table-cell>
          <table:table-cell office:value-type="float" office:value="19.4166" calcext:value-type="float">
            <text:p>19.4166</text:p>
          </table:table-cell>
          <table:table-cell office:value-type="float" office:value="2.27381" calcext:value-type="float">
            <text:p>2.27381</text:p>
          </table:table-cell>
          <table:table-cell office:value-type="float" office:value="1.42949" calcext:value-type="float">
            <text:p>1.42949</text:p>
          </table:table-cell>
          <table:table-cell office:value-type="float" office:value="1.16855" calcext:value-type="float">
            <text:p>1.16855</text:p>
          </table:table-cell>
          <table:table-cell office:value-type="float" office:value="3.15759" calcext:value-type="float">
            <text:p>3.15759</text:p>
          </table:table-cell>
          <table:table-cell office:value-type="float" office:value="0.447906" calcext:value-type="float">
            <text:p>0.447906</text:p>
          </table:table-cell>
          <table:table-cell office:value-type="float" office:value="12.7909" calcext:value-type="float">
            <text:p>12.7909</text:p>
          </table:table-cell>
          <table:table-cell office:value-type="float" office:value="1.69634" calcext:value-type="float">
            <text:p>1.69634</text:p>
          </table:table-cell>
          <table:table-cell office:value-type="float" office:value="1.07352" calcext:value-type="float">
            <text:p>1.07352</text:p>
          </table:table-cell>
          <table:table-cell office:value-type="float" office:value="3.15759" calcext:value-type="float">
            <text:p>3.15759</text:p>
          </table:table-cell>
          <table:table-cell office:value-type="float" office:value="1.75905" calcext:value-type="float">
            <text:p>1.75905</text:p>
          </table:table-cell>
          <table:table-cell office:value-type="float" office:value="2.58347" calcext:value-type="float">
            <text:p>2.58347</text:p>
          </table:table-cell>
          <table:table-cell office:value-type="float" office:value="0.410156" calcext:value-type="float">
            <text:p>0.410156</text:p>
          </table:table-cell>
          <table:table-cell office:value-type="float" office:value="0.260947" calcext:value-type="float">
            <text:p>0.260947</text:p>
          </table:table-cell>
          <table:table-cell office:value-type="float" office:value="0.493484" calcext:value-type="float">
            <text:p>0.493484</text:p>
          </table:table-cell>
          <table:table-cell office:value-type="float" office:value="2.12629" calcext:value-type="float">
            <text:p>2.12629</text:p>
          </table:table-cell>
          <table:table-cell office:value-type="float" office:value="0.447906" calcext:value-type="float">
            <text:p>0.447906</text:p>
          </table:table-cell>
          <table:table-cell office:value-type="float" office:value="2.0163" calcext:value-type="float">
            <text:p>2.0163</text:p>
          </table:table-cell>
          <table:table-cell office:value-type="float" office:value="12.7909" calcext:value-type="float">
            <text:p>12.7909</text:p>
          </table:table-cell>
          <table:table-cell office:value-type="float" office:value="0.914766" calcext:value-type="float">
            <text:p>0.914766</text:p>
          </table:table-cell>
          <table:table-cell office:value-type="float" office:value="1.31124" calcext:value-type="float">
            <text:p>1.31124</text:p>
          </table:table-cell>
          <table:table-cell office:value-type="float" office:value="1.66923" calcext:value-type="float">
            <text:p>1.66923</text:p>
          </table:table-cell>
          <table:table-cell office:value-type="float" office:value="0.581255" calcext:value-type="float">
            <text:p>0.581255</text:p>
          </table:table-cell>
          <table:table-cell office:value-type="float" office:value="0.428731" calcext:value-type="float">
            <text:p>0.428731</text:p>
          </table:table-cell>
          <table:table-cell office:value-type="float" office:value="5.99478" calcext:value-type="float">
            <text:p>5.99478</text:p>
          </table:table-cell>
          <table:table-cell office:value-type="float" office:value="0.809706" calcext:value-type="float">
            <text:p>0.809706</text:p>
          </table:table-cell>
          <table:table-cell office:value-type="float" office:value="2.06532" calcext:value-type="float">
            <text:p>2.06532</text:p>
          </table:table-cell>
          <table:table-cell office:value-type="float" office:value="0.410156" calcext:value-type="float">
            <text:p>0.410156</text:p>
          </table:table-cell>
          <table:table-cell office:value-type="float" office:value="5.29525" calcext:value-type="float">
            <text:p>5.29525</text:p>
          </table:table-cell>
          <table:table-cell office:value-type="float" office:value="0.256095" calcext:value-type="float">
            <text:p>0.256095</text:p>
          </table:table-cell>
          <table:table-cell office:value-type="float" office:value="20.0473" calcext:value-type="float">
            <text:p>20.0473</text:p>
          </table:table-cell>
          <table:table-cell office:value-type="float" office:value="1.67896" calcext:value-type="float">
            <text:p>1.67896</text:p>
          </table:table-cell>
          <table:table-cell office:value-type="float" office:value="0.391701" calcext:value-type="float">
            <text:p>0.391701</text:p>
          </table:table-cell>
          <table:table-cell table:number-columns-repeated="6" office:value-type="float" office:value="4.42423" calcext:value-type="float">
            <text:p>4.4242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59" calcext:value-type="float">
            <text:p>59</text:p>
          </table:table-cell>
          <table:table-cell office:value-type="float" office:value="3.52533" calcext:value-type="float">
            <text:p>3.52533</text:p>
          </table:table-cell>
          <table:table-cell office:value-type="float" office:value="0.764843" calcext:value-type="float">
            <text:p>0.764843</text:p>
          </table:table-cell>
          <table:table-cell office:value-type="float" office:value="1.77298" calcext:value-type="float">
            <text:p>1.77298</text:p>
          </table:table-cell>
          <table:table-cell office:value-type="float" office:value="0.392949" calcext:value-type="float">
            <text:p>0.392949</text:p>
          </table:table-cell>
          <table:table-cell office:value-type="float" office:value="0.523898" calcext:value-type="float">
            <text:p>0.523898</text:p>
          </table:table-cell>
          <table:table-cell office:value-type="float" office:value="1.13267" calcext:value-type="float">
            <text:p>1.13267</text:p>
          </table:table-cell>
          <table:table-cell office:value-type="float" office:value="2.62305" calcext:value-type="float">
            <text:p>2.62305</text:p>
          </table:table-cell>
          <table:table-cell office:value-type="float" office:value="0.660896" calcext:value-type="float">
            <text:p>0.660896</text:p>
          </table:table-cell>
          <table:table-cell office:value-type="float" office:value="3.97676" calcext:value-type="float">
            <text:p>3.97676</text:p>
          </table:table-cell>
          <table:table-cell office:value-type="float" office:value="2.62305" calcext:value-type="float">
            <text:p>2.62305</text:p>
          </table:table-cell>
          <table:table-cell office:value-type="float" office:value="0.300613" calcext:value-type="float">
            <text:p>0.300613</text:p>
          </table:table-cell>
          <table:table-cell office:value-type="float" office:value="2.23685" calcext:value-type="float">
            <text:p>2.23685</text:p>
          </table:table-cell>
          <table:table-cell office:value-type="float" office:value="3.52533" calcext:value-type="float">
            <text:p>3.52533</text:p>
          </table:table-cell>
          <table:table-cell office:value-type="float" office:value="2.62777" calcext:value-type="float">
            <text:p>2.62777</text:p>
          </table:table-cell>
          <table:table-cell office:value-type="float" office:value="2.07192" calcext:value-type="float">
            <text:p>2.07192</text:p>
          </table:table-cell>
          <table:table-cell office:value-type="float" office:value="0.36694" calcext:value-type="float">
            <text:p>0.36694</text:p>
          </table:table-cell>
          <table:table-cell office:value-type="float" office:value="0.980397" calcext:value-type="float">
            <text:p>0.980397</text:p>
          </table:table-cell>
          <table:table-cell office:value-type="float" office:value="1.73773" calcext:value-type="float">
            <text:p>1.73773</text:p>
          </table:table-cell>
          <table:table-cell office:value-type="float" office:value="0.660896" calcext:value-type="float">
            <text:p>0.660896</text:p>
          </table:table-cell>
          <table:table-cell office:value-type="float" office:value="1.53476" calcext:value-type="float">
            <text:p>1.53476</text:p>
          </table:table-cell>
          <table:table-cell office:value-type="float" office:value="0.851189" calcext:value-type="float">
            <text:p>0.851189</text:p>
          </table:table-cell>
          <table:table-cell office:value-type="float" office:value="1.12517" calcext:value-type="float">
            <text:p>1.12517</text:p>
          </table:table-cell>
          <table:table-cell office:value-type="float" office:value="0.462865" calcext:value-type="float">
            <text:p>0.462865</text:p>
          </table:table-cell>
          <table:table-cell office:value-type="float" office:value="0.922898" calcext:value-type="float">
            <text:p>0.922898</text:p>
          </table:table-cell>
          <table:table-cell office:value-type="float" office:value="1.02944" calcext:value-type="float">
            <text:p>1.02944</text:p>
          </table:table-cell>
          <table:table-cell office:value-type="float" office:value="19.1571" calcext:value-type="float">
            <text:p>19.1571</text:p>
          </table:table-cell>
          <table:table-cell office:value-type="float" office:value="2.8335" calcext:value-type="float">
            <text:p>2.8335</text:p>
          </table:table-cell>
          <table:table-cell office:value-type="float" office:value="0.851189" calcext:value-type="float">
            <text:p>0.851189</text:p>
          </table:table-cell>
          <table:table-cell office:value-type="float" office:value="0.727188" calcext:value-type="float">
            <text:p>0.727188</text:p>
          </table:table-cell>
          <table:table-cell office:value-type="float" office:value="1.35479" calcext:value-type="float">
            <text:p>1.35479</text:p>
          </table:table-cell>
          <table:table-cell office:value-type="float" office:value="4.02489" calcext:value-type="float">
            <text:p>4.02489</text:p>
          </table:table-cell>
          <table:table-cell office:value-type="float" office:value="2.16525" calcext:value-type="float">
            <text:p>2.16525</text:p>
          </table:table-cell>
          <table:table-cell office:value-type="float" office:value="1.13943" calcext:value-type="float">
            <text:p>1.13943</text:p>
          </table:table-cell>
          <table:table-cell office:value-type="float" office:value="1.3111" calcext:value-type="float">
            <text:p>1.3111</text:p>
          </table:table-cell>
          <table:table-cell office:value-type="float" office:value="1.06862" calcext:value-type="float">
            <text:p>1.06862</text:p>
          </table:table-cell>
          <table:table-cell office:value-type="float" office:value="0.706313" calcext:value-type="float">
            <text:p>0.706313</text:p>
          </table:table-cell>
          <table:table-cell office:value-type="float" office:value="1.6528" calcext:value-type="float">
            <text:p>1.6528</text:p>
          </table:table-cell>
          <table:table-cell office:value-type="float" office:value="1.02558" calcext:value-type="float">
            <text:p>1.02558</text:p>
          </table:table-cell>
          <table:table-cell office:value-type="float" office:value="18.8721" calcext:value-type="float">
            <text:p>18.8721</text:p>
          </table:table-cell>
          <table:table-cell office:value-type="float" office:value="1.6528" calcext:value-type="float">
            <text:p>1.6528</text:p>
          </table:table-cell>
          <table:table-cell office:value-type="float" office:value="1.28435" calcext:value-type="float">
            <text:p>1.28435</text:p>
          </table:table-cell>
          <table:table-cell office:value-type="float" office:value="0.790448" calcext:value-type="float">
            <text:p>0.790448</text:p>
          </table:table-cell>
          <table:table-cell office:value-type="float" office:value="4.02489" calcext:value-type="float">
            <text:p>4.02489</text:p>
          </table:table-cell>
          <table:table-cell office:value-type="float" office:value="2.62796" calcext:value-type="float">
            <text:p>2.62796</text:p>
          </table:table-cell>
          <table:table-cell office:value-type="float" office:value="2.5463" calcext:value-type="float">
            <text:p>2.5463</text:p>
          </table:table-cell>
          <table:table-cell office:value-type="float" office:value="0.276293" calcext:value-type="float">
            <text:p>0.276293</text:p>
          </table:table-cell>
          <table:table-cell office:value-type="float" office:value="1.02333" calcext:value-type="float">
            <text:p>1.02333</text:p>
          </table:table-cell>
          <table:table-cell office:value-type="float" office:value="1.88089" calcext:value-type="float">
            <text:p>1.88089</text:p>
          </table:table-cell>
          <table:table-cell office:value-type="float" office:value="1.02558" calcext:value-type="float">
            <text:p>1.02558</text:p>
          </table:table-cell>
          <table:table-cell office:value-type="float" office:value="2.13923" calcext:value-type="float">
            <text:p>2.13923</text:p>
          </table:table-cell>
          <table:table-cell office:value-type="float" office:value="1.33724" calcext:value-type="float">
            <text:p>1.33724</text:p>
          </table:table-cell>
          <table:table-cell office:value-type="float" office:value="0.983508" calcext:value-type="float">
            <text:p>0.983508</text:p>
          </table:table-cell>
          <table:table-cell office:value-type="float" office:value="0.822328" calcext:value-type="float">
            <text:p>0.822328</text:p>
          </table:table-cell>
          <table:table-cell office:value-type="float" office:value="0.947423" calcext:value-type="float">
            <text:p>0.947423</text:p>
          </table:table-cell>
          <table:table-cell office:value-type="float" office:value="0.529976" calcext:value-type="float">
            <text:p>0.529976</text:p>
          </table:table-cell>
          <table:table-cell office:value-type="float" office:value="0.378319" calcext:value-type="float">
            <text:p>0.378319</text:p>
          </table:table-cell>
          <table:table-cell office:value-type="float" office:value="2.62777" calcext:value-type="float">
            <text:p>2.62777</text:p>
          </table:table-cell>
          <table:table-cell office:value-type="float" office:value="1.33724" calcext:value-type="float">
            <text:p>1.33724</text:p>
          </table:table-cell>
          <table:table-cell office:value-type="float" office:value="0.825404" calcext:value-type="float">
            <text:p>0.825404</text:p>
          </table:table-cell>
          <table:table-cell office:value-type="float" office:value="0" calcext:value-type="float">
            <text:p>0</text:p>
          </table:table-cell>
          <table:table-cell office:value-type="float" office:value="1.75913" calcext:value-type="float">
            <text:p>1.75913</text:p>
          </table:table-cell>
          <table:table-cell office:value-type="float" office:value="2.36718" calcext:value-type="float">
            <text:p>2.36718</text:p>
          </table:table-cell>
          <table:table-cell office:value-type="float" office:value="1.28716" calcext:value-type="float">
            <text:p>1.28716</text:p>
          </table:table-cell>
          <table:table-cell office:value-type="float" office:value="12.3106" calcext:value-type="float">
            <text:p>12.3106</text:p>
          </table:table-cell>
          <table:table-cell office:value-type="float" office:value="0.110464" calcext:value-type="float">
            <text:p>0.110464</text:p>
          </table:table-cell>
          <table:table-cell office:value-type="float" office:value="0.897665" calcext:value-type="float">
            <text:p>0.897665</text:p>
          </table:table-cell>
          <table:table-cell office:value-type="float" office:value="2.36718" calcext:value-type="float">
            <text:p>2.36718</text:p>
          </table:table-cell>
          <table:table-cell office:value-type="float" office:value="2.02078" calcext:value-type="float">
            <text:p>2.02078</text:p>
          </table:table-cell>
          <table:table-cell office:value-type="float" office:value="1.9749" calcext:value-type="float">
            <text:p>1.9749</text:p>
          </table:table-cell>
          <table:table-cell office:value-type="float" office:value="1.2633" calcext:value-type="float">
            <text:p>1.2633</text:p>
          </table:table-cell>
          <table:table-cell office:value-type="float" office:value="2.23323" calcext:value-type="float">
            <text:p>2.23323</text:p>
          </table:table-cell>
          <table:table-cell office:value-type="float" office:value="1.2701" calcext:value-type="float">
            <text:p>1.2701</text:p>
          </table:table-cell>
          <table:table-cell office:value-type="float" office:value="2.60403" calcext:value-type="float">
            <text:p>2.60403</text:p>
          </table:table-cell>
          <table:table-cell office:value-type="float" office:value="1.28716" calcext:value-type="float">
            <text:p>1.28716</text:p>
          </table:table-cell>
          <table:table-cell office:value-type="float" office:value="2.46036" calcext:value-type="float">
            <text:p>2.46036</text:p>
          </table:table-cell>
          <table:table-cell office:value-type="float" office:value="12.3106" calcext:value-type="float">
            <text:p>12.3106</text:p>
          </table:table-cell>
          <table:table-cell office:value-type="float" office:value="0.441303" calcext:value-type="float">
            <text:p>0.441303</text:p>
          </table:table-cell>
          <table:table-cell office:value-type="float" office:value="2.56341" calcext:value-type="float">
            <text:p>2.56341</text:p>
          </table:table-cell>
          <table:table-cell office:value-type="float" office:value="1.94898" calcext:value-type="float">
            <text:p>1.94898</text:p>
          </table:table-cell>
          <table:table-cell office:value-type="float" office:value="1.31279" calcext:value-type="float">
            <text:p>1.31279</text:p>
          </table:table-cell>
          <table:table-cell office:value-type="float" office:value="19.3534" calcext:value-type="float">
            <text:p>19.3534</text:p>
          </table:table-cell>
          <table:table-cell office:value-type="float" office:value="4.69881" calcext:value-type="float">
            <text:p>4.69881</text:p>
          </table:table-cell>
          <table:table-cell office:value-type="float" office:value="1.38841" calcext:value-type="float">
            <text:p>1.38841</text:p>
          </table:table-cell>
          <table:table-cell office:value-type="float" office:value="2.42891" calcext:value-type="float">
            <text:p>2.42891</text:p>
          </table:table-cell>
          <table:table-cell office:value-type="float" office:value="1.2633" calcext:value-type="float">
            <text:p>1.2633</text:p>
          </table:table-cell>
          <table:table-cell office:value-type="float" office:value="0.325577" calcext:value-type="float">
            <text:p>0.325577</text:p>
          </table:table-cell>
          <table:table-cell office:value-type="float" office:value="1.022" calcext:value-type="float">
            <text:p>1.022</text:p>
          </table:table-cell>
          <table:table-cell office:value-type="float" office:value="18.8286" calcext:value-type="float">
            <text:p>18.8286</text:p>
          </table:table-cell>
          <table:table-cell office:value-type="float" office:value="2.67476" calcext:value-type="float">
            <text:p>2.67476</text:p>
          </table:table-cell>
          <table:table-cell office:value-type="float" office:value="2.17757" calcext:value-type="float">
            <text:p>2.17757</text:p>
          </table:table-cell>
          <table:table-cell office:value-type="float" office:value="1.91917" calcext:value-type="float">
            <text:p>1.91917</text:p>
          </table:table-cell>
          <table:table-cell office:value-type="float" office:value="2.36718" calcext:value-type="float">
            <text:p>2.36718</text:p>
          </table:table-cell>
          <table:table-cell office:value-type="float" office:value="0.738216" calcext:value-type="float">
            <text:p>0.738216</text:p>
          </table:table-cell>
          <table:table-cell office:value-type="float" office:value="12.2277" calcext:value-type="float">
            <text:p>12.2277</text:p>
          </table:table-cell>
          <table:table-cell office:value-type="float" office:value="1.52612" calcext:value-type="float">
            <text:p>1.52612</text:p>
          </table:table-cell>
          <table:table-cell office:value-type="float" office:value="1.71427" calcext:value-type="float">
            <text:p>1.71427</text:p>
          </table:table-cell>
          <table:table-cell office:value-type="float" office:value="2.36718" calcext:value-type="float">
            <text:p>2.36718</text:p>
          </table:table-cell>
          <table:table-cell office:value-type="float" office:value="1.69343" calcext:value-type="float">
            <text:p>1.69343</text:p>
          </table:table-cell>
          <table:table-cell office:value-type="float" office:value="1.818" calcext:value-type="float">
            <text:p>1.818</text:p>
          </table:table-cell>
          <table:table-cell office:value-type="float" office:value="1.16685" calcext:value-type="float">
            <text:p>1.16685</text:p>
          </table:table-cell>
          <table:table-cell office:value-type="float" office:value="0.564457" calcext:value-type="float">
            <text:p>0.564457</text:p>
          </table:table-cell>
          <table:table-cell office:value-type="float" office:value="1.2633" calcext:value-type="float">
            <text:p>1.2633</text:p>
          </table:table-cell>
          <table:table-cell office:value-type="float" office:value="2.55109" calcext:value-type="float">
            <text:p>2.55109</text:p>
          </table:table-cell>
          <table:table-cell office:value-type="float" office:value="0.738216" calcext:value-type="float">
            <text:p>0.738216</text:p>
          </table:table-cell>
          <table:table-cell office:value-type="float" office:value="2.45893" calcext:value-type="float">
            <text:p>2.45893</text:p>
          </table:table-cell>
          <table:table-cell office:value-type="float" office:value="12.2277" calcext:value-type="float">
            <text:p>12.2277</text:p>
          </table:table-cell>
          <table:table-cell office:value-type="float" office:value="0.272534" calcext:value-type="float">
            <text:p>0.272534</text:p>
          </table:table-cell>
          <table:table-cell office:value-type="float" office:value="1.02919" calcext:value-type="float">
            <text:p>1.02919</text:p>
          </table:table-cell>
          <table:table-cell office:value-type="float" office:value="1.55645" calcext:value-type="float">
            <text:p>1.55645</text:p>
          </table:table-cell>
          <table:table-cell office:value-type="float" office:value="0.315467" calcext:value-type="float">
            <text:p>0.315467</text:p>
          </table:table-cell>
          <table:table-cell office:value-type="float" office:value="1.24396" calcext:value-type="float">
            <text:p>1.24396</text:p>
          </table:table-cell>
          <table:table-cell office:value-type="float" office:value="5.38638" calcext:value-type="float">
            <text:p>5.38638</text:p>
          </table:table-cell>
          <table:table-cell office:value-type="float" office:value="1.44695" calcext:value-type="float">
            <text:p>1.44695</text:p>
          </table:table-cell>
          <table:table-cell office:value-type="float" office:value="2.56119" calcext:value-type="float">
            <text:p>2.56119</text:p>
          </table:table-cell>
          <table:table-cell office:value-type="float" office:value="1.16685" calcext:value-type="float">
            <text:p>1.16685</text:p>
          </table:table-cell>
          <table:table-cell office:value-type="float" office:value="4.68128" calcext:value-type="float">
            <text:p>4.68128</text:p>
          </table:table-cell>
          <table:table-cell office:value-type="float" office:value="1.022" calcext:value-type="float">
            <text:p>1.022</text:p>
          </table:table-cell>
          <table:table-cell office:value-type="float" office:value="19.445" calcext:value-type="float">
            <text:p>19.445</text:p>
          </table:table-cell>
          <table:table-cell office:value-type="float" office:value="1.81772" calcext:value-type="float">
            <text:p>1.81772</text:p>
          </table:table-cell>
          <table:table-cell office:value-type="float" office:value="1.21683" calcext:value-type="float">
            <text:p>1.21683</text:p>
          </table:table-cell>
          <table:table-cell table:number-columns-repeated="6" office:value-type="float" office:value="3.94558" calcext:value-type="float">
            <text:p>3.9455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60" calcext:value-type="float">
            <text:p>60</text:p>
          </table:table-cell>
          <table:table-cell office:value-type="float" office:value="5.27839" calcext:value-type="float">
            <text:p>5.27839</text:p>
          </table:table-cell>
          <table:table-cell office:value-type="float" office:value="1.02795" calcext:value-type="float">
            <text:p>1.02795</text:p>
          </table:table-cell>
          <table:table-cell office:value-type="float" office:value="2.47459" calcext:value-type="float">
            <text:p>2.47459</text:p>
          </table:table-cell>
          <table:table-cell office:value-type="float" office:value="1.54943" calcext:value-type="float">
            <text:p>1.54943</text:p>
          </table:table-cell>
          <table:table-cell office:value-type="float" office:value="1.78762" calcext:value-type="float">
            <text:p>1.78762</text:p>
          </table:table-cell>
          <table:table-cell office:value-type="float" office:value="0.927323" calcext:value-type="float">
            <text:p>0.927323</text:p>
          </table:table-cell>
          <table:table-cell office:value-type="float" office:value="1.82695" calcext:value-type="float">
            <text:p>1.82695</text:p>
          </table:table-cell>
          <table:table-cell office:value-type="float" office:value="1.56057" calcext:value-type="float">
            <text:p>1.56057</text:p>
          </table:table-cell>
          <table:table-cell office:value-type="float" office:value="5.27605" calcext:value-type="float">
            <text:p>5.27605</text:p>
          </table:table-cell>
          <table:table-cell office:value-type="float" office:value="1.82695" calcext:value-type="float">
            <text:p>1.82695</text:p>
          </table:table-cell>
          <table:table-cell office:value-type="float" office:value="1.63219" calcext:value-type="float">
            <text:p>1.63219</text:p>
          </table:table-cell>
          <table:table-cell office:value-type="float" office:value="1.46494" calcext:value-type="float">
            <text:p>1.46494</text:p>
          </table:table-cell>
          <table:table-cell office:value-type="float" office:value="5.27839" calcext:value-type="float">
            <text:p>5.27839</text:p>
          </table:table-cell>
          <table:table-cell office:value-type="float" office:value="1.04708" calcext:value-type="float">
            <text:p>1.04708</text:p>
          </table:table-cell>
          <table:table-cell office:value-type="float" office:value="3.72067" calcext:value-type="float">
            <text:p>3.72067</text:p>
          </table:table-cell>
          <table:table-cell office:value-type="float" office:value="1.44674" calcext:value-type="float">
            <text:p>1.44674</text:p>
          </table:table-cell>
          <table:table-cell office:value-type="float" office:value="2.73913" calcext:value-type="float">
            <text:p>2.73913</text:p>
          </table:table-cell>
          <table:table-cell office:value-type="float" office:value="1.24318" calcext:value-type="float">
            <text:p>1.24318</text:p>
          </table:table-cell>
          <table:table-cell office:value-type="float" office:value="1.56057" calcext:value-type="float">
            <text:p>1.56057</text:p>
          </table:table-cell>
          <table:table-cell office:value-type="float" office:value="2.43073" calcext:value-type="float">
            <text:p>2.43073</text:p>
          </table:table-cell>
          <table:table-cell office:value-type="float" office:value="1.25268" calcext:value-type="float">
            <text:p>1.25268</text:p>
          </table:table-cell>
          <table:table-cell office:value-type="float" office:value="0.657341" calcext:value-type="float">
            <text:p>0.657341</text:p>
          </table:table-cell>
          <table:table-cell office:value-type="float" office:value="1.31146" calcext:value-type="float">
            <text:p>1.31146</text:p>
          </table:table-cell>
          <table:table-cell office:value-type="float" office:value="0.901895" calcext:value-type="float">
            <text:p>0.901895</text:p>
          </table:table-cell>
          <table:table-cell office:value-type="float" office:value="2.2409" calcext:value-type="float">
            <text:p>2.2409</text:p>
          </table:table-cell>
          <table:table-cell office:value-type="float" office:value="19.554" calcext:value-type="float">
            <text:p>19.554</text:p>
          </table:table-cell>
          <table:table-cell office:value-type="float" office:value="4.28425" calcext:value-type="float">
            <text:p>4.28425</text:p>
          </table:table-cell>
          <table:table-cell office:value-type="float" office:value="1.25268" calcext:value-type="float">
            <text:p>1.25268</text:p>
          </table:table-cell>
          <table:table-cell office:value-type="float" office:value="1.58221" calcext:value-type="float">
            <text:p>1.58221</text:p>
          </table:table-cell>
          <table:table-cell office:value-type="float" office:value="0.729192" calcext:value-type="float">
            <text:p>0.729192</text:p>
          </table:table-cell>
          <table:table-cell office:value-type="float" office:value="5.76809" calcext:value-type="float">
            <text:p>5.76809</text:p>
          </table:table-cell>
          <table:table-cell office:value-type="float" office:value="1.73319" calcext:value-type="float">
            <text:p>1.73319</text:p>
          </table:table-cell>
          <table:table-cell office:value-type="float" office:value="1.12898" calcext:value-type="float">
            <text:p>1.12898</text:p>
          </table:table-cell>
          <table:table-cell office:value-type="float" office:value="0.450822" calcext:value-type="float">
            <text:p>0.450822</text:p>
          </table:table-cell>
          <table:table-cell office:value-type="float" office:value="0.840581" calcext:value-type="float">
            <text:p>0.840581</text:p>
          </table:table-cell>
          <table:table-cell office:value-type="float" office:value="1.1578" calcext:value-type="float">
            <text:p>1.1578</text:p>
          </table:table-cell>
          <table:table-cell office:value-type="float" office:value="0.393616" calcext:value-type="float">
            <text:p>0.393616</text:p>
          </table:table-cell>
          <table:table-cell office:value-type="float" office:value="0.854978" calcext:value-type="float">
            <text:p>0.854978</text:p>
          </table:table-cell>
          <table:table-cell office:value-type="float" office:value="20.5326" calcext:value-type="float">
            <text:p>20.5326</text:p>
          </table:table-cell>
          <table:table-cell office:value-type="float" office:value="0.393616" calcext:value-type="float">
            <text:p>0.393616</text:p>
          </table:table-cell>
          <table:table-cell office:value-type="float" office:value="1.10536" calcext:value-type="float">
            <text:p>1.10536</text:p>
          </table:table-cell>
          <table:table-cell office:value-type="float" office:value="1.01714" calcext:value-type="float">
            <text:p>1.01714</text:p>
          </table:table-cell>
          <table:table-cell office:value-type="float" office:value="5.76809" calcext:value-type="float">
            <text:p>5.76809</text:p>
          </table:table-cell>
          <table:table-cell office:value-type="float" office:value="1.05125" calcext:value-type="float">
            <text:p>1.05125</text:p>
          </table:table-cell>
          <table:table-cell office:value-type="float" office:value="4.18282" calcext:value-type="float">
            <text:p>4.18282</text:p>
          </table:table-cell>
          <table:table-cell office:value-type="float" office:value="1.48285" calcext:value-type="float">
            <text:p>1.48285</text:p>
          </table:table-cell>
          <table:table-cell office:value-type="float" office:value="2.73533" calcext:value-type="float">
            <text:p>2.73533</text:p>
          </table:table-cell>
          <table:table-cell office:value-type="float" office:value="0.258949" calcext:value-type="float">
            <text:p>0.258949</text:p>
          </table:table-cell>
          <table:table-cell office:value-type="float" office:value="0.854978" calcext:value-type="float">
            <text:p>0.854978</text:p>
          </table:table-cell>
          <table:table-cell office:value-type="float" office:value="2.67997" calcext:value-type="float">
            <text:p>2.67997</text:p>
          </table:table-cell>
          <table:table-cell office:value-type="float" office:value="1.18188" calcext:value-type="float">
            <text:p>1.18188</text:p>
          </table:table-cell>
          <table:table-cell office:value-type="float" office:value="0.859403" calcext:value-type="float">
            <text:p>0.859403</text:p>
          </table:table-cell>
          <table:table-cell office:value-type="float" office:value="1.24574" calcext:value-type="float">
            <text:p>1.24574</text:p>
          </table:table-cell>
          <table:table-cell office:value-type="float" office:value="1.61332" calcext:value-type="float">
            <text:p>1.61332</text:p>
          </table:table-cell>
          <table:table-cell office:value-type="float" office:value="1.23646" calcext:value-type="float">
            <text:p>1.23646</text:p>
          </table:table-cell>
          <table:table-cell office:value-type="float" office:value="1.70437" calcext:value-type="float">
            <text:p>1.70437</text:p>
          </table:table-cell>
          <table:table-cell office:value-type="float" office:value="1.04708" calcext:value-type="float">
            <text:p>1.04708</text:p>
          </table:table-cell>
          <table:table-cell office:value-type="float" office:value="1.18188" calcext:value-type="float">
            <text:p>1.18188</text:p>
          </table:table-cell>
          <table:table-cell office:value-type="float" office:value="1.07232" calcext:value-type="float">
            <text:p>1.07232</text:p>
          </table:table-cell>
          <table:table-cell office:value-type="float" office:value="1.75913" calcext:value-type="float">
            <text:p>1.75913</text:p>
          </table:table-cell>
          <table:table-cell office:value-type="float" office:value="0" calcext:value-type="float">
            <text:p>0</text:p>
          </table:table-cell>
          <table:table-cell office:value-type="float" office:value="3.82346" calcext:value-type="float">
            <text:p>3.82346</text:p>
          </table:table-cell>
          <table:table-cell office:value-type="float" office:value="1.2794" calcext:value-type="float">
            <text:p>1.2794</text:p>
          </table:table-cell>
          <table:table-cell office:value-type="float" office:value="13.9481" calcext:value-type="float">
            <text:p>13.9481</text:p>
          </table:table-cell>
          <table:table-cell office:value-type="float" office:value="1.80469" calcext:value-type="float">
            <text:p>1.80469</text:p>
          </table:table-cell>
          <table:table-cell office:value-type="float" office:value="2.02424" calcext:value-type="float">
            <text:p>2.02424</text:p>
          </table:table-cell>
          <table:table-cell office:value-type="float" office:value="3.82346" calcext:value-type="float">
            <text:p>3.82346</text:p>
          </table:table-cell>
          <table:table-cell office:value-type="float" office:value="1.61069" calcext:value-type="float">
            <text:p>1.61069</text:p>
          </table:table-cell>
          <table:table-cell office:value-type="float" office:value="2.59302" calcext:value-type="float">
            <text:p>2.59302</text:p>
          </table:table-cell>
          <table:table-cell office:value-type="float" office:value="1.09152" calcext:value-type="float">
            <text:p>1.09152</text:p>
          </table:table-cell>
          <table:table-cell office:value-type="float" office:value="1.39516" calcext:value-type="float">
            <text:p>1.39516</text:p>
          </table:table-cell>
          <table:table-cell office:value-type="float" office:value="1.082" calcext:value-type="float">
            <text:p>1.082</text:p>
          </table:table-cell>
          <table:table-cell office:value-type="float" office:value="1.4983" calcext:value-type="float">
            <text:p>1.4983</text:p>
          </table:table-cell>
          <table:table-cell office:value-type="float" office:value="1.2794" calcext:value-type="float">
            <text:p>1.2794</text:p>
          </table:table-cell>
          <table:table-cell office:value-type="float" office:value="1.11204" calcext:value-type="float">
            <text:p>1.11204</text:p>
          </table:table-cell>
          <table:table-cell office:value-type="float" office:value="13.9481" calcext:value-type="float">
            <text:p>13.9481</text:p>
          </table:table-cell>
          <table:table-cell office:value-type="float" office:value="1.32724" calcext:value-type="float">
            <text:p>1.32724</text:p>
          </table:table-cell>
          <table:table-cell office:value-type="float" office:value="1.02551" calcext:value-type="float">
            <text:p>1.02551</text:p>
          </table:table-cell>
          <table:table-cell office:value-type="float" office:value="3.00961" calcext:value-type="float">
            <text:p>3.00961</text:p>
          </table:table-cell>
          <table:table-cell office:value-type="float" office:value="0.67761" calcext:value-type="float">
            <text:p>0.67761</text:p>
          </table:table-cell>
          <table:table-cell office:value-type="float" office:value="19.7426" calcext:value-type="float">
            <text:p>19.7426</text:p>
          </table:table-cell>
          <table:table-cell office:value-type="float" office:value="5.5398" calcext:value-type="float">
            <text:p>5.5398</text:p>
          </table:table-cell>
          <table:table-cell office:value-type="float" office:value="0.372493" calcext:value-type="float">
            <text:p>0.372493</text:p>
          </table:table-cell>
          <table:table-cell office:value-type="float" office:value="0.690712" calcext:value-type="float">
            <text:p>0.690712</text:p>
          </table:table-cell>
          <table:table-cell office:value-type="float" office:value="1.09152" calcext:value-type="float">
            <text:p>1.09152</text:p>
          </table:table-cell>
          <table:table-cell office:value-type="float" office:value="1.49437" calcext:value-type="float">
            <text:p>1.49437</text:p>
          </table:table-cell>
          <table:table-cell office:value-type="float" office:value="1.10125" calcext:value-type="float">
            <text:p>1.10125</text:p>
          </table:table-cell>
          <table:table-cell office:value-type="float" office:value="20.4888" calcext:value-type="float">
            <text:p>20.4888</text:p>
          </table:table-cell>
          <table:table-cell office:value-type="float" office:value="1.38155" calcext:value-type="float">
            <text:p>1.38155</text:p>
          </table:table-cell>
          <table:table-cell office:value-type="float" office:value="0.45666" calcext:value-type="float">
            <text:p>0.45666</text:p>
          </table:table-cell>
          <table:table-cell office:value-type="float" office:value="0.261902" calcext:value-type="float">
            <text:p>0.261902</text:p>
          </table:table-cell>
          <table:table-cell office:value-type="float" office:value="3.82346" calcext:value-type="float">
            <text:p>3.82346</text:p>
          </table:table-cell>
          <table:table-cell office:value-type="float" office:value="1.50394" calcext:value-type="float">
            <text:p>1.50394</text:p>
          </table:table-cell>
          <table:table-cell office:value-type="float" office:value="13.863" calcext:value-type="float">
            <text:p>13.863</text:p>
          </table:table-cell>
          <table:table-cell office:value-type="float" office:value="2.73077" calcext:value-type="float">
            <text:p>2.73077</text:p>
          </table:table-cell>
          <table:table-cell office:value-type="float" office:value="1.59329" calcext:value-type="float">
            <text:p>1.59329</text:p>
          </table:table-cell>
          <table:table-cell office:value-type="float" office:value="3.82346" calcext:value-type="float">
            <text:p>3.82346</text:p>
          </table:table-cell>
          <table:table-cell office:value-type="float" office:value="1.60494" calcext:value-type="float">
            <text:p>1.60494</text:p>
          </table:table-cell>
          <table:table-cell office:value-type="float" office:value="3.21945" calcext:value-type="float">
            <text:p>3.21945</text:p>
          </table:table-cell>
          <table:table-cell office:value-type="float" office:value="1.11647" calcext:value-type="float">
            <text:p>1.11647</text:p>
          </table:table-cell>
          <table:table-cell office:value-type="float" office:value="1.27156" calcext:value-type="float">
            <text:p>1.27156</text:p>
          </table:table-cell>
          <table:table-cell office:value-type="float" office:value="1.09152" calcext:value-type="float">
            <text:p>1.09152</text:p>
          </table:table-cell>
          <table:table-cell office:value-type="float" office:value="1.22288" calcext:value-type="float">
            <text:p>1.22288</text:p>
          </table:table-cell>
          <table:table-cell office:value-type="float" office:value="1.50394" calcext:value-type="float">
            <text:p>1.50394</text:p>
          </table:table-cell>
          <table:table-cell office:value-type="float" office:value="1.10537" calcext:value-type="float">
            <text:p>1.10537</text:p>
          </table:table-cell>
          <table:table-cell office:value-type="float" office:value="13.863" calcext:value-type="float">
            <text:p>13.863</text:p>
          </table:table-cell>
          <table:table-cell office:value-type="float" office:value="1.70959" calcext:value-type="float">
            <text:p>1.70959</text:p>
          </table:table-cell>
          <table:table-cell office:value-type="float" office:value="1.60219" calcext:value-type="float">
            <text:p>1.60219</text:p>
          </table:table-cell>
          <table:table-cell office:value-type="float" office:value="1.6078" calcext:value-type="float">
            <text:p>1.6078</text:p>
          </table:table-cell>
          <table:table-cell office:value-type="float" office:value="1.60923" calcext:value-type="float">
            <text:p>1.60923</text:p>
          </table:table-cell>
          <table:table-cell office:value-type="float" office:value="0.933861" calcext:value-type="float">
            <text:p>0.933861</text:p>
          </table:table-cell>
          <table:table-cell office:value-type="float" office:value="6.19496" calcext:value-type="float">
            <text:p>6.19496</text:p>
          </table:table-cell>
          <table:table-cell office:value-type="float" office:value="0.318098" calcext:value-type="float">
            <text:p>0.318098</text:p>
          </table:table-cell>
          <table:table-cell office:value-type="float" office:value="1.08927" calcext:value-type="float">
            <text:p>1.08927</text:p>
          </table:table-cell>
          <table:table-cell office:value-type="float" office:value="1.11647" calcext:value-type="float">
            <text:p>1.11647</text:p>
          </table:table-cell>
          <table:table-cell office:value-type="float" office:value="5.52354" calcext:value-type="float">
            <text:p>5.52354</text:p>
          </table:table-cell>
          <table:table-cell office:value-type="float" office:value="1.10125" calcext:value-type="float">
            <text:p>1.10125</text:p>
          </table:table-cell>
          <table:table-cell office:value-type="float" office:value="21.1189" calcext:value-type="float">
            <text:p>21.1189</text:p>
          </table:table-cell>
          <table:table-cell office:value-type="float" office:value="1.27858" calcext:value-type="float">
            <text:p>1.27858</text:p>
          </table:table-cell>
          <table:table-cell office:value-type="float" office:value="0.855025" calcext:value-type="float">
            <text:p>0.855025</text:p>
          </table:table-cell>
          <table:table-cell table:number-columns-repeated="6" office:value-type="float" office:value="5.49241" calcext:value-type="float">
            <text:p>5.4924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61" calcext:value-type="float">
            <text:p>61</text:p>
          </table:table-cell>
          <table:table-cell office:value-type="float" office:value="2.24404" calcext:value-type="float">
            <text:p>2.24404</text:p>
          </table:table-cell>
          <table:table-cell office:value-type="float" office:value="3.04414" calcext:value-type="float">
            <text:p>3.04414</text:p>
          </table:table-cell>
          <table:table-cell office:value-type="float" office:value="3.84171" calcext:value-type="float">
            <text:p>3.84171</text:p>
          </table:table-cell>
          <table:table-cell office:value-type="float" office:value="2.75727" calcext:value-type="float">
            <text:p>2.75727</text:p>
          </table:table-cell>
          <table:table-cell office:value-type="float" office:value="2.0754" calcext:value-type="float">
            <text:p>2.0754</text:p>
          </table:table-cell>
          <table:table-cell office:value-type="float" office:value="3.46754" calcext:value-type="float">
            <text:p>3.46754</text:p>
          </table:table-cell>
          <table:table-cell office:value-type="float" office:value="3.57283" calcext:value-type="float">
            <text:p>3.57283</text:p>
          </table:table-cell>
          <table:table-cell office:value-type="float" office:value="3.00491" calcext:value-type="float">
            <text:p>3.00491</text:p>
          </table:table-cell>
          <table:table-cell office:value-type="float" office:value="1.63786" calcext:value-type="float">
            <text:p>1.63786</text:p>
          </table:table-cell>
          <table:table-cell office:value-type="float" office:value="3.57283" calcext:value-type="float">
            <text:p>3.57283</text:p>
          </table:table-cell>
          <table:table-cell office:value-type="float" office:value="2.65769" calcext:value-type="float">
            <text:p>2.65769</text:p>
          </table:table-cell>
          <table:table-cell office:value-type="float" office:value="3.3806" calcext:value-type="float">
            <text:p>3.3806</text:p>
          </table:table-cell>
          <table:table-cell office:value-type="float" office:value="2.24404" calcext:value-type="float">
            <text:p>2.24404</text:p>
          </table:table-cell>
          <table:table-cell office:value-type="float" office:value="4.32074" calcext:value-type="float">
            <text:p>4.32074</text:p>
          </table:table-cell>
          <table:table-cell office:value-type="float" office:value="0.718933" calcext:value-type="float">
            <text:p>0.718933</text:p>
          </table:table-cell>
          <table:table-cell office:value-type="float" office:value="2.49898" calcext:value-type="float">
            <text:p>2.49898</text:p>
          </table:table-cell>
          <table:table-cell office:value-type="float" office:value="1.83936" calcext:value-type="float">
            <text:p>1.83936</text:p>
          </table:table-cell>
          <table:table-cell office:value-type="float" office:value="4.10349" calcext:value-type="float">
            <text:p>4.10349</text:p>
          </table:table-cell>
          <table:table-cell office:value-type="float" office:value="3.00491" calcext:value-type="float">
            <text:p>3.00491</text:p>
          </table:table-cell>
          <table:table-cell office:value-type="float" office:value="1.55847" calcext:value-type="float">
            <text:p>1.55847</text:p>
          </table:table-cell>
          <table:table-cell office:value-type="float" office:value="3.21727" calcext:value-type="float">
            <text:p>3.21727</text:p>
          </table:table-cell>
          <table:table-cell office:value-type="float" office:value="3.33009" calcext:value-type="float">
            <text:p>3.33009</text:p>
          </table:table-cell>
          <table:table-cell office:value-type="float" office:value="2.77048" calcext:value-type="float">
            <text:p>2.77048</text:p>
          </table:table-cell>
          <table:table-cell office:value-type="float" office:value="3.2031" calcext:value-type="float">
            <text:p>3.2031</text:p>
          </table:table-cell>
          <table:table-cell office:value-type="float" office:value="1.58293" calcext:value-type="float">
            <text:p>1.58293</text:p>
          </table:table-cell>
          <table:table-cell office:value-type="float" office:value="20.5811" calcext:value-type="float">
            <text:p>20.5811</text:p>
          </table:table-cell>
          <table:table-cell office:value-type="float" office:value="0.469433" calcext:value-type="float">
            <text:p>0.469433</text:p>
          </table:table-cell>
          <table:table-cell office:value-type="float" office:value="3.21727" calcext:value-type="float">
            <text:p>3.21727</text:p>
          </table:table-cell>
          <table:table-cell office:value-type="float" office:value="3.06279" calcext:value-type="float">
            <text:p>3.06279</text:p>
          </table:table-cell>
          <table:table-cell office:value-type="float" office:value="3.65856" calcext:value-type="float">
            <text:p>3.65856</text:p>
          </table:table-cell>
          <table:table-cell office:value-type="float" office:value="2.50577" calcext:value-type="float">
            <text:p>2.50577</text:p>
          </table:table-cell>
          <table:table-cell office:value-type="float" office:value="3.04124" calcext:value-type="float">
            <text:p>3.04124</text:p>
          </table:table-cell>
          <table:table-cell office:value-type="float" office:value="3.50273" calcext:value-type="float">
            <text:p>3.50273</text:p>
          </table:table-cell>
          <table:table-cell office:value-type="float" office:value="3.44627" calcext:value-type="float">
            <text:p>3.44627</text:p>
          </table:table-cell>
          <table:table-cell office:value-type="float" office:value="3.36854" calcext:value-type="float">
            <text:p>3.36854</text:p>
          </table:table-cell>
          <table:table-cell office:value-type="float" office:value="3.04138" calcext:value-type="float">
            <text:p>3.04138</text:p>
          </table:table-cell>
          <table:table-cell office:value-type="float" office:value="3.86992" calcext:value-type="float">
            <text:p>3.86992</text:p>
          </table:table-cell>
          <table:table-cell office:value-type="float" office:value="3.32026" calcext:value-type="float">
            <text:p>3.32026</text:p>
          </table:table-cell>
          <table:table-cell office:value-type="float" office:value="17.9932" calcext:value-type="float">
            <text:p>17.9932</text:p>
          </table:table-cell>
          <table:table-cell office:value-type="float" office:value="3.86992" calcext:value-type="float">
            <text:p>3.86992</text:p>
          </table:table-cell>
          <table:table-cell office:value-type="float" office:value="3.64711" calcext:value-type="float">
            <text:p>3.64711</text:p>
          </table:table-cell>
          <table:table-cell office:value-type="float" office:value="2.84787" calcext:value-type="float">
            <text:p>2.84787</text:p>
          </table:table-cell>
          <table:table-cell office:value-type="float" office:value="2.50577" calcext:value-type="float">
            <text:p>2.50577</text:p>
          </table:table-cell>
          <table:table-cell office:value-type="float" office:value="4.31672" calcext:value-type="float">
            <text:p>4.31672</text:p>
          </table:table-cell>
          <table:table-cell office:value-type="float" office:value="0.73926" calcext:value-type="float">
            <text:p>0.73926</text:p>
          </table:table-cell>
          <table:table-cell office:value-type="float" office:value="2.57182" calcext:value-type="float">
            <text:p>2.57182</text:p>
          </table:table-cell>
          <table:table-cell office:value-type="float" office:value="1.47776" calcext:value-type="float">
            <text:p>1.47776</text:p>
          </table:table-cell>
          <table:table-cell office:value-type="float" office:value="4.02581" calcext:value-type="float">
            <text:p>4.02581</text:p>
          </table:table-cell>
          <table:table-cell office:value-type="float" office:value="3.32026" calcext:value-type="float">
            <text:p>3.32026</text:p>
          </table:table-cell>
          <table:table-cell office:value-type="float" office:value="1.88137" calcext:value-type="float">
            <text:p>1.88137</text:p>
          </table:table-cell>
          <table:table-cell office:value-type="float" office:value="3.70361" calcext:value-type="float">
            <text:p>3.70361</text:p>
          </table:table-cell>
          <table:table-cell office:value-type="float" office:value="3.26531" calcext:value-type="float">
            <text:p>3.26531</text:p>
          </table:table-cell>
          <table:table-cell office:value-type="float" office:value="3.18739" calcext:value-type="float">
            <text:p>3.18739</text:p>
          </table:table-cell>
          <table:table-cell office:value-type="float" office:value="3.27073" calcext:value-type="float">
            <text:p>3.27073</text:p>
          </table:table-cell>
          <table:table-cell office:value-type="float" office:value="2.80989" calcext:value-type="float">
            <text:p>2.80989</text:p>
          </table:table-cell>
          <table:table-cell office:value-type="float" office:value="2.69901" calcext:value-type="float">
            <text:p>2.69901</text:p>
          </table:table-cell>
          <table:table-cell office:value-type="float" office:value="4.32074" calcext:value-type="float">
            <text:p>4.32074</text:p>
          </table:table-cell>
          <table:table-cell office:value-type="float" office:value="3.70361" calcext:value-type="float">
            <text:p>3.70361</text:p>
          </table:table-cell>
          <table:table-cell office:value-type="float" office:value="3.15759" calcext:value-type="float">
            <text:p>3.15759</text:p>
          </table:table-cell>
          <table:table-cell office:value-type="float" office:value="2.36718" calcext:value-type="float">
            <text:p>2.36718</text:p>
          </table:table-cell>
          <table:table-cell office:value-type="float" office:value="3.82346" calcext:value-type="float">
            <text:p>3.82346</text:p>
          </table:table-cell>
          <table:table-cell office:value-type="float" office:value="0" calcext:value-type="float">
            <text:p>0</text:p>
          </table:table-cell>
          <table:table-cell office:value-type="float" office:value="3.6539" calcext:value-type="float">
            <text:p>3.6539</text:p>
          </table:table-cell>
          <table:table-cell office:value-type="float" office:value="11.6151" calcext:value-type="float">
            <text:p>11.6151</text:p>
          </table:table-cell>
          <table:table-cell office:value-type="float" office:value="2.41067" calcext:value-type="float">
            <text:p>2.41067</text:p>
          </table:table-cell>
          <table:table-cell office:value-type="float" office:value="3.03376" calcext:value-type="float">
            <text:p>3.03376</text:p>
          </table:table-cell>
          <table:table-cell office:value-type="float" office:value="0" calcext:value-type="float">
            <text:p>0</text:p>
          </table:table-cell>
          <table:table-cell office:value-type="float" office:value="2.98811" calcext:value-type="float">
            <text:p>2.98811</text:p>
          </table:table-cell>
          <table:table-cell office:value-type="float" office:value="1.78674" calcext:value-type="float">
            <text:p>1.78674</text:p>
          </table:table-cell>
          <table:table-cell office:value-type="float" office:value="3.62498" calcext:value-type="float">
            <text:p>3.62498</text:p>
          </table:table-cell>
          <table:table-cell office:value-type="float" office:value="3.43732" calcext:value-type="float">
            <text:p>3.43732</text:p>
          </table:table-cell>
          <table:table-cell office:value-type="float" office:value="3.63107" calcext:value-type="float">
            <text:p>3.63107</text:p>
          </table:table-cell>
          <table:table-cell office:value-type="float" office:value="3.8582" calcext:value-type="float">
            <text:p>3.8582</text:p>
          </table:table-cell>
          <table:table-cell office:value-type="float" office:value="3.6539" calcext:value-type="float">
            <text:p>3.6539</text:p>
          </table:table-cell>
          <table:table-cell office:value-type="float" office:value="3.98755" calcext:value-type="float">
            <text:p>3.98755</text:p>
          </table:table-cell>
          <table:table-cell office:value-type="float" office:value="11.6151" calcext:value-type="float">
            <text:p>11.6151</text:p>
          </table:table-cell>
          <table:table-cell office:value-type="float" office:value="2.74258" calcext:value-type="float">
            <text:p>2.74258</text:p>
          </table:table-cell>
          <table:table-cell office:value-type="float" office:value="4.22925" calcext:value-type="float">
            <text:p>4.22925</text:p>
          </table:table-cell>
          <table:table-cell office:value-type="float" office:value="1.08342" calcext:value-type="float">
            <text:p>1.08342</text:p>
          </table:table-cell>
          <table:table-cell office:value-type="float" office:value="3.59756" calcext:value-type="float">
            <text:p>3.59756</text:p>
          </table:table-cell>
          <table:table-cell office:value-type="float" office:value="20.784" calcext:value-type="float">
            <text:p>20.784</text:p>
          </table:table-cell>
          <table:table-cell office:value-type="float" office:value="2.76713" calcext:value-type="float">
            <text:p>2.76713</text:p>
          </table:table-cell>
          <table:table-cell office:value-type="float" office:value="3.50861" calcext:value-type="float">
            <text:p>3.50861</text:p>
          </table:table-cell>
          <table:table-cell office:value-type="float" office:value="4.35788" calcext:value-type="float">
            <text:p>4.35788</text:p>
          </table:table-cell>
          <table:table-cell office:value-type="float" office:value="3.62498" calcext:value-type="float">
            <text:p>3.62498</text:p>
          </table:table-cell>
          <table:table-cell office:value-type="float" office:value="2.68616" calcext:value-type="float">
            <text:p>2.68616</text:p>
          </table:table-cell>
          <table:table-cell office:value-type="float" office:value="3.38006" calcext:value-type="float">
            <text:p>3.38006</text:p>
          </table:table-cell>
          <table:table-cell office:value-type="float" office:value="17.9516" calcext:value-type="float">
            <text:p>17.9516</text:p>
          </table:table-cell>
          <table:table-cell office:value-type="float" office:value="4.0757" calcext:value-type="float">
            <text:p>4.0757</text:p>
          </table:table-cell>
          <table:table-cell office:value-type="float" office:value="4.28009" calcext:value-type="float">
            <text:p>4.28009</text:p>
          </table:table-cell>
          <table:table-cell office:value-type="float" office:value="4.05276" calcext:value-type="float">
            <text:p>4.05276</text:p>
          </table:table-cell>
          <table:table-cell office:value-type="float" office:value="0" calcext:value-type="float">
            <text:p>0</text:p>
          </table:table-cell>
          <table:table-cell office:value-type="float" office:value="3.09032" calcext:value-type="float">
            <text:p>3.09032</text:p>
          </table:table-cell>
          <table:table-cell office:value-type="float" office:value="11.5428" calcext:value-type="float">
            <text:p>11.5428</text:p>
          </table:table-cell>
          <table:table-cell office:value-type="float" office:value="3.26957" calcext:value-type="float">
            <text:p>3.26957</text:p>
          </table:table-cell>
          <table:table-cell office:value-type="float" office:value="4.06662" calcext:value-type="float">
            <text:p>4.06662</text:p>
          </table:table-cell>
          <table:table-cell office:value-type="float" office:value="0" calcext:value-type="float">
            <text:p>0</text:p>
          </table:table-cell>
          <table:table-cell office:value-type="float" office:value="2.65927" calcext:value-type="float">
            <text:p>2.65927</text:p>
          </table:table-cell>
          <table:table-cell office:value-type="float" office:value="0.604752" calcext:value-type="float">
            <text:p>0.604752</text:p>
          </table:table-cell>
          <table:table-cell office:value-type="float" office:value="3.52958" calcext:value-type="float">
            <text:p>3.52958</text:p>
          </table:table-cell>
          <table:table-cell office:value-type="float" office:value="2.90551" calcext:value-type="float">
            <text:p>2.90551</text:p>
          </table:table-cell>
          <table:table-cell office:value-type="float" office:value="3.62498" calcext:value-type="float">
            <text:p>3.62498</text:p>
          </table:table-cell>
          <table:table-cell office:value-type="float" office:value="4.02772" calcext:value-type="float">
            <text:p>4.02772</text:p>
          </table:table-cell>
          <table:table-cell office:value-type="float" office:value="3.09032" calcext:value-type="float">
            <text:p>3.09032</text:p>
          </table:table-cell>
          <table:table-cell office:value-type="float" office:value="3.99115" calcext:value-type="float">
            <text:p>3.99115</text:p>
          </table:table-cell>
          <table:table-cell office:value-type="float" office:value="11.5428" calcext:value-type="float">
            <text:p>11.5428</text:p>
          </table:table-cell>
          <table:table-cell office:value-type="float" office:value="2.24416" calcext:value-type="float">
            <text:p>2.24416</text:p>
          </table:table-cell>
          <table:table-cell office:value-type="float" office:value="2.25843" calcext:value-type="float">
            <text:p>2.25843</text:p>
          </table:table-cell>
          <table:table-cell office:value-type="float" office:value="2.5405" calcext:value-type="float">
            <text:p>2.5405</text:p>
          </table:table-cell>
          <table:table-cell office:value-type="float" office:value="2.67624" calcext:value-type="float">
            <text:p>2.67624</text:p>
          </table:table-cell>
          <table:table-cell office:value-type="float" office:value="3.58627" calcext:value-type="float">
            <text:p>3.58627</text:p>
          </table:table-cell>
          <table:table-cell office:value-type="float" office:value="3.41967" calcext:value-type="float">
            <text:p>3.41967</text:p>
          </table:table-cell>
          <table:table-cell office:value-type="float" office:value="3.51842" calcext:value-type="float">
            <text:p>3.51842</text:p>
          </table:table-cell>
          <table:table-cell office:value-type="float" office:value="4.16505" calcext:value-type="float">
            <text:p>4.16505</text:p>
          </table:table-cell>
          <table:table-cell office:value-type="float" office:value="3.52958" calcext:value-type="float">
            <text:p>3.52958</text:p>
          </table:table-cell>
          <table:table-cell office:value-type="float" office:value="2.75029" calcext:value-type="float">
            <text:p>2.75029</text:p>
          </table:table-cell>
          <table:table-cell office:value-type="float" office:value="3.38006" calcext:value-type="float">
            <text:p>3.38006</text:p>
          </table:table-cell>
          <table:table-cell office:value-type="float" office:value="18.5059" calcext:value-type="float">
            <text:p>18.5059</text:p>
          </table:table-cell>
          <table:table-cell office:value-type="float" office:value="3.07036" calcext:value-type="float">
            <text:p>3.07036</text:p>
          </table:table-cell>
          <table:table-cell office:value-type="float" office:value="3.54188" calcext:value-type="float">
            <text:p>3.54188</text:p>
          </table:table-cell>
          <table:table-cell table:number-columns-repeated="6" office:value-type="float" office:value="4.18535" calcext:value-type="float">
            <text:p>4.1853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62" calcext:value-type="float">
            <text:p>62</text:p>
          </table:table-cell>
          <table:table-cell office:value-type="float" office:value="4.57852" calcext:value-type="float">
            <text:p>4.57852</text:p>
          </table:table-cell>
          <table:table-cell office:value-type="float" office:value="0.776172" calcext:value-type="float">
            <text:p>0.776172</text:p>
          </table:table-cell>
          <table:table-cell office:value-type="float" office:value="1.19574" calcext:value-type="float">
            <text:p>1.19574</text:p>
          </table:table-cell>
          <table:table-cell office:value-type="float" office:value="0.896911" calcext:value-type="float">
            <text:p>0.896911</text:p>
          </table:table-cell>
          <table:table-cell office:value-type="float" office:value="1.6789" calcext:value-type="float">
            <text:p>1.6789</text:p>
          </table:table-cell>
          <table:table-cell office:value-type="float" office:value="0.418135" calcext:value-type="float">
            <text:p>0.418135</text:p>
          </table:table-cell>
          <table:table-cell office:value-type="float" office:value="2.93312" calcext:value-type="float">
            <text:p>2.93312</text:p>
          </table:table-cell>
          <table:table-cell office:value-type="float" office:value="0.672864" calcext:value-type="float">
            <text:p>0.672864</text:p>
          </table:table-cell>
          <table:table-cell office:value-type="float" office:value="5.26178" calcext:value-type="float">
            <text:p>5.26178</text:p>
          </table:table-cell>
          <table:table-cell office:value-type="float" office:value="2.93312" calcext:value-type="float">
            <text:p>2.93312</text:p>
          </table:table-cell>
          <table:table-cell office:value-type="float" office:value="0.998045" calcext:value-type="float">
            <text:p>0.998045</text:p>
          </table:table-cell>
          <table:table-cell office:value-type="float" office:value="2.52982" calcext:value-type="float">
            <text:p>2.52982</text:p>
          </table:table-cell>
          <table:table-cell office:value-type="float" office:value="4.57852" calcext:value-type="float">
            <text:p>4.57852</text:p>
          </table:table-cell>
          <table:table-cell office:value-type="float" office:value="2.3248" calcext:value-type="float">
            <text:p>2.3248</text:p>
          </table:table-cell>
          <table:table-cell office:value-type="float" office:value="3.3161" calcext:value-type="float">
            <text:p>3.3161</text:p>
          </table:table-cell>
          <table:table-cell office:value-type="float" office:value="1.24312" calcext:value-type="float">
            <text:p>1.24312</text:p>
          </table:table-cell>
          <table:table-cell office:value-type="float" office:value="2.07061" calcext:value-type="float">
            <text:p>2.07061</text:p>
          </table:table-cell>
          <table:table-cell office:value-type="float" office:value="0.468398" calcext:value-type="float">
            <text:p>0.468398</text:p>
          </table:table-cell>
          <table:table-cell office:value-type="float" office:value="0.672864" calcext:value-type="float">
            <text:p>0.672864</text:p>
          </table:table-cell>
          <table:table-cell office:value-type="float" office:value="2.66474" calcext:value-type="float">
            <text:p>2.66474</text:p>
          </table:table-cell>
          <table:table-cell office:value-type="float" office:value="0.446392" calcext:value-type="float">
            <text:p>0.446392</text:p>
          </table:table-cell>
          <table:table-cell office:value-type="float" office:value="0.828685" calcext:value-type="float">
            <text:p>0.828685</text:p>
          </table:table-cell>
          <table:table-cell office:value-type="float" office:value="0.939078" calcext:value-type="float">
            <text:p>0.939078</text:p>
          </table:table-cell>
          <table:table-cell office:value-type="float" office:value="0.691918" calcext:value-type="float">
            <text:p>0.691918</text:p>
          </table:table-cell>
          <table:table-cell office:value-type="float" office:value="2.24073" calcext:value-type="float">
            <text:p>2.24073</text:p>
          </table:table-cell>
          <table:table-cell office:value-type="float" office:value="18.4289" calcext:value-type="float">
            <text:p>18.4289</text:p>
          </table:table-cell>
          <table:table-cell office:value-type="float" office:value="4.11941" calcext:value-type="float">
            <text:p>4.11941</text:p>
          </table:table-cell>
          <table:table-cell office:value-type="float" office:value="0.446392" calcext:value-type="float">
            <text:p>0.446392</text:p>
          </table:table-cell>
          <table:table-cell office:value-type="float" office:value="0.632552" calcext:value-type="float">
            <text:p>0.632552</text:p>
          </table:table-cell>
          <table:table-cell office:value-type="float" office:value="0.550573" calcext:value-type="float">
            <text:p>0.550573</text:p>
          </table:table-cell>
          <table:table-cell office:value-type="float" office:value="5.1087" calcext:value-type="float">
            <text:p>5.1087</text:p>
          </table:table-cell>
          <table:table-cell office:value-type="float" office:value="2.66299" calcext:value-type="float">
            <text:p>2.66299</text:p>
          </table:table-cell>
          <table:table-cell office:value-type="float" office:value="0.218352" calcext:value-type="float">
            <text:p>0.218352</text:p>
          </table:table-cell>
          <table:table-cell office:value-type="float" office:value="0.987431" calcext:value-type="float">
            <text:p>0.987431</text:p>
          </table:table-cell>
          <table:table-cell office:value-type="float" office:value="0.57876" calcext:value-type="float">
            <text:p>0.57876</text:p>
          </table:table-cell>
          <table:table-cell office:value-type="float" office:value="0.681875" calcext:value-type="float">
            <text:p>0.681875</text:p>
          </table:table-cell>
          <table:table-cell office:value-type="float" office:value="0.923218" calcext:value-type="float">
            <text:p>0.923218</text:p>
          </table:table-cell>
          <table:table-cell office:value-type="float" office:value="0.609635" calcext:value-type="float">
            <text:p>0.609635</text:p>
          </table:table-cell>
          <table:table-cell office:value-type="float" office:value="19.4175" calcext:value-type="float">
            <text:p>19.4175</text:p>
          </table:table-cell>
          <table:table-cell office:value-type="float" office:value="0.923218" calcext:value-type="float">
            <text:p>0.923218</text:p>
          </table:table-cell>
          <table:table-cell office:value-type="float" office:value="0.174094" calcext:value-type="float">
            <text:p>0.174094</text:p>
          </table:table-cell>
          <table:table-cell office:value-type="float" office:value="1.14708" calcext:value-type="float">
            <text:p>1.14708</text:p>
          </table:table-cell>
          <table:table-cell office:value-type="float" office:value="5.1087" calcext:value-type="float">
            <text:p>5.1087</text:p>
          </table:table-cell>
          <table:table-cell office:value-type="float" office:value="2.32927" calcext:value-type="float">
            <text:p>2.32927</text:p>
          </table:table-cell>
          <table:table-cell office:value-type="float" office:value="3.78827" calcext:value-type="float">
            <text:p>3.78827</text:p>
          </table:table-cell>
          <table:table-cell office:value-type="float" office:value="1.1142" calcext:value-type="float">
            <text:p>1.1142</text:p>
          </table:table-cell>
          <table:table-cell office:value-type="float" office:value="2.258" calcext:value-type="float">
            <text:p>2.258</text:p>
          </table:table-cell>
          <table:table-cell office:value-type="float" office:value="1.20416" calcext:value-type="float">
            <text:p>1.20416</text:p>
          </table:table-cell>
          <table:table-cell office:value-type="float" office:value="0.609635" calcext:value-type="float">
            <text:p>0.609635</text:p>
          </table:table-cell>
          <table:table-cell office:value-type="float" office:value="3.15859" calcext:value-type="float">
            <text:p>3.15859</text:p>
          </table:table-cell>
          <table:table-cell office:value-type="float" office:value="0.111671" calcext:value-type="float">
            <text:p>0.111671</text:p>
          </table:table-cell>
          <table:table-cell office:value-type="float" office:value="0.663107" calcext:value-type="float">
            <text:p>0.663107</text:p>
          </table:table-cell>
          <table:table-cell office:value-type="float" office:value="0.479817" calcext:value-type="float">
            <text:p>0.479817</text:p>
          </table:table-cell>
          <table:table-cell office:value-type="float" office:value="0.49577" calcext:value-type="float">
            <text:p>0.49577</text:p>
          </table:table-cell>
          <table:table-cell office:value-type="float" office:value="0.93335" calcext:value-type="float">
            <text:p>0.93335</text:p>
          </table:table-cell>
          <table:table-cell office:value-type="float" office:value="0.973585" calcext:value-type="float">
            <text:p>0.973585</text:p>
          </table:table-cell>
          <table:table-cell office:value-type="float" office:value="2.3248" calcext:value-type="float">
            <text:p>2.3248</text:p>
          </table:table-cell>
          <table:table-cell office:value-type="float" office:value="0.111671" calcext:value-type="float">
            <text:p>0.111671</text:p>
          </table:table-cell>
          <table:table-cell office:value-type="float" office:value="0.59833" calcext:value-type="float">
            <text:p>0.59833</text:p>
          </table:table-cell>
          <table:table-cell office:value-type="float" office:value="1.28716" calcext:value-type="float">
            <text:p>1.28716</text:p>
          </table:table-cell>
          <table:table-cell office:value-type="float" office:value="1.2794" calcext:value-type="float">
            <text:p>1.2794</text:p>
          </table:table-cell>
          <table:table-cell office:value-type="float" office:value="3.6539" calcext:value-type="float">
            <text:p>3.6539</text:p>
          </table:table-cell>
          <table:table-cell office:value-type="float" office:value="0" calcext:value-type="float">
            <text:p>0</text:p>
          </table:table-cell>
          <table:table-cell office:value-type="float" office:value="12.8197" calcext:value-type="float">
            <text:p>12.8197</text:p>
          </table:table-cell>
          <table:table-cell office:value-type="float" office:value="1.24665" calcext:value-type="float">
            <text:p>1.24665</text:p>
          </table:table-cell>
          <table:table-cell office:value-type="float" office:value="0.942067" calcext:value-type="float">
            <text:p>0.942067</text:p>
          </table:table-cell>
          <table:table-cell office:value-type="float" office:value="3.6539" calcext:value-type="float">
            <text:p>3.6539</text:p>
          </table:table-cell>
          <table:table-cell office:value-type="float" office:value="2.51407" calcext:value-type="float">
            <text:p>2.51407</text:p>
          </table:table-cell>
          <table:table-cell office:value-type="float" office:value="3.01805" calcext:value-type="float">
            <text:p>3.01805</text:p>
          </table:table-cell>
          <table:table-cell office:value-type="float" office:value="0.190035" calcext:value-type="float">
            <text:p>0.190035</text:p>
          </table:table-cell>
          <table:table-cell office:value-type="float" office:value="2.48271" calcext:value-type="float">
            <text:p>2.48271</text:p>
          </table:table-cell>
          <table:table-cell office:value-type="float" office:value="0.198644" calcext:value-type="float">
            <text:p>0.198644</text:p>
          </table:table-cell>
          <table:table-cell office:value-type="float" office:value="2.70023" calcext:value-type="float">
            <text:p>2.70023</text:p>
          </table:table-cell>
          <table:table-cell office:value-type="float" office:value="0" calcext:value-type="float">
            <text:p>0</text:p>
          </table:table-cell>
          <table:table-cell office:value-type="float" office:value="2.3654" calcext:value-type="float">
            <text:p>2.3654</text:p>
          </table:table-cell>
          <table:table-cell office:value-type="float" office:value="12.8197" calcext:value-type="float">
            <text:p>12.8197</text:p>
          </table:table-cell>
          <table:table-cell office:value-type="float" office:value="0.967313" calcext:value-type="float">
            <text:p>0.967313</text:p>
          </table:table-cell>
          <table:table-cell office:value-type="float" office:value="2.30485" calcext:value-type="float">
            <text:p>2.30485</text:p>
          </table:table-cell>
          <table:table-cell office:value-type="float" office:value="3.16239" calcext:value-type="float">
            <text:p>3.16239</text:p>
          </table:table-cell>
          <table:table-cell office:value-type="float" office:value="0.612641" calcext:value-type="float">
            <text:p>0.612641</text:p>
          </table:table-cell>
          <table:table-cell office:value-type="float" office:value="18.6204" calcext:value-type="float">
            <text:p>18.6204</text:p>
          </table:table-cell>
          <table:table-cell office:value-type="float" office:value="5.89826" calcext:value-type="float">
            <text:p>5.89826</text:p>
          </table:table-cell>
          <table:table-cell office:value-type="float" office:value="1.03284" calcext:value-type="float">
            <text:p>1.03284</text:p>
          </table:table-cell>
          <table:table-cell office:value-type="float" office:value="1.90808" calcext:value-type="float">
            <text:p>1.90808</text:p>
          </table:table-cell>
          <table:table-cell office:value-type="float" office:value="0.190035" calcext:value-type="float">
            <text:p>0.190035</text:p>
          </table:table-cell>
          <table:table-cell office:value-type="float" office:value="0.974762" calcext:value-type="float">
            <text:p>0.974762</text:p>
          </table:table-cell>
          <table:table-cell office:value-type="float" office:value="0.344722" calcext:value-type="float">
            <text:p>0.344722</text:p>
          </table:table-cell>
          <table:table-cell office:value-type="float" office:value="19.3733" calcext:value-type="float">
            <text:p>19.3733</text:p>
          </table:table-cell>
          <table:table-cell office:value-type="float" office:value="2.6324" calcext:value-type="float">
            <text:p>2.6324</text:p>
          </table:table-cell>
          <table:table-cell office:value-type="float" office:value="1.47658" calcext:value-type="float">
            <text:p>1.47658</text:p>
          </table:table-cell>
          <table:table-cell office:value-type="float" office:value="1.24891" calcext:value-type="float">
            <text:p>1.24891</text:p>
          </table:table-cell>
          <table:table-cell office:value-type="float" office:value="3.6539" calcext:value-type="float">
            <text:p>3.6539</text:p>
          </table:table-cell>
          <table:table-cell office:value-type="float" office:value="0.582186" calcext:value-type="float">
            <text:p>0.582186</text:p>
          </table:table-cell>
          <table:table-cell office:value-type="float" office:value="12.7327" calcext:value-type="float">
            <text:p>12.7327</text:p>
          </table:table-cell>
          <table:table-cell office:value-type="float" office:value="1.53931" calcext:value-type="float">
            <text:p>1.53931</text:p>
          </table:table-cell>
          <table:table-cell office:value-type="float" office:value="0.475193" calcext:value-type="float">
            <text:p>0.475193</text:p>
          </table:table-cell>
          <table:table-cell office:value-type="float" office:value="3.6539" calcext:value-type="float">
            <text:p>3.6539</text:p>
          </table:table-cell>
          <table:table-cell office:value-type="float" office:value="2.329" calcext:value-type="float">
            <text:p>2.329</text:p>
          </table:table-cell>
          <table:table-cell office:value-type="float" office:value="3.10213" calcext:value-type="float">
            <text:p>3.10213</text:p>
          </table:table-cell>
          <table:table-cell office:value-type="float" office:value="0.208642" calcext:value-type="float">
            <text:p>0.208642</text:p>
          </table:table-cell>
          <table:table-cell office:value-type="float" office:value="0.788437" calcext:value-type="float">
            <text:p>0.788437</text:p>
          </table:table-cell>
          <table:table-cell office:value-type="float" office:value="0.190035" calcext:value-type="float">
            <text:p>0.190035</text:p>
          </table:table-cell>
          <table:table-cell office:value-type="float" office:value="2.47606" calcext:value-type="float">
            <text:p>2.47606</text:p>
          </table:table-cell>
          <table:table-cell office:value-type="float" office:value="0.582186" calcext:value-type="float">
            <text:p>0.582186</text:p>
          </table:table-cell>
          <table:table-cell office:value-type="float" office:value="2.35972" calcext:value-type="float">
            <text:p>2.35972</text:p>
          </table:table-cell>
          <table:table-cell office:value-type="float" office:value="12.7327" calcext:value-type="float">
            <text:p>12.7327</text:p>
          </table:table-cell>
          <table:table-cell office:value-type="float" office:value="1.44895" calcext:value-type="float">
            <text:p>1.44895</text:p>
          </table:table-cell>
          <table:table-cell office:value-type="float" office:value="1.90956" calcext:value-type="float">
            <text:p>1.90956</text:p>
          </table:table-cell>
          <table:table-cell office:value-type="float" office:value="2.24956" calcext:value-type="float">
            <text:p>2.24956</text:p>
          </table:table-cell>
          <table:table-cell office:value-type="float" office:value="0.978606" calcext:value-type="float">
            <text:p>0.978606</text:p>
          </table:table-cell>
          <table:table-cell office:value-type="float" office:value="0.355296" calcext:value-type="float">
            <text:p>0.355296</text:p>
          </table:table-cell>
          <table:table-cell office:value-type="float" office:value="6.58213" calcext:value-type="float">
            <text:p>6.58213</text:p>
          </table:table-cell>
          <table:table-cell office:value-type="float" office:value="1.13757" calcext:value-type="float">
            <text:p>1.13757</text:p>
          </table:table-cell>
          <table:table-cell office:value-type="float" office:value="2.36477" calcext:value-type="float">
            <text:p>2.36477</text:p>
          </table:table-cell>
          <table:table-cell office:value-type="float" office:value="0.208642" calcext:value-type="float">
            <text:p>0.208642</text:p>
          </table:table-cell>
          <table:table-cell office:value-type="float" office:value="5.88094" calcext:value-type="float">
            <text:p>5.88094</text:p>
          </table:table-cell>
          <table:table-cell office:value-type="float" office:value="0.344722" calcext:value-type="float">
            <text:p>0.344722</text:p>
          </table:table-cell>
          <table:table-cell office:value-type="float" office:value="20.0183" calcext:value-type="float">
            <text:p>20.0183</text:p>
          </table:table-cell>
          <table:table-cell office:value-type="float" office:value="2.19772" calcext:value-type="float">
            <text:p>2.19772</text:p>
          </table:table-cell>
          <table:table-cell office:value-type="float" office:value="0.449555" calcext:value-type="float">
            <text:p>0.449555</text:p>
          </table:table-cell>
          <table:table-cell table:number-columns-repeated="6" office:value-type="float" office:value="4.34594" calcext:value-type="float">
            <text:p>4.3459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63" calcext:value-type="float">
            <text:p>63</text:p>
          </table:table-cell>
          <table:table-cell office:value-type="float" office:value="9.37259" calcext:value-type="float">
            <text:p>9.37259</text:p>
          </table:table-cell>
          <table:table-cell office:value-type="float" office:value="12.9387" calcext:value-type="float">
            <text:p>12.9387</text:p>
          </table:table-cell>
          <table:table-cell office:value-type="float" office:value="11.7671" calcext:value-type="float">
            <text:p>11.7671</text:p>
          </table:table-cell>
          <table:table-cell office:value-type="float" office:value="12.4179" calcext:value-type="float">
            <text:p>12.4179</text:p>
          </table:table-cell>
          <table:table-cell office:value-type="float" office:value="12.5672" calcext:value-type="float">
            <text:p>12.5672</text:p>
          </table:table-cell>
          <table:table-cell office:value-type="float" office:value="13.0545" calcext:value-type="float">
            <text:p>13.0545</text:p>
          </table:table-cell>
          <table:table-cell office:value-type="float" office:value="14.7874" calcext:value-type="float">
            <text:p>14.7874</text:p>
          </table:table-cell>
          <table:table-cell office:value-type="float" office:value="12.3885" calcext:value-type="float">
            <text:p>12.3885</text:p>
          </table:table-cell>
          <table:table-cell office:value-type="float" office:value="11.7944" calcext:value-type="float">
            <text:p>11.7944</text:p>
          </table:table-cell>
          <table:table-cell office:value-type="float" office:value="14.7874" calcext:value-type="float">
            <text:p>14.7874</text:p>
          </table:table-cell>
          <table:table-cell office:value-type="float" office:value="12.3489" calcext:value-type="float">
            <text:p>12.3489</text:p>
          </table:table-cell>
          <table:table-cell office:value-type="float" office:value="14.4546" calcext:value-type="float">
            <text:p>14.4546</text:p>
          </table:table-cell>
          <table:table-cell office:value-type="float" office:value="9.37259" calcext:value-type="float">
            <text:p>9.37259</text:p>
          </table:table-cell>
          <table:table-cell office:value-type="float" office:value="14.921" calcext:value-type="float">
            <text:p>14.921</text:p>
          </table:table-cell>
          <table:table-cell office:value-type="float" office:value="11.1097" calcext:value-type="float">
            <text:p>11.1097</text:p>
          </table:table-cell>
          <table:table-cell office:value-type="float" office:value="12.6759" calcext:value-type="float">
            <text:p>12.6759</text:p>
          </table:table-cell>
          <table:table-cell office:value-type="float" office:value="11.3996" calcext:value-type="float">
            <text:p>11.3996</text:p>
          </table:table-cell>
          <table:table-cell office:value-type="float" office:value="13.1521" calcext:value-type="float">
            <text:p>13.1521</text:p>
          </table:table-cell>
          <table:table-cell office:value-type="float" office:value="12.3885" calcext:value-type="float">
            <text:p>12.3885</text:p>
          </table:table-cell>
          <table:table-cell office:value-type="float" office:value="12.868" calcext:value-type="float">
            <text:p>12.868</text:p>
          </table:table-cell>
          <table:table-cell office:value-type="float" office:value="12.7045" calcext:value-type="float">
            <text:p>12.7045</text:p>
          </table:table-cell>
          <table:table-cell office:value-type="float" office:value="13.2973" calcext:value-type="float">
            <text:p>13.2973</text:p>
          </table:table-cell>
          <table:table-cell office:value-type="float" office:value="12.6901" calcext:value-type="float">
            <text:p>12.6901</text:p>
          </table:table-cell>
          <table:table-cell office:value-type="float" office:value="13.0492" calcext:value-type="float">
            <text:p>13.0492</text:p>
          </table:table-cell>
          <table:table-cell office:value-type="float" office:value="12.5133" calcext:value-type="float">
            <text:p>12.5133</text:p>
          </table:table-cell>
          <table:table-cell office:value-type="float" office:value="16.0984" calcext:value-type="float">
            <text:p>16.0984</text:p>
          </table:table-cell>
          <table:table-cell office:value-type="float" office:value="11.4725" calcext:value-type="float">
            <text:p>11.4725</text:p>
          </table:table-cell>
          <table:table-cell office:value-type="float" office:value="12.7045" calcext:value-type="float">
            <text:p>12.7045</text:p>
          </table:table-cell>
          <table:table-cell office:value-type="float" office:value="12.371" calcext:value-type="float">
            <text:p>12.371</text:p>
          </table:table-cell>
          <table:table-cell office:value-type="float" office:value="13.2946" calcext:value-type="float">
            <text:p>13.2946</text:p>
          </table:table-cell>
          <table:table-cell office:value-type="float" office:value="9.15553" calcext:value-type="float">
            <text:p>9.15553</text:p>
          </table:table-cell>
          <table:table-cell office:value-type="float" office:value="14.2544" calcext:value-type="float">
            <text:p>14.2544</text:p>
          </table:table-cell>
          <table:table-cell office:value-type="float" office:value="12.888" calcext:value-type="float">
            <text:p>12.888</text:p>
          </table:table-cell>
          <table:table-cell office:value-type="float" office:value="13.5123" calcext:value-type="float">
            <text:p>13.5123</text:p>
          </table:table-cell>
          <table:table-cell office:value-type="float" office:value="13.1123" calcext:value-type="float">
            <text:p>13.1123</text:p>
          </table:table-cell>
          <table:table-cell office:value-type="float" office:value="12.7954" calcext:value-type="float">
            <text:p>12.7954</text:p>
          </table:table-cell>
          <table:table-cell office:value-type="float" office:value="13.6878" calcext:value-type="float">
            <text:p>13.6878</text:p>
          </table:table-cell>
          <table:table-cell office:value-type="float" office:value="13.0942" calcext:value-type="float">
            <text:p>13.0942</text:p>
          </table:table-cell>
          <table:table-cell office:value-type="float" office:value="6.60179" calcext:value-type="float">
            <text:p>6.60179</text:p>
          </table:table-cell>
          <table:table-cell office:value-type="float" office:value="13.6878" calcext:value-type="float">
            <text:p>13.6878</text:p>
          </table:table-cell>
          <table:table-cell office:value-type="float" office:value="12.9696" calcext:value-type="float">
            <text:p>12.9696</text:p>
          </table:table-cell>
          <table:table-cell office:value-type="float" office:value="13.0942" calcext:value-type="float">
            <text:p>13.0942</text:p>
          </table:table-cell>
          <table:table-cell office:value-type="float" office:value="9.15553" calcext:value-type="float">
            <text:p>9.15553</text:p>
          </table:table-cell>
          <table:table-cell office:value-type="float" office:value="14.9221" calcext:value-type="float">
            <text:p>14.9221</text:p>
          </table:table-cell>
          <table:table-cell office:value-type="float" office:value="10.8803" calcext:value-type="float">
            <text:p>10.8803</text:p>
          </table:table-cell>
          <table:table-cell office:value-type="float" office:value="12.5651" calcext:value-type="float">
            <text:p>12.5651</text:p>
          </table:table-cell>
          <table:table-cell office:value-type="float" office:value="11.6067" calcext:value-type="float">
            <text:p>11.6067</text:p>
          </table:table-cell>
          <table:table-cell office:value-type="float" office:value="13.97" calcext:value-type="float">
            <text:p>13.97</text:p>
          </table:table-cell>
          <table:table-cell office:value-type="float" office:value="13.0942" calcext:value-type="float">
            <text:p>13.0942</text:p>
          </table:table-cell>
          <table:table-cell office:value-type="float" office:value="13.4055" calcext:value-type="float">
            <text:p>13.4055</text:p>
          </table:table-cell>
          <table:table-cell office:value-type="float" office:value="12.9313" calcext:value-type="float">
            <text:p>12.9313</text:p>
          </table:table-cell>
          <table:table-cell office:value-type="float" office:value="13.089" calcext:value-type="float">
            <text:p>13.089</text:p>
          </table:table-cell>
          <table:table-cell office:value-type="float" office:value="12.7076" calcext:value-type="float">
            <text:p>12.7076</text:p>
          </table:table-cell>
          <table:table-cell office:value-type="float" office:value="12.3759" calcext:value-type="float">
            <text:p>12.3759</text:p>
          </table:table-cell>
          <table:table-cell office:value-type="float" office:value="12.7685" calcext:value-type="float">
            <text:p>12.7685</text:p>
          </table:table-cell>
          <table:table-cell office:value-type="float" office:value="12.261" calcext:value-type="float">
            <text:p>12.261</text:p>
          </table:table-cell>
          <table:table-cell office:value-type="float" office:value="14.921" calcext:value-type="float">
            <text:p>14.921</text:p>
          </table:table-cell>
          <table:table-cell office:value-type="float" office:value="12.9313" calcext:value-type="float">
            <text:p>12.9313</text:p>
          </table:table-cell>
          <table:table-cell office:value-type="float" office:value="12.8759" calcext:value-type="float">
            <text:p>12.8759</text:p>
          </table:table-cell>
          <table:table-cell office:value-type="float" office:value="12.3106" calcext:value-type="float">
            <text:p>12.3106</text:p>
          </table:table-cell>
          <table:table-cell office:value-type="float" office:value="13.9481" calcext:value-type="float">
            <text:p>13.9481</text:p>
          </table:table-cell>
          <table:table-cell office:value-type="float" office:value="11.6151" calcext:value-type="float">
            <text:p>11.6151</text:p>
          </table:table-cell>
          <table:table-cell office:value-type="float" office:value="12.8197" calcext:value-type="float">
            <text:p>12.8197</text:p>
          </table:table-cell>
          <table:table-cell office:value-type="float" office:value="0" calcext:value-type="float">
            <text:p>0</text:p>
          </table:table-cell>
          <table:table-cell office:value-type="float" office:value="12.2319" calcext:value-type="float">
            <text:p>12.2319</text:p>
          </table:table-cell>
          <table:table-cell office:value-type="float" office:value="11.9378" calcext:value-type="float">
            <text:p>11.9378</text:p>
          </table:table-cell>
          <table:table-cell office:value-type="float" office:value="11.6151" calcext:value-type="float">
            <text:p>11.6151</text:p>
          </table:table-cell>
          <table:table-cell office:value-type="float" office:value="14.1412" calcext:value-type="float">
            <text:p>14.1412</text:p>
          </table:table-cell>
          <table:table-cell office:value-type="float" office:value="13.2697" calcext:value-type="float">
            <text:p>13.2697</text:p>
          </table:table-cell>
          <table:table-cell office:value-type="float" office:value="12.9712" calcext:value-type="float">
            <text:p>12.9712</text:p>
          </table:table-cell>
          <table:table-cell office:value-type="float" office:value="14.4723" calcext:value-type="float">
            <text:p>14.4723</text:p>
          </table:table-cell>
          <table:table-cell office:value-type="float" office:value="12.9823" calcext:value-type="float">
            <text:p>12.9823</text:p>
          </table:table-cell>
          <table:table-cell office:value-type="float" office:value="14.877" calcext:value-type="float">
            <text:p>14.877</text:p>
          </table:table-cell>
          <table:table-cell office:value-type="float" office:value="12.8197" calcext:value-type="float">
            <text:p>12.8197</text:p>
          </table:table-cell>
          <table:table-cell office:value-type="float" office:value="14.7706" calcext:value-type="float">
            <text:p>14.7706</text:p>
          </table:table-cell>
          <table:table-cell office:value-type="float" office:value="0" calcext:value-type="float">
            <text:p>0</text:p>
          </table:table-cell>
          <table:table-cell office:value-type="float" office:value="12.6824" calcext:value-type="float">
            <text:p>12.6824</text:p>
          </table:table-cell>
          <table:table-cell office:value-type="float" office:value="14.8637" calcext:value-type="float">
            <text:p>14.8637</text:p>
          </table:table-cell>
          <table:table-cell office:value-type="float" office:value="12.6131" calcext:value-type="float">
            <text:p>12.6131</text:p>
          </table:table-cell>
          <table:table-cell office:value-type="float" office:value="13.3125" calcext:value-type="float">
            <text:p>13.3125</text:p>
          </table:table-cell>
          <table:table-cell office:value-type="float" office:value="16.3002" calcext:value-type="float">
            <text:p>16.3002</text:p>
          </table:table-cell>
          <table:table-cell office:value-type="float" office:value="13.4334" calcext:value-type="float">
            <text:p>13.4334</text:p>
          </table:table-cell>
          <table:table-cell office:value-type="float" office:value="13.5888" calcext:value-type="float">
            <text:p>13.5888</text:p>
          </table:table-cell>
          <table:table-cell office:value-type="float" office:value="14.6377" calcext:value-type="float">
            <text:p>14.6377</text:p>
          </table:table-cell>
          <table:table-cell office:value-type="float" office:value="12.9712" calcext:value-type="float">
            <text:p>12.9712</text:p>
          </table:table-cell>
          <table:table-cell office:value-type="float" office:value="12.499" calcext:value-type="float">
            <text:p>12.499</text:p>
          </table:table-cell>
          <table:table-cell office:value-type="float" office:value="12.8755" calcext:value-type="float">
            <text:p>12.8755</text:p>
          </table:table-cell>
          <table:table-cell office:value-type="float" office:value="6.55735" calcext:value-type="float">
            <text:p>6.55735</text:p>
          </table:table-cell>
          <table:table-cell office:value-type="float" office:value="14.9779" calcext:value-type="float">
            <text:p>14.9779</text:p>
          </table:table-cell>
          <table:table-cell office:value-type="float" office:value="14.2664" calcext:value-type="float">
            <text:p>14.2664</text:p>
          </table:table-cell>
          <table:table-cell office:value-type="float" office:value="14.0151" calcext:value-type="float">
            <text:p>14.0151</text:p>
          </table:table-cell>
          <table:table-cell office:value-type="float" office:value="11.6151" calcext:value-type="float">
            <text:p>11.6151</text:p>
          </table:table-cell>
          <table:table-cell office:value-type="float" office:value="12.4494" calcext:value-type="float">
            <text:p>12.4494</text:p>
          </table:table-cell>
          <table:table-cell office:value-type="float" office:value="0.0957793" calcext:value-type="float">
            <text:p>0.0957793</text:p>
          </table:table-cell>
          <table:table-cell office:value-type="float" office:value="11.2805" calcext:value-type="float">
            <text:p>11.2805</text:p>
          </table:table-cell>
          <table:table-cell office:value-type="float" office:value="12.7926" calcext:value-type="float">
            <text:p>12.7926</text:p>
          </table:table-cell>
          <table:table-cell office:value-type="float" office:value="11.6151" calcext:value-type="float">
            <text:p>11.6151</text:p>
          </table:table-cell>
          <table:table-cell office:value-type="float" office:value="13.7691" calcext:value-type="float">
            <text:p>13.7691</text:p>
          </table:table-cell>
          <table:table-cell office:value-type="float" office:value="11.9558" calcext:value-type="float">
            <text:p>11.9558</text:p>
          </table:table-cell>
          <table:table-cell office:value-type="float" office:value="12.909" calcext:value-type="float">
            <text:p>12.909</text:p>
          </table:table-cell>
          <table:table-cell office:value-type="float" office:value="12.6944" calcext:value-type="float">
            <text:p>12.6944</text:p>
          </table:table-cell>
          <table:table-cell office:value-type="float" office:value="12.9712" calcext:value-type="float">
            <text:p>12.9712</text:p>
          </table:table-cell>
          <table:table-cell office:value-type="float" office:value="14.8596" calcext:value-type="float">
            <text:p>14.8596</text:p>
          </table:table-cell>
          <table:table-cell office:value-type="float" office:value="12.4494" calcext:value-type="float">
            <text:p>12.4494</text:p>
          </table:table-cell>
          <table:table-cell office:value-type="float" office:value="14.7693" calcext:value-type="float">
            <text:p>14.7693</text:p>
          </table:table-cell>
          <table:table-cell office:value-type="float" office:value="0.0957793" calcext:value-type="float">
            <text:p>0.0957793</text:p>
          </table:table-cell>
          <table:table-cell office:value-type="float" office:value="12.4793" calcext:value-type="float">
            <text:p>12.4793</text:p>
          </table:table-cell>
          <table:table-cell office:value-type="float" office:value="13.1032" calcext:value-type="float">
            <text:p>13.1032</text:p>
          </table:table-cell>
          <table:table-cell office:value-type="float" office:value="13.6183" calcext:value-type="float">
            <text:p>13.6183</text:p>
          </table:table-cell>
          <table:table-cell office:value-type="float" office:value="12.3699" calcext:value-type="float">
            <text:p>12.3699</text:p>
          </table:table-cell>
          <table:table-cell office:value-type="float" office:value="13.0903" calcext:value-type="float">
            <text:p>13.0903</text:p>
          </table:table-cell>
          <table:table-cell office:value-type="float" office:value="13.7398" calcext:value-type="float">
            <text:p>13.7398</text:p>
          </table:table-cell>
          <table:table-cell office:value-type="float" office:value="13.6738" calcext:value-type="float">
            <text:p>13.6738</text:p>
          </table:table-cell>
          <table:table-cell office:value-type="float" office:value="14.8691" calcext:value-type="float">
            <text:p>14.8691</text:p>
          </table:table-cell>
          <table:table-cell office:value-type="float" office:value="12.909" calcext:value-type="float">
            <text:p>12.909</text:p>
          </table:table-cell>
          <table:table-cell office:value-type="float" office:value="13.4249" calcext:value-type="float">
            <text:p>13.4249</text:p>
          </table:table-cell>
          <table:table-cell office:value-type="float" office:value="12.8755" calcext:value-type="float">
            <text:p>12.8755</text:p>
          </table:table-cell>
          <table:table-cell office:value-type="float" office:value="7.22328" calcext:value-type="float">
            <text:p>7.22328</text:p>
          </table:table-cell>
          <table:table-cell office:value-type="float" office:value="14.042" calcext:value-type="float">
            <text:p>14.042</text:p>
          </table:table-cell>
          <table:table-cell office:value-type="float" office:value="13.1412" calcext:value-type="float">
            <text:p>13.1412</text:p>
          </table:table-cell>
          <table:table-cell table:number-columns-repeated="6" office:value-type="float" office:value="8.47397" calcext:value-type="float">
            <text:p>8.4739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64" calcext:value-type="float">
            <text:p>64</text:p>
          </table:table-cell>
          <table:table-cell office:value-type="float" office:value="3.49481" calcext:value-type="float">
            <text:p>3.49481</text:p>
          </table:table-cell>
          <table:table-cell office:value-type="float" office:value="0.791191" calcext:value-type="float">
            <text:p>0.791191</text:p>
          </table:table-cell>
          <table:table-cell office:value-type="float" office:value="1.67249" calcext:value-type="float">
            <text:p>1.67249</text:p>
          </table:table-cell>
          <table:table-cell office:value-type="float" office:value="0.352078" calcext:value-type="float">
            <text:p>0.352078</text:p>
          </table:table-cell>
          <table:table-cell office:value-type="float" office:value="0.630208" calcext:value-type="float">
            <text:p>0.630208</text:p>
          </table:table-cell>
          <table:table-cell office:value-type="float" office:value="1.12783" calcext:value-type="float">
            <text:p>1.12783</text:p>
          </table:table-cell>
          <table:table-cell office:value-type="float" office:value="2.72488" calcext:value-type="float">
            <text:p>2.72488</text:p>
          </table:table-cell>
          <table:table-cell office:value-type="float" office:value="0.597325" calcext:value-type="float">
            <text:p>0.597325</text:p>
          </table:table-cell>
          <table:table-cell office:value-type="float" office:value="4.02917" calcext:value-type="float">
            <text:p>4.02917</text:p>
          </table:table-cell>
          <table:table-cell office:value-type="float" office:value="2.72488" calcext:value-type="float">
            <text:p>2.72488</text:p>
          </table:table-cell>
          <table:table-cell office:value-type="float" office:value="0.248782" calcext:value-type="float">
            <text:p>0.248782</text:p>
          </table:table-cell>
          <table:table-cell office:value-type="float" office:value="2.3363" calcext:value-type="float">
            <text:p>2.3363</text:p>
          </table:table-cell>
          <table:table-cell office:value-type="float" office:value="3.49481" calcext:value-type="float">
            <text:p>3.49481</text:p>
          </table:table-cell>
          <table:table-cell office:value-type="float" office:value="2.69771" calcext:value-type="float">
            <text:p>2.69771</text:p>
          </table:table-cell>
          <table:table-cell office:value-type="float" office:value="2.08435" calcext:value-type="float">
            <text:p>2.08435</text:p>
          </table:table-cell>
          <table:table-cell office:value-type="float" office:value="0.458167" calcext:value-type="float">
            <text:p>0.458167</text:p>
          </table:table-cell>
          <table:table-cell office:value-type="float" office:value="0.939492" calcext:value-type="float">
            <text:p>0.939492</text:p>
          </table:table-cell>
          <table:table-cell office:value-type="float" office:value="1.70513" calcext:value-type="float">
            <text:p>1.70513</text:p>
          </table:table-cell>
          <table:table-cell office:value-type="float" office:value="0.597325" calcext:value-type="float">
            <text:p>0.597325</text:p>
          </table:table-cell>
          <table:table-cell office:value-type="float" office:value="1.63346" calcext:value-type="float">
            <text:p>1.63346</text:p>
          </table:table-cell>
          <table:table-cell office:value-type="float" office:value="0.822697" calcext:value-type="float">
            <text:p>0.822697</text:p>
          </table:table-cell>
          <table:table-cell office:value-type="float" office:value="1.15985" calcext:value-type="float">
            <text:p>1.15985</text:p>
          </table:table-cell>
          <table:table-cell office:value-type="float" office:value="0.494285" calcext:value-type="float">
            <text:p>0.494285</text:p>
          </table:table-cell>
          <table:table-cell office:value-type="float" office:value="0.943676" calcext:value-type="float">
            <text:p>0.943676</text:p>
          </table:table-cell>
          <table:table-cell office:value-type="float" office:value="1.12008" calcext:value-type="float">
            <text:p>1.12008</text:p>
          </table:table-cell>
          <table:table-cell office:value-type="float" office:value="19.0492" calcext:value-type="float">
            <text:p>19.0492</text:p>
          </table:table-cell>
          <table:table-cell office:value-type="float" office:value="2.87453" calcext:value-type="float">
            <text:p>2.87453</text:p>
          </table:table-cell>
          <table:table-cell office:value-type="float" office:value="0.822697" calcext:value-type="float">
            <text:p>0.822697</text:p>
          </table:table-cell>
          <table:table-cell office:value-type="float" office:value="0.659502" calcext:value-type="float">
            <text:p>0.659502</text:p>
          </table:table-cell>
          <table:table-cell office:value-type="float" office:value="1.3594" calcext:value-type="float">
            <text:p>1.3594</text:p>
          </table:table-cell>
          <table:table-cell office:value-type="float" office:value="4.00059" calcext:value-type="float">
            <text:p>4.00059</text:p>
          </table:table-cell>
          <table:table-cell office:value-type="float" office:value="2.27157" calcext:value-type="float">
            <text:p>2.27157</text:p>
          </table:table-cell>
          <table:table-cell office:value-type="float" office:value="1.11366" calcext:value-type="float">
            <text:p>1.11366</text:p>
          </table:table-cell>
          <table:table-cell office:value-type="float" office:value="1.35434" calcext:value-type="float">
            <text:p>1.35434</text:p>
          </table:table-cell>
          <table:table-cell office:value-type="float" office:value="1.07927" calcext:value-type="float">
            <text:p>1.07927</text:p>
          </table:table-cell>
          <table:table-cell office:value-type="float" office:value="0.710635" calcext:value-type="float">
            <text:p>0.710635</text:p>
          </table:table-cell>
          <table:table-cell office:value-type="float" office:value="1.67545" calcext:value-type="float">
            <text:p>1.67545</text:p>
          </table:table-cell>
          <table:table-cell office:value-type="float" office:value="1.03897" calcext:value-type="float">
            <text:p>1.03897</text:p>
          </table:table-cell>
          <table:table-cell office:value-type="float" office:value="18.7971" calcext:value-type="float">
            <text:p>18.7971</text:p>
          </table:table-cell>
          <table:table-cell office:value-type="float" office:value="1.67545" calcext:value-type="float">
            <text:p>1.67545</text:p>
          </table:table-cell>
          <table:table-cell office:value-type="float" office:value="1.25828" calcext:value-type="float">
            <text:p>1.25828</text:p>
          </table:table-cell>
          <table:table-cell office:value-type="float" office:value="0.862639" calcext:value-type="float">
            <text:p>0.862639</text:p>
          </table:table-cell>
          <table:table-cell office:value-type="float" office:value="4.00059" calcext:value-type="float">
            <text:p>4.00059</text:p>
          </table:table-cell>
          <table:table-cell office:value-type="float" office:value="2.69818" calcext:value-type="float">
            <text:p>2.69818</text:p>
          </table:table-cell>
          <table:table-cell office:value-type="float" office:value="2.55861" calcext:value-type="float">
            <text:p>2.55861</text:p>
          </table:table-cell>
          <table:table-cell office:value-type="float" office:value="0.334435" calcext:value-type="float">
            <text:p>0.334435</text:p>
          </table:table-cell>
          <table:table-cell office:value-type="float" office:value="1.02772" calcext:value-type="float">
            <text:p>1.02772</text:p>
          </table:table-cell>
          <table:table-cell office:value-type="float" office:value="1.91341" calcext:value-type="float">
            <text:p>1.91341</text:p>
          </table:table-cell>
          <table:table-cell office:value-type="float" office:value="1.03897" calcext:value-type="float">
            <text:p>1.03897</text:p>
          </table:table-cell>
          <table:table-cell office:value-type="float" office:value="2.24397" calcext:value-type="float">
            <text:p>2.24397</text:p>
          </table:table-cell>
          <table:table-cell office:value-type="float" office:value="1.3046" calcext:value-type="float">
            <text:p>1.3046</text:p>
          </table:table-cell>
          <table:table-cell office:value-type="float" office:value="1.00214" calcext:value-type="float">
            <text:p>1.00214</text:p>
          </table:table-cell>
          <table:table-cell office:value-type="float" office:value="0.796695" calcext:value-type="float">
            <text:p>0.796695</text:p>
          </table:table-cell>
          <table:table-cell office:value-type="float" office:value="0.876371" calcext:value-type="float">
            <text:p>0.876371</text:p>
          </table:table-cell>
          <table:table-cell office:value-type="float" office:value="0.568248" calcext:value-type="float">
            <text:p>0.568248</text:p>
          </table:table-cell>
          <table:table-cell office:value-type="float" office:value="0.297923" calcext:value-type="float">
            <text:p>0.297923</text:p>
          </table:table-cell>
          <table:table-cell office:value-type="float" office:value="2.69771" calcext:value-type="float">
            <text:p>2.69771</text:p>
          </table:table-cell>
          <table:table-cell office:value-type="float" office:value="1.3046" calcext:value-type="float">
            <text:p>1.3046</text:p>
          </table:table-cell>
          <table:table-cell office:value-type="float" office:value="0.827878" calcext:value-type="float">
            <text:p>0.827878</text:p>
          </table:table-cell>
          <table:table-cell office:value-type="float" office:value="0.110464" calcext:value-type="float">
            <text:p>0.110464</text:p>
          </table:table-cell>
          <table:table-cell office:value-type="float" office:value="1.80469" calcext:value-type="float">
            <text:p>1.80469</text:p>
          </table:table-cell>
          <table:table-cell office:value-type="float" office:value="2.41067" calcext:value-type="float">
            <text:p>2.41067</text:p>
          </table:table-cell>
          <table:table-cell office:value-type="float" office:value="1.24665" calcext:value-type="float">
            <text:p>1.24665</text:p>
          </table:table-cell>
          <table:table-cell office:value-type="float" office:value="12.2319" calcext:value-type="float">
            <text:p>12.2319</text:p>
          </table:table-cell>
          <table:table-cell office:value-type="float" office:value="0" calcext:value-type="float">
            <text:p>0</text:p>
          </table:table-cell>
          <table:table-cell office:value-type="float" office:value="0.794139" calcext:value-type="float">
            <text:p>0.794139</text:p>
          </table:table-cell>
          <table:table-cell office:value-type="float" office:value="2.41067" calcext:value-type="float">
            <text:p>2.41067</text:p>
          </table:table-cell>
          <table:table-cell office:value-type="float" office:value="2.12643" calcext:value-type="float">
            <text:p>2.12643</text:p>
          </table:table-cell>
          <table:table-cell office:value-type="float" office:value="2.07873" calcext:value-type="float">
            <text:p>2.07873</text:p>
          </table:table-cell>
          <table:table-cell office:value-type="float" office:value="1.23866" calcext:value-type="float">
            <text:p>1.23866</text:p>
          </table:table-cell>
          <table:table-cell office:value-type="float" office:value="2.3308" calcext:value-type="float">
            <text:p>2.3308</text:p>
          </table:table-cell>
          <table:table-cell office:value-type="float" office:value="1.24619" calcext:value-type="float">
            <text:p>1.24619</text:p>
          </table:table-cell>
          <table:table-cell office:value-type="float" office:value="2.69666" calcext:value-type="float">
            <text:p>2.69666</text:p>
          </table:table-cell>
          <table:table-cell office:value-type="float" office:value="1.24665" calcext:value-type="float">
            <text:p>1.24665</text:p>
          </table:table-cell>
          <table:table-cell office:value-type="float" office:value="2.54185" calcext:value-type="float">
            <text:p>2.54185</text:p>
          </table:table-cell>
          <table:table-cell office:value-type="float" office:value="12.2319" calcext:value-type="float">
            <text:p>12.2319</text:p>
          </table:table-cell>
          <table:table-cell office:value-type="float" office:value="0.477471" calcext:value-type="float">
            <text:p>0.477471</text:p>
          </table:table-cell>
          <table:table-cell office:value-type="float" office:value="2.63571" calcext:value-type="float">
            <text:p>2.63571</text:p>
          </table:table-cell>
          <table:table-cell office:value-type="float" office:value="2.03349" calcext:value-type="float">
            <text:p>2.03349</text:p>
          </table:table-cell>
          <table:table-cell office:value-type="float" office:value="1.32396" calcext:value-type="float">
            <text:p>1.32396</text:p>
          </table:table-cell>
          <table:table-cell office:value-type="float" office:value="19.2456" calcext:value-type="float">
            <text:p>19.2456</text:p>
          </table:table-cell>
          <table:table-cell office:value-type="float" office:value="4.78119" calcext:value-type="float">
            <text:p>4.78119</text:p>
          </table:table-cell>
          <table:table-cell office:value-type="float" office:value="1.43241" calcext:value-type="float">
            <text:p>1.43241</text:p>
          </table:table-cell>
          <table:table-cell office:value-type="float" office:value="2.48169" calcext:value-type="float">
            <text:p>2.48169</text:p>
          </table:table-cell>
          <table:table-cell office:value-type="float" office:value="1.23866" calcext:value-type="float">
            <text:p>1.23866</text:p>
          </table:table-cell>
          <table:table-cell office:value-type="float" office:value="0.325802" calcext:value-type="float">
            <text:p>0.325802</text:p>
          </table:table-cell>
          <table:table-cell office:value-type="float" office:value="1.00333" calcext:value-type="float">
            <text:p>1.00333</text:p>
          </table:table-cell>
          <table:table-cell office:value-type="float" office:value="18.7536" calcext:value-type="float">
            <text:p>18.7536</text:p>
          </table:table-cell>
          <table:table-cell office:value-type="float" office:value="2.76067" calcext:value-type="float">
            <text:p>2.76067</text:p>
          </table:table-cell>
          <table:table-cell office:value-type="float" office:value="2.21306" calcext:value-type="float">
            <text:p>2.21306</text:p>
          </table:table-cell>
          <table:table-cell office:value-type="float" office:value="1.95298" calcext:value-type="float">
            <text:p>1.95298</text:p>
          </table:table-cell>
          <table:table-cell office:value-type="float" office:value="2.41067" calcext:value-type="float">
            <text:p>2.41067</text:p>
          </table:table-cell>
          <table:table-cell office:value-type="float" office:value="0.680488" calcext:value-type="float">
            <text:p>0.680488</text:p>
          </table:table-cell>
          <table:table-cell office:value-type="float" office:value="12.1487" calcext:value-type="float">
            <text:p>12.1487</text:p>
          </table:table-cell>
          <table:table-cell office:value-type="float" office:value="1.41566" calcext:value-type="float">
            <text:p>1.41566</text:p>
          </table:table-cell>
          <table:table-cell office:value-type="float" office:value="1.65861" calcext:value-type="float">
            <text:p>1.65861</text:p>
          </table:table-cell>
          <table:table-cell office:value-type="float" office:value="2.41067" calcext:value-type="float">
            <text:p>2.41067</text:p>
          </table:table-cell>
          <table:table-cell office:value-type="float" office:value="1.80166" calcext:value-type="float">
            <text:p>1.80166</text:p>
          </table:table-cell>
          <table:table-cell office:value-type="float" office:value="1.87399" calcext:value-type="float">
            <text:p>1.87399</text:p>
          </table:table-cell>
          <table:table-cell office:value-type="float" office:value="1.14165" calcext:value-type="float">
            <text:p>1.14165</text:p>
          </table:table-cell>
          <table:table-cell office:value-type="float" office:value="0.570388" calcext:value-type="float">
            <text:p>0.570388</text:p>
          </table:table-cell>
          <table:table-cell office:value-type="float" office:value="1.23866" calcext:value-type="float">
            <text:p>1.23866</text:p>
          </table:table-cell>
          <table:table-cell office:value-type="float" office:value="2.63438" calcext:value-type="float">
            <text:p>2.63438</text:p>
          </table:table-cell>
          <table:table-cell office:value-type="float" office:value="0.680488" calcext:value-type="float">
            <text:p>0.680488</text:p>
          </table:table-cell>
          <table:table-cell office:value-type="float" office:value="2.54016" calcext:value-type="float">
            <text:p>2.54016</text:p>
          </table:table-cell>
          <table:table-cell office:value-type="float" office:value="12.1487" calcext:value-type="float">
            <text:p>12.1487</text:p>
          </table:table-cell>
          <table:table-cell office:value-type="float" office:value="0.38226" calcext:value-type="float">
            <text:p>0.38226</text:p>
          </table:table-cell>
          <table:table-cell office:value-type="float" office:value="1.1395" calcext:value-type="float">
            <text:p>1.1395</text:p>
          </table:table-cell>
          <table:table-cell office:value-type="float" office:value="1.66545" calcext:value-type="float">
            <text:p>1.66545</text:p>
          </table:table-cell>
          <table:table-cell office:value-type="float" office:value="0.269203" calcext:value-type="float">
            <text:p>0.269203</text:p>
          </table:table-cell>
          <table:table-cell office:value-type="float" office:value="1.23383" calcext:value-type="float">
            <text:p>1.23383</text:p>
          </table:table-cell>
          <table:table-cell office:value-type="float" office:value="5.46891" calcext:value-type="float">
            <text:p>5.46891</text:p>
          </table:table-cell>
          <table:table-cell office:value-type="float" office:value="1.49685" calcext:value-type="float">
            <text:p>1.49685</text:p>
          </table:table-cell>
          <table:table-cell office:value-type="float" office:value="2.63738" calcext:value-type="float">
            <text:p>2.63738</text:p>
          </table:table-cell>
          <table:table-cell office:value-type="float" office:value="1.14165" calcext:value-type="float">
            <text:p>1.14165</text:p>
          </table:table-cell>
          <table:table-cell office:value-type="float" office:value="4.76364" calcext:value-type="float">
            <text:p>4.76364</text:p>
          </table:table-cell>
          <table:table-cell office:value-type="float" office:value="1.00333" calcext:value-type="float">
            <text:p>1.00333</text:p>
          </table:table-cell>
          <table:table-cell office:value-type="float" office:value="19.3721" calcext:value-type="float">
            <text:p>19.3721</text:p>
          </table:table-cell>
          <table:table-cell office:value-type="float" office:value="1.91807" calcext:value-type="float">
            <text:p>1.91807</text:p>
          </table:table-cell>
          <table:table-cell office:value-type="float" office:value="1.21532" calcext:value-type="float">
            <text:p>1.21532</text:p>
          </table:table-cell>
          <table:table-cell table:number-columns-repeated="6" office:value-type="float" office:value="3.85367" calcext:value-type="float">
            <text:p>3.8536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65" calcext:value-type="float">
            <text:p>65</text:p>
          </table:table-cell>
          <table:table-cell office:value-type="float" office:value="3.67178" calcext:value-type="float">
            <text:p>3.67178</text:p>
          </table:table-cell>
          <table:table-cell office:value-type="float" office:value="1.08077" calcext:value-type="float">
            <text:p>1.08077</text:p>
          </table:table-cell>
          <table:table-cell office:value-type="float" office:value="0.881235" calcext:value-type="float">
            <text:p>0.881235</text:p>
          </table:table-cell>
          <table:table-cell office:value-type="float" office:value="0.656696" calcext:value-type="float">
            <text:p>0.656696</text:p>
          </table:table-cell>
          <table:table-cell office:value-type="float" office:value="1.4214" calcext:value-type="float">
            <text:p>1.4214</text:p>
          </table:table-cell>
          <table:table-cell office:value-type="float" office:value="1.11671" calcext:value-type="float">
            <text:p>1.11671</text:p>
          </table:table-cell>
          <table:table-cell office:value-type="float" office:value="3.34115" calcext:value-type="float">
            <text:p>3.34115</text:p>
          </table:table-cell>
          <table:table-cell office:value-type="float" office:value="0.482788" calcext:value-type="float">
            <text:p>0.482788</text:p>
          </table:table-cell>
          <table:table-cell office:value-type="float" office:value="4.67146" calcext:value-type="float">
            <text:p>4.67146</text:p>
          </table:table-cell>
          <table:table-cell office:value-type="float" office:value="3.34115" calcext:value-type="float">
            <text:p>3.34115</text:p>
          </table:table-cell>
          <table:table-cell office:value-type="float" office:value="0.666311" calcext:value-type="float">
            <text:p>0.666311</text:p>
          </table:table-cell>
          <table:table-cell office:value-type="float" office:value="2.93617" calcext:value-type="float">
            <text:p>2.93617</text:p>
          </table:table-cell>
          <table:table-cell office:value-type="float" office:value="3.67178" calcext:value-type="float">
            <text:p>3.67178</text:p>
          </table:table-cell>
          <table:table-cell office:value-type="float" office:value="3.04355" calcext:value-type="float">
            <text:p>3.04355</text:p>
          </table:table-cell>
          <table:table-cell office:value-type="float" office:value="2.57234" calcext:value-type="float">
            <text:p>2.57234</text:p>
          </table:table-cell>
          <table:table-cell office:value-type="float" office:value="1.13528" calcext:value-type="float">
            <text:p>1.13528</text:p>
          </table:table-cell>
          <table:table-cell office:value-type="float" office:value="1.26279" calcext:value-type="float">
            <text:p>1.26279</text:p>
          </table:table-cell>
          <table:table-cell office:value-type="float" office:value="1.37914" calcext:value-type="float">
            <text:p>1.37914</text:p>
          </table:table-cell>
          <table:table-cell office:value-type="float" office:value="0.482788" calcext:value-type="float">
            <text:p>0.482788</text:p>
          </table:table-cell>
          <table:table-cell office:value-type="float" office:value="2.42627" calcext:value-type="float">
            <text:p>2.42627</text:p>
          </table:table-cell>
          <table:table-cell office:value-type="float" office:value="0.771636" calcext:value-type="float">
            <text:p>0.771636</text:p>
          </table:table-cell>
          <table:table-cell office:value-type="float" office:value="1.39588" calcext:value-type="float">
            <text:p>1.39588</text:p>
          </table:table-cell>
          <table:table-cell office:value-type="float" office:value="0.942805" calcext:value-type="float">
            <text:p>0.942805</text:p>
          </table:table-cell>
          <table:table-cell office:value-type="float" office:value="1.15013" calcext:value-type="float">
            <text:p>1.15013</text:p>
          </table:table-cell>
          <table:table-cell office:value-type="float" office:value="1.90495" calcext:value-type="float">
            <text:p>1.90495</text:p>
          </table:table-cell>
          <table:table-cell office:value-type="float" office:value="18.2663" calcext:value-type="float">
            <text:p>18.2663</text:p>
          </table:table-cell>
          <table:table-cell office:value-type="float" office:value="3.47834" calcext:value-type="float">
            <text:p>3.47834</text:p>
          </table:table-cell>
          <table:table-cell office:value-type="float" office:value="0.771636" calcext:value-type="float">
            <text:p>0.771636</text:p>
          </table:table-cell>
          <table:table-cell office:value-type="float" office:value="0.445838" calcext:value-type="float">
            <text:p>0.445838</text:p>
          </table:table-cell>
          <table:table-cell office:value-type="float" office:value="1.35861" calcext:value-type="float">
            <text:p>1.35861</text:p>
          </table:table-cell>
          <table:table-cell office:value-type="float" office:value="4.20944" calcext:value-type="float">
            <text:p>4.20944</text:p>
          </table:table-cell>
          <table:table-cell office:value-type="float" office:value="2.9441" calcext:value-type="float">
            <text:p>2.9441</text:p>
          </table:table-cell>
          <table:table-cell office:value-type="float" office:value="0.959364" calcext:value-type="float">
            <text:p>0.959364</text:p>
          </table:table-cell>
          <table:table-cell office:value-type="float" office:value="1.61067" calcext:value-type="float">
            <text:p>1.61067</text:p>
          </table:table-cell>
          <table:table-cell office:value-type="float" office:value="1.18368" calcext:value-type="float">
            <text:p>1.18368</text:p>
          </table:table-cell>
          <table:table-cell office:value-type="float" office:value="0.917839" calcext:value-type="float">
            <text:p>0.917839</text:p>
          </table:table-cell>
          <table:table-cell office:value-type="float" office:value="1.75046" calcext:value-type="float">
            <text:p>1.75046</text:p>
          </table:table-cell>
          <table:table-cell office:value-type="float" office:value="1.17203" calcext:value-type="float">
            <text:p>1.17203</text:p>
          </table:table-cell>
          <table:table-cell office:value-type="float" office:value="18.5293" calcext:value-type="float">
            <text:p>18.5293</text:p>
          </table:table-cell>
          <table:table-cell office:value-type="float" office:value="1.75046" calcext:value-type="float">
            <text:p>1.75046</text:p>
          </table:table-cell>
          <table:table-cell office:value-type="float" office:value="1.06113" calcext:value-type="float">
            <text:p>1.06113</text:p>
          </table:table-cell>
          <table:table-cell office:value-type="float" office:value="1.37314" calcext:value-type="float">
            <text:p>1.37314</text:p>
          </table:table-cell>
          <table:table-cell office:value-type="float" office:value="4.20944" calcext:value-type="float">
            <text:p>4.20944</text:p>
          </table:table-cell>
          <table:table-cell office:value-type="float" office:value="3.04618" calcext:value-type="float">
            <text:p>3.04618</text:p>
          </table:table-cell>
          <table:table-cell office:value-type="float" office:value="3.02846" calcext:value-type="float">
            <text:p>3.02846</text:p>
          </table:table-cell>
          <table:table-cell office:value-type="float" office:value="0.954304" calcext:value-type="float">
            <text:p>0.954304</text:p>
          </table:table-cell>
          <table:table-cell office:value-type="float" office:value="1.55912" calcext:value-type="float">
            <text:p>1.55912</text:p>
          </table:table-cell>
          <table:table-cell office:value-type="float" office:value="2.03227" calcext:value-type="float">
            <text:p>2.03227</text:p>
          </table:table-cell>
          <table:table-cell office:value-type="float" office:value="1.17203" calcext:value-type="float">
            <text:p>1.17203</text:p>
          </table:table-cell>
          <table:table-cell office:value-type="float" office:value="3.0369" calcext:value-type="float">
            <text:p>3.0369</text:p>
          </table:table-cell>
          <table:table-cell office:value-type="float" office:value="1.04687" calcext:value-type="float">
            <text:p>1.04687</text:p>
          </table:table-cell>
          <table:table-cell office:value-type="float" office:value="1.17816" calcext:value-type="float">
            <text:p>1.17816</text:p>
          </table:table-cell>
          <table:table-cell office:value-type="float" office:value="0.779223" calcext:value-type="float">
            <text:p>0.779223</text:p>
          </table:table-cell>
          <table:table-cell office:value-type="float" office:value="0.452281" calcext:value-type="float">
            <text:p>0.452281</text:p>
          </table:table-cell>
          <table:table-cell office:value-type="float" office:value="1.00693" calcext:value-type="float">
            <text:p>1.00693</text:p>
          </table:table-cell>
          <table:table-cell office:value-type="float" office:value="0.55062" calcext:value-type="float">
            <text:p>0.55062</text:p>
          </table:table-cell>
          <table:table-cell office:value-type="float" office:value="3.04355" calcext:value-type="float">
            <text:p>3.04355</text:p>
          </table:table-cell>
          <table:table-cell office:value-type="float" office:value="1.04687" calcext:value-type="float">
            <text:p>1.04687</text:p>
          </table:table-cell>
          <table:table-cell office:value-type="float" office:value="0.96916" calcext:value-type="float">
            <text:p>0.96916</text:p>
          </table:table-cell>
          <table:table-cell office:value-type="float" office:value="0.897665" calcext:value-type="float">
            <text:p>0.897665</text:p>
          </table:table-cell>
          <table:table-cell office:value-type="float" office:value="2.02424" calcext:value-type="float">
            <text:p>2.02424</text:p>
          </table:table-cell>
          <table:table-cell office:value-type="float" office:value="3.03376" calcext:value-type="float">
            <text:p>3.03376</text:p>
          </table:table-cell>
          <table:table-cell office:value-type="float" office:value="0.942067" calcext:value-type="float">
            <text:p>0.942067</text:p>
          </table:table-cell>
          <table:table-cell office:value-type="float" office:value="11.9378" calcext:value-type="float">
            <text:p>11.9378</text:p>
          </table:table-cell>
          <table:table-cell office:value-type="float" office:value="0.794139" calcext:value-type="float">
            <text:p>0.794139</text:p>
          </table:table-cell>
          <table:table-cell office:value-type="float" office:value="0" calcext:value-type="float">
            <text:p>0</text:p>
          </table:table-cell>
          <table:table-cell office:value-type="float" office:value="3.03376" calcext:value-type="float">
            <text:p>3.03376</text:p>
          </table:table-cell>
          <table:table-cell office:value-type="float" office:value="2.79343" calcext:value-type="float">
            <text:p>2.79343</text:p>
          </table:table-cell>
          <table:table-cell office:value-type="float" office:value="2.8724" calcext:value-type="float">
            <text:p>2.8724</text:p>
          </table:table-cell>
          <table:table-cell office:value-type="float" office:value="1.05708" calcext:value-type="float">
            <text:p>1.05708</text:p>
          </table:table-cell>
          <table:table-cell office:value-type="float" office:value="2.91348" calcext:value-type="float">
            <text:p>2.91348</text:p>
          </table:table-cell>
          <table:table-cell office:value-type="float" office:value="1.0681" calcext:value-type="float">
            <text:p>1.0681</text:p>
          </table:table-cell>
          <table:table-cell office:value-type="float" office:value="3.2268" calcext:value-type="float">
            <text:p>3.2268</text:p>
          </table:table-cell>
          <table:table-cell office:value-type="float" office:value="0.942067" calcext:value-type="float">
            <text:p>0.942067</text:p>
          </table:table-cell>
          <table:table-cell office:value-type="float" office:value="2.98336" calcext:value-type="float">
            <text:p>2.98336</text:p>
          </table:table-cell>
          <table:table-cell office:value-type="float" office:value="11.9378" calcext:value-type="float">
            <text:p>11.9378</text:p>
          </table:table-cell>
          <table:table-cell office:value-type="float" office:value="0.953016" calcext:value-type="float">
            <text:p>0.953016</text:p>
          </table:table-cell>
          <table:table-cell office:value-type="float" office:value="3.002" calcext:value-type="float">
            <text:p>3.002</text:p>
          </table:table-cell>
          <table:table-cell office:value-type="float" office:value="2.80161" calcext:value-type="float">
            <text:p>2.80161</text:p>
          </table:table-cell>
          <table:table-cell office:value-type="float" office:value="1.37481" calcext:value-type="float">
            <text:p>1.37481</text:p>
          </table:table-cell>
          <table:table-cell office:value-type="float" office:value="18.4622" calcext:value-type="float">
            <text:p>18.4622</text:p>
          </table:table-cell>
          <table:table-cell office:value-type="float" office:value="5.53586" calcext:value-type="float">
            <text:p>5.53586</text:p>
          </table:table-cell>
          <table:table-cell office:value-type="float" office:value="1.68265" calcext:value-type="float">
            <text:p>1.68265</text:p>
          </table:table-cell>
          <table:table-cell office:value-type="float" office:value="2.70774" calcext:value-type="float">
            <text:p>2.70774</text:p>
          </table:table-cell>
          <table:table-cell office:value-type="float" office:value="1.05708" calcext:value-type="float">
            <text:p>1.05708</text:p>
          </table:table-cell>
          <table:table-cell office:value-type="float" office:value="0.793886" calcext:value-type="float">
            <text:p>0.793886</text:p>
          </table:table-cell>
          <table:table-cell office:value-type="float" office:value="0.937765" calcext:value-type="float">
            <text:p>0.937765</text:p>
          </table:table-cell>
          <table:table-cell office:value-type="float" office:value="18.4853" calcext:value-type="float">
            <text:p>18.4853</text:p>
          </table:table-cell>
          <table:table-cell office:value-type="float" office:value="3.23199" calcext:value-type="float">
            <text:p>3.23199</text:p>
          </table:table-cell>
          <table:table-cell office:value-type="float" office:value="2.32948" calcext:value-type="float">
            <text:p>2.32948</text:p>
          </table:table-cell>
          <table:table-cell office:value-type="float" office:value="2.07736" calcext:value-type="float">
            <text:p>2.07736</text:p>
          </table:table-cell>
          <table:table-cell office:value-type="float" office:value="3.03376" calcext:value-type="float">
            <text:p>3.03376</text:p>
          </table:table-cell>
          <table:table-cell office:value-type="float" office:value="0.522809" calcext:value-type="float">
            <text:p>0.522809</text:p>
          </table:table-cell>
          <table:table-cell office:value-type="float" office:value="11.8518" calcext:value-type="float">
            <text:p>11.8518</text:p>
          </table:table-cell>
          <table:table-cell office:value-type="float" office:value="0.734312" calcext:value-type="float">
            <text:p>0.734312</text:p>
          </table:table-cell>
          <table:table-cell office:value-type="float" office:value="1.16292" calcext:value-type="float">
            <text:p>1.16292</text:p>
          </table:table-cell>
          <table:table-cell office:value-type="float" office:value="3.03376" calcext:value-type="float">
            <text:p>3.03376</text:p>
          </table:table-cell>
          <table:table-cell office:value-type="float" office:value="2.50558" calcext:value-type="float">
            <text:p>2.50558</text:p>
          </table:table-cell>
          <table:table-cell office:value-type="float" office:value="2.55748" calcext:value-type="float">
            <text:p>2.55748</text:p>
          </table:table-cell>
          <table:table-cell office:value-type="float" office:value="0.982845" calcext:value-type="float">
            <text:p>0.982845</text:p>
          </table:table-cell>
          <table:table-cell office:value-type="float" office:value="0.866234" calcext:value-type="float">
            <text:p>0.866234</text:p>
          </table:table-cell>
          <table:table-cell office:value-type="float" office:value="1.05708" calcext:value-type="float">
            <text:p>1.05708</text:p>
          </table:table-cell>
          <table:table-cell office:value-type="float" office:value="3.08764" calcext:value-type="float">
            <text:p>3.08764</text:p>
          </table:table-cell>
          <table:table-cell office:value-type="float" office:value="0.522809" calcext:value-type="float">
            <text:p>0.522809</text:p>
          </table:table-cell>
          <table:table-cell office:value-type="float" office:value="2.97966" calcext:value-type="float">
            <text:p>2.97966</text:p>
          </table:table-cell>
          <table:table-cell office:value-type="float" office:value="11.8518" calcext:value-type="float">
            <text:p>11.8518</text:p>
          </table:table-cell>
          <table:table-cell office:value-type="float" office:value="1.16614" calcext:value-type="float">
            <text:p>1.16614</text:p>
          </table:table-cell>
          <table:table-cell office:value-type="float" office:value="1.8903" calcext:value-type="float">
            <text:p>1.8903</text:p>
          </table:table-cell>
          <table:table-cell office:value-type="float" office:value="2.38268" calcext:value-type="float">
            <text:p>2.38268</text:p>
          </table:table-cell>
          <table:table-cell office:value-type="float" office:value="0.671191" calcext:value-type="float">
            <text:p>0.671191</text:p>
          </table:table-cell>
          <table:table-cell office:value-type="float" office:value="1.15807" calcext:value-type="float">
            <text:p>1.15807</text:p>
          </table:table-cell>
          <table:table-cell office:value-type="float" office:value="6.2231" calcext:value-type="float">
            <text:p>6.2231</text:p>
          </table:table-cell>
          <table:table-cell office:value-type="float" office:value="1.77786" calcext:value-type="float">
            <text:p>1.77786</text:p>
          </table:table-cell>
          <table:table-cell office:value-type="float" office:value="3.03391" calcext:value-type="float">
            <text:p>3.03391</text:p>
          </table:table-cell>
          <table:table-cell office:value-type="float" office:value="0.982845" calcext:value-type="float">
            <text:p>0.982845</text:p>
          </table:table-cell>
          <table:table-cell office:value-type="float" office:value="5.51827" calcext:value-type="float">
            <text:p>5.51827</text:p>
          </table:table-cell>
          <table:table-cell office:value-type="float" office:value="0.937765" calcext:value-type="float">
            <text:p>0.937765</text:p>
          </table:table-cell>
          <table:table-cell office:value-type="float" office:value="19.1229" calcext:value-type="float">
            <text:p>19.1229</text:p>
          </table:table-cell>
          <table:table-cell office:value-type="float" office:value="2.53666" calcext:value-type="float">
            <text:p>2.53666</text:p>
          </table:table-cell>
          <table:table-cell office:value-type="float" office:value="1.20387" calcext:value-type="float">
            <text:p>1.20387</text:p>
          </table:table-cell>
          <table:table-cell table:number-columns-repeated="6" office:value-type="float" office:value="3.47138" calcext:value-type="float">
            <text:p>3.4713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66" calcext:value-type="float">
            <text:p>66</text:p>
          </table:table-cell>
          <table:table-cell office:value-type="float" office:value="2.24404" calcext:value-type="float">
            <text:p>2.24404</text:p>
          </table:table-cell>
          <table:table-cell office:value-type="float" office:value="3.04414" calcext:value-type="float">
            <text:p>3.04414</text:p>
          </table:table-cell>
          <table:table-cell office:value-type="float" office:value="3.84171" calcext:value-type="float">
            <text:p>3.84171</text:p>
          </table:table-cell>
          <table:table-cell office:value-type="float" office:value="2.75727" calcext:value-type="float">
            <text:p>2.75727</text:p>
          </table:table-cell>
          <table:table-cell office:value-type="float" office:value="2.0754" calcext:value-type="float">
            <text:p>2.0754</text:p>
          </table:table-cell>
          <table:table-cell office:value-type="float" office:value="3.46754" calcext:value-type="float">
            <text:p>3.46754</text:p>
          </table:table-cell>
          <table:table-cell office:value-type="float" office:value="3.57283" calcext:value-type="float">
            <text:p>3.57283</text:p>
          </table:table-cell>
          <table:table-cell office:value-type="float" office:value="3.00491" calcext:value-type="float">
            <text:p>3.00491</text:p>
          </table:table-cell>
          <table:table-cell office:value-type="float" office:value="1.63786" calcext:value-type="float">
            <text:p>1.63786</text:p>
          </table:table-cell>
          <table:table-cell office:value-type="float" office:value="3.57283" calcext:value-type="float">
            <text:p>3.57283</text:p>
          </table:table-cell>
          <table:table-cell office:value-type="float" office:value="2.65769" calcext:value-type="float">
            <text:p>2.65769</text:p>
          </table:table-cell>
          <table:table-cell office:value-type="float" office:value="3.3806" calcext:value-type="float">
            <text:p>3.3806</text:p>
          </table:table-cell>
          <table:table-cell office:value-type="float" office:value="2.24404" calcext:value-type="float">
            <text:p>2.24404</text:p>
          </table:table-cell>
          <table:table-cell office:value-type="float" office:value="4.32074" calcext:value-type="float">
            <text:p>4.32074</text:p>
          </table:table-cell>
          <table:table-cell office:value-type="float" office:value="0.718933" calcext:value-type="float">
            <text:p>0.718933</text:p>
          </table:table-cell>
          <table:table-cell office:value-type="float" office:value="2.49898" calcext:value-type="float">
            <text:p>2.49898</text:p>
          </table:table-cell>
          <table:table-cell office:value-type="float" office:value="1.83936" calcext:value-type="float">
            <text:p>1.83936</text:p>
          </table:table-cell>
          <table:table-cell office:value-type="float" office:value="4.10349" calcext:value-type="float">
            <text:p>4.10349</text:p>
          </table:table-cell>
          <table:table-cell office:value-type="float" office:value="3.00491" calcext:value-type="float">
            <text:p>3.00491</text:p>
          </table:table-cell>
          <table:table-cell office:value-type="float" office:value="1.55847" calcext:value-type="float">
            <text:p>1.55847</text:p>
          </table:table-cell>
          <table:table-cell office:value-type="float" office:value="3.21727" calcext:value-type="float">
            <text:p>3.21727</text:p>
          </table:table-cell>
          <table:table-cell office:value-type="float" office:value="3.33009" calcext:value-type="float">
            <text:p>3.33009</text:p>
          </table:table-cell>
          <table:table-cell office:value-type="float" office:value="2.77048" calcext:value-type="float">
            <text:p>2.77048</text:p>
          </table:table-cell>
          <table:table-cell office:value-type="float" office:value="3.2031" calcext:value-type="float">
            <text:p>3.2031</text:p>
          </table:table-cell>
          <table:table-cell office:value-type="float" office:value="1.58293" calcext:value-type="float">
            <text:p>1.58293</text:p>
          </table:table-cell>
          <table:table-cell office:value-type="float" office:value="20.5811" calcext:value-type="float">
            <text:p>20.5811</text:p>
          </table:table-cell>
          <table:table-cell office:value-type="float" office:value="0.469433" calcext:value-type="float">
            <text:p>0.469433</text:p>
          </table:table-cell>
          <table:table-cell office:value-type="float" office:value="3.21727" calcext:value-type="float">
            <text:p>3.21727</text:p>
          </table:table-cell>
          <table:table-cell office:value-type="float" office:value="3.06279" calcext:value-type="float">
            <text:p>3.06279</text:p>
          </table:table-cell>
          <table:table-cell office:value-type="float" office:value="3.65856" calcext:value-type="float">
            <text:p>3.65856</text:p>
          </table:table-cell>
          <table:table-cell office:value-type="float" office:value="2.50577" calcext:value-type="float">
            <text:p>2.50577</text:p>
          </table:table-cell>
          <table:table-cell office:value-type="float" office:value="3.04124" calcext:value-type="float">
            <text:p>3.04124</text:p>
          </table:table-cell>
          <table:table-cell office:value-type="float" office:value="3.50273" calcext:value-type="float">
            <text:p>3.50273</text:p>
          </table:table-cell>
          <table:table-cell office:value-type="float" office:value="3.44627" calcext:value-type="float">
            <text:p>3.44627</text:p>
          </table:table-cell>
          <table:table-cell office:value-type="float" office:value="3.36854" calcext:value-type="float">
            <text:p>3.36854</text:p>
          </table:table-cell>
          <table:table-cell office:value-type="float" office:value="3.04138" calcext:value-type="float">
            <text:p>3.04138</text:p>
          </table:table-cell>
          <table:table-cell office:value-type="float" office:value="3.86992" calcext:value-type="float">
            <text:p>3.86992</text:p>
          </table:table-cell>
          <table:table-cell office:value-type="float" office:value="3.32026" calcext:value-type="float">
            <text:p>3.32026</text:p>
          </table:table-cell>
          <table:table-cell office:value-type="float" office:value="17.9932" calcext:value-type="float">
            <text:p>17.9932</text:p>
          </table:table-cell>
          <table:table-cell office:value-type="float" office:value="3.86992" calcext:value-type="float">
            <text:p>3.86992</text:p>
          </table:table-cell>
          <table:table-cell office:value-type="float" office:value="3.64711" calcext:value-type="float">
            <text:p>3.64711</text:p>
          </table:table-cell>
          <table:table-cell office:value-type="float" office:value="2.84787" calcext:value-type="float">
            <text:p>2.84787</text:p>
          </table:table-cell>
          <table:table-cell office:value-type="float" office:value="2.50577" calcext:value-type="float">
            <text:p>2.50577</text:p>
          </table:table-cell>
          <table:table-cell office:value-type="float" office:value="4.31672" calcext:value-type="float">
            <text:p>4.31672</text:p>
          </table:table-cell>
          <table:table-cell office:value-type="float" office:value="0.73926" calcext:value-type="float">
            <text:p>0.73926</text:p>
          </table:table-cell>
          <table:table-cell office:value-type="float" office:value="2.57182" calcext:value-type="float">
            <text:p>2.57182</text:p>
          </table:table-cell>
          <table:table-cell office:value-type="float" office:value="1.47776" calcext:value-type="float">
            <text:p>1.47776</text:p>
          </table:table-cell>
          <table:table-cell office:value-type="float" office:value="4.02581" calcext:value-type="float">
            <text:p>4.02581</text:p>
          </table:table-cell>
          <table:table-cell office:value-type="float" office:value="3.32026" calcext:value-type="float">
            <text:p>3.32026</text:p>
          </table:table-cell>
          <table:table-cell office:value-type="float" office:value="1.88137" calcext:value-type="float">
            <text:p>1.88137</text:p>
          </table:table-cell>
          <table:table-cell office:value-type="float" office:value="3.70361" calcext:value-type="float">
            <text:p>3.70361</text:p>
          </table:table-cell>
          <table:table-cell office:value-type="float" office:value="3.26531" calcext:value-type="float">
            <text:p>3.26531</text:p>
          </table:table-cell>
          <table:table-cell office:value-type="float" office:value="3.18739" calcext:value-type="float">
            <text:p>3.18739</text:p>
          </table:table-cell>
          <table:table-cell office:value-type="float" office:value="3.27073" calcext:value-type="float">
            <text:p>3.27073</text:p>
          </table:table-cell>
          <table:table-cell office:value-type="float" office:value="2.80989" calcext:value-type="float">
            <text:p>2.80989</text:p>
          </table:table-cell>
          <table:table-cell office:value-type="float" office:value="2.69901" calcext:value-type="float">
            <text:p>2.69901</text:p>
          </table:table-cell>
          <table:table-cell office:value-type="float" office:value="4.32074" calcext:value-type="float">
            <text:p>4.32074</text:p>
          </table:table-cell>
          <table:table-cell office:value-type="float" office:value="3.70361" calcext:value-type="float">
            <text:p>3.70361</text:p>
          </table:table-cell>
          <table:table-cell office:value-type="float" office:value="3.15759" calcext:value-type="float">
            <text:p>3.15759</text:p>
          </table:table-cell>
          <table:table-cell office:value-type="float" office:value="2.36718" calcext:value-type="float">
            <text:p>2.36718</text:p>
          </table:table-cell>
          <table:table-cell office:value-type="float" office:value="3.82346" calcext:value-type="float">
            <text:p>3.82346</text:p>
          </table:table-cell>
          <table:table-cell office:value-type="float" office:value="0" calcext:value-type="float">
            <text:p>0</text:p>
          </table:table-cell>
          <table:table-cell office:value-type="float" office:value="3.6539" calcext:value-type="float">
            <text:p>3.6539</text:p>
          </table:table-cell>
          <table:table-cell office:value-type="float" office:value="11.6151" calcext:value-type="float">
            <text:p>11.6151</text:p>
          </table:table-cell>
          <table:table-cell office:value-type="float" office:value="2.41067" calcext:value-type="float">
            <text:p>2.41067</text:p>
          </table:table-cell>
          <table:table-cell office:value-type="float" office:value="3.03376" calcext:value-type="float">
            <text:p>3.03376</text:p>
          </table:table-cell>
          <table:table-cell office:value-type="float" office:value="0" calcext:value-type="float">
            <text:p>0</text:p>
          </table:table-cell>
          <table:table-cell office:value-type="float" office:value="2.98811" calcext:value-type="float">
            <text:p>2.98811</text:p>
          </table:table-cell>
          <table:table-cell office:value-type="float" office:value="1.78674" calcext:value-type="float">
            <text:p>1.78674</text:p>
          </table:table-cell>
          <table:table-cell office:value-type="float" office:value="3.62498" calcext:value-type="float">
            <text:p>3.62498</text:p>
          </table:table-cell>
          <table:table-cell office:value-type="float" office:value="3.43732" calcext:value-type="float">
            <text:p>3.43732</text:p>
          </table:table-cell>
          <table:table-cell office:value-type="float" office:value="3.63107" calcext:value-type="float">
            <text:p>3.63107</text:p>
          </table:table-cell>
          <table:table-cell office:value-type="float" office:value="3.8582" calcext:value-type="float">
            <text:p>3.8582</text:p>
          </table:table-cell>
          <table:table-cell office:value-type="float" office:value="3.6539" calcext:value-type="float">
            <text:p>3.6539</text:p>
          </table:table-cell>
          <table:table-cell office:value-type="float" office:value="3.98755" calcext:value-type="float">
            <text:p>3.98755</text:p>
          </table:table-cell>
          <table:table-cell office:value-type="float" office:value="11.6151" calcext:value-type="float">
            <text:p>11.6151</text:p>
          </table:table-cell>
          <table:table-cell office:value-type="float" office:value="2.74258" calcext:value-type="float">
            <text:p>2.74258</text:p>
          </table:table-cell>
          <table:table-cell office:value-type="float" office:value="4.22925" calcext:value-type="float">
            <text:p>4.22925</text:p>
          </table:table-cell>
          <table:table-cell office:value-type="float" office:value="1.08342" calcext:value-type="float">
            <text:p>1.08342</text:p>
          </table:table-cell>
          <table:table-cell office:value-type="float" office:value="3.59756" calcext:value-type="float">
            <text:p>3.59756</text:p>
          </table:table-cell>
          <table:table-cell office:value-type="float" office:value="20.784" calcext:value-type="float">
            <text:p>20.784</text:p>
          </table:table-cell>
          <table:table-cell office:value-type="float" office:value="2.76713" calcext:value-type="float">
            <text:p>2.76713</text:p>
          </table:table-cell>
          <table:table-cell office:value-type="float" office:value="3.50861" calcext:value-type="float">
            <text:p>3.50861</text:p>
          </table:table-cell>
          <table:table-cell office:value-type="float" office:value="4.35788" calcext:value-type="float">
            <text:p>4.35788</text:p>
          </table:table-cell>
          <table:table-cell office:value-type="float" office:value="3.62498" calcext:value-type="float">
            <text:p>3.62498</text:p>
          </table:table-cell>
          <table:table-cell office:value-type="float" office:value="2.68616" calcext:value-type="float">
            <text:p>2.68616</text:p>
          </table:table-cell>
          <table:table-cell office:value-type="float" office:value="3.38006" calcext:value-type="float">
            <text:p>3.38006</text:p>
          </table:table-cell>
          <table:table-cell office:value-type="float" office:value="17.9516" calcext:value-type="float">
            <text:p>17.9516</text:p>
          </table:table-cell>
          <table:table-cell office:value-type="float" office:value="4.0757" calcext:value-type="float">
            <text:p>4.0757</text:p>
          </table:table-cell>
          <table:table-cell office:value-type="float" office:value="4.28009" calcext:value-type="float">
            <text:p>4.28009</text:p>
          </table:table-cell>
          <table:table-cell office:value-type="float" office:value="4.05276" calcext:value-type="float">
            <text:p>4.05276</text:p>
          </table:table-cell>
          <table:table-cell office:value-type="float" office:value="0" calcext:value-type="float">
            <text:p>0</text:p>
          </table:table-cell>
          <table:table-cell office:value-type="float" office:value="3.09032" calcext:value-type="float">
            <text:p>3.09032</text:p>
          </table:table-cell>
          <table:table-cell office:value-type="float" office:value="11.5428" calcext:value-type="float">
            <text:p>11.5428</text:p>
          </table:table-cell>
          <table:table-cell office:value-type="float" office:value="3.26957" calcext:value-type="float">
            <text:p>3.26957</text:p>
          </table:table-cell>
          <table:table-cell office:value-type="float" office:value="4.06662" calcext:value-type="float">
            <text:p>4.06662</text:p>
          </table:table-cell>
          <table:table-cell office:value-type="float" office:value="0" calcext:value-type="float">
            <text:p>0</text:p>
          </table:table-cell>
          <table:table-cell office:value-type="float" office:value="2.65927" calcext:value-type="float">
            <text:p>2.65927</text:p>
          </table:table-cell>
          <table:table-cell office:value-type="float" office:value="0.604752" calcext:value-type="float">
            <text:p>0.604752</text:p>
          </table:table-cell>
          <table:table-cell office:value-type="float" office:value="3.52958" calcext:value-type="float">
            <text:p>3.52958</text:p>
          </table:table-cell>
          <table:table-cell office:value-type="float" office:value="2.90551" calcext:value-type="float">
            <text:p>2.90551</text:p>
          </table:table-cell>
          <table:table-cell office:value-type="float" office:value="3.62498" calcext:value-type="float">
            <text:p>3.62498</text:p>
          </table:table-cell>
          <table:table-cell office:value-type="float" office:value="4.02772" calcext:value-type="float">
            <text:p>4.02772</text:p>
          </table:table-cell>
          <table:table-cell office:value-type="float" office:value="3.09032" calcext:value-type="float">
            <text:p>3.09032</text:p>
          </table:table-cell>
          <table:table-cell office:value-type="float" office:value="3.99115" calcext:value-type="float">
            <text:p>3.99115</text:p>
          </table:table-cell>
          <table:table-cell office:value-type="float" office:value="11.5428" calcext:value-type="float">
            <text:p>11.5428</text:p>
          </table:table-cell>
          <table:table-cell office:value-type="float" office:value="2.24416" calcext:value-type="float">
            <text:p>2.24416</text:p>
          </table:table-cell>
          <table:table-cell office:value-type="float" office:value="2.25843" calcext:value-type="float">
            <text:p>2.25843</text:p>
          </table:table-cell>
          <table:table-cell office:value-type="float" office:value="2.5405" calcext:value-type="float">
            <text:p>2.5405</text:p>
          </table:table-cell>
          <table:table-cell office:value-type="float" office:value="2.67624" calcext:value-type="float">
            <text:p>2.67624</text:p>
          </table:table-cell>
          <table:table-cell office:value-type="float" office:value="3.58627" calcext:value-type="float">
            <text:p>3.58627</text:p>
          </table:table-cell>
          <table:table-cell office:value-type="float" office:value="3.41967" calcext:value-type="float">
            <text:p>3.41967</text:p>
          </table:table-cell>
          <table:table-cell office:value-type="float" office:value="3.51842" calcext:value-type="float">
            <text:p>3.51842</text:p>
          </table:table-cell>
          <table:table-cell office:value-type="float" office:value="4.16505" calcext:value-type="float">
            <text:p>4.16505</text:p>
          </table:table-cell>
          <table:table-cell office:value-type="float" office:value="3.52958" calcext:value-type="float">
            <text:p>3.52958</text:p>
          </table:table-cell>
          <table:table-cell office:value-type="float" office:value="2.75029" calcext:value-type="float">
            <text:p>2.75029</text:p>
          </table:table-cell>
          <table:table-cell office:value-type="float" office:value="3.38006" calcext:value-type="float">
            <text:p>3.38006</text:p>
          </table:table-cell>
          <table:table-cell office:value-type="float" office:value="18.5059" calcext:value-type="float">
            <text:p>18.5059</text:p>
          </table:table-cell>
          <table:table-cell office:value-type="float" office:value="3.07036" calcext:value-type="float">
            <text:p>3.07036</text:p>
          </table:table-cell>
          <table:table-cell office:value-type="float" office:value="3.54188" calcext:value-type="float">
            <text:p>3.54188</text:p>
          </table:table-cell>
          <table:table-cell table:number-columns-repeated="6" office:value-type="float" office:value="4.18535" calcext:value-type="float">
            <text:p>4.1853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67" calcext:value-type="float">
            <text:p>67</text:p>
          </table:table-cell>
          <table:table-cell office:value-type="float" office:value="4.95419" calcext:value-type="float">
            <text:p>4.95419</text:p>
          </table:table-cell>
          <table:table-cell office:value-type="float" office:value="1.80391" calcext:value-type="float">
            <text:p>1.80391</text:p>
          </table:table-cell>
          <table:table-cell office:value-type="float" office:value="3.5523" calcext:value-type="float">
            <text:p>3.5523</text:p>
          </table:table-cell>
          <table:table-cell office:value-type="float" office:value="2.13737" calcext:value-type="float">
            <text:p>2.13737</text:p>
          </table:table-cell>
          <table:table-cell office:value-type="float" office:value="1.61809" calcext:value-type="float">
            <text:p>1.61809</text:p>
          </table:table-cell>
          <table:table-cell office:value-type="float" office:value="2.099" calcext:value-type="float">
            <text:p>2.099</text:p>
          </table:table-cell>
          <table:table-cell office:value-type="float" office:value="0.646385" calcext:value-type="float">
            <text:p>0.646385</text:p>
          </table:table-cell>
          <table:table-cell office:value-type="float" office:value="2.34721" calcext:value-type="float">
            <text:p>2.34721</text:p>
          </table:table-cell>
          <table:table-cell office:value-type="float" office:value="4.1292" calcext:value-type="float">
            <text:p>4.1292</text:p>
          </table:table-cell>
          <table:table-cell office:value-type="float" office:value="0.646385" calcext:value-type="float">
            <text:p>0.646385</text:p>
          </table:table-cell>
          <table:table-cell office:value-type="float" office:value="2.14393" calcext:value-type="float">
            <text:p>2.14393</text:p>
          </table:table-cell>
          <table:table-cell office:value-type="float" office:value="0.397308" calcext:value-type="float">
            <text:p>0.397308</text:p>
          </table:table-cell>
          <table:table-cell office:value-type="float" office:value="4.95419" calcext:value-type="float">
            <text:p>4.95419</text:p>
          </table:table-cell>
          <table:table-cell office:value-type="float" office:value="1.48579" calcext:value-type="float">
            <text:p>1.48579</text:p>
          </table:table-cell>
          <table:table-cell office:value-type="float" office:value="3.19145" calcext:value-type="float">
            <text:p>3.19145</text:p>
          </table:table-cell>
          <table:table-cell office:value-type="float" office:value="1.68476" calcext:value-type="float">
            <text:p>1.68476</text:p>
          </table:table-cell>
          <table:table-cell office:value-type="float" office:value="2.77588" calcext:value-type="float">
            <text:p>2.77588</text:p>
          </table:table-cell>
          <table:table-cell office:value-type="float" office:value="2.69944" calcext:value-type="float">
            <text:p>2.69944</text:p>
          </table:table-cell>
          <table:table-cell office:value-type="float" office:value="2.34721" calcext:value-type="float">
            <text:p>2.34721</text:p>
          </table:table-cell>
          <table:table-cell office:value-type="float" office:value="1.43322" calcext:value-type="float">
            <text:p>1.43322</text:p>
          </table:table-cell>
          <table:table-cell office:value-type="float" office:value="2.20846" calcext:value-type="float">
            <text:p>2.20846</text:p>
          </table:table-cell>
          <table:table-cell office:value-type="float" office:value="1.69368" calcext:value-type="float">
            <text:p>1.69368</text:p>
          </table:table-cell>
          <table:table-cell office:value-type="float" office:value="1.85323" calcext:value-type="float">
            <text:p>1.85323</text:p>
          </table:table-cell>
          <table:table-cell office:value-type="float" office:value="1.8342" calcext:value-type="float">
            <text:p>1.8342</text:p>
          </table:table-cell>
          <table:table-cell office:value-type="float" office:value="1.6425" calcext:value-type="float">
            <text:p>1.6425</text:p>
          </table:table-cell>
          <table:table-cell office:value-type="float" office:value="20.9371" calcext:value-type="float">
            <text:p>20.9371</text:p>
          </table:table-cell>
          <table:table-cell office:value-type="float" office:value="3.38269" calcext:value-type="float">
            <text:p>3.38269</text:p>
          </table:table-cell>
          <table:table-cell office:value-type="float" office:value="2.20846" calcext:value-type="float">
            <text:p>2.20846</text:p>
          </table:table-cell>
          <table:table-cell office:value-type="float" office:value="2.4089" calcext:value-type="float">
            <text:p>2.4089</text:p>
          </table:table-cell>
          <table:table-cell office:value-type="float" office:value="2.06753" calcext:value-type="float">
            <text:p>2.06753</text:p>
          </table:table-cell>
          <table:table-cell office:value-type="float" office:value="5.35126" calcext:value-type="float">
            <text:p>5.35126</text:p>
          </table:table-cell>
          <table:table-cell office:value-type="float" office:value="0.151977" calcext:value-type="float">
            <text:p>0.151977</text:p>
          </table:table-cell>
          <table:table-cell office:value-type="float" office:value="2.29884" calcext:value-type="float">
            <text:p>2.29884</text:p>
          </table:table-cell>
          <table:table-cell office:value-type="float" office:value="1.58794" calcext:value-type="float">
            <text:p>1.58794</text:p>
          </table:table-cell>
          <table:table-cell office:value-type="float" office:value="1.93586" calcext:value-type="float">
            <text:p>1.93586</text:p>
          </table:table-cell>
          <table:table-cell office:value-type="float" office:value="1.95822" calcext:value-type="float">
            <text:p>1.95822</text:p>
          </table:table-cell>
          <table:table-cell office:value-type="float" office:value="1.93464" calcext:value-type="float">
            <text:p>1.93464</text:p>
          </table:table-cell>
          <table:table-cell office:value-type="float" office:value="1.90471" calcext:value-type="float">
            <text:p>1.90471</text:p>
          </table:table-cell>
          <table:table-cell office:value-type="float" office:value="20.6514" calcext:value-type="float">
            <text:p>20.6514</text:p>
          </table:table-cell>
          <table:table-cell office:value-type="float" office:value="1.93464" calcext:value-type="float">
            <text:p>1.93464</text:p>
          </table:table-cell>
          <table:table-cell office:value-type="float" office:value="2.36854" calcext:value-type="float">
            <text:p>2.36854</text:p>
          </table:table-cell>
          <table:table-cell office:value-type="float" office:value="1.4433" calcext:value-type="float">
            <text:p>1.4433</text:p>
          </table:table-cell>
          <table:table-cell office:value-type="float" office:value="5.35126" calcext:value-type="float">
            <text:p>5.35126</text:p>
          </table:table-cell>
          <table:table-cell office:value-type="float" office:value="1.47918" calcext:value-type="float">
            <text:p>1.47918</text:p>
          </table:table-cell>
          <table:table-cell office:value-type="float" office:value="3.57088" calcext:value-type="float">
            <text:p>3.57088</text:p>
          </table:table-cell>
          <table:table-cell office:value-type="float" office:value="1.85583" calcext:value-type="float">
            <text:p>1.85583</text:p>
          </table:table-cell>
          <table:table-cell office:value-type="float" office:value="2.53472" calcext:value-type="float">
            <text:p>2.53472</text:p>
          </table:table-cell>
          <table:table-cell office:value-type="float" office:value="1.86751" calcext:value-type="float">
            <text:p>1.86751</text:p>
          </table:table-cell>
          <table:table-cell office:value-type="float" office:value="1.90471" calcext:value-type="float">
            <text:p>1.90471</text:p>
          </table:table-cell>
          <table:table-cell office:value-type="float" office:value="1.30496" calcext:value-type="float">
            <text:p>1.30496</text:p>
          </table:table-cell>
          <table:table-cell office:value-type="float" office:value="2.46262" calcext:value-type="float">
            <text:p>2.46262</text:p>
          </table:table-cell>
          <table:table-cell office:value-type="float" office:value="1.85364" calcext:value-type="float">
            <text:p>1.85364</text:p>
          </table:table-cell>
          <table:table-cell office:value-type="float" office:value="2.17868" calcext:value-type="float">
            <text:p>2.17868</text:p>
          </table:table-cell>
          <table:table-cell office:value-type="float" office:value="2.57153" calcext:value-type="float">
            <text:p>2.57153</text:p>
          </table:table-cell>
          <table:table-cell office:value-type="float" office:value="1.79547" calcext:value-type="float">
            <text:p>1.79547</text:p>
          </table:table-cell>
          <table:table-cell office:value-type="float" office:value="2.26094" calcext:value-type="float">
            <text:p>2.26094</text:p>
          </table:table-cell>
          <table:table-cell office:value-type="float" office:value="1.48579" calcext:value-type="float">
            <text:p>1.48579</text:p>
          </table:table-cell>
          <table:table-cell office:value-type="float" office:value="2.46262" calcext:value-type="float">
            <text:p>2.46262</text:p>
          </table:table-cell>
          <table:table-cell office:value-type="float" office:value="1.97707" calcext:value-type="float">
            <text:p>1.97707</text:p>
          </table:table-cell>
          <table:table-cell office:value-type="float" office:value="2.02078" calcext:value-type="float">
            <text:p>2.02078</text:p>
          </table:table-cell>
          <table:table-cell office:value-type="float" office:value="1.61069" calcext:value-type="float">
            <text:p>1.61069</text:p>
          </table:table-cell>
          <table:table-cell office:value-type="float" office:value="2.98811" calcext:value-type="float">
            <text:p>2.98811</text:p>
          </table:table-cell>
          <table:table-cell office:value-type="float" office:value="2.51407" calcext:value-type="float">
            <text:p>2.51407</text:p>
          </table:table-cell>
          <table:table-cell office:value-type="float" office:value="14.1412" calcext:value-type="float">
            <text:p>14.1412</text:p>
          </table:table-cell>
          <table:table-cell office:value-type="float" office:value="2.12643" calcext:value-type="float">
            <text:p>2.12643</text:p>
          </table:table-cell>
          <table:table-cell office:value-type="float" office:value="2.79343" calcext:value-type="float">
            <text:p>2.79343</text:p>
          </table:table-cell>
          <table:table-cell office:value-type="float" office:value="2.98811" calcext:value-type="float">
            <text:p>2.98811</text:p>
          </table:table-cell>
          <table:table-cell office:value-type="float" office:value="0" calcext:value-type="float">
            <text:p>0</text:p>
          </table:table-cell>
          <table:table-cell office:value-type="float" office:value="1.29862" calcext:value-type="float">
            <text:p>1.29862</text:p>
          </table:table-cell>
          <table:table-cell office:value-type="float" office:value="2.34405" calcext:value-type="float">
            <text:p>2.34405</text:p>
          </table:table-cell>
          <table:table-cell office:value-type="float" office:value="0.465708" calcext:value-type="float">
            <text:p>0.465708</text:p>
          </table:table-cell>
          <table:table-cell office:value-type="float" office:value="2.3399" calcext:value-type="float">
            <text:p>2.3399</text:p>
          </table:table-cell>
          <table:table-cell office:value-type="float" office:value="0.872177" calcext:value-type="float">
            <text:p>0.872177</text:p>
          </table:table-cell>
          <table:table-cell office:value-type="float" office:value="2.51407" calcext:value-type="float">
            <text:p>2.51407</text:p>
          </table:table-cell>
          <table:table-cell office:value-type="float" office:value="1.09218" calcext:value-type="float">
            <text:p>1.09218</text:p>
          </table:table-cell>
          <table:table-cell office:value-type="float" office:value="14.1412" calcext:value-type="float">
            <text:p>14.1412</text:p>
          </table:table-cell>
          <table:table-cell office:value-type="float" office:value="1.84117" calcext:value-type="float">
            <text:p>1.84117</text:p>
          </table:table-cell>
          <table:table-cell office:value-type="float" office:value="1.38885" calcext:value-type="float">
            <text:p>1.38885</text:p>
          </table:table-cell>
          <table:table-cell office:value-type="float" office:value="1.94215" calcext:value-type="float">
            <text:p>1.94215</text:p>
          </table:table-cell>
          <table:table-cell office:value-type="float" office:value="1.97993" calcext:value-type="float">
            <text:p>1.97993</text:p>
          </table:table-cell>
          <table:table-cell office:value-type="float" office:value="21.1294" calcext:value-type="float">
            <text:p>21.1294</text:p>
          </table:table-cell>
          <table:table-cell office:value-type="float" office:value="4.06976" calcext:value-type="float">
            <text:p>4.06976</text:p>
          </table:table-cell>
          <table:table-cell office:value-type="float" office:value="1.57926" calcext:value-type="float">
            <text:p>1.57926</text:p>
          </table:table-cell>
          <table:table-cell office:value-type="float" office:value="1.75016" calcext:value-type="float">
            <text:p>1.75016</text:p>
          </table:table-cell>
          <table:table-cell office:value-type="float" office:value="2.34405" calcext:value-type="float">
            <text:p>2.34405</text:p>
          </table:table-cell>
          <table:table-cell office:value-type="float" office:value="2.00291" calcext:value-type="float">
            <text:p>2.00291</text:p>
          </table:table-cell>
          <table:table-cell office:value-type="float" office:value="2.18986" calcext:value-type="float">
            <text:p>2.18986</text:p>
          </table:table-cell>
          <table:table-cell office:value-type="float" office:value="20.6086" calcext:value-type="float">
            <text:p>20.6086</text:p>
          </table:table-cell>
          <table:table-cell office:value-type="float" office:value="1.11062" calcext:value-type="float">
            <text:p>1.11062</text:p>
          </table:table-cell>
          <table:table-cell office:value-type="float" office:value="1.95038" calcext:value-type="float">
            <text:p>1.95038</text:p>
          </table:table-cell>
          <table:table-cell office:value-type="float" office:value="1.86165" calcext:value-type="float">
            <text:p>1.86165</text:p>
          </table:table-cell>
          <table:table-cell office:value-type="float" office:value="2.98811" calcext:value-type="float">
            <text:p>2.98811</text:p>
          </table:table-cell>
          <table:table-cell office:value-type="float" office:value="2.35405" calcext:value-type="float">
            <text:p>2.35405</text:p>
          </table:table-cell>
          <table:table-cell office:value-type="float" office:value="14.0616" calcext:value-type="float">
            <text:p>14.0616</text:p>
          </table:table-cell>
          <table:table-cell office:value-type="float" office:value="3.50461" calcext:value-type="float">
            <text:p>3.50461</text:p>
          </table:table-cell>
          <table:table-cell office:value-type="float" office:value="2.95812" calcext:value-type="float">
            <text:p>2.95812</text:p>
          </table:table-cell>
          <table:table-cell office:value-type="float" office:value="2.98811" calcext:value-type="float">
            <text:p>2.98811</text:p>
          </table:table-cell>
          <table:table-cell office:value-type="float" office:value="0.372493" calcext:value-type="float">
            <text:p>0.372493</text:p>
          </table:table-cell>
          <table:table-cell office:value-type="float" office:value="2.43274" calcext:value-type="float">
            <text:p>2.43274</text:p>
          </table:table-cell>
          <table:table-cell office:value-type="float" office:value="2.30558" calcext:value-type="float">
            <text:p>2.30558</text:p>
          </table:table-cell>
          <table:table-cell office:value-type="float" office:value="1.9533" calcext:value-type="float">
            <text:p>1.9533</text:p>
          </table:table-cell>
          <table:table-cell office:value-type="float" office:value="2.34405" calcext:value-type="float">
            <text:p>2.34405</text:p>
          </table:table-cell>
          <table:table-cell office:value-type="float" office:value="1.09795" calcext:value-type="float">
            <text:p>1.09795</text:p>
          </table:table-cell>
          <table:table-cell office:value-type="float" office:value="2.35405" calcext:value-type="float">
            <text:p>2.35405</text:p>
          </table:table-cell>
          <table:table-cell office:value-type="float" office:value="1.09836" calcext:value-type="float">
            <text:p>1.09836</text:p>
          </table:table-cell>
          <table:table-cell office:value-type="float" office:value="14.0616" calcext:value-type="float">
            <text:p>14.0616</text:p>
          </table:table-cell>
          <table:table-cell office:value-type="float" office:value="1.77814" calcext:value-type="float">
            <text:p>1.77814</text:p>
          </table:table-cell>
          <table:table-cell office:value-type="float" office:value="1.05334" calcext:value-type="float">
            <text:p>1.05334</text:p>
          </table:table-cell>
          <table:table-cell office:value-type="float" office:value="0.522856" calcext:value-type="float">
            <text:p>0.522856</text:p>
          </table:table-cell>
          <table:table-cell office:value-type="float" office:value="2.13373" calcext:value-type="float">
            <text:p>2.13373</text:p>
          </table:table-cell>
          <table:table-cell office:value-type="float" office:value="2.18885" calcext:value-type="float">
            <text:p>2.18885</text:p>
          </table:table-cell>
          <table:table-cell office:value-type="float" office:value="4.69432" calcext:value-type="float">
            <text:p>4.69432</text:p>
          </table:table-cell>
          <table:table-cell office:value-type="float" office:value="1.49619" calcext:value-type="float">
            <text:p>1.49619</text:p>
          </table:table-cell>
          <table:table-cell office:value-type="float" office:value="1.29077" calcext:value-type="float">
            <text:p>1.29077</text:p>
          </table:table-cell>
          <table:table-cell office:value-type="float" office:value="2.30558" calcext:value-type="float">
            <text:p>2.30558</text:p>
          </table:table-cell>
          <table:table-cell office:value-type="float" office:value="4.05459" calcext:value-type="float">
            <text:p>4.05459</text:p>
          </table:table-cell>
          <table:table-cell office:value-type="float" office:value="2.18986" calcext:value-type="float">
            <text:p>2.18986</text:p>
          </table:table-cell>
          <table:table-cell office:value-type="float" office:value="21.2" calcext:value-type="float">
            <text:p>21.2</text:p>
          </table:table-cell>
          <table:table-cell office:value-type="float" office:value="0.335927" calcext:value-type="float">
            <text:p>0.335927</text:p>
          </table:table-cell>
          <table:table-cell office:value-type="float" office:value="2.09088" calcext:value-type="float">
            <text:p>2.09088</text:p>
          </table:table-cell>
          <table:table-cell table:number-columns-repeated="6" office:value-type="float" office:value="5.91548" calcext:value-type="float">
            <text:p>5.9154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68" calcext:value-type="float">
            <text:p>68</text:p>
          </table:table-cell>
          <table:table-cell office:value-type="float" office:value="3.93137" calcext:value-type="float">
            <text:p>3.93137</text:p>
          </table:table-cell>
          <table:table-cell office:value-type="float" office:value="2.24611" calcext:value-type="float">
            <text:p>2.24611</text:p>
          </table:table-cell>
          <table:table-cell office:value-type="float" office:value="3.74635" calcext:value-type="float">
            <text:p>3.74635</text:p>
          </table:table-cell>
          <table:table-cell office:value-type="float" office:value="2.28958" calcext:value-type="float">
            <text:p>2.28958</text:p>
          </table:table-cell>
          <table:table-cell office:value-type="float" office:value="1.45209" calcext:value-type="float">
            <text:p>1.45209</text:p>
          </table:table-cell>
          <table:table-cell office:value-type="float" office:value="2.67021" calcext:value-type="float">
            <text:p>2.67021</text:p>
          </table:table-cell>
          <table:table-cell office:value-type="float" office:value="1.81574" calcext:value-type="float">
            <text:p>1.81574</text:p>
          </table:table-cell>
          <table:table-cell office:value-type="float" office:value="2.56701" calcext:value-type="float">
            <text:p>2.56701</text:p>
          </table:table-cell>
          <table:table-cell office:value-type="float" office:value="2.83209" calcext:value-type="float">
            <text:p>2.83209</text:p>
          </table:table-cell>
          <table:table-cell office:value-type="float" office:value="1.81574" calcext:value-type="float">
            <text:p>1.81574</text:p>
          </table:table-cell>
          <table:table-cell office:value-type="float" office:value="2.23616" calcext:value-type="float">
            <text:p>2.23616</text:p>
          </table:table-cell>
          <table:table-cell office:value-type="float" office:value="1.69334" calcext:value-type="float">
            <text:p>1.69334</text:p>
          </table:table-cell>
          <table:table-cell office:value-type="float" office:value="3.93137" calcext:value-type="float">
            <text:p>3.93137</text:p>
          </table:table-cell>
          <table:table-cell office:value-type="float" office:value="2.76069" calcext:value-type="float">
            <text:p>2.76069</text:p>
          </table:table-cell>
          <table:table-cell office:value-type="float" office:value="2.16297" calcext:value-type="float">
            <text:p>2.16297</text:p>
          </table:table-cell>
          <table:table-cell office:value-type="float" office:value="1.81587" calcext:value-type="float">
            <text:p>1.81587</text:p>
          </table:table-cell>
          <table:table-cell office:value-type="float" office:value="2.26937" calcext:value-type="float">
            <text:p>2.26937</text:p>
          </table:table-cell>
          <table:table-cell office:value-type="float" office:value="3.35818" calcext:value-type="float">
            <text:p>3.35818</text:p>
          </table:table-cell>
          <table:table-cell office:value-type="float" office:value="2.56701" calcext:value-type="float">
            <text:p>2.56701</text:p>
          </table:table-cell>
          <table:table-cell office:value-type="float" office:value="0.490176" calcext:value-type="float">
            <text:p>0.490176</text:p>
          </table:table-cell>
          <table:table-cell office:value-type="float" office:value="2.59681" calcext:value-type="float">
            <text:p>2.59681</text:p>
          </table:table-cell>
          <table:table-cell office:value-type="float" office:value="2.35407" calcext:value-type="float">
            <text:p>2.35407</text:p>
          </table:table-cell>
          <table:table-cell office:value-type="float" office:value="2.10839" calcext:value-type="float">
            <text:p>2.10839</text:p>
          </table:table-cell>
          <table:table-cell office:value-type="float" office:value="2.36051" calcext:value-type="float">
            <text:p>2.36051</text:p>
          </table:table-cell>
          <table:table-cell office:value-type="float" office:value="1.02625" calcext:value-type="float">
            <text:p>1.02625</text:p>
          </table:table-cell>
          <table:table-cell office:value-type="float" office:value="21.1135" calcext:value-type="float">
            <text:p>21.1135</text:p>
          </table:table-cell>
          <table:table-cell office:value-type="float" office:value="2.13258" calcext:value-type="float">
            <text:p>2.13258</text:p>
          </table:table-cell>
          <table:table-cell office:value-type="float" office:value="2.59681" calcext:value-type="float">
            <text:p>2.59681</text:p>
          </table:table-cell>
          <table:table-cell office:value-type="float" office:value="2.63827" calcext:value-type="float">
            <text:p>2.63827</text:p>
          </table:table-cell>
          <table:table-cell office:value-type="float" office:value="2.75752" calcext:value-type="float">
            <text:p>2.75752</text:p>
          </table:table-cell>
          <table:table-cell office:value-type="float" office:value="4.26131" calcext:value-type="float">
            <text:p>4.26131</text:p>
          </table:table-cell>
          <table:table-cell office:value-type="float" office:value="1.31307" calcext:value-type="float">
            <text:p>1.31307</text:p>
          </table:table-cell>
          <table:table-cell office:value-type="float" office:value="2.80859" calcext:value-type="float">
            <text:p>2.80859</text:p>
          </table:table-cell>
          <table:table-cell office:value-type="float" office:value="2.36387" calcext:value-type="float">
            <text:p>2.36387</text:p>
          </table:table-cell>
          <table:table-cell office:value-type="float" office:value="2.51782" calcext:value-type="float">
            <text:p>2.51782</text:p>
          </table:table-cell>
          <table:table-cell office:value-type="float" office:value="2.34025" calcext:value-type="float">
            <text:p>2.34025</text:p>
          </table:table-cell>
          <table:table-cell office:value-type="float" office:value="2.79723" calcext:value-type="float">
            <text:p>2.79723</text:p>
          </table:table-cell>
          <table:table-cell office:value-type="float" office:value="2.47147" calcext:value-type="float">
            <text:p>2.47147</text:p>
          </table:table-cell>
          <table:table-cell office:value-type="float" office:value="19.7085" calcext:value-type="float">
            <text:p>19.7085</text:p>
          </table:table-cell>
          <table:table-cell office:value-type="float" office:value="2.79723" calcext:value-type="float">
            <text:p>2.79723</text:p>
          </table:table-cell>
          <table:table-cell office:value-type="float" office:value="2.9276" calcext:value-type="float">
            <text:p>2.9276</text:p>
          </table:table-cell>
          <table:table-cell office:value-type="float" office:value="1.89576" calcext:value-type="float">
            <text:p>1.89576</text:p>
          </table:table-cell>
          <table:table-cell office:value-type="float" office:value="4.26131" calcext:value-type="float">
            <text:p>4.26131</text:p>
          </table:table-cell>
          <table:table-cell office:value-type="float" office:value="2.75484" calcext:value-type="float">
            <text:p>2.75484</text:p>
          </table:table-cell>
          <table:table-cell office:value-type="float" office:value="2.45544" calcext:value-type="float">
            <text:p>2.45544</text:p>
          </table:table-cell>
          <table:table-cell office:value-type="float" office:value="1.98477" calcext:value-type="float">
            <text:p>1.98477</text:p>
          </table:table-cell>
          <table:table-cell office:value-type="float" office:value="1.8938" calcext:value-type="float">
            <text:p>1.8938</text:p>
          </table:table-cell>
          <table:table-cell office:value-type="float" office:value="2.84277" calcext:value-type="float">
            <text:p>2.84277</text:p>
          </table:table-cell>
          <table:table-cell office:value-type="float" office:value="2.47147" calcext:value-type="float">
            <text:p>2.47147</text:p>
          </table:table-cell>
          <table:table-cell office:value-type="float" office:value="0.172776" calcext:value-type="float">
            <text:p>0.172776</text:p>
          </table:table-cell>
          <table:table-cell office:value-type="float" office:value="3.01335" calcext:value-type="float">
            <text:p>3.01335</text:p>
          </table:table-cell>
          <table:table-cell office:value-type="float" office:value="2.40901" calcext:value-type="float">
            <text:p>2.40901</text:p>
          </table:table-cell>
          <table:table-cell office:value-type="float" office:value="2.56164" calcext:value-type="float">
            <text:p>2.56164</text:p>
          </table:table-cell>
          <table:table-cell office:value-type="float" office:value="2.85237" calcext:value-type="float">
            <text:p>2.85237</text:p>
          </table:table-cell>
          <table:table-cell office:value-type="float" office:value="2.09527" calcext:value-type="float">
            <text:p>2.09527</text:p>
          </table:table-cell>
          <table:table-cell office:value-type="float" office:value="2.33977" calcext:value-type="float">
            <text:p>2.33977</text:p>
          </table:table-cell>
          <table:table-cell office:value-type="float" office:value="2.76069" calcext:value-type="float">
            <text:p>2.76069</text:p>
          </table:table-cell>
          <table:table-cell office:value-type="float" office:value="3.01335" calcext:value-type="float">
            <text:p>3.01335</text:p>
          </table:table-cell>
          <table:table-cell office:value-type="float" office:value="2.42023" calcext:value-type="float">
            <text:p>2.42023</text:p>
          </table:table-cell>
          <table:table-cell office:value-type="float" office:value="1.9749" calcext:value-type="float">
            <text:p>1.9749</text:p>
          </table:table-cell>
          <table:table-cell office:value-type="float" office:value="2.59302" calcext:value-type="float">
            <text:p>2.59302</text:p>
          </table:table-cell>
          <table:table-cell office:value-type="float" office:value="1.78674" calcext:value-type="float">
            <text:p>1.78674</text:p>
          </table:table-cell>
          <table:table-cell office:value-type="float" office:value="3.01805" calcext:value-type="float">
            <text:p>3.01805</text:p>
          </table:table-cell>
          <table:table-cell office:value-type="float" office:value="13.2697" calcext:value-type="float">
            <text:p>13.2697</text:p>
          </table:table-cell>
          <table:table-cell office:value-type="float" office:value="2.07873" calcext:value-type="float">
            <text:p>2.07873</text:p>
          </table:table-cell>
          <table:table-cell office:value-type="float" office:value="2.8724" calcext:value-type="float">
            <text:p>2.8724</text:p>
          </table:table-cell>
          <table:table-cell office:value-type="float" office:value="1.78674" calcext:value-type="float">
            <text:p>1.78674</text:p>
          </table:table-cell>
          <table:table-cell office:value-type="float" office:value="1.29862" calcext:value-type="float">
            <text:p>1.29862</text:p>
          </table:table-cell>
          <table:table-cell office:value-type="float" office:value="0" calcext:value-type="float">
            <text:p>0</text:p>
          </table:table-cell>
          <table:table-cell office:value-type="float" office:value="2.90127" calcext:value-type="float">
            <text:p>2.90127</text:p>
          </table:table-cell>
          <table:table-cell office:value-type="float" office:value="1.76431" calcext:value-type="float">
            <text:p>1.76431</text:p>
          </table:table-cell>
          <table:table-cell office:value-type="float" office:value="2.90206" calcext:value-type="float">
            <text:p>2.90206</text:p>
          </table:table-cell>
          <table:table-cell office:value-type="float" office:value="2.15847" calcext:value-type="float">
            <text:p>2.15847</text:p>
          </table:table-cell>
          <table:table-cell office:value-type="float" office:value="3.01805" calcext:value-type="float">
            <text:p>3.01805</text:p>
          </table:table-cell>
          <table:table-cell office:value-type="float" office:value="2.3804" calcext:value-type="float">
            <text:p>2.3804</text:p>
          </table:table-cell>
          <table:table-cell office:value-type="float" office:value="13.2697" calcext:value-type="float">
            <text:p>13.2697</text:p>
          </table:table-cell>
          <table:table-cell office:value-type="float" office:value="2.08294" calcext:value-type="float">
            <text:p>2.08294</text:p>
          </table:table-cell>
          <table:table-cell office:value-type="float" office:value="2.66401" calcext:value-type="float">
            <text:p>2.66401</text:p>
          </table:table-cell>
          <table:table-cell office:value-type="float" office:value="0.703324" calcext:value-type="float">
            <text:p>0.703324</text:p>
          </table:table-cell>
          <table:table-cell office:value-type="float" office:value="2.67328" calcext:value-type="float">
            <text:p>2.67328</text:p>
          </table:table-cell>
          <table:table-cell office:value-type="float" office:value="21.3108" calcext:value-type="float">
            <text:p>21.3108</text:p>
          </table:table-cell>
          <table:table-cell office:value-type="float" office:value="2.95603" calcext:value-type="float">
            <text:p>2.95603</text:p>
          </table:table-cell>
          <table:table-cell office:value-type="float" office:value="2.39611" calcext:value-type="float">
            <text:p>2.39611</text:p>
          </table:table-cell>
          <table:table-cell office:value-type="float" office:value="2.94021" calcext:value-type="float">
            <text:p>2.94021</text:p>
          </table:table-cell>
          <table:table-cell office:value-type="float" office:value="2.90127" calcext:value-type="float">
            <text:p>2.90127</text:p>
          </table:table-cell>
          <table:table-cell office:value-type="float" office:value="2.15683" calcext:value-type="float">
            <text:p>2.15683</text:p>
          </table:table-cell>
          <table:table-cell office:value-type="float" office:value="2.67591" calcext:value-type="float">
            <text:p>2.67591</text:p>
          </table:table-cell>
          <table:table-cell office:value-type="float" office:value="19.6665" calcext:value-type="float">
            <text:p>19.6665</text:p>
          </table:table-cell>
          <table:table-cell office:value-type="float" office:value="2.40825" calcext:value-type="float">
            <text:p>2.40825</text:p>
          </table:table-cell>
          <table:table-cell office:value-type="float" office:value="3.01832" calcext:value-type="float">
            <text:p>3.01832</text:p>
          </table:table-cell>
          <table:table-cell office:value-type="float" office:value="2.85359" calcext:value-type="float">
            <text:p>2.85359</text:p>
          </table:table-cell>
          <table:table-cell office:value-type="float" office:value="1.78674" calcext:value-type="float">
            <text:p>1.78674</text:p>
          </table:table-cell>
          <table:table-cell office:value-type="float" office:value="2.61816" calcext:value-type="float">
            <text:p>2.61816</text:p>
          </table:table-cell>
          <table:table-cell office:value-type="float" office:value="13.194" calcext:value-type="float">
            <text:p>13.194</text:p>
          </table:table-cell>
          <table:table-cell office:value-type="float" office:value="3.44861" calcext:value-type="float">
            <text:p>3.44861</text:p>
          </table:table-cell>
          <table:table-cell office:value-type="float" office:value="3.49289" calcext:value-type="float">
            <text:p>3.49289</text:p>
          </table:table-cell>
          <table:table-cell office:value-type="float" office:value="1.78674" calcext:value-type="float">
            <text:p>1.78674</text:p>
          </table:table-cell>
          <table:table-cell office:value-type="float" office:value="1.05859" calcext:value-type="float">
            <text:p>1.05859</text:p>
          </table:table-cell>
          <table:table-cell office:value-type="float" office:value="1.32242" calcext:value-type="float">
            <text:p>1.32242</text:p>
          </table:table-cell>
          <table:table-cell office:value-type="float" office:value="2.82714" calcext:value-type="float">
            <text:p>2.82714</text:p>
          </table:table-cell>
          <table:table-cell office:value-type="float" office:value="2.25614" calcext:value-type="float">
            <text:p>2.25614</text:p>
          </table:table-cell>
          <table:table-cell office:value-type="float" office:value="2.90127" calcext:value-type="float">
            <text:p>2.90127</text:p>
          </table:table-cell>
          <table:table-cell office:value-type="float" office:value="2.39436" calcext:value-type="float">
            <text:p>2.39436</text:p>
          </table:table-cell>
          <table:table-cell office:value-type="float" office:value="2.61816" calcext:value-type="float">
            <text:p>2.61816</text:p>
          </table:table-cell>
          <table:table-cell office:value-type="float" office:value="2.3859" calcext:value-type="float">
            <text:p>2.3859</text:p>
          </table:table-cell>
          <table:table-cell office:value-type="float" office:value="13.194" calcext:value-type="float">
            <text:p>13.194</text:p>
          </table:table-cell>
          <table:table-cell office:value-type="float" office:value="1.71001" calcext:value-type="float">
            <text:p>1.71001</text:p>
          </table:table-cell>
          <table:table-cell office:value-type="float" office:value="1.113" calcext:value-type="float">
            <text:p>1.113</text:p>
          </table:table-cell>
          <table:table-cell office:value-type="float" office:value="1.00308" calcext:value-type="float">
            <text:p>1.00308</text:p>
          </table:table-cell>
          <table:table-cell office:value-type="float" office:value="2.23998" calcext:value-type="float">
            <text:p>2.23998</text:p>
          </table:table-cell>
          <table:table-cell office:value-type="float" office:value="2.78864" calcext:value-type="float">
            <text:p>2.78864</text:p>
          </table:table-cell>
          <table:table-cell office:value-type="float" office:value="3.62301" calcext:value-type="float">
            <text:p>3.62301</text:p>
          </table:table-cell>
          <table:table-cell office:value-type="float" office:value="2.35639" calcext:value-type="float">
            <text:p>2.35639</text:p>
          </table:table-cell>
          <table:table-cell office:value-type="float" office:value="2.57535" calcext:value-type="float">
            <text:p>2.57535</text:p>
          </table:table-cell>
          <table:table-cell office:value-type="float" office:value="2.82714" calcext:value-type="float">
            <text:p>2.82714</text:p>
          </table:table-cell>
          <table:table-cell office:value-type="float" office:value="2.93943" calcext:value-type="float">
            <text:p>2.93943</text:p>
          </table:table-cell>
          <table:table-cell office:value-type="float" office:value="2.67591" calcext:value-type="float">
            <text:p>2.67591</text:p>
          </table:table-cell>
          <table:table-cell office:value-type="float" office:value="20.2347" calcext:value-type="float">
            <text:p>20.2347</text:p>
          </table:table-cell>
          <table:table-cell office:value-type="float" office:value="1.48641" calcext:value-type="float">
            <text:p>1.48641</text:p>
          </table:table-cell>
          <table:table-cell office:value-type="float" office:value="2.70673" calcext:value-type="float">
            <text:p>2.70673</text:p>
          </table:table-cell>
          <table:table-cell table:number-columns-repeated="6" office:value-type="float" office:value="5.35593" calcext:value-type="float">
            <text:p>5.3559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69" calcext:value-type="float">
            <text:p>69</text:p>
          </table:table-cell>
          <table:table-cell office:value-type="float" office:value="4.643" calcext:value-type="float">
            <text:p>4.643</text:p>
          </table:table-cell>
          <table:table-cell office:value-type="float" office:value="0.657067" calcext:value-type="float">
            <text:p>0.657067</text:p>
          </table:table-cell>
          <table:table-cell office:value-type="float" office:value="1.38309" calcext:value-type="float">
            <text:p>1.38309</text:p>
          </table:table-cell>
          <table:table-cell office:value-type="float" office:value="0.887324" calcext:value-type="float">
            <text:p>0.887324</text:p>
          </table:table-cell>
          <table:table-cell office:value-type="float" office:value="1.60777" calcext:value-type="float">
            <text:p>1.60777</text:p>
          </table:table-cell>
          <table:table-cell office:value-type="float" office:value="0.246739" calcext:value-type="float">
            <text:p>0.246739</text:p>
          </table:table-cell>
          <table:table-cell office:value-type="float" office:value="2.75014" calcext:value-type="float">
            <text:p>2.75014</text:p>
          </table:table-cell>
          <table:table-cell office:value-type="float" office:value="0.71063" calcext:value-type="float">
            <text:p>0.71063</text:p>
          </table:table-cell>
          <table:table-cell office:value-type="float" office:value="5.21807" calcext:value-type="float">
            <text:p>5.21807</text:p>
          </table:table-cell>
          <table:table-cell office:value-type="float" office:value="2.75014" calcext:value-type="float">
            <text:p>2.75014</text:p>
          </table:table-cell>
          <table:table-cell office:value-type="float" office:value="0.992069" calcext:value-type="float">
            <text:p>0.992069</text:p>
          </table:table-cell>
          <table:table-cell office:value-type="float" office:value="2.34825" calcext:value-type="float">
            <text:p>2.34825</text:p>
          </table:table-cell>
          <table:table-cell office:value-type="float" office:value="4.643" calcext:value-type="float">
            <text:p>4.643</text:p>
          </table:table-cell>
          <table:table-cell office:value-type="float" office:value="2.13787" calcext:value-type="float">
            <text:p>2.13787</text:p>
          </table:table-cell>
          <table:table-cell office:value-type="float" office:value="3.3223" calcext:value-type="float">
            <text:p>3.3223</text:p>
          </table:table-cell>
          <table:table-cell office:value-type="float" office:value="1.16606" calcext:value-type="float">
            <text:p>1.16606</text:p>
          </table:table-cell>
          <table:table-cell office:value-type="float" office:value="2.10988" calcext:value-type="float">
            <text:p>2.10988</text:p>
          </table:table-cell>
          <table:table-cell office:value-type="float" office:value="0.483353" calcext:value-type="float">
            <text:p>0.483353</text:p>
          </table:table-cell>
          <table:table-cell office:value-type="float" office:value="0.71063" calcext:value-type="float">
            <text:p>0.71063</text:p>
          </table:table-cell>
          <table:table-cell office:value-type="float" office:value="2.56769" calcext:value-type="float">
            <text:p>2.56769</text:p>
          </table:table-cell>
          <table:table-cell office:value-type="float" office:value="0.416228" calcext:value-type="float">
            <text:p>0.416228</text:p>
          </table:table-cell>
          <table:table-cell office:value-type="float" office:value="0.651812" calcext:value-type="float">
            <text:p>0.651812</text:p>
          </table:table-cell>
          <table:table-cell office:value-type="float" office:value="0.868223" calcext:value-type="float">
            <text:p>0.868223</text:p>
          </table:table-cell>
          <table:table-cell office:value-type="float" office:value="0.546453" calcext:value-type="float">
            <text:p>0.546453</text:p>
          </table:table-cell>
          <table:table-cell office:value-type="float" office:value="2.16868" calcext:value-type="float">
            <text:p>2.16868</text:p>
          </table:table-cell>
          <table:table-cell office:value-type="float" office:value="18.6059" calcext:value-type="float">
            <text:p>18.6059</text:p>
          </table:table-cell>
          <table:table-cell office:value-type="float" office:value="4.09288" calcext:value-type="float">
            <text:p>4.09288</text:p>
          </table:table-cell>
          <table:table-cell office:value-type="float" office:value="0.416228" calcext:value-type="float">
            <text:p>0.416228</text:p>
          </table:table-cell>
          <table:table-cell office:value-type="float" office:value="0.6877" calcext:value-type="float">
            <text:p>0.6877</text:p>
          </table:table-cell>
          <table:table-cell office:value-type="float" office:value="0.362339" calcext:value-type="float">
            <text:p>0.362339</text:p>
          </table:table-cell>
          <table:table-cell office:value-type="float" office:value="5.16772" calcext:value-type="float">
            <text:p>5.16772</text:p>
          </table:table-cell>
          <table:table-cell office:value-type="float" office:value="2.49188" calcext:value-type="float">
            <text:p>2.49188</text:p>
          </table:table-cell>
          <table:table-cell office:value-type="float" office:value="0.125183" calcext:value-type="float">
            <text:p>0.125183</text:p>
          </table:table-cell>
          <table:table-cell office:value-type="float" office:value="0.800692" calcext:value-type="float">
            <text:p>0.800692</text:p>
          </table:table-cell>
          <table:table-cell office:value-type="float" office:value="0.411231" calcext:value-type="float">
            <text:p>0.411231</text:p>
          </table:table-cell>
          <table:table-cell office:value-type="float" office:value="0.597286" calcext:value-type="float">
            <text:p>0.597286</text:p>
          </table:table-cell>
          <table:table-cell office:value-type="float" office:value="0.743336" calcext:value-type="float">
            <text:p>0.743336</text:p>
          </table:table-cell>
          <table:table-cell office:value-type="float" office:value="0.448788" calcext:value-type="float">
            <text:p>0.448788</text:p>
          </table:table-cell>
          <table:table-cell office:value-type="float" office:value="19.5671" calcext:value-type="float">
            <text:p>19.5671</text:p>
          </table:table-cell>
          <table:table-cell office:value-type="float" office:value="0.743336" calcext:value-type="float">
            <text:p>0.743336</text:p>
          </table:table-cell>
          <table:table-cell office:value-type="float" office:value="0.0263918" calcext:value-type="float">
            <text:p>0.0263918</text:p>
          </table:table-cell>
          <table:table-cell office:value-type="float" office:value="1.01193" calcext:value-type="float">
            <text:p>1.01193</text:p>
          </table:table-cell>
          <table:table-cell office:value-type="float" office:value="5.16772" calcext:value-type="float">
            <text:p>5.16772</text:p>
          </table:table-cell>
          <table:table-cell office:value-type="float" office:value="2.14223" calcext:value-type="float">
            <text:p>2.14223</text:p>
          </table:table-cell>
          <table:table-cell office:value-type="float" office:value="3.79629" calcext:value-type="float">
            <text:p>3.79629</text:p>
          </table:table-cell>
          <table:table-cell office:value-type="float" office:value="1.05858" calcext:value-type="float">
            <text:p>1.05858</text:p>
          </table:table-cell>
          <table:table-cell office:value-type="float" office:value="2.26419" calcext:value-type="float">
            <text:p>2.26419</text:p>
          </table:table-cell>
          <table:table-cell office:value-type="float" office:value="1.02689" calcext:value-type="float">
            <text:p>1.02689</text:p>
          </table:table-cell>
          <table:table-cell office:value-type="float" office:value="0.448788" calcext:value-type="float">
            <text:p>0.448788</text:p>
          </table:table-cell>
          <table:table-cell office:value-type="float" office:value="3.03674" calcext:value-type="float">
            <text:p>3.03674</text:p>
          </table:table-cell>
          <table:table-cell office:value-type="float" office:value="0.119142" calcext:value-type="float">
            <text:p>0.119142</text:p>
          </table:table-cell>
          <table:table-cell office:value-type="float" office:value="0.507463" calcext:value-type="float">
            <text:p>0.507463</text:p>
          </table:table-cell>
          <table:table-cell office:value-type="float" office:value="0.442194" calcext:value-type="float">
            <text:p>0.442194</text:p>
          </table:table-cell>
          <table:table-cell office:value-type="float" office:value="0.605255" calcext:value-type="float">
            <text:p>0.605255</text:p>
          </table:table-cell>
          <table:table-cell office:value-type="float" office:value="0.847564" calcext:value-type="float">
            <text:p>0.847564</text:p>
          </table:table-cell>
          <table:table-cell office:value-type="float" office:value="0.990052" calcext:value-type="float">
            <text:p>0.990052</text:p>
          </table:table-cell>
          <table:table-cell office:value-type="float" office:value="2.13787" calcext:value-type="float">
            <text:p>2.13787</text:p>
          </table:table-cell>
          <table:table-cell office:value-type="float" office:value="0.119142" calcext:value-type="float">
            <text:p>0.119142</text:p>
          </table:table-cell>
          <table:table-cell office:value-type="float" office:value="0.493484" calcext:value-type="float">
            <text:p>0.493484</text:p>
          </table:table-cell>
          <table:table-cell office:value-type="float" office:value="1.2633" calcext:value-type="float">
            <text:p>1.2633</text:p>
          </table:table-cell>
          <table:table-cell office:value-type="float" office:value="1.09152" calcext:value-type="float">
            <text:p>1.09152</text:p>
          </table:table-cell>
          <table:table-cell office:value-type="float" office:value="3.62498" calcext:value-type="float">
            <text:p>3.62498</text:p>
          </table:table-cell>
          <table:table-cell office:value-type="float" office:value="0.190035" calcext:value-type="float">
            <text:p>0.190035</text:p>
          </table:table-cell>
          <table:table-cell office:value-type="float" office:value="12.9712" calcext:value-type="float">
            <text:p>12.9712</text:p>
          </table:table-cell>
          <table:table-cell office:value-type="float" office:value="1.23866" calcext:value-type="float">
            <text:p>1.23866</text:p>
          </table:table-cell>
          <table:table-cell office:value-type="float" office:value="1.05708" calcext:value-type="float">
            <text:p>1.05708</text:p>
          </table:table-cell>
          <table:table-cell office:value-type="float" office:value="3.62498" calcext:value-type="float">
            <text:p>3.62498</text:p>
          </table:table-cell>
          <table:table-cell office:value-type="float" office:value="2.34405" calcext:value-type="float">
            <text:p>2.34405</text:p>
          </table:table-cell>
          <table:table-cell office:value-type="float" office:value="2.90127" calcext:value-type="float">
            <text:p>2.90127</text:p>
          </table:table-cell>
          <table:table-cell office:value-type="float" office:value="0" calcext:value-type="float">
            <text:p>0</text:p>
          </table:table-cell>
          <table:table-cell office:value-type="float" office:value="2.29957" calcext:value-type="float">
            <text:p>2.29957</text:p>
          </table:table-cell>
          <table:table-cell office:value-type="float" office:value="0.0111325" calcext:value-type="float">
            <text:p>0.0111325</text:p>
          </table:table-cell>
          <table:table-cell office:value-type="float" office:value="2.51161" calcext:value-type="float">
            <text:p>2.51161</text:p>
          </table:table-cell>
          <table:table-cell office:value-type="float" office:value="0.190035" calcext:value-type="float">
            <text:p>0.190035</text:p>
          </table:table-cell>
          <table:table-cell office:value-type="float" office:value="2.17537" calcext:value-type="float">
            <text:p>2.17537</text:p>
          </table:table-cell>
          <table:table-cell office:value-type="float" office:value="12.9712" calcext:value-type="float">
            <text:p>12.9712</text:p>
          </table:table-cell>
          <table:table-cell office:value-type="float" office:value="0.89686" calcext:value-type="float">
            <text:p>0.89686</text:p>
          </table:table-cell>
          <table:table-cell office:value-type="float" office:value="2.11663" calcext:value-type="float">
            <text:p>2.11663</text:p>
          </table:table-cell>
          <table:table-cell office:value-type="float" office:value="3.08211" calcext:value-type="float">
            <text:p>3.08211</text:p>
          </table:table-cell>
          <table:table-cell office:value-type="float" office:value="0.422607" calcext:value-type="float">
            <text:p>0.422607</text:p>
          </table:table-cell>
          <table:table-cell office:value-type="float" office:value="18.7972" calcext:value-type="float">
            <text:p>18.7972</text:p>
          </table:table-cell>
          <table:table-cell office:value-type="float" office:value="5.80467" calcext:value-type="float">
            <text:p>5.80467</text:p>
          </table:table-cell>
          <table:table-cell office:value-type="float" office:value="0.844068" calcext:value-type="float">
            <text:p>0.844068</text:p>
          </table:table-cell>
          <table:table-cell office:value-type="float" office:value="1.72888" calcext:value-type="float">
            <text:p>1.72888</text:p>
          </table:table-cell>
          <table:table-cell office:value-type="float" office:value="0" calcext:value-type="float">
            <text:p>0</text:p>
          </table:table-cell>
          <table:table-cell office:value-type="float" office:value="0.939882" calcext:value-type="float">
            <text:p>0.939882</text:p>
          </table:table-cell>
          <table:table-cell office:value-type="float" office:value="0.246503" calcext:value-type="float">
            <text:p>0.246503</text:p>
          </table:table-cell>
          <table:table-cell office:value-type="float" office:value="19.523" calcext:value-type="float">
            <text:p>19.523</text:p>
          </table:table-cell>
          <table:table-cell office:value-type="float" office:value="2.44238" calcext:value-type="float">
            <text:p>2.44238</text:p>
          </table:table-cell>
          <table:table-cell office:value-type="float" office:value="1.30714" calcext:value-type="float">
            <text:p>1.30714</text:p>
          </table:table-cell>
          <table:table-cell office:value-type="float" office:value="1.07202" calcext:value-type="float">
            <text:p>1.07202</text:p>
          </table:table-cell>
          <table:table-cell office:value-type="float" office:value="3.62498" calcext:value-type="float">
            <text:p>3.62498</text:p>
          </table:table-cell>
          <table:table-cell office:value-type="float" office:value="0.622115" calcext:value-type="float">
            <text:p>0.622115</text:p>
          </table:table-cell>
          <table:table-cell office:value-type="float" office:value="12.8845" calcext:value-type="float">
            <text:p>12.8845</text:p>
          </table:table-cell>
          <table:table-cell office:value-type="float" office:value="1.69532" calcext:value-type="float">
            <text:p>1.69532</text:p>
          </table:table-cell>
          <table:table-cell office:value-type="float" office:value="0.618191" calcext:value-type="float">
            <text:p>0.618191</text:p>
          </table:table-cell>
          <table:table-cell office:value-type="float" office:value="3.62498" calcext:value-type="float">
            <text:p>3.62498</text:p>
          </table:table-cell>
          <table:table-cell office:value-type="float" office:value="2.1725" calcext:value-type="float">
            <text:p>2.1725</text:p>
          </table:table-cell>
          <table:table-cell office:value-type="float" office:value="3.06027" calcext:value-type="float">
            <text:p>3.06027</text:p>
          </table:table-cell>
          <table:table-cell office:value-type="float" office:value="0.0970291" calcext:value-type="float">
            <text:p>0.0970291</text:p>
          </table:table-cell>
          <table:table-cell office:value-type="float" office:value="0.723863" calcext:value-type="float">
            <text:p>0.723863</text:p>
          </table:table-cell>
          <table:table-cell office:value-type="float" office:value="0" calcext:value-type="float">
            <text:p>0</text:p>
          </table:table-cell>
          <table:table-cell office:value-type="float" office:value="2.28602" calcext:value-type="float">
            <text:p>2.28602</text:p>
          </table:table-cell>
          <table:table-cell office:value-type="float" office:value="0.622115" calcext:value-type="float">
            <text:p>0.622115</text:p>
          </table:table-cell>
          <table:table-cell office:value-type="float" office:value="2.16969" calcext:value-type="float">
            <text:p>2.16969</text:p>
          </table:table-cell>
          <table:table-cell office:value-type="float" office:value="12.8845" calcext:value-type="float">
            <text:p>12.8845</text:p>
          </table:table-cell>
          <table:table-cell office:value-type="float" office:value="1.39334" calcext:value-type="float">
            <text:p>1.39334</text:p>
          </table:table-cell>
          <table:table-cell office:value-type="float" office:value="1.78867" calcext:value-type="float">
            <text:p>1.78867</text:p>
          </table:table-cell>
          <table:table-cell office:value-type="float" office:value="2.09971" calcext:value-type="float">
            <text:p>2.09971</text:p>
          </table:table-cell>
          <table:table-cell office:value-type="float" office:value="0.970309" calcext:value-type="float">
            <text:p>0.970309</text:p>
          </table:table-cell>
          <table:table-cell office:value-type="float" office:value="0.166017" calcext:value-type="float">
            <text:p>0.166017</text:p>
          </table:table-cell>
          <table:table-cell office:value-type="float" office:value="6.48636" calcext:value-type="float">
            <text:p>6.48636</text:p>
          </table:table-cell>
          <table:table-cell office:value-type="float" office:value="0.948614" calcext:value-type="float">
            <text:p>0.948614</text:p>
          </table:table-cell>
          <table:table-cell office:value-type="float" office:value="2.1755" calcext:value-type="float">
            <text:p>2.1755</text:p>
          </table:table-cell>
          <table:table-cell office:value-type="float" office:value="0.0970291" calcext:value-type="float">
            <text:p>0.0970291</text:p>
          </table:table-cell>
          <table:table-cell office:value-type="float" office:value="5.78745" calcext:value-type="float">
            <text:p>5.78745</text:p>
          </table:table-cell>
          <table:table-cell office:value-type="float" office:value="0.246503" calcext:value-type="float">
            <text:p>0.246503</text:p>
          </table:table-cell>
          <table:table-cell office:value-type="float" office:value="20.1652" calcext:value-type="float">
            <text:p>20.1652</text:p>
          </table:table-cell>
          <table:table-cell office:value-type="float" office:value="2.02387" calcext:value-type="float">
            <text:p>2.02387</text:p>
          </table:table-cell>
          <table:table-cell office:value-type="float" office:value="0.262426" calcext:value-type="float">
            <text:p>0.262426</text:p>
          </table:table-cell>
          <table:table-cell table:number-columns-repeated="6" office:value-type="float" office:value="4.49752" calcext:value-type="float">
            <text:p>4.4975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70" calcext:value-type="float">
            <text:p>70</text:p>
          </table:table-cell>
          <table:table-cell office:value-type="float" office:value="5.35241" calcext:value-type="float">
            <text:p>5.35241</text:p>
          </table:table-cell>
          <table:table-cell office:value-type="float" office:value="1.85719" calcext:value-type="float">
            <text:p>1.85719</text:p>
          </table:table-cell>
          <table:table-cell office:value-type="float" office:value="3.60048" calcext:value-type="float">
            <text:p>3.60048</text:p>
          </table:table-cell>
          <table:table-cell office:value-type="float" office:value="2.27302" calcext:value-type="float">
            <text:p>2.27302</text:p>
          </table:table-cell>
          <table:table-cell office:value-type="float" office:value="1.90646" calcext:value-type="float">
            <text:p>1.90646</text:p>
          </table:table-cell>
          <table:table-cell office:value-type="float" office:value="2.06601" calcext:value-type="float">
            <text:p>2.06601</text:p>
          </table:table-cell>
          <table:table-cell office:value-type="float" office:value="0.450591" calcext:value-type="float">
            <text:p>0.450591</text:p>
          </table:table-cell>
          <table:table-cell office:value-type="float" office:value="2.44213" calcext:value-type="float">
            <text:p>2.44213</text:p>
          </table:table-cell>
          <table:table-cell office:value-type="float" office:value="4.5944" calcext:value-type="float">
            <text:p>4.5944</text:p>
          </table:table-cell>
          <table:table-cell office:value-type="float" office:value="0.450591" calcext:value-type="float">
            <text:p>0.450591</text:p>
          </table:table-cell>
          <table:table-cell office:value-type="float" office:value="2.30029" calcext:value-type="float">
            <text:p>2.30029</text:p>
          </table:table-cell>
          <table:table-cell office:value-type="float" office:value="0.08592" calcext:value-type="float">
            <text:p>0.08592</text:p>
          </table:table-cell>
          <table:table-cell office:value-type="float" office:value="5.35241" calcext:value-type="float">
            <text:p>5.35241</text:p>
          </table:table-cell>
          <table:table-cell office:value-type="float" office:value="1.04456" calcext:value-type="float">
            <text:p>1.04456</text:p>
          </table:table-cell>
          <table:table-cell office:value-type="float" office:value="3.60494" calcext:value-type="float">
            <text:p>3.60494</text:p>
          </table:table-cell>
          <table:table-cell office:value-type="float" office:value="1.87336" calcext:value-type="float">
            <text:p>1.87336</text:p>
          </table:table-cell>
          <table:table-cell office:value-type="float" office:value="3.07621" calcext:value-type="float">
            <text:p>3.07621</text:p>
          </table:table-cell>
          <table:table-cell office:value-type="float" office:value="2.58839" calcext:value-type="float">
            <text:p>2.58839</text:p>
          </table:table-cell>
          <table:table-cell office:value-type="float" office:value="2.44213" calcext:value-type="float">
            <text:p>2.44213</text:p>
          </table:table-cell>
          <table:table-cell office:value-type="float" office:value="1.87895" calcext:value-type="float">
            <text:p>1.87895</text:p>
          </table:table-cell>
          <table:table-cell office:value-type="float" office:value="2.24698" calcext:value-type="float">
            <text:p>2.24698</text:p>
          </table:table-cell>
          <table:table-cell office:value-type="float" office:value="1.65709" calcext:value-type="float">
            <text:p>1.65709</text:p>
          </table:table-cell>
          <table:table-cell office:value-type="float" office:value="1.97726" calcext:value-type="float">
            <text:p>1.97726</text:p>
          </table:table-cell>
          <table:table-cell office:value-type="float" office:value="1.84664" calcext:value-type="float">
            <text:p>1.84664</text:p>
          </table:table-cell>
          <table:table-cell office:value-type="float" office:value="2.02932" calcext:value-type="float">
            <text:p>2.02932</text:p>
          </table:table-cell>
          <table:table-cell office:value-type="float" office:value="20.8975" calcext:value-type="float">
            <text:p>20.8975</text:p>
          </table:table-cell>
          <table:table-cell office:value-type="float" office:value="3.83966" calcext:value-type="float">
            <text:p>3.83966</text:p>
          </table:table-cell>
          <table:table-cell office:value-type="float" office:value="2.24698" calcext:value-type="float">
            <text:p>2.24698</text:p>
          </table:table-cell>
          <table:table-cell office:value-type="float" office:value="2.49602" calcext:value-type="float">
            <text:p>2.49602</text:p>
          </table:table-cell>
          <table:table-cell office:value-type="float" office:value="1.97978" calcext:value-type="float">
            <text:p>1.97978</text:p>
          </table:table-cell>
          <table:table-cell office:value-type="float" office:value="5.76518" calcext:value-type="float">
            <text:p>5.76518</text:p>
          </table:table-cell>
          <table:table-cell office:value-type="float" office:value="0.48312" calcext:value-type="float">
            <text:p>0.48312</text:p>
          </table:table-cell>
          <table:table-cell office:value-type="float" office:value="2.27868" calcext:value-type="float">
            <text:p>2.27868</text:p>
          </table:table-cell>
          <table:table-cell office:value-type="float" office:value="1.5022" calcext:value-type="float">
            <text:p>1.5022</text:p>
          </table:table-cell>
          <table:table-cell office:value-type="float" office:value="1.91215" calcext:value-type="float">
            <text:p>1.91215</text:p>
          </table:table-cell>
          <table:table-cell office:value-type="float" office:value="2.02099" calcext:value-type="float">
            <text:p>2.02099</text:p>
          </table:table-cell>
          <table:table-cell office:value-type="float" office:value="1.76509" calcext:value-type="float">
            <text:p>1.76509</text:p>
          </table:table-cell>
          <table:table-cell office:value-type="float" office:value="1.89115" calcext:value-type="float">
            <text:p>1.89115</text:p>
          </table:table-cell>
          <table:table-cell office:value-type="float" office:value="21.0016" calcext:value-type="float">
            <text:p>21.0016</text:p>
          </table:table-cell>
          <table:table-cell office:value-type="float" office:value="1.76509" calcext:value-type="float">
            <text:p>1.76509</text:p>
          </table:table-cell>
          <table:table-cell office:value-type="float" office:value="2.32162" calcext:value-type="float">
            <text:p>2.32162</text:p>
          </table:table-cell>
          <table:table-cell office:value-type="float" office:value="1.54127" calcext:value-type="float">
            <text:p>1.54127</text:p>
          </table:table-cell>
          <table:table-cell office:value-type="float" office:value="5.76518" calcext:value-type="float">
            <text:p>5.76518</text:p>
          </table:table-cell>
          <table:table-cell office:value-type="float" office:value="1.03732" calcext:value-type="float">
            <text:p>1.03732</text:p>
          </table:table-cell>
          <table:table-cell office:value-type="float" office:value="3.99955" calcext:value-type="float">
            <text:p>3.99955</text:p>
          </table:table-cell>
          <table:table-cell office:value-type="float" office:value="2.02578" calcext:value-type="float">
            <text:p>2.02578</text:p>
          </table:table-cell>
          <table:table-cell office:value-type="float" office:value="2.87754" calcext:value-type="float">
            <text:p>2.87754</text:p>
          </table:table-cell>
          <table:table-cell office:value-type="float" office:value="1.6355" calcext:value-type="float">
            <text:p>1.6355</text:p>
          </table:table-cell>
          <table:table-cell office:value-type="float" office:value="1.89115" calcext:value-type="float">
            <text:p>1.89115</text:p>
          </table:table-cell>
          <table:table-cell office:value-type="float" office:value="1.76721" calcext:value-type="float">
            <text:p>1.76721</text:p>
          </table:table-cell>
          <table:table-cell office:value-type="float" office:value="2.41363" calcext:value-type="float">
            <text:p>2.41363</text:p>
          </table:table-cell>
          <table:table-cell office:value-type="float" office:value="1.85058" calcext:value-type="float">
            <text:p>1.85058</text:p>
          </table:table-cell>
          <table:table-cell office:value-type="float" office:value="2.22177" calcext:value-type="float">
            <text:p>2.22177</text:p>
          </table:table-cell>
          <table:table-cell office:value-type="float" office:value="2.62879" calcext:value-type="float">
            <text:p>2.62879</text:p>
          </table:table-cell>
          <table:table-cell office:value-type="float" office:value="1.90855" calcext:value-type="float">
            <text:p>1.90855</text:p>
          </table:table-cell>
          <table:table-cell office:value-type="float" office:value="2.413" calcext:value-type="float">
            <text:p>2.413</text:p>
          </table:table-cell>
          <table:table-cell office:value-type="float" office:value="1.04456" calcext:value-type="float">
            <text:p>1.04456</text:p>
          </table:table-cell>
          <table:table-cell office:value-type="float" office:value="2.41363" calcext:value-type="float">
            <text:p>2.41363</text:p>
          </table:table-cell>
          <table:table-cell office:value-type="float" office:value="2.01216" calcext:value-type="float">
            <text:p>2.01216</text:p>
          </table:table-cell>
          <table:table-cell office:value-type="float" office:value="2.23323" calcext:value-type="float">
            <text:p>2.23323</text:p>
          </table:table-cell>
          <table:table-cell office:value-type="float" office:value="1.39516" calcext:value-type="float">
            <text:p>1.39516</text:p>
          </table:table-cell>
          <table:table-cell office:value-type="float" office:value="3.43732" calcext:value-type="float">
            <text:p>3.43732</text:p>
          </table:table-cell>
          <table:table-cell office:value-type="float" office:value="2.48271" calcext:value-type="float">
            <text:p>2.48271</text:p>
          </table:table-cell>
          <table:table-cell office:value-type="float" office:value="14.4723" calcext:value-type="float">
            <text:p>14.4723</text:p>
          </table:table-cell>
          <table:table-cell office:value-type="float" office:value="2.3308" calcext:value-type="float">
            <text:p>2.3308</text:p>
          </table:table-cell>
          <table:table-cell office:value-type="float" office:value="2.91348" calcext:value-type="float">
            <text:p>2.91348</text:p>
          </table:table-cell>
          <table:table-cell office:value-type="float" office:value="3.43732" calcext:value-type="float">
            <text:p>3.43732</text:p>
          </table:table-cell>
          <table:table-cell office:value-type="float" office:value="0.465708" calcext:value-type="float">
            <text:p>0.465708</text:p>
          </table:table-cell>
          <table:table-cell office:value-type="float" office:value="1.76431" calcext:value-type="float">
            <text:p>1.76431</text:p>
          </table:table-cell>
          <table:table-cell office:value-type="float" office:value="2.29957" calcext:value-type="float">
            <text:p>2.29957</text:p>
          </table:table-cell>
          <table:table-cell office:value-type="float" office:value="0" calcext:value-type="float">
            <text:p>0</text:p>
          </table:table-cell>
          <table:table-cell office:value-type="float" office:value="2.29344" calcext:value-type="float">
            <text:p>2.29344</text:p>
          </table:table-cell>
          <table:table-cell office:value-type="float" office:value="0.427488" calcext:value-type="float">
            <text:p>0.427488</text:p>
          </table:table-cell>
          <table:table-cell office:value-type="float" office:value="2.48271" calcext:value-type="float">
            <text:p>2.48271</text:p>
          </table:table-cell>
          <table:table-cell office:value-type="float" office:value="0.641927" calcext:value-type="float">
            <text:p>0.641927</text:p>
          </table:table-cell>
          <table:table-cell office:value-type="float" office:value="14.4723" calcext:value-type="float">
            <text:p>14.4723</text:p>
          </table:table-cell>
          <table:table-cell office:value-type="float" office:value="1.97158" calcext:value-type="float">
            <text:p>1.97158</text:p>
          </table:table-cell>
          <table:table-cell office:value-type="float" office:value="0.948898" calcext:value-type="float">
            <text:p>0.948898</text:p>
          </table:table-cell>
          <table:table-cell office:value-type="float" office:value="2.40246" calcext:value-type="float">
            <text:p>2.40246</text:p>
          </table:table-cell>
          <table:table-cell office:value-type="float" office:value="1.89768" calcext:value-type="float">
            <text:p>1.89768</text:p>
          </table:table-cell>
          <table:table-cell office:value-type="float" office:value="21.0878" calcext:value-type="float">
            <text:p>21.0878</text:p>
          </table:table-cell>
          <table:table-cell office:value-type="float" office:value="4.49167" calcext:value-type="float">
            <text:p>4.49167</text:p>
          </table:table-cell>
          <table:table-cell office:value-type="float" office:value="1.47101" calcext:value-type="float">
            <text:p>1.47101</text:p>
          </table:table-cell>
          <table:table-cell office:value-type="float" office:value="1.3751" calcext:value-type="float">
            <text:p>1.3751</text:p>
          </table:table-cell>
          <table:table-cell office:value-type="float" office:value="2.29957" calcext:value-type="float">
            <text:p>2.29957</text:p>
          </table:table-cell>
          <table:table-cell office:value-type="float" office:value="2.14958" calcext:value-type="float">
            <text:p>2.14958</text:p>
          </table:table-cell>
          <table:table-cell office:value-type="float" office:value="2.18813" calcext:value-type="float">
            <text:p>2.18813</text:p>
          </table:table-cell>
          <table:table-cell office:value-type="float" office:value="20.9586" calcext:value-type="float">
            <text:p>20.9586</text:p>
          </table:table-cell>
          <table:table-cell office:value-type="float" office:value="0.645842" calcext:value-type="float">
            <text:p>0.645842</text:p>
          </table:table-cell>
          <table:table-cell office:value-type="float" office:value="1.65367" calcext:value-type="float">
            <text:p>1.65367</text:p>
          </table:table-cell>
          <table:table-cell office:value-type="float" office:value="1.61951" calcext:value-type="float">
            <text:p>1.61951</text:p>
          </table:table-cell>
          <table:table-cell office:value-type="float" office:value="3.43732" calcext:value-type="float">
            <text:p>3.43732</text:p>
          </table:table-cell>
          <table:table-cell office:value-type="float" office:value="2.4316" calcext:value-type="float">
            <text:p>2.4316</text:p>
          </table:table-cell>
          <table:table-cell office:value-type="float" office:value="14.3915" calcext:value-type="float">
            <text:p>14.3915</text:p>
          </table:table-cell>
          <table:table-cell office:value-type="float" office:value="3.64323" calcext:value-type="float">
            <text:p>3.64323</text:p>
          </table:table-cell>
          <table:table-cell office:value-type="float" office:value="2.89137" calcext:value-type="float">
            <text:p>2.89137</text:p>
          </table:table-cell>
          <table:table-cell office:value-type="float" office:value="3.43732" calcext:value-type="float">
            <text:p>3.43732</text:p>
          </table:table-cell>
          <table:table-cell office:value-type="float" office:value="0.781346" calcext:value-type="float">
            <text:p>0.781346</text:p>
          </table:table-cell>
          <table:table-cell office:value-type="float" office:value="2.87106" calcext:value-type="float">
            <text:p>2.87106</text:p>
          </table:table-cell>
          <table:table-cell office:value-type="float" office:value="2.27972" calcext:value-type="float">
            <text:p>2.27972</text:p>
          </table:table-cell>
          <table:table-cell office:value-type="float" office:value="2.04861" calcext:value-type="float">
            <text:p>2.04861</text:p>
          </table:table-cell>
          <table:table-cell office:value-type="float" office:value="2.29957" calcext:value-type="float">
            <text:p>2.29957</text:p>
          </table:table-cell>
          <table:table-cell office:value-type="float" office:value="0.635896" calcext:value-type="float">
            <text:p>0.635896</text:p>
          </table:table-cell>
          <table:table-cell office:value-type="float" office:value="2.4316" calcext:value-type="float">
            <text:p>2.4316</text:p>
          </table:table-cell>
          <table:table-cell office:value-type="float" office:value="0.648939" calcext:value-type="float">
            <text:p>0.648939</text:p>
          </table:table-cell>
          <table:table-cell office:value-type="float" office:value="14.3915" calcext:value-type="float">
            <text:p>14.3915</text:p>
          </table:table-cell>
          <table:table-cell office:value-type="float" office:value="2.02056" calcext:value-type="float">
            <text:p>2.02056</text:p>
          </table:table-cell>
          <table:table-cell office:value-type="float" office:value="1.37563" calcext:value-type="float">
            <text:p>1.37563</text:p>
          </table:table-cell>
          <table:table-cell office:value-type="float" office:value="0.914039" calcext:value-type="float">
            <text:p>0.914039</text:p>
          </table:table-cell>
          <table:table-cell office:value-type="float" office:value="2.28601" calcext:value-type="float">
            <text:p>2.28601</text:p>
          </table:table-cell>
          <table:table-cell office:value-type="float" office:value="2.13557" calcext:value-type="float">
            <text:p>2.13557</text:p>
          </table:table-cell>
          <table:table-cell office:value-type="float" office:value="5.1023" calcext:value-type="float">
            <text:p>5.1023</text:p>
          </table:table-cell>
          <table:table-cell office:value-type="float" office:value="1.37244" calcext:value-type="float">
            <text:p>1.37244</text:p>
          </table:table-cell>
          <table:table-cell office:value-type="float" office:value="0.842074" calcext:value-type="float">
            <text:p>0.842074</text:p>
          </table:table-cell>
          <table:table-cell office:value-type="float" office:value="2.27972" calcext:value-type="float">
            <text:p>2.27972</text:p>
          </table:table-cell>
          <table:table-cell office:value-type="float" office:value="4.47693" calcext:value-type="float">
            <text:p>4.47693</text:p>
          </table:table-cell>
          <table:table-cell office:value-type="float" office:value="2.18813" calcext:value-type="float">
            <text:p>2.18813</text:p>
          </table:table-cell>
          <table:table-cell office:value-type="float" office:value="21.5575" calcext:value-type="float">
            <text:p>21.5575</text:p>
          </table:table-cell>
          <table:table-cell office:value-type="float" office:value="0.430374" calcext:value-type="float">
            <text:p>0.430374</text:p>
          </table:table-cell>
          <table:table-cell office:value-type="float" office:value="2.03753" calcext:value-type="float">
            <text:p>2.03753</text:p>
          </table:table-cell>
          <table:table-cell table:number-columns-repeated="6" office:value-type="float" office:value="6.17415" calcext:value-type="float">
            <text:p>6.1741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71" calcext:value-type="float">
            <text:p>71</text:p>
          </table:table-cell>
          <table:table-cell office:value-type="float" office:value="4.65277" calcext:value-type="float">
            <text:p>4.65277</text:p>
          </table:table-cell>
          <table:table-cell office:value-type="float" office:value="0.658668" calcext:value-type="float">
            <text:p>0.658668</text:p>
          </table:table-cell>
          <table:table-cell office:value-type="float" office:value="1.3926" calcext:value-type="float">
            <text:p>1.3926</text:p>
          </table:table-cell>
          <table:table-cell office:value-type="float" office:value="0.895041" calcext:value-type="float">
            <text:p>0.895041</text:p>
          </table:table-cell>
          <table:table-cell office:value-type="float" office:value="1.61189" calcext:value-type="float">
            <text:p>1.61189</text:p>
          </table:table-cell>
          <table:table-cell office:value-type="float" office:value="0.243961" calcext:value-type="float">
            <text:p>0.243961</text:p>
          </table:table-cell>
          <table:table-cell office:value-type="float" office:value="2.74403" calcext:value-type="float">
            <text:p>2.74403</text:p>
          </table:table-cell>
          <table:table-cell office:value-type="float" office:value="0.720244" calcext:value-type="float">
            <text:p>0.720244</text:p>
          </table:table-cell>
          <table:table-cell office:value-type="float" office:value="5.22333" calcext:value-type="float">
            <text:p>5.22333</text:p>
          </table:table-cell>
          <table:table-cell office:value-type="float" office:value="2.74403" calcext:value-type="float">
            <text:p>2.74403</text:p>
          </table:table-cell>
          <table:table-cell office:value-type="float" office:value="0.999846" calcext:value-type="float">
            <text:p>0.999846</text:p>
          </table:table-cell>
          <table:table-cell office:value-type="float" office:value="2.34241" calcext:value-type="float">
            <text:p>2.34241</text:p>
          </table:table-cell>
          <table:table-cell office:value-type="float" office:value="4.65277" calcext:value-type="float">
            <text:p>4.65277</text:p>
          </table:table-cell>
          <table:table-cell office:value-type="float" office:value="2.12819" calcext:value-type="float">
            <text:p>2.12819</text:p>
          </table:table-cell>
          <table:table-cell office:value-type="float" office:value="3.33003" calcext:value-type="float">
            <text:p>3.33003</text:p>
          </table:table-cell>
          <table:table-cell office:value-type="float" office:value="1.17004" calcext:value-type="float">
            <text:p>1.17004</text:p>
          </table:table-cell>
          <table:table-cell office:value-type="float" office:value="2.11899" calcext:value-type="float">
            <text:p>2.11899</text:p>
          </table:table-cell>
          <table:table-cell office:value-type="float" office:value="0.478844" calcext:value-type="float">
            <text:p>0.478844</text:p>
          </table:table-cell>
          <table:table-cell office:value-type="float" office:value="0.720244" calcext:value-type="float">
            <text:p>0.720244</text:p>
          </table:table-cell>
          <table:table-cell office:value-type="float" office:value="2.56993" calcext:value-type="float">
            <text:p>2.56993</text:p>
          </table:table-cell>
          <table:table-cell office:value-type="float" office:value="0.424044" calcext:value-type="float">
            <text:p>0.424044</text:p>
          </table:table-cell>
          <table:table-cell office:value-type="float" office:value="0.647137" calcext:value-type="float">
            <text:p>0.647137</text:p>
          </table:table-cell>
          <table:table-cell office:value-type="float" office:value="0.872849" calcext:value-type="float">
            <text:p>0.872849</text:p>
          </table:table-cell>
          <table:table-cell office:value-type="float" office:value="0.545885" calcext:value-type="float">
            <text:p>0.545885</text:p>
          </table:table-cell>
          <table:table-cell office:value-type="float" office:value="2.17259" calcext:value-type="float">
            <text:p>2.17259</text:p>
          </table:table-cell>
          <table:table-cell office:value-type="float" office:value="18.6112" calcext:value-type="float">
            <text:p>18.6112</text:p>
          </table:table-cell>
          <table:table-cell office:value-type="float" office:value="4.09907" calcext:value-type="float">
            <text:p>4.09907</text:p>
          </table:table-cell>
          <table:table-cell office:value-type="float" office:value="0.424044" calcext:value-type="float">
            <text:p>0.424044</text:p>
          </table:table-cell>
          <table:table-cell office:value-type="float" office:value="0.697807" calcext:value-type="float">
            <text:p>0.697807</text:p>
          </table:table-cell>
          <table:table-cell office:value-type="float" office:value="0.352808" calcext:value-type="float">
            <text:p>0.352808</text:p>
          </table:table-cell>
          <table:table-cell office:value-type="float" office:value="5.17731" calcext:value-type="float">
            <text:p>5.17731</text:p>
          </table:table-cell>
          <table:table-cell office:value-type="float" office:value="2.48757" calcext:value-type="float">
            <text:p>2.48757</text:p>
          </table:table-cell>
          <table:table-cell office:value-type="float" office:value="0.133333" calcext:value-type="float">
            <text:p>0.133333</text:p>
          </table:table-cell>
          <table:table-cell office:value-type="float" office:value="0.79393" calcext:value-type="float">
            <text:p>0.79393</text:p>
          </table:table-cell>
          <table:table-cell office:value-type="float" office:value="0.408357" calcext:value-type="float">
            <text:p>0.408357</text:p>
          </table:table-cell>
          <table:table-cell office:value-type="float" office:value="0.601525" calcext:value-type="float">
            <text:p>0.601525</text:p>
          </table:table-cell>
          <table:table-cell office:value-type="float" office:value="0.732842" calcext:value-type="float">
            <text:p>0.732842</text:p>
          </table:table-cell>
          <table:table-cell office:value-type="float" office:value="0.446712" calcext:value-type="float">
            <text:p>0.446712</text:p>
          </table:table-cell>
          <table:table-cell office:value-type="float" office:value="19.5782" calcext:value-type="float">
            <text:p>19.5782</text:p>
          </table:table-cell>
          <table:table-cell office:value-type="float" office:value="0.732842" calcext:value-type="float">
            <text:p>0.732842</text:p>
          </table:table-cell>
          <table:table-cell office:value-type="float" office:value="0.0286437" calcext:value-type="float">
            <text:p>0.0286437</text:p>
          </table:table-cell>
          <table:table-cell office:value-type="float" office:value="1.01175" calcext:value-type="float">
            <text:p>1.01175</text:p>
          </table:table-cell>
          <table:table-cell office:value-type="float" office:value="5.17731" calcext:value-type="float">
            <text:p>5.17731</text:p>
          </table:table-cell>
          <table:table-cell office:value-type="float" office:value="2.13257" calcext:value-type="float">
            <text:p>2.13257</text:p>
          </table:table-cell>
          <table:table-cell office:value-type="float" office:value="3.80406" calcext:value-type="float">
            <text:p>3.80406</text:p>
          </table:table-cell>
          <table:table-cell office:value-type="float" office:value="1.06389" calcext:value-type="float">
            <text:p>1.06389</text:p>
          </table:table-cell>
          <table:table-cell office:value-type="float" office:value="2.27203" calcext:value-type="float">
            <text:p>2.27203</text:p>
          </table:table-cell>
          <table:table-cell office:value-type="float" office:value="1.01628" calcext:value-type="float">
            <text:p>1.01628</text:p>
          </table:table-cell>
          <table:table-cell office:value-type="float" office:value="0.446712" calcext:value-type="float">
            <text:p>0.446712</text:p>
          </table:table-cell>
          <table:table-cell office:value-type="float" office:value="3.03713" calcext:value-type="float">
            <text:p>3.03713</text:p>
          </table:table-cell>
          <table:table-cell office:value-type="float" office:value="0.122728" calcext:value-type="float">
            <text:p>0.122728</text:p>
          </table:table-cell>
          <table:table-cell office:value-type="float" office:value="0.505872" calcext:value-type="float">
            <text:p>0.505872</text:p>
          </table:table-cell>
          <table:table-cell office:value-type="float" office:value="0.449559" calcext:value-type="float">
            <text:p>0.449559</text:p>
          </table:table-cell>
          <table:table-cell office:value-type="float" office:value="0.616313" calcext:value-type="float">
            <text:p>0.616313</text:p>
          </table:table-cell>
          <table:table-cell office:value-type="float" office:value="0.851284" calcext:value-type="float">
            <text:p>0.851284</text:p>
          </table:table-cell>
          <table:table-cell office:value-type="float" office:value="0.998713" calcext:value-type="float">
            <text:p>0.998713</text:p>
          </table:table-cell>
          <table:table-cell office:value-type="float" office:value="2.12819" calcext:value-type="float">
            <text:p>2.12819</text:p>
          </table:table-cell>
          <table:table-cell office:value-type="float" office:value="0.122728" calcext:value-type="float">
            <text:p>0.122728</text:p>
          </table:table-cell>
          <table:table-cell office:value-type="float" office:value="0.496612" calcext:value-type="float">
            <text:p>0.496612</text:p>
          </table:table-cell>
          <table:table-cell office:value-type="float" office:value="1.2701" calcext:value-type="float">
            <text:p>1.2701</text:p>
          </table:table-cell>
          <table:table-cell office:value-type="float" office:value="1.082" calcext:value-type="float">
            <text:p>1.082</text:p>
          </table:table-cell>
          <table:table-cell office:value-type="float" office:value="3.63107" calcext:value-type="float">
            <text:p>3.63107</text:p>
          </table:table-cell>
          <table:table-cell office:value-type="float" office:value="0.198644" calcext:value-type="float">
            <text:p>0.198644</text:p>
          </table:table-cell>
          <table:table-cell office:value-type="float" office:value="12.9823" calcext:value-type="float">
            <text:p>12.9823</text:p>
          </table:table-cell>
          <table:table-cell office:value-type="float" office:value="1.24619" calcext:value-type="float">
            <text:p>1.24619</text:p>
          </table:table-cell>
          <table:table-cell office:value-type="float" office:value="1.0681" calcext:value-type="float">
            <text:p>1.0681</text:p>
          </table:table-cell>
          <table:table-cell office:value-type="float" office:value="3.63107" calcext:value-type="float">
            <text:p>3.63107</text:p>
          </table:table-cell>
          <table:table-cell office:value-type="float" office:value="2.3399" calcext:value-type="float">
            <text:p>2.3399</text:p>
          </table:table-cell>
          <table:table-cell office:value-type="float" office:value="2.90206" calcext:value-type="float">
            <text:p>2.90206</text:p>
          </table:table-cell>
          <table:table-cell office:value-type="float" office:value="0.0111325" calcext:value-type="float">
            <text:p>0.0111325</text:p>
          </table:table-cell>
          <table:table-cell office:value-type="float" office:value="2.29344" calcext:value-type="float">
            <text:p>2.29344</text:p>
          </table:table-cell>
          <table:table-cell office:value-type="float" office:value="0" calcext:value-type="float">
            <text:p>0</text:p>
          </table:table-cell>
          <table:table-cell office:value-type="float" office:value="2.50412" calcext:value-type="float">
            <text:p>2.50412</text:p>
          </table:table-cell>
          <table:table-cell office:value-type="float" office:value="0.198644" calcext:value-type="float">
            <text:p>0.198644</text:p>
          </table:table-cell>
          <table:table-cell office:value-type="float" office:value="2.16689" calcext:value-type="float">
            <text:p>2.16689</text:p>
          </table:table-cell>
          <table:table-cell office:value-type="float" office:value="12.9823" calcext:value-type="float">
            <text:p>12.9823</text:p>
          </table:table-cell>
          <table:table-cell office:value-type="float" office:value="0.901476" calcext:value-type="float">
            <text:p>0.901476</text:p>
          </table:table-cell>
          <table:table-cell office:value-type="float" office:value="2.10721" calcext:value-type="float">
            <text:p>2.10721</text:p>
          </table:table-cell>
          <table:table-cell office:value-type="float" office:value="3.08539" calcext:value-type="float">
            <text:p>3.08539</text:p>
          </table:table-cell>
          <table:table-cell office:value-type="float" office:value="0.414165" calcext:value-type="float">
            <text:p>0.414165</text:p>
          </table:table-cell>
          <table:table-cell office:value-type="float" office:value="18.8024" calcext:value-type="float">
            <text:p>18.8024</text:p>
          </table:table-cell>
          <table:table-cell office:value-type="float" office:value="5.80694" calcext:value-type="float">
            <text:p>5.80694</text:p>
          </table:table-cell>
          <table:table-cell office:value-type="float" office:value="0.83662" calcext:value-type="float">
            <text:p>0.83662</text:p>
          </table:table-cell>
          <table:table-cell office:value-type="float" office:value="1.71842" calcext:value-type="float">
            <text:p>1.71842</text:p>
          </table:table-cell>
          <table:table-cell office:value-type="float" office:value="0.0111325" calcext:value-type="float">
            <text:p>0.0111325</text:p>
          </table:table-cell>
          <table:table-cell office:value-type="float" office:value="0.946386" calcext:value-type="float">
            <text:p>0.946386</text:p>
          </table:table-cell>
          <table:table-cell office:value-type="float" office:value="0.251727" calcext:value-type="float">
            <text:p>0.251727</text:p>
          </table:table-cell>
          <table:table-cell office:value-type="float" office:value="19.5342" calcext:value-type="float">
            <text:p>19.5342</text:p>
          </table:table-cell>
          <table:table-cell office:value-type="float" office:value="2.43402" calcext:value-type="float">
            <text:p>2.43402</text:p>
          </table:table-cell>
          <table:table-cell office:value-type="float" office:value="1.29624" calcext:value-type="float">
            <text:p>1.29624</text:p>
          </table:table-cell>
          <table:table-cell office:value-type="float" office:value="1.06139" calcext:value-type="float">
            <text:p>1.06139</text:p>
          </table:table-cell>
          <table:table-cell office:value-type="float" office:value="3.63107" calcext:value-type="float">
            <text:p>3.63107</text:p>
          </table:table-cell>
          <table:table-cell office:value-type="float" office:value="0.631899" calcext:value-type="float">
            <text:p>0.631899</text:p>
          </table:table-cell>
          <table:table-cell office:value-type="float" office:value="12.8956" calcext:value-type="float">
            <text:p>12.8956</text:p>
          </table:table-cell>
          <table:table-cell office:value-type="float" office:value="1.70636" calcext:value-type="float">
            <text:p>1.70636</text:p>
          </table:table-cell>
          <table:table-cell office:value-type="float" office:value="0.62109" calcext:value-type="float">
            <text:p>0.62109</text:p>
          </table:table-cell>
          <table:table-cell office:value-type="float" office:value="3.63107" calcext:value-type="float">
            <text:p>3.63107</text:p>
          </table:table-cell>
          <table:table-cell office:value-type="float" office:value="2.1699" calcext:value-type="float">
            <text:p>2.1699</text:p>
          </table:table-cell>
          <table:table-cell office:value-type="float" office:value="3.06575" calcext:value-type="float">
            <text:p>3.06575</text:p>
          </table:table-cell>
          <table:table-cell office:value-type="float" office:value="0.105003" calcext:value-type="float">
            <text:p>0.105003</text:p>
          </table:table-cell>
          <table:table-cell office:value-type="float" office:value="0.729066" calcext:value-type="float">
            <text:p>0.729066</text:p>
          </table:table-cell>
          <table:table-cell office:value-type="float" office:value="0.0111325" calcext:value-type="float">
            <text:p>0.0111325</text:p>
          </table:table-cell>
          <table:table-cell office:value-type="float" office:value="2.27758" calcext:value-type="float">
            <text:p>2.27758</text:p>
          </table:table-cell>
          <table:table-cell office:value-type="float" office:value="0.631899" calcext:value-type="float">
            <text:p>0.631899</text:p>
          </table:table-cell>
          <table:table-cell office:value-type="float" office:value="2.16119" calcext:value-type="float">
            <text:p>2.16119</text:p>
          </table:table-cell>
          <table:table-cell office:value-type="float" office:value="12.8956" calcext:value-type="float">
            <text:p>12.8956</text:p>
          </table:table-cell>
          <table:table-cell office:value-type="float" office:value="1.39845" calcext:value-type="float">
            <text:p>1.39845</text:p>
          </table:table-cell>
          <table:table-cell office:value-type="float" office:value="1.78933" calcext:value-type="float">
            <text:p>1.78933</text:p>
          </table:table-cell>
          <table:table-cell office:value-type="float" office:value="2.09779" calcext:value-type="float">
            <text:p>2.09779</text:p>
          </table:table-cell>
          <table:table-cell office:value-type="float" office:value="0.978006" calcext:value-type="float">
            <text:p>0.978006</text:p>
          </table:table-cell>
          <table:table-cell office:value-type="float" office:value="0.158767" calcext:value-type="float">
            <text:p>0.158767</text:p>
          </table:table-cell>
          <table:table-cell office:value-type="float" office:value="6.48847" calcext:value-type="float">
            <text:p>6.48847</text:p>
          </table:table-cell>
          <table:table-cell office:value-type="float" office:value="0.941072" calcext:value-type="float">
            <text:p>0.941072</text:p>
          </table:table-cell>
          <table:table-cell office:value-type="float" office:value="2.1664" calcext:value-type="float">
            <text:p>2.1664</text:p>
          </table:table-cell>
          <table:table-cell office:value-type="float" office:value="0.105003" calcext:value-type="float">
            <text:p>0.105003</text:p>
          </table:table-cell>
          <table:table-cell office:value-type="float" office:value="5.78972" calcext:value-type="float">
            <text:p>5.78972</text:p>
          </table:table-cell>
          <table:table-cell office:value-type="float" office:value="0.251727" calcext:value-type="float">
            <text:p>0.251727</text:p>
          </table:table-cell>
          <table:table-cell office:value-type="float" office:value="20.1763" calcext:value-type="float">
            <text:p>20.1763</text:p>
          </table:table-cell>
          <table:table-cell office:value-type="float" office:value="2.01924" calcext:value-type="float">
            <text:p>2.01924</text:p>
          </table:table-cell>
          <table:table-cell office:value-type="float" office:value="0.255971" calcext:value-type="float">
            <text:p>0.255971</text:p>
          </table:table-cell>
          <table:table-cell table:number-columns-repeated="6" office:value-type="float" office:value="4.50863" calcext:value-type="float">
            <text:p>4.5086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72" calcext:value-type="float">
            <text:p>72</text:p>
          </table:table-cell>
          <table:table-cell office:value-type="float" office:value="5.7784" calcext:value-type="float">
            <text:p>5.7784</text:p>
          </table:table-cell>
          <table:table-cell office:value-type="float" office:value="2.15056" calcext:value-type="float">
            <text:p>2.15056</text:p>
          </table:table-cell>
          <table:table-cell office:value-type="float" office:value="3.85914" calcext:value-type="float">
            <text:p>3.85914</text:p>
          </table:table-cell>
          <table:table-cell office:value-type="float" office:value="2.6046" calcext:value-type="float">
            <text:p>2.6046</text:p>
          </table:table-cell>
          <table:table-cell office:value-type="float" office:value="2.31046" calcext:value-type="float">
            <text:p>2.31046</text:p>
          </table:table-cell>
          <table:table-cell office:value-type="float" office:value="2.29376" calcext:value-type="float">
            <text:p>2.29376</text:p>
          </table:table-cell>
          <table:table-cell office:value-type="float" office:value="0.474481" calcext:value-type="float">
            <text:p>0.474481</text:p>
          </table:table-cell>
          <table:table-cell office:value-type="float" office:value="2.74711" calcext:value-type="float">
            <text:p>2.74711</text:p>
          </table:table-cell>
          <table:table-cell office:value-type="float" office:value="4.97761" calcext:value-type="float">
            <text:p>4.97761</text:p>
          </table:table-cell>
          <table:table-cell office:value-type="float" office:value="0.474481" calcext:value-type="float">
            <text:p>0.474481</text:p>
          </table:table-cell>
          <table:table-cell office:value-type="float" office:value="2.64259" calcext:value-type="float">
            <text:p>2.64259</text:p>
          </table:table-cell>
          <table:table-cell office:value-type="float" office:value="0.477631" calcext:value-type="float">
            <text:p>0.477631</text:p>
          </table:table-cell>
          <table:table-cell office:value-type="float" office:value="5.7784" calcext:value-type="float">
            <text:p>5.7784</text:p>
          </table:table-cell>
          <table:table-cell office:value-type="float" office:value="0.817615" calcext:value-type="float">
            <text:p>0.817615</text:p>
          </table:table-cell>
          <table:table-cell office:value-type="float" office:value="4.0324" calcext:value-type="float">
            <text:p>4.0324</text:p>
          </table:table-cell>
          <table:table-cell office:value-type="float" office:value="2.23888" calcext:value-type="float">
            <text:p>2.23888</text:p>
          </table:table-cell>
          <table:table-cell office:value-type="float" office:value="3.47746" calcext:value-type="float">
            <text:p>3.47746</text:p>
          </table:table-cell>
          <table:table-cell office:value-type="float" office:value="2.73791" calcext:value-type="float">
            <text:p>2.73791</text:p>
          </table:table-cell>
          <table:table-cell office:value-type="float" office:value="2.74711" calcext:value-type="float">
            <text:p>2.74711</text:p>
          </table:table-cell>
          <table:table-cell office:value-type="float" office:value="2.30083" calcext:value-type="float">
            <text:p>2.30083</text:p>
          </table:table-cell>
          <table:table-cell office:value-type="float" office:value="2.52008" calcext:value-type="float">
            <text:p>2.52008</text:p>
          </table:table-cell>
          <table:table-cell office:value-type="float" office:value="1.89823" calcext:value-type="float">
            <text:p>1.89823</text:p>
          </table:table-cell>
          <table:table-cell office:value-type="float" office:value="2.3084" calcext:value-type="float">
            <text:p>2.3084</text:p>
          </table:table-cell>
          <table:table-cell office:value-type="float" office:value="2.11405" calcext:value-type="float">
            <text:p>2.11405</text:p>
          </table:table-cell>
          <table:table-cell office:value-type="float" office:value="2.45544" calcext:value-type="float">
            <text:p>2.45544</text:p>
          </table:table-cell>
          <table:table-cell office:value-type="float" office:value="21.0523" calcext:value-type="float">
            <text:p>21.0523</text:p>
          </table:table-cell>
          <table:table-cell office:value-type="float" office:value="4.25486" calcext:value-type="float">
            <text:p>4.25486</text:p>
          </table:table-cell>
          <table:table-cell office:value-type="float" office:value="2.52008" calcext:value-type="float">
            <text:p>2.52008</text:p>
          </table:table-cell>
          <table:table-cell office:value-type="float" office:value="2.79526" calcext:value-type="float">
            <text:p>2.79526</text:p>
          </table:table-cell>
          <table:table-cell office:value-type="float" office:value="2.16766" calcext:value-type="float">
            <text:p>2.16766</text:p>
          </table:table-cell>
          <table:table-cell office:value-type="float" office:value="6.19257" calcext:value-type="float">
            <text:p>6.19257</text:p>
          </table:table-cell>
          <table:table-cell office:value-type="float" office:value="0.846772" calcext:value-type="float">
            <text:p>0.846772</text:p>
          </table:table-cell>
          <table:table-cell office:value-type="float" office:value="2.50973" calcext:value-type="float">
            <text:p>2.50973</text:p>
          </table:table-cell>
          <table:table-cell office:value-type="float" office:value="1.71477" calcext:value-type="float">
            <text:p>1.71477</text:p>
          </table:table-cell>
          <table:table-cell office:value-type="float" office:value="2.152" calcext:value-type="float">
            <text:p>2.152</text:p>
          </table:table-cell>
          <table:table-cell office:value-type="float" office:value="2.31544" calcext:value-type="float">
            <text:p>2.31544</text:p>
          </table:table-cell>
          <table:table-cell office:value-type="float" office:value="1.89016" calcext:value-type="float">
            <text:p>1.89016</text:p>
          </table:table-cell>
          <table:table-cell office:value-type="float" office:value="2.13903" calcext:value-type="float">
            <text:p>2.13903</text:p>
          </table:table-cell>
          <table:table-cell office:value-type="float" office:value="21.4131" calcext:value-type="float">
            <text:p>21.4131</text:p>
          </table:table-cell>
          <table:table-cell office:value-type="float" office:value="1.89016" calcext:value-type="float">
            <text:p>1.89016</text:p>
          </table:table-cell>
          <table:table-cell office:value-type="float" office:value="2.53117" calcext:value-type="float">
            <text:p>2.53117</text:p>
          </table:table-cell>
          <table:table-cell office:value-type="float" office:value="1.87124" calcext:value-type="float">
            <text:p>1.87124</text:p>
          </table:table-cell>
          <table:table-cell office:value-type="float" office:value="6.19257" calcext:value-type="float">
            <text:p>6.19257</text:p>
          </table:table-cell>
          <table:table-cell office:value-type="float" office:value="0.809007" calcext:value-type="float">
            <text:p>0.809007</text:p>
          </table:table-cell>
          <table:table-cell office:value-type="float" office:value="4.42641" calcext:value-type="float">
            <text:p>4.42641</text:p>
          </table:table-cell>
          <table:table-cell office:value-type="float" office:value="2.37965" calcext:value-type="float">
            <text:p>2.37965</text:p>
          </table:table-cell>
          <table:table-cell office:value-type="float" office:value="3.29328" calcext:value-type="float">
            <text:p>3.29328</text:p>
          </table:table-cell>
          <table:table-cell office:value-type="float" office:value="1.70416" calcext:value-type="float">
            <text:p>1.70416</text:p>
          </table:table-cell>
          <table:table-cell office:value-type="float" office:value="2.13903" calcext:value-type="float">
            <text:p>2.13903</text:p>
          </table:table-cell>
          <table:table-cell office:value-type="float" office:value="2.14518" calcext:value-type="float">
            <text:p>2.14518</text:p>
          </table:table-cell>
          <table:table-cell office:value-type="float" office:value="2.61914" calcext:value-type="float">
            <text:p>2.61914</text:p>
          </table:table-cell>
          <table:table-cell office:value-type="float" office:value="2.10729" calcext:value-type="float">
            <text:p>2.10729</text:p>
          </table:table-cell>
          <table:table-cell office:value-type="float" office:value="2.4985" calcext:value-type="float">
            <text:p>2.4985</text:p>
          </table:table-cell>
          <table:table-cell office:value-type="float" office:value="2.90653" calcext:value-type="float">
            <text:p>2.90653</text:p>
          </table:table-cell>
          <table:table-cell office:value-type="float" office:value="2.23537" calcext:value-type="float">
            <text:p>2.23537</text:p>
          </table:table-cell>
          <table:table-cell office:value-type="float" office:value="2.75129" calcext:value-type="float">
            <text:p>2.75129</text:p>
          </table:table-cell>
          <table:table-cell office:value-type="float" office:value="0.817615" calcext:value-type="float">
            <text:p>0.817615</text:p>
          </table:table-cell>
          <table:table-cell office:value-type="float" office:value="2.61914" calcext:value-type="float">
            <text:p>2.61914</text:p>
          </table:table-cell>
          <table:table-cell office:value-type="float" office:value="2.28922" calcext:value-type="float">
            <text:p>2.28922</text:p>
          </table:table-cell>
          <table:table-cell office:value-type="float" office:value="2.60403" calcext:value-type="float">
            <text:p>2.60403</text:p>
          </table:table-cell>
          <table:table-cell office:value-type="float" office:value="1.4983" calcext:value-type="float">
            <text:p>1.4983</text:p>
          </table:table-cell>
          <table:table-cell office:value-type="float" office:value="3.8582" calcext:value-type="float">
            <text:p>3.8582</text:p>
          </table:table-cell>
          <table:table-cell office:value-type="float" office:value="2.70023" calcext:value-type="float">
            <text:p>2.70023</text:p>
          </table:table-cell>
          <table:table-cell office:value-type="float" office:value="14.877" calcext:value-type="float">
            <text:p>14.877</text:p>
          </table:table-cell>
          <table:table-cell office:value-type="float" office:value="2.69666" calcext:value-type="float">
            <text:p>2.69666</text:p>
          </table:table-cell>
          <table:table-cell office:value-type="float" office:value="3.2268" calcext:value-type="float">
            <text:p>3.2268</text:p>
          </table:table-cell>
          <table:table-cell office:value-type="float" office:value="3.8582" calcext:value-type="float">
            <text:p>3.8582</text:p>
          </table:table-cell>
          <table:table-cell office:value-type="float" office:value="0.872177" calcext:value-type="float">
            <text:p>0.872177</text:p>
          </table:table-cell>
          <table:table-cell office:value-type="float" office:value="2.15847" calcext:value-type="float">
            <text:p>2.15847</text:p>
          </table:table-cell>
          <table:table-cell office:value-type="float" office:value="2.51161" calcext:value-type="float">
            <text:p>2.51161</text:p>
          </table:table-cell>
          <table:table-cell office:value-type="float" office:value="0.427488" calcext:value-type="float">
            <text:p>0.427488</text:p>
          </table:table-cell>
          <table:table-cell office:value-type="float" office:value="2.50412" calcext:value-type="float">
            <text:p>2.50412</text:p>
          </table:table-cell>
          <table:table-cell office:value-type="float" office:value="0" calcext:value-type="float">
            <text:p>0</text:p>
          </table:table-cell>
          <table:table-cell office:value-type="float" office:value="2.70023" calcext:value-type="float">
            <text:p>2.70023</text:p>
          </table:table-cell>
          <table:table-cell office:value-type="float" office:value="0.449812" calcext:value-type="float">
            <text:p>0.449812</text:p>
          </table:table-cell>
          <table:table-cell office:value-type="float" office:value="14.877" calcext:value-type="float">
            <text:p>14.877</text:p>
          </table:table-cell>
          <table:table-cell office:value-type="float" office:value="2.30628" calcext:value-type="float">
            <text:p>2.30628</text:p>
          </table:table-cell>
          <table:table-cell office:value-type="float" office:value="0.736864" calcext:value-type="float">
            <text:p>0.736864</text:p>
          </table:table-cell>
          <table:table-cell office:value-type="float" office:value="2.81388" calcext:value-type="float">
            <text:p>2.81388</text:p>
          </table:table-cell>
          <table:table-cell office:value-type="float" office:value="2.09328" calcext:value-type="float">
            <text:p>2.09328</text:p>
          </table:table-cell>
          <table:table-cell office:value-type="float" office:value="21.2408" calcext:value-type="float">
            <text:p>21.2408</text:p>
          </table:table-cell>
          <table:table-cell office:value-type="float" office:value="4.78466" calcext:value-type="float">
            <text:p>4.78466</text:p>
          </table:table-cell>
          <table:table-cell office:value-type="float" office:value="1.66754" calcext:value-type="float">
            <text:p>1.66754</text:p>
          </table:table-cell>
          <table:table-cell office:value-type="float" office:value="1.26832" calcext:value-type="float">
            <text:p>1.26832</text:p>
          </table:table-cell>
          <table:table-cell office:value-type="float" office:value="2.51161" calcext:value-type="float">
            <text:p>2.51161</text:p>
          </table:table-cell>
          <table:table-cell office:value-type="float" office:value="2.48932" calcext:value-type="float">
            <text:p>2.48932</text:p>
          </table:table-cell>
          <table:table-cell office:value-type="float" office:value="2.43503" calcext:value-type="float">
            <text:p>2.43503</text:p>
          </table:table-cell>
          <table:table-cell office:value-type="float" office:value="21.37" calcext:value-type="float">
            <text:p>21.37</text:p>
          </table:table-cell>
          <table:table-cell office:value-type="float" office:value="0.285646" calcext:value-type="float">
            <text:p>0.285646</text:p>
          </table:table-cell>
          <table:table-cell office:value-type="float" office:value="1.64444" calcext:value-type="float">
            <text:p>1.64444</text:p>
          </table:table-cell>
          <table:table-cell office:value-type="float" office:value="1.67795" calcext:value-type="float">
            <text:p>1.67795</text:p>
          </table:table-cell>
          <table:table-cell office:value-type="float" office:value="3.8582" calcext:value-type="float">
            <text:p>3.8582</text:p>
          </table:table-cell>
          <table:table-cell office:value-type="float" office:value="2.72602" calcext:value-type="float">
            <text:p>2.72602</text:p>
          </table:table-cell>
          <table:table-cell office:value-type="float" office:value="14.7957" calcext:value-type="float">
            <text:p>14.7957</text:p>
          </table:table-cell>
          <table:table-cell office:value-type="float" office:value="3.96085" calcext:value-type="float">
            <text:p>3.96085</text:p>
          </table:table-cell>
          <table:table-cell office:value-type="float" office:value="3.07216" calcext:value-type="float">
            <text:p>3.07216</text:p>
          </table:table-cell>
          <table:table-cell office:value-type="float" office:value="3.8582" calcext:value-type="float">
            <text:p>3.8582</text:p>
          </table:table-cell>
          <table:table-cell office:value-type="float" office:value="1.20729" calcext:value-type="float">
            <text:p>1.20729</text:p>
          </table:table-cell>
          <table:table-cell office:value-type="float" office:value="3.29591" calcext:value-type="float">
            <text:p>3.29591</text:p>
          </table:table-cell>
          <table:table-cell office:value-type="float" office:value="2.50648" calcext:value-type="float">
            <text:p>2.50648</text:p>
          </table:table-cell>
          <table:table-cell office:value-type="float" office:value="2.36192" calcext:value-type="float">
            <text:p>2.36192</text:p>
          </table:table-cell>
          <table:table-cell office:value-type="float" office:value="2.51161" calcext:value-type="float">
            <text:p>2.51161</text:p>
          </table:table-cell>
          <table:table-cell office:value-type="float" office:value="0.372084" calcext:value-type="float">
            <text:p>0.372084</text:p>
          </table:table-cell>
          <table:table-cell office:value-type="float" office:value="2.72602" calcext:value-type="float">
            <text:p>2.72602</text:p>
          </table:table-cell>
          <table:table-cell office:value-type="float" office:value="0.458584" calcext:value-type="float">
            <text:p>0.458584</text:p>
          </table:table-cell>
          <table:table-cell office:value-type="float" office:value="14.7957" calcext:value-type="float">
            <text:p>14.7957</text:p>
          </table:table-cell>
          <table:table-cell office:value-type="float" office:value="2.40677" calcext:value-type="float">
            <text:p>2.40677</text:p>
          </table:table-cell>
          <table:table-cell office:value-type="float" office:value="1.79369" calcext:value-type="float">
            <text:p>1.79369</text:p>
          </table:table-cell>
          <table:table-cell office:value-type="float" office:value="1.34147" calcext:value-type="float">
            <text:p>1.34147</text:p>
          </table:table-cell>
          <table:table-cell office:value-type="float" office:value="2.62638" calcext:value-type="float">
            <text:p>2.62638</text:p>
          </table:table-cell>
          <table:table-cell office:value-type="float" office:value="2.34559" calcext:value-type="float">
            <text:p>2.34559</text:p>
          </table:table-cell>
          <table:table-cell office:value-type="float" office:value="5.37338" calcext:value-type="float">
            <text:p>5.37338</text:p>
          </table:table-cell>
          <table:table-cell office:value-type="float" office:value="1.56306" calcext:value-type="float">
            <text:p>1.56306</text:p>
          </table:table-cell>
          <table:table-cell office:value-type="float" office:value="0.613385" calcext:value-type="float">
            <text:p>0.613385</text:p>
          </table:table-cell>
          <table:table-cell office:value-type="float" office:value="2.50648" calcext:value-type="float">
            <text:p>2.50648</text:p>
          </table:table-cell>
          <table:table-cell office:value-type="float" office:value="4.7706" calcext:value-type="float">
            <text:p>4.7706</text:p>
          </table:table-cell>
          <table:table-cell office:value-type="float" office:value="2.43503" calcext:value-type="float">
            <text:p>2.43503</text:p>
          </table:table-cell>
          <table:table-cell office:value-type="float" office:value="21.9716" calcext:value-type="float">
            <text:p>21.9716</text:p>
          </table:table-cell>
          <table:table-cell office:value-type="float" office:value="0.846244" calcext:value-type="float">
            <text:p>0.846244</text:p>
          </table:table-cell>
          <table:table-cell office:value-type="float" office:value="2.25074" calcext:value-type="float">
            <text:p>2.25074</text:p>
          </table:table-cell>
          <table:table-cell table:number-columns-repeated="6" office:value-type="float" office:value="6.54956" calcext:value-type="float">
            <text:p>6.5495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73" calcext:value-type="float">
            <text:p>73</text:p>
          </table:table-cell>
          <table:table-cell office:value-type="float" office:value="4.57852" calcext:value-type="float">
            <text:p>4.57852</text:p>
          </table:table-cell>
          <table:table-cell office:value-type="float" office:value="0.776172" calcext:value-type="float">
            <text:p>0.776172</text:p>
          </table:table-cell>
          <table:table-cell office:value-type="float" office:value="1.19574" calcext:value-type="float">
            <text:p>1.19574</text:p>
          </table:table-cell>
          <table:table-cell office:value-type="float" office:value="0.896911" calcext:value-type="float">
            <text:p>0.896911</text:p>
          </table:table-cell>
          <table:table-cell office:value-type="float" office:value="1.6789" calcext:value-type="float">
            <text:p>1.6789</text:p>
          </table:table-cell>
          <table:table-cell office:value-type="float" office:value="0.418135" calcext:value-type="float">
            <text:p>0.418135</text:p>
          </table:table-cell>
          <table:table-cell office:value-type="float" office:value="2.93312" calcext:value-type="float">
            <text:p>2.93312</text:p>
          </table:table-cell>
          <table:table-cell office:value-type="float" office:value="0.672864" calcext:value-type="float">
            <text:p>0.672864</text:p>
          </table:table-cell>
          <table:table-cell office:value-type="float" office:value="5.26178" calcext:value-type="float">
            <text:p>5.26178</text:p>
          </table:table-cell>
          <table:table-cell office:value-type="float" office:value="2.93312" calcext:value-type="float">
            <text:p>2.93312</text:p>
          </table:table-cell>
          <table:table-cell office:value-type="float" office:value="0.998045" calcext:value-type="float">
            <text:p>0.998045</text:p>
          </table:table-cell>
          <table:table-cell office:value-type="float" office:value="2.52982" calcext:value-type="float">
            <text:p>2.52982</text:p>
          </table:table-cell>
          <table:table-cell office:value-type="float" office:value="4.57852" calcext:value-type="float">
            <text:p>4.57852</text:p>
          </table:table-cell>
          <table:table-cell office:value-type="float" office:value="2.3248" calcext:value-type="float">
            <text:p>2.3248</text:p>
          </table:table-cell>
          <table:table-cell office:value-type="float" office:value="3.3161" calcext:value-type="float">
            <text:p>3.3161</text:p>
          </table:table-cell>
          <table:table-cell office:value-type="float" office:value="1.24312" calcext:value-type="float">
            <text:p>1.24312</text:p>
          </table:table-cell>
          <table:table-cell office:value-type="float" office:value="2.07061" calcext:value-type="float">
            <text:p>2.07061</text:p>
          </table:table-cell>
          <table:table-cell office:value-type="float" office:value="0.468398" calcext:value-type="float">
            <text:p>0.468398</text:p>
          </table:table-cell>
          <table:table-cell office:value-type="float" office:value="0.672864" calcext:value-type="float">
            <text:p>0.672864</text:p>
          </table:table-cell>
          <table:table-cell office:value-type="float" office:value="2.66474" calcext:value-type="float">
            <text:p>2.66474</text:p>
          </table:table-cell>
          <table:table-cell office:value-type="float" office:value="0.446392" calcext:value-type="float">
            <text:p>0.446392</text:p>
          </table:table-cell>
          <table:table-cell office:value-type="float" office:value="0.828685" calcext:value-type="float">
            <text:p>0.828685</text:p>
          </table:table-cell>
          <table:table-cell office:value-type="float" office:value="0.939078" calcext:value-type="float">
            <text:p>0.939078</text:p>
          </table:table-cell>
          <table:table-cell office:value-type="float" office:value="0.691918" calcext:value-type="float">
            <text:p>0.691918</text:p>
          </table:table-cell>
          <table:table-cell office:value-type="float" office:value="2.24073" calcext:value-type="float">
            <text:p>2.24073</text:p>
          </table:table-cell>
          <table:table-cell office:value-type="float" office:value="18.4289" calcext:value-type="float">
            <text:p>18.4289</text:p>
          </table:table-cell>
          <table:table-cell office:value-type="float" office:value="4.11941" calcext:value-type="float">
            <text:p>4.11941</text:p>
          </table:table-cell>
          <table:table-cell office:value-type="float" office:value="0.446392" calcext:value-type="float">
            <text:p>0.446392</text:p>
          </table:table-cell>
          <table:table-cell office:value-type="float" office:value="0.632552" calcext:value-type="float">
            <text:p>0.632552</text:p>
          </table:table-cell>
          <table:table-cell office:value-type="float" office:value="0.550573" calcext:value-type="float">
            <text:p>0.550573</text:p>
          </table:table-cell>
          <table:table-cell office:value-type="float" office:value="5.1087" calcext:value-type="float">
            <text:p>5.1087</text:p>
          </table:table-cell>
          <table:table-cell office:value-type="float" office:value="2.66299" calcext:value-type="float">
            <text:p>2.66299</text:p>
          </table:table-cell>
          <table:table-cell office:value-type="float" office:value="0.218352" calcext:value-type="float">
            <text:p>0.218352</text:p>
          </table:table-cell>
          <table:table-cell office:value-type="float" office:value="0.987431" calcext:value-type="float">
            <text:p>0.987431</text:p>
          </table:table-cell>
          <table:table-cell office:value-type="float" office:value="0.57876" calcext:value-type="float">
            <text:p>0.57876</text:p>
          </table:table-cell>
          <table:table-cell office:value-type="float" office:value="0.681875" calcext:value-type="float">
            <text:p>0.681875</text:p>
          </table:table-cell>
          <table:table-cell office:value-type="float" office:value="0.923218" calcext:value-type="float">
            <text:p>0.923218</text:p>
          </table:table-cell>
          <table:table-cell office:value-type="float" office:value="0.609635" calcext:value-type="float">
            <text:p>0.609635</text:p>
          </table:table-cell>
          <table:table-cell office:value-type="float" office:value="19.4175" calcext:value-type="float">
            <text:p>19.4175</text:p>
          </table:table-cell>
          <table:table-cell office:value-type="float" office:value="0.923218" calcext:value-type="float">
            <text:p>0.923218</text:p>
          </table:table-cell>
          <table:table-cell office:value-type="float" office:value="0.174094" calcext:value-type="float">
            <text:p>0.174094</text:p>
          </table:table-cell>
          <table:table-cell office:value-type="float" office:value="1.14708" calcext:value-type="float">
            <text:p>1.14708</text:p>
          </table:table-cell>
          <table:table-cell office:value-type="float" office:value="5.1087" calcext:value-type="float">
            <text:p>5.1087</text:p>
          </table:table-cell>
          <table:table-cell office:value-type="float" office:value="2.32927" calcext:value-type="float">
            <text:p>2.32927</text:p>
          </table:table-cell>
          <table:table-cell office:value-type="float" office:value="3.78827" calcext:value-type="float">
            <text:p>3.78827</text:p>
          </table:table-cell>
          <table:table-cell office:value-type="float" office:value="1.1142" calcext:value-type="float">
            <text:p>1.1142</text:p>
          </table:table-cell>
          <table:table-cell office:value-type="float" office:value="2.258" calcext:value-type="float">
            <text:p>2.258</text:p>
          </table:table-cell>
          <table:table-cell office:value-type="float" office:value="1.20416" calcext:value-type="float">
            <text:p>1.20416</text:p>
          </table:table-cell>
          <table:table-cell office:value-type="float" office:value="0.609635" calcext:value-type="float">
            <text:p>0.609635</text:p>
          </table:table-cell>
          <table:table-cell office:value-type="float" office:value="3.15859" calcext:value-type="float">
            <text:p>3.15859</text:p>
          </table:table-cell>
          <table:table-cell office:value-type="float" office:value="0.111671" calcext:value-type="float">
            <text:p>0.111671</text:p>
          </table:table-cell>
          <table:table-cell office:value-type="float" office:value="0.663107" calcext:value-type="float">
            <text:p>0.663107</text:p>
          </table:table-cell>
          <table:table-cell office:value-type="float" office:value="0.479817" calcext:value-type="float">
            <text:p>0.479817</text:p>
          </table:table-cell>
          <table:table-cell office:value-type="float" office:value="0.49577" calcext:value-type="float">
            <text:p>0.49577</text:p>
          </table:table-cell>
          <table:table-cell office:value-type="float" office:value="0.93335" calcext:value-type="float">
            <text:p>0.93335</text:p>
          </table:table-cell>
          <table:table-cell office:value-type="float" office:value="0.973585" calcext:value-type="float">
            <text:p>0.973585</text:p>
          </table:table-cell>
          <table:table-cell office:value-type="float" office:value="2.3248" calcext:value-type="float">
            <text:p>2.3248</text:p>
          </table:table-cell>
          <table:table-cell office:value-type="float" office:value="0.111671" calcext:value-type="float">
            <text:p>0.111671</text:p>
          </table:table-cell>
          <table:table-cell office:value-type="float" office:value="0.59833" calcext:value-type="float">
            <text:p>0.59833</text:p>
          </table:table-cell>
          <table:table-cell office:value-type="float" office:value="1.28716" calcext:value-type="float">
            <text:p>1.28716</text:p>
          </table:table-cell>
          <table:table-cell office:value-type="float" office:value="1.2794" calcext:value-type="float">
            <text:p>1.2794</text:p>
          </table:table-cell>
          <table:table-cell office:value-type="float" office:value="3.6539" calcext:value-type="float">
            <text:p>3.6539</text:p>
          </table:table-cell>
          <table:table-cell office:value-type="float" office:value="0" calcext:value-type="float">
            <text:p>0</text:p>
          </table:table-cell>
          <table:table-cell office:value-type="float" office:value="12.8197" calcext:value-type="float">
            <text:p>12.8197</text:p>
          </table:table-cell>
          <table:table-cell office:value-type="float" office:value="1.24665" calcext:value-type="float">
            <text:p>1.24665</text:p>
          </table:table-cell>
          <table:table-cell office:value-type="float" office:value="0.942067" calcext:value-type="float">
            <text:p>0.942067</text:p>
          </table:table-cell>
          <table:table-cell office:value-type="float" office:value="3.6539" calcext:value-type="float">
            <text:p>3.6539</text:p>
          </table:table-cell>
          <table:table-cell office:value-type="float" office:value="2.51407" calcext:value-type="float">
            <text:p>2.51407</text:p>
          </table:table-cell>
          <table:table-cell office:value-type="float" office:value="3.01805" calcext:value-type="float">
            <text:p>3.01805</text:p>
          </table:table-cell>
          <table:table-cell office:value-type="float" office:value="0.190035" calcext:value-type="float">
            <text:p>0.190035</text:p>
          </table:table-cell>
          <table:table-cell office:value-type="float" office:value="2.48271" calcext:value-type="float">
            <text:p>2.48271</text:p>
          </table:table-cell>
          <table:table-cell office:value-type="float" office:value="0.198644" calcext:value-type="float">
            <text:p>0.198644</text:p>
          </table:table-cell>
          <table:table-cell office:value-type="float" office:value="2.70023" calcext:value-type="float">
            <text:p>2.70023</text:p>
          </table:table-cell>
          <table:table-cell office:value-type="float" office:value="0" calcext:value-type="float">
            <text:p>0</text:p>
          </table:table-cell>
          <table:table-cell office:value-type="float" office:value="2.3654" calcext:value-type="float">
            <text:p>2.3654</text:p>
          </table:table-cell>
          <table:table-cell office:value-type="float" office:value="12.8197" calcext:value-type="float">
            <text:p>12.8197</text:p>
          </table:table-cell>
          <table:table-cell office:value-type="float" office:value="0.967313" calcext:value-type="float">
            <text:p>0.967313</text:p>
          </table:table-cell>
          <table:table-cell office:value-type="float" office:value="2.30485" calcext:value-type="float">
            <text:p>2.30485</text:p>
          </table:table-cell>
          <table:table-cell office:value-type="float" office:value="3.16239" calcext:value-type="float">
            <text:p>3.16239</text:p>
          </table:table-cell>
          <table:table-cell office:value-type="float" office:value="0.612641" calcext:value-type="float">
            <text:p>0.612641</text:p>
          </table:table-cell>
          <table:table-cell office:value-type="float" office:value="18.6204" calcext:value-type="float">
            <text:p>18.6204</text:p>
          </table:table-cell>
          <table:table-cell office:value-type="float" office:value="5.89826" calcext:value-type="float">
            <text:p>5.89826</text:p>
          </table:table-cell>
          <table:table-cell office:value-type="float" office:value="1.03284" calcext:value-type="float">
            <text:p>1.03284</text:p>
          </table:table-cell>
          <table:table-cell office:value-type="float" office:value="1.90808" calcext:value-type="float">
            <text:p>1.90808</text:p>
          </table:table-cell>
          <table:table-cell office:value-type="float" office:value="0.190035" calcext:value-type="float">
            <text:p>0.190035</text:p>
          </table:table-cell>
          <table:table-cell office:value-type="float" office:value="0.974762" calcext:value-type="float">
            <text:p>0.974762</text:p>
          </table:table-cell>
          <table:table-cell office:value-type="float" office:value="0.344722" calcext:value-type="float">
            <text:p>0.344722</text:p>
          </table:table-cell>
          <table:table-cell office:value-type="float" office:value="19.3733" calcext:value-type="float">
            <text:p>19.3733</text:p>
          </table:table-cell>
          <table:table-cell office:value-type="float" office:value="2.6324" calcext:value-type="float">
            <text:p>2.6324</text:p>
          </table:table-cell>
          <table:table-cell office:value-type="float" office:value="1.47658" calcext:value-type="float">
            <text:p>1.47658</text:p>
          </table:table-cell>
          <table:table-cell office:value-type="float" office:value="1.24891" calcext:value-type="float">
            <text:p>1.24891</text:p>
          </table:table-cell>
          <table:table-cell office:value-type="float" office:value="3.6539" calcext:value-type="float">
            <text:p>3.6539</text:p>
          </table:table-cell>
          <table:table-cell office:value-type="float" office:value="0.582186" calcext:value-type="float">
            <text:p>0.582186</text:p>
          </table:table-cell>
          <table:table-cell office:value-type="float" office:value="12.7327" calcext:value-type="float">
            <text:p>12.7327</text:p>
          </table:table-cell>
          <table:table-cell office:value-type="float" office:value="1.53931" calcext:value-type="float">
            <text:p>1.53931</text:p>
          </table:table-cell>
          <table:table-cell office:value-type="float" office:value="0.475193" calcext:value-type="float">
            <text:p>0.475193</text:p>
          </table:table-cell>
          <table:table-cell office:value-type="float" office:value="3.6539" calcext:value-type="float">
            <text:p>3.6539</text:p>
          </table:table-cell>
          <table:table-cell office:value-type="float" office:value="2.329" calcext:value-type="float">
            <text:p>2.329</text:p>
          </table:table-cell>
          <table:table-cell office:value-type="float" office:value="3.10213" calcext:value-type="float">
            <text:p>3.10213</text:p>
          </table:table-cell>
          <table:table-cell office:value-type="float" office:value="0.208642" calcext:value-type="float">
            <text:p>0.208642</text:p>
          </table:table-cell>
          <table:table-cell office:value-type="float" office:value="0.788437" calcext:value-type="float">
            <text:p>0.788437</text:p>
          </table:table-cell>
          <table:table-cell office:value-type="float" office:value="0.190035" calcext:value-type="float">
            <text:p>0.190035</text:p>
          </table:table-cell>
          <table:table-cell office:value-type="float" office:value="2.47606" calcext:value-type="float">
            <text:p>2.47606</text:p>
          </table:table-cell>
          <table:table-cell office:value-type="float" office:value="0.582186" calcext:value-type="float">
            <text:p>0.582186</text:p>
          </table:table-cell>
          <table:table-cell office:value-type="float" office:value="2.35972" calcext:value-type="float">
            <text:p>2.35972</text:p>
          </table:table-cell>
          <table:table-cell office:value-type="float" office:value="12.7327" calcext:value-type="float">
            <text:p>12.7327</text:p>
          </table:table-cell>
          <table:table-cell office:value-type="float" office:value="1.44895" calcext:value-type="float">
            <text:p>1.44895</text:p>
          </table:table-cell>
          <table:table-cell office:value-type="float" office:value="1.90956" calcext:value-type="float">
            <text:p>1.90956</text:p>
          </table:table-cell>
          <table:table-cell office:value-type="float" office:value="2.24956" calcext:value-type="float">
            <text:p>2.24956</text:p>
          </table:table-cell>
          <table:table-cell office:value-type="float" office:value="0.978606" calcext:value-type="float">
            <text:p>0.978606</text:p>
          </table:table-cell>
          <table:table-cell office:value-type="float" office:value="0.355296" calcext:value-type="float">
            <text:p>0.355296</text:p>
          </table:table-cell>
          <table:table-cell office:value-type="float" office:value="6.58213" calcext:value-type="float">
            <text:p>6.58213</text:p>
          </table:table-cell>
          <table:table-cell office:value-type="float" office:value="1.13757" calcext:value-type="float">
            <text:p>1.13757</text:p>
          </table:table-cell>
          <table:table-cell office:value-type="float" office:value="2.36477" calcext:value-type="float">
            <text:p>2.36477</text:p>
          </table:table-cell>
          <table:table-cell office:value-type="float" office:value="0.208642" calcext:value-type="float">
            <text:p>0.208642</text:p>
          </table:table-cell>
          <table:table-cell office:value-type="float" office:value="5.88094" calcext:value-type="float">
            <text:p>5.88094</text:p>
          </table:table-cell>
          <table:table-cell office:value-type="float" office:value="0.344722" calcext:value-type="float">
            <text:p>0.344722</text:p>
          </table:table-cell>
          <table:table-cell office:value-type="float" office:value="20.0183" calcext:value-type="float">
            <text:p>20.0183</text:p>
          </table:table-cell>
          <table:table-cell office:value-type="float" office:value="2.19772" calcext:value-type="float">
            <text:p>2.19772</text:p>
          </table:table-cell>
          <table:table-cell office:value-type="float" office:value="0.449555" calcext:value-type="float">
            <text:p>0.449555</text:p>
          </table:table-cell>
          <table:table-cell table:number-columns-repeated="6" office:value-type="float" office:value="4.34594" calcext:value-type="float">
            <text:p>4.3459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74" calcext:value-type="float">
            <text:p>74</text:p>
          </table:table-cell>
          <table:table-cell office:value-type="float" office:value="5.79128" calcext:value-type="float">
            <text:p>5.79128</text:p>
          </table:table-cell>
          <table:table-cell office:value-type="float" office:value="1.90448" calcext:value-type="float">
            <text:p>1.90448</text:p>
          </table:table-cell>
          <table:table-cell office:value-type="float" office:value="3.54834" calcext:value-type="float">
            <text:p>3.54834</text:p>
          </table:table-cell>
          <table:table-cell office:value-type="float" office:value="2.39649" calcext:value-type="float">
            <text:p>2.39649</text:p>
          </table:table-cell>
          <table:table-cell office:value-type="float" office:value="2.25046" calcext:value-type="float">
            <text:p>2.25046</text:p>
          </table:table-cell>
          <table:table-cell office:value-type="float" office:value="1.97559" calcext:value-type="float">
            <text:p>1.97559</text:p>
          </table:table-cell>
          <table:table-cell office:value-type="float" office:value="0.900067" calcext:value-type="float">
            <text:p>0.900067</text:p>
          </table:table-cell>
          <table:table-cell office:value-type="float" office:value="2.50066" calcext:value-type="float">
            <text:p>2.50066</text:p>
          </table:table-cell>
          <table:table-cell office:value-type="float" office:value="5.212" calcext:value-type="float">
            <text:p>5.212</text:p>
          </table:table-cell>
          <table:table-cell office:value-type="float" office:value="0.900067" calcext:value-type="float">
            <text:p>0.900067</text:p>
          </table:table-cell>
          <table:table-cell office:value-type="float" office:value="2.44958" calcext:value-type="float">
            <text:p>2.44958</text:p>
          </table:table-cell>
          <table:table-cell office:value-type="float" office:value="0.725429" calcext:value-type="float">
            <text:p>0.725429</text:p>
          </table:table-cell>
          <table:table-cell office:value-type="float" office:value="5.79128" calcext:value-type="float">
            <text:p>5.79128</text:p>
          </table:table-cell>
          <table:table-cell office:value-type="float" office:value="0.404881" calcext:value-type="float">
            <text:p>0.404881</text:p>
          </table:table-cell>
          <table:table-cell office:value-type="float" office:value="4.08378" calcext:value-type="float">
            <text:p>4.08378</text:p>
          </table:table-cell>
          <table:table-cell office:value-type="float" office:value="2.0947" calcext:value-type="float">
            <text:p>2.0947</text:p>
          </table:table-cell>
          <table:table-cell office:value-type="float" office:value="3.38977" calcext:value-type="float">
            <text:p>3.38977</text:p>
          </table:table-cell>
          <table:table-cell office:value-type="float" office:value="2.35351" calcext:value-type="float">
            <text:p>2.35351</text:p>
          </table:table-cell>
          <table:table-cell office:value-type="float" office:value="2.50066" calcext:value-type="float">
            <text:p>2.50066</text:p>
          </table:table-cell>
          <table:table-cell office:value-type="float" office:value="2.43741" calcext:value-type="float">
            <text:p>2.43741</text:p>
          </table:table-cell>
          <table:table-cell office:value-type="float" office:value="2.24139" calcext:value-type="float">
            <text:p>2.24139</text:p>
          </table:table-cell>
          <table:table-cell office:value-type="float" office:value="1.60461" calcext:value-type="float">
            <text:p>1.60461</text:p>
          </table:table-cell>
          <table:table-cell office:value-type="float" office:value="2.10695" calcext:value-type="float">
            <text:p>2.10695</text:p>
          </table:table-cell>
          <table:table-cell office:value-type="float" office:value="1.83979" calcext:value-type="float">
            <text:p>1.83979</text:p>
          </table:table-cell>
          <table:table-cell office:value-type="float" office:value="2.49516" calcext:value-type="float">
            <text:p>2.49516</text:p>
          </table:table-cell>
          <table:table-cell office:value-type="float" office:value="20.6482" calcext:value-type="float">
            <text:p>20.6482</text:p>
          </table:table-cell>
          <table:table-cell office:value-type="float" office:value="4.40807" calcext:value-type="float">
            <text:p>4.40807</text:p>
          </table:table-cell>
          <table:table-cell office:value-type="float" office:value="2.24139" calcext:value-type="float">
            <text:p>2.24139</text:p>
          </table:table-cell>
          <table:table-cell office:value-type="float" office:value="2.54092" calcext:value-type="float">
            <text:p>2.54092</text:p>
          </table:table-cell>
          <table:table-cell office:value-type="float" office:value="1.81918" calcext:value-type="float">
            <text:p>1.81918</text:p>
          </table:table-cell>
          <table:table-cell office:value-type="float" office:value="6.23113" calcext:value-type="float">
            <text:p>6.23113</text:p>
          </table:table-cell>
          <table:table-cell office:value-type="float" office:value="1.125" calcext:value-type="float">
            <text:p>1.125</text:p>
          </table:table-cell>
          <table:table-cell office:value-type="float" office:value="2.18992" calcext:value-type="float">
            <text:p>2.18992</text:p>
          </table:table-cell>
          <table:table-cell office:value-type="float" office:value="1.40196" calcext:value-type="float">
            <text:p>1.40196</text:p>
          </table:table-cell>
          <table:table-cell office:value-type="float" office:value="1.84871" calcext:value-type="float">
            <text:p>1.84871</text:p>
          </table:table-cell>
          <table:table-cell office:value-type="float" office:value="2.06582" calcext:value-type="float">
            <text:p>2.06582</text:p>
          </table:table-cell>
          <table:table-cell office:value-type="float" office:value="1.50489" calcext:value-type="float">
            <text:p>1.50489</text:p>
          </table:table-cell>
          <table:table-cell office:value-type="float" office:value="1.84394" calcext:value-type="float">
            <text:p>1.84394</text:p>
          </table:table-cell>
          <table:table-cell office:value-type="float" office:value="21.3276" calcext:value-type="float">
            <text:p>21.3276</text:p>
          </table:table-cell>
          <table:table-cell office:value-type="float" office:value="1.50489" calcext:value-type="float">
            <text:p>1.50489</text:p>
          </table:table-cell>
          <table:table-cell office:value-type="float" office:value="2.19253" calcext:value-type="float">
            <text:p>2.19253</text:p>
          </table:table-cell>
          <table:table-cell office:value-type="float" office:value="1.68365" calcext:value-type="float">
            <text:p>1.68365</text:p>
          </table:table-cell>
          <table:table-cell office:value-type="float" office:value="6.23113" calcext:value-type="float">
            <text:p>6.23113</text:p>
          </table:table-cell>
          <table:table-cell office:value-type="float" office:value="0.397262" calcext:value-type="float">
            <text:p>0.397262</text:p>
          </table:table-cell>
          <table:table-cell office:value-type="float" office:value="4.50325" calcext:value-type="float">
            <text:p>4.50325</text:p>
          </table:table-cell>
          <table:table-cell office:value-type="float" office:value="2.21131" calcext:value-type="float">
            <text:p>2.21131</text:p>
          </table:table-cell>
          <table:table-cell office:value-type="float" office:value="3.25695" calcext:value-type="float">
            <text:p>3.25695</text:p>
          </table:table-cell>
          <table:table-cell office:value-type="float" office:value="1.29229" calcext:value-type="float">
            <text:p>1.29229</text:p>
          </table:table-cell>
          <table:table-cell office:value-type="float" office:value="1.84394" calcext:value-type="float">
            <text:p>1.84394</text:p>
          </table:table-cell>
          <table:table-cell office:value-type="float" office:value="2.39626" calcext:value-type="float">
            <text:p>2.39626</text:p>
          </table:table-cell>
          <table:table-cell office:value-type="float" office:value="2.27576" calcext:value-type="float">
            <text:p>2.27576</text:p>
          </table:table-cell>
          <table:table-cell office:value-type="float" office:value="1.82203" calcext:value-type="float">
            <text:p>1.82203</text:p>
          </table:table-cell>
          <table:table-cell office:value-type="float" office:value="2.2242" calcext:value-type="float">
            <text:p>2.2242</text:p>
          </table:table-cell>
          <table:table-cell office:value-type="float" office:value="2.62581" calcext:value-type="float">
            <text:p>2.62581</text:p>
          </table:table-cell>
          <table:table-cell office:value-type="float" office:value="2.0299" calcext:value-type="float">
            <text:p>2.0299</text:p>
          </table:table-cell>
          <table:table-cell office:value-type="float" office:value="2.55002" calcext:value-type="float">
            <text:p>2.55002</text:p>
          </table:table-cell>
          <table:table-cell office:value-type="float" office:value="0.404881" calcext:value-type="float">
            <text:p>0.404881</text:p>
          </table:table-cell>
          <table:table-cell office:value-type="float" office:value="2.27576" calcext:value-type="float">
            <text:p>2.27576</text:p>
          </table:table-cell>
          <table:table-cell office:value-type="float" office:value="2.02035" calcext:value-type="float">
            <text:p>2.02035</text:p>
          </table:table-cell>
          <table:table-cell office:value-type="float" office:value="2.46036" calcext:value-type="float">
            <text:p>2.46036</text:p>
          </table:table-cell>
          <table:table-cell office:value-type="float" office:value="1.11204" calcext:value-type="float">
            <text:p>1.11204</text:p>
          </table:table-cell>
          <table:table-cell office:value-type="float" office:value="3.98755" calcext:value-type="float">
            <text:p>3.98755</text:p>
          </table:table-cell>
          <table:table-cell office:value-type="float" office:value="2.3654" calcext:value-type="float">
            <text:p>2.3654</text:p>
          </table:table-cell>
          <table:table-cell office:value-type="float" office:value="14.7706" calcext:value-type="float">
            <text:p>14.7706</text:p>
          </table:table-cell>
          <table:table-cell office:value-type="float" office:value="2.54185" calcext:value-type="float">
            <text:p>2.54185</text:p>
          </table:table-cell>
          <table:table-cell office:value-type="float" office:value="2.98336" calcext:value-type="float">
            <text:p>2.98336</text:p>
          </table:table-cell>
          <table:table-cell office:value-type="float" office:value="3.98755" calcext:value-type="float">
            <text:p>3.98755</text:p>
          </table:table-cell>
          <table:table-cell office:value-type="float" office:value="1.09218" calcext:value-type="float">
            <text:p>1.09218</text:p>
          </table:table-cell>
          <table:table-cell office:value-type="float" office:value="2.3804" calcext:value-type="float">
            <text:p>2.3804</text:p>
          </table:table-cell>
          <table:table-cell office:value-type="float" office:value="2.17537" calcext:value-type="float">
            <text:p>2.17537</text:p>
          </table:table-cell>
          <table:table-cell office:value-type="float" office:value="0.641927" calcext:value-type="float">
            <text:p>0.641927</text:p>
          </table:table-cell>
          <table:table-cell office:value-type="float" office:value="2.16689" calcext:value-type="float">
            <text:p>2.16689</text:p>
          </table:table-cell>
          <table:table-cell office:value-type="float" office:value="0.449812" calcext:value-type="float">
            <text:p>0.449812</text:p>
          </table:table-cell>
          <table:table-cell office:value-type="float" office:value="2.3654" calcext:value-type="float">
            <text:p>2.3654</text:p>
          </table:table-cell>
          <table:table-cell office:value-type="float" office:value="0" calcext:value-type="float">
            <text:p>0</text:p>
          </table:table-cell>
          <table:table-cell office:value-type="float" office:value="14.7706" calcext:value-type="float">
            <text:p>14.7706</text:p>
          </table:table-cell>
          <table:table-cell office:value-type="float" office:value="2.11008" calcext:value-type="float">
            <text:p>2.11008</text:p>
          </table:table-cell>
          <table:table-cell office:value-type="float" office:value="0.311549" calcext:value-type="float">
            <text:p>0.311549</text:p>
          </table:table-cell>
          <table:table-cell office:value-type="float" office:value="2.98761" calcext:value-type="float">
            <text:p>2.98761</text:p>
          </table:table-cell>
          <table:table-cell office:value-type="float" office:value="1.75276" calcext:value-type="float">
            <text:p>1.75276</text:p>
          </table:table-cell>
          <table:table-cell office:value-type="float" office:value="20.8359" calcext:value-type="float">
            <text:p>20.8359</text:p>
          </table:table-cell>
          <table:table-cell office:value-type="float" office:value="5.13199" calcext:value-type="float">
            <text:p>5.13199</text:p>
          </table:table-cell>
          <table:table-cell office:value-type="float" office:value="1.34279" calcext:value-type="float">
            <text:p>1.34279</text:p>
          </table:table-cell>
          <table:table-cell office:value-type="float" office:value="0.818667" calcext:value-type="float">
            <text:p>0.818667</text:p>
          </table:table-cell>
          <table:table-cell office:value-type="float" office:value="2.17537" calcext:value-type="float">
            <text:p>2.17537</text:p>
          </table:table-cell>
          <table:table-cell office:value-type="float" office:value="2.29585" calcext:value-type="float">
            <text:p>2.29585</text:p>
          </table:table-cell>
          <table:table-cell office:value-type="float" office:value="2.1315" calcext:value-type="float">
            <text:p>2.1315</text:p>
          </table:table-cell>
          <table:table-cell office:value-type="float" office:value="21.2843" calcext:value-type="float">
            <text:p>21.2843</text:p>
          </table:table-cell>
          <table:table-cell office:value-type="float" office:value="0.269535" calcext:value-type="float">
            <text:p>0.269535</text:p>
          </table:table-cell>
          <table:table-cell office:value-type="float" office:value="1.20446" calcext:value-type="float">
            <text:p>1.20446</text:p>
          </table:table-cell>
          <table:table-cell office:value-type="float" office:value="1.26184" calcext:value-type="float">
            <text:p>1.26184</text:p>
          </table:table-cell>
          <table:table-cell office:value-type="float" office:value="3.98755" calcext:value-type="float">
            <text:p>3.98755</text:p>
          </table:table-cell>
          <table:table-cell office:value-type="float" office:value="2.4672" calcext:value-type="float">
            <text:p>2.4672</text:p>
          </table:table-cell>
          <table:table-cell office:value-type="float" office:value="14.6878" calcext:value-type="float">
            <text:p>14.6878</text:p>
          </table:table-cell>
          <table:table-cell office:value-type="float" office:value="3.71517" calcext:value-type="float">
            <text:p>3.71517</text:p>
          </table:table-cell>
          <table:table-cell office:value-type="float" office:value="2.70465" calcext:value-type="float">
            <text:p>2.70465</text:p>
          </table:table-cell>
          <table:table-cell office:value-type="float" office:value="3.98755" calcext:value-type="float">
            <text:p>3.98755</text:p>
          </table:table-cell>
          <table:table-cell office:value-type="float" office:value="1.34535" calcext:value-type="float">
            <text:p>1.34535</text:p>
          </table:table-cell>
          <table:table-cell office:value-type="float" office:value="3.40269" calcext:value-type="float">
            <text:p>3.40269</text:p>
          </table:table-cell>
          <table:table-cell office:value-type="float" office:value="2.18292" calcext:value-type="float">
            <text:p>2.18292</text:p>
          </table:table-cell>
          <table:table-cell office:value-type="float" office:value="2.1346" calcext:value-type="float">
            <text:p>2.1346</text:p>
          </table:table-cell>
          <table:table-cell office:value-type="float" office:value="2.17537" calcext:value-type="float">
            <text:p>2.17537</text:p>
          </table:table-cell>
          <table:table-cell office:value-type="float" office:value="0.11108" calcext:value-type="float">
            <text:p>0.11108</text:p>
          </table:table-cell>
          <table:table-cell office:value-type="float" office:value="2.4672" calcext:value-type="float">
            <text:p>2.4672</text:p>
          </table:table-cell>
          <table:table-cell office:value-type="float" office:value="0.00879568" calcext:value-type="float">
            <text:p>0.00879568</text:p>
          </table:table-cell>
          <table:table-cell office:value-type="float" office:value="14.6878" calcext:value-type="float">
            <text:p>14.6878</text:p>
          </table:table-cell>
          <table:table-cell office:value-type="float" office:value="2.29935" calcext:value-type="float">
            <text:p>2.29935</text:p>
          </table:table-cell>
          <table:table-cell office:value-type="float" office:value="1.79913" calcext:value-type="float">
            <text:p>1.79913</text:p>
          </table:table-cell>
          <table:table-cell office:value-type="float" office:value="1.45011" calcext:value-type="float">
            <text:p>1.45011</text:p>
          </table:table-cell>
          <table:table-cell office:value-type="float" office:value="2.43077" calcext:value-type="float">
            <text:p>2.43077</text:p>
          </table:table-cell>
          <table:table-cell office:value-type="float" office:value="2.01092" calcext:value-type="float">
            <text:p>2.01092</text:p>
          </table:table-cell>
          <table:table-cell office:value-type="float" office:value="5.73849" calcext:value-type="float">
            <text:p>5.73849</text:p>
          </table:table-cell>
          <table:table-cell office:value-type="float" office:value="1.2385" calcext:value-type="float">
            <text:p>1.2385</text:p>
          </table:table-cell>
          <table:table-cell office:value-type="float" office:value="0.20015" calcext:value-type="float">
            <text:p>0.20015</text:p>
          </table:table-cell>
          <table:table-cell office:value-type="float" office:value="2.18292" calcext:value-type="float">
            <text:p>2.18292</text:p>
          </table:table-cell>
          <table:table-cell office:value-type="float" office:value="5.11734" calcext:value-type="float">
            <text:p>5.11734</text:p>
          </table:table-cell>
          <table:table-cell office:value-type="float" office:value="2.1315" calcext:value-type="float">
            <text:p>2.1315</text:p>
          </table:table-cell>
          <table:table-cell office:value-type="float" office:value="21.8962" calcext:value-type="float">
            <text:p>21.8962</text:p>
          </table:table-cell>
          <table:table-cell office:value-type="float" office:value="0.919884" calcext:value-type="float">
            <text:p>0.919884</text:p>
          </table:table-cell>
          <table:table-cell office:value-type="float" office:value="1.92087" calcext:value-type="float">
            <text:p>1.92087</text:p>
          </table:table-cell>
          <table:table-cell table:number-columns-repeated="6" office:value-type="float" office:value="6.38248" calcext:value-type="float">
            <text:p>6.3824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75" calcext:value-type="float">
            <text:p>75</text:p>
          </table:table-cell>
          <table:table-cell office:value-type="float" office:value="9.37259" calcext:value-type="float">
            <text:p>9.37259</text:p>
          </table:table-cell>
          <table:table-cell office:value-type="float" office:value="12.9387" calcext:value-type="float">
            <text:p>12.9387</text:p>
          </table:table-cell>
          <table:table-cell office:value-type="float" office:value="11.7671" calcext:value-type="float">
            <text:p>11.7671</text:p>
          </table:table-cell>
          <table:table-cell office:value-type="float" office:value="12.4179" calcext:value-type="float">
            <text:p>12.4179</text:p>
          </table:table-cell>
          <table:table-cell office:value-type="float" office:value="12.5672" calcext:value-type="float">
            <text:p>12.5672</text:p>
          </table:table-cell>
          <table:table-cell office:value-type="float" office:value="13.0545" calcext:value-type="float">
            <text:p>13.0545</text:p>
          </table:table-cell>
          <table:table-cell office:value-type="float" office:value="14.7874" calcext:value-type="float">
            <text:p>14.7874</text:p>
          </table:table-cell>
          <table:table-cell office:value-type="float" office:value="12.3885" calcext:value-type="float">
            <text:p>12.3885</text:p>
          </table:table-cell>
          <table:table-cell office:value-type="float" office:value="11.7944" calcext:value-type="float">
            <text:p>11.7944</text:p>
          </table:table-cell>
          <table:table-cell office:value-type="float" office:value="14.7874" calcext:value-type="float">
            <text:p>14.7874</text:p>
          </table:table-cell>
          <table:table-cell office:value-type="float" office:value="12.3489" calcext:value-type="float">
            <text:p>12.3489</text:p>
          </table:table-cell>
          <table:table-cell office:value-type="float" office:value="14.4546" calcext:value-type="float">
            <text:p>14.4546</text:p>
          </table:table-cell>
          <table:table-cell office:value-type="float" office:value="9.37259" calcext:value-type="float">
            <text:p>9.37259</text:p>
          </table:table-cell>
          <table:table-cell office:value-type="float" office:value="14.921" calcext:value-type="float">
            <text:p>14.921</text:p>
          </table:table-cell>
          <table:table-cell office:value-type="float" office:value="11.1097" calcext:value-type="float">
            <text:p>11.1097</text:p>
          </table:table-cell>
          <table:table-cell office:value-type="float" office:value="12.6759" calcext:value-type="float">
            <text:p>12.6759</text:p>
          </table:table-cell>
          <table:table-cell office:value-type="float" office:value="11.3996" calcext:value-type="float">
            <text:p>11.3996</text:p>
          </table:table-cell>
          <table:table-cell office:value-type="float" office:value="13.1521" calcext:value-type="float">
            <text:p>13.1521</text:p>
          </table:table-cell>
          <table:table-cell office:value-type="float" office:value="12.3885" calcext:value-type="float">
            <text:p>12.3885</text:p>
          </table:table-cell>
          <table:table-cell office:value-type="float" office:value="12.868" calcext:value-type="float">
            <text:p>12.868</text:p>
          </table:table-cell>
          <table:table-cell office:value-type="float" office:value="12.7045" calcext:value-type="float">
            <text:p>12.7045</text:p>
          </table:table-cell>
          <table:table-cell office:value-type="float" office:value="13.2973" calcext:value-type="float">
            <text:p>13.2973</text:p>
          </table:table-cell>
          <table:table-cell office:value-type="float" office:value="12.6901" calcext:value-type="float">
            <text:p>12.6901</text:p>
          </table:table-cell>
          <table:table-cell office:value-type="float" office:value="13.0492" calcext:value-type="float">
            <text:p>13.0492</text:p>
          </table:table-cell>
          <table:table-cell office:value-type="float" office:value="12.5133" calcext:value-type="float">
            <text:p>12.5133</text:p>
          </table:table-cell>
          <table:table-cell office:value-type="float" office:value="16.0984" calcext:value-type="float">
            <text:p>16.0984</text:p>
          </table:table-cell>
          <table:table-cell office:value-type="float" office:value="11.4725" calcext:value-type="float">
            <text:p>11.4725</text:p>
          </table:table-cell>
          <table:table-cell office:value-type="float" office:value="12.7045" calcext:value-type="float">
            <text:p>12.7045</text:p>
          </table:table-cell>
          <table:table-cell office:value-type="float" office:value="12.371" calcext:value-type="float">
            <text:p>12.371</text:p>
          </table:table-cell>
          <table:table-cell office:value-type="float" office:value="13.2946" calcext:value-type="float">
            <text:p>13.2946</text:p>
          </table:table-cell>
          <table:table-cell office:value-type="float" office:value="9.15553" calcext:value-type="float">
            <text:p>9.15553</text:p>
          </table:table-cell>
          <table:table-cell office:value-type="float" office:value="14.2544" calcext:value-type="float">
            <text:p>14.2544</text:p>
          </table:table-cell>
          <table:table-cell office:value-type="float" office:value="12.888" calcext:value-type="float">
            <text:p>12.888</text:p>
          </table:table-cell>
          <table:table-cell office:value-type="float" office:value="13.5123" calcext:value-type="float">
            <text:p>13.5123</text:p>
          </table:table-cell>
          <table:table-cell office:value-type="float" office:value="13.1123" calcext:value-type="float">
            <text:p>13.1123</text:p>
          </table:table-cell>
          <table:table-cell office:value-type="float" office:value="12.7954" calcext:value-type="float">
            <text:p>12.7954</text:p>
          </table:table-cell>
          <table:table-cell office:value-type="float" office:value="13.6878" calcext:value-type="float">
            <text:p>13.6878</text:p>
          </table:table-cell>
          <table:table-cell office:value-type="float" office:value="13.0942" calcext:value-type="float">
            <text:p>13.0942</text:p>
          </table:table-cell>
          <table:table-cell office:value-type="float" office:value="6.60179" calcext:value-type="float">
            <text:p>6.60179</text:p>
          </table:table-cell>
          <table:table-cell office:value-type="float" office:value="13.6878" calcext:value-type="float">
            <text:p>13.6878</text:p>
          </table:table-cell>
          <table:table-cell office:value-type="float" office:value="12.9696" calcext:value-type="float">
            <text:p>12.9696</text:p>
          </table:table-cell>
          <table:table-cell office:value-type="float" office:value="13.0942" calcext:value-type="float">
            <text:p>13.0942</text:p>
          </table:table-cell>
          <table:table-cell office:value-type="float" office:value="9.15553" calcext:value-type="float">
            <text:p>9.15553</text:p>
          </table:table-cell>
          <table:table-cell office:value-type="float" office:value="14.9221" calcext:value-type="float">
            <text:p>14.9221</text:p>
          </table:table-cell>
          <table:table-cell office:value-type="float" office:value="10.8803" calcext:value-type="float">
            <text:p>10.8803</text:p>
          </table:table-cell>
          <table:table-cell office:value-type="float" office:value="12.5651" calcext:value-type="float">
            <text:p>12.5651</text:p>
          </table:table-cell>
          <table:table-cell office:value-type="float" office:value="11.6067" calcext:value-type="float">
            <text:p>11.6067</text:p>
          </table:table-cell>
          <table:table-cell office:value-type="float" office:value="13.97" calcext:value-type="float">
            <text:p>13.97</text:p>
          </table:table-cell>
          <table:table-cell office:value-type="float" office:value="13.0942" calcext:value-type="float">
            <text:p>13.0942</text:p>
          </table:table-cell>
          <table:table-cell office:value-type="float" office:value="13.4055" calcext:value-type="float">
            <text:p>13.4055</text:p>
          </table:table-cell>
          <table:table-cell office:value-type="float" office:value="12.9313" calcext:value-type="float">
            <text:p>12.9313</text:p>
          </table:table-cell>
          <table:table-cell office:value-type="float" office:value="13.089" calcext:value-type="float">
            <text:p>13.089</text:p>
          </table:table-cell>
          <table:table-cell office:value-type="float" office:value="12.7076" calcext:value-type="float">
            <text:p>12.7076</text:p>
          </table:table-cell>
          <table:table-cell office:value-type="float" office:value="12.3759" calcext:value-type="float">
            <text:p>12.3759</text:p>
          </table:table-cell>
          <table:table-cell office:value-type="float" office:value="12.7685" calcext:value-type="float">
            <text:p>12.7685</text:p>
          </table:table-cell>
          <table:table-cell office:value-type="float" office:value="12.261" calcext:value-type="float">
            <text:p>12.261</text:p>
          </table:table-cell>
          <table:table-cell office:value-type="float" office:value="14.921" calcext:value-type="float">
            <text:p>14.921</text:p>
          </table:table-cell>
          <table:table-cell office:value-type="float" office:value="12.9313" calcext:value-type="float">
            <text:p>12.9313</text:p>
          </table:table-cell>
          <table:table-cell office:value-type="float" office:value="12.8759" calcext:value-type="float">
            <text:p>12.8759</text:p>
          </table:table-cell>
          <table:table-cell office:value-type="float" office:value="12.3106" calcext:value-type="float">
            <text:p>12.3106</text:p>
          </table:table-cell>
          <table:table-cell office:value-type="float" office:value="13.9481" calcext:value-type="float">
            <text:p>13.9481</text:p>
          </table:table-cell>
          <table:table-cell office:value-type="float" office:value="11.6151" calcext:value-type="float">
            <text:p>11.6151</text:p>
          </table:table-cell>
          <table:table-cell office:value-type="float" office:value="12.8197" calcext:value-type="float">
            <text:p>12.8197</text:p>
          </table:table-cell>
          <table:table-cell office:value-type="float" office:value="0" calcext:value-type="float">
            <text:p>0</text:p>
          </table:table-cell>
          <table:table-cell office:value-type="float" office:value="12.2319" calcext:value-type="float">
            <text:p>12.2319</text:p>
          </table:table-cell>
          <table:table-cell office:value-type="float" office:value="11.9378" calcext:value-type="float">
            <text:p>11.9378</text:p>
          </table:table-cell>
          <table:table-cell office:value-type="float" office:value="11.6151" calcext:value-type="float">
            <text:p>11.6151</text:p>
          </table:table-cell>
          <table:table-cell office:value-type="float" office:value="14.1412" calcext:value-type="float">
            <text:p>14.1412</text:p>
          </table:table-cell>
          <table:table-cell office:value-type="float" office:value="13.2697" calcext:value-type="float">
            <text:p>13.2697</text:p>
          </table:table-cell>
          <table:table-cell office:value-type="float" office:value="12.9712" calcext:value-type="float">
            <text:p>12.9712</text:p>
          </table:table-cell>
          <table:table-cell office:value-type="float" office:value="14.4723" calcext:value-type="float">
            <text:p>14.4723</text:p>
          </table:table-cell>
          <table:table-cell office:value-type="float" office:value="12.9823" calcext:value-type="float">
            <text:p>12.9823</text:p>
          </table:table-cell>
          <table:table-cell office:value-type="float" office:value="14.877" calcext:value-type="float">
            <text:p>14.877</text:p>
          </table:table-cell>
          <table:table-cell office:value-type="float" office:value="12.8197" calcext:value-type="float">
            <text:p>12.8197</text:p>
          </table:table-cell>
          <table:table-cell office:value-type="float" office:value="14.7706" calcext:value-type="float">
            <text:p>14.7706</text:p>
          </table:table-cell>
          <table:table-cell office:value-type="float" office:value="0" calcext:value-type="float">
            <text:p>0</text:p>
          </table:table-cell>
          <table:table-cell office:value-type="float" office:value="12.6824" calcext:value-type="float">
            <text:p>12.6824</text:p>
          </table:table-cell>
          <table:table-cell office:value-type="float" office:value="14.8637" calcext:value-type="float">
            <text:p>14.8637</text:p>
          </table:table-cell>
          <table:table-cell office:value-type="float" office:value="12.6131" calcext:value-type="float">
            <text:p>12.6131</text:p>
          </table:table-cell>
          <table:table-cell office:value-type="float" office:value="13.3125" calcext:value-type="float">
            <text:p>13.3125</text:p>
          </table:table-cell>
          <table:table-cell office:value-type="float" office:value="16.3002" calcext:value-type="float">
            <text:p>16.3002</text:p>
          </table:table-cell>
          <table:table-cell office:value-type="float" office:value="13.4334" calcext:value-type="float">
            <text:p>13.4334</text:p>
          </table:table-cell>
          <table:table-cell office:value-type="float" office:value="13.5888" calcext:value-type="float">
            <text:p>13.5888</text:p>
          </table:table-cell>
          <table:table-cell office:value-type="float" office:value="14.6377" calcext:value-type="float">
            <text:p>14.6377</text:p>
          </table:table-cell>
          <table:table-cell office:value-type="float" office:value="12.9712" calcext:value-type="float">
            <text:p>12.9712</text:p>
          </table:table-cell>
          <table:table-cell office:value-type="float" office:value="12.499" calcext:value-type="float">
            <text:p>12.499</text:p>
          </table:table-cell>
          <table:table-cell office:value-type="float" office:value="12.8755" calcext:value-type="float">
            <text:p>12.8755</text:p>
          </table:table-cell>
          <table:table-cell office:value-type="float" office:value="6.55735" calcext:value-type="float">
            <text:p>6.55735</text:p>
          </table:table-cell>
          <table:table-cell office:value-type="float" office:value="14.9779" calcext:value-type="float">
            <text:p>14.9779</text:p>
          </table:table-cell>
          <table:table-cell office:value-type="float" office:value="14.2664" calcext:value-type="float">
            <text:p>14.2664</text:p>
          </table:table-cell>
          <table:table-cell office:value-type="float" office:value="14.0151" calcext:value-type="float">
            <text:p>14.0151</text:p>
          </table:table-cell>
          <table:table-cell office:value-type="float" office:value="11.6151" calcext:value-type="float">
            <text:p>11.6151</text:p>
          </table:table-cell>
          <table:table-cell office:value-type="float" office:value="12.4494" calcext:value-type="float">
            <text:p>12.4494</text:p>
          </table:table-cell>
          <table:table-cell office:value-type="float" office:value="0.0957793" calcext:value-type="float">
            <text:p>0.0957793</text:p>
          </table:table-cell>
          <table:table-cell office:value-type="float" office:value="11.2805" calcext:value-type="float">
            <text:p>11.2805</text:p>
          </table:table-cell>
          <table:table-cell office:value-type="float" office:value="12.7926" calcext:value-type="float">
            <text:p>12.7926</text:p>
          </table:table-cell>
          <table:table-cell office:value-type="float" office:value="11.6151" calcext:value-type="float">
            <text:p>11.6151</text:p>
          </table:table-cell>
          <table:table-cell office:value-type="float" office:value="13.7691" calcext:value-type="float">
            <text:p>13.7691</text:p>
          </table:table-cell>
          <table:table-cell office:value-type="float" office:value="11.9558" calcext:value-type="float">
            <text:p>11.9558</text:p>
          </table:table-cell>
          <table:table-cell office:value-type="float" office:value="12.909" calcext:value-type="float">
            <text:p>12.909</text:p>
          </table:table-cell>
          <table:table-cell office:value-type="float" office:value="12.6944" calcext:value-type="float">
            <text:p>12.6944</text:p>
          </table:table-cell>
          <table:table-cell office:value-type="float" office:value="12.9712" calcext:value-type="float">
            <text:p>12.9712</text:p>
          </table:table-cell>
          <table:table-cell office:value-type="float" office:value="14.8596" calcext:value-type="float">
            <text:p>14.8596</text:p>
          </table:table-cell>
          <table:table-cell office:value-type="float" office:value="12.4494" calcext:value-type="float">
            <text:p>12.4494</text:p>
          </table:table-cell>
          <table:table-cell office:value-type="float" office:value="14.7693" calcext:value-type="float">
            <text:p>14.7693</text:p>
          </table:table-cell>
          <table:table-cell office:value-type="float" office:value="0.0957793" calcext:value-type="float">
            <text:p>0.0957793</text:p>
          </table:table-cell>
          <table:table-cell office:value-type="float" office:value="12.4793" calcext:value-type="float">
            <text:p>12.4793</text:p>
          </table:table-cell>
          <table:table-cell office:value-type="float" office:value="13.1032" calcext:value-type="float">
            <text:p>13.1032</text:p>
          </table:table-cell>
          <table:table-cell office:value-type="float" office:value="13.6183" calcext:value-type="float">
            <text:p>13.6183</text:p>
          </table:table-cell>
          <table:table-cell office:value-type="float" office:value="12.3699" calcext:value-type="float">
            <text:p>12.3699</text:p>
          </table:table-cell>
          <table:table-cell office:value-type="float" office:value="13.0903" calcext:value-type="float">
            <text:p>13.0903</text:p>
          </table:table-cell>
          <table:table-cell office:value-type="float" office:value="13.7398" calcext:value-type="float">
            <text:p>13.7398</text:p>
          </table:table-cell>
          <table:table-cell office:value-type="float" office:value="13.6738" calcext:value-type="float">
            <text:p>13.6738</text:p>
          </table:table-cell>
          <table:table-cell office:value-type="float" office:value="14.8691" calcext:value-type="float">
            <text:p>14.8691</text:p>
          </table:table-cell>
          <table:table-cell office:value-type="float" office:value="12.909" calcext:value-type="float">
            <text:p>12.909</text:p>
          </table:table-cell>
          <table:table-cell office:value-type="float" office:value="13.4249" calcext:value-type="float">
            <text:p>13.4249</text:p>
          </table:table-cell>
          <table:table-cell office:value-type="float" office:value="12.8755" calcext:value-type="float">
            <text:p>12.8755</text:p>
          </table:table-cell>
          <table:table-cell office:value-type="float" office:value="7.22328" calcext:value-type="float">
            <text:p>7.22328</text:p>
          </table:table-cell>
          <table:table-cell office:value-type="float" office:value="14.042" calcext:value-type="float">
            <text:p>14.042</text:p>
          </table:table-cell>
          <table:table-cell office:value-type="float" office:value="13.1412" calcext:value-type="float">
            <text:p>13.1412</text:p>
          </table:table-cell>
          <table:table-cell table:number-columns-repeated="6" office:value-type="float" office:value="8.47397" calcext:value-type="float">
            <text:p>8.4739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76" calcext:value-type="float">
            <text:p>76</text:p>
          </table:table-cell>
          <table:table-cell office:value-type="float" office:value="3.96545" calcext:value-type="float">
            <text:p>3.96545</text:p>
          </table:table-cell>
          <table:table-cell office:value-type="float" office:value="0.324648" calcext:value-type="float">
            <text:p>0.324648</text:p>
          </table:table-cell>
          <table:table-cell office:value-type="float" office:value="1.74098" calcext:value-type="float">
            <text:p>1.74098</text:p>
          </table:table-cell>
          <table:table-cell office:value-type="float" office:value="0.301567" calcext:value-type="float">
            <text:p>0.301567</text:p>
          </table:table-cell>
          <table:table-cell office:value-type="float" office:value="0.713082" calcext:value-type="float">
            <text:p>0.713082</text:p>
          </table:table-cell>
          <table:table-cell office:value-type="float" office:value="0.725004" calcext:value-type="float">
            <text:p>0.725004</text:p>
          </table:table-cell>
          <table:table-cell office:value-type="float" office:value="2.3924" calcext:value-type="float">
            <text:p>2.3924</text:p>
          </table:table-cell>
          <table:table-cell office:value-type="float" office:value="0.518918" calcext:value-type="float">
            <text:p>0.518918</text:p>
          </table:table-cell>
          <table:table-cell office:value-type="float" office:value="4.32377" calcext:value-type="float">
            <text:p>4.32377</text:p>
          </table:table-cell>
          <table:table-cell office:value-type="float" office:value="2.3924" calcext:value-type="float">
            <text:p>2.3924</text:p>
          </table:table-cell>
          <table:table-cell office:value-type="float" office:value="0.339663" calcext:value-type="float">
            <text:p>0.339663</text:p>
          </table:table-cell>
          <table:table-cell office:value-type="float" office:value="1.98981" calcext:value-type="float">
            <text:p>1.98981</text:p>
          </table:table-cell>
          <table:table-cell office:value-type="float" office:value="3.96545" calcext:value-type="float">
            <text:p>3.96545</text:p>
          </table:table-cell>
          <table:table-cell office:value-type="float" office:value="2.23911" calcext:value-type="float">
            <text:p>2.23911</text:p>
          </table:table-cell>
          <table:table-cell office:value-type="float" office:value="2.49653" calcext:value-type="float">
            <text:p>2.49653</text:p>
          </table:table-cell>
          <table:table-cell office:value-type="float" office:value="0.276341" calcext:value-type="float">
            <text:p>0.276341</text:p>
          </table:table-cell>
          <table:table-cell office:value-type="float" office:value="1.41468" calcext:value-type="float">
            <text:p>1.41468</text:p>
          </table:table-cell>
          <table:table-cell office:value-type="float" office:value="1.38021" calcext:value-type="float">
            <text:p>1.38021</text:p>
          </table:table-cell>
          <table:table-cell office:value-type="float" office:value="0.518918" calcext:value-type="float">
            <text:p>0.518918</text:p>
          </table:table-cell>
          <table:table-cell office:value-type="float" office:value="1.70413" calcext:value-type="float">
            <text:p>1.70413</text:p>
          </table:table-cell>
          <table:table-cell office:value-type="float" office:value="0.524878" calcext:value-type="float">
            <text:p>0.524878</text:p>
          </table:table-cell>
          <table:table-cell office:value-type="float" office:value="0.684995" calcext:value-type="float">
            <text:p>0.684995</text:p>
          </table:table-cell>
          <table:table-cell office:value-type="float" office:value="0.0286448" calcext:value-type="float">
            <text:p>0.0286448</text:p>
          </table:table-cell>
          <table:table-cell office:value-type="float" office:value="0.484758" calcext:value-type="float">
            <text:p>0.484758</text:p>
          </table:table-cell>
          <table:table-cell office:value-type="float" office:value="1.2751" calcext:value-type="float">
            <text:p>1.2751</text:p>
          </table:table-cell>
          <table:table-cell office:value-type="float" office:value="19.1639" calcext:value-type="float">
            <text:p>19.1639</text:p>
          </table:table-cell>
          <table:table-cell office:value-type="float" office:value="3.21177" calcext:value-type="float">
            <text:p>3.21177</text:p>
          </table:table-cell>
          <table:table-cell office:value-type="float" office:value="0.524878" calcext:value-type="float">
            <text:p>0.524878</text:p>
          </table:table-cell>
          <table:table-cell office:value-type="float" office:value="0.58669" calcext:value-type="float">
            <text:p>0.58669</text:p>
          </table:table-cell>
          <table:table-cell office:value-type="float" office:value="0.928627" calcext:value-type="float">
            <text:p>0.928627</text:p>
          </table:table-cell>
          <table:table-cell office:value-type="float" office:value="4.46613" calcext:value-type="float">
            <text:p>4.46613</text:p>
          </table:table-cell>
          <table:table-cell office:value-type="float" office:value="1.99217" calcext:value-type="float">
            <text:p>1.99217</text:p>
          </table:table-cell>
          <table:table-cell office:value-type="float" office:value="0.781436" calcext:value-type="float">
            <text:p>0.781436</text:p>
          </table:table-cell>
          <table:table-cell office:value-type="float" office:value="0.876875" calcext:value-type="float">
            <text:p>0.876875</text:p>
          </table:table-cell>
          <table:table-cell office:value-type="float" office:value="0.638329" calcext:value-type="float">
            <text:p>0.638329</text:p>
          </table:table-cell>
          <table:table-cell office:value-type="float" office:value="0.301002" calcext:value-type="float">
            <text:p>0.301002</text:p>
          </table:table-cell>
          <table:table-cell office:value-type="float" office:value="1.21207" calcext:value-type="float">
            <text:p>1.21207</text:p>
          </table:table-cell>
          <table:table-cell office:value-type="float" office:value="0.592815" calcext:value-type="float">
            <text:p>0.592815</text:p>
          </table:table-cell>
          <table:table-cell office:value-type="float" office:value="19.254" calcext:value-type="float">
            <text:p>19.254</text:p>
          </table:table-cell>
          <table:table-cell office:value-type="float" office:value="1.21207" calcext:value-type="float">
            <text:p>1.21207</text:p>
          </table:table-cell>
          <table:table-cell office:value-type="float" office:value="0.921" calcext:value-type="float">
            <text:p>0.921</text:p>
          </table:table-cell>
          <table:table-cell office:value-type="float" office:value="0.435056" calcext:value-type="float">
            <text:p>0.435056</text:p>
          </table:table-cell>
          <table:table-cell office:value-type="float" office:value="4.46613" calcext:value-type="float">
            <text:p>4.46613</text:p>
          </table:table-cell>
          <table:table-cell office:value-type="float" office:value="2.24006" calcext:value-type="float">
            <text:p>2.24006</text:p>
          </table:table-cell>
          <table:table-cell office:value-type="float" office:value="2.9699" calcext:value-type="float">
            <text:p>2.9699</text:p>
          </table:table-cell>
          <table:table-cell office:value-type="float" office:value="0.17586" calcext:value-type="float">
            <text:p>0.17586</text:p>
          </table:table-cell>
          <table:table-cell office:value-type="float" office:value="1.45828" calcext:value-type="float">
            <text:p>1.45828</text:p>
          </table:table-cell>
          <table:table-cell office:value-type="float" office:value="1.44041" calcext:value-type="float">
            <text:p>1.44041</text:p>
          </table:table-cell>
          <table:table-cell office:value-type="float" office:value="0.592815" calcext:value-type="float">
            <text:p>0.592815</text:p>
          </table:table-cell>
          <table:table-cell office:value-type="float" office:value="2.23302" calcext:value-type="float">
            <text:p>2.23302</text:p>
          </table:table-cell>
          <table:table-cell office:value-type="float" office:value="0.990536" calcext:value-type="float">
            <text:p>0.990536</text:p>
          </table:table-cell>
          <table:table-cell office:value-type="float" office:value="0.546436" calcext:value-type="float">
            <text:p>0.546436</text:p>
          </table:table-cell>
          <table:table-cell office:value-type="float" office:value="0.490106" calcext:value-type="float">
            <text:p>0.490106</text:p>
          </table:table-cell>
          <table:table-cell office:value-type="float" office:value="0.783505" calcext:value-type="float">
            <text:p>0.783505</text:p>
          </table:table-cell>
          <table:table-cell office:value-type="float" office:value="0.0907806" calcext:value-type="float">
            <text:p>0.0907806</text:p>
          </table:table-cell>
          <table:table-cell office:value-type="float" office:value="0.445058" calcext:value-type="float">
            <text:p>0.445058</text:p>
          </table:table-cell>
          <table:table-cell office:value-type="float" office:value="2.23911" calcext:value-type="float">
            <text:p>2.23911</text:p>
          </table:table-cell>
          <table:table-cell office:value-type="float" office:value="0.990536" calcext:value-type="float">
            <text:p>0.990536</text:p>
          </table:table-cell>
          <table:table-cell office:value-type="float" office:value="0.41518" calcext:value-type="float">
            <text:p>0.41518</text:p>
          </table:table-cell>
          <table:table-cell office:value-type="float" office:value="0.441303" calcext:value-type="float">
            <text:p>0.441303</text:p>
          </table:table-cell>
          <table:table-cell office:value-type="float" office:value="1.32724" calcext:value-type="float">
            <text:p>1.32724</text:p>
          </table:table-cell>
          <table:table-cell office:value-type="float" office:value="2.74258" calcext:value-type="float">
            <text:p>2.74258</text:p>
          </table:table-cell>
          <table:table-cell office:value-type="float" office:value="0.967313" calcext:value-type="float">
            <text:p>0.967313</text:p>
          </table:table-cell>
          <table:table-cell office:value-type="float" office:value="12.6824" calcext:value-type="float">
            <text:p>12.6824</text:p>
          </table:table-cell>
          <table:table-cell office:value-type="float" office:value="0.477471" calcext:value-type="float">
            <text:p>0.477471</text:p>
          </table:table-cell>
          <table:table-cell office:value-type="float" office:value="0.953016" calcext:value-type="float">
            <text:p>0.953016</text:p>
          </table:table-cell>
          <table:table-cell office:value-type="float" office:value="2.74258" calcext:value-type="float">
            <text:p>2.74258</text:p>
          </table:table-cell>
          <table:table-cell office:value-type="float" office:value="1.84117" calcext:value-type="float">
            <text:p>1.84117</text:p>
          </table:table-cell>
          <table:table-cell office:value-type="float" office:value="2.08294" calcext:value-type="float">
            <text:p>2.08294</text:p>
          </table:table-cell>
          <table:table-cell office:value-type="float" office:value="0.89686" calcext:value-type="float">
            <text:p>0.89686</text:p>
          </table:table-cell>
          <table:table-cell office:value-type="float" office:value="1.97158" calcext:value-type="float">
            <text:p>1.97158</text:p>
          </table:table-cell>
          <table:table-cell office:value-type="float" office:value="0.901476" calcext:value-type="float">
            <text:p>0.901476</text:p>
          </table:table-cell>
          <table:table-cell office:value-type="float" office:value="2.30628" calcext:value-type="float">
            <text:p>2.30628</text:p>
          </table:table-cell>
          <table:table-cell office:value-type="float" office:value="0.967313" calcext:value-type="float">
            <text:p>0.967313</text:p>
          </table:table-cell>
          <table:table-cell office:value-type="float" office:value="2.11008" calcext:value-type="float">
            <text:p>2.11008</text:p>
          </table:table-cell>
          <table:table-cell office:value-type="float" office:value="12.6824" calcext:value-type="float">
            <text:p>12.6824</text:p>
          </table:table-cell>
          <table:table-cell office:value-type="float" office:value="0" calcext:value-type="float">
            <text:p>0</text:p>
          </table:table-cell>
          <table:table-cell office:value-type="float" office:value="2.18152" calcext:value-type="float">
            <text:p>2.18152</text:p>
          </table:table-cell>
          <table:table-cell office:value-type="float" office:value="2.19514" calcext:value-type="float">
            <text:p>2.19514</text:p>
          </table:table-cell>
          <table:table-cell office:value-type="float" office:value="0.879707" calcext:value-type="float">
            <text:p>0.879707</text:p>
          </table:table-cell>
          <table:table-cell office:value-type="float" office:value="19.3583" calcext:value-type="float">
            <text:p>19.3583</text:p>
          </table:table-cell>
          <table:table-cell office:value-type="float" office:value="4.93277" calcext:value-type="float">
            <text:p>4.93277</text:p>
          </table:table-cell>
          <table:table-cell office:value-type="float" office:value="0.954938" calcext:value-type="float">
            <text:p>0.954938</text:p>
          </table:table-cell>
          <table:table-cell office:value-type="float" office:value="2.00578" calcext:value-type="float">
            <text:p>2.00578</text:p>
          </table:table-cell>
          <table:table-cell office:value-type="float" office:value="0.89686" calcext:value-type="float">
            <text:p>0.89686</text:p>
          </table:table-cell>
          <table:table-cell office:value-type="float" office:value="0.185775" calcext:value-type="float">
            <text:p>0.185775</text:p>
          </table:table-cell>
          <table:table-cell office:value-type="float" office:value="0.650725" calcext:value-type="float">
            <text:p>0.650725</text:p>
          </table:table-cell>
          <table:table-cell office:value-type="float" office:value="19.2104" calcext:value-type="float">
            <text:p>19.2104</text:p>
          </table:table-cell>
          <table:table-cell office:value-type="float" office:value="2.34208" calcext:value-type="float">
            <text:p>2.34208</text:p>
          </table:table-cell>
          <table:table-cell office:value-type="float" office:value="1.7383" calcext:value-type="float">
            <text:p>1.7383</text:p>
          </table:table-cell>
          <table:table-cell office:value-type="float" office:value="1.47913" calcext:value-type="float">
            <text:p>1.47913</text:p>
          </table:table-cell>
          <table:table-cell office:value-type="float" office:value="2.74258" calcext:value-type="float">
            <text:p>2.74258</text:p>
          </table:table-cell>
          <table:table-cell office:value-type="float" office:value="0.54878" calcext:value-type="float">
            <text:p>0.54878</text:p>
          </table:table-cell>
          <table:table-cell office:value-type="float" office:value="12.5986" calcext:value-type="float">
            <text:p>12.5986</text:p>
          </table:table-cell>
          <table:table-cell office:value-type="float" office:value="1.67436" calcext:value-type="float">
            <text:p>1.67436</text:p>
          </table:table-cell>
          <table:table-cell office:value-type="float" office:value="1.43212" calcext:value-type="float">
            <text:p>1.43212</text:p>
          </table:table-cell>
          <table:table-cell office:value-type="float" office:value="2.74258" calcext:value-type="float">
            <text:p>2.74258</text:p>
          </table:table-cell>
          <table:table-cell office:value-type="float" office:value="1.5639" calcext:value-type="float">
            <text:p>1.5639</text:p>
          </table:table-cell>
          <table:table-cell office:value-type="float" office:value="2.16868" calcext:value-type="float">
            <text:p>2.16868</text:p>
          </table:table-cell>
          <table:table-cell office:value-type="float" office:value="0.805937" calcext:value-type="float">
            <text:p>0.805937</text:p>
          </table:table-cell>
          <table:table-cell office:value-type="float" office:value="0.179095" calcext:value-type="float">
            <text:p>0.179095</text:p>
          </table:table-cell>
          <table:table-cell office:value-type="float" office:value="0.89686" calcext:value-type="float">
            <text:p>0.89686</text:p>
          </table:table-cell>
          <table:table-cell office:value-type="float" office:value="2.20768" calcext:value-type="float">
            <text:p>2.20768</text:p>
          </table:table-cell>
          <table:table-cell office:value-type="float" office:value="0.54878" calcext:value-type="float">
            <text:p>0.54878</text:p>
          </table:table-cell>
          <table:table-cell office:value-type="float" office:value="2.10764" calcext:value-type="float">
            <text:p>2.10764</text:p>
          </table:table-cell>
          <table:table-cell office:value-type="float" office:value="12.5986" calcext:value-type="float">
            <text:p>12.5986</text:p>
          </table:table-cell>
          <table:table-cell office:value-type="float" office:value="0.499718" calcext:value-type="float">
            <text:p>0.499718</text:p>
          </table:table-cell>
          <table:table-cell office:value-type="float" office:value="1.00394" calcext:value-type="float">
            <text:p>1.00394</text:p>
          </table:table-cell>
          <table:table-cell office:value-type="float" office:value="1.44927" calcext:value-type="float">
            <text:p>1.44927</text:p>
          </table:table-cell>
          <table:table-cell office:value-type="float" office:value="0.321599" calcext:value-type="float">
            <text:p>0.321599</text:p>
          </table:table-cell>
          <table:table-cell office:value-type="float" office:value="0.8439" calcext:value-type="float">
            <text:p>0.8439</text:p>
          </table:table-cell>
          <table:table-cell office:value-type="float" office:value="5.61742" calcext:value-type="float">
            <text:p>5.61742</text:p>
          </table:table-cell>
          <table:table-cell office:value-type="float" office:value="1.02051" calcext:value-type="float">
            <text:p>1.02051</text:p>
          </table:table-cell>
          <table:table-cell office:value-type="float" office:value="2.19136" calcext:value-type="float">
            <text:p>2.19136</text:p>
          </table:table-cell>
          <table:table-cell office:value-type="float" office:value="0.805937" calcext:value-type="float">
            <text:p>0.805937</text:p>
          </table:table-cell>
          <table:table-cell office:value-type="float" office:value="4.91541" calcext:value-type="float">
            <text:p>4.91541</text:p>
          </table:table-cell>
          <table:table-cell office:value-type="float" office:value="0.650725" calcext:value-type="float">
            <text:p>0.650725</text:p>
          </table:table-cell>
          <table:table-cell office:value-type="float" office:value="19.8323" calcext:value-type="float">
            <text:p>19.8323</text:p>
          </table:table-cell>
          <table:table-cell office:value-type="float" office:value="1.58548" calcext:value-type="float">
            <text:p>1.58548</text:p>
          </table:table-cell>
          <table:table-cell office:value-type="float" office:value="0.801397" calcext:value-type="float">
            <text:p>0.801397</text:p>
          </table:table-cell>
          <table:table-cell table:number-columns-repeated="6" office:value-type="float" office:value="4.27255" calcext:value-type="float">
            <text:p>4.2725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77" calcext:value-type="float">
            <text:p>77</text:p>
          </table:table-cell>
          <table:table-cell office:value-type="float" office:value="5.96897" calcext:value-type="float">
            <text:p>5.96897</text:p>
          </table:table-cell>
          <table:table-cell office:value-type="float" office:value="1.94041" calcext:value-type="float">
            <text:p>1.94041</text:p>
          </table:table-cell>
          <table:table-cell office:value-type="float" office:value="3.49966" calcext:value-type="float">
            <text:p>3.49966</text:p>
          </table:table-cell>
          <table:table-cell office:value-type="float" office:value="2.45279" calcext:value-type="float">
            <text:p>2.45279</text:p>
          </table:table-cell>
          <table:table-cell office:value-type="float" office:value="2.41081" calcext:value-type="float">
            <text:p>2.41081</text:p>
          </table:table-cell>
          <table:table-cell office:value-type="float" office:value="1.9408" calcext:value-type="float">
            <text:p>1.9408</text:p>
          </table:table-cell>
          <table:table-cell office:value-type="float" office:value="1.20246" calcext:value-type="float">
            <text:p>1.20246</text:p>
          </table:table-cell>
          <table:table-cell office:value-type="float" office:value="2.52345" calcext:value-type="float">
            <text:p>2.52345</text:p>
          </table:table-cell>
          <table:table-cell office:value-type="float" office:value="5.49186" calcext:value-type="float">
            <text:p>5.49186</text:p>
          </table:table-cell>
          <table:table-cell office:value-type="float" office:value="1.20246" calcext:value-type="float">
            <text:p>1.20246</text:p>
          </table:table-cell>
          <table:table-cell office:value-type="float" office:value="2.51671" calcext:value-type="float">
            <text:p>2.51671</text:p>
          </table:table-cell>
          <table:table-cell office:value-type="float" office:value="1.03347" calcext:value-type="float">
            <text:p>1.03347</text:p>
          </table:table-cell>
          <table:table-cell office:value-type="float" office:value="5.96897" calcext:value-type="float">
            <text:p>5.96897</text:p>
          </table:table-cell>
          <table:table-cell office:value-type="float" office:value="0.0970176" calcext:value-type="float">
            <text:p>0.0970176</text:p>
          </table:table-cell>
          <table:table-cell office:value-type="float" office:value="4.28812" calcext:value-type="float">
            <text:p>4.28812</text:p>
          </table:table-cell>
          <table:table-cell office:value-type="float" office:value="2.20449" calcext:value-type="float">
            <text:p>2.20449</text:p>
          </table:table-cell>
          <table:table-cell office:value-type="float" office:value="3.51893" calcext:value-type="float">
            <text:p>3.51893</text:p>
          </table:table-cell>
          <table:table-cell office:value-type="float" office:value="2.23288" calcext:value-type="float">
            <text:p>2.23288</text:p>
          </table:table-cell>
          <table:table-cell office:value-type="float" office:value="2.52345" calcext:value-type="float">
            <text:p>2.52345</text:p>
          </table:table-cell>
          <table:table-cell office:value-type="float" office:value="2.6911" calcext:value-type="float">
            <text:p>2.6911</text:p>
          </table:table-cell>
          <table:table-cell office:value-type="float" office:value="2.23996" calcext:value-type="float">
            <text:p>2.23996</text:p>
          </table:table-cell>
          <table:table-cell office:value-type="float" office:value="1.60627" calcext:value-type="float">
            <text:p>1.60627</text:p>
          </table:table-cell>
          <table:table-cell office:value-type="float" office:value="2.1744" calcext:value-type="float">
            <text:p>2.1744</text:p>
          </table:table-cell>
          <table:table-cell office:value-type="float" office:value="1.85225" calcext:value-type="float">
            <text:p>1.85225</text:p>
          </table:table-cell>
          <table:table-cell office:value-type="float" office:value="2.70554" calcext:value-type="float">
            <text:p>2.70554</text:p>
          </table:table-cell>
          <table:table-cell office:value-type="float" office:value="20.4756" calcext:value-type="float">
            <text:p>20.4756</text:p>
          </table:table-cell>
          <table:table-cell office:value-type="float" office:value="4.65859" calcext:value-type="float">
            <text:p>4.65859</text:p>
          </table:table-cell>
          <table:table-cell office:value-type="float" office:value="2.23996" calcext:value-type="float">
            <text:p>2.23996</text:p>
          </table:table-cell>
          <table:table-cell office:value-type="float" office:value="2.55619" calcext:value-type="float">
            <text:p>2.55619</text:p>
          </table:table-cell>
          <table:table-cell office:value-type="float" office:value="1.75443" calcext:value-type="float">
            <text:p>1.75443</text:p>
          </table:table-cell>
          <table:table-cell office:value-type="float" office:value="6.4219" calcext:value-type="float">
            <text:p>6.4219</text:p>
          </table:table-cell>
          <table:table-cell office:value-type="float" office:value="1.4308" calcext:value-type="float">
            <text:p>1.4308</text:p>
          </table:table-cell>
          <table:table-cell office:value-type="float" office:value="2.14871" calcext:value-type="float">
            <text:p>2.14871</text:p>
          </table:table-cell>
          <table:table-cell office:value-type="float" office:value="1.39252" calcext:value-type="float">
            <text:p>1.39252</text:p>
          </table:table-cell>
          <table:table-cell office:value-type="float" office:value="1.83269" calcext:value-type="float">
            <text:p>1.83269</text:p>
          </table:table-cell>
          <table:table-cell office:value-type="float" office:value="2.09451" calcext:value-type="float">
            <text:p>2.09451</text:p>
          </table:table-cell>
          <table:table-cell office:value-type="float" office:value="1.4014" calcext:value-type="float">
            <text:p>1.4014</text:p>
          </table:table-cell>
          <table:table-cell office:value-type="float" office:value="1.83625" calcext:value-type="float">
            <text:p>1.83625</text:p>
          </table:table-cell>
          <table:table-cell office:value-type="float" office:value="21.4326" calcext:value-type="float">
            <text:p>21.4326</text:p>
          </table:table-cell>
          <table:table-cell office:value-type="float" office:value="1.4014" calcext:value-type="float">
            <text:p>1.4014</text:p>
          </table:table-cell>
          <table:table-cell office:value-type="float" office:value="2.13078" calcext:value-type="float">
            <text:p>2.13078</text:p>
          </table:table-cell>
          <table:table-cell office:value-type="float" office:value="1.77374" calcext:value-type="float">
            <text:p>1.77374</text:p>
          </table:table-cell>
          <table:table-cell office:value-type="float" office:value="6.4219" calcext:value-type="float">
            <text:p>6.4219</text:p>
          </table:table-cell>
          <table:table-cell office:value-type="float" office:value="0.0908407" calcext:value-type="float">
            <text:p>0.0908407</text:p>
          </table:table-cell>
          <table:table-cell office:value-type="float" office:value="4.71863" calcext:value-type="float">
            <text:p>4.71863</text:p>
          </table:table-cell>
          <table:table-cell office:value-type="float" office:value="2.30142" calcext:value-type="float">
            <text:p>2.30142</text:p>
          </table:table-cell>
          <table:table-cell office:value-type="float" office:value="3.41866" calcext:value-type="float">
            <text:p>3.41866</text:p>
          </table:table-cell>
          <table:table-cell office:value-type="float" office:value="1.15307" calcext:value-type="float">
            <text:p>1.15307</text:p>
          </table:table-cell>
          <table:table-cell office:value-type="float" office:value="1.83625" calcext:value-type="float">
            <text:p>1.83625</text:p>
          </table:table-cell>
          <table:table-cell office:value-type="float" office:value="2.68797" calcext:value-type="float">
            <text:p>2.68797</text:p>
          </table:table-cell>
          <table:table-cell office:value-type="float" office:value="2.20715" calcext:value-type="float">
            <text:p>2.20715</text:p>
          </table:table-cell>
          <table:table-cell office:value-type="float" office:value="1.8246" calcext:value-type="float">
            <text:p>1.8246</text:p>
          </table:table-cell>
          <table:table-cell office:value-type="float" office:value="2.22721" calcext:value-type="float">
            <text:p>2.22721</text:p>
          </table:table-cell>
          <table:table-cell office:value-type="float" office:value="2.6159" calcext:value-type="float">
            <text:p>2.6159</text:p>
          </table:table-cell>
          <table:table-cell office:value-type="float" office:value="2.09605" calcext:value-type="float">
            <text:p>2.09605</text:p>
          </table:table-cell>
          <table:table-cell office:value-type="float" office:value="2.60908" calcext:value-type="float">
            <text:p>2.60908</text:p>
          </table:table-cell>
          <table:table-cell office:value-type="float" office:value="0.0970176" calcext:value-type="float">
            <text:p>0.0970176</text:p>
          </table:table-cell>
          <table:table-cell office:value-type="float" office:value="2.20715" calcext:value-type="float">
            <text:p>2.20715</text:p>
          </table:table-cell>
          <table:table-cell office:value-type="float" office:value="2.03293" calcext:value-type="float">
            <text:p>2.03293</text:p>
          </table:table-cell>
          <table:table-cell office:value-type="float" office:value="2.56341" calcext:value-type="float">
            <text:p>2.56341</text:p>
          </table:table-cell>
          <table:table-cell office:value-type="float" office:value="1.02551" calcext:value-type="float">
            <text:p>1.02551</text:p>
          </table:table-cell>
          <table:table-cell office:value-type="float" office:value="4.22925" calcext:value-type="float">
            <text:p>4.22925</text:p>
          </table:table-cell>
          <table:table-cell office:value-type="float" office:value="2.30485" calcext:value-type="float">
            <text:p>2.30485</text:p>
          </table:table-cell>
          <table:table-cell office:value-type="float" office:value="14.8637" calcext:value-type="float">
            <text:p>14.8637</text:p>
          </table:table-cell>
          <table:table-cell office:value-type="float" office:value="2.63571" calcext:value-type="float">
            <text:p>2.63571</text:p>
          </table:table-cell>
          <table:table-cell office:value-type="float" office:value="3.002" calcext:value-type="float">
            <text:p>3.002</text:p>
          </table:table-cell>
          <table:table-cell office:value-type="float" office:value="4.22925" calcext:value-type="float">
            <text:p>4.22925</text:p>
          </table:table-cell>
          <table:table-cell office:value-type="float" office:value="1.38885" calcext:value-type="float">
            <text:p>1.38885</text:p>
          </table:table-cell>
          <table:table-cell office:value-type="float" office:value="2.66401" calcext:value-type="float">
            <text:p>2.66401</text:p>
          </table:table-cell>
          <table:table-cell office:value-type="float" office:value="2.11663" calcext:value-type="float">
            <text:p>2.11663</text:p>
          </table:table-cell>
          <table:table-cell office:value-type="float" office:value="0.948898" calcext:value-type="float">
            <text:p>0.948898</text:p>
          </table:table-cell>
          <table:table-cell office:value-type="float" office:value="2.10721" calcext:value-type="float">
            <text:p>2.10721</text:p>
          </table:table-cell>
          <table:table-cell office:value-type="float" office:value="0.736864" calcext:value-type="float">
            <text:p>0.736864</text:p>
          </table:table-cell>
          <table:table-cell office:value-type="float" office:value="2.30485" calcext:value-type="float">
            <text:p>2.30485</text:p>
          </table:table-cell>
          <table:table-cell office:value-type="float" office:value="0.311549" calcext:value-type="float">
            <text:p>0.311549</text:p>
          </table:table-cell>
          <table:table-cell office:value-type="float" office:value="14.8637" calcext:value-type="float">
            <text:p>14.8637</text:p>
          </table:table-cell>
          <table:table-cell office:value-type="float" office:value="2.18152" calcext:value-type="float">
            <text:p>2.18152</text:p>
          </table:table-cell>
          <table:table-cell office:value-type="float" office:value="0" calcext:value-type="float">
            <text:p>0</text:p>
          </table:table-cell>
          <table:table-cell office:value-type="float" office:value="3.25172" calcext:value-type="float">
            <text:p>3.25172</text:p>
          </table:table-cell>
          <table:table-cell office:value-type="float" office:value="1.69922" calcext:value-type="float">
            <text:p>1.69922</text:p>
          </table:table-cell>
          <table:table-cell office:value-type="float" office:value="20.662" calcext:value-type="float">
            <text:p>20.662</text:p>
          </table:table-cell>
          <table:table-cell office:value-type="float" office:value="5.44055" calcext:value-type="float">
            <text:p>5.44055</text:p>
          </table:table-cell>
          <table:table-cell office:value-type="float" office:value="1.32323" calcext:value-type="float">
            <text:p>1.32323</text:p>
          </table:table-cell>
          <table:table-cell office:value-type="float" office:value="0.561909" calcext:value-type="float">
            <text:p>0.561909</text:p>
          </table:table-cell>
          <table:table-cell office:value-type="float" office:value="2.11663" calcext:value-type="float">
            <text:p>2.11663</text:p>
          </table:table-cell>
          <table:table-cell office:value-type="float" office:value="2.36546" calcext:value-type="float">
            <text:p>2.36546</text:p>
          </table:table-cell>
          <table:table-cell office:value-type="float" office:value="2.10825" calcext:value-type="float">
            <text:p>2.10825</text:p>
          </table:table-cell>
          <table:table-cell office:value-type="float" office:value="21.3891" calcext:value-type="float">
            <text:p>21.3891</text:p>
          </table:table-cell>
          <table:table-cell office:value-type="float" office:value="0.48579" calcext:value-type="float">
            <text:p>0.48579</text:p>
          </table:table-cell>
          <table:table-cell office:value-type="float" office:value="1.00261" calcext:value-type="float">
            <text:p>1.00261</text:p>
          </table:table-cell>
          <table:table-cell office:value-type="float" office:value="1.11573" calcext:value-type="float">
            <text:p>1.11573</text:p>
          </table:table-cell>
          <table:table-cell office:value-type="float" office:value="4.22925" calcext:value-type="float">
            <text:p>4.22925</text:p>
          </table:table-cell>
          <table:table-cell office:value-type="float" office:value="2.47973" calcext:value-type="float">
            <text:p>2.47973</text:p>
          </table:table-cell>
          <table:table-cell office:value-type="float" office:value="14.78" calcext:value-type="float">
            <text:p>14.78</text:p>
          </table:table-cell>
          <table:table-cell office:value-type="float" office:value="3.72498" calcext:value-type="float">
            <text:p>3.72498</text:p>
          </table:table-cell>
          <table:table-cell office:value-type="float" office:value="2.60151" calcext:value-type="float">
            <text:p>2.60151</text:p>
          </table:table-cell>
          <table:table-cell office:value-type="float" office:value="4.22925" calcext:value-type="float">
            <text:p>4.22925</text:p>
          </table:table-cell>
          <table:table-cell office:value-type="float" office:value="1.6154" calcext:value-type="float">
            <text:p>1.6154</text:p>
          </table:table-cell>
          <table:table-cell office:value-type="float" office:value="3.63707" calcext:value-type="float">
            <text:p>3.63707</text:p>
          </table:table-cell>
          <table:table-cell office:value-type="float" office:value="2.13787" calcext:value-type="float">
            <text:p>2.13787</text:p>
          </table:table-cell>
          <table:table-cell office:value-type="float" office:value="2.18063" calcext:value-type="float">
            <text:p>2.18063</text:p>
          </table:table-cell>
          <table:table-cell office:value-type="float" office:value="2.11663" calcext:value-type="float">
            <text:p>2.11663</text:p>
          </table:table-cell>
          <table:table-cell office:value-type="float" office:value="0.364882" calcext:value-type="float">
            <text:p>0.364882</text:p>
          </table:table-cell>
          <table:table-cell office:value-type="float" office:value="2.47973" calcext:value-type="float">
            <text:p>2.47973</text:p>
          </table:table-cell>
          <table:table-cell office:value-type="float" office:value="0.303626" calcext:value-type="float">
            <text:p>0.303626</text:p>
          </table:table-cell>
          <table:table-cell office:value-type="float" office:value="14.78" calcext:value-type="float">
            <text:p>14.78</text:p>
          </table:table-cell>
          <table:table-cell office:value-type="float" office:value="2.42955" calcext:value-type="float">
            <text:p>2.42955</text:p>
          </table:table-cell>
          <table:table-cell office:value-type="float" office:value="2.0042" calcext:value-type="float">
            <text:p>2.0042</text:p>
          </table:table-cell>
          <table:table-cell office:value-type="float" office:value="1.70772" calcext:value-type="float">
            <text:p>1.70772</text:p>
          </table:table-cell>
          <table:table-cell office:value-type="float" office:value="2.49623" calcext:value-type="float">
            <text:p>2.49623</text:p>
          </table:table-cell>
          <table:table-cell office:value-type="float" office:value="1.95737" calcext:value-type="float">
            <text:p>1.95737</text:p>
          </table:table-cell>
          <table:table-cell office:value-type="float" office:value="6.04902" calcext:value-type="float">
            <text:p>6.04902</text:p>
          </table:table-cell>
          <table:table-cell office:value-type="float" office:value="1.22496" calcext:value-type="float">
            <text:p>1.22496</text:p>
          </table:table-cell>
          <table:table-cell office:value-type="float" office:value="0.123638" calcext:value-type="float">
            <text:p>0.123638</text:p>
          </table:table-cell>
          <table:table-cell office:value-type="float" office:value="2.13787" calcext:value-type="float">
            <text:p>2.13787</text:p>
          </table:table-cell>
          <table:table-cell office:value-type="float" office:value="5.42582" calcext:value-type="float">
            <text:p>5.42582</text:p>
          </table:table-cell>
          <table:table-cell office:value-type="float" office:value="2.10825" calcext:value-type="float">
            <text:p>2.10825</text:p>
          </table:table-cell>
          <table:table-cell office:value-type="float" office:value="22.0077" calcext:value-type="float">
            <text:p>22.0077</text:p>
          </table:table-cell>
          <table:table-cell office:value-type="float" office:value="1.18448" calcext:value-type="float">
            <text:p>1.18448</text:p>
          </table:table-cell>
          <table:table-cell office:value-type="float" office:value="1.8748" calcext:value-type="float">
            <text:p>1.8748</text:p>
          </table:table-cell>
          <table:table-cell table:number-columns-repeated="6" office:value-type="float" office:value="6.44235" calcext:value-type="float">
            <text:p>6.4423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78" calcext:value-type="float">
            <text:p>78</text:p>
          </table:table-cell>
          <table:table-cell office:value-type="float" office:value="3.25375" calcext:value-type="float">
            <text:p>3.25375</text:p>
          </table:table-cell>
          <table:table-cell office:value-type="float" office:value="2.4358" calcext:value-type="float">
            <text:p>2.4358</text:p>
          </table:table-cell>
          <table:table-cell office:value-type="float" office:value="3.67948" calcext:value-type="float">
            <text:p>3.67948</text:p>
          </table:table-cell>
          <table:table-cell office:value-type="float" office:value="2.32321" calcext:value-type="float">
            <text:p>2.32321</text:p>
          </table:table-cell>
          <table:table-cell office:value-type="float" office:value="1.48477" calcext:value-type="float">
            <text:p>1.48477</text:p>
          </table:table-cell>
          <table:table-cell office:value-type="float" office:value="2.87759" calcext:value-type="float">
            <text:p>2.87759</text:p>
          </table:table-cell>
          <table:table-cell office:value-type="float" office:value="2.5019" calcext:value-type="float">
            <text:p>2.5019</text:p>
          </table:table-cell>
          <table:table-cell office:value-type="float" office:value="2.60279" calcext:value-type="float">
            <text:p>2.60279</text:p>
          </table:table-cell>
          <table:table-cell office:value-type="float" office:value="2.27277" calcext:value-type="float">
            <text:p>2.27277</text:p>
          </table:table-cell>
          <table:table-cell office:value-type="float" office:value="2.5019" calcext:value-type="float">
            <text:p>2.5019</text:p>
          </table:table-cell>
          <table:table-cell office:value-type="float" office:value="2.24472" calcext:value-type="float">
            <text:p>2.24472</text:p>
          </table:table-cell>
          <table:table-cell office:value-type="float" office:value="2.33906" calcext:value-type="float">
            <text:p>2.33906</text:p>
          </table:table-cell>
          <table:table-cell office:value-type="float" office:value="3.25375" calcext:value-type="float">
            <text:p>3.25375</text:p>
          </table:table-cell>
          <table:table-cell office:value-type="float" office:value="3.34653" calcext:value-type="float">
            <text:p>3.34653</text:p>
          </table:table-cell>
          <table:table-cell office:value-type="float" office:value="1.50825" calcext:value-type="float">
            <text:p>1.50825</text:p>
          </table:table-cell>
          <table:table-cell office:value-type="float" office:value="1.91991" calcext:value-type="float">
            <text:p>1.91991</text:p>
          </table:table-cell>
          <table:table-cell office:value-type="float" office:value="1.91915" calcext:value-type="float">
            <text:p>1.91915</text:p>
          </table:table-cell>
          <table:table-cell office:value-type="float" office:value="3.5619" calcext:value-type="float">
            <text:p>3.5619</text:p>
          </table:table-cell>
          <table:table-cell office:value-type="float" office:value="2.60279" calcext:value-type="float">
            <text:p>2.60279</text:p>
          </table:table-cell>
          <table:table-cell office:value-type="float" office:value="0.58109" calcext:value-type="float">
            <text:p>0.58109</text:p>
          </table:table-cell>
          <table:table-cell office:value-type="float" office:value="2.71804" calcext:value-type="float">
            <text:p>2.71804</text:p>
          </table:table-cell>
          <table:table-cell office:value-type="float" office:value="2.63658" calcext:value-type="float">
            <text:p>2.63658</text:p>
          </table:table-cell>
          <table:table-cell office:value-type="float" office:value="2.22345" calcext:value-type="float">
            <text:p>2.22345</text:p>
          </table:table-cell>
          <table:table-cell office:value-type="float" office:value="2.57741" calcext:value-type="float">
            <text:p>2.57741</text:p>
          </table:table-cell>
          <table:table-cell office:value-type="float" office:value="0.926385" calcext:value-type="float">
            <text:p>0.926385</text:p>
          </table:table-cell>
          <table:table-cell office:value-type="float" office:value="20.8848" calcext:value-type="float">
            <text:p>20.8848</text:p>
          </table:table-cell>
          <table:table-cell office:value-type="float" office:value="1.44371" calcext:value-type="float">
            <text:p>1.44371</text:p>
          </table:table-cell>
          <table:table-cell office:value-type="float" office:value="2.71804" calcext:value-type="float">
            <text:p>2.71804</text:p>
          </table:table-cell>
          <table:table-cell office:value-type="float" office:value="2.67157" calcext:value-type="float">
            <text:p>2.67157</text:p>
          </table:table-cell>
          <table:table-cell office:value-type="float" office:value="3.01721" calcext:value-type="float">
            <text:p>3.01721</text:p>
          </table:table-cell>
          <table:table-cell office:value-type="float" office:value="3.56613" calcext:value-type="float">
            <text:p>3.56613</text:p>
          </table:table-cell>
          <table:table-cell office:value-type="float" office:value="1.9803" calcext:value-type="float">
            <text:p>1.9803</text:p>
          </table:table-cell>
          <table:table-cell office:value-type="float" office:value="2.97254" calcext:value-type="float">
            <text:p>2.97254</text:p>
          </table:table-cell>
          <table:table-cell office:value-type="float" office:value="2.69997" calcext:value-type="float">
            <text:p>2.69997</text:p>
          </table:table-cell>
          <table:table-cell office:value-type="float" office:value="2.7451" calcext:value-type="float">
            <text:p>2.7451</text:p>
          </table:table-cell>
          <table:table-cell office:value-type="float" office:value="2.48751" calcext:value-type="float">
            <text:p>2.48751</text:p>
          </table:table-cell>
          <table:table-cell office:value-type="float" office:value="3.14072" calcext:value-type="float">
            <text:p>3.14072</text:p>
          </table:table-cell>
          <table:table-cell office:value-type="float" office:value="2.69601" calcext:value-type="float">
            <text:p>2.69601</text:p>
          </table:table-cell>
          <table:table-cell office:value-type="float" office:value="19.031" calcext:value-type="float">
            <text:p>19.031</text:p>
          </table:table-cell>
          <table:table-cell office:value-type="float" office:value="3.14072" calcext:value-type="float">
            <text:p>3.14072</text:p>
          </table:table-cell>
          <table:table-cell office:value-type="float" office:value="3.10736" calcext:value-type="float">
            <text:p>3.10736</text:p>
          </table:table-cell>
          <table:table-cell office:value-type="float" office:value="2.14475" calcext:value-type="float">
            <text:p>2.14475</text:p>
          </table:table-cell>
          <table:table-cell office:value-type="float" office:value="3.56613" calcext:value-type="float">
            <text:p>3.56613</text:p>
          </table:table-cell>
          <table:table-cell office:value-type="float" office:value="3.34156" calcext:value-type="float">
            <text:p>3.34156</text:p>
          </table:table-cell>
          <table:table-cell office:value-type="float" office:value="1.76269" calcext:value-type="float">
            <text:p>1.76269</text:p>
          </table:table-cell>
          <table:table-cell office:value-type="float" office:value="2.05423" calcext:value-type="float">
            <text:p>2.05423</text:p>
          </table:table-cell>
          <table:table-cell office:value-type="float" office:value="1.50499" calcext:value-type="float">
            <text:p>1.50499</text:p>
          </table:table-cell>
          <table:table-cell office:value-type="float" office:value="3.24111" calcext:value-type="float">
            <text:p>3.24111</text:p>
          </table:table-cell>
          <table:table-cell office:value-type="float" office:value="2.69601" calcext:value-type="float">
            <text:p>2.69601</text:p>
          </table:table-cell>
          <table:table-cell office:value-type="float" office:value="0.806346" calcext:value-type="float">
            <text:p>0.806346</text:p>
          </table:table-cell>
          <table:table-cell office:value-type="float" office:value="3.18239" calcext:value-type="float">
            <text:p>3.18239</text:p>
          </table:table-cell>
          <table:table-cell office:value-type="float" office:value="2.63467" calcext:value-type="float">
            <text:p>2.63467</text:p>
          </table:table-cell>
          <table:table-cell office:value-type="float" office:value="2.68376" calcext:value-type="float">
            <text:p>2.68376</text:p>
          </table:table-cell>
          <table:table-cell office:value-type="float" office:value="2.89264" calcext:value-type="float">
            <text:p>2.89264</text:p>
          </table:table-cell>
          <table:table-cell office:value-type="float" office:value="2.23538" calcext:value-type="float">
            <text:p>2.23538</text:p>
          </table:table-cell>
          <table:table-cell office:value-type="float" office:value="2.32656" calcext:value-type="float">
            <text:p>2.32656</text:p>
          </table:table-cell>
          <table:table-cell office:value-type="float" office:value="3.34653" calcext:value-type="float">
            <text:p>3.34653</text:p>
          </table:table-cell>
          <table:table-cell office:value-type="float" office:value="3.18239" calcext:value-type="float">
            <text:p>3.18239</text:p>
          </table:table-cell>
          <table:table-cell office:value-type="float" office:value="2.58878" calcext:value-type="float">
            <text:p>2.58878</text:p>
          </table:table-cell>
          <table:table-cell office:value-type="float" office:value="1.94898" calcext:value-type="float">
            <text:p>1.94898</text:p>
          </table:table-cell>
          <table:table-cell office:value-type="float" office:value="3.00961" calcext:value-type="float">
            <text:p>3.00961</text:p>
          </table:table-cell>
          <table:table-cell office:value-type="float" office:value="1.08342" calcext:value-type="float">
            <text:p>1.08342</text:p>
          </table:table-cell>
          <table:table-cell office:value-type="float" office:value="3.16239" calcext:value-type="float">
            <text:p>3.16239</text:p>
          </table:table-cell>
          <table:table-cell office:value-type="float" office:value="12.6131" calcext:value-type="float">
            <text:p>12.6131</text:p>
          </table:table-cell>
          <table:table-cell office:value-type="float" office:value="2.03349" calcext:value-type="float">
            <text:p>2.03349</text:p>
          </table:table-cell>
          <table:table-cell office:value-type="float" office:value="2.80161" calcext:value-type="float">
            <text:p>2.80161</text:p>
          </table:table-cell>
          <table:table-cell office:value-type="float" office:value="1.08342" calcext:value-type="float">
            <text:p>1.08342</text:p>
          </table:table-cell>
          <table:table-cell office:value-type="float" office:value="1.94215" calcext:value-type="float">
            <text:p>1.94215</text:p>
          </table:table-cell>
          <table:table-cell office:value-type="float" office:value="0.703324" calcext:value-type="float">
            <text:p>0.703324</text:p>
          </table:table-cell>
          <table:table-cell office:value-type="float" office:value="3.08211" calcext:value-type="float">
            <text:p>3.08211</text:p>
          </table:table-cell>
          <table:table-cell office:value-type="float" office:value="2.40246" calcext:value-type="float">
            <text:p>2.40246</text:p>
          </table:table-cell>
          <table:table-cell office:value-type="float" office:value="3.08539" calcext:value-type="float">
            <text:p>3.08539</text:p>
          </table:table-cell>
          <table:table-cell office:value-type="float" office:value="2.81388" calcext:value-type="float">
            <text:p>2.81388</text:p>
          </table:table-cell>
          <table:table-cell office:value-type="float" office:value="3.16239" calcext:value-type="float">
            <text:p>3.16239</text:p>
          </table:table-cell>
          <table:table-cell office:value-type="float" office:value="2.98761" calcext:value-type="float">
            <text:p>2.98761</text:p>
          </table:table-cell>
          <table:table-cell office:value-type="float" office:value="12.6131" calcext:value-type="float">
            <text:p>12.6131</text:p>
          </table:table-cell>
          <table:table-cell office:value-type="float" office:value="2.19514" calcext:value-type="float">
            <text:p>2.19514</text:p>
          </table:table-cell>
          <table:table-cell office:value-type="float" office:value="3.25172" calcext:value-type="float">
            <text:p>3.25172</text:p>
          </table:table-cell>
          <table:table-cell office:value-type="float" office:value="0" calcext:value-type="float">
            <text:p>0</text:p>
          </table:table-cell>
          <table:table-cell office:value-type="float" office:value="2.94149" calcext:value-type="float">
            <text:p>2.94149</text:p>
          </table:table-cell>
          <table:table-cell office:value-type="float" office:value="21.0845" calcext:value-type="float">
            <text:p>21.0845</text:p>
          </table:table-cell>
          <table:table-cell office:value-type="float" office:value="2.75042" calcext:value-type="float">
            <text:p>2.75042</text:p>
          </table:table-cell>
          <table:table-cell office:value-type="float" office:value="2.74837" calcext:value-type="float">
            <text:p>2.74837</text:p>
          </table:table-cell>
          <table:table-cell office:value-type="float" office:value="3.45603" calcext:value-type="float">
            <text:p>3.45603</text:p>
          </table:table-cell>
          <table:table-cell office:value-type="float" office:value="3.08211" calcext:value-type="float">
            <text:p>3.08211</text:p>
          </table:table-cell>
          <table:table-cell office:value-type="float" office:value="2.21081" calcext:value-type="float">
            <text:p>2.21081</text:p>
          </table:table-cell>
          <table:table-cell office:value-type="float" office:value="2.83955" calcext:value-type="float">
            <text:p>2.83955</text:p>
          </table:table-cell>
          <table:table-cell office:value-type="float" office:value="18.9892" calcext:value-type="float">
            <text:p>18.9892</text:p>
          </table:table-cell>
          <table:table-cell office:value-type="float" office:value="3.04756" calcext:value-type="float">
            <text:p>3.04756</text:p>
          </table:table-cell>
          <table:table-cell office:value-type="float" office:value="3.45832" calcext:value-type="float">
            <text:p>3.45832</text:p>
          </table:table-cell>
          <table:table-cell office:value-type="float" office:value="3.26006" calcext:value-type="float">
            <text:p>3.26006</text:p>
          </table:table-cell>
          <table:table-cell office:value-type="float" office:value="1.08342" calcext:value-type="float">
            <text:p>1.08342</text:p>
          </table:table-cell>
          <table:table-cell office:value-type="float" office:value="2.67207" calcext:value-type="float">
            <text:p>2.67207</text:p>
          </table:table-cell>
          <table:table-cell office:value-type="float" office:value="12.5386" calcext:value-type="float">
            <text:p>12.5386</text:p>
          </table:table-cell>
          <table:table-cell office:value-type="float" office:value="3.26197" calcext:value-type="float">
            <text:p>3.26197</text:p>
          </table:table-cell>
          <table:table-cell office:value-type="float" office:value="3.62314" calcext:value-type="float">
            <text:p>3.62314</text:p>
          </table:table-cell>
          <table:table-cell office:value-type="float" office:value="1.08342" calcext:value-type="float">
            <text:p>1.08342</text:p>
          </table:table-cell>
          <table:table-cell office:value-type="float" office:value="1.64237" calcext:value-type="float">
            <text:p>1.64237</text:p>
          </table:table-cell>
          <table:table-cell office:value-type="float" office:value="0.663817" calcext:value-type="float">
            <text:p>0.663817</text:p>
          </table:table-cell>
          <table:table-cell office:value-type="float" office:value="2.99559" calcext:value-type="float">
            <text:p>2.99559</text:p>
          </table:table-cell>
          <table:table-cell office:value-type="float" office:value="2.37396" calcext:value-type="float">
            <text:p>2.37396</text:p>
          </table:table-cell>
          <table:table-cell office:value-type="float" office:value="3.08211" calcext:value-type="float">
            <text:p>3.08211</text:p>
          </table:table-cell>
          <table:table-cell office:value-type="float" office:value="3.01553" calcext:value-type="float">
            <text:p>3.01553</text:p>
          </table:table-cell>
          <table:table-cell office:value-type="float" office:value="2.67207" calcext:value-type="float">
            <text:p>2.67207</text:p>
          </table:table-cell>
          <table:table-cell office:value-type="float" office:value="2.99215" calcext:value-type="float">
            <text:p>2.99215</text:p>
          </table:table-cell>
          <table:table-cell office:value-type="float" office:value="12.5386" calcext:value-type="float">
            <text:p>12.5386</text:p>
          </table:table-cell>
          <table:table-cell office:value-type="float" office:value="1.72762" calcext:value-type="float">
            <text:p>1.72762</text:p>
          </table:table-cell>
          <table:table-cell office:value-type="float" office:value="1.41106" calcext:value-type="float">
            <text:p>1.41106</text:p>
          </table:table-cell>
          <table:table-cell office:value-type="float" office:value="1.54421" calcext:value-type="float">
            <text:p>1.54421</text:p>
          </table:table-cell>
          <table:table-cell office:value-type="float" office:value="2.25567" calcext:value-type="float">
            <text:p>2.25567</text:p>
          </table:table-cell>
          <table:table-cell office:value-type="float" office:value="3.00027" calcext:value-type="float">
            <text:p>3.00027</text:p>
          </table:table-cell>
          <table:table-cell office:value-type="float" office:value="3.43778" calcext:value-type="float">
            <text:p>3.43778</text:p>
          </table:table-cell>
          <table:table-cell office:value-type="float" office:value="2.73251" calcext:value-type="float">
            <text:p>2.73251</text:p>
          </table:table-cell>
          <table:table-cell office:value-type="float" office:value="3.17497" calcext:value-type="float">
            <text:p>3.17497</text:p>
          </table:table-cell>
          <table:table-cell office:value-type="float" office:value="2.99559" calcext:value-type="float">
            <text:p>2.99559</text:p>
          </table:table-cell>
          <table:table-cell office:value-type="float" office:value="2.73292" calcext:value-type="float">
            <text:p>2.73292</text:p>
          </table:table-cell>
          <table:table-cell office:value-type="float" office:value="2.83955" calcext:value-type="float">
            <text:p>2.83955</text:p>
          </table:table-cell>
          <table:table-cell office:value-type="float" office:value="19.5523" calcext:value-type="float">
            <text:p>19.5523</text:p>
          </table:table-cell>
          <table:table-cell office:value-type="float" office:value="2.06965" calcext:value-type="float">
            <text:p>2.06965</text:p>
          </table:table-cell>
          <table:table-cell office:value-type="float" office:value="2.93336" calcext:value-type="float">
            <text:p>2.93336</text:p>
          </table:table-cell>
          <table:table-cell table:number-columns-repeated="6" office:value-type="float" office:value="4.8486" calcext:value-type="float">
            <text:p>4.848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79" calcext:value-type="float">
            <text:p>79</text:p>
          </table:table-cell>
          <table:table-cell office:value-type="float" office:value="4.81167" calcext:value-type="float">
            <text:p>4.81167</text:p>
          </table:table-cell>
          <table:table-cell office:value-type="float" office:value="0.559245" calcext:value-type="float">
            <text:p>0.559245</text:p>
          </table:table-cell>
          <table:table-cell office:value-type="float" office:value="1.80193" calcext:value-type="float">
            <text:p>1.80193</text:p>
          </table:table-cell>
          <table:table-cell office:value-type="float" office:value="1.00547" calcext:value-type="float">
            <text:p>1.00547</text:p>
          </table:table-cell>
          <table:table-cell office:value-type="float" office:value="1.52599" calcext:value-type="float">
            <text:p>1.52599</text:p>
          </table:table-cell>
          <table:table-cell office:value-type="float" office:value="0.258452" calcext:value-type="float">
            <text:p>0.258452</text:p>
          </table:table-cell>
          <table:table-cell office:value-type="float" office:value="2.34777" calcext:value-type="float">
            <text:p>2.34777</text:p>
          </table:table-cell>
          <table:table-cell office:value-type="float" office:value="0.939249" calcext:value-type="float">
            <text:p>0.939249</text:p>
          </table:table-cell>
          <table:table-cell office:value-type="float" office:value="5.1463" calcext:value-type="float">
            <text:p>5.1463</text:p>
          </table:table-cell>
          <table:table-cell office:value-type="float" office:value="2.34777" calcext:value-type="float">
            <text:p>2.34777</text:p>
          </table:table-cell>
          <table:table-cell office:value-type="float" office:value="1.10442" calcext:value-type="float">
            <text:p>1.10442</text:p>
          </table:table-cell>
          <table:table-cell office:value-type="float" office:value="1.95086" calcext:value-type="float">
            <text:p>1.95086</text:p>
          </table:table-cell>
          <table:table-cell office:value-type="float" office:value="4.81167" calcext:value-type="float">
            <text:p>4.81167</text:p>
          </table:table-cell>
          <table:table-cell office:value-type="float" office:value="1.72423" calcext:value-type="float">
            <text:p>1.72423</text:p>
          </table:table-cell>
          <table:table-cell office:value-type="float" office:value="3.37617" calcext:value-type="float">
            <text:p>3.37617</text:p>
          </table:table-cell>
          <table:table-cell office:value-type="float" office:value="1.09964" calcext:value-type="float">
            <text:p>1.09964</text:p>
          </table:table-cell>
          <table:table-cell office:value-type="float" office:value="2.25433" calcext:value-type="float">
            <text:p>2.25433</text:p>
          </table:table-cell>
          <table:table-cell office:value-type="float" office:value="0.723004" calcext:value-type="float">
            <text:p>0.723004</text:p>
          </table:table-cell>
          <table:table-cell office:value-type="float" office:value="0.939249" calcext:value-type="float">
            <text:p>0.939249</text:p>
          </table:table-cell>
          <table:table-cell office:value-type="float" office:value="2.39367" calcext:value-type="float">
            <text:p>2.39367</text:p>
          </table:table-cell>
          <table:table-cell office:value-type="float" office:value="0.61285" calcext:value-type="float">
            <text:p>0.61285</text:p>
          </table:table-cell>
          <table:table-cell office:value-type="float" office:value="0.319806" calcext:value-type="float">
            <text:p>0.319806</text:p>
          </table:table-cell>
          <table:table-cell office:value-type="float" office:value="0.854721" calcext:value-type="float">
            <text:p>0.854721</text:p>
          </table:table-cell>
          <table:table-cell office:value-type="float" office:value="0.397678" calcext:value-type="float">
            <text:p>0.397678</text:p>
          </table:table-cell>
          <table:table-cell office:value-type="float" office:value="2.06444" calcext:value-type="float">
            <text:p>2.06444</text:p>
          </table:table-cell>
          <table:table-cell office:value-type="float" office:value="19.0001" calcext:value-type="float">
            <text:p>19.0001</text:p>
          </table:table-cell>
          <table:table-cell office:value-type="float" office:value="4.06679" calcext:value-type="float">
            <text:p>4.06679</text:p>
          </table:table-cell>
          <table:table-cell office:value-type="float" office:value="0.61285" calcext:value-type="float">
            <text:p>0.61285</text:p>
          </table:table-cell>
          <table:table-cell office:value-type="float" office:value="0.946416" calcext:value-type="float">
            <text:p>0.946416</text:p>
          </table:table-cell>
          <table:table-cell office:value-type="float" office:value="0.0886712" calcext:value-type="float">
            <text:p>0.0886712</text:p>
          </table:table-cell>
          <table:table-cell office:value-type="float" office:value="5.32242" calcext:value-type="float">
            <text:p>5.32242</text:p>
          </table:table-cell>
          <table:table-cell office:value-type="float" office:value="2.12375" calcext:value-type="float">
            <text:p>2.12375</text:p>
          </table:table-cell>
          <table:table-cell office:value-type="float" office:value="0.45143" calcext:value-type="float">
            <text:p>0.45143</text:p>
          </table:table-cell>
          <table:table-cell office:value-type="float" office:value="0.397452" calcext:value-type="float">
            <text:p>0.397452</text:p>
          </table:table-cell>
          <table:table-cell office:value-type="float" office:value="0.244759" calcext:value-type="float">
            <text:p>0.244759</text:p>
          </table:table-cell>
          <table:table-cell office:value-type="float" office:value="0.613844" calcext:value-type="float">
            <text:p>0.613844</text:p>
          </table:table-cell>
          <table:table-cell office:value-type="float" office:value="0.37942" calcext:value-type="float">
            <text:p>0.37942</text:p>
          </table:table-cell>
          <table:table-cell office:value-type="float" office:value="0.287385" calcext:value-type="float">
            <text:p>0.287385</text:p>
          </table:table-cell>
          <table:table-cell office:value-type="float" office:value="19.9033" calcext:value-type="float">
            <text:p>19.9033</text:p>
          </table:table-cell>
          <table:table-cell office:value-type="float" office:value="0.37942" calcext:value-type="float">
            <text:p>0.37942</text:p>
          </table:table-cell>
          <table:table-cell office:value-type="float" office:value="0.440099" calcext:value-type="float">
            <text:p>0.440099</text:p>
          </table:table-cell>
          <table:table-cell office:value-type="float" office:value="0.797749" calcext:value-type="float">
            <text:p>0.797749</text:p>
          </table:table-cell>
          <table:table-cell office:value-type="float" office:value="5.32242" calcext:value-type="float">
            <text:p>5.32242</text:p>
          </table:table-cell>
          <table:table-cell office:value-type="float" office:value="1.72825" calcext:value-type="float">
            <text:p>1.72825</text:p>
          </table:table-cell>
          <table:table-cell office:value-type="float" office:value="3.84938" calcext:value-type="float">
            <text:p>3.84938</text:p>
          </table:table-cell>
          <table:table-cell office:value-type="float" office:value="1.05545" calcext:value-type="float">
            <text:p>1.05545</text:p>
          </table:table-cell>
          <table:table-cell office:value-type="float" office:value="2.33553" calcext:value-type="float">
            <text:p>2.33553</text:p>
          </table:table-cell>
          <table:table-cell office:value-type="float" office:value="0.657753" calcext:value-type="float">
            <text:p>0.657753</text:p>
          </table:table-cell>
          <table:table-cell office:value-type="float" office:value="0.287385" calcext:value-type="float">
            <text:p>0.287385</text:p>
          </table:table-cell>
          <table:table-cell office:value-type="float" office:value="2.79452" calcext:value-type="float">
            <text:p>2.79452</text:p>
          </table:table-cell>
          <table:table-cell office:value-type="float" office:value="0.526052" calcext:value-type="float">
            <text:p>0.526052</text:p>
          </table:table-cell>
          <table:table-cell office:value-type="float" office:value="0.335107" calcext:value-type="float">
            <text:p>0.335107</text:p>
          </table:table-cell>
          <table:table-cell office:value-type="float" office:value="0.61537" calcext:value-type="float">
            <text:p>0.61537</text:p>
          </table:table-cell>
          <table:table-cell office:value-type="float" office:value="0.945884" calcext:value-type="float">
            <text:p>0.945884</text:p>
          </table:table-cell>
          <table:table-cell office:value-type="float" office:value="0.799995" calcext:value-type="float">
            <text:p>0.799995</text:p>
          </table:table-cell>
          <table:table-cell office:value-type="float" office:value="1.14632" calcext:value-type="float">
            <text:p>1.14632</text:p>
          </table:table-cell>
          <table:table-cell office:value-type="float" office:value="1.72423" calcext:value-type="float">
            <text:p>1.72423</text:p>
          </table:table-cell>
          <table:table-cell office:value-type="float" office:value="0.526052" calcext:value-type="float">
            <text:p>0.526052</text:p>
          </table:table-cell>
          <table:table-cell office:value-type="float" office:value="0.499265" calcext:value-type="float">
            <text:p>0.499265</text:p>
          </table:table-cell>
          <table:table-cell office:value-type="float" office:value="1.31279" calcext:value-type="float">
            <text:p>1.31279</text:p>
          </table:table-cell>
          <table:table-cell office:value-type="float" office:value="0.67761" calcext:value-type="float">
            <text:p>0.67761</text:p>
          </table:table-cell>
          <table:table-cell office:value-type="float" office:value="3.59756" calcext:value-type="float">
            <text:p>3.59756</text:p>
          </table:table-cell>
          <table:table-cell office:value-type="float" office:value="0.612641" calcext:value-type="float">
            <text:p>0.612641</text:p>
          </table:table-cell>
          <table:table-cell office:value-type="float" office:value="13.3125" calcext:value-type="float">
            <text:p>13.3125</text:p>
          </table:table-cell>
          <table:table-cell office:value-type="float" office:value="1.32396" calcext:value-type="float">
            <text:p>1.32396</text:p>
          </table:table-cell>
          <table:table-cell office:value-type="float" office:value="1.37481" calcext:value-type="float">
            <text:p>1.37481</text:p>
          </table:table-cell>
          <table:table-cell office:value-type="float" office:value="3.59756" calcext:value-type="float">
            <text:p>3.59756</text:p>
          </table:table-cell>
          <table:table-cell office:value-type="float" office:value="1.97993" calcext:value-type="float">
            <text:p>1.97993</text:p>
          </table:table-cell>
          <table:table-cell office:value-type="float" office:value="2.67328" calcext:value-type="float">
            <text:p>2.67328</text:p>
          </table:table-cell>
          <table:table-cell office:value-type="float" office:value="0.422607" calcext:value-type="float">
            <text:p>0.422607</text:p>
          </table:table-cell>
          <table:table-cell office:value-type="float" office:value="1.89768" calcext:value-type="float">
            <text:p>1.89768</text:p>
          </table:table-cell>
          <table:table-cell office:value-type="float" office:value="0.414165" calcext:value-type="float">
            <text:p>0.414165</text:p>
          </table:table-cell>
          <table:table-cell office:value-type="float" office:value="2.09328" calcext:value-type="float">
            <text:p>2.09328</text:p>
          </table:table-cell>
          <table:table-cell office:value-type="float" office:value="0.612641" calcext:value-type="float">
            <text:p>0.612641</text:p>
          </table:table-cell>
          <table:table-cell office:value-type="float" office:value="1.75276" calcext:value-type="float">
            <text:p>1.75276</text:p>
          </table:table-cell>
          <table:table-cell office:value-type="float" office:value="13.3125" calcext:value-type="float">
            <text:p>13.3125</text:p>
          </table:table-cell>
          <table:table-cell office:value-type="float" office:value="0.879707" calcext:value-type="float">
            <text:p>0.879707</text:p>
          </table:table-cell>
          <table:table-cell office:value-type="float" office:value="1.69922" calcext:value-type="float">
            <text:p>1.69922</text:p>
          </table:table-cell>
          <table:table-cell office:value-type="float" office:value="2.94149" calcext:value-type="float">
            <text:p>2.94149</text:p>
          </table:table-cell>
          <table:table-cell office:value-type="float" office:value="0" calcext:value-type="float">
            <text:p>0</text:p>
          </table:table-cell>
          <table:table-cell office:value-type="float" office:value="19.1905" calcext:value-type="float">
            <text:p>19.1905</text:p>
          </table:table-cell>
          <table:table-cell office:value-type="float" office:value="5.61546" calcext:value-type="float">
            <text:p>5.61546</text:p>
          </table:table-cell>
          <table:table-cell office:value-type="float" office:value="0.428715" calcext:value-type="float">
            <text:p>0.428715</text:p>
          </table:table-cell>
          <table:table-cell office:value-type="float" office:value="1.34043" calcext:value-type="float">
            <text:p>1.34043</text:p>
          </table:table-cell>
          <table:table-cell office:value-type="float" office:value="0.422607" calcext:value-type="float">
            <text:p>0.422607</text:p>
          </table:table-cell>
          <table:table-cell office:value-type="float" office:value="0.998348" calcext:value-type="float">
            <text:p>0.998348</text:p>
          </table:table-cell>
          <table:table-cell office:value-type="float" office:value="0.43736" calcext:value-type="float">
            <text:p>0.43736</text:p>
          </table:table-cell>
          <table:table-cell office:value-type="float" office:value="19.8593" calcext:value-type="float">
            <text:p>19.8593</text:p>
          </table:table-cell>
          <table:table-cell office:value-type="float" office:value="2.01986" calcext:value-type="float">
            <text:p>2.01986</text:p>
          </table:table-cell>
          <table:table-cell office:value-type="float" office:value="0.957426" calcext:value-type="float">
            <text:p>0.957426</text:p>
          </table:table-cell>
          <table:table-cell office:value-type="float" office:value="0.702718" calcext:value-type="float">
            <text:p>0.702718</text:p>
          </table:table-cell>
          <table:table-cell office:value-type="float" office:value="3.59756" calcext:value-type="float">
            <text:p>3.59756</text:p>
          </table:table-cell>
          <table:table-cell office:value-type="float" office:value="0.868727" calcext:value-type="float">
            <text:p>0.868727</text:p>
          </table:table-cell>
          <table:table-cell office:value-type="float" office:value="13.2266" calcext:value-type="float">
            <text:p>13.2266</text:p>
          </table:table-cell>
          <table:table-cell office:value-type="float" office:value="2.06351" calcext:value-type="float">
            <text:p>2.06351</text:p>
          </table:table-cell>
          <table:table-cell office:value-type="float" office:value="0.993808" calcext:value-type="float">
            <text:p>0.993808</text:p>
          </table:table-cell>
          <table:table-cell office:value-type="float" office:value="3.59756" calcext:value-type="float">
            <text:p>3.59756</text:p>
          </table:table-cell>
          <table:table-cell office:value-type="float" office:value="1.84826" calcext:value-type="float">
            <text:p>1.84826</text:p>
          </table:table-cell>
          <table:table-cell office:value-type="float" office:value="3.00996" calcext:value-type="float">
            <text:p>3.00996</text:p>
          </table:table-cell>
          <table:table-cell office:value-type="float" office:value="0.439037" calcext:value-type="float">
            <text:p>0.439037</text:p>
          </table:table-cell>
          <table:table-cell office:value-type="float" office:value="0.753605" calcext:value-type="float">
            <text:p>0.753605</text:p>
          </table:table-cell>
          <table:table-cell office:value-type="float" office:value="0.422607" calcext:value-type="float">
            <text:p>0.422607</text:p>
          </table:table-cell>
          <table:table-cell office:value-type="float" office:value="1.86343" calcext:value-type="float">
            <text:p>1.86343</text:p>
          </table:table-cell>
          <table:table-cell office:value-type="float" office:value="0.868727" calcext:value-type="float">
            <text:p>0.868727</text:p>
          </table:table-cell>
          <table:table-cell office:value-type="float" office:value="1.74708" calcext:value-type="float">
            <text:p>1.74708</text:p>
          </table:table-cell>
          <table:table-cell office:value-type="float" office:value="13.2266" calcext:value-type="float">
            <text:p>13.2266</text:p>
          </table:table-cell>
          <table:table-cell office:value-type="float" office:value="1.36128" calcext:value-type="float">
            <text:p>1.36128</text:p>
          </table:table-cell>
          <table:table-cell office:value-type="float" office:value="1.57114" calcext:value-type="float">
            <text:p>1.57114</text:p>
          </table:table-cell>
          <table:table-cell office:value-type="float" office:value="1.79513" calcext:value-type="float">
            <text:p>1.79513</text:p>
          </table:table-cell>
          <table:table-cell office:value-type="float" office:value="1.0805" calcext:value-type="float">
            <text:p>1.0805</text:p>
          </table:table-cell>
          <table:table-cell office:value-type="float" office:value="0.259044" calcext:value-type="float">
            <text:p>0.259044</text:p>
          </table:table-cell>
          <table:table-cell office:value-type="float" office:value="6.29017" calcext:value-type="float">
            <text:p>6.29017</text:p>
          </table:table-cell>
          <table:table-cell office:value-type="float" office:value="0.531523" calcext:value-type="float">
            <text:p>0.531523</text:p>
          </table:table-cell>
          <table:table-cell office:value-type="float" office:value="1.75501" calcext:value-type="float">
            <text:p>1.75501</text:p>
          </table:table-cell>
          <table:table-cell office:value-type="float" office:value="0.439037" calcext:value-type="float">
            <text:p>0.439037</text:p>
          </table:table-cell>
          <table:table-cell office:value-type="float" office:value="5.59851" calcext:value-type="float">
            <text:p>5.59851</text:p>
          </table:table-cell>
          <table:table-cell office:value-type="float" office:value="0.43736" calcext:value-type="float">
            <text:p>0.43736</text:p>
          </table:table-cell>
          <table:table-cell office:value-type="float" office:value="20.4954" calcext:value-type="float">
            <text:p>20.4954</text:p>
          </table:table-cell>
          <table:table-cell office:value-type="float" office:value="1.65091" calcext:value-type="float">
            <text:p>1.65091</text:p>
          </table:table-cell>
          <table:table-cell office:value-type="float" office:value="0.177978" calcext:value-type="float">
            <text:p>0.177978</text:p>
          </table:table-cell>
          <table:table-cell table:number-columns-repeated="6" office:value-type="float" office:value="4.84519" calcext:value-type="float">
            <text:p>4.8451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80" calcext:value-type="float">
            <text:p>80</text:p>
          </table:table-cell>
          <table:table-cell office:value-type="float" office:value="19.4025" calcext:value-type="float">
            <text:p>19.4025</text:p>
          </table:table-cell>
          <table:table-cell office:value-type="float" office:value="19.333" calcext:value-type="float">
            <text:p>19.333</text:p>
          </table:table-cell>
          <table:table-cell office:value-type="float" office:value="17.6183" calcext:value-type="float">
            <text:p>17.6183</text:p>
          </table:table-cell>
          <table:table-cell office:value-type="float" office:value="19.0933" calcext:value-type="float">
            <text:p>19.0933</text:p>
          </table:table-cell>
          <table:table-cell office:value-type="float" office:value="19.8755" calcext:value-type="float">
            <text:p>19.8755</text:p>
          </table:table-cell>
          <table:table-cell office:value-type="float" office:value="19.0382" calcext:value-type="float">
            <text:p>19.0382</text:p>
          </table:table-cell>
          <table:table-cell office:value-type="float" office:value="21.5372" calcext:value-type="float">
            <text:p>21.5372</text:p>
          </table:table-cell>
          <table:table-cell office:value-type="float" office:value="18.8398" calcext:value-type="float">
            <text:p>18.8398</text:p>
          </table:table-cell>
          <table:table-cell office:value-type="float" office:value="22.125" calcext:value-type="float">
            <text:p>22.125</text:p>
          </table:table-cell>
          <table:table-cell office:value-type="float" office:value="21.5372" calcext:value-type="float">
            <text:p>21.5372</text:p>
          </table:table-cell>
          <table:table-cell office:value-type="float" office:value="19.1233" calcext:value-type="float">
            <text:p>19.1233</text:p>
          </table:table-cell>
          <table:table-cell office:value-type="float" office:value="21.1413" calcext:value-type="float">
            <text:p>21.1413</text:p>
          </table:table-cell>
          <table:table-cell office:value-type="float" office:value="19.4025" calcext:value-type="float">
            <text:p>19.4025</text:p>
          </table:table-cell>
          <table:table-cell office:value-type="float" office:value="20.6364" calcext:value-type="float">
            <text:p>20.6364</text:p>
          </table:table-cell>
          <table:table-cell office:value-type="float" office:value="20.0712" calcext:value-type="float">
            <text:p>20.0712</text:p>
          </table:table-cell>
          <table:table-cell office:value-type="float" office:value="19.5845" calcext:value-type="float">
            <text:p>19.5845</text:p>
          </table:table-cell>
          <table:table-cell office:value-type="float" office:value="19.1687" calcext:value-type="float">
            <text:p>19.1687</text:p>
          </table:table-cell>
          <table:table-cell office:value-type="float" office:value="18.5078" calcext:value-type="float">
            <text:p>18.5078</text:p>
          </table:table-cell>
          <table:table-cell office:value-type="float" office:value="18.8398" calcext:value-type="float">
            <text:p>18.8398</text:p>
          </table:table-cell>
          <table:table-cell office:value-type="float" office:value="20.8389" calcext:value-type="float">
            <text:p>20.8389</text:p>
          </table:table-cell>
          <table:table-cell office:value-type="float" office:value="18.9285" calcext:value-type="float">
            <text:p>18.9285</text:p>
          </table:table-cell>
          <table:table-cell office:value-type="float" office:value="19.4482" calcext:value-type="float">
            <text:p>19.4482</text:p>
          </table:table-cell>
          <table:table-cell office:value-type="float" office:value="19.3395" calcext:value-type="float">
            <text:p>19.3395</text:p>
          </table:table-cell>
          <table:table-cell office:value-type="float" office:value="19.2952" calcext:value-type="float">
            <text:p>19.2952</text:p>
          </table:table-cell>
          <table:table-cell office:value-type="float" office:value="20.2974" calcext:value-type="float">
            <text:p>20.2974</text:p>
          </table:table-cell>
          <table:table-cell office:value-type="float" office:value="0.211656" calcext:value-type="float">
            <text:p>0.211656</text:p>
          </table:table-cell>
          <table:table-cell office:value-type="float" office:value="21.0407" calcext:value-type="float">
            <text:p>21.0407</text:p>
          </table:table-cell>
          <table:table-cell office:value-type="float" office:value="18.9285" calcext:value-type="float">
            <text:p>18.9285</text:p>
          </table:table-cell>
          <table:table-cell office:value-type="float" office:value="18.7716" calcext:value-type="float">
            <text:p>18.7716</text:p>
          </table:table-cell>
          <table:table-cell office:value-type="float" office:value="19.108" calcext:value-type="float">
            <text:p>19.108</text:p>
          </table:table-cell>
          <table:table-cell office:value-type="float" office:value="19.6984" calcext:value-type="float">
            <text:p>19.6984</text:p>
          </table:table-cell>
          <table:table-cell office:value-type="float" office:value="21.2797" calcext:value-type="float">
            <text:p>21.2797</text:p>
          </table:table-cell>
          <table:table-cell office:value-type="float" office:value="18.8331" calcext:value-type="float">
            <text:p>18.8331</text:p>
          </table:table-cell>
          <table:table-cell office:value-type="float" office:value="19.5872" calcext:value-type="float">
            <text:p>19.5872</text:p>
          </table:table-cell>
          <table:table-cell office:value-type="float" office:value="19.1989" calcext:value-type="float">
            <text:p>19.1989</text:p>
          </table:table-cell>
          <table:table-cell office:value-type="float" office:value="19.1863" calcext:value-type="float">
            <text:p>19.1863</text:p>
          </table:table-cell>
          <table:table-cell office:value-type="float" office:value="19.3517" calcext:value-type="float">
            <text:p>19.3517</text:p>
          </table:table-cell>
          <table:table-cell office:value-type="float" office:value="19.2275" calcext:value-type="float">
            <text:p>19.2275</text:p>
          </table:table-cell>
          <table:table-cell office:value-type="float" office:value="19.0047" calcext:value-type="float">
            <text:p>19.0047</text:p>
          </table:table-cell>
          <table:table-cell office:value-type="float" office:value="19.3517" calcext:value-type="float">
            <text:p>19.3517</text:p>
          </table:table-cell>
          <table:table-cell office:value-type="float" office:value="18.7739" calcext:value-type="float">
            <text:p>18.7739</text:p>
          </table:table-cell>
          <table:table-cell office:value-type="float" office:value="19.7051" calcext:value-type="float">
            <text:p>19.7051</text:p>
          </table:table-cell>
          <table:table-cell office:value-type="float" office:value="19.6984" calcext:value-type="float">
            <text:p>19.6984</text:p>
          </table:table-cell>
          <table:table-cell office:value-type="float" office:value="20.6439" calcext:value-type="float">
            <text:p>20.6439</text:p>
          </table:table-cell>
          <table:table-cell office:value-type="float" office:value="20.2708" calcext:value-type="float">
            <text:p>20.2708</text:p>
          </table:table-cell>
          <table:table-cell office:value-type="float" office:value="19.4032" calcext:value-type="float">
            <text:p>19.4032</text:p>
          </table:table-cell>
          <table:table-cell office:value-type="float" office:value="19.5859" calcext:value-type="float">
            <text:p>19.5859</text:p>
          </table:table-cell>
          <table:table-cell office:value-type="float" office:value="19.544" calcext:value-type="float">
            <text:p>19.544</text:p>
          </table:table-cell>
          <table:table-cell office:value-type="float" office:value="19.2275" calcext:value-type="float">
            <text:p>19.2275</text:p>
          </table:table-cell>
          <table:table-cell office:value-type="float" office:value="21.4802" calcext:value-type="float">
            <text:p>21.4802</text:p>
          </table:table-cell>
          <table:table-cell office:value-type="float" office:value="18.6806" calcext:value-type="float">
            <text:p>18.6806</text:p>
          </table:table-cell>
          <table:table-cell office:value-type="float" office:value="19.2768" calcext:value-type="float">
            <text:p>19.2768</text:p>
          </table:table-cell>
          <table:table-cell office:value-type="float" office:value="18.9599" calcext:value-type="float">
            <text:p>18.9599</text:p>
          </table:table-cell>
          <table:table-cell office:value-type="float" office:value="18.5842" calcext:value-type="float">
            <text:p>18.5842</text:p>
          </table:table-cell>
          <table:table-cell office:value-type="float" office:value="19.3818" calcext:value-type="float">
            <text:p>19.3818</text:p>
          </table:table-cell>
          <table:table-cell office:value-type="float" office:value="19.0105" calcext:value-type="float">
            <text:p>19.0105</text:p>
          </table:table-cell>
          <table:table-cell office:value-type="float" office:value="20.6364" calcext:value-type="float">
            <text:p>20.6364</text:p>
          </table:table-cell>
          <table:table-cell office:value-type="float" office:value="18.6806" calcext:value-type="float">
            <text:p>18.6806</text:p>
          </table:table-cell>
          <table:table-cell office:value-type="float" office:value="19.1561" calcext:value-type="float">
            <text:p>19.1561</text:p>
          </table:table-cell>
          <table:table-cell office:value-type="float" office:value="19.3534" calcext:value-type="float">
            <text:p>19.3534</text:p>
          </table:table-cell>
          <table:table-cell office:value-type="float" office:value="19.7426" calcext:value-type="float">
            <text:p>19.7426</text:p>
          </table:table-cell>
          <table:table-cell office:value-type="float" office:value="20.784" calcext:value-type="float">
            <text:p>20.784</text:p>
          </table:table-cell>
          <table:table-cell office:value-type="float" office:value="18.6204" calcext:value-type="float">
            <text:p>18.6204</text:p>
          </table:table-cell>
          <table:table-cell office:value-type="float" office:value="16.3002" calcext:value-type="float">
            <text:p>16.3002</text:p>
          </table:table-cell>
          <table:table-cell office:value-type="float" office:value="19.2456" calcext:value-type="float">
            <text:p>19.2456</text:p>
          </table:table-cell>
          <table:table-cell office:value-type="float" office:value="18.4622" calcext:value-type="float">
            <text:p>18.4622</text:p>
          </table:table-cell>
          <table:table-cell office:value-type="float" office:value="20.784" calcext:value-type="float">
            <text:p>20.784</text:p>
          </table:table-cell>
          <table:table-cell office:value-type="float" office:value="21.1294" calcext:value-type="float">
            <text:p>21.1294</text:p>
          </table:table-cell>
          <table:table-cell office:value-type="float" office:value="21.3108" calcext:value-type="float">
            <text:p>21.3108</text:p>
          </table:table-cell>
          <table:table-cell office:value-type="float" office:value="18.7972" calcext:value-type="float">
            <text:p>18.7972</text:p>
          </table:table-cell>
          <table:table-cell office:value-type="float" office:value="21.0878" calcext:value-type="float">
            <text:p>21.0878</text:p>
          </table:table-cell>
          <table:table-cell office:value-type="float" office:value="18.8024" calcext:value-type="float">
            <text:p>18.8024</text:p>
          </table:table-cell>
          <table:table-cell office:value-type="float" office:value="21.2408" calcext:value-type="float">
            <text:p>21.2408</text:p>
          </table:table-cell>
          <table:table-cell office:value-type="float" office:value="18.6204" calcext:value-type="float">
            <text:p>18.6204</text:p>
          </table:table-cell>
          <table:table-cell office:value-type="float" office:value="20.8359" calcext:value-type="float">
            <text:p>20.8359</text:p>
          </table:table-cell>
          <table:table-cell office:value-type="float" office:value="16.3002" calcext:value-type="float">
            <text:p>16.3002</text:p>
          </table:table-cell>
          <table:table-cell office:value-type="float" office:value="19.3583" calcext:value-type="float">
            <text:p>19.3583</text:p>
          </table:table-cell>
          <table:table-cell office:value-type="float" office:value="20.662" calcext:value-type="float">
            <text:p>20.662</text:p>
          </table:table-cell>
          <table:table-cell office:value-type="float" office:value="21.0845" calcext:value-type="float">
            <text:p>21.0845</text:p>
          </table:table-cell>
          <table:table-cell office:value-type="float" office:value="19.1905" calcext:value-type="float">
            <text:p>19.1905</text:p>
          </table:table-cell>
          <table:table-cell office:value-type="float" office:value="0" calcext:value-type="float">
            <text:p>0</text:p>
          </table:table-cell>
          <table:table-cell office:value-type="float" office:value="23.5489" calcext:value-type="float">
            <text:p>23.5489</text:p>
          </table:table-cell>
          <table:table-cell office:value-type="float" office:value="19.6168" calcext:value-type="float">
            <text:p>19.6168</text:p>
          </table:table-cell>
          <table:table-cell office:value-type="float" office:value="20.1167" calcext:value-type="float">
            <text:p>20.1167</text:p>
          </table:table-cell>
          <table:table-cell office:value-type="float" office:value="18.7972" calcext:value-type="float">
            <text:p>18.7972</text:p>
          </table:table-cell>
          <table:table-cell office:value-type="float" office:value="19.2332" calcext:value-type="float">
            <text:p>19.2332</text:p>
          </table:table-cell>
          <table:table-cell office:value-type="float" office:value="18.9396" calcext:value-type="float">
            <text:p>18.9396</text:p>
          </table:table-cell>
          <table:table-cell office:value-type="float" office:value="18.9724" calcext:value-type="float">
            <text:p>18.9724</text:p>
          </table:table-cell>
          <table:table-cell office:value-type="float" office:value="21.1005" calcext:value-type="float">
            <text:p>21.1005</text:p>
          </table:table-cell>
          <table:table-cell office:value-type="float" office:value="19.6594" calcext:value-type="float">
            <text:p>19.6594</text:p>
          </table:table-cell>
          <table:table-cell office:value-type="float" office:value="19.574" calcext:value-type="float">
            <text:p>19.574</text:p>
          </table:table-cell>
          <table:table-cell office:value-type="float" office:value="20.784" calcext:value-type="float">
            <text:p>20.784</text:p>
          </table:table-cell>
          <table:table-cell office:value-type="float" office:value="18.8139" calcext:value-type="float">
            <text:p>18.8139</text:p>
          </table:table-cell>
          <table:table-cell office:value-type="float" office:value="16.244" calcext:value-type="float">
            <text:p>16.244</text:p>
          </table:table-cell>
          <table:table-cell office:value-type="float" office:value="17.8635" calcext:value-type="float">
            <text:p>17.8635</text:p>
          </table:table-cell>
          <table:table-cell office:value-type="float" office:value="18.1967" calcext:value-type="float">
            <text:p>18.1967</text:p>
          </table:table-cell>
          <table:table-cell office:value-type="float" office:value="20.784" calcext:value-type="float">
            <text:p>20.784</text:p>
          </table:table-cell>
          <table:table-cell office:value-type="float" office:value="20.9075" calcext:value-type="float">
            <text:p>20.9075</text:p>
          </table:table-cell>
          <table:table-cell office:value-type="float" office:value="20.6017" calcext:value-type="float">
            <text:p>20.6017</text:p>
          </table:table-cell>
          <table:table-cell office:value-type="float" office:value="18.8279" calcext:value-type="float">
            <text:p>18.8279</text:p>
          </table:table-cell>
          <table:table-cell office:value-type="float" office:value="19.2152" calcext:value-type="float">
            <text:p>19.2152</text:p>
          </table:table-cell>
          <table:table-cell office:value-type="float" office:value="18.7972" calcext:value-type="float">
            <text:p>18.7972</text:p>
          </table:table-cell>
          <table:table-cell office:value-type="float" office:value="20.9436" calcext:value-type="float">
            <text:p>20.9436</text:p>
          </table:table-cell>
          <table:table-cell office:value-type="float" office:value="18.8139" calcext:value-type="float">
            <text:p>18.8139</text:p>
          </table:table-cell>
          <table:table-cell office:value-type="float" office:value="20.8283" calcext:value-type="float">
            <text:p>20.8283</text:p>
          </table:table-cell>
          <table:table-cell office:value-type="float" office:value="16.244" calcext:value-type="float">
            <text:p>16.244</text:p>
          </table:table-cell>
          <table:table-cell office:value-type="float" office:value="19.6251" calcext:value-type="float">
            <text:p>19.6251</text:p>
          </table:table-cell>
          <table:table-cell office:value-type="float" office:value="20.346" calcext:value-type="float">
            <text:p>20.346</text:p>
          </table:table-cell>
          <table:table-cell office:value-type="float" office:value="20.8036" calcext:value-type="float">
            <text:p>20.8036</text:p>
          </table:table-cell>
          <table:table-cell office:value-type="float" office:value="19.1249" calcext:value-type="float">
            <text:p>19.1249</text:p>
          </table:table-cell>
          <table:table-cell office:value-type="float" office:value="18.9583" calcext:value-type="float">
            <text:p>18.9583</text:p>
          </table:table-cell>
          <table:table-cell office:value-type="float" office:value="24.1846" calcext:value-type="float">
            <text:p>24.1846</text:p>
          </table:table-cell>
          <table:table-cell office:value-type="float" office:value="19.716" calcext:value-type="float">
            <text:p>19.716</text:p>
          </table:table-cell>
          <table:table-cell office:value-type="float" office:value="20.7619" calcext:value-type="float">
            <text:p>20.7619</text:p>
          </table:table-cell>
          <table:table-cell office:value-type="float" office:value="18.8279" calcext:value-type="float">
            <text:p>18.8279</text:p>
          </table:table-cell>
          <table:table-cell office:value-type="float" office:value="23.5322" calcext:value-type="float">
            <text:p>23.5322</text:p>
          </table:table-cell>
          <table:table-cell office:value-type="float" office:value="18.9396" calcext:value-type="float">
            <text:p>18.9396</text:p>
          </table:table-cell>
          <table:table-cell office:value-type="float" office:value="19.708" calcext:value-type="float">
            <text:p>19.708</text:p>
          </table:table-cell>
          <table:table-cell office:value-type="float" office:value="20.8178" calcext:value-type="float">
            <text:p>20.8178</text:p>
          </table:table-cell>
          <table:table-cell office:value-type="float" office:value="19.0569" calcext:value-type="float">
            <text:p>19.0569</text:p>
          </table:table-cell>
          <table:table-cell table:number-columns-repeated="6" office:value-type="float" office:value="16.8373" calcext:value-type="float">
            <text:p>16.837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81" calcext:value-type="float">
            <text:p>81</text:p>
          </table:table-cell>
          <table:table-cell office:value-type="float" office:value="4.50982" calcext:value-type="float">
            <text:p>4.50982</text:p>
          </table:table-cell>
          <table:table-cell office:value-type="float" office:value="5.14934" calcext:value-type="float">
            <text:p>5.14934</text:p>
          </table:table-cell>
          <table:table-cell office:value-type="float" office:value="6.40535" calcext:value-type="float">
            <text:p>6.40535</text:p>
          </table:table-cell>
          <table:table-cell office:value-type="float" office:value="5.07327" calcext:value-type="float">
            <text:p>5.07327</text:p>
          </table:table-cell>
          <table:table-cell office:value-type="float" office:value="4.22932" calcext:value-type="float">
            <text:p>4.22932</text:p>
          </table:table-cell>
          <table:table-cell office:value-type="float" office:value="5.5868" calcext:value-type="float">
            <text:p>5.5868</text:p>
          </table:table-cell>
          <table:table-cell office:value-type="float" office:value="4.32769" calcext:value-type="float">
            <text:p>4.32769</text:p>
          </table:table-cell>
          <table:table-cell office:value-type="float" office:value="5.35314" calcext:value-type="float">
            <text:p>5.35314</text:p>
          </table:table-cell>
          <table:table-cell office:value-type="float" office:value="1.67641" calcext:value-type="float">
            <text:p>1.67641</text:p>
          </table:table-cell>
          <table:table-cell office:value-type="float" office:value="4.32769" calcext:value-type="float">
            <text:p>4.32769</text:p>
          </table:table-cell>
          <table:table-cell office:value-type="float" office:value="4.99511" calcext:value-type="float">
            <text:p>4.99511</text:p>
          </table:table-cell>
          <table:table-cell office:value-type="float" office:value="4.40712" calcext:value-type="float">
            <text:p>4.40712</text:p>
          </table:table-cell>
          <table:table-cell office:value-type="float" office:value="4.50982" calcext:value-type="float">
            <text:p>4.50982</text:p>
          </table:table-cell>
          <table:table-cell office:value-type="float" office:value="5.536" calcext:value-type="float">
            <text:p>5.536</text:p>
          </table:table-cell>
          <table:table-cell office:value-type="float" office:value="3.47766" calcext:value-type="float">
            <text:p>3.47766</text:p>
          </table:table-cell>
          <table:table-cell office:value-type="float" office:value="4.65643" calcext:value-type="float">
            <text:p>4.65643</text:p>
          </table:table-cell>
          <table:table-cell office:value-type="float" office:value="4.50298" calcext:value-type="float">
            <text:p>4.50298</text:p>
          </table:table-cell>
          <table:table-cell office:value-type="float" office:value="6.27695" calcext:value-type="float">
            <text:p>6.27695</text:p>
          </table:table-cell>
          <table:table-cell office:value-type="float" office:value="5.35314" calcext:value-type="float">
            <text:p>5.35314</text:p>
          </table:table-cell>
          <table:table-cell office:value-type="float" office:value="3.23702" calcext:value-type="float">
            <text:p>3.23702</text:p>
          </table:table-cell>
          <table:table-cell office:value-type="float" office:value="5.45758" calcext:value-type="float">
            <text:p>5.45758</text:p>
          </table:table-cell>
          <table:table-cell office:value-type="float" office:value="5.29856" calcext:value-type="float">
            <text:p>5.29856</text:p>
          </table:table-cell>
          <table:table-cell office:value-type="float" office:value="4.96064" calcext:value-type="float">
            <text:p>4.96064</text:p>
          </table:table-cell>
          <table:table-cell office:value-type="float" office:value="5.27932" calcext:value-type="float">
            <text:p>5.27932</text:p>
          </table:table-cell>
          <table:table-cell office:value-type="float" office:value="3.67573" calcext:value-type="float">
            <text:p>3.67573</text:p>
          </table:table-cell>
          <table:table-cell office:value-type="float" office:value="23.3456" calcext:value-type="float">
            <text:p>23.3456</text:p>
          </table:table-cell>
          <table:table-cell office:value-type="float" office:value="2.52665" calcext:value-type="float">
            <text:p>2.52665</text:p>
          </table:table-cell>
          <table:table-cell office:value-type="float" office:value="5.45758" calcext:value-type="float">
            <text:p>5.45758</text:p>
          </table:table-cell>
          <table:table-cell office:value-type="float" office:value="5.42198" calcext:value-type="float">
            <text:p>5.42198</text:p>
          </table:table-cell>
          <table:table-cell office:value-type="float" office:value="5.69736" calcext:value-type="float">
            <text:p>5.69736</text:p>
          </table:table-cell>
          <table:table-cell office:value-type="float" office:value="4.48229" calcext:value-type="float">
            <text:p>4.48229</text:p>
          </table:table-cell>
          <table:table-cell office:value-type="float" office:value="4.01099" calcext:value-type="float">
            <text:p>4.01099</text:p>
          </table:table-cell>
          <table:table-cell office:value-type="float" office:value="5.70088" calcext:value-type="float">
            <text:p>5.70088</text:p>
          </table:table-cell>
          <table:table-cell office:value-type="float" office:value="5.31879" calcext:value-type="float">
            <text:p>5.31879</text:p>
          </table:table-cell>
          <table:table-cell office:value-type="float" office:value="5.44293" calcext:value-type="float">
            <text:p>5.44293</text:p>
          </table:table-cell>
          <table:table-cell office:value-type="float" office:value="5.21785" calcext:value-type="float">
            <text:p>5.21785</text:p>
          </table:table-cell>
          <table:table-cell office:value-type="float" office:value="5.7532" calcext:value-type="float">
            <text:p>5.7532</text:p>
          </table:table-cell>
          <table:table-cell office:value-type="float" office:value="5.39493" calcext:value-type="float">
            <text:p>5.39493</text:p>
          </table:table-cell>
          <table:table-cell office:value-type="float" office:value="19.4995" calcext:value-type="float">
            <text:p>19.4995</text:p>
          </table:table-cell>
          <table:table-cell office:value-type="float" office:value="5.7532" calcext:value-type="float">
            <text:p>5.7532</text:p>
          </table:table-cell>
          <table:table-cell office:value-type="float" office:value="5.83052" calcext:value-type="float">
            <text:p>5.83052</text:p>
          </table:table-cell>
          <table:table-cell office:value-type="float" office:value="4.82392" calcext:value-type="float">
            <text:p>4.82392</text:p>
          </table:table-cell>
          <table:table-cell office:value-type="float" office:value="4.48229" calcext:value-type="float">
            <text:p>4.48229</text:p>
          </table:table-cell>
          <table:table-cell office:value-type="float" office:value="5.52864" calcext:value-type="float">
            <text:p>5.52864</text:p>
          </table:table-cell>
          <table:table-cell office:value-type="float" office:value="3.30951" calcext:value-type="float">
            <text:p>3.30951</text:p>
          </table:table-cell>
          <table:table-cell office:value-type="float" office:value="4.79931" calcext:value-type="float">
            <text:p>4.79931</text:p>
          </table:table-cell>
          <table:table-cell office:value-type="float" office:value="4.09461" calcext:value-type="float">
            <text:p>4.09461</text:p>
          </table:table-cell>
          <table:table-cell office:value-type="float" office:value="5.79285" calcext:value-type="float">
            <text:p>5.79285</text:p>
          </table:table-cell>
          <table:table-cell office:value-type="float" office:value="5.39493" calcext:value-type="float">
            <text:p>5.39493</text:p>
          </table:table-cell>
          <table:table-cell office:value-type="float" office:value="2.85989" calcext:value-type="float">
            <text:p>2.85989</text:p>
          </table:table-cell>
          <table:table-cell office:value-type="float" office:value="5.91014" calcext:value-type="float">
            <text:p>5.91014</text:p>
          </table:table-cell>
          <table:table-cell office:value-type="float" office:value="5.33246" calcext:value-type="float">
            <text:p>5.33246</text:p>
          </table:table-cell>
          <table:table-cell office:value-type="float" office:value="5.42287" calcext:value-type="float">
            <text:p>5.42287</text:p>
          </table:table-cell>
          <table:table-cell office:value-type="float" office:value="5.64305" calcext:value-type="float">
            <text:p>5.64305</text:p>
          </table:table-cell>
          <table:table-cell office:value-type="float" office:value="4.9655" calcext:value-type="float">
            <text:p>4.9655</text:p>
          </table:table-cell>
          <table:table-cell office:value-type="float" office:value="5.07579" calcext:value-type="float">
            <text:p>5.07579</text:p>
          </table:table-cell>
          <table:table-cell office:value-type="float" office:value="5.536" calcext:value-type="float">
            <text:p>5.536</text:p>
          </table:table-cell>
          <table:table-cell office:value-type="float" office:value="5.91014" calcext:value-type="float">
            <text:p>5.91014</text:p>
          </table:table-cell>
          <table:table-cell office:value-type="float" office:value="5.3125" calcext:value-type="float">
            <text:p>5.3125</text:p>
          </table:table-cell>
          <table:table-cell office:value-type="float" office:value="4.69881" calcext:value-type="float">
            <text:p>4.69881</text:p>
          </table:table-cell>
          <table:table-cell office:value-type="float" office:value="5.5398" calcext:value-type="float">
            <text:p>5.5398</text:p>
          </table:table-cell>
          <table:table-cell office:value-type="float" office:value="2.76713" calcext:value-type="float">
            <text:p>2.76713</text:p>
          </table:table-cell>
          <table:table-cell office:value-type="float" office:value="5.89826" calcext:value-type="float">
            <text:p>5.89826</text:p>
          </table:table-cell>
          <table:table-cell office:value-type="float" office:value="13.4334" calcext:value-type="float">
            <text:p>13.4334</text:p>
          </table:table-cell>
          <table:table-cell office:value-type="float" office:value="4.78119" calcext:value-type="float">
            <text:p>4.78119</text:p>
          </table:table-cell>
          <table:table-cell office:value-type="float" office:value="5.53586" calcext:value-type="float">
            <text:p>5.53586</text:p>
          </table:table-cell>
          <table:table-cell office:value-type="float" office:value="2.76713" calcext:value-type="float">
            <text:p>2.76713</text:p>
          </table:table-cell>
          <table:table-cell office:value-type="float" office:value="4.06976" calcext:value-type="float">
            <text:p>4.06976</text:p>
          </table:table-cell>
          <table:table-cell office:value-type="float" office:value="2.95603" calcext:value-type="float">
            <text:p>2.95603</text:p>
          </table:table-cell>
          <table:table-cell office:value-type="float" office:value="5.80467" calcext:value-type="float">
            <text:p>5.80467</text:p>
          </table:table-cell>
          <table:table-cell office:value-type="float" office:value="4.49167" calcext:value-type="float">
            <text:p>4.49167</text:p>
          </table:table-cell>
          <table:table-cell office:value-type="float" office:value="5.80694" calcext:value-type="float">
            <text:p>5.80694</text:p>
          </table:table-cell>
          <table:table-cell office:value-type="float" office:value="4.78466" calcext:value-type="float">
            <text:p>4.78466</text:p>
          </table:table-cell>
          <table:table-cell office:value-type="float" office:value="5.89826" calcext:value-type="float">
            <text:p>5.89826</text:p>
          </table:table-cell>
          <table:table-cell office:value-type="float" office:value="5.13199" calcext:value-type="float">
            <text:p>5.13199</text:p>
          </table:table-cell>
          <table:table-cell office:value-type="float" office:value="13.4334" calcext:value-type="float">
            <text:p>13.4334</text:p>
          </table:table-cell>
          <table:table-cell office:value-type="float" office:value="4.93277" calcext:value-type="float">
            <text:p>4.93277</text:p>
          </table:table-cell>
          <table:table-cell office:value-type="float" office:value="5.44055" calcext:value-type="float">
            <text:p>5.44055</text:p>
          </table:table-cell>
          <table:table-cell office:value-type="float" office:value="2.75042" calcext:value-type="float">
            <text:p>2.75042</text:p>
          </table:table-cell>
          <table:table-cell office:value-type="float" office:value="5.61546" calcext:value-type="float">
            <text:p>5.61546</text:p>
          </table:table-cell>
          <table:table-cell office:value-type="float" office:value="23.5489" calcext:value-type="float">
            <text:p>23.5489</text:p>
          </table:table-cell>
          <table:table-cell office:value-type="float" office:value="0" calcext:value-type="float">
            <text:p>0</text:p>
          </table:table-cell>
          <table:table-cell office:value-type="float" office:value="5.35206" calcext:value-type="float">
            <text:p>5.35206</text:p>
          </table:table-cell>
          <table:table-cell office:value-type="float" office:value="5.81496" calcext:value-type="float">
            <text:p>5.81496</text:p>
          </table:table-cell>
          <table:table-cell office:value-type="float" office:value="5.80467" calcext:value-type="float">
            <text:p>5.80467</text:p>
          </table:table-cell>
          <table:table-cell office:value-type="float" office:value="4.95897" calcext:value-type="float">
            <text:p>4.95897</text:p>
          </table:table-cell>
          <table:table-cell office:value-type="float" office:value="5.56709" calcext:value-type="float">
            <text:p>5.56709</text:p>
          </table:table-cell>
          <table:table-cell office:value-type="float" office:value="19.4605" calcext:value-type="float">
            <text:p>19.4605</text:p>
          </table:table-cell>
          <table:table-cell office:value-type="float" office:value="5.06861" calcext:value-type="float">
            <text:p>5.06861</text:p>
          </table:table-cell>
          <table:table-cell office:value-type="float" office:value="5.95143" calcext:value-type="float">
            <text:p>5.95143</text:p>
          </table:table-cell>
          <table:table-cell office:value-type="float" office:value="5.80145" calcext:value-type="float">
            <text:p>5.80145</text:p>
          </table:table-cell>
          <table:table-cell office:value-type="float" office:value="2.76713" calcext:value-type="float">
            <text:p>2.76713</text:p>
          </table:table-cell>
          <table:table-cell office:value-type="float" office:value="5.42177" calcext:value-type="float">
            <text:p>5.42177</text:p>
          </table:table-cell>
          <table:table-cell office:value-type="float" office:value="13.3725" calcext:value-type="float">
            <text:p>13.3725</text:p>
          </table:table-cell>
          <table:table-cell office:value-type="float" office:value="5.92523" calcext:value-type="float">
            <text:p>5.92523</text:p>
          </table:table-cell>
          <table:table-cell office:value-type="float" office:value="6.36472" calcext:value-type="float">
            <text:p>6.36472</text:p>
          </table:table-cell>
          <table:table-cell office:value-type="float" office:value="2.76713" calcext:value-type="float">
            <text:p>2.76713</text:p>
          </table:table-cell>
          <table:table-cell office:value-type="float" office:value="3.95239" calcext:value-type="float">
            <text:p>3.95239</text:p>
          </table:table-cell>
          <table:table-cell office:value-type="float" office:value="3.03518" calcext:value-type="float">
            <text:p>3.03518</text:p>
          </table:table-cell>
          <table:table-cell office:value-type="float" office:value="5.72243" calcext:value-type="float">
            <text:p>5.72243</text:p>
          </table:table-cell>
          <table:table-cell office:value-type="float" office:value="5.11182" calcext:value-type="float">
            <text:p>5.11182</text:p>
          </table:table-cell>
          <table:table-cell office:value-type="float" office:value="5.80467" calcext:value-type="float">
            <text:p>5.80467</text:p>
          </table:table-cell>
          <table:table-cell office:value-type="float" office:value="5.11027" calcext:value-type="float">
            <text:p>5.11027</text:p>
          </table:table-cell>
          <table:table-cell office:value-type="float" office:value="5.42177" calcext:value-type="float">
            <text:p>5.42177</text:p>
          </table:table-cell>
          <table:table-cell office:value-type="float" office:value="5.13932" calcext:value-type="float">
            <text:p>5.13932</text:p>
          </table:table-cell>
          <table:table-cell office:value-type="float" office:value="13.3725" calcext:value-type="float">
            <text:p>13.3725</text:p>
          </table:table-cell>
          <table:table-cell office:value-type="float" office:value="4.47649" calcext:value-type="float">
            <text:p>4.47649</text:p>
          </table:table-cell>
          <table:table-cell office:value-type="float" office:value="4.04433" calcext:value-type="float">
            <text:p>4.04433</text:p>
          </table:table-cell>
          <table:table-cell office:value-type="float" office:value="3.93306" calcext:value-type="float">
            <text:p>3.93306</text:p>
          </table:table-cell>
          <table:table-cell office:value-type="float" office:value="5.00609" calcext:value-type="float">
            <text:p>5.00609</text:p>
          </table:table-cell>
          <table:table-cell office:value-type="float" office:value="5.70824" calcext:value-type="float">
            <text:p>5.70824</text:p>
          </table:table-cell>
          <table:table-cell office:value-type="float" office:value="0.687733" calcext:value-type="float">
            <text:p>0.687733</text:p>
          </table:table-cell>
          <table:table-cell office:value-type="float" office:value="5.31184" calcext:value-type="float">
            <text:p>5.31184</text:p>
          </table:table-cell>
          <table:table-cell office:value-type="float" office:value="5.33163" calcext:value-type="float">
            <text:p>5.33163</text:p>
          </table:table-cell>
          <table:table-cell office:value-type="float" office:value="5.72243" calcext:value-type="float">
            <text:p>5.72243</text:p>
          </table:table-cell>
          <table:table-cell office:value-type="float" office:value="0.0175973" calcext:value-type="float">
            <text:p>0.0175973</text:p>
          </table:table-cell>
          <table:table-cell office:value-type="float" office:value="5.56709" calcext:value-type="float">
            <text:p>5.56709</text:p>
          </table:table-cell>
          <table:table-cell office:value-type="float" office:value="19.9409" calcext:value-type="float">
            <text:p>19.9409</text:p>
          </table:table-cell>
          <table:table-cell office:value-type="float" office:value="4.34571" calcext:value-type="float">
            <text:p>4.34571</text:p>
          </table:table-cell>
          <table:table-cell office:value-type="float" office:value="5.63296" calcext:value-type="float">
            <text:p>5.63296</text:p>
          </table:table-cell>
          <table:table-cell table:number-columns-repeated="6" office:value-type="float" office:value="6.85227" calcext:value-type="float">
            <text:p>6.8522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82" calcext:value-type="float">
            <text:p>82</text:p>
          </table:table-cell>
          <table:table-cell office:value-type="float" office:value="4.91067" calcext:value-type="float">
            <text:p>4.91067</text:p>
          </table:table-cell>
          <table:table-cell office:value-type="float" office:value="0.657341" calcext:value-type="float">
            <text:p>0.657341</text:p>
          </table:table-cell>
          <table:table-cell office:value-type="float" office:value="2.20603" calcext:value-type="float">
            <text:p>2.20603</text:p>
          </table:table-cell>
          <table:table-cell office:value-type="float" office:value="1.18016" calcext:value-type="float">
            <text:p>1.18016</text:p>
          </table:table-cell>
          <table:table-cell office:value-type="float" office:value="1.44878" calcext:value-type="float">
            <text:p>1.44878</text:p>
          </table:table-cell>
          <table:table-cell office:value-type="float" office:value="0.633071" calcext:value-type="float">
            <text:p>0.633071</text:p>
          </table:table-cell>
          <table:table-cell office:value-type="float" office:value="1.92056" calcext:value-type="float">
            <text:p>1.92056</text:p>
          </table:table-cell>
          <table:table-cell office:value-type="float" office:value="1.20919" calcext:value-type="float">
            <text:p>1.20919</text:p>
          </table:table-cell>
          <table:table-cell office:value-type="float" office:value="4.99841" calcext:value-type="float">
            <text:p>4.99841</text:p>
          </table:table-cell>
          <table:table-cell office:value-type="float" office:value="1.92056" calcext:value-type="float">
            <text:p>1.92056</text:p>
          </table:table-cell>
          <table:table-cell office:value-type="float" office:value="1.26103" calcext:value-type="float">
            <text:p>1.26103</text:p>
          </table:table-cell>
          <table:table-cell office:value-type="float" office:value="1.52616" calcext:value-type="float">
            <text:p>1.52616</text:p>
          </table:table-cell>
          <table:table-cell office:value-type="float" office:value="4.91067" calcext:value-type="float">
            <text:p>4.91067</text:p>
          </table:table-cell>
          <table:table-cell office:value-type="float" office:value="1.36138" calcext:value-type="float">
            <text:p>1.36138</text:p>
          </table:table-cell>
          <table:table-cell office:value-type="float" office:value="3.37293" calcext:value-type="float">
            <text:p>3.37293</text:p>
          </table:table-cell>
          <table:table-cell office:value-type="float" office:value="1.08494" calcext:value-type="float">
            <text:p>1.08494</text:p>
          </table:table-cell>
          <table:table-cell office:value-type="float" office:value="2.36782" calcext:value-type="float">
            <text:p>2.36782</text:p>
          </table:table-cell>
          <table:table-cell office:value-type="float" office:value="1.12604" calcext:value-type="float">
            <text:p>1.12604</text:p>
          </table:table-cell>
          <table:table-cell office:value-type="float" office:value="1.20919" calcext:value-type="float">
            <text:p>1.20919</text:p>
          </table:table-cell>
          <table:table-cell office:value-type="float" office:value="2.17796" calcext:value-type="float">
            <text:p>2.17796</text:p>
          </table:table-cell>
          <table:table-cell office:value-type="float" office:value="0.916912" calcext:value-type="float">
            <text:p>0.916912</text:p>
          </table:table-cell>
          <table:table-cell office:value-type="float" office:value="0.291573" calcext:value-type="float">
            <text:p>0.291573</text:p>
          </table:table-cell>
          <table:table-cell office:value-type="float" office:value="0.938984" calcext:value-type="float">
            <text:p>0.938984</text:p>
          </table:table-cell>
          <table:table-cell office:value-type="float" office:value="0.540188" calcext:value-type="float">
            <text:p>0.540188</text:p>
          </table:table-cell>
          <table:table-cell office:value-type="float" office:value="1.93294" calcext:value-type="float">
            <text:p>1.93294</text:p>
          </table:table-cell>
          <table:table-cell office:value-type="float" office:value="19.4265" calcext:value-type="float">
            <text:p>19.4265</text:p>
          </table:table-cell>
          <table:table-cell office:value-type="float" office:value="3.97344" calcext:value-type="float">
            <text:p>3.97344</text:p>
          </table:table-cell>
          <table:table-cell office:value-type="float" office:value="0.916912" calcext:value-type="float">
            <text:p>0.916912</text:p>
          </table:table-cell>
          <table:table-cell office:value-type="float" office:value="1.23719" calcext:value-type="float">
            <text:p>1.23719</text:p>
          </table:table-cell>
          <table:table-cell office:value-type="float" office:value="0.50894" calcext:value-type="float">
            <text:p>0.50894</text:p>
          </table:table-cell>
          <table:table-cell office:value-type="float" office:value="5.40345" calcext:value-type="float">
            <text:p>5.40345</text:p>
          </table:table-cell>
          <table:table-cell office:value-type="float" office:value="1.71871" calcext:value-type="float">
            <text:p>1.71871</text:p>
          </table:table-cell>
          <table:table-cell office:value-type="float" office:value="0.848151" calcext:value-type="float">
            <text:p>0.848151</text:p>
          </table:table-cell>
          <table:table-cell office:value-type="float" office:value="0.0784217" calcext:value-type="float">
            <text:p>0.0784217</text:p>
          </table:table-cell>
          <table:table-cell office:value-type="float" office:value="0.510528" calcext:value-type="float">
            <text:p>0.510528</text:p>
          </table:table-cell>
          <table:table-cell office:value-type="float" office:value="0.793526" calcext:value-type="float">
            <text:p>0.793526</text:p>
          </table:table-cell>
          <table:table-cell office:value-type="float" office:value="0.401151" calcext:value-type="float">
            <text:p>0.401151</text:p>
          </table:table-cell>
          <table:table-cell office:value-type="float" office:value="0.513102" calcext:value-type="float">
            <text:p>0.513102</text:p>
          </table:table-cell>
          <table:table-cell office:value-type="float" office:value="20.1706" calcext:value-type="float">
            <text:p>20.1706</text:p>
          </table:table-cell>
          <table:table-cell office:value-type="float" office:value="0.401151" calcext:value-type="float">
            <text:p>0.401151</text:p>
          </table:table-cell>
          <table:table-cell office:value-type="float" office:value="0.863779" calcext:value-type="float">
            <text:p>0.863779</text:p>
          </table:table-cell>
          <table:table-cell office:value-type="float" office:value="0.668862" calcext:value-type="float">
            <text:p>0.668862</text:p>
          </table:table-cell>
          <table:table-cell office:value-type="float" office:value="5.40345" calcext:value-type="float">
            <text:p>5.40345</text:p>
          </table:table-cell>
          <table:table-cell office:value-type="float" office:value="1.36419" calcext:value-type="float">
            <text:p>1.36419</text:p>
          </table:table-cell>
          <table:table-cell office:value-type="float" office:value="3.83871" calcext:value-type="float">
            <text:p>3.83871</text:p>
          </table:table-cell>
          <table:table-cell office:value-type="float" office:value="1.11218" calcext:value-type="float">
            <text:p>1.11218</text:p>
          </table:table-cell>
          <table:table-cell office:value-type="float" office:value="2.37385" calcext:value-type="float">
            <text:p>2.37385</text:p>
          </table:table-cell>
          <table:table-cell office:value-type="float" office:value="0.519559" calcext:value-type="float">
            <text:p>0.519559</text:p>
          </table:table-cell>
          <table:table-cell office:value-type="float" office:value="0.513102" calcext:value-type="float">
            <text:p>0.513102</text:p>
          </table:table-cell>
          <table:table-cell office:value-type="float" office:value="2.50123" calcext:value-type="float">
            <text:p>2.50123</text:p>
          </table:table-cell>
          <table:table-cell office:value-type="float" office:value="0.952589" calcext:value-type="float">
            <text:p>0.952589</text:p>
          </table:table-cell>
          <table:table-cell office:value-type="float" office:value="0.50507" calcext:value-type="float">
            <text:p>0.50507</text:p>
          </table:table-cell>
          <table:table-cell office:value-type="float" office:value="0.905018" calcext:value-type="float">
            <text:p>0.905018</text:p>
          </table:table-cell>
          <table:table-cell office:value-type="float" office:value="1.29364" calcext:value-type="float">
            <text:p>1.29364</text:p>
          </table:table-cell>
          <table:table-cell office:value-type="float" office:value="0.864162" calcext:value-type="float">
            <text:p>0.864162</text:p>
          </table:table-cell>
          <table:table-cell office:value-type="float" office:value="1.33589" calcext:value-type="float">
            <text:p>1.33589</text:p>
          </table:table-cell>
          <table:table-cell office:value-type="float" office:value="1.36138" calcext:value-type="float">
            <text:p>1.36138</text:p>
          </table:table-cell>
          <table:table-cell office:value-type="float" office:value="0.952589" calcext:value-type="float">
            <text:p>0.952589</text:p>
          </table:table-cell>
          <table:table-cell office:value-type="float" office:value="0.717108" calcext:value-type="float">
            <text:p>0.717108</text:p>
          </table:table-cell>
          <table:table-cell office:value-type="float" office:value="1.38841" calcext:value-type="float">
            <text:p>1.38841</text:p>
          </table:table-cell>
          <table:table-cell office:value-type="float" office:value="0.372493" calcext:value-type="float">
            <text:p>0.372493</text:p>
          </table:table-cell>
          <table:table-cell office:value-type="float" office:value="3.50861" calcext:value-type="float">
            <text:p>3.50861</text:p>
          </table:table-cell>
          <table:table-cell office:value-type="float" office:value="1.03284" calcext:value-type="float">
            <text:p>1.03284</text:p>
          </table:table-cell>
          <table:table-cell office:value-type="float" office:value="13.5888" calcext:value-type="float">
            <text:p>13.5888</text:p>
          </table:table-cell>
          <table:table-cell office:value-type="float" office:value="1.43241" calcext:value-type="float">
            <text:p>1.43241</text:p>
          </table:table-cell>
          <table:table-cell office:value-type="float" office:value="1.68265" calcext:value-type="float">
            <text:p>1.68265</text:p>
          </table:table-cell>
          <table:table-cell office:value-type="float" office:value="3.50861" calcext:value-type="float">
            <text:p>3.50861</text:p>
          </table:table-cell>
          <table:table-cell office:value-type="float" office:value="1.57926" calcext:value-type="float">
            <text:p>1.57926</text:p>
          </table:table-cell>
          <table:table-cell office:value-type="float" office:value="2.39611" calcext:value-type="float">
            <text:p>2.39611</text:p>
          </table:table-cell>
          <table:table-cell office:value-type="float" office:value="0.844068" calcext:value-type="float">
            <text:p>0.844068</text:p>
          </table:table-cell>
          <table:table-cell office:value-type="float" office:value="1.47101" calcext:value-type="float">
            <text:p>1.47101</text:p>
          </table:table-cell>
          <table:table-cell office:value-type="float" office:value="0.83662" calcext:value-type="float">
            <text:p>0.83662</text:p>
          </table:table-cell>
          <table:table-cell office:value-type="float" office:value="1.66754" calcext:value-type="float">
            <text:p>1.66754</text:p>
          </table:table-cell>
          <table:table-cell office:value-type="float" office:value="1.03284" calcext:value-type="float">
            <text:p>1.03284</text:p>
          </table:table-cell>
          <table:table-cell office:value-type="float" office:value="1.34279" calcext:value-type="float">
            <text:p>1.34279</text:p>
          </table:table-cell>
          <table:table-cell office:value-type="float" office:value="13.5888" calcext:value-type="float">
            <text:p>13.5888</text:p>
          </table:table-cell>
          <table:table-cell office:value-type="float" office:value="0.954938" calcext:value-type="float">
            <text:p>0.954938</text:p>
          </table:table-cell>
          <table:table-cell office:value-type="float" office:value="1.32323" calcext:value-type="float">
            <text:p>1.32323</text:p>
          </table:table-cell>
          <table:table-cell office:value-type="float" office:value="2.74837" calcext:value-type="float">
            <text:p>2.74837</text:p>
          </table:table-cell>
          <table:table-cell office:value-type="float" office:value="0.428715" calcext:value-type="float">
            <text:p>0.428715</text:p>
          </table:table-cell>
          <table:table-cell office:value-type="float" office:value="19.6168" calcext:value-type="float">
            <text:p>19.6168</text:p>
          </table:table-cell>
          <table:table-cell office:value-type="float" office:value="5.35206" calcext:value-type="float">
            <text:p>5.35206</text:p>
          </table:table-cell>
          <table:table-cell office:value-type="float" office:value="0" calcext:value-type="float">
            <text:p>0</text:p>
          </table:table-cell>
          <table:table-cell office:value-type="float" office:value="1.05816" calcext:value-type="float">
            <text:p>1.05816</text:p>
          </table:table-cell>
          <table:table-cell office:value-type="float" office:value="0.844068" calcext:value-type="float">
            <text:p>0.844068</text:p>
          </table:table-cell>
          <table:table-cell office:value-type="float" office:value="1.1221" calcext:value-type="float">
            <text:p>1.1221</text:p>
          </table:table-cell>
          <table:table-cell office:value-type="float" office:value="0.790504" calcext:value-type="float">
            <text:p>0.790504</text:p>
          </table:table-cell>
          <table:table-cell office:value-type="float" office:value="20.1268" calcext:value-type="float">
            <text:p>20.1268</text:p>
          </table:table-cell>
          <table:table-cell office:value-type="float" office:value="1.60659" calcext:value-type="float">
            <text:p>1.60659</text:p>
          </table:table-cell>
          <table:table-cell office:value-type="float" office:value="0.798552" calcext:value-type="float">
            <text:p>0.798552</text:p>
          </table:table-cell>
          <table:table-cell office:value-type="float" office:value="0.550558" calcext:value-type="float">
            <text:p>0.550558</text:p>
          </table:table-cell>
          <table:table-cell office:value-type="float" office:value="3.50861" calcext:value-type="float">
            <text:p>3.50861</text:p>
          </table:table-cell>
          <table:table-cell office:value-type="float" office:value="1.15985" calcext:value-type="float">
            <text:p>1.15985</text:p>
          </table:table-cell>
          <table:table-cell office:value-type="float" office:value="13.504" calcext:value-type="float">
            <text:p>13.504</text:p>
          </table:table-cell>
          <table:table-cell office:value-type="float" office:value="2.40212" calcext:value-type="float">
            <text:p>2.40212</text:p>
          </table:table-cell>
          <table:table-cell office:value-type="float" office:value="1.42086" calcext:value-type="float">
            <text:p>1.42086</text:p>
          </table:table-cell>
          <table:table-cell office:value-type="float" office:value="3.50861" calcext:value-type="float">
            <text:p>3.50861</text:p>
          </table:table-cell>
          <table:table-cell office:value-type="float" office:value="1.48769" calcext:value-type="float">
            <text:p>1.48769</text:p>
          </table:table-cell>
          <table:table-cell office:value-type="float" office:value="2.9075" calcext:value-type="float">
            <text:p>2.9075</text:p>
          </table:table-cell>
          <table:table-cell office:value-type="float" office:value="0.842497" calcext:value-type="float">
            <text:p>0.842497</text:p>
          </table:table-cell>
          <table:table-cell office:value-type="float" office:value="0.901895" calcext:value-type="float">
            <text:p>0.901895</text:p>
          </table:table-cell>
          <table:table-cell office:value-type="float" office:value="0.844068" calcext:value-type="float">
            <text:p>0.844068</text:p>
          </table:table-cell>
          <table:table-cell office:value-type="float" office:value="1.45238" calcext:value-type="float">
            <text:p>1.45238</text:p>
          </table:table-cell>
          <table:table-cell office:value-type="float" office:value="1.15985" calcext:value-type="float">
            <text:p>1.15985</text:p>
          </table:table-cell>
          <table:table-cell office:value-type="float" office:value="1.33768" calcext:value-type="float">
            <text:p>1.33768</text:p>
          </table:table-cell>
          <table:table-cell office:value-type="float" office:value="13.504" calcext:value-type="float">
            <text:p>13.504</text:p>
          </table:table-cell>
          <table:table-cell office:value-type="float" office:value="1.35083" calcext:value-type="float">
            <text:p>1.35083</text:p>
          </table:table-cell>
          <table:table-cell office:value-type="float" office:value="1.33961" calcext:value-type="float">
            <text:p>1.33961</text:p>
          </table:table-cell>
          <table:table-cell office:value-type="float" office:value="1.45652" calcext:value-type="float">
            <text:p>1.45652</text:p>
          </table:table-cell>
          <table:table-cell office:value-type="float" office:value="1.23823" calcext:value-type="float">
            <text:p>1.23823</text:p>
          </table:table-cell>
          <table:table-cell office:value-type="float" office:value="0.678051" calcext:value-type="float">
            <text:p>0.678051</text:p>
          </table:table-cell>
          <table:table-cell office:value-type="float" office:value="6.01796" calcext:value-type="float">
            <text:p>6.01796</text:p>
          </table:table-cell>
          <table:table-cell office:value-type="float" office:value="0.105" calcext:value-type="float">
            <text:p>0.105</text:p>
          </table:table-cell>
          <table:table-cell office:value-type="float" office:value="1.36471" calcext:value-type="float">
            <text:p>1.36471</text:p>
          </table:table-cell>
          <table:table-cell office:value-type="float" office:value="0.842497" calcext:value-type="float">
            <text:p>0.842497</text:p>
          </table:table-cell>
          <table:table-cell office:value-type="float" office:value="5.33543" calcext:value-type="float">
            <text:p>5.33543</text:p>
          </table:table-cell>
          <table:table-cell office:value-type="float" office:value="0.790504" calcext:value-type="float">
            <text:p>0.790504</text:p>
          </table:table-cell>
          <table:table-cell office:value-type="float" office:value="20.755" calcext:value-type="float">
            <text:p>20.755</text:p>
          </table:table-cell>
          <table:table-cell office:value-type="float" office:value="1.24542" calcext:value-type="float">
            <text:p>1.24542</text:p>
          </table:table-cell>
          <table:table-cell office:value-type="float" office:value="0.583614" calcext:value-type="float">
            <text:p>0.583614</text:p>
          </table:table-cell>
          <table:table-cell table:number-columns-repeated="6" office:value-type="float" office:value="5.14105" calcext:value-type="float">
            <text:p>5.1410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83" calcext:value-type="float">
            <text:p>83</text:p>
          </table:table-cell>
          <table:table-cell office:value-type="float" office:value="5.93007" calcext:value-type="float">
            <text:p>5.93007</text:p>
          </table:table-cell>
          <table:table-cell office:value-type="float" office:value="1.71549" calcext:value-type="float">
            <text:p>1.71549</text:p>
          </table:table-cell>
          <table:table-cell office:value-type="float" office:value="3.09647" calcext:value-type="float">
            <text:p>3.09647</text:p>
          </table:table-cell>
          <table:table-cell office:value-type="float" office:value="2.23823" calcext:value-type="float">
            <text:p>2.23823</text:p>
          </table:table-cell>
          <table:table-cell office:value-type="float" office:value="2.39347" calcext:value-type="float">
            <text:p>2.39347</text:p>
          </table:table-cell>
          <table:table-cell office:value-type="float" office:value="1.59776" calcext:value-type="float">
            <text:p>1.59776</text:p>
          </table:table-cell>
          <table:table-cell office:value-type="float" office:value="1.70998" calcext:value-type="float">
            <text:p>1.70998</text:p>
          </table:table-cell>
          <table:table-cell office:value-type="float" office:value="2.24927" calcext:value-type="float">
            <text:p>2.24927</text:p>
          </table:table-cell>
          <table:table-cell office:value-type="float" office:value="5.72593" calcext:value-type="float">
            <text:p>5.72593</text:p>
          </table:table-cell>
          <table:table-cell office:value-type="float" office:value="1.70998" calcext:value-type="float">
            <text:p>1.70998</text:p>
          </table:table-cell>
          <table:table-cell office:value-type="float" office:value="2.31881" calcext:value-type="float">
            <text:p>2.31881</text:p>
          </table:table-cell>
          <table:table-cell office:value-type="float" office:value="1.46026" calcext:value-type="float">
            <text:p>1.46026</text:p>
          </table:table-cell>
          <table:table-cell office:value-type="float" office:value="5.93007" calcext:value-type="float">
            <text:p>5.93007</text:p>
          </table:table-cell>
          <table:table-cell office:value-type="float" office:value="0.521494" calcext:value-type="float">
            <text:p>0.521494</text:p>
          </table:table-cell>
          <table:table-cell office:value-type="float" office:value="4.32383" calcext:value-type="float">
            <text:p>4.32383</text:p>
          </table:table-cell>
          <table:table-cell office:value-type="float" office:value="2.09802" calcext:value-type="float">
            <text:p>2.09802</text:p>
          </table:table-cell>
          <table:table-cell office:value-type="float" office:value="3.40857" calcext:value-type="float">
            <text:p>3.40857</text:p>
          </table:table-cell>
          <table:table-cell office:value-type="float" office:value="1.75774" calcext:value-type="float">
            <text:p>1.75774</text:p>
          </table:table-cell>
          <table:table-cell office:value-type="float" office:value="2.24927" calcext:value-type="float">
            <text:p>2.24927</text:p>
          </table:table-cell>
          <table:table-cell office:value-type="float" office:value="2.87748" calcext:value-type="float">
            <text:p>2.87748</text:p>
          </table:table-cell>
          <table:table-cell office:value-type="float" office:value="1.93665" calcext:value-type="float">
            <text:p>1.93665</text:p>
          </table:table-cell>
          <table:table-cell office:value-type="float" office:value="1.34702" calcext:value-type="float">
            <text:p>1.34702</text:p>
          </table:table-cell>
          <table:table-cell office:value-type="float" office:value="1.99187" calcext:value-type="float">
            <text:p>1.99187</text:p>
          </table:table-cell>
          <table:table-cell office:value-type="float" office:value="1.59254" calcext:value-type="float">
            <text:p>1.59254</text:p>
          </table:table-cell>
          <table:table-cell office:value-type="float" office:value="2.78511" calcext:value-type="float">
            <text:p>2.78511</text:p>
          </table:table-cell>
          <table:table-cell office:value-type="float" office:value="19.931" calcext:value-type="float">
            <text:p>19.931</text:p>
          </table:table-cell>
          <table:table-cell office:value-type="float" office:value="4.80698" calcext:value-type="float">
            <text:p>4.80698</text:p>
          </table:table-cell>
          <table:table-cell office:value-type="float" office:value="1.93665" calcext:value-type="float">
            <text:p>1.93665</text:p>
          </table:table-cell>
          <table:table-cell office:value-type="float" office:value="2.26854" calcext:value-type="float">
            <text:p>2.26854</text:p>
          </table:table-cell>
          <table:table-cell office:value-type="float" office:value="1.37453" calcext:value-type="float">
            <text:p>1.37453</text:p>
          </table:table-cell>
          <table:table-cell office:value-type="float" office:value="6.40911" calcext:value-type="float">
            <text:p>6.40911</text:p>
          </table:table-cell>
          <table:table-cell office:value-type="float" office:value="1.82845" calcext:value-type="float">
            <text:p>1.82845</text:p>
          </table:table-cell>
          <table:table-cell office:value-type="float" office:value="1.7862" calcext:value-type="float">
            <text:p>1.7862</text:p>
          </table:table-cell>
          <table:table-cell office:value-type="float" office:value="1.13635" calcext:value-type="float">
            <text:p>1.13635</text:p>
          </table:table-cell>
          <table:table-cell office:value-type="float" office:value="1.52632" calcext:value-type="float">
            <text:p>1.52632</text:p>
          </table:table-cell>
          <table:table-cell office:value-type="float" office:value="1.84831" calcext:value-type="float">
            <text:p>1.84831</text:p>
          </table:table-cell>
          <table:table-cell office:value-type="float" office:value="0.985614" calcext:value-type="float">
            <text:p>0.985614</text:p>
          </table:table-cell>
          <table:table-cell office:value-type="float" office:value="1.54353" calcext:value-type="float">
            <text:p>1.54353</text:p>
          </table:table-cell>
          <table:table-cell office:value-type="float" office:value="21.223" calcext:value-type="float">
            <text:p>21.223</text:p>
          </table:table-cell>
          <table:table-cell office:value-type="float" office:value="0.985614" calcext:value-type="float">
            <text:p>0.985614</text:p>
          </table:table-cell>
          <table:table-cell office:value-type="float" office:value="1.73806" calcext:value-type="float">
            <text:p>1.73806</text:p>
          </table:table-cell>
          <table:table-cell office:value-type="float" office:value="1.65774" calcext:value-type="float">
            <text:p>1.65774</text:p>
          </table:table-cell>
          <table:table-cell office:value-type="float" office:value="6.40911" calcext:value-type="float">
            <text:p>6.40911</text:p>
          </table:table-cell>
          <table:table-cell office:value-type="float" office:value="0.529371" calcext:value-type="float">
            <text:p>0.529371</text:p>
          </table:table-cell>
          <table:table-cell office:value-type="float" office:value="4.77569" calcext:value-type="float">
            <text:p>4.77569</text:p>
          </table:table-cell>
          <table:table-cell office:value-type="float" office:value="2.15378" calcext:value-type="float">
            <text:p>2.15378</text:p>
          </table:table-cell>
          <table:table-cell office:value-type="float" office:value="3.37523" calcext:value-type="float">
            <text:p>3.37523</text:p>
          </table:table-cell>
          <table:table-cell office:value-type="float" office:value="0.704362" calcext:value-type="float">
            <text:p>0.704362</text:p>
          </table:table-cell>
          <table:table-cell office:value-type="float" office:value="1.54353" calcext:value-type="float">
            <text:p>1.54353</text:p>
          </table:table-cell>
          <table:table-cell office:value-type="float" office:value="2.99291" calcext:value-type="float">
            <text:p>2.99291</text:p>
          </table:table-cell>
          <table:table-cell office:value-type="float" office:value="1.80183" calcext:value-type="float">
            <text:p>1.80183</text:p>
          </table:table-cell>
          <table:table-cell office:value-type="float" office:value="1.5499" calcext:value-type="float">
            <text:p>1.5499</text:p>
          </table:table-cell>
          <table:table-cell office:value-type="float" office:value="1.93169" calcext:value-type="float">
            <text:p>1.93169</text:p>
          </table:table-cell>
          <table:table-cell office:value-type="float" office:value="2.28617" calcext:value-type="float">
            <text:p>2.28617</text:p>
          </table:table-cell>
          <table:table-cell office:value-type="float" office:value="1.91531" calcext:value-type="float">
            <text:p>1.91531</text:p>
          </table:table-cell>
          <table:table-cell office:value-type="float" office:value="2.39372" calcext:value-type="float">
            <text:p>2.39372</text:p>
          </table:table-cell>
          <table:table-cell office:value-type="float" office:value="0.521494" calcext:value-type="float">
            <text:p>0.521494</text:p>
          </table:table-cell>
          <table:table-cell office:value-type="float" office:value="1.80183" calcext:value-type="float">
            <text:p>1.80183</text:p>
          </table:table-cell>
          <table:table-cell office:value-type="float" office:value="1.76263" calcext:value-type="float">
            <text:p>1.76263</text:p>
          </table:table-cell>
          <table:table-cell office:value-type="float" office:value="2.42891" calcext:value-type="float">
            <text:p>2.42891</text:p>
          </table:table-cell>
          <table:table-cell office:value-type="float" office:value="0.690712" calcext:value-type="float">
            <text:p>0.690712</text:p>
          </table:table-cell>
          <table:table-cell office:value-type="float" office:value="4.35788" calcext:value-type="float">
            <text:p>4.35788</text:p>
          </table:table-cell>
          <table:table-cell office:value-type="float" office:value="1.90808" calcext:value-type="float">
            <text:p>1.90808</text:p>
          </table:table-cell>
          <table:table-cell office:value-type="float" office:value="14.6377" calcext:value-type="float">
            <text:p>14.6377</text:p>
          </table:table-cell>
          <table:table-cell office:value-type="float" office:value="2.48169" calcext:value-type="float">
            <text:p>2.48169</text:p>
          </table:table-cell>
          <table:table-cell office:value-type="float" office:value="2.70774" calcext:value-type="float">
            <text:p>2.70774</text:p>
          </table:table-cell>
          <table:table-cell office:value-type="float" office:value="4.35788" calcext:value-type="float">
            <text:p>4.35788</text:p>
          </table:table-cell>
          <table:table-cell office:value-type="float" office:value="1.75016" calcext:value-type="float">
            <text:p>1.75016</text:p>
          </table:table-cell>
          <table:table-cell office:value-type="float" office:value="2.94021" calcext:value-type="float">
            <text:p>2.94021</text:p>
          </table:table-cell>
          <table:table-cell office:value-type="float" office:value="1.72888" calcext:value-type="float">
            <text:p>1.72888</text:p>
          </table:table-cell>
          <table:table-cell office:value-type="float" office:value="1.3751" calcext:value-type="float">
            <text:p>1.3751</text:p>
          </table:table-cell>
          <table:table-cell office:value-type="float" office:value="1.71842" calcext:value-type="float">
            <text:p>1.71842</text:p>
          </table:table-cell>
          <table:table-cell office:value-type="float" office:value="1.26832" calcext:value-type="float">
            <text:p>1.26832</text:p>
          </table:table-cell>
          <table:table-cell office:value-type="float" office:value="1.90808" calcext:value-type="float">
            <text:p>1.90808</text:p>
          </table:table-cell>
          <table:table-cell office:value-type="float" office:value="0.818667" calcext:value-type="float">
            <text:p>0.818667</text:p>
          </table:table-cell>
          <table:table-cell office:value-type="float" office:value="14.6377" calcext:value-type="float">
            <text:p>14.6377</text:p>
          </table:table-cell>
          <table:table-cell office:value-type="float" office:value="2.00578" calcext:value-type="float">
            <text:p>2.00578</text:p>
          </table:table-cell>
          <table:table-cell office:value-type="float" office:value="0.561909" calcext:value-type="float">
            <text:p>0.561909</text:p>
          </table:table-cell>
          <table:table-cell office:value-type="float" office:value="3.45603" calcext:value-type="float">
            <text:p>3.45603</text:p>
          </table:table-cell>
          <table:table-cell office:value-type="float" office:value="1.34043" calcext:value-type="float">
            <text:p>1.34043</text:p>
          </table:table-cell>
          <table:table-cell office:value-type="float" office:value="20.1167" calcext:value-type="float">
            <text:p>20.1167</text:p>
          </table:table-cell>
          <table:table-cell office:value-type="float" office:value="5.81496" calcext:value-type="float">
            <text:p>5.81496</text:p>
          </table:table-cell>
          <table:table-cell office:value-type="float" office:value="1.05816" calcext:value-type="float">
            <text:p>1.05816</text:p>
          </table:table-cell>
          <table:table-cell office:value-type="float" office:value="0" calcext:value-type="float">
            <text:p>0</text:p>
          </table:table-cell>
          <table:table-cell office:value-type="float" office:value="1.72888" calcext:value-type="float">
            <text:p>1.72888</text:p>
          </table:table-cell>
          <table:table-cell office:value-type="float" office:value="2.17793" calcext:value-type="float">
            <text:p>2.17793</text:p>
          </table:table-cell>
          <table:table-cell office:value-type="float" office:value="1.77552" calcext:value-type="float">
            <text:p>1.77552</text:p>
          </table:table-cell>
          <table:table-cell office:value-type="float" office:value="21.1792" calcext:value-type="float">
            <text:p>21.1792</text:p>
          </table:table-cell>
          <table:table-cell office:value-type="float" office:value="1.04197" calcext:value-type="float">
            <text:p>1.04197</text:p>
          </table:table-cell>
          <table:table-cell office:value-type="float" office:value="0.474352" calcext:value-type="float">
            <text:p>0.474352</text:p>
          </table:table-cell>
          <table:table-cell office:value-type="float" office:value="0.660099" calcext:value-type="float">
            <text:p>0.660099</text:p>
          </table:table-cell>
          <table:table-cell office:value-type="float" office:value="4.35788" calcext:value-type="float">
            <text:p>4.35788</text:p>
          </table:table-cell>
          <table:table-cell office:value-type="float" office:value="2.19014" calcext:value-type="float">
            <text:p>2.19014</text:p>
          </table:table-cell>
          <table:table-cell office:value-type="float" office:value="14.5524" calcext:value-type="float">
            <text:p>14.5524</text:p>
          </table:table-cell>
          <table:table-cell office:value-type="float" office:value="3.40394" calcext:value-type="float">
            <text:p>3.40394</text:p>
          </table:table-cell>
          <table:table-cell office:value-type="float" office:value="2.14076" calcext:value-type="float">
            <text:p>2.14076</text:p>
          </table:table-cell>
          <table:table-cell office:value-type="float" office:value="4.35788" calcext:value-type="float">
            <text:p>4.35788</text:p>
          </table:table-cell>
          <table:table-cell office:value-type="float" office:value="1.88546" calcext:value-type="float">
            <text:p>1.88546</text:p>
          </table:table-cell>
          <table:table-cell office:value-type="float" office:value="3.75447" calcext:value-type="float">
            <text:p>3.75447</text:p>
          </table:table-cell>
          <table:table-cell office:value-type="float" office:value="1.76992" calcext:value-type="float">
            <text:p>1.76992</text:p>
          </table:table-cell>
          <table:table-cell office:value-type="float" office:value="1.96001" calcext:value-type="float">
            <text:p>1.96001</text:p>
          </table:table-cell>
          <table:table-cell office:value-type="float" office:value="1.72888" calcext:value-type="float">
            <text:p>1.72888</text:p>
          </table:table-cell>
          <table:table-cell office:value-type="float" office:value="0.904022" calcext:value-type="float">
            <text:p>0.904022</text:p>
          </table:table-cell>
          <table:table-cell office:value-type="float" office:value="2.19014" calcext:value-type="float">
            <text:p>2.19014</text:p>
          </table:table-cell>
          <table:table-cell office:value-type="float" office:value="0.809879" calcext:value-type="float">
            <text:p>0.809879</text:p>
          </table:table-cell>
          <table:table-cell office:value-type="float" office:value="14.5524" calcext:value-type="float">
            <text:p>14.5524</text:p>
          </table:table-cell>
          <table:table-cell office:value-type="float" office:value="2.35176" calcext:value-type="float">
            <text:p>2.35176</text:p>
          </table:table-cell>
          <table:table-cell office:value-type="float" office:value="2.09967" calcext:value-type="float">
            <text:p>2.09967</text:p>
          </table:table-cell>
          <table:table-cell office:value-type="float" office:value="1.94068" calcext:value-type="float">
            <text:p>1.94068</text:p>
          </table:table-cell>
          <table:table-cell office:value-type="float" office:value="2.29612" calcext:value-type="float">
            <text:p>2.29612</text:p>
          </table:table-cell>
          <table:table-cell office:value-type="float" office:value="1.58416" calcext:value-type="float">
            <text:p>1.58416</text:p>
          </table:table-cell>
          <table:table-cell office:value-type="float" office:value="6.44412" calcext:value-type="float">
            <text:p>6.44412</text:p>
          </table:table-cell>
          <table:table-cell office:value-type="float" office:value="0.98532" calcext:value-type="float">
            <text:p>0.98532</text:p>
          </table:table-cell>
          <table:table-cell office:value-type="float" office:value="0.677822" calcext:value-type="float">
            <text:p>0.677822</text:p>
          </table:table-cell>
          <table:table-cell office:value-type="float" office:value="1.76992" calcext:value-type="float">
            <text:p>1.76992</text:p>
          </table:table-cell>
          <table:table-cell office:value-type="float" office:value="5.79956" calcext:value-type="float">
            <text:p>5.79956</text:p>
          </table:table-cell>
          <table:table-cell office:value-type="float" office:value="1.77552" calcext:value-type="float">
            <text:p>1.77552</text:p>
          </table:table-cell>
          <table:table-cell office:value-type="float" office:value="21.8096" calcext:value-type="float">
            <text:p>21.8096</text:p>
          </table:table-cell>
          <table:table-cell office:value-type="float" office:value="1.47219" calcext:value-type="float">
            <text:p>1.47219</text:p>
          </table:table-cell>
          <table:table-cell office:value-type="float" office:value="1.51737" calcext:value-type="float">
            <text:p>1.51737</text:p>
          </table:table-cell>
          <table:table-cell table:number-columns-repeated="6" office:value-type="float" office:value="6.17851" calcext:value-type="float">
            <text:p>6.1785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84" calcext:value-type="float">
            <text:p>84</text:p>
          </table:table-cell>
          <table:table-cell office:value-type="float" office:value="4.643" calcext:value-type="float">
            <text:p>4.643</text:p>
          </table:table-cell>
          <table:table-cell office:value-type="float" office:value="0.657067" calcext:value-type="float">
            <text:p>0.657067</text:p>
          </table:table-cell>
          <table:table-cell office:value-type="float" office:value="1.38309" calcext:value-type="float">
            <text:p>1.38309</text:p>
          </table:table-cell>
          <table:table-cell office:value-type="float" office:value="0.887324" calcext:value-type="float">
            <text:p>0.887324</text:p>
          </table:table-cell>
          <table:table-cell office:value-type="float" office:value="1.60777" calcext:value-type="float">
            <text:p>1.60777</text:p>
          </table:table-cell>
          <table:table-cell office:value-type="float" office:value="0.246739" calcext:value-type="float">
            <text:p>0.246739</text:p>
          </table:table-cell>
          <table:table-cell office:value-type="float" office:value="2.75014" calcext:value-type="float">
            <text:p>2.75014</text:p>
          </table:table-cell>
          <table:table-cell office:value-type="float" office:value="0.71063" calcext:value-type="float">
            <text:p>0.71063</text:p>
          </table:table-cell>
          <table:table-cell office:value-type="float" office:value="5.21807" calcext:value-type="float">
            <text:p>5.21807</text:p>
          </table:table-cell>
          <table:table-cell office:value-type="float" office:value="2.75014" calcext:value-type="float">
            <text:p>2.75014</text:p>
          </table:table-cell>
          <table:table-cell office:value-type="float" office:value="0.992069" calcext:value-type="float">
            <text:p>0.992069</text:p>
          </table:table-cell>
          <table:table-cell office:value-type="float" office:value="2.34825" calcext:value-type="float">
            <text:p>2.34825</text:p>
          </table:table-cell>
          <table:table-cell office:value-type="float" office:value="4.643" calcext:value-type="float">
            <text:p>4.643</text:p>
          </table:table-cell>
          <table:table-cell office:value-type="float" office:value="2.13787" calcext:value-type="float">
            <text:p>2.13787</text:p>
          </table:table-cell>
          <table:table-cell office:value-type="float" office:value="3.3223" calcext:value-type="float">
            <text:p>3.3223</text:p>
          </table:table-cell>
          <table:table-cell office:value-type="float" office:value="1.16606" calcext:value-type="float">
            <text:p>1.16606</text:p>
          </table:table-cell>
          <table:table-cell office:value-type="float" office:value="2.10988" calcext:value-type="float">
            <text:p>2.10988</text:p>
          </table:table-cell>
          <table:table-cell office:value-type="float" office:value="0.483353" calcext:value-type="float">
            <text:p>0.483353</text:p>
          </table:table-cell>
          <table:table-cell office:value-type="float" office:value="0.71063" calcext:value-type="float">
            <text:p>0.71063</text:p>
          </table:table-cell>
          <table:table-cell office:value-type="float" office:value="2.56769" calcext:value-type="float">
            <text:p>2.56769</text:p>
          </table:table-cell>
          <table:table-cell office:value-type="float" office:value="0.416228" calcext:value-type="float">
            <text:p>0.416228</text:p>
          </table:table-cell>
          <table:table-cell office:value-type="float" office:value="0.651812" calcext:value-type="float">
            <text:p>0.651812</text:p>
          </table:table-cell>
          <table:table-cell office:value-type="float" office:value="0.868223" calcext:value-type="float">
            <text:p>0.868223</text:p>
          </table:table-cell>
          <table:table-cell office:value-type="float" office:value="0.546453" calcext:value-type="float">
            <text:p>0.546453</text:p>
          </table:table-cell>
          <table:table-cell office:value-type="float" office:value="2.16868" calcext:value-type="float">
            <text:p>2.16868</text:p>
          </table:table-cell>
          <table:table-cell office:value-type="float" office:value="18.6059" calcext:value-type="float">
            <text:p>18.6059</text:p>
          </table:table-cell>
          <table:table-cell office:value-type="float" office:value="4.09288" calcext:value-type="float">
            <text:p>4.09288</text:p>
          </table:table-cell>
          <table:table-cell office:value-type="float" office:value="0.416228" calcext:value-type="float">
            <text:p>0.416228</text:p>
          </table:table-cell>
          <table:table-cell office:value-type="float" office:value="0.6877" calcext:value-type="float">
            <text:p>0.6877</text:p>
          </table:table-cell>
          <table:table-cell office:value-type="float" office:value="0.362339" calcext:value-type="float">
            <text:p>0.362339</text:p>
          </table:table-cell>
          <table:table-cell office:value-type="float" office:value="5.16772" calcext:value-type="float">
            <text:p>5.16772</text:p>
          </table:table-cell>
          <table:table-cell office:value-type="float" office:value="2.49188" calcext:value-type="float">
            <text:p>2.49188</text:p>
          </table:table-cell>
          <table:table-cell office:value-type="float" office:value="0.125183" calcext:value-type="float">
            <text:p>0.125183</text:p>
          </table:table-cell>
          <table:table-cell office:value-type="float" office:value="0.800692" calcext:value-type="float">
            <text:p>0.800692</text:p>
          </table:table-cell>
          <table:table-cell office:value-type="float" office:value="0.411231" calcext:value-type="float">
            <text:p>0.411231</text:p>
          </table:table-cell>
          <table:table-cell office:value-type="float" office:value="0.597286" calcext:value-type="float">
            <text:p>0.597286</text:p>
          </table:table-cell>
          <table:table-cell office:value-type="float" office:value="0.743336" calcext:value-type="float">
            <text:p>0.743336</text:p>
          </table:table-cell>
          <table:table-cell office:value-type="float" office:value="0.448788" calcext:value-type="float">
            <text:p>0.448788</text:p>
          </table:table-cell>
          <table:table-cell office:value-type="float" office:value="19.5671" calcext:value-type="float">
            <text:p>19.5671</text:p>
          </table:table-cell>
          <table:table-cell office:value-type="float" office:value="0.743336" calcext:value-type="float">
            <text:p>0.743336</text:p>
          </table:table-cell>
          <table:table-cell office:value-type="float" office:value="0.0263918" calcext:value-type="float">
            <text:p>0.0263918</text:p>
          </table:table-cell>
          <table:table-cell office:value-type="float" office:value="1.01193" calcext:value-type="float">
            <text:p>1.01193</text:p>
          </table:table-cell>
          <table:table-cell office:value-type="float" office:value="5.16772" calcext:value-type="float">
            <text:p>5.16772</text:p>
          </table:table-cell>
          <table:table-cell office:value-type="float" office:value="2.14223" calcext:value-type="float">
            <text:p>2.14223</text:p>
          </table:table-cell>
          <table:table-cell office:value-type="float" office:value="3.79629" calcext:value-type="float">
            <text:p>3.79629</text:p>
          </table:table-cell>
          <table:table-cell office:value-type="float" office:value="1.05858" calcext:value-type="float">
            <text:p>1.05858</text:p>
          </table:table-cell>
          <table:table-cell office:value-type="float" office:value="2.26419" calcext:value-type="float">
            <text:p>2.26419</text:p>
          </table:table-cell>
          <table:table-cell office:value-type="float" office:value="1.02689" calcext:value-type="float">
            <text:p>1.02689</text:p>
          </table:table-cell>
          <table:table-cell office:value-type="float" office:value="0.448788" calcext:value-type="float">
            <text:p>0.448788</text:p>
          </table:table-cell>
          <table:table-cell office:value-type="float" office:value="3.03674" calcext:value-type="float">
            <text:p>3.03674</text:p>
          </table:table-cell>
          <table:table-cell office:value-type="float" office:value="0.119142" calcext:value-type="float">
            <text:p>0.119142</text:p>
          </table:table-cell>
          <table:table-cell office:value-type="float" office:value="0.507463" calcext:value-type="float">
            <text:p>0.507463</text:p>
          </table:table-cell>
          <table:table-cell office:value-type="float" office:value="0.442194" calcext:value-type="float">
            <text:p>0.442194</text:p>
          </table:table-cell>
          <table:table-cell office:value-type="float" office:value="0.605255" calcext:value-type="float">
            <text:p>0.605255</text:p>
          </table:table-cell>
          <table:table-cell office:value-type="float" office:value="0.847564" calcext:value-type="float">
            <text:p>0.847564</text:p>
          </table:table-cell>
          <table:table-cell office:value-type="float" office:value="0.990052" calcext:value-type="float">
            <text:p>0.990052</text:p>
          </table:table-cell>
          <table:table-cell office:value-type="float" office:value="2.13787" calcext:value-type="float">
            <text:p>2.13787</text:p>
          </table:table-cell>
          <table:table-cell office:value-type="float" office:value="0.119142" calcext:value-type="float">
            <text:p>0.119142</text:p>
          </table:table-cell>
          <table:table-cell office:value-type="float" office:value="0.493484" calcext:value-type="float">
            <text:p>0.493484</text:p>
          </table:table-cell>
          <table:table-cell office:value-type="float" office:value="1.2633" calcext:value-type="float">
            <text:p>1.2633</text:p>
          </table:table-cell>
          <table:table-cell office:value-type="float" office:value="1.09152" calcext:value-type="float">
            <text:p>1.09152</text:p>
          </table:table-cell>
          <table:table-cell office:value-type="float" office:value="3.62498" calcext:value-type="float">
            <text:p>3.62498</text:p>
          </table:table-cell>
          <table:table-cell office:value-type="float" office:value="0.190035" calcext:value-type="float">
            <text:p>0.190035</text:p>
          </table:table-cell>
          <table:table-cell office:value-type="float" office:value="12.9712" calcext:value-type="float">
            <text:p>12.9712</text:p>
          </table:table-cell>
          <table:table-cell office:value-type="float" office:value="1.23866" calcext:value-type="float">
            <text:p>1.23866</text:p>
          </table:table-cell>
          <table:table-cell office:value-type="float" office:value="1.05708" calcext:value-type="float">
            <text:p>1.05708</text:p>
          </table:table-cell>
          <table:table-cell office:value-type="float" office:value="3.62498" calcext:value-type="float">
            <text:p>3.62498</text:p>
          </table:table-cell>
          <table:table-cell office:value-type="float" office:value="2.34405" calcext:value-type="float">
            <text:p>2.34405</text:p>
          </table:table-cell>
          <table:table-cell office:value-type="float" office:value="2.90127" calcext:value-type="float">
            <text:p>2.90127</text:p>
          </table:table-cell>
          <table:table-cell office:value-type="float" office:value="0" calcext:value-type="float">
            <text:p>0</text:p>
          </table:table-cell>
          <table:table-cell office:value-type="float" office:value="2.29957" calcext:value-type="float">
            <text:p>2.29957</text:p>
          </table:table-cell>
          <table:table-cell office:value-type="float" office:value="0.0111325" calcext:value-type="float">
            <text:p>0.0111325</text:p>
          </table:table-cell>
          <table:table-cell office:value-type="float" office:value="2.51161" calcext:value-type="float">
            <text:p>2.51161</text:p>
          </table:table-cell>
          <table:table-cell office:value-type="float" office:value="0.190035" calcext:value-type="float">
            <text:p>0.190035</text:p>
          </table:table-cell>
          <table:table-cell office:value-type="float" office:value="2.17537" calcext:value-type="float">
            <text:p>2.17537</text:p>
          </table:table-cell>
          <table:table-cell office:value-type="float" office:value="12.9712" calcext:value-type="float">
            <text:p>12.9712</text:p>
          </table:table-cell>
          <table:table-cell office:value-type="float" office:value="0.89686" calcext:value-type="float">
            <text:p>0.89686</text:p>
          </table:table-cell>
          <table:table-cell office:value-type="float" office:value="2.11663" calcext:value-type="float">
            <text:p>2.11663</text:p>
          </table:table-cell>
          <table:table-cell office:value-type="float" office:value="3.08211" calcext:value-type="float">
            <text:p>3.08211</text:p>
          </table:table-cell>
          <table:table-cell office:value-type="float" office:value="0.422607" calcext:value-type="float">
            <text:p>0.422607</text:p>
          </table:table-cell>
          <table:table-cell office:value-type="float" office:value="18.7972" calcext:value-type="float">
            <text:p>18.7972</text:p>
          </table:table-cell>
          <table:table-cell office:value-type="float" office:value="5.80467" calcext:value-type="float">
            <text:p>5.80467</text:p>
          </table:table-cell>
          <table:table-cell office:value-type="float" office:value="0.844068" calcext:value-type="float">
            <text:p>0.844068</text:p>
          </table:table-cell>
          <table:table-cell office:value-type="float" office:value="1.72888" calcext:value-type="float">
            <text:p>1.72888</text:p>
          </table:table-cell>
          <table:table-cell office:value-type="float" office:value="0" calcext:value-type="float">
            <text:p>0</text:p>
          </table:table-cell>
          <table:table-cell office:value-type="float" office:value="0.939882" calcext:value-type="float">
            <text:p>0.939882</text:p>
          </table:table-cell>
          <table:table-cell office:value-type="float" office:value="0.246503" calcext:value-type="float">
            <text:p>0.246503</text:p>
          </table:table-cell>
          <table:table-cell office:value-type="float" office:value="19.523" calcext:value-type="float">
            <text:p>19.523</text:p>
          </table:table-cell>
          <table:table-cell office:value-type="float" office:value="2.44238" calcext:value-type="float">
            <text:p>2.44238</text:p>
          </table:table-cell>
          <table:table-cell office:value-type="float" office:value="1.30714" calcext:value-type="float">
            <text:p>1.30714</text:p>
          </table:table-cell>
          <table:table-cell office:value-type="float" office:value="1.07202" calcext:value-type="float">
            <text:p>1.07202</text:p>
          </table:table-cell>
          <table:table-cell office:value-type="float" office:value="3.62498" calcext:value-type="float">
            <text:p>3.62498</text:p>
          </table:table-cell>
          <table:table-cell office:value-type="float" office:value="0.622115" calcext:value-type="float">
            <text:p>0.622115</text:p>
          </table:table-cell>
          <table:table-cell office:value-type="float" office:value="12.8845" calcext:value-type="float">
            <text:p>12.8845</text:p>
          </table:table-cell>
          <table:table-cell office:value-type="float" office:value="1.69532" calcext:value-type="float">
            <text:p>1.69532</text:p>
          </table:table-cell>
          <table:table-cell office:value-type="float" office:value="0.618191" calcext:value-type="float">
            <text:p>0.618191</text:p>
          </table:table-cell>
          <table:table-cell office:value-type="float" office:value="3.62498" calcext:value-type="float">
            <text:p>3.62498</text:p>
          </table:table-cell>
          <table:table-cell office:value-type="float" office:value="2.1725" calcext:value-type="float">
            <text:p>2.1725</text:p>
          </table:table-cell>
          <table:table-cell office:value-type="float" office:value="3.06027" calcext:value-type="float">
            <text:p>3.06027</text:p>
          </table:table-cell>
          <table:table-cell office:value-type="float" office:value="0.0970291" calcext:value-type="float">
            <text:p>0.0970291</text:p>
          </table:table-cell>
          <table:table-cell office:value-type="float" office:value="0.723863" calcext:value-type="float">
            <text:p>0.723863</text:p>
          </table:table-cell>
          <table:table-cell office:value-type="float" office:value="0" calcext:value-type="float">
            <text:p>0</text:p>
          </table:table-cell>
          <table:table-cell office:value-type="float" office:value="2.28602" calcext:value-type="float">
            <text:p>2.28602</text:p>
          </table:table-cell>
          <table:table-cell office:value-type="float" office:value="0.622115" calcext:value-type="float">
            <text:p>0.622115</text:p>
          </table:table-cell>
          <table:table-cell office:value-type="float" office:value="2.16969" calcext:value-type="float">
            <text:p>2.16969</text:p>
          </table:table-cell>
          <table:table-cell office:value-type="float" office:value="12.8845" calcext:value-type="float">
            <text:p>12.8845</text:p>
          </table:table-cell>
          <table:table-cell office:value-type="float" office:value="1.39334" calcext:value-type="float">
            <text:p>1.39334</text:p>
          </table:table-cell>
          <table:table-cell office:value-type="float" office:value="1.78867" calcext:value-type="float">
            <text:p>1.78867</text:p>
          </table:table-cell>
          <table:table-cell office:value-type="float" office:value="2.09971" calcext:value-type="float">
            <text:p>2.09971</text:p>
          </table:table-cell>
          <table:table-cell office:value-type="float" office:value="0.970309" calcext:value-type="float">
            <text:p>0.970309</text:p>
          </table:table-cell>
          <table:table-cell office:value-type="float" office:value="0.166017" calcext:value-type="float">
            <text:p>0.166017</text:p>
          </table:table-cell>
          <table:table-cell office:value-type="float" office:value="6.48636" calcext:value-type="float">
            <text:p>6.48636</text:p>
          </table:table-cell>
          <table:table-cell office:value-type="float" office:value="0.948614" calcext:value-type="float">
            <text:p>0.948614</text:p>
          </table:table-cell>
          <table:table-cell office:value-type="float" office:value="2.1755" calcext:value-type="float">
            <text:p>2.1755</text:p>
          </table:table-cell>
          <table:table-cell office:value-type="float" office:value="0.0970291" calcext:value-type="float">
            <text:p>0.0970291</text:p>
          </table:table-cell>
          <table:table-cell office:value-type="float" office:value="5.78745" calcext:value-type="float">
            <text:p>5.78745</text:p>
          </table:table-cell>
          <table:table-cell office:value-type="float" office:value="0.246503" calcext:value-type="float">
            <text:p>0.246503</text:p>
          </table:table-cell>
          <table:table-cell office:value-type="float" office:value="20.1652" calcext:value-type="float">
            <text:p>20.1652</text:p>
          </table:table-cell>
          <table:table-cell office:value-type="float" office:value="2.02387" calcext:value-type="float">
            <text:p>2.02387</text:p>
          </table:table-cell>
          <table:table-cell office:value-type="float" office:value="0.262426" calcext:value-type="float">
            <text:p>0.262426</text:p>
          </table:table-cell>
          <table:table-cell table:number-columns-repeated="6" office:value-type="float" office:value="4.49752" calcext:value-type="float">
            <text:p>4.4975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85" calcext:value-type="float">
            <text:p>85</text:p>
          </table:table-cell>
          <table:table-cell office:value-type="float" office:value="3.81935" calcext:value-type="float">
            <text:p>3.81935</text:p>
          </table:table-cell>
          <table:table-cell office:value-type="float" office:value="0.470539" calcext:value-type="float">
            <text:p>0.470539</text:p>
          </table:table-cell>
          <table:table-cell office:value-type="float" office:value="1.61664" calcext:value-type="float">
            <text:p>1.61664</text:p>
          </table:table-cell>
          <table:table-cell office:value-type="float" office:value="0.140116" calcext:value-type="float">
            <text:p>0.140116</text:p>
          </table:table-cell>
          <table:table-cell office:value-type="float" office:value="0.731583" calcext:value-type="float">
            <text:p>0.731583</text:p>
          </table:table-cell>
          <table:table-cell office:value-type="float" office:value="0.808404" calcext:value-type="float">
            <text:p>0.808404</text:p>
          </table:table-cell>
          <table:table-cell office:value-type="float" office:value="2.566" calcext:value-type="float">
            <text:p>2.566</text:p>
          </table:table-cell>
          <table:table-cell office:value-type="float" office:value="0.410179" calcext:value-type="float">
            <text:p>0.410179</text:p>
          </table:table-cell>
          <table:table-cell office:value-type="float" office:value="4.28762" calcext:value-type="float">
            <text:p>4.28762</text:p>
          </table:table-cell>
          <table:table-cell office:value-type="float" office:value="2.566" calcext:value-type="float">
            <text:p>2.566</text:p>
          </table:table-cell>
          <table:table-cell office:value-type="float" office:value="0.154048" calcext:value-type="float">
            <text:p>0.154048</text:p>
          </table:table-cell>
          <table:table-cell office:value-type="float" office:value="2.1655" calcext:value-type="float">
            <text:p>2.1655</text:p>
          </table:table-cell>
          <table:table-cell office:value-type="float" office:value="3.81935" calcext:value-type="float">
            <text:p>3.81935</text:p>
          </table:table-cell>
          <table:table-cell office:value-type="float" office:value="2.42205" calcext:value-type="float">
            <text:p>2.42205</text:p>
          </table:table-cell>
          <table:table-cell office:value-type="float" office:value="2.39655" calcext:value-type="float">
            <text:p>2.39655</text:p>
          </table:table-cell>
          <table:table-cell office:value-type="float" office:value="0.351864" calcext:value-type="float">
            <text:p>0.351864</text:p>
          </table:table-cell>
          <table:table-cell office:value-type="float" office:value="1.26247" calcext:value-type="float">
            <text:p>1.26247</text:p>
          </table:table-cell>
          <table:table-cell office:value-type="float" office:value="1.41738" calcext:value-type="float">
            <text:p>1.41738</text:p>
          </table:table-cell>
          <table:table-cell office:value-type="float" office:value="0.410179" calcext:value-type="float">
            <text:p>0.410179</text:p>
          </table:table-cell>
          <table:table-cell office:value-type="float" office:value="1.75109" calcext:value-type="float">
            <text:p>1.75109</text:p>
          </table:table-cell>
          <table:table-cell office:value-type="float" office:value="0.531955" calcext:value-type="float">
            <text:p>0.531955</text:p>
          </table:table-cell>
          <table:table-cell office:value-type="float" office:value="0.842377" calcext:value-type="float">
            <text:p>0.842377</text:p>
          </table:table-cell>
          <table:table-cell office:value-type="float" office:value="0.191082" calcext:value-type="float">
            <text:p>0.191082</text:p>
          </table:table-cell>
          <table:table-cell office:value-type="float" office:value="0.619258" calcext:value-type="float">
            <text:p>0.619258</text:p>
          </table:table-cell>
          <table:table-cell office:value-type="float" office:value="1.28445" calcext:value-type="float">
            <text:p>1.28445</text:p>
          </table:table-cell>
          <table:table-cell office:value-type="float" office:value="19.0382" calcext:value-type="float">
            <text:p>19.0382</text:p>
          </table:table-cell>
          <table:table-cell office:value-type="float" office:value="3.15359" calcext:value-type="float">
            <text:p>3.15359</text:p>
          </table:table-cell>
          <table:table-cell office:value-type="float" office:value="0.531955" calcext:value-type="float">
            <text:p>0.531955</text:p>
          </table:table-cell>
          <table:table-cell office:value-type="float" office:value="0.481436" calcext:value-type="float">
            <text:p>0.481436</text:p>
          </table:table-cell>
          <table:table-cell office:value-type="float" office:value="1.03533" calcext:value-type="float">
            <text:p>1.03533</text:p>
          </table:table-cell>
          <table:table-cell office:value-type="float" office:value="4.3262" calcext:value-type="float">
            <text:p>4.3262</text:p>
          </table:table-cell>
          <table:table-cell office:value-type="float" office:value="2.15296" calcext:value-type="float">
            <text:p>2.15296</text:p>
          </table:table-cell>
          <table:table-cell office:value-type="float" office:value="0.816836" calcext:value-type="float">
            <text:p>0.816836</text:p>
          </table:table-cell>
          <table:table-cell office:value-type="float" office:value="1.04369" calcext:value-type="float">
            <text:p>1.04369</text:p>
          </table:table-cell>
          <table:table-cell office:value-type="float" office:value="0.75361" calcext:value-type="float">
            <text:p>0.75361</text:p>
          </table:table-cell>
          <table:table-cell office:value-type="float" office:value="0.385756" calcext:value-type="float">
            <text:p>0.385756</text:p>
          </table:table-cell>
          <table:table-cell office:value-type="float" office:value="1.35055" calcext:value-type="float">
            <text:p>1.35055</text:p>
          </table:table-cell>
          <table:table-cell office:value-type="float" office:value="0.713165" calcext:value-type="float">
            <text:p>0.713165</text:p>
          </table:table-cell>
          <table:table-cell office:value-type="float" office:value="19.072" calcext:value-type="float">
            <text:p>19.072</text:p>
          </table:table-cell>
          <table:table-cell office:value-type="float" office:value="1.35055" calcext:value-type="float">
            <text:p>1.35055</text:p>
          </table:table-cell>
          <table:table-cell office:value-type="float" office:value="0.961497" calcext:value-type="float">
            <text:p>0.961497</text:p>
          </table:table-cell>
          <table:table-cell office:value-type="float" office:value="0.618887" calcext:value-type="float">
            <text:p>0.618887</text:p>
          </table:table-cell>
          <table:table-cell office:value-type="float" office:value="4.3262" calcext:value-type="float">
            <text:p>4.3262</text:p>
          </table:table-cell>
          <table:table-cell office:value-type="float" office:value="2.42312" calcext:value-type="float">
            <text:p>2.42312</text:p>
          </table:table-cell>
          <table:table-cell office:value-type="float" office:value="2.87099" calcext:value-type="float">
            <text:p>2.87099</text:p>
          </table:table-cell>
          <table:table-cell office:value-type="float" office:value="0.172989" calcext:value-type="float">
            <text:p>0.172989</text:p>
          </table:table-cell>
          <table:table-cell office:value-type="float" office:value="1.3448" calcext:value-type="float">
            <text:p>1.3448</text:p>
          </table:table-cell>
          <table:table-cell office:value-type="float" office:value="1.59226" calcext:value-type="float">
            <text:p>1.59226</text:p>
          </table:table-cell>
          <table:table-cell office:value-type="float" office:value="0.713165" calcext:value-type="float">
            <text:p>0.713165</text:p>
          </table:table-cell>
          <table:table-cell office:value-type="float" office:value="2.31306" calcext:value-type="float">
            <text:p>2.31306</text:p>
          </table:table-cell>
          <table:table-cell office:value-type="float" office:value="1.01795" calcext:value-type="float">
            <text:p>1.01795</text:p>
          </table:table-cell>
          <table:table-cell office:value-type="float" office:value="0.67698" calcext:value-type="float">
            <text:p>0.67698</text:p>
          </table:table-cell>
          <table:table-cell office:value-type="float" office:value="0.501395" calcext:value-type="float">
            <text:p>0.501395</text:p>
          </table:table-cell>
          <table:table-cell office:value-type="float" office:value="0.69726" calcext:value-type="float">
            <text:p>0.69726</text:p>
          </table:table-cell>
          <table:table-cell office:value-type="float" office:value="0.269485" calcext:value-type="float">
            <text:p>0.269485</text:p>
          </table:table-cell>
          <table:table-cell office:value-type="float" office:value="0.263415" calcext:value-type="float">
            <text:p>0.263415</text:p>
          </table:table-cell>
          <table:table-cell office:value-type="float" office:value="2.42205" calcext:value-type="float">
            <text:p>2.42205</text:p>
          </table:table-cell>
          <table:table-cell office:value-type="float" office:value="1.01795" calcext:value-type="float">
            <text:p>1.01795</text:p>
          </table:table-cell>
          <table:table-cell office:value-type="float" office:value="0.503932" calcext:value-type="float">
            <text:p>0.503932</text:p>
          </table:table-cell>
          <table:table-cell office:value-type="float" office:value="0.325577" calcext:value-type="float">
            <text:p>0.325577</text:p>
          </table:table-cell>
          <table:table-cell office:value-type="float" office:value="1.49437" calcext:value-type="float">
            <text:p>1.49437</text:p>
          </table:table-cell>
          <table:table-cell office:value-type="float" office:value="2.68616" calcext:value-type="float">
            <text:p>2.68616</text:p>
          </table:table-cell>
          <table:table-cell office:value-type="float" office:value="0.974762" calcext:value-type="float">
            <text:p>0.974762</text:p>
          </table:table-cell>
          <table:table-cell office:value-type="float" office:value="12.499" calcext:value-type="float">
            <text:p>12.499</text:p>
          </table:table-cell>
          <table:table-cell office:value-type="float" office:value="0.325802" calcext:value-type="float">
            <text:p>0.325802</text:p>
          </table:table-cell>
          <table:table-cell office:value-type="float" office:value="0.793886" calcext:value-type="float">
            <text:p>0.793886</text:p>
          </table:table-cell>
          <table:table-cell office:value-type="float" office:value="2.68616" calcext:value-type="float">
            <text:p>2.68616</text:p>
          </table:table-cell>
          <table:table-cell office:value-type="float" office:value="2.00291" calcext:value-type="float">
            <text:p>2.00291</text:p>
          </table:table-cell>
          <table:table-cell office:value-type="float" office:value="2.15683" calcext:value-type="float">
            <text:p>2.15683</text:p>
          </table:table-cell>
          <table:table-cell office:value-type="float" office:value="0.939882" calcext:value-type="float">
            <text:p>0.939882</text:p>
          </table:table-cell>
          <table:table-cell office:value-type="float" office:value="2.14958" calcext:value-type="float">
            <text:p>2.14958</text:p>
          </table:table-cell>
          <table:table-cell office:value-type="float" office:value="0.946386" calcext:value-type="float">
            <text:p>0.946386</text:p>
          </table:table-cell>
          <table:table-cell office:value-type="float" office:value="2.48932" calcext:value-type="float">
            <text:p>2.48932</text:p>
          </table:table-cell>
          <table:table-cell office:value-type="float" office:value="0.974762" calcext:value-type="float">
            <text:p>0.974762</text:p>
          </table:table-cell>
          <table:table-cell office:value-type="float" office:value="2.29585" calcext:value-type="float">
            <text:p>2.29585</text:p>
          </table:table-cell>
          <table:table-cell office:value-type="float" office:value="12.499" calcext:value-type="float">
            <text:p>12.499</text:p>
          </table:table-cell>
          <table:table-cell office:value-type="float" office:value="0.185775" calcext:value-type="float">
            <text:p>0.185775</text:p>
          </table:table-cell>
          <table:table-cell office:value-type="float" office:value="2.36546" calcext:value-type="float">
            <text:p>2.36546</text:p>
          </table:table-cell>
          <table:table-cell office:value-type="float" office:value="2.21081" calcext:value-type="float">
            <text:p>2.21081</text:p>
          </table:table-cell>
          <table:table-cell office:value-type="float" office:value="0.998348" calcext:value-type="float">
            <text:p>0.998348</text:p>
          </table:table-cell>
          <table:table-cell office:value-type="float" office:value="19.2332" calcext:value-type="float">
            <text:p>19.2332</text:p>
          </table:table-cell>
          <table:table-cell office:value-type="float" office:value="4.95897" calcext:value-type="float">
            <text:p>4.95897</text:p>
          </table:table-cell>
          <table:table-cell office:value-type="float" office:value="1.1221" calcext:value-type="float">
            <text:p>1.1221</text:p>
          </table:table-cell>
          <table:table-cell office:value-type="float" office:value="2.17793" calcext:value-type="float">
            <text:p>2.17793</text:p>
          </table:table-cell>
          <table:table-cell office:value-type="float" office:value="0.939882" calcext:value-type="float">
            <text:p>0.939882</text:p>
          </table:table-cell>
          <table:table-cell office:value-type="float" office:value="0" calcext:value-type="float">
            <text:p>0</text:p>
          </table:table-cell>
          <table:table-cell office:value-type="float" office:value="0.69715" calcext:value-type="float">
            <text:p>0.69715</text:p>
          </table:table-cell>
          <table:table-cell office:value-type="float" office:value="19.0283" calcext:value-type="float">
            <text:p>19.0283</text:p>
          </table:table-cell>
          <table:table-cell office:value-type="float" office:value="2.52757" calcext:value-type="float">
            <text:p>2.52757</text:p>
          </table:table-cell>
          <table:table-cell office:value-type="float" office:value="1.89332" calcext:value-type="float">
            <text:p>1.89332</text:p>
          </table:table-cell>
          <table:table-cell office:value-type="float" office:value="1.63253" calcext:value-type="float">
            <text:p>1.63253</text:p>
          </table:table-cell>
          <table:table-cell office:value-type="float" office:value="2.68616" calcext:value-type="float">
            <text:p>2.68616</text:p>
          </table:table-cell>
          <table:table-cell office:value-type="float" office:value="0.466288" calcext:value-type="float">
            <text:p>0.466288</text:p>
          </table:table-cell>
          <table:table-cell office:value-type="float" office:value="12.4151" calcext:value-type="float">
            <text:p>12.4151</text:p>
          </table:table-cell>
          <table:table-cell office:value-type="float" office:value="1.50348" calcext:value-type="float">
            <text:p>1.50348</text:p>
          </table:table-cell>
          <table:table-cell office:value-type="float" office:value="1.41821" calcext:value-type="float">
            <text:p>1.41821</text:p>
          </table:table-cell>
          <table:table-cell office:value-type="float" office:value="2.68616" calcext:value-type="float">
            <text:p>2.68616</text:p>
          </table:table-cell>
          <table:table-cell office:value-type="float" office:value="1.71177" calcext:value-type="float">
            <text:p>1.71177</text:p>
          </table:table-cell>
          <table:table-cell office:value-type="float" office:value="2.12798" calcext:value-type="float">
            <text:p>2.12798</text:p>
          </table:table-cell>
          <table:table-cell office:value-type="float" office:value="0.843913" calcext:value-type="float">
            <text:p>0.843913</text:p>
          </table:table-cell>
          <table:table-cell office:value-type="float" office:value="0.244764" calcext:value-type="float">
            <text:p>0.244764</text:p>
          </table:table-cell>
          <table:table-cell office:value-type="float" office:value="0.939882" calcext:value-type="float">
            <text:p>0.939882</text:p>
          </table:table-cell>
          <table:table-cell office:value-type="float" office:value="2.39342" calcext:value-type="float">
            <text:p>2.39342</text:p>
          </table:table-cell>
          <table:table-cell office:value-type="float" office:value="0.466288" calcext:value-type="float">
            <text:p>0.466288</text:p>
          </table:table-cell>
          <table:table-cell office:value-type="float" office:value="2.2934" calcext:value-type="float">
            <text:p>2.2934</text:p>
          </table:table-cell>
          <table:table-cell office:value-type="float" office:value="12.4151" calcext:value-type="float">
            <text:p>12.4151</text:p>
          </table:table-cell>
          <table:table-cell office:value-type="float" office:value="0.483364" calcext:value-type="float">
            <text:p>0.483364</text:p>
          </table:table-cell>
          <table:table-cell office:value-type="float" office:value="1.11345" calcext:value-type="float">
            <text:p>1.11345</text:p>
          </table:table-cell>
          <table:table-cell office:value-type="float" office:value="1.59014" calcext:value-type="float">
            <text:p>1.59014</text:p>
          </table:table-cell>
          <table:table-cell office:value-type="float" office:value="0.13707" calcext:value-type="float">
            <text:p>0.13707</text:p>
          </table:table-cell>
          <table:table-cell office:value-type="float" office:value="0.918611" calcext:value-type="float">
            <text:p>0.918611</text:p>
          </table:table-cell>
          <table:table-cell office:value-type="float" office:value="5.64547" calcext:value-type="float">
            <text:p>5.64547</text:p>
          </table:table-cell>
          <table:table-cell office:value-type="float" office:value="1.19324" calcext:value-type="float">
            <text:p>1.19324</text:p>
          </table:table-cell>
          <table:table-cell office:value-type="float" office:value="2.37644" calcext:value-type="float">
            <text:p>2.37644</text:p>
          </table:table-cell>
          <table:table-cell office:value-type="float" office:value="0.843913" calcext:value-type="float">
            <text:p>0.843913</text:p>
          </table:table-cell>
          <table:table-cell office:value-type="float" office:value="4.94152" calcext:value-type="float">
            <text:p>4.94152</text:p>
          </table:table-cell>
          <table:table-cell office:value-type="float" office:value="0.69715" calcext:value-type="float">
            <text:p>0.69715</text:p>
          </table:table-cell>
          <table:table-cell office:value-type="float" office:value="19.6513" calcext:value-type="float">
            <text:p>19.6513</text:p>
          </table:table-cell>
          <table:table-cell office:value-type="float" office:value="1.75735" calcext:value-type="float">
            <text:p>1.75735</text:p>
          </table:table-cell>
          <table:table-cell office:value-type="float" office:value="0.893903" calcext:value-type="float">
            <text:p>0.893903</text:p>
          </table:table-cell>
          <table:table-cell table:number-columns-repeated="6" office:value-type="float" office:value="4.08681" calcext:value-type="float">
            <text:p>4.0868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86" calcext:value-type="float">
            <text:p>86</text:p>
          </table:table-cell>
          <table:table-cell office:value-type="float" office:value="4.44203" calcext:value-type="float">
            <text:p>4.44203</text:p>
          </table:table-cell>
          <table:table-cell office:value-type="float" office:value="0.431648" calcext:value-type="float">
            <text:p>0.431648</text:p>
          </table:table-cell>
          <table:table-cell office:value-type="float" office:value="1.4242" calcext:value-type="float">
            <text:p>1.4242</text:p>
          </table:table-cell>
          <table:table-cell office:value-type="float" office:value="0.655199" calcext:value-type="float">
            <text:p>0.655199</text:p>
          </table:table-cell>
          <table:table-cell office:value-type="float" office:value="1.36252" calcext:value-type="float">
            <text:p>1.36252</text:p>
          </table:table-cell>
          <table:table-cell office:value-type="float" office:value="0.178985" calcext:value-type="float">
            <text:p>0.178985</text:p>
          </table:table-cell>
          <table:table-cell office:value-type="float" office:value="2.63655" calcext:value-type="float">
            <text:p>2.63655</text:p>
          </table:table-cell>
          <table:table-cell office:value-type="float" office:value="0.520358" calcext:value-type="float">
            <text:p>0.520358</text:p>
          </table:table-cell>
          <table:table-cell office:value-type="float" office:value="4.97163" calcext:value-type="float">
            <text:p>4.97163</text:p>
          </table:table-cell>
          <table:table-cell office:value-type="float" office:value="2.63655" calcext:value-type="float">
            <text:p>2.63655</text:p>
          </table:table-cell>
          <table:table-cell office:value-type="float" office:value="0.760153" calcext:value-type="float">
            <text:p>0.760153</text:p>
          </table:table-cell>
          <table:table-cell office:value-type="float" office:value="2.22979" calcext:value-type="float">
            <text:p>2.22979</text:p>
          </table:table-cell>
          <table:table-cell office:value-type="float" office:value="4.44203" calcext:value-type="float">
            <text:p>4.44203</text:p>
          </table:table-cell>
          <table:table-cell office:value-type="float" office:value="2.14031" calcext:value-type="float">
            <text:p>2.14031</text:p>
          </table:table-cell>
          <table:table-cell office:value-type="float" office:value="3.08749" calcext:value-type="float">
            <text:p>3.08749</text:p>
          </table:table-cell>
          <table:table-cell office:value-type="float" office:value="0.921367" calcext:value-type="float">
            <text:p>0.921367</text:p>
          </table:table-cell>
          <table:table-cell office:value-type="float" office:value="1.8958" calcext:value-type="float">
            <text:p>1.8958</text:p>
          </table:table-cell>
          <table:table-cell office:value-type="float" office:value="0.729718" calcext:value-type="float">
            <text:p>0.729718</text:p>
          </table:table-cell>
          <table:table-cell office:value-type="float" office:value="0.520358" calcext:value-type="float">
            <text:p>0.520358</text:p>
          </table:table-cell>
          <table:table-cell office:value-type="float" office:value="2.33089" calcext:value-type="float">
            <text:p>2.33089</text:p>
          </table:table-cell>
          <table:table-cell office:value-type="float" office:value="0.194923" calcext:value-type="float">
            <text:p>0.194923</text:p>
          </table:table-cell>
          <table:table-cell office:value-type="float" office:value="0.536965" calcext:value-type="float">
            <text:p>0.536965</text:p>
          </table:table-cell>
          <table:table-cell office:value-type="float" office:value="0.62208" calcext:value-type="float">
            <text:p>0.62208</text:p>
          </table:table-cell>
          <table:table-cell office:value-type="float" office:value="0.356224" calcext:value-type="float">
            <text:p>0.356224</text:p>
          </table:table-cell>
          <table:table-cell office:value-type="float" office:value="1.92392" calcext:value-type="float">
            <text:p>1.92392</text:p>
          </table:table-cell>
          <table:table-cell office:value-type="float" office:value="18.7475" calcext:value-type="float">
            <text:p>18.7475</text:p>
          </table:table-cell>
          <table:table-cell office:value-type="float" office:value="3.84824" calcext:value-type="float">
            <text:p>3.84824</text:p>
          </table:table-cell>
          <table:table-cell office:value-type="float" office:value="0.194923" calcext:value-type="float">
            <text:p>0.194923</text:p>
          </table:table-cell>
          <table:table-cell office:value-type="float" office:value="0.516904" calcext:value-type="float">
            <text:p>0.516904</text:p>
          </table:table-cell>
          <table:table-cell office:value-type="float" office:value="0.424492" calcext:value-type="float">
            <text:p>0.424492</text:p>
          </table:table-cell>
          <table:table-cell office:value-type="float" office:value="4.96195" calcext:value-type="float">
            <text:p>4.96195</text:p>
          </table:table-cell>
          <table:table-cell office:value-type="float" office:value="2.3401" calcext:value-type="float">
            <text:p>2.3401</text:p>
          </table:table-cell>
          <table:table-cell office:value-type="float" office:value="0.133826" calcext:value-type="float">
            <text:p>0.133826</text:p>
          </table:table-cell>
          <table:table-cell office:value-type="float" office:value="0.729611" calcext:value-type="float">
            <text:p>0.729611</text:p>
          </table:table-cell>
          <table:table-cell office:value-type="float" office:value="0.283776" calcext:value-type="float">
            <text:p>0.283776</text:p>
          </table:table-cell>
          <table:table-cell office:value-type="float" office:value="0.352352" calcext:value-type="float">
            <text:p>0.352352</text:p>
          </table:table-cell>
          <table:table-cell office:value-type="float" office:value="0.813093" calcext:value-type="float">
            <text:p>0.813093</text:p>
          </table:table-cell>
          <table:table-cell office:value-type="float" office:value="0.297529" calcext:value-type="float">
            <text:p>0.297529</text:p>
          </table:table-cell>
          <table:table-cell office:value-type="float" office:value="19.4668" calcext:value-type="float">
            <text:p>19.4668</text:p>
          </table:table-cell>
          <table:table-cell office:value-type="float" office:value="0.813093" calcext:value-type="float">
            <text:p>0.813093</text:p>
          </table:table-cell>
          <table:table-cell office:value-type="float" office:value="0.270314" calcext:value-type="float">
            <text:p>0.270314</text:p>
          </table:table-cell>
          <table:table-cell office:value-type="float" office:value="0.802952" calcext:value-type="float">
            <text:p>0.802952</text:p>
          </table:table-cell>
          <table:table-cell office:value-type="float" office:value="4.96195" calcext:value-type="float">
            <text:p>4.96195</text:p>
          </table:table-cell>
          <table:table-cell office:value-type="float" office:value="2.14376" calcext:value-type="float">
            <text:p>2.14376</text:p>
          </table:table-cell>
          <table:table-cell office:value-type="float" office:value="3.56183" calcext:value-type="float">
            <text:p>3.56183</text:p>
          </table:table-cell>
          <table:table-cell office:value-type="float" office:value="0.812172" calcext:value-type="float">
            <text:p>0.812172</text:p>
          </table:table-cell>
          <table:table-cell office:value-type="float" office:value="2.03092" calcext:value-type="float">
            <text:p>2.03092</text:p>
          </table:table-cell>
          <table:table-cell office:value-type="float" office:value="1.09451" calcext:value-type="float">
            <text:p>1.09451</text:p>
          </table:table-cell>
          <table:table-cell office:value-type="float" office:value="0.297529" calcext:value-type="float">
            <text:p>0.297529</text:p>
          </table:table-cell>
          <table:table-cell office:value-type="float" office:value="2.81519" calcext:value-type="float">
            <text:p>2.81519</text:p>
          </table:table-cell>
          <table:table-cell office:value-type="float" office:value="0.343263" calcext:value-type="float">
            <text:p>0.343263</text:p>
          </table:table-cell>
          <table:table-cell office:value-type="float" office:value="0.339214" calcext:value-type="float">
            <text:p>0.339214</text:p>
          </table:table-cell>
          <table:table-cell office:value-type="float" office:value="0.211674" calcext:value-type="float">
            <text:p>0.211674</text:p>
          </table:table-cell>
          <table:table-cell office:value-type="float" office:value="0.512149" calcext:value-type="float">
            <text:p>0.512149</text:p>
          </table:table-cell>
          <table:table-cell office:value-type="float" office:value="0.60417" calcext:value-type="float">
            <text:p>0.60417</text:p>
          </table:table-cell>
          <table:table-cell office:value-type="float" office:value="0.771479" calcext:value-type="float">
            <text:p>0.771479</text:p>
          </table:table-cell>
          <table:table-cell office:value-type="float" office:value="2.14031" calcext:value-type="float">
            <text:p>2.14031</text:p>
          </table:table-cell>
          <table:table-cell office:value-type="float" office:value="0.343263" calcext:value-type="float">
            <text:p>0.343263</text:p>
          </table:table-cell>
          <table:table-cell office:value-type="float" office:value="0.256095" calcext:value-type="float">
            <text:p>0.256095</text:p>
          </table:table-cell>
          <table:table-cell office:value-type="float" office:value="1.022" calcext:value-type="float">
            <text:p>1.022</text:p>
          </table:table-cell>
          <table:table-cell office:value-type="float" office:value="1.10125" calcext:value-type="float">
            <text:p>1.10125</text:p>
          </table:table-cell>
          <table:table-cell office:value-type="float" office:value="3.38006" calcext:value-type="float">
            <text:p>3.38006</text:p>
          </table:table-cell>
          <table:table-cell office:value-type="float" office:value="0.344722" calcext:value-type="float">
            <text:p>0.344722</text:p>
          </table:table-cell>
          <table:table-cell office:value-type="float" office:value="12.8755" calcext:value-type="float">
            <text:p>12.8755</text:p>
          </table:table-cell>
          <table:table-cell office:value-type="float" office:value="1.00333" calcext:value-type="float">
            <text:p>1.00333</text:p>
          </table:table-cell>
          <table:table-cell office:value-type="float" office:value="0.937765" calcext:value-type="float">
            <text:p>0.937765</text:p>
          </table:table-cell>
          <table:table-cell office:value-type="float" office:value="3.38006" calcext:value-type="float">
            <text:p>3.38006</text:p>
          </table:table-cell>
          <table:table-cell office:value-type="float" office:value="2.18986" calcext:value-type="float">
            <text:p>2.18986</text:p>
          </table:table-cell>
          <table:table-cell office:value-type="float" office:value="2.67591" calcext:value-type="float">
            <text:p>2.67591</text:p>
          </table:table-cell>
          <table:table-cell office:value-type="float" office:value="0.246503" calcext:value-type="float">
            <text:p>0.246503</text:p>
          </table:table-cell>
          <table:table-cell office:value-type="float" office:value="2.18813" calcext:value-type="float">
            <text:p>2.18813</text:p>
          </table:table-cell>
          <table:table-cell office:value-type="float" office:value="0.251727" calcext:value-type="float">
            <text:p>0.251727</text:p>
          </table:table-cell>
          <table:table-cell office:value-type="float" office:value="2.43503" calcext:value-type="float">
            <text:p>2.43503</text:p>
          </table:table-cell>
          <table:table-cell office:value-type="float" office:value="0.344722" calcext:value-type="float">
            <text:p>0.344722</text:p>
          </table:table-cell>
          <table:table-cell office:value-type="float" office:value="2.1315" calcext:value-type="float">
            <text:p>2.1315</text:p>
          </table:table-cell>
          <table:table-cell office:value-type="float" office:value="12.8755" calcext:value-type="float">
            <text:p>12.8755</text:p>
          </table:table-cell>
          <table:table-cell office:value-type="float" office:value="0.650725" calcext:value-type="float">
            <text:p>0.650725</text:p>
          </table:table-cell>
          <table:table-cell office:value-type="float" office:value="2.10825" calcext:value-type="float">
            <text:p>2.10825</text:p>
          </table:table-cell>
          <table:table-cell office:value-type="float" office:value="2.83955" calcext:value-type="float">
            <text:p>2.83955</text:p>
          </table:table-cell>
          <table:table-cell office:value-type="float" office:value="0.43736" calcext:value-type="float">
            <text:p>0.43736</text:p>
          </table:table-cell>
          <table:table-cell office:value-type="float" office:value="18.9396" calcext:value-type="float">
            <text:p>18.9396</text:p>
          </table:table-cell>
          <table:table-cell office:value-type="float" office:value="5.56709" calcext:value-type="float">
            <text:p>5.56709</text:p>
          </table:table-cell>
          <table:table-cell office:value-type="float" office:value="0.790504" calcext:value-type="float">
            <text:p>0.790504</text:p>
          </table:table-cell>
          <table:table-cell office:value-type="float" office:value="1.77552" calcext:value-type="float">
            <text:p>1.77552</text:p>
          </table:table-cell>
          <table:table-cell office:value-type="float" office:value="0.246503" calcext:value-type="float">
            <text:p>0.246503</text:p>
          </table:table-cell>
          <table:table-cell office:value-type="float" office:value="0.69715" calcext:value-type="float">
            <text:p>0.69715</text:p>
          </table:table-cell>
          <table:table-cell office:value-type="float" office:value="0" calcext:value-type="float">
            <text:p>0</text:p>
          </table:table-cell>
          <table:table-cell office:value-type="float" office:value="19.4229" calcext:value-type="float">
            <text:p>19.4229</text:p>
          </table:table-cell>
          <table:table-cell office:value-type="float" office:value="2.39311" calcext:value-type="float">
            <text:p>2.39311</text:p>
          </table:table-cell>
          <table:table-cell office:value-type="float" office:value="1.39224" calcext:value-type="float">
            <text:p>1.39224</text:p>
          </table:table-cell>
          <table:table-cell office:value-type="float" office:value="1.13962" calcext:value-type="float">
            <text:p>1.13962</text:p>
          </table:table-cell>
          <table:table-cell office:value-type="float" office:value="3.38006" calcext:value-type="float">
            <text:p>3.38006</text:p>
          </table:table-cell>
          <table:table-cell office:value-type="float" office:value="0.441324" calcext:value-type="float">
            <text:p>0.441324</text:p>
          </table:table-cell>
          <table:table-cell office:value-type="float" office:value="12.7896" calcext:value-type="float">
            <text:p>12.7896</text:p>
          </table:table-cell>
          <table:table-cell office:value-type="float" office:value="1.63015" calcext:value-type="float">
            <text:p>1.63015</text:p>
          </table:table-cell>
          <table:table-cell office:value-type="float" office:value="0.819373" calcext:value-type="float">
            <text:p>0.819373</text:p>
          </table:table-cell>
          <table:table-cell office:value-type="float" office:value="3.38006" calcext:value-type="float">
            <text:p>3.38006</text:p>
          </table:table-cell>
          <table:table-cell office:value-type="float" office:value="1.99147" calcext:value-type="float">
            <text:p>1.99147</text:p>
          </table:table-cell>
          <table:table-cell office:value-type="float" office:value="2.81403" calcext:value-type="float">
            <text:p>2.81403</text:p>
          </table:table-cell>
          <table:table-cell office:value-type="float" office:value="0.156044" calcext:value-type="float">
            <text:p>0.156044</text:p>
          </table:table-cell>
          <table:table-cell office:value-type="float" office:value="0.477382" calcext:value-type="float">
            <text:p>0.477382</text:p>
          </table:table-cell>
          <table:table-cell office:value-type="float" office:value="0.246503" calcext:value-type="float">
            <text:p>0.246503</text:p>
          </table:table-cell>
          <table:table-cell office:value-type="float" office:value="2.24043" calcext:value-type="float">
            <text:p>2.24043</text:p>
          </table:table-cell>
          <table:table-cell office:value-type="float" office:value="0.441324" calcext:value-type="float">
            <text:p>0.441324</text:p>
          </table:table-cell>
          <table:table-cell office:value-type="float" office:value="2.12661" calcext:value-type="float">
            <text:p>2.12661</text:p>
          </table:table-cell>
          <table:table-cell office:value-type="float" office:value="12.7896" calcext:value-type="float">
            <text:p>12.7896</text:p>
          </table:table-cell>
          <table:table-cell office:value-type="float" office:value="1.14684" calcext:value-type="float">
            <text:p>1.14684</text:p>
          </table:table-cell>
          <table:table-cell office:value-type="float" office:value="1.56598" calcext:value-type="float">
            <text:p>1.56598</text:p>
          </table:table-cell>
          <table:table-cell office:value-type="float" office:value="1.90842" calcext:value-type="float">
            <text:p>1.90842</text:p>
          </table:table-cell>
          <table:table-cell office:value-type="float" office:value="0.737536" calcext:value-type="float">
            <text:p>0.737536</text:p>
          </table:table-cell>
          <table:table-cell office:value-type="float" office:value="0.242768" calcext:value-type="float">
            <text:p>0.242768</text:p>
          </table:table-cell>
          <table:table-cell office:value-type="float" office:value="6.24976" calcext:value-type="float">
            <text:p>6.24976</text:p>
          </table:table-cell>
          <table:table-cell office:value-type="float" office:value="0.893708" calcext:value-type="float">
            <text:p>0.893708</text:p>
          </table:table-cell>
          <table:table-cell office:value-type="float" office:value="2.15425" calcext:value-type="float">
            <text:p>2.15425</text:p>
          </table:table-cell>
          <table:table-cell office:value-type="float" office:value="0.156044" calcext:value-type="float">
            <text:p>0.156044</text:p>
          </table:table-cell>
          <table:table-cell office:value-type="float" office:value="5.54983" calcext:value-type="float">
            <text:p>5.54983</text:p>
          </table:table-cell>
          <table:table-cell office:value-type="float" office:value="0" calcext:value-type="float">
            <text:p>0</text:p>
          </table:table-cell>
          <table:table-cell office:value-type="float" office:value="20.0597" calcext:value-type="float">
            <text:p>20.0597</text:p>
          </table:table-cell>
          <table:table-cell office:value-type="float" office:value="1.88057" calcext:value-type="float">
            <text:p>1.88057</text:p>
          </table:table-cell>
          <table:table-cell office:value-type="float" office:value="0.267322" calcext:value-type="float">
            <text:p>0.267322</text:p>
          </table:table-cell>
          <table:table-cell table:number-columns-repeated="6" office:value-type="float" office:value="4.40783" calcext:value-type="float">
            <text:p>4.4078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87" calcext:value-type="float">
            <text:p>87</text:p>
          </table:table-cell>
          <table:table-cell office:value-type="float" office:value="15.7363" calcext:value-type="float">
            <text:p>15.7363</text:p>
          </table:table-cell>
          <table:table-cell office:value-type="float" office:value="19.4739" calcext:value-type="float">
            <text:p>19.4739</text:p>
          </table:table-cell>
          <table:table-cell office:value-type="float" office:value="18.3244" calcext:value-type="float">
            <text:p>18.3244</text:p>
          </table:table-cell>
          <table:table-cell office:value-type="float" office:value="18.9516" calcext:value-type="float">
            <text:p>18.9516</text:p>
          </table:table-cell>
          <table:table-cell office:value-type="float" office:value="19.0607" calcext:value-type="float">
            <text:p>19.0607</text:p>
          </table:table-cell>
          <table:table-cell office:value-type="float" office:value="19.6017" calcext:value-type="float">
            <text:p>19.6017</text:p>
          </table:table-cell>
          <table:table-cell office:value-type="float" office:value="21.2544" calcext:value-type="float">
            <text:p>21.2544</text:p>
          </table:table-cell>
          <table:table-cell office:value-type="float" office:value="18.9313" calcext:value-type="float">
            <text:p>18.9313</text:p>
          </table:table-cell>
          <table:table-cell office:value-type="float" office:value="17.9001" calcext:value-type="float">
            <text:p>17.9001</text:p>
          </table:table-cell>
          <table:table-cell office:value-type="float" office:value="21.2544" calcext:value-type="float">
            <text:p>21.2544</text:p>
          </table:table-cell>
          <table:table-cell office:value-type="float" office:value="18.8797" calcext:value-type="float">
            <text:p>18.8797</text:p>
          </table:table-cell>
          <table:table-cell office:value-type="float" office:value="20.9362" calcext:value-type="float">
            <text:p>20.9362</text:p>
          </table:table-cell>
          <table:table-cell office:value-type="float" office:value="15.7363" calcext:value-type="float">
            <text:p>15.7363</text:p>
          </table:table-cell>
          <table:table-cell office:value-type="float" office:value="21.4491" calcext:value-type="float">
            <text:p>21.4491</text:p>
          </table:table-cell>
          <table:table-cell office:value-type="float" office:value="17.5056" calcext:value-type="float">
            <text:p>17.5056</text:p>
          </table:table-cell>
          <table:table-cell office:value-type="float" office:value="19.1919" calcext:value-type="float">
            <text:p>19.1919</text:p>
          </table:table-cell>
          <table:table-cell office:value-type="float" office:value="17.8995" calcext:value-type="float">
            <text:p>17.8995</text:p>
          </table:table-cell>
          <table:table-cell office:value-type="float" office:value="19.7089" calcext:value-type="float">
            <text:p>19.7089</text:p>
          </table:table-cell>
          <table:table-cell office:value-type="float" office:value="18.9313" calcext:value-type="float">
            <text:p>18.9313</text:p>
          </table:table-cell>
          <table:table-cell office:value-type="float" office:value="19.2907" calcext:value-type="float">
            <text:p>19.2907</text:p>
          </table:table-cell>
          <table:table-cell office:value-type="float" office:value="19.2496" calcext:value-type="float">
            <text:p>19.2496</text:p>
          </table:table-cell>
          <table:table-cell office:value-type="float" office:value="19.8356" calcext:value-type="float">
            <text:p>19.8356</text:p>
          </table:table-cell>
          <table:table-cell office:value-type="float" office:value="19.2192" calcext:value-type="float">
            <text:p>19.2192</text:p>
          </table:table-cell>
          <table:table-cell office:value-type="float" office:value="19.5881" calcext:value-type="float">
            <text:p>19.5881</text:p>
          </table:table-cell>
          <table:table-cell office:value-type="float" office:value="18.9696" calcext:value-type="float">
            <text:p>18.9696</text:p>
          </table:table-cell>
          <table:table-cell office:value-type="float" office:value="18.8038" calcext:value-type="float">
            <text:p>18.8038</text:p>
          </table:table-cell>
          <table:table-cell office:value-type="float" office:value="17.7546" calcext:value-type="float">
            <text:p>17.7546</text:p>
          </table:table-cell>
          <table:table-cell office:value-type="float" office:value="19.2496" calcext:value-type="float">
            <text:p>19.2496</text:p>
          </table:table-cell>
          <table:table-cell office:value-type="float" office:value="18.9157" calcext:value-type="float">
            <text:p>18.9157</text:p>
          </table:table-cell>
          <table:table-cell office:value-type="float" office:value="19.8433" calcext:value-type="float">
            <text:p>19.8433</text:p>
          </table:table-cell>
          <table:table-cell office:value-type="float" office:value="15.45" calcext:value-type="float">
            <text:p>15.45</text:p>
          </table:table-cell>
          <table:table-cell office:value-type="float" office:value="20.7152" calcext:value-type="float">
            <text:p>20.7152</text:p>
          </table:table-cell>
          <table:table-cell office:value-type="float" office:value="19.4382" calcext:value-type="float">
            <text:p>19.4382</text:p>
          </table:table-cell>
          <table:table-cell office:value-type="float" office:value="20.0497" calcext:value-type="float">
            <text:p>20.0497</text:p>
          </table:table-cell>
          <table:table-cell office:value-type="float" office:value="19.6557" calcext:value-type="float">
            <text:p>19.6557</text:p>
          </table:table-cell>
          <table:table-cell office:value-type="float" office:value="19.3334" calcext:value-type="float">
            <text:p>19.3334</text:p>
          </table:table-cell>
          <table:table-cell office:value-type="float" office:value="20.2357" calcext:value-type="float">
            <text:p>20.2357</text:p>
          </table:table-cell>
          <table:table-cell office:value-type="float" office:value="19.6363" calcext:value-type="float">
            <text:p>19.6363</text:p>
          </table:table-cell>
          <table:table-cell office:value-type="float" office:value="0.0453943" calcext:value-type="float">
            <text:p>0.0453943</text:p>
          </table:table-cell>
          <table:table-cell office:value-type="float" office:value="20.2357" calcext:value-type="float">
            <text:p>20.2357</text:p>
          </table:table-cell>
          <table:table-cell office:value-type="float" office:value="19.5219" calcext:value-type="float">
            <text:p>19.5219</text:p>
          </table:table-cell>
          <table:table-cell office:value-type="float" office:value="19.6161" calcext:value-type="float">
            <text:p>19.6161</text:p>
          </table:table-cell>
          <table:table-cell office:value-type="float" office:value="15.45" calcext:value-type="float">
            <text:p>15.45</text:p>
          </table:table-cell>
          <table:table-cell office:value-type="float" office:value="21.4499" calcext:value-type="float">
            <text:p>21.4499</text:p>
          </table:table-cell>
          <table:table-cell office:value-type="float" office:value="17.2315" calcext:value-type="float">
            <text:p>17.2315</text:p>
          </table:table-cell>
          <table:table-cell office:value-type="float" office:value="19.0877" calcext:value-type="float">
            <text:p>19.0877</text:p>
          </table:table-cell>
          <table:table-cell office:value-type="float" office:value="18.0822" calcext:value-type="float">
            <text:p>18.0822</text:p>
          </table:table-cell>
          <table:table-cell office:value-type="float" office:value="20.5171" calcext:value-type="float">
            <text:p>20.5171</text:p>
          </table:table-cell>
          <table:table-cell office:value-type="float" office:value="19.6363" calcext:value-type="float">
            <text:p>19.6363</text:p>
          </table:table-cell>
          <table:table-cell office:value-type="float" office:value="19.7922" calcext:value-type="float">
            <text:p>19.7922</text:p>
          </table:table-cell>
          <table:table-cell office:value-type="float" office:value="19.4849" calcext:value-type="float">
            <text:p>19.4849</text:p>
          </table:table-cell>
          <table:table-cell office:value-type="float" office:value="19.6294" calcext:value-type="float">
            <text:p>19.6294</text:p>
          </table:table-cell>
          <table:table-cell office:value-type="float" office:value="19.2518" calcext:value-type="float">
            <text:p>19.2518</text:p>
          </table:table-cell>
          <table:table-cell office:value-type="float" office:value="18.9258" calcext:value-type="float">
            <text:p>18.9258</text:p>
          </table:table-cell>
          <table:table-cell office:value-type="float" office:value="19.2976" calcext:value-type="float">
            <text:p>19.2976</text:p>
          </table:table-cell>
          <table:table-cell office:value-type="float" office:value="18.7948" calcext:value-type="float">
            <text:p>18.7948</text:p>
          </table:table-cell>
          <table:table-cell office:value-type="float" office:value="21.4491" calcext:value-type="float">
            <text:p>21.4491</text:p>
          </table:table-cell>
          <table:table-cell office:value-type="float" office:value="19.4849" calcext:value-type="float">
            <text:p>19.4849</text:p>
          </table:table-cell>
          <table:table-cell office:value-type="float" office:value="19.4166" calcext:value-type="float">
            <text:p>19.4166</text:p>
          </table:table-cell>
          <table:table-cell office:value-type="float" office:value="18.8286" calcext:value-type="float">
            <text:p>18.8286</text:p>
          </table:table-cell>
          <table:table-cell office:value-type="float" office:value="20.4888" calcext:value-type="float">
            <text:p>20.4888</text:p>
          </table:table-cell>
          <table:table-cell office:value-type="float" office:value="17.9516" calcext:value-type="float">
            <text:p>17.9516</text:p>
          </table:table-cell>
          <table:table-cell office:value-type="float" office:value="19.3733" calcext:value-type="float">
            <text:p>19.3733</text:p>
          </table:table-cell>
          <table:table-cell office:value-type="float" office:value="6.55735" calcext:value-type="float">
            <text:p>6.55735</text:p>
          </table:table-cell>
          <table:table-cell office:value-type="float" office:value="18.7536" calcext:value-type="float">
            <text:p>18.7536</text:p>
          </table:table-cell>
          <table:table-cell office:value-type="float" office:value="18.4853" calcext:value-type="float">
            <text:p>18.4853</text:p>
          </table:table-cell>
          <table:table-cell office:value-type="float" office:value="17.9516" calcext:value-type="float">
            <text:p>17.9516</text:p>
          </table:table-cell>
          <table:table-cell office:value-type="float" office:value="20.6086" calcext:value-type="float">
            <text:p>20.6086</text:p>
          </table:table-cell>
          <table:table-cell office:value-type="float" office:value="19.6665" calcext:value-type="float">
            <text:p>19.6665</text:p>
          </table:table-cell>
          <table:table-cell office:value-type="float" office:value="19.523" calcext:value-type="float">
            <text:p>19.523</text:p>
          </table:table-cell>
          <table:table-cell office:value-type="float" office:value="20.9586" calcext:value-type="float">
            <text:p>20.9586</text:p>
          </table:table-cell>
          <table:table-cell office:value-type="float" office:value="19.5342" calcext:value-type="float">
            <text:p>19.5342</text:p>
          </table:table-cell>
          <table:table-cell office:value-type="float" office:value="21.37" calcext:value-type="float">
            <text:p>21.37</text:p>
          </table:table-cell>
          <table:table-cell office:value-type="float" office:value="19.3733" calcext:value-type="float">
            <text:p>19.3733</text:p>
          </table:table-cell>
          <table:table-cell office:value-type="float" office:value="21.2843" calcext:value-type="float">
            <text:p>21.2843</text:p>
          </table:table-cell>
          <table:table-cell office:value-type="float" office:value="6.55735" calcext:value-type="float">
            <text:p>6.55735</text:p>
          </table:table-cell>
          <table:table-cell office:value-type="float" office:value="19.2104" calcext:value-type="float">
            <text:p>19.2104</text:p>
          </table:table-cell>
          <table:table-cell office:value-type="float" office:value="21.3891" calcext:value-type="float">
            <text:p>21.3891</text:p>
          </table:table-cell>
          <table:table-cell office:value-type="float" office:value="18.9892" calcext:value-type="float">
            <text:p>18.9892</text:p>
          </table:table-cell>
          <table:table-cell office:value-type="float" office:value="19.8593" calcext:value-type="float">
            <text:p>19.8593</text:p>
          </table:table-cell>
          <table:table-cell office:value-type="float" office:value="18.9724" calcext:value-type="float">
            <text:p>18.9724</text:p>
          </table:table-cell>
          <table:table-cell office:value-type="float" office:value="19.4605" calcext:value-type="float">
            <text:p>19.4605</text:p>
          </table:table-cell>
          <table:table-cell office:value-type="float" office:value="20.1268" calcext:value-type="float">
            <text:p>20.1268</text:p>
          </table:table-cell>
          <table:table-cell office:value-type="float" office:value="21.1792" calcext:value-type="float">
            <text:p>21.1792</text:p>
          </table:table-cell>
          <table:table-cell office:value-type="float" office:value="19.523" calcext:value-type="float">
            <text:p>19.523</text:p>
          </table:table-cell>
          <table:table-cell office:value-type="float" office:value="19.0283" calcext:value-type="float">
            <text:p>19.0283</text:p>
          </table:table-cell>
          <table:table-cell office:value-type="float" office:value="19.4229" calcext:value-type="float">
            <text:p>19.4229</text:p>
          </table:table-cell>
          <table:table-cell office:value-type="float" office:value="0" calcext:value-type="float">
            <text:p>0</text:p>
          </table:table-cell>
          <table:table-cell office:value-type="float" office:value="21.4838" calcext:value-type="float">
            <text:p>21.4838</text:p>
          </table:table-cell>
          <table:table-cell office:value-type="float" office:value="20.8147" calcext:value-type="float">
            <text:p>20.8147</text:p>
          </table:table-cell>
          <table:table-cell office:value-type="float" office:value="20.562" calcext:value-type="float">
            <text:p>20.562</text:p>
          </table:table-cell>
          <table:table-cell office:value-type="float" office:value="17.9516" calcext:value-type="float">
            <text:p>17.9516</text:p>
          </table:table-cell>
          <table:table-cell office:value-type="float" office:value="18.9941" calcext:value-type="float">
            <text:p>18.9941</text:p>
          </table:table-cell>
          <table:table-cell office:value-type="float" office:value="6.64613" calcext:value-type="float">
            <text:p>6.64613</text:p>
          </table:table-cell>
          <table:table-cell office:value-type="float" office:value="17.8345" calcext:value-type="float">
            <text:p>17.8345</text:p>
          </table:table-cell>
          <table:table-cell office:value-type="float" office:value="19.3499" calcext:value-type="float">
            <text:p>19.3499</text:p>
          </table:table-cell>
          <table:table-cell office:value-type="float" office:value="17.9516" calcext:value-type="float">
            <text:p>17.9516</text:p>
          </table:table-cell>
          <table:table-cell office:value-type="float" office:value="20.2362" calcext:value-type="float">
            <text:p>20.2362</text:p>
          </table:table-cell>
          <table:table-cell office:value-type="float" office:value="18.3443" calcext:value-type="float">
            <text:p>18.3443</text:p>
          </table:table-cell>
          <table:table-cell office:value-type="float" office:value="19.4596" calcext:value-type="float">
            <text:p>19.4596</text:p>
          </table:table-cell>
          <table:table-cell office:value-type="float" office:value="19.229" calcext:value-type="float">
            <text:p>19.229</text:p>
          </table:table-cell>
          <table:table-cell office:value-type="float" office:value="19.523" calcext:value-type="float">
            <text:p>19.523</text:p>
          </table:table-cell>
          <table:table-cell office:value-type="float" office:value="21.3703" calcext:value-type="float">
            <text:p>21.3703</text:p>
          </table:table-cell>
          <table:table-cell office:value-type="float" office:value="18.9941" calcext:value-type="float">
            <text:p>18.9941</text:p>
          </table:table-cell>
          <table:table-cell office:value-type="float" office:value="21.2834" calcext:value-type="float">
            <text:p>21.2834</text:p>
          </table:table-cell>
          <table:table-cell office:value-type="float" office:value="6.64613" calcext:value-type="float">
            <text:p>6.64613</text:p>
          </table:table-cell>
          <table:table-cell office:value-type="float" office:value="18.9865" calcext:value-type="float">
            <text:p>18.9865</text:p>
          </table:table-cell>
          <table:table-cell office:value-type="float" office:value="19.584" calcext:value-type="float">
            <text:p>19.584</text:p>
          </table:table-cell>
          <table:table-cell office:value-type="float" office:value="20.0866" calcext:value-type="float">
            <text:p>20.0866</text:p>
          </table:table-cell>
          <table:table-cell office:value-type="float" office:value="18.9011" calcext:value-type="float">
            <text:p>18.9011</text:p>
          </table:table-cell>
          <table:table-cell office:value-type="float" office:value="19.6401" calcext:value-type="float">
            <text:p>19.6401</text:p>
          </table:table-cell>
          <table:table-cell office:value-type="float" office:value="19.6611" calcext:value-type="float">
            <text:p>19.6611</text:p>
          </table:table-cell>
          <table:table-cell office:value-type="float" office:value="20.2098" calcext:value-type="float">
            <text:p>20.2098</text:p>
          </table:table-cell>
          <table:table-cell office:value-type="float" office:value="21.3898" calcext:value-type="float">
            <text:p>21.3898</text:p>
          </table:table-cell>
          <table:table-cell office:value-type="float" office:value="19.4596" calcext:value-type="float">
            <text:p>19.4596</text:p>
          </table:table-cell>
          <table:table-cell office:value-type="float" office:value="19.4546" calcext:value-type="float">
            <text:p>19.4546</text:p>
          </table:table-cell>
          <table:table-cell office:value-type="float" office:value="19.4229" calcext:value-type="float">
            <text:p>19.4229</text:p>
          </table:table-cell>
          <table:table-cell office:value-type="float" office:value="0.791084" calcext:value-type="float">
            <text:p>0.791084</text:p>
          </table:table-cell>
          <table:table-cell office:value-type="float" office:value="20.5288" calcext:value-type="float">
            <text:p>20.5288</text:p>
          </table:table-cell>
          <table:table-cell office:value-type="float" office:value="19.6891" calcext:value-type="float">
            <text:p>19.6891</text:p>
          </table:table-cell>
          <table:table-cell table:number-columns-repeated="6" office:value-type="float" office:value="15.0275" calcext:value-type="float">
            <text:p>15.027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88" calcext:value-type="float">
            <text:p>88</text:p>
          </table:table-cell>
          <table:table-cell office:value-type="float" office:value="5.94329" calcext:value-type="float">
            <text:p>5.94329</text:p>
          </table:table-cell>
          <table:table-cell office:value-type="float" office:value="2.15137" calcext:value-type="float">
            <text:p>2.15137</text:p>
          </table:table-cell>
          <table:table-cell office:value-type="float" office:value="3.81261" calcext:value-type="float">
            <text:p>3.81261</text:p>
          </table:table-cell>
          <table:table-cell office:value-type="float" office:value="2.63335" calcext:value-type="float">
            <text:p>2.63335</text:p>
          </table:table-cell>
          <table:table-cell office:value-type="float" office:value="2.42955" calcext:value-type="float">
            <text:p>2.42955</text:p>
          </table:table-cell>
          <table:table-cell office:value-type="float" office:value="2.23966" calcext:value-type="float">
            <text:p>2.23966</text:p>
          </table:table-cell>
          <table:table-cell office:value-type="float" office:value="0.758214" calcext:value-type="float">
            <text:p>0.758214</text:p>
          </table:table-cell>
          <table:table-cell office:value-type="float" office:value="2.74928" calcext:value-type="float">
            <text:p>2.74928</text:p>
          </table:table-cell>
          <table:table-cell office:value-type="float" office:value="5.23568" calcext:value-type="float">
            <text:p>5.23568</text:p>
          </table:table-cell>
          <table:table-cell office:value-type="float" office:value="0.758214" calcext:value-type="float">
            <text:p>0.758214</text:p>
          </table:table-cell>
          <table:table-cell office:value-type="float" office:value="2.68162" calcext:value-type="float">
            <text:p>2.68162</text:p>
          </table:table-cell>
          <table:table-cell office:value-type="float" office:value="0.714952" calcext:value-type="float">
            <text:p>0.714952</text:p>
          </table:table-cell>
          <table:table-cell office:value-type="float" office:value="5.94329" calcext:value-type="float">
            <text:p>5.94329</text:p>
          </table:table-cell>
          <table:table-cell office:value-type="float" office:value="0.554552" calcext:value-type="float">
            <text:p>0.554552</text:p>
          </table:table-cell>
          <table:table-cell office:value-type="float" office:value="4.21462" calcext:value-type="float">
            <text:p>4.21462</text:p>
          </table:table-cell>
          <table:table-cell office:value-type="float" office:value="2.30786" calcext:value-type="float">
            <text:p>2.30786</text:p>
          </table:table-cell>
          <table:table-cell office:value-type="float" office:value="3.58429" calcext:value-type="float">
            <text:p>3.58429</text:p>
          </table:table-cell>
          <table:table-cell office:value-type="float" office:value="2.62269" calcext:value-type="float">
            <text:p>2.62269</text:p>
          </table:table-cell>
          <table:table-cell office:value-type="float" office:value="2.74928" calcext:value-type="float">
            <text:p>2.74928</text:p>
          </table:table-cell>
          <table:table-cell office:value-type="float" office:value="2.51762" calcext:value-type="float">
            <text:p>2.51762</text:p>
          </table:table-cell>
          <table:table-cell office:value-type="float" office:value="2.49779" calcext:value-type="float">
            <text:p>2.49779</text:p>
          </table:table-cell>
          <table:table-cell office:value-type="float" office:value="1.86283" calcext:value-type="float">
            <text:p>1.86283</text:p>
          </table:table-cell>
          <table:table-cell office:value-type="float" office:value="2.34069" calcext:value-type="float">
            <text:p>2.34069</text:p>
          </table:table-cell>
          <table:table-cell office:value-type="float" office:value="2.0941" calcext:value-type="float">
            <text:p>2.0941</text:p>
          </table:table-cell>
          <table:table-cell office:value-type="float" office:value="2.62799" calcext:value-type="float">
            <text:p>2.62799</text:p>
          </table:table-cell>
          <table:table-cell office:value-type="float" office:value="20.9131" calcext:value-type="float">
            <text:p>20.9131</text:p>
          </table:table-cell>
          <table:table-cell office:value-type="float" office:value="4.48279" calcext:value-type="float">
            <text:p>4.48279</text:p>
          </table:table-cell>
          <table:table-cell office:value-type="float" office:value="2.49779" calcext:value-type="float">
            <text:p>2.49779</text:p>
          </table:table-cell>
          <table:table-cell office:value-type="float" office:value="2.79176" calcext:value-type="float">
            <text:p>2.79176</text:p>
          </table:table-cell>
          <table:table-cell office:value-type="float" office:value="2.08725" calcext:value-type="float">
            <text:p>2.08725</text:p>
          </table:table-cell>
          <table:table-cell office:value-type="float" office:value="6.37067" calcext:value-type="float">
            <text:p>6.37067</text:p>
          </table:table-cell>
          <table:table-cell office:value-type="float" office:value="1.10665" calcext:value-type="float">
            <text:p>1.10665</text:p>
          </table:table-cell>
          <table:table-cell office:value-type="float" office:value="2.45456" calcext:value-type="float">
            <text:p>2.45456</text:p>
          </table:table-cell>
          <table:table-cell office:value-type="float" office:value="1.66365" calcext:value-type="float">
            <text:p>1.66365</text:p>
          </table:table-cell>
          <table:table-cell office:value-type="float" office:value="2.10972" calcext:value-type="float">
            <text:p>2.10972</text:p>
          </table:table-cell>
          <table:table-cell office:value-type="float" office:value="2.31425" calcext:value-type="float">
            <text:p>2.31425</text:p>
          </table:table-cell>
          <table:table-cell office:value-type="float" office:value="1.7743" calcext:value-type="float">
            <text:p>1.7743</text:p>
          </table:table-cell>
          <table:table-cell office:value-type="float" office:value="2.10319" calcext:value-type="float">
            <text:p>2.10319</text:p>
          </table:table-cell>
          <table:table-cell office:value-type="float" office:value="21.527" calcext:value-type="float">
            <text:p>21.527</text:p>
          </table:table-cell>
          <table:table-cell office:value-type="float" office:value="1.7743" calcext:value-type="float">
            <text:p>1.7743</text:p>
          </table:table-cell>
          <table:table-cell office:value-type="float" office:value="2.45985" calcext:value-type="float">
            <text:p>2.45985</text:p>
          </table:table-cell>
          <table:table-cell office:value-type="float" office:value="1.91062" calcext:value-type="float">
            <text:p>1.91062</text:p>
          </table:table-cell>
          <table:table-cell office:value-type="float" office:value="6.37067" calcext:value-type="float">
            <text:p>6.37067</text:p>
          </table:table-cell>
          <table:table-cell office:value-type="float" office:value="0.545764" calcext:value-type="float">
            <text:p>0.545764</text:p>
          </table:table-cell>
          <table:table-cell office:value-type="float" office:value="4.62127" calcext:value-type="float">
            <text:p>4.62127</text:p>
          </table:table-cell>
          <table:table-cell office:value-type="float" office:value="2.43395" calcext:value-type="float">
            <text:p>2.43395</text:p>
          </table:table-cell>
          <table:table-cell office:value-type="float" office:value="3.42877" calcext:value-type="float">
            <text:p>3.42877</text:p>
          </table:table-cell>
          <table:table-cell office:value-type="float" office:value="1.55865" calcext:value-type="float">
            <text:p>1.55865</text:p>
          </table:table-cell>
          <table:table-cell office:value-type="float" office:value="2.10319" calcext:value-type="float">
            <text:p>2.10319</text:p>
          </table:table-cell>
          <table:table-cell office:value-type="float" office:value="2.40474" calcext:value-type="float">
            <text:p>2.40474</text:p>
          </table:table-cell>
          <table:table-cell office:value-type="float" office:value="2.54367" calcext:value-type="float">
            <text:p>2.54367</text:p>
          </table:table-cell>
          <table:table-cell office:value-type="float" office:value="2.07899" calcext:value-type="float">
            <text:p>2.07899</text:p>
          </table:table-cell>
          <table:table-cell office:value-type="float" office:value="2.47951" calcext:value-type="float">
            <text:p>2.47951</text:p>
          </table:table-cell>
          <table:table-cell office:value-type="float" office:value="2.88333" calcext:value-type="float">
            <text:p>2.88333</text:p>
          </table:table-cell>
          <table:table-cell office:value-type="float" office:value="2.26469" calcext:value-type="float">
            <text:p>2.26469</text:p>
          </table:table-cell>
          <table:table-cell office:value-type="float" office:value="2.78507" calcext:value-type="float">
            <text:p>2.78507</text:p>
          </table:table-cell>
          <table:table-cell office:value-type="float" office:value="0.554552" calcext:value-type="float">
            <text:p>0.554552</text:p>
          </table:table-cell>
          <table:table-cell office:value-type="float" office:value="2.54367" calcext:value-type="float">
            <text:p>2.54367</text:p>
          </table:table-cell>
          <table:table-cell office:value-type="float" office:value="2.27381" calcext:value-type="float">
            <text:p>2.27381</text:p>
          </table:table-cell>
          <table:table-cell office:value-type="float" office:value="2.67476" calcext:value-type="float">
            <text:p>2.67476</text:p>
          </table:table-cell>
          <table:table-cell office:value-type="float" office:value="1.38155" calcext:value-type="float">
            <text:p>1.38155</text:p>
          </table:table-cell>
          <table:table-cell office:value-type="float" office:value="4.0757" calcext:value-type="float">
            <text:p>4.0757</text:p>
          </table:table-cell>
          <table:table-cell office:value-type="float" office:value="2.6324" calcext:value-type="float">
            <text:p>2.6324</text:p>
          </table:table-cell>
          <table:table-cell office:value-type="float" office:value="14.9779" calcext:value-type="float">
            <text:p>14.9779</text:p>
          </table:table-cell>
          <table:table-cell office:value-type="float" office:value="2.76067" calcext:value-type="float">
            <text:p>2.76067</text:p>
          </table:table-cell>
          <table:table-cell office:value-type="float" office:value="3.23199" calcext:value-type="float">
            <text:p>3.23199</text:p>
          </table:table-cell>
          <table:table-cell office:value-type="float" office:value="4.0757" calcext:value-type="float">
            <text:p>4.0757</text:p>
          </table:table-cell>
          <table:table-cell office:value-type="float" office:value="1.11062" calcext:value-type="float">
            <text:p>1.11062</text:p>
          </table:table-cell>
          <table:table-cell office:value-type="float" office:value="2.40825" calcext:value-type="float">
            <text:p>2.40825</text:p>
          </table:table-cell>
          <table:table-cell office:value-type="float" office:value="2.44238" calcext:value-type="float">
            <text:p>2.44238</text:p>
          </table:table-cell>
          <table:table-cell office:value-type="float" office:value="0.645842" calcext:value-type="float">
            <text:p>0.645842</text:p>
          </table:table-cell>
          <table:table-cell office:value-type="float" office:value="2.43402" calcext:value-type="float">
            <text:p>2.43402</text:p>
          </table:table-cell>
          <table:table-cell office:value-type="float" office:value="0.285646" calcext:value-type="float">
            <text:p>0.285646</text:p>
          </table:table-cell>
          <table:table-cell office:value-type="float" office:value="2.6324" calcext:value-type="float">
            <text:p>2.6324</text:p>
          </table:table-cell>
          <table:table-cell office:value-type="float" office:value="0.269535" calcext:value-type="float">
            <text:p>0.269535</text:p>
          </table:table-cell>
          <table:table-cell office:value-type="float" office:value="14.9779" calcext:value-type="float">
            <text:p>14.9779</text:p>
          </table:table-cell>
          <table:table-cell office:value-type="float" office:value="2.34208" calcext:value-type="float">
            <text:p>2.34208</text:p>
          </table:table-cell>
          <table:table-cell office:value-type="float" office:value="0.48579" calcext:value-type="float">
            <text:p>0.48579</text:p>
          </table:table-cell>
          <table:table-cell office:value-type="float" office:value="3.04756" calcext:value-type="float">
            <text:p>3.04756</text:p>
          </table:table-cell>
          <table:table-cell office:value-type="float" office:value="2.01986" calcext:value-type="float">
            <text:p>2.01986</text:p>
          </table:table-cell>
          <table:table-cell office:value-type="float" office:value="21.1005" calcext:value-type="float">
            <text:p>21.1005</text:p>
          </table:table-cell>
          <table:table-cell office:value-type="float" office:value="5.06861" calcext:value-type="float">
            <text:p>5.06861</text:p>
          </table:table-cell>
          <table:table-cell office:value-type="float" office:value="1.60659" calcext:value-type="float">
            <text:p>1.60659</text:p>
          </table:table-cell>
          <table:table-cell office:value-type="float" office:value="1.04197" calcext:value-type="float">
            <text:p>1.04197</text:p>
          </table:table-cell>
          <table:table-cell office:value-type="float" office:value="2.44238" calcext:value-type="float">
            <text:p>2.44238</text:p>
          </table:table-cell>
          <table:table-cell office:value-type="float" office:value="2.52757" calcext:value-type="float">
            <text:p>2.52757</text:p>
          </table:table-cell>
          <table:table-cell office:value-type="float" office:value="2.39311" calcext:value-type="float">
            <text:p>2.39311</text:p>
          </table:table-cell>
          <table:table-cell office:value-type="float" office:value="21.4838" calcext:value-type="float">
            <text:p>21.4838</text:p>
          </table:table-cell>
          <table:table-cell office:value-type="float" office:value="0" calcext:value-type="float">
            <text:p>0</text:p>
          </table:table-cell>
          <table:table-cell office:value-type="float" office:value="1.4563" calcext:value-type="float">
            <text:p>1.4563</text:p>
          </table:table-cell>
          <table:table-cell office:value-type="float" office:value="1.52716" calcext:value-type="float">
            <text:p>1.52716</text:p>
          </table:table-cell>
          <table:table-cell office:value-type="float" office:value="4.0757" calcext:value-type="float">
            <text:p>4.0757</text:p>
          </table:table-cell>
          <table:table-cell office:value-type="float" office:value="2.71908" calcext:value-type="float">
            <text:p>2.71908</text:p>
          </table:table-cell>
          <table:table-cell office:value-type="float" office:value="14.8957" calcext:value-type="float">
            <text:p>14.8957</text:p>
          </table:table-cell>
          <table:table-cell office:value-type="float" office:value="3.96527" calcext:value-type="float">
            <text:p>3.96527</text:p>
          </table:table-cell>
          <table:table-cell office:value-type="float" office:value="2.97416" calcext:value-type="float">
            <text:p>2.97416</text:p>
          </table:table-cell>
          <table:table-cell office:value-type="float" office:value="4.0757" calcext:value-type="float">
            <text:p>4.0757</text:p>
          </table:table-cell>
          <table:table-cell office:value-type="float" office:value="1.41646" calcext:value-type="float">
            <text:p>1.41646</text:p>
          </table:table-cell>
          <table:table-cell office:value-type="float" office:value="3.50259" calcext:value-type="float">
            <text:p>3.50259</text:p>
          </table:table-cell>
          <table:table-cell office:value-type="float" office:value="2.44816" calcext:value-type="float">
            <text:p>2.44816</text:p>
          </table:table-cell>
          <table:table-cell office:value-type="float" office:value="2.3767" calcext:value-type="float">
            <text:p>2.3767</text:p>
          </table:table-cell>
          <table:table-cell office:value-type="float" office:value="2.44238" calcext:value-type="float">
            <text:p>2.44238</text:p>
          </table:table-cell>
          <table:table-cell office:value-type="float" office:value="0.158747" calcext:value-type="float">
            <text:p>0.158747</text:p>
          </table:table-cell>
          <table:table-cell office:value-type="float" office:value="2.71908" calcext:value-type="float">
            <text:p>2.71908</text:p>
          </table:table-cell>
          <table:table-cell office:value-type="float" office:value="0.276198" calcext:value-type="float">
            <text:p>0.276198</text:p>
          </table:table-cell>
          <table:table-cell office:value-type="float" office:value="14.8957" calcext:value-type="float">
            <text:p>14.8957</text:p>
          </table:table-cell>
          <table:table-cell office:value-type="float" office:value="2.49885" calcext:value-type="float">
            <text:p>2.49885</text:p>
          </table:table-cell>
          <table:table-cell office:value-type="float" office:value="1.94501" calcext:value-type="float">
            <text:p>1.94501</text:p>
          </table:table-cell>
          <table:table-cell office:value-type="float" office:value="1.53902" calcext:value-type="float">
            <text:p>1.53902</text:p>
          </table:table-cell>
          <table:table-cell office:value-type="float" office:value="2.66362" calcext:value-type="float">
            <text:p>2.66362</text:p>
          </table:table-cell>
          <table:table-cell office:value-type="float" office:value="2.27756" calcext:value-type="float">
            <text:p>2.27756</text:p>
          </table:table-cell>
          <table:table-cell office:value-type="float" office:value="5.65878" calcext:value-type="float">
            <text:p>5.65878</text:p>
          </table:table-cell>
          <table:table-cell office:value-type="float" office:value="1.5019" calcext:value-type="float">
            <text:p>1.5019</text:p>
          </table:table-cell>
          <table:table-cell office:value-type="float" office:value="0.36488" calcext:value-type="float">
            <text:p>0.36488</text:p>
          </table:table-cell>
          <table:table-cell office:value-type="float" office:value="2.44816" calcext:value-type="float">
            <text:p>2.44816</text:p>
          </table:table-cell>
          <table:table-cell office:value-type="float" office:value="5.05448" calcext:value-type="float">
            <text:p>5.05448</text:p>
          </table:table-cell>
          <table:table-cell office:value-type="float" office:value="2.39311" calcext:value-type="float">
            <text:p>2.39311</text:p>
          </table:table-cell>
          <table:table-cell office:value-type="float" office:value="22.0915" calcext:value-type="float">
            <text:p>22.0915</text:p>
          </table:table-cell>
          <table:table-cell office:value-type="float" office:value="1.01683" calcext:value-type="float">
            <text:p>1.01683</text:p>
          </table:table-cell>
          <table:table-cell office:value-type="float" office:value="2.18674" calcext:value-type="float">
            <text:p>2.18674</text:p>
          </table:table-cell>
          <table:table-cell table:number-columns-repeated="6" office:value-type="float" office:value="6.61028" calcext:value-type="float">
            <text:p>6.6102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89" calcext:value-type="float">
            <text:p>89</text:p>
          </table:table-cell>
          <table:table-cell office:value-type="float" office:value="5.70285" calcext:value-type="float">
            <text:p>5.70285</text:p>
          </table:table-cell>
          <table:table-cell office:value-type="float" office:value="1.42294" calcext:value-type="float">
            <text:p>1.42294</text:p>
          </table:table-cell>
          <table:table-cell office:value-type="float" office:value="2.65022" calcext:value-type="float">
            <text:p>2.65022</text:p>
          </table:table-cell>
          <table:table-cell office:value-type="float" office:value="1.92994" calcext:value-type="float">
            <text:p>1.92994</text:p>
          </table:table-cell>
          <table:table-cell office:value-type="float" office:value="2.23932" calcext:value-type="float">
            <text:p>2.23932</text:p>
          </table:table-cell>
          <table:table-cell office:value-type="float" office:value="1.21372" calcext:value-type="float">
            <text:p>1.21372</text:p>
          </table:table-cell>
          <table:table-cell office:value-type="float" office:value="2.04524" calcext:value-type="float">
            <text:p>2.04524</text:p>
          </table:table-cell>
          <table:table-cell office:value-type="float" office:value="1.89498" calcext:value-type="float">
            <text:p>1.89498</text:p>
          </table:table-cell>
          <table:table-cell office:value-type="float" office:value="5.72748" calcext:value-type="float">
            <text:p>5.72748</text:p>
          </table:table-cell>
          <table:table-cell office:value-type="float" office:value="2.04524" calcext:value-type="float">
            <text:p>2.04524</text:p>
          </table:table-cell>
          <table:table-cell office:value-type="float" office:value="2.02086" calcext:value-type="float">
            <text:p>2.02086</text:p>
          </table:table-cell>
          <table:table-cell office:value-type="float" office:value="1.73337" calcext:value-type="float">
            <text:p>1.73337</text:p>
          </table:table-cell>
          <table:table-cell office:value-type="float" office:value="5.70285" calcext:value-type="float">
            <text:p>5.70285</text:p>
          </table:table-cell>
          <table:table-cell office:value-type="float" office:value="0.980687" calcext:value-type="float">
            <text:p>0.980687</text:p>
          </table:table-cell>
          <table:table-cell office:value-type="float" office:value="4.16924" calcext:value-type="float">
            <text:p>4.16924</text:p>
          </table:table-cell>
          <table:table-cell office:value-type="float" office:value="1.88336" calcext:value-type="float">
            <text:p>1.88336</text:p>
          </table:table-cell>
          <table:table-cell office:value-type="float" office:value="3.15234" calcext:value-type="float">
            <text:p>3.15234</text:p>
          </table:table-cell>
          <table:table-cell office:value-type="float" office:value="1.28891" calcext:value-type="float">
            <text:p>1.28891</text:p>
          </table:table-cell>
          <table:table-cell office:value-type="float" office:value="1.89498" calcext:value-type="float">
            <text:p>1.89498</text:p>
          </table:table-cell>
          <table:table-cell office:value-type="float" office:value="2.87818" calcext:value-type="float">
            <text:p>2.87818</text:p>
          </table:table-cell>
          <table:table-cell office:value-type="float" office:value="1.57006" calcext:value-type="float">
            <text:p>1.57006</text:p>
          </table:table-cell>
          <table:table-cell office:value-type="float" office:value="1.05345" calcext:value-type="float">
            <text:p>1.05345</text:p>
          </table:table-cell>
          <table:table-cell office:value-type="float" office:value="1.71947" calcext:value-type="float">
            <text:p>1.71947</text:p>
          </table:table-cell>
          <table:table-cell office:value-type="float" office:value="1.27821" calcext:value-type="float">
            <text:p>1.27821</text:p>
          </table:table-cell>
          <table:table-cell office:value-type="float" office:value="2.69756" calcext:value-type="float">
            <text:p>2.69756</text:p>
          </table:table-cell>
          <table:table-cell office:value-type="float" office:value="19.4731" calcext:value-type="float">
            <text:p>19.4731</text:p>
          </table:table-cell>
          <table:table-cell office:value-type="float" office:value="4.74089" calcext:value-type="float">
            <text:p>4.74089</text:p>
          </table:table-cell>
          <table:table-cell office:value-type="float" office:value="1.57006" calcext:value-type="float">
            <text:p>1.57006</text:p>
          </table:table-cell>
          <table:table-cell office:value-type="float" office:value="1.90382" calcext:value-type="float">
            <text:p>1.90382</text:p>
          </table:table-cell>
          <table:table-cell office:value-type="float" office:value="0.971748" calcext:value-type="float">
            <text:p>0.971748</text:p>
          </table:table-cell>
          <table:table-cell office:value-type="float" office:value="6.1992" calcext:value-type="float">
            <text:p>6.1992</text:p>
          </table:table-cell>
          <table:table-cell office:value-type="float" office:value="2.05567" calcext:value-type="float">
            <text:p>2.05567</text:p>
          </table:table-cell>
          <table:table-cell office:value-type="float" office:value="1.38054" calcext:value-type="float">
            <text:p>1.38054</text:p>
          </table:table-cell>
          <table:table-cell office:value-type="float" office:value="0.87248" calcext:value-type="float">
            <text:p>0.87248</text:p>
          </table:table-cell>
          <table:table-cell office:value-type="float" office:value="1.17632" calcext:value-type="float">
            <text:p>1.17632</text:p>
          </table:table-cell>
          <table:table-cell office:value-type="float" office:value="1.53065" calcext:value-type="float">
            <text:p>1.53065</text:p>
          </table:table-cell>
          <table:table-cell office:value-type="float" office:value="0.579151" calcext:value-type="float">
            <text:p>0.579151</text:p>
          </table:table-cell>
          <table:table-cell office:value-type="float" office:value="1.20409" calcext:value-type="float">
            <text:p>1.20409</text:p>
          </table:table-cell>
          <table:table-cell office:value-type="float" office:value="20.8587" calcext:value-type="float">
            <text:p>20.8587</text:p>
          </table:table-cell>
          <table:table-cell office:value-type="float" office:value="0.579151" calcext:value-type="float">
            <text:p>0.579151</text:p>
          </table:table-cell>
          <table:table-cell office:value-type="float" office:value="1.31272" calcext:value-type="float">
            <text:p>1.31272</text:p>
          </table:table-cell>
          <table:table-cell office:value-type="float" office:value="1.4634" calcext:value-type="float">
            <text:p>1.4634</text:p>
          </table:table-cell>
          <table:table-cell office:value-type="float" office:value="6.1992" calcext:value-type="float">
            <text:p>6.1992</text:p>
          </table:table-cell>
          <table:table-cell office:value-type="float" office:value="0.9878" calcext:value-type="float">
            <text:p>0.9878</text:p>
          </table:table-cell>
          <table:table-cell office:value-type="float" office:value="4.63337" calcext:value-type="float">
            <text:p>4.63337</text:p>
          </table:table-cell>
          <table:table-cell office:value-type="float" office:value="1.90252" calcext:value-type="float">
            <text:p>1.90252</text:p>
          </table:table-cell>
          <table:table-cell office:value-type="float" office:value="3.17191" calcext:value-type="float">
            <text:p>3.17191</text:p>
          </table:table-cell>
          <table:table-cell office:value-type="float" office:value="0.303775" calcext:value-type="float">
            <text:p>0.303775</text:p>
          </table:table-cell>
          <table:table-cell office:value-type="float" office:value="1.20409" calcext:value-type="float">
            <text:p>1.20409</text:p>
          </table:table-cell>
          <table:table-cell office:value-type="float" office:value="3.09576" calcext:value-type="float">
            <text:p>3.09576</text:p>
          </table:table-cell>
          <table:table-cell office:value-type="float" office:value="1.367" calcext:value-type="float">
            <text:p>1.367</text:p>
          </table:table-cell>
          <table:table-cell office:value-type="float" office:value="1.22553" calcext:value-type="float">
            <text:p>1.22553</text:p>
          </table:table-cell>
          <table:table-cell office:value-type="float" office:value="1.57124" calcext:value-type="float">
            <text:p>1.57124</text:p>
          </table:table-cell>
          <table:table-cell office:value-type="float" office:value="1.8913" calcext:value-type="float">
            <text:p>1.8913</text:p>
          </table:table-cell>
          <table:table-cell office:value-type="float" office:value="1.64832" calcext:value-type="float">
            <text:p>1.64832</text:p>
          </table:table-cell>
          <table:table-cell office:value-type="float" office:value="2.07987" calcext:value-type="float">
            <text:p>2.07987</text:p>
          </table:table-cell>
          <table:table-cell office:value-type="float" office:value="0.980687" calcext:value-type="float">
            <text:p>0.980687</text:p>
          </table:table-cell>
          <table:table-cell office:value-type="float" office:value="1.367" calcext:value-type="float">
            <text:p>1.367</text:p>
          </table:table-cell>
          <table:table-cell office:value-type="float" office:value="1.42949" calcext:value-type="float">
            <text:p>1.42949</text:p>
          </table:table-cell>
          <table:table-cell office:value-type="float" office:value="2.17757" calcext:value-type="float">
            <text:p>2.17757</text:p>
          </table:table-cell>
          <table:table-cell office:value-type="float" office:value="0.45666" calcext:value-type="float">
            <text:p>0.45666</text:p>
          </table:table-cell>
          <table:table-cell office:value-type="float" office:value="4.28009" calcext:value-type="float">
            <text:p>4.28009</text:p>
          </table:table-cell>
          <table:table-cell office:value-type="float" office:value="1.47658" calcext:value-type="float">
            <text:p>1.47658</text:p>
          </table:table-cell>
          <table:table-cell office:value-type="float" office:value="14.2664" calcext:value-type="float">
            <text:p>14.2664</text:p>
          </table:table-cell>
          <table:table-cell office:value-type="float" office:value="2.21306" calcext:value-type="float">
            <text:p>2.21306</text:p>
          </table:table-cell>
          <table:table-cell office:value-type="float" office:value="2.32948" calcext:value-type="float">
            <text:p>2.32948</text:p>
          </table:table-cell>
          <table:table-cell office:value-type="float" office:value="4.28009" calcext:value-type="float">
            <text:p>4.28009</text:p>
          </table:table-cell>
          <table:table-cell office:value-type="float" office:value="1.95038" calcext:value-type="float">
            <text:p>1.95038</text:p>
          </table:table-cell>
          <table:table-cell office:value-type="float" office:value="3.01832" calcext:value-type="float">
            <text:p>3.01832</text:p>
          </table:table-cell>
          <table:table-cell office:value-type="float" office:value="1.30714" calcext:value-type="float">
            <text:p>1.30714</text:p>
          </table:table-cell>
          <table:table-cell office:value-type="float" office:value="1.65367" calcext:value-type="float">
            <text:p>1.65367</text:p>
          </table:table-cell>
          <table:table-cell office:value-type="float" office:value="1.29624" calcext:value-type="float">
            <text:p>1.29624</text:p>
          </table:table-cell>
          <table:table-cell office:value-type="float" office:value="1.64444" calcext:value-type="float">
            <text:p>1.64444</text:p>
          </table:table-cell>
          <table:table-cell office:value-type="float" office:value="1.47658" calcext:value-type="float">
            <text:p>1.47658</text:p>
          </table:table-cell>
          <table:table-cell office:value-type="float" office:value="1.20446" calcext:value-type="float">
            <text:p>1.20446</text:p>
          </table:table-cell>
          <table:table-cell office:value-type="float" office:value="14.2664" calcext:value-type="float">
            <text:p>14.2664</text:p>
          </table:table-cell>
          <table:table-cell office:value-type="float" office:value="1.7383" calcext:value-type="float">
            <text:p>1.7383</text:p>
          </table:table-cell>
          <table:table-cell office:value-type="float" office:value="1.00261" calcext:value-type="float">
            <text:p>1.00261</text:p>
          </table:table-cell>
          <table:table-cell office:value-type="float" office:value="3.45832" calcext:value-type="float">
            <text:p>3.45832</text:p>
          </table:table-cell>
          <table:table-cell office:value-type="float" office:value="0.957426" calcext:value-type="float">
            <text:p>0.957426</text:p>
          </table:table-cell>
          <table:table-cell office:value-type="float" office:value="19.6594" calcext:value-type="float">
            <text:p>19.6594</text:p>
          </table:table-cell>
          <table:table-cell office:value-type="float" office:value="5.95143" calcext:value-type="float">
            <text:p>5.95143</text:p>
          </table:table-cell>
          <table:table-cell office:value-type="float" office:value="0.798552" calcext:value-type="float">
            <text:p>0.798552</text:p>
          </table:table-cell>
          <table:table-cell office:value-type="float" office:value="0.474352" calcext:value-type="float">
            <text:p>0.474352</text:p>
          </table:table-cell>
          <table:table-cell office:value-type="float" office:value="1.30714" calcext:value-type="float">
            <text:p>1.30714</text:p>
          </table:table-cell>
          <table:table-cell office:value-type="float" office:value="1.89332" calcext:value-type="float">
            <text:p>1.89332</text:p>
          </table:table-cell>
          <table:table-cell office:value-type="float" office:value="1.39224" calcext:value-type="float">
            <text:p>1.39224</text:p>
          </table:table-cell>
          <table:table-cell office:value-type="float" office:value="20.8147" calcext:value-type="float">
            <text:p>20.8147</text:p>
          </table:table-cell>
          <table:table-cell office:value-type="float" office:value="1.4563" calcext:value-type="float">
            <text:p>1.4563</text:p>
          </table:table-cell>
          <table:table-cell office:value-type="float" office:value="0" calcext:value-type="float">
            <text:p>0</text:p>
          </table:table-cell>
          <table:table-cell office:value-type="float" office:value="0.261427" calcext:value-type="float">
            <text:p>0.261427</text:p>
          </table:table-cell>
          <table:table-cell office:value-type="float" office:value="4.28009" calcext:value-type="float">
            <text:p>4.28009</text:p>
          </table:table-cell>
          <table:table-cell office:value-type="float" office:value="1.82605" calcext:value-type="float">
            <text:p>1.82605</text:p>
          </table:table-cell>
          <table:table-cell office:value-type="float" office:value="14.1802" calcext:value-type="float">
            <text:p>14.1802</text:p>
          </table:table-cell>
          <table:table-cell office:value-type="float" office:value="3.00049" calcext:value-type="float">
            <text:p>3.00049</text:p>
          </table:table-cell>
          <table:table-cell office:value-type="float" office:value="1.67496" calcext:value-type="float">
            <text:p>1.67496</text:p>
          </table:table-cell>
          <table:table-cell office:value-type="float" office:value="4.28009" calcext:value-type="float">
            <text:p>4.28009</text:p>
          </table:table-cell>
          <table:table-cell office:value-type="float" office:value="2.00057" calcext:value-type="float">
            <text:p>2.00057</text:p>
          </table:table-cell>
          <table:table-cell office:value-type="float" office:value="3.67611" calcext:value-type="float">
            <text:p>3.67611</text:p>
          </table:table-cell>
          <table:table-cell office:value-type="float" office:value="1.36085" calcext:value-type="float">
            <text:p>1.36085</text:p>
          </table:table-cell>
          <table:table-cell office:value-type="float" office:value="1.65792" calcext:value-type="float">
            <text:p>1.65792</text:p>
          </table:table-cell>
          <table:table-cell office:value-type="float" office:value="1.30714" calcext:value-type="float">
            <text:p>1.30714</text:p>
          </table:table-cell>
          <table:table-cell office:value-type="float" office:value="1.30502" calcext:value-type="float">
            <text:p>1.30502</text:p>
          </table:table-cell>
          <table:table-cell office:value-type="float" office:value="1.82605" calcext:value-type="float">
            <text:p>1.82605</text:p>
          </table:table-cell>
          <table:table-cell office:value-type="float" office:value="1.19611" calcext:value-type="float">
            <text:p>1.19611</text:p>
          </table:table-cell>
          <table:table-cell office:value-type="float" office:value="14.1802" calcext:value-type="float">
            <text:p>14.1802</text:p>
          </table:table-cell>
          <table:table-cell office:value-type="float" office:value="2.14938" calcext:value-type="float">
            <text:p>2.14938</text:p>
          </table:table-cell>
          <table:table-cell office:value-type="float" office:value="2.05463" calcext:value-type="float">
            <text:p>2.05463</text:p>
          </table:table-cell>
          <table:table-cell office:value-type="float" office:value="2.02116" calcext:value-type="float">
            <text:p>2.02116</text:p>
          </table:table-cell>
          <table:table-cell office:value-type="float" office:value="1.9972" calcext:value-type="float">
            <text:p>1.9972</text:p>
          </table:table-cell>
          <table:table-cell office:value-type="float" office:value="1.17734" calcext:value-type="float">
            <text:p>1.17734</text:p>
          </table:table-cell>
          <table:table-cell office:value-type="float" office:value="6.59914" calcext:value-type="float">
            <text:p>6.59914</text:p>
          </table:table-cell>
          <table:table-cell office:value-type="float" office:value="0.767088" calcext:value-type="float">
            <text:p>0.767088</text:p>
          </table:table-cell>
          <table:table-cell office:value-type="float" office:value="1.10517" calcext:value-type="float">
            <text:p>1.10517</text:p>
          </table:table-cell>
          <table:table-cell office:value-type="float" office:value="1.36085" calcext:value-type="float">
            <text:p>1.36085</text:p>
          </table:table-cell>
          <table:table-cell office:value-type="float" office:value="5.93542" calcext:value-type="float">
            <text:p>5.93542</text:p>
          </table:table-cell>
          <table:table-cell office:value-type="float" office:value="1.39224" calcext:value-type="float">
            <text:p>1.39224</text:p>
          </table:table-cell>
          <table:table-cell office:value-type="float" office:value="21.452" calcext:value-type="float">
            <text:p>21.452</text:p>
          </table:table-cell>
          <table:table-cell office:value-type="float" office:value="1.63328" calcext:value-type="float">
            <text:p>1.63328</text:p>
          </table:table-cell>
          <table:table-cell office:value-type="float" office:value="1.12561" calcext:value-type="float">
            <text:p>1.12561</text:p>
          </table:table-cell>
          <table:table-cell table:number-columns-repeated="6" office:value-type="float" office:value="5.79574" calcext:value-type="float">
            <text:p>5.7957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90" calcext:value-type="float">
            <text:p>90</text:p>
          </table:table-cell>
          <table:table-cell office:value-type="float" office:value="5.44442" calcext:value-type="float">
            <text:p>5.44442</text:p>
          </table:table-cell>
          <table:table-cell office:value-type="float" office:value="1.16234" calcext:value-type="float">
            <text:p>1.16234</text:p>
          </table:table-cell>
          <table:table-cell office:value-type="float" office:value="2.43643" calcext:value-type="float">
            <text:p>2.43643</text:p>
          </table:table-cell>
          <table:table-cell office:value-type="float" office:value="1.66852" calcext:value-type="float">
            <text:p>1.66852</text:p>
          </table:table-cell>
          <table:table-cell office:value-type="float" office:value="1.9988" calcext:value-type="float">
            <text:p>1.9988</text:p>
          </table:table-cell>
          <table:table-cell office:value-type="float" office:value="0.960653" calcext:value-type="float">
            <text:p>0.960653</text:p>
          </table:table-cell>
          <table:table-cell office:value-type="float" office:value="2.0388" calcext:value-type="float">
            <text:p>2.0388</text:p>
          </table:table-cell>
          <table:table-cell office:value-type="float" office:value="1.63705" calcext:value-type="float">
            <text:p>1.63705</text:p>
          </table:table-cell>
          <table:table-cell office:value-type="float" office:value="5.52264" calcext:value-type="float">
            <text:p>5.52264</text:p>
          </table:table-cell>
          <table:table-cell office:value-type="float" office:value="2.0388" calcext:value-type="float">
            <text:p>2.0388</text:p>
          </table:table-cell>
          <table:table-cell office:value-type="float" office:value="1.7595" calcext:value-type="float">
            <text:p>1.7595</text:p>
          </table:table-cell>
          <table:table-cell office:value-type="float" office:value="1.69332" calcext:value-type="float">
            <text:p>1.69332</text:p>
          </table:table-cell>
          <table:table-cell office:value-type="float" office:value="5.44442" calcext:value-type="float">
            <text:p>5.44442</text:p>
          </table:table-cell>
          <table:table-cell office:value-type="float" office:value="1.1149" calcext:value-type="float">
            <text:p>1.1149</text:p>
          </table:table-cell>
          <table:table-cell office:value-type="float" office:value="3.92308" calcext:value-type="float">
            <text:p>3.92308</text:p>
          </table:table-cell>
          <table:table-cell office:value-type="float" office:value="1.63144" calcext:value-type="float">
            <text:p>1.63144</text:p>
          </table:table-cell>
          <table:table-cell office:value-type="float" office:value="2.89242" calcext:value-type="float">
            <text:p>2.89242</text:p>
          </table:table-cell>
          <table:table-cell office:value-type="float" office:value="1.11846" calcext:value-type="float">
            <text:p>1.11846</text:p>
          </table:table-cell>
          <table:table-cell office:value-type="float" office:value="1.63705" calcext:value-type="float">
            <text:p>1.63705</text:p>
          </table:table-cell>
          <table:table-cell office:value-type="float" office:value="2.68269" calcext:value-type="float">
            <text:p>2.68269</text:p>
          </table:table-cell>
          <table:table-cell office:value-type="float" office:value="1.31374" calcext:value-type="float">
            <text:p>1.31374</text:p>
          </table:table-cell>
          <table:table-cell office:value-type="float" office:value="0.794156" calcext:value-type="float">
            <text:p>0.794156</text:p>
          </table:table-cell>
          <table:table-cell office:value-type="float" office:value="1.45986" calcext:value-type="float">
            <text:p>1.45986</text:p>
          </table:table-cell>
          <table:table-cell office:value-type="float" office:value="1.01684" calcext:value-type="float">
            <text:p>1.01684</text:p>
          </table:table-cell>
          <table:table-cell office:value-type="float" office:value="2.47293" calcext:value-type="float">
            <text:p>2.47293</text:p>
          </table:table-cell>
          <table:table-cell office:value-type="float" office:value="19.3864" calcext:value-type="float">
            <text:p>19.3864</text:p>
          </table:table-cell>
          <table:table-cell office:value-type="float" office:value="4.51603" calcext:value-type="float">
            <text:p>4.51603</text:p>
          </table:table-cell>
          <table:table-cell office:value-type="float" office:value="1.31374" calcext:value-type="float">
            <text:p>1.31374</text:p>
          </table:table-cell>
          <table:table-cell office:value-type="float" office:value="1.6478" calcext:value-type="float">
            <text:p>1.6478</text:p>
          </table:table-cell>
          <table:table-cell office:value-type="float" office:value="0.724588" calcext:value-type="float">
            <text:p>0.724588</text:p>
          </table:table-cell>
          <table:table-cell office:value-type="float" office:value="5.94254" calcext:value-type="float">
            <text:p>5.94254</text:p>
          </table:table-cell>
          <table:table-cell office:value-type="float" office:value="1.97994" calcext:value-type="float">
            <text:p>1.97994</text:p>
          </table:table-cell>
          <table:table-cell office:value-type="float" office:value="1.13649" calcext:value-type="float">
            <text:p>1.13649</text:p>
          </table:table-cell>
          <table:table-cell office:value-type="float" office:value="0.621142" calcext:value-type="float">
            <text:p>0.621142</text:p>
          </table:table-cell>
          <table:table-cell office:value-type="float" office:value="0.916282" calcext:value-type="float">
            <text:p>0.916282</text:p>
          </table:table-cell>
          <table:table-cell office:value-type="float" office:value="1.26925" calcext:value-type="float">
            <text:p>1.26925</text:p>
          </table:table-cell>
          <table:table-cell office:value-type="float" office:value="0.33042" calcext:value-type="float">
            <text:p>0.33042</text:p>
          </table:table-cell>
          <table:table-cell office:value-type="float" office:value="0.943195" calcext:value-type="float">
            <text:p>0.943195</text:p>
          </table:table-cell>
          <table:table-cell office:value-type="float" office:value="20.606" calcext:value-type="float">
            <text:p>20.606</text:p>
          </table:table-cell>
          <table:table-cell office:value-type="float" office:value="0.33042" calcext:value-type="float">
            <text:p>0.33042</text:p>
          </table:table-cell>
          <table:table-cell office:value-type="float" office:value="1.08011" calcext:value-type="float">
            <text:p>1.08011</text:p>
          </table:table-cell>
          <table:table-cell office:value-type="float" office:value="1.21934" calcext:value-type="float">
            <text:p>1.21934</text:p>
          </table:table-cell>
          <table:table-cell office:value-type="float" office:value="5.94254" calcext:value-type="float">
            <text:p>5.94254</text:p>
          </table:table-cell>
          <table:table-cell office:value-type="float" office:value="1.12075" calcext:value-type="float">
            <text:p>1.12075</text:p>
          </table:table-cell>
          <table:table-cell office:value-type="float" office:value="4.3892" calcext:value-type="float">
            <text:p>4.3892</text:p>
          </table:table-cell>
          <table:table-cell office:value-type="float" office:value="1.64476" calcext:value-type="float">
            <text:p>1.64476</text:p>
          </table:table-cell>
          <table:table-cell office:value-type="float" office:value="2.91831" calcext:value-type="float">
            <text:p>2.91831</text:p>
          </table:table-cell>
          <table:table-cell office:value-type="float" office:value="0.0453901" calcext:value-type="float">
            <text:p>0.0453901</text:p>
          </table:table-cell>
          <table:table-cell office:value-type="float" office:value="0.943195" calcext:value-type="float">
            <text:p>0.943195</text:p>
          </table:table-cell>
          <table:table-cell office:value-type="float" office:value="2.94158" calcext:value-type="float">
            <text:p>2.94158</text:p>
          </table:table-cell>
          <table:table-cell office:value-type="float" office:value="1.14204" calcext:value-type="float">
            <text:p>1.14204</text:p>
          </table:table-cell>
          <table:table-cell office:value-type="float" office:value="0.964116" calcext:value-type="float">
            <text:p>0.964116</text:p>
          </table:table-cell>
          <table:table-cell office:value-type="float" office:value="1.31374" calcext:value-type="float">
            <text:p>1.31374</text:p>
          </table:table-cell>
          <table:table-cell office:value-type="float" office:value="1.64389" calcext:value-type="float">
            <text:p>1.64389</text:p>
          </table:table-cell>
          <table:table-cell office:value-type="float" office:value="1.38945" calcext:value-type="float">
            <text:p>1.38945</text:p>
          </table:table-cell>
          <table:table-cell office:value-type="float" office:value="1.81857" calcext:value-type="float">
            <text:p>1.81857</text:p>
          </table:table-cell>
          <table:table-cell office:value-type="float" office:value="1.1149" calcext:value-type="float">
            <text:p>1.1149</text:p>
          </table:table-cell>
          <table:table-cell office:value-type="float" office:value="1.14204" calcext:value-type="float">
            <text:p>1.14204</text:p>
          </table:table-cell>
          <table:table-cell office:value-type="float" office:value="1.16855" calcext:value-type="float">
            <text:p>1.16855</text:p>
          </table:table-cell>
          <table:table-cell office:value-type="float" office:value="1.91917" calcext:value-type="float">
            <text:p>1.91917</text:p>
          </table:table-cell>
          <table:table-cell office:value-type="float" office:value="0.261902" calcext:value-type="float">
            <text:p>0.261902</text:p>
          </table:table-cell>
          <table:table-cell office:value-type="float" office:value="4.05276" calcext:value-type="float">
            <text:p>4.05276</text:p>
          </table:table-cell>
          <table:table-cell office:value-type="float" office:value="1.24891" calcext:value-type="float">
            <text:p>1.24891</text:p>
          </table:table-cell>
          <table:table-cell office:value-type="float" office:value="14.0151" calcext:value-type="float">
            <text:p>14.0151</text:p>
          </table:table-cell>
          <table:table-cell office:value-type="float" office:value="1.95298" calcext:value-type="float">
            <text:p>1.95298</text:p>
          </table:table-cell>
          <table:table-cell office:value-type="float" office:value="2.07736" calcext:value-type="float">
            <text:p>2.07736</text:p>
          </table:table-cell>
          <table:table-cell office:value-type="float" office:value="4.05276" calcext:value-type="float">
            <text:p>4.05276</text:p>
          </table:table-cell>
          <table:table-cell office:value-type="float" office:value="1.86165" calcext:value-type="float">
            <text:p>1.86165</text:p>
          </table:table-cell>
          <table:table-cell office:value-type="float" office:value="2.85359" calcext:value-type="float">
            <text:p>2.85359</text:p>
          </table:table-cell>
          <table:table-cell office:value-type="float" office:value="1.07202" calcext:value-type="float">
            <text:p>1.07202</text:p>
          </table:table-cell>
          <table:table-cell office:value-type="float" office:value="1.61951" calcext:value-type="float">
            <text:p>1.61951</text:p>
          </table:table-cell>
          <table:table-cell office:value-type="float" office:value="1.06139" calcext:value-type="float">
            <text:p>1.06139</text:p>
          </table:table-cell>
          <table:table-cell office:value-type="float" office:value="1.67795" calcext:value-type="float">
            <text:p>1.67795</text:p>
          </table:table-cell>
          <table:table-cell office:value-type="float" office:value="1.24891" calcext:value-type="float">
            <text:p>1.24891</text:p>
          </table:table-cell>
          <table:table-cell office:value-type="float" office:value="1.26184" calcext:value-type="float">
            <text:p>1.26184</text:p>
          </table:table-cell>
          <table:table-cell office:value-type="float" office:value="14.0151" calcext:value-type="float">
            <text:p>14.0151</text:p>
          </table:table-cell>
          <table:table-cell office:value-type="float" office:value="1.47913" calcext:value-type="float">
            <text:p>1.47913</text:p>
          </table:table-cell>
          <table:table-cell office:value-type="float" office:value="1.11573" calcext:value-type="float">
            <text:p>1.11573</text:p>
          </table:table-cell>
          <table:table-cell office:value-type="float" office:value="3.26006" calcext:value-type="float">
            <text:p>3.26006</text:p>
          </table:table-cell>
          <table:table-cell office:value-type="float" office:value="0.702718" calcext:value-type="float">
            <text:p>0.702718</text:p>
          </table:table-cell>
          <table:table-cell office:value-type="float" office:value="19.574" calcext:value-type="float">
            <text:p>19.574</text:p>
          </table:table-cell>
          <table:table-cell office:value-type="float" office:value="5.80145" calcext:value-type="float">
            <text:p>5.80145</text:p>
          </table:table-cell>
          <table:table-cell office:value-type="float" office:value="0.550558" calcext:value-type="float">
            <text:p>0.550558</text:p>
          </table:table-cell>
          <table:table-cell office:value-type="float" office:value="0.660099" calcext:value-type="float">
            <text:p>0.660099</text:p>
          </table:table-cell>
          <table:table-cell office:value-type="float" office:value="1.07202" calcext:value-type="float">
            <text:p>1.07202</text:p>
          </table:table-cell>
          <table:table-cell office:value-type="float" office:value="1.63253" calcext:value-type="float">
            <text:p>1.63253</text:p>
          </table:table-cell>
          <table:table-cell office:value-type="float" office:value="1.13962" calcext:value-type="float">
            <text:p>1.13962</text:p>
          </table:table-cell>
          <table:table-cell office:value-type="float" office:value="20.562" calcext:value-type="float">
            <text:p>20.562</text:p>
          </table:table-cell>
          <table:table-cell office:value-type="float" office:value="1.52716" calcext:value-type="float">
            <text:p>1.52716</text:p>
          </table:table-cell>
          <table:table-cell office:value-type="float" office:value="0.261427" calcext:value-type="float">
            <text:p>0.261427</text:p>
          </table:table-cell>
          <table:table-cell office:value-type="float" office:value="0" calcext:value-type="float">
            <text:p>0</text:p>
          </table:table-cell>
          <table:table-cell office:value-type="float" office:value="4.05276" calcext:value-type="float">
            <text:p>4.05276</text:p>
          </table:table-cell>
          <table:table-cell office:value-type="float" office:value="1.56976" calcext:value-type="float">
            <text:p>1.56976</text:p>
          </table:table-cell>
          <table:table-cell office:value-type="float" office:value="13.9292" calcext:value-type="float">
            <text:p>13.9292</text:p>
          </table:table-cell>
          <table:table-cell office:value-type="float" office:value="2.75789" calcext:value-type="float">
            <text:p>2.75789</text:p>
          </table:table-cell>
          <table:table-cell office:value-type="float" office:value="1.49314" calcext:value-type="float">
            <text:p>1.49314</text:p>
          </table:table-cell>
          <table:table-cell office:value-type="float" office:value="4.05276" calcext:value-type="float">
            <text:p>4.05276</text:p>
          </table:table-cell>
          <table:table-cell office:value-type="float" office:value="1.86612" calcext:value-type="float">
            <text:p>1.86612</text:p>
          </table:table-cell>
          <table:table-cell office:value-type="float" office:value="3.45015" calcext:value-type="float">
            <text:p>3.45015</text:p>
          </table:table-cell>
          <table:table-cell office:value-type="float" office:value="1.11843" calcext:value-type="float">
            <text:p>1.11843</text:p>
          </table:table-cell>
          <table:table-cell office:value-type="float" office:value="1.39661" calcext:value-type="float">
            <text:p>1.39661</text:p>
          </table:table-cell>
          <table:table-cell office:value-type="float" office:value="1.07202" calcext:value-type="float">
            <text:p>1.07202</text:p>
          </table:table-cell>
          <table:table-cell office:value-type="float" office:value="1.36973" calcext:value-type="float">
            <text:p>1.36973</text:p>
          </table:table-cell>
          <table:table-cell office:value-type="float" office:value="1.56976" calcext:value-type="float">
            <text:p>1.56976</text:p>
          </table:table-cell>
          <table:table-cell office:value-type="float" office:value="1.25425" calcext:value-type="float">
            <text:p>1.25425</text:p>
          </table:table-cell>
          <table:table-cell office:value-type="float" office:value="13.9292" calcext:value-type="float">
            <text:p>13.9292</text:p>
          </table:table-cell>
          <table:table-cell office:value-type="float" office:value="1.89857" calcext:value-type="float">
            <text:p>1.89857</text:p>
          </table:table-cell>
          <table:table-cell office:value-type="float" office:value="1.84996" calcext:value-type="float">
            <text:p>1.84996</text:p>
          </table:table-cell>
          <table:table-cell office:value-type="float" office:value="1.86968" calcext:value-type="float">
            <text:p>1.86968</text:p>
          </table:table-cell>
          <table:table-cell office:value-type="float" office:value="1.73583" calcext:value-type="float">
            <text:p>1.73583</text:p>
          </table:table-cell>
          <table:table-cell office:value-type="float" office:value="0.933144" calcext:value-type="float">
            <text:p>0.933144</text:p>
          </table:table-cell>
          <table:table-cell office:value-type="float" office:value="6.45686" calcext:value-type="float">
            <text:p>6.45686</text:p>
          </table:table-cell>
          <table:table-cell office:value-type="float" office:value="0.535101" calcext:value-type="float">
            <text:p>0.535101</text:p>
          </table:table-cell>
          <table:table-cell office:value-type="float" office:value="1.20097" calcext:value-type="float">
            <text:p>1.20097</text:p>
          </table:table-cell>
          <table:table-cell office:value-type="float" office:value="1.11843" calcext:value-type="float">
            <text:p>1.11843</text:p>
          </table:table-cell>
          <table:table-cell office:value-type="float" office:value="5.78518" calcext:value-type="float">
            <text:p>5.78518</text:p>
          </table:table-cell>
          <table:table-cell office:value-type="float" office:value="1.13962" calcext:value-type="float">
            <text:p>1.13962</text:p>
          </table:table-cell>
          <table:table-cell office:value-type="float" office:value="21.1978" calcext:value-type="float">
            <text:p>21.1978</text:p>
          </table:table-cell>
          <table:table-cell office:value-type="float" office:value="1.53215" calcext:value-type="float">
            <text:p>1.53215</text:p>
          </table:table-cell>
          <table:table-cell office:value-type="float" office:value="0.874719" calcext:value-type="float">
            <text:p>0.874719</text:p>
          </table:table-cell>
          <table:table-cell table:number-columns-repeated="6" office:value-type="float" office:value="5.54683" calcext:value-type="float">
            <text:p>5.5468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91" calcext:value-type="float">
            <text:p>91</text:p>
          </table:table-cell>
          <table:table-cell office:value-type="float" office:value="2.24404" calcext:value-type="float">
            <text:p>2.24404</text:p>
          </table:table-cell>
          <table:table-cell office:value-type="float" office:value="3.04414" calcext:value-type="float">
            <text:p>3.04414</text:p>
          </table:table-cell>
          <table:table-cell office:value-type="float" office:value="3.84171" calcext:value-type="float">
            <text:p>3.84171</text:p>
          </table:table-cell>
          <table:table-cell office:value-type="float" office:value="2.75727" calcext:value-type="float">
            <text:p>2.75727</text:p>
          </table:table-cell>
          <table:table-cell office:value-type="float" office:value="2.0754" calcext:value-type="float">
            <text:p>2.0754</text:p>
          </table:table-cell>
          <table:table-cell office:value-type="float" office:value="3.46754" calcext:value-type="float">
            <text:p>3.46754</text:p>
          </table:table-cell>
          <table:table-cell office:value-type="float" office:value="3.57283" calcext:value-type="float">
            <text:p>3.57283</text:p>
          </table:table-cell>
          <table:table-cell office:value-type="float" office:value="3.00491" calcext:value-type="float">
            <text:p>3.00491</text:p>
          </table:table-cell>
          <table:table-cell office:value-type="float" office:value="1.63786" calcext:value-type="float">
            <text:p>1.63786</text:p>
          </table:table-cell>
          <table:table-cell office:value-type="float" office:value="3.57283" calcext:value-type="float">
            <text:p>3.57283</text:p>
          </table:table-cell>
          <table:table-cell office:value-type="float" office:value="2.65769" calcext:value-type="float">
            <text:p>2.65769</text:p>
          </table:table-cell>
          <table:table-cell office:value-type="float" office:value="3.3806" calcext:value-type="float">
            <text:p>3.3806</text:p>
          </table:table-cell>
          <table:table-cell office:value-type="float" office:value="2.24404" calcext:value-type="float">
            <text:p>2.24404</text:p>
          </table:table-cell>
          <table:table-cell office:value-type="float" office:value="4.32074" calcext:value-type="float">
            <text:p>4.32074</text:p>
          </table:table-cell>
          <table:table-cell office:value-type="float" office:value="0.718933" calcext:value-type="float">
            <text:p>0.718933</text:p>
          </table:table-cell>
          <table:table-cell office:value-type="float" office:value="2.49898" calcext:value-type="float">
            <text:p>2.49898</text:p>
          </table:table-cell>
          <table:table-cell office:value-type="float" office:value="1.83936" calcext:value-type="float">
            <text:p>1.83936</text:p>
          </table:table-cell>
          <table:table-cell office:value-type="float" office:value="4.10349" calcext:value-type="float">
            <text:p>4.10349</text:p>
          </table:table-cell>
          <table:table-cell office:value-type="float" office:value="3.00491" calcext:value-type="float">
            <text:p>3.00491</text:p>
          </table:table-cell>
          <table:table-cell office:value-type="float" office:value="1.55847" calcext:value-type="float">
            <text:p>1.55847</text:p>
          </table:table-cell>
          <table:table-cell office:value-type="float" office:value="3.21727" calcext:value-type="float">
            <text:p>3.21727</text:p>
          </table:table-cell>
          <table:table-cell office:value-type="float" office:value="3.33009" calcext:value-type="float">
            <text:p>3.33009</text:p>
          </table:table-cell>
          <table:table-cell office:value-type="float" office:value="2.77048" calcext:value-type="float">
            <text:p>2.77048</text:p>
          </table:table-cell>
          <table:table-cell office:value-type="float" office:value="3.2031" calcext:value-type="float">
            <text:p>3.2031</text:p>
          </table:table-cell>
          <table:table-cell office:value-type="float" office:value="1.58293" calcext:value-type="float">
            <text:p>1.58293</text:p>
          </table:table-cell>
          <table:table-cell office:value-type="float" office:value="20.5811" calcext:value-type="float">
            <text:p>20.5811</text:p>
          </table:table-cell>
          <table:table-cell office:value-type="float" office:value="0.469433" calcext:value-type="float">
            <text:p>0.469433</text:p>
          </table:table-cell>
          <table:table-cell office:value-type="float" office:value="3.21727" calcext:value-type="float">
            <text:p>3.21727</text:p>
          </table:table-cell>
          <table:table-cell office:value-type="float" office:value="3.06279" calcext:value-type="float">
            <text:p>3.06279</text:p>
          </table:table-cell>
          <table:table-cell office:value-type="float" office:value="3.65856" calcext:value-type="float">
            <text:p>3.65856</text:p>
          </table:table-cell>
          <table:table-cell office:value-type="float" office:value="2.50577" calcext:value-type="float">
            <text:p>2.50577</text:p>
          </table:table-cell>
          <table:table-cell office:value-type="float" office:value="3.04124" calcext:value-type="float">
            <text:p>3.04124</text:p>
          </table:table-cell>
          <table:table-cell office:value-type="float" office:value="3.50273" calcext:value-type="float">
            <text:p>3.50273</text:p>
          </table:table-cell>
          <table:table-cell office:value-type="float" office:value="3.44627" calcext:value-type="float">
            <text:p>3.44627</text:p>
          </table:table-cell>
          <table:table-cell office:value-type="float" office:value="3.36854" calcext:value-type="float">
            <text:p>3.36854</text:p>
          </table:table-cell>
          <table:table-cell office:value-type="float" office:value="3.04138" calcext:value-type="float">
            <text:p>3.04138</text:p>
          </table:table-cell>
          <table:table-cell office:value-type="float" office:value="3.86992" calcext:value-type="float">
            <text:p>3.86992</text:p>
          </table:table-cell>
          <table:table-cell office:value-type="float" office:value="3.32026" calcext:value-type="float">
            <text:p>3.32026</text:p>
          </table:table-cell>
          <table:table-cell office:value-type="float" office:value="17.9932" calcext:value-type="float">
            <text:p>17.9932</text:p>
          </table:table-cell>
          <table:table-cell office:value-type="float" office:value="3.86992" calcext:value-type="float">
            <text:p>3.86992</text:p>
          </table:table-cell>
          <table:table-cell office:value-type="float" office:value="3.64711" calcext:value-type="float">
            <text:p>3.64711</text:p>
          </table:table-cell>
          <table:table-cell office:value-type="float" office:value="2.84787" calcext:value-type="float">
            <text:p>2.84787</text:p>
          </table:table-cell>
          <table:table-cell office:value-type="float" office:value="2.50577" calcext:value-type="float">
            <text:p>2.50577</text:p>
          </table:table-cell>
          <table:table-cell office:value-type="float" office:value="4.31672" calcext:value-type="float">
            <text:p>4.31672</text:p>
          </table:table-cell>
          <table:table-cell office:value-type="float" office:value="0.73926" calcext:value-type="float">
            <text:p>0.73926</text:p>
          </table:table-cell>
          <table:table-cell office:value-type="float" office:value="2.57182" calcext:value-type="float">
            <text:p>2.57182</text:p>
          </table:table-cell>
          <table:table-cell office:value-type="float" office:value="1.47776" calcext:value-type="float">
            <text:p>1.47776</text:p>
          </table:table-cell>
          <table:table-cell office:value-type="float" office:value="4.02581" calcext:value-type="float">
            <text:p>4.02581</text:p>
          </table:table-cell>
          <table:table-cell office:value-type="float" office:value="3.32026" calcext:value-type="float">
            <text:p>3.32026</text:p>
          </table:table-cell>
          <table:table-cell office:value-type="float" office:value="1.88137" calcext:value-type="float">
            <text:p>1.88137</text:p>
          </table:table-cell>
          <table:table-cell office:value-type="float" office:value="3.70361" calcext:value-type="float">
            <text:p>3.70361</text:p>
          </table:table-cell>
          <table:table-cell office:value-type="float" office:value="3.26531" calcext:value-type="float">
            <text:p>3.26531</text:p>
          </table:table-cell>
          <table:table-cell office:value-type="float" office:value="3.18739" calcext:value-type="float">
            <text:p>3.18739</text:p>
          </table:table-cell>
          <table:table-cell office:value-type="float" office:value="3.27073" calcext:value-type="float">
            <text:p>3.27073</text:p>
          </table:table-cell>
          <table:table-cell office:value-type="float" office:value="2.80989" calcext:value-type="float">
            <text:p>2.80989</text:p>
          </table:table-cell>
          <table:table-cell office:value-type="float" office:value="2.69901" calcext:value-type="float">
            <text:p>2.69901</text:p>
          </table:table-cell>
          <table:table-cell office:value-type="float" office:value="4.32074" calcext:value-type="float">
            <text:p>4.32074</text:p>
          </table:table-cell>
          <table:table-cell office:value-type="float" office:value="3.70361" calcext:value-type="float">
            <text:p>3.70361</text:p>
          </table:table-cell>
          <table:table-cell office:value-type="float" office:value="3.15759" calcext:value-type="float">
            <text:p>3.15759</text:p>
          </table:table-cell>
          <table:table-cell office:value-type="float" office:value="2.36718" calcext:value-type="float">
            <text:p>2.36718</text:p>
          </table:table-cell>
          <table:table-cell office:value-type="float" office:value="3.82346" calcext:value-type="float">
            <text:p>3.82346</text:p>
          </table:table-cell>
          <table:table-cell office:value-type="float" office:value="0" calcext:value-type="float">
            <text:p>0</text:p>
          </table:table-cell>
          <table:table-cell office:value-type="float" office:value="3.6539" calcext:value-type="float">
            <text:p>3.6539</text:p>
          </table:table-cell>
          <table:table-cell office:value-type="float" office:value="11.6151" calcext:value-type="float">
            <text:p>11.6151</text:p>
          </table:table-cell>
          <table:table-cell office:value-type="float" office:value="2.41067" calcext:value-type="float">
            <text:p>2.41067</text:p>
          </table:table-cell>
          <table:table-cell office:value-type="float" office:value="3.03376" calcext:value-type="float">
            <text:p>3.03376</text:p>
          </table:table-cell>
          <table:table-cell office:value-type="float" office:value="0" calcext:value-type="float">
            <text:p>0</text:p>
          </table:table-cell>
          <table:table-cell office:value-type="float" office:value="2.98811" calcext:value-type="float">
            <text:p>2.98811</text:p>
          </table:table-cell>
          <table:table-cell office:value-type="float" office:value="1.78674" calcext:value-type="float">
            <text:p>1.78674</text:p>
          </table:table-cell>
          <table:table-cell office:value-type="float" office:value="3.62498" calcext:value-type="float">
            <text:p>3.62498</text:p>
          </table:table-cell>
          <table:table-cell office:value-type="float" office:value="3.43732" calcext:value-type="float">
            <text:p>3.43732</text:p>
          </table:table-cell>
          <table:table-cell office:value-type="float" office:value="3.63107" calcext:value-type="float">
            <text:p>3.63107</text:p>
          </table:table-cell>
          <table:table-cell office:value-type="float" office:value="3.8582" calcext:value-type="float">
            <text:p>3.8582</text:p>
          </table:table-cell>
          <table:table-cell office:value-type="float" office:value="3.6539" calcext:value-type="float">
            <text:p>3.6539</text:p>
          </table:table-cell>
          <table:table-cell office:value-type="float" office:value="3.98755" calcext:value-type="float">
            <text:p>3.98755</text:p>
          </table:table-cell>
          <table:table-cell office:value-type="float" office:value="11.6151" calcext:value-type="float">
            <text:p>11.6151</text:p>
          </table:table-cell>
          <table:table-cell office:value-type="float" office:value="2.74258" calcext:value-type="float">
            <text:p>2.74258</text:p>
          </table:table-cell>
          <table:table-cell office:value-type="float" office:value="4.22925" calcext:value-type="float">
            <text:p>4.22925</text:p>
          </table:table-cell>
          <table:table-cell office:value-type="float" office:value="1.08342" calcext:value-type="float">
            <text:p>1.08342</text:p>
          </table:table-cell>
          <table:table-cell office:value-type="float" office:value="3.59756" calcext:value-type="float">
            <text:p>3.59756</text:p>
          </table:table-cell>
          <table:table-cell office:value-type="float" office:value="20.784" calcext:value-type="float">
            <text:p>20.784</text:p>
          </table:table-cell>
          <table:table-cell office:value-type="float" office:value="2.76713" calcext:value-type="float">
            <text:p>2.76713</text:p>
          </table:table-cell>
          <table:table-cell office:value-type="float" office:value="3.50861" calcext:value-type="float">
            <text:p>3.50861</text:p>
          </table:table-cell>
          <table:table-cell office:value-type="float" office:value="4.35788" calcext:value-type="float">
            <text:p>4.35788</text:p>
          </table:table-cell>
          <table:table-cell office:value-type="float" office:value="3.62498" calcext:value-type="float">
            <text:p>3.62498</text:p>
          </table:table-cell>
          <table:table-cell office:value-type="float" office:value="2.68616" calcext:value-type="float">
            <text:p>2.68616</text:p>
          </table:table-cell>
          <table:table-cell office:value-type="float" office:value="3.38006" calcext:value-type="float">
            <text:p>3.38006</text:p>
          </table:table-cell>
          <table:table-cell office:value-type="float" office:value="17.9516" calcext:value-type="float">
            <text:p>17.9516</text:p>
          </table:table-cell>
          <table:table-cell office:value-type="float" office:value="4.0757" calcext:value-type="float">
            <text:p>4.0757</text:p>
          </table:table-cell>
          <table:table-cell office:value-type="float" office:value="4.28009" calcext:value-type="float">
            <text:p>4.28009</text:p>
          </table:table-cell>
          <table:table-cell office:value-type="float" office:value="4.05276" calcext:value-type="float">
            <text:p>4.05276</text:p>
          </table:table-cell>
          <table:table-cell office:value-type="float" office:value="0" calcext:value-type="float">
            <text:p>0</text:p>
          </table:table-cell>
          <table:table-cell office:value-type="float" office:value="3.09032" calcext:value-type="float">
            <text:p>3.09032</text:p>
          </table:table-cell>
          <table:table-cell office:value-type="float" office:value="11.5428" calcext:value-type="float">
            <text:p>11.5428</text:p>
          </table:table-cell>
          <table:table-cell office:value-type="float" office:value="3.26957" calcext:value-type="float">
            <text:p>3.26957</text:p>
          </table:table-cell>
          <table:table-cell office:value-type="float" office:value="4.06662" calcext:value-type="float">
            <text:p>4.06662</text:p>
          </table:table-cell>
          <table:table-cell office:value-type="float" office:value="0" calcext:value-type="float">
            <text:p>0</text:p>
          </table:table-cell>
          <table:table-cell office:value-type="float" office:value="2.65927" calcext:value-type="float">
            <text:p>2.65927</text:p>
          </table:table-cell>
          <table:table-cell office:value-type="float" office:value="0.604752" calcext:value-type="float">
            <text:p>0.604752</text:p>
          </table:table-cell>
          <table:table-cell office:value-type="float" office:value="3.52958" calcext:value-type="float">
            <text:p>3.52958</text:p>
          </table:table-cell>
          <table:table-cell office:value-type="float" office:value="2.90551" calcext:value-type="float">
            <text:p>2.90551</text:p>
          </table:table-cell>
          <table:table-cell office:value-type="float" office:value="3.62498" calcext:value-type="float">
            <text:p>3.62498</text:p>
          </table:table-cell>
          <table:table-cell office:value-type="float" office:value="4.02772" calcext:value-type="float">
            <text:p>4.02772</text:p>
          </table:table-cell>
          <table:table-cell office:value-type="float" office:value="3.09032" calcext:value-type="float">
            <text:p>3.09032</text:p>
          </table:table-cell>
          <table:table-cell office:value-type="float" office:value="3.99115" calcext:value-type="float">
            <text:p>3.99115</text:p>
          </table:table-cell>
          <table:table-cell office:value-type="float" office:value="11.5428" calcext:value-type="float">
            <text:p>11.5428</text:p>
          </table:table-cell>
          <table:table-cell office:value-type="float" office:value="2.24416" calcext:value-type="float">
            <text:p>2.24416</text:p>
          </table:table-cell>
          <table:table-cell office:value-type="float" office:value="2.25843" calcext:value-type="float">
            <text:p>2.25843</text:p>
          </table:table-cell>
          <table:table-cell office:value-type="float" office:value="2.5405" calcext:value-type="float">
            <text:p>2.5405</text:p>
          </table:table-cell>
          <table:table-cell office:value-type="float" office:value="2.67624" calcext:value-type="float">
            <text:p>2.67624</text:p>
          </table:table-cell>
          <table:table-cell office:value-type="float" office:value="3.58627" calcext:value-type="float">
            <text:p>3.58627</text:p>
          </table:table-cell>
          <table:table-cell office:value-type="float" office:value="3.41967" calcext:value-type="float">
            <text:p>3.41967</text:p>
          </table:table-cell>
          <table:table-cell office:value-type="float" office:value="3.51842" calcext:value-type="float">
            <text:p>3.51842</text:p>
          </table:table-cell>
          <table:table-cell office:value-type="float" office:value="4.16505" calcext:value-type="float">
            <text:p>4.16505</text:p>
          </table:table-cell>
          <table:table-cell office:value-type="float" office:value="3.52958" calcext:value-type="float">
            <text:p>3.52958</text:p>
          </table:table-cell>
          <table:table-cell office:value-type="float" office:value="2.75029" calcext:value-type="float">
            <text:p>2.75029</text:p>
          </table:table-cell>
          <table:table-cell office:value-type="float" office:value="3.38006" calcext:value-type="float">
            <text:p>3.38006</text:p>
          </table:table-cell>
          <table:table-cell office:value-type="float" office:value="18.5059" calcext:value-type="float">
            <text:p>18.5059</text:p>
          </table:table-cell>
          <table:table-cell office:value-type="float" office:value="3.07036" calcext:value-type="float">
            <text:p>3.07036</text:p>
          </table:table-cell>
          <table:table-cell office:value-type="float" office:value="3.54188" calcext:value-type="float">
            <text:p>3.54188</text:p>
          </table:table-cell>
          <table:table-cell table:number-columns-repeated="6" office:value-type="float" office:value="4.18535" calcext:value-type="float">
            <text:p>4.1853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92" calcext:value-type="float">
            <text:p>92</text:p>
          </table:table-cell>
          <table:table-cell office:value-type="float" office:value="4.02088" calcext:value-type="float">
            <text:p>4.02088</text:p>
          </table:table-cell>
          <table:table-cell office:value-type="float" office:value="0.576337" calcext:value-type="float">
            <text:p>0.576337</text:p>
          </table:table-cell>
          <table:table-cell office:value-type="float" office:value="1.20177" calcext:value-type="float">
            <text:p>1.20177</text:p>
          </table:table-cell>
          <table:table-cell office:value-type="float" office:value="0.34956" calcext:value-type="float">
            <text:p>0.34956</text:p>
          </table:table-cell>
          <table:table-cell office:value-type="float" office:value="1.19734" calcext:value-type="float">
            <text:p>1.19734</text:p>
          </table:table-cell>
          <table:table-cell office:value-type="float" office:value="0.61537" calcext:value-type="float">
            <text:p>0.61537</text:p>
          </table:table-cell>
          <table:table-cell office:value-type="float" office:value="2.86862" calcext:value-type="float">
            <text:p>2.86862</text:p>
          </table:table-cell>
          <table:table-cell office:value-type="float" office:value="0.0908529" calcext:value-type="float">
            <text:p>0.0908529</text:p>
          </table:table-cell>
          <table:table-cell office:value-type="float" office:value="4.70949" calcext:value-type="float">
            <text:p>4.70949</text:p>
          </table:table-cell>
          <table:table-cell office:value-type="float" office:value="2.86862" calcext:value-type="float">
            <text:p>2.86862</text:p>
          </table:table-cell>
          <table:table-cell office:value-type="float" office:value="0.438098" calcext:value-type="float">
            <text:p>0.438098</text:p>
          </table:table-cell>
          <table:table-cell office:value-type="float" office:value="2.46072" calcext:value-type="float">
            <text:p>2.46072</text:p>
          </table:table-cell>
          <table:table-cell office:value-type="float" office:value="4.02088" calcext:value-type="float">
            <text:p>4.02088</text:p>
          </table:table-cell>
          <table:table-cell office:value-type="float" office:value="2.52079" calcext:value-type="float">
            <text:p>2.52079</text:p>
          </table:table-cell>
          <table:table-cell office:value-type="float" office:value="2.7348" calcext:value-type="float">
            <text:p>2.7348</text:p>
          </table:table-cell>
          <table:table-cell office:value-type="float" office:value="0.802993" calcext:value-type="float">
            <text:p>0.802993</text:p>
          </table:table-cell>
          <table:table-cell office:value-type="float" office:value="1.49325" calcext:value-type="float">
            <text:p>1.49325</text:p>
          </table:table-cell>
          <table:table-cell office:value-type="float" office:value="1.04996" calcext:value-type="float">
            <text:p>1.04996</text:p>
          </table:table-cell>
          <table:table-cell office:value-type="float" office:value="0.0908529" calcext:value-type="float">
            <text:p>0.0908529</text:p>
          </table:table-cell>
          <table:table-cell office:value-type="float" office:value="2.21731" calcext:value-type="float">
            <text:p>2.21731</text:p>
          </table:table-cell>
          <table:table-cell office:value-type="float" office:value="0.256045" calcext:value-type="float">
            <text:p>0.256045</text:p>
          </table:table-cell>
          <table:table-cell office:value-type="float" office:value="0.873455" calcext:value-type="float">
            <text:p>0.873455</text:p>
          </table:table-cell>
          <table:table-cell office:value-type="float" office:value="0.527774" calcext:value-type="float">
            <text:p>0.527774</text:p>
          </table:table-cell>
          <table:table-cell office:value-type="float" office:value="0.629115" calcext:value-type="float">
            <text:p>0.629115</text:p>
          </table:table-cell>
          <table:table-cell office:value-type="float" office:value="1.74606" calcext:value-type="float">
            <text:p>1.74606</text:p>
          </table:table-cell>
          <table:table-cell office:value-type="float" office:value="18.6198" calcext:value-type="float">
            <text:p>18.6198</text:p>
          </table:table-cell>
          <table:table-cell office:value-type="float" office:value="3.5531" calcext:value-type="float">
            <text:p>3.5531</text:p>
          </table:table-cell>
          <table:table-cell office:value-type="float" office:value="0.256045" calcext:value-type="float">
            <text:p>0.256045</text:p>
          </table:table-cell>
          <table:table-cell office:value-type="float" office:value="0.0784218" calcext:value-type="float">
            <text:p>0.0784218</text:p>
          </table:table-cell>
          <table:table-cell office:value-type="float" office:value="0.864789" calcext:value-type="float">
            <text:p>0.864789</text:p>
          </table:table-cell>
          <table:table-cell office:value-type="float" office:value="4.54593" calcext:value-type="float">
            <text:p>4.54593</text:p>
          </table:table-cell>
          <table:table-cell office:value-type="float" office:value="2.50598" calcext:value-type="float">
            <text:p>2.50598</text:p>
          </table:table-cell>
          <table:table-cell office:value-type="float" office:value="0.502899" calcext:value-type="float">
            <text:p>0.502899</text:p>
          </table:table-cell>
          <table:table-cell office:value-type="float" office:value="1.08795" calcext:value-type="float">
            <text:p>1.08795</text:p>
          </table:table-cell>
          <table:table-cell office:value-type="float" office:value="0.663902" calcext:value-type="float">
            <text:p>0.663902</text:p>
          </table:table-cell>
          <table:table-cell office:value-type="float" office:value="0.411483" calcext:value-type="float">
            <text:p>0.411483</text:p>
          </table:table-cell>
          <table:table-cell office:value-type="float" office:value="1.24794" calcext:value-type="float">
            <text:p>1.24794</text:p>
          </table:table-cell>
          <table:table-cell office:value-type="float" office:value="0.649971" calcext:value-type="float">
            <text:p>0.649971</text:p>
          </table:table-cell>
          <table:table-cell office:value-type="float" office:value="19.038" calcext:value-type="float">
            <text:p>19.038</text:p>
          </table:table-cell>
          <table:table-cell office:value-type="float" office:value="1.24794" calcext:value-type="float">
            <text:p>1.24794</text:p>
          </table:table-cell>
          <table:table-cell office:value-type="float" office:value="0.635227" calcext:value-type="float">
            <text:p>0.635227</text:p>
          </table:table-cell>
          <table:table-cell office:value-type="float" office:value="0.911124" calcext:value-type="float">
            <text:p>0.911124</text:p>
          </table:table-cell>
          <table:table-cell office:value-type="float" office:value="4.54593" calcext:value-type="float">
            <text:p>4.54593</text:p>
          </table:table-cell>
          <table:table-cell office:value-type="float" office:value="2.52344" calcext:value-type="float">
            <text:p>2.52344</text:p>
          </table:table-cell>
          <table:table-cell office:value-type="float" office:value="3.20655" calcext:value-type="float">
            <text:p>3.20655</text:p>
          </table:table-cell>
          <table:table-cell office:value-type="float" office:value="0.635009" calcext:value-type="float">
            <text:p>0.635009</text:p>
          </table:table-cell>
          <table:table-cell office:value-type="float" office:value="1.6774" calcext:value-type="float">
            <text:p>1.6774</text:p>
          </table:table-cell>
          <table:table-cell office:value-type="float" office:value="1.52516" calcext:value-type="float">
            <text:p>1.52516</text:p>
          </table:table-cell>
          <table:table-cell office:value-type="float" office:value="0.649971" calcext:value-type="float">
            <text:p>0.649971</text:p>
          </table:table-cell>
          <table:table-cell office:value-type="float" office:value="2.77207" calcext:value-type="float">
            <text:p>2.77207</text:p>
          </table:table-cell>
          <table:table-cell office:value-type="float" office:value="0.658185" calcext:value-type="float">
            <text:p>0.658185</text:p>
          </table:table-cell>
          <table:table-cell office:value-type="float" office:value="0.655429" calcext:value-type="float">
            <text:p>0.655429</text:p>
          </table:table-cell>
          <table:table-cell office:value-type="float" office:value="0.258452" calcext:value-type="float">
            <text:p>0.258452</text:p>
          </table:table-cell>
          <table:table-cell office:value-type="float" office:value="0.235421" calcext:value-type="float">
            <text:p>0.235421</text:p>
          </table:table-cell>
          <table:table-cell office:value-type="float" office:value="0.568205" calcext:value-type="float">
            <text:p>0.568205</text:p>
          </table:table-cell>
          <table:table-cell office:value-type="float" office:value="0.394385" calcext:value-type="float">
            <text:p>0.394385</text:p>
          </table:table-cell>
          <table:table-cell office:value-type="float" office:value="2.52079" calcext:value-type="float">
            <text:p>2.52079</text:p>
          </table:table-cell>
          <table:table-cell office:value-type="float" office:value="0.658185" calcext:value-type="float">
            <text:p>0.658185</text:p>
          </table:table-cell>
          <table:table-cell office:value-type="float" office:value="0.447906" calcext:value-type="float">
            <text:p>0.447906</text:p>
          </table:table-cell>
          <table:table-cell office:value-type="float" office:value="0.738216" calcext:value-type="float">
            <text:p>0.738216</text:p>
          </table:table-cell>
          <table:table-cell office:value-type="float" office:value="1.50394" calcext:value-type="float">
            <text:p>1.50394</text:p>
          </table:table-cell>
          <table:table-cell office:value-type="float" office:value="3.09032" calcext:value-type="float">
            <text:p>3.09032</text:p>
          </table:table-cell>
          <table:table-cell office:value-type="float" office:value="0.582186" calcext:value-type="float">
            <text:p>0.582186</text:p>
          </table:table-cell>
          <table:table-cell office:value-type="float" office:value="12.4494" calcext:value-type="float">
            <text:p>12.4494</text:p>
          </table:table-cell>
          <table:table-cell office:value-type="float" office:value="0.680488" calcext:value-type="float">
            <text:p>0.680488</text:p>
          </table:table-cell>
          <table:table-cell office:value-type="float" office:value="0.522809" calcext:value-type="float">
            <text:p>0.522809</text:p>
          </table:table-cell>
          <table:table-cell office:value-type="float" office:value="3.09032" calcext:value-type="float">
            <text:p>3.09032</text:p>
          </table:table-cell>
          <table:table-cell office:value-type="float" office:value="2.35405" calcext:value-type="float">
            <text:p>2.35405</text:p>
          </table:table-cell>
          <table:table-cell office:value-type="float" office:value="2.61816" calcext:value-type="float">
            <text:p>2.61816</text:p>
          </table:table-cell>
          <table:table-cell office:value-type="float" office:value="0.622115" calcext:value-type="float">
            <text:p>0.622115</text:p>
          </table:table-cell>
          <table:table-cell office:value-type="float" office:value="2.4316" calcext:value-type="float">
            <text:p>2.4316</text:p>
          </table:table-cell>
          <table:table-cell office:value-type="float" office:value="0.631899" calcext:value-type="float">
            <text:p>0.631899</text:p>
          </table:table-cell>
          <table:table-cell office:value-type="float" office:value="2.72602" calcext:value-type="float">
            <text:p>2.72602</text:p>
          </table:table-cell>
          <table:table-cell office:value-type="float" office:value="0.582186" calcext:value-type="float">
            <text:p>0.582186</text:p>
          </table:table-cell>
          <table:table-cell office:value-type="float" office:value="2.4672" calcext:value-type="float">
            <text:p>2.4672</text:p>
          </table:table-cell>
          <table:table-cell office:value-type="float" office:value="12.4494" calcext:value-type="float">
            <text:p>12.4494</text:p>
          </table:table-cell>
          <table:table-cell office:value-type="float" office:value="0.54878" calcext:value-type="float">
            <text:p>0.54878</text:p>
          </table:table-cell>
          <table:table-cell office:value-type="float" office:value="2.47973" calcext:value-type="float">
            <text:p>2.47973</text:p>
          </table:table-cell>
          <table:table-cell office:value-type="float" office:value="2.67207" calcext:value-type="float">
            <text:p>2.67207</text:p>
          </table:table-cell>
          <table:table-cell office:value-type="float" office:value="0.868727" calcext:value-type="float">
            <text:p>0.868727</text:p>
          </table:table-cell>
          <table:table-cell office:value-type="float" office:value="18.8139" calcext:value-type="float">
            <text:p>18.8139</text:p>
          </table:table-cell>
          <table:table-cell office:value-type="float" office:value="5.42177" calcext:value-type="float">
            <text:p>5.42177</text:p>
          </table:table-cell>
          <table:table-cell office:value-type="float" office:value="1.15985" calcext:value-type="float">
            <text:p>1.15985</text:p>
          </table:table-cell>
          <table:table-cell office:value-type="float" office:value="2.19014" calcext:value-type="float">
            <text:p>2.19014</text:p>
          </table:table-cell>
          <table:table-cell office:value-type="float" office:value="0.622115" calcext:value-type="float">
            <text:p>0.622115</text:p>
          </table:table-cell>
          <table:table-cell office:value-type="float" office:value="0.466288" calcext:value-type="float">
            <text:p>0.466288</text:p>
          </table:table-cell>
          <table:table-cell office:value-type="float" office:value="0.441324" calcext:value-type="float">
            <text:p>0.441324</text:p>
          </table:table-cell>
          <table:table-cell office:value-type="float" office:value="18.9941" calcext:value-type="float">
            <text:p>18.9941</text:p>
          </table:table-cell>
          <table:table-cell office:value-type="float" office:value="2.71908" calcext:value-type="float">
            <text:p>2.71908</text:p>
          </table:table-cell>
          <table:table-cell office:value-type="float" office:value="1.82605" calcext:value-type="float">
            <text:p>1.82605</text:p>
          </table:table-cell>
          <table:table-cell office:value-type="float" office:value="1.56976" calcext:value-type="float">
            <text:p>1.56976</text:p>
          </table:table-cell>
          <table:table-cell office:value-type="float" office:value="3.09032" calcext:value-type="float">
            <text:p>3.09032</text:p>
          </table:table-cell>
          <table:table-cell office:value-type="float" office:value="0" calcext:value-type="float">
            <text:p>0</text:p>
          </table:table-cell>
          <table:table-cell office:value-type="float" office:value="12.3639" calcext:value-type="float">
            <text:p>12.3639</text:p>
          </table:table-cell>
          <table:table-cell office:value-type="float" office:value="1.24854" calcext:value-type="float">
            <text:p>1.24854</text:p>
          </table:table-cell>
          <table:table-cell office:value-type="float" office:value="0.978302" calcext:value-type="float">
            <text:p>0.978302</text:p>
          </table:table-cell>
          <table:table-cell office:value-type="float" office:value="3.09032" calcext:value-type="float">
            <text:p>3.09032</text:p>
          </table:table-cell>
          <table:table-cell office:value-type="float" office:value="2.09826" calcext:value-type="float">
            <text:p>2.09826</text:p>
          </table:table-cell>
          <table:table-cell office:value-type="float" office:value="2.55307" calcext:value-type="float">
            <text:p>2.55307</text:p>
          </table:table-cell>
          <table:table-cell office:value-type="float" office:value="0.530535" calcext:value-type="float">
            <text:p>0.530535</text:p>
          </table:table-cell>
          <table:table-cell office:value-type="float" office:value="0.40307" calcext:value-type="float">
            <text:p>0.40307</text:p>
          </table:table-cell>
          <table:table-cell office:value-type="float" office:value="0.622115" calcext:value-type="float">
            <text:p>0.622115</text:p>
          </table:table-cell>
          <table:table-cell office:value-type="float" office:value="2.57263" calcext:value-type="float">
            <text:p>2.57263</text:p>
          </table:table-cell>
          <table:table-cell office:value-type="float" office:value="0" calcext:value-type="float">
            <text:p>0</text:p>
          </table:table-cell>
          <table:table-cell office:value-type="float" office:value="2.46326" calcext:value-type="float">
            <text:p>2.46326</text:p>
          </table:table-cell>
          <table:table-cell office:value-type="float" office:value="12.3639" calcext:value-type="float">
            <text:p>12.3639</text:p>
          </table:table-cell>
          <table:table-cell office:value-type="float" office:value="0.945582" calcext:value-type="float">
            <text:p>0.945582</text:p>
          </table:table-cell>
          <table:table-cell office:value-type="float" office:value="1.55205" calcext:value-type="float">
            <text:p>1.55205</text:p>
          </table:table-cell>
          <table:table-cell office:value-type="float" office:value="1.99" calcext:value-type="float">
            <text:p>1.99</text:p>
          </table:table-cell>
          <table:table-cell office:value-type="float" office:value="0.422826" calcext:value-type="float">
            <text:p>0.422826</text:p>
          </table:table-cell>
          <table:table-cell office:value-type="float" office:value="0.67997" calcext:value-type="float">
            <text:p>0.67997</text:p>
          </table:table-cell>
          <table:table-cell office:value-type="float" office:value="6.10865" calcext:value-type="float">
            <text:p>6.10865</text:p>
          </table:table-cell>
          <table:table-cell office:value-type="float" office:value="1.25523" calcext:value-type="float">
            <text:p>1.25523</text:p>
          </table:table-cell>
          <table:table-cell office:value-type="float" office:value="2.51316" calcext:value-type="float">
            <text:p>2.51316</text:p>
          </table:table-cell>
          <table:table-cell office:value-type="float" office:value="0.530535" calcext:value-type="float">
            <text:p>0.530535</text:p>
          </table:table-cell>
          <table:table-cell office:value-type="float" office:value="5.4043" calcext:value-type="float">
            <text:p>5.4043</text:p>
          </table:table-cell>
          <table:table-cell office:value-type="float" office:value="0.441324" calcext:value-type="float">
            <text:p>0.441324</text:p>
          </table:table-cell>
          <table:table-cell office:value-type="float" office:value="19.6286" calcext:value-type="float">
            <text:p>19.6286</text:p>
          </table:table-cell>
          <table:table-cell office:value-type="float" office:value="2.0752" calcext:value-type="float">
            <text:p>2.0752</text:p>
          </table:table-cell>
          <table:table-cell office:value-type="float" office:value="0.706836" calcext:value-type="float">
            <text:p>0.706836</text:p>
          </table:table-cell>
          <table:table-cell table:number-columns-repeated="6" office:value-type="float" office:value="3.98872" calcext:value-type="float">
            <text:p>3.9887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93" calcext:value-type="float">
            <text:p>93</text:p>
          </table:table-cell>
          <table:table-cell office:value-type="float" office:value="9.29984" calcext:value-type="float">
            <text:p>9.29984</text:p>
          </table:table-cell>
          <table:table-cell office:value-type="float" office:value="12.8542" calcext:value-type="float">
            <text:p>12.8542</text:p>
          </table:table-cell>
          <table:table-cell office:value-type="float" office:value="11.6783" calcext:value-type="float">
            <text:p>11.6783</text:p>
          </table:table-cell>
          <table:table-cell office:value-type="float" office:value="12.3336" calcext:value-type="float">
            <text:p>12.3336</text:p>
          </table:table-cell>
          <table:table-cell office:value-type="float" office:value="12.4861" calcext:value-type="float">
            <text:p>12.4861</text:p>
          </table:table-cell>
          <table:table-cell office:value-type="float" office:value="12.9685" calcext:value-type="float">
            <text:p>12.9685</text:p>
          </table:table-cell>
          <table:table-cell office:value-type="float" office:value="14.7078" calcext:value-type="float">
            <text:p>14.7078</text:p>
          </table:table-cell>
          <table:table-cell office:value-type="float" office:value="12.3032" calcext:value-type="float">
            <text:p>12.3032</text:p>
          </table:table-cell>
          <table:table-cell office:value-type="float" office:value="11.7315" calcext:value-type="float">
            <text:p>11.7315</text:p>
          </table:table-cell>
          <table:table-cell office:value-type="float" office:value="14.7078" calcext:value-type="float">
            <text:p>14.7078</text:p>
          </table:table-cell>
          <table:table-cell office:value-type="float" office:value="12.2649" calcext:value-type="float">
            <text:p>12.2649</text:p>
          </table:table-cell>
          <table:table-cell office:value-type="float" office:value="14.3741" calcext:value-type="float">
            <text:p>14.3741</text:p>
          </table:table-cell>
          <table:table-cell office:value-type="float" office:value="9.29984" calcext:value-type="float">
            <text:p>9.29984</text:p>
          </table:table-cell>
          <table:table-cell office:value-type="float" office:value="14.8371" calcext:value-type="float">
            <text:p>14.8371</text:p>
          </table:table-cell>
          <table:table-cell office:value-type="float" office:value="11.0346" calcext:value-type="float">
            <text:p>11.0346</text:p>
          </table:table-cell>
          <table:table-cell office:value-type="float" office:value="12.5931" calcext:value-type="float">
            <text:p>12.5931</text:p>
          </table:table-cell>
          <table:table-cell office:value-type="float" office:value="11.3183" calcext:value-type="float">
            <text:p>11.3183</text:p>
          </table:table-cell>
          <table:table-cell office:value-type="float" office:value="13.064" calcext:value-type="float">
            <text:p>13.064</text:p>
          </table:table-cell>
          <table:table-cell office:value-type="float" office:value="12.3032" calcext:value-type="float">
            <text:p>12.3032</text:p>
          </table:table-cell>
          <table:table-cell office:value-type="float" office:value="12.7911" calcext:value-type="float">
            <text:p>12.7911</text:p>
          </table:table-cell>
          <table:table-cell office:value-type="float" office:value="12.6189" calcext:value-type="float">
            <text:p>12.6189</text:p>
          </table:table-cell>
          <table:table-cell office:value-type="float" office:value="13.2125" calcext:value-type="float">
            <text:p>13.2125</text:p>
          </table:table-cell>
          <table:table-cell office:value-type="float" office:value="12.6062" calcext:value-type="float">
            <text:p>12.6062</text:p>
          </table:table-cell>
          <table:table-cell office:value-type="float" office:value="12.9643" calcext:value-type="float">
            <text:p>12.9643</text:p>
          </table:table-cell>
          <table:table-cell office:value-type="float" office:value="12.4346" calcext:value-type="float">
            <text:p>12.4346</text:p>
          </table:table-cell>
          <table:table-cell office:value-type="float" office:value="16.0419" calcext:value-type="float">
            <text:p>16.0419</text:p>
          </table:table-cell>
          <table:table-cell office:value-type="float" office:value="11.4027" calcext:value-type="float">
            <text:p>11.4027</text:p>
          </table:table-cell>
          <table:table-cell office:value-type="float" office:value="12.6189" calcext:value-type="float">
            <text:p>12.6189</text:p>
          </table:table-cell>
          <table:table-cell office:value-type="float" office:value="12.2855" calcext:value-type="float">
            <text:p>12.2855</text:p>
          </table:table-cell>
          <table:table-cell office:value-type="float" office:value="13.2085" calcext:value-type="float">
            <text:p>13.2085</text:p>
          </table:table-cell>
          <table:table-cell office:value-type="float" office:value="9.08629" calcext:value-type="float">
            <text:p>9.08629</text:p>
          </table:table-cell>
          <table:table-cell office:value-type="float" office:value="14.1752" calcext:value-type="float">
            <text:p>14.1752</text:p>
          </table:table-cell>
          <table:table-cell office:value-type="float" office:value="12.8016" calcext:value-type="float">
            <text:p>12.8016</text:p>
          </table:table-cell>
          <table:table-cell office:value-type="float" office:value="13.4275" calcext:value-type="float">
            <text:p>13.4275</text:p>
          </table:table-cell>
          <table:table-cell office:value-type="float" office:value="13.0268" calcext:value-type="float">
            <text:p>13.0268</text:p>
          </table:table-cell>
          <table:table-cell office:value-type="float" office:value="12.7106" calcext:value-type="float">
            <text:p>12.7106</text:p>
          </table:table-cell>
          <table:table-cell office:value-type="float" office:value="13.6017" calcext:value-type="float">
            <text:p>13.6017</text:p>
          </table:table-cell>
          <table:table-cell office:value-type="float" office:value="13.0089" calcext:value-type="float">
            <text:p>13.0089</text:p>
          </table:table-cell>
          <table:table-cell office:value-type="float" office:value="6.69062" calcext:value-type="float">
            <text:p>6.69062</text:p>
          </table:table-cell>
          <table:table-cell office:value-type="float" office:value="13.6017" calcext:value-type="float">
            <text:p>13.6017</text:p>
          </table:table-cell>
          <table:table-cell office:value-type="float" office:value="12.8828" calcext:value-type="float">
            <text:p>12.8828</text:p>
          </table:table-cell>
          <table:table-cell office:value-type="float" office:value="13.0109" calcext:value-type="float">
            <text:p>13.0109</text:p>
          </table:table-cell>
          <table:table-cell office:value-type="float" office:value="9.08629" calcext:value-type="float">
            <text:p>9.08629</text:p>
          </table:table-cell>
          <table:table-cell office:value-type="float" office:value="14.8382" calcext:value-type="float">
            <text:p>14.8382</text:p>
          </table:table-cell>
          <table:table-cell office:value-type="float" office:value="10.8076" calcext:value-type="float">
            <text:p>10.8076</text:p>
          </table:table-cell>
          <table:table-cell office:value-type="float" office:value="12.4818" calcext:value-type="float">
            <text:p>12.4818</text:p>
          </table:table-cell>
          <table:table-cell office:value-type="float" office:value="11.527" calcext:value-type="float">
            <text:p>11.527</text:p>
          </table:table-cell>
          <table:table-cell office:value-type="float" office:value="13.8841" calcext:value-type="float">
            <text:p>13.8841</text:p>
          </table:table-cell>
          <table:table-cell office:value-type="float" office:value="13.0089" calcext:value-type="float">
            <text:p>13.0089</text:p>
          </table:table-cell>
          <table:table-cell office:value-type="float" office:value="13.3303" calcext:value-type="float">
            <text:p>13.3303</text:p>
          </table:table-cell>
          <table:table-cell office:value-type="float" office:value="12.8443" calcext:value-type="float">
            <text:p>12.8443</text:p>
          </table:table-cell>
          <table:table-cell office:value-type="float" office:value="13.004" calcext:value-type="float">
            <text:p>13.004</text:p>
          </table:table-cell>
          <table:table-cell office:value-type="float" office:value="12.6221" calcext:value-type="float">
            <text:p>12.6221</text:p>
          </table:table-cell>
          <table:table-cell office:value-type="float" office:value="12.2896" calcext:value-type="float">
            <text:p>12.2896</text:p>
          </table:table-cell>
          <table:table-cell office:value-type="float" office:value="12.6846" calcext:value-type="float">
            <text:p>12.6846</text:p>
          </table:table-cell>
          <table:table-cell office:value-type="float" office:value="12.1767" calcext:value-type="float">
            <text:p>12.1767</text:p>
          </table:table-cell>
          <table:table-cell office:value-type="float" office:value="14.8371" calcext:value-type="float">
            <text:p>14.8371</text:p>
          </table:table-cell>
          <table:table-cell office:value-type="float" office:value="12.8443" calcext:value-type="float">
            <text:p>12.8443</text:p>
          </table:table-cell>
          <table:table-cell office:value-type="float" office:value="12.7909" calcext:value-type="float">
            <text:p>12.7909</text:p>
          </table:table-cell>
          <table:table-cell office:value-type="float" office:value="12.2277" calcext:value-type="float">
            <text:p>12.2277</text:p>
          </table:table-cell>
          <table:table-cell office:value-type="float" office:value="13.863" calcext:value-type="float">
            <text:p>13.863</text:p>
          </table:table-cell>
          <table:table-cell office:value-type="float" office:value="11.5428" calcext:value-type="float">
            <text:p>11.5428</text:p>
          </table:table-cell>
          <table:table-cell office:value-type="float" office:value="12.7327" calcext:value-type="float">
            <text:p>12.7327</text:p>
          </table:table-cell>
          <table:table-cell office:value-type="float" office:value="0.0957793" calcext:value-type="float">
            <text:p>0.0957793</text:p>
          </table:table-cell>
          <table:table-cell office:value-type="float" office:value="12.1487" calcext:value-type="float">
            <text:p>12.1487</text:p>
          </table:table-cell>
          <table:table-cell office:value-type="float" office:value="11.8518" calcext:value-type="float">
            <text:p>11.8518</text:p>
          </table:table-cell>
          <table:table-cell office:value-type="float" office:value="11.5428" calcext:value-type="float">
            <text:p>11.5428</text:p>
          </table:table-cell>
          <table:table-cell office:value-type="float" office:value="14.0616" calcext:value-type="float">
            <text:p>14.0616</text:p>
          </table:table-cell>
          <table:table-cell office:value-type="float" office:value="13.194" calcext:value-type="float">
            <text:p>13.194</text:p>
          </table:table-cell>
          <table:table-cell office:value-type="float" office:value="12.8845" calcext:value-type="float">
            <text:p>12.8845</text:p>
          </table:table-cell>
          <table:table-cell office:value-type="float" office:value="14.3915" calcext:value-type="float">
            <text:p>14.3915</text:p>
          </table:table-cell>
          <table:table-cell office:value-type="float" office:value="12.8956" calcext:value-type="float">
            <text:p>12.8956</text:p>
          </table:table-cell>
          <table:table-cell office:value-type="float" office:value="14.7957" calcext:value-type="float">
            <text:p>14.7957</text:p>
          </table:table-cell>
          <table:table-cell office:value-type="float" office:value="12.7327" calcext:value-type="float">
            <text:p>12.7327</text:p>
          </table:table-cell>
          <table:table-cell office:value-type="float" office:value="14.6878" calcext:value-type="float">
            <text:p>14.6878</text:p>
          </table:table-cell>
          <table:table-cell office:value-type="float" office:value="0.0957793" calcext:value-type="float">
            <text:p>0.0957793</text:p>
          </table:table-cell>
          <table:table-cell office:value-type="float" office:value="12.5986" calcext:value-type="float">
            <text:p>12.5986</text:p>
          </table:table-cell>
          <table:table-cell office:value-type="float" office:value="14.78" calcext:value-type="float">
            <text:p>14.78</text:p>
          </table:table-cell>
          <table:table-cell office:value-type="float" office:value="12.5386" calcext:value-type="float">
            <text:p>12.5386</text:p>
          </table:table-cell>
          <table:table-cell office:value-type="float" office:value="13.2266" calcext:value-type="float">
            <text:p>13.2266</text:p>
          </table:table-cell>
          <table:table-cell office:value-type="float" office:value="16.244" calcext:value-type="float">
            <text:p>16.244</text:p>
          </table:table-cell>
          <table:table-cell office:value-type="float" office:value="13.3725" calcext:value-type="float">
            <text:p>13.3725</text:p>
          </table:table-cell>
          <table:table-cell office:value-type="float" office:value="13.504" calcext:value-type="float">
            <text:p>13.504</text:p>
          </table:table-cell>
          <table:table-cell office:value-type="float" office:value="14.5524" calcext:value-type="float">
            <text:p>14.5524</text:p>
          </table:table-cell>
          <table:table-cell office:value-type="float" office:value="12.8845" calcext:value-type="float">
            <text:p>12.8845</text:p>
          </table:table-cell>
          <table:table-cell office:value-type="float" office:value="12.4151" calcext:value-type="float">
            <text:p>12.4151</text:p>
          </table:table-cell>
          <table:table-cell office:value-type="float" office:value="12.7896" calcext:value-type="float">
            <text:p>12.7896</text:p>
          </table:table-cell>
          <table:table-cell office:value-type="float" office:value="6.64613" calcext:value-type="float">
            <text:p>6.64613</text:p>
          </table:table-cell>
          <table:table-cell office:value-type="float" office:value="14.8957" calcext:value-type="float">
            <text:p>14.8957</text:p>
          </table:table-cell>
          <table:table-cell office:value-type="float" office:value="14.1802" calcext:value-type="float">
            <text:p>14.1802</text:p>
          </table:table-cell>
          <table:table-cell office:value-type="float" office:value="13.9292" calcext:value-type="float">
            <text:p>13.9292</text:p>
          </table:table-cell>
          <table:table-cell office:value-type="float" office:value="11.5428" calcext:value-type="float">
            <text:p>11.5428</text:p>
          </table:table-cell>
          <table:table-cell office:value-type="float" office:value="12.3639" calcext:value-type="float">
            <text:p>12.3639</text:p>
          </table:table-cell>
          <table:table-cell office:value-type="float" office:value="0" calcext:value-type="float">
            <text:p>0</text:p>
          </table:table-cell>
          <table:table-cell office:value-type="float" office:value="11.1934" calcext:value-type="float">
            <text:p>11.1934</text:p>
          </table:table-cell>
          <table:table-cell office:value-type="float" office:value="12.7041" calcext:value-type="float">
            <text:p>12.7041</text:p>
          </table:table-cell>
          <table:table-cell office:value-type="float" office:value="11.5428" calcext:value-type="float">
            <text:p>11.5428</text:p>
          </table:table-cell>
          <table:table-cell office:value-type="float" office:value="13.6895" calcext:value-type="float">
            <text:p>13.6895</text:p>
          </table:table-cell>
          <table:table-cell office:value-type="float" office:value="11.8809" calcext:value-type="float">
            <text:p>11.8809</text:p>
          </table:table-cell>
          <table:table-cell office:value-type="float" office:value="12.8226" calcext:value-type="float">
            <text:p>12.8226</text:p>
          </table:table-cell>
          <table:table-cell office:value-type="float" office:value="12.6099" calcext:value-type="float">
            <text:p>12.6099</text:p>
          </table:table-cell>
          <table:table-cell office:value-type="float" office:value="12.8845" calcext:value-type="float">
            <text:p>12.8845</text:p>
          </table:table-cell>
          <table:table-cell office:value-type="float" office:value="14.7771" calcext:value-type="float">
            <text:p>14.7771</text:p>
          </table:table-cell>
          <table:table-cell office:value-type="float" office:value="12.3639" calcext:value-type="float">
            <text:p>12.3639</text:p>
          </table:table-cell>
          <table:table-cell office:value-type="float" office:value="14.6865" calcext:value-type="float">
            <text:p>14.6865</text:p>
          </table:table-cell>
          <table:table-cell office:value-type="float" office:value="0" calcext:value-type="float">
            <text:p>0</text:p>
          </table:table-cell>
          <table:table-cell office:value-type="float" office:value="12.3972" calcext:value-type="float">
            <text:p>12.3972</text:p>
          </table:table-cell>
          <table:table-cell office:value-type="float" office:value="13.0229" calcext:value-type="float">
            <text:p>13.0229</text:p>
          </table:table-cell>
          <table:table-cell office:value-type="float" office:value="13.5387" calcext:value-type="float">
            <text:p>13.5387</text:p>
          </table:table-cell>
          <table:table-cell office:value-type="float" office:value="12.2859" calcext:value-type="float">
            <text:p>12.2859</text:p>
          </table:table-cell>
          <table:table-cell office:value-type="float" office:value="13.004" calcext:value-type="float">
            <text:p>13.004</text:p>
          </table:table-cell>
          <table:table-cell office:value-type="float" office:value="13.6824" calcext:value-type="float">
            <text:p>13.6824</text:p>
          </table:table-cell>
          <table:table-cell office:value-type="float" office:value="13.5892" calcext:value-type="float">
            <text:p>13.5892</text:p>
          </table:table-cell>
          <table:table-cell office:value-type="float" office:value="14.7858" calcext:value-type="float">
            <text:p>14.7858</text:p>
          </table:table-cell>
          <table:table-cell office:value-type="float" office:value="12.8226" calcext:value-type="float">
            <text:p>12.8226</text:p>
          </table:table-cell>
          <table:table-cell office:value-type="float" office:value="13.364" calcext:value-type="float">
            <text:p>13.364</text:p>
          </table:table-cell>
          <table:table-cell office:value-type="float" office:value="12.7896" calcext:value-type="float">
            <text:p>12.7896</text:p>
          </table:table-cell>
          <table:table-cell office:value-type="float" office:value="7.31409" calcext:value-type="float">
            <text:p>7.31409</text:p>
          </table:table-cell>
          <table:table-cell office:value-type="float" office:value="13.9612" calcext:value-type="float">
            <text:p>13.9612</text:p>
          </table:table-cell>
          <table:table-cell office:value-type="float" office:value="13.0552" calcext:value-type="float">
            <text:p>13.0552</text:p>
          </table:table-cell>
          <table:table-cell table:number-columns-repeated="6" office:value-type="float" office:value="8.38712" calcext:value-type="float">
            <text:p>8.3871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94" calcext:value-type="float">
            <text:p>94</text:p>
          </table:table-cell>
          <table:table-cell office:value-type="float" office:value="3.42258" calcext:value-type="float">
            <text:p>3.42258</text:p>
          </table:table-cell>
          <table:table-cell office:value-type="float" office:value="1.81464" calcext:value-type="float">
            <text:p>1.81464</text:p>
          </table:table-cell>
          <table:table-cell office:value-type="float" office:value="0.708868" calcext:value-type="float">
            <text:p>0.708868</text:p>
          </table:table-cell>
          <table:table-cell office:value-type="float" office:value="1.37318" calcext:value-type="float">
            <text:p>1.37318</text:p>
          </table:table-cell>
          <table:table-cell office:value-type="float" office:value="2.0332" calcext:value-type="float">
            <text:p>2.0332</text:p>
          </table:table-cell>
          <table:table-cell office:value-type="float" office:value="1.80667" calcext:value-type="float">
            <text:p>1.80667</text:p>
          </table:table-cell>
          <table:table-cell office:value-type="float" office:value="4.06676" calcext:value-type="float">
            <text:p>4.06676</text:p>
          </table:table-cell>
          <table:table-cell office:value-type="float" office:value="1.21629" calcext:value-type="float">
            <text:p>1.21629</text:p>
          </table:table-cell>
          <table:table-cell office:value-type="float" office:value="4.88469" calcext:value-type="float">
            <text:p>4.88469</text:p>
          </table:table-cell>
          <table:table-cell office:value-type="float" office:value="4.06676" calcext:value-type="float">
            <text:p>4.06676</text:p>
          </table:table-cell>
          <table:table-cell office:value-type="float" office:value="1.36069" calcext:value-type="float">
            <text:p>1.36069</text:p>
          </table:table-cell>
          <table:table-cell office:value-type="float" office:value="3.66361" calcext:value-type="float">
            <text:p>3.66361</text:p>
          </table:table-cell>
          <table:table-cell office:value-type="float" office:value="3.42258" calcext:value-type="float">
            <text:p>3.42258</text:p>
          </table:table-cell>
          <table:table-cell office:value-type="float" office:value="3.7629" calcext:value-type="float">
            <text:p>3.7629</text:p>
          </table:table-cell>
          <table:table-cell office:value-type="float" office:value="2.68676" calcext:value-type="float">
            <text:p>2.68676</text:p>
          </table:table-cell>
          <table:table-cell office:value-type="float" office:value="1.82462" calcext:value-type="float">
            <text:p>1.82462</text:p>
          </table:table-cell>
          <table:table-cell office:value-type="float" office:value="1.43495" calcext:value-type="float">
            <text:p>1.43495</text:p>
          </table:table-cell>
          <table:table-cell office:value-type="float" office:value="1.89419" calcext:value-type="float">
            <text:p>1.89419</text:p>
          </table:table-cell>
          <table:table-cell office:value-type="float" office:value="1.21629" calcext:value-type="float">
            <text:p>1.21629</text:p>
          </table:table-cell>
          <table:table-cell office:value-type="float" office:value="2.97553" calcext:value-type="float">
            <text:p>2.97553</text:p>
          </table:table-cell>
          <table:table-cell office:value-type="float" office:value="1.48522" calcext:value-type="float">
            <text:p>1.48522</text:p>
          </table:table-cell>
          <table:table-cell office:value-type="float" office:value="2.11991" calcext:value-type="float">
            <text:p>2.11991</text:p>
          </table:table-cell>
          <table:table-cell office:value-type="float" office:value="1.66696" calcext:value-type="float">
            <text:p>1.66696</text:p>
          </table:table-cell>
          <table:table-cell office:value-type="float" office:value="1.8775" calcext:value-type="float">
            <text:p>1.8775</text:p>
          </table:table-cell>
          <table:table-cell office:value-type="float" office:value="2.43459" calcext:value-type="float">
            <text:p>2.43459</text:p>
          </table:table-cell>
          <table:table-cell office:value-type="float" office:value="17.6658" calcext:value-type="float">
            <text:p>17.6658</text:p>
          </table:table-cell>
          <table:table-cell office:value-type="float" office:value="3.67306" calcext:value-type="float">
            <text:p>3.67306</text:p>
          </table:table-cell>
          <table:table-cell office:value-type="float" office:value="1.48522" calcext:value-type="float">
            <text:p>1.48522</text:p>
          </table:table-cell>
          <table:table-cell office:value-type="float" office:value="1.17426" calcext:value-type="float">
            <text:p>1.17426</text:p>
          </table:table-cell>
          <table:table-cell office:value-type="float" office:value="2.03338" calcext:value-type="float">
            <text:p>2.03338</text:p>
          </table:table-cell>
          <table:table-cell office:value-type="float" office:value="3.9704" calcext:value-type="float">
            <text:p>3.9704</text:p>
          </table:table-cell>
          <table:table-cell office:value-type="float" office:value="3.65388" calcext:value-type="float">
            <text:p>3.65388</text:p>
          </table:table-cell>
          <table:table-cell office:value-type="float" office:value="1.62144" calcext:value-type="float">
            <text:p>1.62144</text:p>
          </table:table-cell>
          <table:table-cell office:value-type="float" office:value="2.33254" calcext:value-type="float">
            <text:p>2.33254</text:p>
          </table:table-cell>
          <table:table-cell office:value-type="float" office:value="1.89517" calcext:value-type="float">
            <text:p>1.89517</text:p>
          </table:table-cell>
          <table:table-cell office:value-type="float" office:value="1.65113" calcext:value-type="float">
            <text:p>1.65113</text:p>
          </table:table-cell>
          <table:table-cell office:value-type="float" office:value="2.42753" calcext:value-type="float">
            <text:p>2.42753</text:p>
          </table:table-cell>
          <table:table-cell office:value-type="float" office:value="1.88905" calcext:value-type="float">
            <text:p>1.88905</text:p>
          </table:table-cell>
          <table:table-cell office:value-type="float" office:value="17.8787" calcext:value-type="float">
            <text:p>17.8787</text:p>
          </table:table-cell>
          <table:table-cell office:value-type="float" office:value="2.42753" calcext:value-type="float">
            <text:p>2.42753</text:p>
          </table:table-cell>
          <table:table-cell office:value-type="float" office:value="1.6921" calcext:value-type="float">
            <text:p>1.6921</text:p>
          </table:table-cell>
          <table:table-cell office:value-type="float" office:value="2.10197" calcext:value-type="float">
            <text:p>2.10197</text:p>
          </table:table-cell>
          <table:table-cell office:value-type="float" office:value="3.9704" calcext:value-type="float">
            <text:p>3.9704</text:p>
          </table:table-cell>
          <table:table-cell office:value-type="float" office:value="3.76589" calcext:value-type="float">
            <text:p>3.76589</text:p>
          </table:table-cell>
          <table:table-cell office:value-type="float" office:value="3.09454" calcext:value-type="float">
            <text:p>3.09454</text:p>
          </table:table-cell>
          <table:table-cell office:value-type="float" office:value="1.64953" calcext:value-type="float">
            <text:p>1.64953</text:p>
          </table:table-cell>
          <table:table-cell office:value-type="float" office:value="1.83237" calcext:value-type="float">
            <text:p>1.83237</text:p>
          </table:table-cell>
          <table:table-cell office:value-type="float" office:value="2.7125" calcext:value-type="float">
            <text:p>2.7125</text:p>
          </table:table-cell>
          <table:table-cell office:value-type="float" office:value="1.88905" calcext:value-type="float">
            <text:p>1.88905</text:p>
          </table:table-cell>
          <table:table-cell office:value-type="float" office:value="3.61887" calcext:value-type="float">
            <text:p>3.61887</text:p>
          </table:table-cell>
          <table:table-cell office:value-type="float" office:value="1.65097" calcext:value-type="float">
            <text:p>1.65097</text:p>
          </table:table-cell>
          <table:table-cell office:value-type="float" office:value="1.90113" calcext:value-type="float">
            <text:p>1.90113</text:p>
          </table:table-cell>
          <table:table-cell office:value-type="float" office:value="1.49788" calcext:value-type="float">
            <text:p>1.49788</text:p>
          </table:table-cell>
          <table:table-cell office:value-type="float" office:value="1.1182" calcext:value-type="float">
            <text:p>1.1182</text:p>
          </table:table-cell>
          <table:table-cell office:value-type="float" office:value="1.73469" calcext:value-type="float">
            <text:p>1.73469</text:p>
          </table:table-cell>
          <table:table-cell office:value-type="float" office:value="1.24369" calcext:value-type="float">
            <text:p>1.24369</text:p>
          </table:table-cell>
          <table:table-cell office:value-type="float" office:value="3.7629" calcext:value-type="float">
            <text:p>3.7629</text:p>
          </table:table-cell>
          <table:table-cell office:value-type="float" office:value="1.65097" calcext:value-type="float">
            <text:p>1.65097</text:p>
          </table:table-cell>
          <table:table-cell office:value-type="float" office:value="1.69634" calcext:value-type="float">
            <text:p>1.69634</text:p>
          </table:table-cell>
          <table:table-cell office:value-type="float" office:value="1.52612" calcext:value-type="float">
            <text:p>1.52612</text:p>
          </table:table-cell>
          <table:table-cell office:value-type="float" office:value="2.73077" calcext:value-type="float">
            <text:p>2.73077</text:p>
          </table:table-cell>
          <table:table-cell office:value-type="float" office:value="3.26957" calcext:value-type="float">
            <text:p>3.26957</text:p>
          </table:table-cell>
          <table:table-cell office:value-type="float" office:value="1.53931" calcext:value-type="float">
            <text:p>1.53931</text:p>
          </table:table-cell>
          <table:table-cell office:value-type="float" office:value="11.2805" calcext:value-type="float">
            <text:p>11.2805</text:p>
          </table:table-cell>
          <table:table-cell office:value-type="float" office:value="1.41566" calcext:value-type="float">
            <text:p>1.41566</text:p>
          </table:table-cell>
          <table:table-cell office:value-type="float" office:value="0.734312" calcext:value-type="float">
            <text:p>0.734312</text:p>
          </table:table-cell>
          <table:table-cell office:value-type="float" office:value="3.26957" calcext:value-type="float">
            <text:p>3.26957</text:p>
          </table:table-cell>
          <table:table-cell office:value-type="float" office:value="3.50461" calcext:value-type="float">
            <text:p>3.50461</text:p>
          </table:table-cell>
          <table:table-cell office:value-type="float" office:value="3.44861" calcext:value-type="float">
            <text:p>3.44861</text:p>
          </table:table-cell>
          <table:table-cell office:value-type="float" office:value="1.69532" calcext:value-type="float">
            <text:p>1.69532</text:p>
          </table:table-cell>
          <table:table-cell office:value-type="float" office:value="3.64323" calcext:value-type="float">
            <text:p>3.64323</text:p>
          </table:table-cell>
          <table:table-cell office:value-type="float" office:value="1.70636" calcext:value-type="float">
            <text:p>1.70636</text:p>
          </table:table-cell>
          <table:table-cell office:value-type="float" office:value="3.96085" calcext:value-type="float">
            <text:p>3.96085</text:p>
          </table:table-cell>
          <table:table-cell office:value-type="float" office:value="1.53931" calcext:value-type="float">
            <text:p>1.53931</text:p>
          </table:table-cell>
          <table:table-cell office:value-type="float" office:value="3.71517" calcext:value-type="float">
            <text:p>3.71517</text:p>
          </table:table-cell>
          <table:table-cell office:value-type="float" office:value="11.2805" calcext:value-type="float">
            <text:p>11.2805</text:p>
          </table:table-cell>
          <table:table-cell office:value-type="float" office:value="1.67436" calcext:value-type="float">
            <text:p>1.67436</text:p>
          </table:table-cell>
          <table:table-cell office:value-type="float" office:value="3.72498" calcext:value-type="float">
            <text:p>3.72498</text:p>
          </table:table-cell>
          <table:table-cell office:value-type="float" office:value="3.26197" calcext:value-type="float">
            <text:p>3.26197</text:p>
          </table:table-cell>
          <table:table-cell office:value-type="float" office:value="2.06351" calcext:value-type="float">
            <text:p>2.06351</text:p>
          </table:table-cell>
          <table:table-cell office:value-type="float" office:value="17.8635" calcext:value-type="float">
            <text:p>17.8635</text:p>
          </table:table-cell>
          <table:table-cell office:value-type="float" office:value="5.92523" calcext:value-type="float">
            <text:p>5.92523</text:p>
          </table:table-cell>
          <table:table-cell office:value-type="float" office:value="2.40212" calcext:value-type="float">
            <text:p>2.40212</text:p>
          </table:table-cell>
          <table:table-cell office:value-type="float" office:value="3.40394" calcext:value-type="float">
            <text:p>3.40394</text:p>
          </table:table-cell>
          <table:table-cell office:value-type="float" office:value="1.69532" calcext:value-type="float">
            <text:p>1.69532</text:p>
          </table:table-cell>
          <table:table-cell office:value-type="float" office:value="1.50348" calcext:value-type="float">
            <text:p>1.50348</text:p>
          </table:table-cell>
          <table:table-cell office:value-type="float" office:value="1.63015" calcext:value-type="float">
            <text:p>1.63015</text:p>
          </table:table-cell>
          <table:table-cell office:value-type="float" office:value="17.8345" calcext:value-type="float">
            <text:p>17.8345</text:p>
          </table:table-cell>
          <table:table-cell office:value-type="float" office:value="3.96527" calcext:value-type="float">
            <text:p>3.96527</text:p>
          </table:table-cell>
          <table:table-cell office:value-type="float" office:value="3.00049" calcext:value-type="float">
            <text:p>3.00049</text:p>
          </table:table-cell>
          <table:table-cell office:value-type="float" office:value="2.75789" calcext:value-type="float">
            <text:p>2.75789</text:p>
          </table:table-cell>
          <table:table-cell office:value-type="float" office:value="3.26957" calcext:value-type="float">
            <text:p>3.26957</text:p>
          </table:table-cell>
          <table:table-cell office:value-type="float" office:value="1.24854" calcext:value-type="float">
            <text:p>1.24854</text:p>
          </table:table-cell>
          <table:table-cell office:value-type="float" office:value="11.1934" calcext:value-type="float">
            <text:p>11.1934</text:p>
          </table:table-cell>
          <table:table-cell office:value-type="float" office:value="0" calcext:value-type="float">
            <text:p>0</text:p>
          </table:table-cell>
          <table:table-cell office:value-type="float" office:value="1.57136" calcext:value-type="float">
            <text:p>1.57136</text:p>
          </table:table-cell>
          <table:table-cell office:value-type="float" office:value="3.26957" calcext:value-type="float">
            <text:p>3.26957</text:p>
          </table:table-cell>
          <table:table-cell office:value-type="float" office:value="3.20082" calcext:value-type="float">
            <text:p>3.20082</text:p>
          </table:table-cell>
          <table:table-cell office:value-type="float" office:value="2.89156" calcext:value-type="float">
            <text:p>2.89156</text:p>
          </table:table-cell>
          <table:table-cell office:value-type="float" office:value="1.6401" calcext:value-type="float">
            <text:p>1.6401</text:p>
          </table:table-cell>
          <table:table-cell office:value-type="float" office:value="1.59935" calcext:value-type="float">
            <text:p>1.59935</text:p>
          </table:table-cell>
          <table:table-cell office:value-type="float" office:value="1.69532" calcext:value-type="float">
            <text:p>1.69532</text:p>
          </table:table-cell>
          <table:table-cell office:value-type="float" office:value="3.82008" calcext:value-type="float">
            <text:p>3.82008</text:p>
          </table:table-cell>
          <table:table-cell office:value-type="float" office:value="1.24854" calcext:value-type="float">
            <text:p>1.24854</text:p>
          </table:table-cell>
          <table:table-cell office:value-type="float" office:value="3.71132" calcext:value-type="float">
            <text:p>3.71132</text:p>
          </table:table-cell>
          <table:table-cell office:value-type="float" office:value="11.1934" calcext:value-type="float">
            <text:p>11.1934</text:p>
          </table:table-cell>
          <table:table-cell office:value-type="float" office:value="1.79674" calcext:value-type="float">
            <text:p>1.79674</text:p>
          </table:table-cell>
          <table:table-cell office:value-type="float" office:value="2.55401" calcext:value-type="float">
            <text:p>2.55401</text:p>
          </table:table-cell>
          <table:table-cell office:value-type="float" office:value="3.07056" calcext:value-type="float">
            <text:p>3.07056</text:p>
          </table:table-cell>
          <table:table-cell office:value-type="float" office:value="1.37104" calcext:value-type="float">
            <text:p>1.37104</text:p>
          </table:table-cell>
          <table:table-cell office:value-type="float" office:value="1.82486" calcext:value-type="float">
            <text:p>1.82486</text:p>
          </table:table-cell>
          <table:table-cell office:value-type="float" office:value="6.60613" calcext:value-type="float">
            <text:p>6.60613</text:p>
          </table:table-cell>
          <table:table-cell office:value-type="float" office:value="2.50011" calcext:value-type="float">
            <text:p>2.50011</text:p>
          </table:table-cell>
          <table:table-cell office:value-type="float" office:value="3.76098" calcext:value-type="float">
            <text:p>3.76098</text:p>
          </table:table-cell>
          <table:table-cell office:value-type="float" office:value="1.6401" calcext:value-type="float">
            <text:p>1.6401</text:p>
          </table:table-cell>
          <table:table-cell office:value-type="float" office:value="5.90769" calcext:value-type="float">
            <text:p>5.90769</text:p>
          </table:table-cell>
          <table:table-cell office:value-type="float" office:value="1.63015" calcext:value-type="float">
            <text:p>1.63015</text:p>
          </table:table-cell>
          <table:table-cell office:value-type="float" office:value="18.4809" calcext:value-type="float">
            <text:p>18.4809</text:p>
          </table:table-cell>
          <table:table-cell office:value-type="float" office:value="3.25947" calcext:value-type="float">
            <text:p>3.25947</text:p>
          </table:table-cell>
          <table:table-cell office:value-type="float" office:value="1.88676" calcext:value-type="float">
            <text:p>1.88676</text:p>
          </table:table-cell>
          <table:table-cell table:number-columns-repeated="6" office:value-type="float" office:value="2.80703" calcext:value-type="float">
            <text:p>2.8070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95" calcext:value-type="float">
            <text:p>95</text:p>
          </table:table-cell>
          <table:table-cell office:value-type="float" office:value="4.83054" calcext:value-type="float">
            <text:p>4.83054</text:p>
          </table:table-cell>
          <table:table-cell office:value-type="float" office:value="1.25102" calcext:value-type="float">
            <text:p>1.25102</text:p>
          </table:table-cell>
          <table:table-cell office:value-type="float" office:value="1.03156" calcext:value-type="float">
            <text:p>1.03156</text:p>
          </table:table-cell>
          <table:table-cell office:value-type="float" office:value="1.32178" calcext:value-type="float">
            <text:p>1.32178</text:p>
          </table:table-cell>
          <table:table-cell office:value-type="float" office:value="2.13839" calcext:value-type="float">
            <text:p>2.13839</text:p>
          </table:table-cell>
          <table:table-cell office:value-type="float" office:value="0.864897" calcext:value-type="float">
            <text:p>0.864897</text:p>
          </table:table-cell>
          <table:table-cell office:value-type="float" office:value="3.34127" calcext:value-type="float">
            <text:p>3.34127</text:p>
          </table:table-cell>
          <table:table-cell office:value-type="float" office:value="1.06203" calcext:value-type="float">
            <text:p>1.06203</text:p>
          </table:table-cell>
          <table:table-cell office:value-type="float" office:value="5.68776" calcext:value-type="float">
            <text:p>5.68776</text:p>
          </table:table-cell>
          <table:table-cell office:value-type="float" office:value="3.34127" calcext:value-type="float">
            <text:p>3.34127</text:p>
          </table:table-cell>
          <table:table-cell office:value-type="float" office:value="1.41559" calcext:value-type="float">
            <text:p>1.41559</text:p>
          </table:table-cell>
          <table:table-cell office:value-type="float" office:value="2.94459" calcext:value-type="float">
            <text:p>2.94459</text:p>
          </table:table-cell>
          <table:table-cell office:value-type="float" office:value="4.83054" calcext:value-type="float">
            <text:p>4.83054</text:p>
          </table:table-cell>
          <table:table-cell office:value-type="float" office:value="2.6067" calcext:value-type="float">
            <text:p>2.6067</text:p>
          </table:table-cell>
          <table:table-cell office:value-type="float" office:value="3.68314" calcext:value-type="float">
            <text:p>3.68314</text:p>
          </table:table-cell>
          <table:table-cell office:value-type="float" office:value="1.70844" calcext:value-type="float">
            <text:p>1.70844</text:p>
          </table:table-cell>
          <table:table-cell office:value-type="float" office:value="2.39767" calcext:value-type="float">
            <text:p>2.39767</text:p>
          </table:table-cell>
          <table:table-cell office:value-type="float" office:value="0.389845" calcext:value-type="float">
            <text:p>0.389845</text:p>
          </table:table-cell>
          <table:table-cell office:value-type="float" office:value="1.06203" calcext:value-type="float">
            <text:p>1.06203</text:p>
          </table:table-cell>
          <table:table-cell office:value-type="float" office:value="3.13468" calcext:value-type="float">
            <text:p>3.13468</text:p>
          </table:table-cell>
          <table:table-cell office:value-type="float" office:value="0.907238" calcext:value-type="float">
            <text:p>0.907238</text:p>
          </table:table-cell>
          <table:table-cell office:value-type="float" office:value="1.2645" calcext:value-type="float">
            <text:p>1.2645</text:p>
          </table:table-cell>
          <table:table-cell office:value-type="float" office:value="1.40439" calcext:value-type="float">
            <text:p>1.40439</text:p>
          </table:table-cell>
          <table:table-cell office:value-type="float" office:value="1.15921" calcext:value-type="float">
            <text:p>1.15921</text:p>
          </table:table-cell>
          <table:table-cell office:value-type="float" office:value="2.69835" calcext:value-type="float">
            <text:p>2.69835</text:p>
          </table:table-cell>
          <table:table-cell office:value-type="float" office:value="18.0063" calcext:value-type="float">
            <text:p>18.0063</text:p>
          </table:table-cell>
          <table:table-cell office:value-type="float" office:value="4.52778" calcext:value-type="float">
            <text:p>4.52778</text:p>
          </table:table-cell>
          <table:table-cell office:value-type="float" office:value="0.907238" calcext:value-type="float">
            <text:p>0.907238</text:p>
          </table:table-cell>
          <table:table-cell office:value-type="float" office:value="1.00408" calcext:value-type="float">
            <text:p>1.00408</text:p>
          </table:table-cell>
          <table:table-cell office:value-type="float" office:value="0.911936" calcext:value-type="float">
            <text:p>0.911936</text:p>
          </table:table-cell>
          <table:table-cell office:value-type="float" office:value="5.37011" calcext:value-type="float">
            <text:p>5.37011</text:p>
          </table:table-cell>
          <table:table-cell office:value-type="float" office:value="3.1049" calcext:value-type="float">
            <text:p>3.1049</text:p>
          </table:table-cell>
          <table:table-cell office:value-type="float" office:value="0.689443" calcext:value-type="float">
            <text:p>0.689443</text:p>
          </table:table-cell>
          <table:table-cell office:value-type="float" office:value="1.39059" calcext:value-type="float">
            <text:p>1.39059</text:p>
          </table:table-cell>
          <table:table-cell office:value-type="float" office:value="1.02938" calcext:value-type="float">
            <text:p>1.02938</text:p>
          </table:table-cell>
          <table:table-cell office:value-type="float" office:value="1.15441" calcext:value-type="float">
            <text:p>1.15441</text:p>
          </table:table-cell>
          <table:table-cell office:value-type="float" office:value="1.20332" calcext:value-type="float">
            <text:p>1.20332</text:p>
          </table:table-cell>
          <table:table-cell office:value-type="float" office:value="1.06659" calcext:value-type="float">
            <text:p>1.06659</text:p>
          </table:table-cell>
          <table:table-cell office:value-type="float" office:value="19.3943" calcext:value-type="float">
            <text:p>19.3943</text:p>
          </table:table-cell>
          <table:table-cell office:value-type="float" office:value="1.20332" calcext:value-type="float">
            <text:p>1.20332</text:p>
          </table:table-cell>
          <table:table-cell office:value-type="float" office:value="0.592688" calcext:value-type="float">
            <text:p>0.592688</text:p>
          </table:table-cell>
          <table:table-cell office:value-type="float" office:value="1.61974" calcext:value-type="float">
            <text:p>1.61974</text:p>
          </table:table-cell>
          <table:table-cell office:value-type="float" office:value="5.37011" calcext:value-type="float">
            <text:p>5.37011</text:p>
          </table:table-cell>
          <table:table-cell office:value-type="float" office:value="2.61229" calcext:value-type="float">
            <text:p>2.61229</text:p>
          </table:table-cell>
          <table:table-cell office:value-type="float" office:value="4.14991" calcext:value-type="float">
            <text:p>4.14991</text:p>
          </table:table-cell>
          <table:table-cell office:value-type="float" office:value="1.56921" calcext:value-type="float">
            <text:p>1.56921</text:p>
          </table:table-cell>
          <table:table-cell office:value-type="float" office:value="2.63423" calcext:value-type="float">
            <text:p>2.63423</text:p>
          </table:table-cell>
          <table:table-cell office:value-type="float" office:value="1.4527" calcext:value-type="float">
            <text:p>1.4527</text:p>
          </table:table-cell>
          <table:table-cell office:value-type="float" office:value="1.06659" calcext:value-type="float">
            <text:p>1.06659</text:p>
          </table:table-cell>
          <table:table-cell office:value-type="float" office:value="3.63377" calcext:value-type="float">
            <text:p>3.63377</text:p>
          </table:table-cell>
          <table:table-cell office:value-type="float" office:value="0.499112" calcext:value-type="float">
            <text:p>0.499112</text:p>
          </table:table-cell>
          <table:table-cell office:value-type="float" office:value="1.12424" calcext:value-type="float">
            <text:p>1.12424</text:p>
          </table:table-cell>
          <table:table-cell office:value-type="float" office:value="0.942059" calcext:value-type="float">
            <text:p>0.942059</text:p>
          </table:table-cell>
          <table:table-cell office:value-type="float" office:value="0.803336" calcext:value-type="float">
            <text:p>0.803336</text:p>
          </table:table-cell>
          <table:table-cell office:value-type="float" office:value="1.40416" calcext:value-type="float">
            <text:p>1.40416</text:p>
          </table:table-cell>
          <table:table-cell office:value-type="float" office:value="1.36761" calcext:value-type="float">
            <text:p>1.36761</text:p>
          </table:table-cell>
          <table:table-cell office:value-type="float" office:value="2.6067" calcext:value-type="float">
            <text:p>2.6067</text:p>
          </table:table-cell>
          <table:table-cell office:value-type="float" office:value="0.499112" calcext:value-type="float">
            <text:p>0.499112</text:p>
          </table:table-cell>
          <table:table-cell office:value-type="float" office:value="1.07352" calcext:value-type="float">
            <text:p>1.07352</text:p>
          </table:table-cell>
          <table:table-cell office:value-type="float" office:value="1.71427" calcext:value-type="float">
            <text:p>1.71427</text:p>
          </table:table-cell>
          <table:table-cell office:value-type="float" office:value="1.59329" calcext:value-type="float">
            <text:p>1.59329</text:p>
          </table:table-cell>
          <table:table-cell office:value-type="float" office:value="4.06662" calcext:value-type="float">
            <text:p>4.06662</text:p>
          </table:table-cell>
          <table:table-cell office:value-type="float" office:value="0.475193" calcext:value-type="float">
            <text:p>0.475193</text:p>
          </table:table-cell>
          <table:table-cell office:value-type="float" office:value="12.7926" calcext:value-type="float">
            <text:p>12.7926</text:p>
          </table:table-cell>
          <table:table-cell office:value-type="float" office:value="1.65861" calcext:value-type="float">
            <text:p>1.65861</text:p>
          </table:table-cell>
          <table:table-cell office:value-type="float" office:value="1.16292" calcext:value-type="float">
            <text:p>1.16292</text:p>
          </table:table-cell>
          <table:table-cell office:value-type="float" office:value="4.06662" calcext:value-type="float">
            <text:p>4.06662</text:p>
          </table:table-cell>
          <table:table-cell office:value-type="float" office:value="2.95812" calcext:value-type="float">
            <text:p>2.95812</text:p>
          </table:table-cell>
          <table:table-cell office:value-type="float" office:value="3.49289" calcext:value-type="float">
            <text:p>3.49289</text:p>
          </table:table-cell>
          <table:table-cell office:value-type="float" office:value="0.618191" calcext:value-type="float">
            <text:p>0.618191</text:p>
          </table:table-cell>
          <table:table-cell office:value-type="float" office:value="2.89137" calcext:value-type="float">
            <text:p>2.89137</text:p>
          </table:table-cell>
          <table:table-cell office:value-type="float" office:value="0.62109" calcext:value-type="float">
            <text:p>0.62109</text:p>
          </table:table-cell>
          <table:table-cell office:value-type="float" office:value="3.07216" calcext:value-type="float">
            <text:p>3.07216</text:p>
          </table:table-cell>
          <table:table-cell office:value-type="float" office:value="0.475193" calcext:value-type="float">
            <text:p>0.475193</text:p>
          </table:table-cell>
          <table:table-cell office:value-type="float" office:value="2.70465" calcext:value-type="float">
            <text:p>2.70465</text:p>
          </table:table-cell>
          <table:table-cell office:value-type="float" office:value="12.7926" calcext:value-type="float">
            <text:p>12.7926</text:p>
          </table:table-cell>
          <table:table-cell office:value-type="float" office:value="1.43212" calcext:value-type="float">
            <text:p>1.43212</text:p>
          </table:table-cell>
          <table:table-cell office:value-type="float" office:value="2.60151" calcext:value-type="float">
            <text:p>2.60151</text:p>
          </table:table-cell>
          <table:table-cell office:value-type="float" office:value="3.62314" calcext:value-type="float">
            <text:p>3.62314</text:p>
          </table:table-cell>
          <table:table-cell office:value-type="float" office:value="0.993808" calcext:value-type="float">
            <text:p>0.993808</text:p>
          </table:table-cell>
          <table:table-cell office:value-type="float" office:value="18.1967" calcext:value-type="float">
            <text:p>18.1967</text:p>
          </table:table-cell>
          <table:table-cell office:value-type="float" office:value="6.36472" calcext:value-type="float">
            <text:p>6.36472</text:p>
          </table:table-cell>
          <table:table-cell office:value-type="float" office:value="1.42086" calcext:value-type="float">
            <text:p>1.42086</text:p>
          </table:table-cell>
          <table:table-cell office:value-type="float" office:value="2.14076" calcext:value-type="float">
            <text:p>2.14076</text:p>
          </table:table-cell>
          <table:table-cell office:value-type="float" office:value="0.618191" calcext:value-type="float">
            <text:p>0.618191</text:p>
          </table:table-cell>
          <table:table-cell office:value-type="float" office:value="1.41821" calcext:value-type="float">
            <text:p>1.41821</text:p>
          </table:table-cell>
          <table:table-cell office:value-type="float" office:value="0.819373" calcext:value-type="float">
            <text:p>0.819373</text:p>
          </table:table-cell>
          <table:table-cell office:value-type="float" office:value="19.3499" calcext:value-type="float">
            <text:p>19.3499</text:p>
          </table:table-cell>
          <table:table-cell office:value-type="float" office:value="2.97416" calcext:value-type="float">
            <text:p>2.97416</text:p>
          </table:table-cell>
          <table:table-cell office:value-type="float" office:value="1.67496" calcext:value-type="float">
            <text:p>1.67496</text:p>
          </table:table-cell>
          <table:table-cell office:value-type="float" office:value="1.49314" calcext:value-type="float">
            <text:p>1.49314</text:p>
          </table:table-cell>
          <table:table-cell office:value-type="float" office:value="4.06662" calcext:value-type="float">
            <text:p>4.06662</text:p>
          </table:table-cell>
          <table:table-cell office:value-type="float" office:value="0.978302" calcext:value-type="float">
            <text:p>0.978302</text:p>
          </table:table-cell>
          <table:table-cell office:value-type="float" office:value="12.7041" calcext:value-type="float">
            <text:p>12.7041</text:p>
          </table:table-cell>
          <table:table-cell office:value-type="float" office:value="1.57136" calcext:value-type="float">
            <text:p>1.57136</text:p>
          </table:table-cell>
          <table:table-cell office:value-type="float" office:value="0" calcext:value-type="float">
            <text:p>0</text:p>
          </table:table-cell>
          <table:table-cell office:value-type="float" office:value="4.06662" calcext:value-type="float">
            <text:p>4.06662</text:p>
          </table:table-cell>
          <table:table-cell office:value-type="float" office:value="2.79063" calcext:value-type="float">
            <text:p>2.79063</text:p>
          </table:table-cell>
          <table:table-cell office:value-type="float" office:value="3.53114" calcext:value-type="float">
            <text:p>3.53114</text:p>
          </table:table-cell>
          <table:table-cell office:value-type="float" office:value="0.674509" calcext:value-type="float">
            <text:p>0.674509</text:p>
          </table:table-cell>
          <table:table-cell office:value-type="float" office:value="1.25318" calcext:value-type="float">
            <text:p>1.25318</text:p>
          </table:table-cell>
          <table:table-cell office:value-type="float" office:value="0.618191" calcext:value-type="float">
            <text:p>0.618191</text:p>
          </table:table-cell>
          <table:table-cell office:value-type="float" office:value="2.81563" calcext:value-type="float">
            <text:p>2.81563</text:p>
          </table:table-cell>
          <table:table-cell office:value-type="float" office:value="0.978302" calcext:value-type="float">
            <text:p>0.978302</text:p>
          </table:table-cell>
          <table:table-cell office:value-type="float" office:value="2.69813" calcext:value-type="float">
            <text:p>2.69813</text:p>
          </table:table-cell>
          <table:table-cell office:value-type="float" office:value="12.7041" calcext:value-type="float">
            <text:p>12.7041</text:p>
          </table:table-cell>
          <table:table-cell office:value-type="float" office:value="1.90001" calcext:value-type="float">
            <text:p>1.90001</text:p>
          </table:table-cell>
          <table:table-cell office:value-type="float" office:value="2.38475" calcext:value-type="float">
            <text:p>2.38475</text:p>
          </table:table-cell>
          <table:table-cell office:value-type="float" office:value="2.71641" calcext:value-type="float">
            <text:p>2.71641</text:p>
          </table:table-cell>
          <table:table-cell office:value-type="float" office:value="1.39915" calcext:value-type="float">
            <text:p>1.39915</text:p>
          </table:table-cell>
          <table:table-cell office:value-type="float" office:value="0.769268" calcext:value-type="float">
            <text:p>0.769268</text:p>
          </table:table-cell>
          <table:table-cell office:value-type="float" office:value="7.04952" calcext:value-type="float">
            <text:p>7.04952</text:p>
          </table:table-cell>
          <table:table-cell office:value-type="float" office:value="1.52142" calcext:value-type="float">
            <text:p>1.52142</text:p>
          </table:table-cell>
          <table:table-cell office:value-type="float" office:value="2.67665" calcext:value-type="float">
            <text:p>2.67665</text:p>
          </table:table-cell>
          <table:table-cell office:value-type="float" office:value="0.674509" calcext:value-type="float">
            <text:p>0.674509</text:p>
          </table:table-cell>
          <table:table-cell office:value-type="float" office:value="6.34736" calcext:value-type="float">
            <text:p>6.34736</text:p>
          </table:table-cell>
          <table:table-cell office:value-type="float" office:value="0.819373" calcext:value-type="float">
            <text:p>0.819373</text:p>
          </table:table-cell>
          <table:table-cell office:value-type="float" office:value="20.0057" calcext:value-type="float">
            <text:p>20.0057</text:p>
          </table:table-cell>
          <table:table-cell office:value-type="float" office:value="2.63469" calcext:value-type="float">
            <text:p>2.63469</text:p>
          </table:table-cell>
          <table:table-cell office:value-type="float" office:value="0.867301" calcext:value-type="float">
            <text:p>0.867301</text:p>
          </table:table-cell>
          <table:table-cell table:number-columns-repeated="6" office:value-type="float" office:value="4.33964" calcext:value-type="float">
            <text:p>4.3396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96" calcext:value-type="float">
            <text:p>96</text:p>
          </table:table-cell>
          <table:table-cell office:value-type="float" office:value="2.24404" calcext:value-type="float">
            <text:p>2.24404</text:p>
          </table:table-cell>
          <table:table-cell office:value-type="float" office:value="3.04414" calcext:value-type="float">
            <text:p>3.04414</text:p>
          </table:table-cell>
          <table:table-cell office:value-type="float" office:value="3.84171" calcext:value-type="float">
            <text:p>3.84171</text:p>
          </table:table-cell>
          <table:table-cell office:value-type="float" office:value="2.75727" calcext:value-type="float">
            <text:p>2.75727</text:p>
          </table:table-cell>
          <table:table-cell office:value-type="float" office:value="2.0754" calcext:value-type="float">
            <text:p>2.0754</text:p>
          </table:table-cell>
          <table:table-cell office:value-type="float" office:value="3.46754" calcext:value-type="float">
            <text:p>3.46754</text:p>
          </table:table-cell>
          <table:table-cell office:value-type="float" office:value="3.57283" calcext:value-type="float">
            <text:p>3.57283</text:p>
          </table:table-cell>
          <table:table-cell office:value-type="float" office:value="3.00491" calcext:value-type="float">
            <text:p>3.00491</text:p>
          </table:table-cell>
          <table:table-cell office:value-type="float" office:value="1.63786" calcext:value-type="float">
            <text:p>1.63786</text:p>
          </table:table-cell>
          <table:table-cell office:value-type="float" office:value="3.57283" calcext:value-type="float">
            <text:p>3.57283</text:p>
          </table:table-cell>
          <table:table-cell office:value-type="float" office:value="2.65769" calcext:value-type="float">
            <text:p>2.65769</text:p>
          </table:table-cell>
          <table:table-cell office:value-type="float" office:value="3.3806" calcext:value-type="float">
            <text:p>3.3806</text:p>
          </table:table-cell>
          <table:table-cell office:value-type="float" office:value="2.24404" calcext:value-type="float">
            <text:p>2.24404</text:p>
          </table:table-cell>
          <table:table-cell office:value-type="float" office:value="4.32074" calcext:value-type="float">
            <text:p>4.32074</text:p>
          </table:table-cell>
          <table:table-cell office:value-type="float" office:value="0.718933" calcext:value-type="float">
            <text:p>0.718933</text:p>
          </table:table-cell>
          <table:table-cell office:value-type="float" office:value="2.49898" calcext:value-type="float">
            <text:p>2.49898</text:p>
          </table:table-cell>
          <table:table-cell office:value-type="float" office:value="1.83936" calcext:value-type="float">
            <text:p>1.83936</text:p>
          </table:table-cell>
          <table:table-cell office:value-type="float" office:value="4.10349" calcext:value-type="float">
            <text:p>4.10349</text:p>
          </table:table-cell>
          <table:table-cell office:value-type="float" office:value="3.00491" calcext:value-type="float">
            <text:p>3.00491</text:p>
          </table:table-cell>
          <table:table-cell office:value-type="float" office:value="1.55847" calcext:value-type="float">
            <text:p>1.55847</text:p>
          </table:table-cell>
          <table:table-cell office:value-type="float" office:value="3.21727" calcext:value-type="float">
            <text:p>3.21727</text:p>
          </table:table-cell>
          <table:table-cell office:value-type="float" office:value="3.33009" calcext:value-type="float">
            <text:p>3.33009</text:p>
          </table:table-cell>
          <table:table-cell office:value-type="float" office:value="2.77048" calcext:value-type="float">
            <text:p>2.77048</text:p>
          </table:table-cell>
          <table:table-cell office:value-type="float" office:value="3.2031" calcext:value-type="float">
            <text:p>3.2031</text:p>
          </table:table-cell>
          <table:table-cell office:value-type="float" office:value="1.58293" calcext:value-type="float">
            <text:p>1.58293</text:p>
          </table:table-cell>
          <table:table-cell office:value-type="float" office:value="20.5811" calcext:value-type="float">
            <text:p>20.5811</text:p>
          </table:table-cell>
          <table:table-cell office:value-type="float" office:value="0.469433" calcext:value-type="float">
            <text:p>0.469433</text:p>
          </table:table-cell>
          <table:table-cell office:value-type="float" office:value="3.21727" calcext:value-type="float">
            <text:p>3.21727</text:p>
          </table:table-cell>
          <table:table-cell office:value-type="float" office:value="3.06279" calcext:value-type="float">
            <text:p>3.06279</text:p>
          </table:table-cell>
          <table:table-cell office:value-type="float" office:value="3.65856" calcext:value-type="float">
            <text:p>3.65856</text:p>
          </table:table-cell>
          <table:table-cell office:value-type="float" office:value="2.50577" calcext:value-type="float">
            <text:p>2.50577</text:p>
          </table:table-cell>
          <table:table-cell office:value-type="float" office:value="3.04124" calcext:value-type="float">
            <text:p>3.04124</text:p>
          </table:table-cell>
          <table:table-cell office:value-type="float" office:value="3.50273" calcext:value-type="float">
            <text:p>3.50273</text:p>
          </table:table-cell>
          <table:table-cell office:value-type="float" office:value="3.44627" calcext:value-type="float">
            <text:p>3.44627</text:p>
          </table:table-cell>
          <table:table-cell office:value-type="float" office:value="3.36854" calcext:value-type="float">
            <text:p>3.36854</text:p>
          </table:table-cell>
          <table:table-cell office:value-type="float" office:value="3.04138" calcext:value-type="float">
            <text:p>3.04138</text:p>
          </table:table-cell>
          <table:table-cell office:value-type="float" office:value="3.86992" calcext:value-type="float">
            <text:p>3.86992</text:p>
          </table:table-cell>
          <table:table-cell office:value-type="float" office:value="3.32026" calcext:value-type="float">
            <text:p>3.32026</text:p>
          </table:table-cell>
          <table:table-cell office:value-type="float" office:value="17.9932" calcext:value-type="float">
            <text:p>17.9932</text:p>
          </table:table-cell>
          <table:table-cell office:value-type="float" office:value="3.86992" calcext:value-type="float">
            <text:p>3.86992</text:p>
          </table:table-cell>
          <table:table-cell office:value-type="float" office:value="3.64711" calcext:value-type="float">
            <text:p>3.64711</text:p>
          </table:table-cell>
          <table:table-cell office:value-type="float" office:value="2.84787" calcext:value-type="float">
            <text:p>2.84787</text:p>
          </table:table-cell>
          <table:table-cell office:value-type="float" office:value="2.50577" calcext:value-type="float">
            <text:p>2.50577</text:p>
          </table:table-cell>
          <table:table-cell office:value-type="float" office:value="4.31672" calcext:value-type="float">
            <text:p>4.31672</text:p>
          </table:table-cell>
          <table:table-cell office:value-type="float" office:value="0.73926" calcext:value-type="float">
            <text:p>0.73926</text:p>
          </table:table-cell>
          <table:table-cell office:value-type="float" office:value="2.57182" calcext:value-type="float">
            <text:p>2.57182</text:p>
          </table:table-cell>
          <table:table-cell office:value-type="float" office:value="1.47776" calcext:value-type="float">
            <text:p>1.47776</text:p>
          </table:table-cell>
          <table:table-cell office:value-type="float" office:value="4.02581" calcext:value-type="float">
            <text:p>4.02581</text:p>
          </table:table-cell>
          <table:table-cell office:value-type="float" office:value="3.32026" calcext:value-type="float">
            <text:p>3.32026</text:p>
          </table:table-cell>
          <table:table-cell office:value-type="float" office:value="1.88137" calcext:value-type="float">
            <text:p>1.88137</text:p>
          </table:table-cell>
          <table:table-cell office:value-type="float" office:value="3.70361" calcext:value-type="float">
            <text:p>3.70361</text:p>
          </table:table-cell>
          <table:table-cell office:value-type="float" office:value="3.26531" calcext:value-type="float">
            <text:p>3.26531</text:p>
          </table:table-cell>
          <table:table-cell office:value-type="float" office:value="3.18739" calcext:value-type="float">
            <text:p>3.18739</text:p>
          </table:table-cell>
          <table:table-cell office:value-type="float" office:value="3.27073" calcext:value-type="float">
            <text:p>3.27073</text:p>
          </table:table-cell>
          <table:table-cell office:value-type="float" office:value="2.80989" calcext:value-type="float">
            <text:p>2.80989</text:p>
          </table:table-cell>
          <table:table-cell office:value-type="float" office:value="2.69901" calcext:value-type="float">
            <text:p>2.69901</text:p>
          </table:table-cell>
          <table:table-cell office:value-type="float" office:value="4.32074" calcext:value-type="float">
            <text:p>4.32074</text:p>
          </table:table-cell>
          <table:table-cell office:value-type="float" office:value="3.70361" calcext:value-type="float">
            <text:p>3.70361</text:p>
          </table:table-cell>
          <table:table-cell office:value-type="float" office:value="3.15759" calcext:value-type="float">
            <text:p>3.15759</text:p>
          </table:table-cell>
          <table:table-cell office:value-type="float" office:value="2.36718" calcext:value-type="float">
            <text:p>2.36718</text:p>
          </table:table-cell>
          <table:table-cell office:value-type="float" office:value="3.82346" calcext:value-type="float">
            <text:p>3.82346</text:p>
          </table:table-cell>
          <table:table-cell office:value-type="float" office:value="0" calcext:value-type="float">
            <text:p>0</text:p>
          </table:table-cell>
          <table:table-cell office:value-type="float" office:value="3.6539" calcext:value-type="float">
            <text:p>3.6539</text:p>
          </table:table-cell>
          <table:table-cell office:value-type="float" office:value="11.6151" calcext:value-type="float">
            <text:p>11.6151</text:p>
          </table:table-cell>
          <table:table-cell office:value-type="float" office:value="2.41067" calcext:value-type="float">
            <text:p>2.41067</text:p>
          </table:table-cell>
          <table:table-cell office:value-type="float" office:value="3.03376" calcext:value-type="float">
            <text:p>3.03376</text:p>
          </table:table-cell>
          <table:table-cell office:value-type="float" office:value="0" calcext:value-type="float">
            <text:p>0</text:p>
          </table:table-cell>
          <table:table-cell office:value-type="float" office:value="2.98811" calcext:value-type="float">
            <text:p>2.98811</text:p>
          </table:table-cell>
          <table:table-cell office:value-type="float" office:value="1.78674" calcext:value-type="float">
            <text:p>1.78674</text:p>
          </table:table-cell>
          <table:table-cell office:value-type="float" office:value="3.62498" calcext:value-type="float">
            <text:p>3.62498</text:p>
          </table:table-cell>
          <table:table-cell office:value-type="float" office:value="3.43732" calcext:value-type="float">
            <text:p>3.43732</text:p>
          </table:table-cell>
          <table:table-cell office:value-type="float" office:value="3.63107" calcext:value-type="float">
            <text:p>3.63107</text:p>
          </table:table-cell>
          <table:table-cell office:value-type="float" office:value="3.8582" calcext:value-type="float">
            <text:p>3.8582</text:p>
          </table:table-cell>
          <table:table-cell office:value-type="float" office:value="3.6539" calcext:value-type="float">
            <text:p>3.6539</text:p>
          </table:table-cell>
          <table:table-cell office:value-type="float" office:value="3.98755" calcext:value-type="float">
            <text:p>3.98755</text:p>
          </table:table-cell>
          <table:table-cell office:value-type="float" office:value="11.6151" calcext:value-type="float">
            <text:p>11.6151</text:p>
          </table:table-cell>
          <table:table-cell office:value-type="float" office:value="2.74258" calcext:value-type="float">
            <text:p>2.74258</text:p>
          </table:table-cell>
          <table:table-cell office:value-type="float" office:value="4.22925" calcext:value-type="float">
            <text:p>4.22925</text:p>
          </table:table-cell>
          <table:table-cell office:value-type="float" office:value="1.08342" calcext:value-type="float">
            <text:p>1.08342</text:p>
          </table:table-cell>
          <table:table-cell office:value-type="float" office:value="3.59756" calcext:value-type="float">
            <text:p>3.59756</text:p>
          </table:table-cell>
          <table:table-cell office:value-type="float" office:value="20.784" calcext:value-type="float">
            <text:p>20.784</text:p>
          </table:table-cell>
          <table:table-cell office:value-type="float" office:value="2.76713" calcext:value-type="float">
            <text:p>2.76713</text:p>
          </table:table-cell>
          <table:table-cell office:value-type="float" office:value="3.50861" calcext:value-type="float">
            <text:p>3.50861</text:p>
          </table:table-cell>
          <table:table-cell office:value-type="float" office:value="4.35788" calcext:value-type="float">
            <text:p>4.35788</text:p>
          </table:table-cell>
          <table:table-cell office:value-type="float" office:value="3.62498" calcext:value-type="float">
            <text:p>3.62498</text:p>
          </table:table-cell>
          <table:table-cell office:value-type="float" office:value="2.68616" calcext:value-type="float">
            <text:p>2.68616</text:p>
          </table:table-cell>
          <table:table-cell office:value-type="float" office:value="3.38006" calcext:value-type="float">
            <text:p>3.38006</text:p>
          </table:table-cell>
          <table:table-cell office:value-type="float" office:value="17.9516" calcext:value-type="float">
            <text:p>17.9516</text:p>
          </table:table-cell>
          <table:table-cell office:value-type="float" office:value="4.0757" calcext:value-type="float">
            <text:p>4.0757</text:p>
          </table:table-cell>
          <table:table-cell office:value-type="float" office:value="4.28009" calcext:value-type="float">
            <text:p>4.28009</text:p>
          </table:table-cell>
          <table:table-cell office:value-type="float" office:value="4.05276" calcext:value-type="float">
            <text:p>4.05276</text:p>
          </table:table-cell>
          <table:table-cell office:value-type="float" office:value="0" calcext:value-type="float">
            <text:p>0</text:p>
          </table:table-cell>
          <table:table-cell office:value-type="float" office:value="3.09032" calcext:value-type="float">
            <text:p>3.09032</text:p>
          </table:table-cell>
          <table:table-cell office:value-type="float" office:value="11.5428" calcext:value-type="float">
            <text:p>11.5428</text:p>
          </table:table-cell>
          <table:table-cell office:value-type="float" office:value="3.26957" calcext:value-type="float">
            <text:p>3.26957</text:p>
          </table:table-cell>
          <table:table-cell office:value-type="float" office:value="4.06662" calcext:value-type="float">
            <text:p>4.06662</text:p>
          </table:table-cell>
          <table:table-cell office:value-type="float" office:value="0" calcext:value-type="float">
            <text:p>0</text:p>
          </table:table-cell>
          <table:table-cell office:value-type="float" office:value="2.65927" calcext:value-type="float">
            <text:p>2.65927</text:p>
          </table:table-cell>
          <table:table-cell office:value-type="float" office:value="0.604752" calcext:value-type="float">
            <text:p>0.604752</text:p>
          </table:table-cell>
          <table:table-cell office:value-type="float" office:value="3.52958" calcext:value-type="float">
            <text:p>3.52958</text:p>
          </table:table-cell>
          <table:table-cell office:value-type="float" office:value="2.90551" calcext:value-type="float">
            <text:p>2.90551</text:p>
          </table:table-cell>
          <table:table-cell office:value-type="float" office:value="3.62498" calcext:value-type="float">
            <text:p>3.62498</text:p>
          </table:table-cell>
          <table:table-cell office:value-type="float" office:value="4.02772" calcext:value-type="float">
            <text:p>4.02772</text:p>
          </table:table-cell>
          <table:table-cell office:value-type="float" office:value="3.09032" calcext:value-type="float">
            <text:p>3.09032</text:p>
          </table:table-cell>
          <table:table-cell office:value-type="float" office:value="3.99115" calcext:value-type="float">
            <text:p>3.99115</text:p>
          </table:table-cell>
          <table:table-cell office:value-type="float" office:value="11.5428" calcext:value-type="float">
            <text:p>11.5428</text:p>
          </table:table-cell>
          <table:table-cell office:value-type="float" office:value="2.24416" calcext:value-type="float">
            <text:p>2.24416</text:p>
          </table:table-cell>
          <table:table-cell office:value-type="float" office:value="2.25843" calcext:value-type="float">
            <text:p>2.25843</text:p>
          </table:table-cell>
          <table:table-cell office:value-type="float" office:value="2.5405" calcext:value-type="float">
            <text:p>2.5405</text:p>
          </table:table-cell>
          <table:table-cell office:value-type="float" office:value="2.67624" calcext:value-type="float">
            <text:p>2.67624</text:p>
          </table:table-cell>
          <table:table-cell office:value-type="float" office:value="3.58627" calcext:value-type="float">
            <text:p>3.58627</text:p>
          </table:table-cell>
          <table:table-cell office:value-type="float" office:value="3.41967" calcext:value-type="float">
            <text:p>3.41967</text:p>
          </table:table-cell>
          <table:table-cell office:value-type="float" office:value="3.51842" calcext:value-type="float">
            <text:p>3.51842</text:p>
          </table:table-cell>
          <table:table-cell office:value-type="float" office:value="4.16505" calcext:value-type="float">
            <text:p>4.16505</text:p>
          </table:table-cell>
          <table:table-cell office:value-type="float" office:value="3.52958" calcext:value-type="float">
            <text:p>3.52958</text:p>
          </table:table-cell>
          <table:table-cell office:value-type="float" office:value="2.75029" calcext:value-type="float">
            <text:p>2.75029</text:p>
          </table:table-cell>
          <table:table-cell office:value-type="float" office:value="3.38006" calcext:value-type="float">
            <text:p>3.38006</text:p>
          </table:table-cell>
          <table:table-cell office:value-type="float" office:value="18.5059" calcext:value-type="float">
            <text:p>18.5059</text:p>
          </table:table-cell>
          <table:table-cell office:value-type="float" office:value="3.07036" calcext:value-type="float">
            <text:p>3.07036</text:p>
          </table:table-cell>
          <table:table-cell office:value-type="float" office:value="3.54188" calcext:value-type="float">
            <text:p>3.54188</text:p>
          </table:table-cell>
          <table:table-cell table:number-columns-repeated="6" office:value-type="float" office:value="4.18535" calcext:value-type="float">
            <text:p>4.1853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97" calcext:value-type="float">
            <text:p>97</text:p>
          </table:table-cell>
          <table:table-cell office:value-type="float" office:value="4.58797" calcext:value-type="float">
            <text:p>4.58797</text:p>
          </table:table-cell>
          <table:table-cell office:value-type="float" office:value="1.57921" calcext:value-type="float">
            <text:p>1.57921</text:p>
          </table:table-cell>
          <table:table-cell office:value-type="float" office:value="3.29974" calcext:value-type="float">
            <text:p>3.29974</text:p>
          </table:table-cell>
          <table:table-cell office:value-type="float" office:value="1.85004" calcext:value-type="float">
            <text:p>1.85004</text:p>
          </table:table-cell>
          <table:table-cell office:value-type="float" office:value="1.26248" calcext:value-type="float">
            <text:p>1.26248</text:p>
          </table:table-cell>
          <table:table-cell office:value-type="float" office:value="1.92594" calcext:value-type="float">
            <text:p>1.92594</text:p>
          </table:table-cell>
          <table:table-cell office:value-type="float" office:value="1.0188" calcext:value-type="float">
            <text:p>1.0188</text:p>
          </table:table-cell>
          <table:table-cell office:value-type="float" office:value="2.08064" calcext:value-type="float">
            <text:p>2.08064</text:p>
          </table:table-cell>
          <table:table-cell office:value-type="float" office:value="3.87745" calcext:value-type="float">
            <text:p>3.87745</text:p>
          </table:table-cell>
          <table:table-cell office:value-type="float" office:value="1.0188" calcext:value-type="float">
            <text:p>1.0188</text:p>
          </table:table-cell>
          <table:table-cell office:value-type="float" office:value="1.84448" calcext:value-type="float">
            <text:p>1.84448</text:p>
          </table:table-cell>
          <table:table-cell office:value-type="float" office:value="0.732585" calcext:value-type="float">
            <text:p>0.732585</text:p>
          </table:table-cell>
          <table:table-cell office:value-type="float" office:value="4.58797" calcext:value-type="float">
            <text:p>4.58797</text:p>
          </table:table-cell>
          <table:table-cell office:value-type="float" office:value="1.71131" calcext:value-type="float">
            <text:p>1.71131</text:p>
          </table:table-cell>
          <table:table-cell office:value-type="float" office:value="2.83053" calcext:value-type="float">
            <text:p>2.83053</text:p>
          </table:table-cell>
          <table:table-cell office:value-type="float" office:value="1.37664" calcext:value-type="float">
            <text:p>1.37664</text:p>
          </table:table-cell>
          <table:table-cell office:value-type="float" office:value="2.41085" calcext:value-type="float">
            <text:p>2.41085</text:p>
          </table:table-cell>
          <table:table-cell office:value-type="float" office:value="2.57008" calcext:value-type="float">
            <text:p>2.57008</text:p>
          </table:table-cell>
          <table:table-cell office:value-type="float" office:value="2.08064" calcext:value-type="float">
            <text:p>2.08064</text:p>
          </table:table-cell>
          <table:table-cell office:value-type="float" office:value="1.10123" calcext:value-type="float">
            <text:p>1.10123</text:p>
          </table:table-cell>
          <table:table-cell office:value-type="float" office:value="1.98156" calcext:value-type="float">
            <text:p>1.98156</text:p>
          </table:table-cell>
          <table:table-cell office:value-type="float" office:value="1.53971" calcext:value-type="float">
            <text:p>1.53971</text:p>
          </table:table-cell>
          <table:table-cell office:value-type="float" office:value="1.57965" calcext:value-type="float">
            <text:p>1.57965</text:p>
          </table:table-cell>
          <table:table-cell office:value-type="float" office:value="1.6374" calcext:value-type="float">
            <text:p>1.6374</text:p>
          </table:table-cell>
          <table:table-cell office:value-type="float" office:value="1.27156" calcext:value-type="float">
            <text:p>1.27156</text:p>
          </table:table-cell>
          <table:table-cell office:value-type="float" office:value="20.7139" calcext:value-type="float">
            <text:p>20.7139</text:p>
          </table:table-cell>
          <table:table-cell office:value-type="float" office:value="3.06893" calcext:value-type="float">
            <text:p>3.06893</text:p>
          </table:table-cell>
          <table:table-cell office:value-type="float" office:value="1.98156" calcext:value-type="float">
            <text:p>1.98156</text:p>
          </table:table-cell>
          <table:table-cell office:value-type="float" office:value="2.14607" calcext:value-type="float">
            <text:p>2.14607</text:p>
          </table:table-cell>
          <table:table-cell office:value-type="float" office:value="1.93691" calcext:value-type="float">
            <text:p>1.93691</text:p>
          </table:table-cell>
          <table:table-cell office:value-type="float" office:value="4.99121" calcext:value-type="float">
            <text:p>4.99121</text:p>
          </table:table-cell>
          <table:table-cell office:value-type="float" office:value="0.492392" calcext:value-type="float">
            <text:p>0.492392</text:p>
          </table:table-cell>
          <table:table-cell office:value-type="float" office:value="2.11074" calcext:value-type="float">
            <text:p>2.11074</text:p>
          </table:table-cell>
          <table:table-cell office:value-type="float" office:value="1.47802" calcext:value-type="float">
            <text:p>1.47802</text:p>
          </table:table-cell>
          <table:table-cell office:value-type="float" office:value="1.7616" calcext:value-type="float">
            <text:p>1.7616</text:p>
          </table:table-cell>
          <table:table-cell office:value-type="float" office:value="1.72174" calcext:value-type="float">
            <text:p>1.72174</text:p>
          </table:table-cell>
          <table:table-cell office:value-type="float" office:value="1.87447" calcext:value-type="float">
            <text:p>1.87447</text:p>
          </table:table-cell>
          <table:table-cell office:value-type="float" office:value="1.72413" calcext:value-type="float">
            <text:p>1.72413</text:p>
          </table:table-cell>
          <table:table-cell office:value-type="float" office:value="20.2789" calcext:value-type="float">
            <text:p>20.2789</text:p>
          </table:table-cell>
          <table:table-cell office:value-type="float" office:value="1.87447" calcext:value-type="float">
            <text:p>1.87447</text:p>
          </table:table-cell>
          <table:table-cell office:value-type="float" office:value="2.19816" calcext:value-type="float">
            <text:p>2.19816</text:p>
          </table:table-cell>
          <table:table-cell office:value-type="float" office:value="1.20379" calcext:value-type="float">
            <text:p>1.20379</text:p>
          </table:table-cell>
          <table:table-cell office:value-type="float" office:value="4.99121" calcext:value-type="float">
            <text:p>4.99121</text:p>
          </table:table-cell>
          <table:table-cell office:value-type="float" office:value="1.7059" calcext:value-type="float">
            <text:p>1.7059</text:p>
          </table:table-cell>
          <table:table-cell office:value-type="float" office:value="3.21936" calcext:value-type="float">
            <text:p>3.21936</text:p>
          </table:table-cell>
          <table:table-cell office:value-type="float" office:value="1.55432" calcext:value-type="float">
            <text:p>1.55432</text:p>
          </table:table-cell>
          <table:table-cell office:value-type="float" office:value="2.16296" calcext:value-type="float">
            <text:p>2.16296</text:p>
          </table:table-cell>
          <table:table-cell office:value-type="float" office:value="1.86291" calcext:value-type="float">
            <text:p>1.86291</text:p>
          </table:table-cell>
          <table:table-cell office:value-type="float" office:value="1.72413" calcext:value-type="float">
            <text:p>1.72413</text:p>
          </table:table-cell>
          <table:table-cell office:value-type="float" office:value="1.1082" calcext:value-type="float">
            <text:p>1.1082</text:p>
          </table:table-cell>
          <table:table-cell office:value-type="float" office:value="2.29152" calcext:value-type="float">
            <text:p>2.29152</text:p>
          </table:table-cell>
          <table:table-cell office:value-type="float" office:value="1.66737" calcext:value-type="float">
            <text:p>1.66737</text:p>
          </table:table-cell>
          <table:table-cell office:value-type="float" office:value="1.94943" calcext:value-type="float">
            <text:p>1.94943</text:p>
          </table:table-cell>
          <table:table-cell office:value-type="float" office:value="2.32485" calcext:value-type="float">
            <text:p>2.32485</text:p>
          </table:table-cell>
          <table:table-cell office:value-type="float" office:value="1.53064" calcext:value-type="float">
            <text:p>1.53064</text:p>
          </table:table-cell>
          <table:table-cell office:value-type="float" office:value="1.962" calcext:value-type="float">
            <text:p>1.962</text:p>
          </table:table-cell>
          <table:table-cell office:value-type="float" office:value="1.71131" calcext:value-type="float">
            <text:p>1.71131</text:p>
          </table:table-cell>
          <table:table-cell office:value-type="float" office:value="2.29152" calcext:value-type="float">
            <text:p>2.29152</text:p>
          </table:table-cell>
          <table:table-cell office:value-type="float" office:value="1.75905" calcext:value-type="float">
            <text:p>1.75905</text:p>
          </table:table-cell>
          <table:table-cell office:value-type="float" office:value="1.69343" calcext:value-type="float">
            <text:p>1.69343</text:p>
          </table:table-cell>
          <table:table-cell office:value-type="float" office:value="1.60494" calcext:value-type="float">
            <text:p>1.60494</text:p>
          </table:table-cell>
          <table:table-cell office:value-type="float" office:value="2.65927" calcext:value-type="float">
            <text:p>2.65927</text:p>
          </table:table-cell>
          <table:table-cell office:value-type="float" office:value="2.329" calcext:value-type="float">
            <text:p>2.329</text:p>
          </table:table-cell>
          <table:table-cell office:value-type="float" office:value="13.7691" calcext:value-type="float">
            <text:p>13.7691</text:p>
          </table:table-cell>
          <table:table-cell office:value-type="float" office:value="1.80166" calcext:value-type="float">
            <text:p>1.80166</text:p>
          </table:table-cell>
          <table:table-cell office:value-type="float" office:value="2.50558" calcext:value-type="float">
            <text:p>2.50558</text:p>
          </table:table-cell>
          <table:table-cell office:value-type="float" office:value="2.65927" calcext:value-type="float">
            <text:p>2.65927</text:p>
          </table:table-cell>
          <table:table-cell office:value-type="float" office:value="0.372493" calcext:value-type="float">
            <text:p>0.372493</text:p>
          </table:table-cell>
          <table:table-cell office:value-type="float" office:value="1.05859" calcext:value-type="float">
            <text:p>1.05859</text:p>
          </table:table-cell>
          <table:table-cell office:value-type="float" office:value="2.1725" calcext:value-type="float">
            <text:p>2.1725</text:p>
          </table:table-cell>
          <table:table-cell office:value-type="float" office:value="0.781346" calcext:value-type="float">
            <text:p>0.781346</text:p>
          </table:table-cell>
          <table:table-cell office:value-type="float" office:value="2.1699" calcext:value-type="float">
            <text:p>2.1699</text:p>
          </table:table-cell>
          <table:table-cell office:value-type="float" office:value="1.20729" calcext:value-type="float">
            <text:p>1.20729</text:p>
          </table:table-cell>
          <table:table-cell office:value-type="float" office:value="2.329" calcext:value-type="float">
            <text:p>2.329</text:p>
          </table:table-cell>
          <table:table-cell office:value-type="float" office:value="1.34535" calcext:value-type="float">
            <text:p>1.34535</text:p>
          </table:table-cell>
          <table:table-cell office:value-type="float" office:value="13.7691" calcext:value-type="float">
            <text:p>13.7691</text:p>
          </table:table-cell>
          <table:table-cell office:value-type="float" office:value="1.5639" calcext:value-type="float">
            <text:p>1.5639</text:p>
          </table:table-cell>
          <table:table-cell office:value-type="float" office:value="1.6154" calcext:value-type="float">
            <text:p>1.6154</text:p>
          </table:table-cell>
          <table:table-cell office:value-type="float" office:value="1.64237" calcext:value-type="float">
            <text:p>1.64237</text:p>
          </table:table-cell>
          <table:table-cell office:value-type="float" office:value="1.84826" calcext:value-type="float">
            <text:p>1.84826</text:p>
          </table:table-cell>
          <table:table-cell office:value-type="float" office:value="20.9075" calcext:value-type="float">
            <text:p>20.9075</text:p>
          </table:table-cell>
          <table:table-cell office:value-type="float" office:value="3.95239" calcext:value-type="float">
            <text:p>3.95239</text:p>
          </table:table-cell>
          <table:table-cell office:value-type="float" office:value="1.48769" calcext:value-type="float">
            <text:p>1.48769</text:p>
          </table:table-cell>
          <table:table-cell office:value-type="float" office:value="1.88546" calcext:value-type="float">
            <text:p>1.88546</text:p>
          </table:table-cell>
          <table:table-cell office:value-type="float" office:value="2.1725" calcext:value-type="float">
            <text:p>2.1725</text:p>
          </table:table-cell>
          <table:table-cell office:value-type="float" office:value="1.71177" calcext:value-type="float">
            <text:p>1.71177</text:p>
          </table:table-cell>
          <table:table-cell office:value-type="float" office:value="1.99147" calcext:value-type="float">
            <text:p>1.99147</text:p>
          </table:table-cell>
          <table:table-cell office:value-type="float" office:value="20.2362" calcext:value-type="float">
            <text:p>20.2362</text:p>
          </table:table-cell>
          <table:table-cell office:value-type="float" office:value="1.41646" calcext:value-type="float">
            <text:p>1.41646</text:p>
          </table:table-cell>
          <table:table-cell office:value-type="float" office:value="2.00057" calcext:value-type="float">
            <text:p>2.00057</text:p>
          </table:table-cell>
          <table:table-cell office:value-type="float" office:value="1.86612" calcext:value-type="float">
            <text:p>1.86612</text:p>
          </table:table-cell>
          <table:table-cell office:value-type="float" office:value="2.65927" calcext:value-type="float">
            <text:p>2.65927</text:p>
          </table:table-cell>
          <table:table-cell office:value-type="float" office:value="2.09826" calcext:value-type="float">
            <text:p>2.09826</text:p>
          </table:table-cell>
          <table:table-cell office:value-type="float" office:value="13.6895" calcext:value-type="float">
            <text:p>13.6895</text:p>
          </table:table-cell>
          <table:table-cell office:value-type="float" office:value="3.20082" calcext:value-type="float">
            <text:p>3.20082</text:p>
          </table:table-cell>
          <table:table-cell office:value-type="float" office:value="2.79063" calcext:value-type="float">
            <text:p>2.79063</text:p>
          </table:table-cell>
          <table:table-cell office:value-type="float" office:value="2.65927" calcext:value-type="float">
            <text:p>2.65927</text:p>
          </table:table-cell>
          <table:table-cell office:value-type="float" office:value="0" calcext:value-type="float">
            <text:p>0</text:p>
          </table:table-cell>
          <table:table-cell office:value-type="float" office:value="2.0898" calcext:value-type="float">
            <text:p>2.0898</text:p>
          </table:table-cell>
          <table:table-cell office:value-type="float" office:value="2.12143" calcext:value-type="float">
            <text:p>2.12143</text:p>
          </table:table-cell>
          <table:table-cell office:value-type="float" office:value="1.69534" calcext:value-type="float">
            <text:p>1.69534</text:p>
          </table:table-cell>
          <table:table-cell office:value-type="float" office:value="2.1725" calcext:value-type="float">
            <text:p>2.1725</text:p>
          </table:table-cell>
          <table:table-cell office:value-type="float" office:value="1.37462" calcext:value-type="float">
            <text:p>1.37462</text:p>
          </table:table-cell>
          <table:table-cell office:value-type="float" office:value="2.09826" calcext:value-type="float">
            <text:p>2.09826</text:p>
          </table:table-cell>
          <table:table-cell office:value-type="float" office:value="1.34997" calcext:value-type="float">
            <text:p>1.34997</text:p>
          </table:table-cell>
          <table:table-cell office:value-type="float" office:value="13.6895" calcext:value-type="float">
            <text:p>13.6895</text:p>
          </table:table-cell>
          <table:table-cell office:value-type="float" office:value="1.4399" calcext:value-type="float">
            <text:p>1.4399</text:p>
          </table:table-cell>
          <table:table-cell office:value-type="float" office:value="0.693421" calcext:value-type="float">
            <text:p>0.693421</text:p>
          </table:table-cell>
          <table:table-cell office:value-type="float" office:value="0.151257" calcext:value-type="float">
            <text:p>0.151257</text:p>
          </table:table-cell>
          <table:table-cell office:value-type="float" office:value="1.83678" calcext:value-type="float">
            <text:p>1.83678</text:p>
          </table:table-cell>
          <table:table-cell office:value-type="float" office:value="2.02811" calcext:value-type="float">
            <text:p>2.02811</text:p>
          </table:table-cell>
          <table:table-cell office:value-type="float" office:value="4.59861" calcext:value-type="float">
            <text:p>4.59861</text:p>
          </table:table-cell>
          <table:table-cell office:value-type="float" office:value="1.42255" calcext:value-type="float">
            <text:p>1.42255</text:p>
          </table:table-cell>
          <table:table-cell office:value-type="float" office:value="1.53417" calcext:value-type="float">
            <text:p>1.53417</text:p>
          </table:table-cell>
          <table:table-cell office:value-type="float" office:value="2.12143" calcext:value-type="float">
            <text:p>2.12143</text:p>
          </table:table-cell>
          <table:table-cell office:value-type="float" office:value="3.9365" calcext:value-type="float">
            <text:p>3.9365</text:p>
          </table:table-cell>
          <table:table-cell office:value-type="float" office:value="1.99147" calcext:value-type="float">
            <text:p>1.99147</text:p>
          </table:table-cell>
          <table:table-cell office:value-type="float" office:value="20.8279" calcext:value-type="float">
            <text:p>20.8279</text:p>
          </table:table-cell>
          <table:table-cell office:value-type="float" office:value="0.43116" calcext:value-type="float">
            <text:p>0.43116</text:p>
          </table:table-cell>
          <table:table-cell office:value-type="float" office:value="1.93324" calcext:value-type="float">
            <text:p>1.93324</text:p>
          </table:table-cell>
          <table:table-cell table:number-columns-repeated="6" office:value-type="float" office:value="5.55722" calcext:value-type="float">
            <text:p>5.5572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98" calcext:value-type="float">
            <text:p>98</text:p>
          </table:table-cell>
          <table:table-cell office:value-type="float" office:value="2.60895" calcext:value-type="float">
            <text:p>2.60895</text:p>
          </table:table-cell>
          <table:table-cell office:value-type="float" office:value="2.46134" calcext:value-type="float">
            <text:p>2.46134</text:p>
          </table:table-cell>
          <table:table-cell office:value-type="float" office:value="3.40286" calcext:value-type="float">
            <text:p>3.40286</text:p>
          </table:table-cell>
          <table:table-cell office:value-type="float" office:value="2.21094" calcext:value-type="float">
            <text:p>2.21094</text:p>
          </table:table-cell>
          <table:table-cell office:value-type="float" office:value="1.48413" calcext:value-type="float">
            <text:p>1.48413</text:p>
          </table:table-cell>
          <table:table-cell office:value-type="float" office:value="2.89142" calcext:value-type="float">
            <text:p>2.89142</text:p>
          </table:table-cell>
          <table:table-cell office:value-type="float" office:value="3.03942" calcext:value-type="float">
            <text:p>3.03942</text:p>
          </table:table-cell>
          <table:table-cell office:value-type="float" office:value="2.47124" calcext:value-type="float">
            <text:p>2.47124</text:p>
          </table:table-cell>
          <table:table-cell office:value-type="float" office:value="2.15967" calcext:value-type="float">
            <text:p>2.15967</text:p>
          </table:table-cell>
          <table:table-cell office:value-type="float" office:value="3.03942" calcext:value-type="float">
            <text:p>3.03942</text:p>
          </table:table-cell>
          <table:table-cell office:value-type="float" office:value="2.11557" calcext:value-type="float">
            <text:p>2.11557</text:p>
          </table:table-cell>
          <table:table-cell office:value-type="float" office:value="2.819" calcext:value-type="float">
            <text:p>2.819</text:p>
          </table:table-cell>
          <table:table-cell office:value-type="float" office:value="2.60895" calcext:value-type="float">
            <text:p>2.60895</text:p>
          </table:table-cell>
          <table:table-cell office:value-type="float" office:value="3.72755" calcext:value-type="float">
            <text:p>3.72755</text:p>
          </table:table-cell>
          <table:table-cell office:value-type="float" office:value="0.846677" calcext:value-type="float">
            <text:p>0.846677</text:p>
          </table:table-cell>
          <table:table-cell office:value-type="float" office:value="1.91586" calcext:value-type="float">
            <text:p>1.91586</text:p>
          </table:table-cell>
          <table:table-cell office:value-type="float" office:value="1.46881" calcext:value-type="float">
            <text:p>1.46881</text:p>
          </table:table-cell>
          <table:table-cell office:value-type="float" office:value="3.54209" calcext:value-type="float">
            <text:p>3.54209</text:p>
          </table:table-cell>
          <table:table-cell office:value-type="float" office:value="2.47124" calcext:value-type="float">
            <text:p>2.47124</text:p>
          </table:table-cell>
          <table:table-cell office:value-type="float" office:value="1.00201" calcext:value-type="float">
            <text:p>1.00201</text:p>
          </table:table-cell>
          <table:table-cell office:value-type="float" office:value="2.65967" calcext:value-type="float">
            <text:p>2.65967</text:p>
          </table:table-cell>
          <table:table-cell office:value-type="float" office:value="2.73564" calcext:value-type="float">
            <text:p>2.73564</text:p>
          </table:table-cell>
          <table:table-cell office:value-type="float" office:value="2.19699" calcext:value-type="float">
            <text:p>2.19699</text:p>
          </table:table-cell>
          <table:table-cell office:value-type="float" office:value="2.61839" calcext:value-type="float">
            <text:p>2.61839</text:p>
          </table:table-cell>
          <table:table-cell office:value-type="float" office:value="0.978588" calcext:value-type="float">
            <text:p>0.978588</text:p>
          </table:table-cell>
          <table:table-cell office:value-type="float" office:value="20.4006" calcext:value-type="float">
            <text:p>20.4006</text:p>
          </table:table-cell>
          <table:table-cell office:value-type="float" office:value="1.066" calcext:value-type="float">
            <text:p>1.066</text:p>
          </table:table-cell>
          <table:table-cell office:value-type="float" office:value="2.65967" calcext:value-type="float">
            <text:p>2.65967</text:p>
          </table:table-cell>
          <table:table-cell office:value-type="float" office:value="2.53314" calcext:value-type="float">
            <text:p>2.53314</text:p>
          </table:table-cell>
          <table:table-cell office:value-type="float" office:value="3.07378" calcext:value-type="float">
            <text:p>3.07378</text:p>
          </table:table-cell>
          <table:table-cell office:value-type="float" office:value="2.95041" calcext:value-type="float">
            <text:p>2.95041</text:p>
          </table:table-cell>
          <table:table-cell office:value-type="float" office:value="2.49886" calcext:value-type="float">
            <text:p>2.49886</text:p>
          </table:table-cell>
          <table:table-cell office:value-type="float" office:value="2.94011" calcext:value-type="float">
            <text:p>2.94011</text:p>
          </table:table-cell>
          <table:table-cell office:value-type="float" office:value="2.84624" calcext:value-type="float">
            <text:p>2.84624</text:p>
          </table:table-cell>
          <table:table-cell office:value-type="float" office:value="2.78533" calcext:value-type="float">
            <text:p>2.78533</text:p>
          </table:table-cell>
          <table:table-cell office:value-type="float" office:value="2.46936" calcext:value-type="float">
            <text:p>2.46936</text:p>
          </table:table-cell>
          <table:table-cell office:value-type="float" office:value="3.27291" calcext:value-type="float">
            <text:p>3.27291</text:p>
          </table:table-cell>
          <table:table-cell office:value-type="float" office:value="2.73659" calcext:value-type="float">
            <text:p>2.73659</text:p>
          </table:table-cell>
          <table:table-cell office:value-type="float" office:value="18.3864" calcext:value-type="float">
            <text:p>18.3864</text:p>
          </table:table-cell>
          <table:table-cell office:value-type="float" office:value="3.27291" calcext:value-type="float">
            <text:p>3.27291</text:p>
          </table:table-cell>
          <table:table-cell office:value-type="float" office:value="3.08329" calcext:value-type="float">
            <text:p>3.08329</text:p>
          </table:table-cell>
          <table:table-cell office:value-type="float" office:value="2.24987" calcext:value-type="float">
            <text:p>2.24987</text:p>
          </table:table-cell>
          <table:table-cell office:value-type="float" office:value="2.95041" calcext:value-type="float">
            <text:p>2.95041</text:p>
          </table:table-cell>
          <table:table-cell office:value-type="float" office:value="3.72375" calcext:value-type="float">
            <text:p>3.72375</text:p>
          </table:table-cell>
          <table:table-cell office:value-type="float" office:value="1.14785" calcext:value-type="float">
            <text:p>1.14785</text:p>
          </table:table-cell>
          <table:table-cell office:value-type="float" office:value="2.00202" calcext:value-type="float">
            <text:p>2.00202</text:p>
          </table:table-cell>
          <table:table-cell office:value-type="float" office:value="1.05962" calcext:value-type="float">
            <text:p>1.05962</text:p>
          </table:table-cell>
          <table:table-cell office:value-type="float" office:value="3.42373" calcext:value-type="float">
            <text:p>3.42373</text:p>
          </table:table-cell>
          <table:table-cell office:value-type="float" office:value="2.73659" calcext:value-type="float">
            <text:p>2.73659</text:p>
          </table:table-cell>
          <table:table-cell office:value-type="float" office:value="1.45054" calcext:value-type="float">
            <text:p>1.45054</text:p>
          </table:table-cell>
          <table:table-cell office:value-type="float" office:value="3.14466" calcext:value-type="float">
            <text:p>3.14466</text:p>
          </table:table-cell>
          <table:table-cell office:value-type="float" office:value="2.68015" calcext:value-type="float">
            <text:p>2.68015</text:p>
          </table:table-cell>
          <table:table-cell office:value-type="float" office:value="2.6284" calcext:value-type="float">
            <text:p>2.6284</text:p>
          </table:table-cell>
          <table:table-cell office:value-type="float" office:value="2.74771" calcext:value-type="float">
            <text:p>2.74771</text:p>
          </table:table-cell>
          <table:table-cell office:value-type="float" office:value="2.23129" calcext:value-type="float">
            <text:p>2.23129</text:p>
          </table:table-cell>
          <table:table-cell office:value-type="float" office:value="2.16946" calcext:value-type="float">
            <text:p>2.16946</text:p>
          </table:table-cell>
          <table:table-cell office:value-type="float" office:value="3.72755" calcext:value-type="float">
            <text:p>3.72755</text:p>
          </table:table-cell>
          <table:table-cell office:value-type="float" office:value="3.14466" calcext:value-type="float">
            <text:p>3.14466</text:p>
          </table:table-cell>
          <table:table-cell office:value-type="float" office:value="2.58347" calcext:value-type="float">
            <text:p>2.58347</text:p>
          </table:table-cell>
          <table:table-cell office:value-type="float" office:value="1.818" calcext:value-type="float">
            <text:p>1.818</text:p>
          </table:table-cell>
          <table:table-cell office:value-type="float" office:value="3.21945" calcext:value-type="float">
            <text:p>3.21945</text:p>
          </table:table-cell>
          <table:table-cell office:value-type="float" office:value="0.604752" calcext:value-type="float">
            <text:p>0.604752</text:p>
          </table:table-cell>
          <table:table-cell office:value-type="float" office:value="3.10213" calcext:value-type="float">
            <text:p>3.10213</text:p>
          </table:table-cell>
          <table:table-cell office:value-type="float" office:value="11.9558" calcext:value-type="float">
            <text:p>11.9558</text:p>
          </table:table-cell>
          <table:table-cell office:value-type="float" office:value="1.87399" calcext:value-type="float">
            <text:p>1.87399</text:p>
          </table:table-cell>
          <table:table-cell office:value-type="float" office:value="2.55748" calcext:value-type="float">
            <text:p>2.55748</text:p>
          </table:table-cell>
          <table:table-cell office:value-type="float" office:value="0.604752" calcext:value-type="float">
            <text:p>0.604752</text:p>
          </table:table-cell>
          <table:table-cell office:value-type="float" office:value="2.43274" calcext:value-type="float">
            <text:p>2.43274</text:p>
          </table:table-cell>
          <table:table-cell office:value-type="float" office:value="1.32242" calcext:value-type="float">
            <text:p>1.32242</text:p>
          </table:table-cell>
          <table:table-cell office:value-type="float" office:value="3.06027" calcext:value-type="float">
            <text:p>3.06027</text:p>
          </table:table-cell>
          <table:table-cell office:value-type="float" office:value="2.87106" calcext:value-type="float">
            <text:p>2.87106</text:p>
          </table:table-cell>
          <table:table-cell office:value-type="float" office:value="3.06575" calcext:value-type="float">
            <text:p>3.06575</text:p>
          </table:table-cell>
          <table:table-cell office:value-type="float" office:value="3.29591" calcext:value-type="float">
            <text:p>3.29591</text:p>
          </table:table-cell>
          <table:table-cell office:value-type="float" office:value="3.10213" calcext:value-type="float">
            <text:p>3.10213</text:p>
          </table:table-cell>
          <table:table-cell office:value-type="float" office:value="3.40269" calcext:value-type="float">
            <text:p>3.40269</text:p>
          </table:table-cell>
          <table:table-cell office:value-type="float" office:value="11.9558" calcext:value-type="float">
            <text:p>11.9558</text:p>
          </table:table-cell>
          <table:table-cell office:value-type="float" office:value="2.16868" calcext:value-type="float">
            <text:p>2.16868</text:p>
          </table:table-cell>
          <table:table-cell office:value-type="float" office:value="3.63707" calcext:value-type="float">
            <text:p>3.63707</text:p>
          </table:table-cell>
          <table:table-cell office:value-type="float" office:value="0.663817" calcext:value-type="float">
            <text:p>0.663817</text:p>
          </table:table-cell>
          <table:table-cell office:value-type="float" office:value="3.00996" calcext:value-type="float">
            <text:p>3.00996</text:p>
          </table:table-cell>
          <table:table-cell office:value-type="float" office:value="20.6017" calcext:value-type="float">
            <text:p>20.6017</text:p>
          </table:table-cell>
          <table:table-cell office:value-type="float" office:value="3.03518" calcext:value-type="float">
            <text:p>3.03518</text:p>
          </table:table-cell>
          <table:table-cell office:value-type="float" office:value="2.9075" calcext:value-type="float">
            <text:p>2.9075</text:p>
          </table:table-cell>
          <table:table-cell office:value-type="float" office:value="3.75447" calcext:value-type="float">
            <text:p>3.75447</text:p>
          </table:table-cell>
          <table:table-cell office:value-type="float" office:value="3.06027" calcext:value-type="float">
            <text:p>3.06027</text:p>
          </table:table-cell>
          <table:table-cell office:value-type="float" office:value="2.12798" calcext:value-type="float">
            <text:p>2.12798</text:p>
          </table:table-cell>
          <table:table-cell office:value-type="float" office:value="2.81403" calcext:value-type="float">
            <text:p>2.81403</text:p>
          </table:table-cell>
          <table:table-cell office:value-type="float" office:value="18.3443" calcext:value-type="float">
            <text:p>18.3443</text:p>
          </table:table-cell>
          <table:table-cell office:value-type="float" office:value="3.50259" calcext:value-type="float">
            <text:p>3.50259</text:p>
          </table:table-cell>
          <table:table-cell office:value-type="float" office:value="3.67611" calcext:value-type="float">
            <text:p>3.67611</text:p>
          </table:table-cell>
          <table:table-cell office:value-type="float" office:value="3.45015" calcext:value-type="float">
            <text:p>3.45015</text:p>
          </table:table-cell>
          <table:table-cell office:value-type="float" office:value="0.604752" calcext:value-type="float">
            <text:p>0.604752</text:p>
          </table:table-cell>
          <table:table-cell office:value-type="float" office:value="2.55307" calcext:value-type="float">
            <text:p>2.55307</text:p>
          </table:table-cell>
          <table:table-cell office:value-type="float" office:value="11.8809" calcext:value-type="float">
            <text:p>11.8809</text:p>
          </table:table-cell>
          <table:table-cell office:value-type="float" office:value="2.89156" calcext:value-type="float">
            <text:p>2.89156</text:p>
          </table:table-cell>
          <table:table-cell office:value-type="float" office:value="3.53114" calcext:value-type="float">
            <text:p>3.53114</text:p>
          </table:table-cell>
          <table:table-cell office:value-type="float" office:value="0.604752" calcext:value-type="float">
            <text:p>0.604752</text:p>
          </table:table-cell>
          <table:table-cell office:value-type="float" office:value="2.0898" calcext:value-type="float">
            <text:p>2.0898</text:p>
          </table:table-cell>
          <table:table-cell office:value-type="float" office:value="0" calcext:value-type="float">
            <text:p>0</text:p>
          </table:table-cell>
          <table:table-cell office:value-type="float" office:value="2.96626" calcext:value-type="float">
            <text:p>2.96626</text:p>
          </table:table-cell>
          <table:table-cell office:value-type="float" office:value="2.33694" calcext:value-type="float">
            <text:p>2.33694</text:p>
          </table:table-cell>
          <table:table-cell office:value-type="float" office:value="3.06027" calcext:value-type="float">
            <text:p>3.06027</text:p>
          </table:table-cell>
          <table:table-cell office:value-type="float" office:value="3.44734" calcext:value-type="float">
            <text:p>3.44734</text:p>
          </table:table-cell>
          <table:table-cell office:value-type="float" office:value="2.55307" calcext:value-type="float">
            <text:p>2.55307</text:p>
          </table:table-cell>
          <table:table-cell office:value-type="float" office:value="3.40595" calcext:value-type="float">
            <text:p>3.40595</text:p>
          </table:table-cell>
          <table:table-cell office:value-type="float" office:value="11.8809" calcext:value-type="float">
            <text:p>11.8809</text:p>
          </table:table-cell>
          <table:table-cell office:value-type="float" office:value="1.66901" calcext:value-type="float">
            <text:p>1.66901</text:p>
          </table:table-cell>
          <table:table-cell office:value-type="float" office:value="1.65577" calcext:value-type="float">
            <text:p>1.65577</text:p>
          </table:table-cell>
          <table:table-cell office:value-type="float" office:value="1.9636" calcext:value-type="float">
            <text:p>1.9636</text:p>
          </table:table-cell>
          <table:table-cell office:value-type="float" office:value="2.13232" calcext:value-type="float">
            <text:p>2.13232</text:p>
          </table:table-cell>
          <table:table-cell office:value-type="float" office:value="3.01175" calcext:value-type="float">
            <text:p>3.01175</text:p>
          </table:table-cell>
          <table:table-cell office:value-type="float" office:value="3.71472" calcext:value-type="float">
            <text:p>3.71472</text:p>
          </table:table-cell>
          <table:table-cell office:value-type="float" office:value="2.91546" calcext:value-type="float">
            <text:p>2.91546</text:p>
          </table:table-cell>
          <table:table-cell office:value-type="float" office:value="3.57645" calcext:value-type="float">
            <text:p>3.57645</text:p>
          </table:table-cell>
          <table:table-cell office:value-type="float" office:value="2.96626" calcext:value-type="float">
            <text:p>2.96626</text:p>
          </table:table-cell>
          <table:table-cell office:value-type="float" office:value="3.01769" calcext:value-type="float">
            <text:p>3.01769</text:p>
          </table:table-cell>
          <table:table-cell office:value-type="float" office:value="2.81403" calcext:value-type="float">
            <text:p>2.81403</text:p>
          </table:table-cell>
          <table:table-cell office:value-type="float" office:value="18.9123" calcext:value-type="float">
            <text:p>18.9123</text:p>
          </table:table-cell>
          <table:table-cell office:value-type="float" office:value="2.49026" calcext:value-type="float">
            <text:p>2.49026</text:p>
          </table:table-cell>
          <table:table-cell office:value-type="float" office:value="2.96254" calcext:value-type="float">
            <text:p>2.96254</text:p>
          </table:table-cell>
          <table:table-cell table:number-columns-repeated="6" office:value-type="float" office:value="4.2192" calcext:value-type="float">
            <text:p>4.219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99" calcext:value-type="float">
            <text:p>99</text:p>
          </table:table-cell>
          <table:table-cell office:value-type="float" office:value="4.55073" calcext:value-type="float">
            <text:p>4.55073</text:p>
          </table:table-cell>
          <table:table-cell office:value-type="float" office:value="0.581054" calcext:value-type="float">
            <text:p>0.581054</text:p>
          </table:table-cell>
          <table:table-cell office:value-type="float" office:value="1.36612" calcext:value-type="float">
            <text:p>1.36612</text:p>
          </table:table-cell>
          <table:table-cell office:value-type="float" office:value="0.790295" calcext:value-type="float">
            <text:p>0.790295</text:p>
          </table:table-cell>
          <table:table-cell office:value-type="float" office:value="1.51823" calcext:value-type="float">
            <text:p>1.51823</text:p>
          </table:table-cell>
          <table:table-cell office:value-type="float" office:value="0.213973" calcext:value-type="float">
            <text:p>0.213973</text:p>
          </table:table-cell>
          <table:table-cell office:value-type="float" office:value="2.72981" calcext:value-type="float">
            <text:p>2.72981</text:p>
          </table:table-cell>
          <table:table-cell office:value-type="float" office:value="0.617935" calcext:value-type="float">
            <text:p>0.617935</text:p>
          </table:table-cell>
          <table:table-cell office:value-type="float" office:value="5.12459" calcext:value-type="float">
            <text:p>5.12459</text:p>
          </table:table-cell>
          <table:table-cell office:value-type="float" office:value="2.72981" calcext:value-type="float">
            <text:p>2.72981</text:p>
          </table:table-cell>
          <table:table-cell office:value-type="float" office:value="0.895046" calcext:value-type="float">
            <text:p>0.895046</text:p>
          </table:table-cell>
          <table:table-cell office:value-type="float" office:value="2.32546" calcext:value-type="float">
            <text:p>2.32546</text:p>
          </table:table-cell>
          <table:table-cell office:value-type="float" office:value="4.55073" calcext:value-type="float">
            <text:p>4.55073</text:p>
          </table:table-cell>
          <table:table-cell office:value-type="float" office:value="2.16326" calcext:value-type="float">
            <text:p>2.16326</text:p>
          </table:table-cell>
          <table:table-cell office:value-type="float" office:value="3.22527" calcext:value-type="float">
            <text:p>3.22527</text:p>
          </table:table-cell>
          <table:table-cell office:value-type="float" office:value="1.07729" calcext:value-type="float">
            <text:p>1.07729</text:p>
          </table:table-cell>
          <table:table-cell office:value-type="float" office:value="2.01484" calcext:value-type="float">
            <text:p>2.01484</text:p>
          </table:table-cell>
          <table:table-cell office:value-type="float" office:value="0.575958" calcext:value-type="float">
            <text:p>0.575958</text:p>
          </table:table-cell>
          <table:table-cell office:value-type="float" office:value="0.617935" calcext:value-type="float">
            <text:p>0.617935</text:p>
          </table:table-cell>
          <table:table-cell office:value-type="float" office:value="2.48594" calcext:value-type="float">
            <text:p>2.48594</text:p>
          </table:table-cell>
          <table:table-cell office:value-type="float" office:value="0.319205" calcext:value-type="float">
            <text:p>0.319205</text:p>
          </table:table-cell>
          <table:table-cell office:value-type="float" office:value="0.623292" calcext:value-type="float">
            <text:p>0.623292</text:p>
          </table:table-cell>
          <table:table-cell office:value-type="float" office:value="0.777297" calcext:value-type="float">
            <text:p>0.777297</text:p>
          </table:table-cell>
          <table:table-cell office:value-type="float" office:value="0.485506" calcext:value-type="float">
            <text:p>0.485506</text:p>
          </table:table-cell>
          <table:table-cell office:value-type="float" office:value="2.07976" calcext:value-type="float">
            <text:p>2.07976</text:p>
          </table:table-cell>
          <table:table-cell office:value-type="float" office:value="18.6363" calcext:value-type="float">
            <text:p>18.6363</text:p>
          </table:table-cell>
          <table:table-cell office:value-type="float" office:value="3.9973" calcext:value-type="float">
            <text:p>3.9973</text:p>
          </table:table-cell>
          <table:table-cell office:value-type="float" office:value="0.319205" calcext:value-type="float">
            <text:p>0.319205</text:p>
          </table:table-cell>
          <table:table-cell office:value-type="float" office:value="0.598498" calcext:value-type="float">
            <text:p>0.598498</text:p>
          </table:table-cell>
          <table:table-cell office:value-type="float" office:value="0.395401" calcext:value-type="float">
            <text:p>0.395401</text:p>
          </table:table-cell>
          <table:table-cell office:value-type="float" office:value="5.07451" calcext:value-type="float">
            <text:p>5.07451</text:p>
          </table:table-cell>
          <table:table-cell office:value-type="float" office:value="2.45462" calcext:value-type="float">
            <text:p>2.45462</text:p>
          </table:table-cell>
          <table:table-cell office:value-type="float" office:value="0.0283779" calcext:value-type="float">
            <text:p>0.0283779</text:p>
          </table:table-cell>
          <table:table-cell office:value-type="float" office:value="0.791712" calcext:value-type="float">
            <text:p>0.791712</text:p>
          </table:table-cell>
          <table:table-cell office:value-type="float" office:value="0.371047" calcext:value-type="float">
            <text:p>0.371047</text:p>
          </table:table-cell>
          <table:table-cell office:value-type="float" office:value="0.508341" calcext:value-type="float">
            <text:p>0.508341</text:p>
          </table:table-cell>
          <table:table-cell office:value-type="float" office:value="0.788026" calcext:value-type="float">
            <text:p>0.788026</text:p>
          </table:table-cell>
          <table:table-cell office:value-type="float" office:value="0.401012" calcext:value-type="float">
            <text:p>0.401012</text:p>
          </table:table-cell>
          <table:table-cell office:value-type="float" office:value="19.5036" calcext:value-type="float">
            <text:p>19.5036</text:p>
          </table:table-cell>
          <table:table-cell office:value-type="float" office:value="0.788026" calcext:value-type="float">
            <text:p>0.788026</text:p>
          </table:table-cell>
          <table:table-cell office:value-type="float" office:value="0.117584" calcext:value-type="float">
            <text:p>0.117584</text:p>
          </table:table-cell>
          <table:table-cell office:value-type="float" office:value="0.945517" calcext:value-type="float">
            <text:p>0.945517</text:p>
          </table:table-cell>
          <table:table-cell office:value-type="float" office:value="5.07451" calcext:value-type="float">
            <text:p>5.07451</text:p>
          </table:table-cell>
          <table:table-cell office:value-type="float" office:value="2.16728" calcext:value-type="float">
            <text:p>2.16728</text:p>
          </table:table-cell>
          <table:table-cell office:value-type="float" office:value="3.69926" calcext:value-type="float">
            <text:p>3.69926</text:p>
          </table:table-cell>
          <table:table-cell office:value-type="float" office:value="0.965311" calcext:value-type="float">
            <text:p>0.965311</text:p>
          </table:table-cell>
          <table:table-cell office:value-type="float" office:value="2.16718" calcext:value-type="float">
            <text:p>2.16718</text:p>
          </table:table-cell>
          <table:table-cell office:value-type="float" office:value="1.07306" calcext:value-type="float">
            <text:p>1.07306</text:p>
          </table:table-cell>
          <table:table-cell office:value-type="float" office:value="0.401012" calcext:value-type="float">
            <text:p>0.401012</text:p>
          </table:table-cell>
          <table:table-cell office:value-type="float" office:value="2.96491" calcext:value-type="float">
            <text:p>2.96491</text:p>
          </table:table-cell>
          <table:table-cell office:value-type="float" office:value="0.187739" calcext:value-type="float">
            <text:p>0.187739</text:p>
          </table:table-cell>
          <table:table-cell office:value-type="float" office:value="0.454712" calcext:value-type="float">
            <text:p>0.454712</text:p>
          </table:table-cell>
          <table:table-cell office:value-type="float" office:value="0.345294" calcext:value-type="float">
            <text:p>0.345294</text:p>
          </table:table-cell>
          <table:table-cell office:value-type="float" office:value="0.534354" calcext:value-type="float">
            <text:p>0.534354</text:p>
          </table:table-cell>
          <table:table-cell office:value-type="float" office:value="0.760209" calcext:value-type="float">
            <text:p>0.760209</text:p>
          </table:table-cell>
          <table:table-cell office:value-type="float" office:value="0.893913" calcext:value-type="float">
            <text:p>0.893913</text:p>
          </table:table-cell>
          <table:table-cell office:value-type="float" office:value="2.16326" calcext:value-type="float">
            <text:p>2.16326</text:p>
          </table:table-cell>
          <table:table-cell office:value-type="float" office:value="0.187739" calcext:value-type="float">
            <text:p>0.187739</text:p>
          </table:table-cell>
          <table:table-cell office:value-type="float" office:value="0.410156" calcext:value-type="float">
            <text:p>0.410156</text:p>
          </table:table-cell>
          <table:table-cell office:value-type="float" office:value="1.16685" calcext:value-type="float">
            <text:p>1.16685</text:p>
          </table:table-cell>
          <table:table-cell office:value-type="float" office:value="1.11647" calcext:value-type="float">
            <text:p>1.11647</text:p>
          </table:table-cell>
          <table:table-cell office:value-type="float" office:value="3.52958" calcext:value-type="float">
            <text:p>3.52958</text:p>
          </table:table-cell>
          <table:table-cell office:value-type="float" office:value="0.208642" calcext:value-type="float">
            <text:p>0.208642</text:p>
          </table:table-cell>
          <table:table-cell office:value-type="float" office:value="12.909" calcext:value-type="float">
            <text:p>12.909</text:p>
          </table:table-cell>
          <table:table-cell office:value-type="float" office:value="1.14165" calcext:value-type="float">
            <text:p>1.14165</text:p>
          </table:table-cell>
          <table:table-cell office:value-type="float" office:value="0.982845" calcext:value-type="float">
            <text:p>0.982845</text:p>
          </table:table-cell>
          <table:table-cell office:value-type="float" office:value="3.52958" calcext:value-type="float">
            <text:p>3.52958</text:p>
          </table:table-cell>
          <table:table-cell office:value-type="float" office:value="2.30558" calcext:value-type="float">
            <text:p>2.30558</text:p>
          </table:table-cell>
          <table:table-cell office:value-type="float" office:value="2.82714" calcext:value-type="float">
            <text:p>2.82714</text:p>
          </table:table-cell>
          <table:table-cell office:value-type="float" office:value="0.0970291" calcext:value-type="float">
            <text:p>0.0970291</text:p>
          </table:table-cell>
          <table:table-cell office:value-type="float" office:value="2.27972" calcext:value-type="float">
            <text:p>2.27972</text:p>
          </table:table-cell>
          <table:table-cell office:value-type="float" office:value="0.105003" calcext:value-type="float">
            <text:p>0.105003</text:p>
          </table:table-cell>
          <table:table-cell office:value-type="float" office:value="2.50648" calcext:value-type="float">
            <text:p>2.50648</text:p>
          </table:table-cell>
          <table:table-cell office:value-type="float" office:value="0.208642" calcext:value-type="float">
            <text:p>0.208642</text:p>
          </table:table-cell>
          <table:table-cell office:value-type="float" office:value="2.18292" calcext:value-type="float">
            <text:p>2.18292</text:p>
          </table:table-cell>
          <table:table-cell office:value-type="float" office:value="12.909" calcext:value-type="float">
            <text:p>12.909</text:p>
          </table:table-cell>
          <table:table-cell office:value-type="float" office:value="0.805937" calcext:value-type="float">
            <text:p>0.805937</text:p>
          </table:table-cell>
          <table:table-cell office:value-type="float" office:value="2.13787" calcext:value-type="float">
            <text:p>2.13787</text:p>
          </table:table-cell>
          <table:table-cell office:value-type="float" office:value="2.99559" calcext:value-type="float">
            <text:p>2.99559</text:p>
          </table:table-cell>
          <table:table-cell office:value-type="float" office:value="0.439037" calcext:value-type="float">
            <text:p>0.439037</text:p>
          </table:table-cell>
          <table:table-cell office:value-type="float" office:value="18.8279" calcext:value-type="float">
            <text:p>18.8279</text:p>
          </table:table-cell>
          <table:table-cell office:value-type="float" office:value="5.72243" calcext:value-type="float">
            <text:p>5.72243</text:p>
          </table:table-cell>
          <table:table-cell office:value-type="float" office:value="0.842497" calcext:value-type="float">
            <text:p>0.842497</text:p>
          </table:table-cell>
          <table:table-cell office:value-type="float" office:value="1.76992" calcext:value-type="float">
            <text:p>1.76992</text:p>
          </table:table-cell>
          <table:table-cell office:value-type="float" office:value="0.0970291" calcext:value-type="float">
            <text:p>0.0970291</text:p>
          </table:table-cell>
          <table:table-cell office:value-type="float" office:value="0.843913" calcext:value-type="float">
            <text:p>0.843913</text:p>
          </table:table-cell>
          <table:table-cell office:value-type="float" office:value="0.156044" calcext:value-type="float">
            <text:p>0.156044</text:p>
          </table:table-cell>
          <table:table-cell office:value-type="float" office:value="19.4596" calcext:value-type="float">
            <text:p>19.4596</text:p>
          </table:table-cell>
          <table:table-cell office:value-type="float" office:value="2.44816" calcext:value-type="float">
            <text:p>2.44816</text:p>
          </table:table-cell>
          <table:table-cell office:value-type="float" office:value="1.36085" calcext:value-type="float">
            <text:p>1.36085</text:p>
          </table:table-cell>
          <table:table-cell office:value-type="float" office:value="1.11843" calcext:value-type="float">
            <text:p>1.11843</text:p>
          </table:table-cell>
          <table:table-cell office:value-type="float" office:value="3.52958" calcext:value-type="float">
            <text:p>3.52958</text:p>
          </table:table-cell>
          <table:table-cell office:value-type="float" office:value="0.530535" calcext:value-type="float">
            <text:p>0.530535</text:p>
          </table:table-cell>
          <table:table-cell office:value-type="float" office:value="12.8226" calcext:value-type="float">
            <text:p>12.8226</text:p>
          </table:table-cell>
          <table:table-cell office:value-type="float" office:value="1.6401" calcext:value-type="float">
            <text:p>1.6401</text:p>
          </table:table-cell>
          <table:table-cell office:value-type="float" office:value="0.674509" calcext:value-type="float">
            <text:p>0.674509</text:p>
          </table:table-cell>
          <table:table-cell office:value-type="float" office:value="3.52958" calcext:value-type="float">
            <text:p>3.52958</text:p>
          </table:table-cell>
          <table:table-cell office:value-type="float" office:value="2.12143" calcext:value-type="float">
            <text:p>2.12143</text:p>
          </table:table-cell>
          <table:table-cell office:value-type="float" office:value="2.96626" calcext:value-type="float">
            <text:p>2.96626</text:p>
          </table:table-cell>
          <table:table-cell office:value-type="float" office:value="0" calcext:value-type="float">
            <text:p>0</text:p>
          </table:table-cell>
          <table:table-cell office:value-type="float" office:value="0.631176" calcext:value-type="float">
            <text:p>0.631176</text:p>
          </table:table-cell>
          <table:table-cell office:value-type="float" office:value="0.0970291" calcext:value-type="float">
            <text:p>0.0970291</text:p>
          </table:table-cell>
          <table:table-cell office:value-type="float" office:value="2.29306" calcext:value-type="float">
            <text:p>2.29306</text:p>
          </table:table-cell>
          <table:table-cell office:value-type="float" office:value="0.530535" calcext:value-type="float">
            <text:p>0.530535</text:p>
          </table:table-cell>
          <table:table-cell office:value-type="float" office:value="2.17754" calcext:value-type="float">
            <text:p>2.17754</text:p>
          </table:table-cell>
          <table:table-cell office:value-type="float" office:value="12.8226" calcext:value-type="float">
            <text:p>12.8226</text:p>
          </table:table-cell>
          <table:table-cell office:value-type="float" office:value="1.30056" calcext:value-type="float">
            <text:p>1.30056</text:p>
          </table:table-cell>
          <table:table-cell office:value-type="float" office:value="1.71582" calcext:value-type="float">
            <text:p>1.71582</text:p>
          </table:table-cell>
          <table:table-cell office:value-type="float" office:value="2.0436" calcext:value-type="float">
            <text:p>2.0436</text:p>
          </table:table-cell>
          <table:table-cell office:value-type="float" office:value="0.87328" calcext:value-type="float">
            <text:p>0.87328</text:p>
          </table:table-cell>
          <table:table-cell office:value-type="float" office:value="0.185775" calcext:value-type="float">
            <text:p>0.185775</text:p>
          </table:table-cell>
          <table:table-cell office:value-type="float" office:value="6.40487" calcext:value-type="float">
            <text:p>6.40487</text:p>
          </table:table-cell>
          <table:table-cell office:value-type="float" office:value="0.947484" calcext:value-type="float">
            <text:p>0.947484</text:p>
          </table:table-cell>
          <table:table-cell office:value-type="float" office:value="2.19189" calcext:value-type="float">
            <text:p>2.19189</text:p>
          </table:table-cell>
          <table:table-cell office:value-type="float" office:value="0" calcext:value-type="float">
            <text:p>0</text:p>
          </table:table-cell>
          <table:table-cell office:value-type="float" office:value="5.70517" calcext:value-type="float">
            <text:p>5.70517</text:p>
          </table:table-cell>
          <table:table-cell office:value-type="float" office:value="0.156044" calcext:value-type="float">
            <text:p>0.156044</text:p>
          </table:table-cell>
          <table:table-cell office:value-type="float" office:value="20.1" calcext:value-type="float">
            <text:p>20.1</text:p>
          </table:table-cell>
          <table:table-cell office:value-type="float" office:value="1.98991" calcext:value-type="float">
            <text:p>1.98991</text:p>
          </table:table-cell>
          <table:table-cell office:value-type="float" office:value="0.263409" calcext:value-type="float">
            <text:p>0.263409</text:p>
          </table:table-cell>
          <table:table-cell table:number-columns-repeated="6" office:value-type="float" office:value="4.43648" calcext:value-type="float">
            <text:p>4.4364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100" calcext:value-type="float">
            <text:p>100</text:p>
          </table:table-cell>
          <table:table-cell office:value-type="float" office:value="4.06203" calcext:value-type="float">
            <text:p>4.06203</text:p>
          </table:table-cell>
          <table:table-cell office:value-type="float" office:value="0.24507" calcext:value-type="float">
            <text:p>0.24507</text:p>
          </table:table-cell>
          <table:table-cell office:value-type="float" office:value="1.60484" calcext:value-type="float">
            <text:p>1.60484</text:p>
          </table:table-cell>
          <table:table-cell office:value-type="float" office:value="0.27831" calcext:value-type="float">
            <text:p>0.27831</text:p>
          </table:table-cell>
          <table:table-cell office:value-type="float" office:value="0.890969" calcext:value-type="float">
            <text:p>0.890969</text:p>
          </table:table-cell>
          <table:table-cell office:value-type="float" office:value="0.569545" calcext:value-type="float">
            <text:p>0.569545</text:p>
          </table:table-cell>
          <table:table-cell office:value-type="float" office:value="2.47992" calcext:value-type="float">
            <text:p>2.47992</text:p>
          </table:table-cell>
          <table:table-cell office:value-type="float" office:value="0.395873" calcext:value-type="float">
            <text:p>0.395873</text:p>
          </table:table-cell>
          <table:table-cell office:value-type="float" office:value="4.49426" calcext:value-type="float">
            <text:p>4.49426</text:p>
          </table:table-cell>
          <table:table-cell office:value-type="float" office:value="2.47992" calcext:value-type="float">
            <text:p>2.47992</text:p>
          </table:table-cell>
          <table:table-cell office:value-type="float" office:value="0.363123" calcext:value-type="float">
            <text:p>0.363123</text:p>
          </table:table-cell>
          <table:table-cell office:value-type="float" office:value="2.07342" calcext:value-type="float">
            <text:p>2.07342</text:p>
          </table:table-cell>
          <table:table-cell office:value-type="float" office:value="4.06203" calcext:value-type="float">
            <text:p>4.06203</text:p>
          </table:table-cell>
          <table:table-cell office:value-type="float" office:value="2.23171" calcext:value-type="float">
            <text:p>2.23171</text:p>
          </table:table-cell>
          <table:table-cell office:value-type="float" office:value="2.63598" calcext:value-type="float">
            <text:p>2.63598</text:p>
          </table:table-cell>
          <table:table-cell office:value-type="float" office:value="0.455399" calcext:value-type="float">
            <text:p>0.455399</text:p>
          </table:table-cell>
          <table:table-cell office:value-type="float" office:value="1.50448" calcext:value-type="float">
            <text:p>1.50448</text:p>
          </table:table-cell>
          <table:table-cell office:value-type="float" office:value="1.20682" calcext:value-type="float">
            <text:p>1.20682</text:p>
          </table:table-cell>
          <table:table-cell office:value-type="float" office:value="0.395873" calcext:value-type="float">
            <text:p>0.395873</text:p>
          </table:table-cell>
          <table:table-cell office:value-type="float" office:value="1.88237" calcext:value-type="float">
            <text:p>1.88237</text:p>
          </table:table-cell>
          <table:table-cell office:value-type="float" office:value="0.345985" calcext:value-type="float">
            <text:p>0.345985</text:p>
          </table:table-cell>
          <table:table-cell office:value-type="float" office:value="0.614552" calcext:value-type="float">
            <text:p>0.614552</text:p>
          </table:table-cell>
          <table:table-cell office:value-type="float" office:value="0.151209" calcext:value-type="float">
            <text:p>0.151209</text:p>
          </table:table-cell>
          <table:table-cell office:value-type="float" office:value="0.379901" calcext:value-type="float">
            <text:p>0.379901</text:p>
          </table:table-cell>
          <table:table-cell office:value-type="float" office:value="1.45301" calcext:value-type="float">
            <text:p>1.45301</text:p>
          </table:table-cell>
          <table:table-cell office:value-type="float" office:value="19.0212" calcext:value-type="float">
            <text:p>19.0212</text:p>
          </table:table-cell>
          <table:table-cell office:value-type="float" office:value="3.37418" calcext:value-type="float">
            <text:p>3.37418</text:p>
          </table:table-cell>
          <table:table-cell office:value-type="float" office:value="0.345985" calcext:value-type="float">
            <text:p>0.345985</text:p>
          </table:table-cell>
          <table:table-cell office:value-type="float" office:value="0.455652" calcext:value-type="float">
            <text:p>0.455652</text:p>
          </table:table-cell>
          <table:table-cell office:value-type="float" office:value="0.791309" calcext:value-type="float">
            <text:p>0.791309</text:p>
          </table:table-cell>
          <table:table-cell office:value-type="float" office:value="4.57015" calcext:value-type="float">
            <text:p>4.57015</text:p>
          </table:table-cell>
          <table:table-cell office:value-type="float" office:value="2.10514" calcext:value-type="float">
            <text:p>2.10514</text:p>
          </table:table-cell>
          <table:table-cell office:value-type="float" office:value="0.605944" calcext:value-type="float">
            <text:p>0.605944</text:p>
          </table:table-cell>
          <table:table-cell office:value-type="float" office:value="0.823843" calcext:value-type="float">
            <text:p>0.823843</text:p>
          </table:table-cell>
          <table:table-cell office:value-type="float" office:value="0.508886" calcext:value-type="float">
            <text:p>0.508886</text:p>
          </table:table-cell>
          <table:table-cell office:value-type="float" office:value="0.14189" calcext:value-type="float">
            <text:p>0.14189</text:p>
          </table:table-cell>
          <table:table-cell office:value-type="float" office:value="1.10841" calcext:value-type="float">
            <text:p>1.10841</text:p>
          </table:table-cell>
          <table:table-cell office:value-type="float" office:value="0.468931" calcext:value-type="float">
            <text:p>0.468931</text:p>
          </table:table-cell>
          <table:table-cell office:value-type="float" office:value="19.2728" calcext:value-type="float">
            <text:p>19.2728</text:p>
          </table:table-cell>
          <table:table-cell office:value-type="float" office:value="1.10841" calcext:value-type="float">
            <text:p>1.10841</text:p>
          </table:table-cell>
          <table:table-cell office:value-type="float" office:value="0.747378" calcext:value-type="float">
            <text:p>0.747378</text:p>
          </table:table-cell>
          <table:table-cell office:value-type="float" office:value="0.513254" calcext:value-type="float">
            <text:p>0.513254</text:p>
          </table:table-cell>
          <table:table-cell office:value-type="float" office:value="4.57015" calcext:value-type="float">
            <text:p>4.57015</text:p>
          </table:table-cell>
          <table:table-cell office:value-type="float" office:value="2.23336" calcext:value-type="float">
            <text:p>2.23336</text:p>
          </table:table-cell>
          <table:table-cell office:value-type="float" office:value="3.11026" calcext:value-type="float">
            <text:p>3.11026</text:p>
          </table:table-cell>
          <table:table-cell office:value-type="float" office:value="0.334923" calcext:value-type="float">
            <text:p>0.334923</text:p>
          </table:table-cell>
          <table:table-cell office:value-type="float" office:value="1.58718" calcext:value-type="float">
            <text:p>1.58718</text:p>
          </table:table-cell>
          <table:table-cell office:value-type="float" office:value="1.35549" calcext:value-type="float">
            <text:p>1.35549</text:p>
          </table:table-cell>
          <table:table-cell office:value-type="float" office:value="0.468931" calcext:value-type="float">
            <text:p>0.468931</text:p>
          </table:table-cell>
          <table:table-cell office:value-type="float" office:value="2.40432" calcext:value-type="float">
            <text:p>2.40432</text:p>
          </table:table-cell>
          <table:table-cell office:value-type="float" office:value="0.814104" calcext:value-type="float">
            <text:p>0.814104</text:p>
          </table:table-cell>
          <table:table-cell office:value-type="float" office:value="0.435285" calcext:value-type="float">
            <text:p>0.435285</text:p>
          </table:table-cell>
          <table:table-cell office:value-type="float" office:value="0.31112" calcext:value-type="float">
            <text:p>0.31112</text:p>
          </table:table-cell>
          <table:table-cell office:value-type="float" office:value="0.631193" calcext:value-type="float">
            <text:p>0.631193</text:p>
          </table:table-cell>
          <table:table-cell office:value-type="float" office:value="0.167855" calcext:value-type="float">
            <text:p>0.167855</text:p>
          </table:table-cell>
          <table:table-cell office:value-type="float" office:value="0.434519" calcext:value-type="float">
            <text:p>0.434519</text:p>
          </table:table-cell>
          <table:table-cell office:value-type="float" office:value="2.23171" calcext:value-type="float">
            <text:p>2.23171</text:p>
          </table:table-cell>
          <table:table-cell office:value-type="float" office:value="0.814104" calcext:value-type="float">
            <text:p>0.814104</text:p>
          </table:table-cell>
          <table:table-cell office:value-type="float" office:value="0.260947" calcext:value-type="float">
            <text:p>0.260947</text:p>
          </table:table-cell>
          <table:table-cell office:value-type="float" office:value="0.564457" calcext:value-type="float">
            <text:p>0.564457</text:p>
          </table:table-cell>
          <table:table-cell office:value-type="float" office:value="1.27156" calcext:value-type="float">
            <text:p>1.27156</text:p>
          </table:table-cell>
          <table:table-cell office:value-type="float" office:value="2.90551" calcext:value-type="float">
            <text:p>2.90551</text:p>
          </table:table-cell>
          <table:table-cell office:value-type="float" office:value="0.788437" calcext:value-type="float">
            <text:p>0.788437</text:p>
          </table:table-cell>
          <table:table-cell office:value-type="float" office:value="12.6944" calcext:value-type="float">
            <text:p>12.6944</text:p>
          </table:table-cell>
          <table:table-cell office:value-type="float" office:value="0.570388" calcext:value-type="float">
            <text:p>0.570388</text:p>
          </table:table-cell>
          <table:table-cell office:value-type="float" office:value="0.866234" calcext:value-type="float">
            <text:p>0.866234</text:p>
          </table:table-cell>
          <table:table-cell office:value-type="float" office:value="2.90551" calcext:value-type="float">
            <text:p>2.90551</text:p>
          </table:table-cell>
          <table:table-cell office:value-type="float" office:value="1.9533" calcext:value-type="float">
            <text:p>1.9533</text:p>
          </table:table-cell>
          <table:table-cell office:value-type="float" office:value="2.25614" calcext:value-type="float">
            <text:p>2.25614</text:p>
          </table:table-cell>
          <table:table-cell office:value-type="float" office:value="0.723863" calcext:value-type="float">
            <text:p>0.723863</text:p>
          </table:table-cell>
          <table:table-cell office:value-type="float" office:value="2.04861" calcext:value-type="float">
            <text:p>2.04861</text:p>
          </table:table-cell>
          <table:table-cell office:value-type="float" office:value="0.729066" calcext:value-type="float">
            <text:p>0.729066</text:p>
          </table:table-cell>
          <table:table-cell office:value-type="float" office:value="2.36192" calcext:value-type="float">
            <text:p>2.36192</text:p>
          </table:table-cell>
          <table:table-cell office:value-type="float" office:value="0.788437" calcext:value-type="float">
            <text:p>0.788437</text:p>
          </table:table-cell>
          <table:table-cell office:value-type="float" office:value="2.1346" calcext:value-type="float">
            <text:p>2.1346</text:p>
          </table:table-cell>
          <table:table-cell office:value-type="float" office:value="12.6944" calcext:value-type="float">
            <text:p>12.6944</text:p>
          </table:table-cell>
          <table:table-cell office:value-type="float" office:value="0.179095" calcext:value-type="float">
            <text:p>0.179095</text:p>
          </table:table-cell>
          <table:table-cell office:value-type="float" office:value="2.18063" calcext:value-type="float">
            <text:p>2.18063</text:p>
          </table:table-cell>
          <table:table-cell office:value-type="float" office:value="2.37396" calcext:value-type="float">
            <text:p>2.37396</text:p>
          </table:table-cell>
          <table:table-cell office:value-type="float" office:value="0.753605" calcext:value-type="float">
            <text:p>0.753605</text:p>
          </table:table-cell>
          <table:table-cell office:value-type="float" office:value="19.2152" calcext:value-type="float">
            <text:p>19.2152</text:p>
          </table:table-cell>
          <table:table-cell office:value-type="float" office:value="5.11182" calcext:value-type="float">
            <text:p>5.11182</text:p>
          </table:table-cell>
          <table:table-cell office:value-type="float" office:value="0.901895" calcext:value-type="float">
            <text:p>0.901895</text:p>
          </table:table-cell>
          <table:table-cell office:value-type="float" office:value="1.96001" calcext:value-type="float">
            <text:p>1.96001</text:p>
          </table:table-cell>
          <table:table-cell office:value-type="float" office:value="0.723863" calcext:value-type="float">
            <text:p>0.723863</text:p>
          </table:table-cell>
          <table:table-cell office:value-type="float" office:value="0.244764" calcext:value-type="float">
            <text:p>0.244764</text:p>
          </table:table-cell>
          <table:table-cell office:value-type="float" office:value="0.477382" calcext:value-type="float">
            <text:p>0.477382</text:p>
          </table:table-cell>
          <table:table-cell office:value-type="float" office:value="19.229" calcext:value-type="float">
            <text:p>19.229</text:p>
          </table:table-cell>
          <table:table-cell office:value-type="float" office:value="2.3767" calcext:value-type="float">
            <text:p>2.3767</text:p>
          </table:table-cell>
          <table:table-cell office:value-type="float" office:value="1.65792" calcext:value-type="float">
            <text:p>1.65792</text:p>
          </table:table-cell>
          <table:table-cell office:value-type="float" office:value="1.39661" calcext:value-type="float">
            <text:p>1.39661</text:p>
          </table:table-cell>
          <table:table-cell office:value-type="float" office:value="2.90551" calcext:value-type="float">
            <text:p>2.90551</text:p>
          </table:table-cell>
          <table:table-cell office:value-type="float" office:value="0.40307" calcext:value-type="float">
            <text:p>0.40307</text:p>
          </table:table-cell>
          <table:table-cell office:value-type="float" office:value="12.6099" calcext:value-type="float">
            <text:p>12.6099</text:p>
          </table:table-cell>
          <table:table-cell office:value-type="float" office:value="1.59935" calcext:value-type="float">
            <text:p>1.59935</text:p>
          </table:table-cell>
          <table:table-cell office:value-type="float" office:value="1.25318" calcext:value-type="float">
            <text:p>1.25318</text:p>
          </table:table-cell>
          <table:table-cell office:value-type="float" office:value="2.90551" calcext:value-type="float">
            <text:p>2.90551</text:p>
          </table:table-cell>
          <table:table-cell office:value-type="float" office:value="1.69534" calcext:value-type="float">
            <text:p>1.69534</text:p>
          </table:table-cell>
          <table:table-cell office:value-type="float" office:value="2.33694" calcext:value-type="float">
            <text:p>2.33694</text:p>
          </table:table-cell>
          <table:table-cell office:value-type="float" office:value="0.631176" calcext:value-type="float">
            <text:p>0.631176</text:p>
          </table:table-cell>
          <table:table-cell office:value-type="float" office:value="0" calcext:value-type="float">
            <text:p>0</text:p>
          </table:table-cell>
          <table:table-cell office:value-type="float" office:value="0.723863" calcext:value-type="float">
            <text:p>0.723863</text:p>
          </table:table-cell>
          <table:table-cell office:value-type="float" office:value="2.2362" calcext:value-type="float">
            <text:p>2.2362</text:p>
          </table:table-cell>
          <table:table-cell office:value-type="float" office:value="0.40307" calcext:value-type="float">
            <text:p>0.40307</text:p>
          </table:table-cell>
          <table:table-cell office:value-type="float" office:value="2.13147" calcext:value-type="float">
            <text:p>2.13147</text:p>
          </table:table-cell>
          <table:table-cell office:value-type="float" office:value="12.6099" calcext:value-type="float">
            <text:p>12.6099</text:p>
          </table:table-cell>
          <table:table-cell office:value-type="float" office:value="0.669515" calcext:value-type="float">
            <text:p>0.669515</text:p>
          </table:table-cell>
          <table:table-cell office:value-type="float" office:value="1.16733" calcext:value-type="float">
            <text:p>1.16733</text:p>
          </table:table-cell>
          <table:table-cell office:value-type="float" office:value="1.58838" calcext:value-type="float">
            <text:p>1.58838</text:p>
          </table:table-cell>
          <table:table-cell office:value-type="float" office:value="0.339602" calcext:value-type="float">
            <text:p>0.339602</text:p>
          </table:table-cell>
          <table:table-cell office:value-type="float" office:value="0.683885" calcext:value-type="float">
            <text:p>0.683885</text:p>
          </table:table-cell>
          <table:table-cell office:value-type="float" office:value="5.79641" calcext:value-type="float">
            <text:p>5.79641</text:p>
          </table:table-cell>
          <table:table-cell office:value-type="float" office:value="0.981071" calcext:value-type="float">
            <text:p>0.981071</text:p>
          </table:table-cell>
          <table:table-cell office:value-type="float" office:value="2.20052" calcext:value-type="float">
            <text:p>2.20052</text:p>
          </table:table-cell>
          <table:table-cell office:value-type="float" office:value="0.631176" calcext:value-type="float">
            <text:p>0.631176</text:p>
          </table:table-cell>
          <table:table-cell office:value-type="float" office:value="5.09447" calcext:value-type="float">
            <text:p>5.09447</text:p>
          </table:table-cell>
          <table:table-cell office:value-type="float" office:value="0.477382" calcext:value-type="float">
            <text:p>0.477382</text:p>
          </table:table-cell>
          <table:table-cell office:value-type="float" office:value="19.8554" calcext:value-type="float">
            <text:p>19.8554</text:p>
          </table:table-cell>
          <table:table-cell office:value-type="float" office:value="1.68043" calcext:value-type="float">
            <text:p>1.68043</text:p>
          </table:table-cell>
          <table:table-cell office:value-type="float" office:value="0.652497" calcext:value-type="float">
            <text:p>0.652497</text:p>
          </table:table-cell>
          <table:table-cell table:number-columns-repeated="6" office:value-type="float" office:value="4.26172" calcext:value-type="float">
            <text:p>4.2617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101" calcext:value-type="float">
            <text:p>101</text:p>
          </table:table-cell>
          <table:table-cell office:value-type="float" office:value="4.643" calcext:value-type="float">
            <text:p>4.643</text:p>
          </table:table-cell>
          <table:table-cell office:value-type="float" office:value="0.657067" calcext:value-type="float">
            <text:p>0.657067</text:p>
          </table:table-cell>
          <table:table-cell office:value-type="float" office:value="1.38309" calcext:value-type="float">
            <text:p>1.38309</text:p>
          </table:table-cell>
          <table:table-cell office:value-type="float" office:value="0.887324" calcext:value-type="float">
            <text:p>0.887324</text:p>
          </table:table-cell>
          <table:table-cell office:value-type="float" office:value="1.60777" calcext:value-type="float">
            <text:p>1.60777</text:p>
          </table:table-cell>
          <table:table-cell office:value-type="float" office:value="0.246739" calcext:value-type="float">
            <text:p>0.246739</text:p>
          </table:table-cell>
          <table:table-cell office:value-type="float" office:value="2.75014" calcext:value-type="float">
            <text:p>2.75014</text:p>
          </table:table-cell>
          <table:table-cell office:value-type="float" office:value="0.71063" calcext:value-type="float">
            <text:p>0.71063</text:p>
          </table:table-cell>
          <table:table-cell office:value-type="float" office:value="5.21807" calcext:value-type="float">
            <text:p>5.21807</text:p>
          </table:table-cell>
          <table:table-cell office:value-type="float" office:value="2.75014" calcext:value-type="float">
            <text:p>2.75014</text:p>
          </table:table-cell>
          <table:table-cell office:value-type="float" office:value="0.992069" calcext:value-type="float">
            <text:p>0.992069</text:p>
          </table:table-cell>
          <table:table-cell office:value-type="float" office:value="2.34825" calcext:value-type="float">
            <text:p>2.34825</text:p>
          </table:table-cell>
          <table:table-cell office:value-type="float" office:value="4.643" calcext:value-type="float">
            <text:p>4.643</text:p>
          </table:table-cell>
          <table:table-cell office:value-type="float" office:value="2.13787" calcext:value-type="float">
            <text:p>2.13787</text:p>
          </table:table-cell>
          <table:table-cell office:value-type="float" office:value="3.3223" calcext:value-type="float">
            <text:p>3.3223</text:p>
          </table:table-cell>
          <table:table-cell office:value-type="float" office:value="1.16606" calcext:value-type="float">
            <text:p>1.16606</text:p>
          </table:table-cell>
          <table:table-cell office:value-type="float" office:value="2.10988" calcext:value-type="float">
            <text:p>2.10988</text:p>
          </table:table-cell>
          <table:table-cell office:value-type="float" office:value="0.483353" calcext:value-type="float">
            <text:p>0.483353</text:p>
          </table:table-cell>
          <table:table-cell office:value-type="float" office:value="0.71063" calcext:value-type="float">
            <text:p>0.71063</text:p>
          </table:table-cell>
          <table:table-cell office:value-type="float" office:value="2.56769" calcext:value-type="float">
            <text:p>2.56769</text:p>
          </table:table-cell>
          <table:table-cell office:value-type="float" office:value="0.416228" calcext:value-type="float">
            <text:p>0.416228</text:p>
          </table:table-cell>
          <table:table-cell office:value-type="float" office:value="0.651812" calcext:value-type="float">
            <text:p>0.651812</text:p>
          </table:table-cell>
          <table:table-cell office:value-type="float" office:value="0.868223" calcext:value-type="float">
            <text:p>0.868223</text:p>
          </table:table-cell>
          <table:table-cell office:value-type="float" office:value="0.546453" calcext:value-type="float">
            <text:p>0.546453</text:p>
          </table:table-cell>
          <table:table-cell office:value-type="float" office:value="2.16868" calcext:value-type="float">
            <text:p>2.16868</text:p>
          </table:table-cell>
          <table:table-cell office:value-type="float" office:value="18.6059" calcext:value-type="float">
            <text:p>18.6059</text:p>
          </table:table-cell>
          <table:table-cell office:value-type="float" office:value="4.09288" calcext:value-type="float">
            <text:p>4.09288</text:p>
          </table:table-cell>
          <table:table-cell office:value-type="float" office:value="0.416228" calcext:value-type="float">
            <text:p>0.416228</text:p>
          </table:table-cell>
          <table:table-cell office:value-type="float" office:value="0.6877" calcext:value-type="float">
            <text:p>0.6877</text:p>
          </table:table-cell>
          <table:table-cell office:value-type="float" office:value="0.362339" calcext:value-type="float">
            <text:p>0.362339</text:p>
          </table:table-cell>
          <table:table-cell office:value-type="float" office:value="5.16772" calcext:value-type="float">
            <text:p>5.16772</text:p>
          </table:table-cell>
          <table:table-cell office:value-type="float" office:value="2.49188" calcext:value-type="float">
            <text:p>2.49188</text:p>
          </table:table-cell>
          <table:table-cell office:value-type="float" office:value="0.125183" calcext:value-type="float">
            <text:p>0.125183</text:p>
          </table:table-cell>
          <table:table-cell office:value-type="float" office:value="0.800692" calcext:value-type="float">
            <text:p>0.800692</text:p>
          </table:table-cell>
          <table:table-cell office:value-type="float" office:value="0.411231" calcext:value-type="float">
            <text:p>0.411231</text:p>
          </table:table-cell>
          <table:table-cell office:value-type="float" office:value="0.597286" calcext:value-type="float">
            <text:p>0.597286</text:p>
          </table:table-cell>
          <table:table-cell office:value-type="float" office:value="0.743336" calcext:value-type="float">
            <text:p>0.743336</text:p>
          </table:table-cell>
          <table:table-cell office:value-type="float" office:value="0.448788" calcext:value-type="float">
            <text:p>0.448788</text:p>
          </table:table-cell>
          <table:table-cell office:value-type="float" office:value="19.5671" calcext:value-type="float">
            <text:p>19.5671</text:p>
          </table:table-cell>
          <table:table-cell office:value-type="float" office:value="0.743336" calcext:value-type="float">
            <text:p>0.743336</text:p>
          </table:table-cell>
          <table:table-cell office:value-type="float" office:value="0.0263918" calcext:value-type="float">
            <text:p>0.0263918</text:p>
          </table:table-cell>
          <table:table-cell office:value-type="float" office:value="1.01193" calcext:value-type="float">
            <text:p>1.01193</text:p>
          </table:table-cell>
          <table:table-cell office:value-type="float" office:value="5.16772" calcext:value-type="float">
            <text:p>5.16772</text:p>
          </table:table-cell>
          <table:table-cell office:value-type="float" office:value="2.14223" calcext:value-type="float">
            <text:p>2.14223</text:p>
          </table:table-cell>
          <table:table-cell office:value-type="float" office:value="3.79629" calcext:value-type="float">
            <text:p>3.79629</text:p>
          </table:table-cell>
          <table:table-cell office:value-type="float" office:value="1.05858" calcext:value-type="float">
            <text:p>1.05858</text:p>
          </table:table-cell>
          <table:table-cell office:value-type="float" office:value="2.26419" calcext:value-type="float">
            <text:p>2.26419</text:p>
          </table:table-cell>
          <table:table-cell office:value-type="float" office:value="1.02689" calcext:value-type="float">
            <text:p>1.02689</text:p>
          </table:table-cell>
          <table:table-cell office:value-type="float" office:value="0.448788" calcext:value-type="float">
            <text:p>0.448788</text:p>
          </table:table-cell>
          <table:table-cell office:value-type="float" office:value="3.03674" calcext:value-type="float">
            <text:p>3.03674</text:p>
          </table:table-cell>
          <table:table-cell office:value-type="float" office:value="0.119142" calcext:value-type="float">
            <text:p>0.119142</text:p>
          </table:table-cell>
          <table:table-cell office:value-type="float" office:value="0.507463" calcext:value-type="float">
            <text:p>0.507463</text:p>
          </table:table-cell>
          <table:table-cell office:value-type="float" office:value="0.442194" calcext:value-type="float">
            <text:p>0.442194</text:p>
          </table:table-cell>
          <table:table-cell office:value-type="float" office:value="0.605255" calcext:value-type="float">
            <text:p>0.605255</text:p>
          </table:table-cell>
          <table:table-cell office:value-type="float" office:value="0.847564" calcext:value-type="float">
            <text:p>0.847564</text:p>
          </table:table-cell>
          <table:table-cell office:value-type="float" office:value="0.990052" calcext:value-type="float">
            <text:p>0.990052</text:p>
          </table:table-cell>
          <table:table-cell office:value-type="float" office:value="2.13787" calcext:value-type="float">
            <text:p>2.13787</text:p>
          </table:table-cell>
          <table:table-cell office:value-type="float" office:value="0.119142" calcext:value-type="float">
            <text:p>0.119142</text:p>
          </table:table-cell>
          <table:table-cell office:value-type="float" office:value="0.493484" calcext:value-type="float">
            <text:p>0.493484</text:p>
          </table:table-cell>
          <table:table-cell office:value-type="float" office:value="1.2633" calcext:value-type="float">
            <text:p>1.2633</text:p>
          </table:table-cell>
          <table:table-cell office:value-type="float" office:value="1.09152" calcext:value-type="float">
            <text:p>1.09152</text:p>
          </table:table-cell>
          <table:table-cell office:value-type="float" office:value="3.62498" calcext:value-type="float">
            <text:p>3.62498</text:p>
          </table:table-cell>
          <table:table-cell office:value-type="float" office:value="0.190035" calcext:value-type="float">
            <text:p>0.190035</text:p>
          </table:table-cell>
          <table:table-cell office:value-type="float" office:value="12.9712" calcext:value-type="float">
            <text:p>12.9712</text:p>
          </table:table-cell>
          <table:table-cell office:value-type="float" office:value="1.23866" calcext:value-type="float">
            <text:p>1.23866</text:p>
          </table:table-cell>
          <table:table-cell office:value-type="float" office:value="1.05708" calcext:value-type="float">
            <text:p>1.05708</text:p>
          </table:table-cell>
          <table:table-cell office:value-type="float" office:value="3.62498" calcext:value-type="float">
            <text:p>3.62498</text:p>
          </table:table-cell>
          <table:table-cell office:value-type="float" office:value="2.34405" calcext:value-type="float">
            <text:p>2.34405</text:p>
          </table:table-cell>
          <table:table-cell office:value-type="float" office:value="2.90127" calcext:value-type="float">
            <text:p>2.90127</text:p>
          </table:table-cell>
          <table:table-cell office:value-type="float" office:value="0" calcext:value-type="float">
            <text:p>0</text:p>
          </table:table-cell>
          <table:table-cell office:value-type="float" office:value="2.29957" calcext:value-type="float">
            <text:p>2.29957</text:p>
          </table:table-cell>
          <table:table-cell office:value-type="float" office:value="0.0111325" calcext:value-type="float">
            <text:p>0.0111325</text:p>
          </table:table-cell>
          <table:table-cell office:value-type="float" office:value="2.51161" calcext:value-type="float">
            <text:p>2.51161</text:p>
          </table:table-cell>
          <table:table-cell office:value-type="float" office:value="0.190035" calcext:value-type="float">
            <text:p>0.190035</text:p>
          </table:table-cell>
          <table:table-cell office:value-type="float" office:value="2.17537" calcext:value-type="float">
            <text:p>2.17537</text:p>
          </table:table-cell>
          <table:table-cell office:value-type="float" office:value="12.9712" calcext:value-type="float">
            <text:p>12.9712</text:p>
          </table:table-cell>
          <table:table-cell office:value-type="float" office:value="0.89686" calcext:value-type="float">
            <text:p>0.89686</text:p>
          </table:table-cell>
          <table:table-cell office:value-type="float" office:value="2.11663" calcext:value-type="float">
            <text:p>2.11663</text:p>
          </table:table-cell>
          <table:table-cell office:value-type="float" office:value="3.08211" calcext:value-type="float">
            <text:p>3.08211</text:p>
          </table:table-cell>
          <table:table-cell office:value-type="float" office:value="0.422607" calcext:value-type="float">
            <text:p>0.422607</text:p>
          </table:table-cell>
          <table:table-cell office:value-type="float" office:value="18.7972" calcext:value-type="float">
            <text:p>18.7972</text:p>
          </table:table-cell>
          <table:table-cell office:value-type="float" office:value="5.80467" calcext:value-type="float">
            <text:p>5.80467</text:p>
          </table:table-cell>
          <table:table-cell office:value-type="float" office:value="0.844068" calcext:value-type="float">
            <text:p>0.844068</text:p>
          </table:table-cell>
          <table:table-cell office:value-type="float" office:value="1.72888" calcext:value-type="float">
            <text:p>1.72888</text:p>
          </table:table-cell>
          <table:table-cell office:value-type="float" office:value="0" calcext:value-type="float">
            <text:p>0</text:p>
          </table:table-cell>
          <table:table-cell office:value-type="float" office:value="0.939882" calcext:value-type="float">
            <text:p>0.939882</text:p>
          </table:table-cell>
          <table:table-cell office:value-type="float" office:value="0.246503" calcext:value-type="float">
            <text:p>0.246503</text:p>
          </table:table-cell>
          <table:table-cell office:value-type="float" office:value="19.523" calcext:value-type="float">
            <text:p>19.523</text:p>
          </table:table-cell>
          <table:table-cell office:value-type="float" office:value="2.44238" calcext:value-type="float">
            <text:p>2.44238</text:p>
          </table:table-cell>
          <table:table-cell office:value-type="float" office:value="1.30714" calcext:value-type="float">
            <text:p>1.30714</text:p>
          </table:table-cell>
          <table:table-cell office:value-type="float" office:value="1.07202" calcext:value-type="float">
            <text:p>1.07202</text:p>
          </table:table-cell>
          <table:table-cell office:value-type="float" office:value="3.62498" calcext:value-type="float">
            <text:p>3.62498</text:p>
          </table:table-cell>
          <table:table-cell office:value-type="float" office:value="0.622115" calcext:value-type="float">
            <text:p>0.622115</text:p>
          </table:table-cell>
          <table:table-cell office:value-type="float" office:value="12.8845" calcext:value-type="float">
            <text:p>12.8845</text:p>
          </table:table-cell>
          <table:table-cell office:value-type="float" office:value="1.69532" calcext:value-type="float">
            <text:p>1.69532</text:p>
          </table:table-cell>
          <table:table-cell office:value-type="float" office:value="0.618191" calcext:value-type="float">
            <text:p>0.618191</text:p>
          </table:table-cell>
          <table:table-cell office:value-type="float" office:value="3.62498" calcext:value-type="float">
            <text:p>3.62498</text:p>
          </table:table-cell>
          <table:table-cell office:value-type="float" office:value="2.1725" calcext:value-type="float">
            <text:p>2.1725</text:p>
          </table:table-cell>
          <table:table-cell office:value-type="float" office:value="3.06027" calcext:value-type="float">
            <text:p>3.06027</text:p>
          </table:table-cell>
          <table:table-cell office:value-type="float" office:value="0.0970291" calcext:value-type="float">
            <text:p>0.0970291</text:p>
          </table:table-cell>
          <table:table-cell office:value-type="float" office:value="0.723863" calcext:value-type="float">
            <text:p>0.723863</text:p>
          </table:table-cell>
          <table:table-cell office:value-type="float" office:value="0" calcext:value-type="float">
            <text:p>0</text:p>
          </table:table-cell>
          <table:table-cell office:value-type="float" office:value="2.28602" calcext:value-type="float">
            <text:p>2.28602</text:p>
          </table:table-cell>
          <table:table-cell office:value-type="float" office:value="0.622115" calcext:value-type="float">
            <text:p>0.622115</text:p>
          </table:table-cell>
          <table:table-cell office:value-type="float" office:value="2.16969" calcext:value-type="float">
            <text:p>2.16969</text:p>
          </table:table-cell>
          <table:table-cell office:value-type="float" office:value="12.8845" calcext:value-type="float">
            <text:p>12.8845</text:p>
          </table:table-cell>
          <table:table-cell office:value-type="float" office:value="1.39334" calcext:value-type="float">
            <text:p>1.39334</text:p>
          </table:table-cell>
          <table:table-cell office:value-type="float" office:value="1.78867" calcext:value-type="float">
            <text:p>1.78867</text:p>
          </table:table-cell>
          <table:table-cell office:value-type="float" office:value="2.09971" calcext:value-type="float">
            <text:p>2.09971</text:p>
          </table:table-cell>
          <table:table-cell office:value-type="float" office:value="0.970309" calcext:value-type="float">
            <text:p>0.970309</text:p>
          </table:table-cell>
          <table:table-cell office:value-type="float" office:value="0.166017" calcext:value-type="float">
            <text:p>0.166017</text:p>
          </table:table-cell>
          <table:table-cell office:value-type="float" office:value="6.48636" calcext:value-type="float">
            <text:p>6.48636</text:p>
          </table:table-cell>
          <table:table-cell office:value-type="float" office:value="0.948614" calcext:value-type="float">
            <text:p>0.948614</text:p>
          </table:table-cell>
          <table:table-cell office:value-type="float" office:value="2.1755" calcext:value-type="float">
            <text:p>2.1755</text:p>
          </table:table-cell>
          <table:table-cell office:value-type="float" office:value="0.0970291" calcext:value-type="float">
            <text:p>0.0970291</text:p>
          </table:table-cell>
          <table:table-cell office:value-type="float" office:value="5.78745" calcext:value-type="float">
            <text:p>5.78745</text:p>
          </table:table-cell>
          <table:table-cell office:value-type="float" office:value="0.246503" calcext:value-type="float">
            <text:p>0.246503</text:p>
          </table:table-cell>
          <table:table-cell office:value-type="float" office:value="20.1652" calcext:value-type="float">
            <text:p>20.1652</text:p>
          </table:table-cell>
          <table:table-cell office:value-type="float" office:value="2.02387" calcext:value-type="float">
            <text:p>2.02387</text:p>
          </table:table-cell>
          <table:table-cell office:value-type="float" office:value="0.262426" calcext:value-type="float">
            <text:p>0.262426</text:p>
          </table:table-cell>
          <table:table-cell table:number-columns-repeated="6" office:value-type="float" office:value="4.49752" calcext:value-type="float">
            <text:p>4.4975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102" calcext:value-type="float">
            <text:p>102</text:p>
          </table:table-cell>
          <table:table-cell office:value-type="float" office:value="5.85792" calcext:value-type="float">
            <text:p>5.85792</text:p>
          </table:table-cell>
          <table:table-cell office:value-type="float" office:value="2.00787" calcext:value-type="float">
            <text:p>2.00787</text:p>
          </table:table-cell>
          <table:table-cell office:value-type="float" office:value="3.65821" calcext:value-type="float">
            <text:p>3.65821</text:p>
          </table:table-cell>
          <table:table-cell office:value-type="float" office:value="2.49612" calcext:value-type="float">
            <text:p>2.49612</text:p>
          </table:table-cell>
          <table:table-cell office:value-type="float" office:value="2.32669" calcext:value-type="float">
            <text:p>2.32669</text:p>
          </table:table-cell>
          <table:table-cell office:value-type="float" office:value="2.08534" calcext:value-type="float">
            <text:p>2.08534</text:p>
          </table:table-cell>
          <table:table-cell office:value-type="float" office:value="0.839263" calcext:value-type="float">
            <text:p>0.839263</text:p>
          </table:table-cell>
          <table:table-cell office:value-type="float" office:value="2.60486" calcext:value-type="float">
            <text:p>2.60486</text:p>
          </table:table-cell>
          <table:table-cell office:value-type="float" office:value="5.22622" calcext:value-type="float">
            <text:p>5.22622</text:p>
          </table:table-cell>
          <table:table-cell office:value-type="float" office:value="0.839263" calcext:value-type="float">
            <text:p>0.839263</text:p>
          </table:table-cell>
          <table:table-cell office:value-type="float" office:value="2.54733" calcext:value-type="float">
            <text:p>2.54733</text:p>
          </table:table-cell>
          <table:table-cell office:value-type="float" office:value="0.714991" calcext:value-type="float">
            <text:p>0.714991</text:p>
          </table:table-cell>
          <table:table-cell office:value-type="float" office:value="5.85792" calcext:value-type="float">
            <text:p>5.85792</text:p>
          </table:table-cell>
          <table:table-cell office:value-type="float" office:value="0.448033" calcext:value-type="float">
            <text:p>0.448033</text:p>
          </table:table-cell>
          <table:table-cell office:value-type="float" office:value="4.14141" calcext:value-type="float">
            <text:p>4.14141</text:p>
          </table:table-cell>
          <table:table-cell office:value-type="float" office:value="2.18471" calcext:value-type="float">
            <text:p>2.18471</text:p>
          </table:table-cell>
          <table:table-cell office:value-type="float" office:value="3.4729" calcext:value-type="float">
            <text:p>3.4729</text:p>
          </table:table-cell>
          <table:table-cell office:value-type="float" office:value="2.46395" calcext:value-type="float">
            <text:p>2.46395</text:p>
          </table:table-cell>
          <table:table-cell office:value-type="float" office:value="2.60486" calcext:value-type="float">
            <text:p>2.60486</text:p>
          </table:table-cell>
          <table:table-cell office:value-type="float" office:value="2.47308" calcext:value-type="float">
            <text:p>2.47308</text:p>
          </table:table-cell>
          <table:table-cell office:value-type="float" office:value="2.34846" calcext:value-type="float">
            <text:p>2.34846</text:p>
          </table:table-cell>
          <table:table-cell office:value-type="float" office:value="1.71224" calcext:value-type="float">
            <text:p>1.71224</text:p>
          </table:table-cell>
          <table:table-cell office:value-type="float" office:value="2.20525" calcext:value-type="float">
            <text:p>2.20525</text:p>
          </table:table-cell>
          <table:table-cell office:value-type="float" office:value="1.94601" calcext:value-type="float">
            <text:p>1.94601</text:p>
          </table:table-cell>
          <table:table-cell office:value-type="float" office:value="2.5526" calcext:value-type="float">
            <text:p>2.5526</text:p>
          </table:table-cell>
          <table:table-cell office:value-type="float" office:value="20.7561" calcext:value-type="float">
            <text:p>20.7561</text:p>
          </table:table-cell>
          <table:table-cell office:value-type="float" office:value="4.44292" calcext:value-type="float">
            <text:p>4.44292</text:p>
          </table:table-cell>
          <table:table-cell office:value-type="float" office:value="2.34846" calcext:value-type="float">
            <text:p>2.34846</text:p>
          </table:table-cell>
          <table:table-cell office:value-type="float" office:value="2.64597" calcext:value-type="float">
            <text:p>2.64597</text:p>
          </table:table-cell>
          <table:table-cell office:value-type="float" office:value="1.93009" calcext:value-type="float">
            <text:p>1.93009</text:p>
          </table:table-cell>
          <table:table-cell office:value-type="float" office:value="6.29282" calcext:value-type="float">
            <text:p>6.29282</text:p>
          </table:table-cell>
          <table:table-cell office:value-type="float" office:value="1.11574" calcext:value-type="float">
            <text:p>1.11574</text:p>
          </table:table-cell>
          <table:table-cell office:value-type="float" office:value="2.29987" calcext:value-type="float">
            <text:p>2.29987</text:p>
          </table:table-cell>
          <table:table-cell office:value-type="float" office:value="1.51082" calcext:value-type="float">
            <text:p>1.51082</text:p>
          </table:table-cell>
          <table:table-cell office:value-type="float" office:value="1.9574" calcext:value-type="float">
            <text:p>1.9574</text:p>
          </table:table-cell>
          <table:table-cell office:value-type="float" office:value="2.16986" calcext:value-type="float">
            <text:p>2.16986</text:p>
          </table:table-cell>
          <table:table-cell office:value-type="float" office:value="1.61557" calcext:value-type="float">
            <text:p>1.61557</text:p>
          </table:table-cell>
          <table:table-cell office:value-type="float" office:value="1.95199" calcext:value-type="float">
            <text:p>1.95199</text:p>
          </table:table-cell>
          <table:table-cell office:value-type="float" office:value="21.4136" calcext:value-type="float">
            <text:p>21.4136</text:p>
          </table:table-cell>
          <table:table-cell office:value-type="float" office:value="1.61557" calcext:value-type="float">
            <text:p>1.61557</text:p>
          </table:table-cell>
          <table:table-cell office:value-type="float" office:value="2.30327" calcext:value-type="float">
            <text:p>2.30327</text:p>
          </table:table-cell>
          <table:table-cell office:value-type="float" office:value="1.77897" calcext:value-type="float">
            <text:p>1.77897</text:p>
          </table:table-cell>
          <table:table-cell office:value-type="float" office:value="6.29282" calcext:value-type="float">
            <text:p>6.29282</text:p>
          </table:table-cell>
          <table:table-cell office:value-type="float" office:value="0.439579" calcext:value-type="float">
            <text:p>0.439579</text:p>
          </table:table-cell>
          <table:table-cell office:value-type="float" office:value="4.55582" calcext:value-type="float">
            <text:p>4.55582</text:p>
          </table:table-cell>
          <table:table-cell office:value-type="float" office:value="2.30522" calcext:value-type="float">
            <text:p>2.30522</text:p>
          </table:table-cell>
          <table:table-cell office:value-type="float" office:value="3.33086" calcext:value-type="float">
            <text:p>3.33086</text:p>
          </table:table-cell>
          <table:table-cell office:value-type="float" office:value="1.4008" calcext:value-type="float">
            <text:p>1.4008</text:p>
          </table:table-cell>
          <table:table-cell office:value-type="float" office:value="1.95199" calcext:value-type="float">
            <text:p>1.95199</text:p>
          </table:table-cell>
          <table:table-cell office:value-type="float" office:value="2.40225" calcext:value-type="float">
            <text:p>2.40225</text:p>
          </table:table-cell>
          <table:table-cell office:value-type="float" office:value="2.38665" calcext:value-type="float">
            <text:p>2.38665</text:p>
          </table:table-cell>
          <table:table-cell office:value-type="float" office:value="1.92924" calcext:value-type="float">
            <text:p>1.92924</text:p>
          </table:table-cell>
          <table:table-cell office:value-type="float" office:value="2.33087" calcext:value-type="float">
            <text:p>2.33087</text:p>
          </table:table-cell>
          <table:table-cell office:value-type="float" office:value="2.73334" calcext:value-type="float">
            <text:p>2.73334</text:p>
          </table:table-cell>
          <table:table-cell office:value-type="float" office:value="2.12858" calcext:value-type="float">
            <text:p>2.12858</text:p>
          </table:table-cell>
          <table:table-cell office:value-type="float" office:value="2.64899" calcext:value-type="float">
            <text:p>2.64899</text:p>
          </table:table-cell>
          <table:table-cell office:value-type="float" office:value="0.448033" calcext:value-type="float">
            <text:p>0.448033</text:p>
          </table:table-cell>
          <table:table-cell office:value-type="float" office:value="2.38665" calcext:value-type="float">
            <text:p>2.38665</text:p>
          </table:table-cell>
          <table:table-cell office:value-type="float" office:value="2.12629" calcext:value-type="float">
            <text:p>2.12629</text:p>
          </table:table-cell>
          <table:table-cell office:value-type="float" office:value="2.55109" calcext:value-type="float">
            <text:p>2.55109</text:p>
          </table:table-cell>
          <table:table-cell office:value-type="float" office:value="1.22288" calcext:value-type="float">
            <text:p>1.22288</text:p>
          </table:table-cell>
          <table:table-cell office:value-type="float" office:value="4.02772" calcext:value-type="float">
            <text:p>4.02772</text:p>
          </table:table-cell>
          <table:table-cell office:value-type="float" office:value="2.47606" calcext:value-type="float">
            <text:p>2.47606</text:p>
          </table:table-cell>
          <table:table-cell office:value-type="float" office:value="14.8596" calcext:value-type="float">
            <text:p>14.8596</text:p>
          </table:table-cell>
          <table:table-cell office:value-type="float" office:value="2.63438" calcext:value-type="float">
            <text:p>2.63438</text:p>
          </table:table-cell>
          <table:table-cell office:value-type="float" office:value="3.08764" calcext:value-type="float">
            <text:p>3.08764</text:p>
          </table:table-cell>
          <table:table-cell office:value-type="float" office:value="4.02772" calcext:value-type="float">
            <text:p>4.02772</text:p>
          </table:table-cell>
          <table:table-cell office:value-type="float" office:value="1.09795" calcext:value-type="float">
            <text:p>1.09795</text:p>
          </table:table-cell>
          <table:table-cell office:value-type="float" office:value="2.39436" calcext:value-type="float">
            <text:p>2.39436</text:p>
          </table:table-cell>
          <table:table-cell office:value-type="float" office:value="2.28602" calcext:value-type="float">
            <text:p>2.28602</text:p>
          </table:table-cell>
          <table:table-cell office:value-type="float" office:value="0.635896" calcext:value-type="float">
            <text:p>0.635896</text:p>
          </table:table-cell>
          <table:table-cell office:value-type="float" office:value="2.27758" calcext:value-type="float">
            <text:p>2.27758</text:p>
          </table:table-cell>
          <table:table-cell office:value-type="float" office:value="0.372084" calcext:value-type="float">
            <text:p>0.372084</text:p>
          </table:table-cell>
          <table:table-cell office:value-type="float" office:value="2.47606" calcext:value-type="float">
            <text:p>2.47606</text:p>
          </table:table-cell>
          <table:table-cell office:value-type="float" office:value="0.11108" calcext:value-type="float">
            <text:p>0.11108</text:p>
          </table:table-cell>
          <table:table-cell office:value-type="float" office:value="14.8596" calcext:value-type="float">
            <text:p>14.8596</text:p>
          </table:table-cell>
          <table:table-cell office:value-type="float" office:value="2.20768" calcext:value-type="float">
            <text:p>2.20768</text:p>
          </table:table-cell>
          <table:table-cell office:value-type="float" office:value="0.364882" calcext:value-type="float">
            <text:p>0.364882</text:p>
          </table:table-cell>
          <table:table-cell office:value-type="float" office:value="3.01553" calcext:value-type="float">
            <text:p>3.01553</text:p>
          </table:table-cell>
          <table:table-cell office:value-type="float" office:value="1.86343" calcext:value-type="float">
            <text:p>1.86343</text:p>
          </table:table-cell>
          <table:table-cell office:value-type="float" office:value="20.9436" calcext:value-type="float">
            <text:p>20.9436</text:p>
          </table:table-cell>
          <table:table-cell office:value-type="float" office:value="5.11027" calcext:value-type="float">
            <text:p>5.11027</text:p>
          </table:table-cell>
          <table:table-cell office:value-type="float" office:value="1.45238" calcext:value-type="float">
            <text:p>1.45238</text:p>
          </table:table-cell>
          <table:table-cell office:value-type="float" office:value="0.904022" calcext:value-type="float">
            <text:p>0.904022</text:p>
          </table:table-cell>
          <table:table-cell office:value-type="float" office:value="2.28602" calcext:value-type="float">
            <text:p>2.28602</text:p>
          </table:table-cell>
          <table:table-cell office:value-type="float" office:value="2.39342" calcext:value-type="float">
            <text:p>2.39342</text:p>
          </table:table-cell>
          <table:table-cell office:value-type="float" office:value="2.24043" calcext:value-type="float">
            <text:p>2.24043</text:p>
          </table:table-cell>
          <table:table-cell office:value-type="float" office:value="21.3703" calcext:value-type="float">
            <text:p>21.3703</text:p>
          </table:table-cell>
          <table:table-cell office:value-type="float" office:value="0.158747" calcext:value-type="float">
            <text:p>0.158747</text:p>
          </table:table-cell>
          <table:table-cell office:value-type="float" office:value="1.30502" calcext:value-type="float">
            <text:p>1.30502</text:p>
          </table:table-cell>
          <table:table-cell office:value-type="float" office:value="1.36973" calcext:value-type="float">
            <text:p>1.36973</text:p>
          </table:table-cell>
          <table:table-cell office:value-type="float" office:value="4.02772" calcext:value-type="float">
            <text:p>4.02772</text:p>
          </table:table-cell>
          <table:table-cell office:value-type="float" office:value="2.57263" calcext:value-type="float">
            <text:p>2.57263</text:p>
          </table:table-cell>
          <table:table-cell office:value-type="float" office:value="14.7771" calcext:value-type="float">
            <text:p>14.7771</text:p>
          </table:table-cell>
          <table:table-cell office:value-type="float" office:value="3.82008" calcext:value-type="float">
            <text:p>3.82008</text:p>
          </table:table-cell>
          <table:table-cell office:value-type="float" office:value="2.81563" calcext:value-type="float">
            <text:p>2.81563</text:p>
          </table:table-cell>
          <table:table-cell office:value-type="float" office:value="4.02772" calcext:value-type="float">
            <text:p>4.02772</text:p>
          </table:table-cell>
          <table:table-cell office:value-type="float" office:value="1.37462" calcext:value-type="float">
            <text:p>1.37462</text:p>
          </table:table-cell>
          <table:table-cell office:value-type="float" office:value="3.44734" calcext:value-type="float">
            <text:p>3.44734</text:p>
          </table:table-cell>
          <table:table-cell office:value-type="float" office:value="2.29306" calcext:value-type="float">
            <text:p>2.29306</text:p>
          </table:table-cell>
          <table:table-cell office:value-type="float" office:value="2.2362" calcext:value-type="float">
            <text:p>2.2362</text:p>
          </table:table-cell>
          <table:table-cell office:value-type="float" office:value="2.28602" calcext:value-type="float">
            <text:p>2.28602</text:p>
          </table:table-cell>
          <table:table-cell office:value-type="float" office:value="0" calcext:value-type="float">
            <text:p>0</text:p>
          </table:table-cell>
          <table:table-cell office:value-type="float" office:value="2.57263" calcext:value-type="float">
            <text:p>2.57263</text:p>
          </table:table-cell>
          <table:table-cell office:value-type="float" office:value="0.11751" calcext:value-type="float">
            <text:p>0.11751</text:p>
          </table:table-cell>
          <table:table-cell office:value-type="float" office:value="14.7771" calcext:value-type="float">
            <text:p>14.7771</text:p>
          </table:table-cell>
          <table:table-cell office:value-type="float" office:value="2.38396" calcext:value-type="float">
            <text:p>2.38396</text:p>
          </table:table-cell>
          <table:table-cell office:value-type="float" office:value="1.86103" calcext:value-type="float">
            <text:p>1.86103</text:p>
          </table:table-cell>
          <table:table-cell office:value-type="float" office:value="1.48727" calcext:value-type="float">
            <text:p>1.48727</text:p>
          </table:table-cell>
          <table:table-cell office:value-type="float" office:value="2.52884" calcext:value-type="float">
            <text:p>2.52884</text:p>
          </table:table-cell>
          <table:table-cell office:value-type="float" office:value="2.12147" calcext:value-type="float">
            <text:p>2.12147</text:p>
          </table:table-cell>
          <table:table-cell office:value-type="float" office:value="5.71018" calcext:value-type="float">
            <text:p>5.71018</text:p>
          </table:table-cell>
          <table:table-cell office:value-type="float" office:value="1.34793" calcext:value-type="float">
            <text:p>1.34793</text:p>
          </table:table-cell>
          <table:table-cell office:value-type="float" office:value="0.241615" calcext:value-type="float">
            <text:p>0.241615</text:p>
          </table:table-cell>
          <table:table-cell office:value-type="float" office:value="2.29306" calcext:value-type="float">
            <text:p>2.29306</text:p>
          </table:table-cell>
          <table:table-cell office:value-type="float" office:value="5.09584" calcext:value-type="float">
            <text:p>5.09584</text:p>
          </table:table-cell>
          <table:table-cell office:value-type="float" office:value="2.24043" calcext:value-type="float">
            <text:p>2.24043</text:p>
          </table:table-cell>
          <table:table-cell office:value-type="float" office:value="21.9806" calcext:value-type="float">
            <text:p>21.9806</text:p>
          </table:table-cell>
          <table:table-cell office:value-type="float" office:value="0.95757" calcext:value-type="float">
            <text:p>0.95757</text:p>
          </table:table-cell>
          <table:table-cell office:value-type="float" office:value="2.03119" calcext:value-type="float">
            <text:p>2.03119</text:p>
          </table:table-cell>
          <table:table-cell table:number-columns-repeated="6" office:value-type="float" office:value="6.47914" calcext:value-type="float">
            <text:p>6.4791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103" calcext:value-type="float">
            <text:p>103</text:p>
          </table:table-cell>
          <table:table-cell office:value-type="float" office:value="4.02088" calcext:value-type="float">
            <text:p>4.02088</text:p>
          </table:table-cell>
          <table:table-cell office:value-type="float" office:value="0.576337" calcext:value-type="float">
            <text:p>0.576337</text:p>
          </table:table-cell>
          <table:table-cell office:value-type="float" office:value="1.20177" calcext:value-type="float">
            <text:p>1.20177</text:p>
          </table:table-cell>
          <table:table-cell office:value-type="float" office:value="0.34956" calcext:value-type="float">
            <text:p>0.34956</text:p>
          </table:table-cell>
          <table:table-cell office:value-type="float" office:value="1.19734" calcext:value-type="float">
            <text:p>1.19734</text:p>
          </table:table-cell>
          <table:table-cell office:value-type="float" office:value="0.61537" calcext:value-type="float">
            <text:p>0.61537</text:p>
          </table:table-cell>
          <table:table-cell office:value-type="float" office:value="2.86862" calcext:value-type="float">
            <text:p>2.86862</text:p>
          </table:table-cell>
          <table:table-cell office:value-type="float" office:value="0.0908529" calcext:value-type="float">
            <text:p>0.0908529</text:p>
          </table:table-cell>
          <table:table-cell office:value-type="float" office:value="4.70949" calcext:value-type="float">
            <text:p>4.70949</text:p>
          </table:table-cell>
          <table:table-cell office:value-type="float" office:value="2.86862" calcext:value-type="float">
            <text:p>2.86862</text:p>
          </table:table-cell>
          <table:table-cell office:value-type="float" office:value="0.438098" calcext:value-type="float">
            <text:p>0.438098</text:p>
          </table:table-cell>
          <table:table-cell office:value-type="float" office:value="2.46072" calcext:value-type="float">
            <text:p>2.46072</text:p>
          </table:table-cell>
          <table:table-cell office:value-type="float" office:value="4.02088" calcext:value-type="float">
            <text:p>4.02088</text:p>
          </table:table-cell>
          <table:table-cell office:value-type="float" office:value="2.52079" calcext:value-type="float">
            <text:p>2.52079</text:p>
          </table:table-cell>
          <table:table-cell office:value-type="float" office:value="2.7348" calcext:value-type="float">
            <text:p>2.7348</text:p>
          </table:table-cell>
          <table:table-cell office:value-type="float" office:value="0.802993" calcext:value-type="float">
            <text:p>0.802993</text:p>
          </table:table-cell>
          <table:table-cell office:value-type="float" office:value="1.49325" calcext:value-type="float">
            <text:p>1.49325</text:p>
          </table:table-cell>
          <table:table-cell office:value-type="float" office:value="1.04996" calcext:value-type="float">
            <text:p>1.04996</text:p>
          </table:table-cell>
          <table:table-cell office:value-type="float" office:value="0.0908529" calcext:value-type="float">
            <text:p>0.0908529</text:p>
          </table:table-cell>
          <table:table-cell office:value-type="float" office:value="2.21731" calcext:value-type="float">
            <text:p>2.21731</text:p>
          </table:table-cell>
          <table:table-cell office:value-type="float" office:value="0.256045" calcext:value-type="float">
            <text:p>0.256045</text:p>
          </table:table-cell>
          <table:table-cell office:value-type="float" office:value="0.873455" calcext:value-type="float">
            <text:p>0.873455</text:p>
          </table:table-cell>
          <table:table-cell office:value-type="float" office:value="0.527774" calcext:value-type="float">
            <text:p>0.527774</text:p>
          </table:table-cell>
          <table:table-cell office:value-type="float" office:value="0.629115" calcext:value-type="float">
            <text:p>0.629115</text:p>
          </table:table-cell>
          <table:table-cell office:value-type="float" office:value="1.74606" calcext:value-type="float">
            <text:p>1.74606</text:p>
          </table:table-cell>
          <table:table-cell office:value-type="float" office:value="18.6198" calcext:value-type="float">
            <text:p>18.6198</text:p>
          </table:table-cell>
          <table:table-cell office:value-type="float" office:value="3.5531" calcext:value-type="float">
            <text:p>3.5531</text:p>
          </table:table-cell>
          <table:table-cell office:value-type="float" office:value="0.256045" calcext:value-type="float">
            <text:p>0.256045</text:p>
          </table:table-cell>
          <table:table-cell office:value-type="float" office:value="0.0784218" calcext:value-type="float">
            <text:p>0.0784218</text:p>
          </table:table-cell>
          <table:table-cell office:value-type="float" office:value="0.864789" calcext:value-type="float">
            <text:p>0.864789</text:p>
          </table:table-cell>
          <table:table-cell office:value-type="float" office:value="4.54593" calcext:value-type="float">
            <text:p>4.54593</text:p>
          </table:table-cell>
          <table:table-cell office:value-type="float" office:value="2.50598" calcext:value-type="float">
            <text:p>2.50598</text:p>
          </table:table-cell>
          <table:table-cell office:value-type="float" office:value="0.502899" calcext:value-type="float">
            <text:p>0.502899</text:p>
          </table:table-cell>
          <table:table-cell office:value-type="float" office:value="1.08795" calcext:value-type="float">
            <text:p>1.08795</text:p>
          </table:table-cell>
          <table:table-cell office:value-type="float" office:value="0.663902" calcext:value-type="float">
            <text:p>0.663902</text:p>
          </table:table-cell>
          <table:table-cell office:value-type="float" office:value="0.411483" calcext:value-type="float">
            <text:p>0.411483</text:p>
          </table:table-cell>
          <table:table-cell office:value-type="float" office:value="1.24794" calcext:value-type="float">
            <text:p>1.24794</text:p>
          </table:table-cell>
          <table:table-cell office:value-type="float" office:value="0.649971" calcext:value-type="float">
            <text:p>0.649971</text:p>
          </table:table-cell>
          <table:table-cell office:value-type="float" office:value="19.038" calcext:value-type="float">
            <text:p>19.038</text:p>
          </table:table-cell>
          <table:table-cell office:value-type="float" office:value="1.24794" calcext:value-type="float">
            <text:p>1.24794</text:p>
          </table:table-cell>
          <table:table-cell office:value-type="float" office:value="0.635227" calcext:value-type="float">
            <text:p>0.635227</text:p>
          </table:table-cell>
          <table:table-cell office:value-type="float" office:value="0.911124" calcext:value-type="float">
            <text:p>0.911124</text:p>
          </table:table-cell>
          <table:table-cell office:value-type="float" office:value="4.54593" calcext:value-type="float">
            <text:p>4.54593</text:p>
          </table:table-cell>
          <table:table-cell office:value-type="float" office:value="2.52344" calcext:value-type="float">
            <text:p>2.52344</text:p>
          </table:table-cell>
          <table:table-cell office:value-type="float" office:value="3.20655" calcext:value-type="float">
            <text:p>3.20655</text:p>
          </table:table-cell>
          <table:table-cell office:value-type="float" office:value="0.635009" calcext:value-type="float">
            <text:p>0.635009</text:p>
          </table:table-cell>
          <table:table-cell office:value-type="float" office:value="1.6774" calcext:value-type="float">
            <text:p>1.6774</text:p>
          </table:table-cell>
          <table:table-cell office:value-type="float" office:value="1.52516" calcext:value-type="float">
            <text:p>1.52516</text:p>
          </table:table-cell>
          <table:table-cell office:value-type="float" office:value="0.649971" calcext:value-type="float">
            <text:p>0.649971</text:p>
          </table:table-cell>
          <table:table-cell office:value-type="float" office:value="2.77207" calcext:value-type="float">
            <text:p>2.77207</text:p>
          </table:table-cell>
          <table:table-cell office:value-type="float" office:value="0.658185" calcext:value-type="float">
            <text:p>0.658185</text:p>
          </table:table-cell>
          <table:table-cell office:value-type="float" office:value="0.655429" calcext:value-type="float">
            <text:p>0.655429</text:p>
          </table:table-cell>
          <table:table-cell office:value-type="float" office:value="0.258452" calcext:value-type="float">
            <text:p>0.258452</text:p>
          </table:table-cell>
          <table:table-cell office:value-type="float" office:value="0.235421" calcext:value-type="float">
            <text:p>0.235421</text:p>
          </table:table-cell>
          <table:table-cell office:value-type="float" office:value="0.568205" calcext:value-type="float">
            <text:p>0.568205</text:p>
          </table:table-cell>
          <table:table-cell office:value-type="float" office:value="0.394385" calcext:value-type="float">
            <text:p>0.394385</text:p>
          </table:table-cell>
          <table:table-cell office:value-type="float" office:value="2.52079" calcext:value-type="float">
            <text:p>2.52079</text:p>
          </table:table-cell>
          <table:table-cell office:value-type="float" office:value="0.658185" calcext:value-type="float">
            <text:p>0.658185</text:p>
          </table:table-cell>
          <table:table-cell office:value-type="float" office:value="0.447906" calcext:value-type="float">
            <text:p>0.447906</text:p>
          </table:table-cell>
          <table:table-cell office:value-type="float" office:value="0.738216" calcext:value-type="float">
            <text:p>0.738216</text:p>
          </table:table-cell>
          <table:table-cell office:value-type="float" office:value="1.50394" calcext:value-type="float">
            <text:p>1.50394</text:p>
          </table:table-cell>
          <table:table-cell office:value-type="float" office:value="3.09032" calcext:value-type="float">
            <text:p>3.09032</text:p>
          </table:table-cell>
          <table:table-cell office:value-type="float" office:value="0.582186" calcext:value-type="float">
            <text:p>0.582186</text:p>
          </table:table-cell>
          <table:table-cell office:value-type="float" office:value="12.4494" calcext:value-type="float">
            <text:p>12.4494</text:p>
          </table:table-cell>
          <table:table-cell office:value-type="float" office:value="0.680488" calcext:value-type="float">
            <text:p>0.680488</text:p>
          </table:table-cell>
          <table:table-cell office:value-type="float" office:value="0.522809" calcext:value-type="float">
            <text:p>0.522809</text:p>
          </table:table-cell>
          <table:table-cell office:value-type="float" office:value="3.09032" calcext:value-type="float">
            <text:p>3.09032</text:p>
          </table:table-cell>
          <table:table-cell office:value-type="float" office:value="2.35405" calcext:value-type="float">
            <text:p>2.35405</text:p>
          </table:table-cell>
          <table:table-cell office:value-type="float" office:value="2.61816" calcext:value-type="float">
            <text:p>2.61816</text:p>
          </table:table-cell>
          <table:table-cell office:value-type="float" office:value="0.622115" calcext:value-type="float">
            <text:p>0.622115</text:p>
          </table:table-cell>
          <table:table-cell office:value-type="float" office:value="2.4316" calcext:value-type="float">
            <text:p>2.4316</text:p>
          </table:table-cell>
          <table:table-cell office:value-type="float" office:value="0.631899" calcext:value-type="float">
            <text:p>0.631899</text:p>
          </table:table-cell>
          <table:table-cell office:value-type="float" office:value="2.72602" calcext:value-type="float">
            <text:p>2.72602</text:p>
          </table:table-cell>
          <table:table-cell office:value-type="float" office:value="0.582186" calcext:value-type="float">
            <text:p>0.582186</text:p>
          </table:table-cell>
          <table:table-cell office:value-type="float" office:value="2.4672" calcext:value-type="float">
            <text:p>2.4672</text:p>
          </table:table-cell>
          <table:table-cell office:value-type="float" office:value="12.4494" calcext:value-type="float">
            <text:p>12.4494</text:p>
          </table:table-cell>
          <table:table-cell office:value-type="float" office:value="0.54878" calcext:value-type="float">
            <text:p>0.54878</text:p>
          </table:table-cell>
          <table:table-cell office:value-type="float" office:value="2.47973" calcext:value-type="float">
            <text:p>2.47973</text:p>
          </table:table-cell>
          <table:table-cell office:value-type="float" office:value="2.67207" calcext:value-type="float">
            <text:p>2.67207</text:p>
          </table:table-cell>
          <table:table-cell office:value-type="float" office:value="0.868727" calcext:value-type="float">
            <text:p>0.868727</text:p>
          </table:table-cell>
          <table:table-cell office:value-type="float" office:value="18.8139" calcext:value-type="float">
            <text:p>18.8139</text:p>
          </table:table-cell>
          <table:table-cell office:value-type="float" office:value="5.42177" calcext:value-type="float">
            <text:p>5.42177</text:p>
          </table:table-cell>
          <table:table-cell office:value-type="float" office:value="1.15985" calcext:value-type="float">
            <text:p>1.15985</text:p>
          </table:table-cell>
          <table:table-cell office:value-type="float" office:value="2.19014" calcext:value-type="float">
            <text:p>2.19014</text:p>
          </table:table-cell>
          <table:table-cell office:value-type="float" office:value="0.622115" calcext:value-type="float">
            <text:p>0.622115</text:p>
          </table:table-cell>
          <table:table-cell office:value-type="float" office:value="0.466288" calcext:value-type="float">
            <text:p>0.466288</text:p>
          </table:table-cell>
          <table:table-cell office:value-type="float" office:value="0.441324" calcext:value-type="float">
            <text:p>0.441324</text:p>
          </table:table-cell>
          <table:table-cell office:value-type="float" office:value="18.9941" calcext:value-type="float">
            <text:p>18.9941</text:p>
          </table:table-cell>
          <table:table-cell office:value-type="float" office:value="2.71908" calcext:value-type="float">
            <text:p>2.71908</text:p>
          </table:table-cell>
          <table:table-cell office:value-type="float" office:value="1.82605" calcext:value-type="float">
            <text:p>1.82605</text:p>
          </table:table-cell>
          <table:table-cell office:value-type="float" office:value="1.56976" calcext:value-type="float">
            <text:p>1.56976</text:p>
          </table:table-cell>
          <table:table-cell office:value-type="float" office:value="3.09032" calcext:value-type="float">
            <text:p>3.09032</text:p>
          </table:table-cell>
          <table:table-cell office:value-type="float" office:value="0" calcext:value-type="float">
            <text:p>0</text:p>
          </table:table-cell>
          <table:table-cell office:value-type="float" office:value="12.3639" calcext:value-type="float">
            <text:p>12.3639</text:p>
          </table:table-cell>
          <table:table-cell office:value-type="float" office:value="1.24854" calcext:value-type="float">
            <text:p>1.24854</text:p>
          </table:table-cell>
          <table:table-cell office:value-type="float" office:value="0.978302" calcext:value-type="float">
            <text:p>0.978302</text:p>
          </table:table-cell>
          <table:table-cell office:value-type="float" office:value="3.09032" calcext:value-type="float">
            <text:p>3.09032</text:p>
          </table:table-cell>
          <table:table-cell office:value-type="float" office:value="2.09826" calcext:value-type="float">
            <text:p>2.09826</text:p>
          </table:table-cell>
          <table:table-cell office:value-type="float" office:value="2.55307" calcext:value-type="float">
            <text:p>2.55307</text:p>
          </table:table-cell>
          <table:table-cell office:value-type="float" office:value="0.530535" calcext:value-type="float">
            <text:p>0.530535</text:p>
          </table:table-cell>
          <table:table-cell office:value-type="float" office:value="0.40307" calcext:value-type="float">
            <text:p>0.40307</text:p>
          </table:table-cell>
          <table:table-cell office:value-type="float" office:value="0.622115" calcext:value-type="float">
            <text:p>0.622115</text:p>
          </table:table-cell>
          <table:table-cell office:value-type="float" office:value="2.57263" calcext:value-type="float">
            <text:p>2.57263</text:p>
          </table:table-cell>
          <table:table-cell office:value-type="float" office:value="0" calcext:value-type="float">
            <text:p>0</text:p>
          </table:table-cell>
          <table:table-cell office:value-type="float" office:value="2.46326" calcext:value-type="float">
            <text:p>2.46326</text:p>
          </table:table-cell>
          <table:table-cell office:value-type="float" office:value="12.3639" calcext:value-type="float">
            <text:p>12.3639</text:p>
          </table:table-cell>
          <table:table-cell office:value-type="float" office:value="0.945582" calcext:value-type="float">
            <text:p>0.945582</text:p>
          </table:table-cell>
          <table:table-cell office:value-type="float" office:value="1.55205" calcext:value-type="float">
            <text:p>1.55205</text:p>
          </table:table-cell>
          <table:table-cell office:value-type="float" office:value="1.99" calcext:value-type="float">
            <text:p>1.99</text:p>
          </table:table-cell>
          <table:table-cell office:value-type="float" office:value="0.422826" calcext:value-type="float">
            <text:p>0.422826</text:p>
          </table:table-cell>
          <table:table-cell office:value-type="float" office:value="0.67997" calcext:value-type="float">
            <text:p>0.67997</text:p>
          </table:table-cell>
          <table:table-cell office:value-type="float" office:value="6.10865" calcext:value-type="float">
            <text:p>6.10865</text:p>
          </table:table-cell>
          <table:table-cell office:value-type="float" office:value="1.25523" calcext:value-type="float">
            <text:p>1.25523</text:p>
          </table:table-cell>
          <table:table-cell office:value-type="float" office:value="2.51316" calcext:value-type="float">
            <text:p>2.51316</text:p>
          </table:table-cell>
          <table:table-cell office:value-type="float" office:value="0.530535" calcext:value-type="float">
            <text:p>0.530535</text:p>
          </table:table-cell>
          <table:table-cell office:value-type="float" office:value="5.4043" calcext:value-type="float">
            <text:p>5.4043</text:p>
          </table:table-cell>
          <table:table-cell office:value-type="float" office:value="0.441324" calcext:value-type="float">
            <text:p>0.441324</text:p>
          </table:table-cell>
          <table:table-cell office:value-type="float" office:value="19.6286" calcext:value-type="float">
            <text:p>19.6286</text:p>
          </table:table-cell>
          <table:table-cell office:value-type="float" office:value="2.0752" calcext:value-type="float">
            <text:p>2.0752</text:p>
          </table:table-cell>
          <table:table-cell office:value-type="float" office:value="0.706836" calcext:value-type="float">
            <text:p>0.706836</text:p>
          </table:table-cell>
          <table:table-cell table:number-columns-repeated="6" office:value-type="float" office:value="3.98872" calcext:value-type="float">
            <text:p>3.9887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104" calcext:value-type="float">
            <text:p>104</text:p>
          </table:table-cell>
          <table:table-cell office:value-type="float" office:value="5.79253" calcext:value-type="float">
            <text:p>5.79253</text:p>
          </table:table-cell>
          <table:table-cell office:value-type="float" office:value="1.901" calcext:value-type="float">
            <text:p>1.901</text:p>
          </table:table-cell>
          <table:table-cell office:value-type="float" office:value="3.54307" calcext:value-type="float">
            <text:p>3.54307</text:p>
          </table:table-cell>
          <table:table-cell office:value-type="float" office:value="2.3937" calcext:value-type="float">
            <text:p>2.3937</text:p>
          </table:table-cell>
          <table:table-cell office:value-type="float" office:value="2.25082" calcext:value-type="float">
            <text:p>2.25082</text:p>
          </table:table-cell>
          <table:table-cell office:value-type="float" office:value="1.97039" calcext:value-type="float">
            <text:p>1.97039</text:p>
          </table:table-cell>
          <table:table-cell office:value-type="float" office:value="0.908749" calcext:value-type="float">
            <text:p>0.908749</text:p>
          </table:table-cell>
          <table:table-cell office:value-type="float" office:value="2.49699" calcext:value-type="float">
            <text:p>2.49699</text:p>
          </table:table-cell>
          <table:table-cell office:value-type="float" office:value="5.21739" calcext:value-type="float">
            <text:p>5.21739</text:p>
          </table:table-cell>
          <table:table-cell office:value-type="float" office:value="0.908749" calcext:value-type="float">
            <text:p>0.908749</text:p>
          </table:table-cell>
          <table:table-cell office:value-type="float" office:value="2.4471" calcext:value-type="float">
            <text:p>2.4471</text:p>
          </table:table-cell>
          <table:table-cell office:value-type="float" office:value="0.732592" calcext:value-type="float">
            <text:p>0.732592</text:p>
          </table:table-cell>
          <table:table-cell office:value-type="float" office:value="5.79253" calcext:value-type="float">
            <text:p>5.79253</text:p>
          </table:table-cell>
          <table:table-cell office:value-type="float" office:value="0.397262" calcext:value-type="float">
            <text:p>0.397262</text:p>
          </table:table-cell>
          <table:table-cell office:value-type="float" office:value="4.08591" calcext:value-type="float">
            <text:p>4.08591</text:p>
          </table:table-cell>
          <table:table-cell office:value-type="float" office:value="2.09339" calcext:value-type="float">
            <text:p>2.09339</text:p>
          </table:table-cell>
          <table:table-cell office:value-type="float" office:value="3.38928" calcext:value-type="float">
            <text:p>3.38928</text:p>
          </table:table-cell>
          <table:table-cell office:value-type="float" office:value="2.34661" calcext:value-type="float">
            <text:p>2.34661</text:p>
          </table:table-cell>
          <table:table-cell office:value-type="float" office:value="2.49699" calcext:value-type="float">
            <text:p>2.49699</text:p>
          </table:table-cell>
          <table:table-cell office:value-type="float" office:value="2.44142" calcext:value-type="float">
            <text:p>2.44142</text:p>
          </table:table-cell>
          <table:table-cell office:value-type="float" office:value="2.23705" calcext:value-type="float">
            <text:p>2.23705</text:p>
          </table:table-cell>
          <table:table-cell office:value-type="float" office:value="1.60014" calcext:value-type="float">
            <text:p>1.60014</text:p>
          </table:table-cell>
          <table:table-cell office:value-type="float" office:value="2.10439" calcext:value-type="float">
            <text:p>2.10439</text:p>
          </table:table-cell>
          <table:table-cell office:value-type="float" office:value="1.83568" calcext:value-type="float">
            <text:p>1.83568</text:p>
          </table:table-cell>
          <table:table-cell office:value-type="float" office:value="2.49738" calcext:value-type="float">
            <text:p>2.49738</text:p>
          </table:table-cell>
          <table:table-cell office:value-type="float" office:value="20.6407" calcext:value-type="float">
            <text:p>20.6407</text:p>
          </table:table-cell>
          <table:table-cell office:value-type="float" office:value="4.41206" calcext:value-type="float">
            <text:p>4.41206</text:p>
          </table:table-cell>
          <table:table-cell office:value-type="float" office:value="2.23705" calcext:value-type="float">
            <text:p>2.23705</text:p>
          </table:table-cell>
          <table:table-cell office:value-type="float" office:value="2.53706" calcext:value-type="float">
            <text:p>2.53706</text:p>
          </table:table-cell>
          <table:table-cell office:value-type="float" office:value="1.81328" calcext:value-type="float">
            <text:p>1.81328</text:p>
          </table:table-cell>
          <table:table-cell office:value-type="float" office:value="6.23285" calcext:value-type="float">
            <text:p>6.23285</text:p>
          </table:table-cell>
          <table:table-cell office:value-type="float" office:value="1.13195" calcext:value-type="float">
            <text:p>1.13195</text:p>
          </table:table-cell>
          <table:table-cell office:value-type="float" office:value="2.18463" calcext:value-type="float">
            <text:p>2.18463</text:p>
          </table:table-cell>
          <table:table-cell office:value-type="float" office:value="1.39713" calcext:value-type="float">
            <text:p>1.39713</text:p>
          </table:table-cell>
          <table:table-cell office:value-type="float" office:value="1.84392" calcext:value-type="float">
            <text:p>1.84392</text:p>
          </table:table-cell>
          <table:table-cell office:value-type="float" office:value="2.0622" calcext:value-type="float">
            <text:p>2.0622</text:p>
          </table:table-cell>
          <table:table-cell office:value-type="float" office:value="1.49811" calcext:value-type="float">
            <text:p>1.49811</text:p>
          </table:table-cell>
          <table:table-cell office:value-type="float" office:value="1.83934" calcext:value-type="float">
            <text:p>1.83934</text:p>
          </table:table-cell>
          <table:table-cell office:value-type="float" office:value="21.3267" calcext:value-type="float">
            <text:p>21.3267</text:p>
          </table:table-cell>
          <table:table-cell office:value-type="float" office:value="1.49811" calcext:value-type="float">
            <text:p>1.49811</text:p>
          </table:table-cell>
          <table:table-cell office:value-type="float" office:value="2.18679" calcext:value-type="float">
            <text:p>2.18679</text:p>
          </table:table-cell>
          <table:table-cell office:value-type="float" office:value="1.68161" calcext:value-type="float">
            <text:p>1.68161</text:p>
          </table:table-cell>
          <table:table-cell office:value-type="float" office:value="6.23285" calcext:value-type="float">
            <text:p>6.23285</text:p>
          </table:table-cell>
          <table:table-cell office:value-type="float" office:value="0.389692" calcext:value-type="float">
            <text:p>0.389692</text:p>
          </table:table-cell>
          <table:table-cell office:value-type="float" office:value="4.50582" calcext:value-type="float">
            <text:p>4.50582</text:p>
          </table:table-cell>
          <table:table-cell office:value-type="float" office:value="2.20943" calcext:value-type="float">
            <text:p>2.20943</text:p>
          </table:table-cell>
          <table:table-cell office:value-type="float" office:value="3.25751" calcext:value-type="float">
            <text:p>3.25751</text:p>
          </table:table-cell>
          <table:table-cell office:value-type="float" office:value="1.28481" calcext:value-type="float">
            <text:p>1.28481</text:p>
          </table:table-cell>
          <table:table-cell office:value-type="float" office:value="1.83934" calcext:value-type="float">
            <text:p>1.83934</text:p>
          </table:table-cell>
          <table:table-cell office:value-type="float" office:value="2.40224" calcext:value-type="float">
            <text:p>2.40224</text:p>
          </table:table-cell>
          <table:table-cell office:value-type="float" office:value="2.26989" calcext:value-type="float">
            <text:p>2.26989</text:p>
          </table:table-cell>
          <table:table-cell office:value-type="float" office:value="1.81768" calcext:value-type="float">
            <text:p>1.81768</text:p>
          </table:table-cell>
          <table:table-cell office:value-type="float" office:value="2.21997" calcext:value-type="float">
            <text:p>2.21997</text:p>
          </table:table-cell>
          <table:table-cell office:value-type="float" office:value="2.62134" calcext:value-type="float">
            <text:p>2.62134</text:p>
          </table:table-cell>
          <table:table-cell office:value-type="float" office:value="2.02729" calcext:value-type="float">
            <text:p>2.02729</text:p>
          </table:table-cell>
          <table:table-cell office:value-type="float" office:value="2.54733" calcext:value-type="float">
            <text:p>2.54733</text:p>
          </table:table-cell>
          <table:table-cell office:value-type="float" office:value="0.397262" calcext:value-type="float">
            <text:p>0.397262</text:p>
          </table:table-cell>
          <table:table-cell office:value-type="float" office:value="2.26989" calcext:value-type="float">
            <text:p>2.26989</text:p>
          </table:table-cell>
          <table:table-cell office:value-type="float" office:value="2.0163" calcext:value-type="float">
            <text:p>2.0163</text:p>
          </table:table-cell>
          <table:table-cell office:value-type="float" office:value="2.45893" calcext:value-type="float">
            <text:p>2.45893</text:p>
          </table:table-cell>
          <table:table-cell office:value-type="float" office:value="1.10537" calcext:value-type="float">
            <text:p>1.10537</text:p>
          </table:table-cell>
          <table:table-cell office:value-type="float" office:value="3.99115" calcext:value-type="float">
            <text:p>3.99115</text:p>
          </table:table-cell>
          <table:table-cell office:value-type="float" office:value="2.35972" calcext:value-type="float">
            <text:p>2.35972</text:p>
          </table:table-cell>
          <table:table-cell office:value-type="float" office:value="14.7693" calcext:value-type="float">
            <text:p>14.7693</text:p>
          </table:table-cell>
          <table:table-cell office:value-type="float" office:value="2.54016" calcext:value-type="float">
            <text:p>2.54016</text:p>
          </table:table-cell>
          <table:table-cell office:value-type="float" office:value="2.97966" calcext:value-type="float">
            <text:p>2.97966</text:p>
          </table:table-cell>
          <table:table-cell office:value-type="float" office:value="3.99115" calcext:value-type="float">
            <text:p>3.99115</text:p>
          </table:table-cell>
          <table:table-cell office:value-type="float" office:value="1.09836" calcext:value-type="float">
            <text:p>1.09836</text:p>
          </table:table-cell>
          <table:table-cell office:value-type="float" office:value="2.3859" calcext:value-type="float">
            <text:p>2.3859</text:p>
          </table:table-cell>
          <table:table-cell office:value-type="float" office:value="2.16969" calcext:value-type="float">
            <text:p>2.16969</text:p>
          </table:table-cell>
          <table:table-cell office:value-type="float" office:value="0.648939" calcext:value-type="float">
            <text:p>0.648939</text:p>
          </table:table-cell>
          <table:table-cell office:value-type="float" office:value="2.16119" calcext:value-type="float">
            <text:p>2.16119</text:p>
          </table:table-cell>
          <table:table-cell office:value-type="float" office:value="0.458584" calcext:value-type="float">
            <text:p>0.458584</text:p>
          </table:table-cell>
          <table:table-cell office:value-type="float" office:value="2.35972" calcext:value-type="float">
            <text:p>2.35972</text:p>
          </table:table-cell>
          <table:table-cell office:value-type="float" office:value="0.00879568" calcext:value-type="float">
            <text:p>0.00879568</text:p>
          </table:table-cell>
          <table:table-cell office:value-type="float" office:value="14.7693" calcext:value-type="float">
            <text:p>14.7693</text:p>
          </table:table-cell>
          <table:table-cell office:value-type="float" office:value="2.10764" calcext:value-type="float">
            <text:p>2.10764</text:p>
          </table:table-cell>
          <table:table-cell office:value-type="float" office:value="0.303626" calcext:value-type="float">
            <text:p>0.303626</text:p>
          </table:table-cell>
          <table:table-cell office:value-type="float" office:value="2.99215" calcext:value-type="float">
            <text:p>2.99215</text:p>
          </table:table-cell>
          <table:table-cell office:value-type="float" office:value="1.74708" calcext:value-type="float">
            <text:p>1.74708</text:p>
          </table:table-cell>
          <table:table-cell office:value-type="float" office:value="20.8283" calcext:value-type="float">
            <text:p>20.8283</text:p>
          </table:table-cell>
          <table:table-cell office:value-type="float" office:value="5.13932" calcext:value-type="float">
            <text:p>5.13932</text:p>
          </table:table-cell>
          <table:table-cell office:value-type="float" office:value="1.33768" calcext:value-type="float">
            <text:p>1.33768</text:p>
          </table:table-cell>
          <table:table-cell office:value-type="float" office:value="0.809879" calcext:value-type="float">
            <text:p>0.809879</text:p>
          </table:table-cell>
          <table:table-cell office:value-type="float" office:value="2.16969" calcext:value-type="float">
            <text:p>2.16969</text:p>
          </table:table-cell>
          <table:table-cell office:value-type="float" office:value="2.2934" calcext:value-type="float">
            <text:p>2.2934</text:p>
          </table:table-cell>
          <table:table-cell office:value-type="float" office:value="2.12661" calcext:value-type="float">
            <text:p>2.12661</text:p>
          </table:table-cell>
          <table:table-cell office:value-type="float" office:value="21.2834" calcext:value-type="float">
            <text:p>21.2834</text:p>
          </table:table-cell>
          <table:table-cell office:value-type="float" office:value="0.276198" calcext:value-type="float">
            <text:p>0.276198</text:p>
          </table:table-cell>
          <table:table-cell office:value-type="float" office:value="1.19611" calcext:value-type="float">
            <text:p>1.19611</text:p>
          </table:table-cell>
          <table:table-cell office:value-type="float" office:value="1.25425" calcext:value-type="float">
            <text:p>1.25425</text:p>
          </table:table-cell>
          <table:table-cell office:value-type="float" office:value="3.99115" calcext:value-type="float">
            <text:p>3.99115</text:p>
          </table:table-cell>
          <table:table-cell office:value-type="float" office:value="2.46326" calcext:value-type="float">
            <text:p>2.46326</text:p>
          </table:table-cell>
          <table:table-cell office:value-type="float" office:value="14.6865" calcext:value-type="float">
            <text:p>14.6865</text:p>
          </table:table-cell>
          <table:table-cell office:value-type="float" office:value="3.71132" calcext:value-type="float">
            <text:p>3.71132</text:p>
          </table:table-cell>
          <table:table-cell office:value-type="float" office:value="2.69813" calcext:value-type="float">
            <text:p>2.69813</text:p>
          </table:table-cell>
          <table:table-cell office:value-type="float" office:value="3.99115" calcext:value-type="float">
            <text:p>3.99115</text:p>
          </table:table-cell>
          <table:table-cell office:value-type="float" office:value="1.34997" calcext:value-type="float">
            <text:p>1.34997</text:p>
          </table:table-cell>
          <table:table-cell office:value-type="float" office:value="3.40595" calcext:value-type="float">
            <text:p>3.40595</text:p>
          </table:table-cell>
          <table:table-cell office:value-type="float" office:value="2.17754" calcext:value-type="float">
            <text:p>2.17754</text:p>
          </table:table-cell>
          <table:table-cell office:value-type="float" office:value="2.13147" calcext:value-type="float">
            <text:p>2.13147</text:p>
          </table:table-cell>
          <table:table-cell office:value-type="float" office:value="2.16969" calcext:value-type="float">
            <text:p>2.16969</text:p>
          </table:table-cell>
          <table:table-cell office:value-type="float" office:value="0.11751" calcext:value-type="float">
            <text:p>0.11751</text:p>
          </table:table-cell>
          <table:table-cell office:value-type="float" office:value="2.46326" calcext:value-type="float">
            <text:p>2.46326</text:p>
          </table:table-cell>
          <table:table-cell office:value-type="float" office:value="0" calcext:value-type="float">
            <text:p>0</text:p>
          </table:table-cell>
          <table:table-cell office:value-type="float" office:value="14.6865" calcext:value-type="float">
            <text:p>14.6865</text:p>
          </table:table-cell>
          <table:table-cell office:value-type="float" office:value="2.29873" calcext:value-type="float">
            <text:p>2.29873</text:p>
          </table:table-cell>
          <table:table-cell office:value-type="float" office:value="1.801" calcext:value-type="float">
            <text:p>1.801</text:p>
          </table:table-cell>
          <table:table-cell office:value-type="float" office:value="1.45414" calcext:value-type="float">
            <text:p>1.45414</text:p>
          </table:table-cell>
          <table:table-cell office:value-type="float" office:value="2.42824" calcext:value-type="float">
            <text:p>2.42824</text:p>
          </table:table-cell>
          <table:table-cell office:value-type="float" office:value="2.00531" calcext:value-type="float">
            <text:p>2.00531</text:p>
          </table:table-cell>
          <table:table-cell office:value-type="float" office:value="5.7461" calcext:value-type="float">
            <text:p>5.7461</text:p>
          </table:table-cell>
          <table:table-cell office:value-type="float" office:value="1.23347" calcext:value-type="float">
            <text:p>1.23347</text:p>
          </table:table-cell>
          <table:table-cell office:value-type="float" office:value="0.193268" calcext:value-type="float">
            <text:p>0.193268</text:p>
          </table:table-cell>
          <table:table-cell office:value-type="float" office:value="2.17754" calcext:value-type="float">
            <text:p>2.17754</text:p>
          </table:table-cell>
          <table:table-cell office:value-type="float" office:value="5.12466" calcext:value-type="float">
            <text:p>5.12466</text:p>
          </table:table-cell>
          <table:table-cell office:value-type="float" office:value="2.12661" calcext:value-type="float">
            <text:p>2.12661</text:p>
          </table:table-cell>
          <table:table-cell office:value-type="float" office:value="21.8955" calcext:value-type="float">
            <text:p>21.8955</text:p>
          </table:table-cell>
          <table:table-cell office:value-type="float" office:value="0.924037" calcext:value-type="float">
            <text:p>0.924037</text:p>
          </table:table-cell>
          <table:table-cell office:value-type="float" office:value="1.91541" calcext:value-type="float">
            <text:p>1.91541</text:p>
          </table:table-cell>
          <table:table-cell table:number-columns-repeated="6" office:value-type="float" office:value="6.38011" calcext:value-type="float">
            <text:p>6.3801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105" calcext:value-type="float">
            <text:p>105</text:p>
          </table:table-cell>
          <table:table-cell office:value-type="float" office:value="9.29984" calcext:value-type="float">
            <text:p>9.29984</text:p>
          </table:table-cell>
          <table:table-cell office:value-type="float" office:value="12.8542" calcext:value-type="float">
            <text:p>12.8542</text:p>
          </table:table-cell>
          <table:table-cell office:value-type="float" office:value="11.6783" calcext:value-type="float">
            <text:p>11.6783</text:p>
          </table:table-cell>
          <table:table-cell office:value-type="float" office:value="12.3336" calcext:value-type="float">
            <text:p>12.3336</text:p>
          </table:table-cell>
          <table:table-cell office:value-type="float" office:value="12.4861" calcext:value-type="float">
            <text:p>12.4861</text:p>
          </table:table-cell>
          <table:table-cell office:value-type="float" office:value="12.9685" calcext:value-type="float">
            <text:p>12.9685</text:p>
          </table:table-cell>
          <table:table-cell office:value-type="float" office:value="14.7078" calcext:value-type="float">
            <text:p>14.7078</text:p>
          </table:table-cell>
          <table:table-cell office:value-type="float" office:value="12.3032" calcext:value-type="float">
            <text:p>12.3032</text:p>
          </table:table-cell>
          <table:table-cell office:value-type="float" office:value="11.7315" calcext:value-type="float">
            <text:p>11.7315</text:p>
          </table:table-cell>
          <table:table-cell office:value-type="float" office:value="14.7078" calcext:value-type="float">
            <text:p>14.7078</text:p>
          </table:table-cell>
          <table:table-cell office:value-type="float" office:value="12.2649" calcext:value-type="float">
            <text:p>12.2649</text:p>
          </table:table-cell>
          <table:table-cell office:value-type="float" office:value="14.3741" calcext:value-type="float">
            <text:p>14.3741</text:p>
          </table:table-cell>
          <table:table-cell office:value-type="float" office:value="9.29984" calcext:value-type="float">
            <text:p>9.29984</text:p>
          </table:table-cell>
          <table:table-cell office:value-type="float" office:value="14.8371" calcext:value-type="float">
            <text:p>14.8371</text:p>
          </table:table-cell>
          <table:table-cell office:value-type="float" office:value="11.0346" calcext:value-type="float">
            <text:p>11.0346</text:p>
          </table:table-cell>
          <table:table-cell office:value-type="float" office:value="12.5931" calcext:value-type="float">
            <text:p>12.5931</text:p>
          </table:table-cell>
          <table:table-cell office:value-type="float" office:value="11.3183" calcext:value-type="float">
            <text:p>11.3183</text:p>
          </table:table-cell>
          <table:table-cell office:value-type="float" office:value="13.064" calcext:value-type="float">
            <text:p>13.064</text:p>
          </table:table-cell>
          <table:table-cell office:value-type="float" office:value="12.3032" calcext:value-type="float">
            <text:p>12.3032</text:p>
          </table:table-cell>
          <table:table-cell office:value-type="float" office:value="12.7911" calcext:value-type="float">
            <text:p>12.7911</text:p>
          </table:table-cell>
          <table:table-cell office:value-type="float" office:value="12.6189" calcext:value-type="float">
            <text:p>12.6189</text:p>
          </table:table-cell>
          <table:table-cell office:value-type="float" office:value="13.2125" calcext:value-type="float">
            <text:p>13.2125</text:p>
          </table:table-cell>
          <table:table-cell office:value-type="float" office:value="12.6062" calcext:value-type="float">
            <text:p>12.6062</text:p>
          </table:table-cell>
          <table:table-cell office:value-type="float" office:value="12.9643" calcext:value-type="float">
            <text:p>12.9643</text:p>
          </table:table-cell>
          <table:table-cell office:value-type="float" office:value="12.4346" calcext:value-type="float">
            <text:p>12.4346</text:p>
          </table:table-cell>
          <table:table-cell office:value-type="float" office:value="16.0419" calcext:value-type="float">
            <text:p>16.0419</text:p>
          </table:table-cell>
          <table:table-cell office:value-type="float" office:value="11.4027" calcext:value-type="float">
            <text:p>11.4027</text:p>
          </table:table-cell>
          <table:table-cell office:value-type="float" office:value="12.6189" calcext:value-type="float">
            <text:p>12.6189</text:p>
          </table:table-cell>
          <table:table-cell office:value-type="float" office:value="12.2855" calcext:value-type="float">
            <text:p>12.2855</text:p>
          </table:table-cell>
          <table:table-cell office:value-type="float" office:value="13.2085" calcext:value-type="float">
            <text:p>13.2085</text:p>
          </table:table-cell>
          <table:table-cell office:value-type="float" office:value="9.08629" calcext:value-type="float">
            <text:p>9.08629</text:p>
          </table:table-cell>
          <table:table-cell office:value-type="float" office:value="14.1752" calcext:value-type="float">
            <text:p>14.1752</text:p>
          </table:table-cell>
          <table:table-cell office:value-type="float" office:value="12.8016" calcext:value-type="float">
            <text:p>12.8016</text:p>
          </table:table-cell>
          <table:table-cell office:value-type="float" office:value="13.4275" calcext:value-type="float">
            <text:p>13.4275</text:p>
          </table:table-cell>
          <table:table-cell office:value-type="float" office:value="13.0268" calcext:value-type="float">
            <text:p>13.0268</text:p>
          </table:table-cell>
          <table:table-cell office:value-type="float" office:value="12.7106" calcext:value-type="float">
            <text:p>12.7106</text:p>
          </table:table-cell>
          <table:table-cell office:value-type="float" office:value="13.6017" calcext:value-type="float">
            <text:p>13.6017</text:p>
          </table:table-cell>
          <table:table-cell office:value-type="float" office:value="13.0089" calcext:value-type="float">
            <text:p>13.0089</text:p>
          </table:table-cell>
          <table:table-cell office:value-type="float" office:value="6.69062" calcext:value-type="float">
            <text:p>6.69062</text:p>
          </table:table-cell>
          <table:table-cell office:value-type="float" office:value="13.6017" calcext:value-type="float">
            <text:p>13.6017</text:p>
          </table:table-cell>
          <table:table-cell office:value-type="float" office:value="12.8828" calcext:value-type="float">
            <text:p>12.8828</text:p>
          </table:table-cell>
          <table:table-cell office:value-type="float" office:value="13.0109" calcext:value-type="float">
            <text:p>13.0109</text:p>
          </table:table-cell>
          <table:table-cell office:value-type="float" office:value="9.08629" calcext:value-type="float">
            <text:p>9.08629</text:p>
          </table:table-cell>
          <table:table-cell office:value-type="float" office:value="14.8382" calcext:value-type="float">
            <text:p>14.8382</text:p>
          </table:table-cell>
          <table:table-cell office:value-type="float" office:value="10.8076" calcext:value-type="float">
            <text:p>10.8076</text:p>
          </table:table-cell>
          <table:table-cell office:value-type="float" office:value="12.4818" calcext:value-type="float">
            <text:p>12.4818</text:p>
          </table:table-cell>
          <table:table-cell office:value-type="float" office:value="11.527" calcext:value-type="float">
            <text:p>11.527</text:p>
          </table:table-cell>
          <table:table-cell office:value-type="float" office:value="13.8841" calcext:value-type="float">
            <text:p>13.8841</text:p>
          </table:table-cell>
          <table:table-cell office:value-type="float" office:value="13.0089" calcext:value-type="float">
            <text:p>13.0089</text:p>
          </table:table-cell>
          <table:table-cell office:value-type="float" office:value="13.3303" calcext:value-type="float">
            <text:p>13.3303</text:p>
          </table:table-cell>
          <table:table-cell office:value-type="float" office:value="12.8443" calcext:value-type="float">
            <text:p>12.8443</text:p>
          </table:table-cell>
          <table:table-cell office:value-type="float" office:value="13.004" calcext:value-type="float">
            <text:p>13.004</text:p>
          </table:table-cell>
          <table:table-cell office:value-type="float" office:value="12.6221" calcext:value-type="float">
            <text:p>12.6221</text:p>
          </table:table-cell>
          <table:table-cell office:value-type="float" office:value="12.2896" calcext:value-type="float">
            <text:p>12.2896</text:p>
          </table:table-cell>
          <table:table-cell office:value-type="float" office:value="12.6846" calcext:value-type="float">
            <text:p>12.6846</text:p>
          </table:table-cell>
          <table:table-cell office:value-type="float" office:value="12.1767" calcext:value-type="float">
            <text:p>12.1767</text:p>
          </table:table-cell>
          <table:table-cell office:value-type="float" office:value="14.8371" calcext:value-type="float">
            <text:p>14.8371</text:p>
          </table:table-cell>
          <table:table-cell office:value-type="float" office:value="12.8443" calcext:value-type="float">
            <text:p>12.8443</text:p>
          </table:table-cell>
          <table:table-cell office:value-type="float" office:value="12.7909" calcext:value-type="float">
            <text:p>12.7909</text:p>
          </table:table-cell>
          <table:table-cell office:value-type="float" office:value="12.2277" calcext:value-type="float">
            <text:p>12.2277</text:p>
          </table:table-cell>
          <table:table-cell office:value-type="float" office:value="13.863" calcext:value-type="float">
            <text:p>13.863</text:p>
          </table:table-cell>
          <table:table-cell office:value-type="float" office:value="11.5428" calcext:value-type="float">
            <text:p>11.5428</text:p>
          </table:table-cell>
          <table:table-cell office:value-type="float" office:value="12.7327" calcext:value-type="float">
            <text:p>12.7327</text:p>
          </table:table-cell>
          <table:table-cell office:value-type="float" office:value="0.0957793" calcext:value-type="float">
            <text:p>0.0957793</text:p>
          </table:table-cell>
          <table:table-cell office:value-type="float" office:value="12.1487" calcext:value-type="float">
            <text:p>12.1487</text:p>
          </table:table-cell>
          <table:table-cell office:value-type="float" office:value="11.8518" calcext:value-type="float">
            <text:p>11.8518</text:p>
          </table:table-cell>
          <table:table-cell office:value-type="float" office:value="11.5428" calcext:value-type="float">
            <text:p>11.5428</text:p>
          </table:table-cell>
          <table:table-cell office:value-type="float" office:value="14.0616" calcext:value-type="float">
            <text:p>14.0616</text:p>
          </table:table-cell>
          <table:table-cell office:value-type="float" office:value="13.194" calcext:value-type="float">
            <text:p>13.194</text:p>
          </table:table-cell>
          <table:table-cell office:value-type="float" office:value="12.8845" calcext:value-type="float">
            <text:p>12.8845</text:p>
          </table:table-cell>
          <table:table-cell office:value-type="float" office:value="14.3915" calcext:value-type="float">
            <text:p>14.3915</text:p>
          </table:table-cell>
          <table:table-cell office:value-type="float" office:value="12.8956" calcext:value-type="float">
            <text:p>12.8956</text:p>
          </table:table-cell>
          <table:table-cell office:value-type="float" office:value="14.7957" calcext:value-type="float">
            <text:p>14.7957</text:p>
          </table:table-cell>
          <table:table-cell office:value-type="float" office:value="12.7327" calcext:value-type="float">
            <text:p>12.7327</text:p>
          </table:table-cell>
          <table:table-cell office:value-type="float" office:value="14.6878" calcext:value-type="float">
            <text:p>14.6878</text:p>
          </table:table-cell>
          <table:table-cell office:value-type="float" office:value="0.0957793" calcext:value-type="float">
            <text:p>0.0957793</text:p>
          </table:table-cell>
          <table:table-cell office:value-type="float" office:value="12.5986" calcext:value-type="float">
            <text:p>12.5986</text:p>
          </table:table-cell>
          <table:table-cell office:value-type="float" office:value="14.78" calcext:value-type="float">
            <text:p>14.78</text:p>
          </table:table-cell>
          <table:table-cell office:value-type="float" office:value="12.5386" calcext:value-type="float">
            <text:p>12.5386</text:p>
          </table:table-cell>
          <table:table-cell office:value-type="float" office:value="13.2266" calcext:value-type="float">
            <text:p>13.2266</text:p>
          </table:table-cell>
          <table:table-cell office:value-type="float" office:value="16.244" calcext:value-type="float">
            <text:p>16.244</text:p>
          </table:table-cell>
          <table:table-cell office:value-type="float" office:value="13.3725" calcext:value-type="float">
            <text:p>13.3725</text:p>
          </table:table-cell>
          <table:table-cell office:value-type="float" office:value="13.504" calcext:value-type="float">
            <text:p>13.504</text:p>
          </table:table-cell>
          <table:table-cell office:value-type="float" office:value="14.5524" calcext:value-type="float">
            <text:p>14.5524</text:p>
          </table:table-cell>
          <table:table-cell office:value-type="float" office:value="12.8845" calcext:value-type="float">
            <text:p>12.8845</text:p>
          </table:table-cell>
          <table:table-cell office:value-type="float" office:value="12.4151" calcext:value-type="float">
            <text:p>12.4151</text:p>
          </table:table-cell>
          <table:table-cell office:value-type="float" office:value="12.7896" calcext:value-type="float">
            <text:p>12.7896</text:p>
          </table:table-cell>
          <table:table-cell office:value-type="float" office:value="6.64613" calcext:value-type="float">
            <text:p>6.64613</text:p>
          </table:table-cell>
          <table:table-cell office:value-type="float" office:value="14.8957" calcext:value-type="float">
            <text:p>14.8957</text:p>
          </table:table-cell>
          <table:table-cell office:value-type="float" office:value="14.1802" calcext:value-type="float">
            <text:p>14.1802</text:p>
          </table:table-cell>
          <table:table-cell office:value-type="float" office:value="13.9292" calcext:value-type="float">
            <text:p>13.9292</text:p>
          </table:table-cell>
          <table:table-cell office:value-type="float" office:value="11.5428" calcext:value-type="float">
            <text:p>11.5428</text:p>
          </table:table-cell>
          <table:table-cell office:value-type="float" office:value="12.3639" calcext:value-type="float">
            <text:p>12.3639</text:p>
          </table:table-cell>
          <table:table-cell office:value-type="float" office:value="0" calcext:value-type="float">
            <text:p>0</text:p>
          </table:table-cell>
          <table:table-cell office:value-type="float" office:value="11.1934" calcext:value-type="float">
            <text:p>11.1934</text:p>
          </table:table-cell>
          <table:table-cell office:value-type="float" office:value="12.7041" calcext:value-type="float">
            <text:p>12.7041</text:p>
          </table:table-cell>
          <table:table-cell office:value-type="float" office:value="11.5428" calcext:value-type="float">
            <text:p>11.5428</text:p>
          </table:table-cell>
          <table:table-cell office:value-type="float" office:value="13.6895" calcext:value-type="float">
            <text:p>13.6895</text:p>
          </table:table-cell>
          <table:table-cell office:value-type="float" office:value="11.8809" calcext:value-type="float">
            <text:p>11.8809</text:p>
          </table:table-cell>
          <table:table-cell office:value-type="float" office:value="12.8226" calcext:value-type="float">
            <text:p>12.8226</text:p>
          </table:table-cell>
          <table:table-cell office:value-type="float" office:value="12.6099" calcext:value-type="float">
            <text:p>12.6099</text:p>
          </table:table-cell>
          <table:table-cell office:value-type="float" office:value="12.8845" calcext:value-type="float">
            <text:p>12.8845</text:p>
          </table:table-cell>
          <table:table-cell office:value-type="float" office:value="14.7771" calcext:value-type="float">
            <text:p>14.7771</text:p>
          </table:table-cell>
          <table:table-cell office:value-type="float" office:value="12.3639" calcext:value-type="float">
            <text:p>12.3639</text:p>
          </table:table-cell>
          <table:table-cell office:value-type="float" office:value="14.6865" calcext:value-type="float">
            <text:p>14.6865</text:p>
          </table:table-cell>
          <table:table-cell office:value-type="float" office:value="0" calcext:value-type="float">
            <text:p>0</text:p>
          </table:table-cell>
          <table:table-cell office:value-type="float" office:value="12.3972" calcext:value-type="float">
            <text:p>12.3972</text:p>
          </table:table-cell>
          <table:table-cell office:value-type="float" office:value="13.0229" calcext:value-type="float">
            <text:p>13.0229</text:p>
          </table:table-cell>
          <table:table-cell office:value-type="float" office:value="13.5387" calcext:value-type="float">
            <text:p>13.5387</text:p>
          </table:table-cell>
          <table:table-cell office:value-type="float" office:value="12.2859" calcext:value-type="float">
            <text:p>12.2859</text:p>
          </table:table-cell>
          <table:table-cell office:value-type="float" office:value="13.004" calcext:value-type="float">
            <text:p>13.004</text:p>
          </table:table-cell>
          <table:table-cell office:value-type="float" office:value="13.6824" calcext:value-type="float">
            <text:p>13.6824</text:p>
          </table:table-cell>
          <table:table-cell office:value-type="float" office:value="13.5892" calcext:value-type="float">
            <text:p>13.5892</text:p>
          </table:table-cell>
          <table:table-cell office:value-type="float" office:value="14.7858" calcext:value-type="float">
            <text:p>14.7858</text:p>
          </table:table-cell>
          <table:table-cell office:value-type="float" office:value="12.8226" calcext:value-type="float">
            <text:p>12.8226</text:p>
          </table:table-cell>
          <table:table-cell office:value-type="float" office:value="13.364" calcext:value-type="float">
            <text:p>13.364</text:p>
          </table:table-cell>
          <table:table-cell office:value-type="float" office:value="12.7896" calcext:value-type="float">
            <text:p>12.7896</text:p>
          </table:table-cell>
          <table:table-cell office:value-type="float" office:value="7.31409" calcext:value-type="float">
            <text:p>7.31409</text:p>
          </table:table-cell>
          <table:table-cell office:value-type="float" office:value="13.9612" calcext:value-type="float">
            <text:p>13.9612</text:p>
          </table:table-cell>
          <table:table-cell office:value-type="float" office:value="13.0552" calcext:value-type="float">
            <text:p>13.0552</text:p>
          </table:table-cell>
          <table:table-cell table:number-columns-repeated="6" office:value-type="float" office:value="8.38712" calcext:value-type="float">
            <text:p>8.3871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106" calcext:value-type="float">
            <text:p>106</text:p>
          </table:table-cell>
          <table:table-cell office:value-type="float" office:value="3.57831" calcext:value-type="float">
            <text:p>3.57831</text:p>
          </table:table-cell>
          <table:table-cell office:value-type="float" office:value="0.80312" calcext:value-type="float">
            <text:p>0.80312</text:p>
          </table:table-cell>
          <table:table-cell office:value-type="float" office:value="2.03643" calcext:value-type="float">
            <text:p>2.03643</text:p>
          </table:table-cell>
          <table:table-cell office:value-type="float" office:value="0.598676" calcext:value-type="float">
            <text:p>0.598676</text:p>
          </table:table-cell>
          <table:table-cell office:value-type="float" office:value="0.258997" calcext:value-type="float">
            <text:p>0.258997</text:p>
          </table:table-cell>
          <table:table-cell office:value-type="float" office:value="1.22382" calcext:value-type="float">
            <text:p>1.22382</text:p>
          </table:table-cell>
          <table:table-cell office:value-type="float" office:value="2.39387" calcext:value-type="float">
            <text:p>2.39387</text:p>
          </table:table-cell>
          <table:table-cell office:value-type="float" office:value="0.880078" calcext:value-type="float">
            <text:p>0.880078</text:p>
          </table:table-cell>
          <table:table-cell office:value-type="float" office:value="3.82503" calcext:value-type="float">
            <text:p>3.82503</text:p>
          </table:table-cell>
          <table:table-cell office:value-type="float" office:value="2.39387" calcext:value-type="float">
            <text:p>2.39387</text:p>
          </table:table-cell>
          <table:table-cell office:value-type="float" office:value="0.530807" calcext:value-type="float">
            <text:p>0.530807</text:p>
          </table:table-cell>
          <table:table-cell office:value-type="float" office:value="2.01746" calcext:value-type="float">
            <text:p>2.01746</text:p>
          </table:table-cell>
          <table:table-cell office:value-type="float" office:value="3.57831" calcext:value-type="float">
            <text:p>3.57831</text:p>
          </table:table-cell>
          <table:table-cell office:value-type="float" office:value="2.50049" calcext:value-type="float">
            <text:p>2.50049</text:p>
          </table:table-cell>
          <table:table-cell office:value-type="float" office:value="2.02905" calcext:value-type="float">
            <text:p>2.02905</text:p>
          </table:table-cell>
          <table:table-cell office:value-type="float" office:value="0.268219" calcext:value-type="float">
            <text:p>0.268219</text:p>
          </table:table-cell>
          <table:table-cell office:value-type="float" office:value="1.09129" calcext:value-type="float">
            <text:p>1.09129</text:p>
          </table:table-cell>
          <table:table-cell office:value-type="float" office:value="1.87633" calcext:value-type="float">
            <text:p>1.87633</text:p>
          </table:table-cell>
          <table:table-cell office:value-type="float" office:value="0.880078" calcext:value-type="float">
            <text:p>0.880078</text:p>
          </table:table-cell>
          <table:table-cell office:value-type="float" office:value="1.28156" calcext:value-type="float">
            <text:p>1.28156</text:p>
          </table:table-cell>
          <table:table-cell office:value-type="float" office:value="1.00263" calcext:value-type="float">
            <text:p>1.00263</text:p>
          </table:table-cell>
          <table:table-cell office:value-type="float" office:value="1.12122" calcext:value-type="float">
            <text:p>1.12122</text:p>
          </table:table-cell>
          <table:table-cell office:value-type="float" office:value="0.527995" calcext:value-type="float">
            <text:p>0.527995</text:p>
          </table:table-cell>
          <table:table-cell office:value-type="float" office:value="0.963945" calcext:value-type="float">
            <text:p>0.963945</text:p>
          </table:table-cell>
          <table:table-cell office:value-type="float" office:value="0.801237" calcext:value-type="float">
            <text:p>0.801237</text:p>
          </table:table-cell>
          <table:table-cell office:value-type="float" office:value="19.4289" calcext:value-type="float">
            <text:p>19.4289</text:p>
          </table:table-cell>
          <table:table-cell office:value-type="float" office:value="2.71351" calcext:value-type="float">
            <text:p>2.71351</text:p>
          </table:table-cell>
          <table:table-cell office:value-type="float" office:value="1.00263" calcext:value-type="float">
            <text:p>1.00263</text:p>
          </table:table-cell>
          <table:table-cell office:value-type="float" office:value="0.950246" calcext:value-type="float">
            <text:p>0.950246</text:p>
          </table:table-cell>
          <table:table-cell office:value-type="float" office:value="1.41771" calcext:value-type="float">
            <text:p>1.41771</text:p>
          </table:table-cell>
          <table:table-cell office:value-type="float" office:value="4.06067" calcext:value-type="float">
            <text:p>4.06067</text:p>
          </table:table-cell>
          <table:table-cell office:value-type="float" office:value="1.91943" calcext:value-type="float">
            <text:p>1.91943</text:p>
          </table:table-cell>
          <table:table-cell office:value-type="float" office:value="1.27507" calcext:value-type="float">
            <text:p>1.27507</text:p>
          </table:table-cell>
          <table:table-cell office:value-type="float" office:value="1.27776" calcext:value-type="float">
            <text:p>1.27776</text:p>
          </table:table-cell>
          <table:table-cell office:value-type="float" office:value="1.12677" calcext:value-type="float">
            <text:p>1.12677</text:p>
          </table:table-cell>
          <table:table-cell office:value-type="float" office:value="0.800353" calcext:value-type="float">
            <text:p>0.800353</text:p>
          </table:table-cell>
          <table:table-cell office:value-type="float" office:value="1.66518" calcext:value-type="float">
            <text:p>1.66518</text:p>
          </table:table-cell>
          <table:table-cell office:value-type="float" office:value="1.07914" calcext:value-type="float">
            <text:p>1.07914</text:p>
          </table:table-cell>
          <table:table-cell office:value-type="float" office:value="19.0297" calcext:value-type="float">
            <text:p>19.0297</text:p>
          </table:table-cell>
          <table:table-cell office:value-type="float" office:value="1.66518" calcext:value-type="float">
            <text:p>1.66518</text:p>
          </table:table-cell>
          <table:table-cell office:value-type="float" office:value="1.41689" calcext:value-type="float">
            <text:p>1.41689</text:p>
          </table:table-cell>
          <table:table-cell office:value-type="float" office:value="0.695501" calcext:value-type="float">
            <text:p>0.695501</text:p>
          </table:table-cell>
          <table:table-cell office:value-type="float" office:value="4.06067" calcext:value-type="float">
            <text:p>4.06067</text:p>
          </table:table-cell>
          <table:table-cell office:value-type="float" office:value="2.49985" calcext:value-type="float">
            <text:p>2.49985</text:p>
          </table:table-cell>
          <table:table-cell office:value-type="float" office:value="2.49905" calcext:value-type="float">
            <text:p>2.49905</text:p>
          </table:table-cell>
          <table:table-cell office:value-type="float" office:value="0.335656" calcext:value-type="float">
            <text:p>0.335656</text:p>
          </table:table-cell>
          <table:table-cell office:value-type="float" office:value="1.02623" calcext:value-type="float">
            <text:p>1.02623</text:p>
          </table:table-cell>
          <table:table-cell office:value-type="float" office:value="1.86418" calcext:value-type="float">
            <text:p>1.86418</text:p>
          </table:table-cell>
          <table:table-cell office:value-type="float" office:value="1.07914" calcext:value-type="float">
            <text:p>1.07914</text:p>
          </table:table-cell>
          <table:table-cell office:value-type="float" office:value="1.87259" calcext:value-type="float">
            <text:p>1.87259</text:p>
          </table:table-cell>
          <table:table-cell office:value-type="float" office:value="1.48222" calcext:value-type="float">
            <text:p>1.48222</text:p>
          </table:table-cell>
          <table:table-cell office:value-type="float" office:value="1.02652" calcext:value-type="float">
            <text:p>1.02652</text:p>
          </table:table-cell>
          <table:table-cell office:value-type="float" office:value="0.969663" calcext:value-type="float">
            <text:p>0.969663</text:p>
          </table:table-cell>
          <table:table-cell office:value-type="float" office:value="1.17061" calcext:value-type="float">
            <text:p>1.17061</text:p>
          </table:table-cell>
          <table:table-cell office:value-type="float" office:value="0.566045" calcext:value-type="float">
            <text:p>0.566045</text:p>
          </table:table-cell>
          <table:table-cell office:value-type="float" office:value="0.630185" calcext:value-type="float">
            <text:p>0.630185</text:p>
          </table:table-cell>
          <table:table-cell office:value-type="float" office:value="2.50049" calcext:value-type="float">
            <text:p>2.50049</text:p>
          </table:table-cell>
          <table:table-cell office:value-type="float" office:value="1.48222" calcext:value-type="float">
            <text:p>1.48222</text:p>
          </table:table-cell>
          <table:table-cell office:value-type="float" office:value="0.914766" calcext:value-type="float">
            <text:p>0.914766</text:p>
          </table:table-cell>
          <table:table-cell office:value-type="float" office:value="0.272534" calcext:value-type="float">
            <text:p>0.272534</text:p>
          </table:table-cell>
          <table:table-cell office:value-type="float" office:value="1.70959" calcext:value-type="float">
            <text:p>1.70959</text:p>
          </table:table-cell>
          <table:table-cell office:value-type="float" office:value="2.24416" calcext:value-type="float">
            <text:p>2.24416</text:p>
          </table:table-cell>
          <table:table-cell office:value-type="float" office:value="1.44895" calcext:value-type="float">
            <text:p>1.44895</text:p>
          </table:table-cell>
          <table:table-cell office:value-type="float" office:value="12.4793" calcext:value-type="float">
            <text:p>12.4793</text:p>
          </table:table-cell>
          <table:table-cell office:value-type="float" office:value="0.38226" calcext:value-type="float">
            <text:p>0.38226</text:p>
          </table:table-cell>
          <table:table-cell office:value-type="float" office:value="1.16614" calcext:value-type="float">
            <text:p>1.16614</text:p>
          </table:table-cell>
          <table:table-cell office:value-type="float" office:value="2.24416" calcext:value-type="float">
            <text:p>2.24416</text:p>
          </table:table-cell>
          <table:table-cell office:value-type="float" office:value="1.77814" calcext:value-type="float">
            <text:p>1.77814</text:p>
          </table:table-cell>
          <table:table-cell office:value-type="float" office:value="1.71001" calcext:value-type="float">
            <text:p>1.71001</text:p>
          </table:table-cell>
          <table:table-cell office:value-type="float" office:value="1.39334" calcext:value-type="float">
            <text:p>1.39334</text:p>
          </table:table-cell>
          <table:table-cell office:value-type="float" office:value="2.02056" calcext:value-type="float">
            <text:p>2.02056</text:p>
          </table:table-cell>
          <table:table-cell office:value-type="float" office:value="1.39845" calcext:value-type="float">
            <text:p>1.39845</text:p>
          </table:table-cell>
          <table:table-cell office:value-type="float" office:value="2.40677" calcext:value-type="float">
            <text:p>2.40677</text:p>
          </table:table-cell>
          <table:table-cell office:value-type="float" office:value="1.44895" calcext:value-type="float">
            <text:p>1.44895</text:p>
          </table:table-cell>
          <table:table-cell office:value-type="float" office:value="2.29935" calcext:value-type="float">
            <text:p>2.29935</text:p>
          </table:table-cell>
          <table:table-cell office:value-type="float" office:value="12.4793" calcext:value-type="float">
            <text:p>12.4793</text:p>
          </table:table-cell>
          <table:table-cell office:value-type="float" office:value="0.499718" calcext:value-type="float">
            <text:p>0.499718</text:p>
          </table:table-cell>
          <table:table-cell office:value-type="float" office:value="2.42955" calcext:value-type="float">
            <text:p>2.42955</text:p>
          </table:table-cell>
          <table:table-cell office:value-type="float" office:value="1.72762" calcext:value-type="float">
            <text:p>1.72762</text:p>
          </table:table-cell>
          <table:table-cell office:value-type="float" office:value="1.36128" calcext:value-type="float">
            <text:p>1.36128</text:p>
          </table:table-cell>
          <table:table-cell office:value-type="float" office:value="19.6251" calcext:value-type="float">
            <text:p>19.6251</text:p>
          </table:table-cell>
          <table:table-cell office:value-type="float" office:value="4.47649" calcext:value-type="float">
            <text:p>4.47649</text:p>
          </table:table-cell>
          <table:table-cell office:value-type="float" office:value="1.35083" calcext:value-type="float">
            <text:p>1.35083</text:p>
          </table:table-cell>
          <table:table-cell office:value-type="float" office:value="2.35176" calcext:value-type="float">
            <text:p>2.35176</text:p>
          </table:table-cell>
          <table:table-cell office:value-type="float" office:value="1.39334" calcext:value-type="float">
            <text:p>1.39334</text:p>
          </table:table-cell>
          <table:table-cell office:value-type="float" office:value="0.483364" calcext:value-type="float">
            <text:p>0.483364</text:p>
          </table:table-cell>
          <table:table-cell office:value-type="float" office:value="1.14684" calcext:value-type="float">
            <text:p>1.14684</text:p>
          </table:table-cell>
          <table:table-cell office:value-type="float" office:value="18.9865" calcext:value-type="float">
            <text:p>18.9865</text:p>
          </table:table-cell>
          <table:table-cell office:value-type="float" office:value="2.49885" calcext:value-type="float">
            <text:p>2.49885</text:p>
          </table:table-cell>
          <table:table-cell office:value-type="float" office:value="2.14938" calcext:value-type="float">
            <text:p>2.14938</text:p>
          </table:table-cell>
          <table:table-cell office:value-type="float" office:value="1.89857" calcext:value-type="float">
            <text:p>1.89857</text:p>
          </table:table-cell>
          <table:table-cell office:value-type="float" office:value="2.24416" calcext:value-type="float">
            <text:p>2.24416</text:p>
          </table:table-cell>
          <table:table-cell office:value-type="float" office:value="0.945582" calcext:value-type="float">
            <text:p>0.945582</text:p>
          </table:table-cell>
          <table:table-cell office:value-type="float" office:value="12.3972" calcext:value-type="float">
            <text:p>12.3972</text:p>
          </table:table-cell>
          <table:table-cell office:value-type="float" office:value="1.79674" calcext:value-type="float">
            <text:p>1.79674</text:p>
          </table:table-cell>
          <table:table-cell office:value-type="float" office:value="1.90001" calcext:value-type="float">
            <text:p>1.90001</text:p>
          </table:table-cell>
          <table:table-cell office:value-type="float" office:value="2.24416" calcext:value-type="float">
            <text:p>2.24416</text:p>
          </table:table-cell>
          <table:table-cell office:value-type="float" office:value="1.4399" calcext:value-type="float">
            <text:p>1.4399</text:p>
          </table:table-cell>
          <table:table-cell office:value-type="float" office:value="1.66901" calcext:value-type="float">
            <text:p>1.66901</text:p>
          </table:table-cell>
          <table:table-cell office:value-type="float" office:value="1.30056" calcext:value-type="float">
            <text:p>1.30056</text:p>
          </table:table-cell>
          <table:table-cell office:value-type="float" office:value="0.669515" calcext:value-type="float">
            <text:p>0.669515</text:p>
          </table:table-cell>
          <table:table-cell office:value-type="float" office:value="1.39334" calcext:value-type="float">
            <text:p>1.39334</text:p>
          </table:table-cell>
          <table:table-cell office:value-type="float" office:value="2.38396" calcext:value-type="float">
            <text:p>2.38396</text:p>
          </table:table-cell>
          <table:table-cell office:value-type="float" office:value="0.945582" calcext:value-type="float">
            <text:p>0.945582</text:p>
          </table:table-cell>
          <table:table-cell office:value-type="float" office:value="2.29873" calcext:value-type="float">
            <text:p>2.29873</text:p>
          </table:table-cell>
          <table:table-cell office:value-type="float" office:value="12.3972" calcext:value-type="float">
            <text:p>12.3972</text:p>
          </table:table-cell>
          <table:table-cell office:value-type="float" office:value="0" calcext:value-type="float">
            <text:p>0</text:p>
          </table:table-cell>
          <table:table-cell office:value-type="float" office:value="0.763582" calcext:value-type="float">
            <text:p>0.763582</text:p>
          </table:table-cell>
          <table:table-cell office:value-type="float" office:value="1.29911" calcext:value-type="float">
            <text:p>1.29911</text:p>
          </table:table-cell>
          <table:table-cell office:value-type="float" office:value="0.537716" calcext:value-type="float">
            <text:p>0.537716</text:p>
          </table:table-cell>
          <table:table-cell office:value-type="float" office:value="1.34338" calcext:value-type="float">
            <text:p>1.34338</text:p>
          </table:table-cell>
          <table:table-cell office:value-type="float" office:value="5.16323" calcext:value-type="float">
            <text:p>5.16323</text:p>
          </table:table-cell>
          <table:table-cell office:value-type="float" office:value="1.39157" calcext:value-type="float">
            <text:p>1.39157</text:p>
          </table:table-cell>
          <table:table-cell office:value-type="float" office:value="2.41574" calcext:value-type="float">
            <text:p>2.41574</text:p>
          </table:table-cell>
          <table:table-cell office:value-type="float" office:value="1.30056" calcext:value-type="float">
            <text:p>1.30056</text:p>
          </table:table-cell>
          <table:table-cell office:value-type="float" office:value="4.45902" calcext:value-type="float">
            <text:p>4.45902</text:p>
          </table:table-cell>
          <table:table-cell office:value-type="float" office:value="1.14684" calcext:value-type="float">
            <text:p>1.14684</text:p>
          </table:table-cell>
          <table:table-cell office:value-type="float" office:value="19.597" calcext:value-type="float">
            <text:p>19.597</text:p>
          </table:table-cell>
          <table:table-cell office:value-type="float" office:value="1.59689" calcext:value-type="float">
            <text:p>1.59689</text:p>
          </table:table-cell>
          <table:table-cell office:value-type="float" office:value="1.29777" calcext:value-type="float">
            <text:p>1.29777</text:p>
          </table:table-cell>
          <table:table-cell table:number-columns-repeated="6" office:value-type="float" office:value="4.15482" calcext:value-type="float">
            <text:p>4.1548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107" calcext:value-type="float">
            <text:p>107</text:p>
          </table:table-cell>
          <table:table-cell office:value-type="float" office:value="3.99854" calcext:value-type="float">
            <text:p>3.99854</text:p>
          </table:table-cell>
          <table:table-cell office:value-type="float" office:value="1.13492" calcext:value-type="float">
            <text:p>1.13492</text:p>
          </table:table-cell>
          <table:table-cell office:value-type="float" office:value="2.73006" calcext:value-type="float">
            <text:p>2.73006</text:p>
          </table:table-cell>
          <table:table-cell office:value-type="float" office:value="1.25311" calcext:value-type="float">
            <text:p>1.25311</text:p>
          </table:table-cell>
          <table:table-cell office:value-type="float" office:value="0.5694" calcext:value-type="float">
            <text:p>0.5694</text:p>
          </table:table-cell>
          <table:table-cell office:value-type="float" office:value="1.55731" calcext:value-type="float">
            <text:p>1.55731</text:p>
          </table:table-cell>
          <table:table-cell office:value-type="float" office:value="1.69291" calcext:value-type="float">
            <text:p>1.69291</text:p>
          </table:table-cell>
          <table:table-cell office:value-type="float" office:value="1.51443" calcext:value-type="float">
            <text:p>1.51443</text:p>
          </table:table-cell>
          <table:table-cell office:value-type="float" office:value="3.67388" calcext:value-type="float">
            <text:p>3.67388</text:p>
          </table:table-cell>
          <table:table-cell office:value-type="float" office:value="1.69291" calcext:value-type="float">
            <text:p>1.69291</text:p>
          </table:table-cell>
          <table:table-cell office:value-type="float" office:value="1.2248" calcext:value-type="float">
            <text:p>1.2248</text:p>
          </table:table-cell>
          <table:table-cell office:value-type="float" office:value="1.35247" calcext:value-type="float">
            <text:p>1.35247</text:p>
          </table:table-cell>
          <table:table-cell office:value-type="float" office:value="3.99854" calcext:value-type="float">
            <text:p>3.99854</text:p>
          </table:table-cell>
          <table:table-cell office:value-type="float" office:value="2.09091" calcext:value-type="float">
            <text:p>2.09091</text:p>
          </table:table-cell>
          <table:table-cell office:value-type="float" office:value="2.28629" calcext:value-type="float">
            <text:p>2.28629</text:p>
          </table:table-cell>
          <table:table-cell office:value-type="float" office:value="0.761707" calcext:value-type="float">
            <text:p>0.761707</text:p>
          </table:table-cell>
          <table:table-cell office:value-type="float" office:value="1.72301" calcext:value-type="float">
            <text:p>1.72301</text:p>
          </table:table-cell>
          <table:table-cell office:value-type="float" office:value="2.24591" calcext:value-type="float">
            <text:p>2.24591</text:p>
          </table:table-cell>
          <table:table-cell office:value-type="float" office:value="1.51443" calcext:value-type="float">
            <text:p>1.51443</text:p>
          </table:table-cell>
          <table:table-cell office:value-type="float" office:value="0.838365" calcext:value-type="float">
            <text:p>0.838365</text:p>
          </table:table-cell>
          <table:table-cell office:value-type="float" office:value="1.49878" calcext:value-type="float">
            <text:p>1.49878</text:p>
          </table:table-cell>
          <table:table-cell office:value-type="float" office:value="1.25486" calcext:value-type="float">
            <text:p>1.25486</text:p>
          </table:table-cell>
          <table:table-cell office:value-type="float" office:value="1.02657" calcext:value-type="float">
            <text:p>1.02657</text:p>
          </table:table-cell>
          <table:table-cell office:value-type="float" office:value="1.2476" calcext:value-type="float">
            <text:p>1.2476</text:p>
          </table:table-cell>
          <table:table-cell office:value-type="float" office:value="0.701486" calcext:value-type="float">
            <text:p>0.701486</text:p>
          </table:table-cell>
          <table:table-cell office:value-type="float" office:value="20.1508" calcext:value-type="float">
            <text:p>20.1508</text:p>
          </table:table-cell>
          <table:table-cell office:value-type="float" office:value="2.70802" calcext:value-type="float">
            <text:p>2.70802</text:p>
          </table:table-cell>
          <table:table-cell office:value-type="float" office:value="1.49878" calcext:value-type="float">
            <text:p>1.49878</text:p>
          </table:table-cell>
          <table:table-cell office:value-type="float" office:value="1.58449" calcext:value-type="float">
            <text:p>1.58449</text:p>
          </table:table-cell>
          <table:table-cell office:value-type="float" office:value="1.65322" calcext:value-type="float">
            <text:p>1.65322</text:p>
          </table:table-cell>
          <table:table-cell office:value-type="float" office:value="4.43231" calcext:value-type="float">
            <text:p>4.43231</text:p>
          </table:table-cell>
          <table:table-cell office:value-type="float" office:value="1.18425" calcext:value-type="float">
            <text:p>1.18425</text:p>
          </table:table-cell>
          <table:table-cell office:value-type="float" office:value="1.69793" calcext:value-type="float">
            <text:p>1.69793</text:p>
          </table:table-cell>
          <table:table-cell office:value-type="float" office:value="1.29468" calcext:value-type="float">
            <text:p>1.29468</text:p>
          </table:table-cell>
          <table:table-cell office:value-type="float" office:value="1.40597" calcext:value-type="float">
            <text:p>1.40597</text:p>
          </table:table-cell>
          <table:table-cell office:value-type="float" office:value="1.23772" calcext:value-type="float">
            <text:p>1.23772</text:p>
          </table:table-cell>
          <table:table-cell office:value-type="float" office:value="1.73563" calcext:value-type="float">
            <text:p>1.73563</text:p>
          </table:table-cell>
          <table:table-cell office:value-type="float" office:value="1.35923" calcext:value-type="float">
            <text:p>1.35923</text:p>
          </table:table-cell>
          <table:table-cell office:value-type="float" office:value="19.627" calcext:value-type="float">
            <text:p>19.627</text:p>
          </table:table-cell>
          <table:table-cell office:value-type="float" office:value="1.73563" calcext:value-type="float">
            <text:p>1.73563</text:p>
          </table:table-cell>
          <table:table-cell office:value-type="float" office:value="1.81502" calcext:value-type="float">
            <text:p>1.81502</text:p>
          </table:table-cell>
          <table:table-cell office:value-type="float" office:value="0.783791" calcext:value-type="float">
            <text:p>0.783791</text:p>
          </table:table-cell>
          <table:table-cell office:value-type="float" office:value="4.43231" calcext:value-type="float">
            <text:p>4.43231</text:p>
          </table:table-cell>
          <table:table-cell office:value-type="float" office:value="2.08785" calcext:value-type="float">
            <text:p>2.08785</text:p>
          </table:table-cell>
          <table:table-cell office:value-type="float" office:value="2.71457" calcext:value-type="float">
            <text:p>2.71457</text:p>
          </table:table-cell>
          <table:table-cell office:value-type="float" office:value="0.94279" calcext:value-type="float">
            <text:p>0.94279</text:p>
          </table:table-cell>
          <table:table-cell office:value-type="float" office:value="1.50208" calcext:value-type="float">
            <text:p>1.50208</text:p>
          </table:table-cell>
          <table:table-cell office:value-type="float" office:value="1.83034" calcext:value-type="float">
            <text:p>1.83034</text:p>
          </table:table-cell>
          <table:table-cell office:value-type="float" office:value="1.35923" calcext:value-type="float">
            <text:p>1.35923</text:p>
          </table:table-cell>
          <table:table-cell office:value-type="float" office:value="1.24923" calcext:value-type="float">
            <text:p>1.24923</text:p>
          </table:table-cell>
          <table:table-cell office:value-type="float" office:value="1.90141" calcext:value-type="float">
            <text:p>1.90141</text:p>
          </table:table-cell>
          <table:table-cell office:value-type="float" office:value="1.2967" calcext:value-type="float">
            <text:p>1.2967</text:p>
          </table:table-cell>
          <table:table-cell office:value-type="float" office:value="1.46387" calcext:value-type="float">
            <text:p>1.46387</text:p>
          </table:table-cell>
          <table:table-cell office:value-type="float" office:value="1.78719" calcext:value-type="float">
            <text:p>1.78719</text:p>
          </table:table-cell>
          <table:table-cell office:value-type="float" office:value="1.00129" calcext:value-type="float">
            <text:p>1.00129</text:p>
          </table:table-cell>
          <table:table-cell office:value-type="float" office:value="1.33969" calcext:value-type="float">
            <text:p>1.33969</text:p>
          </table:table-cell>
          <table:table-cell office:value-type="float" office:value="2.09091" calcext:value-type="float">
            <text:p>2.09091</text:p>
          </table:table-cell>
          <table:table-cell office:value-type="float" office:value="1.90141" calcext:value-type="float">
            <text:p>1.90141</text:p>
          </table:table-cell>
          <table:table-cell office:value-type="float" office:value="1.31124" calcext:value-type="float">
            <text:p>1.31124</text:p>
          </table:table-cell>
          <table:table-cell office:value-type="float" office:value="1.02919" calcext:value-type="float">
            <text:p>1.02919</text:p>
          </table:table-cell>
          <table:table-cell office:value-type="float" office:value="1.60219" calcext:value-type="float">
            <text:p>1.60219</text:p>
          </table:table-cell>
          <table:table-cell office:value-type="float" office:value="2.25843" calcext:value-type="float">
            <text:p>2.25843</text:p>
          </table:table-cell>
          <table:table-cell office:value-type="float" office:value="1.90956" calcext:value-type="float">
            <text:p>1.90956</text:p>
          </table:table-cell>
          <table:table-cell office:value-type="float" office:value="13.1032" calcext:value-type="float">
            <text:p>13.1032</text:p>
          </table:table-cell>
          <table:table-cell office:value-type="float" office:value="1.1395" calcext:value-type="float">
            <text:p>1.1395</text:p>
          </table:table-cell>
          <table:table-cell office:value-type="float" office:value="1.8903" calcext:value-type="float">
            <text:p>1.8903</text:p>
          </table:table-cell>
          <table:table-cell office:value-type="float" office:value="2.25843" calcext:value-type="float">
            <text:p>2.25843</text:p>
          </table:table-cell>
          <table:table-cell office:value-type="float" office:value="1.05334" calcext:value-type="float">
            <text:p>1.05334</text:p>
          </table:table-cell>
          <table:table-cell office:value-type="float" office:value="1.113" calcext:value-type="float">
            <text:p>1.113</text:p>
          </table:table-cell>
          <table:table-cell office:value-type="float" office:value="1.78867" calcext:value-type="float">
            <text:p>1.78867</text:p>
          </table:table-cell>
          <table:table-cell office:value-type="float" office:value="1.37563" calcext:value-type="float">
            <text:p>1.37563</text:p>
          </table:table-cell>
          <table:table-cell office:value-type="float" office:value="1.78933" calcext:value-type="float">
            <text:p>1.78933</text:p>
          </table:table-cell>
          <table:table-cell office:value-type="float" office:value="1.79369" calcext:value-type="float">
            <text:p>1.79369</text:p>
          </table:table-cell>
          <table:table-cell office:value-type="float" office:value="1.90956" calcext:value-type="float">
            <text:p>1.90956</text:p>
          </table:table-cell>
          <table:table-cell office:value-type="float" office:value="1.79913" calcext:value-type="float">
            <text:p>1.79913</text:p>
          </table:table-cell>
          <table:table-cell office:value-type="float" office:value="13.1032" calcext:value-type="float">
            <text:p>13.1032</text:p>
          </table:table-cell>
          <table:table-cell office:value-type="float" office:value="1.00394" calcext:value-type="float">
            <text:p>1.00394</text:p>
          </table:table-cell>
          <table:table-cell office:value-type="float" office:value="2.0042" calcext:value-type="float">
            <text:p>2.0042</text:p>
          </table:table-cell>
          <table:table-cell office:value-type="float" office:value="1.41106" calcext:value-type="float">
            <text:p>1.41106</text:p>
          </table:table-cell>
          <table:table-cell office:value-type="float" office:value="1.57114" calcext:value-type="float">
            <text:p>1.57114</text:p>
          </table:table-cell>
          <table:table-cell office:value-type="float" office:value="20.346" calcext:value-type="float">
            <text:p>20.346</text:p>
          </table:table-cell>
          <table:table-cell office:value-type="float" office:value="4.04433" calcext:value-type="float">
            <text:p>4.04433</text:p>
          </table:table-cell>
          <table:table-cell office:value-type="float" office:value="1.33961" calcext:value-type="float">
            <text:p>1.33961</text:p>
          </table:table-cell>
          <table:table-cell office:value-type="float" office:value="2.09967" calcext:value-type="float">
            <text:p>2.09967</text:p>
          </table:table-cell>
          <table:table-cell office:value-type="float" office:value="1.78867" calcext:value-type="float">
            <text:p>1.78867</text:p>
          </table:table-cell>
          <table:table-cell office:value-type="float" office:value="1.11345" calcext:value-type="float">
            <text:p>1.11345</text:p>
          </table:table-cell>
          <table:table-cell office:value-type="float" office:value="1.56598" calcext:value-type="float">
            <text:p>1.56598</text:p>
          </table:table-cell>
          <table:table-cell office:value-type="float" office:value="19.584" calcext:value-type="float">
            <text:p>19.584</text:p>
          </table:table-cell>
          <table:table-cell office:value-type="float" office:value="1.94501" calcext:value-type="float">
            <text:p>1.94501</text:p>
          </table:table-cell>
          <table:table-cell office:value-type="float" office:value="2.05463" calcext:value-type="float">
            <text:p>2.05463</text:p>
          </table:table-cell>
          <table:table-cell office:value-type="float" office:value="1.84996" calcext:value-type="float">
            <text:p>1.84996</text:p>
          </table:table-cell>
          <table:table-cell office:value-type="float" office:value="2.25843" calcext:value-type="float">
            <text:p>2.25843</text:p>
          </table:table-cell>
          <table:table-cell office:value-type="float" office:value="1.55205" calcext:value-type="float">
            <text:p>1.55205</text:p>
          </table:table-cell>
          <table:table-cell office:value-type="float" office:value="13.0229" calcext:value-type="float">
            <text:p>13.0229</text:p>
          </table:table-cell>
          <table:table-cell office:value-type="float" office:value="2.55401" calcext:value-type="float">
            <text:p>2.55401</text:p>
          </table:table-cell>
          <table:table-cell office:value-type="float" office:value="2.38475" calcext:value-type="float">
            <text:p>2.38475</text:p>
          </table:table-cell>
          <table:table-cell office:value-type="float" office:value="2.25843" calcext:value-type="float">
            <text:p>2.25843</text:p>
          </table:table-cell>
          <table:table-cell office:value-type="float" office:value="0.693421" calcext:value-type="float">
            <text:p>0.693421</text:p>
          </table:table-cell>
          <table:table-cell office:value-type="float" office:value="1.65577" calcext:value-type="float">
            <text:p>1.65577</text:p>
          </table:table-cell>
          <table:table-cell office:value-type="float" office:value="1.71582" calcext:value-type="float">
            <text:p>1.71582</text:p>
          </table:table-cell>
          <table:table-cell office:value-type="float" office:value="1.16733" calcext:value-type="float">
            <text:p>1.16733</text:p>
          </table:table-cell>
          <table:table-cell office:value-type="float" office:value="1.78867" calcext:value-type="float">
            <text:p>1.78867</text:p>
          </table:table-cell>
          <table:table-cell office:value-type="float" office:value="1.86103" calcext:value-type="float">
            <text:p>1.86103</text:p>
          </table:table-cell>
          <table:table-cell office:value-type="float" office:value="1.55205" calcext:value-type="float">
            <text:p>1.55205</text:p>
          </table:table-cell>
          <table:table-cell office:value-type="float" office:value="1.801" calcext:value-type="float">
            <text:p>1.801</text:p>
          </table:table-cell>
          <table:table-cell office:value-type="float" office:value="13.0229" calcext:value-type="float">
            <text:p>13.0229</text:p>
          </table:table-cell>
          <table:table-cell office:value-type="float" office:value="0.763582" calcext:value-type="float">
            <text:p>0.763582</text:p>
          </table:table-cell>
          <table:table-cell office:value-type="float" office:value="0" calcext:value-type="float">
            <text:p>0</text:p>
          </table:table-cell>
          <table:table-cell office:value-type="float" office:value="0.545765" calcext:value-type="float">
            <text:p>0.545765</text:p>
          </table:table-cell>
          <table:table-cell office:value-type="float" office:value="1.22202" calcext:value-type="float">
            <text:p>1.22202</text:p>
          </table:table-cell>
          <table:table-cell office:value-type="float" office:value="1.67609" calcext:value-type="float">
            <text:p>1.67609</text:p>
          </table:table-cell>
          <table:table-cell office:value-type="float" office:value="4.71965" calcext:value-type="float">
            <text:p>4.71965</text:p>
          </table:table-cell>
          <table:table-cell office:value-type="float" office:value="1.32145" calcext:value-type="float">
            <text:p>1.32145</text:p>
          </table:table-cell>
          <table:table-cell office:value-type="float" office:value="1.9564" calcext:value-type="float">
            <text:p>1.9564</text:p>
          </table:table-cell>
          <table:table-cell office:value-type="float" office:value="1.71582" calcext:value-type="float">
            <text:p>1.71582</text:p>
          </table:table-cell>
          <table:table-cell office:value-type="float" office:value="4.02738" calcext:value-type="float">
            <text:p>4.02738</text:p>
          </table:table-cell>
          <table:table-cell office:value-type="float" office:value="1.56598" calcext:value-type="float">
            <text:p>1.56598</text:p>
          </table:table-cell>
          <table:table-cell office:value-type="float" office:value="20.182" calcext:value-type="float">
            <text:p>20.182</text:p>
          </table:table-cell>
          <table:table-cell office:value-type="float" office:value="0.947724" calcext:value-type="float">
            <text:p>0.947724</text:p>
          </table:table-cell>
          <table:table-cell office:value-type="float" office:value="1.59539" calcext:value-type="float">
            <text:p>1.59539</text:p>
          </table:table-cell>
          <table:table-cell table:number-columns-repeated="6" office:value-type="float" office:value="4.86432" calcext:value-type="float">
            <text:p>4.8643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108" calcext:value-type="float">
            <text:p>108</text:p>
          </table:table-cell>
          <table:table-cell office:value-type="float" office:value="4.44464" calcext:value-type="float">
            <text:p>4.44464</text:p>
          </table:table-cell>
          <table:table-cell office:value-type="float" office:value="1.48807" calcext:value-type="float">
            <text:p>1.48807</text:p>
          </table:table-cell>
          <table:table-cell office:value-type="float" office:value="3.18941" calcext:value-type="float">
            <text:p>3.18941</text:p>
          </table:table-cell>
          <table:table-cell office:value-type="float" office:value="1.72941" calcext:value-type="float">
            <text:p>1.72941</text:p>
          </table:table-cell>
          <table:table-cell office:value-type="float" office:value="1.11516" calcext:value-type="float">
            <text:p>1.11516</text:p>
          </table:table-cell>
          <table:table-cell office:value-type="float" office:value="1.85431" calcext:value-type="float">
            <text:p>1.85431</text:p>
          </table:table-cell>
          <table:table-cell office:value-type="float" office:value="1.16922" calcext:value-type="float">
            <text:p>1.16922</text:p>
          </table:table-cell>
          <table:table-cell office:value-type="float" office:value="1.96788" calcext:value-type="float">
            <text:p>1.96788</text:p>
          </table:table-cell>
          <table:table-cell office:value-type="float" office:value="3.79689" calcext:value-type="float">
            <text:p>3.79689</text:p>
          </table:table-cell>
          <table:table-cell office:value-type="float" office:value="1.16922" calcext:value-type="float">
            <text:p>1.16922</text:p>
          </table:table-cell>
          <table:table-cell office:value-type="float" office:value="1.71871" calcext:value-type="float">
            <text:p>1.71871</text:p>
          </table:table-cell>
          <table:table-cell office:value-type="float" office:value="0.871173" calcext:value-type="float">
            <text:p>0.871173</text:p>
          </table:table-cell>
          <table:table-cell office:value-type="float" office:value="4.44464" calcext:value-type="float">
            <text:p>4.44464</text:p>
          </table:table-cell>
          <table:table-cell office:value-type="float" office:value="1.80237" calcext:value-type="float">
            <text:p>1.80237</text:p>
          </table:table-cell>
          <table:table-cell office:value-type="float" office:value="2.69153" calcext:value-type="float">
            <text:p>2.69153</text:p>
          </table:table-cell>
          <table:table-cell office:value-type="float" office:value="1.24933" calcext:value-type="float">
            <text:p>1.24933</text:p>
          </table:table-cell>
          <table:table-cell office:value-type="float" office:value="2.2602" calcext:value-type="float">
            <text:p>2.2602</text:p>
          </table:table-cell>
          <table:table-cell office:value-type="float" office:value="2.5127" calcext:value-type="float">
            <text:p>2.5127</text:p>
          </table:table-cell>
          <table:table-cell office:value-type="float" office:value="1.96788" calcext:value-type="float">
            <text:p>1.96788</text:p>
          </table:table-cell>
          <table:table-cell office:value-type="float" office:value="0.987293" calcext:value-type="float">
            <text:p>0.987293</text:p>
          </table:table-cell>
          <table:table-cell office:value-type="float" office:value="1.88629" calcext:value-type="float">
            <text:p>1.88629</text:p>
          </table:table-cell>
          <table:table-cell office:value-type="float" office:value="1.48057" calcext:value-type="float">
            <text:p>1.48057</text:p>
          </table:table-cell>
          <table:table-cell office:value-type="float" office:value="1.46655" calcext:value-type="float">
            <text:p>1.46655</text:p>
          </table:table-cell>
          <table:table-cell office:value-type="float" office:value="1.55811" calcext:value-type="float">
            <text:p>1.55811</text:p>
          </table:table-cell>
          <table:table-cell office:value-type="float" office:value="1.12492" calcext:value-type="float">
            <text:p>1.12492</text:p>
          </table:table-cell>
          <table:table-cell office:value-type="float" office:value="20.6096" calcext:value-type="float">
            <text:p>20.6096</text:p>
          </table:table-cell>
          <table:table-cell office:value-type="float" office:value="2.95796" calcext:value-type="float">
            <text:p>2.95796</text:p>
          </table:table-cell>
          <table:table-cell office:value-type="float" office:value="1.88629" calcext:value-type="float">
            <text:p>1.88629</text:p>
          </table:table-cell>
          <table:table-cell office:value-type="float" office:value="2.03462" calcext:value-type="float">
            <text:p>2.03462</text:p>
          </table:table-cell>
          <table:table-cell office:value-type="float" office:value="1.88337" calcext:value-type="float">
            <text:p>1.88337</text:p>
          </table:table-cell>
          <table:table-cell office:value-type="float" office:value="4.8521" calcext:value-type="float">
            <text:p>4.8521</text:p>
          </table:table-cell>
          <table:table-cell office:value-type="float" office:value="0.643186" calcext:value-type="float">
            <text:p>0.643186</text:p>
          </table:table-cell>
          <table:table-cell office:value-type="float" office:value="2.0313" calcext:value-type="float">
            <text:p>2.0313</text:p>
          </table:table-cell>
          <table:table-cell office:value-type="float" office:value="1.4391" calcext:value-type="float">
            <text:p>1.4391</text:p>
          </table:table-cell>
          <table:table-cell office:value-type="float" office:value="1.69094" calcext:value-type="float">
            <text:p>1.69094</text:p>
          </table:table-cell>
          <table:table-cell office:value-type="float" office:value="1.62409" calcext:value-type="float">
            <text:p>1.62409</text:p>
          </table:table-cell>
          <table:table-cell office:value-type="float" office:value="1.8513" calcext:value-type="float">
            <text:p>1.8513</text:p>
          </table:table-cell>
          <table:table-cell office:value-type="float" office:value="1.65108" calcext:value-type="float">
            <text:p>1.65108</text:p>
          </table:table-cell>
          <table:table-cell office:value-type="float" office:value="20.1294" calcext:value-type="float">
            <text:p>20.1294</text:p>
          </table:table-cell>
          <table:table-cell office:value-type="float" office:value="1.8513" calcext:value-type="float">
            <text:p>1.8513</text:p>
          </table:table-cell>
          <table:table-cell office:value-type="float" office:value="2.1257" calcext:value-type="float">
            <text:p>2.1257</text:p>
          </table:table-cell>
          <table:table-cell office:value-type="float" office:value="1.11063" calcext:value-type="float">
            <text:p>1.11063</text:p>
          </table:table-cell>
          <table:table-cell office:value-type="float" office:value="4.8521" calcext:value-type="float">
            <text:p>4.8521</text:p>
          </table:table-cell>
          <table:table-cell office:value-type="float" office:value="1.79744" calcext:value-type="float">
            <text:p>1.79744</text:p>
          </table:table-cell>
          <table:table-cell office:value-type="float" office:value="3.08633" calcext:value-type="float">
            <text:p>3.08633</text:p>
          </table:table-cell>
          <table:table-cell office:value-type="float" office:value="1.42895" calcext:value-type="float">
            <text:p>1.42895</text:p>
          </table:table-cell>
          <table:table-cell office:value-type="float" office:value="2.012" calcext:value-type="float">
            <text:p>2.012</text:p>
          </table:table-cell>
          <table:table-cell office:value-type="float" office:value="1.86282" calcext:value-type="float">
            <text:p>1.86282</text:p>
          </table:table-cell>
          <table:table-cell office:value-type="float" office:value="1.65108" calcext:value-type="float">
            <text:p>1.65108</text:p>
          </table:table-cell>
          <table:table-cell office:value-type="float" office:value="1.07472" calcext:value-type="float">
            <text:p>1.07472</text:p>
          </table:table-cell>
          <table:table-cell office:value-type="float" office:value="2.21819" calcext:value-type="float">
            <text:p>2.21819</text:p>
          </table:table-cell>
          <table:table-cell office:value-type="float" office:value="1.5924" calcext:value-type="float">
            <text:p>1.5924</text:p>
          </table:table-cell>
          <table:table-cell office:value-type="float" office:value="1.85335" calcext:value-type="float">
            <text:p>1.85335</text:p>
          </table:table-cell>
          <table:table-cell office:value-type="float" office:value="2.21948" calcext:value-type="float">
            <text:p>2.21948</text:p>
          </table:table-cell>
          <table:table-cell office:value-type="float" office:value="1.42186" calcext:value-type="float">
            <text:p>1.42186</text:p>
          </table:table-cell>
          <table:table-cell office:value-type="float" office:value="1.83603" calcext:value-type="float">
            <text:p>1.83603</text:p>
          </table:table-cell>
          <table:table-cell office:value-type="float" office:value="1.80237" calcext:value-type="float">
            <text:p>1.80237</text:p>
          </table:table-cell>
          <table:table-cell office:value-type="float" office:value="2.21819" calcext:value-type="float">
            <text:p>2.21819</text:p>
          </table:table-cell>
          <table:table-cell office:value-type="float" office:value="1.66923" calcext:value-type="float">
            <text:p>1.66923</text:p>
          </table:table-cell>
          <table:table-cell office:value-type="float" office:value="1.55645" calcext:value-type="float">
            <text:p>1.55645</text:p>
          </table:table-cell>
          <table:table-cell office:value-type="float" office:value="1.6078" calcext:value-type="float">
            <text:p>1.6078</text:p>
          </table:table-cell>
          <table:table-cell office:value-type="float" office:value="2.5405" calcext:value-type="float">
            <text:p>2.5405</text:p>
          </table:table-cell>
          <table:table-cell office:value-type="float" office:value="2.24956" calcext:value-type="float">
            <text:p>2.24956</text:p>
          </table:table-cell>
          <table:table-cell office:value-type="float" office:value="13.6183" calcext:value-type="float">
            <text:p>13.6183</text:p>
          </table:table-cell>
          <table:table-cell office:value-type="float" office:value="1.66545" calcext:value-type="float">
            <text:p>1.66545</text:p>
          </table:table-cell>
          <table:table-cell office:value-type="float" office:value="2.38268" calcext:value-type="float">
            <text:p>2.38268</text:p>
          </table:table-cell>
          <table:table-cell office:value-type="float" office:value="2.5405" calcext:value-type="float">
            <text:p>2.5405</text:p>
          </table:table-cell>
          <table:table-cell office:value-type="float" office:value="0.522856" calcext:value-type="float">
            <text:p>0.522856</text:p>
          </table:table-cell>
          <table:table-cell office:value-type="float" office:value="1.00308" calcext:value-type="float">
            <text:p>1.00308</text:p>
          </table:table-cell>
          <table:table-cell office:value-type="float" office:value="2.09971" calcext:value-type="float">
            <text:p>2.09971</text:p>
          </table:table-cell>
          <table:table-cell office:value-type="float" office:value="0.914039" calcext:value-type="float">
            <text:p>0.914039</text:p>
          </table:table-cell>
          <table:table-cell office:value-type="float" office:value="2.09779" calcext:value-type="float">
            <text:p>2.09779</text:p>
          </table:table-cell>
          <table:table-cell office:value-type="float" office:value="1.34147" calcext:value-type="float">
            <text:p>1.34147</text:p>
          </table:table-cell>
          <table:table-cell office:value-type="float" office:value="2.24956" calcext:value-type="float">
            <text:p>2.24956</text:p>
          </table:table-cell>
          <table:table-cell office:value-type="float" office:value="1.45011" calcext:value-type="float">
            <text:p>1.45011</text:p>
          </table:table-cell>
          <table:table-cell office:value-type="float" office:value="13.6183" calcext:value-type="float">
            <text:p>13.6183</text:p>
          </table:table-cell>
          <table:table-cell office:value-type="float" office:value="1.44927" calcext:value-type="float">
            <text:p>1.44927</text:p>
          </table:table-cell>
          <table:table-cell office:value-type="float" office:value="1.70772" calcext:value-type="float">
            <text:p>1.70772</text:p>
          </table:table-cell>
          <table:table-cell office:value-type="float" office:value="1.54421" calcext:value-type="float">
            <text:p>1.54421</text:p>
          </table:table-cell>
          <table:table-cell office:value-type="float" office:value="1.79513" calcext:value-type="float">
            <text:p>1.79513</text:p>
          </table:table-cell>
          <table:table-cell office:value-type="float" office:value="20.8036" calcext:value-type="float">
            <text:p>20.8036</text:p>
          </table:table-cell>
          <table:table-cell office:value-type="float" office:value="3.93306" calcext:value-type="float">
            <text:p>3.93306</text:p>
          </table:table-cell>
          <table:table-cell office:value-type="float" office:value="1.45652" calcext:value-type="float">
            <text:p>1.45652</text:p>
          </table:table-cell>
          <table:table-cell office:value-type="float" office:value="1.94068" calcext:value-type="float">
            <text:p>1.94068</text:p>
          </table:table-cell>
          <table:table-cell office:value-type="float" office:value="2.09971" calcext:value-type="float">
            <text:p>2.09971</text:p>
          </table:table-cell>
          <table:table-cell office:value-type="float" office:value="1.59014" calcext:value-type="float">
            <text:p>1.59014</text:p>
          </table:table-cell>
          <table:table-cell office:value-type="float" office:value="1.90842" calcext:value-type="float">
            <text:p>1.90842</text:p>
          </table:table-cell>
          <table:table-cell office:value-type="float" office:value="20.0866" calcext:value-type="float">
            <text:p>20.0866</text:p>
          </table:table-cell>
          <table:table-cell office:value-type="float" office:value="1.53902" calcext:value-type="float">
            <text:p>1.53902</text:p>
          </table:table-cell>
          <table:table-cell office:value-type="float" office:value="2.02116" calcext:value-type="float">
            <text:p>2.02116</text:p>
          </table:table-cell>
          <table:table-cell office:value-type="float" office:value="1.86968" calcext:value-type="float">
            <text:p>1.86968</text:p>
          </table:table-cell>
          <table:table-cell office:value-type="float" office:value="2.5405" calcext:value-type="float">
            <text:p>2.5405</text:p>
          </table:table-cell>
          <table:table-cell office:value-type="float" office:value="1.99" calcext:value-type="float">
            <text:p>1.99</text:p>
          </table:table-cell>
          <table:table-cell office:value-type="float" office:value="13.5387" calcext:value-type="float">
            <text:p>13.5387</text:p>
          </table:table-cell>
          <table:table-cell office:value-type="float" office:value="3.07056" calcext:value-type="float">
            <text:p>3.07056</text:p>
          </table:table-cell>
          <table:table-cell office:value-type="float" office:value="2.71641" calcext:value-type="float">
            <text:p>2.71641</text:p>
          </table:table-cell>
          <table:table-cell office:value-type="float" office:value="2.5405" calcext:value-type="float">
            <text:p>2.5405</text:p>
          </table:table-cell>
          <table:table-cell office:value-type="float" office:value="0.151257" calcext:value-type="float">
            <text:p>0.151257</text:p>
          </table:table-cell>
          <table:table-cell office:value-type="float" office:value="1.9636" calcext:value-type="float">
            <text:p>1.9636</text:p>
          </table:table-cell>
          <table:table-cell office:value-type="float" office:value="2.0436" calcext:value-type="float">
            <text:p>2.0436</text:p>
          </table:table-cell>
          <table:table-cell office:value-type="float" office:value="1.58838" calcext:value-type="float">
            <text:p>1.58838</text:p>
          </table:table-cell>
          <table:table-cell office:value-type="float" office:value="2.09971" calcext:value-type="float">
            <text:p>2.09971</text:p>
          </table:table-cell>
          <table:table-cell office:value-type="float" office:value="1.48727" calcext:value-type="float">
            <text:p>1.48727</text:p>
          </table:table-cell>
          <table:table-cell office:value-type="float" office:value="1.99" calcext:value-type="float">
            <text:p>1.99</text:p>
          </table:table-cell>
          <table:table-cell office:value-type="float" office:value="1.45414" calcext:value-type="float">
            <text:p>1.45414</text:p>
          </table:table-cell>
          <table:table-cell office:value-type="float" office:value="13.5387" calcext:value-type="float">
            <text:p>13.5387</text:p>
          </table:table-cell>
          <table:table-cell office:value-type="float" office:value="1.29911" calcext:value-type="float">
            <text:p>1.29911</text:p>
          </table:table-cell>
          <table:table-cell office:value-type="float" office:value="0.545765" calcext:value-type="float">
            <text:p>0.545765</text:p>
          </table:table-cell>
          <table:table-cell office:value-type="float" office:value="0" calcext:value-type="float">
            <text:p>0</text:p>
          </table:table-cell>
          <table:table-cell office:value-type="float" office:value="1.7121" calcext:value-type="float">
            <text:p>1.7121</text:p>
          </table:table-cell>
          <table:table-cell office:value-type="float" office:value="1.96093" calcext:value-type="float">
            <text:p>1.96093</text:p>
          </table:table-cell>
          <table:table-cell office:value-type="float" office:value="4.58719" calcext:value-type="float">
            <text:p>4.58719</text:p>
          </table:table-cell>
          <table:table-cell office:value-type="float" office:value="1.40023" calcext:value-type="float">
            <text:p>1.40023</text:p>
          </table:table-cell>
          <table:table-cell office:value-type="float" office:value="1.63342" calcext:value-type="float">
            <text:p>1.63342</text:p>
          </table:table-cell>
          <table:table-cell office:value-type="float" office:value="2.0436" calcext:value-type="float">
            <text:p>2.0436</text:p>
          </table:table-cell>
          <table:table-cell office:value-type="float" office:value="3.91689" calcext:value-type="float">
            <text:p>3.91689</text:p>
          </table:table-cell>
          <table:table-cell office:value-type="float" office:value="1.90842" calcext:value-type="float">
            <text:p>1.90842</text:p>
          </table:table-cell>
          <table:table-cell office:value-type="float" office:value="20.6789" calcext:value-type="float">
            <text:p>20.6789</text:p>
          </table:table-cell>
          <table:table-cell office:value-type="float" office:value="0.530524" calcext:value-type="float">
            <text:p>0.530524</text:p>
          </table:table-cell>
          <table:table-cell office:value-type="float" office:value="1.86818" calcext:value-type="float">
            <text:p>1.86818</text:p>
          </table:table-cell>
          <table:table-cell table:number-columns-repeated="6" office:value-type="float" office:value="5.40789" calcext:value-type="float">
            <text:p>5.4078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109" calcext:value-type="float">
            <text:p>109</text:p>
          </table:table-cell>
          <table:table-cell office:value-type="float" office:value="3.73121" calcext:value-type="float">
            <text:p>3.73121</text:p>
          </table:table-cell>
          <table:table-cell office:value-type="float" office:value="0.581286" calcext:value-type="float">
            <text:p>0.581286</text:p>
          </table:table-cell>
          <table:table-cell office:value-type="float" office:value="1.51452" calcext:value-type="float">
            <text:p>1.51452</text:p>
          </table:table-cell>
          <table:table-cell office:value-type="float" office:value="0.0830125" calcext:value-type="float">
            <text:p>0.0830125</text:p>
          </table:table-cell>
          <table:table-cell office:value-type="float" office:value="0.795643" calcext:value-type="float">
            <text:p>0.795643</text:p>
          </table:table-cell>
          <table:table-cell office:value-type="float" office:value="0.870201" calcext:value-type="float">
            <text:p>0.870201</text:p>
          </table:table-cell>
          <table:table-cell office:value-type="float" office:value="2.70113" calcext:value-type="float">
            <text:p>2.70113</text:p>
          </table:table-cell>
          <table:table-cell office:value-type="float" office:value="0.347607" calcext:value-type="float">
            <text:p>0.347607</text:p>
          </table:table-cell>
          <table:table-cell office:value-type="float" office:value="4.29026" calcext:value-type="float">
            <text:p>4.29026</text:p>
          </table:table-cell>
          <table:table-cell office:value-type="float" office:value="2.70113" calcext:value-type="float">
            <text:p>2.70113</text:p>
          </table:table-cell>
          <table:table-cell office:value-type="float" office:value="0.0239401" calcext:value-type="float">
            <text:p>0.0239401</text:p>
          </table:table-cell>
          <table:table-cell office:value-type="float" office:value="2.30132" calcext:value-type="float">
            <text:p>2.30132</text:p>
          </table:table-cell>
          <table:table-cell office:value-type="float" office:value="3.73121" calcext:value-type="float">
            <text:p>3.73121</text:p>
          </table:table-cell>
          <table:table-cell office:value-type="float" office:value="2.55143" calcext:value-type="float">
            <text:p>2.55143</text:p>
          </table:table-cell>
          <table:table-cell office:value-type="float" office:value="2.35203" calcext:value-type="float">
            <text:p>2.35203</text:p>
          </table:table-cell>
          <table:table-cell office:value-type="float" office:value="0.464123" calcext:value-type="float">
            <text:p>0.464123</text:p>
          </table:table-cell>
          <table:table-cell office:value-type="float" office:value="1.17426" calcext:value-type="float">
            <text:p>1.17426</text:p>
          </table:table-cell>
          <table:table-cell office:value-type="float" office:value="1.43597" calcext:value-type="float">
            <text:p>1.43597</text:p>
          </table:table-cell>
          <table:table-cell office:value-type="float" office:value="0.347607" calcext:value-type="float">
            <text:p>0.347607</text:p>
          </table:table-cell>
          <table:table-cell office:value-type="float" office:value="1.81906" calcext:value-type="float">
            <text:p>1.81906</text:p>
          </table:table-cell>
          <table:table-cell office:value-type="float" office:value="0.554116" calcext:value-type="float">
            <text:p>0.554116</text:p>
          </table:table-cell>
          <table:table-cell office:value-type="float" office:value="0.953139" calcext:value-type="float">
            <text:p>0.953139</text:p>
          </table:table-cell>
          <table:table-cell office:value-type="float" office:value="0.323885" calcext:value-type="float">
            <text:p>0.323885</text:p>
          </table:table-cell>
          <table:table-cell office:value-type="float" office:value="0.718996" calcext:value-type="float">
            <text:p>0.718996</text:p>
          </table:table-cell>
          <table:table-cell office:value-type="float" office:value="1.33149" calcext:value-type="float">
            <text:p>1.33149</text:p>
          </table:table-cell>
          <table:table-cell office:value-type="float" office:value="18.9295" calcext:value-type="float">
            <text:p>18.9295</text:p>
          </table:table-cell>
          <table:table-cell office:value-type="float" office:value="3.14111" calcext:value-type="float">
            <text:p>3.14111</text:p>
          </table:table-cell>
          <table:table-cell office:value-type="float" office:value="0.554116" calcext:value-type="float">
            <text:p>0.554116</text:p>
          </table:table-cell>
          <table:table-cell office:value-type="float" office:value="0.415896" calcext:value-type="float">
            <text:p>0.415896</text:p>
          </table:table-cell>
          <table:table-cell office:value-type="float" office:value="1.10866" calcext:value-type="float">
            <text:p>1.10866</text:p>
          </table:table-cell>
          <table:table-cell office:value-type="float" office:value="4.24342" calcext:value-type="float">
            <text:p>4.24342</text:p>
          </table:table-cell>
          <table:table-cell office:value-type="float" office:value="2.28328" calcext:value-type="float">
            <text:p>2.28328</text:p>
          </table:table-cell>
          <table:table-cell office:value-type="float" office:value="0.845201" calcext:value-type="float">
            <text:p>0.845201</text:p>
          </table:table-cell>
          <table:table-cell office:value-type="float" office:value="1.15991" calcext:value-type="float">
            <text:p>1.15991</text:p>
          </table:table-cell>
          <table:table-cell office:value-type="float" office:value="0.837896" calcext:value-type="float">
            <text:p>0.837896</text:p>
          </table:table-cell>
          <table:table-cell office:value-type="float" office:value="0.469741" calcext:value-type="float">
            <text:p>0.469741</text:p>
          </table:table-cell>
          <table:table-cell office:value-type="float" office:value="1.44368" calcext:value-type="float">
            <text:p>1.44368</text:p>
          </table:table-cell>
          <table:table-cell office:value-type="float" office:value="0.801692" calcext:value-type="float">
            <text:p>0.801692</text:p>
          </table:table-cell>
          <table:table-cell office:value-type="float" office:value="18.9448" calcext:value-type="float">
            <text:p>18.9448</text:p>
          </table:table-cell>
          <table:table-cell office:value-type="float" office:value="1.44368" calcext:value-type="float">
            <text:p>1.44368</text:p>
          </table:table-cell>
          <table:table-cell office:value-type="float" office:value="0.98962" calcext:value-type="float">
            <text:p>0.98962</text:p>
          </table:table-cell>
          <table:table-cell office:value-type="float" office:value="0.755778" calcext:value-type="float">
            <text:p>0.755778</text:p>
          </table:table-cell>
          <table:table-cell office:value-type="float" office:value="4.24342" calcext:value-type="float">
            <text:p>4.24342</text:p>
          </table:table-cell>
          <table:table-cell office:value-type="float" office:value="2.55266" calcext:value-type="float">
            <text:p>2.55266</text:p>
          </table:table-cell>
          <table:table-cell office:value-type="float" office:value="2.82609" calcext:value-type="float">
            <text:p>2.82609</text:p>
          </table:table-cell>
          <table:table-cell office:value-type="float" office:value="0.283212" calcext:value-type="float">
            <text:p>0.283212</text:p>
          </table:table-cell>
          <table:table-cell office:value-type="float" office:value="1.29423" calcext:value-type="float">
            <text:p>1.29423</text:p>
          </table:table-cell>
          <table:table-cell office:value-type="float" office:value="1.69448" calcext:value-type="float">
            <text:p>1.69448</text:p>
          </table:table-cell>
          <table:table-cell office:value-type="float" office:value="0.801692" calcext:value-type="float">
            <text:p>0.801692</text:p>
          </table:table-cell>
          <table:table-cell office:value-type="float" office:value="2.39953" calcext:value-type="float">
            <text:p>2.39953</text:p>
          </table:table-cell>
          <table:table-cell office:value-type="float" office:value="1.03541" calcext:value-type="float">
            <text:p>1.03541</text:p>
          </table:table-cell>
          <table:table-cell office:value-type="float" office:value="0.772829" calcext:value-type="float">
            <text:p>0.772829</text:p>
          </table:table-cell>
          <table:table-cell office:value-type="float" office:value="0.528961" calcext:value-type="float">
            <text:p>0.528961</text:p>
          </table:table-cell>
          <table:table-cell office:value-type="float" office:value="0.636966" calcext:value-type="float">
            <text:p>0.636966</text:p>
          </table:table-cell>
          <table:table-cell office:value-type="float" office:value="0.401472" calcext:value-type="float">
            <text:p>0.401472</text:p>
          </table:table-cell>
          <table:table-cell office:value-type="float" office:value="0.127704" calcext:value-type="float">
            <text:p>0.127704</text:p>
          </table:table-cell>
          <table:table-cell office:value-type="float" office:value="2.55143" calcext:value-type="float">
            <text:p>2.55143</text:p>
          </table:table-cell>
          <table:table-cell office:value-type="float" office:value="1.03541" calcext:value-type="float">
            <text:p>1.03541</text:p>
          </table:table-cell>
          <table:table-cell office:value-type="float" office:value="0.581255" calcext:value-type="float">
            <text:p>0.581255</text:p>
          </table:table-cell>
          <table:table-cell office:value-type="float" office:value="0.315467" calcext:value-type="float">
            <text:p>0.315467</text:p>
          </table:table-cell>
          <table:table-cell office:value-type="float" office:value="1.60923" calcext:value-type="float">
            <text:p>1.60923</text:p>
          </table:table-cell>
          <table:table-cell office:value-type="float" office:value="2.67624" calcext:value-type="float">
            <text:p>2.67624</text:p>
          </table:table-cell>
          <table:table-cell office:value-type="float" office:value="0.978606" calcext:value-type="float">
            <text:p>0.978606</text:p>
          </table:table-cell>
          <table:table-cell office:value-type="float" office:value="12.3699" calcext:value-type="float">
            <text:p>12.3699</text:p>
          </table:table-cell>
          <table:table-cell office:value-type="float" office:value="0.269203" calcext:value-type="float">
            <text:p>0.269203</text:p>
          </table:table-cell>
          <table:table-cell office:value-type="float" office:value="0.671191" calcext:value-type="float">
            <text:p>0.671191</text:p>
          </table:table-cell>
          <table:table-cell office:value-type="float" office:value="2.67624" calcext:value-type="float">
            <text:p>2.67624</text:p>
          </table:table-cell>
          <table:table-cell office:value-type="float" office:value="2.13373" calcext:value-type="float">
            <text:p>2.13373</text:p>
          </table:table-cell>
          <table:table-cell office:value-type="float" office:value="2.23998" calcext:value-type="float">
            <text:p>2.23998</text:p>
          </table:table-cell>
          <table:table-cell office:value-type="float" office:value="0.970309" calcext:value-type="float">
            <text:p>0.970309</text:p>
          </table:table-cell>
          <table:table-cell office:value-type="float" office:value="2.28601" calcext:value-type="float">
            <text:p>2.28601</text:p>
          </table:table-cell>
          <table:table-cell office:value-type="float" office:value="0.978006" calcext:value-type="float">
            <text:p>0.978006</text:p>
          </table:table-cell>
          <table:table-cell office:value-type="float" office:value="2.62638" calcext:value-type="float">
            <text:p>2.62638</text:p>
          </table:table-cell>
          <table:table-cell office:value-type="float" office:value="0.978606" calcext:value-type="float">
            <text:p>0.978606</text:p>
          </table:table-cell>
          <table:table-cell office:value-type="float" office:value="2.43077" calcext:value-type="float">
            <text:p>2.43077</text:p>
          </table:table-cell>
          <table:table-cell office:value-type="float" office:value="12.3699" calcext:value-type="float">
            <text:p>12.3699</text:p>
          </table:table-cell>
          <table:table-cell office:value-type="float" office:value="0.321599" calcext:value-type="float">
            <text:p>0.321599</text:p>
          </table:table-cell>
          <table:table-cell office:value-type="float" office:value="2.49623" calcext:value-type="float">
            <text:p>2.49623</text:p>
          </table:table-cell>
          <table:table-cell office:value-type="float" office:value="2.25567" calcext:value-type="float">
            <text:p>2.25567</text:p>
          </table:table-cell>
          <table:table-cell office:value-type="float" office:value="1.0805" calcext:value-type="float">
            <text:p>1.0805</text:p>
          </table:table-cell>
          <table:table-cell office:value-type="float" office:value="19.1249" calcext:value-type="float">
            <text:p>19.1249</text:p>
          </table:table-cell>
          <table:table-cell office:value-type="float" office:value="5.00609" calcext:value-type="float">
            <text:p>5.00609</text:p>
          </table:table-cell>
          <table:table-cell office:value-type="float" office:value="1.23823" calcext:value-type="float">
            <text:p>1.23823</text:p>
          </table:table-cell>
          <table:table-cell office:value-type="float" office:value="2.29612" calcext:value-type="float">
            <text:p>2.29612</text:p>
          </table:table-cell>
          <table:table-cell office:value-type="float" office:value="0.970309" calcext:value-type="float">
            <text:p>0.970309</text:p>
          </table:table-cell>
          <table:table-cell office:value-type="float" office:value="0.13707" calcext:value-type="float">
            <text:p>0.13707</text:p>
          </table:table-cell>
          <table:table-cell office:value-type="float" office:value="0.737536" calcext:value-type="float">
            <text:p>0.737536</text:p>
          </table:table-cell>
          <table:table-cell office:value-type="float" office:value="18.9011" calcext:value-type="float">
            <text:p>18.9011</text:p>
          </table:table-cell>
          <table:table-cell office:value-type="float" office:value="2.66362" calcext:value-type="float">
            <text:p>2.66362</text:p>
          </table:table-cell>
          <table:table-cell office:value-type="float" office:value="1.9972" calcext:value-type="float">
            <text:p>1.9972</text:p>
          </table:table-cell>
          <table:table-cell office:value-type="float" office:value="1.73583" calcext:value-type="float">
            <text:p>1.73583</text:p>
          </table:table-cell>
          <table:table-cell office:value-type="float" office:value="2.67624" calcext:value-type="float">
            <text:p>2.67624</text:p>
          </table:table-cell>
          <table:table-cell office:value-type="float" office:value="0.422826" calcext:value-type="float">
            <text:p>0.422826</text:p>
          </table:table-cell>
          <table:table-cell office:value-type="float" office:value="12.2859" calcext:value-type="float">
            <text:p>12.2859</text:p>
          </table:table-cell>
          <table:table-cell office:value-type="float" office:value="1.37104" calcext:value-type="float">
            <text:p>1.37104</text:p>
          </table:table-cell>
          <table:table-cell office:value-type="float" office:value="1.39915" calcext:value-type="float">
            <text:p>1.39915</text:p>
          </table:table-cell>
          <table:table-cell office:value-type="float" office:value="2.67624" calcext:value-type="float">
            <text:p>2.67624</text:p>
          </table:table-cell>
          <table:table-cell office:value-type="float" office:value="1.83678" calcext:value-type="float">
            <text:p>1.83678</text:p>
          </table:table-cell>
          <table:table-cell office:value-type="float" office:value="2.13232" calcext:value-type="float">
            <text:p>2.13232</text:p>
          </table:table-cell>
          <table:table-cell office:value-type="float" office:value="0.87328" calcext:value-type="float">
            <text:p>0.87328</text:p>
          </table:table-cell>
          <table:table-cell office:value-type="float" office:value="0.339602" calcext:value-type="float">
            <text:p>0.339602</text:p>
          </table:table-cell>
          <table:table-cell office:value-type="float" office:value="0.970309" calcext:value-type="float">
            <text:p>0.970309</text:p>
          </table:table-cell>
          <table:table-cell office:value-type="float" office:value="2.52884" calcext:value-type="float">
            <text:p>2.52884</text:p>
          </table:table-cell>
          <table:table-cell office:value-type="float" office:value="0.422826" calcext:value-type="float">
            <text:p>0.422826</text:p>
          </table:table-cell>
          <table:table-cell office:value-type="float" office:value="2.42824" calcext:value-type="float">
            <text:p>2.42824</text:p>
          </table:table-cell>
          <table:table-cell office:value-type="float" office:value="12.2859" calcext:value-type="float">
            <text:p>12.2859</text:p>
          </table:table-cell>
          <table:table-cell office:value-type="float" office:value="0.537716" calcext:value-type="float">
            <text:p>0.537716</text:p>
          </table:table-cell>
          <table:table-cell office:value-type="float" office:value="1.22202" calcext:value-type="float">
            <text:p>1.22202</text:p>
          </table:table-cell>
          <table:table-cell office:value-type="float" office:value="1.7121" calcext:value-type="float">
            <text:p>1.7121</text:p>
          </table:table-cell>
          <table:table-cell office:value-type="float" office:value="0" calcext:value-type="float">
            <text:p>0</text:p>
          </table:table-cell>
          <table:table-cell office:value-type="float" office:value="0.971803" calcext:value-type="float">
            <text:p>0.971803</text:p>
          </table:table-cell>
          <table:table-cell office:value-type="float" office:value="5.69339" calcext:value-type="float">
            <text:p>5.69339</text:p>
          </table:table-cell>
          <table:table-cell office:value-type="float" office:value="1.31365" calcext:value-type="float">
            <text:p>1.31365</text:p>
          </table:table-cell>
          <table:table-cell office:value-type="float" office:value="2.50912" calcext:value-type="float">
            <text:p>2.50912</text:p>
          </table:table-cell>
          <table:table-cell office:value-type="float" office:value="0.87328" calcext:value-type="float">
            <text:p>0.87328</text:p>
          </table:table-cell>
          <table:table-cell office:value-type="float" office:value="4.98859" calcext:value-type="float">
            <text:p>4.98859</text:p>
          </table:table-cell>
          <table:table-cell office:value-type="float" office:value="0.737536" calcext:value-type="float">
            <text:p>0.737536</text:p>
          </table:table-cell>
          <table:table-cell office:value-type="float" office:value="19.5254" calcext:value-type="float">
            <text:p>19.5254</text:p>
          </table:table-cell>
          <table:table-cell office:value-type="float" office:value="1.89211" calcext:value-type="float">
            <text:p>1.89211</text:p>
          </table:table-cell>
          <table:table-cell office:value-type="float" office:value="0.959874" calcext:value-type="float">
            <text:p>0.959874</text:p>
          </table:table-cell>
          <table:table-cell table:number-columns-repeated="6" office:value-type="float" office:value="3.9525" calcext:value-type="float">
            <text:p>3.952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110" calcext:value-type="float">
            <text:p>110</text:p>
          </table:table-cell>
          <table:table-cell office:value-type="float" office:value="4.6844" calcext:value-type="float">
            <text:p>4.6844</text:p>
          </table:table-cell>
          <table:table-cell office:value-type="float" office:value="0.564593" calcext:value-type="float">
            <text:p>0.564593</text:p>
          </table:table-cell>
          <table:table-cell office:value-type="float" office:value="1.54303" calcext:value-type="float">
            <text:p>1.54303</text:p>
          </table:table-cell>
          <table:table-cell office:value-type="float" office:value="0.890519" calcext:value-type="float">
            <text:p>0.890519</text:p>
          </table:table-cell>
          <table:table-cell office:value-type="float" office:value="1.54124" calcext:value-type="float">
            <text:p>1.54124</text:p>
          </table:table-cell>
          <table:table-cell office:value-type="float" office:value="0.122727" calcext:value-type="float">
            <text:p>0.122727</text:p>
          </table:table-cell>
          <table:table-cell office:value-type="float" office:value="2.58616" calcext:value-type="float">
            <text:p>2.58616</text:p>
          </table:table-cell>
          <table:table-cell office:value-type="float" office:value="0.761595" calcext:value-type="float">
            <text:p>0.761595</text:p>
          </table:table-cell>
          <table:table-cell office:value-type="float" office:value="5.16427" calcext:value-type="float">
            <text:p>5.16427</text:p>
          </table:table-cell>
          <table:table-cell office:value-type="float" office:value="2.58616" calcext:value-type="float">
            <text:p>2.58616</text:p>
          </table:table-cell>
          <table:table-cell office:value-type="float" office:value="0.994933" calcext:value-type="float">
            <text:p>0.994933</text:p>
          </table:table-cell>
          <table:table-cell office:value-type="float" office:value="2.18514" calcext:value-type="float">
            <text:p>2.18514</text:p>
          </table:table-cell>
          <table:table-cell office:value-type="float" office:value="4.6844" calcext:value-type="float">
            <text:p>4.6844</text:p>
          </table:table-cell>
          <table:table-cell office:value-type="float" office:value="1.98094" calcext:value-type="float">
            <text:p>1.98094</text:p>
          </table:table-cell>
          <table:table-cell office:value-type="float" office:value="3.31492" calcext:value-type="float">
            <text:p>3.31492</text:p>
          </table:table-cell>
          <table:table-cell office:value-type="float" office:value="1.10011" calcext:value-type="float">
            <text:p>1.10011</text:p>
          </table:table-cell>
          <table:table-cell office:value-type="float" office:value="2.1364" calcext:value-type="float">
            <text:p>2.1364</text:p>
          </table:table-cell>
          <table:table-cell office:value-type="float" office:value="0.570017" calcext:value-type="float">
            <text:p>0.570017</text:p>
          </table:table-cell>
          <table:table-cell office:value-type="float" office:value="0.761595" calcext:value-type="float">
            <text:p>0.761595</text:p>
          </table:table-cell>
          <table:table-cell office:value-type="float" office:value="2.4728" calcext:value-type="float">
            <text:p>2.4728</text:p>
          </table:table-cell>
          <table:table-cell office:value-type="float" office:value="0.437688" calcext:value-type="float">
            <text:p>0.437688</text:p>
          </table:table-cell>
          <table:table-cell office:value-type="float" office:value="0.495247" calcext:value-type="float">
            <text:p>0.495247</text:p>
          </table:table-cell>
          <table:table-cell office:value-type="float" office:value="0.815871" calcext:value-type="float">
            <text:p>0.815871</text:p>
          </table:table-cell>
          <table:table-cell office:value-type="float" office:value="0.429397" calcext:value-type="float">
            <text:p>0.429397</text:p>
          </table:table-cell>
          <table:table-cell office:value-type="float" office:value="2.09729" calcext:value-type="float">
            <text:p>2.09729</text:p>
          </table:table-cell>
          <table:table-cell office:value-type="float" office:value="18.7673" calcext:value-type="float">
            <text:p>18.7673</text:p>
          </table:table-cell>
          <table:table-cell office:value-type="float" office:value="4.05535" calcext:value-type="float">
            <text:p>4.05535</text:p>
          </table:table-cell>
          <table:table-cell office:value-type="float" office:value="0.437688" calcext:value-type="float">
            <text:p>0.437688</text:p>
          </table:table-cell>
          <table:table-cell office:value-type="float" office:value="0.753511" calcext:value-type="float">
            <text:p>0.753511</text:p>
          </table:table-cell>
          <table:table-cell office:value-type="float" office:value="0.209631" calcext:value-type="float">
            <text:p>0.209631</text:p>
          </table:table-cell>
          <table:table-cell office:value-type="float" office:value="5.20366" calcext:value-type="float">
            <text:p>5.20366</text:p>
          </table:table-cell>
          <table:table-cell office:value-type="float" office:value="2.33576" calcext:value-type="float">
            <text:p>2.33576</text:p>
          </table:table-cell>
          <table:table-cell office:value-type="float" office:value="0.203449" calcext:value-type="float">
            <text:p>0.203449</text:p>
          </table:table-cell>
          <table:table-cell office:value-type="float" office:value="0.635289" calcext:value-type="float">
            <text:p>0.635289</text:p>
          </table:table-cell>
          <table:table-cell office:value-type="float" office:value="0.272713" calcext:value-type="float">
            <text:p>0.272713</text:p>
          </table:table-cell>
          <table:table-cell office:value-type="float" office:value="0.545306" calcext:value-type="float">
            <text:p>0.545306</text:p>
          </table:table-cell>
          <table:table-cell office:value-type="float" office:value="0.602733" calcext:value-type="float">
            <text:p>0.602733</text:p>
          </table:table-cell>
          <table:table-cell office:value-type="float" office:value="0.317481" calcext:value-type="float">
            <text:p>0.317481</text:p>
          </table:table-cell>
          <table:table-cell office:value-type="float" office:value="19.6841" calcext:value-type="float">
            <text:p>19.6841</text:p>
          </table:table-cell>
          <table:table-cell office:value-type="float" office:value="0.602733" calcext:value-type="float">
            <text:p>0.602733</text:p>
          </table:table-cell>
          <table:table-cell office:value-type="float" office:value="0.186438" calcext:value-type="float">
            <text:p>0.186438</text:p>
          </table:table-cell>
          <table:table-cell office:value-type="float" office:value="0.892972" calcext:value-type="float">
            <text:p>0.892972</text:p>
          </table:table-cell>
          <table:table-cell office:value-type="float" office:value="5.20366" calcext:value-type="float">
            <text:p>5.20366</text:p>
          </table:table-cell>
          <table:table-cell office:value-type="float" office:value="1.9851" calcext:value-type="float">
            <text:p>1.9851</text:p>
          </table:table-cell>
          <table:table-cell office:value-type="float" office:value="3.78937" calcext:value-type="float">
            <text:p>3.78937</text:p>
          </table:table-cell>
          <table:table-cell office:value-type="float" office:value="1.01487" calcext:value-type="float">
            <text:p>1.01487</text:p>
          </table:table-cell>
          <table:table-cell office:value-type="float" office:value="2.26095" calcext:value-type="float">
            <text:p>2.26095</text:p>
          </table:table-cell>
          <table:table-cell office:value-type="float" office:value="0.887759" calcext:value-type="float">
            <text:p>0.887759</text:p>
          </table:table-cell>
          <table:table-cell office:value-type="float" office:value="0.317481" calcext:value-type="float">
            <text:p>0.317481</text:p>
          </table:table-cell>
          <table:table-cell office:value-type="float" office:value="2.91958" calcext:value-type="float">
            <text:p>2.91958</text:p>
          </table:table-cell>
          <table:table-cell office:value-type="float" office:value="0.278142" calcext:value-type="float">
            <text:p>0.278142</text:p>
          </table:table-cell>
          <table:table-cell office:value-type="float" office:value="0.379751" calcext:value-type="float">
            <text:p>0.379751</text:p>
          </table:table-cell>
          <table:table-cell office:value-type="float" office:value="0.452982" calcext:value-type="float">
            <text:p>0.452982</text:p>
          </table:table-cell>
          <table:table-cell office:value-type="float" office:value="0.714425" calcext:value-type="float">
            <text:p>0.714425</text:p>
          </table:table-cell>
          <table:table-cell office:value-type="float" office:value="0.781462" calcext:value-type="float">
            <text:p>0.781462</text:p>
          </table:table-cell>
          <table:table-cell office:value-type="float" office:value="1.01238" calcext:value-type="float">
            <text:p>1.01238</text:p>
          </table:table-cell>
          <table:table-cell office:value-type="float" office:value="1.98094" calcext:value-type="float">
            <text:p>1.98094</text:p>
          </table:table-cell>
          <table:table-cell office:value-type="float" office:value="0.278142" calcext:value-type="float">
            <text:p>0.278142</text:p>
          </table:table-cell>
          <table:table-cell office:value-type="float" office:value="0.428731" calcext:value-type="float">
            <text:p>0.428731</text:p>
          </table:table-cell>
          <table:table-cell office:value-type="float" office:value="1.24396" calcext:value-type="float">
            <text:p>1.24396</text:p>
          </table:table-cell>
          <table:table-cell office:value-type="float" office:value="0.933861" calcext:value-type="float">
            <text:p>0.933861</text:p>
          </table:table-cell>
          <table:table-cell office:value-type="float" office:value="3.58627" calcext:value-type="float">
            <text:p>3.58627</text:p>
          </table:table-cell>
          <table:table-cell office:value-type="float" office:value="0.355296" calcext:value-type="float">
            <text:p>0.355296</text:p>
          </table:table-cell>
          <table:table-cell office:value-type="float" office:value="13.0903" calcext:value-type="float">
            <text:p>13.0903</text:p>
          </table:table-cell>
          <table:table-cell office:value-type="float" office:value="1.23383" calcext:value-type="float">
            <text:p>1.23383</text:p>
          </table:table-cell>
          <table:table-cell office:value-type="float" office:value="1.15807" calcext:value-type="float">
            <text:p>1.15807</text:p>
          </table:table-cell>
          <table:table-cell office:value-type="float" office:value="3.58627" calcext:value-type="float">
            <text:p>3.58627</text:p>
          </table:table-cell>
          <table:table-cell office:value-type="float" office:value="2.18885" calcext:value-type="float">
            <text:p>2.18885</text:p>
          </table:table-cell>
          <table:table-cell office:value-type="float" office:value="2.78864" calcext:value-type="float">
            <text:p>2.78864</text:p>
          </table:table-cell>
          <table:table-cell office:value-type="float" office:value="0.166017" calcext:value-type="float">
            <text:p>0.166017</text:p>
          </table:table-cell>
          <table:table-cell office:value-type="float" office:value="2.13557" calcext:value-type="float">
            <text:p>2.13557</text:p>
          </table:table-cell>
          <table:table-cell office:value-type="float" office:value="0.158767" calcext:value-type="float">
            <text:p>0.158767</text:p>
          </table:table-cell>
          <table:table-cell office:value-type="float" office:value="2.34559" calcext:value-type="float">
            <text:p>2.34559</text:p>
          </table:table-cell>
          <table:table-cell office:value-type="float" office:value="0.355296" calcext:value-type="float">
            <text:p>0.355296</text:p>
          </table:table-cell>
          <table:table-cell office:value-type="float" office:value="2.01092" calcext:value-type="float">
            <text:p>2.01092</text:p>
          </table:table-cell>
          <table:table-cell office:value-type="float" office:value="13.0903" calcext:value-type="float">
            <text:p>13.0903</text:p>
          </table:table-cell>
          <table:table-cell office:value-type="float" office:value="0.8439" calcext:value-type="float">
            <text:p>0.8439</text:p>
          </table:table-cell>
          <table:table-cell office:value-type="float" office:value="1.95737" calcext:value-type="float">
            <text:p>1.95737</text:p>
          </table:table-cell>
          <table:table-cell office:value-type="float" office:value="3.00027" calcext:value-type="float">
            <text:p>3.00027</text:p>
          </table:table-cell>
          <table:table-cell office:value-type="float" office:value="0.259044" calcext:value-type="float">
            <text:p>0.259044</text:p>
          </table:table-cell>
          <table:table-cell office:value-type="float" office:value="18.9583" calcext:value-type="float">
            <text:p>18.9583</text:p>
          </table:table-cell>
          <table:table-cell office:value-type="float" office:value="5.70824" calcext:value-type="float">
            <text:p>5.70824</text:p>
          </table:table-cell>
          <table:table-cell office:value-type="float" office:value="0.678051" calcext:value-type="float">
            <text:p>0.678051</text:p>
          </table:table-cell>
          <table:table-cell office:value-type="float" office:value="1.58416" calcext:value-type="float">
            <text:p>1.58416</text:p>
          </table:table-cell>
          <table:table-cell office:value-type="float" office:value="0.166017" calcext:value-type="float">
            <text:p>0.166017</text:p>
          </table:table-cell>
          <table:table-cell office:value-type="float" office:value="0.918611" calcext:value-type="float">
            <text:p>0.918611</text:p>
          </table:table-cell>
          <table:table-cell office:value-type="float" office:value="0.242768" calcext:value-type="float">
            <text:p>0.242768</text:p>
          </table:table-cell>
          <table:table-cell office:value-type="float" office:value="19.6401" calcext:value-type="float">
            <text:p>19.6401</text:p>
          </table:table-cell>
          <table:table-cell office:value-type="float" office:value="2.27756" calcext:value-type="float">
            <text:p>2.27756</text:p>
          </table:table-cell>
          <table:table-cell office:value-type="float" office:value="1.17734" calcext:value-type="float">
            <text:p>1.17734</text:p>
          </table:table-cell>
          <table:table-cell office:value-type="float" office:value="0.933144" calcext:value-type="float">
            <text:p>0.933144</text:p>
          </table:table-cell>
          <table:table-cell office:value-type="float" office:value="3.58627" calcext:value-type="float">
            <text:p>3.58627</text:p>
          </table:table-cell>
          <table:table-cell office:value-type="float" office:value="0.67997" calcext:value-type="float">
            <text:p>0.67997</text:p>
          </table:table-cell>
          <table:table-cell office:value-type="float" office:value="13.004" calcext:value-type="float">
            <text:p>13.004</text:p>
          </table:table-cell>
          <table:table-cell office:value-type="float" office:value="1.82486" calcext:value-type="float">
            <text:p>1.82486</text:p>
          </table:table-cell>
          <table:table-cell office:value-type="float" office:value="0.769268" calcext:value-type="float">
            <text:p>0.769268</text:p>
          </table:table-cell>
          <table:table-cell office:value-type="float" office:value="3.58627" calcext:value-type="float">
            <text:p>3.58627</text:p>
          </table:table-cell>
          <table:table-cell office:value-type="float" office:value="2.02811" calcext:value-type="float">
            <text:p>2.02811</text:p>
          </table:table-cell>
          <table:table-cell office:value-type="float" office:value="3.01175" calcext:value-type="float">
            <text:p>3.01175</text:p>
          </table:table-cell>
          <table:table-cell office:value-type="float" office:value="0.185775" calcext:value-type="float">
            <text:p>0.185775</text:p>
          </table:table-cell>
          <table:table-cell office:value-type="float" office:value="0.683885" calcext:value-type="float">
            <text:p>0.683885</text:p>
          </table:table-cell>
          <table:table-cell office:value-type="float" office:value="0.166017" calcext:value-type="float">
            <text:p>0.166017</text:p>
          </table:table-cell>
          <table:table-cell office:value-type="float" office:value="2.12147" calcext:value-type="float">
            <text:p>2.12147</text:p>
          </table:table-cell>
          <table:table-cell office:value-type="float" office:value="0.67997" calcext:value-type="float">
            <text:p>0.67997</text:p>
          </table:table-cell>
          <table:table-cell office:value-type="float" office:value="2.00531" calcext:value-type="float">
            <text:p>2.00531</text:p>
          </table:table-cell>
          <table:table-cell office:value-type="float" office:value="13.004" calcext:value-type="float">
            <text:p>13.004</text:p>
          </table:table-cell>
          <table:table-cell office:value-type="float" office:value="1.34338" calcext:value-type="float">
            <text:p>1.34338</text:p>
          </table:table-cell>
          <table:table-cell office:value-type="float" office:value="1.67609" calcext:value-type="float">
            <text:p>1.67609</text:p>
          </table:table-cell>
          <table:table-cell office:value-type="float" office:value="1.96093" calcext:value-type="float">
            <text:p>1.96093</text:p>
          </table:table-cell>
          <table:table-cell office:value-type="float" office:value="0.971803" calcext:value-type="float">
            <text:p>0.971803</text:p>
          </table:table-cell>
          <table:table-cell office:value-type="float" office:value="0" calcext:value-type="float">
            <text:p>0</text:p>
          </table:table-cell>
          <table:table-cell office:value-type="float" office:value="6.38775" calcext:value-type="float">
            <text:p>6.38775</text:p>
          </table:table-cell>
          <table:table-cell office:value-type="float" office:value="0.782616" calcext:value-type="float">
            <text:p>0.782616</text:p>
          </table:table-cell>
          <table:table-cell office:value-type="float" office:value="2.01398" calcext:value-type="float">
            <text:p>2.01398</text:p>
          </table:table-cell>
          <table:table-cell office:value-type="float" office:value="0.185775" calcext:value-type="float">
            <text:p>0.185775</text:p>
          </table:table-cell>
          <table:table-cell office:value-type="float" office:value="5.6911" calcext:value-type="float">
            <text:p>5.6911</text:p>
          </table:table-cell>
          <table:table-cell office:value-type="float" office:value="0.242768" calcext:value-type="float">
            <text:p>0.242768</text:p>
          </table:table-cell>
          <table:table-cell office:value-type="float" office:value="20.2794" calcext:value-type="float">
            <text:p>20.2794</text:p>
          </table:table-cell>
          <table:table-cell office:value-type="float" office:value="1.8661" calcext:value-type="float">
            <text:p>1.8661</text:p>
          </table:table-cell>
          <table:table-cell office:value-type="float" office:value="0.0985995" calcext:value-type="float">
            <text:p>0.0985995</text:p>
          </table:table-cell>
          <table:table-cell table:number-columns-repeated="6" office:value-type="float" office:value="4.61868" calcext:value-type="float">
            <text:p>4.6186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111" calcext:value-type="float">
            <text:p>111</text:p>
          </table:table-cell>
          <table:table-cell office:value-type="float" office:value="5.03009" calcext:value-type="float">
            <text:p>5.03009</text:p>
          </table:table-cell>
          <table:table-cell office:value-type="float" office:value="5.83034" calcext:value-type="float">
            <text:p>5.83034</text:p>
          </table:table-cell>
          <table:table-cell office:value-type="float" office:value="7.0918" calcext:value-type="float">
            <text:p>7.0918</text:p>
          </table:table-cell>
          <table:table-cell office:value-type="float" office:value="5.76031" calcext:value-type="float">
            <text:p>5.76031</text:p>
          </table:table-cell>
          <table:table-cell office:value-type="float" office:value="4.91537" calcext:value-type="float">
            <text:p>4.91537</text:p>
          </table:table-cell>
          <table:table-cell office:value-type="float" office:value="6.26665" calcext:value-type="float">
            <text:p>6.26665</text:p>
          </table:table-cell>
          <table:table-cell office:value-type="float" office:value="4.90813" calcext:value-type="float">
            <text:p>4.90813</text:p>
          </table:table-cell>
          <table:table-cell office:value-type="float" office:value="6.04034" calcext:value-type="float">
            <text:p>6.04034</text:p>
          </table:table-cell>
          <table:table-cell office:value-type="float" office:value="2.15756" calcext:value-type="float">
            <text:p>2.15756</text:p>
          </table:table-cell>
          <table:table-cell office:value-type="float" office:value="4.90813" calcext:value-type="float">
            <text:p>4.90813</text:p>
          </table:table-cell>
          <table:table-cell office:value-type="float" office:value="5.6825" calcext:value-type="float">
            <text:p>5.6825</text:p>
          </table:table-cell>
          <table:table-cell office:value-type="float" office:value="5.01692" calcext:value-type="float">
            <text:p>5.01692</text:p>
          </table:table-cell>
          <table:table-cell office:value-type="float" office:value="5.03009" calcext:value-type="float">
            <text:p>5.03009</text:p>
          </table:table-cell>
          <table:table-cell office:value-type="float" office:value="6.14336" calcext:value-type="float">
            <text:p>6.14336</text:p>
          </table:table-cell>
          <table:table-cell office:value-type="float" office:value="4.12122" calcext:value-type="float">
            <text:p>4.12122</text:p>
          </table:table-cell>
          <table:table-cell office:value-type="float" office:value="5.34109" calcext:value-type="float">
            <text:p>5.34109</text:p>
          </table:table-cell>
          <table:table-cell office:value-type="float" office:value="5.18042" calcext:value-type="float">
            <text:p>5.18042</text:p>
          </table:table-cell>
          <table:table-cell office:value-type="float" office:value="6.95703" calcext:value-type="float">
            <text:p>6.95703</text:p>
          </table:table-cell>
          <table:table-cell office:value-type="float" office:value="6.04034" calcext:value-type="float">
            <text:p>6.04034</text:p>
          </table:table-cell>
          <table:table-cell office:value-type="float" office:value="3.91893" calcext:value-type="float">
            <text:p>3.91893</text:p>
          </table:table-cell>
          <table:table-cell office:value-type="float" office:value="6.14229" calcext:value-type="float">
            <text:p>6.14229</text:p>
          </table:table-cell>
          <table:table-cell office:value-type="float" office:value="5.97234" calcext:value-type="float">
            <text:p>5.97234</text:p>
          </table:table-cell>
          <table:table-cell office:value-type="float" office:value="5.6452" calcext:value-type="float">
            <text:p>5.6452</text:p>
          </table:table-cell>
          <table:table-cell office:value-type="float" office:value="5.95854" calcext:value-type="float">
            <text:p>5.95854</text:p>
          </table:table-cell>
          <table:table-cell office:value-type="float" office:value="4.36272" calcext:value-type="float">
            <text:p>4.36272</text:p>
          </table:table-cell>
          <table:table-cell office:value-type="float" office:value="23.9808" calcext:value-type="float">
            <text:p>23.9808</text:p>
          </table:table-cell>
          <table:table-cell office:value-type="float" office:value="3.14455" calcext:value-type="float">
            <text:p>3.14455</text:p>
          </table:table-cell>
          <table:table-cell office:value-type="float" office:value="6.14229" calcext:value-type="float">
            <text:p>6.14229</text:p>
          </table:table-cell>
          <table:table-cell office:value-type="float" office:value="6.10926" calcext:value-type="float">
            <text:p>6.10926</text:p>
          </table:table-cell>
          <table:table-cell office:value-type="float" office:value="6.37279" calcext:value-type="float">
            <text:p>6.37279</text:p>
          </table:table-cell>
          <table:table-cell office:value-type="float" office:value="4.94743" calcext:value-type="float">
            <text:p>4.94743</text:p>
          </table:table-cell>
          <table:table-cell office:value-type="float" office:value="4.62608" calcext:value-type="float">
            <text:p>4.62608</text:p>
          </table:table-cell>
          <table:table-cell office:value-type="float" office:value="6.38358" calcext:value-type="float">
            <text:p>6.38358</text:p>
          </table:table-cell>
          <table:table-cell office:value-type="float" office:value="5.98681" calcext:value-type="float">
            <text:p>5.98681</text:p>
          </table:table-cell>
          <table:table-cell office:value-type="float" office:value="6.12132" calcext:value-type="float">
            <text:p>6.12132</text:p>
          </table:table-cell>
          <table:table-cell office:value-type="float" office:value="5.9012" calcext:value-type="float">
            <text:p>5.9012</text:p>
          </table:table-cell>
          <table:table-cell office:value-type="float" office:value="6.41885" calcext:value-type="float">
            <text:p>6.41885</text:p>
          </table:table-cell>
          <table:table-cell office:value-type="float" office:value="6.07355" calcext:value-type="float">
            <text:p>6.07355</text:p>
          </table:table-cell>
          <table:table-cell office:value-type="float" office:value="19.6993" calcext:value-type="float">
            <text:p>19.6993</text:p>
          </table:table-cell>
          <table:table-cell office:value-type="float" office:value="6.41885" calcext:value-type="float">
            <text:p>6.41885</text:p>
          </table:table-cell>
          <table:table-cell office:value-type="float" office:value="6.51228" calcext:value-type="float">
            <text:p>6.51228</text:p>
          </table:table-cell>
          <table:table-cell office:value-type="float" office:value="5.50111" calcext:value-type="float">
            <text:p>5.50111</text:p>
          </table:table-cell>
          <table:table-cell office:value-type="float" office:value="4.94743" calcext:value-type="float">
            <text:p>4.94743</text:p>
          </table:table-cell>
          <table:table-cell office:value-type="float" office:value="6.13575" calcext:value-type="float">
            <text:p>6.13575</text:p>
          </table:table-cell>
          <table:table-cell office:value-type="float" office:value="3.91991" calcext:value-type="float">
            <text:p>3.91991</text:p>
          </table:table-cell>
          <table:table-cell office:value-type="float" office:value="5.48524" calcext:value-type="float">
            <text:p>5.48524</text:p>
          </table:table-cell>
          <table:table-cell office:value-type="float" office:value="4.77431" calcext:value-type="float">
            <text:p>4.77431</text:p>
          </table:table-cell>
          <table:table-cell office:value-type="float" office:value="6.44977" calcext:value-type="float">
            <text:p>6.44977</text:p>
          </table:table-cell>
          <table:table-cell office:value-type="float" office:value="6.07355" calcext:value-type="float">
            <text:p>6.07355</text:p>
          </table:table-cell>
          <table:table-cell office:value-type="float" office:value="3.51891" calcext:value-type="float">
            <text:p>3.51891</text:p>
          </table:table-cell>
          <table:table-cell office:value-type="float" office:value="6.59261" calcext:value-type="float">
            <text:p>6.59261</text:p>
          </table:table-cell>
          <table:table-cell office:value-type="float" office:value="6.01102" calcext:value-type="float">
            <text:p>6.01102</text:p>
          </table:table-cell>
          <table:table-cell office:value-type="float" office:value="6.10751" calcext:value-type="float">
            <text:p>6.10751</text:p>
          </table:table-cell>
          <table:table-cell office:value-type="float" office:value="6.33034" calcext:value-type="float">
            <text:p>6.33034</text:p>
          </table:table-cell>
          <table:table-cell office:value-type="float" office:value="5.64901" calcext:value-type="float">
            <text:p>5.64901</text:p>
          </table:table-cell>
          <table:table-cell office:value-type="float" office:value="5.76343" calcext:value-type="float">
            <text:p>5.76343</text:p>
          </table:table-cell>
          <table:table-cell office:value-type="float" office:value="6.14336" calcext:value-type="float">
            <text:p>6.14336</text:p>
          </table:table-cell>
          <table:table-cell office:value-type="float" office:value="6.59261" calcext:value-type="float">
            <text:p>6.59261</text:p>
          </table:table-cell>
          <table:table-cell office:value-type="float" office:value="5.99478" calcext:value-type="float">
            <text:p>5.99478</text:p>
          </table:table-cell>
          <table:table-cell office:value-type="float" office:value="5.38638" calcext:value-type="float">
            <text:p>5.38638</text:p>
          </table:table-cell>
          <table:table-cell office:value-type="float" office:value="6.19496" calcext:value-type="float">
            <text:p>6.19496</text:p>
          </table:table-cell>
          <table:table-cell office:value-type="float" office:value="3.41967" calcext:value-type="float">
            <text:p>3.41967</text:p>
          </table:table-cell>
          <table:table-cell office:value-type="float" office:value="6.58213" calcext:value-type="float">
            <text:p>6.58213</text:p>
          </table:table-cell>
          <table:table-cell office:value-type="float" office:value="13.7398" calcext:value-type="float">
            <text:p>13.7398</text:p>
          </table:table-cell>
          <table:table-cell office:value-type="float" office:value="5.46891" calcext:value-type="float">
            <text:p>5.46891</text:p>
          </table:table-cell>
          <table:table-cell office:value-type="float" office:value="6.2231" calcext:value-type="float">
            <text:p>6.2231</text:p>
          </table:table-cell>
          <table:table-cell office:value-type="float" office:value="3.41967" calcext:value-type="float">
            <text:p>3.41967</text:p>
          </table:table-cell>
          <table:table-cell office:value-type="float" office:value="4.69432" calcext:value-type="float">
            <text:p>4.69432</text:p>
          </table:table-cell>
          <table:table-cell office:value-type="float" office:value="3.62301" calcext:value-type="float">
            <text:p>3.62301</text:p>
          </table:table-cell>
          <table:table-cell office:value-type="float" office:value="6.48636" calcext:value-type="float">
            <text:p>6.48636</text:p>
          </table:table-cell>
          <table:table-cell office:value-type="float" office:value="5.1023" calcext:value-type="float">
            <text:p>5.1023</text:p>
          </table:table-cell>
          <table:table-cell office:value-type="float" office:value="6.48847" calcext:value-type="float">
            <text:p>6.48847</text:p>
          </table:table-cell>
          <table:table-cell office:value-type="float" office:value="5.37338" calcext:value-type="float">
            <text:p>5.37338</text:p>
          </table:table-cell>
          <table:table-cell office:value-type="float" office:value="6.58213" calcext:value-type="float">
            <text:p>6.58213</text:p>
          </table:table-cell>
          <table:table-cell office:value-type="float" office:value="5.73849" calcext:value-type="float">
            <text:p>5.73849</text:p>
          </table:table-cell>
          <table:table-cell office:value-type="float" office:value="13.7398" calcext:value-type="float">
            <text:p>13.7398</text:p>
          </table:table-cell>
          <table:table-cell office:value-type="float" office:value="5.61742" calcext:value-type="float">
            <text:p>5.61742</text:p>
          </table:table-cell>
          <table:table-cell office:value-type="float" office:value="6.04902" calcext:value-type="float">
            <text:p>6.04902</text:p>
          </table:table-cell>
          <table:table-cell office:value-type="float" office:value="3.43778" calcext:value-type="float">
            <text:p>3.43778</text:p>
          </table:table-cell>
          <table:table-cell office:value-type="float" office:value="6.29017" calcext:value-type="float">
            <text:p>6.29017</text:p>
          </table:table-cell>
          <table:table-cell office:value-type="float" office:value="24.1846" calcext:value-type="float">
            <text:p>24.1846</text:p>
          </table:table-cell>
          <table:table-cell office:value-type="float" office:value="0.687733" calcext:value-type="float">
            <text:p>0.687733</text:p>
          </table:table-cell>
          <table:table-cell office:value-type="float" office:value="6.01796" calcext:value-type="float">
            <text:p>6.01796</text:p>
          </table:table-cell>
          <table:table-cell office:value-type="float" office:value="6.44412" calcext:value-type="float">
            <text:p>6.44412</text:p>
          </table:table-cell>
          <table:table-cell office:value-type="float" office:value="6.48636" calcext:value-type="float">
            <text:p>6.48636</text:p>
          </table:table-cell>
          <table:table-cell office:value-type="float" office:value="5.64547" calcext:value-type="float">
            <text:p>5.64547</text:p>
          </table:table-cell>
          <table:table-cell office:value-type="float" office:value="6.24976" calcext:value-type="float">
            <text:p>6.24976</text:p>
          </table:table-cell>
          <table:table-cell office:value-type="float" office:value="19.6611" calcext:value-type="float">
            <text:p>19.6611</text:p>
          </table:table-cell>
          <table:table-cell office:value-type="float" office:value="5.65878" calcext:value-type="float">
            <text:p>5.65878</text:p>
          </table:table-cell>
          <table:table-cell office:value-type="float" office:value="6.59914" calcext:value-type="float">
            <text:p>6.59914</text:p>
          </table:table-cell>
          <table:table-cell office:value-type="float" office:value="6.45686" calcext:value-type="float">
            <text:p>6.45686</text:p>
          </table:table-cell>
          <table:table-cell office:value-type="float" office:value="3.41967" calcext:value-type="float">
            <text:p>3.41967</text:p>
          </table:table-cell>
          <table:table-cell office:value-type="float" office:value="6.10865" calcext:value-type="float">
            <text:p>6.10865</text:p>
          </table:table-cell>
          <table:table-cell office:value-type="float" office:value="13.6824" calcext:value-type="float">
            <text:p>13.6824</text:p>
          </table:table-cell>
          <table:table-cell office:value-type="float" office:value="6.60613" calcext:value-type="float">
            <text:p>6.60613</text:p>
          </table:table-cell>
          <table:table-cell office:value-type="float" office:value="7.04952" calcext:value-type="float">
            <text:p>7.04952</text:p>
          </table:table-cell>
          <table:table-cell office:value-type="float" office:value="3.41967" calcext:value-type="float">
            <text:p>3.41967</text:p>
          </table:table-cell>
          <table:table-cell office:value-type="float" office:value="4.59861" calcext:value-type="float">
            <text:p>4.59861</text:p>
          </table:table-cell>
          <table:table-cell office:value-type="float" office:value="3.71472" calcext:value-type="float">
            <text:p>3.71472</text:p>
          </table:table-cell>
          <table:table-cell office:value-type="float" office:value="6.40487" calcext:value-type="float">
            <text:p>6.40487</text:p>
          </table:table-cell>
          <table:table-cell office:value-type="float" office:value="5.79641" calcext:value-type="float">
            <text:p>5.79641</text:p>
          </table:table-cell>
          <table:table-cell office:value-type="float" office:value="6.48636" calcext:value-type="float">
            <text:p>6.48636</text:p>
          </table:table-cell>
          <table:table-cell office:value-type="float" office:value="5.71018" calcext:value-type="float">
            <text:p>5.71018</text:p>
          </table:table-cell>
          <table:table-cell office:value-type="float" office:value="6.10865" calcext:value-type="float">
            <text:p>6.10865</text:p>
          </table:table-cell>
          <table:table-cell office:value-type="float" office:value="5.7461" calcext:value-type="float">
            <text:p>5.7461</text:p>
          </table:table-cell>
          <table:table-cell office:value-type="float" office:value="13.6824" calcext:value-type="float">
            <text:p>13.6824</text:p>
          </table:table-cell>
          <table:table-cell office:value-type="float" office:value="5.16323" calcext:value-type="float">
            <text:p>5.16323</text:p>
          </table:table-cell>
          <table:table-cell office:value-type="float" office:value="4.71965" calcext:value-type="float">
            <text:p>4.71965</text:p>
          </table:table-cell>
          <table:table-cell office:value-type="float" office:value="4.58719" calcext:value-type="float">
            <text:p>4.58719</text:p>
          </table:table-cell>
          <table:table-cell office:value-type="float" office:value="5.69339" calcext:value-type="float">
            <text:p>5.69339</text:p>
          </table:table-cell>
          <table:table-cell office:value-type="float" office:value="6.38775" calcext:value-type="float">
            <text:p>6.38775</text:p>
          </table:table-cell>
          <table:table-cell office:value-type="float" office:value="0" calcext:value-type="float">
            <text:p>0</text:p>
          </table:table-cell>
          <table:table-cell office:value-type="float" office:value="5.97472" calcext:value-type="float">
            <text:p>5.97472</text:p>
          </table:table-cell>
          <table:table-cell office:value-type="float" office:value="5.93695" calcext:value-type="float">
            <text:p>5.93695</text:p>
          </table:table-cell>
          <table:table-cell office:value-type="float" office:value="6.40487" calcext:value-type="float">
            <text:p>6.40487</text:p>
          </table:table-cell>
          <table:table-cell office:value-type="float" office:value="0.705294" calcext:value-type="float">
            <text:p>0.705294</text:p>
          </table:table-cell>
          <table:table-cell office:value-type="float" office:value="6.24976" calcext:value-type="float">
            <text:p>6.24976</text:p>
          </table:table-cell>
          <table:table-cell office:value-type="float" office:value="20.1202" calcext:value-type="float">
            <text:p>20.1202</text:p>
          </table:table-cell>
          <table:table-cell office:value-type="float" office:value="4.98145" calcext:value-type="float">
            <text:p>4.98145</text:p>
          </table:table-cell>
          <table:table-cell office:value-type="float" office:value="6.31132" calcext:value-type="float">
            <text:p>6.31132</text:p>
          </table:table-cell>
          <table:table-cell table:number-columns-repeated="6" office:value-type="float" office:value="7.44125" calcext:value-type="float">
            <text:p>7.4412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112" calcext:value-type="float">
            <text:p>112</text:p>
          </table:table-cell>
          <table:table-cell office:value-type="float" office:value="4.96223" calcext:value-type="float">
            <text:p>4.96223</text:p>
          </table:table-cell>
          <table:table-cell office:value-type="float" office:value="0.736053" calcext:value-type="float">
            <text:p>0.736053</text:p>
          </table:table-cell>
          <table:table-cell office:value-type="float" office:value="2.31072" calcext:value-type="float">
            <text:p>2.31072</text:p>
          </table:table-cell>
          <table:table-cell office:value-type="float" office:value="1.25907" calcext:value-type="float">
            <text:p>1.25907</text:p>
          </table:table-cell>
          <table:table-cell office:value-type="float" office:value="1.47235" calcext:value-type="float">
            <text:p>1.47235</text:p>
          </table:table-cell>
          <table:table-cell office:value-type="float" office:value="0.737806" calcext:value-type="float">
            <text:p>0.737806</text:p>
          </table:table-cell>
          <table:table-cell office:value-type="float" office:value="1.82123" calcext:value-type="float">
            <text:p>1.82123</text:p>
          </table:table-cell>
          <table:table-cell office:value-type="float" office:value="1.30162" calcext:value-type="float">
            <text:p>1.30162</text:p>
          </table:table-cell>
          <table:table-cell office:value-type="float" office:value="4.9907" calcext:value-type="float">
            <text:p>4.9907</text:p>
          </table:table-cell>
          <table:table-cell office:value-type="float" office:value="1.82123" calcext:value-type="float">
            <text:p>1.82123</text:p>
          </table:table-cell>
          <table:table-cell office:value-type="float" office:value="1.336" calcext:value-type="float">
            <text:p>1.336</text:p>
          </table:table-cell>
          <table:table-cell office:value-type="float" office:value="1.42931" calcext:value-type="float">
            <text:p>1.42931</text:p>
          </table:table-cell>
          <table:table-cell office:value-type="float" office:value="4.96223" calcext:value-type="float">
            <text:p>4.96223</text:p>
          </table:table-cell>
          <table:table-cell office:value-type="float" office:value="1.26589" calcext:value-type="float">
            <text:p>1.26589</text:p>
          </table:table-cell>
          <table:table-cell office:value-type="float" office:value="3.40387" calcext:value-type="float">
            <text:p>3.40387</text:p>
          </table:table-cell>
          <table:table-cell office:value-type="float" office:value="1.12924" calcext:value-type="float">
            <text:p>1.12924</text:p>
          </table:table-cell>
          <table:table-cell office:value-type="float" office:value="2.42735" calcext:value-type="float">
            <text:p>2.42735</text:p>
          </table:table-cell>
          <table:table-cell office:value-type="float" office:value="1.21903" calcext:value-type="float">
            <text:p>1.21903</text:p>
          </table:table-cell>
          <table:table-cell office:value-type="float" office:value="1.30162" calcext:value-type="float">
            <text:p>1.30162</text:p>
          </table:table-cell>
          <table:table-cell office:value-type="float" office:value="2.15791" calcext:value-type="float">
            <text:p>2.15791</text:p>
          </table:table-cell>
          <table:table-cell office:value-type="float" office:value="1.01546" calcext:value-type="float">
            <text:p>1.01546</text:p>
          </table:table-cell>
          <table:table-cell office:value-type="float" office:value="0.382234" calcext:value-type="float">
            <text:p>0.382234</text:p>
          </table:table-cell>
          <table:table-cell office:value-type="float" office:value="1.00658" calcext:value-type="float">
            <text:p>1.00658</text:p>
          </table:table-cell>
          <table:table-cell office:value-type="float" office:value="0.63028" calcext:value-type="float">
            <text:p>0.63028</text:p>
          </table:table-cell>
          <table:table-cell office:value-type="float" office:value="1.93794" calcext:value-type="float">
            <text:p>1.93794</text:p>
          </table:table-cell>
          <table:table-cell office:value-type="float" office:value="19.5259" calcext:value-type="float">
            <text:p>19.5259</text:p>
          </table:table-cell>
          <table:table-cell office:value-type="float" office:value="3.98124" calcext:value-type="float">
            <text:p>3.98124</text:p>
          </table:table-cell>
          <table:table-cell office:value-type="float" office:value="1.01546" calcext:value-type="float">
            <text:p>1.01546</text:p>
          </table:table-cell>
          <table:table-cell office:value-type="float" office:value="1.33205" calcext:value-type="float">
            <text:p>1.33205</text:p>
          </table:table-cell>
          <table:table-cell office:value-type="float" office:value="0.609799" calcext:value-type="float">
            <text:p>0.609799</text:p>
          </table:table-cell>
          <table:table-cell office:value-type="float" office:value="5.45065" calcext:value-type="float">
            <text:p>5.45065</text:p>
          </table:table-cell>
          <table:table-cell office:value-type="float" office:value="1.63318" calcext:value-type="float">
            <text:p>1.63318</text:p>
          </table:table-cell>
          <table:table-cell office:value-type="float" office:value="0.953037" calcext:value-type="float">
            <text:p>0.953037</text:p>
          </table:table-cell>
          <table:table-cell office:value-type="float" office:value="0.167577" calcext:value-type="float">
            <text:p>0.167577</text:p>
          </table:table-cell>
          <table:table-cell office:value-type="float" office:value="0.612366" calcext:value-type="float">
            <text:p>0.612366</text:p>
          </table:table-cell>
          <table:table-cell office:value-type="float" office:value="0.87966" calcext:value-type="float">
            <text:p>0.87966</text:p>
          </table:table-cell>
          <table:table-cell office:value-type="float" office:value="0.452065" calcext:value-type="float">
            <text:p>0.452065</text:p>
          </table:table-cell>
          <table:table-cell office:value-type="float" office:value="0.612296" calcext:value-type="float">
            <text:p>0.612296</text:p>
          </table:table-cell>
          <table:table-cell office:value-type="float" office:value="20.2536" calcext:value-type="float">
            <text:p>20.2536</text:p>
          </table:table-cell>
          <table:table-cell office:value-type="float" office:value="0.452065" calcext:value-type="float">
            <text:p>0.452065</text:p>
          </table:table-cell>
          <table:table-cell office:value-type="float" office:value="0.968115" calcext:value-type="float">
            <text:p>0.968115</text:p>
          </table:table-cell>
          <table:table-cell office:value-type="float" office:value="0.69924" calcext:value-type="float">
            <text:p>0.69924</text:p>
          </table:table-cell>
          <table:table-cell office:value-type="float" office:value="5.45065" calcext:value-type="float">
            <text:p>5.45065</text:p>
          </table:table-cell>
          <table:table-cell office:value-type="float" office:value="1.26842" calcext:value-type="float">
            <text:p>1.26842</text:p>
          </table:table-cell>
          <table:table-cell office:value-type="float" office:value="3.86695" calcext:value-type="float">
            <text:p>3.86695</text:p>
          </table:table-cell>
          <table:table-cell office:value-type="float" office:value="1.17098" calcext:value-type="float">
            <text:p>1.17098</text:p>
          </table:table-cell>
          <table:table-cell office:value-type="float" office:value="2.41745" calcext:value-type="float">
            <text:p>2.41745</text:p>
          </table:table-cell>
          <table:table-cell office:value-type="float" office:value="0.511213" calcext:value-type="float">
            <text:p>0.511213</text:p>
          </table:table-cell>
          <table:table-cell office:value-type="float" office:value="0.612296" calcext:value-type="float">
            <text:p>0.612296</text:p>
          </table:table-cell>
          <table:table-cell office:value-type="float" office:value="2.456" calcext:value-type="float">
            <text:p>2.456</text:p>
          </table:table-cell>
          <table:table-cell office:value-type="float" office:value="1.05648" calcext:value-type="float">
            <text:p>1.05648</text:p>
          </table:table-cell>
          <table:table-cell office:value-type="float" office:value="0.59983" calcext:value-type="float">
            <text:p>0.59983</text:p>
          </table:table-cell>
          <table:table-cell office:value-type="float" office:value="1.00227" calcext:value-type="float">
            <text:p>1.00227</text:p>
          </table:table-cell>
          <table:table-cell office:value-type="float" office:value="1.39453" calcext:value-type="float">
            <text:p>1.39453</text:p>
          </table:table-cell>
          <table:table-cell office:value-type="float" office:value="0.929999" calcext:value-type="float">
            <text:p>0.929999</text:p>
          </table:table-cell>
          <table:table-cell office:value-type="float" office:value="1.41556" calcext:value-type="float">
            <text:p>1.41556</text:p>
          </table:table-cell>
          <table:table-cell office:value-type="float" office:value="1.26589" calcext:value-type="float">
            <text:p>1.26589</text:p>
          </table:table-cell>
          <table:table-cell office:value-type="float" office:value="1.05648" calcext:value-type="float">
            <text:p>1.05648</text:p>
          </table:table-cell>
          <table:table-cell office:value-type="float" office:value="0.809706" calcext:value-type="float">
            <text:p>0.809706</text:p>
          </table:table-cell>
          <table:table-cell office:value-type="float" office:value="1.44695" calcext:value-type="float">
            <text:p>1.44695</text:p>
          </table:table-cell>
          <table:table-cell office:value-type="float" office:value="0.318098" calcext:value-type="float">
            <text:p>0.318098</text:p>
          </table:table-cell>
          <table:table-cell office:value-type="float" office:value="3.51842" calcext:value-type="float">
            <text:p>3.51842</text:p>
          </table:table-cell>
          <table:table-cell office:value-type="float" office:value="1.13757" calcext:value-type="float">
            <text:p>1.13757</text:p>
          </table:table-cell>
          <table:table-cell office:value-type="float" office:value="13.6738" calcext:value-type="float">
            <text:p>13.6738</text:p>
          </table:table-cell>
          <table:table-cell office:value-type="float" office:value="1.49685" calcext:value-type="float">
            <text:p>1.49685</text:p>
          </table:table-cell>
          <table:table-cell office:value-type="float" office:value="1.77786" calcext:value-type="float">
            <text:p>1.77786</text:p>
          </table:table-cell>
          <table:table-cell office:value-type="float" office:value="3.51842" calcext:value-type="float">
            <text:p>3.51842</text:p>
          </table:table-cell>
          <table:table-cell office:value-type="float" office:value="1.49619" calcext:value-type="float">
            <text:p>1.49619</text:p>
          </table:table-cell>
          <table:table-cell office:value-type="float" office:value="2.35639" calcext:value-type="float">
            <text:p>2.35639</text:p>
          </table:table-cell>
          <table:table-cell office:value-type="float" office:value="0.948614" calcext:value-type="float">
            <text:p>0.948614</text:p>
          </table:table-cell>
          <table:table-cell office:value-type="float" office:value="1.37244" calcext:value-type="float">
            <text:p>1.37244</text:p>
          </table:table-cell>
          <table:table-cell office:value-type="float" office:value="0.941072" calcext:value-type="float">
            <text:p>0.941072</text:p>
          </table:table-cell>
          <table:table-cell office:value-type="float" office:value="1.56306" calcext:value-type="float">
            <text:p>1.56306</text:p>
          </table:table-cell>
          <table:table-cell office:value-type="float" office:value="1.13757" calcext:value-type="float">
            <text:p>1.13757</text:p>
          </table:table-cell>
          <table:table-cell office:value-type="float" office:value="1.2385" calcext:value-type="float">
            <text:p>1.2385</text:p>
          </table:table-cell>
          <table:table-cell office:value-type="float" office:value="13.6738" calcext:value-type="float">
            <text:p>13.6738</text:p>
          </table:table-cell>
          <table:table-cell office:value-type="float" office:value="1.02051" calcext:value-type="float">
            <text:p>1.02051</text:p>
          </table:table-cell>
          <table:table-cell office:value-type="float" office:value="1.22496" calcext:value-type="float">
            <text:p>1.22496</text:p>
          </table:table-cell>
          <table:table-cell office:value-type="float" office:value="2.73251" calcext:value-type="float">
            <text:p>2.73251</text:p>
          </table:table-cell>
          <table:table-cell office:value-type="float" office:value="0.531523" calcext:value-type="float">
            <text:p>0.531523</text:p>
          </table:table-cell>
          <table:table-cell office:value-type="float" office:value="19.716" calcext:value-type="float">
            <text:p>19.716</text:p>
          </table:table-cell>
          <table:table-cell office:value-type="float" office:value="5.31184" calcext:value-type="float">
            <text:p>5.31184</text:p>
          </table:table-cell>
          <table:table-cell office:value-type="float" office:value="0.105" calcext:value-type="float">
            <text:p>0.105</text:p>
          </table:table-cell>
          <table:table-cell office:value-type="float" office:value="0.98532" calcext:value-type="float">
            <text:p>0.98532</text:p>
          </table:table-cell>
          <table:table-cell office:value-type="float" office:value="0.948614" calcext:value-type="float">
            <text:p>0.948614</text:p>
          </table:table-cell>
          <table:table-cell office:value-type="float" office:value="1.19324" calcext:value-type="float">
            <text:p>1.19324</text:p>
          </table:table-cell>
          <table:table-cell office:value-type="float" office:value="0.893708" calcext:value-type="float">
            <text:p>0.893708</text:p>
          </table:table-cell>
          <table:table-cell office:value-type="float" office:value="20.2098" calcext:value-type="float">
            <text:p>20.2098</text:p>
          </table:table-cell>
          <table:table-cell office:value-type="float" office:value="1.5019" calcext:value-type="float">
            <text:p>1.5019</text:p>
          </table:table-cell>
          <table:table-cell office:value-type="float" office:value="0.767088" calcext:value-type="float">
            <text:p>0.767088</text:p>
          </table:table-cell>
          <table:table-cell office:value-type="float" office:value="0.535101" calcext:value-type="float">
            <text:p>0.535101</text:p>
          </table:table-cell>
          <table:table-cell office:value-type="float" office:value="3.51842" calcext:value-type="float">
            <text:p>3.51842</text:p>
          </table:table-cell>
          <table:table-cell office:value-type="float" office:value="1.25523" calcext:value-type="float">
            <text:p>1.25523</text:p>
          </table:table-cell>
          <table:table-cell office:value-type="float" office:value="13.5892" calcext:value-type="float">
            <text:p>13.5892</text:p>
          </table:table-cell>
          <table:table-cell office:value-type="float" office:value="2.50011" calcext:value-type="float">
            <text:p>2.50011</text:p>
          </table:table-cell>
          <table:table-cell office:value-type="float" office:value="1.52142" calcext:value-type="float">
            <text:p>1.52142</text:p>
          </table:table-cell>
          <table:table-cell office:value-type="float" office:value="3.51842" calcext:value-type="float">
            <text:p>3.51842</text:p>
          </table:table-cell>
          <table:table-cell office:value-type="float" office:value="1.42255" calcext:value-type="float">
            <text:p>1.42255</text:p>
          </table:table-cell>
          <table:table-cell office:value-type="float" office:value="2.91546" calcext:value-type="float">
            <text:p>2.91546</text:p>
          </table:table-cell>
          <table:table-cell office:value-type="float" office:value="0.947484" calcext:value-type="float">
            <text:p>0.947484</text:p>
          </table:table-cell>
          <table:table-cell office:value-type="float" office:value="0.981071" calcext:value-type="float">
            <text:p>0.981071</text:p>
          </table:table-cell>
          <table:table-cell office:value-type="float" office:value="0.948614" calcext:value-type="float">
            <text:p>0.948614</text:p>
          </table:table-cell>
          <table:table-cell office:value-type="float" office:value="1.34793" calcext:value-type="float">
            <text:p>1.34793</text:p>
          </table:table-cell>
          <table:table-cell office:value-type="float" office:value="1.25523" calcext:value-type="float">
            <text:p>1.25523</text:p>
          </table:table-cell>
          <table:table-cell office:value-type="float" office:value="1.23347" calcext:value-type="float">
            <text:p>1.23347</text:p>
          </table:table-cell>
          <table:table-cell office:value-type="float" office:value="13.5892" calcext:value-type="float">
            <text:p>13.5892</text:p>
          </table:table-cell>
          <table:table-cell office:value-type="float" office:value="1.39157" calcext:value-type="float">
            <text:p>1.39157</text:p>
          </table:table-cell>
          <table:table-cell office:value-type="float" office:value="1.32145" calcext:value-type="float">
            <text:p>1.32145</text:p>
          </table:table-cell>
          <table:table-cell office:value-type="float" office:value="1.40023" calcext:value-type="float">
            <text:p>1.40023</text:p>
          </table:table-cell>
          <table:table-cell office:value-type="float" office:value="1.31365" calcext:value-type="float">
            <text:p>1.31365</text:p>
          </table:table-cell>
          <table:table-cell office:value-type="float" office:value="0.782616" calcext:value-type="float">
            <text:p>0.782616</text:p>
          </table:table-cell>
          <table:table-cell office:value-type="float" office:value="5.97472" calcext:value-type="float">
            <text:p>5.97472</text:p>
          </table:table-cell>
          <table:table-cell office:value-type="float" office:value="0" calcext:value-type="float">
            <text:p>0</text:p>
          </table:table-cell>
          <table:table-cell office:value-type="float" office:value="1.26351" calcext:value-type="float">
            <text:p>1.26351</text:p>
          </table:table-cell>
          <table:table-cell office:value-type="float" office:value="0.947484" calcext:value-type="float">
            <text:p>0.947484</text:p>
          </table:table-cell>
          <table:table-cell office:value-type="float" office:value="5.29532" calcext:value-type="float">
            <text:p>5.29532</text:p>
          </table:table-cell>
          <table:table-cell office:value-type="float" office:value="0.893708" calcext:value-type="float">
            <text:p>0.893708</text:p>
          </table:table-cell>
          <table:table-cell office:value-type="float" office:value="20.8365" calcext:value-type="float">
            <text:p>20.8365</text:p>
          </table:table-cell>
          <table:table-cell office:value-type="float" office:value="1.16097" calcext:value-type="float">
            <text:p>1.16097</text:p>
          </table:table-cell>
          <table:table-cell office:value-type="float" office:value="0.68849" calcext:value-type="float">
            <text:p>0.68849</text:p>
          </table:table-cell>
          <table:table-cell table:number-columns-repeated="6" office:value-type="float" office:value="5.23084" calcext:value-type="float">
            <text:p>5.2308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113" calcext:value-type="float">
            <text:p>113</text:p>
          </table:table-cell>
          <table:table-cell office:value-type="float" office:value="5.93652" calcext:value-type="float">
            <text:p>5.93652</text:p>
          </table:table-cell>
          <table:table-cell office:value-type="float" office:value="1.96357" calcext:value-type="float">
            <text:p>1.96357</text:p>
          </table:table-cell>
          <table:table-cell office:value-type="float" office:value="3.55693" calcext:value-type="float">
            <text:p>3.55693</text:p>
          </table:table-cell>
          <table:table-cell office:value-type="float" office:value="2.46923" calcext:value-type="float">
            <text:p>2.46923</text:p>
          </table:table-cell>
          <table:table-cell office:value-type="float" office:value="2.38396" calcext:value-type="float">
            <text:p>2.38396</text:p>
          </table:table-cell>
          <table:table-cell office:value-type="float" office:value="1.99058" calcext:value-type="float">
            <text:p>1.99058</text:p>
          </table:table-cell>
          <table:table-cell office:value-type="float" office:value="1.08023" calcext:value-type="float">
            <text:p>1.08023</text:p>
          </table:table-cell>
          <table:table-cell office:value-type="float" office:value="2.55304" calcext:value-type="float">
            <text:p>2.55304</text:p>
          </table:table-cell>
          <table:table-cell office:value-type="float" office:value="5.40602" calcext:value-type="float">
            <text:p>5.40602</text:p>
          </table:table-cell>
          <table:table-cell office:value-type="float" office:value="1.08023" calcext:value-type="float">
            <text:p>1.08023</text:p>
          </table:table-cell>
          <table:table-cell office:value-type="float" office:value="2.52897" calcext:value-type="float">
            <text:p>2.52897</text:p>
          </table:table-cell>
          <table:table-cell office:value-type="float" office:value="0.925479" calcext:value-type="float">
            <text:p>0.925479</text:p>
          </table:table-cell>
          <table:table-cell office:value-type="float" office:value="5.93652" calcext:value-type="float">
            <text:p>5.93652</text:p>
          </table:table-cell>
          <table:table-cell office:value-type="float" office:value="0.2086" calcext:value-type="float">
            <text:p>0.2086</text:p>
          </table:table-cell>
          <table:table-cell office:value-type="float" office:value="4.24264" calcext:value-type="float">
            <text:p>4.24264</text:p>
          </table:table-cell>
          <table:table-cell office:value-type="float" office:value="2.19879" calcext:value-type="float">
            <text:p>2.19879</text:p>
          </table:table-cell>
          <table:table-cell office:value-type="float" office:value="3.50688" calcext:value-type="float">
            <text:p>3.50688</text:p>
          </table:table-cell>
          <table:table-cell office:value-type="float" office:value="2.31327" calcext:value-type="float">
            <text:p>2.31327</text:p>
          </table:table-cell>
          <table:table-cell office:value-type="float" office:value="2.55304" calcext:value-type="float">
            <text:p>2.55304</text:p>
          </table:table-cell>
          <table:table-cell office:value-type="float" office:value="2.61986" calcext:value-type="float">
            <text:p>2.61986</text:p>
          </table:table-cell>
          <table:table-cell office:value-type="float" office:value="2.27816" calcext:value-type="float">
            <text:p>2.27816</text:p>
          </table:table-cell>
          <table:table-cell office:value-type="float" office:value="1.64129" calcext:value-type="float">
            <text:p>1.64129</text:p>
          </table:table-cell>
          <table:table-cell office:value-type="float" office:value="2.18582" calcext:value-type="float">
            <text:p>2.18582</text:p>
          </table:table-cell>
          <table:table-cell office:value-type="float" office:value="1.88413" calcext:value-type="float">
            <text:p>1.88413</text:p>
          </table:table-cell>
          <table:table-cell office:value-type="float" office:value="2.65619" calcext:value-type="float">
            <text:p>2.65619</text:p>
          </table:table-cell>
          <table:table-cell office:value-type="float" office:value="20.5752" calcext:value-type="float">
            <text:p>20.5752</text:p>
          </table:table-cell>
          <table:table-cell office:value-type="float" office:value="4.58977" calcext:value-type="float">
            <text:p>4.58977</text:p>
          </table:table-cell>
          <table:table-cell office:value-type="float" office:value="2.27816" calcext:value-type="float">
            <text:p>2.27816</text:p>
          </table:table-cell>
          <table:table-cell office:value-type="float" office:value="2.58872" calcext:value-type="float">
            <text:p>2.58872</text:p>
          </table:table-cell>
          <table:table-cell office:value-type="float" office:value="1.81443" calcext:value-type="float">
            <text:p>1.81443</text:p>
          </table:table-cell>
          <table:table-cell office:value-type="float" office:value="6.38345" calcext:value-type="float">
            <text:p>6.38345</text:p>
          </table:table-cell>
          <table:table-cell office:value-type="float" office:value="1.32515" calcext:value-type="float">
            <text:p>1.32515</text:p>
          </table:table-cell>
          <table:table-cell office:value-type="float" office:value="2.20137" calcext:value-type="float">
            <text:p>2.20137</text:p>
          </table:table-cell>
          <table:table-cell office:value-type="float" office:value="1.43064" calcext:value-type="float">
            <text:p>1.43064</text:p>
          </table:table-cell>
          <table:table-cell office:value-type="float" office:value="1.87522" calcext:value-type="float">
            <text:p>1.87522</text:p>
          </table:table-cell>
          <table:table-cell office:value-type="float" office:value="2.12091" calcext:value-type="float">
            <text:p>2.12091</text:p>
          </table:table-cell>
          <table:table-cell office:value-type="float" office:value="1.47362" calcext:value-type="float">
            <text:p>1.47362</text:p>
          </table:table-cell>
          <table:table-cell office:value-type="float" office:value="1.87568" calcext:value-type="float">
            <text:p>1.87568</text:p>
          </table:table-cell>
          <table:table-cell office:value-type="float" office:value="21.4333" calcext:value-type="float">
            <text:p>21.4333</text:p>
          </table:table-cell>
          <table:table-cell office:value-type="float" office:value="1.47362" calcext:value-type="float">
            <text:p>1.47362</text:p>
          </table:table-cell>
          <table:table-cell office:value-type="float" office:value="2.19076" calcext:value-type="float">
            <text:p>2.19076</text:p>
          </table:table-cell>
          <table:table-cell office:value-type="float" office:value="1.77488" calcext:value-type="float">
            <text:p>1.77488</text:p>
          </table:table-cell>
          <table:table-cell office:value-type="float" office:value="6.38345" calcext:value-type="float">
            <text:p>6.38345</text:p>
          </table:table-cell>
          <table:table-cell office:value-type="float" office:value="0.200468" calcext:value-type="float">
            <text:p>0.200468</text:p>
          </table:table-cell>
          <table:table-cell office:value-type="float" office:value="4.66794" calcext:value-type="float">
            <text:p>4.66794</text:p>
          </table:table-cell>
          <table:table-cell office:value-type="float" office:value="2.30401" calcext:value-type="float">
            <text:p>2.30401</text:p>
          </table:table-cell>
          <table:table-cell office:value-type="float" office:value="3.39234" calcext:value-type="float">
            <text:p>3.39234</text:p>
          </table:table-cell>
          <table:table-cell office:value-type="float" office:value="1.23621" calcext:value-type="float">
            <text:p>1.23621</text:p>
          </table:table-cell>
          <table:table-cell office:value-type="float" office:value="1.87568" calcext:value-type="float">
            <text:p>1.87568</text:p>
          </table:table-cell>
          <table:table-cell office:value-type="float" office:value="2.59387" calcext:value-type="float">
            <text:p>2.59387</text:p>
          </table:table-cell>
          <table:table-cell office:value-type="float" office:value="2.26973" calcext:value-type="float">
            <text:p>2.26973</text:p>
          </table:table-cell>
          <table:table-cell office:value-type="float" office:value="1.86014" calcext:value-type="float">
            <text:p>1.86014</text:p>
          </table:table-cell>
          <table:table-cell office:value-type="float" office:value="2.26372" calcext:value-type="float">
            <text:p>2.26372</text:p>
          </table:table-cell>
          <table:table-cell office:value-type="float" office:value="2.658" calcext:value-type="float">
            <text:p>2.658</text:p>
          </table:table-cell>
          <table:table-cell office:value-type="float" office:value="2.10779" calcext:value-type="float">
            <text:p>2.10779</text:p>
          </table:table-cell>
          <table:table-cell office:value-type="float" office:value="2.62471" calcext:value-type="float">
            <text:p>2.62471</text:p>
          </table:table-cell>
          <table:table-cell office:value-type="float" office:value="0.2086" calcext:value-type="float">
            <text:p>0.2086</text:p>
          </table:table-cell>
          <table:table-cell office:value-type="float" office:value="2.26973" calcext:value-type="float">
            <text:p>2.26973</text:p>
          </table:table-cell>
          <table:table-cell office:value-type="float" office:value="2.06532" calcext:value-type="float">
            <text:p>2.06532</text:p>
          </table:table-cell>
          <table:table-cell office:value-type="float" office:value="2.56119" calcext:value-type="float">
            <text:p>2.56119</text:p>
          </table:table-cell>
          <table:table-cell office:value-type="float" office:value="1.08927" calcext:value-type="float">
            <text:p>1.08927</text:p>
          </table:table-cell>
          <table:table-cell office:value-type="float" office:value="4.16505" calcext:value-type="float">
            <text:p>4.16505</text:p>
          </table:table-cell>
          <table:table-cell office:value-type="float" office:value="2.36477" calcext:value-type="float">
            <text:p>2.36477</text:p>
          </table:table-cell>
          <table:table-cell office:value-type="float" office:value="14.8691" calcext:value-type="float">
            <text:p>14.8691</text:p>
          </table:table-cell>
          <table:table-cell office:value-type="float" office:value="2.63738" calcext:value-type="float">
            <text:p>2.63738</text:p>
          </table:table-cell>
          <table:table-cell office:value-type="float" office:value="3.03391" calcext:value-type="float">
            <text:p>3.03391</text:p>
          </table:table-cell>
          <table:table-cell office:value-type="float" office:value="4.16505" calcext:value-type="float">
            <text:p>4.16505</text:p>
          </table:table-cell>
          <table:table-cell office:value-type="float" office:value="1.29077" calcext:value-type="float">
            <text:p>1.29077</text:p>
          </table:table-cell>
          <table:table-cell office:value-type="float" office:value="2.57535" calcext:value-type="float">
            <text:p>2.57535</text:p>
          </table:table-cell>
          <table:table-cell office:value-type="float" office:value="2.1755" calcext:value-type="float">
            <text:p>2.1755</text:p>
          </table:table-cell>
          <table:table-cell office:value-type="float" office:value="0.842074" calcext:value-type="float">
            <text:p>0.842074</text:p>
          </table:table-cell>
          <table:table-cell office:value-type="float" office:value="2.1664" calcext:value-type="float">
            <text:p>2.1664</text:p>
          </table:table-cell>
          <table:table-cell office:value-type="float" office:value="0.613385" calcext:value-type="float">
            <text:p>0.613385</text:p>
          </table:table-cell>
          <table:table-cell office:value-type="float" office:value="2.36477" calcext:value-type="float">
            <text:p>2.36477</text:p>
          </table:table-cell>
          <table:table-cell office:value-type="float" office:value="0.20015" calcext:value-type="float">
            <text:p>0.20015</text:p>
          </table:table-cell>
          <table:table-cell office:value-type="float" office:value="14.8691" calcext:value-type="float">
            <text:p>14.8691</text:p>
          </table:table-cell>
          <table:table-cell office:value-type="float" office:value="2.19136" calcext:value-type="float">
            <text:p>2.19136</text:p>
          </table:table-cell>
          <table:table-cell office:value-type="float" office:value="0.123638" calcext:value-type="float">
            <text:p>0.123638</text:p>
          </table:table-cell>
          <table:table-cell office:value-type="float" office:value="3.17497" calcext:value-type="float">
            <text:p>3.17497</text:p>
          </table:table-cell>
          <table:table-cell office:value-type="float" office:value="1.75501" calcext:value-type="float">
            <text:p>1.75501</text:p>
          </table:table-cell>
          <table:table-cell office:value-type="float" office:value="20.7619" calcext:value-type="float">
            <text:p>20.7619</text:p>
          </table:table-cell>
          <table:table-cell office:value-type="float" office:value="5.33163" calcext:value-type="float">
            <text:p>5.33163</text:p>
          </table:table-cell>
          <table:table-cell office:value-type="float" office:value="1.36471" calcext:value-type="float">
            <text:p>1.36471</text:p>
          </table:table-cell>
          <table:table-cell office:value-type="float" office:value="0.677822" calcext:value-type="float">
            <text:p>0.677822</text:p>
          </table:table-cell>
          <table:table-cell office:value-type="float" office:value="2.1755" calcext:value-type="float">
            <text:p>2.1755</text:p>
          </table:table-cell>
          <table:table-cell office:value-type="float" office:value="2.37644" calcext:value-type="float">
            <text:p>2.37644</text:p>
          </table:table-cell>
          <table:table-cell office:value-type="float" office:value="2.15425" calcext:value-type="float">
            <text:p>2.15425</text:p>
          </table:table-cell>
          <table:table-cell office:value-type="float" office:value="21.3898" calcext:value-type="float">
            <text:p>21.3898</text:p>
          </table:table-cell>
          <table:table-cell office:value-type="float" office:value="0.36488" calcext:value-type="float">
            <text:p>0.36488</text:p>
          </table:table-cell>
          <table:table-cell office:value-type="float" office:value="1.10517" calcext:value-type="float">
            <text:p>1.10517</text:p>
          </table:table-cell>
          <table:table-cell office:value-type="float" office:value="1.20097" calcext:value-type="float">
            <text:p>1.20097</text:p>
          </table:table-cell>
          <table:table-cell office:value-type="float" office:value="4.16505" calcext:value-type="float">
            <text:p>4.16505</text:p>
          </table:table-cell>
          <table:table-cell office:value-type="float" office:value="2.51316" calcext:value-type="float">
            <text:p>2.51316</text:p>
          </table:table-cell>
          <table:table-cell office:value-type="float" office:value="14.7858" calcext:value-type="float">
            <text:p>14.7858</text:p>
          </table:table-cell>
          <table:table-cell office:value-type="float" office:value="3.76098" calcext:value-type="float">
            <text:p>3.76098</text:p>
          </table:table-cell>
          <table:table-cell office:value-type="float" office:value="2.67665" calcext:value-type="float">
            <text:p>2.67665</text:p>
          </table:table-cell>
          <table:table-cell office:value-type="float" office:value="4.16505" calcext:value-type="float">
            <text:p>4.16505</text:p>
          </table:table-cell>
          <table:table-cell office:value-type="float" office:value="1.53417" calcext:value-type="float">
            <text:p>1.53417</text:p>
          </table:table-cell>
          <table:table-cell office:value-type="float" office:value="3.57645" calcext:value-type="float">
            <text:p>3.57645</text:p>
          </table:table-cell>
          <table:table-cell office:value-type="float" office:value="2.19189" calcext:value-type="float">
            <text:p>2.19189</text:p>
          </table:table-cell>
          <table:table-cell office:value-type="float" office:value="2.20052" calcext:value-type="float">
            <text:p>2.20052</text:p>
          </table:table-cell>
          <table:table-cell office:value-type="float" office:value="2.1755" calcext:value-type="float">
            <text:p>2.1755</text:p>
          </table:table-cell>
          <table:table-cell office:value-type="float" office:value="0.241615" calcext:value-type="float">
            <text:p>0.241615</text:p>
          </table:table-cell>
          <table:table-cell office:value-type="float" office:value="2.51316" calcext:value-type="float">
            <text:p>2.51316</text:p>
          </table:table-cell>
          <table:table-cell office:value-type="float" office:value="0.193268" calcext:value-type="float">
            <text:p>0.193268</text:p>
          </table:table-cell>
          <table:table-cell office:value-type="float" office:value="14.7858" calcext:value-type="float">
            <text:p>14.7858</text:p>
          </table:table-cell>
          <table:table-cell office:value-type="float" office:value="2.41574" calcext:value-type="float">
            <text:p>2.41574</text:p>
          </table:table-cell>
          <table:table-cell office:value-type="float" office:value="1.9564" calcext:value-type="float">
            <text:p>1.9564</text:p>
          </table:table-cell>
          <table:table-cell office:value-type="float" office:value="1.63342" calcext:value-type="float">
            <text:p>1.63342</text:p>
          </table:table-cell>
          <table:table-cell office:value-type="float" office:value="2.50912" calcext:value-type="float">
            <text:p>2.50912</text:p>
          </table:table-cell>
          <table:table-cell office:value-type="float" office:value="2.01398" calcext:value-type="float">
            <text:p>2.01398</text:p>
          </table:table-cell>
          <table:table-cell office:value-type="float" office:value="5.93695" calcext:value-type="float">
            <text:p>5.93695</text:p>
          </table:table-cell>
          <table:table-cell office:value-type="float" office:value="1.26351" calcext:value-type="float">
            <text:p>1.26351</text:p>
          </table:table-cell>
          <table:table-cell office:value-type="float" office:value="0" calcext:value-type="float">
            <text:p>0</text:p>
          </table:table-cell>
          <table:table-cell office:value-type="float" office:value="2.19189" calcext:value-type="float">
            <text:p>2.19189</text:p>
          </table:table-cell>
          <table:table-cell office:value-type="float" office:value="5.31701" calcext:value-type="float">
            <text:p>5.31701</text:p>
          </table:table-cell>
          <table:table-cell office:value-type="float" office:value="2.15425" calcext:value-type="float">
            <text:p>2.15425</text:p>
          </table:table-cell>
          <table:table-cell office:value-type="float" office:value="22.0056" calcext:value-type="float">
            <text:p>22.0056</text:p>
          </table:table-cell>
          <table:table-cell office:value-type="float" office:value="1.10533" calcext:value-type="float">
            <text:p>1.10533</text:p>
          </table:table-cell>
          <table:table-cell office:value-type="float" office:value="1.92848" calcext:value-type="float">
            <text:p>1.92848</text:p>
          </table:table-cell>
          <table:table-cell table:number-columns-repeated="6" office:value-type="float" office:value="6.46025" calcext:value-type="float">
            <text:p>6.4602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114" calcext:value-type="float">
            <text:p>114</text:p>
          </table:table-cell>
          <table:table-cell office:value-type="float" office:value="4.55073" calcext:value-type="float">
            <text:p>4.55073</text:p>
          </table:table-cell>
          <table:table-cell office:value-type="float" office:value="0.581054" calcext:value-type="float">
            <text:p>0.581054</text:p>
          </table:table-cell>
          <table:table-cell office:value-type="float" office:value="1.36612" calcext:value-type="float">
            <text:p>1.36612</text:p>
          </table:table-cell>
          <table:table-cell office:value-type="float" office:value="0.790295" calcext:value-type="float">
            <text:p>0.790295</text:p>
          </table:table-cell>
          <table:table-cell office:value-type="float" office:value="1.51823" calcext:value-type="float">
            <text:p>1.51823</text:p>
          </table:table-cell>
          <table:table-cell office:value-type="float" office:value="0.213973" calcext:value-type="float">
            <text:p>0.213973</text:p>
          </table:table-cell>
          <table:table-cell office:value-type="float" office:value="2.72981" calcext:value-type="float">
            <text:p>2.72981</text:p>
          </table:table-cell>
          <table:table-cell office:value-type="float" office:value="0.617935" calcext:value-type="float">
            <text:p>0.617935</text:p>
          </table:table-cell>
          <table:table-cell office:value-type="float" office:value="5.12459" calcext:value-type="float">
            <text:p>5.12459</text:p>
          </table:table-cell>
          <table:table-cell office:value-type="float" office:value="2.72981" calcext:value-type="float">
            <text:p>2.72981</text:p>
          </table:table-cell>
          <table:table-cell office:value-type="float" office:value="0.895046" calcext:value-type="float">
            <text:p>0.895046</text:p>
          </table:table-cell>
          <table:table-cell office:value-type="float" office:value="2.32546" calcext:value-type="float">
            <text:p>2.32546</text:p>
          </table:table-cell>
          <table:table-cell office:value-type="float" office:value="4.55073" calcext:value-type="float">
            <text:p>4.55073</text:p>
          </table:table-cell>
          <table:table-cell office:value-type="float" office:value="2.16326" calcext:value-type="float">
            <text:p>2.16326</text:p>
          </table:table-cell>
          <table:table-cell office:value-type="float" office:value="3.22527" calcext:value-type="float">
            <text:p>3.22527</text:p>
          </table:table-cell>
          <table:table-cell office:value-type="float" office:value="1.07729" calcext:value-type="float">
            <text:p>1.07729</text:p>
          </table:table-cell>
          <table:table-cell office:value-type="float" office:value="2.01484" calcext:value-type="float">
            <text:p>2.01484</text:p>
          </table:table-cell>
          <table:table-cell office:value-type="float" office:value="0.575958" calcext:value-type="float">
            <text:p>0.575958</text:p>
          </table:table-cell>
          <table:table-cell office:value-type="float" office:value="0.617935" calcext:value-type="float">
            <text:p>0.617935</text:p>
          </table:table-cell>
          <table:table-cell office:value-type="float" office:value="2.48594" calcext:value-type="float">
            <text:p>2.48594</text:p>
          </table:table-cell>
          <table:table-cell office:value-type="float" office:value="0.319205" calcext:value-type="float">
            <text:p>0.319205</text:p>
          </table:table-cell>
          <table:table-cell office:value-type="float" office:value="0.623292" calcext:value-type="float">
            <text:p>0.623292</text:p>
          </table:table-cell>
          <table:table-cell office:value-type="float" office:value="0.777297" calcext:value-type="float">
            <text:p>0.777297</text:p>
          </table:table-cell>
          <table:table-cell office:value-type="float" office:value="0.485506" calcext:value-type="float">
            <text:p>0.485506</text:p>
          </table:table-cell>
          <table:table-cell office:value-type="float" office:value="2.07976" calcext:value-type="float">
            <text:p>2.07976</text:p>
          </table:table-cell>
          <table:table-cell office:value-type="float" office:value="18.6363" calcext:value-type="float">
            <text:p>18.6363</text:p>
          </table:table-cell>
          <table:table-cell office:value-type="float" office:value="3.9973" calcext:value-type="float">
            <text:p>3.9973</text:p>
          </table:table-cell>
          <table:table-cell office:value-type="float" office:value="0.319205" calcext:value-type="float">
            <text:p>0.319205</text:p>
          </table:table-cell>
          <table:table-cell office:value-type="float" office:value="0.598498" calcext:value-type="float">
            <text:p>0.598498</text:p>
          </table:table-cell>
          <table:table-cell office:value-type="float" office:value="0.395401" calcext:value-type="float">
            <text:p>0.395401</text:p>
          </table:table-cell>
          <table:table-cell office:value-type="float" office:value="5.07451" calcext:value-type="float">
            <text:p>5.07451</text:p>
          </table:table-cell>
          <table:table-cell office:value-type="float" office:value="2.45462" calcext:value-type="float">
            <text:p>2.45462</text:p>
          </table:table-cell>
          <table:table-cell office:value-type="float" office:value="0.0283779" calcext:value-type="float">
            <text:p>0.0283779</text:p>
          </table:table-cell>
          <table:table-cell office:value-type="float" office:value="0.791712" calcext:value-type="float">
            <text:p>0.791712</text:p>
          </table:table-cell>
          <table:table-cell office:value-type="float" office:value="0.371047" calcext:value-type="float">
            <text:p>0.371047</text:p>
          </table:table-cell>
          <table:table-cell office:value-type="float" office:value="0.508341" calcext:value-type="float">
            <text:p>0.508341</text:p>
          </table:table-cell>
          <table:table-cell office:value-type="float" office:value="0.788026" calcext:value-type="float">
            <text:p>0.788026</text:p>
          </table:table-cell>
          <table:table-cell office:value-type="float" office:value="0.401012" calcext:value-type="float">
            <text:p>0.401012</text:p>
          </table:table-cell>
          <table:table-cell office:value-type="float" office:value="19.5036" calcext:value-type="float">
            <text:p>19.5036</text:p>
          </table:table-cell>
          <table:table-cell office:value-type="float" office:value="0.788026" calcext:value-type="float">
            <text:p>0.788026</text:p>
          </table:table-cell>
          <table:table-cell office:value-type="float" office:value="0.117584" calcext:value-type="float">
            <text:p>0.117584</text:p>
          </table:table-cell>
          <table:table-cell office:value-type="float" office:value="0.945517" calcext:value-type="float">
            <text:p>0.945517</text:p>
          </table:table-cell>
          <table:table-cell office:value-type="float" office:value="5.07451" calcext:value-type="float">
            <text:p>5.07451</text:p>
          </table:table-cell>
          <table:table-cell office:value-type="float" office:value="2.16728" calcext:value-type="float">
            <text:p>2.16728</text:p>
          </table:table-cell>
          <table:table-cell office:value-type="float" office:value="3.69926" calcext:value-type="float">
            <text:p>3.69926</text:p>
          </table:table-cell>
          <table:table-cell office:value-type="float" office:value="0.965311" calcext:value-type="float">
            <text:p>0.965311</text:p>
          </table:table-cell>
          <table:table-cell office:value-type="float" office:value="2.16718" calcext:value-type="float">
            <text:p>2.16718</text:p>
          </table:table-cell>
          <table:table-cell office:value-type="float" office:value="1.07306" calcext:value-type="float">
            <text:p>1.07306</text:p>
          </table:table-cell>
          <table:table-cell office:value-type="float" office:value="0.401012" calcext:value-type="float">
            <text:p>0.401012</text:p>
          </table:table-cell>
          <table:table-cell office:value-type="float" office:value="2.96491" calcext:value-type="float">
            <text:p>2.96491</text:p>
          </table:table-cell>
          <table:table-cell office:value-type="float" office:value="0.187739" calcext:value-type="float">
            <text:p>0.187739</text:p>
          </table:table-cell>
          <table:table-cell office:value-type="float" office:value="0.454712" calcext:value-type="float">
            <text:p>0.454712</text:p>
          </table:table-cell>
          <table:table-cell office:value-type="float" office:value="0.345294" calcext:value-type="float">
            <text:p>0.345294</text:p>
          </table:table-cell>
          <table:table-cell office:value-type="float" office:value="0.534354" calcext:value-type="float">
            <text:p>0.534354</text:p>
          </table:table-cell>
          <table:table-cell office:value-type="float" office:value="0.760209" calcext:value-type="float">
            <text:p>0.760209</text:p>
          </table:table-cell>
          <table:table-cell office:value-type="float" office:value="0.893913" calcext:value-type="float">
            <text:p>0.893913</text:p>
          </table:table-cell>
          <table:table-cell office:value-type="float" office:value="2.16326" calcext:value-type="float">
            <text:p>2.16326</text:p>
          </table:table-cell>
          <table:table-cell office:value-type="float" office:value="0.187739" calcext:value-type="float">
            <text:p>0.187739</text:p>
          </table:table-cell>
          <table:table-cell office:value-type="float" office:value="0.410156" calcext:value-type="float">
            <text:p>0.410156</text:p>
          </table:table-cell>
          <table:table-cell office:value-type="float" office:value="1.16685" calcext:value-type="float">
            <text:p>1.16685</text:p>
          </table:table-cell>
          <table:table-cell office:value-type="float" office:value="1.11647" calcext:value-type="float">
            <text:p>1.11647</text:p>
          </table:table-cell>
          <table:table-cell office:value-type="float" office:value="3.52958" calcext:value-type="float">
            <text:p>3.52958</text:p>
          </table:table-cell>
          <table:table-cell office:value-type="float" office:value="0.208642" calcext:value-type="float">
            <text:p>0.208642</text:p>
          </table:table-cell>
          <table:table-cell office:value-type="float" office:value="12.909" calcext:value-type="float">
            <text:p>12.909</text:p>
          </table:table-cell>
          <table:table-cell office:value-type="float" office:value="1.14165" calcext:value-type="float">
            <text:p>1.14165</text:p>
          </table:table-cell>
          <table:table-cell office:value-type="float" office:value="0.982845" calcext:value-type="float">
            <text:p>0.982845</text:p>
          </table:table-cell>
          <table:table-cell office:value-type="float" office:value="3.52958" calcext:value-type="float">
            <text:p>3.52958</text:p>
          </table:table-cell>
          <table:table-cell office:value-type="float" office:value="2.30558" calcext:value-type="float">
            <text:p>2.30558</text:p>
          </table:table-cell>
          <table:table-cell office:value-type="float" office:value="2.82714" calcext:value-type="float">
            <text:p>2.82714</text:p>
          </table:table-cell>
          <table:table-cell office:value-type="float" office:value="0.0970291" calcext:value-type="float">
            <text:p>0.0970291</text:p>
          </table:table-cell>
          <table:table-cell office:value-type="float" office:value="2.27972" calcext:value-type="float">
            <text:p>2.27972</text:p>
          </table:table-cell>
          <table:table-cell office:value-type="float" office:value="0.105003" calcext:value-type="float">
            <text:p>0.105003</text:p>
          </table:table-cell>
          <table:table-cell office:value-type="float" office:value="2.50648" calcext:value-type="float">
            <text:p>2.50648</text:p>
          </table:table-cell>
          <table:table-cell office:value-type="float" office:value="0.208642" calcext:value-type="float">
            <text:p>0.208642</text:p>
          </table:table-cell>
          <table:table-cell office:value-type="float" office:value="2.18292" calcext:value-type="float">
            <text:p>2.18292</text:p>
          </table:table-cell>
          <table:table-cell office:value-type="float" office:value="12.909" calcext:value-type="float">
            <text:p>12.909</text:p>
          </table:table-cell>
          <table:table-cell office:value-type="float" office:value="0.805937" calcext:value-type="float">
            <text:p>0.805937</text:p>
          </table:table-cell>
          <table:table-cell office:value-type="float" office:value="2.13787" calcext:value-type="float">
            <text:p>2.13787</text:p>
          </table:table-cell>
          <table:table-cell office:value-type="float" office:value="2.99559" calcext:value-type="float">
            <text:p>2.99559</text:p>
          </table:table-cell>
          <table:table-cell office:value-type="float" office:value="0.439037" calcext:value-type="float">
            <text:p>0.439037</text:p>
          </table:table-cell>
          <table:table-cell office:value-type="float" office:value="18.8279" calcext:value-type="float">
            <text:p>18.8279</text:p>
          </table:table-cell>
          <table:table-cell office:value-type="float" office:value="5.72243" calcext:value-type="float">
            <text:p>5.72243</text:p>
          </table:table-cell>
          <table:table-cell office:value-type="float" office:value="0.842497" calcext:value-type="float">
            <text:p>0.842497</text:p>
          </table:table-cell>
          <table:table-cell office:value-type="float" office:value="1.76992" calcext:value-type="float">
            <text:p>1.76992</text:p>
          </table:table-cell>
          <table:table-cell office:value-type="float" office:value="0.0970291" calcext:value-type="float">
            <text:p>0.0970291</text:p>
          </table:table-cell>
          <table:table-cell office:value-type="float" office:value="0.843913" calcext:value-type="float">
            <text:p>0.843913</text:p>
          </table:table-cell>
          <table:table-cell office:value-type="float" office:value="0.156044" calcext:value-type="float">
            <text:p>0.156044</text:p>
          </table:table-cell>
          <table:table-cell office:value-type="float" office:value="19.4596" calcext:value-type="float">
            <text:p>19.4596</text:p>
          </table:table-cell>
          <table:table-cell office:value-type="float" office:value="2.44816" calcext:value-type="float">
            <text:p>2.44816</text:p>
          </table:table-cell>
          <table:table-cell office:value-type="float" office:value="1.36085" calcext:value-type="float">
            <text:p>1.36085</text:p>
          </table:table-cell>
          <table:table-cell office:value-type="float" office:value="1.11843" calcext:value-type="float">
            <text:p>1.11843</text:p>
          </table:table-cell>
          <table:table-cell office:value-type="float" office:value="3.52958" calcext:value-type="float">
            <text:p>3.52958</text:p>
          </table:table-cell>
          <table:table-cell office:value-type="float" office:value="0.530535" calcext:value-type="float">
            <text:p>0.530535</text:p>
          </table:table-cell>
          <table:table-cell office:value-type="float" office:value="12.8226" calcext:value-type="float">
            <text:p>12.8226</text:p>
          </table:table-cell>
          <table:table-cell office:value-type="float" office:value="1.6401" calcext:value-type="float">
            <text:p>1.6401</text:p>
          </table:table-cell>
          <table:table-cell office:value-type="float" office:value="0.674509" calcext:value-type="float">
            <text:p>0.674509</text:p>
          </table:table-cell>
          <table:table-cell office:value-type="float" office:value="3.52958" calcext:value-type="float">
            <text:p>3.52958</text:p>
          </table:table-cell>
          <table:table-cell office:value-type="float" office:value="2.12143" calcext:value-type="float">
            <text:p>2.12143</text:p>
          </table:table-cell>
          <table:table-cell office:value-type="float" office:value="2.96626" calcext:value-type="float">
            <text:p>2.96626</text:p>
          </table:table-cell>
          <table:table-cell office:value-type="float" office:value="0" calcext:value-type="float">
            <text:p>0</text:p>
          </table:table-cell>
          <table:table-cell office:value-type="float" office:value="0.631176" calcext:value-type="float">
            <text:p>0.631176</text:p>
          </table:table-cell>
          <table:table-cell office:value-type="float" office:value="0.0970291" calcext:value-type="float">
            <text:p>0.0970291</text:p>
          </table:table-cell>
          <table:table-cell office:value-type="float" office:value="2.29306" calcext:value-type="float">
            <text:p>2.29306</text:p>
          </table:table-cell>
          <table:table-cell office:value-type="float" office:value="0.530535" calcext:value-type="float">
            <text:p>0.530535</text:p>
          </table:table-cell>
          <table:table-cell office:value-type="float" office:value="2.17754" calcext:value-type="float">
            <text:p>2.17754</text:p>
          </table:table-cell>
          <table:table-cell office:value-type="float" office:value="12.8226" calcext:value-type="float">
            <text:p>12.8226</text:p>
          </table:table-cell>
          <table:table-cell office:value-type="float" office:value="1.30056" calcext:value-type="float">
            <text:p>1.30056</text:p>
          </table:table-cell>
          <table:table-cell office:value-type="float" office:value="1.71582" calcext:value-type="float">
            <text:p>1.71582</text:p>
          </table:table-cell>
          <table:table-cell office:value-type="float" office:value="2.0436" calcext:value-type="float">
            <text:p>2.0436</text:p>
          </table:table-cell>
          <table:table-cell office:value-type="float" office:value="0.87328" calcext:value-type="float">
            <text:p>0.87328</text:p>
          </table:table-cell>
          <table:table-cell office:value-type="float" office:value="0.185775" calcext:value-type="float">
            <text:p>0.185775</text:p>
          </table:table-cell>
          <table:table-cell office:value-type="float" office:value="6.40487" calcext:value-type="float">
            <text:p>6.40487</text:p>
          </table:table-cell>
          <table:table-cell office:value-type="float" office:value="0.947484" calcext:value-type="float">
            <text:p>0.947484</text:p>
          </table:table-cell>
          <table:table-cell office:value-type="float" office:value="2.19189" calcext:value-type="float">
            <text:p>2.19189</text:p>
          </table:table-cell>
          <table:table-cell office:value-type="float" office:value="0" calcext:value-type="float">
            <text:p>0</text:p>
          </table:table-cell>
          <table:table-cell office:value-type="float" office:value="5.70517" calcext:value-type="float">
            <text:p>5.70517</text:p>
          </table:table-cell>
          <table:table-cell office:value-type="float" office:value="0.156044" calcext:value-type="float">
            <text:p>0.156044</text:p>
          </table:table-cell>
          <table:table-cell office:value-type="float" office:value="20.1" calcext:value-type="float">
            <text:p>20.1</text:p>
          </table:table-cell>
          <table:table-cell office:value-type="float" office:value="1.98991" calcext:value-type="float">
            <text:p>1.98991</text:p>
          </table:table-cell>
          <table:table-cell office:value-type="float" office:value="0.263409" calcext:value-type="float">
            <text:p>0.263409</text:p>
          </table:table-cell>
          <table:table-cell table:number-columns-repeated="6" office:value-type="float" office:value="4.43648" calcext:value-type="float">
            <text:p>4.4364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115" calcext:value-type="float">
            <text:p>115</text:p>
          </table:table-cell>
          <table:table-cell office:value-type="float" office:value="4.49634" calcext:value-type="float">
            <text:p>4.49634</text:p>
          </table:table-cell>
          <table:table-cell office:value-type="float" office:value="5.13215" calcext:value-type="float">
            <text:p>5.13215</text:p>
          </table:table-cell>
          <table:table-cell office:value-type="float" office:value="6.38776" calcext:value-type="float">
            <text:p>6.38776</text:p>
          </table:table-cell>
          <table:table-cell office:value-type="float" office:value="5.05578" calcext:value-type="float">
            <text:p>5.05578</text:p>
          </table:table-cell>
          <table:table-cell office:value-type="float" office:value="4.2119" calcext:value-type="float">
            <text:p>4.2119</text:p>
          </table:table-cell>
          <table:table-cell office:value-type="float" office:value="5.56965" calcext:value-type="float">
            <text:p>5.56965</text:p>
          </table:table-cell>
          <table:table-cell office:value-type="float" office:value="4.31393" calcext:value-type="float">
            <text:p>4.31393</text:p>
          </table:table-cell>
          <table:table-cell office:value-type="float" office:value="5.33564" calcext:value-type="float">
            <text:p>5.33564</text:p>
          </table:table-cell>
          <table:table-cell office:value-type="float" office:value="1.66511" calcext:value-type="float">
            <text:p>1.66511</text:p>
          </table:table-cell>
          <table:table-cell office:value-type="float" office:value="4.31393" calcext:value-type="float">
            <text:p>4.31393</text:p>
          </table:table-cell>
          <table:table-cell office:value-type="float" office:value="4.9776" calcext:value-type="float">
            <text:p>4.9776</text:p>
          </table:table-cell>
          <table:table-cell office:value-type="float" office:value="4.39242" calcext:value-type="float">
            <text:p>4.39242</text:p>
          </table:table-cell>
          <table:table-cell office:value-type="float" office:value="4.49634" calcext:value-type="float">
            <text:p>4.49634</text:p>
          </table:table-cell>
          <table:table-cell office:value-type="float" office:value="5.5213" calcext:value-type="float">
            <text:p>5.5213</text:p>
          </table:table-cell>
          <table:table-cell office:value-type="float" office:value="3.46102" calcext:value-type="float">
            <text:p>3.46102</text:p>
          </table:table-cell>
          <table:table-cell office:value-type="float" office:value="4.63907" calcext:value-type="float">
            <text:p>4.63907</text:p>
          </table:table-cell>
          <table:table-cell office:value-type="float" office:value="4.48551" calcext:value-type="float">
            <text:p>4.48551</text:p>
          </table:table-cell>
          <table:table-cell office:value-type="float" office:value="6.25979" calcext:value-type="float">
            <text:p>6.25979</text:p>
          </table:table-cell>
          <table:table-cell office:value-type="float" office:value="5.33564" calcext:value-type="float">
            <text:p>5.33564</text:p>
          </table:table-cell>
          <table:table-cell office:value-type="float" office:value="3.2198" calcext:value-type="float">
            <text:p>3.2198</text:p>
          </table:table-cell>
          <table:table-cell office:value-type="float" office:value="5.44022" calcext:value-type="float">
            <text:p>5.44022</text:p>
          </table:table-cell>
          <table:table-cell office:value-type="float" office:value="5.28165" calcext:value-type="float">
            <text:p>5.28165</text:p>
          </table:table-cell>
          <table:table-cell office:value-type="float" office:value="4.94328" calcext:value-type="float">
            <text:p>4.94328</text:p>
          </table:table-cell>
          <table:table-cell office:value-type="float" office:value="5.2622" calcext:value-type="float">
            <text:p>5.2622</text:p>
          </table:table-cell>
          <table:table-cell office:value-type="float" office:value="3.65825" calcext:value-type="float">
            <text:p>3.65825</text:p>
          </table:table-cell>
          <table:table-cell office:value-type="float" office:value="23.329" calcext:value-type="float">
            <text:p>23.329</text:p>
          </table:table-cell>
          <table:table-cell office:value-type="float" office:value="2.51079" calcext:value-type="float">
            <text:p>2.51079</text:p>
          </table:table-cell>
          <table:table-cell office:value-type="float" office:value="5.44022" calcext:value-type="float">
            <text:p>5.44022</text:p>
          </table:table-cell>
          <table:table-cell office:value-type="float" office:value="5.40448" calcext:value-type="float">
            <text:p>5.40448</text:p>
          </table:table-cell>
          <table:table-cell office:value-type="float" office:value="5.68038" calcext:value-type="float">
            <text:p>5.68038</text:p>
          </table:table-cell>
          <table:table-cell office:value-type="float" office:value="4.47029" calcext:value-type="float">
            <text:p>4.47029</text:p>
          </table:table-cell>
          <table:table-cell office:value-type="float" office:value="3.99615" calcext:value-type="float">
            <text:p>3.99615</text:p>
          </table:table-cell>
          <table:table-cell office:value-type="float" office:value="5.68361" calcext:value-type="float">
            <text:p>5.68361</text:p>
          </table:table-cell>
          <table:table-cell office:value-type="float" office:value="5.30209" calcext:value-type="float">
            <text:p>5.30209</text:p>
          </table:table-cell>
          <table:table-cell office:value-type="float" office:value="5.42584" calcext:value-type="float">
            <text:p>5.42584</text:p>
          </table:table-cell>
          <table:table-cell office:value-type="float" office:value="5.20055" calcext:value-type="float">
            <text:p>5.20055</text:p>
          </table:table-cell>
          <table:table-cell office:value-type="float" office:value="5.73658" calcext:value-type="float">
            <text:p>5.73658</text:p>
          </table:table-cell>
          <table:table-cell office:value-type="float" office:value="5.37783" calcext:value-type="float">
            <text:p>5.37783</text:p>
          </table:table-cell>
          <table:table-cell office:value-type="float" office:value="19.4936" calcext:value-type="float">
            <text:p>19.4936</text:p>
          </table:table-cell>
          <table:table-cell office:value-type="float" office:value="5.73658" calcext:value-type="float">
            <text:p>5.73658</text:p>
          </table:table-cell>
          <table:table-cell office:value-type="float" office:value="5.81329" calcext:value-type="float">
            <text:p>5.81329</text:p>
          </table:table-cell>
          <table:table-cell office:value-type="float" office:value="4.80689" calcext:value-type="float">
            <text:p>4.80689</text:p>
          </table:table-cell>
          <table:table-cell office:value-type="float" office:value="4.47029" calcext:value-type="float">
            <text:p>4.47029</text:p>
          </table:table-cell>
          <table:table-cell office:value-type="float" office:value="5.51396" calcext:value-type="float">
            <text:p>5.51396</text:p>
          </table:table-cell>
          <table:table-cell office:value-type="float" office:value="3.29375" calcext:value-type="float">
            <text:p>3.29375</text:p>
          </table:table-cell>
          <table:table-cell office:value-type="float" office:value="4.78189" calcext:value-type="float">
            <text:p>4.78189</text:p>
          </table:table-cell>
          <table:table-cell office:value-type="float" office:value="4.0771" calcext:value-type="float">
            <text:p>4.0771</text:p>
          </table:table-cell>
          <table:table-cell office:value-type="float" office:value="5.77653" calcext:value-type="float">
            <text:p>5.77653</text:p>
          </table:table-cell>
          <table:table-cell office:value-type="float" office:value="5.37783" calcext:value-type="float">
            <text:p>5.37783</text:p>
          </table:table-cell>
          <table:table-cell office:value-type="float" office:value="2.84361" calcext:value-type="float">
            <text:p>2.84361</text:p>
          </table:table-cell>
          <table:table-cell office:value-type="float" office:value="5.89288" calcext:value-type="float">
            <text:p>5.89288</text:p>
          </table:table-cell>
          <table:table-cell office:value-type="float" office:value="5.31536" calcext:value-type="float">
            <text:p>5.31536</text:p>
          </table:table-cell>
          <table:table-cell office:value-type="float" office:value="5.40551" calcext:value-type="float">
            <text:p>5.40551</text:p>
          </table:table-cell>
          <table:table-cell office:value-type="float" office:value="5.62555" calcext:value-type="float">
            <text:p>5.62555</text:p>
          </table:table-cell>
          <table:table-cell office:value-type="float" office:value="4.94819" calcext:value-type="float">
            <text:p>4.94819</text:p>
          </table:table-cell>
          <table:table-cell office:value-type="float" office:value="5.05825" calcext:value-type="float">
            <text:p>5.05825</text:p>
          </table:table-cell>
          <table:table-cell office:value-type="float" office:value="5.5213" calcext:value-type="float">
            <text:p>5.5213</text:p>
          </table:table-cell>
          <table:table-cell office:value-type="float" office:value="5.89288" calcext:value-type="float">
            <text:p>5.89288</text:p>
          </table:table-cell>
          <table:table-cell office:value-type="float" office:value="5.29525" calcext:value-type="float">
            <text:p>5.29525</text:p>
          </table:table-cell>
          <table:table-cell office:value-type="float" office:value="4.68128" calcext:value-type="float">
            <text:p>4.68128</text:p>
          </table:table-cell>
          <table:table-cell office:value-type="float" office:value="5.52354" calcext:value-type="float">
            <text:p>5.52354</text:p>
          </table:table-cell>
          <table:table-cell office:value-type="float" office:value="2.75029" calcext:value-type="float">
            <text:p>2.75029</text:p>
          </table:table-cell>
          <table:table-cell office:value-type="float" office:value="5.88094" calcext:value-type="float">
            <text:p>5.88094</text:p>
          </table:table-cell>
          <table:table-cell office:value-type="float" office:value="13.4249" calcext:value-type="float">
            <text:p>13.4249</text:p>
          </table:table-cell>
          <table:table-cell office:value-type="float" office:value="4.76364" calcext:value-type="float">
            <text:p>4.76364</text:p>
          </table:table-cell>
          <table:table-cell office:value-type="float" office:value="5.51827" calcext:value-type="float">
            <text:p>5.51827</text:p>
          </table:table-cell>
          <table:table-cell office:value-type="float" office:value="2.75029" calcext:value-type="float">
            <text:p>2.75029</text:p>
          </table:table-cell>
          <table:table-cell office:value-type="float" office:value="4.05459" calcext:value-type="float">
            <text:p>4.05459</text:p>
          </table:table-cell>
          <table:table-cell office:value-type="float" office:value="2.93943" calcext:value-type="float">
            <text:p>2.93943</text:p>
          </table:table-cell>
          <table:table-cell office:value-type="float" office:value="5.78745" calcext:value-type="float">
            <text:p>5.78745</text:p>
          </table:table-cell>
          <table:table-cell office:value-type="float" office:value="4.47693" calcext:value-type="float">
            <text:p>4.47693</text:p>
          </table:table-cell>
          <table:table-cell office:value-type="float" office:value="5.78972" calcext:value-type="float">
            <text:p>5.78972</text:p>
          </table:table-cell>
          <table:table-cell office:value-type="float" office:value="4.7706" calcext:value-type="float">
            <text:p>4.7706</text:p>
          </table:table-cell>
          <table:table-cell office:value-type="float" office:value="5.88094" calcext:value-type="float">
            <text:p>5.88094</text:p>
          </table:table-cell>
          <table:table-cell office:value-type="float" office:value="5.11734" calcext:value-type="float">
            <text:p>5.11734</text:p>
          </table:table-cell>
          <table:table-cell office:value-type="float" office:value="13.4249" calcext:value-type="float">
            <text:p>13.4249</text:p>
          </table:table-cell>
          <table:table-cell office:value-type="float" office:value="4.91541" calcext:value-type="float">
            <text:p>4.91541</text:p>
          </table:table-cell>
          <table:table-cell office:value-type="float" office:value="5.42582" calcext:value-type="float">
            <text:p>5.42582</text:p>
          </table:table-cell>
          <table:table-cell office:value-type="float" office:value="2.73292" calcext:value-type="float">
            <text:p>2.73292</text:p>
          </table:table-cell>
          <table:table-cell office:value-type="float" office:value="5.59851" calcext:value-type="float">
            <text:p>5.59851</text:p>
          </table:table-cell>
          <table:table-cell office:value-type="float" office:value="23.5322" calcext:value-type="float">
            <text:p>23.5322</text:p>
          </table:table-cell>
          <table:table-cell office:value-type="float" office:value="0.0175973" calcext:value-type="float">
            <text:p>0.0175973</text:p>
          </table:table-cell>
          <table:table-cell office:value-type="float" office:value="5.33543" calcext:value-type="float">
            <text:p>5.33543</text:p>
          </table:table-cell>
          <table:table-cell office:value-type="float" office:value="5.79956" calcext:value-type="float">
            <text:p>5.79956</text:p>
          </table:table-cell>
          <table:table-cell office:value-type="float" office:value="5.78745" calcext:value-type="float">
            <text:p>5.78745</text:p>
          </table:table-cell>
          <table:table-cell office:value-type="float" office:value="4.94152" calcext:value-type="float">
            <text:p>4.94152</text:p>
          </table:table-cell>
          <table:table-cell office:value-type="float" office:value="5.54983" calcext:value-type="float">
            <text:p>5.54983</text:p>
          </table:table-cell>
          <table:table-cell office:value-type="float" office:value="19.4546" calcext:value-type="float">
            <text:p>19.4546</text:p>
          </table:table-cell>
          <table:table-cell office:value-type="float" office:value="5.05448" calcext:value-type="float">
            <text:p>5.05448</text:p>
          </table:table-cell>
          <table:table-cell office:value-type="float" office:value="5.93542" calcext:value-type="float">
            <text:p>5.93542</text:p>
          </table:table-cell>
          <table:table-cell office:value-type="float" office:value="5.78518" calcext:value-type="float">
            <text:p>5.78518</text:p>
          </table:table-cell>
          <table:table-cell office:value-type="float" office:value="2.75029" calcext:value-type="float">
            <text:p>2.75029</text:p>
          </table:table-cell>
          <table:table-cell office:value-type="float" office:value="5.4043" calcext:value-type="float">
            <text:p>5.4043</text:p>
          </table:table-cell>
          <table:table-cell office:value-type="float" office:value="13.364" calcext:value-type="float">
            <text:p>13.364</text:p>
          </table:table-cell>
          <table:table-cell office:value-type="float" office:value="5.90769" calcext:value-type="float">
            <text:p>5.90769</text:p>
          </table:table-cell>
          <table:table-cell office:value-type="float" office:value="6.34736" calcext:value-type="float">
            <text:p>6.34736</text:p>
          </table:table-cell>
          <table:table-cell office:value-type="float" office:value="2.75029" calcext:value-type="float">
            <text:p>2.75029</text:p>
          </table:table-cell>
          <table:table-cell office:value-type="float" office:value="3.9365" calcext:value-type="float">
            <text:p>3.9365</text:p>
          </table:table-cell>
          <table:table-cell office:value-type="float" office:value="3.01769" calcext:value-type="float">
            <text:p>3.01769</text:p>
          </table:table-cell>
          <table:table-cell office:value-type="float" office:value="5.70517" calcext:value-type="float">
            <text:p>5.70517</text:p>
          </table:table-cell>
          <table:table-cell office:value-type="float" office:value="5.09447" calcext:value-type="float">
            <text:p>5.09447</text:p>
          </table:table-cell>
          <table:table-cell office:value-type="float" office:value="5.78745" calcext:value-type="float">
            <text:p>5.78745</text:p>
          </table:table-cell>
          <table:table-cell office:value-type="float" office:value="5.09584" calcext:value-type="float">
            <text:p>5.09584</text:p>
          </table:table-cell>
          <table:table-cell office:value-type="float" office:value="5.4043" calcext:value-type="float">
            <text:p>5.4043</text:p>
          </table:table-cell>
          <table:table-cell office:value-type="float" office:value="5.12466" calcext:value-type="float">
            <text:p>5.12466</text:p>
          </table:table-cell>
          <table:table-cell office:value-type="float" office:value="13.364" calcext:value-type="float">
            <text:p>13.364</text:p>
          </table:table-cell>
          <table:table-cell office:value-type="float" office:value="4.45902" calcext:value-type="float">
            <text:p>4.45902</text:p>
          </table:table-cell>
          <table:table-cell office:value-type="float" office:value="4.02738" calcext:value-type="float">
            <text:p>4.02738</text:p>
          </table:table-cell>
          <table:table-cell office:value-type="float" office:value="3.91689" calcext:value-type="float">
            <text:p>3.91689</text:p>
          </table:table-cell>
          <table:table-cell office:value-type="float" office:value="4.98859" calcext:value-type="float">
            <text:p>4.98859</text:p>
          </table:table-cell>
          <table:table-cell office:value-type="float" office:value="5.6911" calcext:value-type="float">
            <text:p>5.6911</text:p>
          </table:table-cell>
          <table:table-cell office:value-type="float" office:value="0.705294" calcext:value-type="float">
            <text:p>0.705294</text:p>
          </table:table-cell>
          <table:table-cell office:value-type="float" office:value="5.29532" calcext:value-type="float">
            <text:p>5.29532</text:p>
          </table:table-cell>
          <table:table-cell office:value-type="float" office:value="5.31701" calcext:value-type="float">
            <text:p>5.31701</text:p>
          </table:table-cell>
          <table:table-cell office:value-type="float" office:value="5.70517" calcext:value-type="float">
            <text:p>5.70517</text:p>
          </table:table-cell>
          <table:table-cell office:value-type="float" office:value="0" calcext:value-type="float">
            <text:p>0</text:p>
          </table:table-cell>
          <table:table-cell office:value-type="float" office:value="5.54983" calcext:value-type="float">
            <text:p>5.54983</text:p>
          </table:table-cell>
          <table:table-cell office:value-type="float" office:value="19.9355" calcext:value-type="float">
            <text:p>19.9355</text:p>
          </table:table-cell>
          <table:table-cell office:value-type="float" office:value="4.33015" calcext:value-type="float">
            <text:p>4.33015</text:p>
          </table:table-cell>
          <table:table-cell office:value-type="float" office:value="5.61587" calcext:value-type="float">
            <text:p>5.61587</text:p>
          </table:table-cell>
          <table:table-cell table:number-columns-repeated="6" office:value-type="float" office:value="6.83686" calcext:value-type="float">
            <text:p>6.8368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116" calcext:value-type="float">
            <text:p>116</text:p>
          </table:table-cell>
          <table:table-cell office:value-type="float" office:value="4.44203" calcext:value-type="float">
            <text:p>4.44203</text:p>
          </table:table-cell>
          <table:table-cell office:value-type="float" office:value="0.431648" calcext:value-type="float">
            <text:p>0.431648</text:p>
          </table:table-cell>
          <table:table-cell office:value-type="float" office:value="1.4242" calcext:value-type="float">
            <text:p>1.4242</text:p>
          </table:table-cell>
          <table:table-cell office:value-type="float" office:value="0.655199" calcext:value-type="float">
            <text:p>0.655199</text:p>
          </table:table-cell>
          <table:table-cell office:value-type="float" office:value="1.36252" calcext:value-type="float">
            <text:p>1.36252</text:p>
          </table:table-cell>
          <table:table-cell office:value-type="float" office:value="0.178985" calcext:value-type="float">
            <text:p>0.178985</text:p>
          </table:table-cell>
          <table:table-cell office:value-type="float" office:value="2.63655" calcext:value-type="float">
            <text:p>2.63655</text:p>
          </table:table-cell>
          <table:table-cell office:value-type="float" office:value="0.520358" calcext:value-type="float">
            <text:p>0.520358</text:p>
          </table:table-cell>
          <table:table-cell office:value-type="float" office:value="4.97163" calcext:value-type="float">
            <text:p>4.97163</text:p>
          </table:table-cell>
          <table:table-cell office:value-type="float" office:value="2.63655" calcext:value-type="float">
            <text:p>2.63655</text:p>
          </table:table-cell>
          <table:table-cell office:value-type="float" office:value="0.760153" calcext:value-type="float">
            <text:p>0.760153</text:p>
          </table:table-cell>
          <table:table-cell office:value-type="float" office:value="2.22979" calcext:value-type="float">
            <text:p>2.22979</text:p>
          </table:table-cell>
          <table:table-cell office:value-type="float" office:value="4.44203" calcext:value-type="float">
            <text:p>4.44203</text:p>
          </table:table-cell>
          <table:table-cell office:value-type="float" office:value="2.14031" calcext:value-type="float">
            <text:p>2.14031</text:p>
          </table:table-cell>
          <table:table-cell office:value-type="float" office:value="3.08749" calcext:value-type="float">
            <text:p>3.08749</text:p>
          </table:table-cell>
          <table:table-cell office:value-type="float" office:value="0.921367" calcext:value-type="float">
            <text:p>0.921367</text:p>
          </table:table-cell>
          <table:table-cell office:value-type="float" office:value="1.8958" calcext:value-type="float">
            <text:p>1.8958</text:p>
          </table:table-cell>
          <table:table-cell office:value-type="float" office:value="0.729718" calcext:value-type="float">
            <text:p>0.729718</text:p>
          </table:table-cell>
          <table:table-cell office:value-type="float" office:value="0.520358" calcext:value-type="float">
            <text:p>0.520358</text:p>
          </table:table-cell>
          <table:table-cell office:value-type="float" office:value="2.33089" calcext:value-type="float">
            <text:p>2.33089</text:p>
          </table:table-cell>
          <table:table-cell office:value-type="float" office:value="0.194923" calcext:value-type="float">
            <text:p>0.194923</text:p>
          </table:table-cell>
          <table:table-cell office:value-type="float" office:value="0.536965" calcext:value-type="float">
            <text:p>0.536965</text:p>
          </table:table-cell>
          <table:table-cell office:value-type="float" office:value="0.62208" calcext:value-type="float">
            <text:p>0.62208</text:p>
          </table:table-cell>
          <table:table-cell office:value-type="float" office:value="0.356224" calcext:value-type="float">
            <text:p>0.356224</text:p>
          </table:table-cell>
          <table:table-cell office:value-type="float" office:value="1.92392" calcext:value-type="float">
            <text:p>1.92392</text:p>
          </table:table-cell>
          <table:table-cell office:value-type="float" office:value="18.7475" calcext:value-type="float">
            <text:p>18.7475</text:p>
          </table:table-cell>
          <table:table-cell office:value-type="float" office:value="3.84824" calcext:value-type="float">
            <text:p>3.84824</text:p>
          </table:table-cell>
          <table:table-cell office:value-type="float" office:value="0.194923" calcext:value-type="float">
            <text:p>0.194923</text:p>
          </table:table-cell>
          <table:table-cell office:value-type="float" office:value="0.516904" calcext:value-type="float">
            <text:p>0.516904</text:p>
          </table:table-cell>
          <table:table-cell office:value-type="float" office:value="0.424492" calcext:value-type="float">
            <text:p>0.424492</text:p>
          </table:table-cell>
          <table:table-cell office:value-type="float" office:value="4.96195" calcext:value-type="float">
            <text:p>4.96195</text:p>
          </table:table-cell>
          <table:table-cell office:value-type="float" office:value="2.3401" calcext:value-type="float">
            <text:p>2.3401</text:p>
          </table:table-cell>
          <table:table-cell office:value-type="float" office:value="0.133826" calcext:value-type="float">
            <text:p>0.133826</text:p>
          </table:table-cell>
          <table:table-cell office:value-type="float" office:value="0.729611" calcext:value-type="float">
            <text:p>0.729611</text:p>
          </table:table-cell>
          <table:table-cell office:value-type="float" office:value="0.283776" calcext:value-type="float">
            <text:p>0.283776</text:p>
          </table:table-cell>
          <table:table-cell office:value-type="float" office:value="0.352352" calcext:value-type="float">
            <text:p>0.352352</text:p>
          </table:table-cell>
          <table:table-cell office:value-type="float" office:value="0.813093" calcext:value-type="float">
            <text:p>0.813093</text:p>
          </table:table-cell>
          <table:table-cell office:value-type="float" office:value="0.297529" calcext:value-type="float">
            <text:p>0.297529</text:p>
          </table:table-cell>
          <table:table-cell office:value-type="float" office:value="19.4668" calcext:value-type="float">
            <text:p>19.4668</text:p>
          </table:table-cell>
          <table:table-cell office:value-type="float" office:value="0.813093" calcext:value-type="float">
            <text:p>0.813093</text:p>
          </table:table-cell>
          <table:table-cell office:value-type="float" office:value="0.270314" calcext:value-type="float">
            <text:p>0.270314</text:p>
          </table:table-cell>
          <table:table-cell office:value-type="float" office:value="0.802952" calcext:value-type="float">
            <text:p>0.802952</text:p>
          </table:table-cell>
          <table:table-cell office:value-type="float" office:value="4.96195" calcext:value-type="float">
            <text:p>4.96195</text:p>
          </table:table-cell>
          <table:table-cell office:value-type="float" office:value="2.14376" calcext:value-type="float">
            <text:p>2.14376</text:p>
          </table:table-cell>
          <table:table-cell office:value-type="float" office:value="3.56183" calcext:value-type="float">
            <text:p>3.56183</text:p>
          </table:table-cell>
          <table:table-cell office:value-type="float" office:value="0.812172" calcext:value-type="float">
            <text:p>0.812172</text:p>
          </table:table-cell>
          <table:table-cell office:value-type="float" office:value="2.03092" calcext:value-type="float">
            <text:p>2.03092</text:p>
          </table:table-cell>
          <table:table-cell office:value-type="float" office:value="1.09451" calcext:value-type="float">
            <text:p>1.09451</text:p>
          </table:table-cell>
          <table:table-cell office:value-type="float" office:value="0.297529" calcext:value-type="float">
            <text:p>0.297529</text:p>
          </table:table-cell>
          <table:table-cell office:value-type="float" office:value="2.81519" calcext:value-type="float">
            <text:p>2.81519</text:p>
          </table:table-cell>
          <table:table-cell office:value-type="float" office:value="0.343263" calcext:value-type="float">
            <text:p>0.343263</text:p>
          </table:table-cell>
          <table:table-cell office:value-type="float" office:value="0.339214" calcext:value-type="float">
            <text:p>0.339214</text:p>
          </table:table-cell>
          <table:table-cell office:value-type="float" office:value="0.211674" calcext:value-type="float">
            <text:p>0.211674</text:p>
          </table:table-cell>
          <table:table-cell office:value-type="float" office:value="0.512149" calcext:value-type="float">
            <text:p>0.512149</text:p>
          </table:table-cell>
          <table:table-cell office:value-type="float" office:value="0.60417" calcext:value-type="float">
            <text:p>0.60417</text:p>
          </table:table-cell>
          <table:table-cell office:value-type="float" office:value="0.771479" calcext:value-type="float">
            <text:p>0.771479</text:p>
          </table:table-cell>
          <table:table-cell office:value-type="float" office:value="2.14031" calcext:value-type="float">
            <text:p>2.14031</text:p>
          </table:table-cell>
          <table:table-cell office:value-type="float" office:value="0.343263" calcext:value-type="float">
            <text:p>0.343263</text:p>
          </table:table-cell>
          <table:table-cell office:value-type="float" office:value="0.256095" calcext:value-type="float">
            <text:p>0.256095</text:p>
          </table:table-cell>
          <table:table-cell office:value-type="float" office:value="1.022" calcext:value-type="float">
            <text:p>1.022</text:p>
          </table:table-cell>
          <table:table-cell office:value-type="float" office:value="1.10125" calcext:value-type="float">
            <text:p>1.10125</text:p>
          </table:table-cell>
          <table:table-cell office:value-type="float" office:value="3.38006" calcext:value-type="float">
            <text:p>3.38006</text:p>
          </table:table-cell>
          <table:table-cell office:value-type="float" office:value="0.344722" calcext:value-type="float">
            <text:p>0.344722</text:p>
          </table:table-cell>
          <table:table-cell office:value-type="float" office:value="12.8755" calcext:value-type="float">
            <text:p>12.8755</text:p>
          </table:table-cell>
          <table:table-cell office:value-type="float" office:value="1.00333" calcext:value-type="float">
            <text:p>1.00333</text:p>
          </table:table-cell>
          <table:table-cell office:value-type="float" office:value="0.937765" calcext:value-type="float">
            <text:p>0.937765</text:p>
          </table:table-cell>
          <table:table-cell office:value-type="float" office:value="3.38006" calcext:value-type="float">
            <text:p>3.38006</text:p>
          </table:table-cell>
          <table:table-cell office:value-type="float" office:value="2.18986" calcext:value-type="float">
            <text:p>2.18986</text:p>
          </table:table-cell>
          <table:table-cell office:value-type="float" office:value="2.67591" calcext:value-type="float">
            <text:p>2.67591</text:p>
          </table:table-cell>
          <table:table-cell office:value-type="float" office:value="0.246503" calcext:value-type="float">
            <text:p>0.246503</text:p>
          </table:table-cell>
          <table:table-cell office:value-type="float" office:value="2.18813" calcext:value-type="float">
            <text:p>2.18813</text:p>
          </table:table-cell>
          <table:table-cell office:value-type="float" office:value="0.251727" calcext:value-type="float">
            <text:p>0.251727</text:p>
          </table:table-cell>
          <table:table-cell office:value-type="float" office:value="2.43503" calcext:value-type="float">
            <text:p>2.43503</text:p>
          </table:table-cell>
          <table:table-cell office:value-type="float" office:value="0.344722" calcext:value-type="float">
            <text:p>0.344722</text:p>
          </table:table-cell>
          <table:table-cell office:value-type="float" office:value="2.1315" calcext:value-type="float">
            <text:p>2.1315</text:p>
          </table:table-cell>
          <table:table-cell office:value-type="float" office:value="12.8755" calcext:value-type="float">
            <text:p>12.8755</text:p>
          </table:table-cell>
          <table:table-cell office:value-type="float" office:value="0.650725" calcext:value-type="float">
            <text:p>0.650725</text:p>
          </table:table-cell>
          <table:table-cell office:value-type="float" office:value="2.10825" calcext:value-type="float">
            <text:p>2.10825</text:p>
          </table:table-cell>
          <table:table-cell office:value-type="float" office:value="2.83955" calcext:value-type="float">
            <text:p>2.83955</text:p>
          </table:table-cell>
          <table:table-cell office:value-type="float" office:value="0.43736" calcext:value-type="float">
            <text:p>0.43736</text:p>
          </table:table-cell>
          <table:table-cell office:value-type="float" office:value="18.9396" calcext:value-type="float">
            <text:p>18.9396</text:p>
          </table:table-cell>
          <table:table-cell office:value-type="float" office:value="5.56709" calcext:value-type="float">
            <text:p>5.56709</text:p>
          </table:table-cell>
          <table:table-cell office:value-type="float" office:value="0.790504" calcext:value-type="float">
            <text:p>0.790504</text:p>
          </table:table-cell>
          <table:table-cell office:value-type="float" office:value="1.77552" calcext:value-type="float">
            <text:p>1.77552</text:p>
          </table:table-cell>
          <table:table-cell office:value-type="float" office:value="0.246503" calcext:value-type="float">
            <text:p>0.246503</text:p>
          </table:table-cell>
          <table:table-cell office:value-type="float" office:value="0.69715" calcext:value-type="float">
            <text:p>0.69715</text:p>
          </table:table-cell>
          <table:table-cell office:value-type="float" office:value="0" calcext:value-type="float">
            <text:p>0</text:p>
          </table:table-cell>
          <table:table-cell office:value-type="float" office:value="19.4229" calcext:value-type="float">
            <text:p>19.4229</text:p>
          </table:table-cell>
          <table:table-cell office:value-type="float" office:value="2.39311" calcext:value-type="float">
            <text:p>2.39311</text:p>
          </table:table-cell>
          <table:table-cell office:value-type="float" office:value="1.39224" calcext:value-type="float">
            <text:p>1.39224</text:p>
          </table:table-cell>
          <table:table-cell office:value-type="float" office:value="1.13962" calcext:value-type="float">
            <text:p>1.13962</text:p>
          </table:table-cell>
          <table:table-cell office:value-type="float" office:value="3.38006" calcext:value-type="float">
            <text:p>3.38006</text:p>
          </table:table-cell>
          <table:table-cell office:value-type="float" office:value="0.441324" calcext:value-type="float">
            <text:p>0.441324</text:p>
          </table:table-cell>
          <table:table-cell office:value-type="float" office:value="12.7896" calcext:value-type="float">
            <text:p>12.7896</text:p>
          </table:table-cell>
          <table:table-cell office:value-type="float" office:value="1.63015" calcext:value-type="float">
            <text:p>1.63015</text:p>
          </table:table-cell>
          <table:table-cell office:value-type="float" office:value="0.819373" calcext:value-type="float">
            <text:p>0.819373</text:p>
          </table:table-cell>
          <table:table-cell office:value-type="float" office:value="3.38006" calcext:value-type="float">
            <text:p>3.38006</text:p>
          </table:table-cell>
          <table:table-cell office:value-type="float" office:value="1.99147" calcext:value-type="float">
            <text:p>1.99147</text:p>
          </table:table-cell>
          <table:table-cell office:value-type="float" office:value="2.81403" calcext:value-type="float">
            <text:p>2.81403</text:p>
          </table:table-cell>
          <table:table-cell office:value-type="float" office:value="0.156044" calcext:value-type="float">
            <text:p>0.156044</text:p>
          </table:table-cell>
          <table:table-cell office:value-type="float" office:value="0.477382" calcext:value-type="float">
            <text:p>0.477382</text:p>
          </table:table-cell>
          <table:table-cell office:value-type="float" office:value="0.246503" calcext:value-type="float">
            <text:p>0.246503</text:p>
          </table:table-cell>
          <table:table-cell office:value-type="float" office:value="2.24043" calcext:value-type="float">
            <text:p>2.24043</text:p>
          </table:table-cell>
          <table:table-cell office:value-type="float" office:value="0.441324" calcext:value-type="float">
            <text:p>0.441324</text:p>
          </table:table-cell>
          <table:table-cell office:value-type="float" office:value="2.12661" calcext:value-type="float">
            <text:p>2.12661</text:p>
          </table:table-cell>
          <table:table-cell office:value-type="float" office:value="12.7896" calcext:value-type="float">
            <text:p>12.7896</text:p>
          </table:table-cell>
          <table:table-cell office:value-type="float" office:value="1.14684" calcext:value-type="float">
            <text:p>1.14684</text:p>
          </table:table-cell>
          <table:table-cell office:value-type="float" office:value="1.56598" calcext:value-type="float">
            <text:p>1.56598</text:p>
          </table:table-cell>
          <table:table-cell office:value-type="float" office:value="1.90842" calcext:value-type="float">
            <text:p>1.90842</text:p>
          </table:table-cell>
          <table:table-cell office:value-type="float" office:value="0.737536" calcext:value-type="float">
            <text:p>0.737536</text:p>
          </table:table-cell>
          <table:table-cell office:value-type="float" office:value="0.242768" calcext:value-type="float">
            <text:p>0.242768</text:p>
          </table:table-cell>
          <table:table-cell office:value-type="float" office:value="6.24976" calcext:value-type="float">
            <text:p>6.24976</text:p>
          </table:table-cell>
          <table:table-cell office:value-type="float" office:value="0.893708" calcext:value-type="float">
            <text:p>0.893708</text:p>
          </table:table-cell>
          <table:table-cell office:value-type="float" office:value="2.15425" calcext:value-type="float">
            <text:p>2.15425</text:p>
          </table:table-cell>
          <table:table-cell office:value-type="float" office:value="0.156044" calcext:value-type="float">
            <text:p>0.156044</text:p>
          </table:table-cell>
          <table:table-cell office:value-type="float" office:value="5.54983" calcext:value-type="float">
            <text:p>5.54983</text:p>
          </table:table-cell>
          <table:table-cell office:value-type="float" office:value="0" calcext:value-type="float">
            <text:p>0</text:p>
          </table:table-cell>
          <table:table-cell office:value-type="float" office:value="20.0597" calcext:value-type="float">
            <text:p>20.0597</text:p>
          </table:table-cell>
          <table:table-cell office:value-type="float" office:value="1.88057" calcext:value-type="float">
            <text:p>1.88057</text:p>
          </table:table-cell>
          <table:table-cell office:value-type="float" office:value="0.267322" calcext:value-type="float">
            <text:p>0.267322</text:p>
          </table:table-cell>
          <table:table-cell table:number-columns-repeated="6" office:value-type="float" office:value="4.40783" calcext:value-type="float">
            <text:p>4.4078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117" calcext:value-type="float">
            <text:p>117</text:p>
          </table:table-cell>
          <table:table-cell office:value-type="float" office:value="16.3034" calcext:value-type="float">
            <text:p>16.3034</text:p>
          </table:table-cell>
          <table:table-cell office:value-type="float" office:value="20.1004" calcext:value-type="float">
            <text:p>20.1004</text:p>
          </table:table-cell>
          <table:table-cell office:value-type="float" office:value="18.9831" calcext:value-type="float">
            <text:p>18.9831</text:p>
          </table:table-cell>
          <table:table-cell office:value-type="float" office:value="19.5775" calcext:value-type="float">
            <text:p>19.5775</text:p>
          </table:table-cell>
          <table:table-cell office:value-type="float" office:value="19.6647" calcext:value-type="float">
            <text:p>19.6647</text:p>
          </table:table-cell>
          <table:table-cell office:value-type="float" office:value="20.2383" calcext:value-type="float">
            <text:p>20.2383</text:p>
          </table:table-cell>
          <table:table-cell office:value-type="float" office:value="21.8449" calcext:value-type="float">
            <text:p>21.8449</text:p>
          </table:table-cell>
          <table:table-cell office:value-type="float" office:value="19.5642" calcext:value-type="float">
            <text:p>19.5642</text:p>
          </table:table-cell>
          <table:table-cell office:value-type="float" office:value="18.4014" calcext:value-type="float">
            <text:p>18.4014</text:p>
          </table:table-cell>
          <table:table-cell office:value-type="float" office:value="21.8449" calcext:value-type="float">
            <text:p>21.8449</text:p>
          </table:table-cell>
          <table:table-cell office:value-type="float" office:value="19.5037" calcext:value-type="float">
            <text:p>19.5037</text:p>
          </table:table-cell>
          <table:table-cell office:value-type="float" office:value="21.5331" calcext:value-type="float">
            <text:p>21.5331</text:p>
          </table:table-cell>
          <table:table-cell office:value-type="float" office:value="16.3034" calcext:value-type="float">
            <text:p>16.3034</text:p>
          </table:table-cell>
          <table:table-cell office:value-type="float" office:value="22.0695" calcext:value-type="float">
            <text:p>22.0695</text:p>
          </table:table-cell>
          <table:table-cell office:value-type="float" office:value="18.0775" calcext:value-type="float">
            <text:p>18.0775</text:p>
          </table:table-cell>
          <table:table-cell office:value-type="float" office:value="19.8069" calcext:value-type="float">
            <text:p>19.8069</text:p>
          </table:table-cell>
          <table:table-cell office:value-type="float" office:value="18.5079" calcext:value-type="float">
            <text:p>18.5079</text:p>
          </table:table-cell>
          <table:table-cell office:value-type="float" office:value="20.3611" calcext:value-type="float">
            <text:p>20.3611</text:p>
          </table:table-cell>
          <table:table-cell office:value-type="float" office:value="19.5642" calcext:value-type="float">
            <text:p>19.5642</text:p>
          </table:table-cell>
          <table:table-cell office:value-type="float" office:value="19.8677" calcext:value-type="float">
            <text:p>19.8677</text:p>
          </table:table-cell>
          <table:table-cell office:value-type="float" office:value="19.8844" calcext:value-type="float">
            <text:p>19.8844</text:p>
          </table:table-cell>
          <table:table-cell office:value-type="float" office:value="20.4641" calcext:value-type="float">
            <text:p>20.4641</text:p>
          </table:table-cell>
          <table:table-cell office:value-type="float" office:value="19.8418" calcext:value-type="float">
            <text:p>19.8418</text:p>
          </table:table-cell>
          <table:table-cell office:value-type="float" office:value="20.2174" calcext:value-type="float">
            <text:p>20.2174</text:p>
          </table:table-cell>
          <table:table-cell office:value-type="float" office:value="19.5588" calcext:value-type="float">
            <text:p>19.5588</text:p>
          </table:table-cell>
          <table:table-cell office:value-type="float" office:value="19.5413" calcext:value-type="float">
            <text:p>19.5413</text:p>
          </table:table-cell>
          <table:table-cell office:value-type="float" office:value="18.2956" calcext:value-type="float">
            <text:p>18.2956</text:p>
          </table:table-cell>
          <table:table-cell office:value-type="float" office:value="19.8844" calcext:value-type="float">
            <text:p>19.8844</text:p>
          </table:table-cell>
          <table:table-cell office:value-type="float" office:value="19.5504" calcext:value-type="float">
            <text:p>19.5504</text:p>
          </table:table-cell>
          <table:table-cell office:value-type="float" office:value="20.4815" calcext:value-type="float">
            <text:p>20.4815</text:p>
          </table:table-cell>
          <table:table-cell office:value-type="float" office:value="16.0009" calcext:value-type="float">
            <text:p>16.0009</text:p>
          </table:table-cell>
          <table:table-cell office:value-type="float" office:value="21.3038" calcext:value-type="float">
            <text:p>21.3038</text:p>
          </table:table-cell>
          <table:table-cell office:value-type="float" office:value="20.0782" calcext:value-type="float">
            <text:p>20.0782</text:p>
          </table:table-cell>
          <table:table-cell office:value-type="float" office:value="20.6776" calcext:value-type="float">
            <text:p>20.6776</text:p>
          </table:table-cell>
          <table:table-cell office:value-type="float" office:value="20.2886" calcext:value-type="float">
            <text:p>20.2886</text:p>
          </table:table-cell>
          <table:table-cell office:value-type="float" office:value="19.9621" calcext:value-type="float">
            <text:p>19.9621</text:p>
          </table:table-cell>
          <table:table-cell office:value-type="float" office:value="20.8728" calcext:value-type="float">
            <text:p>20.8728</text:p>
          </table:table-cell>
          <table:table-cell office:value-type="float" office:value="20.2682" calcext:value-type="float">
            <text:p>20.2682</text:p>
          </table:table-cell>
          <table:table-cell office:value-type="float" office:value="0.749402" calcext:value-type="float">
            <text:p>0.749402</text:p>
          </table:table-cell>
          <table:table-cell office:value-type="float" office:value="20.8728" calcext:value-type="float">
            <text:p>20.8728</text:p>
          </table:table-cell>
          <table:table-cell office:value-type="float" office:value="20.1646" calcext:value-type="float">
            <text:p>20.1646</text:p>
          </table:table-cell>
          <table:table-cell office:value-type="float" office:value="20.234" calcext:value-type="float">
            <text:p>20.234</text:p>
          </table:table-cell>
          <table:table-cell office:value-type="float" office:value="16.0009" calcext:value-type="float">
            <text:p>16.0009</text:p>
          </table:table-cell>
          <table:table-cell office:value-type="float" office:value="22.0701" calcext:value-type="float">
            <text:p>22.0701</text:p>
          </table:table-cell>
          <table:table-cell office:value-type="float" office:value="17.7914" calcext:value-type="float">
            <text:p>17.7914</text:p>
          </table:table-cell>
          <table:table-cell office:value-type="float" office:value="19.7065" calcext:value-type="float">
            <text:p>19.7065</text:p>
          </table:table-cell>
          <table:table-cell office:value-type="float" office:value="18.68" calcext:value-type="float">
            <text:p>18.68</text:p>
          </table:table-cell>
          <table:table-cell office:value-type="float" office:value="21.153" calcext:value-type="float">
            <text:p>21.153</text:p>
          </table:table-cell>
          <table:table-cell office:value-type="float" office:value="20.2682" calcext:value-type="float">
            <text:p>20.2682</text:p>
          </table:table-cell>
          <table:table-cell office:value-type="float" office:value="20.357" calcext:value-type="float">
            <text:p>20.357</text:p>
          </table:table-cell>
          <table:table-cell office:value-type="float" office:value="20.1297" calcext:value-type="float">
            <text:p>20.1297</text:p>
          </table:table-cell>
          <table:table-cell office:value-type="float" office:value="20.2598" calcext:value-type="float">
            <text:p>20.2598</text:p>
          </table:table-cell>
          <table:table-cell office:value-type="float" office:value="19.8857" calcext:value-type="float">
            <text:p>19.8857</text:p>
          </table:table-cell>
          <table:table-cell office:value-type="float" office:value="19.5658" calcext:value-type="float">
            <text:p>19.5658</text:p>
          </table:table-cell>
          <table:table-cell office:value-type="float" office:value="19.9201" calcext:value-type="float">
            <text:p>19.9201</text:p>
          </table:table-cell>
          <table:table-cell office:value-type="float" office:value="19.4209" calcext:value-type="float">
            <text:p>19.4209</text:p>
          </table:table-cell>
          <table:table-cell office:value-type="float" office:value="22.0695" calcext:value-type="float">
            <text:p>22.0695</text:p>
          </table:table-cell>
          <table:table-cell office:value-type="float" office:value="20.1297" calcext:value-type="float">
            <text:p>20.1297</text:p>
          </table:table-cell>
          <table:table-cell office:value-type="float" office:value="20.0473" calcext:value-type="float">
            <text:p>20.0473</text:p>
          </table:table-cell>
          <table:table-cell office:value-type="float" office:value="19.445" calcext:value-type="float">
            <text:p>19.445</text:p>
          </table:table-cell>
          <table:table-cell office:value-type="float" office:value="21.1189" calcext:value-type="float">
            <text:p>21.1189</text:p>
          </table:table-cell>
          <table:table-cell office:value-type="float" office:value="18.5059" calcext:value-type="float">
            <text:p>18.5059</text:p>
          </table:table-cell>
          <table:table-cell office:value-type="float" office:value="20.0183" calcext:value-type="float">
            <text:p>20.0183</text:p>
          </table:table-cell>
          <table:table-cell office:value-type="float" office:value="7.22328" calcext:value-type="float">
            <text:p>7.22328</text:p>
          </table:table-cell>
          <table:table-cell office:value-type="float" office:value="19.3721" calcext:value-type="float">
            <text:p>19.3721</text:p>
          </table:table-cell>
          <table:table-cell office:value-type="float" office:value="19.1229" calcext:value-type="float">
            <text:p>19.1229</text:p>
          </table:table-cell>
          <table:table-cell office:value-type="float" office:value="18.5059" calcext:value-type="float">
            <text:p>18.5059</text:p>
          </table:table-cell>
          <table:table-cell office:value-type="float" office:value="21.2" calcext:value-type="float">
            <text:p>21.2</text:p>
          </table:table-cell>
          <table:table-cell office:value-type="float" office:value="20.2347" calcext:value-type="float">
            <text:p>20.2347</text:p>
          </table:table-cell>
          <table:table-cell office:value-type="float" office:value="20.1652" calcext:value-type="float">
            <text:p>20.1652</text:p>
          </table:table-cell>
          <table:table-cell office:value-type="float" office:value="21.5575" calcext:value-type="float">
            <text:p>21.5575</text:p>
          </table:table-cell>
          <table:table-cell office:value-type="float" office:value="20.1763" calcext:value-type="float">
            <text:p>20.1763</text:p>
          </table:table-cell>
          <table:table-cell office:value-type="float" office:value="21.9716" calcext:value-type="float">
            <text:p>21.9716</text:p>
          </table:table-cell>
          <table:table-cell office:value-type="float" office:value="20.0183" calcext:value-type="float">
            <text:p>20.0183</text:p>
          </table:table-cell>
          <table:table-cell office:value-type="float" office:value="21.8962" calcext:value-type="float">
            <text:p>21.8962</text:p>
          </table:table-cell>
          <table:table-cell office:value-type="float" office:value="7.22328" calcext:value-type="float">
            <text:p>7.22328</text:p>
          </table:table-cell>
          <table:table-cell office:value-type="float" office:value="19.8323" calcext:value-type="float">
            <text:p>19.8323</text:p>
          </table:table-cell>
          <table:table-cell office:value-type="float" office:value="22.0077" calcext:value-type="float">
            <text:p>22.0077</text:p>
          </table:table-cell>
          <table:table-cell office:value-type="float" office:value="19.5523" calcext:value-type="float">
            <text:p>19.5523</text:p>
          </table:table-cell>
          <table:table-cell office:value-type="float" office:value="20.4954" calcext:value-type="float">
            <text:p>20.4954</text:p>
          </table:table-cell>
          <table:table-cell office:value-type="float" office:value="19.708" calcext:value-type="float">
            <text:p>19.708</text:p>
          </table:table-cell>
          <table:table-cell office:value-type="float" office:value="19.9409" calcext:value-type="float">
            <text:p>19.9409</text:p>
          </table:table-cell>
          <table:table-cell office:value-type="float" office:value="20.755" calcext:value-type="float">
            <text:p>20.755</text:p>
          </table:table-cell>
          <table:table-cell office:value-type="float" office:value="21.8096" calcext:value-type="float">
            <text:p>21.8096</text:p>
          </table:table-cell>
          <table:table-cell office:value-type="float" office:value="20.1652" calcext:value-type="float">
            <text:p>20.1652</text:p>
          </table:table-cell>
          <table:table-cell office:value-type="float" office:value="19.6513" calcext:value-type="float">
            <text:p>19.6513</text:p>
          </table:table-cell>
          <table:table-cell office:value-type="float" office:value="20.0597" calcext:value-type="float">
            <text:p>20.0597</text:p>
          </table:table-cell>
          <table:table-cell office:value-type="float" office:value="0.791084" calcext:value-type="float">
            <text:p>0.791084</text:p>
          </table:table-cell>
          <table:table-cell office:value-type="float" office:value="22.0915" calcext:value-type="float">
            <text:p>22.0915</text:p>
          </table:table-cell>
          <table:table-cell office:value-type="float" office:value="21.452" calcext:value-type="float">
            <text:p>21.452</text:p>
          </table:table-cell>
          <table:table-cell office:value-type="float" office:value="21.1978" calcext:value-type="float">
            <text:p>21.1978</text:p>
          </table:table-cell>
          <table:table-cell office:value-type="float" office:value="18.5059" calcext:value-type="float">
            <text:p>18.5059</text:p>
          </table:table-cell>
          <table:table-cell office:value-type="float" office:value="19.6286" calcext:value-type="float">
            <text:p>19.6286</text:p>
          </table:table-cell>
          <table:table-cell office:value-type="float" office:value="7.31409" calcext:value-type="float">
            <text:p>7.31409</text:p>
          </table:table-cell>
          <table:table-cell office:value-type="float" office:value="18.4809" calcext:value-type="float">
            <text:p>18.4809</text:p>
          </table:table-cell>
          <table:table-cell office:value-type="float" office:value="20.0057" calcext:value-type="float">
            <text:p>20.0057</text:p>
          </table:table-cell>
          <table:table-cell office:value-type="float" office:value="18.5059" calcext:value-type="float">
            <text:p>18.5059</text:p>
          </table:table-cell>
          <table:table-cell office:value-type="float" office:value="20.8279" calcext:value-type="float">
            <text:p>20.8279</text:p>
          </table:table-cell>
          <table:table-cell office:value-type="float" office:value="18.9123" calcext:value-type="float">
            <text:p>18.9123</text:p>
          </table:table-cell>
          <table:table-cell office:value-type="float" office:value="20.1" calcext:value-type="float">
            <text:p>20.1</text:p>
          </table:table-cell>
          <table:table-cell office:value-type="float" office:value="19.8554" calcext:value-type="float">
            <text:p>19.8554</text:p>
          </table:table-cell>
          <table:table-cell office:value-type="float" office:value="20.1652" calcext:value-type="float">
            <text:p>20.1652</text:p>
          </table:table-cell>
          <table:table-cell office:value-type="float" office:value="21.9806" calcext:value-type="float">
            <text:p>21.9806</text:p>
          </table:table-cell>
          <table:table-cell office:value-type="float" office:value="19.6286" calcext:value-type="float">
            <text:p>19.6286</text:p>
          </table:table-cell>
          <table:table-cell office:value-type="float" office:value="21.8955" calcext:value-type="float">
            <text:p>21.8955</text:p>
          </table:table-cell>
          <table:table-cell office:value-type="float" office:value="7.31409" calcext:value-type="float">
            <text:p>7.31409</text:p>
          </table:table-cell>
          <table:table-cell office:value-type="float" office:value="19.597" calcext:value-type="float">
            <text:p>19.597</text:p>
          </table:table-cell>
          <table:table-cell office:value-type="float" office:value="20.182" calcext:value-type="float">
            <text:p>20.182</text:p>
          </table:table-cell>
          <table:table-cell office:value-type="float" office:value="20.6789" calcext:value-type="float">
            <text:p>20.6789</text:p>
          </table:table-cell>
          <table:table-cell office:value-type="float" office:value="19.5254" calcext:value-type="float">
            <text:p>19.5254</text:p>
          </table:table-cell>
          <table:table-cell office:value-type="float" office:value="20.2794" calcext:value-type="float">
            <text:p>20.2794</text:p>
          </table:table-cell>
          <table:table-cell office:value-type="float" office:value="20.1202" calcext:value-type="float">
            <text:p>20.1202</text:p>
          </table:table-cell>
          <table:table-cell office:value-type="float" office:value="20.8365" calcext:value-type="float">
            <text:p>20.8365</text:p>
          </table:table-cell>
          <table:table-cell office:value-type="float" office:value="22.0056" calcext:value-type="float">
            <text:p>22.0056</text:p>
          </table:table-cell>
          <table:table-cell office:value-type="float" office:value="20.1" calcext:value-type="float">
            <text:p>20.1</text:p>
          </table:table-cell>
          <table:table-cell office:value-type="float" office:value="19.9355" calcext:value-type="float">
            <text:p>19.9355</text:p>
          </table:table-cell>
          <table:table-cell office:value-type="float" office:value="20.0597" calcext:value-type="float">
            <text:p>20.0597</text:p>
          </table:table-cell>
          <table:table-cell office:value-type="float" office:value="0" calcext:value-type="float">
            <text:p>0</text:p>
          </table:table-cell>
          <table:table-cell office:value-type="float" office:value="21.1284" calcext:value-type="float">
            <text:p>21.1284</text:p>
          </table:table-cell>
          <table:table-cell office:value-type="float" office:value="20.3265" calcext:value-type="float">
            <text:p>20.3265</text:p>
          </table:table-cell>
          <table:table-cell table:number-columns-repeated="6" office:value-type="float" office:value="15.6748" calcext:value-type="float">
            <text:p>15.674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118" calcext:value-type="float">
            <text:p>118</text:p>
          </table:table-cell>
          <table:table-cell office:value-type="float" office:value="4.93572" calcext:value-type="float">
            <text:p>4.93572</text:p>
          </table:table-cell>
          <table:table-cell office:value-type="float" office:value="1.51155" calcext:value-type="float">
            <text:p>1.51155</text:p>
          </table:table-cell>
          <table:table-cell office:value-type="float" office:value="3.26481" calcext:value-type="float">
            <text:p>3.26481</text:p>
          </table:table-cell>
          <table:table-cell office:value-type="float" office:value="1.88631" calcext:value-type="float">
            <text:p>1.88631</text:p>
          </table:table-cell>
          <table:table-cell office:value-type="float" office:value="1.47649" calcext:value-type="float">
            <text:p>1.47649</text:p>
          </table:table-cell>
          <table:table-cell office:value-type="float" office:value="1.7806" calcext:value-type="float">
            <text:p>1.7806</text:p>
          </table:table-cell>
          <table:table-cell office:value-type="float" office:value="0.809541" calcext:value-type="float">
            <text:p>0.809541</text:p>
          </table:table-cell>
          <table:table-cell office:value-type="float" office:value="2.0763" calcext:value-type="float">
            <text:p>2.0763</text:p>
          </table:table-cell>
          <table:table-cell office:value-type="float" office:value="4.30858" calcext:value-type="float">
            <text:p>4.30858</text:p>
          </table:table-cell>
          <table:table-cell office:value-type="float" office:value="0.809541" calcext:value-type="float">
            <text:p>0.809541</text:p>
          </table:table-cell>
          <table:table-cell office:value-type="float" office:value="1.90476" calcext:value-type="float">
            <text:p>1.90476</text:p>
          </table:table-cell>
          <table:table-cell office:value-type="float" office:value="0.420575" calcext:value-type="float">
            <text:p>0.420575</text:p>
          </table:table-cell>
          <table:table-cell office:value-type="float" office:value="4.93572" calcext:value-type="float">
            <text:p>4.93572</text:p>
          </table:table-cell>
          <table:table-cell office:value-type="float" office:value="1.28027" calcext:value-type="float">
            <text:p>1.28027</text:p>
          </table:table-cell>
          <table:table-cell office:value-type="float" office:value="3.19885" calcext:value-type="float">
            <text:p>3.19885</text:p>
          </table:table-cell>
          <table:table-cell office:value-type="float" office:value="1.46342" calcext:value-type="float">
            <text:p>1.46342</text:p>
          </table:table-cell>
          <table:table-cell office:value-type="float" office:value="2.64636" calcext:value-type="float">
            <text:p>2.64636</text:p>
          </table:table-cell>
          <table:table-cell office:value-type="float" office:value="2.36808" calcext:value-type="float">
            <text:p>2.36808</text:p>
          </table:table-cell>
          <table:table-cell office:value-type="float" office:value="2.0763" calcext:value-type="float">
            <text:p>2.0763</text:p>
          </table:table-cell>
          <table:table-cell office:value-type="float" office:value="1.5177" calcext:value-type="float">
            <text:p>1.5177</text:p>
          </table:table-cell>
          <table:table-cell office:value-type="float" office:value="1.91294" calcext:value-type="float">
            <text:p>1.91294</text:p>
          </table:table-cell>
          <table:table-cell office:value-type="float" office:value="1.3721" calcext:value-type="float">
            <text:p>1.3721</text:p>
          </table:table-cell>
          <table:table-cell office:value-type="float" office:value="1.59418" calcext:value-type="float">
            <text:p>1.59418</text:p>
          </table:table-cell>
          <table:table-cell office:value-type="float" office:value="1.52729" calcext:value-type="float">
            <text:p>1.52729</text:p>
          </table:table-cell>
          <table:table-cell office:value-type="float" office:value="1.6147" calcext:value-type="float">
            <text:p>1.6147</text:p>
          </table:table-cell>
          <table:table-cell office:value-type="float" office:value="20.626" calcext:value-type="float">
            <text:p>20.626</text:p>
          </table:table-cell>
          <table:table-cell office:value-type="float" office:value="3.48836" calcext:value-type="float">
            <text:p>3.48836</text:p>
          </table:table-cell>
          <table:table-cell office:value-type="float" office:value="1.91294" calcext:value-type="float">
            <text:p>1.91294</text:p>
          </table:table-cell>
          <table:table-cell office:value-type="float" office:value="2.13462" calcext:value-type="float">
            <text:p>2.13462</text:p>
          </table:table-cell>
          <table:table-cell office:value-type="float" office:value="1.73796" calcext:value-type="float">
            <text:p>1.73796</text:p>
          </table:table-cell>
          <table:table-cell office:value-type="float" office:value="5.35657" calcext:value-type="float">
            <text:p>5.35657</text:p>
          </table:table-cell>
          <table:table-cell office:value-type="float" office:value="0.473517" calcext:value-type="float">
            <text:p>0.473517</text:p>
          </table:table-cell>
          <table:table-cell office:value-type="float" office:value="1.98469" calcext:value-type="float">
            <text:p>1.98469</text:p>
          </table:table-cell>
          <table:table-cell office:value-type="float" office:value="1.25668" calcext:value-type="float">
            <text:p>1.25668</text:p>
          </table:table-cell>
          <table:table-cell office:value-type="float" office:value="1.61899" calcext:value-type="float">
            <text:p>1.61899</text:p>
          </table:table-cell>
          <table:table-cell office:value-type="float" office:value="1.67084" calcext:value-type="float">
            <text:p>1.67084</text:p>
          </table:table-cell>
          <table:table-cell office:value-type="float" office:value="1.59873" calcext:value-type="float">
            <text:p>1.59873</text:p>
          </table:table-cell>
          <table:table-cell office:value-type="float" office:value="1.59041" calcext:value-type="float">
            <text:p>1.59041</text:p>
          </table:table-cell>
          <table:table-cell office:value-type="float" office:value="20.5718" calcext:value-type="float">
            <text:p>20.5718</text:p>
          </table:table-cell>
          <table:table-cell office:value-type="float" office:value="1.59873" calcext:value-type="float">
            <text:p>1.59873</text:p>
          </table:table-cell>
          <table:table-cell office:value-type="float" office:value="2.04787" calcext:value-type="float">
            <text:p>2.04787</text:p>
          </table:table-cell>
          <table:table-cell office:value-type="float" office:value="1.16722" calcext:value-type="float">
            <text:p>1.16722</text:p>
          </table:table-cell>
          <table:table-cell office:value-type="float" office:value="5.35657" calcext:value-type="float">
            <text:p>5.35657</text:p>
          </table:table-cell>
          <table:table-cell office:value-type="float" office:value="1.27491" calcext:value-type="float">
            <text:p>1.27491</text:p>
          </table:table-cell>
          <table:table-cell office:value-type="float" office:value="3.60459" calcext:value-type="float">
            <text:p>3.60459</text:p>
          </table:table-cell>
          <table:table-cell office:value-type="float" office:value="1.62342" calcext:value-type="float">
            <text:p>1.62342</text:p>
          </table:table-cell>
          <table:table-cell office:value-type="float" office:value="2.4487" calcext:value-type="float">
            <text:p>2.4487</text:p>
          </table:table-cell>
          <table:table-cell office:value-type="float" office:value="1.53638" calcext:value-type="float">
            <text:p>1.53638</text:p>
          </table:table-cell>
          <table:table-cell office:value-type="float" office:value="1.59041" calcext:value-type="float">
            <text:p>1.59041</text:p>
          </table:table-cell>
          <table:table-cell office:value-type="float" office:value="1.52536" calcext:value-type="float">
            <text:p>1.52536</text:p>
          </table:table-cell>
          <table:table-cell office:value-type="float" office:value="2.14179" calcext:value-type="float">
            <text:p>2.14179</text:p>
          </table:table-cell>
          <table:table-cell office:value-type="float" office:value="1.54205" calcext:value-type="float">
            <text:p>1.54205</text:p>
          </table:table-cell>
          <table:table-cell office:value-type="float" office:value="1.88474" calcext:value-type="float">
            <text:p>1.88474</text:p>
          </table:table-cell>
          <table:table-cell office:value-type="float" office:value="2.28496" calcext:value-type="float">
            <text:p>2.28496</text:p>
          </table:table-cell>
          <table:table-cell office:value-type="float" office:value="1.53028" calcext:value-type="float">
            <text:p>1.53028</text:p>
          </table:table-cell>
          <table:table-cell office:value-type="float" office:value="2.01977" calcext:value-type="float">
            <text:p>2.01977</text:p>
          </table:table-cell>
          <table:table-cell office:value-type="float" office:value="1.28027" calcext:value-type="float">
            <text:p>1.28027</text:p>
          </table:table-cell>
          <table:table-cell office:value-type="float" office:value="2.14179" calcext:value-type="float">
            <text:p>2.14179</text:p>
          </table:table-cell>
          <table:table-cell office:value-type="float" office:value="1.67896" calcext:value-type="float">
            <text:p>1.67896</text:p>
          </table:table-cell>
          <table:table-cell office:value-type="float" office:value="1.81772" calcext:value-type="float">
            <text:p>1.81772</text:p>
          </table:table-cell>
          <table:table-cell office:value-type="float" office:value="1.27858" calcext:value-type="float">
            <text:p>1.27858</text:p>
          </table:table-cell>
          <table:table-cell office:value-type="float" office:value="3.07036" calcext:value-type="float">
            <text:p>3.07036</text:p>
          </table:table-cell>
          <table:table-cell office:value-type="float" office:value="2.19772" calcext:value-type="float">
            <text:p>2.19772</text:p>
          </table:table-cell>
          <table:table-cell office:value-type="float" office:value="14.042" calcext:value-type="float">
            <text:p>14.042</text:p>
          </table:table-cell>
          <table:table-cell office:value-type="float" office:value="1.91807" calcext:value-type="float">
            <text:p>1.91807</text:p>
          </table:table-cell>
          <table:table-cell office:value-type="float" office:value="2.53666" calcext:value-type="float">
            <text:p>2.53666</text:p>
          </table:table-cell>
          <table:table-cell office:value-type="float" office:value="3.07036" calcext:value-type="float">
            <text:p>3.07036</text:p>
          </table:table-cell>
          <table:table-cell office:value-type="float" office:value="0.335927" calcext:value-type="float">
            <text:p>0.335927</text:p>
          </table:table-cell>
          <table:table-cell office:value-type="float" office:value="1.48641" calcext:value-type="float">
            <text:p>1.48641</text:p>
          </table:table-cell>
          <table:table-cell office:value-type="float" office:value="2.02387" calcext:value-type="float">
            <text:p>2.02387</text:p>
          </table:table-cell>
          <table:table-cell office:value-type="float" office:value="0.430374" calcext:value-type="float">
            <text:p>0.430374</text:p>
          </table:table-cell>
          <table:table-cell office:value-type="float" office:value="2.01924" calcext:value-type="float">
            <text:p>2.01924</text:p>
          </table:table-cell>
          <table:table-cell office:value-type="float" office:value="0.846244" calcext:value-type="float">
            <text:p>0.846244</text:p>
          </table:table-cell>
          <table:table-cell office:value-type="float" office:value="2.19772" calcext:value-type="float">
            <text:p>2.19772</text:p>
          </table:table-cell>
          <table:table-cell office:value-type="float" office:value="0.919884" calcext:value-type="float">
            <text:p>0.919884</text:p>
          </table:table-cell>
          <table:table-cell office:value-type="float" office:value="14.042" calcext:value-type="float">
            <text:p>14.042</text:p>
          </table:table-cell>
          <table:table-cell office:value-type="float" office:value="1.58548" calcext:value-type="float">
            <text:p>1.58548</text:p>
          </table:table-cell>
          <table:table-cell office:value-type="float" office:value="1.18448" calcext:value-type="float">
            <text:p>1.18448</text:p>
          </table:table-cell>
          <table:table-cell office:value-type="float" office:value="2.06965" calcext:value-type="float">
            <text:p>2.06965</text:p>
          </table:table-cell>
          <table:table-cell office:value-type="float" office:value="1.65091" calcext:value-type="float">
            <text:p>1.65091</text:p>
          </table:table-cell>
          <table:table-cell office:value-type="float" office:value="20.8178" calcext:value-type="float">
            <text:p>20.8178</text:p>
          </table:table-cell>
          <table:table-cell office:value-type="float" office:value="4.34571" calcext:value-type="float">
            <text:p>4.34571</text:p>
          </table:table-cell>
          <table:table-cell office:value-type="float" office:value="1.24542" calcext:value-type="float">
            <text:p>1.24542</text:p>
          </table:table-cell>
          <table:table-cell office:value-type="float" office:value="1.47219" calcext:value-type="float">
            <text:p>1.47219</text:p>
          </table:table-cell>
          <table:table-cell office:value-type="float" office:value="2.02387" calcext:value-type="float">
            <text:p>2.02387</text:p>
          </table:table-cell>
          <table:table-cell office:value-type="float" office:value="1.75735" calcext:value-type="float">
            <text:p>1.75735</text:p>
          </table:table-cell>
          <table:table-cell office:value-type="float" office:value="1.88057" calcext:value-type="float">
            <text:p>1.88057</text:p>
          </table:table-cell>
          <table:table-cell office:value-type="float" office:value="20.5288" calcext:value-type="float">
            <text:p>20.5288</text:p>
          </table:table-cell>
          <table:table-cell office:value-type="float" office:value="1.01683" calcext:value-type="float">
            <text:p>1.01683</text:p>
          </table:table-cell>
          <table:table-cell office:value-type="float" office:value="1.63328" calcext:value-type="float">
            <text:p>1.63328</text:p>
          </table:table-cell>
          <table:table-cell office:value-type="float" office:value="1.53215" calcext:value-type="float">
            <text:p>1.53215</text:p>
          </table:table-cell>
          <table:table-cell office:value-type="float" office:value="3.07036" calcext:value-type="float">
            <text:p>3.07036</text:p>
          </table:table-cell>
          <table:table-cell office:value-type="float" office:value="2.0752" calcext:value-type="float">
            <text:p>2.0752</text:p>
          </table:table-cell>
          <table:table-cell office:value-type="float" office:value="13.9612" calcext:value-type="float">
            <text:p>13.9612</text:p>
          </table:table-cell>
          <table:table-cell office:value-type="float" office:value="3.25947" calcext:value-type="float">
            <text:p>3.25947</text:p>
          </table:table-cell>
          <table:table-cell office:value-type="float" office:value="2.63469" calcext:value-type="float">
            <text:p>2.63469</text:p>
          </table:table-cell>
          <table:table-cell office:value-type="float" office:value="3.07036" calcext:value-type="float">
            <text:p>3.07036</text:p>
          </table:table-cell>
          <table:table-cell office:value-type="float" office:value="0.43116" calcext:value-type="float">
            <text:p>0.43116</text:p>
          </table:table-cell>
          <table:table-cell office:value-type="float" office:value="2.49026" calcext:value-type="float">
            <text:p>2.49026</text:p>
          </table:table-cell>
          <table:table-cell office:value-type="float" office:value="1.98991" calcext:value-type="float">
            <text:p>1.98991</text:p>
          </table:table-cell>
          <table:table-cell office:value-type="float" office:value="1.68043" calcext:value-type="float">
            <text:p>1.68043</text:p>
          </table:table-cell>
          <table:table-cell office:value-type="float" office:value="2.02387" calcext:value-type="float">
            <text:p>2.02387</text:p>
          </table:table-cell>
          <table:table-cell office:value-type="float" office:value="0.95757" calcext:value-type="float">
            <text:p>0.95757</text:p>
          </table:table-cell>
          <table:table-cell office:value-type="float" office:value="2.0752" calcext:value-type="float">
            <text:p>2.0752</text:p>
          </table:table-cell>
          <table:table-cell office:value-type="float" office:value="0.924037" calcext:value-type="float">
            <text:p>0.924037</text:p>
          </table:table-cell>
          <table:table-cell office:value-type="float" office:value="13.9612" calcext:value-type="float">
            <text:p>13.9612</text:p>
          </table:table-cell>
          <table:table-cell office:value-type="float" office:value="1.59689" calcext:value-type="float">
            <text:p>1.59689</text:p>
          </table:table-cell>
          <table:table-cell office:value-type="float" office:value="0.947724" calcext:value-type="float">
            <text:p>0.947724</text:p>
          </table:table-cell>
          <table:table-cell office:value-type="float" office:value="0.530524" calcext:value-type="float">
            <text:p>0.530524</text:p>
          </table:table-cell>
          <table:table-cell office:value-type="float" office:value="1.89211" calcext:value-type="float">
            <text:p>1.89211</text:p>
          </table:table-cell>
          <table:table-cell office:value-type="float" office:value="1.8661" calcext:value-type="float">
            <text:p>1.8661</text:p>
          </table:table-cell>
          <table:table-cell office:value-type="float" office:value="4.98145" calcext:value-type="float">
            <text:p>4.98145</text:p>
          </table:table-cell>
          <table:table-cell office:value-type="float" office:value="1.16097" calcext:value-type="float">
            <text:p>1.16097</text:p>
          </table:table-cell>
          <table:table-cell office:value-type="float" office:value="1.10533" calcext:value-type="float">
            <text:p>1.10533</text:p>
          </table:table-cell>
          <table:table-cell office:value-type="float" office:value="1.98991" calcext:value-type="float">
            <text:p>1.98991</text:p>
          </table:table-cell>
          <table:table-cell office:value-type="float" office:value="4.33015" calcext:value-type="float">
            <text:p>4.33015</text:p>
          </table:table-cell>
          <table:table-cell office:value-type="float" office:value="1.88057" calcext:value-type="float">
            <text:p>1.88057</text:p>
          </table:table-cell>
          <table:table-cell office:value-type="float" office:value="21.1284" calcext:value-type="float">
            <text:p>21.1284</text:p>
          </table:table-cell>
          <table:table-cell office:value-type="float" office:value="0" calcext:value-type="float">
            <text:p>0</text:p>
          </table:table-cell>
          <table:table-cell office:value-type="float" office:value="1.76772" calcext:value-type="float">
            <text:p>1.76772</text:p>
          </table:table-cell>
          <table:table-cell table:number-columns-repeated="6" office:value-type="float" office:value="5.75171" calcext:value-type="float">
            <text:p>5.7517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119" calcext:value-type="float">
            <text:p>119</text:p>
          </table:table-cell>
          <table:table-cell office:value-type="float" office:value="4.68572" calcext:value-type="float">
            <text:p>4.68572</text:p>
          </table:table-cell>
          <table:table-cell office:value-type="float" office:value="0.50345" calcext:value-type="float">
            <text:p>0.50345</text:p>
          </table:table-cell>
          <table:table-cell office:value-type="float" office:value="1.6292" calcext:value-type="float">
            <text:p>1.6292</text:p>
          </table:table-cell>
          <table:table-cell office:value-type="float" office:value="0.880829" calcext:value-type="float">
            <text:p>0.880829</text:p>
          </table:table-cell>
          <table:table-cell office:value-type="float" office:value="1.4853" calcext:value-type="float">
            <text:p>1.4853</text:p>
          </table:table-cell>
          <table:table-cell office:value-type="float" office:value="0.0928872" calcext:value-type="float">
            <text:p>0.0928872</text:p>
          </table:table-cell>
          <table:table-cell office:value-type="float" office:value="2.48812" calcext:value-type="float">
            <text:p>2.48812</text:p>
          </table:table-cell>
          <table:table-cell office:value-type="float" office:value="0.782559" calcext:value-type="float">
            <text:p>0.782559</text:p>
          </table:table-cell>
          <table:table-cell office:value-type="float" office:value="5.1108" calcext:value-type="float">
            <text:p>5.1108</text:p>
          </table:table-cell>
          <table:table-cell office:value-type="float" office:value="2.48812" calcext:value-type="float">
            <text:p>2.48812</text:p>
          </table:table-cell>
          <table:table-cell office:value-type="float" office:value="0.983506" calcext:value-type="float">
            <text:p>0.983506</text:p>
          </table:table-cell>
          <table:table-cell office:value-type="float" office:value="2.08681" calcext:value-type="float">
            <text:p>2.08681</text:p>
          </table:table-cell>
          <table:table-cell office:value-type="float" office:value="4.68572" calcext:value-type="float">
            <text:p>4.68572</text:p>
          </table:table-cell>
          <table:table-cell office:value-type="float" office:value="1.90109" calcext:value-type="float">
            <text:p>1.90109</text:p>
          </table:table-cell>
          <table:table-cell office:value-type="float" office:value="3.28847" calcext:value-type="float">
            <text:p>3.28847</text:p>
          </table:table-cell>
          <table:table-cell office:value-type="float" office:value="1.04704" calcext:value-type="float">
            <text:p>1.04704</text:p>
          </table:table-cell>
          <table:table-cell office:value-type="float" office:value="2.13203" calcext:value-type="float">
            <text:p>2.13203</text:p>
          </table:table-cell>
          <table:table-cell office:value-type="float" office:value="0.652507" calcext:value-type="float">
            <text:p>0.652507</text:p>
          </table:table-cell>
          <table:table-cell office:value-type="float" office:value="0.782559" calcext:value-type="float">
            <text:p>0.782559</text:p>
          </table:table-cell>
          <table:table-cell office:value-type="float" office:value="2.39977" calcext:value-type="float">
            <text:p>2.39977</text:p>
          </table:table-cell>
          <table:table-cell office:value-type="float" office:value="0.453902" calcext:value-type="float">
            <text:p>0.453902</text:p>
          </table:table-cell>
          <table:table-cell office:value-type="float" office:value="0.397601" calcext:value-type="float">
            <text:p>0.397601</text:p>
          </table:table-cell>
          <table:table-cell office:value-type="float" office:value="0.774187" calcext:value-type="float">
            <text:p>0.774187</text:p>
          </table:table-cell>
          <table:table-cell office:value-type="float" office:value="0.356016" calcext:value-type="float">
            <text:p>0.356016</text:p>
          </table:table-cell>
          <table:table-cell office:value-type="float" office:value="2.03709" calcext:value-type="float">
            <text:p>2.03709</text:p>
          </table:table-cell>
          <table:table-cell office:value-type="float" office:value="18.8658" calcext:value-type="float">
            <text:p>18.8658</text:p>
          </table:table-cell>
          <table:table-cell office:value-type="float" office:value="4.01126" calcext:value-type="float">
            <text:p>4.01126</text:p>
          </table:table-cell>
          <table:table-cell office:value-type="float" office:value="0.453902" calcext:value-type="float">
            <text:p>0.453902</text:p>
          </table:table-cell>
          <table:table-cell office:value-type="float" office:value="0.783279" calcext:value-type="float">
            <text:p>0.783279</text:p>
          </table:table-cell>
          <table:table-cell office:value-type="float" office:value="0.158072" calcext:value-type="float">
            <text:p>0.158072</text:p>
          </table:table-cell>
          <table:table-cell office:value-type="float" office:value="5.20139" calcext:value-type="float">
            <text:p>5.20139</text:p>
          </table:table-cell>
          <table:table-cell office:value-type="float" office:value="2.23761" calcext:value-type="float">
            <text:p>2.23761</text:p>
          </table:table-cell>
          <table:table-cell office:value-type="float" office:value="0.274137" calcext:value-type="float">
            <text:p>0.274137</text:p>
          </table:table-cell>
          <table:table-cell office:value-type="float" office:value="0.538363" calcext:value-type="float">
            <text:p>0.538363</text:p>
          </table:table-cell>
          <table:table-cell office:value-type="float" office:value="0.190031" calcext:value-type="float">
            <text:p>0.190031</text:p>
          </table:table-cell>
          <table:table-cell office:value-type="float" office:value="0.51086" calcext:value-type="float">
            <text:p>0.51086</text:p>
          </table:table-cell>
          <table:table-cell office:value-type="float" office:value="0.546621" calcext:value-type="float">
            <text:p>0.546621</text:p>
          </table:table-cell>
          <table:table-cell office:value-type="float" office:value="0.23828" calcext:value-type="float">
            <text:p>0.23828</text:p>
          </table:table-cell>
          <table:table-cell office:value-type="float" office:value="19.7331" calcext:value-type="float">
            <text:p>19.7331</text:p>
          </table:table-cell>
          <table:table-cell office:value-type="float" office:value="0.546621" calcext:value-type="float">
            <text:p>0.546621</text:p>
          </table:table-cell>
          <table:table-cell office:value-type="float" office:value="0.284092" calcext:value-type="float">
            <text:p>0.284092</text:p>
          </table:table-cell>
          <table:table-cell office:value-type="float" office:value="0.811615" calcext:value-type="float">
            <text:p>0.811615</text:p>
          </table:table-cell>
          <table:table-cell office:value-type="float" office:value="5.20139" calcext:value-type="float">
            <text:p>5.20139</text:p>
          </table:table-cell>
          <table:table-cell office:value-type="float" office:value="1.90502" calcext:value-type="float">
            <text:p>1.90502</text:p>
          </table:table-cell>
          <table:table-cell office:value-type="float" office:value="3.76273" calcext:value-type="float">
            <text:p>3.76273</text:p>
          </table:table-cell>
          <table:table-cell office:value-type="float" office:value="0.975607" calcext:value-type="float">
            <text:p>0.975607</text:p>
          </table:table-cell>
          <table:table-cell office:value-type="float" office:value="2.23867" calcext:value-type="float">
            <text:p>2.23867</text:p>
          </table:table-cell>
          <table:table-cell office:value-type="float" office:value="0.82946" calcext:value-type="float">
            <text:p>0.82946</text:p>
          </table:table-cell>
          <table:table-cell office:value-type="float" office:value="0.23828" calcext:value-type="float">
            <text:p>0.23828</text:p>
          </table:table-cell>
          <table:table-cell office:value-type="float" office:value="2.83551" calcext:value-type="float">
            <text:p>2.83551</text:p>
          </table:table-cell>
          <table:table-cell office:value-type="float" office:value="0.376516" calcext:value-type="float">
            <text:p>0.376516</text:p>
          </table:table-cell>
          <table:table-cell office:value-type="float" office:value="0.300584" calcext:value-type="float">
            <text:p>0.300584</text:p>
          </table:table-cell>
          <table:table-cell office:value-type="float" office:value="0.462014" calcext:value-type="float">
            <text:p>0.462014</text:p>
          </table:table-cell>
          <table:table-cell office:value-type="float" office:value="0.769978" calcext:value-type="float">
            <text:p>0.769978</text:p>
          </table:table-cell>
          <table:table-cell office:value-type="float" office:value="0.732064" calcext:value-type="float">
            <text:p>0.732064</text:p>
          </table:table-cell>
          <table:table-cell office:value-type="float" office:value="1.01229" calcext:value-type="float">
            <text:p>1.01229</text:p>
          </table:table-cell>
          <table:table-cell office:value-type="float" office:value="1.90109" calcext:value-type="float">
            <text:p>1.90109</text:p>
          </table:table-cell>
          <table:table-cell office:value-type="float" office:value="0.376516" calcext:value-type="float">
            <text:p>0.376516</text:p>
          </table:table-cell>
          <table:table-cell office:value-type="float" office:value="0.391701" calcext:value-type="float">
            <text:p>0.391701</text:p>
          </table:table-cell>
          <table:table-cell office:value-type="float" office:value="1.21683" calcext:value-type="float">
            <text:p>1.21683</text:p>
          </table:table-cell>
          <table:table-cell office:value-type="float" office:value="0.855025" calcext:value-type="float">
            <text:p>0.855025</text:p>
          </table:table-cell>
          <table:table-cell office:value-type="float" office:value="3.54188" calcext:value-type="float">
            <text:p>3.54188</text:p>
          </table:table-cell>
          <table:table-cell office:value-type="float" office:value="0.449555" calcext:value-type="float">
            <text:p>0.449555</text:p>
          </table:table-cell>
          <table:table-cell office:value-type="float" office:value="13.1412" calcext:value-type="float">
            <text:p>13.1412</text:p>
          </table:table-cell>
          <table:table-cell office:value-type="float" office:value="1.21532" calcext:value-type="float">
            <text:p>1.21532</text:p>
          </table:table-cell>
          <table:table-cell office:value-type="float" office:value="1.20387" calcext:value-type="float">
            <text:p>1.20387</text:p>
          </table:table-cell>
          <table:table-cell office:value-type="float" office:value="3.54188" calcext:value-type="float">
            <text:p>3.54188</text:p>
          </table:table-cell>
          <table:table-cell office:value-type="float" office:value="2.09088" calcext:value-type="float">
            <text:p>2.09088</text:p>
          </table:table-cell>
          <table:table-cell office:value-type="float" office:value="2.70673" calcext:value-type="float">
            <text:p>2.70673</text:p>
          </table:table-cell>
          <table:table-cell office:value-type="float" office:value="0.262426" calcext:value-type="float">
            <text:p>0.262426</text:p>
          </table:table-cell>
          <table:table-cell office:value-type="float" office:value="2.03753" calcext:value-type="float">
            <text:p>2.03753</text:p>
          </table:table-cell>
          <table:table-cell office:value-type="float" office:value="0.255971" calcext:value-type="float">
            <text:p>0.255971</text:p>
          </table:table-cell>
          <table:table-cell office:value-type="float" office:value="2.25074" calcext:value-type="float">
            <text:p>2.25074</text:p>
          </table:table-cell>
          <table:table-cell office:value-type="float" office:value="0.449555" calcext:value-type="float">
            <text:p>0.449555</text:p>
          </table:table-cell>
          <table:table-cell office:value-type="float" office:value="1.92087" calcext:value-type="float">
            <text:p>1.92087</text:p>
          </table:table-cell>
          <table:table-cell office:value-type="float" office:value="13.1412" calcext:value-type="float">
            <text:p>13.1412</text:p>
          </table:table-cell>
          <table:table-cell office:value-type="float" office:value="0.801397" calcext:value-type="float">
            <text:p>0.801397</text:p>
          </table:table-cell>
          <table:table-cell office:value-type="float" office:value="1.8748" calcext:value-type="float">
            <text:p>1.8748</text:p>
          </table:table-cell>
          <table:table-cell office:value-type="float" office:value="2.93336" calcext:value-type="float">
            <text:p>2.93336</text:p>
          </table:table-cell>
          <table:table-cell office:value-type="float" office:value="0.177978" calcext:value-type="float">
            <text:p>0.177978</text:p>
          </table:table-cell>
          <table:table-cell office:value-type="float" office:value="19.0569" calcext:value-type="float">
            <text:p>19.0569</text:p>
          </table:table-cell>
          <table:table-cell office:value-type="float" office:value="5.63296" calcext:value-type="float">
            <text:p>5.63296</text:p>
          </table:table-cell>
          <table:table-cell office:value-type="float" office:value="0.583614" calcext:value-type="float">
            <text:p>0.583614</text:p>
          </table:table-cell>
          <table:table-cell office:value-type="float" office:value="1.51737" calcext:value-type="float">
            <text:p>1.51737</text:p>
          </table:table-cell>
          <table:table-cell office:value-type="float" office:value="0.262426" calcext:value-type="float">
            <text:p>0.262426</text:p>
          </table:table-cell>
          <table:table-cell office:value-type="float" office:value="0.893903" calcext:value-type="float">
            <text:p>0.893903</text:p>
          </table:table-cell>
          <table:table-cell office:value-type="float" office:value="0.267322" calcext:value-type="float">
            <text:p>0.267322</text:p>
          </table:table-cell>
          <table:table-cell office:value-type="float" office:value="19.6891" calcext:value-type="float">
            <text:p>19.6891</text:p>
          </table:table-cell>
          <table:table-cell office:value-type="float" office:value="2.18674" calcext:value-type="float">
            <text:p>2.18674</text:p>
          </table:table-cell>
          <table:table-cell office:value-type="float" office:value="1.12561" calcext:value-type="float">
            <text:p>1.12561</text:p>
          </table:table-cell>
          <table:table-cell office:value-type="float" office:value="0.874719" calcext:value-type="float">
            <text:p>0.874719</text:p>
          </table:table-cell>
          <table:table-cell office:value-type="float" office:value="3.54188" calcext:value-type="float">
            <text:p>3.54188</text:p>
          </table:table-cell>
          <table:table-cell office:value-type="float" office:value="0.706836" calcext:value-type="float">
            <text:p>0.706836</text:p>
          </table:table-cell>
          <table:table-cell office:value-type="float" office:value="13.0552" calcext:value-type="float">
            <text:p>13.0552</text:p>
          </table:table-cell>
          <table:table-cell office:value-type="float" office:value="1.88676" calcext:value-type="float">
            <text:p>1.88676</text:p>
          </table:table-cell>
          <table:table-cell office:value-type="float" office:value="0.867301" calcext:value-type="float">
            <text:p>0.867301</text:p>
          </table:table-cell>
          <table:table-cell office:value-type="float" office:value="3.54188" calcext:value-type="float">
            <text:p>3.54188</text:p>
          </table:table-cell>
          <table:table-cell office:value-type="float" office:value="1.93324" calcext:value-type="float">
            <text:p>1.93324</text:p>
          </table:table-cell>
          <table:table-cell office:value-type="float" office:value="2.96254" calcext:value-type="float">
            <text:p>2.96254</text:p>
          </table:table-cell>
          <table:table-cell office:value-type="float" office:value="0.263409" calcext:value-type="float">
            <text:p>0.263409</text:p>
          </table:table-cell>
          <table:table-cell office:value-type="float" office:value="0.652497" calcext:value-type="float">
            <text:p>0.652497</text:p>
          </table:table-cell>
          <table:table-cell office:value-type="float" office:value="0.262426" calcext:value-type="float">
            <text:p>0.262426</text:p>
          </table:table-cell>
          <table:table-cell office:value-type="float" office:value="2.03119" calcext:value-type="float">
            <text:p>2.03119</text:p>
          </table:table-cell>
          <table:table-cell office:value-type="float" office:value="0.706836" calcext:value-type="float">
            <text:p>0.706836</text:p>
          </table:table-cell>
          <table:table-cell office:value-type="float" office:value="1.91541" calcext:value-type="float">
            <text:p>1.91541</text:p>
          </table:table-cell>
          <table:table-cell office:value-type="float" office:value="13.0552" calcext:value-type="float">
            <text:p>13.0552</text:p>
          </table:table-cell>
          <table:table-cell office:value-type="float" office:value="1.29777" calcext:value-type="float">
            <text:p>1.29777</text:p>
          </table:table-cell>
          <table:table-cell office:value-type="float" office:value="1.59539" calcext:value-type="float">
            <text:p>1.59539</text:p>
          </table:table-cell>
          <table:table-cell office:value-type="float" office:value="1.86818" calcext:value-type="float">
            <text:p>1.86818</text:p>
          </table:table-cell>
          <table:table-cell office:value-type="float" office:value="0.959874" calcext:value-type="float">
            <text:p>0.959874</text:p>
          </table:table-cell>
          <table:table-cell office:value-type="float" office:value="0.0985995" calcext:value-type="float">
            <text:p>0.0985995</text:p>
          </table:table-cell>
          <table:table-cell office:value-type="float" office:value="6.31132" calcext:value-type="float">
            <text:p>6.31132</text:p>
          </table:table-cell>
          <table:table-cell office:value-type="float" office:value="0.68849" calcext:value-type="float">
            <text:p>0.68849</text:p>
          </table:table-cell>
          <table:table-cell office:value-type="float" office:value="1.92848" calcext:value-type="float">
            <text:p>1.92848</text:p>
          </table:table-cell>
          <table:table-cell office:value-type="float" office:value="0.263409" calcext:value-type="float">
            <text:p>0.263409</text:p>
          </table:table-cell>
          <table:table-cell office:value-type="float" office:value="5.61587" calcext:value-type="float">
            <text:p>5.61587</text:p>
          </table:table-cell>
          <table:table-cell office:value-type="float" office:value="0.267322" calcext:value-type="float">
            <text:p>0.267322</text:p>
          </table:table-cell>
          <table:table-cell office:value-type="float" office:value="20.3265" calcext:value-type="float">
            <text:p>20.3265</text:p>
          </table:table-cell>
          <table:table-cell office:value-type="float" office:value="1.76772" calcext:value-type="float">
            <text:p>1.76772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.67213" calcext:value-type="float">
            <text:p>4.6721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120" calcext:value-type="float">
            <text:p>120</text:p>
          </table:table-cell>
          <table:table-cell office:value-type="float" office:value="2.57687" calcext:value-type="float">
            <text:p>2.57687</text:p>
          </table:table-cell>
          <table:table-cell office:value-type="float" office:value="4.50257" calcext:value-type="float">
            <text:p>4.50257</text:p>
          </table:table-cell>
          <table:table-cell office:value-type="float" office:value="3.33101" calcext:value-type="float">
            <text:p>3.33101</text:p>
          </table:table-cell>
          <table:table-cell office:value-type="float" office:value="3.99105" calcext:value-type="float">
            <text:p>3.99105</text:p>
          </table:table-cell>
          <table:table-cell office:value-type="float" office:value="4.2974" calcext:value-type="float">
            <text:p>4.2974</text:p>
          </table:table-cell>
          <table:table-cell office:value-type="float" office:value="4.58677" calcext:value-type="float">
            <text:p>4.58677</text:p>
          </table:table-cell>
          <table:table-cell office:value-type="float" office:value="6.54473" calcext:value-type="float">
            <text:p>6.54473</text:p>
          </table:table-cell>
          <table:table-cell office:value-type="float" office:value="3.93288" calcext:value-type="float">
            <text:p>3.93288</text:p>
          </table:table-cell>
          <table:table-cell office:value-type="float" office:value="5.32063" calcext:value-type="float">
            <text:p>5.32063</text:p>
          </table:table-cell>
          <table:table-cell office:value-type="float" office:value="6.54473" calcext:value-type="float">
            <text:p>6.54473</text:p>
          </table:table-cell>
          <table:table-cell office:value-type="float" office:value="3.93329" calcext:value-type="float">
            <text:p>3.93329</text:p>
          </table:table-cell>
          <table:table-cell office:value-type="float" office:value="6.17228" calcext:value-type="float">
            <text:p>6.17228</text:p>
          </table:table-cell>
          <table:table-cell office:value-type="float" office:value="2.57687" calcext:value-type="float">
            <text:p>2.57687</text:p>
          </table:table-cell>
          <table:table-cell office:value-type="float" office:value="6.49222" calcext:value-type="float">
            <text:p>6.49222</text:p>
          </table:table-cell>
          <table:table-cell office:value-type="float" office:value="3.47976" calcext:value-type="float">
            <text:p>3.47976</text:p>
          </table:table-cell>
          <table:table-cell office:value-type="float" office:value="4.31087" calcext:value-type="float">
            <text:p>4.31087</text:p>
          </table:table-cell>
          <table:table-cell office:value-type="float" office:value="3.15707" calcext:value-type="float">
            <text:p>3.15707</text:p>
          </table:table-cell>
          <table:table-cell office:value-type="float" office:value="4.68835" calcext:value-type="float">
            <text:p>4.68835</text:p>
          </table:table-cell>
          <table:table-cell office:value-type="float" office:value="3.93288" calcext:value-type="float">
            <text:p>3.93288</text:p>
          </table:table-cell>
          <table:table-cell office:value-type="float" office:value="4.88098" calcext:value-type="float">
            <text:p>4.88098</text:p>
          </table:table-cell>
          <table:table-cell office:value-type="float" office:value="4.24187" calcext:value-type="float">
            <text:p>4.24187</text:p>
          </table:table-cell>
          <table:table-cell office:value-type="float" office:value="4.8501" calcext:value-type="float">
            <text:p>4.8501</text:p>
          </table:table-cell>
          <table:table-cell office:value-type="float" office:value="4.27636" calcext:value-type="float">
            <text:p>4.27636</text:p>
          </table:table-cell>
          <table:table-cell office:value-type="float" office:value="4.60128" calcext:value-type="float">
            <text:p>4.60128</text:p>
          </table:table-cell>
          <table:table-cell office:value-type="float" office:value="4.40781" calcext:value-type="float">
            <text:p>4.40781</text:p>
          </table:table-cell>
          <table:table-cell office:value-type="float" office:value="16.6305" calcext:value-type="float">
            <text:p>16.6305</text:p>
          </table:table-cell>
          <table:table-cell office:value-type="float" office:value="4.33208" calcext:value-type="float">
            <text:p>4.33208</text:p>
          </table:table-cell>
          <table:table-cell office:value-type="float" office:value="4.24187" calcext:value-type="float">
            <text:p>4.24187</text:p>
          </table:table-cell>
          <table:table-cell office:value-type="float" office:value="3.91037" calcext:value-type="float">
            <text:p>3.91037</text:p>
          </table:table-cell>
          <table:table-cell office:value-type="float" office:value="4.8242" calcext:value-type="float">
            <text:p>4.8242</text:p>
          </table:table-cell>
          <table:table-cell office:value-type="float" office:value="2.94008" calcext:value-type="float">
            <text:p>2.94008</text:p>
          </table:table-cell>
          <table:table-cell office:value-type="float" office:value="6.04857" calcext:value-type="float">
            <text:p>6.04857</text:p>
          </table:table-cell>
          <table:table-cell office:value-type="float" office:value="4.41588" calcext:value-type="float">
            <text:p>4.41588</text:p>
          </table:table-cell>
          <table:table-cell office:value-type="float" office:value="5.06611" calcext:value-type="float">
            <text:p>5.06611</text:p>
          </table:table-cell>
          <table:table-cell office:value-type="float" office:value="4.6526" calcext:value-type="float">
            <text:p>4.6526</text:p>
          </table:table-cell>
          <table:table-cell office:value-type="float" office:value="4.3518" calcext:value-type="float">
            <text:p>4.3518</text:p>
          </table:table-cell>
          <table:table-cell office:value-type="float" office:value="5.21817" calcext:value-type="float">
            <text:p>5.21817</text:p>
          </table:table-cell>
          <table:table-cell office:value-type="float" office:value="4.63757" calcext:value-type="float">
            <text:p>4.63757</text:p>
          </table:table-cell>
          <table:table-cell office:value-type="float" office:value="15.0717" calcext:value-type="float">
            <text:p>15.0717</text:p>
          </table:table-cell>
          <table:table-cell office:value-type="float" office:value="5.21817" calcext:value-type="float">
            <text:p>5.21817</text:p>
          </table:table-cell>
          <table:table-cell office:value-type="float" office:value="4.49574" calcext:value-type="float">
            <text:p>4.49574</text:p>
          </table:table-cell>
          <table:table-cell office:value-type="float" office:value="4.70034" calcext:value-type="float">
            <text:p>4.70034</text:p>
          </table:table-cell>
          <table:table-cell office:value-type="float" office:value="2.94008" calcext:value-type="float">
            <text:p>2.94008</text:p>
          </table:table-cell>
          <table:table-cell office:value-type="float" office:value="6.49408" calcext:value-type="float">
            <text:p>6.49408</text:p>
          </table:table-cell>
          <table:table-cell office:value-type="float" office:value="3.54875" calcext:value-type="float">
            <text:p>3.54875</text:p>
          </table:table-cell>
          <table:table-cell office:value-type="float" office:value="4.1767" calcext:value-type="float">
            <text:p>4.1767</text:p>
          </table:table-cell>
          <table:table-cell office:value-type="float" office:value="3.47739" calcext:value-type="float">
            <text:p>3.47739</text:p>
          </table:table-cell>
          <table:table-cell office:value-type="float" office:value="5.50159" calcext:value-type="float">
            <text:p>5.50159</text:p>
          </table:table-cell>
          <table:table-cell office:value-type="float" office:value="4.63757" calcext:value-type="float">
            <text:p>4.63757</text:p>
          </table:table-cell>
          <table:table-cell office:value-type="float" office:value="5.52078" calcext:value-type="float">
            <text:p>5.52078</text:p>
          </table:table-cell>
          <table:table-cell office:value-type="float" office:value="4.45755" calcext:value-type="float">
            <text:p>4.45755</text:p>
          </table:table-cell>
          <table:table-cell office:value-type="float" office:value="4.63706" calcext:value-type="float">
            <text:p>4.63706</text:p>
          </table:table-cell>
          <table:table-cell office:value-type="float" office:value="4.24713" calcext:value-type="float">
            <text:p>4.24713</text:p>
          </table:table-cell>
          <table:table-cell office:value-type="float" office:value="3.90445" calcext:value-type="float">
            <text:p>3.90445</text:p>
          </table:table-cell>
          <table:table-cell office:value-type="float" office:value="4.35392" calcext:value-type="float">
            <text:p>4.35392</text:p>
          </table:table-cell>
          <table:table-cell office:value-type="float" office:value="3.83559" calcext:value-type="float">
            <text:p>3.83559</text:p>
          </table:table-cell>
          <table:table-cell office:value-type="float" office:value="6.49222" calcext:value-type="float">
            <text:p>6.49222</text:p>
          </table:table-cell>
          <table:table-cell office:value-type="float" office:value="4.45755" calcext:value-type="float">
            <text:p>4.45755</text:p>
          </table:table-cell>
          <table:table-cell office:value-type="float" office:value="4.42423" calcext:value-type="float">
            <text:p>4.42423</text:p>
          </table:table-cell>
          <table:table-cell office:value-type="float" office:value="3.94558" calcext:value-type="float">
            <text:p>3.94558</text:p>
          </table:table-cell>
          <table:table-cell office:value-type="float" office:value="5.49241" calcext:value-type="float">
            <text:p>5.49241</text:p>
          </table:table-cell>
          <table:table-cell office:value-type="float" office:value="4.18535" calcext:value-type="float">
            <text:p>4.18535</text:p>
          </table:table-cell>
          <table:table-cell office:value-type="float" office:value="4.34594" calcext:value-type="float">
            <text:p>4.34594</text:p>
          </table:table-cell>
          <table:table-cell office:value-type="float" office:value="8.47397" calcext:value-type="float">
            <text:p>8.47397</text:p>
          </table:table-cell>
          <table:table-cell office:value-type="float" office:value="3.85367" calcext:value-type="float">
            <text:p>3.85367</text:p>
          </table:table-cell>
          <table:table-cell office:value-type="float" office:value="3.47138" calcext:value-type="float">
            <text:p>3.47138</text:p>
          </table:table-cell>
          <table:table-cell office:value-type="float" office:value="4.18535" calcext:value-type="float">
            <text:p>4.18535</text:p>
          </table:table-cell>
          <table:table-cell office:value-type="float" office:value="5.91548" calcext:value-type="float">
            <text:p>5.91548</text:p>
          </table:table-cell>
          <table:table-cell office:value-type="float" office:value="5.35593" calcext:value-type="float">
            <text:p>5.35593</text:p>
          </table:table-cell>
          <table:table-cell office:value-type="float" office:value="4.49752" calcext:value-type="float">
            <text:p>4.49752</text:p>
          </table:table-cell>
          <table:table-cell office:value-type="float" office:value="6.17415" calcext:value-type="float">
            <text:p>6.17415</text:p>
          </table:table-cell>
          <table:table-cell office:value-type="float" office:value="4.50863" calcext:value-type="float">
            <text:p>4.50863</text:p>
          </table:table-cell>
          <table:table-cell office:value-type="float" office:value="6.54956" calcext:value-type="float">
            <text:p>6.54956</text:p>
          </table:table-cell>
          <table:table-cell office:value-type="float" office:value="4.34594" calcext:value-type="float">
            <text:p>4.34594</text:p>
          </table:table-cell>
          <table:table-cell office:value-type="float" office:value="6.38248" calcext:value-type="float">
            <text:p>6.38248</text:p>
          </table:table-cell>
          <table:table-cell office:value-type="float" office:value="8.47397" calcext:value-type="float">
            <text:p>8.47397</text:p>
          </table:table-cell>
          <table:table-cell office:value-type="float" office:value="4.27255" calcext:value-type="float">
            <text:p>4.27255</text:p>
          </table:table-cell>
          <table:table-cell office:value-type="float" office:value="6.44235" calcext:value-type="float">
            <text:p>6.44235</text:p>
          </table:table-cell>
          <table:table-cell office:value-type="float" office:value="4.8486" calcext:value-type="float">
            <text:p>4.8486</text:p>
          </table:table-cell>
          <table:table-cell office:value-type="float" office:value="4.84519" calcext:value-type="float">
            <text:p>4.84519</text:p>
          </table:table-cell>
          <table:table-cell office:value-type="float" office:value="16.8373" calcext:value-type="float">
            <text:p>16.8373</text:p>
          </table:table-cell>
          <table:table-cell office:value-type="float" office:value="6.85227" calcext:value-type="float">
            <text:p>6.85227</text:p>
          </table:table-cell>
          <table:table-cell office:value-type="float" office:value="5.14105" calcext:value-type="float">
            <text:p>5.14105</text:p>
          </table:table-cell>
          <table:table-cell office:value-type="float" office:value="6.17851" calcext:value-type="float">
            <text:p>6.17851</text:p>
          </table:table-cell>
          <table:table-cell office:value-type="float" office:value="4.49752" calcext:value-type="float">
            <text:p>4.49752</text:p>
          </table:table-cell>
          <table:table-cell office:value-type="float" office:value="4.08681" calcext:value-type="float">
            <text:p>4.08681</text:p>
          </table:table-cell>
          <table:table-cell office:value-type="float" office:value="4.40783" calcext:value-type="float">
            <text:p>4.40783</text:p>
          </table:table-cell>
          <table:table-cell office:value-type="float" office:value="15.0275" calcext:value-type="float">
            <text:p>15.0275</text:p>
          </table:table-cell>
          <table:table-cell office:value-type="float" office:value="6.61028" calcext:value-type="float">
            <text:p>6.61028</text:p>
          </table:table-cell>
          <table:table-cell office:value-type="float" office:value="5.79574" calcext:value-type="float">
            <text:p>5.79574</text:p>
          </table:table-cell>
          <table:table-cell office:value-type="float" office:value="5.54683" calcext:value-type="float">
            <text:p>5.54683</text:p>
          </table:table-cell>
          <table:table-cell office:value-type="float" office:value="4.18535" calcext:value-type="float">
            <text:p>4.18535</text:p>
          </table:table-cell>
          <table:table-cell office:value-type="float" office:value="3.98872" calcext:value-type="float">
            <text:p>3.98872</text:p>
          </table:table-cell>
          <table:table-cell office:value-type="float" office:value="8.38712" calcext:value-type="float">
            <text:p>8.38712</text:p>
          </table:table-cell>
          <table:table-cell office:value-type="float" office:value="2.80703" calcext:value-type="float">
            <text:p>2.80703</text:p>
          </table:table-cell>
          <table:table-cell office:value-type="float" office:value="4.33964" calcext:value-type="float">
            <text:p>4.33964</text:p>
          </table:table-cell>
          <table:table-cell office:value-type="float" office:value="4.18535" calcext:value-type="float">
            <text:p>4.18535</text:p>
          </table:table-cell>
          <table:table-cell office:value-type="float" office:value="5.55722" calcext:value-type="float">
            <text:p>5.55722</text:p>
          </table:table-cell>
          <table:table-cell office:value-type="float" office:value="4.2192" calcext:value-type="float">
            <text:p>4.2192</text:p>
          </table:table-cell>
          <table:table-cell office:value-type="float" office:value="4.43648" calcext:value-type="float">
            <text:p>4.43648</text:p>
          </table:table-cell>
          <table:table-cell office:value-type="float" office:value="4.26172" calcext:value-type="float">
            <text:p>4.26172</text:p>
          </table:table-cell>
          <table:table-cell office:value-type="float" office:value="4.49752" calcext:value-type="float">
            <text:p>4.49752</text:p>
          </table:table-cell>
          <table:table-cell office:value-type="float" office:value="6.47914" calcext:value-type="float">
            <text:p>6.47914</text:p>
          </table:table-cell>
          <table:table-cell office:value-type="float" office:value="3.98872" calcext:value-type="float">
            <text:p>3.98872</text:p>
          </table:table-cell>
          <table:table-cell office:value-type="float" office:value="6.38011" calcext:value-type="float">
            <text:p>6.38011</text:p>
          </table:table-cell>
          <table:table-cell office:value-type="float" office:value="8.38712" calcext:value-type="float">
            <text:p>8.38712</text:p>
          </table:table-cell>
          <table:table-cell office:value-type="float" office:value="4.15482" calcext:value-type="float">
            <text:p>4.15482</text:p>
          </table:table-cell>
          <table:table-cell office:value-type="float" office:value="4.86432" calcext:value-type="float">
            <text:p>4.86432</text:p>
          </table:table-cell>
          <table:table-cell office:value-type="float" office:value="5.40789" calcext:value-type="float">
            <text:p>5.40789</text:p>
          </table:table-cell>
          <table:table-cell office:value-type="float" office:value="3.9525" calcext:value-type="float">
            <text:p>3.9525</text:p>
          </table:table-cell>
          <table:table-cell office:value-type="float" office:value="4.61868" calcext:value-type="float">
            <text:p>4.61868</text:p>
          </table:table-cell>
          <table:table-cell office:value-type="float" office:value="7.44125" calcext:value-type="float">
            <text:p>7.44125</text:p>
          </table:table-cell>
          <table:table-cell office:value-type="float" office:value="5.23084" calcext:value-type="float">
            <text:p>5.23084</text:p>
          </table:table-cell>
          <table:table-cell office:value-type="float" office:value="6.46025" calcext:value-type="float">
            <text:p>6.46025</text:p>
          </table:table-cell>
          <table:table-cell office:value-type="float" office:value="4.43648" calcext:value-type="float">
            <text:p>4.43648</text:p>
          </table:table-cell>
          <table:table-cell office:value-type="float" office:value="6.83686" calcext:value-type="float">
            <text:p>6.83686</text:p>
          </table:table-cell>
          <table:table-cell office:value-type="float" office:value="4.40783" calcext:value-type="float">
            <text:p>4.40783</text:p>
          </table:table-cell>
          <table:table-cell office:value-type="float" office:value="15.6748" calcext:value-type="float">
            <text:p>15.6748</text:p>
          </table:table-cell>
          <table:table-cell office:value-type="float" office:value="5.75171" calcext:value-type="float">
            <text:p>5.75171</text:p>
          </table:table-cell>
          <table:table-cell office:value-type="float" office:value="4.67213" calcext:value-type="float">
            <text:p>4.67213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121" calcext:value-type="float">
            <text:p>121</text:p>
          </table:table-cell>
          <table:table-cell office:value-type="float" office:value="2.57687" calcext:value-type="float">
            <text:p>2.57687</text:p>
          </table:table-cell>
          <table:table-cell office:value-type="float" office:value="4.50257" calcext:value-type="float">
            <text:p>4.50257</text:p>
          </table:table-cell>
          <table:table-cell office:value-type="float" office:value="3.33101" calcext:value-type="float">
            <text:p>3.33101</text:p>
          </table:table-cell>
          <table:table-cell office:value-type="float" office:value="3.99105" calcext:value-type="float">
            <text:p>3.99105</text:p>
          </table:table-cell>
          <table:table-cell office:value-type="float" office:value="4.2974" calcext:value-type="float">
            <text:p>4.2974</text:p>
          </table:table-cell>
          <table:table-cell office:value-type="float" office:value="4.58677" calcext:value-type="float">
            <text:p>4.58677</text:p>
          </table:table-cell>
          <table:table-cell office:value-type="float" office:value="6.54473" calcext:value-type="float">
            <text:p>6.54473</text:p>
          </table:table-cell>
          <table:table-cell office:value-type="float" office:value="3.93288" calcext:value-type="float">
            <text:p>3.93288</text:p>
          </table:table-cell>
          <table:table-cell office:value-type="float" office:value="5.32063" calcext:value-type="float">
            <text:p>5.32063</text:p>
          </table:table-cell>
          <table:table-cell office:value-type="float" office:value="6.54473" calcext:value-type="float">
            <text:p>6.54473</text:p>
          </table:table-cell>
          <table:table-cell office:value-type="float" office:value="3.93329" calcext:value-type="float">
            <text:p>3.93329</text:p>
          </table:table-cell>
          <table:table-cell office:value-type="float" office:value="6.17228" calcext:value-type="float">
            <text:p>6.17228</text:p>
          </table:table-cell>
          <table:table-cell office:value-type="float" office:value="2.57687" calcext:value-type="float">
            <text:p>2.57687</text:p>
          </table:table-cell>
          <table:table-cell office:value-type="float" office:value="6.49222" calcext:value-type="float">
            <text:p>6.49222</text:p>
          </table:table-cell>
          <table:table-cell office:value-type="float" office:value="3.47976" calcext:value-type="float">
            <text:p>3.47976</text:p>
          </table:table-cell>
          <table:table-cell office:value-type="float" office:value="4.31087" calcext:value-type="float">
            <text:p>4.31087</text:p>
          </table:table-cell>
          <table:table-cell office:value-type="float" office:value="3.15707" calcext:value-type="float">
            <text:p>3.15707</text:p>
          </table:table-cell>
          <table:table-cell office:value-type="float" office:value="4.68835" calcext:value-type="float">
            <text:p>4.68835</text:p>
          </table:table-cell>
          <table:table-cell office:value-type="float" office:value="3.93288" calcext:value-type="float">
            <text:p>3.93288</text:p>
          </table:table-cell>
          <table:table-cell office:value-type="float" office:value="4.88098" calcext:value-type="float">
            <text:p>4.88098</text:p>
          </table:table-cell>
          <table:table-cell office:value-type="float" office:value="4.24187" calcext:value-type="float">
            <text:p>4.24187</text:p>
          </table:table-cell>
          <table:table-cell office:value-type="float" office:value="4.8501" calcext:value-type="float">
            <text:p>4.8501</text:p>
          </table:table-cell>
          <table:table-cell office:value-type="float" office:value="4.27636" calcext:value-type="float">
            <text:p>4.27636</text:p>
          </table:table-cell>
          <table:table-cell office:value-type="float" office:value="4.60128" calcext:value-type="float">
            <text:p>4.60128</text:p>
          </table:table-cell>
          <table:table-cell office:value-type="float" office:value="4.40781" calcext:value-type="float">
            <text:p>4.40781</text:p>
          </table:table-cell>
          <table:table-cell office:value-type="float" office:value="16.6305" calcext:value-type="float">
            <text:p>16.6305</text:p>
          </table:table-cell>
          <table:table-cell office:value-type="float" office:value="4.33208" calcext:value-type="float">
            <text:p>4.33208</text:p>
          </table:table-cell>
          <table:table-cell office:value-type="float" office:value="4.24187" calcext:value-type="float">
            <text:p>4.24187</text:p>
          </table:table-cell>
          <table:table-cell office:value-type="float" office:value="3.91037" calcext:value-type="float">
            <text:p>3.91037</text:p>
          </table:table-cell>
          <table:table-cell office:value-type="float" office:value="4.8242" calcext:value-type="float">
            <text:p>4.8242</text:p>
          </table:table-cell>
          <table:table-cell office:value-type="float" office:value="2.94008" calcext:value-type="float">
            <text:p>2.94008</text:p>
          </table:table-cell>
          <table:table-cell office:value-type="float" office:value="6.04857" calcext:value-type="float">
            <text:p>6.04857</text:p>
          </table:table-cell>
          <table:table-cell office:value-type="float" office:value="4.41588" calcext:value-type="float">
            <text:p>4.41588</text:p>
          </table:table-cell>
          <table:table-cell office:value-type="float" office:value="5.06611" calcext:value-type="float">
            <text:p>5.06611</text:p>
          </table:table-cell>
          <table:table-cell office:value-type="float" office:value="4.6526" calcext:value-type="float">
            <text:p>4.6526</text:p>
          </table:table-cell>
          <table:table-cell office:value-type="float" office:value="4.3518" calcext:value-type="float">
            <text:p>4.3518</text:p>
          </table:table-cell>
          <table:table-cell office:value-type="float" office:value="5.21817" calcext:value-type="float">
            <text:p>5.21817</text:p>
          </table:table-cell>
          <table:table-cell office:value-type="float" office:value="4.63757" calcext:value-type="float">
            <text:p>4.63757</text:p>
          </table:table-cell>
          <table:table-cell office:value-type="float" office:value="15.0717" calcext:value-type="float">
            <text:p>15.0717</text:p>
          </table:table-cell>
          <table:table-cell office:value-type="float" office:value="5.21817" calcext:value-type="float">
            <text:p>5.21817</text:p>
          </table:table-cell>
          <table:table-cell office:value-type="float" office:value="4.49574" calcext:value-type="float">
            <text:p>4.49574</text:p>
          </table:table-cell>
          <table:table-cell office:value-type="float" office:value="4.70034" calcext:value-type="float">
            <text:p>4.70034</text:p>
          </table:table-cell>
          <table:table-cell office:value-type="float" office:value="2.94008" calcext:value-type="float">
            <text:p>2.94008</text:p>
          </table:table-cell>
          <table:table-cell office:value-type="float" office:value="6.49408" calcext:value-type="float">
            <text:p>6.49408</text:p>
          </table:table-cell>
          <table:table-cell office:value-type="float" office:value="3.54875" calcext:value-type="float">
            <text:p>3.54875</text:p>
          </table:table-cell>
          <table:table-cell office:value-type="float" office:value="4.1767" calcext:value-type="float">
            <text:p>4.1767</text:p>
          </table:table-cell>
          <table:table-cell office:value-type="float" office:value="3.47739" calcext:value-type="float">
            <text:p>3.47739</text:p>
          </table:table-cell>
          <table:table-cell office:value-type="float" office:value="5.50159" calcext:value-type="float">
            <text:p>5.50159</text:p>
          </table:table-cell>
          <table:table-cell office:value-type="float" office:value="4.63757" calcext:value-type="float">
            <text:p>4.63757</text:p>
          </table:table-cell>
          <table:table-cell office:value-type="float" office:value="5.52078" calcext:value-type="float">
            <text:p>5.52078</text:p>
          </table:table-cell>
          <table:table-cell office:value-type="float" office:value="4.45755" calcext:value-type="float">
            <text:p>4.45755</text:p>
          </table:table-cell>
          <table:table-cell office:value-type="float" office:value="4.63706" calcext:value-type="float">
            <text:p>4.63706</text:p>
          </table:table-cell>
          <table:table-cell office:value-type="float" office:value="4.24713" calcext:value-type="float">
            <text:p>4.24713</text:p>
          </table:table-cell>
          <table:table-cell office:value-type="float" office:value="3.90445" calcext:value-type="float">
            <text:p>3.90445</text:p>
          </table:table-cell>
          <table:table-cell office:value-type="float" office:value="4.35392" calcext:value-type="float">
            <text:p>4.35392</text:p>
          </table:table-cell>
          <table:table-cell office:value-type="float" office:value="3.83559" calcext:value-type="float">
            <text:p>3.83559</text:p>
          </table:table-cell>
          <table:table-cell office:value-type="float" office:value="6.49222" calcext:value-type="float">
            <text:p>6.49222</text:p>
          </table:table-cell>
          <table:table-cell office:value-type="float" office:value="4.45755" calcext:value-type="float">
            <text:p>4.45755</text:p>
          </table:table-cell>
          <table:table-cell office:value-type="float" office:value="4.42423" calcext:value-type="float">
            <text:p>4.42423</text:p>
          </table:table-cell>
          <table:table-cell office:value-type="float" office:value="3.94558" calcext:value-type="float">
            <text:p>3.94558</text:p>
          </table:table-cell>
          <table:table-cell office:value-type="float" office:value="5.49241" calcext:value-type="float">
            <text:p>5.49241</text:p>
          </table:table-cell>
          <table:table-cell office:value-type="float" office:value="4.18535" calcext:value-type="float">
            <text:p>4.18535</text:p>
          </table:table-cell>
          <table:table-cell office:value-type="float" office:value="4.34594" calcext:value-type="float">
            <text:p>4.34594</text:p>
          </table:table-cell>
          <table:table-cell office:value-type="float" office:value="8.47397" calcext:value-type="float">
            <text:p>8.47397</text:p>
          </table:table-cell>
          <table:table-cell office:value-type="float" office:value="3.85367" calcext:value-type="float">
            <text:p>3.85367</text:p>
          </table:table-cell>
          <table:table-cell office:value-type="float" office:value="3.47138" calcext:value-type="float">
            <text:p>3.47138</text:p>
          </table:table-cell>
          <table:table-cell office:value-type="float" office:value="4.18535" calcext:value-type="float">
            <text:p>4.18535</text:p>
          </table:table-cell>
          <table:table-cell office:value-type="float" office:value="5.91548" calcext:value-type="float">
            <text:p>5.91548</text:p>
          </table:table-cell>
          <table:table-cell office:value-type="float" office:value="5.35593" calcext:value-type="float">
            <text:p>5.35593</text:p>
          </table:table-cell>
          <table:table-cell office:value-type="float" office:value="4.49752" calcext:value-type="float">
            <text:p>4.49752</text:p>
          </table:table-cell>
          <table:table-cell office:value-type="float" office:value="6.17415" calcext:value-type="float">
            <text:p>6.17415</text:p>
          </table:table-cell>
          <table:table-cell office:value-type="float" office:value="4.50863" calcext:value-type="float">
            <text:p>4.50863</text:p>
          </table:table-cell>
          <table:table-cell office:value-type="float" office:value="6.54956" calcext:value-type="float">
            <text:p>6.54956</text:p>
          </table:table-cell>
          <table:table-cell office:value-type="float" office:value="4.34594" calcext:value-type="float">
            <text:p>4.34594</text:p>
          </table:table-cell>
          <table:table-cell office:value-type="float" office:value="6.38248" calcext:value-type="float">
            <text:p>6.38248</text:p>
          </table:table-cell>
          <table:table-cell office:value-type="float" office:value="8.47397" calcext:value-type="float">
            <text:p>8.47397</text:p>
          </table:table-cell>
          <table:table-cell office:value-type="float" office:value="4.27255" calcext:value-type="float">
            <text:p>4.27255</text:p>
          </table:table-cell>
          <table:table-cell office:value-type="float" office:value="6.44235" calcext:value-type="float">
            <text:p>6.44235</text:p>
          </table:table-cell>
          <table:table-cell office:value-type="float" office:value="4.8486" calcext:value-type="float">
            <text:p>4.8486</text:p>
          </table:table-cell>
          <table:table-cell office:value-type="float" office:value="4.84519" calcext:value-type="float">
            <text:p>4.84519</text:p>
          </table:table-cell>
          <table:table-cell office:value-type="float" office:value="16.8373" calcext:value-type="float">
            <text:p>16.8373</text:p>
          </table:table-cell>
          <table:table-cell office:value-type="float" office:value="6.85227" calcext:value-type="float">
            <text:p>6.85227</text:p>
          </table:table-cell>
          <table:table-cell office:value-type="float" office:value="5.14105" calcext:value-type="float">
            <text:p>5.14105</text:p>
          </table:table-cell>
          <table:table-cell office:value-type="float" office:value="6.17851" calcext:value-type="float">
            <text:p>6.17851</text:p>
          </table:table-cell>
          <table:table-cell office:value-type="float" office:value="4.49752" calcext:value-type="float">
            <text:p>4.49752</text:p>
          </table:table-cell>
          <table:table-cell office:value-type="float" office:value="4.08681" calcext:value-type="float">
            <text:p>4.08681</text:p>
          </table:table-cell>
          <table:table-cell office:value-type="float" office:value="4.40783" calcext:value-type="float">
            <text:p>4.40783</text:p>
          </table:table-cell>
          <table:table-cell office:value-type="float" office:value="15.0275" calcext:value-type="float">
            <text:p>15.0275</text:p>
          </table:table-cell>
          <table:table-cell office:value-type="float" office:value="6.61028" calcext:value-type="float">
            <text:p>6.61028</text:p>
          </table:table-cell>
          <table:table-cell office:value-type="float" office:value="5.79574" calcext:value-type="float">
            <text:p>5.79574</text:p>
          </table:table-cell>
          <table:table-cell office:value-type="float" office:value="5.54683" calcext:value-type="float">
            <text:p>5.54683</text:p>
          </table:table-cell>
          <table:table-cell office:value-type="float" office:value="4.18535" calcext:value-type="float">
            <text:p>4.18535</text:p>
          </table:table-cell>
          <table:table-cell office:value-type="float" office:value="3.98872" calcext:value-type="float">
            <text:p>3.98872</text:p>
          </table:table-cell>
          <table:table-cell office:value-type="float" office:value="8.38712" calcext:value-type="float">
            <text:p>8.38712</text:p>
          </table:table-cell>
          <table:table-cell office:value-type="float" office:value="2.80703" calcext:value-type="float">
            <text:p>2.80703</text:p>
          </table:table-cell>
          <table:table-cell office:value-type="float" office:value="4.33964" calcext:value-type="float">
            <text:p>4.33964</text:p>
          </table:table-cell>
          <table:table-cell office:value-type="float" office:value="4.18535" calcext:value-type="float">
            <text:p>4.18535</text:p>
          </table:table-cell>
          <table:table-cell office:value-type="float" office:value="5.55722" calcext:value-type="float">
            <text:p>5.55722</text:p>
          </table:table-cell>
          <table:table-cell office:value-type="float" office:value="4.2192" calcext:value-type="float">
            <text:p>4.2192</text:p>
          </table:table-cell>
          <table:table-cell office:value-type="float" office:value="4.43648" calcext:value-type="float">
            <text:p>4.43648</text:p>
          </table:table-cell>
          <table:table-cell office:value-type="float" office:value="4.26172" calcext:value-type="float">
            <text:p>4.26172</text:p>
          </table:table-cell>
          <table:table-cell office:value-type="float" office:value="4.49752" calcext:value-type="float">
            <text:p>4.49752</text:p>
          </table:table-cell>
          <table:table-cell office:value-type="float" office:value="6.47914" calcext:value-type="float">
            <text:p>6.47914</text:p>
          </table:table-cell>
          <table:table-cell office:value-type="float" office:value="3.98872" calcext:value-type="float">
            <text:p>3.98872</text:p>
          </table:table-cell>
          <table:table-cell office:value-type="float" office:value="6.38011" calcext:value-type="float">
            <text:p>6.38011</text:p>
          </table:table-cell>
          <table:table-cell office:value-type="float" office:value="8.38712" calcext:value-type="float">
            <text:p>8.38712</text:p>
          </table:table-cell>
          <table:table-cell office:value-type="float" office:value="4.15482" calcext:value-type="float">
            <text:p>4.15482</text:p>
          </table:table-cell>
          <table:table-cell office:value-type="float" office:value="4.86432" calcext:value-type="float">
            <text:p>4.86432</text:p>
          </table:table-cell>
          <table:table-cell office:value-type="float" office:value="5.40789" calcext:value-type="float">
            <text:p>5.40789</text:p>
          </table:table-cell>
          <table:table-cell office:value-type="float" office:value="3.9525" calcext:value-type="float">
            <text:p>3.9525</text:p>
          </table:table-cell>
          <table:table-cell office:value-type="float" office:value="4.61868" calcext:value-type="float">
            <text:p>4.61868</text:p>
          </table:table-cell>
          <table:table-cell office:value-type="float" office:value="7.44125" calcext:value-type="float">
            <text:p>7.44125</text:p>
          </table:table-cell>
          <table:table-cell office:value-type="float" office:value="5.23084" calcext:value-type="float">
            <text:p>5.23084</text:p>
          </table:table-cell>
          <table:table-cell office:value-type="float" office:value="6.46025" calcext:value-type="float">
            <text:p>6.46025</text:p>
          </table:table-cell>
          <table:table-cell office:value-type="float" office:value="4.43648" calcext:value-type="float">
            <text:p>4.43648</text:p>
          </table:table-cell>
          <table:table-cell office:value-type="float" office:value="6.83686" calcext:value-type="float">
            <text:p>6.83686</text:p>
          </table:table-cell>
          <table:table-cell office:value-type="float" office:value="4.40783" calcext:value-type="float">
            <text:p>4.40783</text:p>
          </table:table-cell>
          <table:table-cell office:value-type="float" office:value="15.6748" calcext:value-type="float">
            <text:p>15.6748</text:p>
          </table:table-cell>
          <table:table-cell office:value-type="float" office:value="5.75171" calcext:value-type="float">
            <text:p>5.75171</text:p>
          </table:table-cell>
          <table:table-cell office:value-type="float" office:value="4.67213" calcext:value-type="float">
            <text:p>4.67213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122" calcext:value-type="float">
            <text:p>122</text:p>
          </table:table-cell>
          <table:table-cell office:value-type="float" office:value="2.57687" calcext:value-type="float">
            <text:p>2.57687</text:p>
          </table:table-cell>
          <table:table-cell office:value-type="float" office:value="4.50257" calcext:value-type="float">
            <text:p>4.50257</text:p>
          </table:table-cell>
          <table:table-cell office:value-type="float" office:value="3.33101" calcext:value-type="float">
            <text:p>3.33101</text:p>
          </table:table-cell>
          <table:table-cell office:value-type="float" office:value="3.99105" calcext:value-type="float">
            <text:p>3.99105</text:p>
          </table:table-cell>
          <table:table-cell office:value-type="float" office:value="4.2974" calcext:value-type="float">
            <text:p>4.2974</text:p>
          </table:table-cell>
          <table:table-cell office:value-type="float" office:value="4.58677" calcext:value-type="float">
            <text:p>4.58677</text:p>
          </table:table-cell>
          <table:table-cell office:value-type="float" office:value="6.54473" calcext:value-type="float">
            <text:p>6.54473</text:p>
          </table:table-cell>
          <table:table-cell office:value-type="float" office:value="3.93288" calcext:value-type="float">
            <text:p>3.93288</text:p>
          </table:table-cell>
          <table:table-cell office:value-type="float" office:value="5.32063" calcext:value-type="float">
            <text:p>5.32063</text:p>
          </table:table-cell>
          <table:table-cell office:value-type="float" office:value="6.54473" calcext:value-type="float">
            <text:p>6.54473</text:p>
          </table:table-cell>
          <table:table-cell office:value-type="float" office:value="3.93329" calcext:value-type="float">
            <text:p>3.93329</text:p>
          </table:table-cell>
          <table:table-cell office:value-type="float" office:value="6.17228" calcext:value-type="float">
            <text:p>6.17228</text:p>
          </table:table-cell>
          <table:table-cell office:value-type="float" office:value="2.57687" calcext:value-type="float">
            <text:p>2.57687</text:p>
          </table:table-cell>
          <table:table-cell office:value-type="float" office:value="6.49222" calcext:value-type="float">
            <text:p>6.49222</text:p>
          </table:table-cell>
          <table:table-cell office:value-type="float" office:value="3.47976" calcext:value-type="float">
            <text:p>3.47976</text:p>
          </table:table-cell>
          <table:table-cell office:value-type="float" office:value="4.31087" calcext:value-type="float">
            <text:p>4.31087</text:p>
          </table:table-cell>
          <table:table-cell office:value-type="float" office:value="3.15707" calcext:value-type="float">
            <text:p>3.15707</text:p>
          </table:table-cell>
          <table:table-cell office:value-type="float" office:value="4.68835" calcext:value-type="float">
            <text:p>4.68835</text:p>
          </table:table-cell>
          <table:table-cell office:value-type="float" office:value="3.93288" calcext:value-type="float">
            <text:p>3.93288</text:p>
          </table:table-cell>
          <table:table-cell office:value-type="float" office:value="4.88098" calcext:value-type="float">
            <text:p>4.88098</text:p>
          </table:table-cell>
          <table:table-cell office:value-type="float" office:value="4.24187" calcext:value-type="float">
            <text:p>4.24187</text:p>
          </table:table-cell>
          <table:table-cell office:value-type="float" office:value="4.8501" calcext:value-type="float">
            <text:p>4.8501</text:p>
          </table:table-cell>
          <table:table-cell office:value-type="float" office:value="4.27636" calcext:value-type="float">
            <text:p>4.27636</text:p>
          </table:table-cell>
          <table:table-cell office:value-type="float" office:value="4.60128" calcext:value-type="float">
            <text:p>4.60128</text:p>
          </table:table-cell>
          <table:table-cell office:value-type="float" office:value="4.40781" calcext:value-type="float">
            <text:p>4.40781</text:p>
          </table:table-cell>
          <table:table-cell office:value-type="float" office:value="16.6305" calcext:value-type="float">
            <text:p>16.6305</text:p>
          </table:table-cell>
          <table:table-cell office:value-type="float" office:value="4.33208" calcext:value-type="float">
            <text:p>4.33208</text:p>
          </table:table-cell>
          <table:table-cell office:value-type="float" office:value="4.24187" calcext:value-type="float">
            <text:p>4.24187</text:p>
          </table:table-cell>
          <table:table-cell office:value-type="float" office:value="3.91037" calcext:value-type="float">
            <text:p>3.91037</text:p>
          </table:table-cell>
          <table:table-cell office:value-type="float" office:value="4.8242" calcext:value-type="float">
            <text:p>4.8242</text:p>
          </table:table-cell>
          <table:table-cell office:value-type="float" office:value="2.94008" calcext:value-type="float">
            <text:p>2.94008</text:p>
          </table:table-cell>
          <table:table-cell office:value-type="float" office:value="6.04857" calcext:value-type="float">
            <text:p>6.04857</text:p>
          </table:table-cell>
          <table:table-cell office:value-type="float" office:value="4.41588" calcext:value-type="float">
            <text:p>4.41588</text:p>
          </table:table-cell>
          <table:table-cell office:value-type="float" office:value="5.06611" calcext:value-type="float">
            <text:p>5.06611</text:p>
          </table:table-cell>
          <table:table-cell office:value-type="float" office:value="4.6526" calcext:value-type="float">
            <text:p>4.6526</text:p>
          </table:table-cell>
          <table:table-cell office:value-type="float" office:value="4.3518" calcext:value-type="float">
            <text:p>4.3518</text:p>
          </table:table-cell>
          <table:table-cell office:value-type="float" office:value="5.21817" calcext:value-type="float">
            <text:p>5.21817</text:p>
          </table:table-cell>
          <table:table-cell office:value-type="float" office:value="4.63757" calcext:value-type="float">
            <text:p>4.63757</text:p>
          </table:table-cell>
          <table:table-cell office:value-type="float" office:value="15.0717" calcext:value-type="float">
            <text:p>15.0717</text:p>
          </table:table-cell>
          <table:table-cell office:value-type="float" office:value="5.21817" calcext:value-type="float">
            <text:p>5.21817</text:p>
          </table:table-cell>
          <table:table-cell office:value-type="float" office:value="4.49574" calcext:value-type="float">
            <text:p>4.49574</text:p>
          </table:table-cell>
          <table:table-cell office:value-type="float" office:value="4.70034" calcext:value-type="float">
            <text:p>4.70034</text:p>
          </table:table-cell>
          <table:table-cell office:value-type="float" office:value="2.94008" calcext:value-type="float">
            <text:p>2.94008</text:p>
          </table:table-cell>
          <table:table-cell office:value-type="float" office:value="6.49408" calcext:value-type="float">
            <text:p>6.49408</text:p>
          </table:table-cell>
          <table:table-cell office:value-type="float" office:value="3.54875" calcext:value-type="float">
            <text:p>3.54875</text:p>
          </table:table-cell>
          <table:table-cell office:value-type="float" office:value="4.1767" calcext:value-type="float">
            <text:p>4.1767</text:p>
          </table:table-cell>
          <table:table-cell office:value-type="float" office:value="3.47739" calcext:value-type="float">
            <text:p>3.47739</text:p>
          </table:table-cell>
          <table:table-cell office:value-type="float" office:value="5.50159" calcext:value-type="float">
            <text:p>5.50159</text:p>
          </table:table-cell>
          <table:table-cell office:value-type="float" office:value="4.63757" calcext:value-type="float">
            <text:p>4.63757</text:p>
          </table:table-cell>
          <table:table-cell office:value-type="float" office:value="5.52078" calcext:value-type="float">
            <text:p>5.52078</text:p>
          </table:table-cell>
          <table:table-cell office:value-type="float" office:value="4.45755" calcext:value-type="float">
            <text:p>4.45755</text:p>
          </table:table-cell>
          <table:table-cell office:value-type="float" office:value="4.63706" calcext:value-type="float">
            <text:p>4.63706</text:p>
          </table:table-cell>
          <table:table-cell office:value-type="float" office:value="4.24713" calcext:value-type="float">
            <text:p>4.24713</text:p>
          </table:table-cell>
          <table:table-cell office:value-type="float" office:value="3.90445" calcext:value-type="float">
            <text:p>3.90445</text:p>
          </table:table-cell>
          <table:table-cell office:value-type="float" office:value="4.35392" calcext:value-type="float">
            <text:p>4.35392</text:p>
          </table:table-cell>
          <table:table-cell office:value-type="float" office:value="3.83559" calcext:value-type="float">
            <text:p>3.83559</text:p>
          </table:table-cell>
          <table:table-cell office:value-type="float" office:value="6.49222" calcext:value-type="float">
            <text:p>6.49222</text:p>
          </table:table-cell>
          <table:table-cell office:value-type="float" office:value="4.45755" calcext:value-type="float">
            <text:p>4.45755</text:p>
          </table:table-cell>
          <table:table-cell office:value-type="float" office:value="4.42423" calcext:value-type="float">
            <text:p>4.42423</text:p>
          </table:table-cell>
          <table:table-cell office:value-type="float" office:value="3.94558" calcext:value-type="float">
            <text:p>3.94558</text:p>
          </table:table-cell>
          <table:table-cell office:value-type="float" office:value="5.49241" calcext:value-type="float">
            <text:p>5.49241</text:p>
          </table:table-cell>
          <table:table-cell office:value-type="float" office:value="4.18535" calcext:value-type="float">
            <text:p>4.18535</text:p>
          </table:table-cell>
          <table:table-cell office:value-type="float" office:value="4.34594" calcext:value-type="float">
            <text:p>4.34594</text:p>
          </table:table-cell>
          <table:table-cell office:value-type="float" office:value="8.47397" calcext:value-type="float">
            <text:p>8.47397</text:p>
          </table:table-cell>
          <table:table-cell office:value-type="float" office:value="3.85367" calcext:value-type="float">
            <text:p>3.85367</text:p>
          </table:table-cell>
          <table:table-cell office:value-type="float" office:value="3.47138" calcext:value-type="float">
            <text:p>3.47138</text:p>
          </table:table-cell>
          <table:table-cell office:value-type="float" office:value="4.18535" calcext:value-type="float">
            <text:p>4.18535</text:p>
          </table:table-cell>
          <table:table-cell office:value-type="float" office:value="5.91548" calcext:value-type="float">
            <text:p>5.91548</text:p>
          </table:table-cell>
          <table:table-cell office:value-type="float" office:value="5.35593" calcext:value-type="float">
            <text:p>5.35593</text:p>
          </table:table-cell>
          <table:table-cell office:value-type="float" office:value="4.49752" calcext:value-type="float">
            <text:p>4.49752</text:p>
          </table:table-cell>
          <table:table-cell office:value-type="float" office:value="6.17415" calcext:value-type="float">
            <text:p>6.17415</text:p>
          </table:table-cell>
          <table:table-cell office:value-type="float" office:value="4.50863" calcext:value-type="float">
            <text:p>4.50863</text:p>
          </table:table-cell>
          <table:table-cell office:value-type="float" office:value="6.54956" calcext:value-type="float">
            <text:p>6.54956</text:p>
          </table:table-cell>
          <table:table-cell office:value-type="float" office:value="4.34594" calcext:value-type="float">
            <text:p>4.34594</text:p>
          </table:table-cell>
          <table:table-cell office:value-type="float" office:value="6.38248" calcext:value-type="float">
            <text:p>6.38248</text:p>
          </table:table-cell>
          <table:table-cell office:value-type="float" office:value="8.47397" calcext:value-type="float">
            <text:p>8.47397</text:p>
          </table:table-cell>
          <table:table-cell office:value-type="float" office:value="4.27255" calcext:value-type="float">
            <text:p>4.27255</text:p>
          </table:table-cell>
          <table:table-cell office:value-type="float" office:value="6.44235" calcext:value-type="float">
            <text:p>6.44235</text:p>
          </table:table-cell>
          <table:table-cell office:value-type="float" office:value="4.8486" calcext:value-type="float">
            <text:p>4.8486</text:p>
          </table:table-cell>
          <table:table-cell office:value-type="float" office:value="4.84519" calcext:value-type="float">
            <text:p>4.84519</text:p>
          </table:table-cell>
          <table:table-cell office:value-type="float" office:value="16.8373" calcext:value-type="float">
            <text:p>16.8373</text:p>
          </table:table-cell>
          <table:table-cell office:value-type="float" office:value="6.85227" calcext:value-type="float">
            <text:p>6.85227</text:p>
          </table:table-cell>
          <table:table-cell office:value-type="float" office:value="5.14105" calcext:value-type="float">
            <text:p>5.14105</text:p>
          </table:table-cell>
          <table:table-cell office:value-type="float" office:value="6.17851" calcext:value-type="float">
            <text:p>6.17851</text:p>
          </table:table-cell>
          <table:table-cell office:value-type="float" office:value="4.49752" calcext:value-type="float">
            <text:p>4.49752</text:p>
          </table:table-cell>
          <table:table-cell office:value-type="float" office:value="4.08681" calcext:value-type="float">
            <text:p>4.08681</text:p>
          </table:table-cell>
          <table:table-cell office:value-type="float" office:value="4.40783" calcext:value-type="float">
            <text:p>4.40783</text:p>
          </table:table-cell>
          <table:table-cell office:value-type="float" office:value="15.0275" calcext:value-type="float">
            <text:p>15.0275</text:p>
          </table:table-cell>
          <table:table-cell office:value-type="float" office:value="6.61028" calcext:value-type="float">
            <text:p>6.61028</text:p>
          </table:table-cell>
          <table:table-cell office:value-type="float" office:value="5.79574" calcext:value-type="float">
            <text:p>5.79574</text:p>
          </table:table-cell>
          <table:table-cell office:value-type="float" office:value="5.54683" calcext:value-type="float">
            <text:p>5.54683</text:p>
          </table:table-cell>
          <table:table-cell office:value-type="float" office:value="4.18535" calcext:value-type="float">
            <text:p>4.18535</text:p>
          </table:table-cell>
          <table:table-cell office:value-type="float" office:value="3.98872" calcext:value-type="float">
            <text:p>3.98872</text:p>
          </table:table-cell>
          <table:table-cell office:value-type="float" office:value="8.38712" calcext:value-type="float">
            <text:p>8.38712</text:p>
          </table:table-cell>
          <table:table-cell office:value-type="float" office:value="2.80703" calcext:value-type="float">
            <text:p>2.80703</text:p>
          </table:table-cell>
          <table:table-cell office:value-type="float" office:value="4.33964" calcext:value-type="float">
            <text:p>4.33964</text:p>
          </table:table-cell>
          <table:table-cell office:value-type="float" office:value="4.18535" calcext:value-type="float">
            <text:p>4.18535</text:p>
          </table:table-cell>
          <table:table-cell office:value-type="float" office:value="5.55722" calcext:value-type="float">
            <text:p>5.55722</text:p>
          </table:table-cell>
          <table:table-cell office:value-type="float" office:value="4.2192" calcext:value-type="float">
            <text:p>4.2192</text:p>
          </table:table-cell>
          <table:table-cell office:value-type="float" office:value="4.43648" calcext:value-type="float">
            <text:p>4.43648</text:p>
          </table:table-cell>
          <table:table-cell office:value-type="float" office:value="4.26172" calcext:value-type="float">
            <text:p>4.26172</text:p>
          </table:table-cell>
          <table:table-cell office:value-type="float" office:value="4.49752" calcext:value-type="float">
            <text:p>4.49752</text:p>
          </table:table-cell>
          <table:table-cell office:value-type="float" office:value="6.47914" calcext:value-type="float">
            <text:p>6.47914</text:p>
          </table:table-cell>
          <table:table-cell office:value-type="float" office:value="3.98872" calcext:value-type="float">
            <text:p>3.98872</text:p>
          </table:table-cell>
          <table:table-cell office:value-type="float" office:value="6.38011" calcext:value-type="float">
            <text:p>6.38011</text:p>
          </table:table-cell>
          <table:table-cell office:value-type="float" office:value="8.38712" calcext:value-type="float">
            <text:p>8.38712</text:p>
          </table:table-cell>
          <table:table-cell office:value-type="float" office:value="4.15482" calcext:value-type="float">
            <text:p>4.15482</text:p>
          </table:table-cell>
          <table:table-cell office:value-type="float" office:value="4.86432" calcext:value-type="float">
            <text:p>4.86432</text:p>
          </table:table-cell>
          <table:table-cell office:value-type="float" office:value="5.40789" calcext:value-type="float">
            <text:p>5.40789</text:p>
          </table:table-cell>
          <table:table-cell office:value-type="float" office:value="3.9525" calcext:value-type="float">
            <text:p>3.9525</text:p>
          </table:table-cell>
          <table:table-cell office:value-type="float" office:value="4.61868" calcext:value-type="float">
            <text:p>4.61868</text:p>
          </table:table-cell>
          <table:table-cell office:value-type="float" office:value="7.44125" calcext:value-type="float">
            <text:p>7.44125</text:p>
          </table:table-cell>
          <table:table-cell office:value-type="float" office:value="5.23084" calcext:value-type="float">
            <text:p>5.23084</text:p>
          </table:table-cell>
          <table:table-cell office:value-type="float" office:value="6.46025" calcext:value-type="float">
            <text:p>6.46025</text:p>
          </table:table-cell>
          <table:table-cell office:value-type="float" office:value="4.43648" calcext:value-type="float">
            <text:p>4.43648</text:p>
          </table:table-cell>
          <table:table-cell office:value-type="float" office:value="6.83686" calcext:value-type="float">
            <text:p>6.83686</text:p>
          </table:table-cell>
          <table:table-cell office:value-type="float" office:value="4.40783" calcext:value-type="float">
            <text:p>4.40783</text:p>
          </table:table-cell>
          <table:table-cell office:value-type="float" office:value="15.6748" calcext:value-type="float">
            <text:p>15.6748</text:p>
          </table:table-cell>
          <table:table-cell office:value-type="float" office:value="5.75171" calcext:value-type="float">
            <text:p>5.75171</text:p>
          </table:table-cell>
          <table:table-cell office:value-type="float" office:value="4.67213" calcext:value-type="float">
            <text:p>4.67213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123" calcext:value-type="float">
            <text:p>123</text:p>
          </table:table-cell>
          <table:table-cell office:value-type="float" office:value="2.57687" calcext:value-type="float">
            <text:p>2.57687</text:p>
          </table:table-cell>
          <table:table-cell office:value-type="float" office:value="4.50257" calcext:value-type="float">
            <text:p>4.50257</text:p>
          </table:table-cell>
          <table:table-cell office:value-type="float" office:value="3.33101" calcext:value-type="float">
            <text:p>3.33101</text:p>
          </table:table-cell>
          <table:table-cell office:value-type="float" office:value="3.99105" calcext:value-type="float">
            <text:p>3.99105</text:p>
          </table:table-cell>
          <table:table-cell office:value-type="float" office:value="4.2974" calcext:value-type="float">
            <text:p>4.2974</text:p>
          </table:table-cell>
          <table:table-cell office:value-type="float" office:value="4.58677" calcext:value-type="float">
            <text:p>4.58677</text:p>
          </table:table-cell>
          <table:table-cell office:value-type="float" office:value="6.54473" calcext:value-type="float">
            <text:p>6.54473</text:p>
          </table:table-cell>
          <table:table-cell office:value-type="float" office:value="3.93288" calcext:value-type="float">
            <text:p>3.93288</text:p>
          </table:table-cell>
          <table:table-cell office:value-type="float" office:value="5.32063" calcext:value-type="float">
            <text:p>5.32063</text:p>
          </table:table-cell>
          <table:table-cell office:value-type="float" office:value="6.54473" calcext:value-type="float">
            <text:p>6.54473</text:p>
          </table:table-cell>
          <table:table-cell office:value-type="float" office:value="3.93329" calcext:value-type="float">
            <text:p>3.93329</text:p>
          </table:table-cell>
          <table:table-cell office:value-type="float" office:value="6.17228" calcext:value-type="float">
            <text:p>6.17228</text:p>
          </table:table-cell>
          <table:table-cell office:value-type="float" office:value="2.57687" calcext:value-type="float">
            <text:p>2.57687</text:p>
          </table:table-cell>
          <table:table-cell office:value-type="float" office:value="6.49222" calcext:value-type="float">
            <text:p>6.49222</text:p>
          </table:table-cell>
          <table:table-cell office:value-type="float" office:value="3.47976" calcext:value-type="float">
            <text:p>3.47976</text:p>
          </table:table-cell>
          <table:table-cell office:value-type="float" office:value="4.31087" calcext:value-type="float">
            <text:p>4.31087</text:p>
          </table:table-cell>
          <table:table-cell office:value-type="float" office:value="3.15707" calcext:value-type="float">
            <text:p>3.15707</text:p>
          </table:table-cell>
          <table:table-cell office:value-type="float" office:value="4.68835" calcext:value-type="float">
            <text:p>4.68835</text:p>
          </table:table-cell>
          <table:table-cell office:value-type="float" office:value="3.93288" calcext:value-type="float">
            <text:p>3.93288</text:p>
          </table:table-cell>
          <table:table-cell office:value-type="float" office:value="4.88098" calcext:value-type="float">
            <text:p>4.88098</text:p>
          </table:table-cell>
          <table:table-cell office:value-type="float" office:value="4.24187" calcext:value-type="float">
            <text:p>4.24187</text:p>
          </table:table-cell>
          <table:table-cell office:value-type="float" office:value="4.8501" calcext:value-type="float">
            <text:p>4.8501</text:p>
          </table:table-cell>
          <table:table-cell office:value-type="float" office:value="4.27636" calcext:value-type="float">
            <text:p>4.27636</text:p>
          </table:table-cell>
          <table:table-cell office:value-type="float" office:value="4.60128" calcext:value-type="float">
            <text:p>4.60128</text:p>
          </table:table-cell>
          <table:table-cell office:value-type="float" office:value="4.40781" calcext:value-type="float">
            <text:p>4.40781</text:p>
          </table:table-cell>
          <table:table-cell office:value-type="float" office:value="16.6305" calcext:value-type="float">
            <text:p>16.6305</text:p>
          </table:table-cell>
          <table:table-cell office:value-type="float" office:value="4.33208" calcext:value-type="float">
            <text:p>4.33208</text:p>
          </table:table-cell>
          <table:table-cell office:value-type="float" office:value="4.24187" calcext:value-type="float">
            <text:p>4.24187</text:p>
          </table:table-cell>
          <table:table-cell office:value-type="float" office:value="3.91037" calcext:value-type="float">
            <text:p>3.91037</text:p>
          </table:table-cell>
          <table:table-cell office:value-type="float" office:value="4.8242" calcext:value-type="float">
            <text:p>4.8242</text:p>
          </table:table-cell>
          <table:table-cell office:value-type="float" office:value="2.94008" calcext:value-type="float">
            <text:p>2.94008</text:p>
          </table:table-cell>
          <table:table-cell office:value-type="float" office:value="6.04857" calcext:value-type="float">
            <text:p>6.04857</text:p>
          </table:table-cell>
          <table:table-cell office:value-type="float" office:value="4.41588" calcext:value-type="float">
            <text:p>4.41588</text:p>
          </table:table-cell>
          <table:table-cell office:value-type="float" office:value="5.06611" calcext:value-type="float">
            <text:p>5.06611</text:p>
          </table:table-cell>
          <table:table-cell office:value-type="float" office:value="4.6526" calcext:value-type="float">
            <text:p>4.6526</text:p>
          </table:table-cell>
          <table:table-cell office:value-type="float" office:value="4.3518" calcext:value-type="float">
            <text:p>4.3518</text:p>
          </table:table-cell>
          <table:table-cell office:value-type="float" office:value="5.21817" calcext:value-type="float">
            <text:p>5.21817</text:p>
          </table:table-cell>
          <table:table-cell office:value-type="float" office:value="4.63757" calcext:value-type="float">
            <text:p>4.63757</text:p>
          </table:table-cell>
          <table:table-cell office:value-type="float" office:value="15.0717" calcext:value-type="float">
            <text:p>15.0717</text:p>
          </table:table-cell>
          <table:table-cell office:value-type="float" office:value="5.21817" calcext:value-type="float">
            <text:p>5.21817</text:p>
          </table:table-cell>
          <table:table-cell office:value-type="float" office:value="4.49574" calcext:value-type="float">
            <text:p>4.49574</text:p>
          </table:table-cell>
          <table:table-cell office:value-type="float" office:value="4.70034" calcext:value-type="float">
            <text:p>4.70034</text:p>
          </table:table-cell>
          <table:table-cell office:value-type="float" office:value="2.94008" calcext:value-type="float">
            <text:p>2.94008</text:p>
          </table:table-cell>
          <table:table-cell office:value-type="float" office:value="6.49408" calcext:value-type="float">
            <text:p>6.49408</text:p>
          </table:table-cell>
          <table:table-cell office:value-type="float" office:value="3.54875" calcext:value-type="float">
            <text:p>3.54875</text:p>
          </table:table-cell>
          <table:table-cell office:value-type="float" office:value="4.1767" calcext:value-type="float">
            <text:p>4.1767</text:p>
          </table:table-cell>
          <table:table-cell office:value-type="float" office:value="3.47739" calcext:value-type="float">
            <text:p>3.47739</text:p>
          </table:table-cell>
          <table:table-cell office:value-type="float" office:value="5.50159" calcext:value-type="float">
            <text:p>5.50159</text:p>
          </table:table-cell>
          <table:table-cell office:value-type="float" office:value="4.63757" calcext:value-type="float">
            <text:p>4.63757</text:p>
          </table:table-cell>
          <table:table-cell office:value-type="float" office:value="5.52078" calcext:value-type="float">
            <text:p>5.52078</text:p>
          </table:table-cell>
          <table:table-cell office:value-type="float" office:value="4.45755" calcext:value-type="float">
            <text:p>4.45755</text:p>
          </table:table-cell>
          <table:table-cell office:value-type="float" office:value="4.63706" calcext:value-type="float">
            <text:p>4.63706</text:p>
          </table:table-cell>
          <table:table-cell office:value-type="float" office:value="4.24713" calcext:value-type="float">
            <text:p>4.24713</text:p>
          </table:table-cell>
          <table:table-cell office:value-type="float" office:value="3.90445" calcext:value-type="float">
            <text:p>3.90445</text:p>
          </table:table-cell>
          <table:table-cell office:value-type="float" office:value="4.35392" calcext:value-type="float">
            <text:p>4.35392</text:p>
          </table:table-cell>
          <table:table-cell office:value-type="float" office:value="3.83559" calcext:value-type="float">
            <text:p>3.83559</text:p>
          </table:table-cell>
          <table:table-cell office:value-type="float" office:value="6.49222" calcext:value-type="float">
            <text:p>6.49222</text:p>
          </table:table-cell>
          <table:table-cell office:value-type="float" office:value="4.45755" calcext:value-type="float">
            <text:p>4.45755</text:p>
          </table:table-cell>
          <table:table-cell office:value-type="float" office:value="4.42423" calcext:value-type="float">
            <text:p>4.42423</text:p>
          </table:table-cell>
          <table:table-cell office:value-type="float" office:value="3.94558" calcext:value-type="float">
            <text:p>3.94558</text:p>
          </table:table-cell>
          <table:table-cell office:value-type="float" office:value="5.49241" calcext:value-type="float">
            <text:p>5.49241</text:p>
          </table:table-cell>
          <table:table-cell office:value-type="float" office:value="4.18535" calcext:value-type="float">
            <text:p>4.18535</text:p>
          </table:table-cell>
          <table:table-cell office:value-type="float" office:value="4.34594" calcext:value-type="float">
            <text:p>4.34594</text:p>
          </table:table-cell>
          <table:table-cell office:value-type="float" office:value="8.47397" calcext:value-type="float">
            <text:p>8.47397</text:p>
          </table:table-cell>
          <table:table-cell office:value-type="float" office:value="3.85367" calcext:value-type="float">
            <text:p>3.85367</text:p>
          </table:table-cell>
          <table:table-cell office:value-type="float" office:value="3.47138" calcext:value-type="float">
            <text:p>3.47138</text:p>
          </table:table-cell>
          <table:table-cell office:value-type="float" office:value="4.18535" calcext:value-type="float">
            <text:p>4.18535</text:p>
          </table:table-cell>
          <table:table-cell office:value-type="float" office:value="5.91548" calcext:value-type="float">
            <text:p>5.91548</text:p>
          </table:table-cell>
          <table:table-cell office:value-type="float" office:value="5.35593" calcext:value-type="float">
            <text:p>5.35593</text:p>
          </table:table-cell>
          <table:table-cell office:value-type="float" office:value="4.49752" calcext:value-type="float">
            <text:p>4.49752</text:p>
          </table:table-cell>
          <table:table-cell office:value-type="float" office:value="6.17415" calcext:value-type="float">
            <text:p>6.17415</text:p>
          </table:table-cell>
          <table:table-cell office:value-type="float" office:value="4.50863" calcext:value-type="float">
            <text:p>4.50863</text:p>
          </table:table-cell>
          <table:table-cell office:value-type="float" office:value="6.54956" calcext:value-type="float">
            <text:p>6.54956</text:p>
          </table:table-cell>
          <table:table-cell office:value-type="float" office:value="4.34594" calcext:value-type="float">
            <text:p>4.34594</text:p>
          </table:table-cell>
          <table:table-cell office:value-type="float" office:value="6.38248" calcext:value-type="float">
            <text:p>6.38248</text:p>
          </table:table-cell>
          <table:table-cell office:value-type="float" office:value="8.47397" calcext:value-type="float">
            <text:p>8.47397</text:p>
          </table:table-cell>
          <table:table-cell office:value-type="float" office:value="4.27255" calcext:value-type="float">
            <text:p>4.27255</text:p>
          </table:table-cell>
          <table:table-cell office:value-type="float" office:value="6.44235" calcext:value-type="float">
            <text:p>6.44235</text:p>
          </table:table-cell>
          <table:table-cell office:value-type="float" office:value="4.8486" calcext:value-type="float">
            <text:p>4.8486</text:p>
          </table:table-cell>
          <table:table-cell office:value-type="float" office:value="4.84519" calcext:value-type="float">
            <text:p>4.84519</text:p>
          </table:table-cell>
          <table:table-cell office:value-type="float" office:value="16.8373" calcext:value-type="float">
            <text:p>16.8373</text:p>
          </table:table-cell>
          <table:table-cell office:value-type="float" office:value="6.85227" calcext:value-type="float">
            <text:p>6.85227</text:p>
          </table:table-cell>
          <table:table-cell office:value-type="float" office:value="5.14105" calcext:value-type="float">
            <text:p>5.14105</text:p>
          </table:table-cell>
          <table:table-cell office:value-type="float" office:value="6.17851" calcext:value-type="float">
            <text:p>6.17851</text:p>
          </table:table-cell>
          <table:table-cell office:value-type="float" office:value="4.49752" calcext:value-type="float">
            <text:p>4.49752</text:p>
          </table:table-cell>
          <table:table-cell office:value-type="float" office:value="4.08681" calcext:value-type="float">
            <text:p>4.08681</text:p>
          </table:table-cell>
          <table:table-cell office:value-type="float" office:value="4.40783" calcext:value-type="float">
            <text:p>4.40783</text:p>
          </table:table-cell>
          <table:table-cell office:value-type="float" office:value="15.0275" calcext:value-type="float">
            <text:p>15.0275</text:p>
          </table:table-cell>
          <table:table-cell office:value-type="float" office:value="6.61028" calcext:value-type="float">
            <text:p>6.61028</text:p>
          </table:table-cell>
          <table:table-cell office:value-type="float" office:value="5.79574" calcext:value-type="float">
            <text:p>5.79574</text:p>
          </table:table-cell>
          <table:table-cell office:value-type="float" office:value="5.54683" calcext:value-type="float">
            <text:p>5.54683</text:p>
          </table:table-cell>
          <table:table-cell office:value-type="float" office:value="4.18535" calcext:value-type="float">
            <text:p>4.18535</text:p>
          </table:table-cell>
          <table:table-cell office:value-type="float" office:value="3.98872" calcext:value-type="float">
            <text:p>3.98872</text:p>
          </table:table-cell>
          <table:table-cell office:value-type="float" office:value="8.38712" calcext:value-type="float">
            <text:p>8.38712</text:p>
          </table:table-cell>
          <table:table-cell office:value-type="float" office:value="2.80703" calcext:value-type="float">
            <text:p>2.80703</text:p>
          </table:table-cell>
          <table:table-cell office:value-type="float" office:value="4.33964" calcext:value-type="float">
            <text:p>4.33964</text:p>
          </table:table-cell>
          <table:table-cell office:value-type="float" office:value="4.18535" calcext:value-type="float">
            <text:p>4.18535</text:p>
          </table:table-cell>
          <table:table-cell office:value-type="float" office:value="5.55722" calcext:value-type="float">
            <text:p>5.55722</text:p>
          </table:table-cell>
          <table:table-cell office:value-type="float" office:value="4.2192" calcext:value-type="float">
            <text:p>4.2192</text:p>
          </table:table-cell>
          <table:table-cell office:value-type="float" office:value="4.43648" calcext:value-type="float">
            <text:p>4.43648</text:p>
          </table:table-cell>
          <table:table-cell office:value-type="float" office:value="4.26172" calcext:value-type="float">
            <text:p>4.26172</text:p>
          </table:table-cell>
          <table:table-cell office:value-type="float" office:value="4.49752" calcext:value-type="float">
            <text:p>4.49752</text:p>
          </table:table-cell>
          <table:table-cell office:value-type="float" office:value="6.47914" calcext:value-type="float">
            <text:p>6.47914</text:p>
          </table:table-cell>
          <table:table-cell office:value-type="float" office:value="3.98872" calcext:value-type="float">
            <text:p>3.98872</text:p>
          </table:table-cell>
          <table:table-cell office:value-type="float" office:value="6.38011" calcext:value-type="float">
            <text:p>6.38011</text:p>
          </table:table-cell>
          <table:table-cell office:value-type="float" office:value="8.38712" calcext:value-type="float">
            <text:p>8.38712</text:p>
          </table:table-cell>
          <table:table-cell office:value-type="float" office:value="4.15482" calcext:value-type="float">
            <text:p>4.15482</text:p>
          </table:table-cell>
          <table:table-cell office:value-type="float" office:value="4.86432" calcext:value-type="float">
            <text:p>4.86432</text:p>
          </table:table-cell>
          <table:table-cell office:value-type="float" office:value="5.40789" calcext:value-type="float">
            <text:p>5.40789</text:p>
          </table:table-cell>
          <table:table-cell office:value-type="float" office:value="3.9525" calcext:value-type="float">
            <text:p>3.9525</text:p>
          </table:table-cell>
          <table:table-cell office:value-type="float" office:value="4.61868" calcext:value-type="float">
            <text:p>4.61868</text:p>
          </table:table-cell>
          <table:table-cell office:value-type="float" office:value="7.44125" calcext:value-type="float">
            <text:p>7.44125</text:p>
          </table:table-cell>
          <table:table-cell office:value-type="float" office:value="5.23084" calcext:value-type="float">
            <text:p>5.23084</text:p>
          </table:table-cell>
          <table:table-cell office:value-type="float" office:value="6.46025" calcext:value-type="float">
            <text:p>6.46025</text:p>
          </table:table-cell>
          <table:table-cell office:value-type="float" office:value="4.43648" calcext:value-type="float">
            <text:p>4.43648</text:p>
          </table:table-cell>
          <table:table-cell office:value-type="float" office:value="6.83686" calcext:value-type="float">
            <text:p>6.83686</text:p>
          </table:table-cell>
          <table:table-cell office:value-type="float" office:value="4.40783" calcext:value-type="float">
            <text:p>4.40783</text:p>
          </table:table-cell>
          <table:table-cell office:value-type="float" office:value="15.6748" calcext:value-type="float">
            <text:p>15.6748</text:p>
          </table:table-cell>
          <table:table-cell office:value-type="float" office:value="5.75171" calcext:value-type="float">
            <text:p>5.75171</text:p>
          </table:table-cell>
          <table:table-cell office:value-type="float" office:value="4.67213" calcext:value-type="float">
            <text:p>4.67213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124" calcext:value-type="float">
            <text:p>124</text:p>
          </table:table-cell>
          <table:table-cell office:value-type="float" office:value="2.57687" calcext:value-type="float">
            <text:p>2.57687</text:p>
          </table:table-cell>
          <table:table-cell office:value-type="float" office:value="4.50257" calcext:value-type="float">
            <text:p>4.50257</text:p>
          </table:table-cell>
          <table:table-cell office:value-type="float" office:value="3.33101" calcext:value-type="float">
            <text:p>3.33101</text:p>
          </table:table-cell>
          <table:table-cell office:value-type="float" office:value="3.99105" calcext:value-type="float">
            <text:p>3.99105</text:p>
          </table:table-cell>
          <table:table-cell office:value-type="float" office:value="4.2974" calcext:value-type="float">
            <text:p>4.2974</text:p>
          </table:table-cell>
          <table:table-cell office:value-type="float" office:value="4.58677" calcext:value-type="float">
            <text:p>4.58677</text:p>
          </table:table-cell>
          <table:table-cell office:value-type="float" office:value="6.54473" calcext:value-type="float">
            <text:p>6.54473</text:p>
          </table:table-cell>
          <table:table-cell office:value-type="float" office:value="3.93288" calcext:value-type="float">
            <text:p>3.93288</text:p>
          </table:table-cell>
          <table:table-cell office:value-type="float" office:value="5.32063" calcext:value-type="float">
            <text:p>5.32063</text:p>
          </table:table-cell>
          <table:table-cell office:value-type="float" office:value="6.54473" calcext:value-type="float">
            <text:p>6.54473</text:p>
          </table:table-cell>
          <table:table-cell office:value-type="float" office:value="3.93329" calcext:value-type="float">
            <text:p>3.93329</text:p>
          </table:table-cell>
          <table:table-cell office:value-type="float" office:value="6.17228" calcext:value-type="float">
            <text:p>6.17228</text:p>
          </table:table-cell>
          <table:table-cell office:value-type="float" office:value="2.57687" calcext:value-type="float">
            <text:p>2.57687</text:p>
          </table:table-cell>
          <table:table-cell office:value-type="float" office:value="6.49222" calcext:value-type="float">
            <text:p>6.49222</text:p>
          </table:table-cell>
          <table:table-cell office:value-type="float" office:value="3.47976" calcext:value-type="float">
            <text:p>3.47976</text:p>
          </table:table-cell>
          <table:table-cell office:value-type="float" office:value="4.31087" calcext:value-type="float">
            <text:p>4.31087</text:p>
          </table:table-cell>
          <table:table-cell office:value-type="float" office:value="3.15707" calcext:value-type="float">
            <text:p>3.15707</text:p>
          </table:table-cell>
          <table:table-cell office:value-type="float" office:value="4.68835" calcext:value-type="float">
            <text:p>4.68835</text:p>
          </table:table-cell>
          <table:table-cell office:value-type="float" office:value="3.93288" calcext:value-type="float">
            <text:p>3.93288</text:p>
          </table:table-cell>
          <table:table-cell office:value-type="float" office:value="4.88098" calcext:value-type="float">
            <text:p>4.88098</text:p>
          </table:table-cell>
          <table:table-cell office:value-type="float" office:value="4.24187" calcext:value-type="float">
            <text:p>4.24187</text:p>
          </table:table-cell>
          <table:table-cell office:value-type="float" office:value="4.8501" calcext:value-type="float">
            <text:p>4.8501</text:p>
          </table:table-cell>
          <table:table-cell office:value-type="float" office:value="4.27636" calcext:value-type="float">
            <text:p>4.27636</text:p>
          </table:table-cell>
          <table:table-cell office:value-type="float" office:value="4.60128" calcext:value-type="float">
            <text:p>4.60128</text:p>
          </table:table-cell>
          <table:table-cell office:value-type="float" office:value="4.40781" calcext:value-type="float">
            <text:p>4.40781</text:p>
          </table:table-cell>
          <table:table-cell office:value-type="float" office:value="16.6305" calcext:value-type="float">
            <text:p>16.6305</text:p>
          </table:table-cell>
          <table:table-cell office:value-type="float" office:value="4.33208" calcext:value-type="float">
            <text:p>4.33208</text:p>
          </table:table-cell>
          <table:table-cell office:value-type="float" office:value="4.24187" calcext:value-type="float">
            <text:p>4.24187</text:p>
          </table:table-cell>
          <table:table-cell office:value-type="float" office:value="3.91037" calcext:value-type="float">
            <text:p>3.91037</text:p>
          </table:table-cell>
          <table:table-cell office:value-type="float" office:value="4.8242" calcext:value-type="float">
            <text:p>4.8242</text:p>
          </table:table-cell>
          <table:table-cell office:value-type="float" office:value="2.94008" calcext:value-type="float">
            <text:p>2.94008</text:p>
          </table:table-cell>
          <table:table-cell office:value-type="float" office:value="6.04857" calcext:value-type="float">
            <text:p>6.04857</text:p>
          </table:table-cell>
          <table:table-cell office:value-type="float" office:value="4.41588" calcext:value-type="float">
            <text:p>4.41588</text:p>
          </table:table-cell>
          <table:table-cell office:value-type="float" office:value="5.06611" calcext:value-type="float">
            <text:p>5.06611</text:p>
          </table:table-cell>
          <table:table-cell office:value-type="float" office:value="4.6526" calcext:value-type="float">
            <text:p>4.6526</text:p>
          </table:table-cell>
          <table:table-cell office:value-type="float" office:value="4.3518" calcext:value-type="float">
            <text:p>4.3518</text:p>
          </table:table-cell>
          <table:table-cell office:value-type="float" office:value="5.21817" calcext:value-type="float">
            <text:p>5.21817</text:p>
          </table:table-cell>
          <table:table-cell office:value-type="float" office:value="4.63757" calcext:value-type="float">
            <text:p>4.63757</text:p>
          </table:table-cell>
          <table:table-cell office:value-type="float" office:value="15.0717" calcext:value-type="float">
            <text:p>15.0717</text:p>
          </table:table-cell>
          <table:table-cell office:value-type="float" office:value="5.21817" calcext:value-type="float">
            <text:p>5.21817</text:p>
          </table:table-cell>
          <table:table-cell office:value-type="float" office:value="4.49574" calcext:value-type="float">
            <text:p>4.49574</text:p>
          </table:table-cell>
          <table:table-cell office:value-type="float" office:value="4.70034" calcext:value-type="float">
            <text:p>4.70034</text:p>
          </table:table-cell>
          <table:table-cell office:value-type="float" office:value="2.94008" calcext:value-type="float">
            <text:p>2.94008</text:p>
          </table:table-cell>
          <table:table-cell office:value-type="float" office:value="6.49408" calcext:value-type="float">
            <text:p>6.49408</text:p>
          </table:table-cell>
          <table:table-cell office:value-type="float" office:value="3.54875" calcext:value-type="float">
            <text:p>3.54875</text:p>
          </table:table-cell>
          <table:table-cell office:value-type="float" office:value="4.1767" calcext:value-type="float">
            <text:p>4.1767</text:p>
          </table:table-cell>
          <table:table-cell office:value-type="float" office:value="3.47739" calcext:value-type="float">
            <text:p>3.47739</text:p>
          </table:table-cell>
          <table:table-cell office:value-type="float" office:value="5.50159" calcext:value-type="float">
            <text:p>5.50159</text:p>
          </table:table-cell>
          <table:table-cell office:value-type="float" office:value="4.63757" calcext:value-type="float">
            <text:p>4.63757</text:p>
          </table:table-cell>
          <table:table-cell office:value-type="float" office:value="5.52078" calcext:value-type="float">
            <text:p>5.52078</text:p>
          </table:table-cell>
          <table:table-cell office:value-type="float" office:value="4.45755" calcext:value-type="float">
            <text:p>4.45755</text:p>
          </table:table-cell>
          <table:table-cell office:value-type="float" office:value="4.63706" calcext:value-type="float">
            <text:p>4.63706</text:p>
          </table:table-cell>
          <table:table-cell office:value-type="float" office:value="4.24713" calcext:value-type="float">
            <text:p>4.24713</text:p>
          </table:table-cell>
          <table:table-cell office:value-type="float" office:value="3.90445" calcext:value-type="float">
            <text:p>3.90445</text:p>
          </table:table-cell>
          <table:table-cell office:value-type="float" office:value="4.35392" calcext:value-type="float">
            <text:p>4.35392</text:p>
          </table:table-cell>
          <table:table-cell office:value-type="float" office:value="3.83559" calcext:value-type="float">
            <text:p>3.83559</text:p>
          </table:table-cell>
          <table:table-cell office:value-type="float" office:value="6.49222" calcext:value-type="float">
            <text:p>6.49222</text:p>
          </table:table-cell>
          <table:table-cell office:value-type="float" office:value="4.45755" calcext:value-type="float">
            <text:p>4.45755</text:p>
          </table:table-cell>
          <table:table-cell office:value-type="float" office:value="4.42423" calcext:value-type="float">
            <text:p>4.42423</text:p>
          </table:table-cell>
          <table:table-cell office:value-type="float" office:value="3.94558" calcext:value-type="float">
            <text:p>3.94558</text:p>
          </table:table-cell>
          <table:table-cell office:value-type="float" office:value="5.49241" calcext:value-type="float">
            <text:p>5.49241</text:p>
          </table:table-cell>
          <table:table-cell office:value-type="float" office:value="4.18535" calcext:value-type="float">
            <text:p>4.18535</text:p>
          </table:table-cell>
          <table:table-cell office:value-type="float" office:value="4.34594" calcext:value-type="float">
            <text:p>4.34594</text:p>
          </table:table-cell>
          <table:table-cell office:value-type="float" office:value="8.47397" calcext:value-type="float">
            <text:p>8.47397</text:p>
          </table:table-cell>
          <table:table-cell office:value-type="float" office:value="3.85367" calcext:value-type="float">
            <text:p>3.85367</text:p>
          </table:table-cell>
          <table:table-cell office:value-type="float" office:value="3.47138" calcext:value-type="float">
            <text:p>3.47138</text:p>
          </table:table-cell>
          <table:table-cell office:value-type="float" office:value="4.18535" calcext:value-type="float">
            <text:p>4.18535</text:p>
          </table:table-cell>
          <table:table-cell office:value-type="float" office:value="5.91548" calcext:value-type="float">
            <text:p>5.91548</text:p>
          </table:table-cell>
          <table:table-cell office:value-type="float" office:value="5.35593" calcext:value-type="float">
            <text:p>5.35593</text:p>
          </table:table-cell>
          <table:table-cell office:value-type="float" office:value="4.49752" calcext:value-type="float">
            <text:p>4.49752</text:p>
          </table:table-cell>
          <table:table-cell office:value-type="float" office:value="6.17415" calcext:value-type="float">
            <text:p>6.17415</text:p>
          </table:table-cell>
          <table:table-cell office:value-type="float" office:value="4.50863" calcext:value-type="float">
            <text:p>4.50863</text:p>
          </table:table-cell>
          <table:table-cell office:value-type="float" office:value="6.54956" calcext:value-type="float">
            <text:p>6.54956</text:p>
          </table:table-cell>
          <table:table-cell office:value-type="float" office:value="4.34594" calcext:value-type="float">
            <text:p>4.34594</text:p>
          </table:table-cell>
          <table:table-cell office:value-type="float" office:value="6.38248" calcext:value-type="float">
            <text:p>6.38248</text:p>
          </table:table-cell>
          <table:table-cell office:value-type="float" office:value="8.47397" calcext:value-type="float">
            <text:p>8.47397</text:p>
          </table:table-cell>
          <table:table-cell office:value-type="float" office:value="4.27255" calcext:value-type="float">
            <text:p>4.27255</text:p>
          </table:table-cell>
          <table:table-cell office:value-type="float" office:value="6.44235" calcext:value-type="float">
            <text:p>6.44235</text:p>
          </table:table-cell>
          <table:table-cell office:value-type="float" office:value="4.8486" calcext:value-type="float">
            <text:p>4.8486</text:p>
          </table:table-cell>
          <table:table-cell office:value-type="float" office:value="4.84519" calcext:value-type="float">
            <text:p>4.84519</text:p>
          </table:table-cell>
          <table:table-cell office:value-type="float" office:value="16.8373" calcext:value-type="float">
            <text:p>16.8373</text:p>
          </table:table-cell>
          <table:table-cell office:value-type="float" office:value="6.85227" calcext:value-type="float">
            <text:p>6.85227</text:p>
          </table:table-cell>
          <table:table-cell office:value-type="float" office:value="5.14105" calcext:value-type="float">
            <text:p>5.14105</text:p>
          </table:table-cell>
          <table:table-cell office:value-type="float" office:value="6.17851" calcext:value-type="float">
            <text:p>6.17851</text:p>
          </table:table-cell>
          <table:table-cell office:value-type="float" office:value="4.49752" calcext:value-type="float">
            <text:p>4.49752</text:p>
          </table:table-cell>
          <table:table-cell office:value-type="float" office:value="4.08681" calcext:value-type="float">
            <text:p>4.08681</text:p>
          </table:table-cell>
          <table:table-cell office:value-type="float" office:value="4.40783" calcext:value-type="float">
            <text:p>4.40783</text:p>
          </table:table-cell>
          <table:table-cell office:value-type="float" office:value="15.0275" calcext:value-type="float">
            <text:p>15.0275</text:p>
          </table:table-cell>
          <table:table-cell office:value-type="float" office:value="6.61028" calcext:value-type="float">
            <text:p>6.61028</text:p>
          </table:table-cell>
          <table:table-cell office:value-type="float" office:value="5.79574" calcext:value-type="float">
            <text:p>5.79574</text:p>
          </table:table-cell>
          <table:table-cell office:value-type="float" office:value="5.54683" calcext:value-type="float">
            <text:p>5.54683</text:p>
          </table:table-cell>
          <table:table-cell office:value-type="float" office:value="4.18535" calcext:value-type="float">
            <text:p>4.18535</text:p>
          </table:table-cell>
          <table:table-cell office:value-type="float" office:value="3.98872" calcext:value-type="float">
            <text:p>3.98872</text:p>
          </table:table-cell>
          <table:table-cell office:value-type="float" office:value="8.38712" calcext:value-type="float">
            <text:p>8.38712</text:p>
          </table:table-cell>
          <table:table-cell office:value-type="float" office:value="2.80703" calcext:value-type="float">
            <text:p>2.80703</text:p>
          </table:table-cell>
          <table:table-cell office:value-type="float" office:value="4.33964" calcext:value-type="float">
            <text:p>4.33964</text:p>
          </table:table-cell>
          <table:table-cell office:value-type="float" office:value="4.18535" calcext:value-type="float">
            <text:p>4.18535</text:p>
          </table:table-cell>
          <table:table-cell office:value-type="float" office:value="5.55722" calcext:value-type="float">
            <text:p>5.55722</text:p>
          </table:table-cell>
          <table:table-cell office:value-type="float" office:value="4.2192" calcext:value-type="float">
            <text:p>4.2192</text:p>
          </table:table-cell>
          <table:table-cell office:value-type="float" office:value="4.43648" calcext:value-type="float">
            <text:p>4.43648</text:p>
          </table:table-cell>
          <table:table-cell office:value-type="float" office:value="4.26172" calcext:value-type="float">
            <text:p>4.26172</text:p>
          </table:table-cell>
          <table:table-cell office:value-type="float" office:value="4.49752" calcext:value-type="float">
            <text:p>4.49752</text:p>
          </table:table-cell>
          <table:table-cell office:value-type="float" office:value="6.47914" calcext:value-type="float">
            <text:p>6.47914</text:p>
          </table:table-cell>
          <table:table-cell office:value-type="float" office:value="3.98872" calcext:value-type="float">
            <text:p>3.98872</text:p>
          </table:table-cell>
          <table:table-cell office:value-type="float" office:value="6.38011" calcext:value-type="float">
            <text:p>6.38011</text:p>
          </table:table-cell>
          <table:table-cell office:value-type="float" office:value="8.38712" calcext:value-type="float">
            <text:p>8.38712</text:p>
          </table:table-cell>
          <table:table-cell office:value-type="float" office:value="4.15482" calcext:value-type="float">
            <text:p>4.15482</text:p>
          </table:table-cell>
          <table:table-cell office:value-type="float" office:value="4.86432" calcext:value-type="float">
            <text:p>4.86432</text:p>
          </table:table-cell>
          <table:table-cell office:value-type="float" office:value="5.40789" calcext:value-type="float">
            <text:p>5.40789</text:p>
          </table:table-cell>
          <table:table-cell office:value-type="float" office:value="3.9525" calcext:value-type="float">
            <text:p>3.9525</text:p>
          </table:table-cell>
          <table:table-cell office:value-type="float" office:value="4.61868" calcext:value-type="float">
            <text:p>4.61868</text:p>
          </table:table-cell>
          <table:table-cell office:value-type="float" office:value="7.44125" calcext:value-type="float">
            <text:p>7.44125</text:p>
          </table:table-cell>
          <table:table-cell office:value-type="float" office:value="5.23084" calcext:value-type="float">
            <text:p>5.23084</text:p>
          </table:table-cell>
          <table:table-cell office:value-type="float" office:value="6.46025" calcext:value-type="float">
            <text:p>6.46025</text:p>
          </table:table-cell>
          <table:table-cell office:value-type="float" office:value="4.43648" calcext:value-type="float">
            <text:p>4.43648</text:p>
          </table:table-cell>
          <table:table-cell office:value-type="float" office:value="6.83686" calcext:value-type="float">
            <text:p>6.83686</text:p>
          </table:table-cell>
          <table:table-cell office:value-type="float" office:value="4.40783" calcext:value-type="float">
            <text:p>4.40783</text:p>
          </table:table-cell>
          <table:table-cell office:value-type="float" office:value="15.6748" calcext:value-type="float">
            <text:p>15.6748</text:p>
          </table:table-cell>
          <table:table-cell office:value-type="float" office:value="5.75171" calcext:value-type="float">
            <text:p>5.75171</text:p>
          </table:table-cell>
          <table:table-cell office:value-type="float" office:value="4.67213" calcext:value-type="float">
            <text:p>4.67213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125" calcext:value-type="float">
            <text:p>125</text:p>
          </table:table-cell>
          <table:table-cell office:value-type="float" office:value="2.57687" calcext:value-type="float">
            <text:p>2.57687</text:p>
          </table:table-cell>
          <table:table-cell office:value-type="float" office:value="4.50257" calcext:value-type="float">
            <text:p>4.50257</text:p>
          </table:table-cell>
          <table:table-cell office:value-type="float" office:value="3.33101" calcext:value-type="float">
            <text:p>3.33101</text:p>
          </table:table-cell>
          <table:table-cell office:value-type="float" office:value="3.99105" calcext:value-type="float">
            <text:p>3.99105</text:p>
          </table:table-cell>
          <table:table-cell office:value-type="float" office:value="4.2974" calcext:value-type="float">
            <text:p>4.2974</text:p>
          </table:table-cell>
          <table:table-cell office:value-type="float" office:value="4.58677" calcext:value-type="float">
            <text:p>4.58677</text:p>
          </table:table-cell>
          <table:table-cell office:value-type="float" office:value="6.54473" calcext:value-type="float">
            <text:p>6.54473</text:p>
          </table:table-cell>
          <table:table-cell office:value-type="float" office:value="3.93288" calcext:value-type="float">
            <text:p>3.93288</text:p>
          </table:table-cell>
          <table:table-cell office:value-type="float" office:value="5.32063" calcext:value-type="float">
            <text:p>5.32063</text:p>
          </table:table-cell>
          <table:table-cell office:value-type="float" office:value="6.54473" calcext:value-type="float">
            <text:p>6.54473</text:p>
          </table:table-cell>
          <table:table-cell office:value-type="float" office:value="3.93329" calcext:value-type="float">
            <text:p>3.93329</text:p>
          </table:table-cell>
          <table:table-cell office:value-type="float" office:value="6.17228" calcext:value-type="float">
            <text:p>6.17228</text:p>
          </table:table-cell>
          <table:table-cell office:value-type="float" office:value="2.57687" calcext:value-type="float">
            <text:p>2.57687</text:p>
          </table:table-cell>
          <table:table-cell office:value-type="float" office:value="6.49222" calcext:value-type="float">
            <text:p>6.49222</text:p>
          </table:table-cell>
          <table:table-cell office:value-type="float" office:value="3.47976" calcext:value-type="float">
            <text:p>3.47976</text:p>
          </table:table-cell>
          <table:table-cell office:value-type="float" office:value="4.31087" calcext:value-type="float">
            <text:p>4.31087</text:p>
          </table:table-cell>
          <table:table-cell office:value-type="float" office:value="3.15707" calcext:value-type="float">
            <text:p>3.15707</text:p>
          </table:table-cell>
          <table:table-cell office:value-type="float" office:value="4.68835" calcext:value-type="float">
            <text:p>4.68835</text:p>
          </table:table-cell>
          <table:table-cell office:value-type="float" office:value="3.93288" calcext:value-type="float">
            <text:p>3.93288</text:p>
          </table:table-cell>
          <table:table-cell office:value-type="float" office:value="4.88098" calcext:value-type="float">
            <text:p>4.88098</text:p>
          </table:table-cell>
          <table:table-cell office:value-type="float" office:value="4.24187" calcext:value-type="float">
            <text:p>4.24187</text:p>
          </table:table-cell>
          <table:table-cell office:value-type="float" office:value="4.8501" calcext:value-type="float">
            <text:p>4.8501</text:p>
          </table:table-cell>
          <table:table-cell office:value-type="float" office:value="4.27636" calcext:value-type="float">
            <text:p>4.27636</text:p>
          </table:table-cell>
          <table:table-cell office:value-type="float" office:value="4.60128" calcext:value-type="float">
            <text:p>4.60128</text:p>
          </table:table-cell>
          <table:table-cell office:value-type="float" office:value="4.40781" calcext:value-type="float">
            <text:p>4.40781</text:p>
          </table:table-cell>
          <table:table-cell office:value-type="float" office:value="16.6305" calcext:value-type="float">
            <text:p>16.6305</text:p>
          </table:table-cell>
          <table:table-cell office:value-type="float" office:value="4.33208" calcext:value-type="float">
            <text:p>4.33208</text:p>
          </table:table-cell>
          <table:table-cell office:value-type="float" office:value="4.24187" calcext:value-type="float">
            <text:p>4.24187</text:p>
          </table:table-cell>
          <table:table-cell office:value-type="float" office:value="3.91037" calcext:value-type="float">
            <text:p>3.91037</text:p>
          </table:table-cell>
          <table:table-cell office:value-type="float" office:value="4.8242" calcext:value-type="float">
            <text:p>4.8242</text:p>
          </table:table-cell>
          <table:table-cell office:value-type="float" office:value="2.94008" calcext:value-type="float">
            <text:p>2.94008</text:p>
          </table:table-cell>
          <table:table-cell office:value-type="float" office:value="6.04857" calcext:value-type="float">
            <text:p>6.04857</text:p>
          </table:table-cell>
          <table:table-cell office:value-type="float" office:value="4.41588" calcext:value-type="float">
            <text:p>4.41588</text:p>
          </table:table-cell>
          <table:table-cell office:value-type="float" office:value="5.06611" calcext:value-type="float">
            <text:p>5.06611</text:p>
          </table:table-cell>
          <table:table-cell office:value-type="float" office:value="4.6526" calcext:value-type="float">
            <text:p>4.6526</text:p>
          </table:table-cell>
          <table:table-cell office:value-type="float" office:value="4.3518" calcext:value-type="float">
            <text:p>4.3518</text:p>
          </table:table-cell>
          <table:table-cell office:value-type="float" office:value="5.21817" calcext:value-type="float">
            <text:p>5.21817</text:p>
          </table:table-cell>
          <table:table-cell office:value-type="float" office:value="4.63757" calcext:value-type="float">
            <text:p>4.63757</text:p>
          </table:table-cell>
          <table:table-cell office:value-type="float" office:value="15.0717" calcext:value-type="float">
            <text:p>15.0717</text:p>
          </table:table-cell>
          <table:table-cell office:value-type="float" office:value="5.21817" calcext:value-type="float">
            <text:p>5.21817</text:p>
          </table:table-cell>
          <table:table-cell office:value-type="float" office:value="4.49574" calcext:value-type="float">
            <text:p>4.49574</text:p>
          </table:table-cell>
          <table:table-cell office:value-type="float" office:value="4.70034" calcext:value-type="float">
            <text:p>4.70034</text:p>
          </table:table-cell>
          <table:table-cell office:value-type="float" office:value="2.94008" calcext:value-type="float">
            <text:p>2.94008</text:p>
          </table:table-cell>
          <table:table-cell office:value-type="float" office:value="6.49408" calcext:value-type="float">
            <text:p>6.49408</text:p>
          </table:table-cell>
          <table:table-cell office:value-type="float" office:value="3.54875" calcext:value-type="float">
            <text:p>3.54875</text:p>
          </table:table-cell>
          <table:table-cell office:value-type="float" office:value="4.1767" calcext:value-type="float">
            <text:p>4.1767</text:p>
          </table:table-cell>
          <table:table-cell office:value-type="float" office:value="3.47739" calcext:value-type="float">
            <text:p>3.47739</text:p>
          </table:table-cell>
          <table:table-cell office:value-type="float" office:value="5.50159" calcext:value-type="float">
            <text:p>5.50159</text:p>
          </table:table-cell>
          <table:table-cell office:value-type="float" office:value="4.63757" calcext:value-type="float">
            <text:p>4.63757</text:p>
          </table:table-cell>
          <table:table-cell office:value-type="float" office:value="5.52078" calcext:value-type="float">
            <text:p>5.52078</text:p>
          </table:table-cell>
          <table:table-cell office:value-type="float" office:value="4.45755" calcext:value-type="float">
            <text:p>4.45755</text:p>
          </table:table-cell>
          <table:table-cell office:value-type="float" office:value="4.63706" calcext:value-type="float">
            <text:p>4.63706</text:p>
          </table:table-cell>
          <table:table-cell office:value-type="float" office:value="4.24713" calcext:value-type="float">
            <text:p>4.24713</text:p>
          </table:table-cell>
          <table:table-cell office:value-type="float" office:value="3.90445" calcext:value-type="float">
            <text:p>3.90445</text:p>
          </table:table-cell>
          <table:table-cell office:value-type="float" office:value="4.35392" calcext:value-type="float">
            <text:p>4.35392</text:p>
          </table:table-cell>
          <table:table-cell office:value-type="float" office:value="3.83559" calcext:value-type="float">
            <text:p>3.83559</text:p>
          </table:table-cell>
          <table:table-cell office:value-type="float" office:value="6.49222" calcext:value-type="float">
            <text:p>6.49222</text:p>
          </table:table-cell>
          <table:table-cell office:value-type="float" office:value="4.45755" calcext:value-type="float">
            <text:p>4.45755</text:p>
          </table:table-cell>
          <table:table-cell office:value-type="float" office:value="4.42423" calcext:value-type="float">
            <text:p>4.42423</text:p>
          </table:table-cell>
          <table:table-cell office:value-type="float" office:value="3.94558" calcext:value-type="float">
            <text:p>3.94558</text:p>
          </table:table-cell>
          <table:table-cell office:value-type="float" office:value="5.49241" calcext:value-type="float">
            <text:p>5.49241</text:p>
          </table:table-cell>
          <table:table-cell office:value-type="float" office:value="4.18535" calcext:value-type="float">
            <text:p>4.18535</text:p>
          </table:table-cell>
          <table:table-cell office:value-type="float" office:value="4.34594" calcext:value-type="float">
            <text:p>4.34594</text:p>
          </table:table-cell>
          <table:table-cell office:value-type="float" office:value="8.47397" calcext:value-type="float">
            <text:p>8.47397</text:p>
          </table:table-cell>
          <table:table-cell office:value-type="float" office:value="3.85367" calcext:value-type="float">
            <text:p>3.85367</text:p>
          </table:table-cell>
          <table:table-cell office:value-type="float" office:value="3.47138" calcext:value-type="float">
            <text:p>3.47138</text:p>
          </table:table-cell>
          <table:table-cell office:value-type="float" office:value="4.18535" calcext:value-type="float">
            <text:p>4.18535</text:p>
          </table:table-cell>
          <table:table-cell office:value-type="float" office:value="5.91548" calcext:value-type="float">
            <text:p>5.91548</text:p>
          </table:table-cell>
          <table:table-cell office:value-type="float" office:value="5.35593" calcext:value-type="float">
            <text:p>5.35593</text:p>
          </table:table-cell>
          <table:table-cell office:value-type="float" office:value="4.49752" calcext:value-type="float">
            <text:p>4.49752</text:p>
          </table:table-cell>
          <table:table-cell office:value-type="float" office:value="6.17415" calcext:value-type="float">
            <text:p>6.17415</text:p>
          </table:table-cell>
          <table:table-cell office:value-type="float" office:value="4.50863" calcext:value-type="float">
            <text:p>4.50863</text:p>
          </table:table-cell>
          <table:table-cell office:value-type="float" office:value="6.54956" calcext:value-type="float">
            <text:p>6.54956</text:p>
          </table:table-cell>
          <table:table-cell office:value-type="float" office:value="4.34594" calcext:value-type="float">
            <text:p>4.34594</text:p>
          </table:table-cell>
          <table:table-cell office:value-type="float" office:value="6.38248" calcext:value-type="float">
            <text:p>6.38248</text:p>
          </table:table-cell>
          <table:table-cell office:value-type="float" office:value="8.47397" calcext:value-type="float">
            <text:p>8.47397</text:p>
          </table:table-cell>
          <table:table-cell office:value-type="float" office:value="4.27255" calcext:value-type="float">
            <text:p>4.27255</text:p>
          </table:table-cell>
          <table:table-cell office:value-type="float" office:value="6.44235" calcext:value-type="float">
            <text:p>6.44235</text:p>
          </table:table-cell>
          <table:table-cell office:value-type="float" office:value="4.8486" calcext:value-type="float">
            <text:p>4.8486</text:p>
          </table:table-cell>
          <table:table-cell office:value-type="float" office:value="4.84519" calcext:value-type="float">
            <text:p>4.84519</text:p>
          </table:table-cell>
          <table:table-cell office:value-type="float" office:value="16.8373" calcext:value-type="float">
            <text:p>16.8373</text:p>
          </table:table-cell>
          <table:table-cell office:value-type="float" office:value="6.85227" calcext:value-type="float">
            <text:p>6.85227</text:p>
          </table:table-cell>
          <table:table-cell office:value-type="float" office:value="5.14105" calcext:value-type="float">
            <text:p>5.14105</text:p>
          </table:table-cell>
          <table:table-cell office:value-type="float" office:value="6.17851" calcext:value-type="float">
            <text:p>6.17851</text:p>
          </table:table-cell>
          <table:table-cell office:value-type="float" office:value="4.49752" calcext:value-type="float">
            <text:p>4.49752</text:p>
          </table:table-cell>
          <table:table-cell office:value-type="float" office:value="4.08681" calcext:value-type="float">
            <text:p>4.08681</text:p>
          </table:table-cell>
          <table:table-cell office:value-type="float" office:value="4.40783" calcext:value-type="float">
            <text:p>4.40783</text:p>
          </table:table-cell>
          <table:table-cell office:value-type="float" office:value="15.0275" calcext:value-type="float">
            <text:p>15.0275</text:p>
          </table:table-cell>
          <table:table-cell office:value-type="float" office:value="6.61028" calcext:value-type="float">
            <text:p>6.61028</text:p>
          </table:table-cell>
          <table:table-cell office:value-type="float" office:value="5.79574" calcext:value-type="float">
            <text:p>5.79574</text:p>
          </table:table-cell>
          <table:table-cell office:value-type="float" office:value="5.54683" calcext:value-type="float">
            <text:p>5.54683</text:p>
          </table:table-cell>
          <table:table-cell office:value-type="float" office:value="4.18535" calcext:value-type="float">
            <text:p>4.18535</text:p>
          </table:table-cell>
          <table:table-cell office:value-type="float" office:value="3.98872" calcext:value-type="float">
            <text:p>3.98872</text:p>
          </table:table-cell>
          <table:table-cell office:value-type="float" office:value="8.38712" calcext:value-type="float">
            <text:p>8.38712</text:p>
          </table:table-cell>
          <table:table-cell office:value-type="float" office:value="2.80703" calcext:value-type="float">
            <text:p>2.80703</text:p>
          </table:table-cell>
          <table:table-cell office:value-type="float" office:value="4.33964" calcext:value-type="float">
            <text:p>4.33964</text:p>
          </table:table-cell>
          <table:table-cell office:value-type="float" office:value="4.18535" calcext:value-type="float">
            <text:p>4.18535</text:p>
          </table:table-cell>
          <table:table-cell office:value-type="float" office:value="5.55722" calcext:value-type="float">
            <text:p>5.55722</text:p>
          </table:table-cell>
          <table:table-cell office:value-type="float" office:value="4.2192" calcext:value-type="float">
            <text:p>4.2192</text:p>
          </table:table-cell>
          <table:table-cell office:value-type="float" office:value="4.43648" calcext:value-type="float">
            <text:p>4.43648</text:p>
          </table:table-cell>
          <table:table-cell office:value-type="float" office:value="4.26172" calcext:value-type="float">
            <text:p>4.26172</text:p>
          </table:table-cell>
          <table:table-cell office:value-type="float" office:value="4.49752" calcext:value-type="float">
            <text:p>4.49752</text:p>
          </table:table-cell>
          <table:table-cell office:value-type="float" office:value="6.47914" calcext:value-type="float">
            <text:p>6.47914</text:p>
          </table:table-cell>
          <table:table-cell office:value-type="float" office:value="3.98872" calcext:value-type="float">
            <text:p>3.98872</text:p>
          </table:table-cell>
          <table:table-cell office:value-type="float" office:value="6.38011" calcext:value-type="float">
            <text:p>6.38011</text:p>
          </table:table-cell>
          <table:table-cell office:value-type="float" office:value="8.38712" calcext:value-type="float">
            <text:p>8.38712</text:p>
          </table:table-cell>
          <table:table-cell office:value-type="float" office:value="4.15482" calcext:value-type="float">
            <text:p>4.15482</text:p>
          </table:table-cell>
          <table:table-cell office:value-type="float" office:value="4.86432" calcext:value-type="float">
            <text:p>4.86432</text:p>
          </table:table-cell>
          <table:table-cell office:value-type="float" office:value="5.40789" calcext:value-type="float">
            <text:p>5.40789</text:p>
          </table:table-cell>
          <table:table-cell office:value-type="float" office:value="3.9525" calcext:value-type="float">
            <text:p>3.9525</text:p>
          </table:table-cell>
          <table:table-cell office:value-type="float" office:value="4.61868" calcext:value-type="float">
            <text:p>4.61868</text:p>
          </table:table-cell>
          <table:table-cell office:value-type="float" office:value="7.44125" calcext:value-type="float">
            <text:p>7.44125</text:p>
          </table:table-cell>
          <table:table-cell office:value-type="float" office:value="5.23084" calcext:value-type="float">
            <text:p>5.23084</text:p>
          </table:table-cell>
          <table:table-cell office:value-type="float" office:value="6.46025" calcext:value-type="float">
            <text:p>6.46025</text:p>
          </table:table-cell>
          <table:table-cell office:value-type="float" office:value="4.43648" calcext:value-type="float">
            <text:p>4.43648</text:p>
          </table:table-cell>
          <table:table-cell office:value-type="float" office:value="6.83686" calcext:value-type="float">
            <text:p>6.83686</text:p>
          </table:table-cell>
          <table:table-cell office:value-type="float" office:value="4.40783" calcext:value-type="float">
            <text:p>4.40783</text:p>
          </table:table-cell>
          <table:table-cell office:value-type="float" office:value="15.6748" calcext:value-type="float">
            <text:p>15.6748</text:p>
          </table:table-cell>
          <table:table-cell office:value-type="float" office:value="5.75171" calcext:value-type="float">
            <text:p>5.75171</text:p>
          </table:table-cell>
          <table:table-cell office:value-type="float" office:value="4.67213" calcext:value-type="float">
            <text:p>4.67213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126" calcext:value-type="float">
            <text:p>126</text:p>
          </table:table-cell>
          <table:table-cell table:number-columns-repeated="132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127" calcext:value-type="float">
            <text:p>127</text:p>
          </table:table-cell>
          <table:table-cell table:number-columns-repeated="132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128" calcext:value-type="float">
            <text:p>128</text:p>
          </table:table-cell>
          <table:table-cell table:number-columns-repeated="132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129" calcext:value-type="float">
            <text:p>129</text:p>
          </table:table-cell>
          <table:table-cell table:number-columns-repeated="132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132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131" calcext:value-type="float">
            <text:p>131</text:p>
          </table:table-cell>
          <table:table-cell table:number-columns-repeated="128"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7">
          <table:table-cell table:number-columns-repeated="140"/>
        </table:table-row>
        <table:table-row table:style-name="ro1">
          <table:table-cell/>
          <table:table-cell office:value-type="float" office:value="18.8149" calcext:value-type="float">
            <text:p>18.8149</text:p>
          </table:table-cell>
          <table:table-cell table:formula="of:=[.B143]/41" office:value-type="float" office:value="0.4589" calcext:value-type="float">
            <text:p>0.4589</text:p>
          </table:table-cell>
          <table:table-cell table:number-columns-repeated="137"/>
        </table:table-row>
        <table:table-row table:style-name="ro1">
          <table:table-cell/>
          <table:table-cell office:value-type="float" office:value="0.211656" calcext:value-type="float">
            <text:p>0.211656</text:p>
          </table:table-cell>
          <table:table-cell table:formula="of:=[.B144]/41" office:value-type="float" office:value="0.00516234146341463" calcext:value-type="float">
            <text:p>0.005162341463415</text:p>
          </table:table-cell>
          <table:table-cell table:number-columns-repeated="137"/>
        </table:table-row>
        <table:table-row table:style-name="ro1">
          <table:table-cell/>
          <table:table-cell office:value-type="float" office:value="19.0105" calcext:value-type="float">
            <text:p>19.0105</text:p>
          </table:table-cell>
          <table:table-cell table:formula="of:=[.B145]/41" office:value-type="float" office:value="0.463670731707317" calcext:value-type="float">
            <text:p>0.463670731707317</text:p>
          </table:table-cell>
          <table:table-cell table:formula="of:=[.C145]+[.C144]" office:value-type="float" office:value="0.468833073170732" calcext:value-type="float">
            <text:p>0.468833073170732</text:p>
          </table:table-cell>
          <table:table-cell table:number-columns-repeated="136"/>
        </table:table-row>
      </table:table>
      <table:table table:name="Sheet3" table:style-name="ta1">
        <table:table-column table:style-name="co8" table:default-cell-style-name="ce31"/>
        <table:table-column table:style-name="co9" table:number-columns-repeated="26" table:default-cell-style-name="ce34"/>
        <table:table-column table:style-name="co10" table:number-columns-repeated="2" table:default-cell-style-name="ce34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7" table:number-columns-repeated="6" table:default-cell-style-name="Default"/>
        <table:table-row table:style-name="ro1">
          <table:table-cell table:style-name="Default" table:number-columns-repeated="29"/>
          <table:table-cell table:number-columns-repeated="28"/>
        </table:table-row>
        <table:table-row table:style-name="ro1">
          <table:table-cell table:style-name="Default"/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/>
          <table:table-cell office:value-type="string" calcext:value-type="string">
            <text:p>Vehicle</text:p>
          </table:table-cell>
          <table:table-cell table:style-name="ce26" office:value-type="string" calcext:value-type="string">
            <text:p>0: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ime:</text:p>
          </table:table-cell>
          <table:table-cell table:style-name="ce34" office:value-type="float" office:value="15.9499010961402" calcext:value-type="float">
            <text:p>15.950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windows:</text:p>
          </table:table-cell>
          <table:table-cell/>
          <table:table-cell office:value-type="string" calcext:value-type="string">
            <text:p>Profits:</text:p>
          </table:table-cell>
          <table:table-cell/>
        </table:table-row>
        <table:table-row table:style-name="ro1">
          <table:table-cell table:style-name="ce27" office:value-type="float" office:value="0" calcext:value-type="float">
            <text:p>0</text:p>
          </table:table-cell>
          <table:table-cell table:style-name="ce33" office:value-type="float" office:value="0" calcext:value-type="float">
            <text:p>0.00</text:p>
          </table:table-cell>
          <table:table-cell table:style-name="ce33" office:value-type="float" office:value="5.81739" calcext:value-type="float">
            <text:p>5.82</text:p>
          </table:table-cell>
          <table:table-cell table:style-name="ce33" office:value-type="float" office:value="2.38821" calcext:value-type="float">
            <text:p>2.39</text:p>
          </table:table-cell>
          <table:table-cell table:style-name="ce33" office:value-type="float" office:value="2.54734" calcext:value-type="float">
            <text:p>2.55</text:p>
          </table:table-cell>
          <table:table-cell table:style-name="ce33" office:value-type="float" office:value="18.8119" calcext:value-type="float">
            <text:p>18.81</text:p>
          </table:table-cell>
          <table:table-cell table:style-name="ce33" office:value-type="float" office:value="1.36261" calcext:value-type="float">
            <text:p>1.36</text:p>
          </table:table-cell>
          <table:table-cell table:style-name="ce33" office:value-type="float" office:value="2.74511" calcext:value-type="float">
            <text:p>2.75</text:p>
          </table:table-cell>
          <table:table-cell table:style-name="ce33" office:value-type="float" office:value="2.41049" calcext:value-type="float">
            <text:p>2.41</text:p>
          </table:table-cell>
          <table:table-cell table:style-name="ce33" office:value-type="float" office:value="3.18769" calcext:value-type="float">
            <text:p>3.19</text:p>
          </table:table-cell>
          <table:table-cell table:style-name="ce33" office:value-type="float" office:value="1.1526" calcext:value-type="float">
            <text:p>1.15</text:p>
          </table:table-cell>
          <table:table-cell table:style-name="ce33" office:value-type="float" office:value="2.33393" calcext:value-type="float">
            <text:p>2.33</text:p>
          </table:table-cell>
          <table:table-cell table:style-name="ce33" office:value-type="float" office:value="6.98271" calcext:value-type="float">
            <text:p>6.98</text:p>
          </table:table-cell>
          <table:table-cell table:style-name="ce33" office:value-type="float" office:value="1.98582" calcext:value-type="float">
            <text:p>1.99</text:p>
          </table:table-cell>
          <table:table-cell table:style-name="ce33" office:value-type="float" office:value="2.17598" calcext:value-type="float">
            <text:p>2.18</text:p>
          </table:table-cell>
          <table:table-cell table:style-name="ce33" office:value-type="float" office:value="1.86016" calcext:value-type="float">
            <text:p>1.86</text:p>
          </table:table-cell>
          <table:table-cell table:style-name="ce33" office:value-type="float" office:value="2.25016" calcext:value-type="float">
            <text:p>2.25</text:p>
          </table:table-cell>
          <table:table-cell table:style-name="ce33" office:value-type="float" office:value="2.44313" calcext:value-type="float">
            <text:p>2.44</text:p>
          </table:table-cell>
          <table:table-cell table:style-name="ce33" office:value-type="float" office:value="1.9438" calcext:value-type="float">
            <text:p>1.94</text:p>
          </table:table-cell>
          <table:table-cell table:style-name="ce33" office:value-type="float" office:value="1.66548" calcext:value-type="float">
            <text:p>1.67</text:p>
          </table:table-cell>
          <table:table-cell table:style-name="ce33" office:value-type="float" office:value="1.94757" calcext:value-type="float">
            <text:p>1.95</text:p>
          </table:table-cell>
          <table:table-cell table:style-name="ce33" office:value-type="float" office:value="2.57645" calcext:value-type="float">
            <text:p>2.58</text:p>
          </table:table-cell>
          <table:table-cell table:style-name="ce33" office:value-type="float" office:value="2.17834" calcext:value-type="float">
            <text:p>2.18</text:p>
          </table:table-cell>
          <table:table-cell table:style-name="ce33" office:value-type="float" office:value="2.22962" calcext:value-type="float">
            <text:p>2.23</text:p>
          </table:table-cell>
          <table:table-cell table:style-name="ce33" office:value-type="float" office:value="2.25087" calcext:value-type="float">
            <text:p>2.25</text:p>
          </table:table-cell>
          <table:table-cell table:number-columns-repeated="2" table:style-name="ce33" office:value-type="float" office:value="4.2796" calcext:value-type="float">
            <text:p>4.28</text:p>
          </table:table-cell>
          <table:table-cell table:number-columns-repeated="2" table:style-name="ce33" office:value-type="float" office:value="0" calcext:value-type="float">
            <text:p>0.00</text:p>
          </table:table-cell>
          <table:table-cell/>
          <table:table-cell office:value-type="string" calcext:value-type="string">
            <text:p>Vehicle</text:p>
          </table:table-cell>
          <table:table-cell table:style-name="ce26" office:value-type="string" calcext:value-type="string">
            <text:p>1: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ime:</text:p>
          </table:table-cell>
          <table:table-cell table:style-name="ce34" office:value-type="float" office:value="15.6495943400977" calcext:value-type="float">
            <text:p>15.650</text:p>
          </table:table-cell>
          <table:table-cell table:number-columns-repeated="5"/>
          <table:table-cell table:style-name="ce27" office:value-type="string" calcext:value-type="string">
            <text:p>0:</text:p>
          </table:table-cell>
          <table:table-cell office:value-type="float" office:value="16.8333" calcext:value-type="float">
            <text:p>16.8333</text:p>
          </table:table-cell>
          <table:table-cell/>
          <table:table-cell table:style-name="ce27" office:value-type="string" calcext:value-type="string">
            <text:p>0:</text:p>
          </table:table-cell>
          <table:table-cell office:value-type="float" office:value="4.64349" calcext:value-type="float">
            <text:p>4.64349</text:p>
          </table:table-cell>
        </table:table-row>
        <table:table-row table:style-name="ro1">
          <table:table-cell table:style-name="ce27" office:value-type="float" office:value="1" calcext:value-type="float">
            <text:p>1</text:p>
          </table:table-cell>
          <table:table-cell table:style-name="ce33" office:value-type="float" office:value="5.81739" calcext:value-type="float">
            <text:p>5.82</text:p>
          </table:table-cell>
          <table:table-cell table:style-name="ce33" office:value-type="float" office:value="0" calcext:value-type="float">
            <text:p>0.00</text:p>
          </table:table-cell>
          <table:table-cell table:style-name="ce33" office:value-type="float" office:value="8.06855" calcext:value-type="float">
            <text:p>8.07</text:p>
          </table:table-cell>
          <table:table-cell table:style-name="ce33" office:value-type="float" office:value="5.07624" calcext:value-type="float">
            <text:p>5.08</text:p>
          </table:table-cell>
          <table:table-cell table:style-name="ce33" office:value-type="float" office:value="20.3725" calcext:value-type="float">
            <text:p>20.37</text:p>
          </table:table-cell>
          <table:table-cell table:style-name="ce33" office:value-type="float" office:value="4.55225" calcext:value-type="float">
            <text:p>4.55</text:p>
          </table:table-cell>
          <table:table-cell table:style-name="ce33" office:value-type="float" office:value="3.12164" calcext:value-type="float">
            <text:p>3.12</text:p>
          </table:table-cell>
          <table:table-cell table:style-name="ce33" office:value-type="float" office:value="8.10601" calcext:value-type="float">
            <text:p>8.11</text:p>
          </table:table-cell>
          <table:table-cell table:style-name="ce33" office:value-type="float" office:value="5.28406" calcext:value-type="float">
            <text:p>5.28</text:p>
          </table:table-cell>
          <table:table-cell table:style-name="ce33" office:value-type="float" office:value="6.96988" calcext:value-type="float">
            <text:p>6.97</text:p>
          </table:table-cell>
          <table:table-cell table:style-name="ce33" office:value-type="float" office:value="8.00206" calcext:value-type="float">
            <text:p>8.00</text:p>
          </table:table-cell>
          <table:table-cell table:style-name="ce33" office:value-type="float" office:value="10.032" calcext:value-type="float">
            <text:p>10.03</text:p>
          </table:table-cell>
          <table:table-cell table:style-name="ce33" office:value-type="float" office:value="7.66842" calcext:value-type="float">
            <text:p>7.67</text:p>
          </table:table-cell>
          <table:table-cell table:style-name="ce33" office:value-type="float" office:value="5.63957" calcext:value-type="float">
            <text:p>5.64</text:p>
          </table:table-cell>
          <table:table-cell table:style-name="ce33" office:value-type="float" office:value="5.49036" calcext:value-type="float">
            <text:p>5.49</text:p>
          </table:table-cell>
          <table:table-cell table:style-name="ce33" office:value-type="float" office:value="7.96223" calcext:value-type="float">
            <text:p>7.96</text:p>
          </table:table-cell>
          <table:table-cell table:style-name="ce33" office:value-type="float" office:value="8.10809" calcext:value-type="float">
            <text:p>8.11</text:p>
          </table:table-cell>
          <table:table-cell table:style-name="ce33" office:value-type="float" office:value="7.55312" calcext:value-type="float">
            <text:p>7.55</text:p>
          </table:table-cell>
          <table:table-cell table:style-name="ce33" office:value-type="float" office:value="6.58323" calcext:value-type="float">
            <text:p>6.58</text:p>
          </table:table-cell>
          <table:table-cell table:style-name="ce33" office:value-type="float" office:value="7.63792" calcext:value-type="float">
            <text:p>7.64</text:p>
          </table:table-cell>
          <table:table-cell table:style-name="ce33" office:value-type="float" office:value="6.56165" calcext:value-type="float">
            <text:p>6.56</text:p>
          </table:table-cell>
          <table:table-cell table:style-name="ce33" office:value-type="float" office:value="7.81921" calcext:value-type="float">
            <text:p>7.82</text:p>
          </table:table-cell>
          <table:table-cell table:style-name="ce33" office:value-type="float" office:value="7.94942" calcext:value-type="float">
            <text:p>7.95</text:p>
          </table:table-cell>
          <table:table-cell table:style-name="ce33" office:value-type="float" office:value="8.04391" calcext:value-type="float">
            <text:p>8.04</text:p>
          </table:table-cell>
          <table:table-cell table:number-columns-repeated="2" table:style-name="ce33" office:value-type="float" office:value="8.66276" calcext:value-type="float">
            <text:p>8.66</text:p>
          </table:table-cell>
          <table:table-cell table:number-columns-repeated="2" table:style-name="ce33" office:value-type="float" office:value="0" calcext:value-type="float">
            <text:p>0.00</text:p>
          </table:table-cell>
          <table:table-cell table:number-columns-repeated="23"/>
          <table:table-cell table:style-name="ce27" office:value-type="string" calcext:value-type="string">
            <text:p>1:</text:p>
          </table:table-cell>
          <table:table-cell office:value-type="float" office:value="12.0667" calcext:value-type="float">
            <text:p>12.0667</text:p>
          </table:table-cell>
          <table:table-cell/>
          <table:table-cell table:style-name="ce27" office:value-type="string" calcext:value-type="string">
            <text:p>1:</text:p>
          </table:table-cell>
          <table:table-cell office:value-type="float" office:value="6.45529" calcext:value-type="float">
            <text:p>6.45529</text:p>
          </table:table-cell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 table:style-name="ce33" office:value-type="float" office:value="2.38821" calcext:value-type="float">
            <text:p>2.39</text:p>
          </table:table-cell>
          <table:table-cell table:style-name="ce33" office:value-type="float" office:value="8.06855" calcext:value-type="float">
            <text:p>8.07</text:p>
          </table:table-cell>
          <table:table-cell table:style-name="ce33" office:value-type="float" office:value="0" calcext:value-type="float">
            <text:p>0.00</text:p>
          </table:table-cell>
          <table:table-cell table:style-name="ce33" office:value-type="float" office:value="4.67449" calcext:value-type="float">
            <text:p>4.67</text:p>
          </table:table-cell>
          <table:table-cell table:style-name="ce33" office:value-type="float" office:value="19.603" calcext:value-type="float">
            <text:p>19.60</text:p>
          </table:table-cell>
          <table:table-cell table:style-name="ce33" office:value-type="float" office:value="3.74876" calcext:value-type="float">
            <text:p>3.75</text:p>
          </table:table-cell>
          <table:table-cell table:style-name="ce33" office:value-type="float" office:value="4.94698" calcext:value-type="float">
            <text:p>4.95</text:p>
          </table:table-cell>
          <table:table-cell table:style-name="ce33" office:value-type="float" office:value="0.0625905" calcext:value-type="float">
            <text:p>0.06</text:p>
          </table:table-cell>
          <table:table-cell table:style-name="ce33" office:value-type="float" office:value="5.22712" calcext:value-type="float">
            <text:p>5.23</text:p>
          </table:table-cell>
          <table:table-cell table:style-name="ce33" office:value-type="float" office:value="1.41463" calcext:value-type="float">
            <text:p>1.41</text:p>
          </table:table-cell>
          <table:table-cell table:style-name="ce33" office:value-type="float" office:value="0.0738141" calcext:value-type="float">
            <text:p>0.07</text:p>
          </table:table-cell>
          <table:table-cell table:style-name="ce33" office:value-type="float" office:value="7.77276" calcext:value-type="float">
            <text:p>7.77</text:p>
          </table:table-cell>
          <table:table-cell table:style-name="ce33" office:value-type="float" office:value="0.405981" calcext:value-type="float">
            <text:p>0.41</text:p>
          </table:table-cell>
          <table:table-cell table:style-name="ce33" office:value-type="float" office:value="3.01068" calcext:value-type="float">
            <text:p>3.01</text:p>
          </table:table-cell>
          <table:table-cell table:style-name="ce33" office:value-type="float" office:value="3.89332" calcext:value-type="float">
            <text:p>3.89</text:p>
          </table:table-cell>
          <table:table-cell table:style-name="ce33" office:value-type="float" office:value="0.169361" calcext:value-type="float">
            <text:p>0.17</text:p>
          </table:table-cell>
          <table:table-cell table:style-name="ce33" office:value-type="float" office:value="1.93865" calcext:value-type="float">
            <text:p>1.94</text:p>
          </table:table-cell>
          <table:table-cell table:style-name="ce33" office:value-type="float" office:value="0.529695" calcext:value-type="float">
            <text:p>0.53</text:p>
          </table:table-cell>
          <table:table-cell table:style-name="ce33" office:value-type="float" office:value="2.97785" calcext:value-type="float">
            <text:p>2.98</text:p>
          </table:table-cell>
          <table:table-cell table:style-name="ce33" office:value-type="float" office:value="0.441863" calcext:value-type="float">
            <text:p>0.44</text:p>
          </table:table-cell>
          <table:table-cell table:style-name="ce33" office:value-type="float" office:value="2.56055" calcext:value-type="float">
            <text:p>2.56</text:p>
          </table:table-cell>
          <table:table-cell table:style-name="ce33" office:value-type="float" office:value="1.94851" calcext:value-type="float">
            <text:p>1.95</text:p>
          </table:table-cell>
          <table:table-cell table:style-name="ce33" office:value-type="float" office:value="0.202707" calcext:value-type="float">
            <text:p>0.20</text:p>
          </table:table-cell>
          <table:table-cell table:style-name="ce33" office:value-type="float" office:value="1.32581" calcext:value-type="float">
            <text:p>1.33</text:p>
          </table:table-cell>
          <table:table-cell table:number-columns-repeated="2" table:style-name="ce33" office:value-type="float" office:value="4.74378" calcext:value-type="float">
            <text:p>4.74</text:p>
          </table:table-cell>
          <table:table-cell table:number-columns-repeated="2" table:style-name="ce33" office:value-type="float" office:value="0" calcext:value-type="float">
            <text:p>0.00</text:p>
          </table:table-cell>
          <table:table-cell table:number-columns-repeated="23"/>
          <table:table-cell table:style-name="ce27" office:value-type="string" calcext:value-type="string">
            <text:p>2:</text:p>
          </table:table-cell>
          <table:table-cell office:value-type="float" office:value="11.8" calcext:value-type="float">
            <text:p>11.8</text:p>
          </table:table-cell>
          <table:table-cell/>
          <table:table-cell table:style-name="ce27" office:value-type="string" calcext:value-type="string">
            <text:p>2:</text:p>
          </table:table-cell>
          <table:table-cell office:value-type="float" office:value="3.30447" calcext:value-type="float">
            <text:p>3.30447</text:p>
          </table:table-cell>
        </table:table-row>
        <table:table-row table:style-name="ro1">
          <table:table-cell table:style-name="ce27" office:value-type="float" office:value="3" calcext:value-type="float">
            <text:p>3</text:p>
          </table:table-cell>
          <table:table-cell table:style-name="ce33" office:value-type="float" office:value="2.54734" calcext:value-type="float">
            <text:p>2.55</text:p>
          </table:table-cell>
          <table:table-cell table:style-name="ce33" office:value-type="float" office:value="5.07624" calcext:value-type="float">
            <text:p>5.08</text:p>
          </table:table-cell>
          <table:table-cell table:style-name="ce33" office:value-type="float" office:value="4.67449" calcext:value-type="float">
            <text:p>4.67</text:p>
          </table:table-cell>
          <table:table-cell table:style-name="ce33" office:value-type="float" office:value="0" calcext:value-type="float">
            <text:p>0.00</text:p>
          </table:table-cell>
          <table:table-cell table:style-name="ce33" office:value-type="float" office:value="16.8354" calcext:value-type="float">
            <text:p>16.84</text:p>
          </table:table-cell>
          <table:table-cell table:style-name="ce33" office:value-type="float" office:value="1.77182" calcext:value-type="float">
            <text:p>1.77</text:p>
          </table:table-cell>
          <table:table-cell table:style-name="ce33" office:value-type="float" office:value="2.98329" calcext:value-type="float">
            <text:p>2.98</text:p>
          </table:table-cell>
          <table:table-cell table:style-name="ce33" office:value-type="float" office:value="4.67578" calcext:value-type="float">
            <text:p>4.68</text:p>
          </table:table-cell>
          <table:table-cell table:style-name="ce33" office:value-type="float" office:value="0.666701" calcext:value-type="float">
            <text:p>0.67</text:p>
          </table:table-cell>
          <table:table-cell table:style-name="ce33" office:value-type="float" office:value="3.25987" calcext:value-type="float">
            <text:p>3.26</text:p>
          </table:table-cell>
          <table:table-cell table:style-name="ce33" office:value-type="float" office:value="4.63963" calcext:value-type="float">
            <text:p>4.64</text:p>
          </table:table-cell>
          <table:table-cell table:style-name="ce33" office:value-type="float" office:value="5.37756" calcext:value-type="float">
            <text:p>5.38</text:p>
          </table:table-cell>
          <table:table-cell table:style-name="ce33" office:value-type="float" office:value="4.3143" calcext:value-type="float">
            <text:p>4.31</text:p>
          </table:table-cell>
          <table:table-cell table:style-name="ce33" office:value-type="float" office:value="4.36695" calcext:value-type="float">
            <text:p>4.37</text:p>
          </table:table-cell>
          <table:table-cell table:style-name="ce33" office:value-type="float" office:value="0.78711" calcext:value-type="float">
            <text:p>0.79</text:p>
          </table:table-cell>
          <table:table-cell table:style-name="ce33" office:value-type="float" office:value="4.511" calcext:value-type="float">
            <text:p>4.51</text:p>
          </table:table-cell>
          <table:table-cell table:style-name="ce33" office:value-type="float" office:value="3.68723" calcext:value-type="float">
            <text:p>3.69</text:p>
          </table:table-cell>
          <table:table-cell table:style-name="ce33" office:value-type="float" office:value="4.34303" calcext:value-type="float">
            <text:p>4.34</text:p>
          </table:table-cell>
          <table:table-cell table:style-name="ce33" office:value-type="float" office:value="1.94376" calcext:value-type="float">
            <text:p>1.94</text:p>
          </table:table-cell>
          <table:table-cell table:style-name="ce33" office:value-type="float" office:value="4.27193" calcext:value-type="float">
            <text:p>4.27</text:p>
          </table:table-cell>
          <table:table-cell table:style-name="ce33" office:value-type="float" office:value="5.00712" calcext:value-type="float">
            <text:p>5.01</text:p>
          </table:table-cell>
          <table:table-cell table:style-name="ce33" office:value-type="float" office:value="3.4171" calcext:value-type="float">
            <text:p>3.42</text:p>
          </table:table-cell>
          <table:table-cell table:style-name="ce33" office:value-type="float" office:value="4.48173" calcext:value-type="float">
            <text:p>4.48</text:p>
          </table:table-cell>
          <table:table-cell table:style-name="ce33" office:value-type="float" office:value="3.92214" calcext:value-type="float">
            <text:p>3.92</text:p>
          </table:table-cell>
          <table:table-cell table:number-columns-repeated="2" table:style-name="ce33" office:value-type="float" office:value="3.58654" calcext:value-type="float">
            <text:p>3.59</text:p>
          </table:table-cell>
          <table:table-cell table:number-columns-repeated="2" table:style-name="ce33" office:value-type="float" office:value="0" calcext:value-type="float">
            <text:p>0.00</text:p>
          </table:table-cell>
          <table:table-cell table:number-columns-repeated="23"/>
          <table:table-cell table:style-name="ce27" office:value-type="string" calcext:value-type="string">
            <text:p>3:</text:p>
          </table:table-cell>
          <table:table-cell office:value-type="float" office:value="16.55" calcext:value-type="float">
            <text:p>16.55</text:p>
          </table:table-cell>
          <table:table-cell/>
          <table:table-cell table:style-name="ce27" office:value-type="string" calcext:value-type="string">
            <text:p>3:</text:p>
          </table:table-cell>
          <table:table-cell office:value-type="float" office:value="3.9267" calcext:value-type="float">
            <text:p>3.9267</text:p>
          </table:table-cell>
        </table:table-row>
        <table:table-row table:style-name="ro1">
          <table:table-cell table:style-name="ce27" office:value-type="float" office:value="4" calcext:value-type="float">
            <text:p>4</text:p>
          </table:table-cell>
          <table:table-cell table:style-name="ce33" office:value-type="float" office:value="18.8119" calcext:value-type="float">
            <text:p>18.81</text:p>
          </table:table-cell>
          <table:table-cell table:style-name="ce33" office:value-type="float" office:value="20.3725" calcext:value-type="float">
            <text:p>20.37</text:p>
          </table:table-cell>
          <table:table-cell table:style-name="ce33" office:value-type="float" office:value="19.603" calcext:value-type="float">
            <text:p>19.60</text:p>
          </table:table-cell>
          <table:table-cell table:style-name="ce33" office:value-type="float" office:value="16.8354" calcext:value-type="float">
            <text:p>16.84</text:p>
          </table:table-cell>
          <table:table-cell table:style-name="ce33" office:value-type="float" office:value="0" calcext:value-type="float">
            <text:p>0.00</text:p>
          </table:table-cell>
          <table:table-cell table:style-name="ce33" office:value-type="float" office:value="18.5767" calcext:value-type="float">
            <text:p>18.58</text:p>
          </table:table-cell>
          <table:table-cell table:style-name="ce33" office:value-type="float" office:value="19.7061" calcext:value-type="float">
            <text:p>19.71</text:p>
          </table:table-cell>
          <table:table-cell table:style-name="ce33" office:value-type="float" office:value="19.5571" calcext:value-type="float">
            <text:p>19.56</text:p>
          </table:table-cell>
          <table:table-cell table:style-name="ce33" office:value-type="float" office:value="16.2269" calcext:value-type="float">
            <text:p>16.23</text:p>
          </table:table-cell>
          <table:table-cell table:style-name="ce33" office:value-type="float" office:value="18.6861" calcext:value-type="float">
            <text:p>18.69</text:p>
          </table:table-cell>
          <table:table-cell table:style-name="ce33" office:value-type="float" office:value="19.6276" calcext:value-type="float">
            <text:p>19.63</text:p>
          </table:table-cell>
          <table:table-cell table:style-name="ce33" office:value-type="float" office:value="11.8833" calcext:value-type="float">
            <text:p>11.88</text:p>
          </table:table-cell>
          <table:table-cell table:style-name="ce33" office:value-type="float" office:value="19.4969" calcext:value-type="float">
            <text:p>19.50</text:p>
          </table:table-cell>
          <table:table-cell table:style-name="ce33" office:value-type="float" office:value="20.9672" calcext:value-type="float">
            <text:p>20.97</text:p>
          </table:table-cell>
          <table:table-cell table:style-name="ce33" office:value-type="float" office:value="17.167" calcext:value-type="float">
            <text:p>17.17</text:p>
          </table:table-cell>
          <table:table-cell table:style-name="ce33" office:value-type="float" office:value="19.4614" calcext:value-type="float">
            <text:p>19.46</text:p>
          </table:table-cell>
          <table:table-cell table:style-name="ce33" office:value-type="float" office:value="17.6644" calcext:value-type="float">
            <text:p>17.66</text:p>
          </table:table-cell>
          <table:table-cell table:style-name="ce33" office:value-type="float" office:value="19.6714" calcext:value-type="float">
            <text:p>19.67</text:p>
          </table:table-cell>
          <table:table-cell table:style-name="ce33" office:value-type="float" office:value="17.1942" calcext:value-type="float">
            <text:p>17.19</text:p>
          </table:table-cell>
          <table:table-cell table:style-name="ce33" office:value-type="float" office:value="19.4649" calcext:value-type="float">
            <text:p>19.46</text:p>
          </table:table-cell>
          <table:table-cell table:style-name="ce33" office:value-type="float" office:value="21.338" calcext:value-type="float">
            <text:p>21.34</text:p>
          </table:table-cell>
          <table:table-cell table:style-name="ce33" office:value-type="float" office:value="17.6758" calcext:value-type="float">
            <text:p>17.68</text:p>
          </table:table-cell>
          <table:table-cell table:style-name="ce33" office:value-type="float" office:value="19.4283" calcext:value-type="float">
            <text:p>19.43</text:p>
          </table:table-cell>
          <table:table-cell table:style-name="ce33" office:value-type="float" office:value="18.2772" calcext:value-type="float">
            <text:p>18.28</text:p>
          </table:table-cell>
          <table:table-cell table:number-columns-repeated="2" table:style-name="ce33" office:value-type="float" office:value="14.869" calcext:value-type="float">
            <text:p>14.87</text:p>
          </table:table-cell>
          <table:table-cell table:number-columns-repeated="2" table:style-name="ce33" office:value-type="float" office:value="0" calcext:value-type="float">
            <text:p>0.00</text:p>
          </table:table-cell>
          <table:table-cell table:number-columns-repeated="23"/>
          <table:table-cell table:style-name="ce27" office:value-type="string" calcext:value-type="string">
            <text:p>4:</text:p>
          </table:table-cell>
          <table:table-cell office:value-type="float" office:value="10.7667" calcext:value-type="float">
            <text:p>10.7667</text:p>
          </table:table-cell>
          <table:table-cell/>
          <table:table-cell table:style-name="ce27" office:value-type="string" calcext:value-type="string">
            <text:p>4:</text:p>
          </table:table-cell>
          <table:table-cell office:value-type="float" office:value="22.4867" calcext:value-type="float">
            <text:p>22.4867</text:p>
          </table:table-cell>
        </table:table-row>
        <table:table-row table:style-name="ro1">
          <table:table-cell table:style-name="ce28" office:value-type="float" office:value="5" calcext:value-type="float">
            <text:p>5</text:p>
          </table:table-cell>
          <table:table-cell table:style-name="ce33" office:value-type="float" office:value="1.36261" calcext:value-type="float">
            <text:p>1.36</text:p>
          </table:table-cell>
          <table:table-cell table:style-name="ce33" office:value-type="float" office:value="4.55225" calcext:value-type="float">
            <text:p>4.55</text:p>
          </table:table-cell>
          <table:table-cell table:style-name="ce33" office:value-type="float" office:value="3.74876" calcext:value-type="float">
            <text:p>3.75</text:p>
          </table:table-cell>
          <table:table-cell table:style-name="ce33" office:value-type="float" office:value="1.77182" calcext:value-type="float">
            <text:p>1.77</text:p>
          </table:table-cell>
          <table:table-cell table:style-name="ce33" office:value-type="float" office:value="18.5767" calcext:value-type="float">
            <text:p>18.58</text:p>
          </table:table-cell>
          <table:table-cell table:style-name="ce33" office:value-type="float" office:value="0" calcext:value-type="float">
            <text:p>0.00</text:p>
          </table:table-cell>
          <table:table-cell table:style-name="ce33" office:value-type="float" office:value="1.65292" calcext:value-type="float">
            <text:p>1.65</text:p>
          </table:table-cell>
          <table:table-cell table:style-name="ce33" office:value-type="float" office:value="3.77223" calcext:value-type="float">
            <text:p>3.77</text:p>
          </table:table-cell>
          <table:table-cell table:style-name="ce33" office:value-type="float" office:value="2.42712" calcext:value-type="float">
            <text:p>2.43</text:p>
          </table:table-cell>
          <table:table-cell table:style-name="ce33" office:value-type="float" office:value="2.47725" calcext:value-type="float">
            <text:p>2.48</text:p>
          </table:table-cell>
          <table:table-cell table:style-name="ce33" office:value-type="float" office:value="3.69304" calcext:value-type="float">
            <text:p>3.69</text:p>
          </table:table-cell>
          <table:table-cell table:style-name="ce33" office:value-type="float" office:value="6.96546" calcext:value-type="float">
            <text:p>6.97</text:p>
          </table:table-cell>
          <table:table-cell table:style-name="ce33" office:value-type="float" office:value="3.34488" calcext:value-type="float">
            <text:p>3.34</text:p>
          </table:table-cell>
          <table:table-cell table:style-name="ce33" office:value-type="float" office:value="2.63976" calcext:value-type="float">
            <text:p>2.64</text:p>
          </table:table-cell>
          <table:table-cell table:style-name="ce33" office:value-type="float" office:value="1.47076" calcext:value-type="float">
            <text:p>1.47</text:p>
          </table:table-cell>
          <table:table-cell table:style-name="ce33" office:value-type="float" office:value="3.61247" calcext:value-type="float">
            <text:p>3.61</text:p>
          </table:table-cell>
          <table:table-cell table:style-name="ce33" office:value-type="float" office:value="3.55918" calcext:value-type="float">
            <text:p>3.56</text:p>
          </table:table-cell>
          <table:table-cell table:style-name="ce33" office:value-type="float" office:value="3.28993" calcext:value-type="float">
            <text:p>3.29</text:p>
          </table:table-cell>
          <table:table-cell table:style-name="ce33" office:value-type="float" office:value="2.17282" calcext:value-type="float">
            <text:p>2.17</text:p>
          </table:table-cell>
          <table:table-cell table:style-name="ce33" office:value-type="float" office:value="3.30734" calcext:value-type="float">
            <text:p>3.31</text:p>
          </table:table-cell>
          <table:table-cell table:style-name="ce33" office:value-type="float" office:value="3.3705" calcext:value-type="float">
            <text:p>3.37</text:p>
          </table:table-cell>
          <table:table-cell table:style-name="ce33" office:value-type="float" office:value="3.27156" calcext:value-type="float">
            <text:p>3.27</text:p>
          </table:table-cell>
          <table:table-cell table:style-name="ce33" office:value-type="float" office:value="3.59215" calcext:value-type="float">
            <text:p>3.59</text:p>
          </table:table-cell>
          <table:table-cell table:style-name="ce33" office:value-type="float" office:value="3.5048" calcext:value-type="float">
            <text:p>3.50</text:p>
          </table:table-cell>
          <table:table-cell table:number-columns-repeated="2" table:style-name="ce33" office:value-type="float" office:value="4.67295" calcext:value-type="float">
            <text:p>4.67</text:p>
          </table:table-cell>
          <table:table-cell table:number-columns-repeated="2" table:style-name="ce33" office:value-type="float" office:value="0" calcext:value-type="float">
            <text:p>0.00</text:p>
          </table:table-cell>
          <table:table-cell table:number-columns-repeated="23"/>
          <table:table-cell table:style-name="ce28" office:value-type="string" calcext:value-type="string">
            <text:p>5:</text:p>
          </table:table-cell>
          <table:table-cell office:value-type="float" office:value="16.9499" calcext:value-type="float">
            <text:p>16.9499</text:p>
          </table:table-cell>
          <table:table-cell/>
          <table:table-cell table:style-name="ce28" office:value-type="string" calcext:value-type="string">
            <text:p>5: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8" office:value-type="float" office:value="6" calcext:value-type="float">
            <text:p>6</text:p>
          </table:table-cell>
          <table:table-cell table:style-name="ce33" office:value-type="float" office:value="2.74511" calcext:value-type="float">
            <text:p>2.75</text:p>
          </table:table-cell>
          <table:table-cell table:style-name="ce33" office:value-type="float" office:value="3.12164" calcext:value-type="float">
            <text:p>3.12</text:p>
          </table:table-cell>
          <table:table-cell table:style-name="ce33" office:value-type="float" office:value="4.94698" calcext:value-type="float">
            <text:p>4.95</text:p>
          </table:table-cell>
          <table:table-cell table:style-name="ce33" office:value-type="float" office:value="2.98329" calcext:value-type="float">
            <text:p>2.98</text:p>
          </table:table-cell>
          <table:table-cell table:style-name="ce33" office:value-type="float" office:value="19.7061" calcext:value-type="float">
            <text:p>19.71</text:p>
          </table:table-cell>
          <table:table-cell table:style-name="ce33" office:value-type="float" office:value="1.65292" calcext:value-type="float">
            <text:p>1.65</text:p>
          </table:table-cell>
          <table:table-cell table:style-name="ce33" office:value-type="float" office:value="0" calcext:value-type="float">
            <text:p>0.00</text:p>
          </table:table-cell>
          <table:table-cell table:style-name="ce33" office:value-type="float" office:value="4.9847" calcext:value-type="float">
            <text:p>4.98</text:p>
          </table:table-cell>
          <table:table-cell table:style-name="ce33" office:value-type="float" office:value="3.51537" calcext:value-type="float">
            <text:p>3.52</text:p>
          </table:table-cell>
          <table:table-cell table:style-name="ce33" office:value-type="float" office:value="3.8915" calcext:value-type="float">
            <text:p>3.89</text:p>
          </table:table-cell>
          <table:table-cell table:style-name="ce33" office:value-type="float" office:value="4.88042" calcext:value-type="float">
            <text:p>4.88</text:p>
          </table:table-cell>
          <table:table-cell table:style-name="ce33" office:value-type="float" office:value="8.35974" calcext:value-type="float">
            <text:p>8.36</text:p>
          </table:table-cell>
          <table:table-cell table:style-name="ce33" office:value-type="float" office:value="4.54729" calcext:value-type="float">
            <text:p>4.55</text:p>
          </table:table-cell>
          <table:table-cell table:style-name="ce33" office:value-type="float" office:value="2.74161" calcext:value-type="float">
            <text:p>2.74</text:p>
          </table:table-cell>
          <table:table-cell table:style-name="ce33" office:value-type="float" office:value="2.99681" calcext:value-type="float">
            <text:p>3.00</text:p>
          </table:table-cell>
          <table:table-cell table:style-name="ce33" office:value-type="float" office:value="4.84179" calcext:value-type="float">
            <text:p>4.84</text:p>
          </table:table-cell>
          <table:table-cell table:style-name="ce33" office:value-type="float" office:value="5.13634" calcext:value-type="float">
            <text:p>5.14</text:p>
          </table:table-cell>
          <table:table-cell table:style-name="ce33" office:value-type="float" office:value="4.43176" calcext:value-type="float">
            <text:p>4.43</text:p>
          </table:table-cell>
          <table:table-cell table:style-name="ce33" office:value-type="float" office:value="3.82563" calcext:value-type="float">
            <text:p>3.83</text:p>
          </table:table-cell>
          <table:table-cell table:style-name="ce33" office:value-type="float" office:value="4.51712" calcext:value-type="float">
            <text:p>4.52</text:p>
          </table:table-cell>
          <table:table-cell table:style-name="ce33" office:value-type="float" office:value="3.66494" calcext:value-type="float">
            <text:p>3.66</text:p>
          </table:table-cell>
          <table:table-cell table:style-name="ce33" office:value-type="float" office:value="4.85535" calcext:value-type="float">
            <text:p>4.86</text:p>
          </table:table-cell>
          <table:table-cell table:style-name="ce33" office:value-type="float" office:value="4.82948" calcext:value-type="float">
            <text:p>4.83</text:p>
          </table:table-cell>
          <table:table-cell table:style-name="ce33" office:value-type="float" office:value="4.99523" calcext:value-type="float">
            <text:p>5.00</text:p>
          </table:table-cell>
          <table:table-cell table:number-columns-repeated="2" table:style-name="ce33" office:value-type="float" office:value="6.27913" calcext:value-type="float">
            <text:p>6.28</text:p>
          </table:table-cell>
          <table:table-cell table:number-columns-repeated="2" table:style-name="ce33" office:value-type="float" office:value="0" calcext:value-type="float">
            <text:p>0.00</text:p>
          </table:table-cell>
          <table:table-cell table:number-columns-repeated="23"/>
          <table:table-cell table:style-name="ce28" office:value-type="string" calcext:value-type="string">
            <text:p>6:</text:p>
          </table:table-cell>
          <table:table-cell office:value-type="float" office:value="12.2261" calcext:value-type="float">
            <text:p>12.2261</text:p>
          </table:table-cell>
          <table:table-cell/>
          <table:table-cell table:style-name="ce28" office:value-type="string" calcext:value-type="string">
            <text:p>6: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8" office:value-type="float" office:value="7" calcext:value-type="float">
            <text:p>7</text:p>
          </table:table-cell>
          <table:table-cell table:style-name="ce33" office:value-type="float" office:value="2.41049" calcext:value-type="float">
            <text:p>2.41</text:p>
          </table:table-cell>
          <table:table-cell table:style-name="ce33" office:value-type="float" office:value="8.10601" calcext:value-type="float">
            <text:p>8.11</text:p>
          </table:table-cell>
          <table:table-cell table:style-name="ce33" office:value-type="float" office:value="0.0625905" calcext:value-type="float">
            <text:p>0.06</text:p>
          </table:table-cell>
          <table:table-cell table:style-name="ce33" office:value-type="float" office:value="4.67578" calcext:value-type="float">
            <text:p>4.68</text:p>
          </table:table-cell>
          <table:table-cell table:style-name="ce33" office:value-type="float" office:value="19.5571" calcext:value-type="float">
            <text:p>19.56</text:p>
          </table:table-cell>
          <table:table-cell table:style-name="ce33" office:value-type="float" office:value="3.77223" calcext:value-type="float">
            <text:p>3.77</text:p>
          </table:table-cell>
          <table:table-cell table:style-name="ce33" office:value-type="float" office:value="4.9847" calcext:value-type="float">
            <text:p>4.98</text:p>
          </table:table-cell>
          <table:table-cell table:style-name="ce33" office:value-type="float" office:value="0" calcext:value-type="float">
            <text:p>0.00</text:p>
          </table:table-cell>
          <table:table-cell table:style-name="ce33" office:value-type="float" office:value="5.22364" calcext:value-type="float">
            <text:p>5.22</text:p>
          </table:table-cell>
          <table:table-cell table:style-name="ce33" office:value-type="float" office:value="1.41691" calcext:value-type="float">
            <text:p>1.42</text:p>
          </table:table-cell>
          <table:table-cell table:style-name="ce33" office:value-type="float" office:value="0.132439" calcext:value-type="float">
            <text:p>0.13</text:p>
          </table:table-cell>
          <table:table-cell table:style-name="ce33" office:value-type="float" office:value="7.73104" calcext:value-type="float">
            <text:p>7.73</text:p>
          </table:table-cell>
          <table:table-cell table:style-name="ce33" office:value-type="float" office:value="0.438046" calcext:value-type="float">
            <text:p>0.44</text:p>
          </table:table-cell>
          <table:table-cell table:style-name="ce33" office:value-type="float" office:value="3.06793" calcext:value-type="float">
            <text:p>3.07</text:p>
          </table:table-cell>
          <table:table-cell table:style-name="ce33" office:value-type="float" office:value="3.89327" calcext:value-type="float">
            <text:p>3.89</text:p>
          </table:table-cell>
          <table:table-cell table:style-name="ce33" office:value-type="float" office:value="0.165683" calcext:value-type="float">
            <text:p>0.17</text:p>
          </table:table-cell>
          <table:table-cell table:style-name="ce33" office:value-type="float" office:value="1.89283" calcext:value-type="float">
            <text:p>1.89</text:p>
          </table:table-cell>
          <table:table-cell table:style-name="ce33" office:value-type="float" office:value="0.578701" calcext:value-type="float">
            <text:p>0.58</text:p>
          </table:table-cell>
          <table:table-cell table:style-name="ce33" office:value-type="float" office:value="2.96353" calcext:value-type="float">
            <text:p>2.96</text:p>
          </table:table-cell>
          <table:table-cell table:style-name="ce33" office:value-type="float" office:value="0.470802" calcext:value-type="float">
            <text:p>0.47</text:p>
          </table:table-cell>
          <table:table-cell table:style-name="ce33" office:value-type="float" office:value="2.62266" calcext:value-type="float">
            <text:p>2.62</text:p>
          </table:table-cell>
          <table:table-cell table:style-name="ce33" office:value-type="float" office:value="1.90963" calcext:value-type="float">
            <text:p>1.91</text:p>
          </table:table-cell>
          <table:table-cell table:style-name="ce33" office:value-type="float" office:value="0.194056" calcext:value-type="float">
            <text:p>0.19</text:p>
          </table:table-cell>
          <table:table-cell table:style-name="ce33" office:value-type="float" office:value="1.28025" calcext:value-type="float">
            <text:p>1.28</text:p>
          </table:table-cell>
          <table:table-cell table:number-columns-repeated="2" table:style-name="ce33" office:value-type="float" office:value="4.70054" calcext:value-type="float">
            <text:p>4.70</text:p>
          </table:table-cell>
          <table:table-cell table:number-columns-repeated="2" table:style-name="ce33" office:value-type="float" office:value="0" calcext:value-type="float">
            <text:p>0.00</text:p>
          </table:table-cell>
          <table:table-cell table:number-columns-repeated="23"/>
          <table:table-cell table:style-name="ce28" office:value-type="string" calcext:value-type="string">
            <text:p>7:</text:p>
          </table:table-cell>
          <table:table-cell office:value-type="float" office:value="11.8849" calcext:value-type="float">
            <text:p>11.8849</text:p>
          </table:table-cell>
          <table:table-cell/>
          <table:table-cell table:style-name="ce28" office:value-type="string" calcext:value-type="string">
            <text:p>7: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8" office:value-type="float" office:value="8" calcext:value-type="float">
            <text:p>8</text:p>
          </table:table-cell>
          <table:table-cell table:style-name="ce33" office:value-type="float" office:value="3.18769" calcext:value-type="float">
            <text:p>3.19</text:p>
          </table:table-cell>
          <table:table-cell table:style-name="ce33" office:value-type="float" office:value="5.28406" calcext:value-type="float">
            <text:p>5.28</text:p>
          </table:table-cell>
          <table:table-cell table:style-name="ce33" office:value-type="float" office:value="5.22712" calcext:value-type="float">
            <text:p>5.23</text:p>
          </table:table-cell>
          <table:table-cell table:style-name="ce33" office:value-type="float" office:value="0.666701" calcext:value-type="float">
            <text:p>0.67</text:p>
          </table:table-cell>
          <table:table-cell table:style-name="ce33" office:value-type="float" office:value="16.2269" calcext:value-type="float">
            <text:p>16.23</text:p>
          </table:table-cell>
          <table:table-cell table:style-name="ce33" office:value-type="float" office:value="2.42712" calcext:value-type="float">
            <text:p>2.43</text:p>
          </table:table-cell>
          <table:table-cell table:style-name="ce33" office:value-type="float" office:value="3.51537" calcext:value-type="float">
            <text:p>3.52</text:p>
          </table:table-cell>
          <table:table-cell table:style-name="ce33" office:value-type="float" office:value="5.22364" calcext:value-type="float">
            <text:p>5.22</text:p>
          </table:table-cell>
          <table:table-cell table:style-name="ce33" office:value-type="float" office:value="0" calcext:value-type="float">
            <text:p>0.00</text:p>
          </table:table-cell>
          <table:table-cell table:style-name="ce33" office:value-type="float" office:value="3.81809" calcext:value-type="float">
            <text:p>3.82</text:p>
          </table:table-cell>
          <table:table-cell table:style-name="ce33" office:value-type="float" office:value="5.19723" calcext:value-type="float">
            <text:p>5.20</text:p>
          </table:table-cell>
          <table:table-cell table:style-name="ce33" office:value-type="float" office:value="4.90846" calcext:value-type="float">
            <text:p>4.91</text:p>
          </table:table-cell>
          <table:table-cell table:style-name="ce33" office:value-type="float" office:value="4.88216" calcext:value-type="float">
            <text:p>4.88</text:p>
          </table:table-cell>
          <table:table-cell table:style-name="ce33" office:value-type="float" office:value="5.03311" calcext:value-type="float">
            <text:p>5.03</text:p>
          </table:table-cell>
          <table:table-cell table:style-name="ce33" office:value-type="float" office:value="1.35494" calcext:value-type="float">
            <text:p>1.35</text:p>
          </table:table-cell>
          <table:table-cell table:style-name="ce33" office:value-type="float" office:value="5.0607" calcext:value-type="float">
            <text:p>5.06</text:p>
          </table:table-cell>
          <table:table-cell table:style-name="ce33" office:value-type="float" office:value="4.06711" calcext:value-type="float">
            <text:p>4.07</text:p>
          </table:table-cell>
          <table:table-cell table:style-name="ce33" office:value-type="float" office:value="4.92659" calcext:value-type="float">
            <text:p>4.93</text:p>
          </table:table-cell>
          <table:table-cell table:style-name="ce33" office:value-type="float" office:value="2.35777" calcext:value-type="float">
            <text:p>2.36</text:p>
          </table:table-cell>
          <table:table-cell table:style-name="ce33" office:value-type="float" office:value="4.8396" calcext:value-type="float">
            <text:p>4.84</text:p>
          </table:table-cell>
          <table:table-cell table:style-name="ce33" office:value-type="float" office:value="5.67079" calcext:value-type="float">
            <text:p>5.67</text:p>
          </table:table-cell>
          <table:table-cell table:style-name="ce33" office:value-type="float" office:value="3.81519" calcext:value-type="float">
            <text:p>3.82</text:p>
          </table:table-cell>
          <table:table-cell table:style-name="ce33" office:value-type="float" office:value="5.03007" calcext:value-type="float">
            <text:p>5.03</text:p>
          </table:table-cell>
          <table:table-cell table:style-name="ce33" office:value-type="float" office:value="4.37346" calcext:value-type="float">
            <text:p>4.37</text:p>
          </table:table-cell>
          <table:table-cell table:number-columns-repeated="2" table:style-name="ce33" office:value-type="float" office:value="3.47558" calcext:value-type="float">
            <text:p>3.48</text:p>
          </table:table-cell>
          <table:table-cell table:number-columns-repeated="2" table:style-name="ce33" office:value-type="float" office:value="0" calcext:value-type="float">
            <text:p>0.00</text:p>
          </table:table-cell>
          <table:table-cell table:number-columns-repeated="23"/>
          <table:table-cell table:style-name="ce28" office:value-type="string" calcext:value-type="string">
            <text:p>8:</text:p>
          </table:table-cell>
          <table:table-cell office:value-type="float" office:value="16.6496" calcext:value-type="float">
            <text:p>16.6496</text:p>
          </table:table-cell>
          <table:table-cell/>
          <table:table-cell table:style-name="ce28" office:value-type="string" calcext:value-type="string">
            <text:p>8: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8" office:value-type="float" office:value="9" calcext:value-type="float">
            <text:p>9</text:p>
          </table:table-cell>
          <table:table-cell table:style-name="ce33" office:value-type="float" office:value="1.1526" calcext:value-type="float">
            <text:p>1.15</text:p>
          </table:table-cell>
          <table:table-cell table:style-name="ce33" office:value-type="float" office:value="6.96988" calcext:value-type="float">
            <text:p>6.97</text:p>
          </table:table-cell>
          <table:table-cell table:style-name="ce33" office:value-type="float" office:value="1.41463" calcext:value-type="float">
            <text:p>1.41</text:p>
          </table:table-cell>
          <table:table-cell table:style-name="ce33" office:value-type="float" office:value="3.25987" calcext:value-type="float">
            <text:p>3.26</text:p>
          </table:table-cell>
          <table:table-cell table:style-name="ce33" office:value-type="float" office:value="18.6861" calcext:value-type="float">
            <text:p>18.69</text:p>
          </table:table-cell>
          <table:table-cell table:style-name="ce33" office:value-type="float" office:value="2.47725" calcext:value-type="float">
            <text:p>2.48</text:p>
          </table:table-cell>
          <table:table-cell table:style-name="ce33" office:value-type="float" office:value="3.8915" calcext:value-type="float">
            <text:p>3.89</text:p>
          </table:table-cell>
          <table:table-cell table:style-name="ce33" office:value-type="float" office:value="1.41691" calcext:value-type="float">
            <text:p>1.42</text:p>
          </table:table-cell>
          <table:table-cell table:style-name="ce33" office:value-type="float" office:value="3.81809" calcext:value-type="float">
            <text:p>3.82</text:p>
          </table:table-cell>
          <table:table-cell table:style-name="ce33" office:value-type="float" office:value="0" calcext:value-type="float">
            <text:p>0.00</text:p>
          </table:table-cell>
          <table:table-cell table:style-name="ce33" office:value-type="float" office:value="1.38079" calcext:value-type="float">
            <text:p>1.38</text:p>
          </table:table-cell>
          <table:table-cell table:style-name="ce33" office:value-type="float" office:value="6.80298" calcext:value-type="float">
            <text:p>6.80</text:p>
          </table:table-cell>
          <table:table-cell table:style-name="ce33" office:value-type="float" office:value="1.06584" calcext:value-type="float">
            <text:p>1.07</text:p>
          </table:table-cell>
          <table:table-cell table:style-name="ce33" office:value-type="float" office:value="2.73432" calcext:value-type="float">
            <text:p>2.73</text:p>
          </table:table-cell>
          <table:table-cell table:style-name="ce33" office:value-type="float" office:value="2.47929" calcext:value-type="float">
            <text:p>2.48</text:p>
          </table:table-cell>
          <table:table-cell table:style-name="ce33" office:value-type="float" office:value="1.2517" calcext:value-type="float">
            <text:p>1.25</text:p>
          </table:table-cell>
          <table:table-cell table:style-name="ce33" office:value-type="float" office:value="1.45815" calcext:value-type="float">
            <text:p>1.46</text:p>
          </table:table-cell>
          <table:table-cell table:style-name="ce33" office:value-type="float" office:value="1.13651" calcext:value-type="float">
            <text:p>1.14</text:p>
          </table:table-cell>
          <table:table-cell table:style-name="ce33" office:value-type="float" office:value="1.64837" calcext:value-type="float">
            <text:p>1.65</text:p>
          </table:table-cell>
          <table:table-cell table:style-name="ce33" office:value-type="float" office:value="1.0233" calcext:value-type="float">
            <text:p>1.02</text:p>
          </table:table-cell>
          <table:table-cell table:style-name="ce33" office:value-type="float" office:value="2.74663" calcext:value-type="float">
            <text:p>2.75</text:p>
          </table:table-cell>
          <table:table-cell table:style-name="ce33" office:value-type="float" office:value="1.25373" calcext:value-type="float">
            <text:p>1.25</text:p>
          </table:table-cell>
          <table:table-cell table:style-name="ce33" office:value-type="float" office:value="1.22302" calcext:value-type="float">
            <text:p>1.22</text:p>
          </table:table-cell>
          <table:table-cell table:style-name="ce33" office:value-type="float" office:value="1.1275" calcext:value-type="float">
            <text:p>1.13</text:p>
          </table:table-cell>
          <table:table-cell table:number-columns-repeated="2" table:style-name="ce33" office:value-type="float" office:value="3.87038" calcext:value-type="float">
            <text:p>3.87</text:p>
          </table:table-cell>
          <table:table-cell table:number-columns-repeated="2" table:style-name="ce33" office:value-type="float" office:value="0" calcext:value-type="float">
            <text:p>0.00</text:p>
          </table:table-cell>
          <table:table-cell table:number-columns-repeated="23"/>
          <table:table-cell table:style-name="ce28" office:value-type="string" calcext:value-type="string">
            <text:p>9:</text:p>
          </table:table-cell>
          <table:table-cell office:value-type="float" office:value="11.3058" calcext:value-type="float">
            <text:p>11.3058</text:p>
          </table:table-cell>
          <table:table-cell/>
          <table:table-cell table:style-name="ce28" office:value-type="string" calcext:value-type="string">
            <text:p>9: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3" office:value-type="float" office:value="2.33393" calcext:value-type="float">
            <text:p>2.33</text:p>
          </table:table-cell>
          <table:table-cell table:style-name="ce33" office:value-type="float" office:value="8.00206" calcext:value-type="float">
            <text:p>8.00</text:p>
          </table:table-cell>
          <table:table-cell table:style-name="ce33" office:value-type="float" office:value="0.0738141" calcext:value-type="float">
            <text:p>0.07</text:p>
          </table:table-cell>
          <table:table-cell table:style-name="ce33" office:value-type="float" office:value="4.63963" calcext:value-type="float">
            <text:p>4.64</text:p>
          </table:table-cell>
          <table:table-cell table:style-name="ce33" office:value-type="float" office:value="19.6276" calcext:value-type="float">
            <text:p>19.63</text:p>
          </table:table-cell>
          <table:table-cell table:style-name="ce33" office:value-type="float" office:value="3.69304" calcext:value-type="float">
            <text:p>3.69</text:p>
          </table:table-cell>
          <table:table-cell table:style-name="ce33" office:value-type="float" office:value="4.88042" calcext:value-type="float">
            <text:p>4.88</text:p>
          </table:table-cell>
          <table:table-cell table:style-name="ce33" office:value-type="float" office:value="0.132439" calcext:value-type="float">
            <text:p>0.13</text:p>
          </table:table-cell>
          <table:table-cell table:style-name="ce33" office:value-type="float" office:value="5.19723" calcext:value-type="float">
            <text:p>5.20</text:p>
          </table:table-cell>
          <table:table-cell table:style-name="ce33" office:value-type="float" office:value="1.38079" calcext:value-type="float">
            <text:p>1.38</text:p>
          </table:table-cell>
          <table:table-cell table:style-name="ce33" office:value-type="float" office:value="0" calcext:value-type="float">
            <text:p>0.00</text:p>
          </table:table-cell>
          <table:table-cell table:style-name="ce33" office:value-type="float" office:value="7.79117" calcext:value-type="float">
            <text:p>7.79</text:p>
          </table:table-cell>
          <table:table-cell table:style-name="ce33" office:value-type="float" office:value="0.348195" calcext:value-type="float">
            <text:p>0.35</text:p>
          </table:table-cell>
          <table:table-cell table:style-name="ce33" office:value-type="float" office:value="2.93703" calcext:value-type="float">
            <text:p>2.94</text:p>
          </table:table-cell>
          <table:table-cell table:style-name="ce33" office:value-type="float" office:value="3.86003" calcext:value-type="float">
            <text:p>3.86</text:p>
          </table:table-cell>
          <table:table-cell table:style-name="ce33" office:value-type="float" office:value="0.16791" calcext:value-type="float">
            <text:p>0.17</text:p>
          </table:table-cell>
          <table:table-cell table:style-name="ce33" office:value-type="float" office:value="1.965" calcext:value-type="float">
            <text:p>1.97</text:p>
          </table:table-cell>
          <table:table-cell table:style-name="ce33" office:value-type="float" office:value="0.457985" calcext:value-type="float">
            <text:p>0.46</text:p>
          </table:table-cell>
          <table:table-cell table:style-name="ce33" office:value-type="float" office:value="2.96089" calcext:value-type="float">
            <text:p>2.96</text:p>
          </table:table-cell>
          <table:table-cell table:style-name="ce33" office:value-type="float" office:value="0.386568" calcext:value-type="float">
            <text:p>0.39</text:p>
          </table:table-cell>
          <table:table-cell table:style-name="ce33" office:value-type="float" office:value="2.49158" calcext:value-type="float">
            <text:p>2.49</text:p>
          </table:table-cell>
          <table:table-cell table:style-name="ce33" office:value-type="float" office:value="1.96435" calcext:value-type="float">
            <text:p>1.96</text:p>
          </table:table-cell>
          <table:table-cell table:style-name="ce33" office:value-type="float" office:value="0.202113" calcext:value-type="float">
            <text:p>0.20</text:p>
          </table:table-cell>
          <table:table-cell table:style-name="ce33" office:value-type="float" office:value="1.35264" calcext:value-type="float">
            <text:p>1.35</text:p>
          </table:table-cell>
          <table:table-cell table:number-columns-repeated="2" table:style-name="ce33" office:value-type="float" office:value="4.76486" calcext:value-type="float">
            <text:p>4.76</text:p>
          </table:table-cell>
          <table:table-cell table:number-columns-repeated="2" table:style-name="ce33" office:value-type="float" office:value="0" calcext:value-type="float">
            <text:p>0.00</text:p>
          </table:table-cell>
          <table:table-cell table:number-columns-repeated="23"/>
          <table:table-cell table:style-name="ce31" office:value-type="string" calcext:value-type="string">
            <text:p>10:</text:p>
          </table:table-cell>
          <table:table-cell office:value-type="float" office:value="0" calcext:value-type="float">
            <text:p>0</text:p>
          </table:table-cell>
          <table:table-cell/>
          <table:table-cell table:style-name="ce31" office:value-type="string" calcext:value-type="string">
            <text:p>10:</text:p>
          </table:table-cell>
          <table:table-cell office:value-type="float" office:value="3.12013" calcext:value-type="float">
            <text:p>3.120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3" office:value-type="float" office:value="6.98271" calcext:value-type="float">
            <text:p>6.98</text:p>
          </table:table-cell>
          <table:table-cell table:style-name="ce33" office:value-type="float" office:value="10.032" calcext:value-type="float">
            <text:p>10.03</text:p>
          </table:table-cell>
          <table:table-cell table:style-name="ce33" office:value-type="float" office:value="7.77276" calcext:value-type="float">
            <text:p>7.77</text:p>
          </table:table-cell>
          <table:table-cell table:style-name="ce33" office:value-type="float" office:value="5.37756" calcext:value-type="float">
            <text:p>5.38</text:p>
          </table:table-cell>
          <table:table-cell table:style-name="ce33" office:value-type="float" office:value="11.8833" calcext:value-type="float">
            <text:p>11.88</text:p>
          </table:table-cell>
          <table:table-cell table:style-name="ce33" office:value-type="float" office:value="6.96546" calcext:value-type="float">
            <text:p>6.97</text:p>
          </table:table-cell>
          <table:table-cell table:style-name="ce33" office:value-type="float" office:value="8.35974" calcext:value-type="float">
            <text:p>8.36</text:p>
          </table:table-cell>
          <table:table-cell table:style-name="ce33" office:value-type="float" office:value="7.73104" calcext:value-type="float">
            <text:p>7.73</text:p>
          </table:table-cell>
          <table:table-cell table:style-name="ce33" office:value-type="float" office:value="4.90846" calcext:value-type="float">
            <text:p>4.91</text:p>
          </table:table-cell>
          <table:table-cell table:style-name="ce33" office:value-type="float" office:value="6.80298" calcext:value-type="float">
            <text:p>6.80</text:p>
          </table:table-cell>
          <table:table-cell table:style-name="ce33" office:value-type="float" office:value="7.79117" calcext:value-type="float">
            <text:p>7.79</text:p>
          </table:table-cell>
          <table:table-cell table:style-name="ce33" office:value-type="float" office:value="0" calcext:value-type="float">
            <text:p>0.00</text:p>
          </table:table-cell>
          <table:table-cell table:style-name="ce33" office:value-type="float" office:value="7.63714" calcext:value-type="float">
            <text:p>7.64</text:p>
          </table:table-cell>
          <table:table-cell table:style-name="ce33" office:value-type="float" office:value="9.15687" calcext:value-type="float">
            <text:p>9.16</text:p>
          </table:table-cell>
          <table:table-cell table:style-name="ce33" office:value-type="float" office:value="5.4975" calcext:value-type="float">
            <text:p>5.50</text:p>
          </table:table-cell>
          <table:table-cell table:style-name="ce33" office:value-type="float" office:value="7.62352" calcext:value-type="float">
            <text:p>7.62</text:p>
          </table:table-cell>
          <table:table-cell table:style-name="ce33" office:value-type="float" office:value="5.84694" calcext:value-type="float">
            <text:p>5.85</text:p>
          </table:table-cell>
          <table:table-cell table:style-name="ce33" office:value-type="float" office:value="7.80412" calcext:value-type="float">
            <text:p>7.80</text:p>
          </table:table-cell>
          <table:table-cell table:style-name="ce33" office:value-type="float" office:value="5.33577" calcext:value-type="float">
            <text:p>5.34</text:p>
          </table:table-cell>
          <table:table-cell table:style-name="ce33" office:value-type="float" office:value="7.60355" calcext:value-type="float">
            <text:p>7.60</text:p>
          </table:table-cell>
          <table:table-cell table:style-name="ce33" office:value-type="float" office:value="9.46907" calcext:value-type="float">
            <text:p>9.47</text:p>
          </table:table-cell>
          <table:table-cell table:style-name="ce33" office:value-type="float" office:value="5.82745" calcext:value-type="float">
            <text:p>5.83</text:p>
          </table:table-cell>
          <table:table-cell table:style-name="ce33" office:value-type="float" office:value="7.58974" calcext:value-type="float">
            <text:p>7.59</text:p>
          </table:table-cell>
          <table:table-cell table:style-name="ce33" office:value-type="float" office:value="6.45474" calcext:value-type="float">
            <text:p>6.45</text:p>
          </table:table-cell>
          <table:table-cell table:number-columns-repeated="2" table:style-name="ce33" office:value-type="float" office:value="3.03635" calcext:value-type="float">
            <text:p>3.04</text:p>
          </table:table-cell>
          <table:table-cell table:number-columns-repeated="2" table:style-name="ce33" office:value-type="float" office:value="0" calcext:value-type="float">
            <text:p>0.00</text:p>
          </table:table-cell>
          <table:table-cell table:number-columns-repeated="23"/>
          <table:table-cell table:style-name="ce31" office:value-type="string" calcext:value-type="string">
            <text:p>11:</text:p>
          </table:table-cell>
          <table:table-cell office:value-type="float" office:value="0" calcext:value-type="float">
            <text:p>0</text:p>
          </table:table-cell>
          <table:table-cell/>
          <table:table-cell table:style-name="ce31" office:value-type="string" calcext:value-type="string">
            <text:p>11:</text:p>
          </table:table-cell>
          <table:table-cell office:value-type="float" office:value="7.16869" calcext:value-type="float">
            <text:p>7.1686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3" office:value-type="float" office:value="1.98582" calcext:value-type="float">
            <text:p>1.99</text:p>
          </table:table-cell>
          <table:table-cell table:style-name="ce33" office:value-type="float" office:value="7.66842" calcext:value-type="float">
            <text:p>7.67</text:p>
          </table:table-cell>
          <table:table-cell table:style-name="ce33" office:value-type="float" office:value="0.405981" calcext:value-type="float">
            <text:p>0.41</text:p>
          </table:table-cell>
          <table:table-cell table:style-name="ce33" office:value-type="float" office:value="4.3143" calcext:value-type="float">
            <text:p>4.31</text:p>
          </table:table-cell>
          <table:table-cell table:style-name="ce33" office:value-type="float" office:value="19.4969" calcext:value-type="float">
            <text:p>19.50</text:p>
          </table:table-cell>
          <table:table-cell table:style-name="ce33" office:value-type="float" office:value="3.34488" calcext:value-type="float">
            <text:p>3.34</text:p>
          </table:table-cell>
          <table:table-cell table:style-name="ce33" office:value-type="float" office:value="4.54729" calcext:value-type="float">
            <text:p>4.55</text:p>
          </table:table-cell>
          <table:table-cell table:style-name="ce33" office:value-type="float" office:value="0.438046" calcext:value-type="float">
            <text:p>0.44</text:p>
          </table:table-cell>
          <table:table-cell table:style-name="ce33" office:value-type="float" office:value="4.88216" calcext:value-type="float">
            <text:p>4.88</text:p>
          </table:table-cell>
          <table:table-cell table:style-name="ce33" office:value-type="float" office:value="1.06584" calcext:value-type="float">
            <text:p>1.07</text:p>
          </table:table-cell>
          <table:table-cell table:style-name="ce33" office:value-type="float" office:value="0.348195" calcext:value-type="float">
            <text:p>0.35</text:p>
          </table:table-cell>
          <table:table-cell table:style-name="ce33" office:value-type="float" office:value="7.63714" calcext:value-type="float">
            <text:p>7.64</text:p>
          </table:table-cell>
          <table:table-cell table:style-name="ce33" office:value-type="float" office:value="0" calcext:value-type="float">
            <text:p>0.00</text:p>
          </table:table-cell>
          <table:table-cell table:style-name="ce33" office:value-type="float" office:value="2.70632" calcext:value-type="float">
            <text:p>2.71</text:p>
          </table:table-cell>
          <table:table-cell table:style-name="ce33" office:value-type="float" office:value="3.53854" calcext:value-type="float">
            <text:p>3.54</text:p>
          </table:table-cell>
          <table:table-cell table:style-name="ce33" office:value-type="float" office:value="0.299931" calcext:value-type="float">
            <text:p>0.30</text:p>
          </table:table-cell>
          <table:table-cell table:style-name="ce33" office:value-type="float" office:value="1.87353" calcext:value-type="float">
            <text:p>1.87</text:p>
          </table:table-cell>
          <table:table-cell table:style-name="ce33" office:value-type="float" office:value="0.218393" calcext:value-type="float">
            <text:p>0.22</text:p>
          </table:table-cell>
          <table:table-cell table:style-name="ce33" office:value-type="float" office:value="2.68423" calcext:value-type="float">
            <text:p>2.68</text:p>
          </table:table-cell>
          <table:table-cell table:style-name="ce33" office:value-type="float" office:value="0.0425662" calcext:value-type="float">
            <text:p>0.04</text:p>
          </table:table-cell>
          <table:table-cell table:style-name="ce33" office:value-type="float" office:value="2.35567" calcext:value-type="float">
            <text:p>2.36</text:p>
          </table:table-cell>
          <table:table-cell table:style-name="ce33" office:value-type="float" office:value="1.82309" calcext:value-type="float">
            <text:p>1.82</text:p>
          </table:table-cell>
          <table:table-cell table:style-name="ce33" office:value-type="float" office:value="0.295595" calcext:value-type="float">
            <text:p>0.30</text:p>
          </table:table-cell>
          <table:table-cell table:style-name="ce33" office:value-type="float" office:value="1.28024" calcext:value-type="float">
            <text:p>1.28</text:p>
          </table:table-cell>
          <table:table-cell table:number-columns-repeated="2" table:style-name="ce33" office:value-type="float" office:value="4.62799" calcext:value-type="float">
            <text:p>4.63</text:p>
          </table:table-cell>
          <table:table-cell table:number-columns-repeated="2" table:style-name="ce33" office:value-type="float" office:value="0" calcext:value-type="float">
            <text:p>0.00</text:p>
          </table:table-cell>
          <table:table-cell table:number-columns-repeated="23"/>
          <table:table-cell table:style-name="ce31" office:value-type="string" calcext:value-type="string">
            <text:p>12:</text:p>
          </table:table-cell>
          <table:table-cell office:value-type="float" office:value="0" calcext:value-type="float">
            <text:p>0</text:p>
          </table:table-cell>
          <table:table-cell/>
          <table:table-cell table:style-name="ce31" office:value-type="string" calcext:value-type="string">
            <text:p>12:</text:p>
          </table:table-cell>
          <table:table-cell office:value-type="float" office:value="2.77533" calcext:value-type="float">
            <text:p>2.775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3" office:value-type="float" office:value="2.17598" calcext:value-type="float">
            <text:p>2.18</text:p>
          </table:table-cell>
          <table:table-cell table:style-name="ce33" office:value-type="float" office:value="5.63957" calcext:value-type="float">
            <text:p>5.64</text:p>
          </table:table-cell>
          <table:table-cell table:style-name="ce33" office:value-type="float" office:value="3.01068" calcext:value-type="float">
            <text:p>3.01</text:p>
          </table:table-cell>
          <table:table-cell table:style-name="ce33" office:value-type="float" office:value="4.36695" calcext:value-type="float">
            <text:p>4.37</text:p>
          </table:table-cell>
          <table:table-cell table:style-name="ce33" office:value-type="float" office:value="20.9672" calcext:value-type="float">
            <text:p>20.97</text:p>
          </table:table-cell>
          <table:table-cell table:style-name="ce33" office:value-type="float" office:value="2.63976" calcext:value-type="float">
            <text:p>2.64</text:p>
          </table:table-cell>
          <table:table-cell table:style-name="ce33" office:value-type="float" office:value="2.74161" calcext:value-type="float">
            <text:p>2.74</text:p>
          </table:table-cell>
          <table:table-cell table:style-name="ce33" office:value-type="float" office:value="3.06793" calcext:value-type="float">
            <text:p>3.07</text:p>
          </table:table-cell>
          <table:table-cell table:style-name="ce33" office:value-type="float" office:value="5.03311" calcext:value-type="float">
            <text:p>5.03</text:p>
          </table:table-cell>
          <table:table-cell table:style-name="ce33" office:value-type="float" office:value="2.73432" calcext:value-type="float">
            <text:p>2.73</text:p>
          </table:table-cell>
          <table:table-cell table:style-name="ce33" office:value-type="float" office:value="2.93703" calcext:value-type="float">
            <text:p>2.94</text:p>
          </table:table-cell>
          <table:table-cell table:style-name="ce33" office:value-type="float" office:value="9.15687" calcext:value-type="float">
            <text:p>9.16</text:p>
          </table:table-cell>
          <table:table-cell table:style-name="ce33" office:value-type="float" office:value="2.70632" calcext:value-type="float">
            <text:p>2.71</text:p>
          </table:table-cell>
          <table:table-cell table:style-name="ce33" office:value-type="float" office:value="0" calcext:value-type="float">
            <text:p>0.00</text:p>
          </table:table-cell>
          <table:table-cell table:style-name="ce33" office:value-type="float" office:value="3.8523" calcext:value-type="float">
            <text:p>3.85</text:p>
          </table:table-cell>
          <table:table-cell table:style-name="ce33" office:value-type="float" office:value="2.98582" calcext:value-type="float">
            <text:p>2.99</text:p>
          </table:table-cell>
          <table:table-cell table:style-name="ce33" office:value-type="float" office:value="4.18275" calcext:value-type="float">
            <text:p>4.18</text:p>
          </table:table-cell>
          <table:table-cell table:style-name="ce33" office:value-type="float" office:value="2.5071" calcext:value-type="float">
            <text:p>2.51</text:p>
          </table:table-cell>
          <table:table-cell table:style-name="ce33" office:value-type="float" office:value="3.83816" calcext:value-type="float">
            <text:p>3.84</text:p>
          </table:table-cell>
          <table:table-cell table:style-name="ce33" office:value-type="float" office:value="2.69803" calcext:value-type="float">
            <text:p>2.70</text:p>
          </table:table-cell>
          <table:table-cell table:style-name="ce33" office:value-type="float" office:value="0.930895" calcext:value-type="float">
            <text:p>0.93</text:p>
          </table:table-cell>
          <table:table-cell table:style-name="ce33" office:value-type="float" office:value="3.98801" calcext:value-type="float">
            <text:p>3.99</text:p>
          </table:table-cell>
          <table:table-cell table:style-name="ce33" office:value-type="float" office:value="2.99184" calcext:value-type="float">
            <text:p>2.99</text:p>
          </table:table-cell>
          <table:table-cell table:style-name="ce33" office:value-type="float" office:value="3.743" calcext:value-type="float">
            <text:p>3.74</text:p>
          </table:table-cell>
          <table:table-cell table:number-columns-repeated="2" table:style-name="ce33" office:value-type="float" office:value="6.42477" calcext:value-type="float">
            <text:p>6.42</text:p>
          </table:table-cell>
          <table:table-cell table:number-columns-repeated="2" table:style-name="ce33" office:value-type="float" office:value="0" calcext:value-type="float">
            <text:p>0.00</text:p>
          </table:table-cell>
          <table:table-cell table:number-columns-repeated="23"/>
          <table:table-cell table:style-name="ce31" office:value-type="string" calcext:value-type="string">
            <text:p>13:</text:p>
          </table:table-cell>
          <table:table-cell office:value-type="float" office:value="0" calcext:value-type="float">
            <text:p>0</text:p>
          </table:table-cell>
          <table:table-cell/>
          <table:table-cell table:style-name="ce31" office:value-type="string" calcext:value-type="string">
            <text:p>13:</text:p>
          </table:table-cell>
          <table:table-cell office:value-type="float" office:value="3.51264" calcext:value-type="float">
            <text:p>3.512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3" office:value-type="float" office:value="1.86016" calcext:value-type="float">
            <text:p>1.86</text:p>
          </table:table-cell>
          <table:table-cell table:style-name="ce33" office:value-type="float" office:value="5.49036" calcext:value-type="float">
            <text:p>5.49</text:p>
          </table:table-cell>
          <table:table-cell table:style-name="ce33" office:value-type="float" office:value="3.89332" calcext:value-type="float">
            <text:p>3.89</text:p>
          </table:table-cell>
          <table:table-cell table:style-name="ce33" office:value-type="float" office:value="0.78711" calcext:value-type="float">
            <text:p>0.79</text:p>
          </table:table-cell>
          <table:table-cell table:style-name="ce33" office:value-type="float" office:value="17.167" calcext:value-type="float">
            <text:p>17.17</text:p>
          </table:table-cell>
          <table:table-cell table:style-name="ce33" office:value-type="float" office:value="1.47076" calcext:value-type="float">
            <text:p>1.47</text:p>
          </table:table-cell>
          <table:table-cell table:style-name="ce33" office:value-type="float" office:value="2.99681" calcext:value-type="float">
            <text:p>3.00</text:p>
          </table:table-cell>
          <table:table-cell table:style-name="ce33" office:value-type="float" office:value="3.89327" calcext:value-type="float">
            <text:p>3.89</text:p>
          </table:table-cell>
          <table:table-cell table:style-name="ce33" office:value-type="float" office:value="1.35494" calcext:value-type="float">
            <text:p>1.35</text:p>
          </table:table-cell>
          <table:table-cell table:style-name="ce33" office:value-type="float" office:value="2.47929" calcext:value-type="float">
            <text:p>2.48</text:p>
          </table:table-cell>
          <table:table-cell table:style-name="ce33" office:value-type="float" office:value="3.86003" calcext:value-type="float">
            <text:p>3.86</text:p>
          </table:table-cell>
          <table:table-cell table:style-name="ce33" office:value-type="float" office:value="5.4975" calcext:value-type="float">
            <text:p>5.50</text:p>
          </table:table-cell>
          <table:table-cell table:style-name="ce33" office:value-type="float" office:value="3.53854" calcext:value-type="float">
            <text:p>3.54</text:p>
          </table:table-cell>
          <table:table-cell table:style-name="ce33" office:value-type="float" office:value="3.8523" calcext:value-type="float">
            <text:p>3.85</text:p>
          </table:table-cell>
          <table:table-cell table:style-name="ce33" office:value-type="float" office:value="0" calcext:value-type="float">
            <text:p>0.00</text:p>
          </table:table-cell>
          <table:table-cell table:style-name="ce33" office:value-type="float" office:value="3.72889" calcext:value-type="float">
            <text:p>3.73</text:p>
          </table:table-cell>
          <table:table-cell table:style-name="ce33" office:value-type="float" office:value="2.94233" calcext:value-type="float">
            <text:p>2.94</text:p>
          </table:table-cell>
          <table:table-cell table:style-name="ce33" office:value-type="float" office:value="3.57577" calcext:value-type="float">
            <text:p>3.58</text:p>
          </table:table-cell>
          <table:table-cell table:style-name="ce33" office:value-type="float" office:value="1.20866" calcext:value-type="float">
            <text:p>1.21</text:p>
          </table:table-cell>
          <table:table-cell table:style-name="ce33" office:value-type="float" office:value="3.49605" calcext:value-type="float">
            <text:p>3.50</text:p>
          </table:table-cell>
          <table:table-cell table:style-name="ce33" office:value-type="float" office:value="4.40261" calcext:value-type="float">
            <text:p>4.40</text:p>
          </table:table-cell>
          <table:table-cell table:style-name="ce33" office:value-type="float" office:value="2.6648" calcext:value-type="float">
            <text:p>2.66</text:p>
          </table:table-cell>
          <table:table-cell table:style-name="ce33" office:value-type="float" office:value="3.69923" calcext:value-type="float">
            <text:p>3.70</text:p>
          </table:table-cell>
          <table:table-cell table:style-name="ce33" office:value-type="float" office:value="3.14515" calcext:value-type="float">
            <text:p>3.15</text:p>
          </table:table-cell>
          <table:table-cell table:number-columns-repeated="2" table:style-name="ce33" office:value-type="float" office:value="3.29415" calcext:value-type="float">
            <text:p>3.29</text:p>
          </table:table-cell>
          <table:table-cell table:number-columns-repeated="2" table:style-name="ce33" office:value-type="float" office:value="0" calcext:value-type="float">
            <text:p>0.00</text:p>
          </table:table-cell>
          <table:table-cell table:number-columns-repeated="23"/>
          <table:table-cell table:style-name="ce31" office:value-type="string" calcext:value-type="string">
            <text:p>14:</text:p>
          </table:table-cell>
          <table:table-cell office:value-type="float" office:value="0" calcext:value-type="float">
            <text:p>0</text:p>
          </table:table-cell>
          <table:table-cell/>
          <table:table-cell table:style-name="ce31" office:value-type="string" calcext:value-type="string">
            <text:p>14:</text:p>
          </table:table-cell>
          <table:table-cell office:value-type="float" office:value="4.95178" calcext:value-type="float">
            <text:p>4.9517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3" office:value-type="float" office:value="2.25016" calcext:value-type="float">
            <text:p>2.25</text:p>
          </table:table-cell>
          <table:table-cell table:style-name="ce33" office:value-type="float" office:value="7.96223" calcext:value-type="float">
            <text:p>7.96</text:p>
          </table:table-cell>
          <table:table-cell table:style-name="ce33" office:value-type="float" office:value="0.169361" calcext:value-type="float">
            <text:p>0.17</text:p>
          </table:table-cell>
          <table:table-cell table:style-name="ce33" office:value-type="float" office:value="4.511" calcext:value-type="float">
            <text:p>4.51</text:p>
          </table:table-cell>
          <table:table-cell table:style-name="ce33" office:value-type="float" office:value="19.4614" calcext:value-type="float">
            <text:p>19.46</text:p>
          </table:table-cell>
          <table:table-cell table:style-name="ce33" office:value-type="float" office:value="3.61247" calcext:value-type="float">
            <text:p>3.61</text:p>
          </table:table-cell>
          <table:table-cell table:style-name="ce33" office:value-type="float" office:value="4.84179" calcext:value-type="float">
            <text:p>4.84</text:p>
          </table:table-cell>
          <table:table-cell table:style-name="ce33" office:value-type="float" office:value="0.165683" calcext:value-type="float">
            <text:p>0.17</text:p>
          </table:table-cell>
          <table:table-cell table:style-name="ce33" office:value-type="float" office:value="5.0607" calcext:value-type="float">
            <text:p>5.06</text:p>
          </table:table-cell>
          <table:table-cell table:style-name="ce33" office:value-type="float" office:value="1.2517" calcext:value-type="float">
            <text:p>1.25</text:p>
          </table:table-cell>
          <table:table-cell table:style-name="ce33" office:value-type="float" office:value="0.16791" calcext:value-type="float">
            <text:p>0.17</text:p>
          </table:table-cell>
          <table:table-cell table:style-name="ce33" office:value-type="float" office:value="7.62352" calcext:value-type="float">
            <text:p>7.62</text:p>
          </table:table-cell>
          <table:table-cell table:style-name="ce33" office:value-type="float" office:value="0.299931" calcext:value-type="float">
            <text:p>0.30</text:p>
          </table:table-cell>
          <table:table-cell table:style-name="ce33" office:value-type="float" office:value="2.98582" calcext:value-type="float">
            <text:p>2.99</text:p>
          </table:table-cell>
          <table:table-cell table:style-name="ce33" office:value-type="float" office:value="3.72889" calcext:value-type="float">
            <text:p>3.73</text:p>
          </table:table-cell>
          <table:table-cell table:style-name="ce33" office:value-type="float" office:value="0" calcext:value-type="float">
            <text:p>0.00</text:p>
          </table:table-cell>
          <table:table-cell table:style-name="ce33" office:value-type="float" office:value="1.80009" calcext:value-type="float">
            <text:p>1.80</text:p>
          </table:table-cell>
          <table:table-cell table:style-name="ce33" office:value-type="float" office:value="0.478839" calcext:value-type="float">
            <text:p>0.48</text:p>
          </table:table-cell>
          <table:table-cell table:style-name="ce33" office:value-type="float" office:value="2.80849" calcext:value-type="float">
            <text:p>2.81</text:p>
          </table:table-cell>
          <table:table-cell table:style-name="ce33" office:value-type="float" office:value="0.325686" calcext:value-type="float">
            <text:p>0.33</text:p>
          </table:table-cell>
          <table:table-cell table:style-name="ce33" office:value-type="float" office:value="2.58619" calcext:value-type="float">
            <text:p>2.59</text:p>
          </table:table-cell>
          <table:table-cell table:style-name="ce33" office:value-type="float" office:value="1.79654" calcext:value-type="float">
            <text:p>1.80</text:p>
          </table:table-cell>
          <table:table-cell table:style-name="ce33" office:value-type="float" office:value="0.0345365" calcext:value-type="float">
            <text:p>0.03</text:p>
          </table:table-cell>
          <table:table-cell table:style-name="ce33" office:value-type="float" office:value="1.1884" calcext:value-type="float">
            <text:p>1.19</text:p>
          </table:table-cell>
          <table:table-cell table:number-columns-repeated="2" table:style-name="ce33" office:value-type="float" office:value="4.59775" calcext:value-type="float">
            <text:p>4.60</text:p>
          </table:table-cell>
          <table:table-cell table:number-columns-repeated="2" table:style-name="ce33" office:value-type="float" office:value="0" calcext:value-type="float">
            <text:p>0.00</text:p>
          </table:table-cell>
          <table:table-cell table:number-columns-repeated="23"/>
          <table:table-cell table:style-name="ce31" office:value-type="string" calcext:value-type="string">
            <text:p>15:</text:p>
          </table:table-cell>
          <table:table-cell office:value-type="float" office:value="0" calcext:value-type="float">
            <text:p>0</text:p>
          </table:table-cell>
          <table:table-cell/>
          <table:table-cell table:style-name="ce31" office:value-type="string" calcext:value-type="string">
            <text:p>15:</text:p>
          </table:table-cell>
          <table:table-cell office:value-type="float" office:value="2.76867" calcext:value-type="float">
            <text:p>2.768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3" office:value-type="float" office:value="2.44313" calcext:value-type="float">
            <text:p>2.44</text:p>
          </table:table-cell>
          <table:table-cell table:style-name="ce33" office:value-type="float" office:value="8.10809" calcext:value-type="float">
            <text:p>8.11</text:p>
          </table:table-cell>
          <table:table-cell table:style-name="ce33" office:value-type="float" office:value="1.93865" calcext:value-type="float">
            <text:p>1.94</text:p>
          </table:table-cell>
          <table:table-cell table:style-name="ce33" office:value-type="float" office:value="3.68723" calcext:value-type="float">
            <text:p>3.69</text:p>
          </table:table-cell>
          <table:table-cell table:style-name="ce33" office:value-type="float" office:value="17.6644" calcext:value-type="float">
            <text:p>17.66</text:p>
          </table:table-cell>
          <table:table-cell table:style-name="ce33" office:value-type="float" office:value="3.55918" calcext:value-type="float">
            <text:p>3.56</text:p>
          </table:table-cell>
          <table:table-cell table:style-name="ce33" office:value-type="float" office:value="5.13634" calcext:value-type="float">
            <text:p>5.14</text:p>
          </table:table-cell>
          <table:table-cell table:style-name="ce33" office:value-type="float" office:value="1.89283" calcext:value-type="float">
            <text:p>1.89</text:p>
          </table:table-cell>
          <table:table-cell table:style-name="ce33" office:value-type="float" office:value="4.06711" calcext:value-type="float">
            <text:p>4.07</text:p>
          </table:table-cell>
          <table:table-cell table:style-name="ce33" office:value-type="float" office:value="1.45815" calcext:value-type="float">
            <text:p>1.46</text:p>
          </table:table-cell>
          <table:table-cell table:style-name="ce33" office:value-type="float" office:value="1.965" calcext:value-type="float">
            <text:p>1.97</text:p>
          </table:table-cell>
          <table:table-cell table:style-name="ce33" office:value-type="float" office:value="5.84694" calcext:value-type="float">
            <text:p>5.85</text:p>
          </table:table-cell>
          <table:table-cell table:style-name="ce33" office:value-type="float" office:value="1.87353" calcext:value-type="float">
            <text:p>1.87</text:p>
          </table:table-cell>
          <table:table-cell table:style-name="ce33" office:value-type="float" office:value="4.18275" calcext:value-type="float">
            <text:p>4.18</text:p>
          </table:table-cell>
          <table:table-cell table:style-name="ce33" office:value-type="float" office:value="2.94233" calcext:value-type="float">
            <text:p>2.94</text:p>
          </table:table-cell>
          <table:table-cell table:style-name="ce33" office:value-type="float" office:value="1.80009" calcext:value-type="float">
            <text:p>1.80</text:p>
          </table:table-cell>
          <table:table-cell table:style-name="ce33" office:value-type="float" office:value="0" calcext:value-type="float">
            <text:p>0.00</text:p>
          </table:table-cell>
          <table:table-cell table:style-name="ce33" office:value-type="float" office:value="2.07247" calcext:value-type="float">
            <text:p>2.07</text:p>
          </table:table-cell>
          <table:table-cell table:style-name="ce33" office:value-type="float" office:value="1.7436" calcext:value-type="float">
            <text:p>1.74</text:p>
          </table:table-cell>
          <table:table-cell table:style-name="ce33" office:value-type="float" office:value="1.84807" calcext:value-type="float">
            <text:p>1.85</text:p>
          </table:table-cell>
          <table:table-cell table:style-name="ce33" office:value-type="float" office:value="4.09376" calcext:value-type="float">
            <text:p>4.09</text:p>
          </table:table-cell>
          <table:table-cell table:style-name="ce33" office:value-type="float" office:value="0.29037" calcext:value-type="float">
            <text:p>0.29</text:p>
          </table:table-cell>
          <table:table-cell table:style-name="ce33" office:value-type="float" office:value="1.7677" calcext:value-type="float">
            <text:p>1.77</text:p>
          </table:table-cell>
          <table:table-cell table:style-name="ce33" office:value-type="float" office:value="0.61285" calcext:value-type="float">
            <text:p>0.61</text:p>
          </table:table-cell>
          <table:table-cell table:number-columns-repeated="2" table:style-name="ce33" office:value-type="float" office:value="2.81203" calcext:value-type="float">
            <text:p>2.81</text:p>
          </table:table-cell>
          <table:table-cell table:number-columns-repeated="2" table:style-name="ce33" office:value-type="float" office:value="0" calcext:value-type="float">
            <text:p>0.00</text:p>
          </table:table-cell>
          <table:table-cell table:number-columns-repeated="23"/>
          <table:table-cell table:style-name="ce31" office:value-type="string" calcext:value-type="string">
            <text:p>16:</text:p>
          </table:table-cell>
          <table:table-cell office:value-type="float" office:value="0" calcext:value-type="float">
            <text:p>0</text:p>
          </table:table-cell>
          <table:table-cell/>
          <table:table-cell table:style-name="ce31" office:value-type="string" calcext:value-type="string">
            <text:p>16:</text:p>
          </table:table-cell>
          <table:table-cell office:value-type="float" office:value="3.24867" calcext:value-type="float">
            <text:p>3.24867</text:p>
          </table:table-cell>
        </table:table-row>
        <table:table-row table:style-name="ro1">
          <table:table-cell table:style-name="ce32" office:value-type="float" office:value="17" calcext:value-type="float">
            <text:p>17</text:p>
          </table:table-cell>
          <table:table-cell table:style-name="ce33" office:value-type="float" office:value="1.9438" calcext:value-type="float">
            <text:p>1.94</text:p>
          </table:table-cell>
          <table:table-cell table:style-name="ce33" office:value-type="float" office:value="7.55312" calcext:value-type="float">
            <text:p>7.55</text:p>
          </table:table-cell>
          <table:table-cell table:style-name="ce33" office:value-type="float" office:value="0.529695" calcext:value-type="float">
            <text:p>0.53</text:p>
          </table:table-cell>
          <table:table-cell table:style-name="ce33" office:value-type="float" office:value="4.34303" calcext:value-type="float">
            <text:p>4.34</text:p>
          </table:table-cell>
          <table:table-cell table:style-name="ce33" office:value-type="float" office:value="19.6714" calcext:value-type="float">
            <text:p>19.67</text:p>
          </table:table-cell>
          <table:table-cell table:style-name="ce33" office:value-type="float" office:value="3.28993" calcext:value-type="float">
            <text:p>3.29</text:p>
          </table:table-cell>
          <table:table-cell table:style-name="ce33" office:value-type="float" office:value="4.43176" calcext:value-type="float">
            <text:p>4.43</text:p>
          </table:table-cell>
          <table:table-cell table:style-name="ce33" office:value-type="float" office:value="0.578701" calcext:value-type="float">
            <text:p>0.58</text:p>
          </table:table-cell>
          <table:table-cell table:style-name="ce33" office:value-type="float" office:value="4.92659" calcext:value-type="float">
            <text:p>4.93</text:p>
          </table:table-cell>
          <table:table-cell table:style-name="ce33" office:value-type="float" office:value="1.13651" calcext:value-type="float">
            <text:p>1.14</text:p>
          </table:table-cell>
          <table:table-cell table:style-name="ce33" office:value-type="float" office:value="0.457985" calcext:value-type="float">
            <text:p>0.46</text:p>
          </table:table-cell>
          <table:table-cell table:style-name="ce33" office:value-type="float" office:value="7.80412" calcext:value-type="float">
            <text:p>7.80</text:p>
          </table:table-cell>
          <table:table-cell table:style-name="ce33" office:value-type="float" office:value="0.218393" calcext:value-type="float">
            <text:p>0.22</text:p>
          </table:table-cell>
          <table:table-cell table:style-name="ce33" office:value-type="float" office:value="2.5071" calcext:value-type="float">
            <text:p>2.51</text:p>
          </table:table-cell>
          <table:table-cell table:style-name="ce33" office:value-type="float" office:value="3.57577" calcext:value-type="float">
            <text:p>3.58</text:p>
          </table:table-cell>
          <table:table-cell table:style-name="ce33" office:value-type="float" office:value="0.478839" calcext:value-type="float">
            <text:p>0.48</text:p>
          </table:table-cell>
          <table:table-cell table:style-name="ce33" office:value-type="float" office:value="2.07247" calcext:value-type="float">
            <text:p>2.07</text:p>
          </table:table-cell>
          <table:table-cell table:style-name="ce33" office:value-type="float" office:value="0" calcext:value-type="float">
            <text:p>0.00</text:p>
          </table:table-cell>
          <table:table-cell table:style-name="ce33" office:value-type="float" office:value="2.7803" calcext:value-type="float">
            <text:p>2.78</text:p>
          </table:table-cell>
          <table:table-cell table:style-name="ce33" office:value-type="float" office:value="0.230721" calcext:value-type="float">
            <text:p>0.23</text:p>
          </table:table-cell>
          <table:table-cell table:style-name="ce33" office:value-type="float" office:value="2.13775" calcext:value-type="float">
            <text:p>2.14</text:p>
          </table:table-cell>
          <table:table-cell table:style-name="ce33" office:value-type="float" office:value="2.00672" calcext:value-type="float">
            <text:p>2.01</text:p>
          </table:table-cell>
          <table:table-cell table:style-name="ce33" office:value-type="float" office:value="0.485163" calcext:value-type="float">
            <text:p>0.49</text:p>
          </table:table-cell>
          <table:table-cell table:style-name="ce33" office:value-type="float" office:value="1.48731" calcext:value-type="float">
            <text:p>1.49</text:p>
          </table:table-cell>
          <table:table-cell table:number-columns-repeated="2" table:style-name="ce33" office:value-type="float" office:value="4.80476" calcext:value-type="float">
            <text:p>4.80</text:p>
          </table:table-cell>
          <table:table-cell table:number-columns-repeated="2" table:style-name="ce33" office:value-type="float" office:value="0" calcext:value-type="float">
            <text:p>0.00</text:p>
          </table:table-cell>
          <table:table-cell table:number-columns-repeated="23"/>
          <table:table-cell table:style-name="ce32" office:value-type="string" calcext:value-type="string">
            <text:p>17:</text:p>
          </table:table-cell>
          <table:table-cell office:value-type="float" office:value="0" calcext:value-type="float">
            <text:p>0</text:p>
          </table:table-cell>
          <table:table-cell/>
          <table:table-cell table:style-name="ce32" office:value-type="string" calcext:value-type="string">
            <text:p>17: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2" office:value-type="float" office:value="18" calcext:value-type="float">
            <text:p>18</text:p>
          </table:table-cell>
          <table:table-cell table:style-name="ce33" office:value-type="float" office:value="1.66548" calcext:value-type="float">
            <text:p>1.67</text:p>
          </table:table-cell>
          <table:table-cell table:style-name="ce33" office:value-type="float" office:value="6.58323" calcext:value-type="float">
            <text:p>6.58</text:p>
          </table:table-cell>
          <table:table-cell table:style-name="ce33" office:value-type="float" office:value="2.97785" calcext:value-type="float">
            <text:p>2.98</text:p>
          </table:table-cell>
          <table:table-cell table:style-name="ce33" office:value-type="float" office:value="1.94376" calcext:value-type="float">
            <text:p>1.94</text:p>
          </table:table-cell>
          <table:table-cell table:style-name="ce33" office:value-type="float" office:value="17.1942" calcext:value-type="float">
            <text:p>17.19</text:p>
          </table:table-cell>
          <table:table-cell table:style-name="ce33" office:value-type="float" office:value="2.17282" calcext:value-type="float">
            <text:p>2.17</text:p>
          </table:table-cell>
          <table:table-cell table:style-name="ce33" office:value-type="float" office:value="3.82563" calcext:value-type="float">
            <text:p>3.83</text:p>
          </table:table-cell>
          <table:table-cell table:style-name="ce33" office:value-type="float" office:value="2.96353" calcext:value-type="float">
            <text:p>2.96</text:p>
          </table:table-cell>
          <table:table-cell table:style-name="ce33" office:value-type="float" office:value="2.35777" calcext:value-type="float">
            <text:p>2.36</text:p>
          </table:table-cell>
          <table:table-cell table:style-name="ce33" office:value-type="float" office:value="1.64837" calcext:value-type="float">
            <text:p>1.65</text:p>
          </table:table-cell>
          <table:table-cell table:style-name="ce33" office:value-type="float" office:value="2.96089" calcext:value-type="float">
            <text:p>2.96</text:p>
          </table:table-cell>
          <table:table-cell table:style-name="ce33" office:value-type="float" office:value="5.33577" calcext:value-type="float">
            <text:p>5.34</text:p>
          </table:table-cell>
          <table:table-cell table:style-name="ce33" office:value-type="float" office:value="2.68423" calcext:value-type="float">
            <text:p>2.68</text:p>
          </table:table-cell>
          <table:table-cell table:style-name="ce33" office:value-type="float" office:value="3.83816" calcext:value-type="float">
            <text:p>3.84</text:p>
          </table:table-cell>
          <table:table-cell table:style-name="ce33" office:value-type="float" office:value="1.20866" calcext:value-type="float">
            <text:p>1.21</text:p>
          </table:table-cell>
          <table:table-cell table:style-name="ce33" office:value-type="float" office:value="2.80849" calcext:value-type="float">
            <text:p>2.81</text:p>
          </table:table-cell>
          <table:table-cell table:style-name="ce33" office:value-type="float" office:value="1.7436" calcext:value-type="float">
            <text:p>1.74</text:p>
          </table:table-cell>
          <table:table-cell table:style-name="ce33" office:value-type="float" office:value="2.7803" calcext:value-type="float">
            <text:p>2.78</text:p>
          </table:table-cell>
          <table:table-cell table:style-name="ce33" office:value-type="float" office:value="0" calcext:value-type="float">
            <text:p>0.00</text:p>
          </table:table-cell>
          <table:table-cell table:style-name="ce33" office:value-type="float" office:value="2.64268" calcext:value-type="float">
            <text:p>2.64</text:p>
          </table:table-cell>
          <table:table-cell table:style-name="ce33" office:value-type="float" office:value="4.14431" calcext:value-type="float">
            <text:p>4.14</text:p>
          </table:table-cell>
          <table:table-cell table:style-name="ce33" office:value-type="float" office:value="1.47443" calcext:value-type="float">
            <text:p>1.47</text:p>
          </table:table-cell>
          <table:table-cell table:style-name="ce33" office:value-type="float" office:value="2.77545" calcext:value-type="float">
            <text:p>2.78</text:p>
          </table:table-cell>
          <table:table-cell table:style-name="ce33" office:value-type="float" office:value="2.01625" calcext:value-type="float">
            <text:p>2.02</text:p>
          </table:table-cell>
          <table:table-cell table:number-columns-repeated="2" table:style-name="ce33" office:value-type="float" office:value="2.63473" calcext:value-type="float">
            <text:p>2.63</text:p>
          </table:table-cell>
          <table:table-cell table:number-columns-repeated="2" table:style-name="ce33" office:value-type="float" office:value="0" calcext:value-type="float">
            <text:p>0.00</text:p>
          </table:table-cell>
          <table:table-cell table:number-columns-repeated="23"/>
          <table:table-cell table:style-name="ce32" office:value-type="string" calcext:value-type="string">
            <text:p>18:</text:p>
          </table:table-cell>
          <table:table-cell office:value-type="float" office:value="0" calcext:value-type="float">
            <text:p>0</text:p>
          </table:table-cell>
          <table:table-cell/>
          <table:table-cell table:style-name="ce32" office:value-type="string" calcext:value-type="string">
            <text:p>18: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2" office:value-type="float" office:value="19" calcext:value-type="float">
            <text:p>19</text:p>
          </table:table-cell>
          <table:table-cell table:style-name="ce33" office:value-type="float" office:value="1.94757" calcext:value-type="float">
            <text:p>1.95</text:p>
          </table:table-cell>
          <table:table-cell table:style-name="ce33" office:value-type="float" office:value="7.63792" calcext:value-type="float">
            <text:p>7.64</text:p>
          </table:table-cell>
          <table:table-cell table:style-name="ce33" office:value-type="float" office:value="0.441863" calcext:value-type="float">
            <text:p>0.44</text:p>
          </table:table-cell>
          <table:table-cell table:style-name="ce33" office:value-type="float" office:value="4.27193" calcext:value-type="float">
            <text:p>4.27</text:p>
          </table:table-cell>
          <table:table-cell table:style-name="ce33" office:value-type="float" office:value="19.4649" calcext:value-type="float">
            <text:p>19.46</text:p>
          </table:table-cell>
          <table:table-cell table:style-name="ce33" office:value-type="float" office:value="3.30734" calcext:value-type="float">
            <text:p>3.31</text:p>
          </table:table-cell>
          <table:table-cell table:style-name="ce33" office:value-type="float" office:value="4.51712" calcext:value-type="float">
            <text:p>4.52</text:p>
          </table:table-cell>
          <table:table-cell table:style-name="ce33" office:value-type="float" office:value="0.470802" calcext:value-type="float">
            <text:p>0.47</text:p>
          </table:table-cell>
          <table:table-cell table:style-name="ce33" office:value-type="float" office:value="4.8396" calcext:value-type="float">
            <text:p>4.84</text:p>
          </table:table-cell>
          <table:table-cell table:style-name="ce33" office:value-type="float" office:value="1.0233" calcext:value-type="float">
            <text:p>1.02</text:p>
          </table:table-cell>
          <table:table-cell table:style-name="ce33" office:value-type="float" office:value="0.386568" calcext:value-type="float">
            <text:p>0.39</text:p>
          </table:table-cell>
          <table:table-cell table:style-name="ce33" office:value-type="float" office:value="7.60355" calcext:value-type="float">
            <text:p>7.60</text:p>
          </table:table-cell>
          <table:table-cell table:style-name="ce33" office:value-type="float" office:value="0.0425662" calcext:value-type="float">
            <text:p>0.04</text:p>
          </table:table-cell>
          <table:table-cell table:style-name="ce33" office:value-type="float" office:value="2.69803" calcext:value-type="float">
            <text:p>2.70</text:p>
          </table:table-cell>
          <table:table-cell table:style-name="ce33" office:value-type="float" office:value="3.49605" calcext:value-type="float">
            <text:p>3.50</text:p>
          </table:table-cell>
          <table:table-cell table:style-name="ce33" office:value-type="float" office:value="0.325686" calcext:value-type="float">
            <text:p>0.33</text:p>
          </table:table-cell>
          <table:table-cell table:style-name="ce33" office:value-type="float" office:value="1.84807" calcext:value-type="float">
            <text:p>1.85</text:p>
          </table:table-cell>
          <table:table-cell table:style-name="ce33" office:value-type="float" office:value="0.230721" calcext:value-type="float">
            <text:p>0.23</text:p>
          </table:table-cell>
          <table:table-cell table:style-name="ce33" office:value-type="float" office:value="2.64268" calcext:value-type="float">
            <text:p>2.64</text:p>
          </table:table-cell>
          <table:table-cell table:style-name="ce33" office:value-type="float" office:value="0" calcext:value-type="float">
            <text:p>0.00</text:p>
          </table:table-cell>
          <table:table-cell table:style-name="ce33" office:value-type="float" office:value="2.36197" calcext:value-type="float">
            <text:p>2.36</text:p>
          </table:table-cell>
          <table:table-cell table:style-name="ce33" office:value-type="float" office:value="1.79264" calcext:value-type="float">
            <text:p>1.79</text:p>
          </table:table-cell>
          <table:table-cell table:style-name="ce33" office:value-type="float" office:value="0.317481" calcext:value-type="float">
            <text:p>0.32</text:p>
          </table:table-cell>
          <table:table-cell table:style-name="ce33" office:value-type="float" office:value="1.25847" calcext:value-type="float">
            <text:p>1.26</text:p>
          </table:table-cell>
          <table:table-cell table:number-columns-repeated="2" table:style-name="ce33" office:value-type="float" office:value="4.59629" calcext:value-type="float">
            <text:p>4.60</text:p>
          </table:table-cell>
          <table:table-cell table:number-columns-repeated="2" table:style-name="ce33" office:value-type="float" office:value="0" calcext:value-type="float">
            <text:p>0.00</text:p>
          </table:table-cell>
          <table:table-cell table:number-columns-repeated="23"/>
          <table:table-cell table:style-name="ce32" office:value-type="string" calcext:value-type="string">
            <text:p>19:</text:p>
          </table:table-cell>
          <table:table-cell office:value-type="float" office:value="0" calcext:value-type="float">
            <text:p>0</text:p>
          </table:table-cell>
          <table:table-cell/>
          <table:table-cell table:style-name="ce32" office:value-type="string" calcext:value-type="string">
            <text:p>19: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2" office:value-type="float" office:value="20" calcext:value-type="float">
            <text:p>20</text:p>
          </table:table-cell>
          <table:table-cell table:style-name="ce33" office:value-type="float" office:value="2.57645" calcext:value-type="float">
            <text:p>2.58</text:p>
          </table:table-cell>
          <table:table-cell table:style-name="ce33" office:value-type="float" office:value="6.56165" calcext:value-type="float">
            <text:p>6.56</text:p>
          </table:table-cell>
          <table:table-cell table:style-name="ce33" office:value-type="float" office:value="2.56055" calcext:value-type="float">
            <text:p>2.56</text:p>
          </table:table-cell>
          <table:table-cell table:style-name="ce33" office:value-type="float" office:value="5.00712" calcext:value-type="float">
            <text:p>5.01</text:p>
          </table:table-cell>
          <table:table-cell table:style-name="ce33" office:value-type="float" office:value="21.338" calcext:value-type="float">
            <text:p>21.34</text:p>
          </table:table-cell>
          <table:table-cell table:style-name="ce33" office:value-type="float" office:value="3.3705" calcext:value-type="float">
            <text:p>3.37</text:p>
          </table:table-cell>
          <table:table-cell table:style-name="ce33" office:value-type="float" office:value="3.66494" calcext:value-type="float">
            <text:p>3.66</text:p>
          </table:table-cell>
          <table:table-cell table:style-name="ce33" office:value-type="float" office:value="2.62266" calcext:value-type="float">
            <text:p>2.62</text:p>
          </table:table-cell>
          <table:table-cell table:style-name="ce33" office:value-type="float" office:value="5.67079" calcext:value-type="float">
            <text:p>5.67</text:p>
          </table:table-cell>
          <table:table-cell table:style-name="ce33" office:value-type="float" office:value="2.74663" calcext:value-type="float">
            <text:p>2.75</text:p>
          </table:table-cell>
          <table:table-cell table:style-name="ce33" office:value-type="float" office:value="2.49158" calcext:value-type="float">
            <text:p>2.49</text:p>
          </table:table-cell>
          <table:table-cell table:style-name="ce33" office:value-type="float" office:value="9.46907" calcext:value-type="float">
            <text:p>9.47</text:p>
          </table:table-cell>
          <table:table-cell table:style-name="ce33" office:value-type="float" office:value="2.35567" calcext:value-type="float">
            <text:p>2.36</text:p>
          </table:table-cell>
          <table:table-cell table:style-name="ce33" office:value-type="float" office:value="0.930895" calcext:value-type="float">
            <text:p>0.93</text:p>
          </table:table-cell>
          <table:table-cell table:style-name="ce33" office:value-type="float" office:value="4.40261" calcext:value-type="float">
            <text:p>4.40</text:p>
          </table:table-cell>
          <table:table-cell table:style-name="ce33" office:value-type="float" office:value="2.58619" calcext:value-type="float">
            <text:p>2.59</text:p>
          </table:table-cell>
          <table:table-cell table:style-name="ce33" office:value-type="float" office:value="4.09376" calcext:value-type="float">
            <text:p>4.09</text:p>
          </table:table-cell>
          <table:table-cell table:style-name="ce33" office:value-type="float" office:value="2.13775" calcext:value-type="float">
            <text:p>2.14</text:p>
          </table:table-cell>
          <table:table-cell table:style-name="ce33" office:value-type="float" office:value="4.14431" calcext:value-type="float">
            <text:p>4.14</text:p>
          </table:table-cell>
          <table:table-cell table:style-name="ce33" office:value-type="float" office:value="2.36197" calcext:value-type="float">
            <text:p>2.36</text:p>
          </table:table-cell>
          <table:table-cell table:style-name="ce33" office:value-type="float" office:value="0" calcext:value-type="float">
            <text:p>0.00</text:p>
          </table:table-cell>
          <table:table-cell table:style-name="ce33" office:value-type="float" office:value="3.95316" calcext:value-type="float">
            <text:p>3.95</text:p>
          </table:table-cell>
          <table:table-cell table:style-name="ce33" office:value-type="float" office:value="2.6021" calcext:value-type="float">
            <text:p>2.60</text:p>
          </table:table-cell>
          <table:table-cell table:style-name="ce33" office:value-type="float" office:value="3.56593" calcext:value-type="float">
            <text:p>3.57</text:p>
          </table:table-cell>
          <table:table-cell table:number-columns-repeated="2" table:style-name="ce33" office:value-type="float" office:value="6.60263" calcext:value-type="float">
            <text:p>6.60</text:p>
          </table:table-cell>
          <table:table-cell table:number-columns-repeated="2" table:style-name="ce33" office:value-type="float" office:value="0" calcext:value-type="float">
            <text:p>0.00</text:p>
          </table:table-cell>
          <table:table-cell table:number-columns-repeated="23"/>
          <table:table-cell table:style-name="ce32" office:value-type="string" calcext:value-type="string">
            <text:p>20:</text:p>
          </table:table-cell>
          <table:table-cell office:value-type="float" office:value="0" calcext:value-type="float">
            <text:p>0</text:p>
          </table:table-cell>
          <table:table-cell/>
          <table:table-cell table:style-name="ce32" office:value-type="string" calcext:value-type="string">
            <text:p>20: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2" office:value-type="float" office:value="21" calcext:value-type="float">
            <text:p>21</text:p>
          </table:table-cell>
          <table:table-cell table:style-name="ce33" office:value-type="float" office:value="2.17834" calcext:value-type="float">
            <text:p>2.18</text:p>
          </table:table-cell>
          <table:table-cell table:style-name="ce33" office:value-type="float" office:value="7.81921" calcext:value-type="float">
            <text:p>7.82</text:p>
          </table:table-cell>
          <table:table-cell table:style-name="ce33" office:value-type="float" office:value="1.94851" calcext:value-type="float">
            <text:p>1.95</text:p>
          </table:table-cell>
          <table:table-cell table:style-name="ce33" office:value-type="float" office:value="3.4171" calcext:value-type="float">
            <text:p>3.42</text:p>
          </table:table-cell>
          <table:table-cell table:style-name="ce33" office:value-type="float" office:value="17.6758" calcext:value-type="float">
            <text:p>17.68</text:p>
          </table:table-cell>
          <table:table-cell table:style-name="ce33" office:value-type="float" office:value="3.27156" calcext:value-type="float">
            <text:p>3.27</text:p>
          </table:table-cell>
          <table:table-cell table:style-name="ce33" office:value-type="float" office:value="4.85535" calcext:value-type="float">
            <text:p>4.86</text:p>
          </table:table-cell>
          <table:table-cell table:style-name="ce33" office:value-type="float" office:value="1.90963" calcext:value-type="float">
            <text:p>1.91</text:p>
          </table:table-cell>
          <table:table-cell table:style-name="ce33" office:value-type="float" office:value="3.81519" calcext:value-type="float">
            <text:p>3.82</text:p>
          </table:table-cell>
          <table:table-cell table:style-name="ce33" office:value-type="float" office:value="1.25373" calcext:value-type="float">
            <text:p>1.25</text:p>
          </table:table-cell>
          <table:table-cell table:style-name="ce33" office:value-type="float" office:value="1.96435" calcext:value-type="float">
            <text:p>1.96</text:p>
          </table:table-cell>
          <table:table-cell table:style-name="ce33" office:value-type="float" office:value="5.82745" calcext:value-type="float">
            <text:p>5.83</text:p>
          </table:table-cell>
          <table:table-cell table:style-name="ce33" office:value-type="float" office:value="1.82309" calcext:value-type="float">
            <text:p>1.82</text:p>
          </table:table-cell>
          <table:table-cell table:style-name="ce33" office:value-type="float" office:value="3.98801" calcext:value-type="float">
            <text:p>3.99</text:p>
          </table:table-cell>
          <table:table-cell table:style-name="ce33" office:value-type="float" office:value="2.6648" calcext:value-type="float">
            <text:p>2.66</text:p>
          </table:table-cell>
          <table:table-cell table:style-name="ce33" office:value-type="float" office:value="1.79654" calcext:value-type="float">
            <text:p>1.80</text:p>
          </table:table-cell>
          <table:table-cell table:style-name="ce33" office:value-type="float" office:value="0.29037" calcext:value-type="float">
            <text:p>0.29</text:p>
          </table:table-cell>
          <table:table-cell table:style-name="ce33" office:value-type="float" office:value="2.00672" calcext:value-type="float">
            <text:p>2.01</text:p>
          </table:table-cell>
          <table:table-cell table:style-name="ce33" office:value-type="float" office:value="1.47443" calcext:value-type="float">
            <text:p>1.47</text:p>
          </table:table-cell>
          <table:table-cell table:style-name="ce33" office:value-type="float" office:value="1.79264" calcext:value-type="float">
            <text:p>1.79</text:p>
          </table:table-cell>
          <table:table-cell table:style-name="ce33" office:value-type="float" office:value="3.95316" calcext:value-type="float">
            <text:p>3.95</text:p>
          </table:table-cell>
          <table:table-cell table:style-name="ce33" office:value-type="float" office:value="0" calcext:value-type="float">
            <text:p>0.00</text:p>
          </table:table-cell>
          <table:table-cell table:style-name="ce33" office:value-type="float" office:value="1.76263" calcext:value-type="float">
            <text:p>1.76</text:p>
          </table:table-cell>
          <table:table-cell table:style-name="ce33" office:value-type="float" office:value="0.666757" calcext:value-type="float">
            <text:p>0.67</text:p>
          </table:table-cell>
          <table:table-cell table:number-columns-repeated="2" table:style-name="ce33" office:value-type="float" office:value="2.80703" calcext:value-type="float">
            <text:p>2.81</text:p>
          </table:table-cell>
          <table:table-cell table:number-columns-repeated="2" table:style-name="ce33" office:value-type="float" office:value="0" calcext:value-type="float">
            <text:p>0.00</text:p>
          </table:table-cell>
          <table:table-cell table:number-columns-repeated="23"/>
          <table:table-cell table:style-name="ce32" office:value-type="string" calcext:value-type="string">
            <text:p>21:</text:p>
          </table:table-cell>
          <table:table-cell office:value-type="float" office:value="0" calcext:value-type="float">
            <text:p>0</text:p>
          </table:table-cell>
          <table:table-cell/>
          <table:table-cell table:style-name="ce32" office:value-type="string" calcext:value-type="string">
            <text:p>21: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2" office:value-type="float" office:value="22" calcext:value-type="float">
            <text:p>22</text:p>
          </table:table-cell>
          <table:table-cell table:style-name="ce33" office:value-type="float" office:value="2.22962" calcext:value-type="float">
            <text:p>2.23</text:p>
          </table:table-cell>
          <table:table-cell table:style-name="ce33" office:value-type="float" office:value="7.94942" calcext:value-type="float">
            <text:p>7.95</text:p>
          </table:table-cell>
          <table:table-cell table:style-name="ce33" office:value-type="float" office:value="0.202707" calcext:value-type="float">
            <text:p>0.20</text:p>
          </table:table-cell>
          <table:table-cell table:style-name="ce33" office:value-type="float" office:value="4.48173" calcext:value-type="float">
            <text:p>4.48</text:p>
          </table:table-cell>
          <table:table-cell table:style-name="ce33" office:value-type="float" office:value="19.4283" calcext:value-type="float">
            <text:p>19.43</text:p>
          </table:table-cell>
          <table:table-cell table:style-name="ce33" office:value-type="float" office:value="3.59215" calcext:value-type="float">
            <text:p>3.59</text:p>
          </table:table-cell>
          <table:table-cell table:style-name="ce33" office:value-type="float" office:value="4.82948" calcext:value-type="float">
            <text:p>4.83</text:p>
          </table:table-cell>
          <table:table-cell table:style-name="ce33" office:value-type="float" office:value="0.194056" calcext:value-type="float">
            <text:p>0.19</text:p>
          </table:table-cell>
          <table:table-cell table:style-name="ce33" office:value-type="float" office:value="5.03007" calcext:value-type="float">
            <text:p>5.03</text:p>
          </table:table-cell>
          <table:table-cell table:style-name="ce33" office:value-type="float" office:value="1.22302" calcext:value-type="float">
            <text:p>1.22</text:p>
          </table:table-cell>
          <table:table-cell table:style-name="ce33" office:value-type="float" office:value="0.202113" calcext:value-type="float">
            <text:p>0.20</text:p>
          </table:table-cell>
          <table:table-cell table:style-name="ce33" office:value-type="float" office:value="7.58974" calcext:value-type="float">
            <text:p>7.59</text:p>
          </table:table-cell>
          <table:table-cell table:style-name="ce33" office:value-type="float" office:value="0.295595" calcext:value-type="float">
            <text:p>0.30</text:p>
          </table:table-cell>
          <table:table-cell table:style-name="ce33" office:value-type="float" office:value="2.99184" calcext:value-type="float">
            <text:p>2.99</text:p>
          </table:table-cell>
          <table:table-cell table:style-name="ce33" office:value-type="float" office:value="3.69923" calcext:value-type="float">
            <text:p>3.70</text:p>
          </table:table-cell>
          <table:table-cell table:style-name="ce33" office:value-type="float" office:value="0.0345365" calcext:value-type="float">
            <text:p>0.03</text:p>
          </table:table-cell>
          <table:table-cell table:style-name="ce33" office:value-type="float" office:value="1.7677" calcext:value-type="float">
            <text:p>1.77</text:p>
          </table:table-cell>
          <table:table-cell table:style-name="ce33" office:value-type="float" office:value="0.485163" calcext:value-type="float">
            <text:p>0.49</text:p>
          </table:table-cell>
          <table:table-cell table:style-name="ce33" office:value-type="float" office:value="2.77545" calcext:value-type="float">
            <text:p>2.78</text:p>
          </table:table-cell>
          <table:table-cell table:style-name="ce33" office:value-type="float" office:value="0.317481" calcext:value-type="float">
            <text:p>0.32</text:p>
          </table:table-cell>
          <table:table-cell table:style-name="ce33" office:value-type="float" office:value="2.6021" calcext:value-type="float">
            <text:p>2.60</text:p>
          </table:table-cell>
          <table:table-cell table:style-name="ce33" office:value-type="float" office:value="1.76263" calcext:value-type="float">
            <text:p>1.76</text:p>
          </table:table-cell>
          <table:table-cell table:style-name="ce33" office:value-type="float" office:value="0" calcext:value-type="float">
            <text:p>0.00</text:p>
          </table:table-cell>
          <table:table-cell table:style-name="ce33" office:value-type="float" office:value="1.15635" calcext:value-type="float">
            <text:p>1.16</text:p>
          </table:table-cell>
          <table:table-cell table:number-columns-repeated="2" table:style-name="ce33" office:value-type="float" office:value="4.56431" calcext:value-type="float">
            <text:p>4.56</text:p>
          </table:table-cell>
          <table:table-cell table:number-columns-repeated="2" table:style-name="ce33" office:value-type="float" office:value="0" calcext:value-type="float">
            <text:p>0.00</text:p>
          </table:table-cell>
          <table:table-cell table:number-columns-repeated="23"/>
          <table:table-cell table:style-name="ce32" office:value-type="string" calcext:value-type="string">
            <text:p>22:</text:p>
          </table:table-cell>
          <table:table-cell office:value-type="float" office:value="0" calcext:value-type="float">
            <text:p>0</text:p>
          </table:table-cell>
          <table:table-cell/>
          <table:table-cell table:style-name="ce32" office:value-type="string" calcext:value-type="string">
            <text:p>22: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2" office:value-type="float" office:value="23" calcext:value-type="float">
            <text:p>23</text:p>
          </table:table-cell>
          <table:table-cell table:style-name="ce33" office:value-type="float" office:value="2.25087" calcext:value-type="float">
            <text:p>2.25</text:p>
          </table:table-cell>
          <table:table-cell table:style-name="ce33" office:value-type="float" office:value="8.04391" calcext:value-type="float">
            <text:p>8.04</text:p>
          </table:table-cell>
          <table:table-cell table:style-name="ce33" office:value-type="float" office:value="1.32581" calcext:value-type="float">
            <text:p>1.33</text:p>
          </table:table-cell>
          <table:table-cell table:style-name="ce33" office:value-type="float" office:value="3.92214" calcext:value-type="float">
            <text:p>3.92</text:p>
          </table:table-cell>
          <table:table-cell table:style-name="ce33" office:value-type="float" office:value="18.2772" calcext:value-type="float">
            <text:p>18.28</text:p>
          </table:table-cell>
          <table:table-cell table:style-name="ce33" office:value-type="float" office:value="3.5048" calcext:value-type="float">
            <text:p>3.50</text:p>
          </table:table-cell>
          <table:table-cell table:style-name="ce33" office:value-type="float" office:value="4.99523" calcext:value-type="float">
            <text:p>5.00</text:p>
          </table:table-cell>
          <table:table-cell table:style-name="ce33" office:value-type="float" office:value="1.28025" calcext:value-type="float">
            <text:p>1.28</text:p>
          </table:table-cell>
          <table:table-cell table:style-name="ce33" office:value-type="float" office:value="4.37346" calcext:value-type="float">
            <text:p>4.37</text:p>
          </table:table-cell>
          <table:table-cell table:style-name="ce33" office:value-type="float" office:value="1.1275" calcext:value-type="float">
            <text:p>1.13</text:p>
          </table:table-cell>
          <table:table-cell table:style-name="ce33" office:value-type="float" office:value="1.35264" calcext:value-type="float">
            <text:p>1.35</text:p>
          </table:table-cell>
          <table:table-cell table:style-name="ce33" office:value-type="float" office:value="6.45474" calcext:value-type="float">
            <text:p>6.45</text:p>
          </table:table-cell>
          <table:table-cell table:style-name="ce33" office:value-type="float" office:value="1.28024" calcext:value-type="float">
            <text:p>1.28</text:p>
          </table:table-cell>
          <table:table-cell table:style-name="ce33" office:value-type="float" office:value="3.743" calcext:value-type="float">
            <text:p>3.74</text:p>
          </table:table-cell>
          <table:table-cell table:style-name="ce33" office:value-type="float" office:value="3.14515" calcext:value-type="float">
            <text:p>3.15</text:p>
          </table:table-cell>
          <table:table-cell table:style-name="ce33" office:value-type="float" office:value="1.1884" calcext:value-type="float">
            <text:p>1.19</text:p>
          </table:table-cell>
          <table:table-cell table:style-name="ce33" office:value-type="float" office:value="0.61285" calcext:value-type="float">
            <text:p>0.61</text:p>
          </table:table-cell>
          <table:table-cell table:style-name="ce33" office:value-type="float" office:value="1.48731" calcext:value-type="float">
            <text:p>1.49</text:p>
          </table:table-cell>
          <table:table-cell table:style-name="ce33" office:value-type="float" office:value="2.01625" calcext:value-type="float">
            <text:p>2.02</text:p>
          </table:table-cell>
          <table:table-cell table:style-name="ce33" office:value-type="float" office:value="1.25847" calcext:value-type="float">
            <text:p>1.26</text:p>
          </table:table-cell>
          <table:table-cell table:style-name="ce33" office:value-type="float" office:value="3.56593" calcext:value-type="float">
            <text:p>3.57</text:p>
          </table:table-cell>
          <table:table-cell table:style-name="ce33" office:value-type="float" office:value="0.666757" calcext:value-type="float">
            <text:p>0.67</text:p>
          </table:table-cell>
          <table:table-cell table:style-name="ce33" office:value-type="float" office:value="1.15635" calcext:value-type="float">
            <text:p>1.16</text:p>
          </table:table-cell>
          <table:table-cell table:style-name="ce33" office:value-type="float" office:value="0" calcext:value-type="float">
            <text:p>0.00</text:p>
          </table:table-cell>
          <table:table-cell table:number-columns-repeated="2" table:style-name="ce33" office:value-type="float" office:value="3.42173" calcext:value-type="float">
            <text:p>3.42</text:p>
          </table:table-cell>
          <table:table-cell table:number-columns-repeated="2" table:style-name="ce33" office:value-type="float" office:value="0" calcext:value-type="float">
            <text:p>0.00</text:p>
          </table:table-cell>
          <table:table-cell table:number-columns-repeated="23"/>
          <table:table-cell table:style-name="ce32" office:value-type="string" calcext:value-type="string">
            <text:p>23:</text:p>
          </table:table-cell>
          <table:table-cell office:value-type="float" office:value="0" calcext:value-type="float">
            <text:p>0</text:p>
          </table:table-cell>
          <table:table-cell/>
          <table:table-cell table:style-name="ce32" office:value-type="string" calcext:value-type="string">
            <text:p>23: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4" calcext:value-type="float">
            <text:p>24</text:p>
          </table:table-cell>
          <table:table-cell table:style-name="ce33" office:value-type="float" office:value="4.2796" calcext:value-type="float">
            <text:p>4.28</text:p>
          </table:table-cell>
          <table:table-cell table:style-name="ce33" office:value-type="float" office:value="8.66276" calcext:value-type="float">
            <text:p>8.66</text:p>
          </table:table-cell>
          <table:table-cell table:style-name="ce33" office:value-type="float" office:value="4.74378" calcext:value-type="float">
            <text:p>4.74</text:p>
          </table:table-cell>
          <table:table-cell table:style-name="ce33" office:value-type="float" office:value="3.58654" calcext:value-type="float">
            <text:p>3.59</text:p>
          </table:table-cell>
          <table:table-cell table:style-name="ce33" office:value-type="float" office:value="14.869" calcext:value-type="float">
            <text:p>14.87</text:p>
          </table:table-cell>
          <table:table-cell table:style-name="ce33" office:value-type="float" office:value="4.67295" calcext:value-type="float">
            <text:p>4.67</text:p>
          </table:table-cell>
          <table:table-cell table:style-name="ce33" office:value-type="float" office:value="6.27913" calcext:value-type="float">
            <text:p>6.28</text:p>
          </table:table-cell>
          <table:table-cell table:style-name="ce33" office:value-type="float" office:value="4.70054" calcext:value-type="float">
            <text:p>4.70</text:p>
          </table:table-cell>
          <table:table-cell table:style-name="ce33" office:value-type="float" office:value="3.47558" calcext:value-type="float">
            <text:p>3.48</text:p>
          </table:table-cell>
          <table:table-cell table:style-name="ce33" office:value-type="float" office:value="3.87038" calcext:value-type="float">
            <text:p>3.87</text:p>
          </table:table-cell>
          <table:table-cell table:style-name="ce33" office:value-type="float" office:value="4.76486" calcext:value-type="float">
            <text:p>4.76</text:p>
          </table:table-cell>
          <table:table-cell table:style-name="ce33" office:value-type="float" office:value="3.03635" calcext:value-type="float">
            <text:p>3.04</text:p>
          </table:table-cell>
          <table:table-cell table:style-name="ce33" office:value-type="float" office:value="4.62799" calcext:value-type="float">
            <text:p>4.63</text:p>
          </table:table-cell>
          <table:table-cell table:style-name="ce33" office:value-type="float" office:value="6.42477" calcext:value-type="float">
            <text:p>6.42</text:p>
          </table:table-cell>
          <table:table-cell table:style-name="ce33" office:value-type="float" office:value="3.29415" calcext:value-type="float">
            <text:p>3.29</text:p>
          </table:table-cell>
          <table:table-cell table:style-name="ce33" office:value-type="float" office:value="4.59775" calcext:value-type="float">
            <text:p>4.60</text:p>
          </table:table-cell>
          <table:table-cell table:style-name="ce33" office:value-type="float" office:value="2.81203" calcext:value-type="float">
            <text:p>2.81</text:p>
          </table:table-cell>
          <table:table-cell table:style-name="ce33" office:value-type="float" office:value="4.80476" calcext:value-type="float">
            <text:p>4.80</text:p>
          </table:table-cell>
          <table:table-cell table:style-name="ce33" office:value-type="float" office:value="2.63473" calcext:value-type="float">
            <text:p>2.63</text:p>
          </table:table-cell>
          <table:table-cell table:style-name="ce33" office:value-type="float" office:value="4.59629" calcext:value-type="float">
            <text:p>4.60</text:p>
          </table:table-cell>
          <table:table-cell table:style-name="ce33" office:value-type="float" office:value="6.60263" calcext:value-type="float">
            <text:p>6.60</text:p>
          </table:table-cell>
          <table:table-cell table:style-name="ce33" office:value-type="float" office:value="2.80703" calcext:value-type="float">
            <text:p>2.81</text:p>
          </table:table-cell>
          <table:table-cell table:style-name="ce33" office:value-type="float" office:value="4.56431" calcext:value-type="float">
            <text:p>4.56</text:p>
          </table:table-cell>
          <table:table-cell table:style-name="ce33" office:value-type="float" office:value="3.42173" calcext:value-type="float">
            <text:p>3.42</text:p>
          </table:table-cell>
          <table:table-cell table:number-columns-repeated="4" table:style-name="ce33" office:value-type="float" office:value="0" calcext:value-type="float">
            <text:p>0.00</text:p>
          </table:table-cell>
          <table:table-cell table:number-columns-repeated="23"/>
          <table:table-cell office:value-type="string" calcext:value-type="string">
            <text:p>24: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4: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5" calcext:value-type="float">
            <text:p>25</text:p>
          </table:table-cell>
          <table:table-cell table:style-name="ce33" office:value-type="float" office:value="4.2796" calcext:value-type="float">
            <text:p>4.28</text:p>
          </table:table-cell>
          <table:table-cell table:style-name="ce33" office:value-type="float" office:value="8.66276" calcext:value-type="float">
            <text:p>8.66</text:p>
          </table:table-cell>
          <table:table-cell table:style-name="ce33" office:value-type="float" office:value="4.74378" calcext:value-type="float">
            <text:p>4.74</text:p>
          </table:table-cell>
          <table:table-cell table:style-name="ce33" office:value-type="float" office:value="3.58654" calcext:value-type="float">
            <text:p>3.59</text:p>
          </table:table-cell>
          <table:table-cell table:style-name="ce33" office:value-type="float" office:value="14.869" calcext:value-type="float">
            <text:p>14.87</text:p>
          </table:table-cell>
          <table:table-cell table:style-name="ce33" office:value-type="float" office:value="4.67295" calcext:value-type="float">
            <text:p>4.67</text:p>
          </table:table-cell>
          <table:table-cell table:style-name="ce33" office:value-type="float" office:value="6.27913" calcext:value-type="float">
            <text:p>6.28</text:p>
          </table:table-cell>
          <table:table-cell table:style-name="ce33" office:value-type="float" office:value="4.70054" calcext:value-type="float">
            <text:p>4.70</text:p>
          </table:table-cell>
          <table:table-cell table:style-name="ce33" office:value-type="float" office:value="3.47558" calcext:value-type="float">
            <text:p>3.48</text:p>
          </table:table-cell>
          <table:table-cell table:style-name="ce33" office:value-type="float" office:value="3.87038" calcext:value-type="float">
            <text:p>3.87</text:p>
          </table:table-cell>
          <table:table-cell table:style-name="ce33" office:value-type="float" office:value="4.76486" calcext:value-type="float">
            <text:p>4.76</text:p>
          </table:table-cell>
          <table:table-cell table:style-name="ce33" office:value-type="float" office:value="3.03635" calcext:value-type="float">
            <text:p>3.04</text:p>
          </table:table-cell>
          <table:table-cell table:style-name="ce33" office:value-type="float" office:value="4.62799" calcext:value-type="float">
            <text:p>4.63</text:p>
          </table:table-cell>
          <table:table-cell table:style-name="ce33" office:value-type="float" office:value="6.42477" calcext:value-type="float">
            <text:p>6.42</text:p>
          </table:table-cell>
          <table:table-cell table:style-name="ce33" office:value-type="float" office:value="3.29415" calcext:value-type="float">
            <text:p>3.29</text:p>
          </table:table-cell>
          <table:table-cell table:style-name="ce33" office:value-type="float" office:value="4.59775" calcext:value-type="float">
            <text:p>4.60</text:p>
          </table:table-cell>
          <table:table-cell table:style-name="ce33" office:value-type="float" office:value="2.81203" calcext:value-type="float">
            <text:p>2.81</text:p>
          </table:table-cell>
          <table:table-cell table:style-name="ce33" office:value-type="float" office:value="4.80476" calcext:value-type="float">
            <text:p>4.80</text:p>
          </table:table-cell>
          <table:table-cell table:style-name="ce33" office:value-type="float" office:value="2.63473" calcext:value-type="float">
            <text:p>2.63</text:p>
          </table:table-cell>
          <table:table-cell table:style-name="ce33" office:value-type="float" office:value="4.59629" calcext:value-type="float">
            <text:p>4.60</text:p>
          </table:table-cell>
          <table:table-cell table:style-name="ce33" office:value-type="float" office:value="6.60263" calcext:value-type="float">
            <text:p>6.60</text:p>
          </table:table-cell>
          <table:table-cell table:style-name="ce33" office:value-type="float" office:value="2.80703" calcext:value-type="float">
            <text:p>2.81</text:p>
          </table:table-cell>
          <table:table-cell table:style-name="ce33" office:value-type="float" office:value="4.56431" calcext:value-type="float">
            <text:p>4.56</text:p>
          </table:table-cell>
          <table:table-cell table:style-name="ce33" office:value-type="float" office:value="3.42173" calcext:value-type="float">
            <text:p>3.42</text:p>
          </table:table-cell>
          <table:table-cell table:number-columns-repeated="4" table:style-name="ce33" office:value-type="float" office:value="0" calcext:value-type="float">
            <text:p>0.00</text:p>
          </table:table-cell>
          <table:table-cell table:number-columns-repeated="23"/>
          <table:table-cell office:value-type="string" calcext:value-type="string">
            <text:p>25: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5: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6" calcext:value-type="float">
            <text:p>26</text:p>
          </table:table-cell>
          <table:table-cell table:number-columns-repeated="28" table:style-name="ce33" office:value-type="float" office:value="0" calcext:value-type="float">
            <text:p>0.00</text:p>
          </table:table-cell>
          <table:table-cell table:number-columns-repeated="23"/>
          <table:table-cell office:value-type="string" calcext:value-type="string">
            <text:p>26: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6: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7" calcext:value-type="float">
            <text:p>27</text:p>
          </table:table-cell>
          <table:table-cell table:number-columns-repeated="28" table:style-name="ce33" office:value-type="float" office:value="0" calcext:value-type="float">
            <text:p>0.00</text:p>
          </table:table-cell>
          <table:table-cell table:number-columns-repeated="23"/>
          <table:table-cell office:value-type="string" calcext:value-type="string">
            <text:p>27: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7: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29"/>
          <table:table-cell table:number-columns-repeated="28"/>
        </table:table-row>
        <table:table-row table:style-name="ro1">
          <table:table-cell table:style-name="Default"/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number-columns-repeated="28"/>
        </table:table-row>
        <table:table-row table:style-name="ro1">
          <table:table-cell table:style-name="ce27" office:value-type="float" office:value="0" calcext:value-type="float">
            <text:p>0</text:p>
          </table:table-cell>
          <table:table-cell table:formula="of:=[.B3]/41" office:value-type="float" office:value="0" calcext:value-type="float">
            <text:p>0.000</text:p>
          </table:table-cell>
          <table:table-cell table:formula="of:=[.C3]/41" office:value-type="float" office:value="0.14188756097561" calcext:value-type="float">
            <text:p>0.142</text:p>
          </table:table-cell>
          <table:table-cell table:formula="of:=[.D3]/41" office:value-type="float" office:value="0.0582490243902439" calcext:value-type="float">
            <text:p>0.058</text:p>
          </table:table-cell>
          <table:table-cell table:formula="of:=[.E3]/41" office:value-type="float" office:value="0.062130243902439" calcext:value-type="float">
            <text:p>0.062</text:p>
          </table:table-cell>
          <table:table-cell table:formula="of:=[.F3]/41" office:value-type="float" office:value="0.458826829268293" calcext:value-type="float">
            <text:p>0.459</text:p>
          </table:table-cell>
          <table:table-cell table:formula="of:=[.G3]/41" office:value-type="float" office:value="0.0332343902439024" calcext:value-type="float">
            <text:p>0.033</text:p>
          </table:table-cell>
          <table:table-cell table:formula="of:=[.H3]/41" office:value-type="float" office:value="0.0669539024390244" calcext:value-type="float">
            <text:p>0.067</text:p>
          </table:table-cell>
          <table:table-cell table:formula="of:=[.I3]/41" office:value-type="float" office:value="0.0587924390243902" calcext:value-type="float">
            <text:p>0.059</text:p>
          </table:table-cell>
          <table:table-cell table:formula="of:=[.J3]/41" office:value-type="float" office:value="0.0777485365853658" calcext:value-type="float">
            <text:p>0.078</text:p>
          </table:table-cell>
          <table:table-cell table:formula="of:=[.K3]/41" office:value-type="float" office:value="0.0281121951219512" calcext:value-type="float">
            <text:p>0.028</text:p>
          </table:table-cell>
          <table:table-cell table:formula="of:=[.L3]/41" office:value-type="float" office:value="0.0569251219512195" calcext:value-type="float">
            <text:p>0.057</text:p>
          </table:table-cell>
          <table:table-cell table:formula="of:=[.M3]/41" office:value-type="float" office:value="0.17031" calcext:value-type="float">
            <text:p>0.170</text:p>
          </table:table-cell>
          <table:table-cell table:formula="of:=[.N3]/41" office:value-type="float" office:value="0.0484346341463415" calcext:value-type="float">
            <text:p>0.048</text:p>
          </table:table-cell>
          <table:table-cell table:formula="of:=[.O3]/41" office:value-type="float" office:value="0.0530726829268293" calcext:value-type="float">
            <text:p>0.053</text:p>
          </table:table-cell>
          <table:table-cell table:formula="of:=[.P3]/41" office:value-type="float" office:value="0.045369756097561" calcext:value-type="float">
            <text:p>0.045</text:p>
          </table:table-cell>
          <table:table-cell table:formula="of:=[.Q3]/41" office:value-type="float" office:value="0.0548819512195122" calcext:value-type="float">
            <text:p>0.055</text:p>
          </table:table-cell>
          <table:table-cell table:formula="of:=[.R3]/41" office:value-type="float" office:value="0.0595885365853659" calcext:value-type="float">
            <text:p>0.060</text:p>
          </table:table-cell>
          <table:table-cell table:formula="of:=[.S3]/41" office:value-type="float" office:value="0.047409756097561" calcext:value-type="float">
            <text:p>0.047</text:p>
          </table:table-cell>
          <table:table-cell table:formula="of:=[.T3]/41" office:value-type="float" office:value="0.0406214634146342" calcext:value-type="float">
            <text:p>0.041</text:p>
          </table:table-cell>
          <table:table-cell table:formula="of:=[.U3]/41" office:value-type="float" office:value="0.0475017073170732" calcext:value-type="float">
            <text:p>0.048</text:p>
          </table:table-cell>
          <table:table-cell table:formula="of:=[.V3]/41" office:value-type="float" office:value="0.062840243902439" calcext:value-type="float">
            <text:p>0.063</text:p>
          </table:table-cell>
          <table:table-cell table:formula="of:=[.W3]/41" office:value-type="float" office:value="0.053130243902439" calcext:value-type="float">
            <text:p>0.053</text:p>
          </table:table-cell>
          <table:table-cell table:formula="of:=[.X3]/41" office:value-type="float" office:value="0.0543809756097561" calcext:value-type="float">
            <text:p>0.054</text:p>
          </table:table-cell>
          <table:table-cell table:formula="of:=[.Y3]/41" office:value-type="float" office:value="0.0548992682926829" calcext:value-type="float">
            <text:p>0.055</text:p>
          </table:table-cell>
          <table:table-cell table:formula="of:=[.Z3]/41" office:value-type="float" office:value="0.104380487804878" calcext:value-type="float">
            <text:p>0.104</text:p>
          </table:table-cell>
          <table:table-cell table:formula="of:=[.AA3]/41" office:value-type="float" office:value="0.104380487804878" calcext:value-type="float">
            <text:p>0.104</text:p>
          </table:table-cell>
          <table:table-cell table:formula="of:=[.AB3]/41" office:value-type="float" office:value="0" calcext:value-type="float">
            <text:p>0.000</text:p>
          </table:table-cell>
          <table:table-cell table:formula="of:=[.AC3]/41" office:value-type="float" office:value="0" calcext:value-type="float">
            <text:p>0.000</text:p>
          </table:table-cell>
          <table:table-cell table:number-columns-repeated="28"/>
        </table:table-row>
        <table:table-row table:style-name="ro1">
          <table:table-cell table:style-name="ce27" office:value-type="float" office:value="1" calcext:value-type="float">
            <text:p>1</text:p>
          </table:table-cell>
          <table:table-cell table:formula="of:=[.B4]/41" office:value-type="float" office:value="0.14188756097561" calcext:value-type="float">
            <text:p>0.142</text:p>
          </table:table-cell>
          <table:table-cell table:formula="of:=[.C4]/41" office:value-type="float" office:value="0" calcext:value-type="float">
            <text:p>0.000</text:p>
          </table:table-cell>
          <table:table-cell table:formula="of:=[.D4]/41" office:value-type="float" office:value="0.196793902439024" calcext:value-type="float">
            <text:p>0.197</text:p>
          </table:table-cell>
          <table:table-cell table:formula="of:=[.E4]/41" office:value-type="float" office:value="0.123810731707317" calcext:value-type="float">
            <text:p>0.124</text:p>
          </table:table-cell>
          <table:table-cell table:formula="of:=[.F4]/41" office:value-type="float" office:value="0.496890243902439" calcext:value-type="float">
            <text:p>0.497</text:p>
          </table:table-cell>
          <table:table-cell table:formula="of:=[.G4]/41" office:value-type="float" office:value="0.111030487804878" calcext:value-type="float">
            <text:p>0.111</text:p>
          </table:table-cell>
          <table:table-cell table:formula="of:=[.H4]/41" office:value-type="float" office:value="0.0761375609756098" calcext:value-type="float">
            <text:p>0.076</text:p>
          </table:table-cell>
          <table:table-cell table:formula="of:=[.I4]/41" office:value-type="float" office:value="0.19770756097561" calcext:value-type="float">
            <text:p>0.198</text:p>
          </table:table-cell>
          <table:table-cell table:formula="of:=[.J4]/41" office:value-type="float" office:value="0.128879512195122" calcext:value-type="float">
            <text:p>0.129</text:p>
          </table:table-cell>
          <table:table-cell table:formula="of:=[.K4]/41" office:value-type="float" office:value="0.169997073170732" calcext:value-type="float">
            <text:p>0.170</text:p>
          </table:table-cell>
          <table:table-cell table:formula="of:=[.L4]/41" office:value-type="float" office:value="0.195172195121951" calcext:value-type="float">
            <text:p>0.195</text:p>
          </table:table-cell>
          <table:table-cell table:formula="of:=[.M4]/41" office:value-type="float" office:value="0.244682926829268" calcext:value-type="float">
            <text:p>0.245</text:p>
          </table:table-cell>
          <table:table-cell table:formula="of:=[.N4]/41" office:value-type="float" office:value="0.187034634146341" calcext:value-type="float">
            <text:p>0.187</text:p>
          </table:table-cell>
          <table:table-cell table:formula="of:=[.O4]/41" office:value-type="float" office:value="0.137550487804878" calcext:value-type="float">
            <text:p>0.138</text:p>
          </table:table-cell>
          <table:table-cell table:formula="of:=[.P4]/41" office:value-type="float" office:value="0.133911219512195" calcext:value-type="float">
            <text:p>0.134</text:p>
          </table:table-cell>
          <table:table-cell table:formula="of:=[.Q4]/41" office:value-type="float" office:value="0.194200731707317" calcext:value-type="float">
            <text:p>0.194</text:p>
          </table:table-cell>
          <table:table-cell table:formula="of:=[.R4]/41" office:value-type="float" office:value="0.197758292682927" calcext:value-type="float">
            <text:p>0.198</text:p>
          </table:table-cell>
          <table:table-cell table:formula="of:=[.S4]/41" office:value-type="float" office:value="0.18422243902439" calcext:value-type="float">
            <text:p>0.184</text:p>
          </table:table-cell>
          <table:table-cell table:formula="of:=[.T4]/41" office:value-type="float" office:value="0.160566585365854" calcext:value-type="float">
            <text:p>0.161</text:p>
          </table:table-cell>
          <table:table-cell table:formula="of:=[.U4]/41" office:value-type="float" office:value="0.186290731707317" calcext:value-type="float">
            <text:p>0.186</text:p>
          </table:table-cell>
          <table:table-cell table:formula="of:=[.V4]/41" office:value-type="float" office:value="0.160040243902439" calcext:value-type="float">
            <text:p>0.160</text:p>
          </table:table-cell>
          <table:table-cell table:formula="of:=[.W4]/41" office:value-type="float" office:value="0.19071243902439" calcext:value-type="float">
            <text:p>0.191</text:p>
          </table:table-cell>
          <table:table-cell table:formula="of:=[.X4]/41" office:value-type="float" office:value="0.193888292682927" calcext:value-type="float">
            <text:p>0.194</text:p>
          </table:table-cell>
          <table:table-cell table:formula="of:=[.Y4]/41" office:value-type="float" office:value="0.196192926829268" calcext:value-type="float">
            <text:p>0.196</text:p>
          </table:table-cell>
          <table:table-cell table:formula="of:=[.Z4]/41" office:value-type="float" office:value="0.211286829268293" calcext:value-type="float">
            <text:p>0.211</text:p>
          </table:table-cell>
          <table:table-cell table:formula="of:=[.AA4]/41" office:value-type="float" office:value="0.211286829268293" calcext:value-type="float">
            <text:p>0.211</text:p>
          </table:table-cell>
          <table:table-cell table:formula="of:=[.AB4]/41" office:value-type="float" office:value="0" calcext:value-type="float">
            <text:p>0.000</text:p>
          </table:table-cell>
          <table:table-cell table:formula="of:=[.AC4]/41" office:value-type="float" office:value="0" calcext:value-type="float">
            <text:p>0.000</text:p>
          </table:table-cell>
          <table:table-cell table:number-columns-repeated="28"/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 table:formula="of:=[.B5]/41" office:value-type="float" office:value="0.0582490243902439" calcext:value-type="float">
            <text:p>0.058</text:p>
          </table:table-cell>
          <table:table-cell table:formula="of:=[.C5]/41" office:value-type="float" office:value="0.196793902439024" calcext:value-type="float">
            <text:p>0.197</text:p>
          </table:table-cell>
          <table:table-cell table:formula="of:=[.D5]/41" office:value-type="float" office:value="0" calcext:value-type="float">
            <text:p>0.000</text:p>
          </table:table-cell>
          <table:table-cell table:formula="of:=[.E5]/41" office:value-type="float" office:value="0.114011951219512" calcext:value-type="float">
            <text:p>0.114</text:p>
          </table:table-cell>
          <table:table-cell table:formula="of:=[.F5]/41" office:value-type="float" office:value="0.478121951219512" calcext:value-type="float">
            <text:p>0.478</text:p>
          </table:table-cell>
          <table:table-cell table:formula="of:=[.G5]/41" office:value-type="float" office:value="0.0914331707317073" calcext:value-type="float">
            <text:p>0.091</text:p>
          </table:table-cell>
          <table:table-cell table:formula="of:=[.H5]/41" office:value-type="float" office:value="0.120658048780488" calcext:value-type="float">
            <text:p>0.121</text:p>
          </table:table-cell>
          <table:table-cell table:formula="of:=[.I5]/41" office:value-type="float" office:value="0.00152659756097561" calcext:value-type="float">
            <text:p>0.002</text:p>
          </table:table-cell>
          <table:table-cell table:formula="of:=[.J5]/41" office:value-type="float" office:value="0.127490731707317" calcext:value-type="float">
            <text:p>0.127</text:p>
          </table:table-cell>
          <table:table-cell table:formula="of:=[.K5]/41" office:value-type="float" office:value="0.0345031707317073" calcext:value-type="float">
            <text:p>0.035</text:p>
          </table:table-cell>
          <table:table-cell table:formula="of:=[.L5]/41" office:value-type="float" office:value="0.00180034390243902" calcext:value-type="float">
            <text:p>0.002</text:p>
          </table:table-cell>
          <table:table-cell table:formula="of:=[.M5]/41" office:value-type="float" office:value="0.189579512195122" calcext:value-type="float">
            <text:p>0.190</text:p>
          </table:table-cell>
          <table:table-cell table:formula="of:=[.N5]/41" office:value-type="float" office:value="0.0099019756097561" calcext:value-type="float">
            <text:p>0.010</text:p>
          </table:table-cell>
          <table:table-cell table:formula="of:=[.O5]/41" office:value-type="float" office:value="0.0734312195121951" calcext:value-type="float">
            <text:p>0.073</text:p>
          </table:table-cell>
          <table:table-cell table:formula="of:=[.P5]/41" office:value-type="float" office:value="0.0949590243902439" calcext:value-type="float">
            <text:p>0.095</text:p>
          </table:table-cell>
          <table:table-cell table:formula="of:=[.Q5]/41" office:value-type="float" office:value="0.00413075609756098" calcext:value-type="float">
            <text:p>0.004</text:p>
          </table:table-cell>
          <table:table-cell table:formula="of:=[.R5]/41" office:value-type="float" office:value="0.0472841463414634" calcext:value-type="float">
            <text:p>0.047</text:p>
          </table:table-cell>
          <table:table-cell table:formula="of:=[.S5]/41" office:value-type="float" office:value="0.0129193902439024" calcext:value-type="float">
            <text:p>0.013</text:p>
          </table:table-cell>
          <table:table-cell table:formula="of:=[.T5]/41" office:value-type="float" office:value="0.072630487804878" calcext:value-type="float">
            <text:p>0.073</text:p>
          </table:table-cell>
          <table:table-cell table:formula="of:=[.U5]/41" office:value-type="float" office:value="0.0107771463414634" calcext:value-type="float">
            <text:p>0.011</text:p>
          </table:table-cell>
          <table:table-cell table:formula="of:=[.V5]/41" office:value-type="float" office:value="0.0624524390243902" calcext:value-type="float">
            <text:p>0.062</text:p>
          </table:table-cell>
          <table:table-cell table:formula="of:=[.W5]/41" office:value-type="float" office:value="0.0475246341463415" calcext:value-type="float">
            <text:p>0.048</text:p>
          </table:table-cell>
          <table:table-cell table:formula="of:=[.X5]/41" office:value-type="float" office:value="0.00494407317073171" calcext:value-type="float">
            <text:p>0.005</text:p>
          </table:table-cell>
          <table:table-cell table:formula="of:=[.Y5]/41" office:value-type="float" office:value="0.0323368292682927" calcext:value-type="float">
            <text:p>0.032</text:p>
          </table:table-cell>
          <table:table-cell table:formula="of:=[.Z5]/41" office:value-type="float" office:value="0.115701951219512" calcext:value-type="float">
            <text:p>0.116</text:p>
          </table:table-cell>
          <table:table-cell table:formula="of:=[.AA5]/41" office:value-type="float" office:value="0.115701951219512" calcext:value-type="float">
            <text:p>0.116</text:p>
          </table:table-cell>
          <table:table-cell table:formula="of:=[.AB5]/41" office:value-type="float" office:value="0" calcext:value-type="float">
            <text:p>0.000</text:p>
          </table:table-cell>
          <table:table-cell table:formula="of:=[.AC5]/41" office:value-type="float" office:value="0" calcext:value-type="float">
            <text:p>0.000</text:p>
          </table:table-cell>
          <table:table-cell table:number-columns-repeated="28"/>
        </table:table-row>
        <table:table-row table:style-name="ro1">
          <table:table-cell table:style-name="ce27" office:value-type="float" office:value="3" calcext:value-type="float">
            <text:p>3</text:p>
          </table:table-cell>
          <table:table-cell table:formula="of:=[.B6]/41" office:value-type="float" office:value="0.062130243902439" calcext:value-type="float">
            <text:p>0.062</text:p>
          </table:table-cell>
          <table:table-cell table:formula="of:=[.C6]/41" office:value-type="float" office:value="0.123810731707317" calcext:value-type="float">
            <text:p>0.124</text:p>
          </table:table-cell>
          <table:table-cell table:formula="of:=[.D6]/41" office:value-type="float" office:value="0.114011951219512" calcext:value-type="float">
            <text:p>0.114</text:p>
          </table:table-cell>
          <table:table-cell table:formula="of:=[.E6]/41" office:value-type="float" office:value="0" calcext:value-type="float">
            <text:p>0.000</text:p>
          </table:table-cell>
          <table:table-cell table:formula="of:=[.F6]/41" office:value-type="float" office:value="0.410619512195122" calcext:value-type="float">
            <text:p>0.411</text:p>
          </table:table-cell>
          <table:table-cell table:formula="of:=[.G6]/41" office:value-type="float" office:value="0.0432151219512195" calcext:value-type="float">
            <text:p>0.043</text:p>
          </table:table-cell>
          <table:table-cell table:formula="of:=[.H6]/41" office:value-type="float" office:value="0.0727631707317073" calcext:value-type="float">
            <text:p>0.073</text:p>
          </table:table-cell>
          <table:table-cell table:formula="of:=[.I6]/41" office:value-type="float" office:value="0.114043414634146" calcext:value-type="float">
            <text:p>0.114</text:p>
          </table:table-cell>
          <table:table-cell table:formula="of:=[.J6]/41" office:value-type="float" office:value="0.016261" calcext:value-type="float">
            <text:p>0.016</text:p>
          </table:table-cell>
          <table:table-cell table:formula="of:=[.K6]/41" office:value-type="float" office:value="0.0795090243902439" calcext:value-type="float">
            <text:p>0.080</text:p>
          </table:table-cell>
          <table:table-cell table:formula="of:=[.L6]/41" office:value-type="float" office:value="0.113161707317073" calcext:value-type="float">
            <text:p>0.113</text:p>
          </table:table-cell>
          <table:table-cell table:formula="of:=[.M6]/41" office:value-type="float" office:value="0.13116" calcext:value-type="float">
            <text:p>0.131</text:p>
          </table:table-cell>
          <table:table-cell table:formula="of:=[.N6]/41" office:value-type="float" office:value="0.105226829268293" calcext:value-type="float">
            <text:p>0.105</text:p>
          </table:table-cell>
          <table:table-cell table:formula="of:=[.O6]/41" office:value-type="float" office:value="0.106510975609756" calcext:value-type="float">
            <text:p>0.107</text:p>
          </table:table-cell>
          <table:table-cell table:formula="of:=[.P6]/41" office:value-type="float" office:value="0.0191978048780488" calcext:value-type="float">
            <text:p>0.019</text:p>
          </table:table-cell>
          <table:table-cell table:formula="of:=[.Q6]/41" office:value-type="float" office:value="0.110024390243902" calcext:value-type="float">
            <text:p>0.110</text:p>
          </table:table-cell>
          <table:table-cell table:formula="of:=[.R6]/41" office:value-type="float" office:value="0.0899324390243902" calcext:value-type="float">
            <text:p>0.090</text:p>
          </table:table-cell>
          <table:table-cell table:formula="of:=[.S6]/41" office:value-type="float" office:value="0.10592756097561" calcext:value-type="float">
            <text:p>0.106</text:p>
          </table:table-cell>
          <table:table-cell table:formula="of:=[.T6]/41" office:value-type="float" office:value="0.0474087804878049" calcext:value-type="float">
            <text:p>0.047</text:p>
          </table:table-cell>
          <table:table-cell table:formula="of:=[.U6]/41" office:value-type="float" office:value="0.104193414634146" calcext:value-type="float">
            <text:p>0.104</text:p>
          </table:table-cell>
          <table:table-cell table:formula="of:=[.V6]/41" office:value-type="float" office:value="0.12212487804878" calcext:value-type="float">
            <text:p>0.122</text:p>
          </table:table-cell>
          <table:table-cell table:formula="of:=[.W6]/41" office:value-type="float" office:value="0.0833439024390244" calcext:value-type="float">
            <text:p>0.083</text:p>
          </table:table-cell>
          <table:table-cell table:formula="of:=[.X6]/41" office:value-type="float" office:value="0.109310487804878" calcext:value-type="float">
            <text:p>0.109</text:p>
          </table:table-cell>
          <table:table-cell table:formula="of:=[.Y6]/41" office:value-type="float" office:value="0.0956619512195122" calcext:value-type="float">
            <text:p>0.096</text:p>
          </table:table-cell>
          <table:table-cell table:formula="of:=[.Z6]/41" office:value-type="float" office:value="0.0874765853658537" calcext:value-type="float">
            <text:p>0.087</text:p>
          </table:table-cell>
          <table:table-cell table:formula="of:=[.AA6]/41" office:value-type="float" office:value="0.0874765853658537" calcext:value-type="float">
            <text:p>0.087</text:p>
          </table:table-cell>
          <table:table-cell table:formula="of:=[.AB6]/41" office:value-type="float" office:value="0" calcext:value-type="float">
            <text:p>0.000</text:p>
          </table:table-cell>
          <table:table-cell table:formula="of:=[.AC6]/41" office:value-type="float" office:value="0" calcext:value-type="float">
            <text:p>0.000</text:p>
          </table:table-cell>
          <table:table-cell table:number-columns-repeated="28"/>
        </table:table-row>
        <table:table-row table:style-name="ro1">
          <table:table-cell table:style-name="ce27" office:value-type="float" office:value="4" calcext:value-type="float">
            <text:p>4</text:p>
          </table:table-cell>
          <table:table-cell table:formula="of:=[.B7]/41" office:value-type="float" office:value="0.458826829268293" calcext:value-type="float">
            <text:p>0.459</text:p>
          </table:table-cell>
          <table:table-cell table:formula="of:=[.C7]/41" office:value-type="float" office:value="0.496890243902439" calcext:value-type="float">
            <text:p>0.497</text:p>
          </table:table-cell>
          <table:table-cell table:formula="of:=[.D7]/41" office:value-type="float" office:value="0.478121951219512" calcext:value-type="float">
            <text:p>0.478</text:p>
          </table:table-cell>
          <table:table-cell table:formula="of:=[.E7]/41" office:value-type="float" office:value="0.410619512195122" calcext:value-type="float">
            <text:p>0.411</text:p>
          </table:table-cell>
          <table:table-cell table:formula="of:=[.F7]/41" office:value-type="float" office:value="0" calcext:value-type="float">
            <text:p>0.000</text:p>
          </table:table-cell>
          <table:table-cell table:formula="of:=[.G7]/41" office:value-type="float" office:value="0.453090243902439" calcext:value-type="float">
            <text:p>0.453</text:p>
          </table:table-cell>
          <table:table-cell table:formula="of:=[.H7]/41" office:value-type="float" office:value="0.480636585365854" calcext:value-type="float">
            <text:p>0.481</text:p>
          </table:table-cell>
          <table:table-cell table:formula="of:=[.I7]/41" office:value-type="float" office:value="0.47700243902439" calcext:value-type="float">
            <text:p>0.477</text:p>
          </table:table-cell>
          <table:table-cell table:formula="of:=[.J7]/41" office:value-type="float" office:value="0.395778048780488" calcext:value-type="float">
            <text:p>0.396</text:p>
          </table:table-cell>
          <table:table-cell table:formula="of:=[.K7]/41" office:value-type="float" office:value="0.455758536585366" calcext:value-type="float">
            <text:p>0.456</text:p>
          </table:table-cell>
          <table:table-cell table:formula="of:=[.L7]/41" office:value-type="float" office:value="0.478721951219512" calcext:value-type="float">
            <text:p>0.479</text:p>
          </table:table-cell>
          <table:table-cell table:formula="of:=[.M7]/41" office:value-type="float" office:value="0.289836585365854" calcext:value-type="float">
            <text:p>0.290</text:p>
          </table:table-cell>
          <table:table-cell table:formula="of:=[.N7]/41" office:value-type="float" office:value="0.475534146341463" calcext:value-type="float">
            <text:p>0.476</text:p>
          </table:table-cell>
          <table:table-cell table:formula="of:=[.O7]/41" office:value-type="float" office:value="0.511395121951219" calcext:value-type="float">
            <text:p>0.511</text:p>
          </table:table-cell>
          <table:table-cell table:formula="of:=[.P7]/41" office:value-type="float" office:value="0.418707317073171" calcext:value-type="float">
            <text:p>0.419</text:p>
          </table:table-cell>
          <table:table-cell table:formula="of:=[.Q7]/41" office:value-type="float" office:value="0.474668292682927" calcext:value-type="float">
            <text:p>0.475</text:p>
          </table:table-cell>
          <table:table-cell table:formula="of:=[.R7]/41" office:value-type="float" office:value="0.430839024390244" calcext:value-type="float">
            <text:p>0.431</text:p>
          </table:table-cell>
          <table:table-cell table:formula="of:=[.S7]/41" office:value-type="float" office:value="0.479790243902439" calcext:value-type="float">
            <text:p>0.480</text:p>
          </table:table-cell>
          <table:table-cell table:formula="of:=[.T7]/41" office:value-type="float" office:value="0.419370731707317" calcext:value-type="float">
            <text:p>0.419</text:p>
          </table:table-cell>
          <table:table-cell table:formula="of:=[.U7]/41" office:value-type="float" office:value="0.474753658536585" calcext:value-type="float">
            <text:p>0.475</text:p>
          </table:table-cell>
          <table:table-cell table:formula="of:=[.V7]/41" office:value-type="float" office:value="0.520439024390244" calcext:value-type="float">
            <text:p>0.520</text:p>
          </table:table-cell>
          <table:table-cell table:formula="of:=[.W7]/41" office:value-type="float" office:value="0.431117073170732" calcext:value-type="float">
            <text:p>0.431</text:p>
          </table:table-cell>
          <table:table-cell table:formula="of:=[.X7]/41" office:value-type="float" office:value="0.473860975609756" calcext:value-type="float">
            <text:p>0.474</text:p>
          </table:table-cell>
          <table:table-cell table:formula="of:=[.Y7]/41" office:value-type="float" office:value="0.445785365853659" calcext:value-type="float">
            <text:p>0.446</text:p>
          </table:table-cell>
          <table:table-cell table:formula="of:=[.Z7]/41" office:value-type="float" office:value="0.362658536585366" calcext:value-type="float">
            <text:p>0.363</text:p>
          </table:table-cell>
          <table:table-cell table:formula="of:=[.AA7]/41" office:value-type="float" office:value="0.362658536585366" calcext:value-type="float">
            <text:p>0.363</text:p>
          </table:table-cell>
          <table:table-cell table:formula="of:=[.AB7]/41" office:value-type="float" office:value="0" calcext:value-type="float">
            <text:p>0.000</text:p>
          </table:table-cell>
          <table:table-cell table:formula="of:=[.AC7]/41" office:value-type="float" office:value="0" calcext:value-type="float">
            <text:p>0.000</text:p>
          </table:table-cell>
          <table:table-cell table:number-columns-repeated="28"/>
        </table:table-row>
        <table:table-row table:style-name="ro1">
          <table:table-cell table:style-name="ce28" office:value-type="float" office:value="5" calcext:value-type="float">
            <text:p>5</text:p>
          </table:table-cell>
          <table:table-cell table:formula="of:=[.B8]/41" office:value-type="float" office:value="0.0332343902439024" calcext:value-type="float">
            <text:p>0.033</text:p>
          </table:table-cell>
          <table:table-cell table:formula="of:=[.C8]/41" office:value-type="float" office:value="0.111030487804878" calcext:value-type="float">
            <text:p>0.111</text:p>
          </table:table-cell>
          <table:table-cell table:formula="of:=[.D8]/41" office:value-type="float" office:value="0.0914331707317073" calcext:value-type="float">
            <text:p>0.091</text:p>
          </table:table-cell>
          <table:table-cell table:formula="of:=[.E8]/41" office:value-type="float" office:value="0.0432151219512195" calcext:value-type="float">
            <text:p>0.043</text:p>
          </table:table-cell>
          <table:table-cell table:formula="of:=[.F8]/41" office:value-type="float" office:value="0.453090243902439" calcext:value-type="float">
            <text:p>0.453</text:p>
          </table:table-cell>
          <table:table-cell table:formula="of:=[.G8]/41" office:value-type="float" office:value="0" calcext:value-type="float">
            <text:p>0.000</text:p>
          </table:table-cell>
          <table:table-cell table:formula="of:=[.H8]/41" office:value-type="float" office:value="0.0403151219512195" calcext:value-type="float">
            <text:p>0.040</text:p>
          </table:table-cell>
          <table:table-cell table:formula="of:=[.I8]/41" office:value-type="float" office:value="0.0920056097560976" calcext:value-type="float">
            <text:p>0.092</text:p>
          </table:table-cell>
          <table:table-cell table:formula="of:=[.J8]/41" office:value-type="float" office:value="0.0591980487804878" calcext:value-type="float">
            <text:p>0.059</text:p>
          </table:table-cell>
          <table:table-cell table:formula="of:=[.K8]/41" office:value-type="float" office:value="0.0604207317073171" calcext:value-type="float">
            <text:p>0.060</text:p>
          </table:table-cell>
          <table:table-cell table:formula="of:=[.L8]/41" office:value-type="float" office:value="0.0900741463414634" calcext:value-type="float">
            <text:p>0.090</text:p>
          </table:table-cell>
          <table:table-cell table:formula="of:=[.M8]/41" office:value-type="float" office:value="0.169889268292683" calcext:value-type="float">
            <text:p>0.170</text:p>
          </table:table-cell>
          <table:table-cell table:formula="of:=[.N8]/41" office:value-type="float" office:value="0.0815824390243902" calcext:value-type="float">
            <text:p>0.082</text:p>
          </table:table-cell>
          <table:table-cell table:formula="of:=[.O8]/41" office:value-type="float" office:value="0.0643843902439024" calcext:value-type="float">
            <text:p>0.064</text:p>
          </table:table-cell>
          <table:table-cell table:formula="of:=[.P8]/41" office:value-type="float" office:value="0.0358721951219512" calcext:value-type="float">
            <text:p>0.036</text:p>
          </table:table-cell>
          <table:table-cell table:formula="of:=[.Q8]/41" office:value-type="float" office:value="0.0881090243902439" calcext:value-type="float">
            <text:p>0.088</text:p>
          </table:table-cell>
          <table:table-cell table:formula="of:=[.R8]/41" office:value-type="float" office:value="0.0868092682926829" calcext:value-type="float">
            <text:p>0.087</text:p>
          </table:table-cell>
          <table:table-cell table:formula="of:=[.S8]/41" office:value-type="float" office:value="0.0802421951219512" calcext:value-type="float">
            <text:p>0.080</text:p>
          </table:table-cell>
          <table:table-cell table:formula="of:=[.T8]/41" office:value-type="float" office:value="0.0529956097560976" calcext:value-type="float">
            <text:p>0.053</text:p>
          </table:table-cell>
          <table:table-cell table:formula="of:=[.U8]/41" office:value-type="float" office:value="0.0806668292682927" calcext:value-type="float">
            <text:p>0.081</text:p>
          </table:table-cell>
          <table:table-cell table:formula="of:=[.V8]/41" office:value-type="float" office:value="0.0822073170731707" calcext:value-type="float">
            <text:p>0.082</text:p>
          </table:table-cell>
          <table:table-cell table:formula="of:=[.W8]/41" office:value-type="float" office:value="0.0797941463414634" calcext:value-type="float">
            <text:p>0.080</text:p>
          </table:table-cell>
          <table:table-cell table:formula="of:=[.X8]/41" office:value-type="float" office:value="0.0876134146341463" calcext:value-type="float">
            <text:p>0.088</text:p>
          </table:table-cell>
          <table:table-cell table:formula="of:=[.Y8]/41" office:value-type="float" office:value="0.0854829268292683" calcext:value-type="float">
            <text:p>0.085</text:p>
          </table:table-cell>
          <table:table-cell table:formula="of:=[.Z8]/41" office:value-type="float" office:value="0.113974390243902" calcext:value-type="float">
            <text:p>0.114</text:p>
          </table:table-cell>
          <table:table-cell table:formula="of:=[.AA8]/41" office:value-type="float" office:value="0.113974390243902" calcext:value-type="float">
            <text:p>0.114</text:p>
          </table:table-cell>
          <table:table-cell table:formula="of:=[.AB8]/41" office:value-type="float" office:value="0" calcext:value-type="float">
            <text:p>0.000</text:p>
          </table:table-cell>
          <table:table-cell table:formula="of:=[.AC8]/41" office:value-type="float" office:value="0" calcext:value-type="float">
            <text:p>0.000</text:p>
          </table:table-cell>
          <table:table-cell table:number-columns-repeated="28"/>
        </table:table-row>
        <table:table-row table:style-name="ro1">
          <table:table-cell table:style-name="ce28" office:value-type="float" office:value="6" calcext:value-type="float">
            <text:p>6</text:p>
          </table:table-cell>
          <table:table-cell table:formula="of:=[.B9]/41" office:value-type="float" office:value="0.0669539024390244" calcext:value-type="float">
            <text:p>0.067</text:p>
          </table:table-cell>
          <table:table-cell table:formula="of:=[.C9]/41" office:value-type="float" office:value="0.0761375609756098" calcext:value-type="float">
            <text:p>0.076</text:p>
          </table:table-cell>
          <table:table-cell table:formula="of:=[.D9]/41" office:value-type="float" office:value="0.120658048780488" calcext:value-type="float">
            <text:p>0.121</text:p>
          </table:table-cell>
          <table:table-cell table:formula="of:=[.E9]/41" office:value-type="float" office:value="0.0727631707317073" calcext:value-type="float">
            <text:p>0.073</text:p>
          </table:table-cell>
          <table:table-cell table:formula="of:=[.F9]/41" office:value-type="float" office:value="0.480636585365854" calcext:value-type="float">
            <text:p>0.481</text:p>
          </table:table-cell>
          <table:table-cell table:formula="of:=[.G9]/41" office:value-type="float" office:value="0.0403151219512195" calcext:value-type="float">
            <text:p>0.040</text:p>
          </table:table-cell>
          <table:table-cell table:formula="of:=[.H9]/41" office:value-type="float" office:value="0" calcext:value-type="float">
            <text:p>0.000</text:p>
          </table:table-cell>
          <table:table-cell table:formula="of:=[.I9]/41" office:value-type="float" office:value="0.121578048780488" calcext:value-type="float">
            <text:p>0.122</text:p>
          </table:table-cell>
          <table:table-cell table:formula="of:=[.J9]/41" office:value-type="float" office:value="0.0857407317073171" calcext:value-type="float">
            <text:p>0.086</text:p>
          </table:table-cell>
          <table:table-cell table:formula="of:=[.K9]/41" office:value-type="float" office:value="0.0949146341463415" calcext:value-type="float">
            <text:p>0.095</text:p>
          </table:table-cell>
          <table:table-cell table:formula="of:=[.L9]/41" office:value-type="float" office:value="0.119034634146341" calcext:value-type="float">
            <text:p>0.119</text:p>
          </table:table-cell>
          <table:table-cell table:formula="of:=[.M9]/41" office:value-type="float" office:value="0.203896097560976" calcext:value-type="float">
            <text:p>0.204</text:p>
          </table:table-cell>
          <table:table-cell table:formula="of:=[.N9]/41" office:value-type="float" office:value="0.110909512195122" calcext:value-type="float">
            <text:p>0.111</text:p>
          </table:table-cell>
          <table:table-cell table:formula="of:=[.O9]/41" office:value-type="float" office:value="0.0668685365853659" calcext:value-type="float">
            <text:p>0.067</text:p>
          </table:table-cell>
          <table:table-cell table:formula="of:=[.P9]/41" office:value-type="float" office:value="0.0730929268292683" calcext:value-type="float">
            <text:p>0.073</text:p>
          </table:table-cell>
          <table:table-cell table:formula="of:=[.Q9]/41" office:value-type="float" office:value="0.11809243902439" calcext:value-type="float">
            <text:p>0.118</text:p>
          </table:table-cell>
          <table:table-cell table:formula="of:=[.R9]/41" office:value-type="float" office:value="0.125276585365854" calcext:value-type="float">
            <text:p>0.125</text:p>
          </table:table-cell>
          <table:table-cell table:formula="of:=[.S9]/41" office:value-type="float" office:value="0.108091707317073" calcext:value-type="float">
            <text:p>0.108</text:p>
          </table:table-cell>
          <table:table-cell table:formula="of:=[.T9]/41" office:value-type="float" office:value="0.0933080487804878" calcext:value-type="float">
            <text:p>0.093</text:p>
          </table:table-cell>
          <table:table-cell table:formula="of:=[.U9]/41" office:value-type="float" office:value="0.110173658536585" calcext:value-type="float">
            <text:p>0.110</text:p>
          </table:table-cell>
          <table:table-cell table:formula="of:=[.V9]/41" office:value-type="float" office:value="0.0893887804878049" calcext:value-type="float">
            <text:p>0.089</text:p>
          </table:table-cell>
          <table:table-cell table:formula="of:=[.W9]/41" office:value-type="float" office:value="0.118423170731707" calcext:value-type="float">
            <text:p>0.118</text:p>
          </table:table-cell>
          <table:table-cell table:formula="of:=[.X9]/41" office:value-type="float" office:value="0.117792195121951" calcext:value-type="float">
            <text:p>0.118</text:p>
          </table:table-cell>
          <table:table-cell table:formula="of:=[.Y9]/41" office:value-type="float" office:value="0.121834878048781" calcext:value-type="float">
            <text:p>0.122</text:p>
          </table:table-cell>
          <table:table-cell table:formula="of:=[.Z9]/41" office:value-type="float" office:value="0.153149512195122" calcext:value-type="float">
            <text:p>0.153</text:p>
          </table:table-cell>
          <table:table-cell table:formula="of:=[.AA9]/41" office:value-type="float" office:value="0.153149512195122" calcext:value-type="float">
            <text:p>0.153</text:p>
          </table:table-cell>
          <table:table-cell table:formula="of:=[.AB9]/41" office:value-type="float" office:value="0" calcext:value-type="float">
            <text:p>0.000</text:p>
          </table:table-cell>
          <table:table-cell table:formula="of:=[.AC9]/41" office:value-type="float" office:value="0" calcext:value-type="float">
            <text:p>0.000</text:p>
          </table:table-cell>
          <table:table-cell table:number-columns-repeated="28"/>
        </table:table-row>
        <table:table-row table:style-name="ro1">
          <table:table-cell table:style-name="ce28" office:value-type="float" office:value="7" calcext:value-type="float">
            <text:p>7</text:p>
          </table:table-cell>
          <table:table-cell table:formula="of:=[.B10]/41" office:value-type="float" office:value="0.0587924390243902" calcext:value-type="float">
            <text:p>0.059</text:p>
          </table:table-cell>
          <table:table-cell table:formula="of:=[.C10]/41" office:value-type="float" office:value="0.19770756097561" calcext:value-type="float">
            <text:p>0.198</text:p>
          </table:table-cell>
          <table:table-cell table:formula="of:=[.D10]/41" office:value-type="float" office:value="0.00152659756097561" calcext:value-type="float">
            <text:p>0.002</text:p>
          </table:table-cell>
          <table:table-cell table:formula="of:=[.E10]/41" office:value-type="float" office:value="0.114043414634146" calcext:value-type="float">
            <text:p>0.114</text:p>
          </table:table-cell>
          <table:table-cell table:formula="of:=[.F10]/41" office:value-type="float" office:value="0.47700243902439" calcext:value-type="float">
            <text:p>0.477</text:p>
          </table:table-cell>
          <table:table-cell table:formula="of:=[.G10]/41" office:value-type="float" office:value="0.0920056097560976" calcext:value-type="float">
            <text:p>0.092</text:p>
          </table:table-cell>
          <table:table-cell table:formula="of:=[.H10]/41" office:value-type="float" office:value="0.121578048780488" calcext:value-type="float">
            <text:p>0.122</text:p>
          </table:table-cell>
          <table:table-cell table:formula="of:=[.I10]/41" office:value-type="float" office:value="0" calcext:value-type="float">
            <text:p>0.000</text:p>
          </table:table-cell>
          <table:table-cell table:formula="of:=[.J10]/41" office:value-type="float" office:value="0.127405853658537" calcext:value-type="float">
            <text:p>0.127</text:p>
          </table:table-cell>
          <table:table-cell table:formula="of:=[.K10]/41" office:value-type="float" office:value="0.0345587804878049" calcext:value-type="float">
            <text:p>0.035</text:p>
          </table:table-cell>
          <table:table-cell table:formula="of:=[.L10]/41" office:value-type="float" office:value="0.00323021951219512" calcext:value-type="float">
            <text:p>0.003</text:p>
          </table:table-cell>
          <table:table-cell table:formula="of:=[.M10]/41" office:value-type="float" office:value="0.188561951219512" calcext:value-type="float">
            <text:p>0.189</text:p>
          </table:table-cell>
          <table:table-cell table:formula="of:=[.N10]/41" office:value-type="float" office:value="0.0106840487804878" calcext:value-type="float">
            <text:p>0.011</text:p>
          </table:table-cell>
          <table:table-cell table:formula="of:=[.O10]/41" office:value-type="float" office:value="0.0748275609756098" calcext:value-type="float">
            <text:p>0.075</text:p>
          </table:table-cell>
          <table:table-cell table:formula="of:=[.P10]/41" office:value-type="float" office:value="0.0949578048780488" calcext:value-type="float">
            <text:p>0.095</text:p>
          </table:table-cell>
          <table:table-cell table:formula="of:=[.Q10]/41" office:value-type="float" office:value="0.00404104878048781" calcext:value-type="float">
            <text:p>0.004</text:p>
          </table:table-cell>
          <table:table-cell table:formula="of:=[.R10]/41" office:value-type="float" office:value="0.0461665853658537" calcext:value-type="float">
            <text:p>0.046</text:p>
          </table:table-cell>
          <table:table-cell table:formula="of:=[.S10]/41" office:value-type="float" office:value="0.0141146585365854" calcext:value-type="float">
            <text:p>0.014</text:p>
          </table:table-cell>
          <table:table-cell table:formula="of:=[.T10]/41" office:value-type="float" office:value="0.0722812195121951" calcext:value-type="float">
            <text:p>0.072</text:p>
          </table:table-cell>
          <table:table-cell table:formula="of:=[.U10]/41" office:value-type="float" office:value="0.0114829756097561" calcext:value-type="float">
            <text:p>0.011</text:p>
          </table:table-cell>
          <table:table-cell table:formula="of:=[.V10]/41" office:value-type="float" office:value="0.0639673170731707" calcext:value-type="float">
            <text:p>0.064</text:p>
          </table:table-cell>
          <table:table-cell table:formula="of:=[.W10]/41" office:value-type="float" office:value="0.0465763414634146" calcext:value-type="float">
            <text:p>0.047</text:p>
          </table:table-cell>
          <table:table-cell table:formula="of:=[.X10]/41" office:value-type="float" office:value="0.00473307317073171" calcext:value-type="float">
            <text:p>0.005</text:p>
          </table:table-cell>
          <table:table-cell table:formula="of:=[.Y10]/41" office:value-type="float" office:value="0.0312256097560976" calcext:value-type="float">
            <text:p>0.031</text:p>
          </table:table-cell>
          <table:table-cell table:formula="of:=[.Z10]/41" office:value-type="float" office:value="0.114647317073171" calcext:value-type="float">
            <text:p>0.115</text:p>
          </table:table-cell>
          <table:table-cell table:formula="of:=[.AA10]/41" office:value-type="float" office:value="0.114647317073171" calcext:value-type="float">
            <text:p>0.115</text:p>
          </table:table-cell>
          <table:table-cell table:formula="of:=[.AB10]/41" office:value-type="float" office:value="0" calcext:value-type="float">
            <text:p>0.000</text:p>
          </table:table-cell>
          <table:table-cell table:formula="of:=[.AC10]/41" office:value-type="float" office:value="0" calcext:value-type="float">
            <text:p>0.000</text:p>
          </table:table-cell>
          <table:table-cell table:number-columns-repeated="28"/>
        </table:table-row>
        <table:table-row table:style-name="ro1">
          <table:table-cell table:style-name="ce28" office:value-type="float" office:value="8" calcext:value-type="float">
            <text:p>8</text:p>
          </table:table-cell>
          <table:table-cell table:formula="of:=[.B11]/41" office:value-type="float" office:value="0.0777485365853658" calcext:value-type="float">
            <text:p>0.078</text:p>
          </table:table-cell>
          <table:table-cell table:formula="of:=[.C11]/41" office:value-type="float" office:value="0.128879512195122" calcext:value-type="float">
            <text:p>0.129</text:p>
          </table:table-cell>
          <table:table-cell table:formula="of:=[.D11]/41" office:value-type="float" office:value="0.127490731707317" calcext:value-type="float">
            <text:p>0.127</text:p>
          </table:table-cell>
          <table:table-cell table:formula="of:=[.E11]/41" office:value-type="float" office:value="0.016261" calcext:value-type="float">
            <text:p>0.016</text:p>
          </table:table-cell>
          <table:table-cell table:formula="of:=[.F11]/41" office:value-type="float" office:value="0.395778048780488" calcext:value-type="float">
            <text:p>0.396</text:p>
          </table:table-cell>
          <table:table-cell table:formula="of:=[.G11]/41" office:value-type="float" office:value="0.0591980487804878" calcext:value-type="float">
            <text:p>0.059</text:p>
          </table:table-cell>
          <table:table-cell table:formula="of:=[.H11]/41" office:value-type="float" office:value="0.0857407317073171" calcext:value-type="float">
            <text:p>0.086</text:p>
          </table:table-cell>
          <table:table-cell table:formula="of:=[.I11]/41" office:value-type="float" office:value="0.127405853658537" calcext:value-type="float">
            <text:p>0.127</text:p>
          </table:table-cell>
          <table:table-cell table:formula="of:=[.J11]/41" office:value-type="float" office:value="0" calcext:value-type="float">
            <text:p>0.000</text:p>
          </table:table-cell>
          <table:table-cell table:formula="of:=[.K11]/41" office:value-type="float" office:value="0.0931241463414634" calcext:value-type="float">
            <text:p>0.093</text:p>
          </table:table-cell>
          <table:table-cell table:formula="of:=[.L11]/41" office:value-type="float" office:value="0.126761707317073" calcext:value-type="float">
            <text:p>0.127</text:p>
          </table:table-cell>
          <table:table-cell table:formula="of:=[.M11]/41" office:value-type="float" office:value="0.119718536585366" calcext:value-type="float">
            <text:p>0.120</text:p>
          </table:table-cell>
          <table:table-cell table:formula="of:=[.N11]/41" office:value-type="float" office:value="0.119077073170732" calcext:value-type="float">
            <text:p>0.119</text:p>
          </table:table-cell>
          <table:table-cell table:formula="of:=[.O11]/41" office:value-type="float" office:value="0.122758780487805" calcext:value-type="float">
            <text:p>0.123</text:p>
          </table:table-cell>
          <table:table-cell table:formula="of:=[.P11]/41" office:value-type="float" office:value="0.0330473170731707" calcext:value-type="float">
            <text:p>0.033</text:p>
          </table:table-cell>
          <table:table-cell table:formula="of:=[.Q11]/41" office:value-type="float" office:value="0.123431707317073" calcext:value-type="float">
            <text:p>0.123</text:p>
          </table:table-cell>
          <table:table-cell table:formula="of:=[.R11]/41" office:value-type="float" office:value="0.0991978048780488" calcext:value-type="float">
            <text:p>0.099</text:p>
          </table:table-cell>
          <table:table-cell table:formula="of:=[.S11]/41" office:value-type="float" office:value="0.120160731707317" calcext:value-type="float">
            <text:p>0.120</text:p>
          </table:table-cell>
          <table:table-cell table:formula="of:=[.T11]/41" office:value-type="float" office:value="0.0575065853658537" calcext:value-type="float">
            <text:p>0.058</text:p>
          </table:table-cell>
          <table:table-cell table:formula="of:=[.U11]/41" office:value-type="float" office:value="0.118039024390244" calcext:value-type="float">
            <text:p>0.118</text:p>
          </table:table-cell>
          <table:table-cell table:formula="of:=[.V11]/41" office:value-type="float" office:value="0.138311951219512" calcext:value-type="float">
            <text:p>0.138</text:p>
          </table:table-cell>
          <table:table-cell table:formula="of:=[.W11]/41" office:value-type="float" office:value="0.0930534146341464" calcext:value-type="float">
            <text:p>0.093</text:p>
          </table:table-cell>
          <table:table-cell table:formula="of:=[.X11]/41" office:value-type="float" office:value="0.122684634146341" calcext:value-type="float">
            <text:p>0.123</text:p>
          </table:table-cell>
          <table:table-cell table:formula="of:=[.Y11]/41" office:value-type="float" office:value="0.106669756097561" calcext:value-type="float">
            <text:p>0.107</text:p>
          </table:table-cell>
          <table:table-cell table:formula="of:=[.Z11]/41" office:value-type="float" office:value="0.084770243902439" calcext:value-type="float">
            <text:p>0.085</text:p>
          </table:table-cell>
          <table:table-cell table:formula="of:=[.AA11]/41" office:value-type="float" office:value="0.084770243902439" calcext:value-type="float">
            <text:p>0.085</text:p>
          </table:table-cell>
          <table:table-cell table:formula="of:=[.AB11]/41" office:value-type="float" office:value="0" calcext:value-type="float">
            <text:p>0.000</text:p>
          </table:table-cell>
          <table:table-cell table:formula="of:=[.AC11]/41" office:value-type="float" office:value="0" calcext:value-type="float">
            <text:p>0.000</text:p>
          </table:table-cell>
          <table:table-cell table:number-columns-repeated="28"/>
        </table:table-row>
        <table:table-row table:style-name="ro1">
          <table:table-cell table:style-name="ce28" office:value-type="float" office:value="9" calcext:value-type="float">
            <text:p>9</text:p>
          </table:table-cell>
          <table:table-cell table:formula="of:=[.B12]/41" office:value-type="float" office:value="0.0281121951219512" calcext:value-type="float">
            <text:p>0.028</text:p>
          </table:table-cell>
          <table:table-cell table:formula="of:=[.C12]/41" office:value-type="float" office:value="0.169997073170732" calcext:value-type="float">
            <text:p>0.170</text:p>
          </table:table-cell>
          <table:table-cell table:formula="of:=[.D12]/41" office:value-type="float" office:value="0.0345031707317073" calcext:value-type="float">
            <text:p>0.035</text:p>
          </table:table-cell>
          <table:table-cell table:formula="of:=[.E12]/41" office:value-type="float" office:value="0.0795090243902439" calcext:value-type="float">
            <text:p>0.080</text:p>
          </table:table-cell>
          <table:table-cell table:formula="of:=[.F12]/41" office:value-type="float" office:value="0.455758536585366" calcext:value-type="float">
            <text:p>0.456</text:p>
          </table:table-cell>
          <table:table-cell table:formula="of:=[.G12]/41" office:value-type="float" office:value="0.0604207317073171" calcext:value-type="float">
            <text:p>0.060</text:p>
          </table:table-cell>
          <table:table-cell table:formula="of:=[.H12]/41" office:value-type="float" office:value="0.0949146341463415" calcext:value-type="float">
            <text:p>0.095</text:p>
          </table:table-cell>
          <table:table-cell table:formula="of:=[.I12]/41" office:value-type="float" office:value="0.0345587804878049" calcext:value-type="float">
            <text:p>0.035</text:p>
          </table:table-cell>
          <table:table-cell table:formula="of:=[.J12]/41" office:value-type="float" office:value="0.0931241463414634" calcext:value-type="float">
            <text:p>0.093</text:p>
          </table:table-cell>
          <table:table-cell table:formula="of:=[.K12]/41" office:value-type="float" office:value="0" calcext:value-type="float">
            <text:p>0.000</text:p>
          </table:table-cell>
          <table:table-cell table:formula="of:=[.L12]/41" office:value-type="float" office:value="0.0336778048780488" calcext:value-type="float">
            <text:p>0.034</text:p>
          </table:table-cell>
          <table:table-cell table:formula="of:=[.M12]/41" office:value-type="float" office:value="0.165926341463415" calcext:value-type="float">
            <text:p>0.166</text:p>
          </table:table-cell>
          <table:table-cell table:formula="of:=[.N12]/41" office:value-type="float" office:value="0.0259960975609756" calcext:value-type="float">
            <text:p>0.026</text:p>
          </table:table-cell>
          <table:table-cell table:formula="of:=[.O12]/41" office:value-type="float" office:value="0.0666907317073171" calcext:value-type="float">
            <text:p>0.067</text:p>
          </table:table-cell>
          <table:table-cell table:formula="of:=[.P12]/41" office:value-type="float" office:value="0.0604704878048781" calcext:value-type="float">
            <text:p>0.060</text:p>
          </table:table-cell>
          <table:table-cell table:formula="of:=[.Q12]/41" office:value-type="float" office:value="0.0305292682926829" calcext:value-type="float">
            <text:p>0.031</text:p>
          </table:table-cell>
          <table:table-cell table:formula="of:=[.R12]/41" office:value-type="float" office:value="0.0355646341463415" calcext:value-type="float">
            <text:p>0.036</text:p>
          </table:table-cell>
          <table:table-cell table:formula="of:=[.S12]/41" office:value-type="float" office:value="0.027719756097561" calcext:value-type="float">
            <text:p>0.028</text:p>
          </table:table-cell>
          <table:table-cell table:formula="of:=[.T12]/41" office:value-type="float" office:value="0.0402041463414634" calcext:value-type="float">
            <text:p>0.040</text:p>
          </table:table-cell>
          <table:table-cell table:formula="of:=[.U12]/41" office:value-type="float" office:value="0.0249585365853659" calcext:value-type="float">
            <text:p>0.025</text:p>
          </table:table-cell>
          <table:table-cell table:formula="of:=[.V12]/41" office:value-type="float" office:value="0.0669909756097561" calcext:value-type="float">
            <text:p>0.067</text:p>
          </table:table-cell>
          <table:table-cell table:formula="of:=[.W12]/41" office:value-type="float" office:value="0.0305787804878049" calcext:value-type="float">
            <text:p>0.031</text:p>
          </table:table-cell>
          <table:table-cell table:formula="of:=[.X12]/41" office:value-type="float" office:value="0.029829756097561" calcext:value-type="float">
            <text:p>0.030</text:p>
          </table:table-cell>
          <table:table-cell table:formula="of:=[.Y12]/41" office:value-type="float" office:value="0.0275" calcext:value-type="float">
            <text:p>0.028</text:p>
          </table:table-cell>
          <table:table-cell table:formula="of:=[.Z12]/41" office:value-type="float" office:value="0.094399512195122" calcext:value-type="float">
            <text:p>0.094</text:p>
          </table:table-cell>
          <table:table-cell table:formula="of:=[.AA12]/41" office:value-type="float" office:value="0.094399512195122" calcext:value-type="float">
            <text:p>0.094</text:p>
          </table:table-cell>
          <table:table-cell table:formula="of:=[.AB12]/41" office:value-type="float" office:value="0" calcext:value-type="float">
            <text:p>0.000</text:p>
          </table:table-cell>
          <table:table-cell table:formula="of:=[.AC12]/41" office:value-type="float" office:value="0" calcext:value-type="float">
            <text:p>0.000</text:p>
          </table:table-cell>
          <table:table-cell table:number-columns-repeated="2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3]/41" office:value-type="float" office:value="0.0569251219512195" calcext:value-type="float">
            <text:p>0.057</text:p>
          </table:table-cell>
          <table:table-cell table:formula="of:=[.C13]/41" office:value-type="float" office:value="0.195172195121951" calcext:value-type="float">
            <text:p>0.195</text:p>
          </table:table-cell>
          <table:table-cell table:formula="of:=[.D13]/41" office:value-type="float" office:value="0.00180034390243902" calcext:value-type="float">
            <text:p>0.002</text:p>
          </table:table-cell>
          <table:table-cell table:formula="of:=[.E13]/41" office:value-type="float" office:value="0.113161707317073" calcext:value-type="float">
            <text:p>0.113</text:p>
          </table:table-cell>
          <table:table-cell table:formula="of:=[.F13]/41" office:value-type="float" office:value="0.478721951219512" calcext:value-type="float">
            <text:p>0.479</text:p>
          </table:table-cell>
          <table:table-cell table:formula="of:=[.G13]/41" office:value-type="float" office:value="0.0900741463414634" calcext:value-type="float">
            <text:p>0.090</text:p>
          </table:table-cell>
          <table:table-cell table:formula="of:=[.H13]/41" office:value-type="float" office:value="0.119034634146341" calcext:value-type="float">
            <text:p>0.119</text:p>
          </table:table-cell>
          <table:table-cell table:formula="of:=[.I13]/41" office:value-type="float" office:value="0.00323021951219512" calcext:value-type="float">
            <text:p>0.003</text:p>
          </table:table-cell>
          <table:table-cell table:formula="of:=[.J13]/41" office:value-type="float" office:value="0.126761707317073" calcext:value-type="float">
            <text:p>0.127</text:p>
          </table:table-cell>
          <table:table-cell table:formula="of:=[.K13]/41" office:value-type="float" office:value="0.0336778048780488" calcext:value-type="float">
            <text:p>0.034</text:p>
          </table:table-cell>
          <table:table-cell table:formula="of:=[.L13]/41" office:value-type="float" office:value="0" calcext:value-type="float">
            <text:p>0.000</text:p>
          </table:table-cell>
          <table:table-cell table:formula="of:=[.M13]/41" office:value-type="float" office:value="0.190028536585366" calcext:value-type="float">
            <text:p>0.190</text:p>
          </table:table-cell>
          <table:table-cell table:formula="of:=[.N13]/41" office:value-type="float" office:value="0.00849256097560976" calcext:value-type="float">
            <text:p>0.008</text:p>
          </table:table-cell>
          <table:table-cell table:formula="of:=[.O13]/41" office:value-type="float" office:value="0.0716348780487805" calcext:value-type="float">
            <text:p>0.072</text:p>
          </table:table-cell>
          <table:table-cell table:formula="of:=[.P13]/41" office:value-type="float" office:value="0.0941470731707317" calcext:value-type="float">
            <text:p>0.094</text:p>
          </table:table-cell>
          <table:table-cell table:formula="of:=[.Q13]/41" office:value-type="float" office:value="0.00409536585365854" calcext:value-type="float">
            <text:p>0.004</text:p>
          </table:table-cell>
          <table:table-cell table:formula="of:=[.R13]/41" office:value-type="float" office:value="0.0479268292682927" calcext:value-type="float">
            <text:p>0.048</text:p>
          </table:table-cell>
          <table:table-cell table:formula="of:=[.S13]/41" office:value-type="float" office:value="0.0111703658536585" calcext:value-type="float">
            <text:p>0.011</text:p>
          </table:table-cell>
          <table:table-cell table:formula="of:=[.T13]/41" office:value-type="float" office:value="0.0722168292682927" calcext:value-type="float">
            <text:p>0.072</text:p>
          </table:table-cell>
          <table:table-cell table:formula="of:=[.U13]/41" office:value-type="float" office:value="0.00942848780487805" calcext:value-type="float">
            <text:p>0.009</text:p>
          </table:table-cell>
          <table:table-cell table:formula="of:=[.V13]/41" office:value-type="float" office:value="0.060770243902439" calcext:value-type="float">
            <text:p>0.061</text:p>
          </table:table-cell>
          <table:table-cell table:formula="of:=[.W13]/41" office:value-type="float" office:value="0.0479109756097561" calcext:value-type="float">
            <text:p>0.048</text:p>
          </table:table-cell>
          <table:table-cell table:formula="of:=[.X13]/41" office:value-type="float" office:value="0.00492958536585366" calcext:value-type="float">
            <text:p>0.005</text:p>
          </table:table-cell>
          <table:table-cell table:formula="of:=[.Y13]/41" office:value-type="float" office:value="0.0329912195121951" calcext:value-type="float">
            <text:p>0.033</text:p>
          </table:table-cell>
          <table:table-cell table:formula="of:=[.Z13]/41" office:value-type="float" office:value="0.116216097560976" calcext:value-type="float">
            <text:p>0.116</text:p>
          </table:table-cell>
          <table:table-cell table:formula="of:=[.AA13]/41" office:value-type="float" office:value="0.116216097560976" calcext:value-type="float">
            <text:p>0.116</text:p>
          </table:table-cell>
          <table:table-cell table:formula="of:=[.AB13]/41" office:value-type="float" office:value="0" calcext:value-type="float">
            <text:p>0.000</text:p>
          </table:table-cell>
          <table:table-cell table:formula="of:=[.AC13]/41" office:value-type="float" office:value="0" calcext:value-type="float">
            <text:p>0.000</text:p>
          </table:table-cell>
          <table:table-cell table:number-columns-repeated="2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4]/41" office:value-type="float" office:value="0.17031" calcext:value-type="float">
            <text:p>0.170</text:p>
          </table:table-cell>
          <table:table-cell table:formula="of:=[.C14]/41" office:value-type="float" office:value="0.244682926829268" calcext:value-type="float">
            <text:p>0.245</text:p>
          </table:table-cell>
          <table:table-cell table:formula="of:=[.D14]/41" office:value-type="float" office:value="0.189579512195122" calcext:value-type="float">
            <text:p>0.190</text:p>
          </table:table-cell>
          <table:table-cell table:formula="of:=[.E14]/41" office:value-type="float" office:value="0.13116" calcext:value-type="float">
            <text:p>0.131</text:p>
          </table:table-cell>
          <table:table-cell table:formula="of:=[.F14]/41" office:value-type="float" office:value="0.289836585365854" calcext:value-type="float">
            <text:p>0.290</text:p>
          </table:table-cell>
          <table:table-cell table:formula="of:=[.G14]/41" office:value-type="float" office:value="0.169889268292683" calcext:value-type="float">
            <text:p>0.170</text:p>
          </table:table-cell>
          <table:table-cell table:formula="of:=[.H14]/41" office:value-type="float" office:value="0.203896097560976" calcext:value-type="float">
            <text:p>0.204</text:p>
          </table:table-cell>
          <table:table-cell table:formula="of:=[.I14]/41" office:value-type="float" office:value="0.188561951219512" calcext:value-type="float">
            <text:p>0.189</text:p>
          </table:table-cell>
          <table:table-cell table:formula="of:=[.J14]/41" office:value-type="float" office:value="0.119718536585366" calcext:value-type="float">
            <text:p>0.120</text:p>
          </table:table-cell>
          <table:table-cell table:formula="of:=[.K14]/41" office:value-type="float" office:value="0.165926341463415" calcext:value-type="float">
            <text:p>0.166</text:p>
          </table:table-cell>
          <table:table-cell table:formula="of:=[.L14]/41" office:value-type="float" office:value="0.190028536585366" calcext:value-type="float">
            <text:p>0.190</text:p>
          </table:table-cell>
          <table:table-cell table:formula="of:=[.M14]/41" office:value-type="float" office:value="0" calcext:value-type="float">
            <text:p>0.000</text:p>
          </table:table-cell>
          <table:table-cell table:formula="of:=[.N14]/41" office:value-type="float" office:value="0.186271707317073" calcext:value-type="float">
            <text:p>0.186</text:p>
          </table:table-cell>
          <table:table-cell table:formula="of:=[.O14]/41" office:value-type="float" office:value="0.223338292682927" calcext:value-type="float">
            <text:p>0.223</text:p>
          </table:table-cell>
          <table:table-cell table:formula="of:=[.P14]/41" office:value-type="float" office:value="0.134085365853659" calcext:value-type="float">
            <text:p>0.134</text:p>
          </table:table-cell>
          <table:table-cell table:formula="of:=[.Q14]/41" office:value-type="float" office:value="0.185939512195122" calcext:value-type="float">
            <text:p>0.186</text:p>
          </table:table-cell>
          <table:table-cell table:formula="of:=[.R14]/41" office:value-type="float" office:value="0.142608292682927" calcext:value-type="float">
            <text:p>0.143</text:p>
          </table:table-cell>
          <table:table-cell table:formula="of:=[.S14]/41" office:value-type="float" office:value="0.190344390243902" calcext:value-type="float">
            <text:p>0.190</text:p>
          </table:table-cell>
          <table:table-cell table:formula="of:=[.T14]/41" office:value-type="float" office:value="0.130140731707317" calcext:value-type="float">
            <text:p>0.130</text:p>
          </table:table-cell>
          <table:table-cell table:formula="of:=[.U14]/41" office:value-type="float" office:value="0.18545243902439" calcext:value-type="float">
            <text:p>0.185</text:p>
          </table:table-cell>
          <table:table-cell table:formula="of:=[.V14]/41" office:value-type="float" office:value="0.230952926829268" calcext:value-type="float">
            <text:p>0.231</text:p>
          </table:table-cell>
          <table:table-cell table:formula="of:=[.W14]/41" office:value-type="float" office:value="0.142132926829268" calcext:value-type="float">
            <text:p>0.142</text:p>
          </table:table-cell>
          <table:table-cell table:formula="of:=[.X14]/41" office:value-type="float" office:value="0.185115609756098" calcext:value-type="float">
            <text:p>0.185</text:p>
          </table:table-cell>
          <table:table-cell table:formula="of:=[.Y14]/41" office:value-type="float" office:value="0.157432682926829" calcext:value-type="float">
            <text:p>0.157</text:p>
          </table:table-cell>
          <table:table-cell table:formula="of:=[.Z14]/41" office:value-type="float" office:value="0.0740573170731707" calcext:value-type="float">
            <text:p>0.074</text:p>
          </table:table-cell>
          <table:table-cell table:formula="of:=[.AA14]/41" office:value-type="float" office:value="0.0740573170731707" calcext:value-type="float">
            <text:p>0.074</text:p>
          </table:table-cell>
          <table:table-cell table:formula="of:=[.AB14]/41" office:value-type="float" office:value="0" calcext:value-type="float">
            <text:p>0.000</text:p>
          </table:table-cell>
          <table:table-cell table:formula="of:=[.AC14]/41" office:value-type="float" office:value="0" calcext:value-type="float">
            <text:p>0.000</text:p>
          </table:table-cell>
          <table:table-cell table:number-columns-repeated="2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5]/41" office:value-type="float" office:value="0.0484346341463415" calcext:value-type="float">
            <text:p>0.048</text:p>
          </table:table-cell>
          <table:table-cell table:formula="of:=[.C15]/41" office:value-type="float" office:value="0.187034634146341" calcext:value-type="float">
            <text:p>0.187</text:p>
          </table:table-cell>
          <table:table-cell table:formula="of:=[.D15]/41" office:value-type="float" office:value="0.0099019756097561" calcext:value-type="float">
            <text:p>0.010</text:p>
          </table:table-cell>
          <table:table-cell table:formula="of:=[.E15]/41" office:value-type="float" office:value="0.105226829268293" calcext:value-type="float">
            <text:p>0.105</text:p>
          </table:table-cell>
          <table:table-cell table:formula="of:=[.F15]/41" office:value-type="float" office:value="0.475534146341463" calcext:value-type="float">
            <text:p>0.476</text:p>
          </table:table-cell>
          <table:table-cell table:formula="of:=[.G15]/41" office:value-type="float" office:value="0.0815824390243902" calcext:value-type="float">
            <text:p>0.082</text:p>
          </table:table-cell>
          <table:table-cell table:formula="of:=[.H15]/41" office:value-type="float" office:value="0.110909512195122" calcext:value-type="float">
            <text:p>0.111</text:p>
          </table:table-cell>
          <table:table-cell table:formula="of:=[.I15]/41" office:value-type="float" office:value="0.0106840487804878" calcext:value-type="float">
            <text:p>0.011</text:p>
          </table:table-cell>
          <table:table-cell table:formula="of:=[.J15]/41" office:value-type="float" office:value="0.119077073170732" calcext:value-type="float">
            <text:p>0.119</text:p>
          </table:table-cell>
          <table:table-cell table:formula="of:=[.K15]/41" office:value-type="float" office:value="0.0259960975609756" calcext:value-type="float">
            <text:p>0.026</text:p>
          </table:table-cell>
          <table:table-cell table:formula="of:=[.L15]/41" office:value-type="float" office:value="0.00849256097560976" calcext:value-type="float">
            <text:p>0.008</text:p>
          </table:table-cell>
          <table:table-cell table:formula="of:=[.M15]/41" office:value-type="float" office:value="0.186271707317073" calcext:value-type="float">
            <text:p>0.186</text:p>
          </table:table-cell>
          <table:table-cell table:formula="of:=[.N15]/41" office:value-type="float" office:value="0" calcext:value-type="float">
            <text:p>0.000</text:p>
          </table:table-cell>
          <table:table-cell table:formula="of:=[.O15]/41" office:value-type="float" office:value="0.0660078048780488" calcext:value-type="float">
            <text:p>0.066</text:p>
          </table:table-cell>
          <table:table-cell table:formula="of:=[.P15]/41" office:value-type="float" office:value="0.0863058536585366" calcext:value-type="float">
            <text:p>0.086</text:p>
          </table:table-cell>
          <table:table-cell table:formula="of:=[.Q15]/41" office:value-type="float" office:value="0.00731539024390244" calcext:value-type="float">
            <text:p>0.007</text:p>
          </table:table-cell>
          <table:table-cell table:formula="of:=[.R15]/41" office:value-type="float" office:value="0.0456958536585366" calcext:value-type="float">
            <text:p>0.046</text:p>
          </table:table-cell>
          <table:table-cell table:formula="of:=[.S15]/41" office:value-type="float" office:value="0.00532665853658537" calcext:value-type="float">
            <text:p>0.005</text:p>
          </table:table-cell>
          <table:table-cell table:formula="of:=[.T15]/41" office:value-type="float" office:value="0.0654690243902439" calcext:value-type="float">
            <text:p>0.065</text:p>
          </table:table-cell>
          <table:table-cell table:formula="of:=[.U15]/41" office:value-type="float" office:value="0.0010382" calcext:value-type="float">
            <text:p>0.001</text:p>
          </table:table-cell>
          <table:table-cell table:formula="of:=[.V15]/41" office:value-type="float" office:value="0.0574553658536585" calcext:value-type="float">
            <text:p>0.057</text:p>
          </table:table-cell>
          <table:table-cell table:formula="of:=[.W15]/41" office:value-type="float" office:value="0.0444656097560976" calcext:value-type="float">
            <text:p>0.044</text:p>
          </table:table-cell>
          <table:table-cell table:formula="of:=[.X15]/41" office:value-type="float" office:value="0.00720963414634146" calcext:value-type="float">
            <text:p>0.007</text:p>
          </table:table-cell>
          <table:table-cell table:formula="of:=[.Y15]/41" office:value-type="float" office:value="0.0312253658536585" calcext:value-type="float">
            <text:p>0.031</text:p>
          </table:table-cell>
          <table:table-cell table:formula="of:=[.Z15]/41" office:value-type="float" office:value="0.112877804878049" calcext:value-type="float">
            <text:p>0.113</text:p>
          </table:table-cell>
          <table:table-cell table:formula="of:=[.AA15]/41" office:value-type="float" office:value="0.112877804878049" calcext:value-type="float">
            <text:p>0.113</text:p>
          </table:table-cell>
          <table:table-cell table:formula="of:=[.AB15]/41" office:value-type="float" office:value="0" calcext:value-type="float">
            <text:p>0.000</text:p>
          </table:table-cell>
          <table:table-cell table:formula="of:=[.AC15]/41" office:value-type="float" office:value="0" calcext:value-type="float">
            <text:p>0.000</text:p>
          </table:table-cell>
          <table:table-cell table:number-columns-repeated="28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6]/41" office:value-type="float" office:value="0.0530726829268293" calcext:value-type="float">
            <text:p>0.053</text:p>
          </table:table-cell>
          <table:table-cell table:formula="of:=[.C16]/41" office:value-type="float" office:value="0.137550487804878" calcext:value-type="float">
            <text:p>0.138</text:p>
          </table:table-cell>
          <table:table-cell table:formula="of:=[.D16]/41" office:value-type="float" office:value="0.0734312195121951" calcext:value-type="float">
            <text:p>0.073</text:p>
          </table:table-cell>
          <table:table-cell table:formula="of:=[.E16]/41" office:value-type="float" office:value="0.106510975609756" calcext:value-type="float">
            <text:p>0.107</text:p>
          </table:table-cell>
          <table:table-cell table:formula="of:=[.F16]/41" office:value-type="float" office:value="0.511395121951219" calcext:value-type="float">
            <text:p>0.511</text:p>
          </table:table-cell>
          <table:table-cell table:formula="of:=[.G16]/41" office:value-type="float" office:value="0.0643843902439024" calcext:value-type="float">
            <text:p>0.064</text:p>
          </table:table-cell>
          <table:table-cell table:formula="of:=[.H16]/41" office:value-type="float" office:value="0.0668685365853659" calcext:value-type="float">
            <text:p>0.067</text:p>
          </table:table-cell>
          <table:table-cell table:formula="of:=[.I16]/41" office:value-type="float" office:value="0.0748275609756098" calcext:value-type="float">
            <text:p>0.075</text:p>
          </table:table-cell>
          <table:table-cell table:formula="of:=[.J16]/41" office:value-type="float" office:value="0.122758780487805" calcext:value-type="float">
            <text:p>0.123</text:p>
          </table:table-cell>
          <table:table-cell table:formula="of:=[.K16]/41" office:value-type="float" office:value="0.0666907317073171" calcext:value-type="float">
            <text:p>0.067</text:p>
          </table:table-cell>
          <table:table-cell table:formula="of:=[.L16]/41" office:value-type="float" office:value="0.0716348780487805" calcext:value-type="float">
            <text:p>0.072</text:p>
          </table:table-cell>
          <table:table-cell table:formula="of:=[.M16]/41" office:value-type="float" office:value="0.223338292682927" calcext:value-type="float">
            <text:p>0.223</text:p>
          </table:table-cell>
          <table:table-cell table:formula="of:=[.N16]/41" office:value-type="float" office:value="0.0660078048780488" calcext:value-type="float">
            <text:p>0.066</text:p>
          </table:table-cell>
          <table:table-cell table:formula="of:=[.O16]/41" office:value-type="float" office:value="0" calcext:value-type="float">
            <text:p>0.000</text:p>
          </table:table-cell>
          <table:table-cell table:formula="of:=[.P16]/41" office:value-type="float" office:value="0.0939585365853658" calcext:value-type="float">
            <text:p>0.094</text:p>
          </table:table-cell>
          <table:table-cell table:formula="of:=[.Q16]/41" office:value-type="float" office:value="0.0728248780487805" calcext:value-type="float">
            <text:p>0.073</text:p>
          </table:table-cell>
          <table:table-cell table:formula="of:=[.R16]/41" office:value-type="float" office:value="0.102018292682927" calcext:value-type="float">
            <text:p>0.102</text:p>
          </table:table-cell>
          <table:table-cell table:formula="of:=[.S16]/41" office:value-type="float" office:value="0.0611487804878049" calcext:value-type="float">
            <text:p>0.061</text:p>
          </table:table-cell>
          <table:table-cell table:formula="of:=[.T16]/41" office:value-type="float" office:value="0.0936136585365854" calcext:value-type="float">
            <text:p>0.094</text:p>
          </table:table-cell>
          <table:table-cell table:formula="of:=[.U16]/41" office:value-type="float" office:value="0.0658056097560976" calcext:value-type="float">
            <text:p>0.066</text:p>
          </table:table-cell>
          <table:table-cell table:formula="of:=[.V16]/41" office:value-type="float" office:value="0.022704756097561" calcext:value-type="float">
            <text:p>0.023</text:p>
          </table:table-cell>
          <table:table-cell table:formula="of:=[.W16]/41" office:value-type="float" office:value="0.0972685365853659" calcext:value-type="float">
            <text:p>0.097</text:p>
          </table:table-cell>
          <table:table-cell table:formula="of:=[.X16]/41" office:value-type="float" office:value="0.0729717073170732" calcext:value-type="float">
            <text:p>0.073</text:p>
          </table:table-cell>
          <table:table-cell table:formula="of:=[.Y16]/41" office:value-type="float" office:value="0.0912926829268293" calcext:value-type="float">
            <text:p>0.091</text:p>
          </table:table-cell>
          <table:table-cell table:formula="of:=[.Z16]/41" office:value-type="float" office:value="0.156701707317073" calcext:value-type="float">
            <text:p>0.157</text:p>
          </table:table-cell>
          <table:table-cell table:formula="of:=[.AA16]/41" office:value-type="float" office:value="0.156701707317073" calcext:value-type="float">
            <text:p>0.157</text:p>
          </table:table-cell>
          <table:table-cell table:formula="of:=[.AB16]/41" office:value-type="float" office:value="0" calcext:value-type="float">
            <text:p>0.000</text:p>
          </table:table-cell>
          <table:table-cell table:formula="of:=[.AC16]/41" office:value-type="float" office:value="0" calcext:value-type="float">
            <text:p>0.000</text:p>
          </table:table-cell>
          <table:table-cell table:number-columns-repeated="28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7]/41" office:value-type="float" office:value="0.045369756097561" calcext:value-type="float">
            <text:p>0.045</text:p>
          </table:table-cell>
          <table:table-cell table:formula="of:=[.C17]/41" office:value-type="float" office:value="0.133911219512195" calcext:value-type="float">
            <text:p>0.134</text:p>
          </table:table-cell>
          <table:table-cell table:formula="of:=[.D17]/41" office:value-type="float" office:value="0.0949590243902439" calcext:value-type="float">
            <text:p>0.095</text:p>
          </table:table-cell>
          <table:table-cell table:formula="of:=[.E17]/41" office:value-type="float" office:value="0.0191978048780488" calcext:value-type="float">
            <text:p>0.019</text:p>
          </table:table-cell>
          <table:table-cell table:formula="of:=[.F17]/41" office:value-type="float" office:value="0.418707317073171" calcext:value-type="float">
            <text:p>0.419</text:p>
          </table:table-cell>
          <table:table-cell table:formula="of:=[.G17]/41" office:value-type="float" office:value="0.0358721951219512" calcext:value-type="float">
            <text:p>0.036</text:p>
          </table:table-cell>
          <table:table-cell table:formula="of:=[.H17]/41" office:value-type="float" office:value="0.0730929268292683" calcext:value-type="float">
            <text:p>0.073</text:p>
          </table:table-cell>
          <table:table-cell table:formula="of:=[.I17]/41" office:value-type="float" office:value="0.0949578048780488" calcext:value-type="float">
            <text:p>0.095</text:p>
          </table:table-cell>
          <table:table-cell table:formula="of:=[.J17]/41" office:value-type="float" office:value="0.0330473170731707" calcext:value-type="float">
            <text:p>0.033</text:p>
          </table:table-cell>
          <table:table-cell table:formula="of:=[.K17]/41" office:value-type="float" office:value="0.0604704878048781" calcext:value-type="float">
            <text:p>0.060</text:p>
          </table:table-cell>
          <table:table-cell table:formula="of:=[.L17]/41" office:value-type="float" office:value="0.0941470731707317" calcext:value-type="float">
            <text:p>0.094</text:p>
          </table:table-cell>
          <table:table-cell table:formula="of:=[.M17]/41" office:value-type="float" office:value="0.134085365853659" calcext:value-type="float">
            <text:p>0.134</text:p>
          </table:table-cell>
          <table:table-cell table:formula="of:=[.N17]/41" office:value-type="float" office:value="0.0863058536585366" calcext:value-type="float">
            <text:p>0.086</text:p>
          </table:table-cell>
          <table:table-cell table:formula="of:=[.O17]/41" office:value-type="float" office:value="0.0939585365853658" calcext:value-type="float">
            <text:p>0.094</text:p>
          </table:table-cell>
          <table:table-cell table:formula="of:=[.P17]/41" office:value-type="float" office:value="0" calcext:value-type="float">
            <text:p>0.000</text:p>
          </table:table-cell>
          <table:table-cell table:formula="of:=[.Q17]/41" office:value-type="float" office:value="0.0909485365853658" calcext:value-type="float">
            <text:p>0.091</text:p>
          </table:table-cell>
          <table:table-cell table:formula="of:=[.R17]/41" office:value-type="float" office:value="0.0717641463414634" calcext:value-type="float">
            <text:p>0.072</text:p>
          </table:table-cell>
          <table:table-cell table:formula="of:=[.S17]/41" office:value-type="float" office:value="0.0872139024390244" calcext:value-type="float">
            <text:p>0.087</text:p>
          </table:table-cell>
          <table:table-cell table:formula="of:=[.T17]/41" office:value-type="float" office:value="0.029479512195122" calcext:value-type="float">
            <text:p>0.029</text:p>
          </table:table-cell>
          <table:table-cell table:formula="of:=[.U17]/41" office:value-type="float" office:value="0.085269512195122" calcext:value-type="float">
            <text:p>0.085</text:p>
          </table:table-cell>
          <table:table-cell table:formula="of:=[.V17]/41" office:value-type="float" office:value="0.107380731707317" calcext:value-type="float">
            <text:p>0.107</text:p>
          </table:table-cell>
          <table:table-cell table:formula="of:=[.W17]/41" office:value-type="float" office:value="0.0649951219512195" calcext:value-type="float">
            <text:p>0.065</text:p>
          </table:table-cell>
          <table:table-cell table:formula="of:=[.X17]/41" office:value-type="float" office:value="0.0902251219512195" calcext:value-type="float">
            <text:p>0.090</text:p>
          </table:table-cell>
          <table:table-cell table:formula="of:=[.Y17]/41" office:value-type="float" office:value="0.0767109756097561" calcext:value-type="float">
            <text:p>0.077</text:p>
          </table:table-cell>
          <table:table-cell table:formula="of:=[.Z17]/41" office:value-type="float" office:value="0.0803451219512195" calcext:value-type="float">
            <text:p>0.080</text:p>
          </table:table-cell>
          <table:table-cell table:formula="of:=[.AA17]/41" office:value-type="float" office:value="0.0803451219512195" calcext:value-type="float">
            <text:p>0.080</text:p>
          </table:table-cell>
          <table:table-cell table:formula="of:=[.AB17]/41" office:value-type="float" office:value="0" calcext:value-type="float">
            <text:p>0.000</text:p>
          </table:table-cell>
          <table:table-cell table:formula="of:=[.AC17]/41" office:value-type="float" office:value="0" calcext:value-type="float">
            <text:p>0.000</text:p>
          </table:table-cell>
          <table:table-cell table:number-columns-repeated="28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8]/41" office:value-type="float" office:value="0.0548819512195122" calcext:value-type="float">
            <text:p>0.055</text:p>
          </table:table-cell>
          <table:table-cell table:formula="of:=[.C18]/41" office:value-type="float" office:value="0.194200731707317" calcext:value-type="float">
            <text:p>0.194</text:p>
          </table:table-cell>
          <table:table-cell table:formula="of:=[.D18]/41" office:value-type="float" office:value="0.00413075609756098" calcext:value-type="float">
            <text:p>0.004</text:p>
          </table:table-cell>
          <table:table-cell table:formula="of:=[.E18]/41" office:value-type="float" office:value="0.110024390243902" calcext:value-type="float">
            <text:p>0.110</text:p>
          </table:table-cell>
          <table:table-cell table:formula="of:=[.F18]/41" office:value-type="float" office:value="0.474668292682927" calcext:value-type="float">
            <text:p>0.475</text:p>
          </table:table-cell>
          <table:table-cell table:formula="of:=[.G18]/41" office:value-type="float" office:value="0.0881090243902439" calcext:value-type="float">
            <text:p>0.088</text:p>
          </table:table-cell>
          <table:table-cell table:formula="of:=[.H18]/41" office:value-type="float" office:value="0.11809243902439" calcext:value-type="float">
            <text:p>0.118</text:p>
          </table:table-cell>
          <table:table-cell table:formula="of:=[.I18]/41" office:value-type="float" office:value="0.00404104878048781" calcext:value-type="float">
            <text:p>0.004</text:p>
          </table:table-cell>
          <table:table-cell table:formula="of:=[.J18]/41" office:value-type="float" office:value="0.123431707317073" calcext:value-type="float">
            <text:p>0.123</text:p>
          </table:table-cell>
          <table:table-cell table:formula="of:=[.K18]/41" office:value-type="float" office:value="0.0305292682926829" calcext:value-type="float">
            <text:p>0.031</text:p>
          </table:table-cell>
          <table:table-cell table:formula="of:=[.L18]/41" office:value-type="float" office:value="0.00409536585365854" calcext:value-type="float">
            <text:p>0.004</text:p>
          </table:table-cell>
          <table:table-cell table:formula="of:=[.M18]/41" office:value-type="float" office:value="0.185939512195122" calcext:value-type="float">
            <text:p>0.186</text:p>
          </table:table-cell>
          <table:table-cell table:formula="of:=[.N18]/41" office:value-type="float" office:value="0.00731539024390244" calcext:value-type="float">
            <text:p>0.007</text:p>
          </table:table-cell>
          <table:table-cell table:formula="of:=[.O18]/41" office:value-type="float" office:value="0.0728248780487805" calcext:value-type="float">
            <text:p>0.073</text:p>
          </table:table-cell>
          <table:table-cell table:formula="of:=[.P18]/41" office:value-type="float" office:value="0.0909485365853658" calcext:value-type="float">
            <text:p>0.091</text:p>
          </table:table-cell>
          <table:table-cell table:formula="of:=[.Q18]/41" office:value-type="float" office:value="0" calcext:value-type="float">
            <text:p>0.000</text:p>
          </table:table-cell>
          <table:table-cell table:formula="of:=[.R18]/41" office:value-type="float" office:value="0.0439046341463415" calcext:value-type="float">
            <text:p>0.044</text:p>
          </table:table-cell>
          <table:table-cell table:formula="of:=[.S18]/41" office:value-type="float" office:value="0.011679" calcext:value-type="float">
            <text:p>0.012</text:p>
          </table:table-cell>
          <table:table-cell table:formula="of:=[.T18]/41" office:value-type="float" office:value="0.068499756097561" calcext:value-type="float">
            <text:p>0.068</text:p>
          </table:table-cell>
          <table:table-cell table:formula="of:=[.U18]/41" office:value-type="float" office:value="0.00794356097560975" calcext:value-type="float">
            <text:p>0.008</text:p>
          </table:table-cell>
          <table:table-cell table:formula="of:=[.V18]/41" office:value-type="float" office:value="0.0630778048780488" calcext:value-type="float">
            <text:p>0.063</text:p>
          </table:table-cell>
          <table:table-cell table:formula="of:=[.W18]/41" office:value-type="float" office:value="0.0438180487804878" calcext:value-type="float">
            <text:p>0.044</text:p>
          </table:table-cell>
          <table:table-cell table:formula="of:=[.X18]/41" office:value-type="float" office:value="0.000842353658536585" calcext:value-type="float">
            <text:p>0.001</text:p>
          </table:table-cell>
          <table:table-cell table:formula="of:=[.Y18]/41" office:value-type="float" office:value="0.0289853658536585" calcext:value-type="float">
            <text:p>0.029</text:p>
          </table:table-cell>
          <table:table-cell table:formula="of:=[.Z18]/41" office:value-type="float" office:value="0.112140243902439" calcext:value-type="float">
            <text:p>0.112</text:p>
          </table:table-cell>
          <table:table-cell table:formula="of:=[.AA18]/41" office:value-type="float" office:value="0.112140243902439" calcext:value-type="float">
            <text:p>0.112</text:p>
          </table:table-cell>
          <table:table-cell table:formula="of:=[.AB18]/41" office:value-type="float" office:value="0" calcext:value-type="float">
            <text:p>0.000</text:p>
          </table:table-cell>
          <table:table-cell table:formula="of:=[.AC18]/41" office:value-type="float" office:value="0" calcext:value-type="float">
            <text:p>0.000</text:p>
          </table:table-cell>
          <table:table-cell table:number-columns-repeated="2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9]/41" office:value-type="float" office:value="0.0595885365853659" calcext:value-type="float">
            <text:p>0.060</text:p>
          </table:table-cell>
          <table:table-cell table:formula="of:=[.C19]/41" office:value-type="float" office:value="0.197758292682927" calcext:value-type="float">
            <text:p>0.198</text:p>
          </table:table-cell>
          <table:table-cell table:formula="of:=[.D19]/41" office:value-type="float" office:value="0.0472841463414634" calcext:value-type="float">
            <text:p>0.047</text:p>
          </table:table-cell>
          <table:table-cell table:formula="of:=[.E19]/41" office:value-type="float" office:value="0.0899324390243902" calcext:value-type="float">
            <text:p>0.090</text:p>
          </table:table-cell>
          <table:table-cell table:formula="of:=[.F19]/41" office:value-type="float" office:value="0.430839024390244" calcext:value-type="float">
            <text:p>0.431</text:p>
          </table:table-cell>
          <table:table-cell table:formula="of:=[.G19]/41" office:value-type="float" office:value="0.0868092682926829" calcext:value-type="float">
            <text:p>0.087</text:p>
          </table:table-cell>
          <table:table-cell table:formula="of:=[.H19]/41" office:value-type="float" office:value="0.125276585365854" calcext:value-type="float">
            <text:p>0.125</text:p>
          </table:table-cell>
          <table:table-cell table:formula="of:=[.I19]/41" office:value-type="float" office:value="0.0461665853658537" calcext:value-type="float">
            <text:p>0.046</text:p>
          </table:table-cell>
          <table:table-cell table:formula="of:=[.J19]/41" office:value-type="float" office:value="0.0991978048780488" calcext:value-type="float">
            <text:p>0.099</text:p>
          </table:table-cell>
          <table:table-cell table:formula="of:=[.K19]/41" office:value-type="float" office:value="0.0355646341463415" calcext:value-type="float">
            <text:p>0.036</text:p>
          </table:table-cell>
          <table:table-cell table:formula="of:=[.L19]/41" office:value-type="float" office:value="0.0479268292682927" calcext:value-type="float">
            <text:p>0.048</text:p>
          </table:table-cell>
          <table:table-cell table:formula="of:=[.M19]/41" office:value-type="float" office:value="0.142608292682927" calcext:value-type="float">
            <text:p>0.143</text:p>
          </table:table-cell>
          <table:table-cell table:formula="of:=[.N19]/41" office:value-type="float" office:value="0.0456958536585366" calcext:value-type="float">
            <text:p>0.046</text:p>
          </table:table-cell>
          <table:table-cell table:formula="of:=[.O19]/41" office:value-type="float" office:value="0.102018292682927" calcext:value-type="float">
            <text:p>0.102</text:p>
          </table:table-cell>
          <table:table-cell table:formula="of:=[.P19]/41" office:value-type="float" office:value="0.0717641463414634" calcext:value-type="float">
            <text:p>0.072</text:p>
          </table:table-cell>
          <table:table-cell table:formula="of:=[.Q19]/41" office:value-type="float" office:value="0.0439046341463415" calcext:value-type="float">
            <text:p>0.044</text:p>
          </table:table-cell>
          <table:table-cell table:formula="of:=[.R19]/41" office:value-type="float" office:value="0" calcext:value-type="float">
            <text:p>0.000</text:p>
          </table:table-cell>
          <table:table-cell table:formula="of:=[.S19]/41" office:value-type="float" office:value="0.0505480487804878" calcext:value-type="float">
            <text:p>0.051</text:p>
          </table:table-cell>
          <table:table-cell table:formula="of:=[.T19]/41" office:value-type="float" office:value="0.0425268292682927" calcext:value-type="float">
            <text:p>0.043</text:p>
          </table:table-cell>
          <table:table-cell table:formula="of:=[.U19]/41" office:value-type="float" office:value="0.0450748780487805" calcext:value-type="float">
            <text:p>0.045</text:p>
          </table:table-cell>
          <table:table-cell table:formula="of:=[.V19]/41" office:value-type="float" office:value="0.0998478048780488" calcext:value-type="float">
            <text:p>0.100</text:p>
          </table:table-cell>
          <table:table-cell table:formula="of:=[.W19]/41" office:value-type="float" office:value="0.00708219512195122" calcext:value-type="float">
            <text:p>0.007</text:p>
          </table:table-cell>
          <table:table-cell table:formula="of:=[.X19]/41" office:value-type="float" office:value="0.0431146341463415" calcext:value-type="float">
            <text:p>0.043</text:p>
          </table:table-cell>
          <table:table-cell table:formula="of:=[.Y19]/41" office:value-type="float" office:value="0.0149475609756098" calcext:value-type="float">
            <text:p>0.015</text:p>
          </table:table-cell>
          <table:table-cell table:formula="of:=[.Z19]/41" office:value-type="float" office:value="0.0685860975609756" calcext:value-type="float">
            <text:p>0.069</text:p>
          </table:table-cell>
          <table:table-cell table:formula="of:=[.AA19]/41" office:value-type="float" office:value="0.0685860975609756" calcext:value-type="float">
            <text:p>0.069</text:p>
          </table:table-cell>
          <table:table-cell table:formula="of:=[.AB19]/41" office:value-type="float" office:value="0" calcext:value-type="float">
            <text:p>0.000</text:p>
          </table:table-cell>
          <table:table-cell table:formula="of:=[.AC19]/41" office:value-type="float" office:value="0" calcext:value-type="float">
            <text:p>0.000</text:p>
          </table:table-cell>
          <table:table-cell table:number-columns-repeated="28"/>
        </table:table-row>
        <table:table-row table:style-name="ro1">
          <table:table-cell table:style-name="ce32" office:value-type="float" office:value="17" calcext:value-type="float">
            <text:p>17</text:p>
          </table:table-cell>
          <table:table-cell table:formula="of:=[.B20]/41" office:value-type="float" office:value="0.047409756097561" calcext:value-type="float">
            <text:p>0.047</text:p>
          </table:table-cell>
          <table:table-cell table:formula="of:=[.C20]/41" office:value-type="float" office:value="0.18422243902439" calcext:value-type="float">
            <text:p>0.184</text:p>
          </table:table-cell>
          <table:table-cell table:formula="of:=[.D20]/41" office:value-type="float" office:value="0.0129193902439024" calcext:value-type="float">
            <text:p>0.013</text:p>
          </table:table-cell>
          <table:table-cell table:formula="of:=[.E20]/41" office:value-type="float" office:value="0.10592756097561" calcext:value-type="float">
            <text:p>0.106</text:p>
          </table:table-cell>
          <table:table-cell table:formula="of:=[.F20]/41" office:value-type="float" office:value="0.479790243902439" calcext:value-type="float">
            <text:p>0.480</text:p>
          </table:table-cell>
          <table:table-cell table:formula="of:=[.G20]/41" office:value-type="float" office:value="0.0802421951219512" calcext:value-type="float">
            <text:p>0.080</text:p>
          </table:table-cell>
          <table:table-cell table:formula="of:=[.H20]/41" office:value-type="float" office:value="0.108091707317073" calcext:value-type="float">
            <text:p>0.108</text:p>
          </table:table-cell>
          <table:table-cell table:formula="of:=[.I20]/41" office:value-type="float" office:value="0.0141146585365854" calcext:value-type="float">
            <text:p>0.014</text:p>
          </table:table-cell>
          <table:table-cell table:formula="of:=[.J20]/41" office:value-type="float" office:value="0.120160731707317" calcext:value-type="float">
            <text:p>0.120</text:p>
          </table:table-cell>
          <table:table-cell table:formula="of:=[.K20]/41" office:value-type="float" office:value="0.027719756097561" calcext:value-type="float">
            <text:p>0.028</text:p>
          </table:table-cell>
          <table:table-cell table:formula="of:=[.L20]/41" office:value-type="float" office:value="0.0111703658536585" calcext:value-type="float">
            <text:p>0.011</text:p>
          </table:table-cell>
          <table:table-cell table:formula="of:=[.M20]/41" office:value-type="float" office:value="0.190344390243902" calcext:value-type="float">
            <text:p>0.190</text:p>
          </table:table-cell>
          <table:table-cell table:formula="of:=[.N20]/41" office:value-type="float" office:value="0.00532665853658537" calcext:value-type="float">
            <text:p>0.005</text:p>
          </table:table-cell>
          <table:table-cell table:formula="of:=[.O20]/41" office:value-type="float" office:value="0.0611487804878049" calcext:value-type="float">
            <text:p>0.061</text:p>
          </table:table-cell>
          <table:table-cell table:formula="of:=[.P20]/41" office:value-type="float" office:value="0.0872139024390244" calcext:value-type="float">
            <text:p>0.087</text:p>
          </table:table-cell>
          <table:table-cell table:formula="of:=[.Q20]/41" office:value-type="float" office:value="0.011679" calcext:value-type="float">
            <text:p>0.012</text:p>
          </table:table-cell>
          <table:table-cell table:formula="of:=[.R20]/41" office:value-type="float" office:value="0.0505480487804878" calcext:value-type="float">
            <text:p>0.051</text:p>
          </table:table-cell>
          <table:table-cell table:formula="of:=[.S20]/41" office:value-type="float" office:value="0" calcext:value-type="float">
            <text:p>0.000</text:p>
          </table:table-cell>
          <table:table-cell table:formula="of:=[.T20]/41" office:value-type="float" office:value="0.0678121951219512" calcext:value-type="float">
            <text:p>0.068</text:p>
          </table:table-cell>
          <table:table-cell table:formula="of:=[.U20]/41" office:value-type="float" office:value="0.00562734146341463" calcext:value-type="float">
            <text:p>0.006</text:p>
          </table:table-cell>
          <table:table-cell table:formula="of:=[.V20]/41" office:value-type="float" office:value="0.052140243902439" calcext:value-type="float">
            <text:p>0.052</text:p>
          </table:table-cell>
          <table:table-cell table:formula="of:=[.W20]/41" office:value-type="float" office:value="0.0489443902439024" calcext:value-type="float">
            <text:p>0.049</text:p>
          </table:table-cell>
          <table:table-cell table:formula="of:=[.X20]/41" office:value-type="float" office:value="0.011833243902439" calcext:value-type="float">
            <text:p>0.012</text:p>
          </table:table-cell>
          <table:table-cell table:formula="of:=[.Y20]/41" office:value-type="float" office:value="0.0362758536585366" calcext:value-type="float">
            <text:p>0.036</text:p>
          </table:table-cell>
          <table:table-cell table:formula="of:=[.Z20]/41" office:value-type="float" office:value="0.117189268292683" calcext:value-type="float">
            <text:p>0.117</text:p>
          </table:table-cell>
          <table:table-cell table:formula="of:=[.AA20]/41" office:value-type="float" office:value="0.117189268292683" calcext:value-type="float">
            <text:p>0.117</text:p>
          </table:table-cell>
          <table:table-cell table:formula="of:=[.AB20]/41" office:value-type="float" office:value="0" calcext:value-type="float">
            <text:p>0.000</text:p>
          </table:table-cell>
          <table:table-cell table:formula="of:=[.AC20]/41" office:value-type="float" office:value="0" calcext:value-type="float">
            <text:p>0.000</text:p>
          </table:table-cell>
          <table:table-cell table:number-columns-repeated="28"/>
        </table:table-row>
        <table:table-row table:style-name="ro1">
          <table:table-cell table:style-name="ce32" office:value-type="float" office:value="18" calcext:value-type="float">
            <text:p>18</text:p>
          </table:table-cell>
          <table:table-cell table:formula="of:=[.B21]/41" office:value-type="float" office:value="0.0406214634146342" calcext:value-type="float">
            <text:p>0.041</text:p>
          </table:table-cell>
          <table:table-cell table:formula="of:=[.C21]/41" office:value-type="float" office:value="0.160566585365854" calcext:value-type="float">
            <text:p>0.161</text:p>
          </table:table-cell>
          <table:table-cell table:formula="of:=[.D21]/41" office:value-type="float" office:value="0.072630487804878" calcext:value-type="float">
            <text:p>0.073</text:p>
          </table:table-cell>
          <table:table-cell table:formula="of:=[.E21]/41" office:value-type="float" office:value="0.0474087804878049" calcext:value-type="float">
            <text:p>0.047</text:p>
          </table:table-cell>
          <table:table-cell table:formula="of:=[.F21]/41" office:value-type="float" office:value="0.419370731707317" calcext:value-type="float">
            <text:p>0.419</text:p>
          </table:table-cell>
          <table:table-cell table:formula="of:=[.G21]/41" office:value-type="float" office:value="0.0529956097560976" calcext:value-type="float">
            <text:p>0.053</text:p>
          </table:table-cell>
          <table:table-cell table:formula="of:=[.H21]/41" office:value-type="float" office:value="0.0933080487804878" calcext:value-type="float">
            <text:p>0.093</text:p>
          </table:table-cell>
          <table:table-cell table:formula="of:=[.I21]/41" office:value-type="float" office:value="0.0722812195121951" calcext:value-type="float">
            <text:p>0.072</text:p>
          </table:table-cell>
          <table:table-cell table:formula="of:=[.J21]/41" office:value-type="float" office:value="0.0575065853658537" calcext:value-type="float">
            <text:p>0.058</text:p>
          </table:table-cell>
          <table:table-cell table:formula="of:=[.K21]/41" office:value-type="float" office:value="0.0402041463414634" calcext:value-type="float">
            <text:p>0.040</text:p>
          </table:table-cell>
          <table:table-cell table:formula="of:=[.L21]/41" office:value-type="float" office:value="0.0722168292682927" calcext:value-type="float">
            <text:p>0.072</text:p>
          </table:table-cell>
          <table:table-cell table:formula="of:=[.M21]/41" office:value-type="float" office:value="0.130140731707317" calcext:value-type="float">
            <text:p>0.130</text:p>
          </table:table-cell>
          <table:table-cell table:formula="of:=[.N21]/41" office:value-type="float" office:value="0.0654690243902439" calcext:value-type="float">
            <text:p>0.065</text:p>
          </table:table-cell>
          <table:table-cell table:formula="of:=[.O21]/41" office:value-type="float" office:value="0.0936136585365854" calcext:value-type="float">
            <text:p>0.094</text:p>
          </table:table-cell>
          <table:table-cell table:formula="of:=[.P21]/41" office:value-type="float" office:value="0.029479512195122" calcext:value-type="float">
            <text:p>0.029</text:p>
          </table:table-cell>
          <table:table-cell table:formula="of:=[.Q21]/41" office:value-type="float" office:value="0.068499756097561" calcext:value-type="float">
            <text:p>0.068</text:p>
          </table:table-cell>
          <table:table-cell table:formula="of:=[.R21]/41" office:value-type="float" office:value="0.0425268292682927" calcext:value-type="float">
            <text:p>0.043</text:p>
          </table:table-cell>
          <table:table-cell table:formula="of:=[.S21]/41" office:value-type="float" office:value="0.0678121951219512" calcext:value-type="float">
            <text:p>0.068</text:p>
          </table:table-cell>
          <table:table-cell table:formula="of:=[.T21]/41" office:value-type="float" office:value="0" calcext:value-type="float">
            <text:p>0.000</text:p>
          </table:table-cell>
          <table:table-cell table:formula="of:=[.U21]/41" office:value-type="float" office:value="0.0644556097560976" calcext:value-type="float">
            <text:p>0.064</text:p>
          </table:table-cell>
          <table:table-cell table:formula="of:=[.V21]/41" office:value-type="float" office:value="0.101080731707317" calcext:value-type="float">
            <text:p>0.101</text:p>
          </table:table-cell>
          <table:table-cell table:formula="of:=[.W21]/41" office:value-type="float" office:value="0.0359617073170732" calcext:value-type="float">
            <text:p>0.036</text:p>
          </table:table-cell>
          <table:table-cell table:formula="of:=[.X21]/41" office:value-type="float" office:value="0.0676939024390244" calcext:value-type="float">
            <text:p>0.068</text:p>
          </table:table-cell>
          <table:table-cell table:formula="of:=[.Y21]/41" office:value-type="float" office:value="0.0491768292682927" calcext:value-type="float">
            <text:p>0.049</text:p>
          </table:table-cell>
          <table:table-cell table:formula="of:=[.Z21]/41" office:value-type="float" office:value="0.0642617073170732" calcext:value-type="float">
            <text:p>0.064</text:p>
          </table:table-cell>
          <table:table-cell table:formula="of:=[.AA21]/41" office:value-type="float" office:value="0.0642617073170732" calcext:value-type="float">
            <text:p>0.064</text:p>
          </table:table-cell>
          <table:table-cell table:formula="of:=[.AB21]/41" office:value-type="float" office:value="0" calcext:value-type="float">
            <text:p>0.000</text:p>
          </table:table-cell>
          <table:table-cell table:formula="of:=[.AC21]/41" office:value-type="float" office:value="0" calcext:value-type="float">
            <text:p>0.000</text:p>
          </table:table-cell>
          <table:table-cell table:number-columns-repeated="28"/>
        </table:table-row>
        <table:table-row table:style-name="ro1">
          <table:table-cell table:style-name="ce32" office:value-type="float" office:value="19" calcext:value-type="float">
            <text:p>19</text:p>
          </table:table-cell>
          <table:table-cell table:formula="of:=[.B22]/41" office:value-type="float" office:value="0.0475017073170732" calcext:value-type="float">
            <text:p>0.048</text:p>
          </table:table-cell>
          <table:table-cell table:formula="of:=[.C22]/41" office:value-type="float" office:value="0.186290731707317" calcext:value-type="float">
            <text:p>0.186</text:p>
          </table:table-cell>
          <table:table-cell table:formula="of:=[.D22]/41" office:value-type="float" office:value="0.0107771463414634" calcext:value-type="float">
            <text:p>0.011</text:p>
          </table:table-cell>
          <table:table-cell table:formula="of:=[.E22]/41" office:value-type="float" office:value="0.104193414634146" calcext:value-type="float">
            <text:p>0.104</text:p>
          </table:table-cell>
          <table:table-cell table:formula="of:=[.F22]/41" office:value-type="float" office:value="0.474753658536585" calcext:value-type="float">
            <text:p>0.475</text:p>
          </table:table-cell>
          <table:table-cell table:formula="of:=[.G22]/41" office:value-type="float" office:value="0.0806668292682927" calcext:value-type="float">
            <text:p>0.081</text:p>
          </table:table-cell>
          <table:table-cell table:formula="of:=[.H22]/41" office:value-type="float" office:value="0.110173658536585" calcext:value-type="float">
            <text:p>0.110</text:p>
          </table:table-cell>
          <table:table-cell table:formula="of:=[.I22]/41" office:value-type="float" office:value="0.0114829756097561" calcext:value-type="float">
            <text:p>0.011</text:p>
          </table:table-cell>
          <table:table-cell table:formula="of:=[.J22]/41" office:value-type="float" office:value="0.118039024390244" calcext:value-type="float">
            <text:p>0.118</text:p>
          </table:table-cell>
          <table:table-cell table:formula="of:=[.K22]/41" office:value-type="float" office:value="0.0249585365853659" calcext:value-type="float">
            <text:p>0.025</text:p>
          </table:table-cell>
          <table:table-cell table:formula="of:=[.L22]/41" office:value-type="float" office:value="0.00942848780487805" calcext:value-type="float">
            <text:p>0.009</text:p>
          </table:table-cell>
          <table:table-cell table:formula="of:=[.M22]/41" office:value-type="float" office:value="0.18545243902439" calcext:value-type="float">
            <text:p>0.185</text:p>
          </table:table-cell>
          <table:table-cell table:formula="of:=[.N22]/41" office:value-type="float" office:value="0.0010382" calcext:value-type="float">
            <text:p>0.001</text:p>
          </table:table-cell>
          <table:table-cell table:formula="of:=[.O22]/41" office:value-type="float" office:value="0.0658056097560976" calcext:value-type="float">
            <text:p>0.066</text:p>
          </table:table-cell>
          <table:table-cell table:formula="of:=[.P22]/41" office:value-type="float" office:value="0.085269512195122" calcext:value-type="float">
            <text:p>0.085</text:p>
          </table:table-cell>
          <table:table-cell table:formula="of:=[.Q22]/41" office:value-type="float" office:value="0.00794356097560975" calcext:value-type="float">
            <text:p>0.008</text:p>
          </table:table-cell>
          <table:table-cell table:formula="of:=[.R22]/41" office:value-type="float" office:value="0.0450748780487805" calcext:value-type="float">
            <text:p>0.045</text:p>
          </table:table-cell>
          <table:table-cell table:formula="of:=[.S22]/41" office:value-type="float" office:value="0.00562734146341463" calcext:value-type="float">
            <text:p>0.006</text:p>
          </table:table-cell>
          <table:table-cell table:formula="of:=[.T22]/41" office:value-type="float" office:value="0.0644556097560976" calcext:value-type="float">
            <text:p>0.064</text:p>
          </table:table-cell>
          <table:table-cell table:formula="of:=[.U22]/41" office:value-type="float" office:value="0" calcext:value-type="float">
            <text:p>0.000</text:p>
          </table:table-cell>
          <table:table-cell table:formula="of:=[.V22]/41" office:value-type="float" office:value="0.0576090243902439" calcext:value-type="float">
            <text:p>0.058</text:p>
          </table:table-cell>
          <table:table-cell table:formula="of:=[.W22]/41" office:value-type="float" office:value="0.0437229268292683" calcext:value-type="float">
            <text:p>0.044</text:p>
          </table:table-cell>
          <table:table-cell table:formula="of:=[.X22]/41" office:value-type="float" office:value="0.00774343902439024" calcext:value-type="float">
            <text:p>0.008</text:p>
          </table:table-cell>
          <table:table-cell table:formula="of:=[.Y22]/41" office:value-type="float" office:value="0.0306943902439024" calcext:value-type="float">
            <text:p>0.031</text:p>
          </table:table-cell>
          <table:table-cell table:formula="of:=[.Z22]/41" office:value-type="float" office:value="0.112104634146341" calcext:value-type="float">
            <text:p>0.112</text:p>
          </table:table-cell>
          <table:table-cell table:formula="of:=[.AA22]/41" office:value-type="float" office:value="0.112104634146341" calcext:value-type="float">
            <text:p>0.112</text:p>
          </table:table-cell>
          <table:table-cell table:formula="of:=[.AB22]/41" office:value-type="float" office:value="0" calcext:value-type="float">
            <text:p>0.000</text:p>
          </table:table-cell>
          <table:table-cell table:formula="of:=[.AC22]/41" office:value-type="float" office:value="0" calcext:value-type="float">
            <text:p>0.000</text:p>
          </table:table-cell>
          <table:table-cell table:number-columns-repeated="28"/>
        </table:table-row>
        <table:table-row table:style-name="ro1">
          <table:table-cell table:style-name="ce32" office:value-type="float" office:value="20" calcext:value-type="float">
            <text:p>20</text:p>
          </table:table-cell>
          <table:table-cell table:formula="of:=[.B23]/41" office:value-type="float" office:value="0.062840243902439" calcext:value-type="float">
            <text:p>0.063</text:p>
          </table:table-cell>
          <table:table-cell table:formula="of:=[.C23]/41" office:value-type="float" office:value="0.160040243902439" calcext:value-type="float">
            <text:p>0.160</text:p>
          </table:table-cell>
          <table:table-cell table:formula="of:=[.D23]/41" office:value-type="float" office:value="0.0624524390243902" calcext:value-type="float">
            <text:p>0.062</text:p>
          </table:table-cell>
          <table:table-cell table:formula="of:=[.E23]/41" office:value-type="float" office:value="0.12212487804878" calcext:value-type="float">
            <text:p>0.122</text:p>
          </table:table-cell>
          <table:table-cell table:formula="of:=[.F23]/41" office:value-type="float" office:value="0.520439024390244" calcext:value-type="float">
            <text:p>0.520</text:p>
          </table:table-cell>
          <table:table-cell table:formula="of:=[.G23]/41" office:value-type="float" office:value="0.0822073170731707" calcext:value-type="float">
            <text:p>0.082</text:p>
          </table:table-cell>
          <table:table-cell table:formula="of:=[.H23]/41" office:value-type="float" office:value="0.0893887804878049" calcext:value-type="float">
            <text:p>0.089</text:p>
          </table:table-cell>
          <table:table-cell table:formula="of:=[.I23]/41" office:value-type="float" office:value="0.0639673170731707" calcext:value-type="float">
            <text:p>0.064</text:p>
          </table:table-cell>
          <table:table-cell table:formula="of:=[.J23]/41" office:value-type="float" office:value="0.138311951219512" calcext:value-type="float">
            <text:p>0.138</text:p>
          </table:table-cell>
          <table:table-cell table:formula="of:=[.K23]/41" office:value-type="float" office:value="0.0669909756097561" calcext:value-type="float">
            <text:p>0.067</text:p>
          </table:table-cell>
          <table:table-cell table:formula="of:=[.L23]/41" office:value-type="float" office:value="0.060770243902439" calcext:value-type="float">
            <text:p>0.061</text:p>
          </table:table-cell>
          <table:table-cell table:formula="of:=[.M23]/41" office:value-type="float" office:value="0.230952926829268" calcext:value-type="float">
            <text:p>0.231</text:p>
          </table:table-cell>
          <table:table-cell table:formula="of:=[.N23]/41" office:value-type="float" office:value="0.0574553658536585" calcext:value-type="float">
            <text:p>0.057</text:p>
          </table:table-cell>
          <table:table-cell table:formula="of:=[.O23]/41" office:value-type="float" office:value="0.022704756097561" calcext:value-type="float">
            <text:p>0.023</text:p>
          </table:table-cell>
          <table:table-cell table:formula="of:=[.P23]/41" office:value-type="float" office:value="0.107380731707317" calcext:value-type="float">
            <text:p>0.107</text:p>
          </table:table-cell>
          <table:table-cell table:formula="of:=[.Q23]/41" office:value-type="float" office:value="0.0630778048780488" calcext:value-type="float">
            <text:p>0.063</text:p>
          </table:table-cell>
          <table:table-cell table:formula="of:=[.R23]/41" office:value-type="float" office:value="0.0998478048780488" calcext:value-type="float">
            <text:p>0.100</text:p>
          </table:table-cell>
          <table:table-cell table:formula="of:=[.S23]/41" office:value-type="float" office:value="0.052140243902439" calcext:value-type="float">
            <text:p>0.052</text:p>
          </table:table-cell>
          <table:table-cell table:formula="of:=[.T23]/41" office:value-type="float" office:value="0.101080731707317" calcext:value-type="float">
            <text:p>0.101</text:p>
          </table:table-cell>
          <table:table-cell table:formula="of:=[.U23]/41" office:value-type="float" office:value="0.0576090243902439" calcext:value-type="float">
            <text:p>0.058</text:p>
          </table:table-cell>
          <table:table-cell table:formula="of:=[.V23]/41" office:value-type="float" office:value="0" calcext:value-type="float">
            <text:p>0.000</text:p>
          </table:table-cell>
          <table:table-cell table:formula="of:=[.W23]/41" office:value-type="float" office:value="0.0964185365853658" calcext:value-type="float">
            <text:p>0.096</text:p>
          </table:table-cell>
          <table:table-cell table:formula="of:=[.X23]/41" office:value-type="float" office:value="0.0634658536585366" calcext:value-type="float">
            <text:p>0.063</text:p>
          </table:table-cell>
          <table:table-cell table:formula="of:=[.Y23]/41" office:value-type="float" office:value="0.0869739024390244" calcext:value-type="float">
            <text:p>0.087</text:p>
          </table:table-cell>
          <table:table-cell table:formula="of:=[.Z23]/41" office:value-type="float" office:value="0.161039756097561" calcext:value-type="float">
            <text:p>0.161</text:p>
          </table:table-cell>
          <table:table-cell table:formula="of:=[.AA23]/41" office:value-type="float" office:value="0.161039756097561" calcext:value-type="float">
            <text:p>0.161</text:p>
          </table:table-cell>
          <table:table-cell table:formula="of:=[.AB23]/41" office:value-type="float" office:value="0" calcext:value-type="float">
            <text:p>0.000</text:p>
          </table:table-cell>
          <table:table-cell table:formula="of:=[.AC23]/41" office:value-type="float" office:value="0" calcext:value-type="float">
            <text:p>0.000</text:p>
          </table:table-cell>
          <table:table-cell table:number-columns-repeated="28"/>
        </table:table-row>
        <table:table-row table:style-name="ro1">
          <table:table-cell table:style-name="ce32" office:value-type="float" office:value="21" calcext:value-type="float">
            <text:p>21</text:p>
          </table:table-cell>
          <table:table-cell table:formula="of:=[.B24]/41" office:value-type="float" office:value="0.053130243902439" calcext:value-type="float">
            <text:p>0.053</text:p>
          </table:table-cell>
          <table:table-cell table:formula="of:=[.C24]/41" office:value-type="float" office:value="0.19071243902439" calcext:value-type="float">
            <text:p>0.191</text:p>
          </table:table-cell>
          <table:table-cell table:formula="of:=[.D24]/41" office:value-type="float" office:value="0.0475246341463415" calcext:value-type="float">
            <text:p>0.048</text:p>
          </table:table-cell>
          <table:table-cell table:formula="of:=[.E24]/41" office:value-type="float" office:value="0.0833439024390244" calcext:value-type="float">
            <text:p>0.083</text:p>
          </table:table-cell>
          <table:table-cell table:formula="of:=[.F24]/41" office:value-type="float" office:value="0.431117073170732" calcext:value-type="float">
            <text:p>0.431</text:p>
          </table:table-cell>
          <table:table-cell table:formula="of:=[.G24]/41" office:value-type="float" office:value="0.0797941463414634" calcext:value-type="float">
            <text:p>0.080</text:p>
          </table:table-cell>
          <table:table-cell table:formula="of:=[.H24]/41" office:value-type="float" office:value="0.118423170731707" calcext:value-type="float">
            <text:p>0.118</text:p>
          </table:table-cell>
          <table:table-cell table:formula="of:=[.I24]/41" office:value-type="float" office:value="0.0465763414634146" calcext:value-type="float">
            <text:p>0.047</text:p>
          </table:table-cell>
          <table:table-cell table:formula="of:=[.J24]/41" office:value-type="float" office:value="0.0930534146341464" calcext:value-type="float">
            <text:p>0.093</text:p>
          </table:table-cell>
          <table:table-cell table:formula="of:=[.K24]/41" office:value-type="float" office:value="0.0305787804878049" calcext:value-type="float">
            <text:p>0.031</text:p>
          </table:table-cell>
          <table:table-cell table:formula="of:=[.L24]/41" office:value-type="float" office:value="0.0479109756097561" calcext:value-type="float">
            <text:p>0.048</text:p>
          </table:table-cell>
          <table:table-cell table:formula="of:=[.M24]/41" office:value-type="float" office:value="0.142132926829268" calcext:value-type="float">
            <text:p>0.142</text:p>
          </table:table-cell>
          <table:table-cell table:formula="of:=[.N24]/41" office:value-type="float" office:value="0.0444656097560976" calcext:value-type="float">
            <text:p>0.044</text:p>
          </table:table-cell>
          <table:table-cell table:formula="of:=[.O24]/41" office:value-type="float" office:value="0.0972685365853659" calcext:value-type="float">
            <text:p>0.097</text:p>
          </table:table-cell>
          <table:table-cell table:formula="of:=[.P24]/41" office:value-type="float" office:value="0.0649951219512195" calcext:value-type="float">
            <text:p>0.065</text:p>
          </table:table-cell>
          <table:table-cell table:formula="of:=[.Q24]/41" office:value-type="float" office:value="0.0438180487804878" calcext:value-type="float">
            <text:p>0.044</text:p>
          </table:table-cell>
          <table:table-cell table:formula="of:=[.R24]/41" office:value-type="float" office:value="0.00708219512195122" calcext:value-type="float">
            <text:p>0.007</text:p>
          </table:table-cell>
          <table:table-cell table:formula="of:=[.S24]/41" office:value-type="float" office:value="0.0489443902439024" calcext:value-type="float">
            <text:p>0.049</text:p>
          </table:table-cell>
          <table:table-cell table:formula="of:=[.T24]/41" office:value-type="float" office:value="0.0359617073170732" calcext:value-type="float">
            <text:p>0.036</text:p>
          </table:table-cell>
          <table:table-cell table:formula="of:=[.U24]/41" office:value-type="float" office:value="0.0437229268292683" calcext:value-type="float">
            <text:p>0.044</text:p>
          </table:table-cell>
          <table:table-cell table:formula="of:=[.V24]/41" office:value-type="float" office:value="0.0964185365853658" calcext:value-type="float">
            <text:p>0.096</text:p>
          </table:table-cell>
          <table:table-cell table:formula="of:=[.W24]/41" office:value-type="float" office:value="0" calcext:value-type="float">
            <text:p>0.000</text:p>
          </table:table-cell>
          <table:table-cell table:formula="of:=[.X24]/41" office:value-type="float" office:value="0.0429909756097561" calcext:value-type="float">
            <text:p>0.043</text:p>
          </table:table-cell>
          <table:table-cell table:formula="of:=[.Y24]/41" office:value-type="float" office:value="0.0162623658536585" calcext:value-type="float">
            <text:p>0.016</text:p>
          </table:table-cell>
          <table:table-cell table:formula="of:=[.Z24]/41" office:value-type="float" office:value="0.0684641463414634" calcext:value-type="float">
            <text:p>0.068</text:p>
          </table:table-cell>
          <table:table-cell table:formula="of:=[.AA24]/41" office:value-type="float" office:value="0.0684641463414634" calcext:value-type="float">
            <text:p>0.068</text:p>
          </table:table-cell>
          <table:table-cell table:formula="of:=[.AB24]/41" office:value-type="float" office:value="0" calcext:value-type="float">
            <text:p>0.000</text:p>
          </table:table-cell>
          <table:table-cell table:formula="of:=[.AC24]/41" office:value-type="float" office:value="0" calcext:value-type="float">
            <text:p>0.000</text:p>
          </table:table-cell>
          <table:table-cell table:number-columns-repeated="28"/>
        </table:table-row>
        <table:table-row table:style-name="ro1">
          <table:table-cell table:style-name="ce32" office:value-type="float" office:value="22" calcext:value-type="float">
            <text:p>22</text:p>
          </table:table-cell>
          <table:table-cell table:formula="of:=[.B25]/41" office:value-type="float" office:value="0.0543809756097561" calcext:value-type="float">
            <text:p>0.054</text:p>
          </table:table-cell>
          <table:table-cell table:formula="of:=[.C25]/41" office:value-type="float" office:value="0.193888292682927" calcext:value-type="float">
            <text:p>0.194</text:p>
          </table:table-cell>
          <table:table-cell table:formula="of:=[.D25]/41" office:value-type="float" office:value="0.00494407317073171" calcext:value-type="float">
            <text:p>0.005</text:p>
          </table:table-cell>
          <table:table-cell table:formula="of:=[.E25]/41" office:value-type="float" office:value="0.109310487804878" calcext:value-type="float">
            <text:p>0.109</text:p>
          </table:table-cell>
          <table:table-cell table:formula="of:=[.F25]/41" office:value-type="float" office:value="0.473860975609756" calcext:value-type="float">
            <text:p>0.474</text:p>
          </table:table-cell>
          <table:table-cell table:formula="of:=[.G25]/41" office:value-type="float" office:value="0.0876134146341463" calcext:value-type="float">
            <text:p>0.088</text:p>
          </table:table-cell>
          <table:table-cell table:formula="of:=[.H25]/41" office:value-type="float" office:value="0.117792195121951" calcext:value-type="float">
            <text:p>0.118</text:p>
          </table:table-cell>
          <table:table-cell table:formula="of:=[.I25]/41" office:value-type="float" office:value="0.00473307317073171" calcext:value-type="float">
            <text:p>0.005</text:p>
          </table:table-cell>
          <table:table-cell table:formula="of:=[.J25]/41" office:value-type="float" office:value="0.122684634146341" calcext:value-type="float">
            <text:p>0.123</text:p>
          </table:table-cell>
          <table:table-cell table:formula="of:=[.K25]/41" office:value-type="float" office:value="0.029829756097561" calcext:value-type="float">
            <text:p>0.030</text:p>
          </table:table-cell>
          <table:table-cell table:formula="of:=[.L25]/41" office:value-type="float" office:value="0.00492958536585366" calcext:value-type="float">
            <text:p>0.005</text:p>
          </table:table-cell>
          <table:table-cell table:formula="of:=[.M25]/41" office:value-type="float" office:value="0.185115609756098" calcext:value-type="float">
            <text:p>0.185</text:p>
          </table:table-cell>
          <table:table-cell table:formula="of:=[.N25]/41" office:value-type="float" office:value="0.00720963414634146" calcext:value-type="float">
            <text:p>0.007</text:p>
          </table:table-cell>
          <table:table-cell table:formula="of:=[.O25]/41" office:value-type="float" office:value="0.0729717073170732" calcext:value-type="float">
            <text:p>0.073</text:p>
          </table:table-cell>
          <table:table-cell table:formula="of:=[.P25]/41" office:value-type="float" office:value="0.0902251219512195" calcext:value-type="float">
            <text:p>0.090</text:p>
          </table:table-cell>
          <table:table-cell table:formula="of:=[.Q25]/41" office:value-type="float" office:value="0.000842353658536585" calcext:value-type="float">
            <text:p>0.001</text:p>
          </table:table-cell>
          <table:table-cell table:formula="of:=[.R25]/41" office:value-type="float" office:value="0.0431146341463415" calcext:value-type="float">
            <text:p>0.043</text:p>
          </table:table-cell>
          <table:table-cell table:formula="of:=[.S25]/41" office:value-type="float" office:value="0.011833243902439" calcext:value-type="float">
            <text:p>0.012</text:p>
          </table:table-cell>
          <table:table-cell table:formula="of:=[.T25]/41" office:value-type="float" office:value="0.0676939024390244" calcext:value-type="float">
            <text:p>0.068</text:p>
          </table:table-cell>
          <table:table-cell table:formula="of:=[.U25]/41" office:value-type="float" office:value="0.00774343902439024" calcext:value-type="float">
            <text:p>0.008</text:p>
          </table:table-cell>
          <table:table-cell table:formula="of:=[.V25]/41" office:value-type="float" office:value="0.0634658536585366" calcext:value-type="float">
            <text:p>0.063</text:p>
          </table:table-cell>
          <table:table-cell table:formula="of:=[.W25]/41" office:value-type="float" office:value="0.0429909756097561" calcext:value-type="float">
            <text:p>0.043</text:p>
          </table:table-cell>
          <table:table-cell table:formula="of:=[.X25]/41" office:value-type="float" office:value="0" calcext:value-type="float">
            <text:p>0.000</text:p>
          </table:table-cell>
          <table:table-cell table:formula="of:=[.Y25]/41" office:value-type="float" office:value="0.0282036585365854" calcext:value-type="float">
            <text:p>0.028</text:p>
          </table:table-cell>
          <table:table-cell table:formula="of:=[.Z25]/41" office:value-type="float" office:value="0.111324634146341" calcext:value-type="float">
            <text:p>0.111</text:p>
          </table:table-cell>
          <table:table-cell table:formula="of:=[.AA25]/41" office:value-type="float" office:value="0.111324634146341" calcext:value-type="float">
            <text:p>0.111</text:p>
          </table:table-cell>
          <table:table-cell table:formula="of:=[.AB25]/41" office:value-type="float" office:value="0" calcext:value-type="float">
            <text:p>0.000</text:p>
          </table:table-cell>
          <table:table-cell table:formula="of:=[.AC25]/41" office:value-type="float" office:value="0" calcext:value-type="float">
            <text:p>0.000</text:p>
          </table:table-cell>
          <table:table-cell table:number-columns-repeated="28"/>
        </table:table-row>
        <table:table-row table:style-name="ro1">
          <table:table-cell table:style-name="ce32" office:value-type="float" office:value="23" calcext:value-type="float">
            <text:p>23</text:p>
          </table:table-cell>
          <table:table-cell table:formula="of:=[.B26]/41" office:value-type="float" office:value="0.0548992682926829" calcext:value-type="float">
            <text:p>0.055</text:p>
          </table:table-cell>
          <table:table-cell table:formula="of:=[.C26]/41" office:value-type="float" office:value="0.196192926829268" calcext:value-type="float">
            <text:p>0.196</text:p>
          </table:table-cell>
          <table:table-cell table:formula="of:=[.D26]/41" office:value-type="float" office:value="0.0323368292682927" calcext:value-type="float">
            <text:p>0.032</text:p>
          </table:table-cell>
          <table:table-cell table:formula="of:=[.E26]/41" office:value-type="float" office:value="0.0956619512195122" calcext:value-type="float">
            <text:p>0.096</text:p>
          </table:table-cell>
          <table:table-cell table:formula="of:=[.F26]/41" office:value-type="float" office:value="0.445785365853659" calcext:value-type="float">
            <text:p>0.446</text:p>
          </table:table-cell>
          <table:table-cell table:formula="of:=[.G26]/41" office:value-type="float" office:value="0.0854829268292683" calcext:value-type="float">
            <text:p>0.085</text:p>
          </table:table-cell>
          <table:table-cell table:formula="of:=[.H26]/41" office:value-type="float" office:value="0.121834878048781" calcext:value-type="float">
            <text:p>0.122</text:p>
          </table:table-cell>
          <table:table-cell table:formula="of:=[.I26]/41" office:value-type="float" office:value="0.0312256097560976" calcext:value-type="float">
            <text:p>0.031</text:p>
          </table:table-cell>
          <table:table-cell table:formula="of:=[.J26]/41" office:value-type="float" office:value="0.106669756097561" calcext:value-type="float">
            <text:p>0.107</text:p>
          </table:table-cell>
          <table:table-cell table:formula="of:=[.K26]/41" office:value-type="float" office:value="0.0275" calcext:value-type="float">
            <text:p>0.028</text:p>
          </table:table-cell>
          <table:table-cell table:formula="of:=[.L26]/41" office:value-type="float" office:value="0.0329912195121951" calcext:value-type="float">
            <text:p>0.033</text:p>
          </table:table-cell>
          <table:table-cell table:formula="of:=[.M26]/41" office:value-type="float" office:value="0.157432682926829" calcext:value-type="float">
            <text:p>0.157</text:p>
          </table:table-cell>
          <table:table-cell table:formula="of:=[.N26]/41" office:value-type="float" office:value="0.0312253658536585" calcext:value-type="float">
            <text:p>0.031</text:p>
          </table:table-cell>
          <table:table-cell table:formula="of:=[.O26]/41" office:value-type="float" office:value="0.0912926829268293" calcext:value-type="float">
            <text:p>0.091</text:p>
          </table:table-cell>
          <table:table-cell table:formula="of:=[.P26]/41" office:value-type="float" office:value="0.0767109756097561" calcext:value-type="float">
            <text:p>0.077</text:p>
          </table:table-cell>
          <table:table-cell table:formula="of:=[.Q26]/41" office:value-type="float" office:value="0.0289853658536585" calcext:value-type="float">
            <text:p>0.029</text:p>
          </table:table-cell>
          <table:table-cell table:formula="of:=[.R26]/41" office:value-type="float" office:value="0.0149475609756098" calcext:value-type="float">
            <text:p>0.015</text:p>
          </table:table-cell>
          <table:table-cell table:formula="of:=[.S26]/41" office:value-type="float" office:value="0.0362758536585366" calcext:value-type="float">
            <text:p>0.036</text:p>
          </table:table-cell>
          <table:table-cell table:formula="of:=[.T26]/41" office:value-type="float" office:value="0.0491768292682927" calcext:value-type="float">
            <text:p>0.049</text:p>
          </table:table-cell>
          <table:table-cell table:formula="of:=[.U26]/41" office:value-type="float" office:value="0.0306943902439024" calcext:value-type="float">
            <text:p>0.031</text:p>
          </table:table-cell>
          <table:table-cell table:formula="of:=[.V26]/41" office:value-type="float" office:value="0.0869739024390244" calcext:value-type="float">
            <text:p>0.087</text:p>
          </table:table-cell>
          <table:table-cell table:formula="of:=[.W26]/41" office:value-type="float" office:value="0.0162623658536585" calcext:value-type="float">
            <text:p>0.016</text:p>
          </table:table-cell>
          <table:table-cell table:formula="of:=[.X26]/41" office:value-type="float" office:value="0.0282036585365854" calcext:value-type="float">
            <text:p>0.028</text:p>
          </table:table-cell>
          <table:table-cell table:formula="of:=[.Y26]/41" office:value-type="float" office:value="0" calcext:value-type="float">
            <text:p>0.000</text:p>
          </table:table-cell>
          <table:table-cell table:formula="of:=[.Z26]/41" office:value-type="float" office:value="0.0834568292682927" calcext:value-type="float">
            <text:p>0.083</text:p>
          </table:table-cell>
          <table:table-cell table:formula="of:=[.AA26]/41" office:value-type="float" office:value="0.0834568292682927" calcext:value-type="float">
            <text:p>0.083</text:p>
          </table:table-cell>
          <table:table-cell table:formula="of:=[.AB26]/41" office:value-type="float" office:value="0" calcext:value-type="float">
            <text:p>0.000</text:p>
          </table:table-cell>
          <table:table-cell table:formula="of:=[.AC26]/41" office:value-type="float" office:value="0" calcext:value-type="float">
            <text:p>0.000</text:p>
          </table:table-cell>
          <table:table-cell table:number-columns-repeated="28"/>
        </table:table-row>
        <table:table-row table:style-name="ro1">
          <table:table-cell table:style-name="Default" office:value-type="float" office:value="24" calcext:value-type="float">
            <text:p>24</text:p>
          </table:table-cell>
          <table:table-cell table:formula="of:=[.B27]/41" office:value-type="float" office:value="0.104380487804878" calcext:value-type="float">
            <text:p>0.104</text:p>
          </table:table-cell>
          <table:table-cell table:formula="of:=[.C27]/41" office:value-type="float" office:value="0.211286829268293" calcext:value-type="float">
            <text:p>0.211</text:p>
          </table:table-cell>
          <table:table-cell table:formula="of:=[.D27]/41" office:value-type="float" office:value="0.115701951219512" calcext:value-type="float">
            <text:p>0.116</text:p>
          </table:table-cell>
          <table:table-cell table:formula="of:=[.E27]/41" office:value-type="float" office:value="0.0874765853658537" calcext:value-type="float">
            <text:p>0.087</text:p>
          </table:table-cell>
          <table:table-cell table:formula="of:=[.F27]/41" office:value-type="float" office:value="0.362658536585366" calcext:value-type="float">
            <text:p>0.363</text:p>
          </table:table-cell>
          <table:table-cell table:formula="of:=[.G27]/41" office:value-type="float" office:value="0.113974390243902" calcext:value-type="float">
            <text:p>0.114</text:p>
          </table:table-cell>
          <table:table-cell table:formula="of:=[.H27]/41" office:value-type="float" office:value="0.153149512195122" calcext:value-type="float">
            <text:p>0.153</text:p>
          </table:table-cell>
          <table:table-cell table:formula="of:=[.I27]/41" office:value-type="float" office:value="0.114647317073171" calcext:value-type="float">
            <text:p>0.115</text:p>
          </table:table-cell>
          <table:table-cell table:formula="of:=[.J27]/41" office:value-type="float" office:value="0.084770243902439" calcext:value-type="float">
            <text:p>0.085</text:p>
          </table:table-cell>
          <table:table-cell table:formula="of:=[.K27]/41" office:value-type="float" office:value="0.094399512195122" calcext:value-type="float">
            <text:p>0.094</text:p>
          </table:table-cell>
          <table:table-cell table:formula="of:=[.L27]/41" office:value-type="float" office:value="0.116216097560976" calcext:value-type="float">
            <text:p>0.116</text:p>
          </table:table-cell>
          <table:table-cell table:formula="of:=[.M27]/41" office:value-type="float" office:value="0.0740573170731707" calcext:value-type="float">
            <text:p>0.074</text:p>
          </table:table-cell>
          <table:table-cell table:formula="of:=[.N27]/41" office:value-type="float" office:value="0.112877804878049" calcext:value-type="float">
            <text:p>0.113</text:p>
          </table:table-cell>
          <table:table-cell table:formula="of:=[.O27]/41" office:value-type="float" office:value="0.156701707317073" calcext:value-type="float">
            <text:p>0.157</text:p>
          </table:table-cell>
          <table:table-cell table:formula="of:=[.P27]/41" office:value-type="float" office:value="0.0803451219512195" calcext:value-type="float">
            <text:p>0.080</text:p>
          </table:table-cell>
          <table:table-cell table:formula="of:=[.Q27]/41" office:value-type="float" office:value="0.112140243902439" calcext:value-type="float">
            <text:p>0.112</text:p>
          </table:table-cell>
          <table:table-cell table:formula="of:=[.R27]/41" office:value-type="float" office:value="0.0685860975609756" calcext:value-type="float">
            <text:p>0.069</text:p>
          </table:table-cell>
          <table:table-cell table:formula="of:=[.S27]/41" office:value-type="float" office:value="0.117189268292683" calcext:value-type="float">
            <text:p>0.117</text:p>
          </table:table-cell>
          <table:table-cell table:formula="of:=[.T27]/41" office:value-type="float" office:value="0.0642617073170732" calcext:value-type="float">
            <text:p>0.064</text:p>
          </table:table-cell>
          <table:table-cell table:formula="of:=[.U27]/41" office:value-type="float" office:value="0.112104634146341" calcext:value-type="float">
            <text:p>0.112</text:p>
          </table:table-cell>
          <table:table-cell table:formula="of:=[.V27]/41" office:value-type="float" office:value="0.161039756097561" calcext:value-type="float">
            <text:p>0.161</text:p>
          </table:table-cell>
          <table:table-cell table:formula="of:=[.W27]/41" office:value-type="float" office:value="0.0684641463414634" calcext:value-type="float">
            <text:p>0.068</text:p>
          </table:table-cell>
          <table:table-cell table:formula="of:=[.X27]/41" office:value-type="float" office:value="0.111324634146341" calcext:value-type="float">
            <text:p>0.111</text:p>
          </table:table-cell>
          <table:table-cell table:formula="of:=[.Y27]/41" office:value-type="float" office:value="0.0834568292682927" calcext:value-type="float">
            <text:p>0.083</text:p>
          </table:table-cell>
          <table:table-cell table:formula="of:=[.Z27]/41" office:value-type="float" office:value="0" calcext:value-type="float">
            <text:p>0.000</text:p>
          </table:table-cell>
          <table:table-cell table:formula="of:=[.AA27]/41" office:value-type="float" office:value="0" calcext:value-type="float">
            <text:p>0.000</text:p>
          </table:table-cell>
          <table:table-cell table:formula="of:=[.AB27]/41" office:value-type="float" office:value="0" calcext:value-type="float">
            <text:p>0.000</text:p>
          </table:table-cell>
          <table:table-cell table:formula="of:=[.AC27]/41" office:value-type="float" office:value="0" calcext:value-type="float">
            <text:p>0.000</text:p>
          </table:table-cell>
          <table:table-cell table:number-columns-repeated="28"/>
        </table:table-row>
        <table:table-row table:style-name="ro1">
          <table:table-cell table:style-name="Default" office:value-type="float" office:value="25" calcext:value-type="float">
            <text:p>25</text:p>
          </table:table-cell>
          <table:table-cell table:formula="of:=[.B28]/41" office:value-type="float" office:value="0.104380487804878" calcext:value-type="float">
            <text:p>0.104</text:p>
          </table:table-cell>
          <table:table-cell table:formula="of:=[.C28]/41" office:value-type="float" office:value="0.211286829268293" calcext:value-type="float">
            <text:p>0.211</text:p>
          </table:table-cell>
          <table:table-cell table:formula="of:=[.D28]/41" office:value-type="float" office:value="0.115701951219512" calcext:value-type="float">
            <text:p>0.116</text:p>
          </table:table-cell>
          <table:table-cell table:formula="of:=[.E28]/41" office:value-type="float" office:value="0.0874765853658537" calcext:value-type="float">
            <text:p>0.087</text:p>
          </table:table-cell>
          <table:table-cell table:formula="of:=[.F28]/41" office:value-type="float" office:value="0.362658536585366" calcext:value-type="float">
            <text:p>0.363</text:p>
          </table:table-cell>
          <table:table-cell table:formula="of:=[.G28]/41" office:value-type="float" office:value="0.113974390243902" calcext:value-type="float">
            <text:p>0.114</text:p>
          </table:table-cell>
          <table:table-cell table:formula="of:=[.H28]/41" office:value-type="float" office:value="0.153149512195122" calcext:value-type="float">
            <text:p>0.153</text:p>
          </table:table-cell>
          <table:table-cell table:formula="of:=[.I28]/41" office:value-type="float" office:value="0.114647317073171" calcext:value-type="float">
            <text:p>0.115</text:p>
          </table:table-cell>
          <table:table-cell table:formula="of:=[.J28]/41" office:value-type="float" office:value="0.084770243902439" calcext:value-type="float">
            <text:p>0.085</text:p>
          </table:table-cell>
          <table:table-cell table:formula="of:=[.K28]/41" office:value-type="float" office:value="0.094399512195122" calcext:value-type="float">
            <text:p>0.094</text:p>
          </table:table-cell>
          <table:table-cell table:formula="of:=[.L28]/41" office:value-type="float" office:value="0.116216097560976" calcext:value-type="float">
            <text:p>0.116</text:p>
          </table:table-cell>
          <table:table-cell table:formula="of:=[.M28]/41" office:value-type="float" office:value="0.0740573170731707" calcext:value-type="float">
            <text:p>0.074</text:p>
          </table:table-cell>
          <table:table-cell table:formula="of:=[.N28]/41" office:value-type="float" office:value="0.112877804878049" calcext:value-type="float">
            <text:p>0.113</text:p>
          </table:table-cell>
          <table:table-cell table:formula="of:=[.O28]/41" office:value-type="float" office:value="0.156701707317073" calcext:value-type="float">
            <text:p>0.157</text:p>
          </table:table-cell>
          <table:table-cell table:formula="of:=[.P28]/41" office:value-type="float" office:value="0.0803451219512195" calcext:value-type="float">
            <text:p>0.080</text:p>
          </table:table-cell>
          <table:table-cell table:formula="of:=[.Q28]/41" office:value-type="float" office:value="0.112140243902439" calcext:value-type="float">
            <text:p>0.112</text:p>
          </table:table-cell>
          <table:table-cell table:formula="of:=[.R28]/41" office:value-type="float" office:value="0.0685860975609756" calcext:value-type="float">
            <text:p>0.069</text:p>
          </table:table-cell>
          <table:table-cell table:formula="of:=[.S28]/41" office:value-type="float" office:value="0.117189268292683" calcext:value-type="float">
            <text:p>0.117</text:p>
          </table:table-cell>
          <table:table-cell table:formula="of:=[.T28]/41" office:value-type="float" office:value="0.0642617073170732" calcext:value-type="float">
            <text:p>0.064</text:p>
          </table:table-cell>
          <table:table-cell table:formula="of:=[.U28]/41" office:value-type="float" office:value="0.112104634146341" calcext:value-type="float">
            <text:p>0.112</text:p>
          </table:table-cell>
          <table:table-cell table:formula="of:=[.V28]/41" office:value-type="float" office:value="0.161039756097561" calcext:value-type="float">
            <text:p>0.161</text:p>
          </table:table-cell>
          <table:table-cell table:formula="of:=[.W28]/41" office:value-type="float" office:value="0.0684641463414634" calcext:value-type="float">
            <text:p>0.068</text:p>
          </table:table-cell>
          <table:table-cell table:formula="of:=[.X28]/41" office:value-type="float" office:value="0.111324634146341" calcext:value-type="float">
            <text:p>0.111</text:p>
          </table:table-cell>
          <table:table-cell table:formula="of:=[.Y28]/41" office:value-type="float" office:value="0.0834568292682927" calcext:value-type="float">
            <text:p>0.083</text:p>
          </table:table-cell>
          <table:table-cell table:formula="of:=[.Z28]/41" office:value-type="float" office:value="0" calcext:value-type="float">
            <text:p>0.000</text:p>
          </table:table-cell>
          <table:table-cell table:formula="of:=[.AA28]/41" office:value-type="float" office:value="0" calcext:value-type="float">
            <text:p>0.000</text:p>
          </table:table-cell>
          <table:table-cell table:formula="of:=[.AB28]/41" office:value-type="float" office:value="0" calcext:value-type="float">
            <text:p>0.000</text:p>
          </table:table-cell>
          <table:table-cell table:formula="of:=[.AC28]/41" office:value-type="float" office:value="0" calcext:value-type="float">
            <text:p>0.000</text:p>
          </table:table-cell>
          <table:table-cell table:number-columns-repeated="28"/>
        </table:table-row>
        <table:table-row table:style-name="ro1">
          <table:table-cell table:style-name="Default" office:value-type="float" office:value="26" calcext:value-type="float">
            <text:p>26</text:p>
          </table:table-cell>
          <table:table-cell table:formula="of:=[.B29]/41" office:value-type="float" office:value="0" calcext:value-type="float">
            <text:p>0.000</text:p>
          </table:table-cell>
          <table:table-cell table:formula="of:=[.C29]/41" office:value-type="float" office:value="0" calcext:value-type="float">
            <text:p>0.000</text:p>
          </table:table-cell>
          <table:table-cell table:formula="of:=[.D29]/41" office:value-type="float" office:value="0" calcext:value-type="float">
            <text:p>0.000</text:p>
          </table:table-cell>
          <table:table-cell table:formula="of:=[.E29]/41" office:value-type="float" office:value="0" calcext:value-type="float">
            <text:p>0.000</text:p>
          </table:table-cell>
          <table:table-cell table:formula="of:=[.F29]/41" office:value-type="float" office:value="0" calcext:value-type="float">
            <text:p>0.000</text:p>
          </table:table-cell>
          <table:table-cell table:formula="of:=[.G29]/41" office:value-type="float" office:value="0" calcext:value-type="float">
            <text:p>0.000</text:p>
          </table:table-cell>
          <table:table-cell table:formula="of:=[.H29]/41" office:value-type="float" office:value="0" calcext:value-type="float">
            <text:p>0.000</text:p>
          </table:table-cell>
          <table:table-cell table:formula="of:=[.I29]/41" office:value-type="float" office:value="0" calcext:value-type="float">
            <text:p>0.000</text:p>
          </table:table-cell>
          <table:table-cell table:formula="of:=[.J29]/41" office:value-type="float" office:value="0" calcext:value-type="float">
            <text:p>0.000</text:p>
          </table:table-cell>
          <table:table-cell table:formula="of:=[.K29]/41" office:value-type="float" office:value="0" calcext:value-type="float">
            <text:p>0.000</text:p>
          </table:table-cell>
          <table:table-cell table:formula="of:=[.L29]/41" office:value-type="float" office:value="0" calcext:value-type="float">
            <text:p>0.000</text:p>
          </table:table-cell>
          <table:table-cell table:formula="of:=[.M29]/41" office:value-type="float" office:value="0" calcext:value-type="float">
            <text:p>0.000</text:p>
          </table:table-cell>
          <table:table-cell table:formula="of:=[.N29]/41" office:value-type="float" office:value="0" calcext:value-type="float">
            <text:p>0.000</text:p>
          </table:table-cell>
          <table:table-cell table:formula="of:=[.O29]/41" office:value-type="float" office:value="0" calcext:value-type="float">
            <text:p>0.000</text:p>
          </table:table-cell>
          <table:table-cell table:formula="of:=[.P29]/41" office:value-type="float" office:value="0" calcext:value-type="float">
            <text:p>0.000</text:p>
          </table:table-cell>
          <table:table-cell table:formula="of:=[.Q29]/41" office:value-type="float" office:value="0" calcext:value-type="float">
            <text:p>0.000</text:p>
          </table:table-cell>
          <table:table-cell table:formula="of:=[.R29]/41" office:value-type="float" office:value="0" calcext:value-type="float">
            <text:p>0.000</text:p>
          </table:table-cell>
          <table:table-cell table:formula="of:=[.S29]/41" office:value-type="float" office:value="0" calcext:value-type="float">
            <text:p>0.000</text:p>
          </table:table-cell>
          <table:table-cell table:formula="of:=[.T29]/41" office:value-type="float" office:value="0" calcext:value-type="float">
            <text:p>0.000</text:p>
          </table:table-cell>
          <table:table-cell table:formula="of:=[.U29]/41" office:value-type="float" office:value="0" calcext:value-type="float">
            <text:p>0.000</text:p>
          </table:table-cell>
          <table:table-cell table:formula="of:=[.V29]/41" office:value-type="float" office:value="0" calcext:value-type="float">
            <text:p>0.000</text:p>
          </table:table-cell>
          <table:table-cell table:formula="of:=[.W29]/41" office:value-type="float" office:value="0" calcext:value-type="float">
            <text:p>0.000</text:p>
          </table:table-cell>
          <table:table-cell table:formula="of:=[.X29]/41" office:value-type="float" office:value="0" calcext:value-type="float">
            <text:p>0.000</text:p>
          </table:table-cell>
          <table:table-cell table:formula="of:=[.Y29]/41" office:value-type="float" office:value="0" calcext:value-type="float">
            <text:p>0.000</text:p>
          </table:table-cell>
          <table:table-cell table:formula="of:=[.Z29]/41" office:value-type="float" office:value="0" calcext:value-type="float">
            <text:p>0.000</text:p>
          </table:table-cell>
          <table:table-cell table:formula="of:=[.AA29]/41" office:value-type="float" office:value="0" calcext:value-type="float">
            <text:p>0.000</text:p>
          </table:table-cell>
          <table:table-cell table:formula="of:=[.AB29]/41" office:value-type="float" office:value="0" calcext:value-type="float">
            <text:p>0.000</text:p>
          </table:table-cell>
          <table:table-cell table:formula="of:=[.AC29]/41" office:value-type="float" office:value="0" calcext:value-type="float">
            <text:p>0.000</text:p>
          </table:table-cell>
          <table:table-cell table:number-columns-repeated="28"/>
        </table:table-row>
        <table:table-row table:style-name="ro1">
          <table:table-cell table:style-name="Default" office:value-type="float" office:value="27" calcext:value-type="float">
            <text:p>27</text:p>
          </table:table-cell>
          <table:table-cell table:formula="of:=[.B30]/41" office:value-type="float" office:value="0" calcext:value-type="float">
            <text:p>0.000</text:p>
          </table:table-cell>
          <table:table-cell table:formula="of:=[.C30]/41" office:value-type="float" office:value="0" calcext:value-type="float">
            <text:p>0.000</text:p>
          </table:table-cell>
          <table:table-cell table:formula="of:=[.D30]/41" office:value-type="float" office:value="0" calcext:value-type="float">
            <text:p>0.000</text:p>
          </table:table-cell>
          <table:table-cell table:formula="of:=[.E30]/41" office:value-type="float" office:value="0" calcext:value-type="float">
            <text:p>0.000</text:p>
          </table:table-cell>
          <table:table-cell table:formula="of:=[.F30]/41" office:value-type="float" office:value="0" calcext:value-type="float">
            <text:p>0.000</text:p>
          </table:table-cell>
          <table:table-cell table:formula="of:=[.G30]/41" office:value-type="float" office:value="0" calcext:value-type="float">
            <text:p>0.000</text:p>
          </table:table-cell>
          <table:table-cell table:formula="of:=[.H30]/41" office:value-type="float" office:value="0" calcext:value-type="float">
            <text:p>0.000</text:p>
          </table:table-cell>
          <table:table-cell table:formula="of:=[.I30]/41" office:value-type="float" office:value="0" calcext:value-type="float">
            <text:p>0.000</text:p>
          </table:table-cell>
          <table:table-cell table:formula="of:=[.J30]/41" office:value-type="float" office:value="0" calcext:value-type="float">
            <text:p>0.000</text:p>
          </table:table-cell>
          <table:table-cell table:formula="of:=[.K30]/41" office:value-type="float" office:value="0" calcext:value-type="float">
            <text:p>0.000</text:p>
          </table:table-cell>
          <table:table-cell table:formula="of:=[.L30]/41" office:value-type="float" office:value="0" calcext:value-type="float">
            <text:p>0.000</text:p>
          </table:table-cell>
          <table:table-cell table:formula="of:=[.M30]/41" office:value-type="float" office:value="0" calcext:value-type="float">
            <text:p>0.000</text:p>
          </table:table-cell>
          <table:table-cell table:formula="of:=[.N30]/41" office:value-type="float" office:value="0" calcext:value-type="float">
            <text:p>0.000</text:p>
          </table:table-cell>
          <table:table-cell table:formula="of:=[.O30]/41" office:value-type="float" office:value="0" calcext:value-type="float">
            <text:p>0.000</text:p>
          </table:table-cell>
          <table:table-cell table:formula="of:=[.P30]/41" office:value-type="float" office:value="0" calcext:value-type="float">
            <text:p>0.000</text:p>
          </table:table-cell>
          <table:table-cell table:formula="of:=[.Q30]/41" office:value-type="float" office:value="0" calcext:value-type="float">
            <text:p>0.000</text:p>
          </table:table-cell>
          <table:table-cell table:formula="of:=[.R30]/41" office:value-type="float" office:value="0" calcext:value-type="float">
            <text:p>0.000</text:p>
          </table:table-cell>
          <table:table-cell table:formula="of:=[.S30]/41" office:value-type="float" office:value="0" calcext:value-type="float">
            <text:p>0.000</text:p>
          </table:table-cell>
          <table:table-cell table:formula="of:=[.T30]/41" office:value-type="float" office:value="0" calcext:value-type="float">
            <text:p>0.000</text:p>
          </table:table-cell>
          <table:table-cell table:formula="of:=[.U30]/41" office:value-type="float" office:value="0" calcext:value-type="float">
            <text:p>0.000</text:p>
          </table:table-cell>
          <table:table-cell table:formula="of:=[.V30]/41" office:value-type="float" office:value="0" calcext:value-type="float">
            <text:p>0.000</text:p>
          </table:table-cell>
          <table:table-cell table:formula="of:=[.W30]/41" office:value-type="float" office:value="0" calcext:value-type="float">
            <text:p>0.000</text:p>
          </table:table-cell>
          <table:table-cell table:formula="of:=[.X30]/41" office:value-type="float" office:value="0" calcext:value-type="float">
            <text:p>0.000</text:p>
          </table:table-cell>
          <table:table-cell table:formula="of:=[.Y30]/41" office:value-type="float" office:value="0" calcext:value-type="float">
            <text:p>0.000</text:p>
          </table:table-cell>
          <table:table-cell table:formula="of:=[.Z30]/41" office:value-type="float" office:value="0" calcext:value-type="float">
            <text:p>0.000</text:p>
          </table:table-cell>
          <table:table-cell table:formula="of:=[.AA30]/41" office:value-type="float" office:value="0" calcext:value-type="float">
            <text:p>0.000</text:p>
          </table:table-cell>
          <table:table-cell table:formula="of:=[.AB30]/41" office:value-type="float" office:value="0" calcext:value-type="float">
            <text:p>0.000</text:p>
          </table:table-cell>
          <table:table-cell table:formula="of:=[.AC30]/41" office:value-type="float" office:value="0" calcext:value-type="float">
            <text:p>0.000</text:p>
          </table:table-cell>
          <table:table-cell table:number-columns-repeated="28"/>
        </table:table-row>
        <table:table-row table:style-name="ro1">
          <table:table-cell table:style-name="Default" table:number-columns-repeated="29"/>
          <table:table-cell table:number-columns-repeated="28"/>
        </table:table-row>
        <table:table-row table:style-name="ro1">
          <table:table-cell table:style-name="Default"/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number-columns-repeated="28"/>
        </table:table-row>
        <table:table-row table:style-name="ro1">
          <table:table-cell table:style-name="ce27" office:value-type="float" office:value="0" calcext:value-type="float">
            <text:p>0</text:p>
          </table:table-cell>
          <table:table-cell table:formula="of:=[.B3]*0.46" office:value-type="float" office:value="0" calcext:value-type="float">
            <text:p>0.000</text:p>
          </table:table-cell>
          <table:table-cell table:formula="of:=[.C3]*0.46" office:value-type="float" office:value="2.6759994" calcext:value-type="float">
            <text:p>2.676</text:p>
          </table:table-cell>
          <table:table-cell table:formula="of:=[.D3]*0.46" office:value-type="float" office:value="1.0985766" calcext:value-type="float">
            <text:p>1.099</text:p>
          </table:table-cell>
          <table:table-cell table:formula="of:=[.E3]*0.46" office:value-type="float" office:value="1.1717764" calcext:value-type="float">
            <text:p>1.172</text:p>
          </table:table-cell>
          <table:table-cell table:formula="of:=[.F3]*0.46" office:value-type="float" office:value="8.653474" calcext:value-type="float">
            <text:p>8.653</text:p>
          </table:table-cell>
          <table:table-cell table:formula="of:=[.G3]*0.46" office:value-type="float" office:value="0.6268006" calcext:value-type="float">
            <text:p>0.627</text:p>
          </table:table-cell>
          <table:table-cell table:formula="of:=[.H3]*0.46" office:value-type="float" office:value="1.2627506" calcext:value-type="float">
            <text:p>1.263</text:p>
          </table:table-cell>
          <table:table-cell table:formula="of:=[.I3]*0.46" office:value-type="float" office:value="1.1088254" calcext:value-type="float">
            <text:p>1.109</text:p>
          </table:table-cell>
          <table:table-cell table:formula="of:=[.J3]*0.46" office:value-type="float" office:value="1.4663374" calcext:value-type="float">
            <text:p>1.466</text:p>
          </table:table-cell>
          <table:table-cell table:formula="of:=[.K3]*0.46" office:value-type="float" office:value="0.530196" calcext:value-type="float">
            <text:p>0.530</text:p>
          </table:table-cell>
          <table:table-cell table:formula="of:=[.L3]*0.46" office:value-type="float" office:value="1.0736078" calcext:value-type="float">
            <text:p>1.074</text:p>
          </table:table-cell>
          <table:table-cell table:formula="of:=[.M3]*0.46" office:value-type="float" office:value="3.2120466" calcext:value-type="float">
            <text:p>3.212</text:p>
          </table:table-cell>
          <table:table-cell table:formula="of:=[.N3]*0.46" office:value-type="float" office:value="0.9134772" calcext:value-type="float">
            <text:p>0.913</text:p>
          </table:table-cell>
          <table:table-cell table:formula="of:=[.O3]*0.46" office:value-type="float" office:value="1.0009508" calcext:value-type="float">
            <text:p>1.001</text:p>
          </table:table-cell>
          <table:table-cell table:formula="of:=[.P3]*0.46" office:value-type="float" office:value="0.8556736" calcext:value-type="float">
            <text:p>0.856</text:p>
          </table:table-cell>
          <table:table-cell table:formula="of:=[.Q3]*0.46" office:value-type="float" office:value="1.0350736" calcext:value-type="float">
            <text:p>1.035</text:p>
          </table:table-cell>
          <table:table-cell table:formula="of:=[.R3]*0.46" office:value-type="float" office:value="1.1238398" calcext:value-type="float">
            <text:p>1.124</text:p>
          </table:table-cell>
          <table:table-cell table:formula="of:=[.S3]*0.46" office:value-type="float" office:value="0.894148" calcext:value-type="float">
            <text:p>0.894</text:p>
          </table:table-cell>
          <table:table-cell table:formula="of:=[.T3]*0.46" office:value-type="float" office:value="0.7661208" calcext:value-type="float">
            <text:p>0.766</text:p>
          </table:table-cell>
          <table:table-cell table:formula="of:=[.U3]*0.46" office:value-type="float" office:value="0.8958822" calcext:value-type="float">
            <text:p>0.896</text:p>
          </table:table-cell>
          <table:table-cell table:formula="of:=[.V3]*0.46" office:value-type="float" office:value="1.185167" calcext:value-type="float">
            <text:p>1.185</text:p>
          </table:table-cell>
          <table:table-cell table:formula="of:=[.W3]*0.46" office:value-type="float" office:value="1.0020364" calcext:value-type="float">
            <text:p>1.002</text:p>
          </table:table-cell>
          <table:table-cell table:formula="of:=[.X3]*0.46" office:value-type="float" office:value="1.0256252" calcext:value-type="float">
            <text:p>1.026</text:p>
          </table:table-cell>
          <table:table-cell table:formula="of:=[.Y3]*0.46" office:value-type="float" office:value="1.0354002" calcext:value-type="float">
            <text:p>1.035</text:p>
          </table:table-cell>
          <table:table-cell table:formula="of:=[.Z3]*0.46" office:value-type="float" office:value="1.968616" calcext:value-type="float">
            <text:p>1.969</text:p>
          </table:table-cell>
          <table:table-cell table:formula="of:=[.AA3]*0.46" office:value-type="float" office:value="1.968616" calcext:value-type="float">
            <text:p>1.969</text:p>
          </table:table-cell>
          <table:table-cell table:formula="of:=[.AB3]*0.46" office:value-type="float" office:value="0" calcext:value-type="float">
            <text:p>0.000</text:p>
          </table:table-cell>
          <table:table-cell table:formula="of:=[.AC3]*0.46" office:value-type="float" office:value="0" calcext:value-type="float">
            <text:p>0.000</text:p>
          </table:table-cell>
          <table:table-cell table:number-columns-repeated="28"/>
        </table:table-row>
        <table:table-row table:style-name="ro1">
          <table:table-cell table:style-name="ce27" office:value-type="float" office:value="1" calcext:value-type="float">
            <text:p>1</text:p>
          </table:table-cell>
          <table:table-cell table:formula="of:=[.B4]*0.46" office:value-type="float" office:value="2.6759994" calcext:value-type="float">
            <text:p>2.676</text:p>
          </table:table-cell>
          <table:table-cell table:formula="of:=[.C4]*0.46" office:value-type="float" office:value="0" calcext:value-type="float">
            <text:p>0.000</text:p>
          </table:table-cell>
          <table:table-cell table:formula="of:=[.D4]*0.46" office:value-type="float" office:value="3.711533" calcext:value-type="float">
            <text:p>3.712</text:p>
          </table:table-cell>
          <table:table-cell table:formula="of:=[.E4]*0.46" office:value-type="float" office:value="2.3350704" calcext:value-type="float">
            <text:p>2.335</text:p>
          </table:table-cell>
          <table:table-cell table:formula="of:=[.F4]*0.46" office:value-type="float" office:value="9.37135" calcext:value-type="float">
            <text:p>9.371</text:p>
          </table:table-cell>
          <table:table-cell table:formula="of:=[.G4]*0.46" office:value-type="float" office:value="2.094035" calcext:value-type="float">
            <text:p>2.094</text:p>
          </table:table-cell>
          <table:table-cell table:formula="of:=[.H4]*0.46" office:value-type="float" office:value="1.4359544" calcext:value-type="float">
            <text:p>1.436</text:p>
          </table:table-cell>
          <table:table-cell table:formula="of:=[.I4]*0.46" office:value-type="float" office:value="3.7287646" calcext:value-type="float">
            <text:p>3.729</text:p>
          </table:table-cell>
          <table:table-cell table:formula="of:=[.J4]*0.46" office:value-type="float" office:value="2.4306676" calcext:value-type="float">
            <text:p>2.431</text:p>
          </table:table-cell>
          <table:table-cell table:formula="of:=[.K4]*0.46" office:value-type="float" office:value="3.2061448" calcext:value-type="float">
            <text:p>3.206</text:p>
          </table:table-cell>
          <table:table-cell table:formula="of:=[.L4]*0.46" office:value-type="float" office:value="3.6809476" calcext:value-type="float">
            <text:p>3.681</text:p>
          </table:table-cell>
          <table:table-cell table:formula="of:=[.M4]*0.46" office:value-type="float" office:value="4.61472" calcext:value-type="float">
            <text:p>4.615</text:p>
          </table:table-cell>
          <table:table-cell table:formula="of:=[.N4]*0.46" office:value-type="float" office:value="3.5274732" calcext:value-type="float">
            <text:p>3.527</text:p>
          </table:table-cell>
          <table:table-cell table:formula="of:=[.O4]*0.46" office:value-type="float" office:value="2.5942022" calcext:value-type="float">
            <text:p>2.594</text:p>
          </table:table-cell>
          <table:table-cell table:formula="of:=[.P4]*0.46" office:value-type="float" office:value="2.5255656" calcext:value-type="float">
            <text:p>2.526</text:p>
          </table:table-cell>
          <table:table-cell table:formula="of:=[.Q4]*0.46" office:value-type="float" office:value="3.6626258" calcext:value-type="float">
            <text:p>3.663</text:p>
          </table:table-cell>
          <table:table-cell table:formula="of:=[.R4]*0.46" office:value-type="float" office:value="3.7297214" calcext:value-type="float">
            <text:p>3.730</text:p>
          </table:table-cell>
          <table:table-cell table:formula="of:=[.S4]*0.46" office:value-type="float" office:value="3.4744352" calcext:value-type="float">
            <text:p>3.474</text:p>
          </table:table-cell>
          <table:table-cell table:formula="of:=[.T4]*0.46" office:value-type="float" office:value="3.0282858" calcext:value-type="float">
            <text:p>3.028</text:p>
          </table:table-cell>
          <table:table-cell table:formula="of:=[.U4]*0.46" office:value-type="float" office:value="3.5134432" calcext:value-type="float">
            <text:p>3.513</text:p>
          </table:table-cell>
          <table:table-cell table:formula="of:=[.V4]*0.46" office:value-type="float" office:value="3.018359" calcext:value-type="float">
            <text:p>3.018</text:p>
          </table:table-cell>
          <table:table-cell table:formula="of:=[.W4]*0.46" office:value-type="float" office:value="3.5968366" calcext:value-type="float">
            <text:p>3.597</text:p>
          </table:table-cell>
          <table:table-cell table:formula="of:=[.X4]*0.46" office:value-type="float" office:value="3.6567332" calcext:value-type="float">
            <text:p>3.657</text:p>
          </table:table-cell>
          <table:table-cell table:formula="of:=[.Y4]*0.46" office:value-type="float" office:value="3.7001986" calcext:value-type="float">
            <text:p>3.700</text:p>
          </table:table-cell>
          <table:table-cell table:formula="of:=[.Z4]*0.46" office:value-type="float" office:value="3.9848696" calcext:value-type="float">
            <text:p>3.985</text:p>
          </table:table-cell>
          <table:table-cell table:formula="of:=[.AA4]*0.46" office:value-type="float" office:value="3.9848696" calcext:value-type="float">
            <text:p>3.985</text:p>
          </table:table-cell>
          <table:table-cell table:formula="of:=[.AB4]*0.46" office:value-type="float" office:value="0" calcext:value-type="float">
            <text:p>0.000</text:p>
          </table:table-cell>
          <table:table-cell table:formula="of:=[.AC4]*0.46" office:value-type="float" office:value="0" calcext:value-type="float">
            <text:p>0.000</text:p>
          </table:table-cell>
          <table:table-cell table:number-columns-repeated="28"/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 table:formula="of:=[.B5]*0.46" office:value-type="float" office:value="1.0985766" calcext:value-type="float">
            <text:p>1.099</text:p>
          </table:table-cell>
          <table:table-cell table:formula="of:=[.C5]*0.46" office:value-type="float" office:value="3.711533" calcext:value-type="float">
            <text:p>3.712</text:p>
          </table:table-cell>
          <table:table-cell table:formula="of:=[.D5]*0.46" office:value-type="float" office:value="0" calcext:value-type="float">
            <text:p>0.000</text:p>
          </table:table-cell>
          <table:table-cell table:formula="of:=[.E5]*0.46" office:value-type="float" office:value="2.1502654" calcext:value-type="float">
            <text:p>2.150</text:p>
          </table:table-cell>
          <table:table-cell table:formula="of:=[.F5]*0.46" office:value-type="float" office:value="9.01738" calcext:value-type="float">
            <text:p>9.017</text:p>
          </table:table-cell>
          <table:table-cell table:formula="of:=[.G5]*0.46" office:value-type="float" office:value="1.7244296" calcext:value-type="float">
            <text:p>1.724</text:p>
          </table:table-cell>
          <table:table-cell table:formula="of:=[.H5]*0.46" office:value-type="float" office:value="2.2756108" calcext:value-type="float">
            <text:p>2.276</text:p>
          </table:table-cell>
          <table:table-cell table:formula="of:=[.I5]*0.46" office:value-type="float" office:value="0.02879163" calcext:value-type="float">
            <text:p>0.029</text:p>
          </table:table-cell>
          <table:table-cell table:formula="of:=[.J5]*0.46" office:value-type="float" office:value="2.4044752" calcext:value-type="float">
            <text:p>2.404</text:p>
          </table:table-cell>
          <table:table-cell table:formula="of:=[.K5]*0.46" office:value-type="float" office:value="0.6507298" calcext:value-type="float">
            <text:p>0.651</text:p>
          </table:table-cell>
          <table:table-cell table:formula="of:=[.L5]*0.46" office:value-type="float" office:value="0.033954486" calcext:value-type="float">
            <text:p>0.034</text:p>
          </table:table-cell>
          <table:table-cell table:formula="of:=[.M5]*0.46" office:value-type="float" office:value="3.5754696" calcext:value-type="float">
            <text:p>3.575</text:p>
          </table:table-cell>
          <table:table-cell table:formula="of:=[.N5]*0.46" office:value-type="float" office:value="0.18675126" calcext:value-type="float">
            <text:p>0.187</text:p>
          </table:table-cell>
          <table:table-cell table:formula="of:=[.O5]*0.46" office:value-type="float" office:value="1.3849128" calcext:value-type="float">
            <text:p>1.385</text:p>
          </table:table-cell>
          <table:table-cell table:formula="of:=[.P5]*0.46" office:value-type="float" office:value="1.7909272" calcext:value-type="float">
            <text:p>1.791</text:p>
          </table:table-cell>
          <table:table-cell table:formula="of:=[.Q5]*0.46" office:value-type="float" office:value="0.07790606" calcext:value-type="float">
            <text:p>0.078</text:p>
          </table:table-cell>
          <table:table-cell table:formula="of:=[.R5]*0.46" office:value-type="float" office:value="0.891779" calcext:value-type="float">
            <text:p>0.892</text:p>
          </table:table-cell>
          <table:table-cell table:formula="of:=[.S5]*0.46" office:value-type="float" office:value="0.2436597" calcext:value-type="float">
            <text:p>0.244</text:p>
          </table:table-cell>
          <table:table-cell table:formula="of:=[.T5]*0.46" office:value-type="float" office:value="1.369811" calcext:value-type="float">
            <text:p>1.370</text:p>
          </table:table-cell>
          <table:table-cell table:formula="of:=[.U5]*0.46" office:value-type="float" office:value="0.20325698" calcext:value-type="float">
            <text:p>0.203</text:p>
          </table:table-cell>
          <table:table-cell table:formula="of:=[.V5]*0.46" office:value-type="float" office:value="1.177853" calcext:value-type="float">
            <text:p>1.178</text:p>
          </table:table-cell>
          <table:table-cell table:formula="of:=[.W5]*0.46" office:value-type="float" office:value="0.8963146" calcext:value-type="float">
            <text:p>0.896</text:p>
          </table:table-cell>
          <table:table-cell table:formula="of:=[.X5]*0.46" office:value-type="float" office:value="0.09324522" calcext:value-type="float">
            <text:p>0.093</text:p>
          </table:table-cell>
          <table:table-cell table:formula="of:=[.Y5]*0.46" office:value-type="float" office:value="0.6098726" calcext:value-type="float">
            <text:p>0.610</text:p>
          </table:table-cell>
          <table:table-cell table:formula="of:=[.Z5]*0.46" office:value-type="float" office:value="2.1821388" calcext:value-type="float">
            <text:p>2.182</text:p>
          </table:table-cell>
          <table:table-cell table:formula="of:=[.AA5]*0.46" office:value-type="float" office:value="2.1821388" calcext:value-type="float">
            <text:p>2.182</text:p>
          </table:table-cell>
          <table:table-cell table:formula="of:=[.AB5]*0.46" office:value-type="float" office:value="0" calcext:value-type="float">
            <text:p>0.000</text:p>
          </table:table-cell>
          <table:table-cell table:formula="of:=[.AC5]*0.46" office:value-type="float" office:value="0" calcext:value-type="float">
            <text:p>0.000</text:p>
          </table:table-cell>
          <table:table-cell table:number-columns-repeated="28"/>
        </table:table-row>
        <table:table-row table:style-name="ro1">
          <table:table-cell table:style-name="ce27" office:value-type="float" office:value="3" calcext:value-type="float">
            <text:p>3</text:p>
          </table:table-cell>
          <table:table-cell table:formula="of:=[.B6]*0.46" office:value-type="float" office:value="1.1717764" calcext:value-type="float">
            <text:p>1.172</text:p>
          </table:table-cell>
          <table:table-cell table:formula="of:=[.C6]*0.46" office:value-type="float" office:value="2.3350704" calcext:value-type="float">
            <text:p>2.335</text:p>
          </table:table-cell>
          <table:table-cell table:formula="of:=[.D6]*0.46" office:value-type="float" office:value="2.1502654" calcext:value-type="float">
            <text:p>2.150</text:p>
          </table:table-cell>
          <table:table-cell table:formula="of:=[.E6]*0.46" office:value-type="float" office:value="0" calcext:value-type="float">
            <text:p>0.000</text:p>
          </table:table-cell>
          <table:table-cell table:formula="of:=[.F6]*0.46" office:value-type="float" office:value="7.744284" calcext:value-type="float">
            <text:p>7.744</text:p>
          </table:table-cell>
          <table:table-cell table:formula="of:=[.G6]*0.46" office:value-type="float" office:value="0.8150372" calcext:value-type="float">
            <text:p>0.815</text:p>
          </table:table-cell>
          <table:table-cell table:formula="of:=[.H6]*0.46" office:value-type="float" office:value="1.3723134" calcext:value-type="float">
            <text:p>1.372</text:p>
          </table:table-cell>
          <table:table-cell table:formula="of:=[.I6]*0.46" office:value-type="float" office:value="2.1508588" calcext:value-type="float">
            <text:p>2.151</text:p>
          </table:table-cell>
          <table:table-cell table:formula="of:=[.J6]*0.46" office:value-type="float" office:value="0.30668246" calcext:value-type="float">
            <text:p>0.307</text:p>
          </table:table-cell>
          <table:table-cell table:formula="of:=[.K6]*0.46" office:value-type="float" office:value="1.4995402" calcext:value-type="float">
            <text:p>1.500</text:p>
          </table:table-cell>
          <table:table-cell table:formula="of:=[.L6]*0.46" office:value-type="float" office:value="2.1342298" calcext:value-type="float">
            <text:p>2.134</text:p>
          </table:table-cell>
          <table:table-cell table:formula="of:=[.M6]*0.46" office:value-type="float" office:value="2.4736776" calcext:value-type="float">
            <text:p>2.474</text:p>
          </table:table-cell>
          <table:table-cell table:formula="of:=[.N6]*0.46" office:value-type="float" office:value="1.984578" calcext:value-type="float">
            <text:p>1.985</text:p>
          </table:table-cell>
          <table:table-cell table:formula="of:=[.O6]*0.46" office:value-type="float" office:value="2.008797" calcext:value-type="float">
            <text:p>2.009</text:p>
          </table:table-cell>
          <table:table-cell table:formula="of:=[.P6]*0.46" office:value-type="float" office:value="0.3620706" calcext:value-type="float">
            <text:p>0.362</text:p>
          </table:table-cell>
          <table:table-cell table:formula="of:=[.Q6]*0.46" office:value-type="float" office:value="2.07506" calcext:value-type="float">
            <text:p>2.075</text:p>
          </table:table-cell>
          <table:table-cell table:formula="of:=[.R6]*0.46" office:value-type="float" office:value="1.6961258" calcext:value-type="float">
            <text:p>1.696</text:p>
          </table:table-cell>
          <table:table-cell table:formula="of:=[.S6]*0.46" office:value-type="float" office:value="1.9977938" calcext:value-type="float">
            <text:p>1.998</text:p>
          </table:table-cell>
          <table:table-cell table:formula="of:=[.T6]*0.46" office:value-type="float" office:value="0.8941296" calcext:value-type="float">
            <text:p>0.894</text:p>
          </table:table-cell>
          <table:table-cell table:formula="of:=[.U6]*0.46" office:value-type="float" office:value="1.9650878" calcext:value-type="float">
            <text:p>1.965</text:p>
          </table:table-cell>
          <table:table-cell table:formula="of:=[.V6]*0.46" office:value-type="float" office:value="2.3032752" calcext:value-type="float">
            <text:p>2.303</text:p>
          </table:table-cell>
          <table:table-cell table:formula="of:=[.W6]*0.46" office:value-type="float" office:value="1.571866" calcext:value-type="float">
            <text:p>1.572</text:p>
          </table:table-cell>
          <table:table-cell table:formula="of:=[.X6]*0.46" office:value-type="float" office:value="2.0615958" calcext:value-type="float">
            <text:p>2.062</text:p>
          </table:table-cell>
          <table:table-cell table:formula="of:=[.Y6]*0.46" office:value-type="float" office:value="1.8041844" calcext:value-type="float">
            <text:p>1.804</text:p>
          </table:table-cell>
          <table:table-cell table:formula="of:=[.Z6]*0.46" office:value-type="float" office:value="1.6498084" calcext:value-type="float">
            <text:p>1.650</text:p>
          </table:table-cell>
          <table:table-cell table:formula="of:=[.AA6]*0.46" office:value-type="float" office:value="1.6498084" calcext:value-type="float">
            <text:p>1.650</text:p>
          </table:table-cell>
          <table:table-cell table:formula="of:=[.AB6]*0.46" office:value-type="float" office:value="0" calcext:value-type="float">
            <text:p>0.000</text:p>
          </table:table-cell>
          <table:table-cell table:formula="of:=[.AC6]*0.46" office:value-type="float" office:value="0" calcext:value-type="float">
            <text:p>0.000</text:p>
          </table:table-cell>
          <table:table-cell table:number-columns-repeated="28"/>
        </table:table-row>
        <table:table-row table:style-name="ro1">
          <table:table-cell table:style-name="ce27" office:value-type="float" office:value="4" calcext:value-type="float">
            <text:p>4</text:p>
          </table:table-cell>
          <table:table-cell table:formula="of:=[.B7]*0.46" office:value-type="float" office:value="8.653474" calcext:value-type="float">
            <text:p>8.653</text:p>
          </table:table-cell>
          <table:table-cell table:formula="of:=[.C7]*0.46" office:value-type="float" office:value="9.37135" calcext:value-type="float">
            <text:p>9.371</text:p>
          </table:table-cell>
          <table:table-cell table:formula="of:=[.D7]*0.46" office:value-type="float" office:value="9.01738" calcext:value-type="float">
            <text:p>9.017</text:p>
          </table:table-cell>
          <table:table-cell table:formula="of:=[.E7]*0.46" office:value-type="float" office:value="7.744284" calcext:value-type="float">
            <text:p>7.744</text:p>
          </table:table-cell>
          <table:table-cell table:formula="of:=[.F7]*0.46" office:value-type="float" office:value="0" calcext:value-type="float">
            <text:p>0.000</text:p>
          </table:table-cell>
          <table:table-cell table:formula="of:=[.G7]*0.46" office:value-type="float" office:value="8.545282" calcext:value-type="float">
            <text:p>8.545</text:p>
          </table:table-cell>
          <table:table-cell table:formula="of:=[.H7]*0.46" office:value-type="float" office:value="9.064806" calcext:value-type="float">
            <text:p>9.065</text:p>
          </table:table-cell>
          <table:table-cell table:formula="of:=[.I7]*0.46" office:value-type="float" office:value="8.996266" calcext:value-type="float">
            <text:p>8.996</text:p>
          </table:table-cell>
          <table:table-cell table:formula="of:=[.J7]*0.46" office:value-type="float" office:value="7.464374" calcext:value-type="float">
            <text:p>7.464</text:p>
          </table:table-cell>
          <table:table-cell table:formula="of:=[.K7]*0.46" office:value-type="float" office:value="8.595606" calcext:value-type="float">
            <text:p>8.596</text:p>
          </table:table-cell>
          <table:table-cell table:formula="of:=[.L7]*0.46" office:value-type="float" office:value="9.028696" calcext:value-type="float">
            <text:p>9.029</text:p>
          </table:table-cell>
          <table:table-cell table:formula="of:=[.M7]*0.46" office:value-type="float" office:value="5.466318" calcext:value-type="float">
            <text:p>5.466</text:p>
          </table:table-cell>
          <table:table-cell table:formula="of:=[.N7]*0.46" office:value-type="float" office:value="8.968574" calcext:value-type="float">
            <text:p>8.969</text:p>
          </table:table-cell>
          <table:table-cell table:formula="of:=[.O7]*0.46" office:value-type="float" office:value="9.644912" calcext:value-type="float">
            <text:p>9.645</text:p>
          </table:table-cell>
          <table:table-cell table:formula="of:=[.P7]*0.46" office:value-type="float" office:value="7.89682" calcext:value-type="float">
            <text:p>7.897</text:p>
          </table:table-cell>
          <table:table-cell table:formula="of:=[.Q7]*0.46" office:value-type="float" office:value="8.952244" calcext:value-type="float">
            <text:p>8.952</text:p>
          </table:table-cell>
          <table:table-cell table:formula="of:=[.R7]*0.46" office:value-type="float" office:value="8.125624" calcext:value-type="float">
            <text:p>8.126</text:p>
          </table:table-cell>
          <table:table-cell table:formula="of:=[.S7]*0.46" office:value-type="float" office:value="9.048844" calcext:value-type="float">
            <text:p>9.049</text:p>
          </table:table-cell>
          <table:table-cell table:formula="of:=[.T7]*0.46" office:value-type="float" office:value="7.909332" calcext:value-type="float">
            <text:p>7.909</text:p>
          </table:table-cell>
          <table:table-cell table:formula="of:=[.U7]*0.46" office:value-type="float" office:value="8.953854" calcext:value-type="float">
            <text:p>8.954</text:p>
          </table:table-cell>
          <table:table-cell table:formula="of:=[.V7]*0.46" office:value-type="float" office:value="9.81548" calcext:value-type="float">
            <text:p>9.815</text:p>
          </table:table-cell>
          <table:table-cell table:formula="of:=[.W7]*0.46" office:value-type="float" office:value="8.130868" calcext:value-type="float">
            <text:p>8.131</text:p>
          </table:table-cell>
          <table:table-cell table:formula="of:=[.X7]*0.46" office:value-type="float" office:value="8.937018" calcext:value-type="float">
            <text:p>8.937</text:p>
          </table:table-cell>
          <table:table-cell table:formula="of:=[.Y7]*0.46" office:value-type="float" office:value="8.407512" calcext:value-type="float">
            <text:p>8.408</text:p>
          </table:table-cell>
          <table:table-cell table:formula="of:=[.Z7]*0.46" office:value-type="float" office:value="6.83974" calcext:value-type="float">
            <text:p>6.840</text:p>
          </table:table-cell>
          <table:table-cell table:formula="of:=[.AA7]*0.46" office:value-type="float" office:value="6.83974" calcext:value-type="float">
            <text:p>6.840</text:p>
          </table:table-cell>
          <table:table-cell table:formula="of:=[.AB7]*0.46" office:value-type="float" office:value="0" calcext:value-type="float">
            <text:p>0.000</text:p>
          </table:table-cell>
          <table:table-cell table:formula="of:=[.AC7]*0.46" office:value-type="float" office:value="0" calcext:value-type="float">
            <text:p>0.000</text:p>
          </table:table-cell>
          <table:table-cell table:number-columns-repeated="28"/>
        </table:table-row>
        <table:table-row table:style-name="ro1">
          <table:table-cell table:style-name="ce28" office:value-type="float" office:value="5" calcext:value-type="float">
            <text:p>5</text:p>
          </table:table-cell>
          <table:table-cell table:formula="of:=[.B8]*0.46" office:value-type="float" office:value="0.6268006" calcext:value-type="float">
            <text:p>0.627</text:p>
          </table:table-cell>
          <table:table-cell table:formula="of:=[.C8]*0.46" office:value-type="float" office:value="2.094035" calcext:value-type="float">
            <text:p>2.094</text:p>
          </table:table-cell>
          <table:table-cell table:formula="of:=[.D8]*0.46" office:value-type="float" office:value="1.7244296" calcext:value-type="float">
            <text:p>1.724</text:p>
          </table:table-cell>
          <table:table-cell table:formula="of:=[.E8]*0.46" office:value-type="float" office:value="0.8150372" calcext:value-type="float">
            <text:p>0.815</text:p>
          </table:table-cell>
          <table:table-cell table:formula="of:=[.F8]*0.46" office:value-type="float" office:value="8.545282" calcext:value-type="float">
            <text:p>8.545</text:p>
          </table:table-cell>
          <table:table-cell table:formula="of:=[.G8]*0.46" office:value-type="float" office:value="0" calcext:value-type="float">
            <text:p>0.000</text:p>
          </table:table-cell>
          <table:table-cell table:formula="of:=[.H8]*0.46" office:value-type="float" office:value="0.7603432" calcext:value-type="float">
            <text:p>0.760</text:p>
          </table:table-cell>
          <table:table-cell table:formula="of:=[.I8]*0.46" office:value-type="float" office:value="1.7352258" calcext:value-type="float">
            <text:p>1.735</text:p>
          </table:table-cell>
          <table:table-cell table:formula="of:=[.J8]*0.46" office:value-type="float" office:value="1.1164752" calcext:value-type="float">
            <text:p>1.116</text:p>
          </table:table-cell>
          <table:table-cell table:formula="of:=[.K8]*0.46" office:value-type="float" office:value="1.139535" calcext:value-type="float">
            <text:p>1.140</text:p>
          </table:table-cell>
          <table:table-cell table:formula="of:=[.L8]*0.46" office:value-type="float" office:value="1.6987984" calcext:value-type="float">
            <text:p>1.699</text:p>
          </table:table-cell>
          <table:table-cell table:formula="of:=[.M8]*0.46" office:value-type="float" office:value="3.2041116" calcext:value-type="float">
            <text:p>3.204</text:p>
          </table:table-cell>
          <table:table-cell table:formula="of:=[.N8]*0.46" office:value-type="float" office:value="1.5386448" calcext:value-type="float">
            <text:p>1.539</text:p>
          </table:table-cell>
          <table:table-cell table:formula="of:=[.O8]*0.46" office:value-type="float" office:value="1.2142896" calcext:value-type="float">
            <text:p>1.214</text:p>
          </table:table-cell>
          <table:table-cell table:formula="of:=[.P8]*0.46" office:value-type="float" office:value="0.6765496" calcext:value-type="float">
            <text:p>0.677</text:p>
          </table:table-cell>
          <table:table-cell table:formula="of:=[.Q8]*0.46" office:value-type="float" office:value="1.6617362" calcext:value-type="float">
            <text:p>1.662</text:p>
          </table:table-cell>
          <table:table-cell table:formula="of:=[.R8]*0.46" office:value-type="float" office:value="1.6372228" calcext:value-type="float">
            <text:p>1.637</text:p>
          </table:table-cell>
          <table:table-cell table:formula="of:=[.S8]*0.46" office:value-type="float" office:value="1.5133678" calcext:value-type="float">
            <text:p>1.513</text:p>
          </table:table-cell>
          <table:table-cell table:formula="of:=[.T8]*0.46" office:value-type="float" office:value="0.9994972" calcext:value-type="float">
            <text:p>0.999</text:p>
          </table:table-cell>
          <table:table-cell table:formula="of:=[.U8]*0.46" office:value-type="float" office:value="1.5213764" calcext:value-type="float">
            <text:p>1.521</text:p>
          </table:table-cell>
          <table:table-cell table:formula="of:=[.V8]*0.46" office:value-type="float" office:value="1.55043" calcext:value-type="float">
            <text:p>1.550</text:p>
          </table:table-cell>
          <table:table-cell table:formula="of:=[.W8]*0.46" office:value-type="float" office:value="1.5049176" calcext:value-type="float">
            <text:p>1.505</text:p>
          </table:table-cell>
          <table:table-cell table:formula="of:=[.X8]*0.46" office:value-type="float" office:value="1.652389" calcext:value-type="float">
            <text:p>1.652</text:p>
          </table:table-cell>
          <table:table-cell table:formula="of:=[.Y8]*0.46" office:value-type="float" office:value="1.612208" calcext:value-type="float">
            <text:p>1.612</text:p>
          </table:table-cell>
          <table:table-cell table:formula="of:=[.Z8]*0.46" office:value-type="float" office:value="2.149557" calcext:value-type="float">
            <text:p>2.150</text:p>
          </table:table-cell>
          <table:table-cell table:formula="of:=[.AA8]*0.46" office:value-type="float" office:value="2.149557" calcext:value-type="float">
            <text:p>2.150</text:p>
          </table:table-cell>
          <table:table-cell table:formula="of:=[.AB8]*0.46" office:value-type="float" office:value="0" calcext:value-type="float">
            <text:p>0.000</text:p>
          </table:table-cell>
          <table:table-cell table:formula="of:=[.AC8]*0.46" office:value-type="float" office:value="0" calcext:value-type="float">
            <text:p>0.000</text:p>
          </table:table-cell>
          <table:table-cell table:number-columns-repeated="28"/>
        </table:table-row>
        <table:table-row table:style-name="ro1">
          <table:table-cell table:style-name="ce28" office:value-type="float" office:value="6" calcext:value-type="float">
            <text:p>6</text:p>
          </table:table-cell>
          <table:table-cell table:formula="of:=[.B9]*0.46" office:value-type="float" office:value="1.2627506" calcext:value-type="float">
            <text:p>1.263</text:p>
          </table:table-cell>
          <table:table-cell table:formula="of:=[.C9]*0.46" office:value-type="float" office:value="1.4359544" calcext:value-type="float">
            <text:p>1.436</text:p>
          </table:table-cell>
          <table:table-cell table:formula="of:=[.D9]*0.46" office:value-type="float" office:value="2.2756108" calcext:value-type="float">
            <text:p>2.276</text:p>
          </table:table-cell>
          <table:table-cell table:formula="of:=[.E9]*0.46" office:value-type="float" office:value="1.3723134" calcext:value-type="float">
            <text:p>1.372</text:p>
          </table:table-cell>
          <table:table-cell table:formula="of:=[.F9]*0.46" office:value-type="float" office:value="9.064806" calcext:value-type="float">
            <text:p>9.065</text:p>
          </table:table-cell>
          <table:table-cell table:formula="of:=[.G9]*0.46" office:value-type="float" office:value="0.7603432" calcext:value-type="float">
            <text:p>0.760</text:p>
          </table:table-cell>
          <table:table-cell table:formula="of:=[.H9]*0.46" office:value-type="float" office:value="0" calcext:value-type="float">
            <text:p>0.000</text:p>
          </table:table-cell>
          <table:table-cell table:formula="of:=[.I9]*0.46" office:value-type="float" office:value="2.292962" calcext:value-type="float">
            <text:p>2.293</text:p>
          </table:table-cell>
          <table:table-cell table:formula="of:=[.J9]*0.46" office:value-type="float" office:value="1.6170702" calcext:value-type="float">
            <text:p>1.617</text:p>
          </table:table-cell>
          <table:table-cell table:formula="of:=[.K9]*0.46" office:value-type="float" office:value="1.79009" calcext:value-type="float">
            <text:p>1.790</text:p>
          </table:table-cell>
          <table:table-cell table:formula="of:=[.L9]*0.46" office:value-type="float" office:value="2.2449932" calcext:value-type="float">
            <text:p>2.245</text:p>
          </table:table-cell>
          <table:table-cell table:formula="of:=[.M9]*0.46" office:value-type="float" office:value="3.8454804" calcext:value-type="float">
            <text:p>3.845</text:p>
          </table:table-cell>
          <table:table-cell table:formula="of:=[.N9]*0.46" office:value-type="float" office:value="2.0917534" calcext:value-type="float">
            <text:p>2.092</text:p>
          </table:table-cell>
          <table:table-cell table:formula="of:=[.O9]*0.46" office:value-type="float" office:value="1.2611406" calcext:value-type="float">
            <text:p>1.261</text:p>
          </table:table-cell>
          <table:table-cell table:formula="of:=[.P9]*0.46" office:value-type="float" office:value="1.3785326" calcext:value-type="float">
            <text:p>1.379</text:p>
          </table:table-cell>
          <table:table-cell table:formula="of:=[.Q9]*0.46" office:value-type="float" office:value="2.2272234" calcext:value-type="float">
            <text:p>2.227</text:p>
          </table:table-cell>
          <table:table-cell table:formula="of:=[.R9]*0.46" office:value-type="float" office:value="2.3627164" calcext:value-type="float">
            <text:p>2.363</text:p>
          </table:table-cell>
          <table:table-cell table:formula="of:=[.S9]*0.46" office:value-type="float" office:value="2.0386096" calcext:value-type="float">
            <text:p>2.039</text:p>
          </table:table-cell>
          <table:table-cell table:formula="of:=[.T9]*0.46" office:value-type="float" office:value="1.7597898" calcext:value-type="float">
            <text:p>1.760</text:p>
          </table:table-cell>
          <table:table-cell table:formula="of:=[.U9]*0.46" office:value-type="float" office:value="2.0778752" calcext:value-type="float">
            <text:p>2.078</text:p>
          </table:table-cell>
          <table:table-cell table:formula="of:=[.V9]*0.46" office:value-type="float" office:value="1.6858724" calcext:value-type="float">
            <text:p>1.686</text:p>
          </table:table-cell>
          <table:table-cell table:formula="of:=[.W9]*0.46" office:value-type="float" office:value="2.233461" calcext:value-type="float">
            <text:p>2.233</text:p>
          </table:table-cell>
          <table:table-cell table:formula="of:=[.X9]*0.46" office:value-type="float" office:value="2.2215608" calcext:value-type="float">
            <text:p>2.222</text:p>
          </table:table-cell>
          <table:table-cell table:formula="of:=[.Y9]*0.46" office:value-type="float" office:value="2.2978058" calcext:value-type="float">
            <text:p>2.298</text:p>
          </table:table-cell>
          <table:table-cell table:formula="of:=[.Z9]*0.46" office:value-type="float" office:value="2.8883998" calcext:value-type="float">
            <text:p>2.888</text:p>
          </table:table-cell>
          <table:table-cell table:formula="of:=[.AA9]*0.46" office:value-type="float" office:value="2.8883998" calcext:value-type="float">
            <text:p>2.888</text:p>
          </table:table-cell>
          <table:table-cell table:formula="of:=[.AB9]*0.46" office:value-type="float" office:value="0" calcext:value-type="float">
            <text:p>0.000</text:p>
          </table:table-cell>
          <table:table-cell table:formula="of:=[.AC9]*0.46" office:value-type="float" office:value="0" calcext:value-type="float">
            <text:p>0.000</text:p>
          </table:table-cell>
          <table:table-cell table:number-columns-repeated="28"/>
        </table:table-row>
        <table:table-row table:style-name="ro1">
          <table:table-cell table:style-name="ce28" office:value-type="float" office:value="7" calcext:value-type="float">
            <text:p>7</text:p>
          </table:table-cell>
          <table:table-cell table:formula="of:=[.B10]*0.46" office:value-type="float" office:value="1.1088254" calcext:value-type="float">
            <text:p>1.109</text:p>
          </table:table-cell>
          <table:table-cell table:formula="of:=[.C10]*0.46" office:value-type="float" office:value="3.7287646" calcext:value-type="float">
            <text:p>3.729</text:p>
          </table:table-cell>
          <table:table-cell table:formula="of:=[.D10]*0.46" office:value-type="float" office:value="0.02879163" calcext:value-type="float">
            <text:p>0.029</text:p>
          </table:table-cell>
          <table:table-cell table:formula="of:=[.E10]*0.46" office:value-type="float" office:value="2.1508588" calcext:value-type="float">
            <text:p>2.151</text:p>
          </table:table-cell>
          <table:table-cell table:formula="of:=[.F10]*0.46" office:value-type="float" office:value="8.996266" calcext:value-type="float">
            <text:p>8.996</text:p>
          </table:table-cell>
          <table:table-cell table:formula="of:=[.G10]*0.46" office:value-type="float" office:value="1.7352258" calcext:value-type="float">
            <text:p>1.735</text:p>
          </table:table-cell>
          <table:table-cell table:formula="of:=[.H10]*0.46" office:value-type="float" office:value="2.292962" calcext:value-type="float">
            <text:p>2.293</text:p>
          </table:table-cell>
          <table:table-cell table:formula="of:=[.I10]*0.46" office:value-type="float" office:value="0" calcext:value-type="float">
            <text:p>0.000</text:p>
          </table:table-cell>
          <table:table-cell table:formula="of:=[.J10]*0.46" office:value-type="float" office:value="2.4028744" calcext:value-type="float">
            <text:p>2.403</text:p>
          </table:table-cell>
          <table:table-cell table:formula="of:=[.K10]*0.46" office:value-type="float" office:value="0.6517786" calcext:value-type="float">
            <text:p>0.652</text:p>
          </table:table-cell>
          <table:table-cell table:formula="of:=[.L10]*0.46" office:value-type="float" office:value="0.06092194" calcext:value-type="float">
            <text:p>0.061</text:p>
          </table:table-cell>
          <table:table-cell table:formula="of:=[.M10]*0.46" office:value-type="float" office:value="3.5562784" calcext:value-type="float">
            <text:p>3.556</text:p>
          </table:table-cell>
          <table:table-cell table:formula="of:=[.N10]*0.46" office:value-type="float" office:value="0.20150116" calcext:value-type="float">
            <text:p>0.202</text:p>
          </table:table-cell>
          <table:table-cell table:formula="of:=[.O10]*0.46" office:value-type="float" office:value="1.4112478" calcext:value-type="float">
            <text:p>1.411</text:p>
          </table:table-cell>
          <table:table-cell table:formula="of:=[.P10]*0.46" office:value-type="float" office:value="1.7909042" calcext:value-type="float">
            <text:p>1.791</text:p>
          </table:table-cell>
          <table:table-cell table:formula="of:=[.Q10]*0.46" office:value-type="float" office:value="0.07621418" calcext:value-type="float">
            <text:p>0.076</text:p>
          </table:table-cell>
          <table:table-cell table:formula="of:=[.R10]*0.46" office:value-type="float" office:value="0.8707018" calcext:value-type="float">
            <text:p>0.871</text:p>
          </table:table-cell>
          <table:table-cell table:formula="of:=[.S10]*0.46" office:value-type="float" office:value="0.26620246" calcext:value-type="float">
            <text:p>0.266</text:p>
          </table:table-cell>
          <table:table-cell table:formula="of:=[.T10]*0.46" office:value-type="float" office:value="1.3632238" calcext:value-type="float">
            <text:p>1.363</text:p>
          </table:table-cell>
          <table:table-cell table:formula="of:=[.U10]*0.46" office:value-type="float" office:value="0.21656892" calcext:value-type="float">
            <text:p>0.217</text:p>
          </table:table-cell>
          <table:table-cell table:formula="of:=[.V10]*0.46" office:value-type="float" office:value="1.2064236" calcext:value-type="float">
            <text:p>1.206</text:p>
          </table:table-cell>
          <table:table-cell table:formula="of:=[.W10]*0.46" office:value-type="float" office:value="0.8784298" calcext:value-type="float">
            <text:p>0.878</text:p>
          </table:table-cell>
          <table:table-cell table:formula="of:=[.X10]*0.46" office:value-type="float" office:value="0.08926576" calcext:value-type="float">
            <text:p>0.089</text:p>
          </table:table-cell>
          <table:table-cell table:formula="of:=[.Y10]*0.46" office:value-type="float" office:value="0.588915" calcext:value-type="float">
            <text:p>0.589</text:p>
          </table:table-cell>
          <table:table-cell table:formula="of:=[.Z10]*0.46" office:value-type="float" office:value="2.1622484" calcext:value-type="float">
            <text:p>2.162</text:p>
          </table:table-cell>
          <table:table-cell table:formula="of:=[.AA10]*0.46" office:value-type="float" office:value="2.1622484" calcext:value-type="float">
            <text:p>2.162</text:p>
          </table:table-cell>
          <table:table-cell table:formula="of:=[.AB10]*0.46" office:value-type="float" office:value="0" calcext:value-type="float">
            <text:p>0.000</text:p>
          </table:table-cell>
          <table:table-cell table:formula="of:=[.AC10]*0.46" office:value-type="float" office:value="0" calcext:value-type="float">
            <text:p>0.000</text:p>
          </table:table-cell>
          <table:table-cell table:number-columns-repeated="28"/>
        </table:table-row>
        <table:table-row table:style-name="ro1">
          <table:table-cell table:style-name="ce28" office:value-type="float" office:value="8" calcext:value-type="float">
            <text:p>8</text:p>
          </table:table-cell>
          <table:table-cell table:formula="of:=[.B11]*0.46" office:value-type="float" office:value="1.4663374" calcext:value-type="float">
            <text:p>1.466</text:p>
          </table:table-cell>
          <table:table-cell table:formula="of:=[.C11]*0.46" office:value-type="float" office:value="2.4306676" calcext:value-type="float">
            <text:p>2.431</text:p>
          </table:table-cell>
          <table:table-cell table:formula="of:=[.D11]*0.46" office:value-type="float" office:value="2.4044752" calcext:value-type="float">
            <text:p>2.404</text:p>
          </table:table-cell>
          <table:table-cell table:formula="of:=[.E11]*0.46" office:value-type="float" office:value="0.30668246" calcext:value-type="float">
            <text:p>0.307</text:p>
          </table:table-cell>
          <table:table-cell table:formula="of:=[.F11]*0.46" office:value-type="float" office:value="7.464374" calcext:value-type="float">
            <text:p>7.464</text:p>
          </table:table-cell>
          <table:table-cell table:formula="of:=[.G11]*0.46" office:value-type="float" office:value="1.1164752" calcext:value-type="float">
            <text:p>1.116</text:p>
          </table:table-cell>
          <table:table-cell table:formula="of:=[.H11]*0.46" office:value-type="float" office:value="1.6170702" calcext:value-type="float">
            <text:p>1.617</text:p>
          </table:table-cell>
          <table:table-cell table:formula="of:=[.I11]*0.46" office:value-type="float" office:value="2.4028744" calcext:value-type="float">
            <text:p>2.403</text:p>
          </table:table-cell>
          <table:table-cell table:formula="of:=[.J11]*0.46" office:value-type="float" office:value="0" calcext:value-type="float">
            <text:p>0.000</text:p>
          </table:table-cell>
          <table:table-cell table:formula="of:=[.K11]*0.46" office:value-type="float" office:value="1.7563214" calcext:value-type="float">
            <text:p>1.756</text:p>
          </table:table-cell>
          <table:table-cell table:formula="of:=[.L11]*0.46" office:value-type="float" office:value="2.3907258" calcext:value-type="float">
            <text:p>2.391</text:p>
          </table:table-cell>
          <table:table-cell table:formula="of:=[.M11]*0.46" office:value-type="float" office:value="2.2578916" calcext:value-type="float">
            <text:p>2.258</text:p>
          </table:table-cell>
          <table:table-cell table:formula="of:=[.N11]*0.46" office:value-type="float" office:value="2.2457936" calcext:value-type="float">
            <text:p>2.246</text:p>
          </table:table-cell>
          <table:table-cell table:formula="of:=[.O11]*0.46" office:value-type="float" office:value="2.3152306" calcext:value-type="float">
            <text:p>2.315</text:p>
          </table:table-cell>
          <table:table-cell table:formula="of:=[.P11]*0.46" office:value-type="float" office:value="0.6232724" calcext:value-type="float">
            <text:p>0.623</text:p>
          </table:table-cell>
          <table:table-cell table:formula="of:=[.Q11]*0.46" office:value-type="float" office:value="2.327922" calcext:value-type="float">
            <text:p>2.328</text:p>
          </table:table-cell>
          <table:table-cell table:formula="of:=[.R11]*0.46" office:value-type="float" office:value="1.8708706" calcext:value-type="float">
            <text:p>1.871</text:p>
          </table:table-cell>
          <table:table-cell table:formula="of:=[.S11]*0.46" office:value-type="float" office:value="2.2662314" calcext:value-type="float">
            <text:p>2.266</text:p>
          </table:table-cell>
          <table:table-cell table:formula="of:=[.T11]*0.46" office:value-type="float" office:value="1.0845742" calcext:value-type="float">
            <text:p>1.085</text:p>
          </table:table-cell>
          <table:table-cell table:formula="of:=[.U11]*0.46" office:value-type="float" office:value="2.226216" calcext:value-type="float">
            <text:p>2.226</text:p>
          </table:table-cell>
          <table:table-cell table:formula="of:=[.V11]*0.46" office:value-type="float" office:value="2.6085634" calcext:value-type="float">
            <text:p>2.609</text:p>
          </table:table-cell>
          <table:table-cell table:formula="of:=[.W11]*0.46" office:value-type="float" office:value="1.7549874" calcext:value-type="float">
            <text:p>1.755</text:p>
          </table:table-cell>
          <table:table-cell table:formula="of:=[.X11]*0.46" office:value-type="float" office:value="2.3138322" calcext:value-type="float">
            <text:p>2.314</text:p>
          </table:table-cell>
          <table:table-cell table:formula="of:=[.Y11]*0.46" office:value-type="float" office:value="2.0117916" calcext:value-type="float">
            <text:p>2.012</text:p>
          </table:table-cell>
          <table:table-cell table:formula="of:=[.Z11]*0.46" office:value-type="float" office:value="1.5987668" calcext:value-type="float">
            <text:p>1.599</text:p>
          </table:table-cell>
          <table:table-cell table:formula="of:=[.AA11]*0.46" office:value-type="float" office:value="1.5987668" calcext:value-type="float">
            <text:p>1.599</text:p>
          </table:table-cell>
          <table:table-cell table:formula="of:=[.AB11]*0.46" office:value-type="float" office:value="0" calcext:value-type="float">
            <text:p>0.000</text:p>
          </table:table-cell>
          <table:table-cell table:formula="of:=[.AC11]*0.46" office:value-type="float" office:value="0" calcext:value-type="float">
            <text:p>0.000</text:p>
          </table:table-cell>
          <table:table-cell table:number-columns-repeated="28"/>
        </table:table-row>
        <table:table-row table:style-name="ro1">
          <table:table-cell table:style-name="ce28" office:value-type="float" office:value="9" calcext:value-type="float">
            <text:p>9</text:p>
          </table:table-cell>
          <table:table-cell table:formula="of:=[.B12]*0.46" office:value-type="float" office:value="0.530196" calcext:value-type="float">
            <text:p>0.530</text:p>
          </table:table-cell>
          <table:table-cell table:formula="of:=[.C12]*0.46" office:value-type="float" office:value="3.2061448" calcext:value-type="float">
            <text:p>3.206</text:p>
          </table:table-cell>
          <table:table-cell table:formula="of:=[.D12]*0.46" office:value-type="float" office:value="0.6507298" calcext:value-type="float">
            <text:p>0.651</text:p>
          </table:table-cell>
          <table:table-cell table:formula="of:=[.E12]*0.46" office:value-type="float" office:value="1.4995402" calcext:value-type="float">
            <text:p>1.500</text:p>
          </table:table-cell>
          <table:table-cell table:formula="of:=[.F12]*0.46" office:value-type="float" office:value="8.595606" calcext:value-type="float">
            <text:p>8.596</text:p>
          </table:table-cell>
          <table:table-cell table:formula="of:=[.G12]*0.46" office:value-type="float" office:value="1.139535" calcext:value-type="float">
            <text:p>1.140</text:p>
          </table:table-cell>
          <table:table-cell table:formula="of:=[.H12]*0.46" office:value-type="float" office:value="1.79009" calcext:value-type="float">
            <text:p>1.790</text:p>
          </table:table-cell>
          <table:table-cell table:formula="of:=[.I12]*0.46" office:value-type="float" office:value="0.6517786" calcext:value-type="float">
            <text:p>0.652</text:p>
          </table:table-cell>
          <table:table-cell table:formula="of:=[.J12]*0.46" office:value-type="float" office:value="1.7563214" calcext:value-type="float">
            <text:p>1.756</text:p>
          </table:table-cell>
          <table:table-cell table:formula="of:=[.K12]*0.46" office:value-type="float" office:value="0" calcext:value-type="float">
            <text:p>0.000</text:p>
          </table:table-cell>
          <table:table-cell table:formula="of:=[.L12]*0.46" office:value-type="float" office:value="0.6351634" calcext:value-type="float">
            <text:p>0.635</text:p>
          </table:table-cell>
          <table:table-cell table:formula="of:=[.M12]*0.46" office:value-type="float" office:value="3.1293708" calcext:value-type="float">
            <text:p>3.129</text:p>
          </table:table-cell>
          <table:table-cell table:formula="of:=[.N12]*0.46" office:value-type="float" office:value="0.4902864" calcext:value-type="float">
            <text:p>0.490</text:p>
          </table:table-cell>
          <table:table-cell table:formula="of:=[.O12]*0.46" office:value-type="float" office:value="1.2577872" calcext:value-type="float">
            <text:p>1.258</text:p>
          </table:table-cell>
          <table:table-cell table:formula="of:=[.P12]*0.46" office:value-type="float" office:value="1.1404734" calcext:value-type="float">
            <text:p>1.140</text:p>
          </table:table-cell>
          <table:table-cell table:formula="of:=[.Q12]*0.46" office:value-type="float" office:value="0.575782" calcext:value-type="float">
            <text:p>0.576</text:p>
          </table:table-cell>
          <table:table-cell table:formula="of:=[.R12]*0.46" office:value-type="float" office:value="0.670749" calcext:value-type="float">
            <text:p>0.671</text:p>
          </table:table-cell>
          <table:table-cell table:formula="of:=[.S12]*0.46" office:value-type="float" office:value="0.5227946" calcext:value-type="float">
            <text:p>0.523</text:p>
          </table:table-cell>
          <table:table-cell table:formula="of:=[.T12]*0.46" office:value-type="float" office:value="0.7582502" calcext:value-type="float">
            <text:p>0.758</text:p>
          </table:table-cell>
          <table:table-cell table:formula="of:=[.U12]*0.46" office:value-type="float" office:value="0.470718" calcext:value-type="float">
            <text:p>0.471</text:p>
          </table:table-cell>
          <table:table-cell table:formula="of:=[.V12]*0.46" office:value-type="float" office:value="1.2634498" calcext:value-type="float">
            <text:p>1.263</text:p>
          </table:table-cell>
          <table:table-cell table:formula="of:=[.W12]*0.46" office:value-type="float" office:value="0.5767158" calcext:value-type="float">
            <text:p>0.577</text:p>
          </table:table-cell>
          <table:table-cell table:formula="of:=[.X12]*0.46" office:value-type="float" office:value="0.5625892" calcext:value-type="float">
            <text:p>0.563</text:p>
          </table:table-cell>
          <table:table-cell table:formula="of:=[.Y12]*0.46" office:value-type="float" office:value="0.51865" calcext:value-type="float">
            <text:p>0.519</text:p>
          </table:table-cell>
          <table:table-cell table:formula="of:=[.Z12]*0.46" office:value-type="float" office:value="1.7803748" calcext:value-type="float">
            <text:p>1.780</text:p>
          </table:table-cell>
          <table:table-cell table:formula="of:=[.AA12]*0.46" office:value-type="float" office:value="1.7803748" calcext:value-type="float">
            <text:p>1.780</text:p>
          </table:table-cell>
          <table:table-cell table:formula="of:=[.AB12]*0.46" office:value-type="float" office:value="0" calcext:value-type="float">
            <text:p>0.000</text:p>
          </table:table-cell>
          <table:table-cell table:formula="of:=[.AC12]*0.46" office:value-type="float" office:value="0" calcext:value-type="float">
            <text:p>0.000</text:p>
          </table:table-cell>
          <table:table-cell table:number-columns-repeated="2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3]*0.46" office:value-type="float" office:value="1.0736078" calcext:value-type="float">
            <text:p>1.074</text:p>
          </table:table-cell>
          <table:table-cell table:formula="of:=[.C13]*0.46" office:value-type="float" office:value="3.6809476" calcext:value-type="float">
            <text:p>3.681</text:p>
          </table:table-cell>
          <table:table-cell table:formula="of:=[.D13]*0.46" office:value-type="float" office:value="0.033954486" calcext:value-type="float">
            <text:p>0.034</text:p>
          </table:table-cell>
          <table:table-cell table:formula="of:=[.E13]*0.46" office:value-type="float" office:value="2.1342298" calcext:value-type="float">
            <text:p>2.134</text:p>
          </table:table-cell>
          <table:table-cell table:formula="of:=[.F13]*0.46" office:value-type="float" office:value="9.028696" calcext:value-type="float">
            <text:p>9.029</text:p>
          </table:table-cell>
          <table:table-cell table:formula="of:=[.G13]*0.46" office:value-type="float" office:value="1.6987984" calcext:value-type="float">
            <text:p>1.699</text:p>
          </table:table-cell>
          <table:table-cell table:formula="of:=[.H13]*0.46" office:value-type="float" office:value="2.2449932" calcext:value-type="float">
            <text:p>2.245</text:p>
          </table:table-cell>
          <table:table-cell table:formula="of:=[.I13]*0.46" office:value-type="float" office:value="0.06092194" calcext:value-type="float">
            <text:p>0.061</text:p>
          </table:table-cell>
          <table:table-cell table:formula="of:=[.J13]*0.46" office:value-type="float" office:value="2.3907258" calcext:value-type="float">
            <text:p>2.391</text:p>
          </table:table-cell>
          <table:table-cell table:formula="of:=[.K13]*0.46" office:value-type="float" office:value="0.6351634" calcext:value-type="float">
            <text:p>0.635</text:p>
          </table:table-cell>
          <table:table-cell table:formula="of:=[.L13]*0.46" office:value-type="float" office:value="0" calcext:value-type="float">
            <text:p>0.000</text:p>
          </table:table-cell>
          <table:table-cell table:formula="of:=[.M13]*0.46" office:value-type="float" office:value="3.5839382" calcext:value-type="float">
            <text:p>3.584</text:p>
          </table:table-cell>
          <table:table-cell table:formula="of:=[.N13]*0.46" office:value-type="float" office:value="0.1601697" calcext:value-type="float">
            <text:p>0.160</text:p>
          </table:table-cell>
          <table:table-cell table:formula="of:=[.O13]*0.46" office:value-type="float" office:value="1.3510338" calcext:value-type="float">
            <text:p>1.351</text:p>
          </table:table-cell>
          <table:table-cell table:formula="of:=[.P13]*0.46" office:value-type="float" office:value="1.7756138" calcext:value-type="float">
            <text:p>1.776</text:p>
          </table:table-cell>
          <table:table-cell table:formula="of:=[.Q13]*0.46" office:value-type="float" office:value="0.0772386" calcext:value-type="float">
            <text:p>0.077</text:p>
          </table:table-cell>
          <table:table-cell table:formula="of:=[.R13]*0.46" office:value-type="float" office:value="0.9039" calcext:value-type="float">
            <text:p>0.904</text:p>
          </table:table-cell>
          <table:table-cell table:formula="of:=[.S13]*0.46" office:value-type="float" office:value="0.2106731" calcext:value-type="float">
            <text:p>0.211</text:p>
          </table:table-cell>
          <table:table-cell table:formula="of:=[.T13]*0.46" office:value-type="float" office:value="1.3620094" calcext:value-type="float">
            <text:p>1.362</text:p>
          </table:table-cell>
          <table:table-cell table:formula="of:=[.U13]*0.46" office:value-type="float" office:value="0.17782128" calcext:value-type="float">
            <text:p>0.178</text:p>
          </table:table-cell>
          <table:table-cell table:formula="of:=[.V13]*0.46" office:value-type="float" office:value="1.1461268" calcext:value-type="float">
            <text:p>1.146</text:p>
          </table:table-cell>
          <table:table-cell table:formula="of:=[.W13]*0.46" office:value-type="float" office:value="0.903601" calcext:value-type="float">
            <text:p>0.904</text:p>
          </table:table-cell>
          <table:table-cell table:formula="of:=[.X13]*0.46" office:value-type="float" office:value="0.09297198" calcext:value-type="float">
            <text:p>0.093</text:p>
          </table:table-cell>
          <table:table-cell table:formula="of:=[.Y13]*0.46" office:value-type="float" office:value="0.6222144" calcext:value-type="float">
            <text:p>0.622</text:p>
          </table:table-cell>
          <table:table-cell table:formula="of:=[.Z13]*0.46" office:value-type="float" office:value="2.1918356" calcext:value-type="float">
            <text:p>2.192</text:p>
          </table:table-cell>
          <table:table-cell table:formula="of:=[.AA13]*0.46" office:value-type="float" office:value="2.1918356" calcext:value-type="float">
            <text:p>2.192</text:p>
          </table:table-cell>
          <table:table-cell table:formula="of:=[.AB13]*0.46" office:value-type="float" office:value="0" calcext:value-type="float">
            <text:p>0.000</text:p>
          </table:table-cell>
          <table:table-cell table:formula="of:=[.AC13]*0.46" office:value-type="float" office:value="0" calcext:value-type="float">
            <text:p>0.000</text:p>
          </table:table-cell>
          <table:table-cell table:number-columns-repeated="2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4]*0.46" office:value-type="float" office:value="3.2120466" calcext:value-type="float">
            <text:p>3.212</text:p>
          </table:table-cell>
          <table:table-cell table:formula="of:=[.C14]*0.46" office:value-type="float" office:value="4.61472" calcext:value-type="float">
            <text:p>4.615</text:p>
          </table:table-cell>
          <table:table-cell table:formula="of:=[.D14]*0.46" office:value-type="float" office:value="3.5754696" calcext:value-type="float">
            <text:p>3.575</text:p>
          </table:table-cell>
          <table:table-cell table:formula="of:=[.E14]*0.46" office:value-type="float" office:value="2.4736776" calcext:value-type="float">
            <text:p>2.474</text:p>
          </table:table-cell>
          <table:table-cell table:formula="of:=[.F14]*0.46" office:value-type="float" office:value="5.466318" calcext:value-type="float">
            <text:p>5.466</text:p>
          </table:table-cell>
          <table:table-cell table:formula="of:=[.G14]*0.46" office:value-type="float" office:value="3.2041116" calcext:value-type="float">
            <text:p>3.204</text:p>
          </table:table-cell>
          <table:table-cell table:formula="of:=[.H14]*0.46" office:value-type="float" office:value="3.8454804" calcext:value-type="float">
            <text:p>3.845</text:p>
          </table:table-cell>
          <table:table-cell table:formula="of:=[.I14]*0.46" office:value-type="float" office:value="3.5562784" calcext:value-type="float">
            <text:p>3.556</text:p>
          </table:table-cell>
          <table:table-cell table:formula="of:=[.J14]*0.46" office:value-type="float" office:value="2.2578916" calcext:value-type="float">
            <text:p>2.258</text:p>
          </table:table-cell>
          <table:table-cell table:formula="of:=[.K14]*0.46" office:value-type="float" office:value="3.1293708" calcext:value-type="float">
            <text:p>3.129</text:p>
          </table:table-cell>
          <table:table-cell table:formula="of:=[.L14]*0.46" office:value-type="float" office:value="3.5839382" calcext:value-type="float">
            <text:p>3.584</text:p>
          </table:table-cell>
          <table:table-cell table:formula="of:=[.M14]*0.46" office:value-type="float" office:value="0" calcext:value-type="float">
            <text:p>0.000</text:p>
          </table:table-cell>
          <table:table-cell table:formula="of:=[.N14]*0.46" office:value-type="float" office:value="3.5130844" calcext:value-type="float">
            <text:p>3.513</text:p>
          </table:table-cell>
          <table:table-cell table:formula="of:=[.O14]*0.46" office:value-type="float" office:value="4.2121602" calcext:value-type="float">
            <text:p>4.212</text:p>
          </table:table-cell>
          <table:table-cell table:formula="of:=[.P14]*0.46" office:value-type="float" office:value="2.52885" calcext:value-type="float">
            <text:p>2.529</text:p>
          </table:table-cell>
          <table:table-cell table:formula="of:=[.Q14]*0.46" office:value-type="float" office:value="3.5068192" calcext:value-type="float">
            <text:p>3.507</text:p>
          </table:table-cell>
          <table:table-cell table:formula="of:=[.R14]*0.46" office:value-type="float" office:value="2.6895924" calcext:value-type="float">
            <text:p>2.690</text:p>
          </table:table-cell>
          <table:table-cell table:formula="of:=[.S14]*0.46" office:value-type="float" office:value="3.5898952" calcext:value-type="float">
            <text:p>3.590</text:p>
          </table:table-cell>
          <table:table-cell table:formula="of:=[.T14]*0.46" office:value-type="float" office:value="2.4544542" calcext:value-type="float">
            <text:p>2.454</text:p>
          </table:table-cell>
          <table:table-cell table:formula="of:=[.U14]*0.46" office:value-type="float" office:value="3.497633" calcext:value-type="float">
            <text:p>3.498</text:p>
          </table:table-cell>
          <table:table-cell table:formula="of:=[.V14]*0.46" office:value-type="float" office:value="4.3557722" calcext:value-type="float">
            <text:p>4.356</text:p>
          </table:table-cell>
          <table:table-cell table:formula="of:=[.W14]*0.46" office:value-type="float" office:value="2.680627" calcext:value-type="float">
            <text:p>2.681</text:p>
          </table:table-cell>
          <table:table-cell table:formula="of:=[.X14]*0.46" office:value-type="float" office:value="3.4912804" calcext:value-type="float">
            <text:p>3.491</text:p>
          </table:table-cell>
          <table:table-cell table:formula="of:=[.Y14]*0.46" office:value-type="float" office:value="2.9691804" calcext:value-type="float">
            <text:p>2.969</text:p>
          </table:table-cell>
          <table:table-cell table:formula="of:=[.Z14]*0.46" office:value-type="float" office:value="1.396721" calcext:value-type="float">
            <text:p>1.397</text:p>
          </table:table-cell>
          <table:table-cell table:formula="of:=[.AA14]*0.46" office:value-type="float" office:value="1.396721" calcext:value-type="float">
            <text:p>1.397</text:p>
          </table:table-cell>
          <table:table-cell table:formula="of:=[.AB14]*0.46" office:value-type="float" office:value="0" calcext:value-type="float">
            <text:p>0.000</text:p>
          </table:table-cell>
          <table:table-cell table:formula="of:=[.AC14]*0.46" office:value-type="float" office:value="0" calcext:value-type="float">
            <text:p>0.000</text:p>
          </table:table-cell>
          <table:table-cell table:number-columns-repeated="2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5]*0.46" office:value-type="float" office:value="0.9134772" calcext:value-type="float">
            <text:p>0.913</text:p>
          </table:table-cell>
          <table:table-cell table:formula="of:=[.C15]*0.46" office:value-type="float" office:value="3.5274732" calcext:value-type="float">
            <text:p>3.527</text:p>
          </table:table-cell>
          <table:table-cell table:formula="of:=[.D15]*0.46" office:value-type="float" office:value="0.18675126" calcext:value-type="float">
            <text:p>0.187</text:p>
          </table:table-cell>
          <table:table-cell table:formula="of:=[.E15]*0.46" office:value-type="float" office:value="1.984578" calcext:value-type="float">
            <text:p>1.985</text:p>
          </table:table-cell>
          <table:table-cell table:formula="of:=[.F15]*0.46" office:value-type="float" office:value="8.968574" calcext:value-type="float">
            <text:p>8.969</text:p>
          </table:table-cell>
          <table:table-cell table:formula="of:=[.G15]*0.46" office:value-type="float" office:value="1.5386448" calcext:value-type="float">
            <text:p>1.539</text:p>
          </table:table-cell>
          <table:table-cell table:formula="of:=[.H15]*0.46" office:value-type="float" office:value="2.0917534" calcext:value-type="float">
            <text:p>2.092</text:p>
          </table:table-cell>
          <table:table-cell table:formula="of:=[.I15]*0.46" office:value-type="float" office:value="0.20150116" calcext:value-type="float">
            <text:p>0.202</text:p>
          </table:table-cell>
          <table:table-cell table:formula="of:=[.J15]*0.46" office:value-type="float" office:value="2.2457936" calcext:value-type="float">
            <text:p>2.246</text:p>
          </table:table-cell>
          <table:table-cell table:formula="of:=[.K15]*0.46" office:value-type="float" office:value="0.4902864" calcext:value-type="float">
            <text:p>0.490</text:p>
          </table:table-cell>
          <table:table-cell table:formula="of:=[.L15]*0.46" office:value-type="float" office:value="0.1601697" calcext:value-type="float">
            <text:p>0.160</text:p>
          </table:table-cell>
          <table:table-cell table:formula="of:=[.M15]*0.46" office:value-type="float" office:value="3.5130844" calcext:value-type="float">
            <text:p>3.513</text:p>
          </table:table-cell>
          <table:table-cell table:formula="of:=[.N15]*0.46" office:value-type="float" office:value="0" calcext:value-type="float">
            <text:p>0.000</text:p>
          </table:table-cell>
          <table:table-cell table:formula="of:=[.O15]*0.46" office:value-type="float" office:value="1.2449072" calcext:value-type="float">
            <text:p>1.245</text:p>
          </table:table-cell>
          <table:table-cell table:formula="of:=[.P15]*0.46" office:value-type="float" office:value="1.6277284" calcext:value-type="float">
            <text:p>1.628</text:p>
          </table:table-cell>
          <table:table-cell table:formula="of:=[.Q15]*0.46" office:value-type="float" office:value="0.13796826" calcext:value-type="float">
            <text:p>0.138</text:p>
          </table:table-cell>
          <table:table-cell table:formula="of:=[.R15]*0.46" office:value-type="float" office:value="0.8618238" calcext:value-type="float">
            <text:p>0.862</text:p>
          </table:table-cell>
          <table:table-cell table:formula="of:=[.S15]*0.46" office:value-type="float" office:value="0.10046078" calcext:value-type="float">
            <text:p>0.100</text:p>
          </table:table-cell>
          <table:table-cell table:formula="of:=[.T15]*0.46" office:value-type="float" office:value="1.2347458" calcext:value-type="float">
            <text:p>1.235</text:p>
          </table:table-cell>
          <table:table-cell table:formula="of:=[.U15]*0.46" office:value-type="float" office:value="0.019580452" calcext:value-type="float">
            <text:p>0.020</text:p>
          </table:table-cell>
          <table:table-cell table:formula="of:=[.V15]*0.46" office:value-type="float" office:value="1.0836082" calcext:value-type="float">
            <text:p>1.084</text:p>
          </table:table-cell>
          <table:table-cell table:formula="of:=[.W15]*0.46" office:value-type="float" office:value="0.8386214" calcext:value-type="float">
            <text:p>0.839</text:p>
          </table:table-cell>
          <table:table-cell table:formula="of:=[.X15]*0.46" office:value-type="float" office:value="0.1359737" calcext:value-type="float">
            <text:p>0.136</text:p>
          </table:table-cell>
          <table:table-cell table:formula="of:=[.Y15]*0.46" office:value-type="float" office:value="0.5889104" calcext:value-type="float">
            <text:p>0.589</text:p>
          </table:table-cell>
          <table:table-cell table:formula="of:=[.Z15]*0.46" office:value-type="float" office:value="2.1288754" calcext:value-type="float">
            <text:p>2.129</text:p>
          </table:table-cell>
          <table:table-cell table:formula="of:=[.AA15]*0.46" office:value-type="float" office:value="2.1288754" calcext:value-type="float">
            <text:p>2.129</text:p>
          </table:table-cell>
          <table:table-cell table:formula="of:=[.AB15]*0.46" office:value-type="float" office:value="0" calcext:value-type="float">
            <text:p>0.000</text:p>
          </table:table-cell>
          <table:table-cell table:formula="of:=[.AC15]*0.46" office:value-type="float" office:value="0" calcext:value-type="float">
            <text:p>0.000</text:p>
          </table:table-cell>
          <table:table-cell table:number-columns-repeated="28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6]*0.46" office:value-type="float" office:value="1.0009508" calcext:value-type="float">
            <text:p>1.001</text:p>
          </table:table-cell>
          <table:table-cell table:formula="of:=[.C16]*0.46" office:value-type="float" office:value="2.5942022" calcext:value-type="float">
            <text:p>2.594</text:p>
          </table:table-cell>
          <table:table-cell table:formula="of:=[.D16]*0.46" office:value-type="float" office:value="1.3849128" calcext:value-type="float">
            <text:p>1.385</text:p>
          </table:table-cell>
          <table:table-cell table:formula="of:=[.E16]*0.46" office:value-type="float" office:value="2.008797" calcext:value-type="float">
            <text:p>2.009</text:p>
          </table:table-cell>
          <table:table-cell table:formula="of:=[.F16]*0.46" office:value-type="float" office:value="9.644912" calcext:value-type="float">
            <text:p>9.645</text:p>
          </table:table-cell>
          <table:table-cell table:formula="of:=[.G16]*0.46" office:value-type="float" office:value="1.2142896" calcext:value-type="float">
            <text:p>1.214</text:p>
          </table:table-cell>
          <table:table-cell table:formula="of:=[.H16]*0.46" office:value-type="float" office:value="1.2611406" calcext:value-type="float">
            <text:p>1.261</text:p>
          </table:table-cell>
          <table:table-cell table:formula="of:=[.I16]*0.46" office:value-type="float" office:value="1.4112478" calcext:value-type="float">
            <text:p>1.411</text:p>
          </table:table-cell>
          <table:table-cell table:formula="of:=[.J16]*0.46" office:value-type="float" office:value="2.3152306" calcext:value-type="float">
            <text:p>2.315</text:p>
          </table:table-cell>
          <table:table-cell table:formula="of:=[.K16]*0.46" office:value-type="float" office:value="1.2577872" calcext:value-type="float">
            <text:p>1.258</text:p>
          </table:table-cell>
          <table:table-cell table:formula="of:=[.L16]*0.46" office:value-type="float" office:value="1.3510338" calcext:value-type="float">
            <text:p>1.351</text:p>
          </table:table-cell>
          <table:table-cell table:formula="of:=[.M16]*0.46" office:value-type="float" office:value="4.2121602" calcext:value-type="float">
            <text:p>4.212</text:p>
          </table:table-cell>
          <table:table-cell table:formula="of:=[.N16]*0.46" office:value-type="float" office:value="1.2449072" calcext:value-type="float">
            <text:p>1.245</text:p>
          </table:table-cell>
          <table:table-cell table:formula="of:=[.O16]*0.46" office:value-type="float" office:value="0" calcext:value-type="float">
            <text:p>0.000</text:p>
          </table:table-cell>
          <table:table-cell table:formula="of:=[.P16]*0.46" office:value-type="float" office:value="1.772058" calcext:value-type="float">
            <text:p>1.772</text:p>
          </table:table-cell>
          <table:table-cell table:formula="of:=[.Q16]*0.46" office:value-type="float" office:value="1.3734772" calcext:value-type="float">
            <text:p>1.373</text:p>
          </table:table-cell>
          <table:table-cell table:formula="of:=[.R16]*0.46" office:value-type="float" office:value="1.924065" calcext:value-type="float">
            <text:p>1.924</text:p>
          </table:table-cell>
          <table:table-cell table:formula="of:=[.S16]*0.46" office:value-type="float" office:value="1.153266" calcext:value-type="float">
            <text:p>1.153</text:p>
          </table:table-cell>
          <table:table-cell table:formula="of:=[.T16]*0.46" office:value-type="float" office:value="1.7655536" calcext:value-type="float">
            <text:p>1.766</text:p>
          </table:table-cell>
          <table:table-cell table:formula="of:=[.U16]*0.46" office:value-type="float" office:value="1.2410938" calcext:value-type="float">
            <text:p>1.241</text:p>
          </table:table-cell>
          <table:table-cell table:formula="of:=[.V16]*0.46" office:value-type="float" office:value="0.4282117" calcext:value-type="float">
            <text:p>0.428</text:p>
          </table:table-cell>
          <table:table-cell table:formula="of:=[.W16]*0.46" office:value-type="float" office:value="1.8344846" calcext:value-type="float">
            <text:p>1.834</text:p>
          </table:table-cell>
          <table:table-cell table:formula="of:=[.X16]*0.46" office:value-type="float" office:value="1.3762464" calcext:value-type="float">
            <text:p>1.376</text:p>
          </table:table-cell>
          <table:table-cell table:formula="of:=[.Y16]*0.46" office:value-type="float" office:value="1.72178" calcext:value-type="float">
            <text:p>1.722</text:p>
          </table:table-cell>
          <table:table-cell table:formula="of:=[.Z16]*0.46" office:value-type="float" office:value="2.9553942" calcext:value-type="float">
            <text:p>2.955</text:p>
          </table:table-cell>
          <table:table-cell table:formula="of:=[.AA16]*0.46" office:value-type="float" office:value="2.9553942" calcext:value-type="float">
            <text:p>2.955</text:p>
          </table:table-cell>
          <table:table-cell table:formula="of:=[.AB16]*0.46" office:value-type="float" office:value="0" calcext:value-type="float">
            <text:p>0.000</text:p>
          </table:table-cell>
          <table:table-cell table:formula="of:=[.AC16]*0.46" office:value-type="float" office:value="0" calcext:value-type="float">
            <text:p>0.000</text:p>
          </table:table-cell>
          <table:table-cell table:number-columns-repeated="28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7]*0.46" office:value-type="float" office:value="0.8556736" calcext:value-type="float">
            <text:p>0.856</text:p>
          </table:table-cell>
          <table:table-cell table:formula="of:=[.C17]*0.46" office:value-type="float" office:value="2.5255656" calcext:value-type="float">
            <text:p>2.526</text:p>
          </table:table-cell>
          <table:table-cell table:formula="of:=[.D17]*0.46" office:value-type="float" office:value="1.7909272" calcext:value-type="float">
            <text:p>1.791</text:p>
          </table:table-cell>
          <table:table-cell table:formula="of:=[.E17]*0.46" office:value-type="float" office:value="0.3620706" calcext:value-type="float">
            <text:p>0.362</text:p>
          </table:table-cell>
          <table:table-cell table:formula="of:=[.F17]*0.46" office:value-type="float" office:value="7.89682" calcext:value-type="float">
            <text:p>7.897</text:p>
          </table:table-cell>
          <table:table-cell table:formula="of:=[.G17]*0.46" office:value-type="float" office:value="0.6765496" calcext:value-type="float">
            <text:p>0.677</text:p>
          </table:table-cell>
          <table:table-cell table:formula="of:=[.H17]*0.46" office:value-type="float" office:value="1.3785326" calcext:value-type="float">
            <text:p>1.379</text:p>
          </table:table-cell>
          <table:table-cell table:formula="of:=[.I17]*0.46" office:value-type="float" office:value="1.7909042" calcext:value-type="float">
            <text:p>1.791</text:p>
          </table:table-cell>
          <table:table-cell table:formula="of:=[.J17]*0.46" office:value-type="float" office:value="0.6232724" calcext:value-type="float">
            <text:p>0.623</text:p>
          </table:table-cell>
          <table:table-cell table:formula="of:=[.K17]*0.46" office:value-type="float" office:value="1.1404734" calcext:value-type="float">
            <text:p>1.140</text:p>
          </table:table-cell>
          <table:table-cell table:formula="of:=[.L17]*0.46" office:value-type="float" office:value="1.7756138" calcext:value-type="float">
            <text:p>1.776</text:p>
          </table:table-cell>
          <table:table-cell table:formula="of:=[.M17]*0.46" office:value-type="float" office:value="2.52885" calcext:value-type="float">
            <text:p>2.529</text:p>
          </table:table-cell>
          <table:table-cell table:formula="of:=[.N17]*0.46" office:value-type="float" office:value="1.6277284" calcext:value-type="float">
            <text:p>1.628</text:p>
          </table:table-cell>
          <table:table-cell table:formula="of:=[.O17]*0.46" office:value-type="float" office:value="1.772058" calcext:value-type="float">
            <text:p>1.772</text:p>
          </table:table-cell>
          <table:table-cell table:formula="of:=[.P17]*0.46" office:value-type="float" office:value="0" calcext:value-type="float">
            <text:p>0.000</text:p>
          </table:table-cell>
          <table:table-cell table:formula="of:=[.Q17]*0.46" office:value-type="float" office:value="1.7152894" calcext:value-type="float">
            <text:p>1.715</text:p>
          </table:table-cell>
          <table:table-cell table:formula="of:=[.R17]*0.46" office:value-type="float" office:value="1.3534718" calcext:value-type="float">
            <text:p>1.353</text:p>
          </table:table-cell>
          <table:table-cell table:formula="of:=[.S17]*0.46" office:value-type="float" office:value="1.6448542" calcext:value-type="float">
            <text:p>1.645</text:p>
          </table:table-cell>
          <table:table-cell table:formula="of:=[.T17]*0.46" office:value-type="float" office:value="0.5559836" calcext:value-type="float">
            <text:p>0.556</text:p>
          </table:table-cell>
          <table:table-cell table:formula="of:=[.U17]*0.46" office:value-type="float" office:value="1.608183" calcext:value-type="float">
            <text:p>1.608</text:p>
          </table:table-cell>
          <table:table-cell table:formula="of:=[.V17]*0.46" office:value-type="float" office:value="2.0252006" calcext:value-type="float">
            <text:p>2.025</text:p>
          </table:table-cell>
          <table:table-cell table:formula="of:=[.W17]*0.46" office:value-type="float" office:value="1.225808" calcext:value-type="float">
            <text:p>1.226</text:p>
          </table:table-cell>
          <table:table-cell table:formula="of:=[.X17]*0.46" office:value-type="float" office:value="1.7016458" calcext:value-type="float">
            <text:p>1.702</text:p>
          </table:table-cell>
          <table:table-cell table:formula="of:=[.Y17]*0.46" office:value-type="float" office:value="1.446769" calcext:value-type="float">
            <text:p>1.447</text:p>
          </table:table-cell>
          <table:table-cell table:formula="of:=[.Z17]*0.46" office:value-type="float" office:value="1.515309" calcext:value-type="float">
            <text:p>1.515</text:p>
          </table:table-cell>
          <table:table-cell table:formula="of:=[.AA17]*0.46" office:value-type="float" office:value="1.515309" calcext:value-type="float">
            <text:p>1.515</text:p>
          </table:table-cell>
          <table:table-cell table:formula="of:=[.AB17]*0.46" office:value-type="float" office:value="0" calcext:value-type="float">
            <text:p>0.000</text:p>
          </table:table-cell>
          <table:table-cell table:formula="of:=[.AC17]*0.46" office:value-type="float" office:value="0" calcext:value-type="float">
            <text:p>0.000</text:p>
          </table:table-cell>
          <table:table-cell table:number-columns-repeated="28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8]*0.46" office:value-type="float" office:value="1.0350736" calcext:value-type="float">
            <text:p>1.035</text:p>
          </table:table-cell>
          <table:table-cell table:formula="of:=[.C18]*0.46" office:value-type="float" office:value="3.6626258" calcext:value-type="float">
            <text:p>3.663</text:p>
          </table:table-cell>
          <table:table-cell table:formula="of:=[.D18]*0.46" office:value-type="float" office:value="0.07790606" calcext:value-type="float">
            <text:p>0.078</text:p>
          </table:table-cell>
          <table:table-cell table:formula="of:=[.E18]*0.46" office:value-type="float" office:value="2.07506" calcext:value-type="float">
            <text:p>2.075</text:p>
          </table:table-cell>
          <table:table-cell table:formula="of:=[.F18]*0.46" office:value-type="float" office:value="8.952244" calcext:value-type="float">
            <text:p>8.952</text:p>
          </table:table-cell>
          <table:table-cell table:formula="of:=[.G18]*0.46" office:value-type="float" office:value="1.6617362" calcext:value-type="float">
            <text:p>1.662</text:p>
          </table:table-cell>
          <table:table-cell table:formula="of:=[.H18]*0.46" office:value-type="float" office:value="2.2272234" calcext:value-type="float">
            <text:p>2.227</text:p>
          </table:table-cell>
          <table:table-cell table:formula="of:=[.I18]*0.46" office:value-type="float" office:value="0.07621418" calcext:value-type="float">
            <text:p>0.076</text:p>
          </table:table-cell>
          <table:table-cell table:formula="of:=[.J18]*0.46" office:value-type="float" office:value="2.327922" calcext:value-type="float">
            <text:p>2.328</text:p>
          </table:table-cell>
          <table:table-cell table:formula="of:=[.K18]*0.46" office:value-type="float" office:value="0.575782" calcext:value-type="float">
            <text:p>0.576</text:p>
          </table:table-cell>
          <table:table-cell table:formula="of:=[.L18]*0.46" office:value-type="float" office:value="0.0772386" calcext:value-type="float">
            <text:p>0.077</text:p>
          </table:table-cell>
          <table:table-cell table:formula="of:=[.M18]*0.46" office:value-type="float" office:value="3.5068192" calcext:value-type="float">
            <text:p>3.507</text:p>
          </table:table-cell>
          <table:table-cell table:formula="of:=[.N18]*0.46" office:value-type="float" office:value="0.13796826" calcext:value-type="float">
            <text:p>0.138</text:p>
          </table:table-cell>
          <table:table-cell table:formula="of:=[.O18]*0.46" office:value-type="float" office:value="1.3734772" calcext:value-type="float">
            <text:p>1.373</text:p>
          </table:table-cell>
          <table:table-cell table:formula="of:=[.P18]*0.46" office:value-type="float" office:value="1.7152894" calcext:value-type="float">
            <text:p>1.715</text:p>
          </table:table-cell>
          <table:table-cell table:formula="of:=[.Q18]*0.46" office:value-type="float" office:value="0" calcext:value-type="float">
            <text:p>0.000</text:p>
          </table:table-cell>
          <table:table-cell table:formula="of:=[.R18]*0.46" office:value-type="float" office:value="0.8280414" calcext:value-type="float">
            <text:p>0.828</text:p>
          </table:table-cell>
          <table:table-cell table:formula="of:=[.S18]*0.46" office:value-type="float" office:value="0.22026594" calcext:value-type="float">
            <text:p>0.220</text:p>
          </table:table-cell>
          <table:table-cell table:formula="of:=[.T18]*0.46" office:value-type="float" office:value="1.2919054" calcext:value-type="float">
            <text:p>1.292</text:p>
          </table:table-cell>
          <table:table-cell table:formula="of:=[.U18]*0.46" office:value-type="float" office:value="0.14981556" calcext:value-type="float">
            <text:p>0.150</text:p>
          </table:table-cell>
          <table:table-cell table:formula="of:=[.V18]*0.46" office:value-type="float" office:value="1.1896474" calcext:value-type="float">
            <text:p>1.190</text:p>
          </table:table-cell>
          <table:table-cell table:formula="of:=[.W18]*0.46" office:value-type="float" office:value="0.8264084" calcext:value-type="float">
            <text:p>0.826</text:p>
          </table:table-cell>
          <table:table-cell table:formula="of:=[.X18]*0.46" office:value-type="float" office:value="0.01588679" calcext:value-type="float">
            <text:p>0.016</text:p>
          </table:table-cell>
          <table:table-cell table:formula="of:=[.Y18]*0.46" office:value-type="float" office:value="0.546664" calcext:value-type="float">
            <text:p>0.547</text:p>
          </table:table-cell>
          <table:table-cell table:formula="of:=[.Z18]*0.46" office:value-type="float" office:value="2.114965" calcext:value-type="float">
            <text:p>2.115</text:p>
          </table:table-cell>
          <table:table-cell table:formula="of:=[.AA18]*0.46" office:value-type="float" office:value="2.114965" calcext:value-type="float">
            <text:p>2.115</text:p>
          </table:table-cell>
          <table:table-cell table:formula="of:=[.AB18]*0.46" office:value-type="float" office:value="0" calcext:value-type="float">
            <text:p>0.000</text:p>
          </table:table-cell>
          <table:table-cell table:formula="of:=[.AC18]*0.46" office:value-type="float" office:value="0" calcext:value-type="float">
            <text:p>0.000</text:p>
          </table:table-cell>
          <table:table-cell table:number-columns-repeated="2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9]*0.46" office:value-type="float" office:value="1.1238398" calcext:value-type="float">
            <text:p>1.124</text:p>
          </table:table-cell>
          <table:table-cell table:formula="of:=[.C19]*0.46" office:value-type="float" office:value="3.7297214" calcext:value-type="float">
            <text:p>3.730</text:p>
          </table:table-cell>
          <table:table-cell table:formula="of:=[.D19]*0.46" office:value-type="float" office:value="0.891779" calcext:value-type="float">
            <text:p>0.892</text:p>
          </table:table-cell>
          <table:table-cell table:formula="of:=[.E19]*0.46" office:value-type="float" office:value="1.6961258" calcext:value-type="float">
            <text:p>1.696</text:p>
          </table:table-cell>
          <table:table-cell table:formula="of:=[.F19]*0.46" office:value-type="float" office:value="8.125624" calcext:value-type="float">
            <text:p>8.126</text:p>
          </table:table-cell>
          <table:table-cell table:formula="of:=[.G19]*0.46" office:value-type="float" office:value="1.6372228" calcext:value-type="float">
            <text:p>1.637</text:p>
          </table:table-cell>
          <table:table-cell table:formula="of:=[.H19]*0.46" office:value-type="float" office:value="2.3627164" calcext:value-type="float">
            <text:p>2.363</text:p>
          </table:table-cell>
          <table:table-cell table:formula="of:=[.I19]*0.46" office:value-type="float" office:value="0.8707018" calcext:value-type="float">
            <text:p>0.871</text:p>
          </table:table-cell>
          <table:table-cell table:formula="of:=[.J19]*0.46" office:value-type="float" office:value="1.8708706" calcext:value-type="float">
            <text:p>1.871</text:p>
          </table:table-cell>
          <table:table-cell table:formula="of:=[.K19]*0.46" office:value-type="float" office:value="0.670749" calcext:value-type="float">
            <text:p>0.671</text:p>
          </table:table-cell>
          <table:table-cell table:formula="of:=[.L19]*0.46" office:value-type="float" office:value="0.9039" calcext:value-type="float">
            <text:p>0.904</text:p>
          </table:table-cell>
          <table:table-cell table:formula="of:=[.M19]*0.46" office:value-type="float" office:value="2.6895924" calcext:value-type="float">
            <text:p>2.690</text:p>
          </table:table-cell>
          <table:table-cell table:formula="of:=[.N19]*0.46" office:value-type="float" office:value="0.8618238" calcext:value-type="float">
            <text:p>0.862</text:p>
          </table:table-cell>
          <table:table-cell table:formula="of:=[.O19]*0.46" office:value-type="float" office:value="1.924065" calcext:value-type="float">
            <text:p>1.924</text:p>
          </table:table-cell>
          <table:table-cell table:formula="of:=[.P19]*0.46" office:value-type="float" office:value="1.3534718" calcext:value-type="float">
            <text:p>1.353</text:p>
          </table:table-cell>
          <table:table-cell table:formula="of:=[.Q19]*0.46" office:value-type="float" office:value="0.8280414" calcext:value-type="float">
            <text:p>0.828</text:p>
          </table:table-cell>
          <table:table-cell table:formula="of:=[.R19]*0.46" office:value-type="float" office:value="0" calcext:value-type="float">
            <text:p>0.000</text:p>
          </table:table-cell>
          <table:table-cell table:formula="of:=[.S19]*0.46" office:value-type="float" office:value="0.9533362" calcext:value-type="float">
            <text:p>0.953</text:p>
          </table:table-cell>
          <table:table-cell table:formula="of:=[.T19]*0.46" office:value-type="float" office:value="0.802056" calcext:value-type="float">
            <text:p>0.802</text:p>
          </table:table-cell>
          <table:table-cell table:formula="of:=[.U19]*0.46" office:value-type="float" office:value="0.8501122" calcext:value-type="float">
            <text:p>0.850</text:p>
          </table:table-cell>
          <table:table-cell table:formula="of:=[.V19]*0.46" office:value-type="float" office:value="1.8831296" calcext:value-type="float">
            <text:p>1.883</text:p>
          </table:table-cell>
          <table:table-cell table:formula="of:=[.W19]*0.46" office:value-type="float" office:value="0.1335702" calcext:value-type="float">
            <text:p>0.134</text:p>
          </table:table-cell>
          <table:table-cell table:formula="of:=[.X19]*0.46" office:value-type="float" office:value="0.813142" calcext:value-type="float">
            <text:p>0.813</text:p>
          </table:table-cell>
          <table:table-cell table:formula="of:=[.Y19]*0.46" office:value-type="float" office:value="0.281911" calcext:value-type="float">
            <text:p>0.282</text:p>
          </table:table-cell>
          <table:table-cell table:formula="of:=[.Z19]*0.46" office:value-type="float" office:value="1.2935338" calcext:value-type="float">
            <text:p>1.294</text:p>
          </table:table-cell>
          <table:table-cell table:formula="of:=[.AA19]*0.46" office:value-type="float" office:value="1.2935338" calcext:value-type="float">
            <text:p>1.294</text:p>
          </table:table-cell>
          <table:table-cell table:formula="of:=[.AB19]*0.46" office:value-type="float" office:value="0" calcext:value-type="float">
            <text:p>0.000</text:p>
          </table:table-cell>
          <table:table-cell table:formula="of:=[.AC19]*0.46" office:value-type="float" office:value="0" calcext:value-type="float">
            <text:p>0.000</text:p>
          </table:table-cell>
          <table:table-cell table:number-columns-repeated="28"/>
        </table:table-row>
        <table:table-row table:style-name="ro1">
          <table:table-cell table:style-name="ce32" office:value-type="float" office:value="17" calcext:value-type="float">
            <text:p>17</text:p>
          </table:table-cell>
          <table:table-cell table:formula="of:=[.B20]*0.46" office:value-type="float" office:value="0.894148" calcext:value-type="float">
            <text:p>0.894</text:p>
          </table:table-cell>
          <table:table-cell table:formula="of:=[.C20]*0.46" office:value-type="float" office:value="3.4744352" calcext:value-type="float">
            <text:p>3.474</text:p>
          </table:table-cell>
          <table:table-cell table:formula="of:=[.D20]*0.46" office:value-type="float" office:value="0.2436597" calcext:value-type="float">
            <text:p>0.244</text:p>
          </table:table-cell>
          <table:table-cell table:formula="of:=[.E20]*0.46" office:value-type="float" office:value="1.9977938" calcext:value-type="float">
            <text:p>1.998</text:p>
          </table:table-cell>
          <table:table-cell table:formula="of:=[.F20]*0.46" office:value-type="float" office:value="9.048844" calcext:value-type="float">
            <text:p>9.049</text:p>
          </table:table-cell>
          <table:table-cell table:formula="of:=[.G20]*0.46" office:value-type="float" office:value="1.5133678" calcext:value-type="float">
            <text:p>1.513</text:p>
          </table:table-cell>
          <table:table-cell table:formula="of:=[.H20]*0.46" office:value-type="float" office:value="2.0386096" calcext:value-type="float">
            <text:p>2.039</text:p>
          </table:table-cell>
          <table:table-cell table:formula="of:=[.I20]*0.46" office:value-type="float" office:value="0.26620246" calcext:value-type="float">
            <text:p>0.266</text:p>
          </table:table-cell>
          <table:table-cell table:formula="of:=[.J20]*0.46" office:value-type="float" office:value="2.2662314" calcext:value-type="float">
            <text:p>2.266</text:p>
          </table:table-cell>
          <table:table-cell table:formula="of:=[.K20]*0.46" office:value-type="float" office:value="0.5227946" calcext:value-type="float">
            <text:p>0.523</text:p>
          </table:table-cell>
          <table:table-cell table:formula="of:=[.L20]*0.46" office:value-type="float" office:value="0.2106731" calcext:value-type="float">
            <text:p>0.211</text:p>
          </table:table-cell>
          <table:table-cell table:formula="of:=[.M20]*0.46" office:value-type="float" office:value="3.5898952" calcext:value-type="float">
            <text:p>3.590</text:p>
          </table:table-cell>
          <table:table-cell table:formula="of:=[.N20]*0.46" office:value-type="float" office:value="0.10046078" calcext:value-type="float">
            <text:p>0.100</text:p>
          </table:table-cell>
          <table:table-cell table:formula="of:=[.O20]*0.46" office:value-type="float" office:value="1.153266" calcext:value-type="float">
            <text:p>1.153</text:p>
          </table:table-cell>
          <table:table-cell table:formula="of:=[.P20]*0.46" office:value-type="float" office:value="1.6448542" calcext:value-type="float">
            <text:p>1.645</text:p>
          </table:table-cell>
          <table:table-cell table:formula="of:=[.Q20]*0.46" office:value-type="float" office:value="0.22026594" calcext:value-type="float">
            <text:p>0.220</text:p>
          </table:table-cell>
          <table:table-cell table:formula="of:=[.R20]*0.46" office:value-type="float" office:value="0.9533362" calcext:value-type="float">
            <text:p>0.953</text:p>
          </table:table-cell>
          <table:table-cell table:formula="of:=[.S20]*0.46" office:value-type="float" office:value="0" calcext:value-type="float">
            <text:p>0.000</text:p>
          </table:table-cell>
          <table:table-cell table:formula="of:=[.T20]*0.46" office:value-type="float" office:value="1.278938" calcext:value-type="float">
            <text:p>1.279</text:p>
          </table:table-cell>
          <table:table-cell table:formula="of:=[.U20]*0.46" office:value-type="float" office:value="0.10613166" calcext:value-type="float">
            <text:p>0.106</text:p>
          </table:table-cell>
          <table:table-cell table:formula="of:=[.V20]*0.46" office:value-type="float" office:value="0.983365" calcext:value-type="float">
            <text:p>0.983</text:p>
          </table:table-cell>
          <table:table-cell table:formula="of:=[.W20]*0.46" office:value-type="float" office:value="0.9230912" calcext:value-type="float">
            <text:p>0.923</text:p>
          </table:table-cell>
          <table:table-cell table:formula="of:=[.X20]*0.46" office:value-type="float" office:value="0.22317498" calcext:value-type="float">
            <text:p>0.223</text:p>
          </table:table-cell>
          <table:table-cell table:formula="of:=[.Y20]*0.46" office:value-type="float" office:value="0.6841626" calcext:value-type="float">
            <text:p>0.684</text:p>
          </table:table-cell>
          <table:table-cell table:formula="of:=[.Z20]*0.46" office:value-type="float" office:value="2.2101896" calcext:value-type="float">
            <text:p>2.210</text:p>
          </table:table-cell>
          <table:table-cell table:formula="of:=[.AA20]*0.46" office:value-type="float" office:value="2.2101896" calcext:value-type="float">
            <text:p>2.210</text:p>
          </table:table-cell>
          <table:table-cell table:formula="of:=[.AB20]*0.46" office:value-type="float" office:value="0" calcext:value-type="float">
            <text:p>0.000</text:p>
          </table:table-cell>
          <table:table-cell table:formula="of:=[.AC20]*0.46" office:value-type="float" office:value="0" calcext:value-type="float">
            <text:p>0.000</text:p>
          </table:table-cell>
          <table:table-cell table:number-columns-repeated="28"/>
        </table:table-row>
        <table:table-row table:style-name="ro1">
          <table:table-cell table:style-name="ce32" office:value-type="float" office:value="18" calcext:value-type="float">
            <text:p>18</text:p>
          </table:table-cell>
          <table:table-cell table:formula="of:=[.B21]*0.46" office:value-type="float" office:value="0.7661208" calcext:value-type="float">
            <text:p>0.766</text:p>
          </table:table-cell>
          <table:table-cell table:formula="of:=[.C21]*0.46" office:value-type="float" office:value="3.0282858" calcext:value-type="float">
            <text:p>3.028</text:p>
          </table:table-cell>
          <table:table-cell table:formula="of:=[.D21]*0.46" office:value-type="float" office:value="1.369811" calcext:value-type="float">
            <text:p>1.370</text:p>
          </table:table-cell>
          <table:table-cell table:formula="of:=[.E21]*0.46" office:value-type="float" office:value="0.8941296" calcext:value-type="float">
            <text:p>0.894</text:p>
          </table:table-cell>
          <table:table-cell table:formula="of:=[.F21]*0.46" office:value-type="float" office:value="7.909332" calcext:value-type="float">
            <text:p>7.909</text:p>
          </table:table-cell>
          <table:table-cell table:formula="of:=[.G21]*0.46" office:value-type="float" office:value="0.9994972" calcext:value-type="float">
            <text:p>0.999</text:p>
          </table:table-cell>
          <table:table-cell table:formula="of:=[.H21]*0.46" office:value-type="float" office:value="1.7597898" calcext:value-type="float">
            <text:p>1.760</text:p>
          </table:table-cell>
          <table:table-cell table:formula="of:=[.I21]*0.46" office:value-type="float" office:value="1.3632238" calcext:value-type="float">
            <text:p>1.363</text:p>
          </table:table-cell>
          <table:table-cell table:formula="of:=[.J21]*0.46" office:value-type="float" office:value="1.0845742" calcext:value-type="float">
            <text:p>1.085</text:p>
          </table:table-cell>
          <table:table-cell table:formula="of:=[.K21]*0.46" office:value-type="float" office:value="0.7582502" calcext:value-type="float">
            <text:p>0.758</text:p>
          </table:table-cell>
          <table:table-cell table:formula="of:=[.L21]*0.46" office:value-type="float" office:value="1.3620094" calcext:value-type="float">
            <text:p>1.362</text:p>
          </table:table-cell>
          <table:table-cell table:formula="of:=[.M21]*0.46" office:value-type="float" office:value="2.4544542" calcext:value-type="float">
            <text:p>2.454</text:p>
          </table:table-cell>
          <table:table-cell table:formula="of:=[.N21]*0.46" office:value-type="float" office:value="1.2347458" calcext:value-type="float">
            <text:p>1.235</text:p>
          </table:table-cell>
          <table:table-cell table:formula="of:=[.O21]*0.46" office:value-type="float" office:value="1.7655536" calcext:value-type="float">
            <text:p>1.766</text:p>
          </table:table-cell>
          <table:table-cell table:formula="of:=[.P21]*0.46" office:value-type="float" office:value="0.5559836" calcext:value-type="float">
            <text:p>0.556</text:p>
          </table:table-cell>
          <table:table-cell table:formula="of:=[.Q21]*0.46" office:value-type="float" office:value="1.2919054" calcext:value-type="float">
            <text:p>1.292</text:p>
          </table:table-cell>
          <table:table-cell table:formula="of:=[.R21]*0.46" office:value-type="float" office:value="0.802056" calcext:value-type="float">
            <text:p>0.802</text:p>
          </table:table-cell>
          <table:table-cell table:formula="of:=[.S21]*0.46" office:value-type="float" office:value="1.278938" calcext:value-type="float">
            <text:p>1.279</text:p>
          </table:table-cell>
          <table:table-cell table:formula="of:=[.T21]*0.46" office:value-type="float" office:value="0" calcext:value-type="float">
            <text:p>0.000</text:p>
          </table:table-cell>
          <table:table-cell table:formula="of:=[.U21]*0.46" office:value-type="float" office:value="1.2156328" calcext:value-type="float">
            <text:p>1.216</text:p>
          </table:table-cell>
          <table:table-cell table:formula="of:=[.V21]*0.46" office:value-type="float" office:value="1.9063826" calcext:value-type="float">
            <text:p>1.906</text:p>
          </table:table-cell>
          <table:table-cell table:formula="of:=[.W21]*0.46" office:value-type="float" office:value="0.6782378" calcext:value-type="float">
            <text:p>0.678</text:p>
          </table:table-cell>
          <table:table-cell table:formula="of:=[.X21]*0.46" office:value-type="float" office:value="1.276707" calcext:value-type="float">
            <text:p>1.277</text:p>
          </table:table-cell>
          <table:table-cell table:formula="of:=[.Y21]*0.46" office:value-type="float" office:value="0.927475" calcext:value-type="float">
            <text:p>0.927</text:p>
          </table:table-cell>
          <table:table-cell table:formula="of:=[.Z21]*0.46" office:value-type="float" office:value="1.2119758" calcext:value-type="float">
            <text:p>1.212</text:p>
          </table:table-cell>
          <table:table-cell table:formula="of:=[.AA21]*0.46" office:value-type="float" office:value="1.2119758" calcext:value-type="float">
            <text:p>1.212</text:p>
          </table:table-cell>
          <table:table-cell table:formula="of:=[.AB21]*0.46" office:value-type="float" office:value="0" calcext:value-type="float">
            <text:p>0.000</text:p>
          </table:table-cell>
          <table:table-cell table:formula="of:=[.AC21]*0.46" office:value-type="float" office:value="0" calcext:value-type="float">
            <text:p>0.000</text:p>
          </table:table-cell>
          <table:table-cell table:number-columns-repeated="28"/>
        </table:table-row>
        <table:table-row table:style-name="ro1">
          <table:table-cell table:style-name="ce32" office:value-type="float" office:value="19" calcext:value-type="float">
            <text:p>19</text:p>
          </table:table-cell>
          <table:table-cell table:formula="of:=[.B22]*0.46" office:value-type="float" office:value="0.8958822" calcext:value-type="float">
            <text:p>0.896</text:p>
          </table:table-cell>
          <table:table-cell table:formula="of:=[.C22]*0.46" office:value-type="float" office:value="3.5134432" calcext:value-type="float">
            <text:p>3.513</text:p>
          </table:table-cell>
          <table:table-cell table:formula="of:=[.D22]*0.46" office:value-type="float" office:value="0.20325698" calcext:value-type="float">
            <text:p>0.203</text:p>
          </table:table-cell>
          <table:table-cell table:formula="of:=[.E22]*0.46" office:value-type="float" office:value="1.9650878" calcext:value-type="float">
            <text:p>1.965</text:p>
          </table:table-cell>
          <table:table-cell table:formula="of:=[.F22]*0.46" office:value-type="float" office:value="8.953854" calcext:value-type="float">
            <text:p>8.954</text:p>
          </table:table-cell>
          <table:table-cell table:formula="of:=[.G22]*0.46" office:value-type="float" office:value="1.5213764" calcext:value-type="float">
            <text:p>1.521</text:p>
          </table:table-cell>
          <table:table-cell table:formula="of:=[.H22]*0.46" office:value-type="float" office:value="2.0778752" calcext:value-type="float">
            <text:p>2.078</text:p>
          </table:table-cell>
          <table:table-cell table:formula="of:=[.I22]*0.46" office:value-type="float" office:value="0.21656892" calcext:value-type="float">
            <text:p>0.217</text:p>
          </table:table-cell>
          <table:table-cell table:formula="of:=[.J22]*0.46" office:value-type="float" office:value="2.226216" calcext:value-type="float">
            <text:p>2.226</text:p>
          </table:table-cell>
          <table:table-cell table:formula="of:=[.K22]*0.46" office:value-type="float" office:value="0.470718" calcext:value-type="float">
            <text:p>0.471</text:p>
          </table:table-cell>
          <table:table-cell table:formula="of:=[.L22]*0.46" office:value-type="float" office:value="0.17782128" calcext:value-type="float">
            <text:p>0.178</text:p>
          </table:table-cell>
          <table:table-cell table:formula="of:=[.M22]*0.46" office:value-type="float" office:value="3.497633" calcext:value-type="float">
            <text:p>3.498</text:p>
          </table:table-cell>
          <table:table-cell table:formula="of:=[.N22]*0.46" office:value-type="float" office:value="0.019580452" calcext:value-type="float">
            <text:p>0.020</text:p>
          </table:table-cell>
          <table:table-cell table:formula="of:=[.O22]*0.46" office:value-type="float" office:value="1.2410938" calcext:value-type="float">
            <text:p>1.241</text:p>
          </table:table-cell>
          <table:table-cell table:formula="of:=[.P22]*0.46" office:value-type="float" office:value="1.608183" calcext:value-type="float">
            <text:p>1.608</text:p>
          </table:table-cell>
          <table:table-cell table:formula="of:=[.Q22]*0.46" office:value-type="float" office:value="0.14981556" calcext:value-type="float">
            <text:p>0.150</text:p>
          </table:table-cell>
          <table:table-cell table:formula="of:=[.R22]*0.46" office:value-type="float" office:value="0.8501122" calcext:value-type="float">
            <text:p>0.850</text:p>
          </table:table-cell>
          <table:table-cell table:formula="of:=[.S22]*0.46" office:value-type="float" office:value="0.10613166" calcext:value-type="float">
            <text:p>0.106</text:p>
          </table:table-cell>
          <table:table-cell table:formula="of:=[.T22]*0.46" office:value-type="float" office:value="1.2156328" calcext:value-type="float">
            <text:p>1.216</text:p>
          </table:table-cell>
          <table:table-cell table:formula="of:=[.U22]*0.46" office:value-type="float" office:value="0" calcext:value-type="float">
            <text:p>0.000</text:p>
          </table:table-cell>
          <table:table-cell table:formula="of:=[.V22]*0.46" office:value-type="float" office:value="1.0865062" calcext:value-type="float">
            <text:p>1.087</text:p>
          </table:table-cell>
          <table:table-cell table:formula="of:=[.W22]*0.46" office:value-type="float" office:value="0.8246144" calcext:value-type="float">
            <text:p>0.825</text:p>
          </table:table-cell>
          <table:table-cell table:formula="of:=[.X22]*0.46" office:value-type="float" office:value="0.14604126" calcext:value-type="float">
            <text:p>0.146</text:p>
          </table:table-cell>
          <table:table-cell table:formula="of:=[.Y22]*0.46" office:value-type="float" office:value="0.5788962" calcext:value-type="float">
            <text:p>0.579</text:p>
          </table:table-cell>
          <table:table-cell table:formula="of:=[.Z22]*0.46" office:value-type="float" office:value="2.1142934" calcext:value-type="float">
            <text:p>2.114</text:p>
          </table:table-cell>
          <table:table-cell table:formula="of:=[.AA22]*0.46" office:value-type="float" office:value="2.1142934" calcext:value-type="float">
            <text:p>2.114</text:p>
          </table:table-cell>
          <table:table-cell table:formula="of:=[.AB22]*0.46" office:value-type="float" office:value="0" calcext:value-type="float">
            <text:p>0.000</text:p>
          </table:table-cell>
          <table:table-cell table:formula="of:=[.AC22]*0.46" office:value-type="float" office:value="0" calcext:value-type="float">
            <text:p>0.000</text:p>
          </table:table-cell>
          <table:table-cell table:number-columns-repeated="28"/>
        </table:table-row>
        <table:table-row table:style-name="ro1">
          <table:table-cell table:style-name="ce32" office:value-type="float" office:value="20" calcext:value-type="float">
            <text:p>20</text:p>
          </table:table-cell>
          <table:table-cell table:formula="of:=[.B23]*0.46" office:value-type="float" office:value="1.185167" calcext:value-type="float">
            <text:p>1.185</text:p>
          </table:table-cell>
          <table:table-cell table:formula="of:=[.C23]*0.46" office:value-type="float" office:value="3.018359" calcext:value-type="float">
            <text:p>3.018</text:p>
          </table:table-cell>
          <table:table-cell table:formula="of:=[.D23]*0.46" office:value-type="float" office:value="1.177853" calcext:value-type="float">
            <text:p>1.178</text:p>
          </table:table-cell>
          <table:table-cell table:formula="of:=[.E23]*0.46" office:value-type="float" office:value="2.3032752" calcext:value-type="float">
            <text:p>2.303</text:p>
          </table:table-cell>
          <table:table-cell table:formula="of:=[.F23]*0.46" office:value-type="float" office:value="9.81548" calcext:value-type="float">
            <text:p>9.815</text:p>
          </table:table-cell>
          <table:table-cell table:formula="of:=[.G23]*0.46" office:value-type="float" office:value="1.55043" calcext:value-type="float">
            <text:p>1.550</text:p>
          </table:table-cell>
          <table:table-cell table:formula="of:=[.H23]*0.46" office:value-type="float" office:value="1.6858724" calcext:value-type="float">
            <text:p>1.686</text:p>
          </table:table-cell>
          <table:table-cell table:formula="of:=[.I23]*0.46" office:value-type="float" office:value="1.2064236" calcext:value-type="float">
            <text:p>1.206</text:p>
          </table:table-cell>
          <table:table-cell table:formula="of:=[.J23]*0.46" office:value-type="float" office:value="2.6085634" calcext:value-type="float">
            <text:p>2.609</text:p>
          </table:table-cell>
          <table:table-cell table:formula="of:=[.K23]*0.46" office:value-type="float" office:value="1.2634498" calcext:value-type="float">
            <text:p>1.263</text:p>
          </table:table-cell>
          <table:table-cell table:formula="of:=[.L23]*0.46" office:value-type="float" office:value="1.1461268" calcext:value-type="float">
            <text:p>1.146</text:p>
          </table:table-cell>
          <table:table-cell table:formula="of:=[.M23]*0.46" office:value-type="float" office:value="4.3557722" calcext:value-type="float">
            <text:p>4.356</text:p>
          </table:table-cell>
          <table:table-cell table:formula="of:=[.N23]*0.46" office:value-type="float" office:value="1.0836082" calcext:value-type="float">
            <text:p>1.084</text:p>
          </table:table-cell>
          <table:table-cell table:formula="of:=[.O23]*0.46" office:value-type="float" office:value="0.4282117" calcext:value-type="float">
            <text:p>0.428</text:p>
          </table:table-cell>
          <table:table-cell table:formula="of:=[.P23]*0.46" office:value-type="float" office:value="2.0252006" calcext:value-type="float">
            <text:p>2.025</text:p>
          </table:table-cell>
          <table:table-cell table:formula="of:=[.Q23]*0.46" office:value-type="float" office:value="1.1896474" calcext:value-type="float">
            <text:p>1.190</text:p>
          </table:table-cell>
          <table:table-cell table:formula="of:=[.R23]*0.46" office:value-type="float" office:value="1.8831296" calcext:value-type="float">
            <text:p>1.883</text:p>
          </table:table-cell>
          <table:table-cell table:formula="of:=[.S23]*0.46" office:value-type="float" office:value="0.983365" calcext:value-type="float">
            <text:p>0.983</text:p>
          </table:table-cell>
          <table:table-cell table:formula="of:=[.T23]*0.46" office:value-type="float" office:value="1.9063826" calcext:value-type="float">
            <text:p>1.906</text:p>
          </table:table-cell>
          <table:table-cell table:formula="of:=[.U23]*0.46" office:value-type="float" office:value="1.0865062" calcext:value-type="float">
            <text:p>1.087</text:p>
          </table:table-cell>
          <table:table-cell table:formula="of:=[.V23]*0.46" office:value-type="float" office:value="0" calcext:value-type="float">
            <text:p>0.000</text:p>
          </table:table-cell>
          <table:table-cell table:formula="of:=[.W23]*0.46" office:value-type="float" office:value="1.8184536" calcext:value-type="float">
            <text:p>1.818</text:p>
          </table:table-cell>
          <table:table-cell table:formula="of:=[.X23]*0.46" office:value-type="float" office:value="1.196966" calcext:value-type="float">
            <text:p>1.197</text:p>
          </table:table-cell>
          <table:table-cell table:formula="of:=[.Y23]*0.46" office:value-type="float" office:value="1.6403278" calcext:value-type="float">
            <text:p>1.640</text:p>
          </table:table-cell>
          <table:table-cell table:formula="of:=[.Z23]*0.46" office:value-type="float" office:value="3.0372098" calcext:value-type="float">
            <text:p>3.037</text:p>
          </table:table-cell>
          <table:table-cell table:formula="of:=[.AA23]*0.46" office:value-type="float" office:value="3.0372098" calcext:value-type="float">
            <text:p>3.037</text:p>
          </table:table-cell>
          <table:table-cell table:formula="of:=[.AB23]*0.46" office:value-type="float" office:value="0" calcext:value-type="float">
            <text:p>0.000</text:p>
          </table:table-cell>
          <table:table-cell table:formula="of:=[.AC23]*0.46" office:value-type="float" office:value="0" calcext:value-type="float">
            <text:p>0.000</text:p>
          </table:table-cell>
          <table:table-cell table:number-columns-repeated="28"/>
        </table:table-row>
        <table:table-row table:style-name="ro1">
          <table:table-cell table:style-name="ce32" office:value-type="float" office:value="21" calcext:value-type="float">
            <text:p>21</text:p>
          </table:table-cell>
          <table:table-cell table:formula="of:=[.B24]*0.46" office:value-type="float" office:value="1.0020364" calcext:value-type="float">
            <text:p>1.002</text:p>
          </table:table-cell>
          <table:table-cell table:formula="of:=[.C24]*0.46" office:value-type="float" office:value="3.5968366" calcext:value-type="float">
            <text:p>3.597</text:p>
          </table:table-cell>
          <table:table-cell table:formula="of:=[.D24]*0.46" office:value-type="float" office:value="0.8963146" calcext:value-type="float">
            <text:p>0.896</text:p>
          </table:table-cell>
          <table:table-cell table:formula="of:=[.E24]*0.46" office:value-type="float" office:value="1.571866" calcext:value-type="float">
            <text:p>1.572</text:p>
          </table:table-cell>
          <table:table-cell table:formula="of:=[.F24]*0.46" office:value-type="float" office:value="8.130868" calcext:value-type="float">
            <text:p>8.131</text:p>
          </table:table-cell>
          <table:table-cell table:formula="of:=[.G24]*0.46" office:value-type="float" office:value="1.5049176" calcext:value-type="float">
            <text:p>1.505</text:p>
          </table:table-cell>
          <table:table-cell table:formula="of:=[.H24]*0.46" office:value-type="float" office:value="2.233461" calcext:value-type="float">
            <text:p>2.233</text:p>
          </table:table-cell>
          <table:table-cell table:formula="of:=[.I24]*0.46" office:value-type="float" office:value="0.8784298" calcext:value-type="float">
            <text:p>0.878</text:p>
          </table:table-cell>
          <table:table-cell table:formula="of:=[.J24]*0.46" office:value-type="float" office:value="1.7549874" calcext:value-type="float">
            <text:p>1.755</text:p>
          </table:table-cell>
          <table:table-cell table:formula="of:=[.K24]*0.46" office:value-type="float" office:value="0.5767158" calcext:value-type="float">
            <text:p>0.577</text:p>
          </table:table-cell>
          <table:table-cell table:formula="of:=[.L24]*0.46" office:value-type="float" office:value="0.903601" calcext:value-type="float">
            <text:p>0.904</text:p>
          </table:table-cell>
          <table:table-cell table:formula="of:=[.M24]*0.46" office:value-type="float" office:value="2.680627" calcext:value-type="float">
            <text:p>2.681</text:p>
          </table:table-cell>
          <table:table-cell table:formula="of:=[.N24]*0.46" office:value-type="float" office:value="0.8386214" calcext:value-type="float">
            <text:p>0.839</text:p>
          </table:table-cell>
          <table:table-cell table:formula="of:=[.O24]*0.46" office:value-type="float" office:value="1.8344846" calcext:value-type="float">
            <text:p>1.834</text:p>
          </table:table-cell>
          <table:table-cell table:formula="of:=[.P24]*0.46" office:value-type="float" office:value="1.225808" calcext:value-type="float">
            <text:p>1.226</text:p>
          </table:table-cell>
          <table:table-cell table:formula="of:=[.Q24]*0.46" office:value-type="float" office:value="0.8264084" calcext:value-type="float">
            <text:p>0.826</text:p>
          </table:table-cell>
          <table:table-cell table:formula="of:=[.R24]*0.46" office:value-type="float" office:value="0.1335702" calcext:value-type="float">
            <text:p>0.134</text:p>
          </table:table-cell>
          <table:table-cell table:formula="of:=[.S24]*0.46" office:value-type="float" office:value="0.9230912" calcext:value-type="float">
            <text:p>0.923</text:p>
          </table:table-cell>
          <table:table-cell table:formula="of:=[.T24]*0.46" office:value-type="float" office:value="0.6782378" calcext:value-type="float">
            <text:p>0.678</text:p>
          </table:table-cell>
          <table:table-cell table:formula="of:=[.U24]*0.46" office:value-type="float" office:value="0.8246144" calcext:value-type="float">
            <text:p>0.825</text:p>
          </table:table-cell>
          <table:table-cell table:formula="of:=[.V24]*0.46" office:value-type="float" office:value="1.8184536" calcext:value-type="float">
            <text:p>1.818</text:p>
          </table:table-cell>
          <table:table-cell table:formula="of:=[.W24]*0.46" office:value-type="float" office:value="0" calcext:value-type="float">
            <text:p>0.000</text:p>
          </table:table-cell>
          <table:table-cell table:formula="of:=[.X24]*0.46" office:value-type="float" office:value="0.8108098" calcext:value-type="float">
            <text:p>0.811</text:p>
          </table:table-cell>
          <table:table-cell table:formula="of:=[.Y24]*0.46" office:value-type="float" office:value="0.30670822" calcext:value-type="float">
            <text:p>0.307</text:p>
          </table:table-cell>
          <table:table-cell table:formula="of:=[.Z24]*0.46" office:value-type="float" office:value="1.2912338" calcext:value-type="float">
            <text:p>1.291</text:p>
          </table:table-cell>
          <table:table-cell table:formula="of:=[.AA24]*0.46" office:value-type="float" office:value="1.2912338" calcext:value-type="float">
            <text:p>1.291</text:p>
          </table:table-cell>
          <table:table-cell table:formula="of:=[.AB24]*0.46" office:value-type="float" office:value="0" calcext:value-type="float">
            <text:p>0.000</text:p>
          </table:table-cell>
          <table:table-cell table:formula="of:=[.AC24]*0.46" office:value-type="float" office:value="0" calcext:value-type="float">
            <text:p>0.000</text:p>
          </table:table-cell>
          <table:table-cell table:number-columns-repeated="28"/>
        </table:table-row>
        <table:table-row table:style-name="ro1">
          <table:table-cell table:style-name="ce32" office:value-type="float" office:value="22" calcext:value-type="float">
            <text:p>22</text:p>
          </table:table-cell>
          <table:table-cell table:formula="of:=[.B25]*0.46" office:value-type="float" office:value="1.0256252" calcext:value-type="float">
            <text:p>1.026</text:p>
          </table:table-cell>
          <table:table-cell table:formula="of:=[.C25]*0.46" office:value-type="float" office:value="3.6567332" calcext:value-type="float">
            <text:p>3.657</text:p>
          </table:table-cell>
          <table:table-cell table:formula="of:=[.D25]*0.46" office:value-type="float" office:value="0.09324522" calcext:value-type="float">
            <text:p>0.093</text:p>
          </table:table-cell>
          <table:table-cell table:formula="of:=[.E25]*0.46" office:value-type="float" office:value="2.0615958" calcext:value-type="float">
            <text:p>2.062</text:p>
          </table:table-cell>
          <table:table-cell table:formula="of:=[.F25]*0.46" office:value-type="float" office:value="8.937018" calcext:value-type="float">
            <text:p>8.937</text:p>
          </table:table-cell>
          <table:table-cell table:formula="of:=[.G25]*0.46" office:value-type="float" office:value="1.652389" calcext:value-type="float">
            <text:p>1.652</text:p>
          </table:table-cell>
          <table:table-cell table:formula="of:=[.H25]*0.46" office:value-type="float" office:value="2.2215608" calcext:value-type="float">
            <text:p>2.222</text:p>
          </table:table-cell>
          <table:table-cell table:formula="of:=[.I25]*0.46" office:value-type="float" office:value="0.08926576" calcext:value-type="float">
            <text:p>0.089</text:p>
          </table:table-cell>
          <table:table-cell table:formula="of:=[.J25]*0.46" office:value-type="float" office:value="2.3138322" calcext:value-type="float">
            <text:p>2.314</text:p>
          </table:table-cell>
          <table:table-cell table:formula="of:=[.K25]*0.46" office:value-type="float" office:value="0.5625892" calcext:value-type="float">
            <text:p>0.563</text:p>
          </table:table-cell>
          <table:table-cell table:formula="of:=[.L25]*0.46" office:value-type="float" office:value="0.09297198" calcext:value-type="float">
            <text:p>0.093</text:p>
          </table:table-cell>
          <table:table-cell table:formula="of:=[.M25]*0.46" office:value-type="float" office:value="3.4912804" calcext:value-type="float">
            <text:p>3.491</text:p>
          </table:table-cell>
          <table:table-cell table:formula="of:=[.N25]*0.46" office:value-type="float" office:value="0.1359737" calcext:value-type="float">
            <text:p>0.136</text:p>
          </table:table-cell>
          <table:table-cell table:formula="of:=[.O25]*0.46" office:value-type="float" office:value="1.3762464" calcext:value-type="float">
            <text:p>1.376</text:p>
          </table:table-cell>
          <table:table-cell table:formula="of:=[.P25]*0.46" office:value-type="float" office:value="1.7016458" calcext:value-type="float">
            <text:p>1.702</text:p>
          </table:table-cell>
          <table:table-cell table:formula="of:=[.Q25]*0.46" office:value-type="float" office:value="0.01588679" calcext:value-type="float">
            <text:p>0.016</text:p>
          </table:table-cell>
          <table:table-cell table:formula="of:=[.R25]*0.46" office:value-type="float" office:value="0.813142" calcext:value-type="float">
            <text:p>0.813</text:p>
          </table:table-cell>
          <table:table-cell table:formula="of:=[.S25]*0.46" office:value-type="float" office:value="0.22317498" calcext:value-type="float">
            <text:p>0.223</text:p>
          </table:table-cell>
          <table:table-cell table:formula="of:=[.T25]*0.46" office:value-type="float" office:value="1.276707" calcext:value-type="float">
            <text:p>1.277</text:p>
          </table:table-cell>
          <table:table-cell table:formula="of:=[.U25]*0.46" office:value-type="float" office:value="0.14604126" calcext:value-type="float">
            <text:p>0.146</text:p>
          </table:table-cell>
          <table:table-cell table:formula="of:=[.V25]*0.46" office:value-type="float" office:value="1.196966" calcext:value-type="float">
            <text:p>1.197</text:p>
          </table:table-cell>
          <table:table-cell table:formula="of:=[.W25]*0.46" office:value-type="float" office:value="0.8108098" calcext:value-type="float">
            <text:p>0.811</text:p>
          </table:table-cell>
          <table:table-cell table:formula="of:=[.X25]*0.46" office:value-type="float" office:value="0" calcext:value-type="float">
            <text:p>0.000</text:p>
          </table:table-cell>
          <table:table-cell table:formula="of:=[.Y25]*0.46" office:value-type="float" office:value="0.531921" calcext:value-type="float">
            <text:p>0.532</text:p>
          </table:table-cell>
          <table:table-cell table:formula="of:=[.Z25]*0.46" office:value-type="float" office:value="2.0995826" calcext:value-type="float">
            <text:p>2.100</text:p>
          </table:table-cell>
          <table:table-cell table:formula="of:=[.AA25]*0.46" office:value-type="float" office:value="2.0995826" calcext:value-type="float">
            <text:p>2.100</text:p>
          </table:table-cell>
          <table:table-cell table:formula="of:=[.AB25]*0.46" office:value-type="float" office:value="0" calcext:value-type="float">
            <text:p>0.000</text:p>
          </table:table-cell>
          <table:table-cell table:formula="of:=[.AC25]*0.46" office:value-type="float" office:value="0" calcext:value-type="float">
            <text:p>0.000</text:p>
          </table:table-cell>
          <table:table-cell table:number-columns-repeated="28"/>
        </table:table-row>
        <table:table-row table:style-name="ro1">
          <table:table-cell table:style-name="ce32" office:value-type="float" office:value="23" calcext:value-type="float">
            <text:p>23</text:p>
          </table:table-cell>
          <table:table-cell table:formula="of:=[.B26]*0.46" office:value-type="float" office:value="1.0354002" calcext:value-type="float">
            <text:p>1.035</text:p>
          </table:table-cell>
          <table:table-cell table:formula="of:=[.C26]*0.46" office:value-type="float" office:value="3.7001986" calcext:value-type="float">
            <text:p>3.700</text:p>
          </table:table-cell>
          <table:table-cell table:formula="of:=[.D26]*0.46" office:value-type="float" office:value="0.6098726" calcext:value-type="float">
            <text:p>0.610</text:p>
          </table:table-cell>
          <table:table-cell table:formula="of:=[.E26]*0.46" office:value-type="float" office:value="1.8041844" calcext:value-type="float">
            <text:p>1.804</text:p>
          </table:table-cell>
          <table:table-cell table:formula="of:=[.F26]*0.46" office:value-type="float" office:value="8.407512" calcext:value-type="float">
            <text:p>8.408</text:p>
          </table:table-cell>
          <table:table-cell table:formula="of:=[.G26]*0.46" office:value-type="float" office:value="1.612208" calcext:value-type="float">
            <text:p>1.612</text:p>
          </table:table-cell>
          <table:table-cell table:formula="of:=[.H26]*0.46" office:value-type="float" office:value="2.2978058" calcext:value-type="float">
            <text:p>2.298</text:p>
          </table:table-cell>
          <table:table-cell table:formula="of:=[.I26]*0.46" office:value-type="float" office:value="0.588915" calcext:value-type="float">
            <text:p>0.589</text:p>
          </table:table-cell>
          <table:table-cell table:formula="of:=[.J26]*0.46" office:value-type="float" office:value="2.0117916" calcext:value-type="float">
            <text:p>2.012</text:p>
          </table:table-cell>
          <table:table-cell table:formula="of:=[.K26]*0.46" office:value-type="float" office:value="0.51865" calcext:value-type="float">
            <text:p>0.519</text:p>
          </table:table-cell>
          <table:table-cell table:formula="of:=[.L26]*0.46" office:value-type="float" office:value="0.6222144" calcext:value-type="float">
            <text:p>0.622</text:p>
          </table:table-cell>
          <table:table-cell table:formula="of:=[.M26]*0.46" office:value-type="float" office:value="2.9691804" calcext:value-type="float">
            <text:p>2.969</text:p>
          </table:table-cell>
          <table:table-cell table:formula="of:=[.N26]*0.46" office:value-type="float" office:value="0.5889104" calcext:value-type="float">
            <text:p>0.589</text:p>
          </table:table-cell>
          <table:table-cell table:formula="of:=[.O26]*0.46" office:value-type="float" office:value="1.72178" calcext:value-type="float">
            <text:p>1.722</text:p>
          </table:table-cell>
          <table:table-cell table:formula="of:=[.P26]*0.46" office:value-type="float" office:value="1.446769" calcext:value-type="float">
            <text:p>1.447</text:p>
          </table:table-cell>
          <table:table-cell table:formula="of:=[.Q26]*0.46" office:value-type="float" office:value="0.546664" calcext:value-type="float">
            <text:p>0.547</text:p>
          </table:table-cell>
          <table:table-cell table:formula="of:=[.R26]*0.46" office:value-type="float" office:value="0.281911" calcext:value-type="float">
            <text:p>0.282</text:p>
          </table:table-cell>
          <table:table-cell table:formula="of:=[.S26]*0.46" office:value-type="float" office:value="0.6841626" calcext:value-type="float">
            <text:p>0.684</text:p>
          </table:table-cell>
          <table:table-cell table:formula="of:=[.T26]*0.46" office:value-type="float" office:value="0.927475" calcext:value-type="float">
            <text:p>0.927</text:p>
          </table:table-cell>
          <table:table-cell table:formula="of:=[.U26]*0.46" office:value-type="float" office:value="0.5788962" calcext:value-type="float">
            <text:p>0.579</text:p>
          </table:table-cell>
          <table:table-cell table:formula="of:=[.V26]*0.46" office:value-type="float" office:value="1.6403278" calcext:value-type="float">
            <text:p>1.640</text:p>
          </table:table-cell>
          <table:table-cell table:formula="of:=[.W26]*0.46" office:value-type="float" office:value="0.30670822" calcext:value-type="float">
            <text:p>0.307</text:p>
          </table:table-cell>
          <table:table-cell table:formula="of:=[.X26]*0.46" office:value-type="float" office:value="0.531921" calcext:value-type="float">
            <text:p>0.532</text:p>
          </table:table-cell>
          <table:table-cell table:formula="of:=[.Y26]*0.46" office:value-type="float" office:value="0" calcext:value-type="float">
            <text:p>0.000</text:p>
          </table:table-cell>
          <table:table-cell table:formula="of:=[.Z26]*0.46" office:value-type="float" office:value="1.5739958" calcext:value-type="float">
            <text:p>1.574</text:p>
          </table:table-cell>
          <table:table-cell table:formula="of:=[.AA26]*0.46" office:value-type="float" office:value="1.5739958" calcext:value-type="float">
            <text:p>1.574</text:p>
          </table:table-cell>
          <table:table-cell table:formula="of:=[.AB26]*0.46" office:value-type="float" office:value="0" calcext:value-type="float">
            <text:p>0.000</text:p>
          </table:table-cell>
          <table:table-cell table:formula="of:=[.AC26]*0.46" office:value-type="float" office:value="0" calcext:value-type="float">
            <text:p>0.000</text:p>
          </table:table-cell>
          <table:table-cell table:number-columns-repeated="28"/>
        </table:table-row>
        <table:table-row table:style-name="ro1">
          <table:table-cell table:style-name="Default" office:value-type="float" office:value="24" calcext:value-type="float">
            <text:p>24</text:p>
          </table:table-cell>
          <table:table-cell table:formula="of:=[.B27]*0.46" office:value-type="float" office:value="1.968616" calcext:value-type="float">
            <text:p>1.969</text:p>
          </table:table-cell>
          <table:table-cell table:formula="of:=[.C27]*0.46" office:value-type="float" office:value="3.9848696" calcext:value-type="float">
            <text:p>3.985</text:p>
          </table:table-cell>
          <table:table-cell table:formula="of:=[.D27]*0.46" office:value-type="float" office:value="2.1821388" calcext:value-type="float">
            <text:p>2.182</text:p>
          </table:table-cell>
          <table:table-cell table:formula="of:=[.E27]*0.46" office:value-type="float" office:value="1.6498084" calcext:value-type="float">
            <text:p>1.650</text:p>
          </table:table-cell>
          <table:table-cell table:formula="of:=[.F27]*0.46" office:value-type="float" office:value="6.83974" calcext:value-type="float">
            <text:p>6.840</text:p>
          </table:table-cell>
          <table:table-cell table:formula="of:=[.G27]*0.46" office:value-type="float" office:value="2.149557" calcext:value-type="float">
            <text:p>2.150</text:p>
          </table:table-cell>
          <table:table-cell table:formula="of:=[.H27]*0.46" office:value-type="float" office:value="2.8883998" calcext:value-type="float">
            <text:p>2.888</text:p>
          </table:table-cell>
          <table:table-cell table:formula="of:=[.I27]*0.46" office:value-type="float" office:value="2.1622484" calcext:value-type="float">
            <text:p>2.162</text:p>
          </table:table-cell>
          <table:table-cell table:formula="of:=[.J27]*0.46" office:value-type="float" office:value="1.5987668" calcext:value-type="float">
            <text:p>1.599</text:p>
          </table:table-cell>
          <table:table-cell table:formula="of:=[.K27]*0.46" office:value-type="float" office:value="1.7803748" calcext:value-type="float">
            <text:p>1.780</text:p>
          </table:table-cell>
          <table:table-cell table:formula="of:=[.L27]*0.46" office:value-type="float" office:value="2.1918356" calcext:value-type="float">
            <text:p>2.192</text:p>
          </table:table-cell>
          <table:table-cell table:formula="of:=[.M27]*0.46" office:value-type="float" office:value="1.396721" calcext:value-type="float">
            <text:p>1.397</text:p>
          </table:table-cell>
          <table:table-cell table:formula="of:=[.N27]*0.46" office:value-type="float" office:value="2.1288754" calcext:value-type="float">
            <text:p>2.129</text:p>
          </table:table-cell>
          <table:table-cell table:formula="of:=[.O27]*0.46" office:value-type="float" office:value="2.9553942" calcext:value-type="float">
            <text:p>2.955</text:p>
          </table:table-cell>
          <table:table-cell table:formula="of:=[.P27]*0.46" office:value-type="float" office:value="1.515309" calcext:value-type="float">
            <text:p>1.515</text:p>
          </table:table-cell>
          <table:table-cell table:formula="of:=[.Q27]*0.46" office:value-type="float" office:value="2.114965" calcext:value-type="float">
            <text:p>2.115</text:p>
          </table:table-cell>
          <table:table-cell table:formula="of:=[.R27]*0.46" office:value-type="float" office:value="1.2935338" calcext:value-type="float">
            <text:p>1.294</text:p>
          </table:table-cell>
          <table:table-cell table:formula="of:=[.S27]*0.46" office:value-type="float" office:value="2.2101896" calcext:value-type="float">
            <text:p>2.210</text:p>
          </table:table-cell>
          <table:table-cell table:formula="of:=[.T27]*0.46" office:value-type="float" office:value="1.2119758" calcext:value-type="float">
            <text:p>1.212</text:p>
          </table:table-cell>
          <table:table-cell table:formula="of:=[.U27]*0.46" office:value-type="float" office:value="2.1142934" calcext:value-type="float">
            <text:p>2.114</text:p>
          </table:table-cell>
          <table:table-cell table:formula="of:=[.V27]*0.46" office:value-type="float" office:value="3.0372098" calcext:value-type="float">
            <text:p>3.037</text:p>
          </table:table-cell>
          <table:table-cell table:formula="of:=[.W27]*0.46" office:value-type="float" office:value="1.2912338" calcext:value-type="float">
            <text:p>1.291</text:p>
          </table:table-cell>
          <table:table-cell table:formula="of:=[.X27]*0.46" office:value-type="float" office:value="2.0995826" calcext:value-type="float">
            <text:p>2.100</text:p>
          </table:table-cell>
          <table:table-cell table:formula="of:=[.Y27]*0.46" office:value-type="float" office:value="1.5739958" calcext:value-type="float">
            <text:p>1.574</text:p>
          </table:table-cell>
          <table:table-cell table:formula="of:=[.Z27]*0.46" office:value-type="float" office:value="0" calcext:value-type="float">
            <text:p>0.000</text:p>
          </table:table-cell>
          <table:table-cell table:formula="of:=[.AA27]*0.46" office:value-type="float" office:value="0" calcext:value-type="float">
            <text:p>0.000</text:p>
          </table:table-cell>
          <table:table-cell table:formula="of:=[.AB27]*0.46" office:value-type="float" office:value="0" calcext:value-type="float">
            <text:p>0.000</text:p>
          </table:table-cell>
          <table:table-cell table:formula="of:=[.AC27]*0.46" office:value-type="float" office:value="0" calcext:value-type="float">
            <text:p>0.000</text:p>
          </table:table-cell>
          <table:table-cell table:number-columns-repeated="28"/>
        </table:table-row>
        <table:table-row table:style-name="ro1">
          <table:table-cell table:style-name="Default" office:value-type="float" office:value="25" calcext:value-type="float">
            <text:p>25</text:p>
          </table:table-cell>
          <table:table-cell table:formula="of:=[.B28]*0.46" office:value-type="float" office:value="1.968616" calcext:value-type="float">
            <text:p>1.969</text:p>
          </table:table-cell>
          <table:table-cell table:formula="of:=[.C28]*0.46" office:value-type="float" office:value="3.9848696" calcext:value-type="float">
            <text:p>3.985</text:p>
          </table:table-cell>
          <table:table-cell table:formula="of:=[.D28]*0.46" office:value-type="float" office:value="2.1821388" calcext:value-type="float">
            <text:p>2.182</text:p>
          </table:table-cell>
          <table:table-cell table:formula="of:=[.E28]*0.46" office:value-type="float" office:value="1.6498084" calcext:value-type="float">
            <text:p>1.650</text:p>
          </table:table-cell>
          <table:table-cell table:formula="of:=[.F28]*0.46" office:value-type="float" office:value="6.83974" calcext:value-type="float">
            <text:p>6.840</text:p>
          </table:table-cell>
          <table:table-cell table:formula="of:=[.G28]*0.46" office:value-type="float" office:value="2.149557" calcext:value-type="float">
            <text:p>2.150</text:p>
          </table:table-cell>
          <table:table-cell table:formula="of:=[.H28]*0.46" office:value-type="float" office:value="2.8883998" calcext:value-type="float">
            <text:p>2.888</text:p>
          </table:table-cell>
          <table:table-cell table:formula="of:=[.I28]*0.46" office:value-type="float" office:value="2.1622484" calcext:value-type="float">
            <text:p>2.162</text:p>
          </table:table-cell>
          <table:table-cell table:formula="of:=[.J28]*0.46" office:value-type="float" office:value="1.5987668" calcext:value-type="float">
            <text:p>1.599</text:p>
          </table:table-cell>
          <table:table-cell table:formula="of:=[.K28]*0.46" office:value-type="float" office:value="1.7803748" calcext:value-type="float">
            <text:p>1.780</text:p>
          </table:table-cell>
          <table:table-cell table:formula="of:=[.L28]*0.46" office:value-type="float" office:value="2.1918356" calcext:value-type="float">
            <text:p>2.192</text:p>
          </table:table-cell>
          <table:table-cell table:formula="of:=[.M28]*0.46" office:value-type="float" office:value="1.396721" calcext:value-type="float">
            <text:p>1.397</text:p>
          </table:table-cell>
          <table:table-cell table:formula="of:=[.N28]*0.46" office:value-type="float" office:value="2.1288754" calcext:value-type="float">
            <text:p>2.129</text:p>
          </table:table-cell>
          <table:table-cell table:formula="of:=[.O28]*0.46" office:value-type="float" office:value="2.9553942" calcext:value-type="float">
            <text:p>2.955</text:p>
          </table:table-cell>
          <table:table-cell table:formula="of:=[.P28]*0.46" office:value-type="float" office:value="1.515309" calcext:value-type="float">
            <text:p>1.515</text:p>
          </table:table-cell>
          <table:table-cell table:formula="of:=[.Q28]*0.46" office:value-type="float" office:value="2.114965" calcext:value-type="float">
            <text:p>2.115</text:p>
          </table:table-cell>
          <table:table-cell table:formula="of:=[.R28]*0.46" office:value-type="float" office:value="1.2935338" calcext:value-type="float">
            <text:p>1.294</text:p>
          </table:table-cell>
          <table:table-cell table:formula="of:=[.S28]*0.46" office:value-type="float" office:value="2.2101896" calcext:value-type="float">
            <text:p>2.210</text:p>
          </table:table-cell>
          <table:table-cell table:formula="of:=[.T28]*0.46" office:value-type="float" office:value="1.2119758" calcext:value-type="float">
            <text:p>1.212</text:p>
          </table:table-cell>
          <table:table-cell table:formula="of:=[.U28]*0.46" office:value-type="float" office:value="2.1142934" calcext:value-type="float">
            <text:p>2.114</text:p>
          </table:table-cell>
          <table:table-cell table:formula="of:=[.V28]*0.46" office:value-type="float" office:value="3.0372098" calcext:value-type="float">
            <text:p>3.037</text:p>
          </table:table-cell>
          <table:table-cell table:formula="of:=[.W28]*0.46" office:value-type="float" office:value="1.2912338" calcext:value-type="float">
            <text:p>1.291</text:p>
          </table:table-cell>
          <table:table-cell table:formula="of:=[.X28]*0.46" office:value-type="float" office:value="2.0995826" calcext:value-type="float">
            <text:p>2.100</text:p>
          </table:table-cell>
          <table:table-cell table:formula="of:=[.Y28]*0.46" office:value-type="float" office:value="1.5739958" calcext:value-type="float">
            <text:p>1.574</text:p>
          </table:table-cell>
          <table:table-cell table:formula="of:=[.Z28]*0.46" office:value-type="float" office:value="0" calcext:value-type="float">
            <text:p>0.000</text:p>
          </table:table-cell>
          <table:table-cell table:formula="of:=[.AA28]*0.46" office:value-type="float" office:value="0" calcext:value-type="float">
            <text:p>0.000</text:p>
          </table:table-cell>
          <table:table-cell table:formula="of:=[.AB28]*0.46" office:value-type="float" office:value="0" calcext:value-type="float">
            <text:p>0.000</text:p>
          </table:table-cell>
          <table:table-cell table:formula="of:=[.AC28]*0.46" office:value-type="float" office:value="0" calcext:value-type="float">
            <text:p>0.000</text:p>
          </table:table-cell>
          <table:table-cell table:number-columns-repeated="28"/>
        </table:table-row>
        <table:table-row table:style-name="ro1">
          <table:table-cell table:style-name="Default" office:value-type="float" office:value="26" calcext:value-type="float">
            <text:p>26</text:p>
          </table:table-cell>
          <table:table-cell table:formula="of:=[.B29]*0.46" office:value-type="float" office:value="0" calcext:value-type="float">
            <text:p>0.000</text:p>
          </table:table-cell>
          <table:table-cell table:formula="of:=[.C29]*0.46" office:value-type="float" office:value="0" calcext:value-type="float">
            <text:p>0.000</text:p>
          </table:table-cell>
          <table:table-cell table:formula="of:=[.D29]*0.46" office:value-type="float" office:value="0" calcext:value-type="float">
            <text:p>0.000</text:p>
          </table:table-cell>
          <table:table-cell table:formula="of:=[.E29]*0.46" office:value-type="float" office:value="0" calcext:value-type="float">
            <text:p>0.000</text:p>
          </table:table-cell>
          <table:table-cell table:formula="of:=[.F29]*0.46" office:value-type="float" office:value="0" calcext:value-type="float">
            <text:p>0.000</text:p>
          </table:table-cell>
          <table:table-cell table:formula="of:=[.G29]*0.46" office:value-type="float" office:value="0" calcext:value-type="float">
            <text:p>0.000</text:p>
          </table:table-cell>
          <table:table-cell table:formula="of:=[.H29]*0.46" office:value-type="float" office:value="0" calcext:value-type="float">
            <text:p>0.000</text:p>
          </table:table-cell>
          <table:table-cell table:formula="of:=[.I29]*0.46" office:value-type="float" office:value="0" calcext:value-type="float">
            <text:p>0.000</text:p>
          </table:table-cell>
          <table:table-cell table:formula="of:=[.J29]*0.46" office:value-type="float" office:value="0" calcext:value-type="float">
            <text:p>0.000</text:p>
          </table:table-cell>
          <table:table-cell table:formula="of:=[.K29]*0.46" office:value-type="float" office:value="0" calcext:value-type="float">
            <text:p>0.000</text:p>
          </table:table-cell>
          <table:table-cell table:formula="of:=[.L29]*0.46" office:value-type="float" office:value="0" calcext:value-type="float">
            <text:p>0.000</text:p>
          </table:table-cell>
          <table:table-cell table:formula="of:=[.M29]*0.46" office:value-type="float" office:value="0" calcext:value-type="float">
            <text:p>0.000</text:p>
          </table:table-cell>
          <table:table-cell table:formula="of:=[.N29]*0.46" office:value-type="float" office:value="0" calcext:value-type="float">
            <text:p>0.000</text:p>
          </table:table-cell>
          <table:table-cell table:formula="of:=[.O29]*0.46" office:value-type="float" office:value="0" calcext:value-type="float">
            <text:p>0.000</text:p>
          </table:table-cell>
          <table:table-cell table:formula="of:=[.P29]*0.46" office:value-type="float" office:value="0" calcext:value-type="float">
            <text:p>0.000</text:p>
          </table:table-cell>
          <table:table-cell table:formula="of:=[.Q29]*0.46" office:value-type="float" office:value="0" calcext:value-type="float">
            <text:p>0.000</text:p>
          </table:table-cell>
          <table:table-cell table:formula="of:=[.R29]*0.46" office:value-type="float" office:value="0" calcext:value-type="float">
            <text:p>0.000</text:p>
          </table:table-cell>
          <table:table-cell table:formula="of:=[.S29]*0.46" office:value-type="float" office:value="0" calcext:value-type="float">
            <text:p>0.000</text:p>
          </table:table-cell>
          <table:table-cell table:formula="of:=[.T29]*0.46" office:value-type="float" office:value="0" calcext:value-type="float">
            <text:p>0.000</text:p>
          </table:table-cell>
          <table:table-cell table:formula="of:=[.U29]*0.46" office:value-type="float" office:value="0" calcext:value-type="float">
            <text:p>0.000</text:p>
          </table:table-cell>
          <table:table-cell table:formula="of:=[.V29]*0.46" office:value-type="float" office:value="0" calcext:value-type="float">
            <text:p>0.000</text:p>
          </table:table-cell>
          <table:table-cell table:formula="of:=[.W29]*0.46" office:value-type="float" office:value="0" calcext:value-type="float">
            <text:p>0.000</text:p>
          </table:table-cell>
          <table:table-cell table:formula="of:=[.X29]*0.46" office:value-type="float" office:value="0" calcext:value-type="float">
            <text:p>0.000</text:p>
          </table:table-cell>
          <table:table-cell table:formula="of:=[.Y29]*0.46" office:value-type="float" office:value="0" calcext:value-type="float">
            <text:p>0.000</text:p>
          </table:table-cell>
          <table:table-cell table:formula="of:=[.Z29]*0.46" office:value-type="float" office:value="0" calcext:value-type="float">
            <text:p>0.000</text:p>
          </table:table-cell>
          <table:table-cell table:formula="of:=[.AA29]*0.46" office:value-type="float" office:value="0" calcext:value-type="float">
            <text:p>0.000</text:p>
          </table:table-cell>
          <table:table-cell table:formula="of:=[.AB29]*0.46" office:value-type="float" office:value="0" calcext:value-type="float">
            <text:p>0.000</text:p>
          </table:table-cell>
          <table:table-cell table:formula="of:=[.AC29]*0.46" office:value-type="float" office:value="0" calcext:value-type="float">
            <text:p>0.000</text:p>
          </table:table-cell>
          <table:table-cell table:number-columns-repeated="28"/>
        </table:table-row>
        <table:table-row table:style-name="ro1">
          <table:table-cell table:style-name="Default" office:value-type="float" office:value="27" calcext:value-type="float">
            <text:p>27</text:p>
          </table:table-cell>
          <table:table-cell table:formula="of:=[.B30]*0.46" office:value-type="float" office:value="0" calcext:value-type="float">
            <text:p>0.000</text:p>
          </table:table-cell>
          <table:table-cell table:formula="of:=[.C30]*0.46" office:value-type="float" office:value="0" calcext:value-type="float">
            <text:p>0.000</text:p>
          </table:table-cell>
          <table:table-cell table:formula="of:=[.D30]*0.46" office:value-type="float" office:value="0" calcext:value-type="float">
            <text:p>0.000</text:p>
          </table:table-cell>
          <table:table-cell table:formula="of:=[.E30]*0.46" office:value-type="float" office:value="0" calcext:value-type="float">
            <text:p>0.000</text:p>
          </table:table-cell>
          <table:table-cell table:formula="of:=[.F30]*0.46" office:value-type="float" office:value="0" calcext:value-type="float">
            <text:p>0.000</text:p>
          </table:table-cell>
          <table:table-cell table:formula="of:=[.G30]*0.46" office:value-type="float" office:value="0" calcext:value-type="float">
            <text:p>0.000</text:p>
          </table:table-cell>
          <table:table-cell table:formula="of:=[.H30]*0.46" office:value-type="float" office:value="0" calcext:value-type="float">
            <text:p>0.000</text:p>
          </table:table-cell>
          <table:table-cell table:formula="of:=[.I30]*0.46" office:value-type="float" office:value="0" calcext:value-type="float">
            <text:p>0.000</text:p>
          </table:table-cell>
          <table:table-cell table:formula="of:=[.J30]*0.46" office:value-type="float" office:value="0" calcext:value-type="float">
            <text:p>0.000</text:p>
          </table:table-cell>
          <table:table-cell table:formula="of:=[.K30]*0.46" office:value-type="float" office:value="0" calcext:value-type="float">
            <text:p>0.000</text:p>
          </table:table-cell>
          <table:table-cell table:formula="of:=[.L30]*0.46" office:value-type="float" office:value="0" calcext:value-type="float">
            <text:p>0.000</text:p>
          </table:table-cell>
          <table:table-cell table:formula="of:=[.M30]*0.46" office:value-type="float" office:value="0" calcext:value-type="float">
            <text:p>0.000</text:p>
          </table:table-cell>
          <table:table-cell table:formula="of:=[.N30]*0.46" office:value-type="float" office:value="0" calcext:value-type="float">
            <text:p>0.000</text:p>
          </table:table-cell>
          <table:table-cell table:formula="of:=[.O30]*0.46" office:value-type="float" office:value="0" calcext:value-type="float">
            <text:p>0.000</text:p>
          </table:table-cell>
          <table:table-cell table:formula="of:=[.P30]*0.46" office:value-type="float" office:value="0" calcext:value-type="float">
            <text:p>0.000</text:p>
          </table:table-cell>
          <table:table-cell table:formula="of:=[.Q30]*0.46" office:value-type="float" office:value="0" calcext:value-type="float">
            <text:p>0.000</text:p>
          </table:table-cell>
          <table:table-cell table:formula="of:=[.R30]*0.46" office:value-type="float" office:value="0" calcext:value-type="float">
            <text:p>0.000</text:p>
          </table:table-cell>
          <table:table-cell table:formula="of:=[.S30]*0.46" office:value-type="float" office:value="0" calcext:value-type="float">
            <text:p>0.000</text:p>
          </table:table-cell>
          <table:table-cell table:formula="of:=[.T30]*0.46" office:value-type="float" office:value="0" calcext:value-type="float">
            <text:p>0.000</text:p>
          </table:table-cell>
          <table:table-cell table:formula="of:=[.U30]*0.46" office:value-type="float" office:value="0" calcext:value-type="float">
            <text:p>0.000</text:p>
          </table:table-cell>
          <table:table-cell table:formula="of:=[.V30]*0.46" office:value-type="float" office:value="0" calcext:value-type="float">
            <text:p>0.000</text:p>
          </table:table-cell>
          <table:table-cell table:formula="of:=[.W30]*0.46" office:value-type="float" office:value="0" calcext:value-type="float">
            <text:p>0.000</text:p>
          </table:table-cell>
          <table:table-cell table:formula="of:=[.X30]*0.46" office:value-type="float" office:value="0" calcext:value-type="float">
            <text:p>0.000</text:p>
          </table:table-cell>
          <table:table-cell table:formula="of:=[.Y30]*0.46" office:value-type="float" office:value="0" calcext:value-type="float">
            <text:p>0.000</text:p>
          </table:table-cell>
          <table:table-cell table:formula="of:=[.Z30]*0.46" office:value-type="float" office:value="0" calcext:value-type="float">
            <text:p>0.000</text:p>
          </table:table-cell>
          <table:table-cell table:formula="of:=[.AA30]*0.46" office:value-type="float" office:value="0" calcext:value-type="float">
            <text:p>0.000</text:p>
          </table:table-cell>
          <table:table-cell table:formula="of:=[.AB30]*0.46" office:value-type="float" office:value="0" calcext:value-type="float">
            <text:p>0.000</text:p>
          </table:table-cell>
          <table:table-cell table:formula="of:=[.AC30]*0.46" office:value-type="float" office:value="0" calcext:value-type="float">
            <text:p>0.000</text:p>
          </table:table-cell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12" loext:min-decimal-places="12" number:min-integer-digits="1"/>
    </number:number-style>
    <number:number-style style:name="N126">
      <number:number number:decimal-places="11" loext:min-decimal-places="11" number:min-integer-digits="1"/>
    </number:number-style>
    <number:number-style style:name="N127">
      <number:number number:decimal-places="10" loext:min-decimal-places="10" number:min-integer-digits="1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8" loext:min-decimal-places="8" number:min-integer-digits="1"/>
    </number:number-style>
    <number:number-style style:name="N130">
      <number:number number:decimal-places="7" loext:min-decimal-places="7" number:min-integer-digits="1"/>
    </number:number-style>
    <number:number-style style:name="N131">
      <number:number number:decimal-places="6" loext:min-decimal-places="6" number:min-integer-digits="1"/>
    </number:number-style>
    <number:number-style style:name="N132">
      <number:number number:decimal-places="1" loext:min-decimal-places="1" number:min-integer-digits="1" number:grouping="true"/>
    </number:number-style>
    <number:number-style style:name="N133">
      <number:number number:decimal-places="3" loext:min-decimal-places="3" number:min-integer-digits="1" number:grouping="true"/>
    </number:number-style>
    <number:number-style style:name="N134">
      <number:number number:decimal-places="4" loext:min-decimal-places="4" number:min-integer-digits="1" number:grouping="true"/>
    </number:number-style>
    <number:number-style style:name="N135">
      <number:number number:decimal-places="5" loext:min-decimal-places="5" number:min-integer-digits="1" number:grouping="true"/>
    </number:number-style>
    <number:number-style style:name="N136">
      <number:number number:decimal-places="6" loext:min-decimal-places="6" number:min-integer-digits="1" number:grouping="true"/>
    </number:number-style>
    <number:number-style style:name="N137">
      <number:number number:decimal-places="7" loext:min-decimal-places="7" number:min-integer-digits="1" number:grouping="true"/>
    </number:number-style>
    <number:number-style style:name="N138">
      <number:number number:decimal-places="8" loext:min-decimal-places="8" number:min-integer-digits="1" number:grouping="true"/>
    </number:number-style>
    <number:number-style style:name="N139">
      <number:number number:decimal-places="9" loext:min-decimal-places="9" number:min-integer-digits="1" number:grouping="true"/>
    </number:number-style>
    <number:number-style style:name="N140">
      <number:number number:decimal-places="14" loext:min-decimal-places="14" number:min-integer-digits="1"/>
    </number:number-style>
    <number:number-style style:name="N141">
      <number:number number:decimal-places="15" loext:min-decimal-places="15" number:min-integer-digits="1"/>
    </number:number-style>
    <number:number-style style:name="N142">
      <number:number number:decimal-places="16" loext:min-decimal-places="16" number:min-integer-digits="1"/>
    </number:number-style>
    <number:number-style style:name="N143">
      <number:number number:decimal-places="17" loext:min-decimal-places="17" number:min-integer-digits="1"/>
    </number:number-style>
    <number:number-style style:name="N144">
      <number:number number:decimal-places="18" loext:min-decimal-places="18" number:min-integer-digits="1"/>
    </number:number-style>
    <number:number-style style:name="N145">
      <number:number number:decimal-places="13" loext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9">00/00/0000</text:date>, <text:time style:data-style-name="N2" text:time-value="11:21:08.3246511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3T16:56:46.557206862</meta:creation-date>
    <dc:date>2022-09-09T15:56:40.607949998</dc:date>
    <meta:editing-duration>P9DT12H33M20S</meta:editing-duration>
    <meta:editing-cycles>32</meta:editing-cycles>
    <meta:generator>LibreOffice/6.4.7.2$Linux_X86_64 LibreOffice_project/40$Build-2</meta:generator>
    <meta:document-statistic meta:table-count="3" meta:cell-count="22831" meta:object-count="0"/>
  </office:meta>
</office:document-meta>
</file>